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vertical-align="middle" draw:auto-grow-height="false" fo:min-height="0.796cm" fo:min-width="0.629cm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fo:min-height="1.436cm"/>
    </style:style>
    <style:style style:name="pr5" style:family="presentation" style:parent-style-name="Default-subtitle">
      <style:graphic-properties draw:fill-color="#ffffff" draw:textarea-vertical-align="top" fo:min-height="13.2cm"/>
    </style:style>
    <style:style style:name="pr6" style:family="presentation" style:parent-style-name="Default-title">
      <style:graphic-properties draw:textarea-vertical-align="top" fo:min-height="14.773cm"/>
    </style:style>
    <style:style style:name="pr7" style:family="presentation" style:parent-style-name="Default-title">
      <style:graphic-properties fo:min-height="1.836cm"/>
    </style:style>
    <style:style style:name="pr8" style:family="presentation" style:parent-style-name="Default-subtitle">
      <style:graphic-properties draw:fill-color="#ffffff" draw:textarea-vertical-align="top" fo:min-height="13cm"/>
    </style:style>
    <style:style style:name="pr9" style:family="presentation" style:parent-style-name="Default-subtitle">
      <style:graphic-properties draw:fill-color="#ffffff" draw:textarea-vertical-align="top" fo:min-height="14.2cm"/>
    </style:style>
    <style:style style:name="pr10" style:family="presentation" style:parent-style-name="Default-title">
      <style:graphic-properties draw:textarea-vertical-align="top" fo:min-height="14.372cm"/>
    </style:style>
    <style:style style:name="pr11" style:family="presentation" style:parent-style-name="Default-title">
      <style:graphic-properties draw:textarea-vertical-align="top" fo:min-height="14.772cm"/>
    </style:style>
    <style:style style:name="pr12" style:family="presentation" style:parent-style-name="Default-title">
      <style:graphic-properties draw:textarea-vertical-align="top" fo:min-height="14.572cm"/>
    </style:style>
    <style:style style:name="pr13" style:family="presentation" style:parent-style-name="Default-title">
      <style:graphic-properties fo:min-height="2.629cm"/>
    </style:style>
    <style:style style:name="pr14" style:family="presentation" style:parent-style-name="Default-title">
      <style:graphic-properties fo:min-height="9.999cm"/>
    </style:style>
    <style:style style:name="pr15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3.077cm" style:use-optimal-column-width="false"/>
    </style:style>
    <style:style style:name="co2" style:family="table-column">
      <style:table-column-properties style:column-width="7.437cm" style:use-optimal-column-width="false"/>
    </style:style>
    <style:style style:name="co3" style:family="table-column">
      <style:table-column-properties style:column-width="8.72cm" style:use-optimal-column-width="false"/>
    </style:style>
    <style:style style:name="co4" style:family="table-column">
      <style:table-column-properties style:column-width="7.475cm" style:use-optimal-column-width="false"/>
    </style:style>
    <style:style style:name="co5" style:family="table-column">
      <style:table-column-properties style:column-width="8.682cm" style:use-optimal-column-width="false"/>
    </style:style>
    <style:style style:name="co6" style:family="table-column">
      <style:table-column-properties style:column-width="2.085cm" style:use-optimal-column-width="false"/>
    </style:style>
    <style:style style:name="co7" style:family="table-column">
      <style:table-column-properties style:column-width="11.755cm" style:use-optimal-column-width="false"/>
    </style:style>
    <style:style style:name="co8" style:family="table-column">
      <style:table-column-properties style:column-width="7.484cm" style:use-optimal-column-width="false"/>
    </style:style>
    <style:style style:name="co9" style:family="table-column">
      <style:table-column-properties style:column-width="7.172cm" style:use-optimal-column-width="false"/>
    </style:style>
    <style:style style:name="co10" style:family="table-column">
      <style:table-column-properties style:column-width="10.319cm" style:use-optimal-column-width="false"/>
    </style:style>
    <style:style style:name="ro1" style:family="table-row">
      <style:table-row-properties style:row-height="2.04cm"/>
    </style:style>
    <style:style style:name="ro2" style:family="table-row">
      <style:table-row-properties style:row-height="1.86cm"/>
    </style:style>
    <style:style style:name="ce1" style:family="table-cell">
      <loext:graphic-properties draw:fill="solid" draw:fill-color="#ffffff" draw:textarea-vertical-align="middle"/>
      <style:paragraph-properties fo:text-align="center" fo:border="1.42pt inset #ffffff"/>
      <style:text-properties style:font-name="Liberation Serif1" fo:font-size="28pt" style:font-size-asian="28pt" style:font-size-complex="28pt"/>
    </style:style>
    <style:style style:name="ce2" style:family="table-cell">
      <loext:graphic-properties draw:fill="solid" draw:fill-color="#ffffff"/>
      <style:paragraph-properties fo:border="1.42pt inset #ffffff"/>
    </style:style>
    <style:style style:name="ce3" style:family="table-cell">
      <loext:graphic-properties draw:fill="solid" draw:fill-color="#ffffff" draw:textarea-vertical-align="middle"/>
      <style:paragraph-properties fo:text-align="center" fo:border="1.42pt inset #ffffff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style:paragraph-properties fo:text-align="start"/>
      <style:text-properties style:font-name="Liberation Serif1" fo:font-size="32pt" style:font-size-asian="32pt" style:font-size-complex="32pt"/>
    </style:style>
    <style:style style:name="P11" style:family="paragraph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/>
      <style:text-properties fo:font-size="36pt" style:font-size-asian="36pt" style:font-size-complex="36pt"/>
    </style:style>
    <style:style style:name="P14" style:family="paragraph">
      <style:paragraph-properties fo:text-align="start"/>
      <style:text-properties style:font-name="Liberation Serif1" fo:font-size="20pt" style:font-size-asian="20pt" style:font-size-complex="20pt"/>
    </style:style>
    <style:style style:name="P15" style:family="paragraph">
      <style:paragraph-properties fo:text-align="start"/>
      <style:text-properties fo:font-size="20pt" style:font-size-asian="20pt" style:font-size-complex="20pt"/>
    </style:style>
    <style:style style:name="P16" style:family="paragraph">
      <style:paragraph-properties fo:text-align="start"/>
      <style:text-properties fo:font-size="20pt" fo:font-style="italic" style:font-size-asian="20pt" style:font-size-complex="20pt"/>
    </style:style>
    <style:style style:name="P17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1" fo:font-size="12pt" style:font-size-asian="12pt" style:font-size-complex="12pt"/>
    </style:style>
    <style:style style:name="T8" style:family="text">
      <style:text-properties style:font-name="Liberation Serif1" fo:font-size="32pt" style:font-size-asian="32pt" style:font-size-complex="32pt"/>
    </style:style>
    <style:style style:name="T9" style:family="text">
      <style:text-properties style:font-name="Liberation Serif1" fo:font-size="14pt" style:font-size-asian="14pt" style:font-size-complex="14pt"/>
    </style:style>
    <style:style style:name="T10" style:family="text">
      <style:text-properties style:font-name="Liberation Serif1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italic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Liberation Serif1" fo:font-size="36pt"/>
    </style:style>
    <style:style style:name="T27" style:family="text">
      <style:text-properties fo:color="#cf3834" style:font-name="Liberation Serif1" fo:font-size="36pt"/>
    </style:style>
    <style:style style:name="T28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735cm" svg:x="1.8cm" svg:y="4.747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2" text:id="id2"><text:span text:style-name="T1">INDEFINITE INTEGRATION</text:span><text:span text:style-name="T1"><text:line-break/></text:span><text:span text:style-name="T1">Part – 2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0">
        <office:forms form:automatic-focus="false" form:apply-design-mode="false"/>
        <draw:frame presentation:style-name="pr4" draw:text-style-name="P5" draw:layer="layout" svg:width="25.199cm" svg:height="1.436cm" svg:x="1.438cm" svg:y="0.364cm" presentation:class="title" presentation:user-transformed="true">
          <draw:text-box>
            <text:p xml:id="id3" text:id="id3" text:style-name="P4"><text:span text:style-name="T2">Algebra of Integration</text:span></text:p>
          </draw:text-box>
        </draw:frame>
        <draw:frame presentation:style-name="pr5" draw:text-style-name="P7" draw:layer="layout" svg:width="26.2cm" svg:height="13.2cm" svg:x="1cm" svg:y="2.2cm" presentation:class="subtitle" presentation:user-transformed="true">
          <draw:text-box>
            <text:p text:style-name="P6"><text:span text:style-name="T3"/></text:p>
            <text:p text:style-name="P6"><text:span text:style-name="T4"><text:s/></text:span></text:p>
            <text:p text:style-name="P6"><text:span text:style-name="T4"/></text:p>
            <text:p text:style-name="P6"><text:span text:style-name="T4"/></text:p>
            <text:p text:style-name="P6"><text:span text:style-name="T5"><text:s text:c="23"/></text:span></text:p>
            <text:p xml:id="id9" text:id="id9" text:style-name="P4"><text:span text:style-name="T6">Theorem</text:span><text:span text:style-name="T4"><text:tab/></text:span></text:p>
          </draw:text-box>
        </draw:frame>
        <draw:g xml:id="id4" draw:id="id4">
          <svg:title>TexMaths</svg:title>
          <svg:desc>28§display§\text {If } f \text{ and } g \text { are real valued integrable functions of } x, \text { then }§svg§600§FALSE§</svg:desc>
          <draw:polygon draw:style-name="gr2" draw:text-style-name="P8" draw:layer="layout" svg:width="24.347cm" svg:height="0.8cm" svg:x="2.525cm" svg:y="3.14cm" svg:viewBox="0 0 24348 801" draw:points="12174,801 0,801 0,0 24348,0 24348,801">
            <text:p/>
          </draw:polygon>
          <draw:path draw:style-name="gr3" draw:text-style-name="P9" draw:layer="layout" svg:width="0.301cm" svg:height="0.674cm" svg:x="2.503cm" svg:y="3.113cm" svg:viewBox="0 0 302 675" svg:d="M195 76c0-33 4-45 81-45h26v-31c-33 2-112 2-150 2-40 0-118 0-152-2v31h27c76 0 81 12 81 45v523c0 36-5 45-81 45h-27v31c34-2 112-2 150-2 40 0 119 0 152 2v-31h-26c-77 0-81-9-81-45z">
            <text:p/>
          </draw:path>
          <draw:path draw:style-name="gr3" draw:text-style-name="P9" draw:layer="layout" svg:width="0.319cm" svg:height="0.697cm" svg:x="2.864cm" svg:y="3.091cm" svg:viewBox="0 0 320 698" svg:d="M141 271v-114c0-87 47-135 92-135 2 0 16 0 31 7-11 5-29 16-29 41 0 22 16 42 43 42 29 0 42-20 42-42 0-36-36-70-87-70-69 0-155 52-155 157v114h-78v30h78v321c0 44-11 44-78 44v32c40-2 85-5 114-5 41 0 85 0 126 5v-32h-20c-74 0-77-11-77-47v-318h115v-30z">
            <text:p/>
          </draw:path>
          <draw:path draw:style-name="gr3" draw:text-style-name="P9" draw:layer="layout" svg:width="0.492cm" svg:height="0.899cm" svg:x="3.513cm" svg:y="3.091cm" svg:viewBox="0 0 493 900" svg:d="M311 301h85c18 0 30 0 30-18 0-12-12-12-27-12h-83l20-114c4-20 18-90 25-101 9-20 27-34 47-34 4 0 29 0 47 18-43 3-52 39-52 52 0 25 18 36 36 36 25 0 54-23 54-61 0-45-45-67-85-67-34 0-97 18-126 117-6 20-9 29-33 154h-68c-20 0-29 0-29 18 0 12 7 12 27 12h65l-74 390c-18 97-36 186-85 186-4 0-29 0-49-18 47-2 56-38 56-53 0-23-18-34-38-34-25 0-54 22-54 58 0 45 43 70 85 70 54 0 92-59 110-97 33-63 56-181 56-188z">
            <text:p/>
          </draw:path>
          <draw:path draw:style-name="gr3" draw:text-style-name="P9" draw:layer="layout" svg:width="0.445cm" svg:height="0.454cm" svg:x="4.418cm" svg:y="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496cm" svg:height="0.437cm" svg:x="4.9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87cm" svg:height="0.697cm" svg:x="5.449cm" svg:y="3.102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9" draw:layer="layout" svg:width="0.454cm" svg:height="0.638cm" svg:x="6.304cm" svg:y="3.351cm" svg:viewBox="0 0 455 639" svg:d="M450 65c2-7 5-11 5-18 0-18-14-27-29-27-12 0-38 7-41 43-18-38-53-63-92-63-114 0-235 139-235 280 0 99 61 158 130 158 58 0 105-48 117-59v2c-21 88-34 128-34 131-2 9-36 107-141 107-20 0-52-2-78-11 29-9 40-34 40-52 0-15-11-33-38-33-23 0-54 18-54 56 0 40 36 60 132 60 123 0 195-76 208-136zM323 310c-7 27-30 51-52 69-20 18-51 36-78 36-50 0-65-52-65-90 0-49 29-166 56-215s69-88 109-88c65 0 79 79 79 86 0 4 0 9-2 13z">
            <text:p/>
          </draw:path>
          <draw:path draw:style-name="gr3" draw:text-style-name="P9" draw:layer="layout" svg:width="0.445cm" svg:height="0.454cm" svg:x="7.164cm" svg:y="3.345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333cm" svg:height="0.437cm" svg:x="7.641cm" svg:y="3.3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9" draw:layer="layout" svg:width="0.382cm" svg:height="0.454cm" svg:x="8.027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333cm" svg:height="0.437cm" svg:x="8.793cm" svg:y="3.3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9" draw:layer="layout" svg:width="0.382cm" svg:height="0.454cm" svg:x="9.178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45cm" svg:height="0.454cm" svg:x="9.628cm" svg:y="3.345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221cm" svg:height="0.686cm" svg:x="10.112cm" svg:y="3.10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483cm" svg:height="0.437cm" svg:x="10.699cm" svg:y="3.36cm" svg:viewBox="0 0 484 438" svg:d="M392 96c9-22 27-65 92-65v-31c-23 2-52 2-74 2-25 0-70-2-87-2v31c38 0 49 23 49 43 0 9-2 11-7 22l-101 254-112-276c-4-13-4-16-4-18 0-25 38-25 56-25v-31c-29 0-85 2-108 2-27 0-67 0-96-2v31c63 0 67 5 78 36l144 353c4 13 6 18 20 18 13 0 18-9 20-18z">
            <text:p/>
          </draw:path>
          <draw:path draw:style-name="gr3" draw:text-style-name="P9" draw:layer="layout" svg:width="0.445cm" svg:height="0.454cm" svg:x="11.187cm" svg:y="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221cm" svg:height="0.686cm" svg:x="11.671cm" svg:y="3.10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496cm" svg:height="0.448cm" svg:x="11.942cm" svg:y="3.351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9" draw:layer="layout" svg:width="0.382cm" svg:height="0.454cm" svg:x="12.486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87cm" svg:height="0.697cm" svg:x="12.928cm" svg:y="3.102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9" draw:layer="layout" svg:width="0.212cm" svg:height="0.661cm" svg:x="13.803cm" svg:y="3.1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96cm" svg:height="0.437cm" svg:x="14.074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308cm" svg:height="0.618cm" svg:x="14.581cm" svg:y="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382cm" svg:height="0.454cm" svg:x="14.973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51cm" svg:height="0.652cm" svg:x="15.409cm" svg:y="3.3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9" draw:layer="layout" svg:width="0.333cm" svg:height="0.437cm" svg:x="15.902cm" svg:y="3.3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9" draw:layer="layout" svg:width="0.445cm" svg:height="0.454cm" svg:x="16.301cm" svg:y="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487cm" svg:height="0.697cm" svg:x="16.78cm" svg:y="3.102cm" svg:viewBox="0 0 488 698" svg:d="M143 314v-314l-143 11v32c69 0 76 6 76 53v591h25c2-3 9-16 36-61 15 22 56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9" draw:layer="layout" svg:width="0.221cm" svg:height="0.686cm" svg:x="17.331cm" svg:y="3.10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382cm" svg:height="0.454cm" svg:x="17.6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319cm" svg:height="0.697cm" svg:x="18.371cm" svg:y="3.091cm" svg:viewBox="0 0 320 698" svg:d="M141 271v-114c0-87 47-135 92-135 2 0 18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9" draw:layer="layout" svg:width="0.496cm" svg:height="0.448cm" svg:x="18.671cm" svg:y="3.351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9" draw:layer="layout" svg:width="0.496cm" svg:height="0.437cm" svg:x="19.217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375cm" svg:height="0.454cm" svg:x="19.766cm" svg:y="3.345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9" draw:layer="layout" svg:width="0.308cm" svg:height="0.618cm" svg:x="20.187cm" svg:y="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212cm" svg:height="0.661cm" svg:x="20.584cm" svg:y="3.1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38cm" svg:height="0.454cm" svg:x="20.853cm" svg:y="3.345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9" draw:layer="layout" svg:width="0.496cm" svg:height="0.437cm" svg:x="21.348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324cm" svg:height="0.454cm" svg:x="21.896cm" svg:y="3.34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38cm" svg:height="0.454cm" svg:x="22.609cm" svg:y="3.345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9" draw:layer="layout" svg:width="0.319cm" svg:height="0.697cm" svg:x="23.104cm" svg:y="3.091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9" draw:layer="layout" svg:width="0.492cm" svg:height="0.448cm" svg:x="23.729cm" svg:y="3.351cm" svg:viewBox="0 0 493 449" svg:d="M302 139c5-27 27-117 97-117 6 0 29 0 49 12-27 6-47 31-47 54 0 15 11 35 38 35 22 0 54-18 54-58 0-52-58-65-92-65-58 0-92 52-105 76-25-67-76-76-106-76-103 0-159 128-159 153 0 9 9 9 12 9 9 0 11 0 13-9 34-106 99-131 132-131 18 0 54 9 54 66 0 31-18 98-54 235-16 63-51 103-94 103-7 0-29 0-49-11 24-7 47-27 47-54s-23-36-38-36c-29 0-54 27-54 59 0 45 49 65 92 65 67 0 103-70 105-77 11 39 47 77 105 77 103 0 159-128 159-153 0-9-9-9-11-9-9 0-11 2-13 9-32 108-101 130-132 130-38 0-54-31-54-65 0-22 7-42 18-87z">
            <text:p/>
          </draw:path>
          <draw:path draw:style-name="gr3" draw:text-style-name="P9" draw:layer="layout" svg:width="0.115cm" svg:height="0.295cm" svg:x="24.347cm" svg:y="3.681cm" svg:viewBox="0 0 116 296" svg:d="M116 103c0-65-24-103-62-103-34 0-54 25-54 52s20 53 54 53c11 0 24-4 33-13 5-2 5-2 7-2 0 0 2 0 2 13 0 74-36 135-69 166-11 11-11 14-11 16 0 9 4 11 11 11 11 0 89-76 89-193z">
            <text:p/>
          </draw:path>
          <draw:path draw:style-name="gr3" draw:text-style-name="P9" draw:layer="layout" svg:width="0.308cm" svg:height="0.618cm" svg:x="25.048cm" svg:y="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496cm" svg:height="0.686cm" svg:x="25.442cm" svg:y="3.1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9" draw:layer="layout" svg:width="0.382cm" svg:height="0.454cm" svg:x="25.986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96cm" svg:height="0.437cm" svg:x="26.428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</draw:g>
        <draw:g xml:id="id6" draw:id="id6">
          <svg:title>TexMaths</svg:title>
          <svg:desc>28§display§\smallint [\ f(x) \pm g(x)\ ] dx = \smallint f(x) dx \pm \smallint g(x) dx§svg§600§FALSE§</svg:desc>
          <draw:polygon draw:style-name="gr2" draw:text-style-name="P8" draw:layer="layout" svg:width="17.386cm" svg:height="0.886cm" svg:x="4.003cm" svg:y="5.24cm" svg:viewBox="0 0 17387 887" draw:points="8693,887 0,887 0,0 17387,0 17387,887">
            <text:p/>
          </draw:polygon>
          <draw:path draw:style-name="gr3" draw:text-style-name="P9" draw:layer="layout" svg:width="0.411cm" svg:height="0.918cm" svg:x="4.007cm" svg:y="5.225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7-141 47-267 63-442 4-53 11-109 18-157 8-73 24-112 60-112 18 0 31 9 38 18z">
            <text:p/>
          </draw:path>
          <draw:polygon draw:style-name="gr3" draw:text-style-name="P9" draw:layer="layout" svg:width="0.136cm" svg:height="0.985cm" svg:x="4.59cm" svg:y="5.191cm" svg:viewBox="0 0 137 986" draw:points="137,986 137,948 40,948 40,40 137,40 137,0 0,0 0,986">
            <text:p/>
          </draw:polygon>
          <draw:path draw:style-name="gr3" draw:text-style-name="P9" draw:layer="layout" svg:width="0.492cm" svg:height="0.898cm" svg:x="5.127cm" svg:y="5.236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9" draw:layer="layout" svg:width="0.23cm" svg:height="0.985cm" svg:x="5.759cm" svg:y="5.1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6.073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23cm" svg:height="0.985cm" svg:x="6.664cm" svg:y="5.1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58cm" svg:height="0.658cm" svg:x="7.262cm" svg:y="5.274cm" svg:viewBox="0 0 659 659" svg:d="M349 350h276c16 0 34 0 34-21 0-20-18-20-34-20h-276v-273c0-16 0-36-20-36s-20 18-20 34v275h-275c-16 0-34 0-34 20 0 21 18 21 34 21h275v268h-275c-16 0-34 0-34 21 0 20 18 20 34 20h591c16 0 34 0 34-20 0-21-18-21-34-21h-276z">
            <text:p/>
          </draw:path>
          <draw:path draw:style-name="gr3" draw:text-style-name="P9" draw:layer="layout" svg:width="0.454cm" svg:height="0.638cm" svg:x="8.207cm" svg:y="5.494cm" svg:viewBox="0 0 455 639" svg:d="M450 65c2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9" draw:layer="layout" svg:width="0.23cm" svg:height="0.985cm" svg:x="8.794cm" svg:y="5.1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9.108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9" draw:layer="layout" svg:width="0.23cm" svg:height="0.985cm" svg:x="9.699cm" svg:y="5.1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9" draw:layer="layout" svg:width="0.136cm" svg:height="0.985cm" svg:x="10.376cm" svg:y="5.191cm" svg:viewBox="0 0 137 986" draw:points="137,0 0,0 0,40 96,40 96,948 0,948 0,986 137,986">
            <text:p/>
          </draw:polygon>
          <draw:path draw:style-name="gr3" draw:text-style-name="P9" draw:layer="layout" svg:width="0.469cm" svg:height="0.696cm" svg:x="10.667cm" svg:y="5.247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9" draw:layer="layout" svg:width="0.492cm" svg:height="0.447cm" svg:x="11.166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9" draw:layer="layout" svg:width="0.655cm" svg:height="0.232cm" svg:x="12.029cm" svg:y="5.56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1cm" svg:height="0.918cm" svg:x="13.068cm" svg:y="5.225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5-141 47-267 63-442 4-53 11-109 18-157 8-73 24-112 60-112 18 0 31 9 38 18z">
            <text:p/>
          </draw:path>
          <draw:path draw:style-name="gr3" draw:text-style-name="P9" draw:layer="layout" svg:width="0.492cm" svg:height="0.898cm" svg:x="13.749cm" svg:y="5.236cm" svg:viewBox="0 0 493 899" svg:d="M311 300h85c18 0 30 0 30-18 0-11-12-11-27-11h-83l22-114c2-20 16-90 23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9" draw:layer="layout" svg:width="0.23cm" svg:height="0.985cm" svg:x="14.383cm" svg:y="5.1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14.697cm" svg:y="5.49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9" draw:layer="layout" svg:width="0.23cm" svg:height="0.985cm" svg:x="15.286cm" svg:y="5.1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469cm" svg:height="0.696cm" svg:x="15.651cm" svg:y="5.247cm" svg:viewBox="0 0 470 697" svg:d="M470 11c0-2 0-11-13-11s-108 9-125 11c-7 0-14 5-14 18 0 14 9 14 25 14 47 0 49 6 49 15l-2 20-61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9" draw:layer="layout" svg:width="0.492cm" svg:height="0.447cm" svg:x="16.153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9" draw:layer="layout" svg:width="0.658cm" svg:height="0.658cm" svg:x="16.959cm" svg:y="5.274cm" svg:viewBox="0 0 659 659" svg:d="M349 350h276c16 0 34 0 34-21 0-20-18-20-34-20h-276v-273c0-16 0-36-20-36s-20 18-20 34v275h-275c-16 0-34 0-34 20 0 21 18 21 34 21h275v268h-275c-16 0-34 0-34 21 0 20 18 20 34 20h591c16 0 34 0 34-20 0-21-18-21-34-21h-276z">
            <text:p/>
          </draw:path>
          <draw:path draw:style-name="gr3" draw:text-style-name="P9" draw:layer="layout" svg:width="0.411cm" svg:height="0.918cm" svg:x="17.945cm" svg:y="5.225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5-141 47-267 63-442 4-53 11-109 18-157 8-73 24-112 60-112 18 0 31 9 38 18z">
            <text:p/>
          </draw:path>
          <draw:path draw:style-name="gr3" draw:text-style-name="P9" draw:layer="layout" svg:width="0.454cm" svg:height="0.638cm" svg:x="18.588cm" svg:y="5.494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9" draw:layer="layout" svg:width="0.23cm" svg:height="0.985cm" svg:x="19.174cm" svg:y="5.1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19.488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23cm" svg:height="0.985cm" svg:x="20.079cm" svg:y="5.1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469cm" svg:height="0.696cm" svg:x="20.444cm" svg:y="5.247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9" draw:layer="layout" svg:width="0.492cm" svg:height="0.447cm" svg:x="20.946cm" svg:y="5.49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</draw:g>
        <draw:g xml:id="id5" draw:id="id5">
          <svg:title>TexMaths</svg:title>
          <svg:desc>28§display§(1)§svg§600§FALSE§</svg:desc>
          <draw:polygon draw:style-name="gr2" draw:text-style-name="P8" draw:layer="layout" svg:width="1.061cm" svg:height="0.886cm" svg:x="2.304cm" svg:y="5.239cm" svg:viewBox="0 0 1062 887" draw:points="531,887 0,887 0,0 1062,0 1062,887">
            <text:p/>
          </draw:polygon>
          <draw:path draw:style-name="gr3" draw:text-style-name="P9" draw:layer="layout" svg:width="0.23cm" svg:height="0.985cm" svg:x="2.351cm" svg:y="5.19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326cm" svg:height="0.658cm" svg:x="2.725cm" svg:y="5.273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9" draw:layer="layout" svg:width="0.23cm" svg:height="0.985cm" svg:x="3.187cm" svg:y="5.1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8" draw:id="id8">
          <svg:title>TexMaths</svg:title>
          <svg:desc>28§display§\smallint [\ k_1f(x) \pm k_2g(x)\ ] dx = k_1 \smallint f(x) dx \pm k_2 \smallint g(x) dx§svg§600§FALSE§</svg:desc>
          <draw:polygon draw:style-name="gr2" draw:text-style-name="P8" draw:layer="layout" svg:width="21.527cm" svg:height="0.886cm" svg:x="4.003cm" svg:y="7.242cm" svg:viewBox="0 0 21528 887" draw:points="10765,887 0,887 0,0 21528,0 21528,887">
            <text:p/>
          </draw:polygon>
          <draw:path draw:style-name="gr3" draw:text-style-name="P9" draw:layer="layout" svg:width="0.411cm" svg:height="0.918cm" svg:x="4.007cm" svg:y="7.227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7-141 47-267 63-442 4-53 11-109 18-157 8-73 24-112 60-112 18 0 31 9 38 18z">
            <text:p/>
          </draw:path>
          <draw:polygon draw:style-name="gr3" draw:text-style-name="P9" draw:layer="layout" svg:width="0.136cm" svg:height="0.985cm" svg:x="4.59cm" svg:y="7.193cm" svg:viewBox="0 0 137 986" draw:points="137,986 137,948 40,948 40,40 137,40 137,0 0,0 0,986">
            <text:p/>
          </draw:polygon>
          <draw:path draw:style-name="gr3" draw:text-style-name="P9" draw:layer="layout" svg:width="0.447cm" svg:height="0.696cm" svg:x="5.13cm" svg:y="7.24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3" draw:text-style-name="P9" draw:layer="layout" svg:width="0.252cm" svg:height="0.458cm" svg:x="5.663cm" svg:y="7.621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492cm" svg:height="0.898cm" svg:x="6.079cm" svg:y="7.238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9" draw:layer="layout" svg:width="0.23cm" svg:height="0.985cm" svg:x="6.713cm" svg:y="7.19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7.027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23cm" svg:height="0.985cm" svg:x="7.618cm" svg:y="7.19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58cm" svg:height="0.658cm" svg:x="8.216cm" svg:y="7.276cm" svg:viewBox="0 0 659 659" svg:d="M349 350h276c16 0 34 0 34-21 0-20-18-20-34-20h-276v-273c0-16 0-36-20-36s-20 18-20 34v275h-275c-16 0-34 0-34 20 0 21 18 21 34 21h275v268h-275c-16 0-34 0-34 21 0 20 18 20 34 20h591c16 0 34 0 34-20 0-21-18-21-34-21h-276z">
            <text:p/>
          </draw:path>
          <draw:path draw:style-name="gr3" draw:text-style-name="P9" draw:layer="layout" svg:width="0.447cm" svg:height="0.696cm" svg:x="9.2cm" svg:y="7.24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3" draw:text-style-name="P9" draw:layer="layout" svg:width="0.306cm" svg:height="0.458cm" svg:x="9.702cm" svg:y="7.62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9" draw:layer="layout" svg:width="0.454cm" svg:height="0.638cm" svg:x="10.116cm" svg:y="7.496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9" draw:layer="layout" svg:width="0.23cm" svg:height="0.985cm" svg:x="10.703cm" svg:y="7.19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11.016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9" draw:layer="layout" svg:width="0.23cm" svg:height="0.985cm" svg:x="11.606cm" svg:y="7.19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9" draw:layer="layout" svg:width="0.136cm" svg:height="0.985cm" svg:x="12.282cm" svg:y="7.193cm" svg:viewBox="0 0 137 986" draw:points="137,0 0,0 0,40 96,40 96,948 0,948 0,986 137,986">
            <text:p/>
          </draw:polygon>
          <draw:path draw:style-name="gr3" draw:text-style-name="P9" draw:layer="layout" svg:width="0.469cm" svg:height="0.696cm" svg:x="12.573cm" svg:y="7.249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9" draw:layer="layout" svg:width="0.492cm" svg:height="0.447cm" svg:x="13.075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9" draw:layer="layout" svg:width="0.655cm" svg:height="0.232cm" svg:x="13.937cm" svg:y="7.56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47cm" svg:height="0.696cm" svg:x="14.974cm" svg:y="7.24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3" draw:text-style-name="P9" draw:layer="layout" svg:width="0.252cm" svg:height="0.458cm" svg:x="15.508cm" svg:y="7.621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411cm" svg:height="0.918cm" svg:x="16.092cm" svg:y="7.227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7-141 47-267 63-442 4-53 11-109 18-157 8-73 24-112 60-112 18 0 31 9 38 18z">
            <text:p/>
          </draw:path>
          <draw:path draw:style-name="gr3" draw:text-style-name="P9" draw:layer="layout" svg:width="0.492cm" svg:height="0.898cm" svg:x="16.775cm" svg:y="7.238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7 186-2 0-27 0-47-18 47-2 56-38 56-54 0-22-18-33-38-33-25 0-54 22-54 58 0 45 43 70 83 70 56 0 94-59 112-97 31-63 56-181 56-188z">
            <text:p/>
          </draw:path>
          <draw:path draw:style-name="gr3" draw:text-style-name="P9" draw:layer="layout" svg:width="0.23cm" svg:height="0.985cm" svg:x="17.407cm" svg:y="7.19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17.721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23cm" svg:height="0.985cm" svg:x="18.312cm" svg:y="7.19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469cm" svg:height="0.696cm" svg:x="18.677cm" svg:y="7.249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9" draw:layer="layout" svg:width="0.492cm" svg:height="0.447cm" svg:x="19.179cm" svg:y="7.49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9" draw:layer="layout" svg:width="0.658cm" svg:height="0.658cm" svg:x="19.985cm" svg:y="7.276cm" svg:viewBox="0 0 659 659" svg:d="M349 350h276c16 0 34 0 34-21 0-20-18-20-34-20h-276v-273c0-16 0-36-20-36s-20 18-20 34v275h-275c-16 0-34 0-34 20 0 21 18 21 34 21h275v268h-275c-16 0-34 0-34 21 0 20 18 20 34 20h591c16 0 34 0 34-20 0-21-18-21-34-21h-276z">
            <text:p/>
          </draw:path>
          <draw:path draw:style-name="gr3" draw:text-style-name="P9" draw:layer="layout" svg:width="0.447cm" svg:height="0.696cm" svg:x="20.969cm" svg:y="7.24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3" draw:text-style-name="P9" draw:layer="layout" svg:width="0.306cm" svg:height="0.458cm" svg:x="21.47cm" svg:y="7.62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9" draw:layer="layout" svg:width="0.411cm" svg:height="0.918cm" svg:x="22.086cm" svg:y="7.227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7-141 47-267 63-442 4-53 11-109 18-157 8-73 24-112 60-112 18 0 31 9 38 18z">
            <text:p/>
          </draw:path>
          <draw:path draw:style-name="gr3" draw:text-style-name="P9" draw:layer="layout" svg:width="0.454cm" svg:height="0.638cm" svg:x="22.732cm" svg:y="7.496cm" svg:viewBox="0 0 455 639" svg:d="M450 65c2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9" draw:layer="layout" svg:width="0.23cm" svg:height="0.985cm" svg:x="23.318cm" svg:y="7.19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23.632cm" svg:y="7.49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9" draw:layer="layout" svg:width="0.23cm" svg:height="0.985cm" svg:x="24.221cm" svg:y="7.19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469cm" svg:height="0.696cm" svg:x="24.588cm" svg:y="7.249cm" svg:viewBox="0 0 470 697" svg:d="M470 11c0-2 0-11-13-11s-108 9-125 11c-7 0-14 5-14 18 0 14 9 14 25 14 47 0 49 6 49 15l-2 20-61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9" draw:layer="layout" svg:width="0.492cm" svg:height="0.447cm" svg:x="25.09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</draw:g>
        <draw:g xml:id="id7" draw:id="id7">
          <svg:title>TexMaths</svg:title>
          <svg:desc>28§display§(2)§svg§600§FALSE§</svg:desc>
          <draw:polygon draw:style-name="gr2" draw:text-style-name="P8" draw:layer="layout" svg:width="1.061cm" svg:height="0.886cm" svg:x="2.304cm" svg:y="7.24cm" svg:viewBox="0 0 1062 887" draw:points="531,887 0,887 0,0 1062,0 1062,887">
            <text:p/>
          </draw:polygon>
          <draw:path draw:style-name="gr3" draw:text-style-name="P9" draw:layer="layout" svg:width="0.23cm" svg:height="0.985cm" svg:x="2.351cm" svg:y="7.191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393cm" svg:height="0.658cm" svg:x="2.687cm" svg:y="7.274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9" draw:layer="layout" svg:width="0.23cm" svg:height="0.985cm" svg:x="3.187cm" svg:y="7.191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0" draw:id="id10">
          <svg:title>TexMaths</svg:title>
          <svg:desc>28§display§\text {If } x = \phi(t) \text { is a differentiable function of } t \text { then}§svg§600§FALSE§</svg:desc>
          <draw:polygon draw:style-name="gr2" draw:text-style-name="P8" draw:layer="layout" svg:width="20.065cm" svg:height="0.886cm" svg:x="4.145cm" svg:y="10.756cm" svg:viewBox="0 0 20066 887" draw:points="10033,887 0,887 0,0 20066,0 20066,887">
            <text:p/>
          </draw:polygon>
          <draw:path draw:style-name="gr3" draw:text-style-name="P9" draw:layer="layout" svg:width="0.301cm" svg:height="0.674cm" svg:x="4.123cm" svg:y="10.772cm" svg:viewBox="0 0 302 675" svg:d="M195 76c0-33 4-45 81-45h26v-31c-33 2-112 2-150 2-40 0-118 0-152-2v31h27c76 0 81 12 81 45v522c0 36-5 45-81 45h-27v32c34-3 112-3 150-3 40 0 119 0 152 3v-32h-26c-77 0-81-9-81-45z">
            <text:p/>
          </draw:path>
          <draw:path draw:style-name="gr3" draw:text-style-name="P9" draw:layer="layout" svg:width="0.319cm" svg:height="0.696cm" svg:x="4.484cm" svg:y="10.752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9" draw:layer="layout" svg:width="0.492cm" svg:height="0.447cm" svg:x="5.109cm" svg:y="11.0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655cm" svg:height="0.232cm" svg:x="5.971cm" svg:y="11.0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516cm" svg:height="0.886cm" svg:x="7.004cm" svg:y="10.763cm" svg:viewBox="0 0 517 887" svg:d="M383 25c0-3 5-14 5-16 0 0 0-9-14-9-9 0-11 2-13 20l-59 229c-156 4-302 134-302 269 0 94 69 172 190 179-9 31-15 63-22 92-13 47-22 85-22 87 0 11 6 11 11 11 4 0 7 0 11-4 0-2 7-25 9-38l38-148c159-5 302-139 302-271 0-79-51-168-188-177zM195 675c-61-3-130-36-130-137 0-117 85-256 231-269zM323 269c73 4 132 49 132 137 0 116-85 257-235 269z">
            <text:p/>
          </draw:path>
          <draw:path draw:style-name="gr3" draw:text-style-name="P9" draw:layer="layout" svg:width="0.23cm" svg:height="0.985cm" svg:x="7.638cm" svg:y="10.7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04cm" svg:height="0.629cm" svg:x="7.947cm" svg:y="10.828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9" draw:layer="layout" svg:width="0.23cm" svg:height="0.985cm" svg:x="8.334cm" svg:y="10.7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212cm" svg:height="0.66cm" svg:x="9.022cm" svg:y="10.78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324cm" svg:height="0.454cm" svg:x="9.295cm" svg:y="11.005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45cm" svg:height="0.454cm" svg:x="10.021cm" svg:y="11.00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9" draw:layer="layout" svg:width="0.487cm" svg:height="0.696cm" svg:x="10.834cm" svg:y="10.763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9" draw:layer="layout" svg:width="0.212cm" svg:height="0.66cm" svg:x="11.379cm" svg:y="10.78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593cm" svg:height="0.696cm" svg:x="11.647cm" svg:y="10.752cm" svg:viewBox="0 0 594 697" svg:d="M417 300h112v-29h-117v-114c0-90 49-135 92-135 4 0 18 0 34 7-12 5-30 16-30 40 0 23 16 43 43 43s43-20 43-43c0-35-34-69-90-69-58 0-103 38-108 43-29-39-82-43-109-43-94 0-209 52-209 159v112h-78v29h78v321c0 45-11 45-78 45v31c34-2 85-5 110-5 24 0 74 3 110 5v-31c-65 0-77 0-77-45v-321h209v321c0 45-12 45-79 45v31c38-2 85-5 112-5 41 0 88 0 126 5v-31h-20c-72 0-74-12-74-48zM141 271v-112c0-96 81-137 143-137 50 0 77 18 79 18v3c-18 0-36 13-36 40 0 7 0 31 27 40-2 14-2 23-2 34v114z">
            <text:p/>
          </draw:path>
          <draw:path draw:style-name="gr3" draw:text-style-name="P9" draw:layer="layout" svg:width="0.382cm" svg:height="0.454cm" svg:x="12.221cm" svg:y="11.0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33cm" svg:height="0.436cm" svg:x="12.66cm" svg:y="11.01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382cm" svg:height="0.454cm" svg:x="13.045cm" svg:y="11.0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96cm" svg:height="0.436cm" svg:x="13.486cm" svg:y="11.0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308cm" svg:height="0.617cm" svg:x="13.993cm" svg:y="10.839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212cm" svg:height="0.66cm" svg:x="14.389cm" svg:y="10.78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45cm" svg:height="0.454cm" svg:x="14.671cm" svg:y="11.00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9" draw:layer="layout" svg:width="0.487cm" svg:height="0.696cm" svg:x="15.148cm" svg:y="10.763cm" svg:viewBox="0 0 488 697" svg:d="M143 314v-314l-143 11v32c69 0 76 6 76 53v590h25c2-3 9-16 36-61 15 23 56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9" draw:layer="layout" svg:width="0.221cm" svg:height="0.685cm" svg:x="15.702cm" svg:y="10.763cm" svg:viewBox="0 0 222 686" svg:d="M143 0l-143 11v32c69 0 78 6 78 53v514c0 44-11 44-78 44v32c34-3 85-3 110-3 24 0 74 0 112 3v-32c-67 0-79 0-79-44z">
            <text:p/>
          </draw:path>
          <draw:path draw:style-name="gr3" draw:text-style-name="P9" draw:layer="layout" svg:width="0.382cm" svg:height="0.454cm" svg:x="15.968cm" svg:y="11.0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19cm" svg:height="0.696cm" svg:x="16.739cm" svg:y="10.752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9" draw:layer="layout" svg:width="0.496cm" svg:height="0.447cm" svg:x="17.039cm" svg:y="11.01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9" draw:layer="layout" svg:width="0.496cm" svg:height="0.436cm" svg:x="17.586cm" svg:y="11.0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375cm" svg:height="0.454cm" svg:x="18.134cm" svg:y="11.005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9" draw:layer="layout" svg:width="0.308cm" svg:height="0.617cm" svg:x="18.558cm" svg:y="10.839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212cm" svg:height="0.66cm" svg:x="18.954cm" svg:y="10.78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38cm" svg:height="0.454cm" svg:x="19.223cm" svg:y="11.00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496cm" svg:height="0.436cm" svg:x="19.718cm" svg:y="11.0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438cm" svg:height="0.454cm" svg:x="20.59cm" svg:y="11.005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9" draw:layer="layout" svg:width="0.319cm" svg:height="0.696cm" svg:x="21.087cm" svg:y="10.752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9" draw:layer="layout" svg:width="0.304cm" svg:height="0.629cm" svg:x="21.705cm" svg:y="10.828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2-31 5-47z">
            <text:p/>
          </draw:path>
          <draw:path draw:style-name="gr3" draw:text-style-name="P9" draw:layer="layout" svg:width="0.308cm" svg:height="0.617cm" svg:x="22.384cm" svg:y="10.839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496cm" svg:height="0.685cm" svg:x="22.78cm" svg:y="10.763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9" draw:layer="layout" svg:width="0.382cm" svg:height="0.454cm" svg:x="23.322cm" svg:y="11.0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96cm" svg:height="0.436cm" svg:x="23.764cm" svg:y="11.0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</draw:g>
        <draw:g xml:id="id11" draw:id="id11">
          <svg:title>TexMaths</svg:title>
          <svg:desc>28§display§\int f(x)\ dx = \int f [\ \phi (t)\ ] \phi' (t)\ dt§svg§600§FALSE§</svg:desc>
          <draw:polygon draw:style-name="gr2" draw:text-style-name="P8" draw:layer="layout" svg:width="13.474cm" svg:height="2.09cm" svg:x="7.723cm" svg:y="12.257cm" svg:viewBox="0 0 13475 2091" draw:points="6737,2091 0,2091 0,0 13475,0 13475,2091">
            <text:p/>
          </draw:polygon>
          <draw:path draw:style-name="gr3" draw:text-style-name="P9" draw:layer="layout" svg:width="0.875cm" svg:height="2.189cm" svg:x="7.73cm" svg:y="12.208cm" svg:viewBox="0 0 876 2190" svg:d="M47 2145c31 0 49-22 49-47 0-34-24-49-47-49-24 0-49 15-49 49 0 52 49 92 110 92 150 0 206-231 275-516 76-311 141-627 195-943 36-209 72-406 105-534 12-49 45-175 85-175 30 0 54 18 59 23-34 2-50 22-50 47 0 34 25 49 47 49 25 0 50-15 50-49 0-54-54-92-108-92-76 0-130 108-186 309-2 9-136 505-244 1150-27 150-56 316-87 453-18 72-63 258-143 258-36 0-59-25-61-25z">
            <text:p/>
          </draw:path>
          <draw:path draw:style-name="gr3" draw:text-style-name="P9" draw:layer="layout" svg:width="0.492cm" svg:height="0.898cm" svg:x="8.874cm" svg:y="12.854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5 186-4 0-29 0-49-17 47-3 56-39 56-54 0-23-18-34-38-34-25 0-54 23-54 58 0 45 43 70 85 70 54 0 92-58 110-97 33-62 56-181 56-188z">
            <text:p/>
          </draw:path>
          <draw:path draw:style-name="gr3" draw:text-style-name="P9" draw:layer="layout" svg:width="0.23cm" svg:height="0.985cm" svg:x="9.506cm" svg:y="12.809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9" draw:layer="layout" svg:width="0.492cm" svg:height="0.447cm" svg:x="9.822cm" svg:y="13.11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7-101 130-132 130-38 0-54-31-54-65 0-23 7-43 18-88z">
            <text:p/>
          </draw:path>
          <draw:path draw:style-name="gr3" draw:text-style-name="P9" draw:layer="layout" svg:width="0.23cm" svg:height="0.985cm" svg:x="10.411cm" svg:y="12.809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9" draw:layer="layout" svg:width="0.469cm" svg:height="0.696cm" svg:x="11.105cm" svg:y="12.865cm" svg:viewBox="0 0 470 697" svg:d="M470 11c0-2 0-11-13-11-14 0-108 9-126 11-6 0-13 5-13 18 0 14 9 14 25 14 47 0 49 6 49 15l-2 20-61 234c-18-36-47-63-92-63-114 0-237 146-237 289 0 94 54 159 132 159 20 0 70-4 128-74 9 41 42 74 89 74 36 0 59-22 74-56 16-34 29-94 29-96 0-12-9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9" draw:layer="layout" svg:width="0.492cm" svg:height="0.447cm" svg:x="11.607cm" svg:y="13.1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3" draw:text-style-name="P9" draw:layer="layout" svg:width="0.655cm" svg:height="0.232cm" svg:x="12.469cm" svg:y="13.18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875cm" svg:height="2.189cm" svg:x="13.506cm" svg:y="12.208cm" svg:viewBox="0 0 876 2190" svg:d="M47 2145c31 0 49-22 49-47 0-34-24-49-47-49-24 0-49 15-49 49 0 52 49 92 110 92 150 0 206-231 275-516 76-311 141-627 195-943 36-209 72-406 105-534 12-49 45-175 85-175 30 0 54 18 59 23-34 2-50 22-50 47 0 34 25 49 47 49 25 0 50-15 50-49 0-54-54-92-108-92-76 0-132 108-186 309-2 9-136 505-244 1150-27 150-56 316-87 453-18 72-63 258-143 258-36 0-59-25-61-25z">
            <text:p/>
          </draw:path>
          <draw:path draw:style-name="gr3" draw:text-style-name="P9" draw:layer="layout" svg:width="0.492cm" svg:height="0.898cm" svg:x="14.651cm" svg:y="12.854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5 186-4 0-29 0-49-17 47-3 56-39 56-54 0-23-18-34-38-34-25 0-54 23-54 58 0 45 43 70 85 70 54 0 92-58 110-97 31-62 56-181 56-188z">
            <text:p/>
          </draw:path>
          <draw:polygon draw:style-name="gr3" draw:text-style-name="P9" draw:layer="layout" svg:width="0.136cm" svg:height="0.985cm" svg:x="15.303cm" svg:y="12.809cm" svg:viewBox="0 0 137 986" draw:points="137,986 137,948 40,948 40,40 137,40 137,0 0,0 0,986">
            <text:p/>
          </draw:polygon>
          <draw:path draw:style-name="gr3" draw:text-style-name="P9" draw:layer="layout" svg:width="0.516cm" svg:height="0.887cm" svg:x="15.838cm" svg:y="12.865cm" svg:viewBox="0 0 517 888" svg:d="M383 25c0-3 4-14 4-16 0 0 0-9-13-9-9 0-11 2-13 20l-59 229c-156 4-302 134-302 269 0 94 69 172 190 179-9 32-15 63-22 92-13 47-22 85-22 87 0 12 6 12 11 12 4 0 7 0 11-5 0-2 7-24 9-38l38-148c159-4 302-139 302-271 0-79-51-168-188-177zM195 675c-61-3-130-36-130-137 0-117 85-256 231-269zM323 269c73 4 132 49 132 137 0 116-85 258-235 269z">
            <text:p/>
          </draw:path>
          <draw:path draw:style-name="gr3" draw:text-style-name="P9" draw:layer="layout" svg:width="0.23cm" svg:height="0.985cm" svg:x="16.472cm" svg:y="12.809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9" draw:layer="layout" svg:width="0.304cm" svg:height="0.629cm" svg:x="16.781cm" svg:y="12.932cm" svg:viewBox="0 0 305 630" svg:d="M181 224h94c18 0 30 0 30-20 0-11-12-11-30-11h-87c36-141 43-159 43-166 0-18-14-27-29-27-5 0-32 0-41 36l-38 157h-94c-20 0-29 0-29 18 0 13 9 13 27 13h87c-71 280-74 296-74 314 0 54 38 92 90 92 103 0 159-146 159-153 0-9-9-9-14-9-8 0-8 3-13 14-42 103-96 125-130 125-20 0-29-13-29-44 0-25 0-32 5-47z">
            <text:p/>
          </draw:path>
          <draw:path draw:style-name="gr3" draw:text-style-name="P9" draw:layer="layout" svg:width="0.23cm" svg:height="0.985cm" svg:x="17.168cm" svg:y="12.809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olygon draw:style-name="gr3" draw:text-style-name="P9" draw:layer="layout" svg:width="0.136cm" svg:height="0.985cm" svg:x="17.845cm" svg:y="12.809cm" svg:viewBox="0 0 137 986" draw:points="137,0 0,0 0,40 96,40 96,948 0,948 0,986 137,986">
            <text:p/>
          </draw:polygon>
          <draw:path draw:style-name="gr3" draw:text-style-name="P9" draw:layer="layout" svg:width="0.516cm" svg:height="0.887cm" svg:x="18.145cm" svg:y="12.865cm" svg:viewBox="0 0 517 888" svg:d="M383 25c0-3 4-14 4-16 0 0 0-9-13-9-9 0-11 2-13 20l-59 229c-156 4-302 134-302 269 0 94 69 172 190 179-9 32-15 63-22 92-13 47-22 85-22 87 0 12 6 12 11 12 4 0 7 0 11-5 0-2 7-24 9-38l38-148c159-4 302-139 302-271 0-79-51-168-190-177zM195 675c-61-3-130-36-130-137 0-117 85-256 231-269zM323 269c73 4 132 49 132 137 0 116-85 258-235 269z">
            <text:p/>
          </draw:path>
          <draw:path draw:style-name="gr3" draw:text-style-name="P9" draw:layer="layout" svg:width="0.174cm" svg:height="0.358cm" svg:x="18.716cm" svg:y="12.757cm" svg:viewBox="0 0 175 359" svg:d="M168 61c7-12 7-18 7-23 0-22-20-38-41-38-26 0-35 22-38 34l-92 300c-2 0-4 9-4 9 0 9 22 16 27 16 4 0 7 0 11-12z">
            <text:p/>
          </draw:path>
          <draw:path draw:style-name="gr3" draw:text-style-name="P9" draw:layer="layout" svg:width="0.23cm" svg:height="0.985cm" svg:x="19.056cm" svg:y="12.809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9" draw:layer="layout" svg:width="0.304cm" svg:height="0.629cm" svg:x="19.366cm" svg:y="12.932cm" svg:viewBox="0 0 305 630" svg:d="M181 224h94c18 0 30 0 30-20 0-11-12-11-30-11h-85c34-141 41-159 41-166 0-18-14-27-29-27-3 0-32 0-41 36l-38 157h-94c-20 0-29 0-29 18 0 13 9 13 27 13h87c-69 280-74 296-74 314 0 54 38 92 90 92 103 0 159-146 159-153 0-9-9-9-14-9-6 0-8 3-13 14-42 103-96 125-130 125-20 0-29-13-29-44 0-25 0-32 5-47z">
            <text:p/>
          </draw:path>
          <draw:path draw:style-name="gr3" draw:text-style-name="P9" draw:layer="layout" svg:width="0.23cm" svg:height="0.985cm" svg:x="19.753cm" svg:y="12.809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9" draw:layer="layout" svg:width="0.469cm" svg:height="0.696cm" svg:x="20.447cm" svg:y="12.865cm" svg:viewBox="0 0 470 697" svg:d="M470 11c0-2 0-11-13-11-14 0-108 9-126 11-6 0-13 5-13 18 0 14 9 14 25 14 47 0 49 6 49 15l-5 20-58 234c-18-36-47-63-92-63-114 0-237 146-237 289 0 94 54 159 132 159 20 0 70-4 128-74 9 41 42 74 89 74 36 0 59-22 74-56 16-34 29-94 29-96 0-12-9-12-11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9" draw:layer="layout" svg:width="0.304cm" svg:height="0.629cm" svg:x="20.942cm" svg:y="12.932cm" svg:viewBox="0 0 305 630" svg:d="M181 224h94c18 0 30 0 30-20 0-11-12-11-30-11h-85c34-141 41-159 41-166 0-18-14-27-29-27-5 0-32 0-41 36l-38 157h-94c-20 0-29 0-29 18 0 13 9 13 27 13h87c-71 280-74 296-74 314 0 54 38 92 90 92 103 0 159-146 159-153 0-9-9-9-14-9-6 0-8 3-13 14-42 103-96 125-130 125-20 0-29-13-29-44 0-25 0-32 5-4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anim:sub-item="text" smil:attributeName="visibility" smil:to="visible"/>
                  <anim:animate smil:begin="0s" smil:dur="0.5s" smil:fill="hold" smil:decelerate="0.5" smil:targetElement="id3" anim:sub-item="text" smil:attributeName="rotate" smil:values="-90;0" smil:keyTimes="0;1"/>
                  <anim:animate smil:begin="0s" smil:dur="0.5s" smil:fill="hold" smil:decelerate="0.5" smil:targetElement="id3" anim:sub-item="text" smil:attributeName="width" smil:values="width;width*.05" smil:keyTimes="0;1"/>
                  <anim:animate smil:begin="0.5s" smil:dur="0.5s" smil:fill="hold" smil:accelerate="0.5" smil:targetElement="id3" anim:sub-item="text" smil:attributeName="width" smil:values="width*.05;width" smil:keyTimes="0;1"/>
                  <anim:animate smil:dur="1s" smil:fill="hold" smil:targetElement="id3" anim:sub-item="text" smil:attributeName="height" smil:values="height;height" smil:keyTimes="0;1"/>
                  <anim:animate smil:begin="0s" smil:dur="0.5s" smil:fill="hold" smil:decelerate="0.5" smil:targetElement="id3" anim:sub-item="text" smil:attributeName="x" smil:values="x+.4;x" smil:keyTimes="0;1"/>
                  <anim:animate smil:begin="0s" smil:dur="0.5s" smil:fill="hold" smil:decelerate="0.5" smil:targetElement="id3" anim:sub-item="text" smil:attributeName="y" smil:values="y-.2;y+.1" smil:keyTimes="0;1"/>
                  <anim:animate smil:begin="0.5s" smil:dur="0.5s" smil:fill="hold" smil:accelerate="0.5" smil:targetElement="id3" anim:sub-item="text" smil:attributeName="y" smil:values="y+.1;y" smil:keyTimes="0;1"/>
                  <anim:transitionFilter smil:begin="0s" smil:dur="1s" smil:decelerate="0.5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width*0.05;width" smil:keyTimes="0;1"/>
                  <anim:animate smil:dur="0.5s" smil:fill="hold" smil:targetElement="id4" smil:attributeName="height" smil:values="height;height" smil:keyTimes="0;1"/>
                  <anim:animate smil:dur="0.5s" smil:fill="hold" smil:targetElement="id4" smil:attributeName="x" smil:values="x-.2;x" smil:keyTimes="0;1"/>
                  <anim:animate smil:dur="0.5s" smil:fill="hold" smil:targetElement="id4" smil:attributeName="y" smil:values="y;y" smil:keyTimes="0;1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width*0.05;width" smil:keyTimes="0;1"/>
                  <anim:animate smil:dur="0.5s" smil:fill="hold" smil:targetElement="id7" smil:attributeName="height" smil:values="height;height" smil:keyTimes="0;1"/>
                  <anim:animate smil:dur="0.5s" smil:fill="hold" smil:targetElement="id7" smil:attributeName="x" smil:values="x-.2;x" smil:keyTimes="0;1"/>
                  <anim:animate smil:dur="0.5s" smil:fill="hold" smil:targetElement="id7" smil:attributeName="y" smil:values="y;y" smil:keyTimes="0;1"/>
                  <anim:transitionFilter smil:dur="0.5s" smil:targetElement="id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width" smil:values="width*0.05;width" smil:keyTimes="0;1"/>
                  <anim:animate smil:dur="0.5s" smil:fill="hold" smil:targetElement="id9" anim:sub-item="text" smil:attributeName="height" smil:values="height;height" smil:keyTimes="0;1"/>
                  <anim:animate smil:dur="0.5s" smil:fill="hold" smil:targetElement="id9" anim:sub-item="text" smil:attributeName="x" smil:values="x-.2;x" smil:keyTimes="0;1"/>
                  <anim:animate smil:dur="0.5s" smil:fill="hold" smil:targetElement="id9" anim:sub-item="text" smil:attributeName="y" smil:values="y;y" smil:keyTimes="0;1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width*0.05;width" smil:keyTimes="0;1"/>
                  <anim:animate smil:dur="0.5s" smil:fill="hold" smil:targetElement="id10" smil:attributeName="height" smil:values="height;height" smil:keyTimes="0;1"/>
                  <anim:animate smil:dur="0.5s" smil:fill="hold" smil:targetElement="id10" smil:attributeName="x" smil:values="x-.2;x" smil:keyTimes="0;1"/>
                  <anim:animate smil:dur="0.5s" smil:fill="hold" smil:targetElement="id10" smil:attributeName="y" smil:values="y;y" smil:keyTimes="0;1"/>
                  <anim:transitionFilter smil:dur="0.5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11" smil:attributeName="visibility" smil:to="visible"/>
                  <anim:animate smil:dur="5s" smil:fill="hold" smil:targetElement="id11" smil:attributeName="x" smil:values="1+width/2;x" smil:keyTimes="0;1"/>
                  <anim:animate smil:dur="5s" smil:fill="hold" smil:targetElement="id11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3cm" svg:x="0.8cm" svg:y="0.627cm" presentation:class="title" presentation:user-transformed="true">
          <draw:text-box>
            <text:p text:style-name="P6"><text:span text:style-name="T7"><text:tab/></text:span><text:span text:style-name="T7"><text:tab/></text:span><text:span text:style-name="T8"><text:line-break/></text:span><text:span text:style-name="T8"> <text:s text:c="7"/></text:span><text:span text:style-name="T8"><text:line-break/></text:span><text:span text:style-name="T7"><text:tab/></text:span><text:span text:style-name="T7"><text:tab/></text:span><text:span text:style-name="T8"><text:line-break/></text:span><text:span text:style-name="T8"><text:tab/></text:span><text:span text:style-name="T8"><text:tab/></text:span></text:p>
          </draw:text-box>
        </draw:frame>
        <draw:frame draw:style-name="standard" xml:id="id13" draw:id="id13" draw:layer="layout" svg:width="19.233cm" svg:height="13.199cm" svg:x="4cm" svg:y="1.98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16" draw:id="id16">
          <svg:title>TexMaths</svg:title>
          <svg:desc>26§display§x + c§svg§600§FALSE§</svg:desc>
          <draw:polygon draw:style-name="gr2" draw:text-style-name="P8" draw:layer="layout" svg:width="1.942cm" svg:height="0.516cm" svg:x="16.91cm" svg:y="2.795cm" svg:viewBox="0 0 1943 517" draw:points="971,517 0,517 0,0 1943,0 1943,517">
            <text:p/>
          </draw:polygon>
          <draw:path draw:style-name="gr3" draw:text-style-name="P9" draw:layer="layout" svg:width="0.457cm" svg:height="0.415cm" svg:x="16.891cm" svg:y="2.878cm" svg:viewBox="0 0 458 416" svg:d="M281 129c4-25 25-108 89-108 6 0 27 0 46 10-25 6-44 29-44 50 0 15 11 33 36 33 20 0 50-16 50-54 0-48-55-60-86-60-54 0-85 48-97 71-23-63-71-71-98-71-96 0-148 118-148 141 0 9 8 9 11 9 8 0 10 0 12-9 31-97 92-120 123-120 16 0 50 8 50 60 0 29-17 91-50 218-15 58-48 96-88 96-6 0-27 0-45-11 22-6 43-24 43-49s-21-34-35-34c-27 0-50 25-50 54 0 42 46 61 85 61 63 0 96-65 98-71 10 35 44 71 98 71 95 0 147-119 147-142 0-8-8-8-10-8-8 0-10 2-12 8-30 100-94 121-123 121-36 0-50-29-50-60 0-21 6-40 17-81z">
            <text:p/>
          </draw:path>
          <draw:path draw:style-name="gr3" draw:text-style-name="P9" draw:layer="layout" svg:width="0.608cm" svg:height="0.61cm" svg:x="17.64cm" svg:y="2.749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9" draw:layer="layout" svg:width="0.357cm" svg:height="0.415cm" svg:x="18.54cm" svg:y="2.878cm" svg:viewBox="0 0 358 416" svg:d="M327 56c-15 0-28 0-42 15-15 12-17 29-17 35 0 21 17 31 36 31 27 0 52-21 52-58 0-46-44-79-111-79-122 0-245 131-245 260 0 83 54 156 150 156 131 0 208-98 208-108 0-7-7-13-11-13-6 0-6 2-12 11-73 89-173 89-185 89-56 0-81-44-81-100 0-37 18-127 50-183 27-52 79-91 128-91 32 0 67 10 80 35z">
            <text:p/>
          </draw:path>
        </draw:g>
        <draw:g xml:id="id15" draw:id="id15">
          <svg:title>TexMaths</svg:title>
          <svg:desc>26§display§\smallint  dx§svg§600§FALSE§</svg:desc>
          <draw:polygon draw:style-name="gr2" draw:text-style-name="P8" draw:layer="layout" svg:width="1.5cm" svg:height="0.76cm" svg:x="7.692cm" svg:y="2.593cm" svg:viewBox="0 0 1501 761" draw:points="751,761 0,761 0,0 1501,0 1501,761">
            <text:p/>
          </draw:polygon>
          <draw:path draw:style-name="gr3" draw:text-style-name="P9" draw:layer="layout" svg:width="0.382cm" svg:height="0.852cm" svg:x="7.696cm" svg:y="2.547cm" svg:viewBox="0 0 383 853" svg:d="M347 37c-31 3-39 25-39 38 0 23 18 37 37 37s38-12 38-39c0-36-30-73-73-73-77 0-94 100-108 171-25 137-44 253-59 414-4 47-10 99-16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436cm" svg:height="0.646cm" svg:x="8.318cm" svg:y="2.568cm" svg:viewBox="0 0 437 647" svg:d="M437 10c0-2 0-10-13-10-12 0-100 8-116 10-7 0-13 5-13 17 0 13 9 13 23 13 44 0 46 6 46 14l-4 19-54 216c-17-33-44-58-86-58-106 0-220 135-220 268 0 88 50 148 123 148 18 0 64-4 118-69 9 38 40 69 83 69 34 0 54-21 69-52s27-87 27-89c0-11-8-11-10-11-11 0-11 4-13 17-16 60-33 114-71 114-25 0-27-23-27-41 0-23 2-30 7-44zM245 526c-4 17-4 19-18 36-40 50-77 64-102 64-46 0-61-50-61-85 0-46 30-160 52-202 27-54 69-87 106-87 61 0 73 75 73 81 0 4-2 10-4 14z">
            <text:p/>
          </draw:path>
          <draw:path draw:style-name="gr3" draw:text-style-name="P9" draw:layer="layout" svg:width="0.456cm" svg:height="0.415cm" svg:x="8.782cm" svg:y="2.797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4-64 98-71 10 36 44 71 98 71 95 0 147-118 147-141 0-9-8-9-10-9-8 0-10 2-13 9-29 99-93 120-122 120-36 0-50-29-50-60 0-21 6-40 17-81z">
            <text:p/>
          </draw:path>
        </draw:g>
        <draw:g xml:id="id21" draw:id="id21">
          <svg:title>TexMaths</svg:title>
          <svg:desc>20§display§\int \frac{1}{\sqrt{x}} \ dx §svg§600§FALSE§</svg:desc>
          <draw:polygon draw:style-name="gr2" draw:text-style-name="P8" draw:layer="layout" svg:width="2.878cm" svg:height="1.541cm" svg:x="7.192cm" svg:y="6.084cm" svg:viewBox="0 0 2879 1542" draw:points="1439,1542 0,1542 0,0 2879,0 2879,1542">
            <text:p/>
          </draw:polygon>
          <draw:path draw:style-name="gr3" draw:text-style-name="P9" draw:layer="layout" svg:width="0.625cm" svg:height="1.563cm" svg:x="7.197cm" svg:y="6.049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9" draw:layer="layout" svg:width="0.233cm" svg:height="0.47cm" svg:x="8.442cm" svg:y="6.062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9" draw:layer="layout" svg:width="0.988cm" svg:height="0.029cm" svg:x="8.061cm" svg:y="6.816cm" svg:viewBox="0 0 989 30" draw:points="494,30 0,30 0,0 989,0 989,30">
            <text:p/>
          </draw:polygon>
          <draw:path draw:style-name="gr3" draw:text-style-name="P9" draw:layer="layout" svg:width="0.549cm" svg:height="0.703cm" svg:x="8.112cm" svg:y="6.957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9" draw:layer="layout" svg:width="0.402cm" svg:height="0.029cm" svg:x="8.647cm" svg:y="6.957cm" svg:viewBox="0 0 403 30" draw:points="202,30 0,30 0,0 403,0 403,30">
            <text:p/>
          </draw:polygon>
          <draw:path draw:style-name="gr3" draw:text-style-name="P9" draw:layer="layout" svg:width="0.351cm" svg:height="0.319cm" svg:x="8.667cm" svg:y="7.18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7 54 72 0 112-91 112-109 0-6-7-6-8-6-7 0-8 2-10 6-22 77-72 93-94 93-28 0-39-22-39-46 0-16 5-31 13-63z">
            <text:p/>
          </draw:path>
          <draw:path draw:style-name="gr3" draw:text-style-name="P9" draw:layer="layout" svg:width="0.335cm" svg:height="0.497cm" svg:x="9.396cm" svg:y="6.518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9" draw:layer="layout" svg:width="0.351cm" svg:height="0.319cm" svg:x="9.754cm" svg:y="6.696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</draw:g>
        <draw:g xml:id="id12" draw:id="id12">
          <svg:title>TexMaths</svg:title>
          <svg:desc>26§display§\text {Integrations standard functions}§svg§600§FALSE§</svg:desc>
          <draw:polygon draw:style-name="gr2" draw:text-style-name="P8" draw:layer="layout" svg:width="12.412cm" svg:height="0.742cm" svg:x="7.539cm" svg:y="0.948cm" svg:viewBox="0 0 12413 743" draw:points="6207,743 0,743 0,0 12413,0 12413,743">
            <text:p/>
          </draw:polygon>
          <draw:path draw:style-name="gr3" draw:text-style-name="P9" draw:layer="layout" svg:width="0.28cm" svg:height="0.626cm" svg:x="7.518cm" svg:y="0.923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9" draw:layer="layout" svg:width="0.461cm" svg:height="0.405cm" svg:x="7.853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8cm" svg:height="0.574cm" svg:x="8.323cm" svg:y="0.98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355cm" svg:height="0.422cm" svg:x="8.687cm" svg:y="1.13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19cm" svg:height="0.605cm" svg:x="9.093cm" svg:y="1.133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309cm" svg:height="0.405cm" svg:x="9.55cm" svg:y="1.144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13cm" svg:height="0.422cm" svg:x="9.92cm" svg:y="1.13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88cm" svg:height="0.574cm" svg:x="10.355cm" svg:y="0.98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197cm" svg:height="0.613cm" svg:x="10.723cm" svg:y="0.93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10.973cm" svg:y="1.137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9" draw:layer="layout" svg:width="0.461cm" svg:height="0.405cm" svg:x="11.435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01cm" svg:height="0.422cm" svg:x="11.942cm" svg:y="1.13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301cm" svg:height="0.422cm" svg:x="12.608cm" svg:y="1.13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286cm" svg:height="0.574cm" svg:x="12.955cm" svg:y="0.98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13cm" svg:height="0.422cm" svg:x="13.332cm" svg:y="1.13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405cm" svg:x="13.779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52cm" svg:height="0.647cm" svg:x="14.288cm" svg:y="0.912cm" svg:viewBox="0 0 453 648" svg:d="M318 587v61l135-11v-29c-64 0-72-6-72-50v-558l-131 10v30c64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9" draw:layer="layout" svg:width="0.413cm" svg:height="0.422cm" svg:x="14.804cm" svg:y="1.13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309cm" svg:height="0.405cm" svg:x="15.247cm" svg:y="1.144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52cm" svg:height="0.647cm" svg:x="15.611cm" svg:y="0.912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9" draw:layer="layout" svg:width="0.296cm" svg:height="0.647cm" svg:x="16.422cm" svg:y="0.902cm" svg:viewBox="0 0 297 648" svg:d="M131 252v-106c0-81 44-125 85-125 2 0 17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9" draw:layer="layout" svg:width="0.461cm" svg:height="0.415cm" svg:x="16.701cm" svg:y="1.144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9" draw:layer="layout" svg:width="0.461cm" svg:height="0.405cm" svg:x="17.209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48cm" svg:height="0.422cm" svg:x="17.718cm" svg:y="1.137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9" draw:layer="layout" svg:width="0.286cm" svg:height="0.574cm" svg:x="18.111cm" svg:y="0.98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197cm" svg:height="0.613cm" svg:x="18.48cm" svg:y="0.93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18.727cm" svg:y="1.13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461cm" svg:height="0.405cm" svg:x="19.189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01cm" svg:height="0.422cm" svg:x="19.696cm" svg:y="1.13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14" draw:id="id14">
          <svg:title>TexMaths</svg:title>
          <svg:desc>28§display§01§svg§600§FALSE§</svg:desc>
          <draw:polygon draw:style-name="gr2" draw:text-style-name="P8" draw:layer="layout" svg:width="0.807cm" svg:height="0.579cm" svg:x="5.002cm" svg:y="2.694cm" svg:viewBox="0 0 808 580" draw:points="403,580 0,580 0,0 808,0 808,580">
            <text:p/>
          </draw:polygon>
          <draw:path draw:style-name="gr3" draw:text-style-name="P9" draw:layer="layout" svg:width="0.415cm" svg:height="0.677cm" svg:x="4.991cm" svg:y="2.645cm" svg:viewBox="0 0 416 678" svg:d="M416 342c0-80-4-159-40-232-45-94-125-110-168-110-58 0-132 25-172 116-32 70-36 146-36 226 0 74 4 161 45 238 42 78 114 98 163 98 54 0 128-20 172-114 32-67 36-146 36-222zM208 658c-38 0-98-25-114-121-11-58-11-150-11-208 0-63 0-128 6-181 21-117 94-126 119-126 31 0 96 18 116 114 9 56 9 130 9 193 0 74 0 141-11 204-13 94-69 125-114 125z">
            <text:p/>
          </draw:path>
          <draw:path draw:style-name="gr3" draw:text-style-name="P9" draw:layer="layout" svg:width="0.326cm" svg:height="0.657cm" svg:x="5.532cm" svg:y="2.645cm" svg:viewBox="0 0 327 658" svg:d="M204 25c0-23 0-25-23-25-62 63-150 63-181 63v31c20 0 78 0 130-27v513c0 35-2 47-92 47h-31v31c33-5 121-5 159-5 40 0 125 0 161 5v-31h-32c-89 0-91-12-91-47z">
            <text:p/>
          </draw:path>
        </draw:g>
        <draw:g xml:id="id17" draw:id="id17">
          <svg:title>TexMaths</svg:title>
          <svg:desc>28§display§02§svg§600§FALSE§</svg:desc>
          <draw:polygon draw:style-name="gr2" draw:text-style-name="P8" draw:layer="layout" svg:width="0.837cm" svg:height="0.579cm" svg:x="5.003cm" svg:y="4.695cm" svg:viewBox="0 0 838 580" draw:points="419,580 0,580 0,0 838,0 838,580">
            <text:p/>
          </draw:polygon>
          <draw:path draw:style-name="gr3" draw:text-style-name="P9" draw:layer="layout" svg:width="0.416cm" svg:height="0.677cm" svg:x="4.992cm" svg:y="4.646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  <draw:path draw:style-name="gr3" draw:text-style-name="P9" draw:layer="layout" svg:width="0.394cm" svg:height="0.657cm" svg:x="5.496cm" svg:y="4.646cm" svg:viewBox="0 0 395 658" svg:d="M76 582l106-103c154-137 213-188 213-287 0-114-88-192-209-192-112 0-186 92-186 179 0 54 49 54 52 54 17 0 51-11 51-52 0-24-18-51-51-51-9 0-9 0-14 2 23-65 76-101 135-101 89 0 132 79 132 161 0 79-49 157-103 217l-191 211c-11 11-11 13-11 38h368l27-172h-25c-5 29-11 73-20 87-9 9-74 9-94 9z">
            <text:p/>
          </draw:path>
        </draw:g>
        <draw:g xml:id="id20" draw:id="id20">
          <svg:title>TexMaths</svg:title>
          <svg:desc>28§display§03§svg§600§FALSE§</svg:desc>
          <draw:polygon draw:style-name="gr2" draw:text-style-name="P8" draw:layer="layout" svg:width="0.843cm" svg:height="0.579cm" svg:x="5.004cm" svg:y="6.595cm" svg:viewBox="0 0 844 580" draw:points="423,580 0,580 0,0 844,0 844,580">
            <text:p/>
          </draw:polygon>
          <draw:path draw:style-name="gr3" draw:text-style-name="P9" draw:layer="layout" svg:width="0.415cm" svg:height="0.677cm" svg:x="4.993cm" svg:y="6.546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9" draw:layer="layout" svg:width="0.408cm" svg:height="0.677cm" svg:x="5.488cm" svg:y="6.546cm" svg:viewBox="0 0 409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0-90 210-190 0-81-62-157-163-179z">
            <text:p/>
          </draw:path>
        </draw:g>
        <draw:g xml:id="id23" draw:id="id23">
          <svg:title>TexMaths</svg:title>
          <svg:desc>28§display§04§svg§600§FALSE§</svg:desc>
          <draw:polygon draw:style-name="gr2" draw:text-style-name="P8" draw:layer="layout" svg:width="0.857cm" svg:height="0.59cm" svg:x="5.105cm" svg:y="8.396cm" svg:viewBox="0 0 858 591" draw:points="430,591 0,591 0,0 858,0 858,591">
            <text:p/>
          </draw:polygon>
          <draw:path draw:style-name="gr3" draw:text-style-name="P9" draw:layer="layout" svg:width="0.416cm" svg:height="0.677cm" svg:x="5.094cm" svg:y="8.358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  <draw:path draw:style-name="gr3" draw:text-style-name="P9" draw:layer="layout" svg:width="0.438cm" svg:height="0.666cm" svg:x="5.576cm" svg:y="8.347cm" svg:viewBox="0 0 439 667" svg:d="M262 506v85c0 35 0 47-74 47h-20v29c40-3 92-3 132-3 43 0 94 0 135 3v-29h-20c-74 0-77-12-77-47v-85h101v-32h-101v-449c0-18 0-25-15-25-9 0-12 0-18 11l-305 463v32zM269 474h-242l242-367z">
            <text:p/>
          </draw:path>
        </draw:g>
        <draw:g xml:id="id26" draw:id="id26">
          <svg:title>TexMaths</svg:title>
          <svg:desc>28§display§05§svg§600§FALSE§</svg:desc>
          <draw:polygon draw:style-name="gr2" draw:text-style-name="P8" draw:layer="layout" svg:width="0.837cm" svg:height="0.579cm" svg:x="5.106cm" svg:y="10.296cm" svg:viewBox="0 0 838 580" draw:points="419,580 0,580 0,0 838,0 838,580">
            <text:p/>
          </draw:polygon>
          <draw:path draw:style-name="gr3" draw:text-style-name="P9" draw:layer="layout" svg:width="0.416cm" svg:height="0.677cm" svg:x="5.095cm" svg:y="10.247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  <draw:path draw:style-name="gr3" draw:text-style-name="P9" draw:layer="layout" svg:width="0.394cm" svg:height="0.677cm" svg:x="5.599cm" svg:y="10.247cm" svg:viewBox="0 0 395 678" svg:d="M395 459c0-117-81-217-189-217-47 0-89 15-125 51v-192c20 6 54 13 85 13 121 0 190-89 190-103 0-7-2-11-9-11-2 0-4 0-8 2-21 9-68 29-135 29-40 0-85-6-132-27-7-4-9-4-11-4-9 0-9 9-9 25v291c0 17 0 26 13 26 7 0 9-2 11-9 11-15 50-69 128-69 52 0 76 45 85 63 16 38 18 76 18 125 0 34 0 94-25 134-22 38-60 65-105 65-72 0-128-51-146-109 3 0 7 0 18 0 32 0 50-25 50-47 0-25-18-50-50-50-15 0-49 7-49 54 0 83 67 179 179 179 115 0 216-94 216-219z">
            <text:p/>
          </draw:path>
        </draw:g>
        <draw:g xml:id="id29" draw:id="id29">
          <svg:title>TexMaths</svg:title>
          <svg:desc>28§display§06§svg§600§FALSE§</svg:desc>
          <draw:polygon draw:style-name="gr2" draw:text-style-name="P8" draw:layer="layout" svg:width="0.843cm" svg:height="0.579cm" svg:x="5.105cm" svg:y="12.096cm" svg:viewBox="0 0 844 580" draw:points="423,580 0,580 0,0 844,0 844,580">
            <text:p/>
          </draw:polygon>
          <draw:path draw:style-name="gr3" draw:text-style-name="P9" draw:layer="layout" svg:width="0.415cm" svg:height="0.677cm" svg:x="5.094cm" svg:y="12.047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9" draw:layer="layout" svg:width="0.408cm" svg:height="0.677cm" svg:x="5.589cm" svg:y="12.047cm" svg:viewBox="0 0 409 678" svg:d="M90 333v-24c0-249 123-284 172-284 24 0 65 6 87 40-16 0-54 0-54 42 0 32 23 47 45 47 16 0 45-9 45-47 0-60-43-107-125-107-126 0-260 128-260 345 0 264 114 333 206 333 110 0 203-92 203-222 0-125-87-221-196-221-68 0-103 51-123 98zM206 651c-63 0-92-60-96-74-18-47-18-125-18-143 0-76 31-177 121-177 15 0 60 0 91 63 18 36 18 87 18 134s0 96-18 132c-29 61-76 65-98 65z">
            <text:p/>
          </draw:path>
        </draw:g>
        <draw:g xml:id="id32" draw:id="id32">
          <svg:title>TexMaths</svg:title>
          <svg:desc>28§display§07§svg§600§FALSE§</svg:desc>
          <draw:polygon draw:style-name="gr2" draw:text-style-name="P8" draw:layer="layout" svg:width="0.873cm" svg:height="0.59cm" svg:x="5.105cm" svg:y="13.998cm" svg:viewBox="0 0 874 591" draw:points="437,591 0,591 0,0 874,0 874,591">
            <text:p/>
          </draw:polygon>
          <draw:path draw:style-name="gr3" draw:text-style-name="P9" draw:layer="layout" svg:width="0.416cm" svg:height="0.677cm" svg:x="5.094cm" svg:y="13.958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  <draw:path draw:style-name="gr3" draw:text-style-name="P9" draw:layer="layout" svg:width="0.422cm" svg:height="0.688cm" svg:x="5.603cm" svg:y="13.949cm" svg:viewBox="0 0 423 689" svg:d="M414 67c9-13 9-16 9-36h-239c-121 0-124-13-126-31h-24l-34 204h25c2-16 11-79 24-90 7-7 85-7 97-7h206c-11 16-90 123-112 157-88 132-121 268-121 369 0 11 0 56 45 56 47 0 47-45 47-56v-49c0-54 2-110 9-161 4-23 17-108 62-170z">
            <text:p/>
          </draw:path>
        </draw:g>
        <draw:g xml:id="id18" draw:id="id18">
          <svg:title>TexMaths</svg:title>
          <svg:desc>26§display§\smallint  x^n dx§svg§600§FALSE§</svg:desc>
          <draw:polygon draw:style-name="gr2" draw:text-style-name="P8" draw:layer="layout" svg:width="2.52cm" svg:height="0.767cm" svg:x="7.693cm" svg:y="4.594cm" svg:viewBox="0 0 2521 768" draw:points="1261,768 0,768 0,0 2521,0 2521,768">
            <text:p/>
          </draw:polygon>
          <draw:path draw:style-name="gr3" draw:text-style-name="P9" draw:layer="layout" svg:width="0.382cm" svg:height="0.853cm" svg:x="7.697cm" svg:y="4.552cm" svg:viewBox="0 0 383 854" svg:d="M347 37c-31 3-39 25-39 38 0 23 19 37 37 37 19 0 38-12 38-39 0-36-29-73-73-73-77 0-94 100-108 171-25 137-44 254-58 414-5 48-11 100-17 144-8 69-23 106-56 106-15 0-29-10-36-19 32 0 40-23 40-37 0-21-19-36-38-36-18 0-37 11-37 38 0 35 29 73 73 73 77 0 93-98 108-173 25-131 44-248 58-410 4-50 11-102 17-146 8-69 23-104 56-104 17 0 29 8 35 16z">
            <text:p/>
          </draw:path>
          <draw:path draw:style-name="gr3" draw:text-style-name="P9" draw:layer="layout" svg:width="0.457cm" svg:height="0.416cm" svg:x="8.309cm" svg:y="4.804cm" svg:viewBox="0 0 458 417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1 85 61 63 0 96-65 98-71 10 35 44 71 98 71 96 0 148-119 148-142 0-8-9-8-11-8-8 0-10 2-12 8-29 100-94 121-123 121-35 0-50-29-50-61 0-21 6-39 17-81z">
            <text:p/>
          </draw:path>
          <draw:path draw:style-name="gr3" draw:text-style-name="P9" draw:layer="layout" svg:width="0.392cm" svg:height="0.291cm" svg:x="8.835cm" svg:y="4.548cm" svg:viewBox="0 0 393 292" svg:d="M48 244c-2 8-6 25-6 27 0 14 12 21 22 21 11 0 21-9 25-15 3-6 9-27 11-40 4-12 10-41 14-58 5-14 9-29 11-44 8-27 8-31 27-58 19-25 48-58 98-58 37 0 37 31 37 43 0 40-27 111-37 138-9 19-11 25-11 35 0 34 29 57 61 57 64 0 93-90 93-100 0-9-8-9-10-9-9 0-11 4-13 13-14 50-41 77-68 77-13 0-15-9-15-23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3" draw:text-style-name="P9" draw:layer="layout" svg:width="0.436cm" svg:height="0.647cm" svg:x="9.338cm" svg:y="4.573cm" svg:viewBox="0 0 437 648" svg:d="M437 10c0-2 0-10-13-10-12 0-99 8-116 10-6 0-13 5-13 17 0 13 9 13 23 13 44 0 46 6 46 14l-4 19-54 216c-17-33-44-58-86-58-106 0-220 136-220 269 0 87 50 148 123 148 18 0 64-5 118-69 9 37 40 69 84 69 33 0 54-21 68-52 15-32 27-88 27-90 0-10-8-10-10-10-11 0-11 4-13 16-16 61-33 115-70 115-25 0-27-23-27-42 0-23 2-29 6-44zM245 527c-4 17-4 19-18 35-40 50-77 65-102 65-46 0-61-50-61-86 0-45 30-160 52-202 28-54 69-87 107-87 60 0 72 75 72 81 0 4-2 11-4 15z">
            <text:p/>
          </draw:path>
          <draw:path draw:style-name="gr3" draw:text-style-name="P9" draw:layer="layout" svg:width="0.457cm" svg:height="0.416cm" svg:x="9.804cm" svg:y="4.804cm" svg:viewBox="0 0 458 417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1 87 61 61 0 94-65 96-71 10 35 44 71 100 71 94 0 146-119 146-142 0-8-9-8-11-8-8 0-10 2-12 8-29 100-94 121-123 121-35 0-50-29-50-61 0-21 6-39 17-81z">
            <text:p/>
          </draw:path>
        </draw:g>
        <draw:g xml:id="id19" draw:id="id19">
          <svg:title>TexMaths</svg:title>
          <svg:desc>20§display§ \frac{x^{n+1}}{n+1} + c§svg§600§FALSE§</svg:desc>
          <draw:polygon draw:style-name="gr2" draw:text-style-name="P8" draw:layer="layout" svg:width="2.809cm" svg:height="1.529cm" svg:x="16.726cm" svg:y="4.283cm" svg:viewBox="0 0 2810 1530" draw:points="1405,1530 0,1530 0,0 2810,0 2810,1530">
            <text:p/>
          </draw:polygon>
          <draw:path draw:style-name="gr3" draw:text-style-name="P9" draw:layer="layout" svg:width="0.351cm" svg:height="0.319cm" svg:x="16.779cm" svg:y="4.51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9" draw:layer="layout" svg:width="0.301cm" svg:height="0.223cm" svg:x="17.184cm" svg:y="4.358cm" svg:viewBox="0 0 302 224" svg:d="M37 187c-2 7-5 19-5 21 0 11 10 16 18 16s16-6 19-11c1-5 6-21 8-31 3-9 8-32 11-44s6-23 8-34c6-21 6-24 21-45 14-19 37-45 75-45 29 0 29 24 29 34 0 30-21 85-29 106-6 14-8 19-8 27 0 25 22 43 46 43 50 0 72-69 72-77 0-6-6-6-8-6-6 0-8 3-9 9-11 39-32 60-53 60-10 0-11-7-11-18s1-18 11-40c5-16 26-67 26-96 0-48-39-56-64-56-42 0-69 26-84 45-4-34-33-45-52-45-23 0-34 16-40 27-12 18-18 47-18 48 0 7 6 7 8 7 8 0 8-2 11-15 8-29 18-53 37-53 13 0 16 10 16 24 0 10-5 28-8 42-3 13-8 34-11 43z">
            <text:p/>
          </draw:path>
          <draw:path draw:style-name="gr3" draw:text-style-name="P9" draw:layer="layout" svg:width="0.362cm" svg:height="0.364cm" svg:x="17.542cm" svg:y="4.27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9" draw:layer="layout" svg:width="0.18cm" svg:height="0.327cm" svg:x="17.993cm" svg:y="4.248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9" draw:layer="layout" svg:width="1.633cm" svg:height="0.029cm" svg:x="16.691cm" svg:y="5.115cm" svg:viewBox="0 0 1634 30" draw:points="818,30 0,30 0,0 1634,0 1634,30">
            <text:p/>
          </draw:polygon>
          <draw:path draw:style-name="gr3" draw:text-style-name="P9" draw:layer="layout" svg:width="0.381cm" svg:height="0.319cm" svg:x="16.712cm" svg:y="5.477cm" svg:viewBox="0 0 382 320" svg:d="M42 270c-2 12-7 28-7 31 0 13 10 19 21 19 8 0 21-6 26-19 1-2 9-35 14-53l14-64c5-14 10-30 13-46 3-13 8-34 8-36 11-22 48-86 115-86 32 0 39 26 39 50 0 43-34 134-45 163-6 17-8 25-8 33 0 34 26 58 58 58 67 0 92-102 92-109 0-6-6-6-8-6-8 0-8 1-11 13-14 48-37 86-72 86-11 0-16-6-16-22 0-18 7-36 13-52 13-36 42-115 42-155 0-46-31-75-80-75-64 0-100 45-111 61-3-39-32-61-65-61-32 0-45 27-53 40-11 24-21 66-21 69 0 6 6 6 8 6 8 0 8 0 13-16 11-49 25-83 51-83 14 0 22 8 22 32 0 14-3 22-11 59z">
            <text:p/>
          </draw:path>
          <draw:path draw:style-name="gr3" draw:text-style-name="P9" draw:layer="layout" svg:width="0.468cm" svg:height="0.469cm" svg:x="17.309cm" svg:y="5.378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33cm" svg:height="0.469cm" svg:x="18.035cm" svg:y="5.3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9" draw:layer="layout" svg:width="0.468cm" svg:height="0.469cm" svg:x="18.603cm" svg:y="4.89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74cm" svg:height="0.319cm" svg:x="19.296cm" svg:y="4.99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2" draw:id="id22">
          <svg:title>TexMaths</svg:title>
          <svg:desc>26§display§2 \sqrt{x} + c§svg§600§FALSE§</svg:desc>
          <draw:polygon draw:style-name="gr2" draw:text-style-name="P8" draw:layer="layout" svg:width="3.161cm" svg:height="0.823cm" svg:x="16.192cm" svg:y="6.394cm" svg:viewBox="0 0 3162 824" draw:points="1581,824 0,824 0,0 3162,0 3162,824">
            <text:p/>
          </draw:polygon>
          <draw:path draw:style-name="gr3" draw:text-style-name="P9" draw:layer="layout" svg:width="0.365cm" svg:height="0.61cm" svg:x="16.192cm" svg:y="6.479cm" svg:viewBox="0 0 366 611" svg:d="M71 541l98-96c143-127 197-175 197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9" draw:layer="layout" svg:width="0.715cm" svg:height="0.914cm" svg:x="16.67cm" svg:y="6.348cm" svg:viewBox="0 0 716 915" svg:d="M289 819l-160-355c-6-15-12-15-15-15 0 0-6 0-14 6l-88 67c-12 8-12 12-12 15 0 4 2 10 8 10 7 0 23-13 32-21 6-4 20-14 29-21l181 395c6 15 12 15 20 15 13 0 15-4 23-17l416-861c7-14 7-16 7-18 0-11-9-19-19-19-8 0-15 4-21 19z">
            <text:p/>
          </draw:path>
          <draw:polygon draw:style-name="gr3" draw:text-style-name="P9" draw:layer="layout" svg:width="0.523cm" svg:height="0.039cm" svg:x="17.365cm" svg:y="6.348cm" svg:viewBox="0 0 524 40" draw:points="262,40 0,40 0,0 524,0 524,40">
            <text:p/>
          </draw:polygon>
          <draw:path draw:style-name="gr3" draw:text-style-name="P9" draw:layer="layout" svg:width="0.457cm" svg:height="0.415cm" svg:x="17.392cm" svg:y="6.68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2 0-8-9-8-11-8-8 0-10 2-12 8-29 100-94 121-123 121-35 0-50-29-50-60 0-21 6-40 17-81z">
            <text:p/>
          </draw:path>
          <draw:path draw:style-name="gr3" draw:text-style-name="P9" draw:layer="layout" svg:width="0.609cm" svg:height="0.61cm" svg:x="18.141cm" svg:y="6.554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9" draw:layer="layout" svg:width="0.357cm" svg:height="0.415cm" svg:x="19.042cm" svg:y="6.683cm" svg:viewBox="0 0 358 416" svg:d="M327 56c-15 0-27 0-42 15-15 12-17 29-17 35 0 21 17 31 36 31 27 0 52-21 52-58 0-46-44-79-111-79-122 0-245 131-245 260 0 83 54 156 150 156 131 0 208-98 208-108 0-6-6-13-11-13-6 0-8 2-12 11-73 89-173 89-185 89-56 0-81-44-81-100 0-37 18-127 50-183 27-52 79-91 129-91 31 0 66 10 79 35z">
            <text:p/>
          </draw:path>
        </draw:g>
        <draw:g xml:id="id24" draw:id="id24">
          <svg:title>TexMaths</svg:title>
          <svg:desc>26§display§\smallint \sin x\ dx§svg§600§FALSE§</svg:desc>
          <draw:polygon draw:style-name="gr2" draw:text-style-name="P8" draw:layer="layout" svg:width="3.601cm" svg:height="0.76cm" svg:x="7.191cm" svg:y="8.398cm" svg:viewBox="0 0 3602 761" draw:points="1801,761 0,761 0,0 3602,0 3602,761">
            <text:p/>
          </draw:polygon>
          <draw:path draw:style-name="gr3" draw:text-style-name="P9" draw:layer="layout" svg:width="0.382cm" svg:height="0.852cm" svg:x="7.195cm" svg:y="8.352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301cm" svg:height="0.421cm" svg:x="7.811cm" svg:y="8.597cm" svg:viewBox="0 0 302 422" svg:d="M160 233c21 4 96 19 96 85 0 46-31 84-104 84-77 0-110-52-127-132-2-10-4-14-13-14-12 0-12 6-12 23v120c0 17 0 23 10 23 5 0 7-2 23-18 2-2 2-5 19-21 40 37 81 39 100 39 106 0 150-62 150-129 0-48-30-75-40-87-31-29-67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9" draw:layer="layout" svg:width="0.197cm" svg:height="0.613cm" svg:x="8.171cm" svg:y="8.396cm" svg:viewBox="0 0 198 614" svg:d="M133 208l-129 10v30c60 0 69 4 69 50v245c0 42-11 42-73 42v29c29-2 79-2 102-2 31 0 64 0 96 2v-29c-61 0-65-5-65-40zM137 48c0-29-23-48-50-48-29 0-47 25-47 48 0 25 18 50 47 50 27 0 50-21 50-50z">
            <text:p/>
          </draw:path>
          <draw:path draw:style-name="gr3" draw:text-style-name="P9" draw:layer="layout" svg:width="0.461cm" svg:height="0.405cm" svg:x="8.422cm" svg:y="8.602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457cm" svg:height="0.415cm" svg:x="9.079cm" svg:y="8.60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100 71 93 0 145-118 145-141 0-9-8-9-10-9-8 0-10 2-12 9-30 99-94 120-123 120-36 0-50-29-50-60 0-21 6-40 17-81z">
            <text:p/>
          </draw:path>
          <draw:path draw:style-name="gr3" draw:text-style-name="P9" draw:layer="layout" svg:width="0.436cm" svg:height="0.646cm" svg:x="9.918cm" svg:y="8.373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8-23-28-41 0-23 3-30 7-44zM245 526c-4 17-4 19-18 36-40 50-77 64-102 64-46 0-61-50-61-85 0-46 32-160 52-202 28-54 69-87 107-87 60 0 72 75 72 81 0 4-2 10-4 14z">
            <text:p/>
          </draw:path>
          <draw:path draw:style-name="gr3" draw:text-style-name="P9" draw:layer="layout" svg:width="0.457cm" svg:height="0.415cm" svg:x="10.383cm" svg:y="8.60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99-92 120-123 120-36 0-50-29-50-60 0-21 6-40 17-81z">
            <text:p/>
          </draw:path>
        </draw:g>
        <draw:g xml:id="id27" draw:id="id27">
          <svg:title>TexMaths</svg:title>
          <svg:desc>26§display§\smallint \cos x\ dx§svg§600§FALSE§</svg:desc>
          <draw:polygon draw:style-name="gr2" draw:text-style-name="P8" draw:layer="layout" svg:width="3.702cm" svg:height="0.76cm" svg:x="7.192cm" svg:y="10.297cm" svg:viewBox="0 0 3703 761" draw:points="1853,761 0,761 0,0 3703,0 3703,761">
            <text:p/>
          </draw:polygon>
          <draw:path draw:style-name="gr3" draw:text-style-name="P9" draw:layer="layout" svg:width="0.382cm" svg:height="0.852cm" svg:x="7.196cm" svg:y="10.251cm" svg:viewBox="0 0 383 853" svg:d="M347 37c-31 3-39 25-39 38 0 23 18 37 37 37s38-12 38-39c0-36-30-73-73-73-77 0-94 100-108 171-25 137-44 253-59 414-4 47-10 99-16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348cm" svg:height="0.421cm" svg:x="7.812cm" svg:y="10.496cm" svg:viewBox="0 0 349 422" svg:d="M77 212c0-150 75-189 123-189 8 0 66 0 99 33-37 4-43 31-43 44 0 23 16 41 41 41s44-16 44-43c0-63-71-98-141-98-115 0-200 100-200 212 0 119 91 210 198 210 122 0 151-110 151-120 0-9-8-9-10-9-8 0-10 5-13 9-27 85-87 97-120 97-48 0-129-39-129-187z">
            <text:p/>
          </draw:path>
          <draw:path draw:style-name="gr3" draw:text-style-name="P9" draw:layer="layout" svg:width="0.407cm" svg:height="0.421cm" svg:x="8.213cm" svg:y="10.496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8.675cm" svg:y="10.496cm" svg:viewBox="0 0 302 422" svg:d="M160 233c21 4 96 19 96 85 0 46-31 84-104 84-77 0-110-52-127-132-2-10-4-14-13-14-12 0-12 6-12 23v120c0 17 0 23 10 23 5 0 7-2 23-18 2-2 2-5 19-21 39 37 81 39 100 39 106 0 150-62 150-129 0-48-30-75-40-87-31-29-67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9" draw:layer="layout" svg:width="0.456cm" svg:height="0.415cm" svg:x="9.182cm" svg:y="10.501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6-64 98-71 10 36 44 71 100 71 93 0 145-118 145-141 0-9-8-9-10-9-8 0-10 2-13 9-29 99-93 120-122 120-36 0-50-29-50-60 0-21 6-40 17-81z">
            <text:p/>
          </draw:path>
          <draw:path draw:style-name="gr3" draw:text-style-name="P9" draw:layer="layout" svg:width="0.436cm" svg:height="0.646cm" svg:x="10.02cm" svg:y="10.272cm" svg:viewBox="0 0 437 647" svg:d="M437 10c0-2 0-10-13-10-12 0-100 8-116 10-6 0-13 5-13 17 0 13 9 13 23 13 44 0 46 6 46 14l-2 19-56 216c-17-33-44-58-86-58-106 0-220 135-220 268 0 88 50 148 123 148 18 0 64-4 118-69 9 38 40 69 83 69 34 0 54-21 69-52s27-87 27-89c0-11-8-11-10-11-11 0-11 4-13 17-16 60-33 114-71 114-24 0-27-23-27-41 0-23 3-30 7-44zM245 526c-4 17-4 19-18 36-40 50-77 64-102 64-46 0-61-50-61-85 0-46 32-160 52-202 27-54 69-87 106-87 61 0 73 75 73 81 0 4-2 10-4 14z">
            <text:p/>
          </draw:path>
          <draw:path draw:style-name="gr3" draw:text-style-name="P9" draw:layer="layout" svg:width="0.456cm" svg:height="0.415cm" svg:x="10.484cm" svg:y="10.501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7 60 61 0 94-64 96-71 10 36 44 71 100 71 93 0 145-118 145-141 0-9-8-9-10-9-8 0-10 2-13 9-29 99-91 120-122 120-36 0-50-29-50-60 0-21 6-40 17-81z">
            <text:p/>
          </draw:path>
        </draw:g>
        <draw:g xml:id="id30" draw:id="id30">
          <svg:title>TexMaths</svg:title>
          <svg:desc>26§display§\smallint \sec^2 x \ dx§svg§600§FALSE§</svg:desc>
          <draw:polygon draw:style-name="gr2" draw:text-style-name="P8" draw:layer="layout" svg:width="4.064cm" svg:height="0.908cm" svg:x="7.194cm" svg:y="12.1cm" svg:viewBox="0 0 4065 909" draw:points="2033,909 0,909 0,0 4065,0 4065,909">
            <text:p/>
          </draw:polygon>
          <draw:path draw:style-name="gr3" draw:text-style-name="P9" draw:layer="layout" svg:width="0.382cm" svg:height="0.852cm" svg:x="7.198cm" svg:y="12.202cm" svg:viewBox="0 0 383 853" svg:d="M347 37c-31 3-39 25-39 38 0 23 19 37 37 37 19 0 38-12 38-39 0-36-29-73-73-73-77 0-94 100-108 171-25 137-44 254-58 414-5 48-11 100-17 143-8 69-23 107-56 107-15 0-29-11-36-19 32 0 40-23 40-38 0-20-19-35-38-35-18 0-37 10-37 37 0 36 29 73 73 73 77 0 93-98 108-172 25-132 44-248 58-410 4-50 11-102 17-146 8-69 23-104 56-104 17 0 29 8 35 16z">
            <text:p/>
          </draw:path>
          <draw:path draw:style-name="gr3" draw:text-style-name="P9" draw:layer="layout" svg:width="0.301cm" svg:height="0.421cm" svg:x="7.814cm" svg:y="12.447cm" svg:viewBox="0 0 302 422" svg:d="M160 233c21 4 96 19 96 85 0 46-31 84-104 84-77 0-110-52-127-131-2-11-4-15-13-15-12 0-12 6-12 23v121c0 16 0 22 10 22 5 0 7-2 23-18 2-2 2-4 19-21 40 37 81 39 100 39 106 0 150-62 150-129 0-47-29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355cm" svg:height="0.421cm" svg:x="8.17cm" svg:y="12.44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9" draw:layer="layout" svg:width="0.349cm" svg:height="0.421cm" svg:x="8.582cm" svg:y="12.447cm" svg:viewBox="0 0 350 422" svg:d="M77 212c0-150 75-189 123-189 8 0 66 0 100 33-38 4-44 31-44 44 0 23 17 42 42 42 24 0 43-17 43-44 0-63-71-98-141-98-115 0-200 100-200 212 0 119 92 210 198 210 122 0 152-110 152-120 0-9-9-9-11-9-8 0-10 5-12 9-27 85-88 98-121 98-48 0-129-40-129-188z">
            <text:p/>
          </draw:path>
          <draw:path draw:style-name="gr3" draw:text-style-name="P9" draw:layer="layout" svg:width="0.284cm" svg:height="0.426cm" svg:x="8.996cm" svg:y="12.054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9" draw:layer="layout" svg:width="0.457cm" svg:height="0.415cm" svg:x="9.545cm" svg:y="12.451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6 0 148-118 148-141 0-9-9-9-11-9-8 0-10 2-12 9-29 100-94 120-123 120-35 0-50-29-50-60 0-21 6-39 17-81z">
            <text:p/>
          </draw:path>
          <draw:path draw:style-name="gr3" draw:text-style-name="P9" draw:layer="layout" svg:width="0.436cm" svg:height="0.646cm" svg:x="10.381cm" svg:y="12.223cm" svg:viewBox="0 0 437 647" svg:d="M437 10c0-2 0-10-13-10-12 0-99 8-116 10-6 0-13 5-13 17 0 13 9 13 23 13 44 0 46 6 46 14l-2 19-56 216c-17-33-44-58-85-58-107 0-221 135-221 268 0 88 50 148 123 148 18 0 64-4 118-68 9 37 40 68 84 68 33 0 54-21 68-52 15-31 27-87 27-89 0-11-8-11-10-11-11 0-11 4-13 17-16 60-33 114-70 114-25 0-27-22-27-41 0-23 2-29 6-44zM245 527c-4 16-4 18-18 35-40 50-77 64-102 64-46 0-61-50-61-85 0-46 30-160 53-202 27-54 68-87 106-87 60 0 72 75 72 81 0 4-2 10-4 15z">
            <text:p/>
          </draw:path>
          <draw:path draw:style-name="gr3" draw:text-style-name="P9" draw:layer="layout" svg:width="0.457cm" svg:height="0.415cm" svg:x="10.847cm" svg:y="12.451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4 0 146-118 146-141 0-9-9-9-11-9-8 0-10 2-12 9-29 100-94 120-123 120-35 0-50-29-50-60 0-21 6-39 17-81z">
            <text:p/>
          </draw:path>
        </draw:g>
        <draw:g xml:id="id25" draw:id="id25">
          <svg:title>TexMaths</svg:title>
          <svg:desc>26§display§- \cos x + c§svg§600§FALSE§</svg:desc>
          <draw:polygon draw:style-name="gr2" draw:text-style-name="P8" draw:layer="layout" svg:width="4.181cm" svg:height="0.516cm" svg:x="15.892cm" svg:y="8.395cm" svg:viewBox="0 0 4182 517" draw:points="2091,517 0,517 0,0 4182,0 4182,517">
            <text:p/>
          </draw:polygon>
          <draw:path draw:style-name="gr3" draw:text-style-name="P9" draw:layer="layout" svg:width="0.559cm" svg:height="0.038cm" svg:x="15.921cm" svg:y="8.636cm" svg:viewBox="0 0 560 39" svg:d="M529 39c14 0 31 0 31-20 0-19-17-19-31-19h-498c-14 0-31 0-31 19 0 20 17 20 31 20z">
            <text:p/>
          </draw:path>
          <draw:path draw:style-name="gr3" draw:text-style-name="P9" draw:layer="layout" svg:width="0.349cm" svg:height="0.421cm" svg:x="16.741cm" svg:y="8.472cm" svg:viewBox="0 0 350 422" svg:d="M77 212c0-150 75-189 123-189 8 0 66 0 100 33-38 4-44 31-44 44 0 23 17 41 42 41s43-16 43-43c0-63-71-98-141-98-115 0-200 100-200 212 0 118 92 210 198 210 122 0 152-110 152-121 0-8-9-8-11-8-8 0-10 4-12 8-27 86-88 98-121 98-48 0-129-39-129-187z">
            <text:p/>
          </draw:path>
          <draw:path draw:style-name="gr3" draw:text-style-name="P9" draw:layer="layout" svg:width="0.407cm" svg:height="0.421cm" svg:x="17.14cm" svg:y="8.472cm" svg:viewBox="0 0 408 422" svg:d="M408 214c0-116-94-214-204-214-115 0-204 100-204 214 0 119 96 208 204 208 110 0 204-92 204-208zM204 399c-40 0-79-21-104-62-23-40-23-96-23-129 0-36 0-85 21-127 25-42 68-60 106-60 39 0 79 18 102 58 25 39 25 93 25 129 0 33 0 83-21 122-19 42-60 69-106 69z">
            <text:p/>
          </draw:path>
          <draw:path draw:style-name="gr3" draw:text-style-name="P9" draw:layer="layout" svg:width="0.301cm" svg:height="0.421cm" svg:x="17.602cm" svg:y="8.472cm" svg:viewBox="0 0 302 422" svg:d="M160 233c21 4 96 18 96 85 0 46-31 83-104 83-77 0-110-52-127-131-2-10-4-14-13-14-12 0-12 6-12 22v121c0 17 0 23 10 23 5 0 7-2 23-19 2-2 2-4 19-21 40 38 81 40 100 40 106 0 150-62 150-129 0-48-29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9" draw:layer="layout" svg:width="0.457cm" svg:height="0.415cm" svg:x="18.112cm" svg:y="8.478cm" svg:viewBox="0 0 458 416" svg:d="M281 129c4-25 25-108 89-108 5 0 27 0 46 10-25 6-44 29-44 50 0 15 11 33 36 33 21 0 50-16 50-54 0-48-54-60-86-60-54 0-85 48-97 71-23-63-71-71-98-71-96 0-148 118-148 141 0 9 8 9 11 9 8 0 10 0 12-9 31-97 92-120 123-120 16 0 50 8 50 60 0 29-17 91-50 218-15 58-48 96-88 96-6 0-27 0-45-11 23-6 43-24 43-49s-20-34-35-34c-27 0-50 25-50 54 0 42 46 61 85 61 63 0 94-65 98-71 11 35 44 71 98 71 96 0 148-119 148-142 0-8-9-8-11-8-8 0-10 2-12 8-31 100-94 121-123 121-35 0-50-29-50-60 0-21 6-40 17-81z">
            <text:p/>
          </draw:path>
          <draw:path draw:style-name="gr3" draw:text-style-name="P9" draw:layer="layout" svg:width="0.609cm" svg:height="0.61cm" svg:x="18.863cm" svg:y="8.349cm" svg:viewBox="0 0 610 611" svg:d="M325 324h256c12 0 29 0 29-18 0-19-17-19-29-19h-256v-256c0-14 0-31-19-31s-19 17-19 31v256h-256c-14 0-31 0-31 19 0 18 17 18 31 18h256v256c0 12 0 31 19 31s19-19 19-31z">
            <text:p/>
          </draw:path>
          <draw:path draw:style-name="gr3" draw:text-style-name="P9" draw:layer="layout" svg:width="0.357cm" svg:height="0.415cm" svg:x="19.762cm" svg:y="8.478cm" svg:viewBox="0 0 358 416" svg:d="M327 56c-15 0-27 0-42 15-15 12-17 29-17 35 0 21 17 31 36 31 27 0 52-21 52-58 0-46-44-79-110-79-123 0-246 131-246 260 0 83 54 156 150 156 131 0 208-98 208-108 0-7-6-13-11-13-6 0-8 2-12 11-73 89-173 89-185 89-56 0-81-44-81-100 0-37 18-127 50-183 27-52 79-91 129-91 31 0 66 10 79 35z">
            <text:p/>
          </draw:path>
        </draw:g>
        <draw:g xml:id="id28" draw:id="id28">
          <svg:title>TexMaths</svg:title>
          <svg:desc>26§display§ \sin x + c§svg§600§FALSE§</svg:desc>
          <draw:polygon draw:style-name="gr2" draw:text-style-name="P8" draw:layer="layout" svg:width="3.216cm" svg:height="0.597cm" svg:x="16.412cm" svg:y="10.194cm" svg:viewBox="0 0 3217 598" draw:points="1608,598 0,598 0,0 3217,0 3217,598">
            <text:p/>
          </draw:polygon>
          <draw:path draw:style-name="gr3" draw:text-style-name="P9" draw:layer="layout" svg:width="0.301cm" svg:height="0.422cm" svg:x="16.395cm" svg:y="10.35cm" svg:viewBox="0 0 302 423" svg:d="M160 233c21 5 96 19 96 86 0 46-31 83-104 83-77 0-110-52-127-131-2-10-4-15-13-15-12 0-12 7-12 23v121c0 17 0 23 10 23 5 0 7-2 23-19 2-2 2-4 19-20 40 37 81 39 100 39 106 0 150-62 150-129 0-48-29-75-40-88-31-29-66-35-104-43-52-11-114-21-114-75 0-34 25-71 104-71 100 0 106 83 108 112 0 9 8 9 10 9 13 0 13-5 13-23v-92c0-17 0-23-11-23-4 0-6 0-18 10-2 5-13 13-17 15-33-25-73-25-85-25-113 0-148 63-148 113 0 33 15 58 40 79 29 23 56 29 120 41z">
            <text:p/>
          </draw:path>
          <draw:path draw:style-name="gr3" draw:text-style-name="P9" draw:layer="layout" svg:width="0.197cm" svg:height="0.614cm" svg:x="16.757cm" svg:y="10.148cm" svg:viewBox="0 0 198 615" svg:d="M133 208l-129 11v29c60 0 69 4 69 50v246c0 42-11 42-73 42v29c29-2 79-2 102-2 31 0 64 0 96 2v-29c-61 0-65-4-65-40zM137 48c0-29-23-48-50-48-29 0-47 25-47 48 0 25 18 50 47 50 27 0 50-21 50-50z">
            <text:p/>
          </draw:path>
          <draw:path draw:style-name="gr3" draw:text-style-name="P9" draw:layer="layout" svg:width="0.461cm" svg:height="0.405cm" svg:x="17.009cm" svg:y="10.356cm" svg:viewBox="0 0 462 406" svg:d="M71 90v248c0 39-9 39-71 39v29c31 0 79-2 104-2 23 0 71 2 102 2v-29c-60 0-71 0-71-39v-171c0-96 65-146 123-146s69 50 69 102v215c0 39-11 39-71 39v29c31 0 79-2 104-2 23 0 71 2 102 2v-29c-48 0-71 0-71-27v-175c0-79 0-108-29-142-12-14-44-33-96-33-68 0-110 40-137 96v-96l-129 10v30c64 0 71 6 71 50z">
            <text:p/>
          </draw:path>
          <draw:path draw:style-name="gr3" draw:text-style-name="P9" draw:layer="layout" svg:width="0.457cm" svg:height="0.416cm" svg:x="17.666cm" svg:y="10.356cm" svg:viewBox="0 0 458 417" svg:d="M281 129c4-25 25-108 89-108 7 0 27 0 46 10-25 7-44 29-44 50 0 15 11 34 36 34 21 0 50-17 50-55 0-47-54-60-86-60-54 0-85 48-97 71-23-63-71-71-98-71-96 0-148 119-148 142 0 8 8 8 11 8 8 0 10 0 12-8 31-98 92-121 123-121 16 0 50 8 50 60 0 29-17 92-50 219-15 59-48 96-88 96-6 0-27 0-45-10 22-7 43-25 43-50s-21-34-35-34c-27 0-50 25-50 54 0 42 46 61 85 61 63 0 96-65 98-71 10 35 44 71 98 71 96 0 148-119 148-142 0-8-9-8-11-8-8 0-10 2-12 8-29 100-94 121-123 121-35 0-50-29-50-60 0-21 6-40 17-82z">
            <text:p/>
          </draw:path>
          <draw:path draw:style-name="gr3" draw:text-style-name="P9" draw:layer="layout" svg:width="0.609cm" svg:height="0.612cm" svg:x="18.417cm" svg:y="10.227cm" svg:viewBox="0 0 610 613" svg:d="M325 325h255c13 0 30 0 30-19 0-18-17-18-30-18h-255v-257c0-14 0-31-19-31s-19 17-19 31v257h-256c-14 0-31 0-31 18 0 19 17 19 31 19h256v257c0 12 0 31 19 31s19-19 19-31z">
            <text:p/>
          </draw:path>
          <draw:path draw:style-name="gr3" draw:text-style-name="P9" draw:layer="layout" svg:width="0.357cm" svg:height="0.416cm" svg:x="19.318cm" svg:y="10.356cm" svg:viewBox="0 0 358 417" svg:d="M327 56c-15 0-27 0-42 15-15 12-17 29-17 35 0 21 17 32 36 32 27 0 52-21 52-59 0-46-44-79-110-79-123 0-246 131-246 261 0 83 54 156 150 156 131 0 208-98 208-109 0-6-6-12-11-12-6 0-8 2-12 10-73 90-173 90-185 90-56 0-81-44-81-100 0-38 18-127 50-183 27-53 79-92 129-92 31 0 66 10 79 35z">
            <text:p/>
          </draw:path>
        </draw:g>
        <draw:g xml:id="id31" draw:id="id31">
          <svg:title>TexMaths</svg:title>
          <svg:desc>26§display§\tan x + c§svg§600§FALSE§</svg:desc>
          <draw:polygon draw:style-name="gr2" draw:text-style-name="P8" draw:layer="layout" svg:width="3.413cm" svg:height="0.548cm" svg:x="16.425cm" svg:y="12.095cm" svg:viewBox="0 0 3414 549" draw:points="1707,549 0,549 0,0 3414,0 3414,549">
            <text:p/>
          </draw:polygon>
          <draw:path draw:style-name="gr3" draw:text-style-name="P9" draw:layer="layout" svg:width="0.288cm" svg:height="0.573cm" svg:x="16.396cm" svg:y="12.049cm" svg:viewBox="0 0 289 574" svg:d="M141 197h131v-29h-131v-168h-22c0 75-30 172-119 177v20h79v252c0 114 85 125 119 125 64 0 91-65 91-125v-52h-25v52c0 66-27 102-60 102-63 0-63-83-63-100z">
            <text:p/>
          </draw:path>
          <draw:path draw:style-name="gr3" draw:text-style-name="P9" draw:layer="layout" svg:width="0.413cm" svg:height="0.421cm" svg:x="16.772cm" svg:y="12.201cm" svg:viewBox="0 0 414 422" svg:d="M266 341c4 37 29 75 73 75 19 0 75-13 75-88v-50h-23v50c0 54-23 61-33 61-29 0-34-42-34-46v-185c0-37 0-73-33-108-35-35-81-50-127-50-75 0-137 44-137 104 0 27 19 44 42 44 25 0 41-19 41-44 0-10-4-42-46-42 25-31 69-41 100-41 44 0 96 35 96 116v35c-46 3-110 5-169 32-68 31-91 79-91 120 0 75 89 98 148 98 60 0 102-38 118-81zM260 191v92c0 87-65 118-106 118-46 0-83-33-83-79 0-50 39-127 189-131z">
            <text:p/>
          </draw:path>
          <draw:path draw:style-name="gr3" draw:text-style-name="P9" draw:layer="layout" svg:width="0.461cm" svg:height="0.404cm" svg:x="17.221cm" svg:y="12.207cm" svg:viewBox="0 0 462 405" svg:d="M71 89v248c0 39-9 39-71 39v29c31 0 79-2 104-2 23 0 71 2 102 2v-29c-60 0-71 0-71-39v-171c0-95 65-145 123-145s68 50 68 102v214c0 39-10 39-70 39v29c31 0 79-2 104-2 23 0 70 2 102 2v-29c-48 0-71 0-71-27v-174c0-79 0-109-29-142-13-14-44-33-96-33-68 0-110 39-137 96v-96l-129 10v29c64 0 71 7 71 50z">
            <text:p/>
          </draw:path>
          <draw:path draw:style-name="gr3" draw:text-style-name="P9" draw:layer="layout" svg:width="0.456cm" svg:height="0.415cm" svg:x="17.879cm" svg:y="12.207cm" svg:viewBox="0 0 457 416" svg:d="M281 129c4-25 25-108 89-108 6 0 27 0 46 10-25 6-44 29-44 50 0 15 11 33 36 33 20 0 49-16 49-54 0-48-54-60-85-60-54 0-85 48-98 71-22-63-70-71-97-71-96 0-148 118-148 141 0 9 8 9 11 9 8 0 10 0 12-9 31-97 91-120 123-120 16 0 50 8 50 60 0 29-17 91-50 218-15 58-48 96-88 96-6 0-27 0-45-11 22-6 43-25 43-49 0-25-21-34-35-34-27 0-50 25-50 54 0 42 46 61 85 61 63 0 94-65 98-71 10 35 44 71 98 71 95 0 147-119 147-142 0-8-8-8-10-8-8 0-10 2-13 8-29 100-93 121-122 121-36 0-50-29-50-60 0-21 6-40 17-81z">
            <text:p/>
          </draw:path>
          <draw:path draw:style-name="gr3" draw:text-style-name="P9" draw:layer="layout" svg:width="0.608cm" svg:height="0.61cm" svg:x="18.627cm" svg:y="12.078cm" svg:viewBox="0 0 609 611" svg:d="M324 324h256c13 0 29 0 29-19 0-18-16-18-29-18h-256v-256c0-14 0-31-18-31-19 0-19 17-19 31v256h-256c-14 0-31 0-31 18 0 19 17 19 31 19h256v256c0 12 0 31 19 31 18 0 18-19 18-31z">
            <text:p/>
          </draw:path>
          <draw:path draw:style-name="gr3" draw:text-style-name="P9" draw:layer="layout" svg:width="0.357cm" svg:height="0.415cm" svg:x="19.527cm" svg:y="12.207cm" svg:viewBox="0 0 358 416" svg:d="M326 56c-14 0-27 0-41 15-15 12-17 29-17 35 0 21 17 31 36 31 27 0 52-21 52-58 0-46-44-79-111-79-122 0-245 131-245 260 0 83 54 156 150 156 131 0 208-98 208-108 0-7-7-13-11-13-6 0-8 2-12 10-73 90-173 90-185 90-56 0-81-44-81-100 0-37 18-127 50-183 27-52 79-91 128-91 32 0 67 10 79 35z">
            <text:p/>
          </draw:path>
        </draw:g>
        <draw:g xml:id="id33" draw:id="id33">
          <svg:title>TexMaths</svg:title>
          <svg:desc>26§display§\smallint \text {cosec}^2 x \ dx§svg§600§FALSE§</svg:desc>
          <draw:polygon draw:style-name="gr2" draw:text-style-name="P8" draw:layer="layout" svg:width="4.773cm" svg:height="0.908cm" svg:x="7.194cm" svg:y="14.002cm" svg:viewBox="0 0 4774 909" draw:points="2387,909 0,909 0,0 4774,0 4774,909">
            <text:p/>
          </draw:polygon>
          <draw:path draw:style-name="gr3" draw:text-style-name="P9" draw:layer="layout" svg:width="0.382cm" svg:height="0.852cm" svg:x="7.198cm" svg:y="14.104cm" svg:viewBox="0 0 383 853" svg:d="M347 37c-31 3-39 25-39 38 0 23 18 37 37 37s38-12 38-39c0-36-30-73-73-73-77 0-94 100-108 171-25 137-44 254-59 414-4 48-10 100-16 143-8 69-23 107-56 107-15 0-29-11-36-19 32 0 40-23 40-38 0-20-19-35-38-35-18 0-37 10-37 37 0 36 29 73 73 73 77 0 93-98 108-172 25-132 44-248 58-410 4-50 11-102 17-146 8-69 23-104 56-104 17 0 29 8 35 16z">
            <text:p/>
          </draw:path>
          <draw:path draw:style-name="gr3" draw:text-style-name="P9" draw:layer="layout" svg:width="0.348cm" svg:height="0.421cm" svg:x="7.814cm" svg:y="14.349cm" svg:viewBox="0 0 349 422" svg:d="M77 212c0-150 75-189 123-189 8 0 66 0 99 33-37 4-43 31-43 44 0 23 16 42 41 42s44-17 44-44c0-63-71-98-141-98-115 0-200 100-200 212 0 119 91 210 198 210 122 0 151-110 151-120 0-9-8-9-10-9-8 0-10 5-13 9-27 85-87 98-120 98-48 0-129-40-129-188z">
            <text:p/>
          </draw:path>
          <draw:path draw:style-name="gr3" draw:text-style-name="P9" draw:layer="layout" svg:width="0.407cm" svg:height="0.421cm" svg:x="8.215cm" svg:y="14.349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9" draw:layer="layout" svg:width="0.301cm" svg:height="0.421cm" svg:x="8.677cm" svg:y="14.349cm" svg:viewBox="0 0 302 422" svg:d="M160 233c21 4 96 19 96 85 0 46-31 84-104 84-77 0-110-52-127-131-2-11-4-15-13-15-12 0-12 6-12 23v121c0 16 0 22 10 22 5 0 7-2 23-18 2-2 2-4 19-21 39 37 81 39 100 39 106 0 150-62 150-129 0-47-30-74-40-87-31-29-67-35-104-44-52-10-114-20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9" draw:layer="layout" svg:width="0.355cm" svg:height="0.421cm" svg:x="9.032cm" svg:y="14.349cm" svg:viewBox="0 0 356 422" svg:d="M77 181c6-137 83-160 114-160 94 0 104 123 104 160zM77 200h256c20 0 23 0 23-19 0-92-50-181-165-181-106 0-191 94-191 210 0 123 96 212 202 212 112 0 154-102 154-120 0-9-7-11-13-11-8 0-10 7-10 13-34 96-117 96-125 96-46 0-83-30-104-63-27-44-27-104-27-137z">
            <text:p/>
          </draw:path>
          <draw:path draw:style-name="gr3" draw:text-style-name="P9" draw:layer="layout" svg:width="0.348cm" svg:height="0.421cm" svg:x="9.442cm" svg:y="14.349cm" svg:viewBox="0 0 349 422" svg:d="M77 212c0-150 75-189 123-189 8 0 66 0 99 33-37 4-43 31-43 44 0 23 16 42 41 42s44-17 44-44c0-63-71-98-141-98-115 0-200 100-200 212 0 119 91 210 198 210 122 0 151-110 151-120 0-9-8-9-10-9-8 0-10 5-13 9-27 85-87 98-120 98-48 0-129-40-129-188z">
            <text:p/>
          </draw:path>
          <draw:path draw:style-name="gr3" draw:text-style-name="P9" draw:layer="layout" svg:width="0.284cm" svg:height="0.426cm" svg:x="9.858cm" svg:y="13.956cm" svg:viewBox="0 0 285 427" svg:d="M285 310h-23c-2 15-8 52-17 58-4 5-54 5-62 5h-119c67-61 90-77 129-109 48-37 92-77 92-139 0-77-69-125-152-125-79 0-133 56-133 114 0 34 27 38 33 38 17 0 36-13 36-35 0-11-5-34-38-34 19-46 63-60 94-60 64 0 97 50 97 102 0 56-39 100-60 125l-156 152c-6 6-6 8-6 25h266z">
            <text:p/>
          </draw:path>
          <draw:path draw:style-name="gr3" draw:text-style-name="P9" draw:layer="layout" svg:width="0.456cm" svg:height="0.415cm" svg:x="10.255cm" svg:y="14.353cm" svg:viewBox="0 0 457 416" svg:d="M281 129c4-25 25-108 89-108 4 0 27 0 46 10-25 6-44 29-44 50 0 15 11 33 36 33 20 0 49-16 49-54 0-48-54-60-85-60-54 0-85 48-98 71-22-63-70-71-97-71-96 0-148 119-148 142 0 8 8 8 11 8 8 0 10 0 12-8 31-98 91-121 123-121 16 0 50 8 50 60 0 29-17 92-50 219-15 58-48 95-88 95-6 0-27 0-45-10 22-6 43-25 43-50s-21-33-35-33c-27 0-50 25-50 54 0 41 46 60 85 60 63 0 94-64 98-71 10 36 44 71 98 71 95 0 147-118 147-141 0-9-8-9-10-9-8 0-10 2-13 9-31 100-93 120-122 120-36 0-50-29-50-60 0-21 6-39 17-81z">
            <text:p/>
          </draw:path>
          <draw:path draw:style-name="gr3" draw:text-style-name="P9" draw:layer="layout" svg:width="0.436cm" svg:height="0.646cm" svg:x="11.091cm" svg:y="14.125cm" svg:viewBox="0 0 437 647" svg:d="M437 10c0-2 0-10-13-10-12 0-100 8-116 10-6 0-13 5-13 17 0 13 9 13 23 13 44 0 46 6 46 14l-4 19-54 216c-17-33-44-58-86-58-106 0-220 135-220 268 0 88 50 148 123 148 18 0 64-4 118-68 9 37 40 68 83 68 34 0 54-21 69-52s27-87 27-89c0-11-8-11-10-11-11 0-11 4-13 17-16 60-33 114-71 114-24 0-27-22-27-41 0-23 3-29 7-44zM245 527c-4 16-4 18-18 35-40 50-77 64-102 64-46 0-61-50-61-85 0-46 30-160 52-202 27-54 69-87 106-87 61 0 73 75 73 81 0 4-2 10-4 15z">
            <text:p/>
          </draw:path>
          <draw:path draw:style-name="gr3" draw:text-style-name="P9" draw:layer="layout" svg:width="0.456cm" svg:height="0.415cm" svg:x="11.557cm" svg:y="14.353cm" svg:viewBox="0 0 457 416" svg:d="M281 129c4-25 25-108 89-108 6 0 27 0 46 10-25 6-44 29-44 50 0 15 11 33 36 33 20 0 49-16 49-54 0-48-54-60-85-60-54 0-85 48-98 71-22-63-70-71-97-71-96 0-148 119-148 142 0 8 8 8 11 8 8 0 10 0 12-8 31-98 91-121 123-121 16 0 50 8 50 60 0 29-17 92-50 219-15 58-48 95-88 95-6 0-27 0-45-10 22-6 43-25 43-50s-21-33-35-33c-27 0-50 25-50 54 0 41 46 60 85 60 63 0 96-64 98-71 10 36 44 71 98 71 95 0 147-118 147-141 0-9-8-9-10-9-8 0-10 2-13 9-29 100-93 120-122 120-36 0-50-29-50-60 0-21 6-39 17-81z">
            <text:p/>
          </draw:path>
        </draw:g>
        <draw:g xml:id="id34" draw:id="id34">
          <svg:title>TexMaths</svg:title>
          <svg:desc>26§display§-\  \cot x +  c§svg§600§FALSE§</svg:desc>
          <draw:polygon draw:style-name="gr2" draw:text-style-name="P8" draw:layer="layout" svg:width="4.48cm" svg:height="0.548cm" svg:x="15.295cm" svg:y="13.896cm" svg:viewBox="0 0 4481 549" draw:points="2241,549 0,549 0,0 4481,0 4481,549">
            <text:p/>
          </draw:polygon>
          <draw:path draw:style-name="gr3" draw:text-style-name="P9" draw:layer="layout" svg:width="0.559cm" svg:height="0.038cm" svg:x="15.324cm" svg:y="14.166cm" svg:viewBox="0 0 560 39" svg:d="M528 39c15 0 32 0 32-20 0-19-17-19-32-19h-497c-14 0-31 0-31 19 0 20 17 20 31 20z">
            <text:p/>
          </draw:path>
          <draw:path draw:style-name="gr3" draw:text-style-name="P9" draw:layer="layout" svg:width="0.349cm" svg:height="0.421cm" svg:x="16.448cm" svg:y="14.002cm" svg:viewBox="0 0 350 422" svg:d="M77 212c0-150 75-189 123-189 8 0 66 0 100 33-38 4-44 31-44 44 0 23 17 41 42 41 24 0 43-16 43-43 0-63-71-98-141-98-115 0-200 100-200 212 0 118 92 210 198 210 122 0 152-110 152-121 0-8-9-8-11-8-8 0-10 4-12 8-27 85-88 98-121 98-48 0-129-40-129-187z">
            <text:p/>
          </draw:path>
          <draw:path draw:style-name="gr3" draw:text-style-name="P9" draw:layer="layout" svg:width="0.407cm" svg:height="0.421cm" svg:x="16.849cm" svg:y="14.002cm" svg:viewBox="0 0 408 422" svg:d="M408 214c0-116-94-214-204-214-115 0-204 100-204 214 0 118 96 208 204 208 110 0 204-92 204-208zM204 399c-40 0-79-21-104-62-23-40-23-96-23-129 0-36 0-85 21-127 25-42 68-60 106-60 39 0 79 18 102 58 25 39 25 93 25 129 0 33 0 83-21 122-19 42-60 69-106 69z">
            <text:p/>
          </draw:path>
          <draw:path draw:style-name="gr3" draw:text-style-name="P9" draw:layer="layout" svg:width="0.288cm" svg:height="0.573cm" svg:x="17.298cm" svg:y="13.85cm" svg:viewBox="0 0 289 574" svg:d="M141 197h132v-29h-132v-168h-22c0 75-30 172-119 177v20h79v252c0 114 85 125 119 125 64 0 91-65 91-125v-52h-25v52c0 66-27 102-60 102-63 0-63-83-63-100z">
            <text:p/>
          </draw:path>
          <draw:path draw:style-name="gr3" draw:text-style-name="P9" draw:layer="layout" svg:width="0.457cm" svg:height="0.415cm" svg:x="17.814cm" svg:y="14.008cm" svg:viewBox="0 0 458 416" svg:d="M281 129c4-25 25-108 89-108 7 0 27 0 46 10-25 6-44 29-44 50 0 15 11 33 36 33 21 0 50-16 50-54 0-48-54-60-86-60-54 0-85 48-97 71-23-63-71-71-98-71-96 0-148 118-148 141 0 9 8 9 11 9 8 0 10 0 12-9 31-97 92-120 123-120 16 0 50 8 50 60 0 29-17 91-50 218-15 58-48 96-88 96-6 0-27 0-45-11 22-6 43-25 43-49 0-25-21-34-35-34-27 0-50 25-50 54 0 42 46 61 87 61 61 0 94-65 96-71 10 35 44 71 100 71 94 0 146-119 146-142 0-8-9-8-11-8-8 0-10 2-12 8-29 100-94 121-123 121-35 0-50-29-50-60 0-21 6-40 17-81z">
            <text:p/>
          </draw:path>
          <draw:path draw:style-name="gr3" draw:text-style-name="P9" draw:layer="layout" svg:width="0.609cm" svg:height="0.61cm" svg:x="18.565cm" svg:y="13.879cm" svg:viewBox="0 0 610 611" svg:d="M325 324h255c13 0 30 0 30-19 0-18-17-18-30-18h-255v-256c0-14 0-31-19-31s-19 17-19 31v256h-256c-14 0-31 0-31 18 0 19 17 19 31 19h256v256c0 12 0 31 19 31s19-19 19-31z">
            <text:p/>
          </draw:path>
          <draw:path draw:style-name="gr3" draw:text-style-name="P9" draw:layer="layout" svg:width="0.357cm" svg:height="0.415cm" svg:x="19.464cm" svg:y="14.008cm" svg:viewBox="0 0 358 416" svg:d="M327 56c-15 0-27 0-42 15-15 12-17 29-17 35 0 21 17 31 36 31 27 0 52-21 52-58 0-46-44-79-111-79-122 0-245 131-245 260 0 83 54 156 150 156 131 0 208-98 208-108 0-7-6-13-11-13-6 0-8 2-12 10-73 90-173 90-185 90-56 0-81-44-81-100 0-37 18-127 50-183 27-52 79-91 129-91 31 0 66 10 79 3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2" smil:attributeName="visibility" smil:to="visible"/>
                  <anim:animate smil:begin="0s" smil:dur="0.5s" smil:fill="hold" smil:decelerate="0.5" smil:targetElement="id12" smil:attributeName="rotate" smil:values="-90;0" smil:keyTimes="0;1"/>
                  <anim:animate smil:begin="0s" smil:dur="0.5s" smil:fill="hold" smil:decelerate="0.5" smil:targetElement="id12" smil:attributeName="width" smil:values="width;width*.05" smil:keyTimes="0;1"/>
                  <anim:animate smil:begin="0.5s" smil:dur="0.5s" smil:fill="hold" smil:accelerate="0.5" smil:targetElement="id12" smil:attributeName="width" smil:values="width*.05;width" smil:keyTimes="0;1"/>
                  <anim:animate smil:dur="1s" smil:fill="hold" smil:targetElement="id12" smil:attributeName="height" smil:values="height;height" smil:keyTimes="0;1"/>
                  <anim:animate smil:begin="0s" smil:dur="0.5s" smil:fill="hold" smil:decelerate="0.5" smil:targetElement="id12" smil:attributeName="x" smil:values="x+.4;x" smil:keyTimes="0;1"/>
                  <anim:animate smil:begin="0s" smil:dur="0.5s" smil:fill="hold" smil:decelerate="0.5" smil:targetElement="id12" smil:attributeName="y" smil:values="y-.2;y+.1" smil:keyTimes="0;1"/>
                  <anim:animate smil:begin="0.5s" smil:dur="0.5s" smil:fill="hold" smil:accelerate="0.5" smil:targetElement="id12" smil:attributeName="y" smil:values="y+.1;y" smil:keyTimes="0;1"/>
                  <anim:transitionFilter smil:begin="0s" smil:dur="1s" smil:decelerate="0.5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3cm" svg:x="0.8cm" svg:y="0.627cm" presentation:class="title" presentation:user-transformed="true">
          <draw:text-box>
            <text:p text:style-name="P6"><text:span text:style-name="T7"><text:tab/></text:span><text:span text:style-name="T7"><text:tab/></text:span><text:span text:style-name="T8"><text:line-break/></text:span><text:span text:style-name="T8"> <text:s text:c="7"/></text:span><text:span text:style-name="T8"><text:line-break/></text:span><text:span text:style-name="T7"><text:tab/></text:span><text:span text:style-name="T7"><text:tab/></text:span><text:span text:style-name="T8"><text:line-break/></text:span><text:span text:style-name="T8"><text:tab/></text:span><text:span text:style-name="T8"><text:tab/></text:span></text:p>
          </draw:text-box>
        </draw:frame>
        <draw:frame draw:style-name="standard" xml:id="id36" draw:id="id36" draw:layer="layout" svg:width="19.233cm" svg:height="13.199cm" svg:x="4cm" svg:y="1.981cm">
          <table:table table:template-name="default" table:use-first-row-styles="true" table:use-banding-rows-styles="true">
            <table:table-column table:style-name="co1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xml:id="id39" draw:id="id39">
          <svg:title>TexMaths</svg:title>
          <svg:desc>24§display§\sec x \ + \ c§svg§600§FALSE§</svg:desc>
          <draw:polygon draw:style-name="gr2" draw:text-style-name="P8" draw:layer="layout" svg:width="3.577cm" svg:height="0.477cm" svg:x="15.806cm" svg:y="2.692cm" svg:viewBox="0 0 3578 478" draw:points="1789,478 0,478 0,0 3578,0 3578,478">
            <text:p/>
          </draw:polygon>
          <draw:path draw:style-name="gr3" draw:text-style-name="P9" draw:layer="layout" svg:width="0.277cm" svg:height="0.388cm" svg:x="15.791cm" svg:y="2.763cm" svg:viewBox="0 0 278 389" svg:d="M148 215c19 4 88 17 88 79 0 42-29 76-96 76-71 0-102-48-117-121-2-9-4-13-11-13-12 0-12 6-12 21v111c0 16 0 21 10 21 3 0 5-1 21-17 2-2 2-4 17-19 36 35 75 36 92 36 98 0 138-57 138-119 0-44-27-69-36-80-29-27-62-33-96-40-48-10-106-20-106-69 0-31 23-66 96-66 92 0 98 77 100 104 0 8 8 8 10 8 11 0 11-4 11-21v-85c0-15 0-21-9-21-4 0-6 0-18 10-2 3-11 11-15 13-31-23-67-23-79-23-103 0-136 58-136 104 0 30 13 53 36 72 27 22 52 27 112 39z">
            <text:p/>
          </draw:path>
          <draw:path draw:style-name="gr3" draw:text-style-name="P9" draw:layer="layout" svg:width="0.327cm" svg:height="0.388cm" svg:x="16.121cm" svg:y="2.763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9" draw:layer="layout" svg:width="0.322cm" svg:height="0.388cm" svg:x="16.499cm" svg:y="2.763cm" svg:viewBox="0 0 323 389" svg:d="M71 196c0-138 69-175 113-175 8 0 62 0 92 31-34 4-40 29-40 40 0 21 15 38 39 38 23 0 40-15 40-40 0-57-65-90-131-90-105 0-184 92-184 196 0 109 84 193 182 193 114 0 141-101 141-111 0-8-8-8-10-8-8 0-10 4-12 8-25 79-80 90-111 90-44 0-119-36-119-172z">
            <text:p/>
          </draw:path>
          <draw:path draw:style-name="gr3" draw:text-style-name="P9" draw:layer="layout" svg:width="0.421cm" svg:height="0.383cm" svg:x="17.012cm" svg:y="2.769cm" svg:viewBox="0 0 422 384" svg:d="M259 119c4-23 23-100 83-100 5 0 25 0 42 10-23 6-40 27-40 46 0 13 9 31 32 31 19 0 46-16 46-50 0-44-50-56-78-56-50 0-79 44-91 65-21-57-65-65-90-65-88 0-136 109-136 130 0 8 8 8 9 8 8 0 10 0 12-8 29-90 84-111 113-111 16 0 46 8 46 56 0 27-15 84-46 201-13 54-44 88-80 88-6 0-25 0-43-9 22-6 41-23 41-46s-19-31-33-31c-25 0-46 23-46 50 0 38 42 56 79 56 57 0 88-60 90-66 10 33 40 66 90 66 88 0 136-110 136-131 0-7-7-7-9-7-8 0-10 1-12 7-27 92-86 111-113 111-33 0-46-26-46-55 0-19 6-37 15-75z">
            <text:p/>
          </draw:path>
          <draw:path draw:style-name="gr3" draw:text-style-name="P9" draw:layer="layout" svg:width="0.561cm" svg:height="0.563cm" svg:x="17.985cm" svg:y="2.65cm" svg:viewBox="0 0 562 564" svg:d="M299 299h237c11 0 26 0 26-17s-15-17-26-17h-237v-236c0-14 0-29-17-29s-17 15-17 29v236h-236c-14 0-29 0-29 17s15 17 29 17h236v236c0 12 0 29 17 29s17-17 17-29z">
            <text:p/>
          </draw:path>
          <draw:path draw:style-name="gr3" draw:text-style-name="P9" draw:layer="layout" svg:width="0.329cm" svg:height="0.383cm" svg:x="19.097cm" svg:y="2.769cm" svg:viewBox="0 0 330 384" svg:d="M301 52c-13 0-25 0-38 13-13 12-15 27-15 33 0 19 15 29 32 29 25 0 48-20 48-54 0-42-40-73-101-73-114 0-227 121-227 240 0 77 50 144 138 144 121 0 192-90 192-100 0-6-6-12-9-12-6 0-8 2-12 10-67 82-159 82-171 82-52 0-75-40-75-92 0-34 18-117 46-168 25-48 73-85 119-85 29 0 62 10 73 33z">
            <text:p/>
          </draw:path>
        </draw:g>
        <draw:g xml:id="id38" draw:id="id38">
          <svg:title>TexMaths</svg:title>
          <svg:desc>26§display§\smallint \sec x \tan x \ dx§svg§600§FALSE§</svg:desc>
          <draw:polygon draw:style-name="gr2" draw:text-style-name="P8" draw:layer="layout" svg:width="5.8cm" svg:height="0.76cm" svg:x="7.192cm" svg:y="2.693cm" svg:viewBox="0 0 5801 761" draw:points="2900,761 0,761 0,0 5801,0 5801,761">
            <text:p/>
          </draw:polygon>
          <draw:path draw:style-name="gr3" draw:text-style-name="P9" draw:layer="layout" svg:width="0.382cm" svg:height="0.852cm" svg:x="7.196cm" svg:y="2.647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301cm" svg:height="0.421cm" svg:x="7.812cm" svg:y="2.892cm" svg:viewBox="0 0 302 422" svg:d="M160 233c21 4 96 19 96 85 0 46-31 84-104 84-77 0-110-52-127-132-2-10-4-14-13-14-12 0-12 6-12 23v120c0 17 0 23 10 23 5 0 7-2 23-18 2-2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355cm" svg:height="0.421cm" svg:x="8.168cm" svg:y="2.892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9" draw:layer="layout" svg:width="0.348cm" svg:height="0.421cm" svg:x="8.579cm" svg:y="2.892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9" draw:layer="layout" svg:width="0.457cm" svg:height="0.415cm" svg:x="9.133cm" svg:y="2.89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2 120-123 120-35 0-50-29-50-60 0-21 6-40 17-81z">
            <text:p/>
          </draw:path>
          <draw:path draw:style-name="gr3" draw:text-style-name="P9" draw:layer="layout" svg:width="0.288cm" svg:height="0.573cm" svg:x="9.798cm" svg:y="2.739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9" draw:layer="layout" svg:width="0.413cm" svg:height="0.421cm" svg:x="10.175cm" svg:y="2.892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80 0-49 39-126 189-131z">
            <text:p/>
          </draw:path>
          <draw:path draw:style-name="gr3" draw:text-style-name="P9" draw:layer="layout" svg:width="0.461cm" svg:height="0.405cm" svg:x="10.622cm" svg:y="2.897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457cm" svg:height="0.415cm" svg:x="11.279cm" svg:y="2.89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4 120-123 120-35 0-50-29-50-60 0-21 6-40 17-81z">
            <text:p/>
          </draw:path>
          <draw:path draw:style-name="gr3" draw:text-style-name="P9" draw:layer="layout" svg:width="0.436cm" svg:height="0.646cm" svg:x="12.115cm" svg:y="2.668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9" draw:layer="layout" svg:width="0.457cm" svg:height="0.415cm" svg:x="12.581cm" svg:y="2.89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3 0 145-118 145-141 0-9-8-9-10-9-8 0-10 2-12 9-30 99-94 120-123 120-35 0-50-29-50-60 0-21 6-40 17-81z">
            <text:p/>
          </draw:path>
        </draw:g>
        <draw:g xml:id="id35" draw:id="id35">
          <svg:title>TexMaths</svg:title>
          <svg:desc>26§display§\text {Integrations standard functions}§svg§600§FALSE§</svg:desc>
          <draw:polygon draw:style-name="gr2" draw:text-style-name="P8" draw:layer="layout" svg:width="12.412cm" svg:height="0.742cm" svg:x="7.539cm" svg:y="0.948cm" svg:viewBox="0 0 12413 743" draw:points="6207,743 0,743 0,0 12413,0 12413,743">
            <text:p/>
          </draw:polygon>
          <draw:path draw:style-name="gr3" draw:text-style-name="P9" draw:layer="layout" svg:width="0.28cm" svg:height="0.626cm" svg:x="7.518cm" svg:y="0.923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9" draw:layer="layout" svg:width="0.461cm" svg:height="0.405cm" svg:x="7.853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8cm" svg:height="0.574cm" svg:x="8.323cm" svg:y="0.98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355cm" svg:height="0.422cm" svg:x="8.687cm" svg:y="1.13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19cm" svg:height="0.605cm" svg:x="9.093cm" svg:y="1.133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309cm" svg:height="0.405cm" svg:x="9.55cm" svg:y="1.144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13cm" svg:height="0.422cm" svg:x="9.92cm" svg:y="1.13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88cm" svg:height="0.574cm" svg:x="10.355cm" svg:y="0.98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197cm" svg:height="0.613cm" svg:x="10.723cm" svg:y="0.93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10.973cm" svg:y="1.137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9" draw:layer="layout" svg:width="0.461cm" svg:height="0.405cm" svg:x="11.435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01cm" svg:height="0.422cm" svg:x="11.942cm" svg:y="1.13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301cm" svg:height="0.422cm" svg:x="12.608cm" svg:y="1.13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286cm" svg:height="0.574cm" svg:x="12.955cm" svg:y="0.98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13cm" svg:height="0.422cm" svg:x="13.332cm" svg:y="1.13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405cm" svg:x="13.779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52cm" svg:height="0.647cm" svg:x="14.288cm" svg:y="0.912cm" svg:viewBox="0 0 453 648" svg:d="M318 587v61l135-11v-29c-64 0-72-6-72-50v-558l-131 10v30c64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9" draw:layer="layout" svg:width="0.413cm" svg:height="0.422cm" svg:x="14.804cm" svg:y="1.13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309cm" svg:height="0.405cm" svg:x="15.247cm" svg:y="1.144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52cm" svg:height="0.647cm" svg:x="15.611cm" svg:y="0.912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9" draw:layer="layout" svg:width="0.296cm" svg:height="0.647cm" svg:x="16.422cm" svg:y="0.902cm" svg:viewBox="0 0 297 648" svg:d="M131 252v-106c0-81 44-125 85-125 2 0 17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9" draw:layer="layout" svg:width="0.461cm" svg:height="0.415cm" svg:x="16.701cm" svg:y="1.144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9" draw:layer="layout" svg:width="0.461cm" svg:height="0.405cm" svg:x="17.209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48cm" svg:height="0.422cm" svg:x="17.718cm" svg:y="1.137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9" draw:layer="layout" svg:width="0.286cm" svg:height="0.574cm" svg:x="18.111cm" svg:y="0.98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197cm" svg:height="0.613cm" svg:x="18.48cm" svg:y="0.93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18.727cm" svg:y="1.13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461cm" svg:height="0.405cm" svg:x="19.189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01cm" svg:height="0.422cm" svg:x="19.696cm" svg:y="1.13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37" draw:id="id37">
          <svg:title>TexMaths</svg:title>
          <svg:desc>28§display§08§svg§600§FALSE§</svg:desc>
          <draw:polygon draw:style-name="gr2" draw:text-style-name="P8" draw:layer="layout" svg:width="0.843cm" svg:height="0.579cm" svg:x="5.002cm" svg:y="2.695cm" svg:viewBox="0 0 844 580" draw:points="423,580 0,580 0,0 844,0 844,580">
            <text:p/>
          </draw:polygon>
          <draw:path draw:style-name="gr3" draw:text-style-name="P9" draw:layer="layout" svg:width="0.415cm" svg:height="0.677cm" svg:x="4.991cm" svg:y="2.646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9" draw:layer="layout" svg:width="0.408cm" svg:height="0.677cm" svg:x="5.486cm" svg:y="2.646cm" svg:viewBox="0 0 409 678" svg:d="M119 206c-45-29-50-63-50-81 0-58 65-100 135-100 73 0 136 51 136 123 0 56-38 103-98 136zM264 300c72-36 119-87 119-152 0-92-88-148-177-148-99 0-179 74-179 166 0 17 2 60 42 107 12 11 50 36 74 54-58 29-143 82-143 181 0 105 101 170 204 170 112 0 205-81 205-186 0-36-11-80-47-123-20-20-35-29-98-69zM166 342l120 76c27 18 74 47 74 108 0 74-74 125-154 125-85 0-157-60-157-143 0-58 32-121 117-166z">
            <text:p/>
          </draw:path>
        </draw:g>
        <draw:g xml:id="id40" draw:id="id40">
          <svg:title>TexMaths</svg:title>
          <svg:desc>28§display§09§svg§600§FALSE§</svg:desc>
          <draw:polygon draw:style-name="gr2" draw:text-style-name="P8" draw:layer="layout" svg:width="0.843cm" svg:height="0.579cm" svg:x="5.004cm" svg:y="4.695cm" svg:viewBox="0 0 844 580" draw:points="423,580 0,580 0,0 844,0 844,580">
            <text:p/>
          </draw:polygon>
          <draw:path draw:style-name="gr3" draw:text-style-name="P9" draw:layer="layout" svg:width="0.415cm" svg:height="0.677cm" svg:x="4.993cm" svg:y="4.646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9" draw:layer="layout" svg:width="0.408cm" svg:height="0.677cm" svg:x="5.488cm" svg:y="4.646cm" svg:viewBox="0 0 409 678" svg:d="M322 342v32c0 232-103 277-161 277-18 0-69-2-96-36 42 0 51-29 51-44 0-32-24-47-47-47-15 0-44 9-44 49 0 65 53 105 136 105 128 0 248-134 248-345 0-266-111-333-201-333-54 0-103 18-145 63-41 44-63 85-63 159 0 123 87 219 197 219 60 0 101-40 125-99zM199 418c-16 0-63 0-92-60-17-38-17-87-17-134 0-54 0-101 20-137 26-49 65-62 98-62 47 0 78 33 96 78 12 31 16 94 16 139 0 82-34 176-121 176z">
            <text:p/>
          </draw:path>
        </draw:g>
        <draw:g xml:id="id43" draw:id="id43">
          <svg:title>TexMaths</svg:title>
          <svg:desc>28§display§10§svg§600§FALSE§</svg:desc>
          <draw:polygon draw:style-name="gr2" draw:text-style-name="P8" draw:layer="layout" svg:width="0.849cm" svg:height="0.579cm" svg:x="4.994cm" svg:y="6.595cm" svg:viewBox="0 0 850 580" draw:points="424,580 0,580 0,0 850,0 850,580">
            <text:p/>
          </draw:polygon>
          <draw:path draw:style-name="gr3" draw:text-style-name="P9" draw:layer="layout" svg:width="0.326cm" svg:height="0.657cm" svg:x="5.032cm" svg:y="6.546cm" svg:viewBox="0 0 327 658" svg:d="M204 25c0-23 0-25-22-25-63 63-151 63-182 63v31c20 0 78 0 130-27v513c0 35-2 47-92 47h-31v31c33-5 121-5 159-5 40 0 125 0 161 5v-31h-31c-90 0-92-12-92-47z">
            <text:p/>
          </draw:path>
          <draw:path draw:style-name="gr3" draw:text-style-name="P9" draw:layer="layout" svg:width="0.416cm" svg:height="0.677cm" svg:x="5.476cm" svg:y="6.546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</draw:g>
        <draw:g xml:id="id46" draw:id="id46">
          <svg:title>TexMaths</svg:title>
          <svg:desc>28§display§11§svg§600§FALSE§</svg:desc>
          <draw:polygon draw:style-name="gr2" draw:text-style-name="P8" draw:layer="layout" svg:width="0.807cm" svg:height="0.556cm" svg:x="5.095cm" svg:y="8.396cm" svg:viewBox="0 0 808 557" draw:points="403,557 0,557 0,0 808,0 808,557">
            <text:p/>
          </draw:polygon>
          <draw:path draw:style-name="gr3" draw:text-style-name="P9" draw:layer="layout" svg:width="0.326cm" svg:height="0.657cm" svg:x="5.133cm" svg:y="8.347cm" svg:viewBox="0 0 327 658" svg:d="M204 25c0-23 0-25-23-25-62 63-150 63-181 63v31c20 0 78 0 130-27v513c0 35-2 47-92 47h-31v31c33-4 121-4 159-4 40 0 125 0 161 4v-31h-32c-89 0-91-12-91-47z">
            <text:p/>
          </draw:path>
          <draw:path draw:style-name="gr3" draw:text-style-name="P9" draw:layer="layout" svg:width="0.326cm" svg:height="0.657cm" svg:x="5.625cm" svg:y="8.347cm" svg:viewBox="0 0 327 658" svg:d="M204 25c0-23 0-25-23-25-62 63-150 63-181 63v31c20 0 78 0 130-27v513c0 35-2 47-92 47h-31v31c33-4 121-4 159-4 40 0 125 0 161 4v-31h-32c-89 0-91-12-91-47z">
            <text:p/>
          </draw:path>
        </draw:g>
        <draw:g xml:id="id49" draw:id="id49">
          <svg:title>TexMaths</svg:title>
          <svg:desc>28§display§12§svg§600§FALSE§</svg:desc>
          <draw:polygon draw:style-name="gr2" draw:text-style-name="P8" draw:layer="layout" svg:width="0.838cm" svg:height="0.556cm" svg:x="5.095cm" svg:y="10.296cm" svg:viewBox="0 0 839 557" draw:points="419,557 0,557 0,0 839,0 839,557">
            <text:p/>
          </draw:polygon>
          <draw:path draw:style-name="gr3" draw:text-style-name="P9" draw:layer="layout" svg:width="0.326cm" svg:height="0.657cm" svg:x="5.133cm" svg:y="10.247cm" svg:viewBox="0 0 327 658" svg:d="M204 25c0-23 0-25-22-25-63 63-151 63-182 63v31c20 0 78 0 130-27v513c0 35-2 47-92 47h-31v31c33-4 121-4 159-4 40 0 126 0 161 4v-31h-31c-90 0-92-12-92-47z">
            <text:p/>
          </draw:path>
          <draw:path draw:style-name="gr3" draw:text-style-name="P9" draw:layer="layout" svg:width="0.394cm" svg:height="0.657cm" svg:x="5.588cm" svg:y="10.247cm" svg:viewBox="0 0 395 658" svg:d="M76 582l106-103c154-137 213-188 213-287 0-114-88-192-209-192-112 0-186 92-186 179 0 54 49 54 52 54 18 0 51-11 51-52 0-24-18-51-51-51-9 0-9 0-14 2 23-65 76-101 135-101 89 0 132 79 132 161 0 79-49 157-103 218l-191 210c-11 11-11 13-11 38h368l27-172h-25c-4 29-11 74-20 87-9 9-74 9-94 9z">
            <text:p/>
          </draw:path>
        </draw:g>
        <draw:g xml:id="id52" draw:id="id52">
          <svg:title>TexMaths</svg:title>
          <svg:desc>28§display§13§svg§600§FALSE§</svg:desc>
          <draw:polygon draw:style-name="gr2" draw:text-style-name="P8" draw:layer="layout" svg:width="0.843cm" svg:height="0.579cm" svg:x="5.095cm" svg:y="12.096cm" svg:viewBox="0 0 844 580" draw:points="423,580 0,580 0,0 844,0 844,580">
            <text:p/>
          </draw:polygon>
          <draw:path draw:style-name="gr3" draw:text-style-name="P9" draw:layer="layout" svg:width="0.326cm" svg:height="0.657cm" svg:x="5.133cm" svg:y="12.047cm" svg:viewBox="0 0 327 658" svg:d="M204 25c0-23 0-25-23-25-62 63-150 63-181 63v31c20 0 78 0 130-27v513c0 35-2 47-92 47h-31v31c33-5 121-5 159-5 40 0 125 0 161 5v-31h-32c-89 0-91-12-91-47z">
            <text:p/>
          </draw:path>
          <draw:path draw:style-name="gr3" draw:text-style-name="P9" draw:layer="layout" svg:width="0.409cm" svg:height="0.677cm" svg:x="5.578cm" svg:y="12.047cm" svg:viewBox="0 0 410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</draw:g>
        <draw:g xml:id="id55" draw:id="id55">
          <svg:title>TexMaths</svg:title>
          <svg:desc>28§display§14§svg§600§FALSE§</svg:desc>
          <draw:polygon draw:style-name="gr2" draw:text-style-name="P8" draw:layer="layout" svg:width="0.857cm" svg:height="0.567cm" svg:x="5.094cm" svg:y="13.999cm" svg:viewBox="0 0 858 568" draw:points="430,568 0,568 0,0 858,0 858,568">
            <text:p/>
          </draw:polygon>
          <draw:path draw:style-name="gr3" draw:text-style-name="P9" draw:layer="layout" svg:width="0.326cm" svg:height="0.657cm" svg:x="5.132cm" svg:y="13.961cm" svg:viewBox="0 0 327 658" svg:d="M204 25c0-23 0-25-22-25-63 63-151 63-182 63v31c20 0 78 0 130-27v513c0 35-2 46-92 46h-31v32c33-5 121-5 159-5 40 0 125 0 161 5v-32h-31c-90 0-92-11-92-46z">
            <text:p/>
          </draw:path>
          <draw:path draw:style-name="gr3" draw:text-style-name="P9" draw:layer="layout" svg:width="0.438cm" svg:height="0.666cm" svg:x="5.565cm" svg:y="13.95cm" svg:viewBox="0 0 439 667" svg:d="M262 506v85c0 35 0 47-74 47h-20v29c40-2 92-2 132-2 43 0 94 0 135 2v-29h-20c-74 0-77-12-77-47v-85h101v-32h-101v-449c0-18 0-25-15-25-9 0-11 0-18 11l-305 463v32zM269 474h-242l242-367z">
            <text:p/>
          </draw:path>
        </draw:g>
        <draw:g xml:id="id41" draw:id="id41">
          <svg:title>TexMaths</svg:title>
          <svg:desc>24§display§\smallint  \text {cosec }x \cot x \ dx§svg§600§FALSE§</svg:desc>
          <draw:polygon draw:style-name="gr2" draw:text-style-name="P8" draw:layer="layout" svg:width="6.197cm" svg:height="0.702cm" svg:x="7.292cm" svg:y="4.592cm" svg:viewBox="0 0 6198 703" draw:points="3099,703 0,703 0,0 6198,0 6198,703">
            <text:p/>
          </draw:polygon>
          <draw:path draw:style-name="gr3" draw:text-style-name="P9" draw:layer="layout" svg:width="0.352cm" svg:height="0.786cm" svg:x="7.296cm" svg:y="4.55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9" draw:layer="layout" svg:width="0.322cm" svg:height="0.389cm" svg:x="7.864cm" svg:y="4.777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375cm" svg:height="0.389cm" svg:x="8.235cm" svg:y="4.777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8.661cm" svg:y="4.777cm" svg:viewBox="0 0 278 390" svg:d="M148 215c19 4 88 17 88 79 0 42-29 76-96 76-71 0-102-48-117-120-2-10-4-14-11-14-12 0-12 6-12 21v112c0 15 0 21 10 21 3 0 5-2 21-18 2-2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8.989cm" svg:y="4.777cm" svg:viewBox="0 0 328 390" svg:d="M71 167c6-127 77-148 106-148 86 0 96 113 96 148zM71 184h236c19 0 21 0 21-17 0-84-46-167-151-167-98 0-177 86-177 194 0 113 88 196 186 196 104 0 142-94 142-112 0-7-5-9-11-9-8 0-10 5-10 11-31 89-107 89-115 89-42 0-77-27-96-58-25-40-25-96-25-127z">
            <text:p/>
          </draw:path>
          <draw:path draw:style-name="gr3" draw:text-style-name="P9" draw:layer="layout" svg:width="0.322cm" svg:height="0.389cm" svg:x="9.368cm" svg:y="4.777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421cm" svg:height="0.383cm" svg:x="10.02cm" svg:y="4.7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6 112-113 112-33 0-46-27-46-56 0-19 6-36 15-75z">
            <text:p/>
          </draw:path>
          <draw:path draw:style-name="gr3" draw:text-style-name="P9" draw:layer="layout" svg:width="0.322cm" svg:height="0.389cm" svg:x="10.646cm" svg:y="4.777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375cm" svg:height="0.389cm" svg:x="11.017cm" svg:y="4.777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9" draw:layer="layout" svg:width="0.264cm" svg:height="0.529cm" svg:x="11.432cm" svg:y="4.634cm" svg:viewBox="0 0 265 530" svg:d="M131 182h121v-27h-121v-155h-22c0 69-26 159-109 163v19h73v233c0 105 79 115 109 115 60 0 83-60 83-115v-48h-21v48c0 61-25 94-56 94-57 0-57-77-57-92z">
            <text:p/>
          </draw:path>
          <draw:path draw:style-name="gr3" draw:text-style-name="P9" draw:layer="layout" svg:width="0.421cm" svg:height="0.383cm" svg:x="11.908cm" svg:y="4.7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4 112-113 112-33 0-46-27-46-56 0-19 6-36 15-75z">
            <text:p/>
          </draw:path>
          <draw:path draw:style-name="gr3" draw:text-style-name="P9" draw:layer="layout" svg:width="0.402cm" svg:height="0.596cm" svg:x="12.681cm" svg:y="4.569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9" draw:layer="layout" svg:width="0.421cm" svg:height="0.383cm" svg:x="13.11cm" svg:y="4.7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</draw:g>
        <draw:g xml:id="id42" draw:id="id42">
          <svg:title>TexMaths</svg:title>
          <svg:desc>24§display§- \text {cosec } x\ + \ c§svg§600§FALSE§</svg:desc>
          <draw:polygon draw:style-name="gr2" draw:text-style-name="P8" draw:layer="layout" svg:width="5.172cm" svg:height="0.477cm" svg:x="15.094cm" svg:y="4.592cm" svg:viewBox="0 0 5173 478" draw:points="2586,478 0,478 0,0 5173,0 5173,478">
            <text:p/>
          </draw:polygon>
          <draw:path draw:style-name="gr3" draw:text-style-name="P9" draw:layer="layout" svg:width="0.516cm" svg:height="0.035cm" svg:x="15.121cm" svg:y="4.815cm" svg:viewBox="0 0 517 36" svg:d="M488 36c13 0 29 0 29-19 0-17-16-17-29-17h-459c-14 0-29 0-29 17 0 19 15 19 29 19z">
            <text:p/>
          </draw:path>
          <draw:path draw:style-name="gr3" draw:text-style-name="P9" draw:layer="layout" svg:width="0.322cm" svg:height="0.388cm" svg:x="15.737cm" svg:y="4.663cm" svg:viewBox="0 0 323 389" svg:d="M71 196c0-138 69-175 113-175 8 0 62 0 92 31-34 4-40 29-40 40 0 21 16 38 39 38s40-15 40-40c0-57-65-90-131-90-105 0-184 92-184 196 0 109 84 193 182 193 114 0 141-101 141-111 0-8-8-8-10-8-8 0-10 4-12 8-25 79-80 90-111 90-44 0-119-36-119-172z">
            <text:p/>
          </draw:path>
          <draw:path draw:style-name="gr3" draw:text-style-name="P9" draw:layer="layout" svg:width="0.375cm" svg:height="0.388cm" svg:x="16.106cm" svg:y="4.663cm" svg:viewBox="0 0 376 389" svg:d="M376 198c0-108-86-198-188-198-105 0-188 92-188 198 0 109 88 191 188 191 102 0 188-84 188-191zM188 368c-36 0-73-19-96-57-21-37-21-88-21-119 0-33 0-79 19-117 23-39 64-56 98-56 37 0 73 17 94 54 23 36 23 86 23 119 0 31 0 77-19 113-17 38-56 63-98 63z">
            <text:p/>
          </draw:path>
          <draw:path draw:style-name="gr3" draw:text-style-name="P9" draw:layer="layout" svg:width="0.277cm" svg:height="0.388cm" svg:x="16.532cm" svg:y="4.663cm" svg:viewBox="0 0 278 389" svg:d="M148 215c19 4 88 17 88 79 0 42-29 76-96 76-71 0-102-48-117-121-2-9-4-13-11-13-12 0-12 6-12 21v111c0 16 0 21 10 21 3 0 5-1 21-17 2-2 2-4 17-19 36 35 75 36 92 36 98 0 138-57 138-119 0-44-26-69-36-80-29-27-62-33-96-40-48-10-106-20-106-69 0-31 23-66 96-66 92 0 98 77 100 104 0 8 8 8 10 8 11 0 11-4 11-21v-85c0-15 0-21-9-21-4 0-6 0-18 10-2 3-11 11-15 13-31-23-67-23-79-23-103 0-136 58-136 104 0 30 13 53 36 72 27 22 52 27 112 39z">
            <text:p/>
          </draw:path>
          <draw:path draw:style-name="gr3" draw:text-style-name="P9" draw:layer="layout" svg:width="0.327cm" svg:height="0.388cm" svg:x="16.86cm" svg:y="4.663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9" draw:layer="layout" svg:width="0.322cm" svg:height="0.388cm" svg:x="17.241cm" svg:y="4.663cm" svg:viewBox="0 0 323 389" svg:d="M71 196c0-138 69-175 113-175 8 0 62 0 92 31-36 4-40 29-40 40 0 21 16 38 39 38s40-15 40-40c0-57-65-90-131-90-105 0-184 92-184 196 0 109 84 193 182 193 114 0 141-101 141-111 0-8-8-8-10-8-8 0-10 4-12 8-25 79-80 90-111 90-44 0-119-36-119-172z">
            <text:p/>
          </draw:path>
          <draw:path draw:style-name="gr3" draw:text-style-name="P9" draw:layer="layout" svg:width="0.421cm" svg:height="0.383cm" svg:x="17.894cm" svg:y="4.66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8-80 88-6 0-25 0-43-9 22-6 41-23 41-46s-19-31-33-31c-25 0-46 23-46 50 0 38 42 56 81 56 55 0 86-60 88-66 10 33 40 66 92 66 87 0 135-110 135-131 0-7-8-7-10-7-8 0-10 1-12 7-26 92-84 111-113 111-33 0-46-26-46-55 0-19 6-37 15-75z">
            <text:p/>
          </draw:path>
          <draw:path draw:style-name="gr3" draw:text-style-name="P9" draw:layer="layout" svg:width="0.562cm" svg:height="0.563cm" svg:x="18.867cm" svg:y="4.5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29cm" svg:height="0.383cm" svg:x="19.979cm" svg:y="4.669cm" svg:viewBox="0 0 330 384" svg:d="M301 52c-13 0-25 0-38 13-13 12-15 27-15 33 0 19 15 29 32 29 25 0 48-20 48-54 0-42-40-73-101-73-114 0-227 121-227 240 0 77 50 144 138 144 121 0 192-90 192-100 0-6-6-12-9-12-6 0-8 2-12 10-67 82-159 82-171 82-52 0-75-40-75-92 0-34 18-117 46-168 25-48 73-85 119-85 29 0 62 10 73 33z">
            <text:p/>
          </draw:path>
        </draw:g>
        <draw:g xml:id="id44" draw:id="id44">
          <svg:title>TexMaths</svg:title>
          <svg:desc>26§display§\smallint e^x\ dx§svg§600§FALSE§</svg:desc>
          <draw:polygon draw:style-name="gr2" draw:text-style-name="P8" draw:layer="layout" svg:width="2.691cm" svg:height="0.767cm" svg:x="7.491cm" svg:y="6.496cm" svg:viewBox="0 0 2692 768" draw:points="1346,768 0,768 0,0 2692,0 2692,768">
            <text:p/>
          </draw:polygon>
          <draw:path draw:style-name="gr3" draw:text-style-name="P9" draw:layer="layout" svg:width="0.382cm" svg:height="0.853cm" svg:x="7.495cm" svg:y="6.454cm" svg:viewBox="0 0 383 854" svg:d="M347 37c-31 3-39 25-39 38 0 23 19 37 37 37 19 0 38-12 38-39 0-36-29-73-73-73-77 0-94 100-108 171-25 137-44 254-58 414-5 48-11 100-17 144-8 69-23 106-56 106-15 0-29-10-36-19 32 0 40-23 40-37 0-21-19-36-38-36-18 0-37 11-37 38 0 35 29 73 73 73 77 0 93-98 108-173 25-131 44-248 58-410 4-50 11-102 17-146 8-69 23-104 56-104 17 0 29 8 35 16z">
            <text:p/>
          </draw:path>
          <draw:path draw:style-name="gr3" draw:text-style-name="P9" draw:layer="layout" svg:width="0.353cm" svg:height="0.416cm" svg:x="8.121cm" svg:y="6.706cm" svg:viewBox="0 0 354 417" svg:d="M129 194c27 0 96-2 141-21 65-27 69-81 69-94 0-42-35-79-98-79-102 0-241 90-241 250 0 94 54 167 144 167 133 0 210-98 210-109 0-6-7-12-13-12-4 0-6 2-10 10-73 90-173 90-185 90-71 0-79-77-79-107 0-10 0-39 14-95zM87 173c36-140 129-152 154-152 44 0 67 27 67 58 0 94-146 94-183 94z">
            <text:p/>
          </draw:path>
          <draw:path draw:style-name="gr3" draw:text-style-name="P9" draw:layer="layout" svg:width="0.344cm" svg:height="0.291cm" svg:x="8.535cm" svg:y="6.45cm" svg:viewBox="0 0 345 292" svg:d="M129 217c-6 20-27 56-60 56-2 0-21 0-36-9 27-8 29-31 29-35 0-15-10-25-25-25-18 0-37 17-37 40 0 33 35 48 67 48 31 0 56-19 72-46 17 33 52 46 77 46 75 0 113-82 113-100 0-9-9-9-11-9-8 0-8 4-10 13-15 43-52 77-90 77-25 0-39-17-39-42 0-17 17-75 33-148 15-50 44-64 65-64 0 0 21 0 33 8-19 6-27 23-27 35 0 15 10 25 25 25 14 0 37-12 37-39 0-38-41-48-68-48-32 0-56 21-71 46-13-27-42-46-77-46-73 0-114 79-114 98 0 8 8 8 10 8 8 0 10-2 12-10 17-50 57-77 90-77 21 0 37 10 37 41 0 13-8 46-12 67z">
            <text:p/>
          </draw:path>
          <draw:path draw:style-name="gr3" draw:text-style-name="P9" draw:layer="layout" svg:width="0.436cm" svg:height="0.647cm" svg:x="9.307cm" svg:y="6.475cm" svg:viewBox="0 0 437 648" svg:d="M437 10c0-2 0-10-13-10-12 0-99 8-116 10-6 0-13 5-13 17 0 13 9 13 23 13 44 0 46 6 46 14l-4 19-54 216c-17-33-44-58-85-58-107 0-221 136-221 269 0 87 50 148 123 148 18 0 64-5 118-69 9 37 40 69 84 69 33 0 54-21 68-52 15-32 27-88 27-90 0-10-8-10-10-10-11 0-11 4-13 16-16 61-33 115-70 115-25 0-27-23-27-42 0-23 2-29 6-44zM245 527c-4 17-4 19-18 35-40 50-77 65-102 65-46 0-61-50-61-86 0-45 30-160 53-202 27-54 68-87 106-87 60 0 72 75 72 81 0 4-2 11-4 15z">
            <text:p/>
          </draw:path>
          <draw:path draw:style-name="gr3" draw:text-style-name="P9" draw:layer="layout" svg:width="0.457cm" svg:height="0.416cm" svg:x="9.773cm" svg:y="6.706cm" svg:viewBox="0 0 458 417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1 85 61 63 0 96-65 98-71 10 35 44 71 98 71 96 0 148-119 148-142 0-8-9-8-11-8-8 0-10 2-12 8-29 100-94 121-123 121-35 0-50-29-50-61 0-21 6-39 17-81z">
            <text:p/>
          </draw:path>
        </draw:g>
        <draw:g xml:id="id45" draw:id="id45">
          <svg:title>TexMaths</svg:title>
          <svg:desc>26§display§e^x \ + \  c§svg§600§FALSE§</svg:desc>
          <draw:polygon draw:style-name="gr2" draw:text-style-name="P8" draw:layer="layout" svg:width="2.914cm" svg:height="0.643cm" svg:x="15.897cm" svg:y="6.496cm" svg:viewBox="0 0 2915 644" draw:points="1459,644 0,644 0,0 2915,0 2915,644">
            <text:p/>
          </draw:polygon>
          <draw:path draw:style-name="gr3" draw:text-style-name="P9" draw:layer="layout" svg:width="0.353cm" svg:height="0.415cm" svg:x="15.893cm" svg:y="6.706cm" svg:viewBox="0 0 354 416" svg:d="M129 193c27 0 96-2 141-20 65-27 69-82 69-94 0-42-35-79-98-79-102 0-241 89-241 249 0 94 54 167 144 167 133 0 210-98 210-108 0-7-7-13-13-13-4 0-6 2-10 11-73 89-173 89-185 89-71 0-79-77-79-106 0-10 0-40 14-96zM87 173c36-140 129-152 154-152 44 0 67 27 67 58 0 94-146 94-183 94z">
            <text:p/>
          </draw:path>
          <draw:path draw:style-name="gr3" draw:text-style-name="P9" draw:layer="layout" svg:width="0.344cm" svg:height="0.29cm" svg:x="16.307cm" svg:y="6.45cm" svg:viewBox="0 0 345 291" svg:d="M129 216c-6 21-27 56-60 56-2 0-21 0-36-8 27-8 29-31 29-35 0-15-10-25-25-25-18 0-37 16-37 39 0 33 35 48 67 48 31 0 56-19 72-46 17 34 52 46 77 46 75 0 113-81 113-100 0-8-9-8-11-8-8 0-8 4-10 12-15 44-52 77-90 77-24 0-39-16-39-41 0-17 17-75 33-148 15-50 44-64 65-64 0 0 21 0 33 8-19 6-27 23-27 35 0 15 10 25 25 25 14 0 37-12 37-39 0-38-41-48-68-48-31 0-56 21-71 46-13-27-42-46-77-46-73 0-114 79-114 98 0 8 8 8 10 8 8 0 10-2 12-10 17-50 57-77 90-77 21 0 37 10 37 41 0 13-8 46-12 67z">
            <text:p/>
          </draw:path>
          <draw:path draw:style-name="gr3" draw:text-style-name="P9" draw:layer="layout" svg:width="0.609cm" svg:height="0.61cm" svg:x="17.295cm" svg:y="6.577cm" svg:viewBox="0 0 610 611" svg:d="M325 324h256c12 0 29 0 29-18 0-19-17-19-29-19h-256v-256c0-14 0-31-19-31s-19 17-19 31v256h-256c-14 0-31 0-31 19 0 18 17 18 31 18h256v256c0 12 0 31 19 31s19-19 19-31z">
            <text:p/>
          </draw:path>
          <draw:path draw:style-name="gr3" draw:text-style-name="P9" draw:layer="layout" svg:width="0.357cm" svg:height="0.415cm" svg:x="18.502cm" svg:y="6.706cm" svg:viewBox="0 0 358 416" svg:d="M327 56c-15 0-27 0-42 15-15 12-17 29-17 35 0 21 17 31 36 31 27 0 52-21 52-58 0-46-44-79-110-79-123 0-246 131-246 260 0 83 54 156 150 156 131 0 208-98 208-108 0-7-6-13-11-13-6 0-8 2-12 11-73 89-173 89-185 89-56 0-81-44-81-100 0-37 18-127 50-183 27-52 79-91 129-91 31 0 66 10 79 35z">
            <text:p/>
          </draw:path>
        </draw:g>
        <draw:g xml:id="id47" draw:id="id47">
          <svg:title>TexMaths</svg:title>
          <svg:desc>26§display§\smallint a^x\ dx§svg§600§FALSE§</svg:desc>
          <draw:polygon draw:style-name="gr2" draw:text-style-name="P8" draw:layer="layout" svg:width="2.748cm" svg:height="0.767cm" svg:x="7.493cm" svg:y="8.396cm" svg:viewBox="0 0 2749 768" draw:points="1375,768 0,768 0,0 2749,0 2749,768">
            <text:p/>
          </draw:polygon>
          <draw:path draw:style-name="gr3" draw:text-style-name="P9" draw:layer="layout" svg:width="0.382cm" svg:height="0.853cm" svg:x="7.497cm" svg:y="8.354cm" svg:viewBox="0 0 383 854" svg:d="M347 37c-31 3-39 25-39 38 0 23 18 37 37 37s38-12 38-39c0-36-29-73-73-73-77 0-94 100-108 171-25 137-44 254-59 414-4 48-10 100-16 144-8 69-23 106-56 106-15 0-29-10-36-19 32 0 40-23 40-37 0-21-19-36-38-36-18 0-37 11-37 38 0 35 29 73 73 73 77 0 93-98 108-173 25-131 44-248 58-410 4-50 11-102 17-146 8-69 23-104 56-104 17 0 29 8 35 16z">
            <text:p/>
          </draw:path>
          <draw:path draw:style-name="gr3" draw:text-style-name="P9" draw:layer="layout" svg:width="0.419cm" svg:height="0.416cm" svg:x="8.119cm" svg:y="8.606cm" svg:viewBox="0 0 420 417" svg:d="M306 58c-17-33-44-58-86-58-106 0-220 135-220 269 0 87 50 148 123 148 18 0 64-5 118-69 9 37 40 69 83 69 34 0 54-21 69-50 15-34 27-90 27-92 0-8-8-8-10-8-11 0-11 2-13 16-16 59-33 113-71 113-24 0-27-23-27-42 0-21 3-27 13-69 10-37 10-48 19-81l33-129c6-27 6-27 6-31 0-17-10-25-25-25-23 0-37 21-39 39zM245 298c-4 16-4 16-18 33-40 50-77 65-102 65-46 0-61-50-61-86 0-46 30-160 52-202 27-54 69-87 107-87 60 0 72 75 72 81 0 4-2 10-4 15z">
            <text:p/>
          </draw:path>
          <draw:path draw:style-name="gr3" draw:text-style-name="P9" draw:layer="layout" svg:width="0.344cm" svg:height="0.291cm" svg:x="8.595cm" svg:y="8.35cm" svg:viewBox="0 0 345 292" svg:d="M129 217c-6 20-27 56-60 56-2 0-21 0-36-9 27-8 29-31 29-35 0-15-10-25-25-25-18 0-37 17-37 40 0 33 35 48 67 48 31 0 56-19 72-46 17 33 52 46 77 46 75 0 113-82 113-100 0-9-9-9-11-9-8 0-8 4-10 13-15 43-52 77-90 77-25 0-39-17-39-42 0-16 16-75 33-148 15-50 44-64 65-64 0 0 20 0 33 8-19 6-27 23-27 35 0 15 10 25 25 25 14 0 37-12 37-39 0-38-41-48-68-48-32 0-57 21-71 46-13-27-42-46-77-46-73 0-114 79-114 98 0 8 8 8 10 8 8 0 10-2 12-10 17-50 57-77 90-77 21 0 37 10 37 41 0 13-8 46-12 67z">
            <text:p/>
          </draw:path>
          <draw:path draw:style-name="gr3" draw:text-style-name="P9" draw:layer="layout" svg:width="0.436cm" svg:height="0.647cm" svg:x="9.367cm" svg:y="8.375cm" svg:viewBox="0 0 437 648" svg:d="M437 10c0-2 0-10-13-10-12 0-100 8-116 10-6 0-13 5-13 17 0 13 9 13 23 13 44 0 46 6 46 14l-4 19-54 216c-17-33-44-58-86-58-106 0-220 136-220 269 0 87 50 148 123 148 18 0 64-5 118-69 9 37 40 69 83 69 34 0 54-21 69-52 15-32 27-88 27-90 0-10-8-10-10-10-11 0-11 4-13 16-16 61-33 115-71 115-24 0-27-23-27-42 0-23 3-29 7-44zM245 527c-4 17-4 19-18 35-40 50-77 65-102 65-46 0-61-50-61-86 0-45 30-160 52-202 27-54 69-87 107-87 60 0 72 75 72 81 0 4-2 11-4 15z">
            <text:p/>
          </draw:path>
          <draw:path draw:style-name="gr3" draw:text-style-name="P9" draw:layer="layout" svg:width="0.457cm" svg:height="0.416cm" svg:x="9.83cm" svg:y="8.606cm" svg:viewBox="0 0 458 417" svg:d="M281 129c4-25 25-108 89-108 6 0 27 0 46 10-25 6-44 29-44 50 0 15 11 34 36 34 20 0 50-17 50-55 0-48-55-60-86-60-54 0-85 48-97 71-23-63-71-71-98-71-96 0-148 119-148 142 0 8 8 8 11 8 8 0 10 0 12-8 31-98 91-121 123-121 16 0 50 8 50 60 0 29-17 92-50 219-15 58-48 96-88 96-6 0-27 0-45-11 22-6 43-25 43-50s-21-33-35-33c-27 0-50 25-50 54 0 42 46 61 87 61 61 0 94-65 96-71 10 35 44 71 100 71 93 0 145-119 145-142 0-8-8-8-10-8-8 0-10 2-12 8-30 100-94 121-123 121-36 0-50-29-50-61 0-21 6-39 17-81z">
            <text:p/>
          </draw:path>
        </draw:g>
        <draw:g xml:id="id48" draw:id="id48">
          <svg:title>TexMaths</svg:title>
          <svg:desc>22§display§\frac{a^x}{\log a} \ + \  c§svg§600§FALSE§</svg:desc>
          <draw:polygon draw:style-name="gr2" draw:text-style-name="P8" draw:layer="layout" svg:width="3.345cm" svg:height="1.656cm" svg:x="15.735cm" svg:y="7.99cm" svg:viewBox="0 0 3346 1657" draw:points="1674,1657 0,1657 0,0 3346,0 3346,1657">
            <text:p/>
          </draw:polygon>
          <draw:path draw:style-name="gr3" draw:text-style-name="P9" draw:layer="layout" svg:width="0.354cm" svg:height="0.351cm" svg:x="16.095cm" svg:y="8.129cm" svg:viewBox="0 0 355 352" svg:d="M259 49c-14-28-37-49-72-49-90 0-187 114-187 227 0 74 42 125 104 125 16 0 54-3 100-58 7 32 34 58 71 58 28 0 45-17 58-42 12-28 22-76 22-78 0-7-7-7-8-7-9 0-9 2-11 14-14 50-28 96-60 96-21 0-23-20-23-36 0-17 2-23 11-58 9-31 9-40 16-68l28-110c5-23 5-23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9" draw:layer="layout" svg:width="0.291cm" svg:height="0.245cm" svg:x="16.5cm" svg:y="7.951cm" svg:viewBox="0 0 292 246" svg:d="M109 183c-5 18-23 48-51 48-2 0-18 0-30-7 23-7 25-27 25-30 0-13-9-21-21-21-16 0-32 14-32 33 0 28 30 40 56 40 27 0 48-15 62-38 14 28 44 38 65 38 63 0 95-68 95-84 0-7-7-7-9-7-7 0-7 3-9 11-12 36-44 65-75 65-21 0-34-14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olygon draw:style-name="gr3" draw:text-style-name="P9" draw:layer="layout" svg:width="1.537cm" svg:height="0.032cm" svg:x="15.696cm" svg:y="8.786cm" svg:viewBox="0 0 1538 33" draw:points="769,33 0,33 0,0 1538,0 1538,33">
            <text:p/>
          </draw:polygon>
          <draw:path draw:style-name="gr3" draw:text-style-name="P9" draw:layer="layout" svg:width="0.173cm" svg:height="0.538cm" svg:x="15.721cm" svg:y="8.988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15.932cm" svg:y="9.178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4cm" svg:height="0.511cm" svg:x="16.319cm" svg:y="9.175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354cm" svg:height="0.351cm" svg:x="16.854cm" svg:y="9.182cm" svg:viewBox="0 0 355 352" svg:d="M259 49c-14-28-37-49-72-49-90 0-187 114-187 227 0 74 42 125 104 125 16 0 54-3 100-58 7 32 34 58 71 58 28 0 45-17 58-42 12-28 22-76 22-78 0-7-7-7-8-7-9 0-9 2-11 14-14 50-28 96-60 96-21 0-23-20-23-36 0-17 2-23 11-58 9-31 9-40 16-68l28-110c5-23 5-23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9" draw:layer="layout" svg:width="0.515cm" svg:height="0.517cm" svg:x="17.797cm" svg:y="8.54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2cm" svg:height="0.351cm" svg:x="18.816cm" svg:y="8.652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50" draw:id="id50">
          <svg:title>TexMaths</svg:title>
          <svg:desc>20§display§\int \frac{1}{x} \ dx§svg§600§FALSE§</svg:desc>
          <draw:polygon draw:style-name="gr2" draw:text-style-name="P8" draw:layer="layout" svg:width="2.292cm" svg:height="1.493cm" svg:x="7.495cm" svg:y="9.886cm" svg:viewBox="0 0 2293 1494" draw:points="1146,1494 0,1494 0,0 2293,0 2293,1494">
            <text:p/>
          </draw:polygon>
          <draw:path draw:style-name="gr3" draw:text-style-name="P9" draw:layer="layout" svg:width="0.625cm" svg:height="1.563cm" svg:x="7.5cm" svg:y="9.851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9" draw:layer="layout" svg:width="0.233cm" svg:height="0.47cm" svg:x="8.452cm" svg:y="9.864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9" draw:layer="layout" svg:width="0.402cm" svg:height="0.029cm" svg:x="8.364cm" svg:y="10.618cm" svg:viewBox="0 0 403 30" draw:points="202,30 0,30 0,0 403,0 403,30">
            <text:p/>
          </draw:polygon>
          <draw:path draw:style-name="gr3" draw:text-style-name="P9" draw:layer="layout" svg:width="0.351cm" svg:height="0.319cm" svg:x="8.385cm" svg:y="10.9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  <draw:path draw:style-name="gr3" draw:text-style-name="P9" draw:layer="layout" svg:width="0.335cm" svg:height="0.497cm" svg:x="9.113cm" svg:y="10.32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9" draw:layer="layout" svg:width="0.351cm" svg:height="0.319cm" svg:x="9.471cm" svg:y="10.498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</draw:g>
        <draw:g xml:id="id51" draw:id="id51">
          <svg:title>TexMaths</svg:title>
          <svg:desc>26§display§\log x \ + \  c§svg§600§FALSE§</svg:desc>
          <draw:polygon draw:style-name="gr2" draw:text-style-name="P8" draw:layer="layout" svg:width="3.882cm" svg:height="0.732cm" svg:x="15.711cm" svg:y="10.297cm" svg:viewBox="0 0 3883 733" draw:points="1942,733 0,733 0,0 3883,0 3883,733">
            <text:p/>
          </draw:polygon>
          <draw:path draw:style-name="gr3" draw:text-style-name="P9" draw:layer="layout" svg:width="0.205cm" svg:height="0.636cm" svg:x="15.694cm" svg:y="10.251cm" svg:viewBox="0 0 206 637" svg:d="M133 0l-133 10v30c64 0 73 6 73 50v477c0 41-11 41-73 41v29c31-2 79-2 102-2s69 0 104 2v-29c-63 0-73 0-73-41z">
            <text:p/>
          </draw:path>
          <draw:path draw:style-name="gr3" draw:text-style-name="P9" draw:layer="layout" svg:width="0.407cm" svg:height="0.422cm" svg:x="15.944cm" svg:y="10.476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9" draw:layer="layout" svg:width="0.419cm" svg:height="0.605cm" svg:x="16.401cm" svg:y="10.472cm" svg:viewBox="0 0 420 606" svg:d="M179 258c-81 0-81-91-81-112 0-25 2-54 14-77 9-13 29-38 67-38 79 0 79 92 79 113 0 25 0 54-15 77-8 12-29 37-64 37zM71 294c0-4 0-25 16-44 36 27 73 29 92 29 85 0 147-62 147-133 0-36-14-69-37-90 33-31 67-35 83-35 2 0 6 0 9 0-11 4-15 14-15 25 0 16 12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9" draw:layer="layout" svg:width="0.457cm" svg:height="0.416cm" svg:x="17.023cm" svg:y="10.482cm" svg:viewBox="0 0 458 417" svg:d="M281 129c4-25 25-108 89-108 6 0 27 0 46 10-25 6-44 29-44 50 0 15 11 34 36 34 20 0 50-17 50-55 0-48-55-60-86-60-54 0-85 48-97 71-23-63-71-71-98-71-96 0-148 119-148 142 0 8 8 8 11 8 8 0 10 0 12-8 31-98 91-121 123-121 16 0 50 8 50 60 0 29-17 92-50 219-15 58-48 96-88 96-6 0-27 0-45-11 22-6 43-25 43-50s-21-33-35-33c-27 0-50 25-50 54 0 42 46 61 85 61 63 0 96-65 98-71 10 35 44 71 98 71 95 0 147-119 147-142 0-8-8-8-10-8-8 0-10 2-12 8-30 100-94 121-123 121-36 0-50-29-50-61 0-20 6-39 17-81z">
            <text:p/>
          </draw:path>
          <draw:path draw:style-name="gr3" draw:text-style-name="P9" draw:layer="layout" svg:width="0.608cm" svg:height="0.611cm" svg:x="18.077cm" svg:y="10.353cm" svg:viewBox="0 0 609 612" svg:d="M324 325h256c13 0 29 0 29-19s-16-19-29-19h-256v-256c0-14 0-31-18-31-19 0-19 17-19 31v256h-256c-14 0-31 0-31 19s17 19 31 19h256v256c0 13 0 31 19 31 18 0 18-18 18-31z">
            <text:p/>
          </draw:path>
          <draw:path draw:style-name="gr3" draw:text-style-name="P9" draw:layer="layout" svg:width="0.357cm" svg:height="0.416cm" svg:x="19.283cm" svg:y="10.482cm" svg:viewBox="0 0 358 417" svg:d="M326 56c-14 0-27 0-41 15-15 12-17 29-17 35 0 21 17 31 36 31 27 0 52-20 52-58 0-46-44-79-111-79-122 0-245 131-245 260 0 84 54 157 150 157 131 0 208-98 208-109 0-6-7-12-11-12-6 0-8 2-12 10-73 90-173 90-185 90-56 0-81-44-81-100 0-38 18-127 50-184 27-52 79-91 128-91 32 0 67 10 79 35z">
            <text:p/>
          </draw:path>
        </draw:g>
        <draw:g xml:id="id54" draw:id="id54">
          <svg:title>TexMaths</svg:title>
          <svg:desc>20§display§\frac{(ax +b)^{n+1}}{a(n+1)} + c§svg§600§FALSE§</svg:desc>
          <draw:polygon draw:style-name="gr2" draw:text-style-name="P8" draw:layer="layout" svg:width="4.751cm" svg:height="1.645cm" svg:x="15.426cm" svg:y="11.683cm" svg:viewBox="0 0 4752 1646" draw:points="2376,1646 0,1646 0,0 4752,0 4752,1646">
            <text:p/>
          </draw:polygon>
          <draw:path draw:style-name="gr3" draw:text-style-name="P9" draw:layer="layout" svg:width="0.164cm" svg:height="0.703cm" svg:x="15.46cm" svg:y="11.70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9" draw:layer="layout" svg:width="0.322cm" svg:height="0.319cm" svg:x="15.692cm" svg:y="11.918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9" draw:layer="layout" svg:width="0.351cm" svg:height="0.319cm" svg:x="16.057cm" svg:y="11.91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9" draw:layer="layout" svg:width="0.468cm" svg:height="0.469cm" svg:x="16.632cm" svg:y="11.821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9" draw:layer="layout" svg:width="0.26cm" svg:height="0.496cm" svg:x="17.33cm" svg:y="11.742cm" svg:viewBox="0 0 261 497" svg:d="M136 8c0-2 0-8-10-8-16 0-67 6-86 6-5 2-13 2-13 15 0 9 7 9 16 9 35 0 37 5 37 12 0 4-6 28-11 43l-58 230c-8 35-11 46-11 72 0 66 37 110 90 110 83 0 171-105 171-206 0-66-39-113-95-113-32 0-62 20-83 43zM69 273c5-14 5-16 11-24 35-46 66-55 85-55 25 0 45 20 45 65 0 42-24 123-37 150-23 47-56 72-83 72-24 0-47-19-47-70 0-14 0-27 11-72z">
            <text:p/>
          </draw:path>
          <draw:path draw:style-name="gr3" draw:text-style-name="P9" draw:layer="layout" svg:width="0.164cm" svg:height="0.703cm" svg:x="17.639cm" svg:y="11.702cm" svg:viewBox="0 0 165 704" svg:d="M165 352c0-55-8-139-47-219-43-87-104-133-112-133-3 0-6 3-6 6 0 4 0 5 13 18 70 69 110 181 110 328 0 120-25 245-113 332-10 10-10 12-10 13 0 5 3 7 6 7 8 0 72-48 114-138 37-77 45-155 45-214z">
            <text:p/>
          </draw:path>
          <draw:path draw:style-name="gr3" draw:text-style-name="P9" draw:layer="layout" svg:width="0.301cm" svg:height="0.223cm" svg:x="17.895cm" svg:y="11.758cm" svg:viewBox="0 0 302 224" svg:d="M37 187c-2 7-5 19-5 21 0 11 10 16 18 16s16-7 19-11c1-5 6-21 8-31 3-9 8-32 11-44s6-23 8-34c6-21 6-24 21-45 14-19 37-45 75-45 29 0 29 24 29 34 0 30-21 85-29 106-6 14-8 19-8 27 0 25 22 43 46 43 50 0 72-69 72-77 0-6-6-6-8-6-6 0-8 3-9 9-11 39-32 60-53 60-10 0-11-7-11-18s1-18 11-40c5-16 26-67 26-96 0-48-39-56-64-56-42 0-69 26-84 45-4-34-33-45-52-45-23 0-34 16-40 27-12 18-18 47-18 48 0 7 6 7 8 7 8 0 8-2 11-15 8-29 18-53 37-53 13 0 16 10 16 24 0 10-5 28-8 42-3 13-8 34-11 43z">
            <text:p/>
          </draw:path>
          <draw:path draw:style-name="gr3" draw:text-style-name="P9" draw:layer="layout" svg:width="0.362cm" svg:height="0.364cm" svg:x="18.253cm" svg:y="11.67cm" svg:viewBox="0 0 363 365" svg:d="M194 194h152c6 0 17 0 17-12s-11-12-17-12h-152v-152c0-7 0-18-12-18s-12 11-12 18v152h-152c-7 0-18 0-18 12s11 12 18 12h152v151c0 7 0 20 12 20s12-12 12-20z">
            <text:p/>
          </draw:path>
          <draw:path draw:style-name="gr3" draw:text-style-name="P9" draw:layer="layout" svg:width="0.18cm" svg:height="0.327cm" svg:x="18.704cm" svg:y="11.648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9" draw:layer="layout" svg:width="3.575cm" svg:height="0.029cm" svg:x="15.391cm" svg:y="12.515cm" svg:viewBox="0 0 3576 30" draw:points="1789,30 0,30 0,0 3576,0 3576,30">
            <text:p/>
          </draw:polygon>
          <draw:path draw:style-name="gr3" draw:text-style-name="P9" draw:layer="layout" svg:width="0.322cm" svg:height="0.319cm" svg:x="15.932cm" svg:y="12.876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9" draw:layer="layout" svg:width="0.164cm" svg:height="0.703cm" svg:x="16.345cm" svg:y="12.6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9" draw:layer="layout" svg:width="0.381cm" svg:height="0.319cm" svg:x="16.569cm" svg:y="12.876cm" svg:viewBox="0 0 382 320" svg:d="M42 270c-2 11-7 27-7 31 0 12 10 19 21 19 8 0 21-7 26-19 1-2 9-36 14-53l14-64c5-14 10-30 13-46 3-13 8-34 8-36 11-22 48-86 115-86 32 0 39 26 39 50 0 43-34 134-45 163-6 17-8 25-8 33 0 34 26 58 58 58 67 0 92-103 92-109s-6-6-8-6c-8 0-8 1-11 12-14 48-37 87-72 87-11 0-16-7-16-23 0-17 7-35 13-51 13-36 42-115 42-155 0-46-29-75-80-75-64 0-100 45-111 61-3-39-32-61-65-61-32 0-45 27-53 40-11 24-21 66-21 69 0 6 6 6 8 6 8 0 8 0 13-16 11-49 25-83 51-83 14 0 22 8 22 32 0 14-3 22-11 59z">
            <text:p/>
          </draw:path>
          <draw:path draw:style-name="gr3" draw:text-style-name="P9" draw:layer="layout" svg:width="0.468cm" svg:height="0.469cm" svg:x="17.165cm" svg:y="12.777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9" draw:layer="layout" svg:width="0.233cm" svg:height="0.469cm" svg:x="17.892cm" svg:y="12.7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9" draw:layer="layout" svg:width="0.164cm" svg:height="0.703cm" svg:x="18.221cm" svg:y="12.66cm" svg:viewBox="0 0 165 704" svg:d="M165 352c0-55-8-139-47-219-43-87-104-133-112-133-3 0-6 3-6 6 0 4 0 5 13 18 70 69 110 181 110 328 0 120-25 245-113 332-10 10-10 12-10 13 0 5 3 7 6 7 8 0 72-48 114-138 37-77 45-155 45-214z">
            <text:p/>
          </draw:path>
          <draw:path draw:style-name="gr3" draw:text-style-name="P9" draw:layer="layout" svg:width="0.468cm" svg:height="0.469cm" svg:x="19.245cm" svg:y="12.296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9" draw:layer="layout" svg:width="0.274cm" svg:height="0.319cm" svg:x="19.938cm" svg:y="12.395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53" draw:id="id53">
          <svg:title>TexMaths</svg:title>
          <svg:desc>26§display§\smallint ( ax + b )^n dx§svg§600§FALSE§</svg:desc>
          <draw:polygon draw:style-name="gr2" draw:text-style-name="P8" draw:layer="layout" svg:width="5.072cm" svg:height="0.823cm" svg:x="7.392cm" svg:y="12.092cm" svg:viewBox="0 0 5073 824" draw:points="2536,824 0,824 0,0 5073,0 5073,824">
            <text:p/>
          </draw:polygon>
          <draw:path draw:style-name="gr3" draw:text-style-name="P9" draw:layer="layout" svg:width="0.382cm" svg:height="0.852cm" svg:x="7.396cm" svg:y="12.077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9" draw:layer="layout" svg:width="0.213cm" svg:height="0.914cm" svg:x="7.918cm" svg:y="12.046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9" draw:layer="layout" svg:width="0.419cm" svg:height="0.415cm" svg:x="8.22cm" svg:y="12.327cm" svg:viewBox="0 0 420 416" svg:d="M306 58c-17-33-44-58-86-58-106 0-220 135-220 268 0 88 50 148 123 148 18 0 64-4 118-69 9 38 40 69 83 69 34 0 55-21 69-50 15-33 27-89 27-91 0-9-8-9-10-9-11 0-11 2-13 17-16 58-33 112-70 112-25 0-27-23-27-41 0-21 2-28 12-69 10-38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9" draw:layer="layout" svg:width="0.457cm" svg:height="0.415cm" svg:x="8.694cm" svg:y="12.32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0 99-94 120-123 120-35 0-50-29-50-60 0-21 6-40 17-81z">
            <text:p/>
          </draw:path>
          <draw:path draw:style-name="gr3" draw:text-style-name="P9" draw:layer="layout" svg:width="0.608cm" svg:height="0.61cm" svg:x="9.443cm" svg:y="12.19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338cm" svg:height="0.646cm" svg:x="10.35cm" svg:y="12.098cm" svg:viewBox="0 0 339 647" svg:d="M177 10c0-2 0-10-13-10-20 0-87 8-112 8-6 2-17 2-17 19 0 13 9 13 21 13 46 0 46 6 46 14 0 6-6 38-13 56l-74 300c-11 45-15 60-15 93 0 86 48 144 116 144 109 0 223-138 223-269 0-85-50-147-123-147-41 0-81 27-108 56zM89 356c7-19 7-21 15-32 46-60 85-72 110-72 34 0 58 27 58 85 0 54-31 160-47 195-29 61-73 94-109 94-31 0-62-25-62-92 0-18 0-35 17-93z">
            <text:p/>
          </draw:path>
          <draw:path draw:style-name="gr3" draw:text-style-name="P9" draw:layer="layout" svg:width="0.213cm" svg:height="0.914cm" svg:x="10.751cm" svg:y="12.04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392cm" svg:height="0.29cm" svg:x="11.084cm" svg:y="12.071cm" svg:viewBox="0 0 393 291" svg:d="M48 243c-2 9-6 25-6 27 0 15 12 21 22 21 11 0 21-8 25-14 3-7 9-27 11-40 4-12 10-42 14-58 5-15 9-29 11-44 8-27 8-31 27-58 19-25 48-58 98-58 37 0 37 31 37 43 0 40-27 111-37 138-9 18-11 25-11 35 0 33 29 56 61 56 64 0 93-89 93-100 0-8-8-8-10-8-9 0-11 4-13 12-14 50-41 77-68 77-13 0-15-8-15-22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3" draw:text-style-name="P9" draw:layer="layout" svg:width="0.436cm" svg:height="0.646cm" svg:x="11.587cm" svg:y="12.098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4 72 81 0 4-2 10-4 14z">
            <text:p/>
          </draw:path>
          <draw:path draw:style-name="gr3" draw:text-style-name="P9" draw:layer="layout" svg:width="0.457cm" svg:height="0.415cm" svg:x="12.053cm" svg:y="12.32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</draw:g>
        <draw:g xml:id="id56" draw:id="id56">
          <svg:title>TexMaths</svg:title>
          <svg:desc>20§display§\int \frac{1}{ \sqrt{ax + b} } dx§svg§600§FALSE§</svg:desc>
          <draw:polygon draw:style-name="gr2" draw:text-style-name="P8" draw:layer="layout" svg:width="4.176cm" svg:height="1.541cm" svg:x="7.693cm" svg:y="13.583cm" svg:viewBox="0 0 4177 1542" draw:points="2088,1542 0,1542 0,0 4177,0 4177,1542">
            <text:p/>
          </draw:polygon>
          <draw:path draw:style-name="gr3" draw:text-style-name="P9" draw:layer="layout" svg:width="0.625cm" svg:height="1.563cm" svg:x="7.698cm" svg:y="13.548cm" svg:viewBox="0 0 626 1564" svg:d="M34 1532c22 0 35-16 35-34 0-24-18-35-34-35-17 0-35 11-35 35 0 37 35 66 78 66 108 0 148-165 197-368 55-223 101-448 139-674 26-149 52-290 76-381 8-35 32-125 61-125 20 0 38 13 41 16-24 2-35 16-35 34 0 24 18 35 34 35 17 0 35-11 35-35 0-39-39-66-77-66-55 0-93 77-133 221-2 6-98 360-174 821-20 107-40 226-63 323-13 52-45 185-102 185-26 0-42-18-43-18z">
            <text:p/>
          </draw:path>
          <draw:path draw:style-name="gr3" draw:text-style-name="P9" draw:layer="layout" svg:width="0.233cm" svg:height="0.47cm" svg:x="9.709cm" svg:y="13.561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9" draw:layer="layout" svg:width="2.521cm" svg:height="0.029cm" svg:x="8.562cm" svg:y="14.315cm" svg:viewBox="0 0 2522 30" draw:points="1261,30 0,30 0,0 2522,0 2522,30">
            <text:p/>
          </draw:polygon>
          <draw:path draw:style-name="gr3" draw:text-style-name="P9" draw:layer="layout" svg:width="0.55cm" svg:height="0.703cm" svg:x="8.613cm" svg:y="14.456cm" svg:viewBox="0 0 551 704" svg:d="M222 631l-123-274c-5-11-9-11-11-11 0 0-5 0-11 5l-67 51c-10 6-10 9-10 11 0 3 2 8 6 8 5 0 18-10 24-16 5-3 16-11 23-16l139 304c5 11 10 11 16 11 10 0 11-3 18-12l320-663c5-11 5-13 5-15 0-8-7-14-15-14-6 0-11 3-16 14z">
            <text:p/>
          </draw:path>
          <draw:polygon draw:style-name="gr3" draw:text-style-name="P9" draw:layer="layout" svg:width="1.935cm" svg:height="0.029cm" svg:x="9.148cm" svg:y="14.456cm" svg:viewBox="0 0 1936 30" draw:points="968,30 0,30 0,0 1936,0 1936,30">
            <text:p/>
          </draw:polygon>
          <draw:path draw:style-name="gr3" draw:text-style-name="P9" draw:layer="layout" svg:width="0.322cm" svg:height="0.319cm" svg:x="9.176cm" svg:y="14.744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9" draw:layer="layout" svg:width="0.351cm" svg:height="0.319cm" svg:x="9.54cm" svg:y="14.744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9" draw:layer="layout" svg:width="0.468cm" svg:height="0.47cm" svg:x="10.117cm" svg:y="14.64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9" draw:layer="layout" svg:width="0.26cm" svg:height="0.497cm" svg:x="10.814cm" svg:y="14.566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9" draw:layer="layout" svg:width="0.335cm" svg:height="0.497cm" svg:x="11.194cm" svg:y="14.017cm" svg:viewBox="0 0 336 498" svg:d="M336 8c0-2 0-8-10-8-9 0-76 6-89 8-5 0-10 3-10 13 0 9 7 9 18 9 33 0 35 5 35 12l-2 14-43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9" draw:layer="layout" svg:width="0.351cm" svg:height="0.319cm" svg:x="11.553cm" svg:y="14.195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</draw:g>
        <draw:g xml:id="id57" draw:id="id57">
          <svg:title>TexMaths</svg:title>
          <svg:desc>20§display§\frac{2\sqrt{ax + b}}{a} + c§svg§600§FALSE§</svg:desc>
          <draw:polygon draw:style-name="gr2" draw:text-style-name="P8" draw:layer="layout" svg:width="4.047cm" svg:height="1.493cm" svg:x="15.427cm" svg:y="13.584cm" svg:viewBox="0 0 4048 1494" draw:points="2024,1494 0,1494 0,0 4048,0 4048,1494">
            <text:p/>
          </draw:polygon>
          <draw:path draw:style-name="gr3" draw:text-style-name="P9" draw:layer="layout" svg:width="0.281cm" svg:height="0.469cm" svg:x="15.427cm" svg:y="13.679cm" svg:viewBox="0 0 282 470" svg:d="M54 416l76-74c110-97 152-134 152-204 0-82-63-138-149-138-80 0-133 66-133 128 0 38 35 38 37 38 13 0 37-8 37-36 0-18-13-37-37-37-7 0-7 0-10 1 16-46 55-72 96-72 64 0 95 56 95 116 0 56-36 111-74 155l-136 150c-8 8-8 10-8 27h262l20-123h-18c-3 21-8 53-14 62-7 7-53 7-68 7z">
            <text:p/>
          </draw:path>
          <draw:path draw:style-name="gr3" draw:text-style-name="P9" draw:layer="layout" svg:width="0.549cm" svg:height="0.703cm" svg:x="15.795cm" svg:y="13.549cm" svg:viewBox="0 0 550 704" svg:d="M222 630l-123-273c-5-12-9-12-11-12 0 0-5 0-11 5l-67 51c-10 7-10 10-10 12 0 3 2 8 6 8 5 0 18-10 24-16 5-4 16-12 23-16l139 303c5 12 10 12 16 12 10 0 11-4 18-13l320-662c4-11 4-13 4-15 0-8-6-14-14-14-6 0-11 3-16 14z">
            <text:p/>
          </draw:path>
          <draw:polygon draw:style-name="gr3" draw:text-style-name="P9" draw:layer="layout" svg:width="1.935cm" svg:height="0.029cm" svg:x="16.33cm" svg:y="13.549cm" svg:viewBox="0 0 1936 30" draw:points="968,30 0,30 0,0 1936,0 1936,30">
            <text:p/>
          </draw:polygon>
          <draw:path draw:style-name="gr3" draw:text-style-name="P9" draw:layer="layout" svg:width="0.322cm" svg:height="0.319cm" svg:x="16.357cm" svg:y="13.835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9" draw:layer="layout" svg:width="0.351cm" svg:height="0.319cm" svg:x="16.721cm" svg:y="13.83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4 77-70 93-94 93-28 0-39-23-39-47 0-16 5-30 13-62z">
            <text:p/>
          </draw:path>
          <draw:path draw:style-name="gr3" draw:text-style-name="P9" draw:layer="layout" svg:width="0.468cm" svg:height="0.469cm" svg:x="17.297cm" svg:y="13.738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9" draw:layer="layout" svg:width="0.26cm" svg:height="0.496cm" svg:x="17.995cm" svg:y="13.659cm" svg:viewBox="0 0 261 497" svg:d="M136 8c0-2 0-8-10-8-16 0-67 6-86 6-5 2-13 2-13 15 0 9 7 9 16 9 35 0 37 5 37 12 0 4-6 28-11 43l-58 230c-8 35-11 46-11 72 0 66 37 110 90 110 83 0 171-105 171-206 0-66-39-113-95-113-32 0-62 20-83 43zM69 273c5-14 5-16 11-24 35-46 66-55 85-55 25 0 45 20 45 65 0 42-24 123-37 150-23 47-56 72-83 72-24 0-47-19-47-70 0-14 0-27 11-72z">
            <text:p/>
          </draw:path>
          <draw:polygon draw:style-name="gr3" draw:text-style-name="P9" draw:layer="layout" svg:width="2.872cm" svg:height="0.029cm" svg:x="15.392cm" svg:y="14.432cm" svg:viewBox="0 0 2873 30" draw:points="1437,30 0,30 0,0 2873,0 2873,30">
            <text:p/>
          </draw:polygon>
          <draw:path draw:style-name="gr3" draw:text-style-name="P9" draw:layer="layout" svg:width="0.322cm" svg:height="0.319cm" svg:x="16.67cm" svg:y="14.793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9" draw:layer="layout" svg:width="0.468cm" svg:height="0.469cm" svg:x="18.544cm" svg:y="14.213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9" draw:layer="layout" svg:width="0.274cm" svg:height="0.319cm" svg:x="19.235cm" svg:y="14.312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5" smil:attributeName="visibility" smil:to="visible"/>
                  <anim:animate smil:begin="0s" smil:dur="0.5s" smil:fill="hold" smil:decelerate="0.5" smil:targetElement="id35" smil:attributeName="rotate" smil:values="-90;0" smil:keyTimes="0;1"/>
                  <anim:animate smil:begin="0s" smil:dur="0.5s" smil:fill="hold" smil:decelerate="0.5" smil:targetElement="id35" smil:attributeName="width" smil:values="width;width*.05" smil:keyTimes="0;1"/>
                  <anim:animate smil:begin="0.5s" smil:dur="0.5s" smil:fill="hold" smil:accelerate="0.5" smil:targetElement="id35" smil:attributeName="width" smil:values="width*.05;width" smil:keyTimes="0;1"/>
                  <anim:animate smil:dur="1s" smil:fill="hold" smil:targetElement="id35" smil:attributeName="height" smil:values="height;height" smil:keyTimes="0;1"/>
                  <anim:animate smil:begin="0s" smil:dur="0.5s" smil:fill="hold" smil:decelerate="0.5" smil:targetElement="id35" smil:attributeName="x" smil:values="x+.4;x" smil:keyTimes="0;1"/>
                  <anim:animate smil:begin="0s" smil:dur="0.5s" smil:fill="hold" smil:decelerate="0.5" smil:targetElement="id35" smil:attributeName="y" smil:values="y-.2;y+.1" smil:keyTimes="0;1"/>
                  <anim:animate smil:begin="0.5s" smil:dur="0.5s" smil:fill="hold" smil:accelerate="0.5" smil:targetElement="id35" smil:attributeName="y" smil:values="y+.1;y" smil:keyTimes="0;1"/>
                  <anim:transitionFilter smil:begin="0s" smil:dur="1s" smil:decelerate="0.5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width*0.05;width" smil:keyTimes="0;1"/>
                  <anim:animate smil:dur="0.5s" smil:fill="hold" smil:targetElement="id37" smil:attributeName="height" smil:values="height;height" smil:keyTimes="0;1"/>
                  <anim:animate smil:dur="0.5s" smil:fill="hold" smil:targetElement="id37" smil:attributeName="x" smil:values="x-.2;x" smil:keyTimes="0;1"/>
                  <anim:animate smil:dur="0.5s" smil:fill="hold" smil:targetElement="id37" smil:attributeName="y" smil:values="y;y" smil:keyTimes="0;1"/>
                  <anim:transitionFilter smil:dur="0.5s" smil:targetElement="id3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width*0.05;width" smil:keyTimes="0;1"/>
                  <anim:animate smil:dur="0.5s" smil:fill="hold" smil:targetElement="id40" smil:attributeName="height" smil:values="height;height" smil:keyTimes="0;1"/>
                  <anim:animate smil:dur="0.5s" smil:fill="hold" smil:targetElement="id40" smil:attributeName="x" smil:values="x-.2;x" smil:keyTimes="0;1"/>
                  <anim:animate smil:dur="0.5s" smil:fill="hold" smil:targetElement="id40" smil:attributeName="y" smil:values="y;y" smil:keyTimes="0;1"/>
                  <anim:transitionFilter smil:dur="0.5s" smil:targetElement="id4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3" smil:attributeName="visibility" smil:to="visible"/>
                  <anim:animate smil:dur="0.5s" smil:fill="hold" smil:targetElement="id43" smil:attributeName="width" smil:values="width*0.05;width" smil:keyTimes="0;1"/>
                  <anim:animate smil:dur="0.5s" smil:fill="hold" smil:targetElement="id43" smil:attributeName="height" smil:values="height;height" smil:keyTimes="0;1"/>
                  <anim:animate smil:dur="0.5s" smil:fill="hold" smil:targetElement="id43" smil:attributeName="x" smil:values="x-.2;x" smil:keyTimes="0;1"/>
                  <anim:animate smil:dur="0.5s" smil:fill="hold" smil:targetElement="id43" smil:attributeName="y" smil:values="y;y" smil:keyTimes="0;1"/>
                  <anim:transitionFilter smil:dur="0.5s" smil:targetElement="id4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  <anim:par smil:begin="0.5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6" smil:attributeName="visibility" smil:to="visible"/>
                  <anim:animate smil:dur="0.5s" smil:fill="hold" smil:targetElement="id46" smil:attributeName="width" smil:values="width*0.05;width" smil:keyTimes="0;1"/>
                  <anim:animate smil:dur="0.5s" smil:fill="hold" smil:targetElement="id46" smil:attributeName="height" smil:values="height;height" smil:keyTimes="0;1"/>
                  <anim:animate smil:dur="0.5s" smil:fill="hold" smil:targetElement="id46" smil:attributeName="x" smil:values="x-.2;x" smil:keyTimes="0;1"/>
                  <anim:animate smil:dur="0.5s" smil:fill="hold" smil:targetElement="id46" smil:attributeName="y" smil:values="y;y" smil:keyTimes="0;1"/>
                  <anim:transitionFilter smil:dur="0.5s" smil:targetElement="id4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9" smil:attributeName="visibility" smil:to="visible"/>
                  <anim:animate smil:dur="0.5s" smil:fill="hold" smil:targetElement="id49" smil:attributeName="width" smil:values="width*0.05;width" smil:keyTimes="0;1"/>
                  <anim:animate smil:dur="0.5s" smil:fill="hold" smil:targetElement="id49" smil:attributeName="height" smil:values="height;height" smil:keyTimes="0;1"/>
                  <anim:animate smil:dur="0.5s" smil:fill="hold" smil:targetElement="id49" smil:attributeName="x" smil:values="x-.2;x" smil:keyTimes="0;1"/>
                  <anim:animate smil:dur="0.5s" smil:fill="hold" smil:targetElement="id49" smil:attributeName="y" smil:values="y;y" smil:keyTimes="0;1"/>
                  <anim:transitionFilter smil:dur="0.5s" smil:targetElement="id4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2" smil:attributeName="visibility" smil:to="visible"/>
                  <anim:animate smil:dur="0.5s" smil:fill="hold" smil:targetElement="id52" smil:attributeName="width" smil:values="width*0.05;width" smil:keyTimes="0;1"/>
                  <anim:animate smil:dur="0.5s" smil:fill="hold" smil:targetElement="id52" smil:attributeName="height" smil:values="height;height" smil:keyTimes="0;1"/>
                  <anim:animate smil:dur="0.5s" smil:fill="hold" smil:targetElement="id52" smil:attributeName="x" smil:values="x-.2;x" smil:keyTimes="0;1"/>
                  <anim:animate smil:dur="0.5s" smil:fill="hold" smil:targetElement="id52" smil:attributeName="y" smil:values="y;y" smil:keyTimes="0;1"/>
                  <anim:transitionFilter smil:dur="0.5s" smil:targetElement="id5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5" smil:attributeName="visibility" smil:to="visible"/>
                  <anim:animate smil:dur="0.5s" smil:fill="hold" smil:targetElement="id55" smil:attributeName="width" smil:values="width*0.05;width" smil:keyTimes="0;1"/>
                  <anim:animate smil:dur="0.5s" smil:fill="hold" smil:targetElement="id55" smil:attributeName="height" smil:values="height;height" smil:keyTimes="0;1"/>
                  <anim:animate smil:dur="0.5s" smil:fill="hold" smil:targetElement="id55" smil:attributeName="x" smil:values="x-.2;x" smil:keyTimes="0;1"/>
                  <anim:animate smil:dur="0.5s" smil:fill="hold" smil:targetElement="id55" smil:attributeName="y" smil:values="y;y" smil:keyTimes="0;1"/>
                  <anim:transitionFilter smil:dur="0.5s" smil:targetElement="id5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3cm" svg:x="0.8cm" svg:y="0.627cm" presentation:class="title" presentation:user-transformed="true">
          <draw:text-box>
            <text:p text:style-name="P6"><text:span text:style-name="T7"><text:tab/></text:span><text:span text:style-name="T7"><text:tab/></text:span><text:span text:style-name="T8"><text:line-break/></text:span><text:span text:style-name="T8"> <text:s text:c="7"/></text:span><text:span text:style-name="T8"><text:line-break/></text:span><text:span text:style-name="T7"><text:tab/></text:span><text:span text:style-name="T7"><text:tab/></text:span><text:span text:style-name="T8"><text:line-break/></text:span><text:span text:style-name="T8"><text:tab/></text:span><text:span text:style-name="T8"><text:tab/></text:span></text:p>
          </draw:text-box>
        </draw:frame>
        <draw:frame draw:style-name="standard" xml:id="id59" draw:id="id59" draw:layer="layout" svg:width="21.323cm" svg:height="13.199cm" svg:x="4cm" svg:y="1.981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g xml:id="id58" draw:id="id58">
          <svg:title>TexMaths</svg:title>
          <svg:desc>26§display§\text {Integrations standard functions}§svg§600§FALSE§</svg:desc>
          <draw:polygon draw:style-name="gr2" draw:text-style-name="P8" draw:layer="layout" svg:width="12.412cm" svg:height="0.742cm" svg:x="7.539cm" svg:y="0.948cm" svg:viewBox="0 0 12413 743" draw:points="6207,743 0,743 0,0 12413,0 12413,743">
            <text:p/>
          </draw:polygon>
          <draw:path draw:style-name="gr3" draw:text-style-name="P9" draw:layer="layout" svg:width="0.28cm" svg:height="0.626cm" svg:x="7.518cm" svg:y="0.923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9" draw:layer="layout" svg:width="0.461cm" svg:height="0.405cm" svg:x="7.853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8cm" svg:height="0.574cm" svg:x="8.323cm" svg:y="0.98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355cm" svg:height="0.422cm" svg:x="8.687cm" svg:y="1.13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19cm" svg:height="0.605cm" svg:x="9.093cm" svg:y="1.133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309cm" svg:height="0.405cm" svg:x="9.55cm" svg:y="1.144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13cm" svg:height="0.422cm" svg:x="9.92cm" svg:y="1.13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88cm" svg:height="0.574cm" svg:x="10.355cm" svg:y="0.98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197cm" svg:height="0.613cm" svg:x="10.723cm" svg:y="0.93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10.973cm" svg:y="1.137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9" draw:layer="layout" svg:width="0.461cm" svg:height="0.405cm" svg:x="11.435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01cm" svg:height="0.422cm" svg:x="11.942cm" svg:y="1.13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301cm" svg:height="0.422cm" svg:x="12.608cm" svg:y="1.13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286cm" svg:height="0.574cm" svg:x="12.955cm" svg:y="0.98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13cm" svg:height="0.422cm" svg:x="13.332cm" svg:y="1.13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405cm" svg:x="13.779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52cm" svg:height="0.647cm" svg:x="14.288cm" svg:y="0.912cm" svg:viewBox="0 0 453 648" svg:d="M318 587v61l135-11v-29c-64 0-72-6-72-50v-558l-131 10v30c64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9" draw:layer="layout" svg:width="0.413cm" svg:height="0.422cm" svg:x="14.804cm" svg:y="1.13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309cm" svg:height="0.405cm" svg:x="15.247cm" svg:y="1.144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52cm" svg:height="0.647cm" svg:x="15.611cm" svg:y="0.912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9" draw:layer="layout" svg:width="0.296cm" svg:height="0.647cm" svg:x="16.422cm" svg:y="0.902cm" svg:viewBox="0 0 297 648" svg:d="M131 252v-106c0-81 44-125 85-125 2 0 17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9" draw:layer="layout" svg:width="0.461cm" svg:height="0.415cm" svg:x="16.701cm" svg:y="1.144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9" draw:layer="layout" svg:width="0.461cm" svg:height="0.405cm" svg:x="17.209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48cm" svg:height="0.422cm" svg:x="17.718cm" svg:y="1.137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9" draw:layer="layout" svg:width="0.286cm" svg:height="0.574cm" svg:x="18.111cm" svg:y="0.98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197cm" svg:height="0.613cm" svg:x="18.48cm" svg:y="0.93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18.727cm" svg:y="1.13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461cm" svg:height="0.405cm" svg:x="19.189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01cm" svg:height="0.422cm" svg:x="19.696cm" svg:y="1.13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60" draw:id="id60">
          <svg:title>TexMaths</svg:title>
          <svg:desc>28§display§15§svg§600§FALSE§</svg:desc>
          <draw:polygon draw:style-name="gr2" draw:text-style-name="P8" draw:layer="layout" svg:width="0.838cm" svg:height="0.579cm" svg:x="4.491cm" svg:y="2.695cm" svg:viewBox="0 0 839 580" draw:points="419,580 0,580 0,0 839,0 839,580">
            <text:p/>
          </draw:polygon>
          <draw:path draw:style-name="gr3" draw:text-style-name="P9" draw:layer="layout" svg:width="0.326cm" svg:height="0.657cm" svg:x="4.529cm" svg:y="2.646cm" svg:viewBox="0 0 327 658" svg:d="M204 25c0-23 0-25-22-25-63 63-151 63-182 63v31c20 0 78 0 130-27v513c0 35-2 47-92 47h-31v31c33-5 121-5 159-5 40 0 126 0 161 5v-31h-31c-90 0-92-12-92-47z">
            <text:p/>
          </draw:path>
          <draw:path draw:style-name="gr3" draw:text-style-name="P9" draw:layer="layout" svg:width="0.394cm" svg:height="0.677cm" svg:x="4.984cm" svg:y="2.646cm" svg:viewBox="0 0 395 678" svg:d="M395 459c0-117-81-217-189-217-47 0-89 15-125 51v-192c20 6 54 13 85 13 121 0 191-89 191-103 0-7-3-11-9-11-3 0-5 0-9 2-21 9-68 29-135 29-40 0-85-6-132-27-7-4-9-4-11-4-9 0-9 9-9 25v291c0 17 0 26 13 26 7 0 9-2 11-9 11-15 50-69 128-69 52 0 76 45 85 63 16 38 18 76 18 125 0 34 0 94-24 134-23 38-61 65-106 65-72 0-128-51-146-109 3 0 7 0 18 0 32 0 50-25 50-47 0-25-18-50-50-50-15 0-49 7-49 54 0 83 67 179 179 179 115 0 216-94 216-219z">
            <text:p/>
          </draw:path>
        </draw:g>
        <draw:g xml:id="id63" draw:id="id63">
          <svg:title>TexMaths</svg:title>
          <svg:desc>28§display§16§svg§600§FALSE§</svg:desc>
          <draw:polygon draw:style-name="gr2" draw:text-style-name="P8" draw:layer="layout" svg:width="0.843cm" svg:height="0.579cm" svg:x="4.492cm" svg:y="4.695cm" svg:viewBox="0 0 844 580" draw:points="423,580 0,580 0,0 844,0 844,580">
            <text:p/>
          </draw:polygon>
          <draw:path draw:style-name="gr3" draw:text-style-name="P9" draw:layer="layout" svg:width="0.326cm" svg:height="0.657cm" svg:x="4.53cm" svg:y="4.646cm" svg:viewBox="0 0 327 658" svg:d="M204 25c0-23 0-25-23-25-62 63-150 63-181 63v31c20 0 78 0 130-27v513c0 35-2 47-92 47h-31v31c33-5 121-5 159-5 40 0 125 0 161 5v-31h-32c-89 0-91-12-91-47z">
            <text:p/>
          </draw:path>
          <draw:path draw:style-name="gr3" draw:text-style-name="P9" draw:layer="layout" svg:width="0.409cm" svg:height="0.677cm" svg:x="4.975cm" svg:y="4.646cm" svg:viewBox="0 0 410 678" svg:d="M90 333v-24c0-249 123-284 172-284 24 0 65 6 87 40-16 0-54 0-54 42 0 32 23 47 45 47 16 0 45-9 45-47 0-60-43-107-125-107-126 0-260 128-260 345 0 264 114 333 206 333 110 0 204-92 204-222 0-125-88-221-197-221-68 0-103 51-123 98zM206 651c-63 0-92-60-96-74-18-47-18-125-18-143 0-76 31-177 121-177 15 0 60 0 91 63 18 36 18 87 18 134s0 96-18 132c-29 61-76 65-98 65z">
            <text:p/>
          </draw:path>
        </draw:g>
        <draw:g xml:id="id66" draw:id="id66">
          <svg:title>TexMaths</svg:title>
          <svg:desc>28§display§17§svg§600§FALSE§</svg:desc>
          <draw:polygon draw:style-name="gr2" draw:text-style-name="P8" draw:layer="layout" svg:width="0.873cm" svg:height="0.59cm" svg:x="4.494cm" svg:y="6.596cm" svg:viewBox="0 0 874 591" draw:points="437,591 0,591 0,0 874,0 874,591">
            <text:p/>
          </draw:polygon>
          <draw:path draw:style-name="gr3" draw:text-style-name="P9" draw:layer="layout" svg:width="0.326cm" svg:height="0.657cm" svg:x="4.532cm" svg:y="6.556cm" svg:viewBox="0 0 327 658" svg:d="M204 25c0-23 0-25-22-25-63 63-151 63-182 63v31c20 0 78 0 130-27v512c0 36-2 47-92 47h-31v32c33-5 121-5 159-5 40 0 125 0 161 5v-32h-31c-90 0-92-11-92-47z">
            <text:p/>
          </draw:path>
          <draw:path draw:style-name="gr3" draw:text-style-name="P9" draw:layer="layout" svg:width="0.423cm" svg:height="0.688cm" svg:x="4.991cm" svg:y="6.547cm" svg:viewBox="0 0 424 689" svg:d="M415 67c9-13 9-16 9-36h-240c-121 0-123-13-126-31h-24l-34 204h25c2-16 11-79 24-90 7-7 85-7 97-7h206c-11 16-90 123-112 157-88 132-121 268-121 369 0 11 0 56 45 56 47 0 47-45 47-56v-49c0-54 2-110 9-161 4-23 18-108 62-170z">
            <text:p/>
          </draw:path>
        </draw:g>
        <draw:g xml:id="id69" draw:id="id69">
          <svg:title>TexMaths</svg:title>
          <svg:desc>28§display§18§svg§600§FALSE§</svg:desc>
          <draw:polygon draw:style-name="gr2" draw:text-style-name="P8" draw:layer="layout" svg:width="0.843cm" svg:height="0.579cm" svg:x="4.595cm" svg:y="8.396cm" svg:viewBox="0 0 844 580" draw:points="423,580 0,580 0,0 844,0 844,580">
            <text:p/>
          </draw:polygon>
          <draw:path draw:style-name="gr3" draw:text-style-name="P9" draw:layer="layout" svg:width="0.326cm" svg:height="0.657cm" svg:x="4.633cm" svg:y="8.347cm" svg:viewBox="0 0 327 658" svg:d="M204 25c0-23 0-25-23-25-62 63-150 63-181 63v31c20 0 78 0 130-27v513c0 35-2 47-92 47h-31v31c33-5 121-5 159-5 40 0 125 0 161 5v-31h-32c-89 0-91-12-91-47z">
            <text:p/>
          </draw:path>
          <draw:path draw:style-name="gr3" draw:text-style-name="P9" draw:layer="layout" svg:width="0.409cm" svg:height="0.677cm" svg:x="5.078cm" svg:y="8.347cm" svg:viewBox="0 0 410 678" svg:d="M119 206c-45-29-50-63-50-81 0-58 65-100 135-100 74 0 136 51 136 123 0 56-38 103-98 136zM264 300c72-36 119-87 119-152 0-92-88-148-177-148-99 0-179 74-179 166 0 17 2 60 42 107 12 11 50 36 74 54-58 29-143 82-143 181 0 105 101 170 204 170 112 0 206-81 206-186 0-36-12-80-47-123-21-20-36-29-99-69zM166 342l120 76c27 18 74 47 74 108 0 74-74 125-154 125-85 0-157-60-157-143 0-58 32-121 117-166z">
            <text:p/>
          </draw:path>
        </draw:g>
        <draw:g xml:id="id72" draw:id="id72">
          <svg:title>TexMaths</svg:title>
          <svg:desc>28§display§19§svg§600§FALSE§</svg:desc>
          <draw:polygon draw:style-name="gr2" draw:text-style-name="P8" draw:layer="layout" svg:width="0.843cm" svg:height="0.579cm" svg:x="4.596cm" svg:y="10.296cm" svg:viewBox="0 0 844 580" draw:points="423,580 0,580 0,0 844,0 844,580">
            <text:p/>
          </draw:polygon>
          <draw:path draw:style-name="gr3" draw:text-style-name="P9" draw:layer="layout" svg:width="0.326cm" svg:height="0.657cm" svg:x="4.634cm" svg:y="10.247cm" svg:viewBox="0 0 327 658" svg:d="M204 25c0-23 0-25-23-25-62 63-150 63-181 63v31c20 0 78 0 130-27v513c0 35-2 47-92 47h-31v31c33-5 121-5 159-5 40 0 125 0 161 5v-31h-32c-89 0-91-12-91-47z">
            <text:p/>
          </draw:path>
          <draw:path draw:style-name="gr3" draw:text-style-name="P9" draw:layer="layout" svg:width="0.409cm" svg:height="0.677cm" svg:x="5.079cm" svg:y="10.247cm" svg:viewBox="0 0 410 678" svg:d="M322 342v32c0 232-103 277-161 277-18 0-69-2-96-36 42 0 51-29 51-44 0-32-24-47-47-47-15 0-44 9-44 49 0 65 53 105 136 105 128 0 249-134 249-345 0-266-112-333-202-333-54 0-103 18-145 63-41 44-63 85-63 159 0 123 87 219 197 219 60 0 101-40 125-99zM199 418c-15 0-62 0-92-60-17-38-17-87-17-134 0-54 0-101 20-137 27-49 65-62 98-62 47 0 78 33 96 78 12 31 16 94 16 139 0 82-34 176-121 176z">
            <text:p/>
          </draw:path>
        </draw:g>
        <draw:g xml:id="id75" draw:id="id75">
          <svg:title>TexMaths</svg:title>
          <svg:desc>28§display§20§svg§600§FALSE§</svg:desc>
          <draw:polygon draw:style-name="gr2" draw:text-style-name="P8" draw:layer="layout" svg:width="0.849cm" svg:height="0.579cm" svg:x="4.595cm" svg:y="12.096cm" svg:viewBox="0 0 850 580" draw:points="424,580 0,580 0,0 850,0 850,580">
            <text:p/>
          </draw:polygon>
          <draw:path draw:style-name="gr3" draw:text-style-name="P9" draw:layer="layout" svg:width="0.394cm" svg:height="0.657cm" svg:x="4.595cm" svg:y="12.047cm" svg:viewBox="0 0 395 658" svg:d="M76 582l106-103c154-137 213-188 213-287 0-114-88-192-209-192-112 0-186 92-186 179 0 54 49 54 52 54 17 0 51-11 51-52 0-24-18-51-51-51-9 0-9 0-14 2 23-65 76-101 135-101 89 0 132 79 132 161 0 79-49 157-103 217l-191 211c-11 11-11 13-11 38h368l27-172h-25c-5 29-11 73-20 87-9 9-74 9-94 9z">
            <text:p/>
          </draw:path>
          <draw:path draw:style-name="gr3" draw:text-style-name="P9" draw:layer="layout" svg:width="0.416cm" svg:height="0.677cm" svg:x="5.077cm" svg:y="12.047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</draw:g>
        <draw:g xml:id="id78" draw:id="id78">
          <svg:title>TexMaths</svg:title>
          <svg:desc>28§display§21§svg§600§FALSE§</svg:desc>
          <draw:polygon draw:style-name="gr2" draw:text-style-name="P8" draw:layer="layout" svg:width="0.807cm" svg:height="0.556cm" svg:x="4.595cm" svg:y="13.998cm" svg:viewBox="0 0 808 557" draw:points="403,557 0,557 0,0 808,0 808,557">
            <text:p/>
          </draw:polygon>
          <draw:path draw:style-name="gr3" draw:text-style-name="P9" draw:layer="layout" svg:width="0.393cm" svg:height="0.657cm" svg:x="4.595cm" svg:y="13.949cm" svg:viewBox="0 0 394 658" svg:d="M76 582l105-103c155-137 213-188 213-287 0-114-87-192-208-192-112 0-186 92-186 179 0 54 49 54 51 54 18 0 52-11 52-52 0-24-18-51-52-51-8 0-8 0-13 2 22-65 76-101 134-101 90 0 132 79 132 161 0 79-49 157-103 218l-190 210c-11 11-11 13-11 38h367l27-172h-25c-4 29-11 74-20 87-9 9-74 9-94 9z">
            <text:p/>
          </draw:path>
          <draw:path draw:style-name="gr3" draw:text-style-name="P9" draw:layer="layout" svg:width="0.326cm" svg:height="0.657cm" svg:x="5.125cm" svg:y="13.949cm" svg:viewBox="0 0 327 658" svg:d="M204 25c0-23 0-25-23-25-62 63-150 63-181 63v31c20 0 78 0 130-27v513c0 35-2 47-92 47h-31v31c33-4 121-4 159-4 40 0 125 0 161 4v-31h-32c-89 0-91-12-91-47z">
            <text:p/>
          </draw:path>
        </draw:g>
        <draw:g xml:id="id77" draw:id="id77">
          <svg:title>TexMaths</svg:title>
          <svg:desc>20§display§- \frac{\text {cosec}(ax +b) }{a}\ + \ c§svg§600§FALSE§</svg:desc>
          <draw:polygon draw:style-name="gr2" draw:text-style-name="P8" draw:layer="layout" svg:width="6.322cm" svg:height="1.423cm" svg:x="18.191cm" svg:y="11.784cm" svg:viewBox="0 0 6323 1424" draw:points="3161,1424 0,1424 0,0 6323,0 6323,1424">
            <text:p/>
          </draw:polygon>
          <draw:path draw:style-name="gr3" draw:text-style-name="P9" draw:layer="layout" svg:width="0.429cm" svg:height="0.029cm" svg:x="18.213cm" svg:y="12.562cm" svg:viewBox="0 0 430 30" svg:d="M406 30c12 0 24 0 24-16 0-14-12-14-24-14h-382c-11 0-24 0-24 14 0 16 13 16 24 16z">
            <text:p/>
          </draw:path>
          <draw:path draw:style-name="gr3" draw:text-style-name="P9" draw:layer="layout" svg:width="0.268cm" svg:height="0.324cm" svg:x="18.81cm" svg:y="11.96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9" draw:layer="layout" svg:width="0.313cm" svg:height="0.324cm" svg:x="19.119cm" svg:y="11.96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9" draw:layer="layout" svg:width="0.231cm" svg:height="0.324cm" svg:x="19.474cm" svg:y="11.96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9" draw:layer="layout" svg:width="0.273cm" svg:height="0.324cm" svg:x="19.748cm" svg:y="11.96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9" draw:layer="layout" svg:width="0.268cm" svg:height="0.324cm" svg:x="20.064cm" svg:y="11.962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9" draw:layer="layout" svg:width="0.164cm" svg:height="0.703cm" svg:x="20.423cm" svg:y="11.74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9" draw:layer="layout" svg:width="0.322cm" svg:height="0.319cm" svg:x="20.655cm" svg:y="11.96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9" draw:layer="layout" svg:width="0.351cm" svg:height="0.319cm" svg:x="21.018cm" svg:y="11.96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9" draw:layer="layout" svg:width="0.468cm" svg:height="0.469cm" svg:x="21.596cm" svg:y="11.8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6cm" svg:height="0.496cm" svg:x="22.292cm" svg:y="11.789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9" draw:layer="layout" svg:width="0.164cm" svg:height="0.703cm" svg:x="22.6cm" svg:y="11.749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9" draw:layer="layout" svg:width="4.047cm" svg:height="0.029cm" svg:x="18.786cm" svg:y="12.562cm" svg:viewBox="0 0 4048 30" draw:points="2024,30 0,30 0,0 4048,0 4048,30">
            <text:p/>
          </draw:polygon>
          <draw:path draw:style-name="gr3" draw:text-style-name="P9" draw:layer="layout" svg:width="0.322cm" svg:height="0.319cm" svg:x="20.652cm" svg:y="12.923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9" draw:layer="layout" svg:width="0.468cm" svg:height="0.469cm" svg:x="23.347cm" svg:y="12.3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74cm" svg:height="0.319cm" svg:x="24.274cm" svg:y="12.442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6" draw:id="id76">
          <svg:title>TexMaths</svg:title>
          <svg:desc>24§display§\smallint \text {cosec}( ax + b ) \cot (ax + b) \ dx§svg§600§FALSE§</svg:desc>
          <draw:polygon draw:style-name="gr2" draw:text-style-name="P8" draw:layer="layout" svg:width="10.765cm" svg:height="0.76cm" svg:x="6.194cm" svg:y="12.093cm" svg:viewBox="0 0 10766 761" draw:points="5384,761 0,761 0,0 10766,0 10766,761">
            <text:p/>
          </draw:polygon>
          <draw:path draw:style-name="gr3" draw:text-style-name="P9" draw:layer="layout" svg:width="0.352cm" svg:height="0.786cm" svg:x="6.198cm" svg:y="12.08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9" draw:layer="layout" svg:width="0.322cm" svg:height="0.389cm" svg:x="6.766cm" svg:y="12.30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7.137cm" svg:y="12.30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7.563cm" svg:y="12.30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7.891cm" svg:y="12.306cm" svg:viewBox="0 0 328 390" svg:d="M71 167c6-127 77-148 106-148 86 0 96 114 96 148zM71 184h236c19 0 21 0 21-17 0-84-46-167-151-167-98 0-177 86-177 194 0 113 88 196 186 196 104 0 142-94 142-112 0-7-5-9-11-9-8 0-10 6-10 11-31 89-107 89-115 89-42 0-77-27-96-58-25-40-25-96-25-127z">
            <text:p/>
          </draw:path>
          <draw:path draw:style-name="gr3" draw:text-style-name="P9" draw:layer="layout" svg:width="0.322cm" svg:height="0.389cm" svg:x="8.27cm" svg:y="12.30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197cm" svg:height="0.844cm" svg:x="8.7cm" svg:y="12.05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387cm" svg:height="0.383cm" svg:x="8.978cm" svg:y="12.31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9" draw:layer="layout" svg:width="0.421cm" svg:height="0.383cm" svg:x="9.416cm" svg:y="12.3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6 92-86 111-113 111-33 0-46-27-46-56 0-19 6-36 15-75z">
            <text:p/>
          </draw:path>
          <draw:path draw:style-name="gr3" draw:text-style-name="P9" draw:layer="layout" svg:width="0.562cm" svg:height="0.564cm" svg:x="10.107cm" svg:y="12.19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12cm" svg:height="0.596cm" svg:x="10.944cm" svg:y="12.099cm" svg:viewBox="0 0 313 597" svg:d="M163 10c0-2 0-10-11-10-20 0-81 8-104 8-6 2-15 2-15 17 0 11 7 11 19 11 42 0 42 6 42 14 0 6-6 35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9" draw:layer="layout" svg:width="0.197cm" svg:height="0.844cm" svg:x="11.315cm" svg:y="12.05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322cm" svg:height="0.389cm" svg:x="11.762cm" svg:y="12.30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2.133cm" svg:y="12.30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66cm" svg:height="0.529cm" svg:x="12.548cm" svg:y="12.16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197cm" svg:height="0.844cm" svg:x="12.943cm" svg:y="12.05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387cm" svg:height="0.383cm" svg:x="13.221cm" svg:y="12.31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9" draw:layer="layout" svg:width="0.421cm" svg:height="0.383cm" svg:x="13.657cm" svg:y="12.3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9" draw:layer="layout" svg:width="0.562cm" svg:height="0.564cm" svg:x="14.35cm" svg:y="12.19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12cm" svg:height="0.596cm" svg:x="15.186cm" svg:y="12.099cm" svg:viewBox="0 0 313 597" svg:d="M163 10c0-2 0-10-11-10-20 0-81 8-104 8-6 2-15 2-15 17 0 11 7 11 19 11 42 0 44 6 44 14 0 6-8 35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9" draw:layer="layout" svg:width="0.197cm" svg:height="0.844cm" svg:x="15.556cm" svg:y="12.05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402cm" svg:height="0.596cm" svg:x="16.151cm" svg:y="12.09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9" draw:layer="layout" svg:width="0.421cm" svg:height="0.383cm" svg:x="16.582cm" svg:y="12.3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</draw:g>
        <draw:g xml:id="id70" draw:id="id70">
          <svg:title>TexMaths</svg:title>
          <svg:desc>26§display§\smallint \text {cosec}^2 (ax + b)\ dx§svg§600§FALSE§</svg:desc>
          <draw:polygon draw:style-name="gr2" draw:text-style-name="P8" draw:layer="layout" svg:width="7.477cm" svg:height="0.939cm" svg:x="6.293cm" svg:y="8.198cm" svg:viewBox="0 0 7478 940" draw:points="3738,940 0,940 0,0 7478,0 7478,940">
            <text:p/>
          </draw:polygon>
          <draw:path draw:style-name="gr3" draw:text-style-name="P9" draw:layer="layout" svg:width="0.382cm" svg:height="0.852cm" svg:x="6.297cm" svg:y="8.3cm" svg:viewBox="0 0 383 853" svg:d="M347 37c-31 3-39 25-39 38 0 23 19 37 37 37 19 0 38-12 38-39 0-36-29-73-73-73-77 0-94 100-108 171-25 137-44 253-58 414-5 48-11 100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348cm" svg:height="0.421cm" svg:x="6.913cm" svg:y="8.545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9" draw:layer="layout" svg:width="0.407cm" svg:height="0.421cm" svg:x="7.314cm" svg:y="8.545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7.776cm" svg:y="8.545cm" svg:viewBox="0 0 302 422" svg:d="M160 233c21 4 96 19 96 85 0 46-31 84-104 84-77 0-110-52-127-132-2-10-4-14-13-14-12 0-12 6-12 23v120c0 17 0 23 10 23 5 0 7-2 23-18 2-2 2-5 19-21 40 37 81 39 100 39 106 0 150-62 150-129 0-47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355cm" svg:height="0.421cm" svg:x="8.132cm" svg:y="8.545cm" svg:viewBox="0 0 356 422" svg:d="M77 181c6-137 83-160 114-160 94 0 104 123 104 160zM77 200h256c21 0 23 0 23-19 0-92-50-181-165-181-106 0-191 94-191 210 0 123 96 212 202 212 112 0 154-102 154-120 0-9-7-11-13-11-8 0-10 7-10 13-33 95-117 95-125 95-46 0-83-29-104-62-27-44-27-104-27-137z">
            <text:p/>
          </draw:path>
          <draw:path draw:style-name="gr3" draw:text-style-name="P9" draw:layer="layout" svg:width="0.348cm" svg:height="0.421cm" svg:x="8.542cm" svg:y="8.545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9" draw:layer="layout" svg:width="0.284cm" svg:height="0.426cm" svg:x="8.958cm" svg:y="8.15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9" draw:layer="layout" svg:width="0.213cm" svg:height="0.914cm" svg:x="9.417cm" svg:y="8.269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9" draw:layer="layout" svg:width="0.419cm" svg:height="0.415cm" svg:x="9.719cm" svg:y="8.549cm" svg:viewBox="0 0 420 416" svg:d="M306 58c-17-33-44-58-86-58-106 0-220 135-220 268 0 88 50 148 123 148 18 0 64-4 118-69 9 38 40 69 84 69 33 0 54-21 68-50 15-33 27-89 27-91 0-9-8-9-10-9-11 0-11 2-13 17-16 58-33 112-70 112-25 0-27-23-27-41 0-21 2-27 12-69 10-37 10-48 19-81l33-129c6-27 6-27 6-31 0-17-10-25-25-25-23 0-37 21-39 39zM245 298c-4 16-4 16-18 33-40 50-77 64-102 64-48 0-61-50-61-85 0-46 30-160 52-202 28-54 69-87 107-87 60 0 72 75 72 81 0 4-2 10-4 15z">
            <text:p/>
          </draw:path>
          <draw:path draw:style-name="gr3" draw:text-style-name="P9" draw:layer="layout" svg:width="0.457cm" svg:height="0.415cm" svg:x="10.193cm" svg:y="8.54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100-94 120-123 120-35 0-50-29-50-60 0-21 6-40 17-81z">
            <text:p/>
          </draw:path>
          <draw:path draw:style-name="gr3" draw:text-style-name="P9" draw:layer="layout" svg:width="0.608cm" svg:height="0.611cm" svg:x="10.942cm" svg:y="8.42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9" draw:layer="layout" svg:width="0.338cm" svg:height="0.646cm" svg:x="11.849cm" svg:y="8.321cm" svg:viewBox="0 0 339 647" svg:d="M177 10c0-2 0-10-13-10-20 0-87 8-112 8-6 2-17 2-17 19 0 13 9 13 21 13 46 0 48 6 48 14 0 6-8 38-15 56l-74 300c-11 46-15 60-15 94 0 85 48 143 116 143 109 0 223-137 223-268 0-86-50-148-123-148-41 0-81 27-108 56zM89 356c7-19 7-21 15-31 46-61 85-73 110-73 34 0 59 27 59 85 0 54-32 160-48 196-29 60-73 93-109 93-31 0-60-25-60-91 0-19 0-36 15-94z">
            <text:p/>
          </draw:path>
          <draw:path draw:style-name="gr3" draw:text-style-name="P9" draw:layer="layout" svg:width="0.213cm" svg:height="0.914cm" svg:x="12.251cm" svg:y="8.269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9" draw:layer="layout" svg:width="0.436cm" svg:height="0.646cm" svg:x="12.893cm" svg:y="8.321cm" svg:viewBox="0 0 437 647" svg:d="M437 10c0-2 0-10-13-10-12 0-99 8-116 10-6 0-13 5-13 17 0 13 9 13 23 13 44 0 46 6 46 14l-4 19-54 216c-17-33-44-58-86-58-106 0-220 135-220 268 0 88 50 148 123 148 18 0 64-4 118-69 9 38 40 69 84 69 33 0 54-21 68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9" draw:layer="layout" svg:width="0.457cm" svg:height="0.415cm" svg:x="13.359cm" svg:y="8.54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</draw:g>
        <draw:g xml:id="id71" draw:id="id71">
          <svg:title>TexMaths</svg:title>
          <svg:desc>20§display§- \frac{ \cot (ax + b)}{a}\ + \ c§svg§600§FALSE§</svg:desc>
          <draw:polygon draw:style-name="gr2" draw:text-style-name="P8" draw:layer="layout" svg:width="5.694cm" svg:height="1.423cm" svg:x="18.794cm" svg:y="8.083cm" svg:viewBox="0 0 5695 1424" draw:points="2848,1424 0,1424 0,0 5695,0 5695,1424">
            <text:p/>
          </draw:polygon>
          <draw:path draw:style-name="gr3" draw:text-style-name="P9" draw:layer="layout" svg:width="0.429cm" svg:height="0.029cm" svg:x="18.816cm" svg:y="8.861cm" svg:viewBox="0 0 430 30" svg:d="M406 30c12 0 24 0 24-16 0-14-12-14-24-14h-382c-11 0-24 0-24 14 0 16 13 16 24 16z">
            <text:p/>
          </draw:path>
          <draw:path draw:style-name="gr3" draw:text-style-name="P9" draw:layer="layout" svg:width="0.268cm" svg:height="0.324cm" svg:x="19.413cm" svg:y="8.2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9" draw:layer="layout" svg:width="0.313cm" svg:height="0.324cm" svg:x="19.722cm" svg:y="8.2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9" draw:layer="layout" svg:width="0.221cm" svg:height="0.44cm" svg:x="20.068cm" svg:y="8.142cm" svg:viewBox="0 0 222 441" svg:d="M109 152h101v-22h-101v-130h-18c0 58-22 133-91 136v16h61v194c0 87 65 95 91 95 50 0 70-49 70-95v-40h-19v40c0 51-21 78-46 78-48 0-48-64-48-77z">
            <text:p/>
          </draw:path>
          <draw:path draw:style-name="gr3" draw:text-style-name="P9" draw:layer="layout" svg:width="0.164cm" svg:height="0.703cm" svg:x="20.397cm" svg:y="8.0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9" draw:layer="layout" svg:width="0.322cm" svg:height="0.319cm" svg:x="20.629cm" svg:y="8.26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9" draw:layer="layout" svg:width="0.351cm" svg:height="0.319cm" svg:x="20.993cm" svg:y="8.2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9" draw:layer="layout" svg:width="0.468cm" svg:height="0.469cm" svg:x="21.57cm" svg:y="8.1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6cm" svg:height="0.496cm" svg:x="22.266cm" svg:y="8.0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9" draw:layer="layout" svg:width="0.164cm" svg:height="0.703cm" svg:x="22.575cm" svg:y="8.0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9" draw:layer="layout" svg:width="3.418cm" svg:height="0.029cm" svg:x="19.389cm" svg:y="8.861cm" svg:viewBox="0 0 3419 30" draw:points="1711,30 0,30 0,0 3419,0 3419,30">
            <text:p/>
          </draw:polygon>
          <draw:path draw:style-name="gr3" draw:text-style-name="P9" draw:layer="layout" svg:width="0.322cm" svg:height="0.319cm" svg:x="20.941cm" svg:y="9.2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9" draw:layer="layout" svg:width="0.468cm" svg:height="0.469cm" svg:x="23.322cm" svg:y="8.6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74cm" svg:height="0.319cm" svg:x="24.249cm" svg:y="8.7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3" draw:id="id73">
          <svg:title>TexMaths</svg:title>
          <svg:desc>26§display§\smallint \sec (ax + b) \tan (ax + b) \ dx§svg§600§FALSE§</svg:desc>
          <draw:polygon draw:style-name="gr2" draw:text-style-name="P8" draw:layer="layout" svg:width="10.9cm" svg:height="0.823cm" svg:x="6.294cm" svg:y="10.201cm" svg:viewBox="0 0 10901 824" draw:points="5452,824 0,824 0,0 10901,0 10901,824">
            <text:p/>
          </draw:polygon>
          <draw:path draw:style-name="gr3" draw:text-style-name="P9" draw:layer="layout" svg:width="0.382cm" svg:height="0.852cm" svg:x="6.298cm" svg:y="10.186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9" draw:layer="layout" svg:width="0.301cm" svg:height="0.421cm" svg:x="6.914cm" svg:y="10.43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355cm" svg:height="0.421cm" svg:x="7.27cm" svg:y="10.43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348cm" svg:height="0.421cm" svg:x="7.681cm" svg:y="10.432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9" draw:layer="layout" svg:width="0.213cm" svg:height="0.914cm" svg:x="8.145cm" svg:y="10.155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419cm" svg:height="0.415cm" svg:x="8.447cm" svg:y="10.436cm" svg:viewBox="0 0 420 416" svg:d="M306 58c-17-33-44-58-86-58-106 0-220 135-220 268 0 88 50 148 123 148 18 0 64-4 118-69 9 38 40 69 83 69 34 0 55-21 69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9" draw:layer="layout" svg:width="0.457cm" svg:height="0.415cm" svg:x="8.921cm" svg:y="10.43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  <draw:path draw:style-name="gr3" draw:text-style-name="P9" draw:layer="layout" svg:width="0.608cm" svg:height="0.61cm" svg:x="9.67cm" svg:y="10.30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338cm" svg:height="0.646cm" svg:x="10.577cm" svg:y="10.207cm" svg:viewBox="0 0 339 647" svg:d="M177 10c0-2 0-10-13-10-20 0-87 8-112 8-6 2-17 2-17 19 0 13 9 13 21 13 46 0 48 6 48 14 0 6-8 37-15 56l-74 300c-11 45-15 60-15 93 0 86 48 144 116 144 109 0 223-138 223-269 0-85-50-147-123-147-41 0-81 27-108 56zM89 356c7-19 7-21 15-32 46-60 87-72 110-72 34 0 58 27 58 85 0 54-31 160-47 195-29 61-73 94-109 94-31 0-60-25-60-92 0-18 0-35 15-93z">
            <text:p/>
          </draw:path>
          <draw:path draw:style-name="gr3" draw:text-style-name="P9" draw:layer="layout" svg:width="0.213cm" svg:height="0.914cm" svg:x="10.978cm" svg:y="10.15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286cm" svg:height="0.573cm" svg:x="11.45cm" svg:y="10.278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13cm" svg:height="0.421cm" svg:x="11.827cm" svg:y="10.432cm" svg:viewBox="0 0 414 422" svg:d="M266 341c4 37 29 75 73 75 19 0 75-13 75-87v-50h-23v50c0 54-23 60-33 60-29 0-34-42-34-46v-185c0-37 0-73-33-108-35-35-81-50-125-50-77 0-139 44-139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5cm" svg:x="12.274cm" svg:y="10.43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13cm" svg:height="0.914cm" svg:x="12.844cm" svg:y="10.155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419cm" svg:height="0.415cm" svg:x="13.145cm" svg:y="10.436cm" svg:viewBox="0 0 420 416" svg:d="M306 58c-17-33-44-58-86-58-106 0-220 135-220 268 0 88 50 148 123 148 18 0 64-4 118-69 9 38 40 69 83 69 34 0 55-21 69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9" draw:layer="layout" svg:width="0.457cm" svg:height="0.415cm" svg:x="13.618cm" svg:y="10.43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  <draw:path draw:style-name="gr3" draw:text-style-name="P9" draw:layer="layout" svg:width="0.608cm" svg:height="0.61cm" svg:x="14.368cm" svg:y="10.30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338cm" svg:height="0.646cm" svg:x="15.273cm" svg:y="10.207cm" svg:viewBox="0 0 339 647" svg:d="M177 10c0-2 0-10-13-10-20 0-87 8-112 8-6 2-17 2-17 19 0 13 9 13 21 13 46 0 48 6 48 14 0 6-8 37-15 56l-74 300c-11 45-15 60-15 93 0 86 48 144 116 144 109 0 223-138 223-269 0-85-50-147-123-147-41 0-81 27-108 56zM89 356c7-19 7-21 15-32 46-60 87-72 110-72 34 0 58 27 58 85 0 54-31 160-47 195-29 61-73 94-109 94-31 0-60-25-60-92 0-18 0-35 15-93z">
            <text:p/>
          </draw:path>
          <draw:path draw:style-name="gr3" draw:text-style-name="P9" draw:layer="layout" svg:width="0.213cm" svg:height="0.914cm" svg:x="15.675cm" svg:y="10.15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436cm" svg:height="0.646cm" svg:x="16.319cm" svg:y="10.207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2-160 52-202 28-54 69-87 107-87 60 0 72 74 72 81 0 4-2 10-4 14z">
            <text:p/>
          </draw:path>
          <draw:path draw:style-name="gr3" draw:text-style-name="P9" draw:layer="layout" svg:width="0.457cm" svg:height="0.415cm" svg:x="16.785cm" svg:y="10.43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5 0-50-29-50-60 0-21 6-40 17-81z">
            <text:p/>
          </draw:path>
        </draw:g>
        <draw:g xml:id="id74" draw:id="id74">
          <svg:title>TexMaths</svg:title>
          <svg:desc>20§display§\frac{ \sec (ax + b) }{a}\ + \ c§svg§600§FALSE§</svg:desc>
          <draw:polygon draw:style-name="gr2" draw:text-style-name="P8" draw:layer="layout" svg:width="5.029cm" svg:height="1.423cm" svg:x="19.529cm" svg:y="9.983cm" svg:viewBox="0 0 5030 1424" draw:points="2514,1424 0,1424 0,0 5030,0 5030,1424">
            <text:p/>
          </draw:polygon>
          <draw:path draw:style-name="gr3" draw:text-style-name="P9" draw:layer="layout" svg:width="0.231cm" svg:height="0.324cm" svg:x="19.516cm" svg:y="10.1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9" draw:layer="layout" svg:width="0.273cm" svg:height="0.324cm" svg:x="19.792cm" svg:y="10.16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9" draw:layer="layout" svg:width="0.268cm" svg:height="0.324cm" svg:x="20.107cm" svg:y="10.1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9" draw:layer="layout" svg:width="0.164cm" svg:height="0.703cm" svg:x="20.465cm" svg:y="9.9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9" draw:layer="layout" svg:width="0.322cm" svg:height="0.319cm" svg:x="20.697cm" svg:y="10.164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9" draw:layer="layout" svg:width="0.351cm" svg:height="0.319cm" svg:x="21.062cm" svg:y="10.1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9" draw:layer="layout" svg:width="0.468cm" svg:height="0.469cm" svg:x="21.638cm" svg:y="10.0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6cm" svg:height="0.496cm" svg:x="22.336cm" svg:y="9.9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9" draw:layer="layout" svg:width="0.164cm" svg:height="0.703cm" svg:x="22.645cm" svg:y="9.9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9" draw:layer="layout" svg:width="3.384cm" svg:height="0.029cm" svg:x="19.494cm" svg:y="10.761cm" svg:viewBox="0 0 3385 30" draw:points="1693,30 0,30 0,0 3385,0 3385,30">
            <text:p/>
          </draw:polygon>
          <draw:path draw:style-name="gr3" draw:text-style-name="P9" draw:layer="layout" svg:width="0.322cm" svg:height="0.319cm" svg:x="21.029cm" svg:y="11.12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9" draw:layer="layout" svg:width="0.468cm" svg:height="0.469cm" svg:x="23.392cm" svg:y="10.5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74cm" svg:height="0.319cm" svg:x="24.319cm" svg:y="10.641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67" draw:id="id67">
          <svg:title>TexMaths</svg:title>
          <svg:desc>26§display§\smallint \sec^2 (ax + b)\ dx§svg§600§FALSE§</svg:desc>
          <draw:polygon draw:style-name="gr2" draw:text-style-name="P8" draw:layer="layout" svg:width="6.614cm" svg:height="0.939cm" svg:x="6.293cm" svg:y="6.398cm" svg:viewBox="0 0 6615 940" draw:points="3308,940 0,940 0,0 6615,0 6615,940">
            <text:p/>
          </draw:polygon>
          <draw:path draw:style-name="gr3" draw:text-style-name="P9" draw:layer="layout" svg:width="0.382cm" svg:height="0.852cm" svg:x="6.297cm" svg:y="6.5cm" svg:viewBox="0 0 383 853" svg:d="M347 37c-31 3-39 25-39 38 0 23 19 37 37 37 19 0 38-12 38-39 0-36-29-73-73-73-77 0-94 100-108 171-25 137-44 253-58 414-5 48-11 100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301cm" svg:height="0.421cm" svg:x="6.913cm" svg:y="6.745cm" svg:viewBox="0 0 302 422" svg:d="M160 233c21 4 96 19 96 85 0 46-31 84-104 84-77 0-110-52-127-132-2-10-4-14-13-14-12 0-12 6-12 23v120c0 17 0 23 10 23 5 0 7-2 23-18 2-2 2-5 19-21 40 37 81 39 100 39 106 0 150-62 150-129 0-47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355cm" svg:height="0.421cm" svg:x="7.269cm" svg:y="6.745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9" draw:layer="layout" svg:width="0.348cm" svg:height="0.421cm" svg:x="7.681cm" svg:y="6.745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9" draw:layer="layout" svg:width="0.284cm" svg:height="0.426cm" svg:x="8.095cm" svg:y="6.35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9" draw:layer="layout" svg:width="0.213cm" svg:height="0.914cm" svg:x="8.554cm" svg:y="6.469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9" draw:layer="layout" svg:width="0.419cm" svg:height="0.415cm" svg:x="8.856cm" svg:y="6.749cm" svg:viewBox="0 0 420 416" svg:d="M306 58c-17-33-44-58-85-58-107 0-221 135-221 268 0 88 50 148 123 148 18 0 64-4 118-69 9 38 40 69 84 69 33 0 54-21 68-50 15-33 27-89 27-91 0-9-8-9-10-9-9 0-11 2-13 17-16 58-33 112-70 112-25 0-27-23-27-41 0-21 2-27 12-69 10-37 10-48 19-81l33-129c6-27 6-27 6-31 0-17-10-25-25-25-23 0-37 21-39 39zM245 298c-4 16-4 16-16 33-42 50-79 64-104 64-46 0-61-50-61-85 0-46 32-160 52-202 28-54 69-87 107-87 60 0 72 75 72 81 0 4-2 10-4 15z">
            <text:p/>
          </draw:path>
          <draw:path draw:style-name="gr3" draw:text-style-name="P9" draw:layer="layout" svg:width="0.457cm" svg:height="0.415cm" svg:x="9.33cm" svg:y="6.74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4 0 146-118 146-141 0-9-9-9-11-9-8 0-10 2-12 9-29 100-94 120-123 120-35 0-50-29-50-60 0-21 6-40 17-81z">
            <text:p/>
          </draw:path>
          <draw:path draw:style-name="gr3" draw:text-style-name="P9" draw:layer="layout" svg:width="0.609cm" svg:height="0.611cm" svg:x="10.079cm" svg:y="6.62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9" draw:layer="layout" svg:width="0.338cm" svg:height="0.646cm" svg:x="10.986cm" svg:y="6.521cm" svg:viewBox="0 0 339 647" svg:d="M177 10c0-2 0-10-13-10-20 0-87 8-112 8-6 2-17 2-17 19 0 13 9 13 21 13 46 0 48 6 48 14 0 6-8 38-15 56l-74 300c-11 46-15 60-15 94 0 85 48 143 116 143 109 0 223-137 223-268 0-86-50-148-123-148-41 0-81 27-108 56zM89 356c7-19 7-21 15-31 46-61 85-73 110-73 34 0 59 27 59 85 0 54-32 160-48 196-29 60-73 93-109 93-31 0-60-25-60-91 0-19 0-36 15-94z">
            <text:p/>
          </draw:path>
          <draw:path draw:style-name="gr3" draw:text-style-name="P9" draw:layer="layout" svg:width="0.213cm" svg:height="0.914cm" svg:x="11.388cm" svg:y="6.469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9" draw:layer="layout" svg:width="0.436cm" svg:height="0.646cm" svg:x="12.03cm" svg:y="6.521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29 6-44zM245 526c-4 17-4 19-18 36-40 50-77 64-102 64-46 0-61-50-61-85 0-46 30-160 52-202 28-54 69-87 107-87 58 0 72 75 72 81 0 4-2 10-4 14z">
            <text:p/>
          </draw:path>
          <draw:path draw:style-name="gr3" draw:text-style-name="P9" draw:layer="layout" svg:width="0.457cm" svg:height="0.415cm" svg:x="12.496cm" svg:y="6.749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32 100-94 120-123 120-35 0-50-29-50-60 0-21 6-40 17-81z">
            <text:p/>
          </draw:path>
        </draw:g>
        <draw:g xml:id="id68" draw:id="id68">
          <svg:title>TexMaths</svg:title>
          <svg:desc>20§display§ \frac{\tan (ax + b)}{a}\ +\ c§svg§600§FALSE§</svg:desc>
          <draw:polygon draw:style-name="gr2" draw:text-style-name="P8" draw:layer="layout" svg:width="5.139cm" svg:height="1.423cm" svg:x="19.428cm" svg:y="6.184cm" svg:viewBox="0 0 5140 1424" draw:points="2571,1424 0,1424 0,0 5140,0 5140,1424">
            <text:p/>
          </draw:polygon>
          <draw:path draw:style-name="gr3" draw:text-style-name="P9" draw:layer="layout" svg:width="0.221cm" svg:height="0.44cm" svg:x="19.406cm" svg:y="6.243cm" svg:viewBox="0 0 222 441" svg:d="M109 152h101v-22h-101v-130h-18c0 58-22 133-91 136v16h61v194c0 87 65 95 91 95 50 0 70-49 70-95v-40h-19v40c0 51-21 78-46 78-48 0-48-64-48-77z">
            <text:p/>
          </draw:path>
          <draw:path draw:style-name="gr3" draw:text-style-name="P9" draw:layer="layout" svg:width="0.317cm" svg:height="0.324cm" svg:x="19.695cm" svg:y="6.362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9" draw:layer="layout" svg:width="0.354cm" svg:height="0.311cm" svg:x="20.041cm" svg:y="6.36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9" draw:layer="layout" svg:width="0.164cm" svg:height="0.703cm" svg:x="20.478cm" svg:y="6.14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9" draw:layer="layout" svg:width="0.322cm" svg:height="0.319cm" svg:x="20.71cm" svg:y="6.36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9" draw:layer="layout" svg:width="0.351cm" svg:height="0.319cm" svg:x="21.073cm" svg:y="6.36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9" draw:layer="layout" svg:width="0.468cm" svg:height="0.469cm" svg:x="21.65cm" svg:y="6.2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6cm" svg:height="0.496cm" svg:x="22.346cm" svg:y="6.189cm" svg:viewBox="0 0 261 497" svg:d="M136 8c0-2 0-8-10-8-16 0-67 6-86 6-5 2-13 2-13 15 0 9 7 9 16 9 35 0 35 5 35 12 0 4-4 28-9 43l-58 230c-8 35-11 47-11 72 0 66 37 110 90 110 83 0 171-105 171-206 0-65-39-113-95-113-32 0-62 20-83 43zM69 274c5-15 5-16 11-24 35-47 66-56 85-56 25 0 45 20 45 65 0 42-24 123-37 150-23 47-56 72-83 72-24 0-48-19-48-70 0-14 0-27 12-72z">
            <text:p/>
          </draw:path>
          <draw:path draw:style-name="gr3" draw:text-style-name="P9" draw:layer="layout" svg:width="0.164cm" svg:height="0.703cm" svg:x="22.655cm" svg:y="6.149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9" draw:layer="layout" svg:width="3.496cm" svg:height="0.029cm" svg:x="19.393cm" svg:y="6.962cm" svg:viewBox="0 0 3497 30" draw:points="1749,30 0,30 0,0 3497,0 3497,30">
            <text:p/>
          </draw:polygon>
          <draw:path draw:style-name="gr3" draw:text-style-name="P9" draw:layer="layout" svg:width="0.322cm" svg:height="0.319cm" svg:x="20.983cm" svg:y="7.323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9" draw:layer="layout" svg:width="0.468cm" svg:height="0.469cm" svg:x="23.402cm" svg:y="6.7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74cm" svg:height="0.319cm" svg:x="24.33cm" svg:y="6.842cm" svg:viewBox="0 0 275 320" svg:d="M251 43c-11 0-21 0-32 11-11 10-11 23-11 28 0 16 11 24 26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64" draw:id="id64">
          <svg:title>TexMaths</svg:title>
          <svg:desc>26§display§\smallint \cos (ax + b)\ dx§svg§600§FALSE§</svg:desc>
          <draw:polygon draw:style-name="gr2" draw:text-style-name="P8" draw:layer="layout" svg:width="6.253cm" svg:height="0.822cm" svg:x="6.292cm" svg:y="4.697cm" svg:viewBox="0 0 6254 823" draw:points="3128,823 0,823 0,0 6254,0 6254,823">
            <text:p/>
          </draw:polygon>
          <draw:path draw:style-name="gr3" draw:text-style-name="P9" draw:layer="layout" svg:width="0.382cm" svg:height="0.852cm" svg:x="6.296cm" svg:y="4.682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9" draw:layer="layout" svg:width="0.348cm" svg:height="0.421cm" svg:x="6.912cm" svg:y="4.928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9" draw:layer="layout" svg:width="0.407cm" svg:height="0.421cm" svg:x="7.313cm" svg:y="4.928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7.775cm" svg:y="4.928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213cm" svg:height="0.914cm" svg:x="8.195cm" svg:y="4.651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419cm" svg:height="0.415cm" svg:x="8.497cm" svg:y="4.932cm" svg:viewBox="0 0 420 416" svg:d="M306 58c-17-33-44-58-86-58-106 0-220 135-220 268 0 88 50 148 123 148 18 0 64-4 118-69 9 38 40 69 83 69 34 0 55-21 69-50 15-33 27-89 27-91 0-9-8-9-10-9-11 0-11 2-13 17-16 58-33 112-70 112-25 0-27-23-27-41 0-21 2-28 12-69 8-38 10-48 19-81l33-129c6-27 6-27 6-31 0-17-10-25-25-25-23 0-37 21-39 39zM245 297c-4 17-4 17-18 34-40 50-77 64-102 64-48 0-61-50-61-85 0-46 30-160 52-202 28-54 69-87 107-87 60 0 72 75 72 81 0 4-2 10-4 14z">
            <text:p/>
          </draw:path>
          <draw:path draw:style-name="gr3" draw:text-style-name="P9" draw:layer="layout" svg:width="0.457cm" svg:height="0.415cm" svg:x="8.969cm" svg:y="4.93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5 0-50-29-50-60 0-21 6-40 17-81z">
            <text:p/>
          </draw:path>
          <draw:path draw:style-name="gr3" draw:text-style-name="P9" draw:layer="layout" svg:width="0.608cm" svg:height="0.61cm" svg:x="9.72cm" svg:y="4.803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338cm" svg:height="0.646cm" svg:x="10.624cm" svg:y="4.703cm" svg:viewBox="0 0 339 647" svg:d="M177 10c0-2 0-10-13-10-20 0-87 8-112 8-6 2-17 2-17 19 0 13 9 13 21 13 46 0 48 6 48 14 0 6-8 37-15 56l-74 300c-11 45-15 60-15 93 0 86 48 144 116 144 109 0 223-138 223-269 0-85-50-147-123-147-41 0-81 27-108 56zM89 356c7-19 7-21 15-32 46-60 85-72 110-72 34 0 58 27 58 85 0 54-31 160-47 195-29 61-73 94-109 94-31 0-60-25-60-92 0-18 0-35 15-93z">
            <text:p/>
          </draw:path>
          <draw:path draw:style-name="gr3" draw:text-style-name="P9" draw:layer="layout" svg:width="0.213cm" svg:height="0.914cm" svg:x="11.026cm" svg:y="4.65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436cm" svg:height="0.646cm" svg:x="11.671cm" svg:y="4.70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9" draw:layer="layout" svg:width="0.457cm" svg:height="0.415cm" svg:x="12.136cm" svg:y="4.93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5 0-50-29-50-60 0-21 6-40 17-81z">
            <text:p/>
          </draw:path>
        </draw:g>
        <draw:g xml:id="id65" draw:id="id65">
          <svg:title>TexMaths</svg:title>
          <svg:desc>20§display§ \frac{\sin (ax + b)}{a}\ + \ c§svg§600§FALSE§</svg:desc>
          <draw:polygon draw:style-name="gr2" draw:text-style-name="P8" draw:layer="layout" svg:width="4.989cm" svg:height="1.423cm" svg:x="19.528cm" svg:y="4.283cm" svg:viewBox="0 0 4990 1424" draw:points="2495,1424 0,1424 0,0 4990,0 4990,1424">
            <text:p/>
          </draw:polygon>
          <draw:path draw:style-name="gr3" draw:text-style-name="P9" draw:layer="layout" svg:width="0.231cm" svg:height="0.324cm" svg:x="19.515cm" svg:y="4.4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9" draw:layer="layout" svg:width="0.151cm" svg:height="0.471cm" svg:x="19.794cm" svg:y="4.306cm" svg:viewBox="0 0 152 472" svg:d="M102 160l-99 8v22c47 0 53 4 53 39v188c0 32-8 32-56 32v23c22-2 61-2 78-2 24 0 50 0 74 2v-23c-46 0-50-3-50-30zM106 37c0-23-18-37-39-37-22 0-37 19-37 37 0 19 15 38 37 38 21 0 39-16 39-38z">
            <text:p/>
          </draw:path>
          <draw:path draw:style-name="gr3" draw:text-style-name="P9" draw:layer="layout" svg:width="0.354cm" svg:height="0.311cm" svg:x="19.987cm" svg:y="4.46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9" draw:layer="layout" svg:width="0.164cm" svg:height="0.703cm" svg:x="20.426cm" svg:y="4.2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9" draw:layer="layout" svg:width="0.322cm" svg:height="0.319cm" svg:x="20.658cm" svg:y="4.464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9" draw:layer="layout" svg:width="0.351cm" svg:height="0.319cm" svg:x="21.021cm" svg:y="4.464cm" svg:viewBox="0 0 352 320" svg:d="M216 99c3-19 19-83 69-83 5 0 21 0 35 8-19 5-34 22-34 38 0 12 8 26 28 26 16 0 38-13 38-42 0-36-42-46-66-46-41 0-65 37-75 54-17-48-54-54-75-54-74 0-114 91-114 109 0 6 7 6 8 6 5 0 8 0 10-6 24-75 70-93 94-93 13 0 39 6 39 46 0 23-13 71-39 168-11 45-36 74-67 74-5 0-21 0-35-8 18-5 34-19 34-38 0-20-16-26-28-26-20 0-38 19-38 42 0 32 35 46 66 46 48 0 73-50 75-54 8 27 33 54 77 54 72 0 112-91 112-109 0-6-7-6-8-6-7 0-8 1-10 6-22 77-72 93-94 93-28 0-39-22-39-46 0-16 5-31 13-63z">
            <text:p/>
          </draw:path>
          <draw:path draw:style-name="gr3" draw:text-style-name="P9" draw:layer="layout" svg:width="0.468cm" svg:height="0.469cm" svg:x="21.599cm" svg:y="4.3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6cm" svg:height="0.496cm" svg:x="22.295cm" svg:y="4.288cm" svg:viewBox="0 0 261 497" svg:d="M136 8c0-2 0-8-10-8-16 0-67 6-86 6-5 2-13 2-13 15 0 9 7 9 16 9 35 0 37 5 37 12 0 4-6 28-11 43l-58 230c-8 35-11 47-11 72 0 66 37 110 90 110 83 0 171-105 171-206 0-65-39-113-95-113-32 0-62 20-83 43zM69 274c5-15 5-16 11-24 35-47 66-56 85-56 25 0 45 20 45 65 0 42-24 123-37 150-23 47-56 72-83 72-24 0-47-19-47-70 0-14 0-27 11-72z">
            <text:p/>
          </draw:path>
          <draw:path draw:style-name="gr3" draw:text-style-name="P9" draw:layer="layout" svg:width="0.164cm" svg:height="0.703cm" svg:x="22.604cm" svg:y="4.2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9" draw:layer="layout" svg:width="3.345cm" svg:height="0.029cm" svg:x="19.493cm" svg:y="5.061cm" svg:viewBox="0 0 3346 30" draw:points="1672,30 0,30 0,0 3346,0 3346,30">
            <text:p/>
          </draw:polygon>
          <draw:path draw:style-name="gr3" draw:text-style-name="P9" draw:layer="layout" svg:width="0.322cm" svg:height="0.319cm" svg:x="21.007cm" svg:y="5.42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9" draw:layer="layout" svg:width="0.468cm" svg:height="0.469cm" svg:x="23.351cm" svg:y="4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74cm" svg:height="0.319cm" svg:x="24.278cm" svg:y="4.9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61" draw:id="id61">
          <svg:title>TexMaths</svg:title>
          <svg:desc>26§display§\smallint \sin (ax + b)\ dx§svg§600§FALSE§</svg:desc>
          <draw:polygon draw:style-name="gr2" draw:text-style-name="P8" draw:layer="layout" svg:width="6.154cm" svg:height="0.823cm" svg:x="6.293cm" svg:y="2.495cm" svg:viewBox="0 0 6155 824" draw:points="3077,824 0,824 0,0 6155,0 6155,824">
            <text:p/>
          </draw:polygon>
          <draw:path draw:style-name="gr3" draw:text-style-name="P9" draw:layer="layout" svg:width="0.382cm" svg:height="0.852cm" svg:x="6.297cm" svg:y="2.48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9" draw:layer="layout" svg:width="0.301cm" svg:height="0.421cm" svg:x="6.913cm" svg:y="2.726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197cm" svg:height="0.612cm" svg:x="7.273cm" svg:y="2.52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61cm" svg:height="0.405cm" svg:x="7.524cm" svg:y="2.7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13cm" svg:height="0.914cm" svg:x="8.094cm" svg:y="2.449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9" draw:layer="layout" svg:width="0.419cm" svg:height="0.415cm" svg:x="8.396cm" svg:y="2.73cm" svg:viewBox="0 0 420 416" svg:d="M306 58c-17-33-44-58-86-58-106 0-220 135-220 268 0 88 50 148 123 148 18 0 64-4 118-69 9 38 40 69 84 69 33 0 54-21 68-50 15-33 27-89 27-92 0-8-8-8-10-8-11 0-11 2-13 17-16 58-33 112-70 112-25 0-27-23-27-41 0-21 2-28 12-69 10-38 10-48 19-81l33-129c6-27 6-27 6-31 0-17-10-25-25-25-23 0-37 21-39 39zM245 297c-4 17-4 17-18 34-40 50-77 64-102 64-48 0-61-50-61-85 0-46 30-160 52-202 28-54 69-87 107-87 60 0 72 75 72 81 0 4-2 10-4 14z">
            <text:p/>
          </draw:path>
          <draw:path draw:style-name="gr3" draw:text-style-name="P9" draw:layer="layout" svg:width="0.457cm" svg:height="0.415cm" svg:x="8.868cm" svg:y="2.7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4 0 146-119 146-142 0-8-9-8-11-8-8 0-10 2-12 8-29 100-94 121-123 121-35 0-50-29-50-60 0-21 6-40 17-81z">
            <text:p/>
          </draw:path>
          <draw:path draw:style-name="gr3" draw:text-style-name="P9" draw:layer="layout" svg:width="0.608cm" svg:height="0.61cm" svg:x="9.619cm" svg:y="2.601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9" draw:layer="layout" svg:width="0.338cm" svg:height="0.646cm" svg:x="10.524cm" svg:y="2.501cm" svg:viewBox="0 0 339 647" svg:d="M177 10c0-2 0-10-13-10-20 0-87 8-112 8-6 2-17 2-17 19 0 13 9 13 21 13 46 0 48 6 48 14 0 6-8 37-15 56l-74 300c-11 45-15 60-15 93 0 86 48 144 116 144 109 0 223-138 223-269 0-85-50-147-123-147-41 0-81 27-108 56zM89 356c7-19 7-21 15-32 46-60 85-72 110-72 34 0 59 27 59 85 0 54-32 160-48 195-29 61-73 94-109 94-31 0-60-25-60-92 0-18 0-35 15-93z">
            <text:p/>
          </draw:path>
          <draw:path draw:style-name="gr3" draw:text-style-name="P9" draw:layer="layout" svg:width="0.213cm" svg:height="0.914cm" svg:x="10.926cm" svg:y="2.44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436cm" svg:height="0.646cm" svg:x="11.57cm" svg:y="2.501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9" draw:layer="layout" svg:width="0.457cm" svg:height="0.415cm" svg:x="12.036cm" svg:y="2.7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2 0-8-9-8-11-8-8 0-10 2-12 8-29 100-94 121-123 121-35 0-50-29-50-60 0-21 6-40 17-81z">
            <text:p/>
          </draw:path>
        </draw:g>
        <draw:g xml:id="id62" draw:id="id62">
          <svg:title>TexMaths</svg:title>
          <svg:desc>20§display§- \frac{\cos (ax + b)}{a}\ + \ c§svg§600§FALSE§</svg:desc>
          <draw:polygon draw:style-name="gr2" draw:text-style-name="P8" draw:layer="layout" svg:width="5.696cm" svg:height="1.423cm" svg:x="18.893cm" svg:y="2.283cm" svg:viewBox="0 0 5697 1424" draw:points="2849,1424 0,1424 0,0 5697,0 5697,1424">
            <text:p/>
          </draw:polygon>
          <draw:path draw:style-name="gr3" draw:text-style-name="P9" draw:layer="layout" svg:width="0.429cm" svg:height="0.029cm" svg:x="18.915cm" svg:y="3.061cm" svg:viewBox="0 0 430 30" svg:d="M406 30c12 0 24 0 24-16 0-14-12-14-24-14h-382c-11 0-24 0-24 14 0 16 13 16 24 16z">
            <text:p/>
          </draw:path>
          <draw:path draw:style-name="gr3" draw:text-style-name="P9" draw:layer="layout" svg:width="0.268cm" svg:height="0.324cm" svg:x="19.512cm" svg:y="2.4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9" draw:layer="layout" svg:width="0.313cm" svg:height="0.324cm" svg:x="19.821cm" svg:y="2.4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9" draw:layer="layout" svg:width="0.231cm" svg:height="0.324cm" svg:x="20.176cm" svg:y="2.4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9" draw:layer="layout" svg:width="0.164cm" svg:height="0.703cm" svg:x="20.499cm" svg:y="2.2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9" draw:layer="layout" svg:width="0.322cm" svg:height="0.319cm" svg:x="20.731cm" svg:y="2.46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4-123 40-155 20-41 52-67 81-67 47 0 56 58 56 62s-1 8-3 12z">
            <text:p/>
          </draw:path>
          <draw:path draw:style-name="gr3" draw:text-style-name="P9" draw:layer="layout" svg:width="0.351cm" svg:height="0.319cm" svg:x="21.094cm" svg:y="2.46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9" draw:layer="layout" svg:width="0.468cm" svg:height="0.469cm" svg:x="21.672cm" svg:y="2.3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6cm" svg:height="0.496cm" svg:x="22.368cm" svg:y="2.288cm" svg:viewBox="0 0 261 497" svg:d="M136 8c0-2 0-8-10-8-16 0-67 6-86 6-5 2-13 2-13 15 0 9 7 9 16 9 35 0 35 5 35 12 0 4-4 28-9 43l-58 230c-8 35-11 47-11 72 0 66 37 110 90 110 83 0 171-105 171-206 0-65-39-113-95-113-32 0-62 20-83 43zM69 274c5-15 5-16 11-24 35-47 66-56 85-56 25 0 45 20 45 65 0 42-24 123-37 150-23 47-56 72-83 72-24 0-48-19-48-70 0-14 0-27 12-72z">
            <text:p/>
          </draw:path>
          <draw:path draw:style-name="gr3" draw:text-style-name="P9" draw:layer="layout" svg:width="0.164cm" svg:height="0.703cm" svg:x="22.677cm" svg:y="2.2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9" draw:layer="layout" svg:width="3.423cm" svg:height="0.029cm" svg:x="19.488cm" svg:y="3.061cm" svg:viewBox="0 0 3424 30" draw:points="1712,30 0,30 0,0 3424,0 3424,30">
            <text:p/>
          </draw:polygon>
          <draw:path draw:style-name="gr3" draw:text-style-name="P9" draw:layer="layout" svg:width="0.322cm" svg:height="0.319cm" svg:x="21.042cm" svg:y="3.4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9" draw:layer="layout" svg:width="0.468cm" svg:height="0.469cm" svg:x="23.425cm" svg:y="2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74cm" svg:height="0.319cm" svg:x="24.352cm" svg:y="2.9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9" draw:id="id79">
          <svg:title>TexMaths</svg:title>
          <svg:desc>26§display§\smallint e^{ax + b}\ dx§svg§600§FALSE§</svg:desc>
          <draw:polygon draw:style-name="gr2" draw:text-style-name="P8" draw:layer="layout" svg:width="3.97cm" svg:height="0.929cm" svg:x="6.194cm" svg:y="13.798cm" svg:viewBox="0 0 3971 930" draw:points="1987,930 0,930 0,0 3971,0 3971,930">
            <text:p/>
          </draw:polygon>
          <draw:path draw:style-name="gr3" draw:text-style-name="P9" draw:layer="layout" svg:width="0.382cm" svg:height="0.852cm" svg:x="6.198cm" svg:y="13.918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9" draw:layer="layout" svg:width="0.353cm" svg:height="0.415cm" svg:x="6.824cm" svg:y="14.17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9" draw:layer="layout" svg:width="0.328cm" svg:height="0.29cm" svg:x="7.247cm" svg:y="13.914cm" svg:viewBox="0 0 329 291" svg:d="M233 37c-15-20-35-37-67-37-83 0-166 92-166 183 0 62 42 108 98 108 33 0 64-21 91-46 13 40 50 46 67 46 23 0 37-14 50-35 14-25 23-61 23-65 0-8-9-8-11-8-8 0-10 4-14 21-9 31-21 68-48 68-17 0-21-14-21-31 0-10 6-35 10-52 5-16 11-43 15-58l13-48c4-16 10-48 10-50 0-14-10-21-21-21-10 0-25 9-29 25zM191 204c-4 19-18 31-33 43-6 5-31 25-58 25-25 0-48-16-48-62 0-33 19-106 33-131 29-52 63-60 81-60 46 0 57 48 57 56 0 2 0 6-2 8z">
            <text:p/>
          </draw:path>
          <draw:path draw:style-name="gr3" draw:text-style-name="P9" draw:layer="layout" svg:width="0.344cm" svg:height="0.29cm" svg:x="7.636cm" svg:y="13.914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0 0 33 8-19 6-27 23-27 35 0 15 10 25 25 25 14 0 37-12 37-39 0-38-41-48-68-48-32 0-56 21-71 46-13-27-42-46-77-46-73 0-114 79-114 98 0 8 8 8 10 8 8 0 10-2 12-10 17-50 57-77 90-77 21 0 37 10 37 41 0 13-8 46-12 67z">
            <text:p/>
          </draw:path>
          <draw:path draw:style-name="gr3" draw:text-style-name="P9" draw:layer="layout" svg:width="0.471cm" svg:height="0.473cm" svg:x="8.064cm" svg:y="13.8cm" svg:viewBox="0 0 472 474" svg:d="M252 252h197c9 0 23 0 23-15 0-17-14-17-23-17h-197v-197c0-8 0-23-15-23-16 0-16 15-16 23v197h-198c-8 0-23 0-23 17 0 15 15 15 23 15h198v197c0 9 0 25 16 25 15 0 15-14 15-25z">
            <text:p/>
          </draw:path>
          <draw:path draw:style-name="gr3" draw:text-style-name="P9" draw:layer="layout" svg:width="0.261cm" svg:height="0.452cm" svg:x="8.622cm" svg:y="13.752cm" svg:viewBox="0 0 262 453" svg:d="M127 19c2 0 4-9 4-11s-4-8-10-8c-15 0-67 4-84 6-4 0-14 2-14 15 0 10 10 10 17 10 31 0 31 4 31 9 0 4-7 31-11 45l-14 58c-6 23-42 163-42 171-4 17-4 25-4 33 0 65 42 106 96 106 79 0 166-89 166-183 0-75-54-108-98-108-33 0-62 19-81 36zM96 435c-32 0-50-27-50-67 0-23 6-46 23-118 4-11 4-13 16-27 25-28 54-42 77-42 25 0 48 19 48 62 0 25-14 92-33 129-17 31-48 63-81 63z">
            <text:p/>
          </draw:path>
          <draw:path draw:style-name="gr3" draw:text-style-name="P9" draw:layer="layout" svg:width="0.436cm" svg:height="0.646cm" svg:x="9.289cm" svg:y="13.939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5 526c-4 17-4 19-18 35-40 50-77 65-102 65-46 0-61-50-61-85 0-46 30-160 52-202 28-54 69-87 107-87 58 0 72 74 72 81 0 4-2 10-4 14z">
            <text:p/>
          </draw:path>
          <draw:path draw:style-name="gr3" draw:text-style-name="P9" draw:layer="layout" svg:width="0.457cm" svg:height="0.415cm" svg:x="9.753cm" svg:y="14.17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32 99-94 120-123 120-35 0-50-29-50-60 0-21 6-40 17-81z">
            <text:p/>
          </draw:path>
        </draw:g>
        <draw:g xml:id="id80" draw:id="id80">
          <svg:title>TexMaths</svg:title>
          <svg:desc>20§display§\frac{e^{ax + b}}{a} + c§svg§600§FALSE§</svg:desc>
          <draw:polygon draw:style-name="gr2" draw:text-style-name="P8" draw:layer="layout" svg:width="2.841cm" svg:height="1.493cm" svg:x="20.127cm" svg:y="13.585cm" svg:viewBox="0 0 2842 1494" draw:points="1421,1494 0,1494 0,0 2842,0 2842,1494">
            <text:p/>
          </draw:polygon>
          <draw:path draw:style-name="gr3" draw:text-style-name="P9" draw:layer="layout" svg:width="0.271cm" svg:height="0.319cm" svg:x="20.124cm" svg:y="13.837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9" draw:layer="layout" svg:width="0.252cm" svg:height="0.223cm" svg:x="20.449cm" svg:y="13.675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9" draw:layer="layout" svg:width="0.265cm" svg:height="0.223cm" svg:x="20.748cm" svg:y="13.675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9" draw:layer="layout" svg:width="0.362cm" svg:height="0.364cm" svg:x="21.078cm" svg:y="13.587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9" draw:layer="layout" svg:width="0.201cm" svg:height="0.348cm" svg:x="21.506cm" svg:y="13.55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9" draw:layer="layout" svg:width="1.666cm" svg:height="0.029cm" svg:x="20.092cm" svg:y="14.432cm" svg:viewBox="0 0 1667 30" draw:points="834,30 0,30 0,0 1667,0 1667,30">
            <text:p/>
          </draw:polygon>
          <draw:path draw:style-name="gr3" draw:text-style-name="P9" draw:layer="layout" svg:width="0.322cm" svg:height="0.319cm" svg:x="20.767cm" svg:y="14.794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9" draw:layer="layout" svg:width="0.468cm" svg:height="0.47cm" svg:x="22.036cm" svg:y="14.21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9" draw:layer="layout" svg:width="0.274cm" svg:height="0.319cm" svg:x="22.729cm" svg:y="14.312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58" smil:attributeName="visibility" smil:to="visible"/>
                  <anim:animate smil:begin="0s" smil:dur="0.5s" smil:fill="hold" smil:decelerate="0.5" smil:targetElement="id58" smil:attributeName="rotate" smil:values="-90;0" smil:keyTimes="0;1"/>
                  <anim:animate smil:begin="0s" smil:dur="0.5s" smil:fill="hold" smil:decelerate="0.5" smil:targetElement="id58" smil:attributeName="width" smil:values="width;width*.05" smil:keyTimes="0;1"/>
                  <anim:animate smil:begin="0.5s" smil:dur="0.5s" smil:fill="hold" smil:accelerate="0.5" smil:targetElement="id58" smil:attributeName="width" smil:values="width*.05;width" smil:keyTimes="0;1"/>
                  <anim:animate smil:dur="1s" smil:fill="hold" smil:targetElement="id58" smil:attributeName="height" smil:values="height;height" smil:keyTimes="0;1"/>
                  <anim:animate smil:begin="0s" smil:dur="0.5s" smil:fill="hold" smil:decelerate="0.5" smil:targetElement="id58" smil:attributeName="x" smil:values="x+.4;x" smil:keyTimes="0;1"/>
                  <anim:animate smil:begin="0s" smil:dur="0.5s" smil:fill="hold" smil:decelerate="0.5" smil:targetElement="id58" smil:attributeName="y" smil:values="y-.2;y+.1" smil:keyTimes="0;1"/>
                  <anim:animate smil:begin="0.5s" smil:dur="0.5s" smil:fill="hold" smil:accelerate="0.5" smil:targetElement="id58" smil:attributeName="y" smil:values="y+.1;y" smil:keyTimes="0;1"/>
                  <anim:transitionFilter smil:begin="0s" smil:dur="1s" smil:decelerate="0.5" smil:targetElement="id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0" smil:attributeName="visibility" smil:to="visible"/>
                  <anim:animate smil:dur="0.5s" smil:fill="hold" smil:targetElement="id60" smil:attributeName="width" smil:values="width*0.05;width" smil:keyTimes="0;1"/>
                  <anim:animate smil:dur="0.5s" smil:fill="hold" smil:targetElement="id60" smil:attributeName="height" smil:values="height;height" smil:keyTimes="0;1"/>
                  <anim:animate smil:dur="0.5s" smil:fill="hold" smil:targetElement="id60" smil:attributeName="x" smil:values="x-.2;x" smil:keyTimes="0;1"/>
                  <anim:animate smil:dur="0.5s" smil:fill="hold" smil:targetElement="id60" smil:attributeName="y" smil:values="y;y" smil:keyTimes="0;1"/>
                  <anim:transitionFilter smil:dur="0.5s" smil:targetElement="id6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3" smil:attributeName="visibility" smil:to="visible"/>
                  <anim:animate smil:dur="0.5s" smil:fill="hold" smil:targetElement="id63" smil:attributeName="width" smil:values="width*0.05;width" smil:keyTimes="0;1"/>
                  <anim:animate smil:dur="0.5s" smil:fill="hold" smil:targetElement="id63" smil:attributeName="height" smil:values="height;height" smil:keyTimes="0;1"/>
                  <anim:animate smil:dur="0.5s" smil:fill="hold" smil:targetElement="id63" smil:attributeName="x" smil:values="x-.2;x" smil:keyTimes="0;1"/>
                  <anim:animate smil:dur="0.5s" smil:fill="hold" smil:targetElement="id63" smil:attributeName="y" smil:values="y;y" smil:keyTimes="0;1"/>
                  <anim:transitionFilter smil:dur="0.5s" smil:targetElement="id6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6" smil:attributeName="visibility" smil:to="visible"/>
                  <anim:animate smil:dur="0.5s" smil:fill="hold" smil:targetElement="id66" smil:attributeName="width" smil:values="width*0.05;width" smil:keyTimes="0;1"/>
                  <anim:animate smil:dur="0.5s" smil:fill="hold" smil:targetElement="id66" smil:attributeName="height" smil:values="height;height" smil:keyTimes="0;1"/>
                  <anim:animate smil:dur="0.5s" smil:fill="hold" smil:targetElement="id66" smil:attributeName="x" smil:values="x-.2;x" smil:keyTimes="0;1"/>
                  <anim:animate smil:dur="0.5s" smil:fill="hold" smil:targetElement="id66" smil:attributeName="y" smil:values="y;y" smil:keyTimes="0;1"/>
                  <anim:transitionFilter smil:dur="0.5s" smil:targetElement="id6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width*0.05;width" smil:keyTimes="0;1"/>
                  <anim:animate smil:dur="0.5s" smil:fill="hold" smil:targetElement="id69" smil:attributeName="height" smil:values="height;height" smil:keyTimes="0;1"/>
                  <anim:animate smil:dur="0.5s" smil:fill="hold" smil:targetElement="id69" smil:attributeName="x" smil:values="x-.2;x" smil:keyTimes="0;1"/>
                  <anim:animate smil:dur="0.5s" smil:fill="hold" smil:targetElement="id69" smil:attributeName="y" smil:values="y;y" smil:keyTimes="0;1"/>
                  <anim:transitionFilter smil:dur="0.5s" smil:targetElement="id6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2" smil:attributeName="visibility" smil:to="visible"/>
                  <anim:animate smil:dur="0.5s" smil:fill="hold" smil:targetElement="id72" smil:attributeName="width" smil:values="width*0.05;width" smil:keyTimes="0;1"/>
                  <anim:animate smil:dur="0.5s" smil:fill="hold" smil:targetElement="id72" smil:attributeName="height" smil:values="height;height" smil:keyTimes="0;1"/>
                  <anim:animate smil:dur="0.5s" smil:fill="hold" smil:targetElement="id72" smil:attributeName="x" smil:values="x-.2;x" smil:keyTimes="0;1"/>
                  <anim:animate smil:dur="0.5s" smil:fill="hold" smil:targetElement="id72" smil:attributeName="y" smil:values="y;y" smil:keyTimes="0;1"/>
                  <anim:transitionFilter smil:dur="0.5s" smil:targetElement="id7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5" smil:attributeName="visibility" smil:to="visible"/>
                  <anim:animate smil:dur="0.5s" smil:fill="hold" smil:targetElement="id75" smil:attributeName="width" smil:values="width*0.05;width" smil:keyTimes="0;1"/>
                  <anim:animate smil:dur="0.5s" smil:fill="hold" smil:targetElement="id75" smil:attributeName="height" smil:values="height;height" smil:keyTimes="0;1"/>
                  <anim:animate smil:dur="0.5s" smil:fill="hold" smil:targetElement="id75" smil:attributeName="x" smil:values="x-.2;x" smil:keyTimes="0;1"/>
                  <anim:animate smil:dur="0.5s" smil:fill="hold" smil:targetElement="id75" smil:attributeName="y" smil:values="y;y" smil:keyTimes="0;1"/>
                  <anim:transitionFilter smil:dur="0.5s" smil:targetElement="id7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8" smil:attributeName="visibility" smil:to="visible"/>
                  <anim:animate smil:dur="0.5s" smil:fill="hold" smil:targetElement="id78" smil:attributeName="width" smil:values="width*0.05;width" smil:keyTimes="0;1"/>
                  <anim:animate smil:dur="0.5s" smil:fill="hold" smil:targetElement="id78" smil:attributeName="height" smil:values="height;height" smil:keyTimes="0;1"/>
                  <anim:animate smil:dur="0.5s" smil:fill="hold" smil:targetElement="id78" smil:attributeName="x" smil:values="x-.2;x" smil:keyTimes="0;1"/>
                  <anim:animate smil:dur="0.5s" smil:fill="hold" smil:targetElement="id78" smil:attributeName="y" smil:values="y;y" smil:keyTimes="0;1"/>
                  <anim:transitionFilter smil:dur="0.5s" smil:targetElement="id7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3cm" svg:x="0.8cm" svg:y="0.627cm" presentation:class="title" presentation:user-transformed="true">
          <draw:text-box>
            <text:p text:style-name="P6"><text:span text:style-name="T7"><text:tab/></text:span><text:span text:style-name="T7"><text:tab/></text:span><text:span text:style-name="T8"><text:line-break/></text:span><text:span text:style-name="T8"> <text:s text:c="7"/></text:span><text:span text:style-name="T8"><text:line-break/></text:span><text:span text:style-name="T7"><text:tab/></text:span><text:span text:style-name="T7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9"> <text:s text:c="29"/></text:span><text:span text:style-name="T8"><text:line-break/></text:span><text:span text:style-name="T8"><text:line-break/></text:span><text:span text:style-name="T8"> <text:s text:c="22"/></text:span><text:span text:style-name="T8"><text:line-break/></text:span><text:span text:style-name="T10"><text:tab/></text:span><text:span text:style-name="T10"> </text:span></text:p>
          </draw:text-box>
        </draw:frame>
        <draw:frame draw:style-name="standard" xml:id="id82" draw:id="id82" draw:layer="layout" svg:width="20.567cm" svg:height="3.899cm" svg:x="4cm" svg:y="1.981cm">
          <table:table table:template-name="default" table:use-first-row-styles="true" table:use-banding-rows-styles="true">
            <table:table-column table:style-name="co1"/>
            <table:table-column table:style-name="co9"/>
            <table:table-column table:style-name="co10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g xml:id="id83" draw:id="id83">
          <svg:title>TexMaths</svg:title>
          <svg:desc>28§display§22§svg§600§FALSE§</svg:desc>
          <draw:polygon draw:style-name="gr2" draw:text-style-name="P8" draw:layer="layout" svg:width="0.838cm" svg:height="0.556cm" svg:x="4.991cm" svg:y="2.695cm" svg:viewBox="0 0 839 557" draw:points="419,557 0,557 0,0 839,0 839,557">
            <text:p/>
          </draw:polygon>
          <draw:path draw:style-name="gr3" draw:text-style-name="P9" draw:layer="layout" svg:width="0.394cm" svg:height="0.657cm" svg:x="4.991cm" svg:y="2.646cm" svg:viewBox="0 0 395 658" svg:d="M76 582l106-103c154-137 213-188 213-287 0-114-88-192-209-192-112 0-186 92-186 179 0 54 49 54 52 54 18 0 51-11 51-52 0-24-18-51-51-51-9 0-9 0-14 2 23-65 76-101 135-101 89 0 132 79 132 161 0 79-49 157-103 218l-191 210c-11 11-11 13-11 38h368l27-172h-25c-4 29-11 74-20 87-9 9-74 9-94 9z">
            <text:p/>
          </draw:path>
          <draw:path draw:style-name="gr3" draw:text-style-name="P9" draw:layer="layout" svg:width="0.394cm" svg:height="0.657cm" svg:x="5.484cm" svg:y="2.646cm" svg:viewBox="0 0 395 658" svg:d="M76 582l106-103c154-137 213-188 213-287 0-114-88-192-209-192-112 0-186 92-186 179 0 54 49 54 52 54 18 0 51-11 51-52 0-24-18-51-51-51-9 0-9 0-14 2 23-65 76-101 135-101 89 0 132 79 132 161 0 79-49 157-103 218l-191 210c-11 11-11 13-11 38h368l27-172h-25c-4 29-11 74-20 87-9 9-74 9-94 9z">
            <text:p/>
          </draw:path>
        </draw:g>
        <draw:g xml:id="id86" draw:id="id86">
          <svg:title>TexMaths</svg:title>
          <svg:desc>28§display§23§svg§600§FALSE§</svg:desc>
          <draw:polygon draw:style-name="gr2" draw:text-style-name="P8" draw:layer="layout" svg:width="0.843cm" svg:height="0.579cm" svg:x="4.994cm" svg:y="4.695cm" svg:viewBox="0 0 844 580" draw:points="423,580 0,580 0,0 844,0 844,580">
            <text:p/>
          </draw:polygon>
          <draw:path draw:style-name="gr3" draw:text-style-name="P9" draw:layer="layout" svg:width="0.393cm" svg:height="0.657cm" svg:x="4.994cm" svg:y="4.646cm" svg:viewBox="0 0 394 658" svg:d="M76 582l105-103c155-137 213-188 213-287 0-114-87-192-208-192-112 0-186 92-186 179 0 54 49 54 51 54 18 0 52-11 52-52 0-24-18-51-52-51-8 0-8 0-13 2 22-65 76-101 134-101 90 0 132 79 132 161 0 79-49 157-103 217l-190 211c-11 11-11 13-11 38h367l27-172h-25c-4 29-11 73-20 87-9 9-74 9-94 9z">
            <text:p/>
          </draw:path>
          <draw:path draw:style-name="gr3" draw:text-style-name="P9" draw:layer="layout" svg:width="0.409cm" svg:height="0.677cm" svg:x="5.477cm" svg:y="4.646cm" svg:viewBox="0 0 410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</draw:g>
        <draw:g xml:id="id87" draw:id="id87">
          <svg:title>TexMaths</svg:title>
          <svg:desc>20§display§\int \frac{1}{ax + b}\ dx§svg§600§FALSE§</svg:desc>
          <draw:polygon draw:style-name="gr2" draw:text-style-name="P8" draw:layer="layout" svg:width="3.822cm" svg:height="1.493cm" svg:x="7.393cm" svg:y="4.284cm" svg:viewBox="0 0 3823 1494" draw:points="1912,1494 0,1494 0,0 3823,0 3823,1494">
            <text:p/>
          </draw:polygon>
          <draw:path draw:style-name="gr3" draw:text-style-name="P9" draw:layer="layout" svg:width="0.624cm" svg:height="1.563cm" svg:x="7.398cm" svg:y="4.249cm" svg:viewBox="0 0 625 1564" svg:d="M34 1532c22 0 35-16 35-34 0-24-18-35-34-35-17 0-35 11-35 35 0 37 35 66 78 66 108 0 148-165 197-368 55-223 101-448 139-674 26-149 52-290 75-381 8-35 32-125 61-125 21 0 39 13 42 16-24 2-35 16-35 34 0 24 17 35 33 35 18 0 35-11 35-35 0-39-38-66-76-66-55 0-93 77-133 221-2 6-98 360-174 821-20 107-40 226-63 323-13 52-45 185-102 185-26 0-42-18-43-18z">
            <text:p/>
          </draw:path>
          <draw:path draw:style-name="gr3" draw:text-style-name="P9" draw:layer="layout" svg:width="0.233cm" svg:height="0.47cm" svg:x="9.116cm" svg:y="4.262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9" draw:layer="layout" svg:width="1.935cm" svg:height="0.029cm" svg:x="8.262cm" svg:y="5.016cm" svg:viewBox="0 0 1936 30" draw:points="968,30 0,30 0,0 1936,0 1936,30">
            <text:p/>
          </draw:polygon>
          <draw:path draw:style-name="gr3" draw:text-style-name="P9" draw:layer="layout" svg:width="0.322cm" svg:height="0.319cm" svg:x="8.29cm" svg:y="5.378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9" draw:layer="layout" svg:width="0.351cm" svg:height="0.319cm" svg:x="8.654cm" svg:y="5.37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9" draw:layer="layout" svg:width="0.468cm" svg:height="0.47cm" svg:x="9.231cm" svg:y="5.27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9" draw:layer="layout" svg:width="0.26cm" svg:height="0.497cm" svg:x="9.927cm" svg:y="5.2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9" draw:layer="layout" svg:width="0.335cm" svg:height="0.497cm" svg:x="10.543cm" svg:y="4.718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9" draw:layer="layout" svg:width="0.351cm" svg:height="0.319cm" svg:x="10.901cm" svg:y="4.896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 xml:id="id85" draw:id="id85">
          <svg:title>TexMaths</svg:title>
          <svg:desc>20§display§- \frac{a^{(px + q)}}{p\log a} + c§svg§600§FALSE§</svg:desc>
          <draw:polygon draw:style-name="gr2" draw:text-style-name="P8" draw:layer="layout" svg:width="3.968cm" svg:height="1.657cm" svg:x="16.693cm" svg:y="2.284cm" svg:viewBox="0 0 3969 1658" draw:points="1984,1658 0,1658 0,0 3969,0 3969,1658">
            <text:p/>
          </draw:polygon>
          <draw:path draw:style-name="gr3" draw:text-style-name="P9" draw:layer="layout" svg:width="0.429cm" svg:height="0.029cm" svg:x="16.715cm" svg:y="3.16cm" svg:viewBox="0 0 430 30" svg:d="M406 30c12 0 24 0 24-16 0-14-12-14-24-14h-382c-11 0-24 0-24 14 0 16 13 16 24 16z">
            <text:p/>
          </draw:path>
          <draw:path draw:style-name="gr3" draw:text-style-name="P9" draw:layer="layout" svg:width="0.322cm" svg:height="0.319cm" svg:x="17.317cm" svg:y="2.563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9" draw:layer="layout" svg:width="0.129cm" svg:height="0.492cm" svg:x="17.717cm" svg:y="2.249cm" svg:viewBox="0 0 130 493" svg:d="M120 0c-94 66-120 171-120 246 0 69 21 178 120 247 3 0 10 0 10-5 0-3-2-5-5-8-67-59-91-144-91-234 0-132 51-198 92-235 2-1 4-3 4-5 0-6-7-6-10-6z">
            <text:p/>
          </draw:path>
          <draw:path draw:style-name="gr3" draw:text-style-name="P9" draw:layer="layout" svg:width="0.276cm" svg:height="0.313cm" svg:x="17.88cm" svg:y="2.401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1-8z">
            <text:p/>
          </draw:path>
          <draw:path draw:style-name="gr3" draw:text-style-name="P9" draw:layer="layout" svg:width="0.265cm" svg:height="0.223cm" svg:x="18.194cm" svg:y="2.401cm" svg:viewBox="0 0 266 224" svg:d="M99 166c-5 16-21 44-46 44-2 0-16 0-27-7 20-6 22-24 22-27 0-11-8-19-19-19-15 0-29 13-29 30 0 26 27 37 51 37s43-14 56-35c13 25 40 35 59 35 58 0 87-62 87-77 0-6-7-6-8-6-7 0-7 3-8 9-11 34-42 60-69 60-19 0-30-13-30-32 0-13 12-58 25-114 11-38 32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9" draw:layer="layout" svg:width="0.362cm" svg:height="0.364cm" svg:x="18.523cm" svg:y="2.313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9" draw:layer="layout" svg:width="0.221cm" svg:height="0.313cm" svg:x="18.95cm" svg:y="2.401cm" svg:viewBox="0 0 222 314" svg:d="M222 14c0-1 0-4 0-8 0-3-1-6-6-6s-26 18-35 32c-5-10-21-32-53-32-64 0-128 70-128 141 0 48 32 81 75 81 27 0 51-17 63-27 0 2-16 64-18 74-8 27-8 27-38 27-7 0-13 0-13 11 0 3 1 7 6 7 18 0 35-2 53-2 16 0 37 2 53 2 5 0 9-2 9-12 0-6-6-6-12-6-12 0-24 0-24-6 0 0 0-2 1-10zM147 155c-3 10-3 10-9 18-20 22-42 37-61 37s-37-13-37-48c0-28 14-82 26-101 22-40 48-47 62-47 35 0 43 37 43 44 0 1 0 4 0 6z">
            <text:p/>
          </draw:path>
          <draw:path draw:style-name="gr3" draw:text-style-name="P9" draw:layer="layout" svg:width="0.129cm" svg:height="0.492cm" svg:x="19.23cm" svg:y="2.249cm" svg:viewBox="0 0 130 493" svg:d="M10 0c-4 0-10 0-10 6 0 2 2 4 5 7 43 40 89 105 89 233 0 103-32 181-84 229-10 10-10 10-10 13 0 2 2 5 6 5 7 0 53-32 87-95 22-40 37-94 37-152 0-68-21-177-120-246z">
            <text:p/>
          </draw:path>
          <draw:polygon draw:style-name="gr3" draw:text-style-name="P9" draw:layer="layout" svg:width="2.162cm" svg:height="0.029cm" svg:x="17.288cm" svg:y="3.16cm" svg:viewBox="0 0 2163 30" draw:points="1081,30 0,30 0,0 2163,0 2163,30">
            <text:p/>
          </draw:polygon>
          <draw:path draw:style-name="gr3" draw:text-style-name="P9" draw:layer="layout" svg:width="0.367cm" svg:height="0.447cm" svg:x="17.413cm" svg:y="3.52cm" svg:viewBox="0 0 368 448" svg:d="M54 398c-6 24-6 29-38 29-8 0-16 0-16 13 0 7 3 8 10 8 19 0 38-1 59-1 22 0 46 1 69 1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9" draw:layer="layout" svg:width="0.157cm" svg:height="0.489cm" svg:x="17.93cm" svg:y="3.344cm" svg:viewBox="0 0 158 490" svg:d="M102 0l-102 8v22c50 0 56 5 56 39v366c0 32-8 32-56 32v23c24-2 61-2 78-2 18 0 53 0 80 2v-23c-48 0-56 0-56-32z">
            <text:p/>
          </draw:path>
          <draw:path draw:style-name="gr3" draw:text-style-name="P9" draw:layer="layout" svg:width="0.313cm" svg:height="0.324cm" svg:x="18.122cm" svg:y="3.51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9" draw:layer="layout" svg:width="0.322cm" svg:height="0.465cm" svg:x="18.473cm" svg:y="3.513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9" draw:layer="layout" svg:width="0.322cm" svg:height="0.319cm" svg:x="18.96cm" svg:y="3.52cm" svg:viewBox="0 0 323 320" svg:d="M235 45c-13-26-33-45-65-45-82 0-170 104-170 206 0 68 38 114 94 114 15 0 50-3 92-53 6 29 30 53 64 53 25 0 41-16 52-38 12-26 21-69 21-71 0-6-6-6-8-6-8 0-8 1-9 13-13 44-26 86-55 86-19 0-21-18-21-32 0-16 2-21 10-53 6-29 8-37 14-62l26-99c5-21 5-21 5-24 0-13-8-20-19-20-18 0-29 16-31 31zM189 229c-3 13-3 13-15 25-30 39-59 50-78 50-37 0-46-38-46-66 0-35 22-123 40-155 20-41 52-67 81-67 47 0 56 58 56 62s-1 8-3 12z">
            <text:p/>
          </draw:path>
          <draw:path draw:style-name="gr3" draw:text-style-name="P9" draw:layer="layout" svg:width="0.468cm" svg:height="0.47cm" svg:x="19.729cm" svg:y="2.939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9" draw:layer="layout" svg:width="0.274cm" svg:height="0.319cm" svg:x="20.422cm" svg:y="3.038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88" draw:id="id88">
          <svg:title>TexMaths</svg:title>
          <svg:desc>20§display§ \frac{\log (ax + b)}{a} + c§svg§600§FALSE§</svg:desc>
          <draw:polygon draw:style-name="gr2" draw:text-style-name="P8" draw:layer="layout" svg:width="4.563cm" svg:height="1.423cm" svg:x="16.727cm" svg:y="4.383cm" svg:viewBox="0 0 4564 1424" draw:points="2283,1424 0,1424 0,0 4564,0 4564,1424">
            <text:p/>
          </draw:polygon>
          <draw:path draw:style-name="gr3" draw:text-style-name="P9" draw:layer="layout" svg:width="0.157cm" svg:height="0.488cm" svg:x="16.714cm" svg:y="4.388cm" svg:viewBox="0 0 158 489" svg:d="M102 0l-102 8v22c50 0 56 5 56 39v366c0 32-8 32-56 32v22c24-1 61-1 78-1 18 0 53 0 80 1v-22c-48 0-56 0-56-32z">
            <text:p/>
          </draw:path>
          <draw:path draw:style-name="gr3" draw:text-style-name="P9" draw:layer="layout" svg:width="0.313cm" svg:height="0.324cm" svg:x="16.906cm" svg:y="4.5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9" draw:layer="layout" svg:width="0.322cm" svg:height="0.464cm" svg:x="17.258cm" svg:y="4.55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9" draw:layer="layout" svg:width="0.164cm" svg:height="0.703cm" svg:x="17.669cm" svg:y="4.3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9" draw:layer="layout" svg:width="0.322cm" svg:height="0.319cm" svg:x="17.901cm" svg:y="4.564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9" draw:layer="layout" svg:width="0.351cm" svg:height="0.319cm" svg:x="18.265cm" svg:y="4.5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9" draw:layer="layout" svg:width="0.468cm" svg:height="0.469cm" svg:x="18.842cm" svg:y="4.4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6cm" svg:height="0.496cm" svg:x="19.538cm" svg:y="4.3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9" draw:layer="layout" svg:width="0.164cm" svg:height="0.703cm" svg:x="19.847cm" svg:y="4.3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9" draw:layer="layout" svg:width="3.389cm" svg:height="0.029cm" svg:x="16.692cm" svg:y="5.161cm" svg:viewBox="0 0 3390 30" draw:points="1694,30 0,30 0,0 3390,0 3390,30">
            <text:p/>
          </draw:polygon>
          <draw:path draw:style-name="gr3" draw:text-style-name="P9" draw:layer="layout" svg:width="0.322cm" svg:height="0.319cm" svg:x="18.228cm" svg:y="5.5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9" draw:layer="layout" svg:width="0.468cm" svg:height="0.469cm" svg:x="20.36cm" svg:y="4.9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74cm" svg:height="0.319cm" svg:x="21.053cm" svg:y="5.0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84" draw:id="id84">
          <svg:title>TexMaths</svg:title>
          <svg:desc>26§display§\smallint a^{px + q}\ dx§svg§600§FALSE§</svg:desc>
          <draw:polygon draw:style-name="gr2" draw:text-style-name="P8" draw:layer="layout" svg:width="4.045cm" svg:height="0.882cm" svg:x="7.393cm" svg:y="2.696cm" svg:viewBox="0 0 4046 883" draw:points="2022,883 0,883 0,0 4046,0 4046,883">
            <text:p/>
          </draw:polygon>
          <draw:path draw:style-name="gr3" draw:text-style-name="P9" draw:layer="layout" svg:width="0.382cm" svg:height="0.852cm" svg:x="7.397cm" svg:y="2.769cm" svg:viewBox="0 0 383 853" svg:d="M347 37c-31 3-39 25-39 38 0 23 19 37 37 37 19 0 38-12 38-39 0-36-29-73-73-73-77 0-94 100-108 171-25 137-44 254-58 414-5 48-11 100-17 143-8 69-23 107-56 107-15 0-29-11-36-19 32 0 40-23 40-38 0-20-19-35-38-35-18 0-37 10-37 38 0 35 29 72 73 72 77 0 93-97 108-172 25-132 44-248 58-410 4-50 11-102 17-146 8-69 23-104 56-104 17 0 29 8 35 16z">
            <text:p/>
          </draw:path>
          <draw:path draw:style-name="gr3" draw:text-style-name="P9" draw:layer="layout" svg:width="0.419cm" svg:height="0.415cm" svg:x="8.019cm" svg:y="3.02cm" svg:viewBox="0 0 420 416" svg:d="M306 58c-17-33-44-58-85-58-107 0-221 135-221 268 0 88 50 148 123 148 18 0 64-4 118-68 9 37 40 68 84 68 33 0 54-21 68-50 15-33 27-89 27-91 0-9-8-9-10-9-11 0-11 2-13 17-16 58-33 112-70 112-25 0-27-22-27-41 0-21 2-27 12-69 10-37 10-48 19-81l33-129c6-27 6-27 6-31 0-17-10-25-25-25-23 0-37 21-39 39zM245 298c-4 16-4 16-18 33-40 50-77 64-102 64-46 0-61-49-61-85 0-46 30-160 52-202 28-54 69-87 107-87 60 0 72 75 72 81 0 4-2 10-4 15z">
            <text:p/>
          </draw:path>
          <draw:path draw:style-name="gr3" draw:text-style-name="P9" draw:layer="layout" svg:width="0.359cm" svg:height="0.407cm" svg:x="8.464cm" svg:y="2.764cm" svg:viewBox="0 0 360 408" svg:d="M50 362c-6 19-6 23-33 23-9 0-17 0-17 15 0 6 6 8 8 8 17 0 40-2 56-2 21 0 46 2 67 2 6 0 15-2 15-15 0-8-11-8-17-8-15 0-33 0-33-8 0-2 6-19 8-29 8-34 17-69 23-96 8 12 29 37 66 37 80 0 167-85 167-181 0-77-52-108-98-108-39 0-73 27-91 46-11-38-46-46-67-46-25 0-40 17-50 33-12 23-23 61-23 65 0 8 9 8 11 8 8 0 10-2 14-19 11-37 21-68 46-68 19 0 23 12 23 31 0 6-2 15-2 19zM171 77c37-50 68-58 89-58 25 0 48 18 48 62 0 25-15 92-33 129-17 31-48 63-82 63-45 0-56-50-56-57 0-2 0-8 2-10z">
            <text:p/>
          </draw:path>
          <draw:path draw:style-name="gr3" draw:text-style-name="P9" draw:layer="layout" svg:width="0.344cm" svg:height="0.29cm" svg:x="8.872cm" svg:y="2.764cm" svg:viewBox="0 0 345 291" svg:d="M129 216c-6 21-27 57-60 57-2 0-21 0-36-9 27-8 29-31 29-35 0-15-10-25-25-25-18 0-37 17-37 40 0 33 35 47 67 47 31 0 56-18 72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9" draw:layer="layout" svg:width="0.471cm" svg:height="0.474cm" svg:x="9.301cm" svg:y="2.65cm" svg:viewBox="0 0 472 475" svg:d="M252 252h197c9 0 23 0 23-15 0-16-14-16-23-16h-197v-198c0-8 0-23-15-23-16 0-16 15-16 23v198h-198c-8 0-23 0-23 16 0 15 15 15 23 15h198v198c0 8 0 25 16 25 15 0 15-15 15-25z">
            <text:p/>
          </draw:path>
          <draw:path draw:style-name="gr3" draw:text-style-name="P9" draw:layer="layout" svg:width="0.288cm" svg:height="0.407cm" svg:x="9.856cm" svg:y="2.764cm" svg:viewBox="0 0 289 408" svg:d="M289 19c0-2 0-7 0-11s-2-8-8-8-33 23-46 42c-6-13-27-42-69-42-83 0-166 92-166 183 0 63 42 106 98 106 35 0 66-23 81-35 0 2-21 83-23 96-10 35-10 35-50 35-8 0-17 0-17 15 0 4 3 8 9 8 23 0 46-2 68-2 21 0 48 2 69 2 6 0 13-2 13-15 0-8-9-8-17-8-15 0-31 0-31-8 0 0 0-2 2-13zM191 202c-4 12-4 12-12 23-25 29-54 48-79 48s-48-17-48-63c0-35 19-106 33-131 29-52 63-60 81-60 46 0 57 48 57 56 0 2 0 6 0 8z">
            <text:p/>
          </draw:path>
          <draw:path draw:style-name="gr3" draw:text-style-name="P9" draw:layer="layout" svg:width="0.436cm" svg:height="0.646cm" svg:x="10.561cm" svg:y="2.789cm" svg:viewBox="0 0 437 647" svg:d="M437 10c0-2 0-10-13-10-12 0-99 8-116 10-6 0-13 5-13 17 0 13 9 13 23 13 44 0 46 6 46 14l-4 19-54 216c-17-33-44-58-85-58-107 0-221 135-221 269 0 87 50 147 123 147 18 0 64-4 118-68 9 37 40 68 84 68 33 0 54-21 68-52 15-31 27-87 27-89 0-11-8-11-10-11-11 0-11 5-13 17-16 60-33 114-70 114-25 0-27-22-27-41 0-23 2-29 6-44zM245 527c-4 16-4 18-18 35-40 50-77 64-102 64-46 0-61-49-61-85 0-46 30-160 52-202 28-54 69-87 107-87 58 0 72 75 72 81 0 4-2 10-4 15z">
            <text:p/>
          </draw:path>
          <draw:path draw:style-name="gr3" draw:text-style-name="P9" draw:layer="layout" svg:width="0.457cm" svg:height="0.415cm" svg:x="11.027cm" svg:y="3.02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0 10 35 44 70 98 70 96 0 148-118 148-141 0-9-9-9-11-9-8 0-10 2-12 9-32 100-94 120-123 120-35 0-50-29-50-60 0-21 6-39 17-81z">
            <text:p/>
          </draw:path>
        </draw:g>
        <draw:g xml:id="id89" draw:id="id89">
          <svg:title>TexMaths</svg:title>
          <svg:desc>26§display§\text {Some important Results ( Types ) }§svg§600§FALSE§</svg:desc>
          <draw:polygon draw:style-name="gr2" draw:text-style-name="P8" draw:layer="layout" svg:width="13.528cm" svg:height="0.823cm" svg:x="7.22cm" svg:y="6.451cm" svg:viewBox="0 0 13529 824" draw:points="6766,824 0,824 0,0 13529,0 13529,824">
            <text:p/>
          </draw:polygon>
          <draw:path draw:style-name="gr3" draw:text-style-name="P9" draw:layer="layout" svg:width="0.407cm" svg:height="0.664cm" svg:x="7.226cm" svg:y="6.447cm" svg:viewBox="0 0 408 665" svg:d="M268 291l-116-29c-58-15-94-62-94-116 0-65 50-121 123-121 152 0 173 152 179 191 0 7 0 13 10 13 13 0 13-4 13-23v-183c0-17 0-23-11-23-6 0-8 0-14 12l-31 52c-28-27-67-64-148-64-102 0-179 81-179 177 0 77 48 143 121 168 10 4 56 15 120 31 25 7 52 13 79 46 19 25 27 54 27 85 0 65-45 131-122 131-27 0-96-4-146-49-52-50-56-109-56-142 0-8-8-8-11-8-12 0-12 6-12 23v183c0 14 0 20 10 20 7 0 7 0 13-10 0-2 4-4 33-52 29 31 88 62 171 62 106 0 181-89 181-189 0-91-63-166-140-185z">
            <text:p/>
          </draw:path>
          <draw:path draw:style-name="gr3" draw:text-style-name="P9" draw:layer="layout" svg:width="0.407cm" svg:height="0.421cm" svg:x="7.707cm" svg:y="6.682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714cm" svg:height="0.405cm" svg:x="8.168cm" svg:y="6.686cm" svg:viewBox="0 0 715 406" svg:d="M71 89v248c0 39-9 39-71 39v30c31 0 79-3 104-3 23 0 71 3 102 3v-30c-60 0-71 0-71-39v-171c0-95 65-145 123-145s69 50 69 102v214c0 39-11 39-73 39v30c33 0 79-3 104-3s73 3 104 3v-30c-63 0-73 0-73-39v-171c0-95 66-145 125-145 56 0 66 50 66 102v214c0 39-10 39-70 39v30c31 0 79-3 104-3 22 0 70 3 101 3v-30c-47 0-70 0-70-27v-174c0-79 0-108-29-142-13-14-44-33-96-33-77 0-119 54-133 89-13-79-81-89-123-89-66 0-110 40-135 96v-96l-129 10v30c64 0 71 6 71 49z">
            <text:p/>
          </draw:path>
          <draw:path draw:style-name="gr3" draw:text-style-name="P9" draw:layer="layout" svg:width="0.355cm" svg:height="0.421cm" svg:x="8.925cm" svg:y="6.682cm" svg:viewBox="0 0 356 422" svg:d="M77 181c6-137 83-160 114-160 94 0 104 122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9" draw:layer="layout" svg:width="0.197cm" svg:height="0.612cm" svg:x="9.641cm" svg:y="6.48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714cm" svg:height="0.405cm" svg:x="9.895cm" svg:y="6.686cm" svg:viewBox="0 0 715 406" svg:d="M71 89v248c0 39-11 39-71 39v30c31 0 79-3 104-3 23 0 71 3 102 3v-30c-60 0-71 0-71-39v-171c0-95 65-145 123-145s69 50 69 102v214c0 39-11 39-73 39v30c33 0 79-3 104-3s73 3 104 3v-30c-63 0-73 0-73-39v-171c0-95 66-145 125-145 56 0 66 50 66 102v214c0 39-10 39-70 39v30c31 0 79-3 104-3 22 0 70 3 101 3v-30c-47 0-70 0-70-27v-174c0-79 0-108-29-142-13-14-44-33-96-33-77 0-119 54-133 89-13-79-81-89-123-89-66 0-110 40-135 96v-96l-129 10v30c64 0 71 6 71 49z">
            <text:p/>
          </draw:path>
          <draw:path draw:style-name="gr3" draw:text-style-name="P9" draw:layer="layout" svg:width="0.452cm" svg:height="0.581cm" svg:x="10.652cm" svg:y="6.686cm" svg:viewBox="0 0 453 582" svg:d="M133 60v-60l-133 10v30c64 0 71 4 71 45v429c0 41-9 41-71 41v27c31 0 79-2 102-2 25 0 73 2 104 2v-27c-60 0-71 0-71-41v-154-9c4 15 44 65 112 65 111 0 206-90 206-208 0-116-89-208-193-208-71 0-110 40-127 60zM135 302v-206c27-46 71-73 119-73 66 0 122 81 122 185 0 110-64 187-133 187-35 0-70-19-95-56-13-19-13-21-13-37z">
            <text:p/>
          </draw:path>
          <draw:path draw:style-name="gr3" draw:text-style-name="P9" draw:layer="layout" svg:width="0.407cm" svg:height="0.421cm" svg:x="11.184cm" svg:y="6.682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309cm" svg:height="0.405cm" svg:x="11.642cm" svg:y="6.686cm" svg:viewBox="0 0 310 406" svg:d="M127 102v-102l-127 10v30c64 0 71 6 71 49v248c0 39-9 39-71 39v30c35 0 79-3 104-3 37 0 81 0 119 3v-30h-21c-67 0-69-8-69-41v-142c0-91 38-172 108-172 6 0 9 0 11 0-5 2-21 12-21 35 0 27 19 40 39 40 17 0 40-11 40-40s-29-56-69-56c-66 0-100 62-114 102z">
            <text:p/>
          </draw:path>
          <draw:path draw:style-name="gr3" draw:text-style-name="P9" draw:layer="layout" svg:width="0.288cm" svg:height="0.573cm" svg:x="11.991cm" svg:y="6.528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413cm" svg:height="0.421cm" svg:x="12.368cm" svg:y="6.682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5cm" svg:x="12.815cm" svg:y="6.68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6cm" svg:height="0.573cm" svg:x="13.285cm" svg:y="6.528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638cm" svg:height="0.646cm" svg:x="13.961cm" svg:y="6.465cm" svg:viewBox="0 0 639 647" svg:d="M173 302v-238c0-20 0-31 20-33 9-2 36-2 54-2 84 0 186 2 186 135 0 65-23 138-158 138zM366 314c89-21 160-77 160-150 0-87-104-164-239-164h-287v29h23c71 0 71 11 71 42v484c0 34 0 42-71 42h-23v29c33-2 98-2 133-2s102 0 135 2v-29h-23c-70 0-72-8-72-42v-233h106c14 0 54 0 85 32 35 33 35 62 35 122 0 61 0 96 38 131 37 33 87 40 114 40 73 0 88-75 88-102 0-4 0-15-13-15-8 0-8 9-10 15-5 64-38 81-61 81-45 0-52-46-64-131l-13-75c-16-58-60-87-112-106z">
            <text:p/>
          </draw:path>
          <draw:path draw:style-name="gr3" draw:text-style-name="P9" draw:layer="layout" svg:width="0.355cm" svg:height="0.421cm" svg:x="14.626cm" svg:y="6.682cm" svg:viewBox="0 0 356 422" svg:d="M77 181c6-137 83-160 114-160 94 0 104 122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9" draw:layer="layout" svg:width="0.301cm" svg:height="0.421cm" svg:x="15.036cm" svg:y="6.68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9" draw:layer="layout" svg:width="0.461cm" svg:height="0.415cm" svg:x="15.396cm" svg:y="6.686cm" svg:viewBox="0 0 462 416" svg:d="M329 333v83l133-10v-30c-65 0-71-6-71-50v-326l-135 10v30c64 0 71 6 71 49v165c0 79-44 141-111 141-77 0-81-41-81-89v-306l-135 10v30c71 0 71 2 71 83v137c0 73 0 156 139 156 52 0 94-25 119-83z">
            <text:p/>
          </draw:path>
          <draw:path draw:style-name="gr3" draw:text-style-name="P9" draw:layer="layout" svg:width="0.205cm" svg:height="0.635cm" svg:x="15.905cm" svg:y="6.457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286cm" svg:height="0.573cm" svg:x="16.147cm" svg:y="6.528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301cm" svg:height="0.421cm" svg:x="16.515cm" svg:y="6.68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9" draw:layer="layout" svg:width="0.213cm" svg:height="0.914cm" svg:x="17.238cm" svg:y="6.405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594cm" svg:height="0.619cm" svg:x="17.842cm" svg:y="6.472cm" svg:viewBox="0 0 595 620" svg:d="M578 0h-561l-17 206h23c12-148 27-177 164-177 17 0 42 0 50 2 19 2 19 13 19 33v485c0 31 0 44-96 44h-35v27c37-2 131-2 172-2 42 0 138 0 175 2v-27h-37c-96 0-96-13-96-44v-485c0-18 0-31 17-33 8-2 33-2 52-2 137 0 151 29 164 177h23z">
            <text:p/>
          </draw:path>
          <draw:path draw:style-name="gr3" draw:text-style-name="P9" draw:layer="layout" svg:width="0.448cm" svg:height="0.581cm" svg:x="18.461cm" svg:y="6.696cm" svg:viewBox="0 0 449 582" svg:d="M364 87c23-58 71-58 85-58v-29c-21 2-48 2-68 2-17 0-61-2-82-2v29c30 0 44 17 44 40 0 8 0 10-6 20l-92 227-101-247c-5-9-7-13-7-17 0-23 36-23 52-23v-29c-25 0-85 2-100 2-25 0-62 0-89-2v29c44 0 62 0 75 31l137 335c-4 13-16 42-23 54-21 50-45 115-104 115-6 0-27 0-43-17 29-4 35-25 35-40 0-22-17-37-37-37-19 0-40 10-40 39 0 42 40 73 85 73 56 0 96-52 117-104z">
            <text:p/>
          </draw:path>
          <draw:path draw:style-name="gr3" draw:text-style-name="P9" draw:layer="layout" svg:width="0.452cm" svg:height="0.581cm" svg:x="18.952cm" svg:y="6.686cm" svg:viewBox="0 0 453 582" svg:d="M133 60v-60l-133 10v30c64 0 71 4 71 45v429c0 41-9 41-71 41v27c31 0 79-2 102-2 25 0 73 2 104 2v-27c-60 0-71 0-71-41v-154-9c4 15 44 65 112 65 111 0 206-90 206-208 0-116-89-208-193-208-71 0-110 40-127 60zM135 302v-206c27-46 71-73 119-73 66 0 122 81 122 185 0 110-64 187-133 187-35 0-70-19-95-56-13-19-13-21-13-37z">
            <text:p/>
          </draw:path>
          <draw:path draw:style-name="gr3" draw:text-style-name="P9" draw:layer="layout" svg:width="0.355cm" svg:height="0.421cm" svg:x="19.485cm" svg:y="6.682cm" svg:viewBox="0 0 356 422" svg:d="M77 181c6-137 83-160 114-160 94 0 104 122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9" draw:layer="layout" svg:width="0.301cm" svg:height="0.421cm" svg:x="19.894cm" svg:y="6.68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9" draw:layer="layout" svg:width="0.213cm" svg:height="0.914cm" svg:x="20.583cm" svg:y="6.40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90" draw:id="id90">
          <svg:title>TexMaths</svg:title>
          <svg:desc>22§display§\text {Result 1 :}§svg§600§FALSE§</svg:desc>
          <draw:polygon draw:style-name="gr2" draw:text-style-name="P8" draw:layer="layout" svg:width="3.138cm" svg:height="0.477cm" svg:x="4.032cm" svg:y="8.543cm" svg:viewBox="0 0 3139 478" draw:points="1569,478 0,478 0,0 3139,0 3139,478">
            <text:p/>
          </draw:polygon>
          <draw:path draw:style-name="gr3" draw:text-style-name="P9" draw:layer="layout" svg:width="0.539cm" svg:height="0.547cm" svg:x="4.02cm" svg:y="8.513cm" svg:viewBox="0 0 540 548" svg:d="M146 256v-201c0-18 0-27 18-29 7-1 30-1 45-1 71 0 157 1 157 114 0 55-19 117-134 117zM310 266c76-17 135-65 135-127 0-74-88-139-202-139h-243v25h19c60 0 60 8 60 35v411c0 28 0 35-60 35h-19v25c28-2 83-2 113-2 31 0 86 0 114 2v-25h-19c-60 0-62-7-62-35v-198h90c12 0 46 0 72 27 30 28 30 53 30 104s0 81 32 111c31 28 74 33 97 33 61 0 73-63 73-86 0-4 0-13-10-13-7 0-7 8-9 13-3 54-32 69-51 69-37 0-44-39-55-111l-10-64c-14-49-51-74-95-90z">
            <text:p/>
          </draw:path>
          <draw:path draw:style-name="gr3" draw:text-style-name="P9" draw:layer="layout" svg:width="0.3cm" svg:height="0.357cm" svg:x="4.585cm" svg:y="8.694cm" svg:viewBox="0 0 301 358" svg:d="M65 153c5-116 71-135 97-135 79 0 88 104 88 135zM65 169h217c17 0 19 0 19-16 0-77-42-153-139-153-90 0-162 79-162 178 0 104 81 180 171 180 95 0 130-87 130-102 0-7-7-9-11-9-7 0-8 5-8 10-28 81-99 81-106 81-39 0-70-24-88-52-23-37-23-89-23-117z">
            <text:p/>
          </draw:path>
          <draw:path draw:style-name="gr3" draw:text-style-name="P9" draw:layer="layout" svg:width="0.254cm" svg:height="0.357cm" svg:x="4.932cm" svg:y="8.694cm" svg:viewBox="0 0 255 358" svg:d="M136 197c17 4 81 16 81 73 0 38-27 70-88 70-66 0-94-44-108-111-2-9-3-12-10-12-11 0-11 5-11 19v102c0 15 0 20 9 20 3 0 5-2 19-16 2-2 2-4 16-18 33 32 69 34 85 34 89 0 126-53 126-109 0-41-24-64-33-74-27-25-57-30-88-38-44-8-97-17-97-63 0-28 21-60 88-60 84 0 90 71 92 95 0 7 7 7 8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39cm" svg:height="0.352cm" svg:x="5.236cm" svg:y="8.7cm" svg:viewBox="0 0 391 353" svg:d="M278 282v71l113-9v-25c-55 0-60-5-60-42v-277l-114 9v24c54 0 59 6 59 43v139c0 67-37 120-93 120-65 0-69-35-69-76v-259l-114 9v24c60 0 60 2 60 71v116c0 62 0 133 120 133 42 0 77-22 98-71z">
            <text:p/>
          </draw:path>
          <draw:path draw:style-name="gr3" draw:text-style-name="P9" draw:layer="layout" svg:width="0.173cm" svg:height="0.538cm" svg:x="5.668cm" svg:y="8.504cm" svg:viewBox="0 0 174 539" svg:d="M113 0l-113 9v24c55 0 62 6 62 43v403c0 36-9 36-62 36v24c26-1 67-1 86-1 20 0 58 0 88 1v-24c-53 0-61 0-61-36z">
            <text:p/>
          </draw:path>
          <draw:path draw:style-name="gr3" draw:text-style-name="P9" draw:layer="layout" svg:width="0.242cm" svg:height="0.485cm" svg:x="5.87cm" svg:y="8.566cm" svg:viewBox="0 0 243 486" svg:d="M120 167h111v-24h-111v-143h-20c0 63-24 146-100 150v17h67v214c0 97 72 105 100 105 55 0 76-54 76-105v-44h-19v44c0 56-23 86-51 86-53 0-53-70-53-85z">
            <text:p/>
          </draw:path>
          <draw:path draw:style-name="gr3" draw:text-style-name="P9" draw:layer="layout" svg:width="0.256cm" svg:height="0.517cm" svg:x="6.483cm" svg:y="8.525cm" svg:viewBox="0 0 257 518" svg:d="M160 19c0-17 0-19-19-19-48 49-116 49-141 49v25c16 0 62 0 102-21v404c0 28-2 37-72 37h-25v24c27-3 95-3 125-3 32 0 99 0 127 3v-24h-25c-70 0-72-9-72-37z">
            <text:p/>
          </draw:path>
          <draw:path draw:style-name="gr3" draw:text-style-name="P9" draw:layer="layout" svg:width="0.084cm" svg:height="0.334cm" svg:x="7.125cm" svg:y="8.708cm" svg:viewBox="0 0 85 335" svg:d="M85 41c0-22-20-41-43-41s-42 19-42 41 19 42 42 42 43-20 43-42zM85 294c0-23-20-40-43-40s-42 17-42 40 19 41 42 41 43-18 43-41z">
            <text:p/>
          </draw:path>
        </draw:g>
        <draw:g xml:id="id91" draw:id="id91">
          <svg:title>TexMaths</svg:title>
          <svg:desc>22§display§\int \frac{f'(x)}{f(x)} dx = \log [\ f(x)\ ] + c§svg§600§FALSE§</svg:desc>
          <draw:polygon draw:style-name="gr2" draw:text-style-name="P8" draw:layer="layout" svg:width="9.334cm" svg:height="1.753cm" svg:x="7.722cm" svg:y="7.949cm" svg:viewBox="0 0 9335 1754" draw:points="4668,1754 0,1754 0,0 9335,0 9335,1754">
            <text:p/>
          </draw:polygon>
          <draw:path draw:style-name="gr3" draw:text-style-name="P9" draw:layer="layout" svg:width="0.687cm" svg:height="1.718cm" svg:x="7.727cm" svg:y="7.965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9" draw:layer="layout" svg:width="0.386cm" svg:height="0.705cm" svg:x="8.72cm" svg:y="7.949cm" svg:viewBox="0 0 387 706" svg:d="M245 236h67c14 0 22 0 22-14 0-9-8-9-21-9h-65l16-90c4-16 14-70 19-79 7-16 21-26 37-26 4 0 23 0 37 14-33 1-40 30-40 40 0 19 14 28 28 28 19 0 42-17 42-47 0-35-35-53-67-53-26 0-75 14-98 92-6 15-7 22-27 121h-52c-16 0-23 0-23 14 0 9 5 9 21 9h51l-58 306c-14 76-28 146-67 146-4 0-23 0-39-14 37-2 44-30 44-42 0-18-14-27-30-27-19 0-42 18-42 46 0 35 33 55 67 55 42 0 72-46 86-76 27-49 44-143 44-148z">
            <text:p/>
          </draw:path>
          <draw:path draw:style-name="gr3" draw:text-style-name="P9" draw:layer="layout" svg:width="0.136cm" svg:height="0.281cm" svg:x="9.165cm" svg:y="7.91cm" svg:viewBox="0 0 137 282" svg:d="M132 48c5-9 5-15 5-18 0-18-16-30-31-30-22 0-29 18-30 26l-72 236c-2 0-4 7-4 7 0 7 18 13 21 13 4 0 5 0 9-9z">
            <text:p/>
          </draw:path>
          <draw:path draw:style-name="gr3" draw:text-style-name="P9" draw:layer="layout" svg:width="0.18cm" svg:height="0.773cm" svg:x="9.433cm" svg:y="7.914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9.679cm" svg:y="8.1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10.144cm" svg:y="7.91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9" draw:layer="layout" svg:width="1.722cm" svg:height="0.032cm" svg:x="8.678cm" svg:y="8.807cm" svg:viewBox="0 0 1723 33" draw:points="862,33 0,33 0,0 1723,0 1723,33">
            <text:p/>
          </draw:polygon>
          <draw:path draw:style-name="gr3" draw:text-style-name="P9" draw:layer="layout" svg:width="0.386cm" svg:height="0.705cm" svg:x="8.827cm" svg:y="9.001cm" svg:viewBox="0 0 387 706" svg:d="M245 236h67c14 0 22 0 22-14 0-9-8-9-21-9h-65l16-90c4-16 14-70 19-79 7-16 21-26 37-26 4 0 23 0 37 14-33 1-40 30-40 40 0 19 14 28 28 28 19 0 42-17 42-47 0-35-35-53-67-53-26 0-75 14-98 92-6 15-7 22-27 121h-52c-16 0-23 0-23 14 0 9 5 9 21 9h51l-58 306c-14 76-28 146-67 146-4 0-23 0-39-14 37-2 44-30 44-42 0-18-14-27-30-27-19 0-42 18-42 46 0 35 33 55 67 55 42 0 72-46 86-76 27-49 44-143 44-148z">
            <text:p/>
          </draw:path>
          <draw:path draw:style-name="gr3" draw:text-style-name="P9" draw:layer="layout" svg:width="0.18cm" svg:height="0.773cm" svg:x="9.325cm" svg:y="8.966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9.572cm" svg:y="9.2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18cm" svg:height="0.773cm" svg:x="10.035cm" svg:y="8.96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69cm" svg:height="0.546cm" svg:x="10.524cm" svg:y="8.4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9" draw:layer="layout" svg:width="0.386cm" svg:height="0.351cm" svg:x="10.918cm" svg:y="8.6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182cm" svg:x="11.596cm" svg:y="8.7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7cm" svg:x="12.393cm" svg:y="8.48cm" svg:viewBox="0 0 174 538" svg:d="M113 0l-113 9v24c55 0 62 6 62 43v403c0 35-9 35-62 35v24c26-1 67-1 86-1 20 0 58 0 88 1v-24c-53 0-61 0-61-35z">
            <text:p/>
          </draw:path>
          <draw:path draw:style-name="gr3" draw:text-style-name="P9" draw:layer="layout" svg:width="0.344cm" svg:height="0.356cm" svg:x="12.604cm" svg:y="8.6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55cm" svg:height="0.511cm" svg:x="12.992cm" svg:y="8.66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9" draw:layer="layout" svg:width="0.106cm" svg:height="0.773cm" svg:x="13.458cm" svg:y="8.436cm" svg:viewBox="0 0 107 774" draw:points="107,774 107,744 32,744 32,32 107,32 107,0 0,0 0,774">
            <text:p/>
          </draw:polygon>
          <draw:path draw:style-name="gr3" draw:text-style-name="P9" draw:layer="layout" svg:width="0.386cm" svg:height="0.705cm" svg:x="13.88cm" svg:y="8.471cm" svg:viewBox="0 0 387 706" svg:d="M245 236h67c14 0 22 0 22-14 0-9-8-9-21-9h-65l16-90c4-16 14-70 19-79 7-16 21-26 37-26 4 0 23 0 37 14-33 1-40 30-40 40 0 20 14 28 28 28 19 0 42-17 42-47 0-35-35-53-67-53-26 0-75 14-98 92-6 15-7 22-27 121h-52c-16 0-23 0-23 14 0 9 5 9 21 9h51l-58 306c-14 76-28 146-69 146-2 0-21 0-37-14 37-2 44-30 44-42 0-18-14-27-30-27-19 0-42 18-42 46 0 35 33 55 65 55 44 0 74-46 88-76 25-49 44-143 44-148z">
            <text:p/>
          </draw:path>
          <draw:path draw:style-name="gr3" draw:text-style-name="P9" draw:layer="layout" svg:width="0.18cm" svg:height="0.773cm" svg:x="14.378cm" svg:y="8.436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14.625cm" svg:y="8.6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18cm" svg:height="0.773cm" svg:x="15.088cm" svg:y="8.43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9" draw:layer="layout" svg:width="0.106cm" svg:height="0.773cm" svg:x="15.619cm" svg:y="8.436cm" svg:viewBox="0 0 107 774" draw:points="107,0 0,0 0,32 76,32 76,744 0,744 0,774 107,774">
            <text:p/>
          </draw:polygon>
          <draw:path draw:style-name="gr3" draw:text-style-name="P9" draw:layer="layout" svg:width="0.515cm" svg:height="0.516cm" svg:x="16.033cm" svg:y="8.565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9" draw:layer="layout" svg:width="0.302cm" svg:height="0.351cm" svg:x="16.793cm" svg:y="8.674cm" svg:viewBox="0 0 303 352" svg:d="M276 48c-12 0-23 0-35 12-12 10-14 24-14 30 0 17 14 26 30 26 23 0 44-17 44-49 0-39-37-67-93-67-104 0-208 111-208 220 0 70 46 132 127 132 111 0 176-83 176-92 0-5-6-10-9-10-5 0-5 2-11 9-61 75-146 75-156 75-48 0-69-37-69-84 0-32 16-107 42-155 23-44 67-77 109-77 27 0 57 8 67 30z">
            <text:p/>
          </draw:path>
        </draw:g>
        <draw:g xml:id="id92" draw:id="id92">
          <svg:title>TexMaths</svg:title>
          <svg:desc>22§display§\text {Result 2 :}§svg§600§FALSE§</svg:desc>
          <draw:polygon draw:style-name="gr2" draw:text-style-name="P8" draw:layer="layout" svg:width="3.138cm" svg:height="0.477cm" svg:x="4.033cm" svg:y="10.944cm" svg:viewBox="0 0 3139 478" draw:points="1569,478 0,478 0,0 3139,0 3139,478">
            <text:p/>
          </draw:polygon>
          <draw:path draw:style-name="gr3" draw:text-style-name="P9" draw:layer="layout" svg:width="0.539cm" svg:height="0.547cm" svg:x="4.021cm" svg:y="10.914cm" svg:viewBox="0 0 540 548" svg:d="M146 256v-201c0-18 0-27 18-29 7-1 30-1 45-1 71 0 157 1 157 114 0 55-19 117-134 117zM310 266c76-17 135-65 135-127 0-74-88-139-202-139h-243v25h19c60 0 60 8 60 35v411c0 28 0 35-60 35h-19v25c28-2 83-2 113-2 31 0 86 0 114 2v-25h-19c-60 0-62-7-62-35v-198h90c12 0 46 0 72 27 30 28 30 53 30 104s0 81 32 111c31 28 74 33 97 33 61 0 73-63 73-86 0-4 0-13-10-13-7 0-7 8-9 13-3 54-32 69-51 69-37 0-44-39-55-111l-10-64c-14-49-51-74-95-90z">
            <text:p/>
          </draw:path>
          <draw:path draw:style-name="gr3" draw:text-style-name="P9" draw:layer="layout" svg:width="0.3cm" svg:height="0.357cm" svg:x="4.586cm" svg:y="11.095cm" svg:viewBox="0 0 301 358" svg:d="M65 153c5-116 71-135 97-135 79 0 88 104 88 135zM65 169h217c17 0 19 0 19-16 0-77-42-153-139-153-90 0-162 79-162 178 0 104 81 180 171 180 95 0 130-87 130-102 0-7-7-9-11-9-7 0-8 5-8 10-28 81-99 81-106 81-39 0-70-24-88-52-23-37-23-89-23-117z">
            <text:p/>
          </draw:path>
          <draw:path draw:style-name="gr3" draw:text-style-name="P9" draw:layer="layout" svg:width="0.254cm" svg:height="0.357cm" svg:x="4.933cm" svg:y="11.095cm" svg:viewBox="0 0 255 358" svg:d="M136 197c17 4 81 16 81 73 0 38-27 70-88 70-66 0-94-44-108-111-2-9-3-12-10-12-11 0-11 5-11 19v102c0 15 0 20 9 20 3 0 5-2 19-16 2-2 2-4 16-18 33 32 69 34 85 34 89 0 126-53 126-109 0-41-24-64-33-74-27-25-57-30-88-38-44-8-97-17-97-63 0-28 21-60 88-60 84 0 90 71 92 95 0 7 7 7 8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39cm" svg:height="0.352cm" svg:x="5.237cm" svg:y="11.101cm" svg:viewBox="0 0 391 353" svg:d="M278 282v71l113-9v-25c-55 0-60-5-60-42v-277l-114 9v24c54 0 59 6 59 43v139c0 67-37 120-93 120-65 0-69-35-69-76v-259l-114 9v24c60 0 60 2 60 71v116c0 62 0 133 120 133 42 0 77-22 98-71z">
            <text:p/>
          </draw:path>
          <draw:path draw:style-name="gr3" draw:text-style-name="P9" draw:layer="layout" svg:width="0.173cm" svg:height="0.538cm" svg:x="5.669cm" svg:y="10.905cm" svg:viewBox="0 0 174 539" svg:d="M113 0l-113 9v24c55 0 62 6 62 43v403c0 36-9 36-62 36v24c26-1 67-1 86-1 20 0 58 0 88 1v-24c-53 0-61 0-61-36z">
            <text:p/>
          </draw:path>
          <draw:path draw:style-name="gr3" draw:text-style-name="P9" draw:layer="layout" svg:width="0.242cm" svg:height="0.485cm" svg:x="5.871cm" svg:y="10.967cm" svg:viewBox="0 0 243 486" svg:d="M120 167h111v-24h-111v-143h-20c0 63-24 146-100 150v17h67v214c0 97 72 105 100 105 55 0 76-54 76-105v-44h-19v44c0 56-23 86-51 86-53 0-53-70-53-85z">
            <text:p/>
          </draw:path>
          <draw:path draw:style-name="gr3" draw:text-style-name="P9" draw:layer="layout" svg:width="0.309cm" svg:height="0.517cm" svg:x="6.454cm" svg:y="10.926cm" svg:viewBox="0 0 310 518" svg:d="M60 458l83-81c121-107 167-148 167-225 0-90-69-152-164-152-88 0-146 72-146 141 0 42 39 42 40 42 15 0 41-8 41-40 0-20-14-41-41-41-7 0-7 0-10 2 18-51 60-79 106-79 70 0 103 61 103 127 0 61-38 123-81 171l-149 165c-9 9-9 11-9 30h289l21-136h-20c-3 23-8 59-15 69-7 7-58 7-74 7z">
            <text:p/>
          </draw:path>
          <draw:path draw:style-name="gr3" draw:text-style-name="P9" draw:layer="layout" svg:width="0.084cm" svg:height="0.334cm" svg:x="7.126cm" svg:y="11.109cm" svg:viewBox="0 0 85 335" svg:d="M85 41c0-22-20-41-43-41s-42 19-42 41 19 42 42 42 43-20 43-42zM85 294c0-23-20-40-43-40s-42 17-42 40 19 41 42 41 43-18 43-41z">
            <text:p/>
          </draw:path>
        </draw:g>
        <draw:g xml:id="id93" draw:id="id93">
          <svg:title>TexMaths</svg:title>
          <svg:desc>22§display§\int \frac{f'(x)}{\sqrt{f(x)}} dx = 2 \sqrt{f(x)} + c§svg§600§FALSE§</svg:desc>
          <draw:polygon draw:style-name="gr2" draw:text-style-name="P8" draw:layer="layout" svg:width="9.108cm" svg:height="1.904cm" svg:x="7.724cm" svg:y="10.349cm" svg:viewBox="0 0 9109 1905" draw:points="4554,1905 0,1905 0,0 9109,0 9109,1905">
            <text:p/>
          </draw:polygon>
          <draw:path draw:style-name="gr3" draw:text-style-name="P9" draw:layer="layout" svg:width="0.687cm" svg:height="1.719cm" svg:x="7.729cm" svg:y="10.365cm" svg:viewBox="0 0 688 1720" svg:d="M37 1685c25 0 39-18 39-37 0-27-20-39-37-39-20 0-39 12-39 39 0 40 39 72 86 72 118 0 162-182 217-405 60-245 111-493 153-741 28-164 56-319 83-419 8-39 35-137 67-137 22 0 42 14 45 17-26 2-38 18-38 37 0 27 19 39 37 39 19 0 38-12 38-39 0-42-42-72-84-72-60 0-102 84-146 243-2 7-108 396-192 903-21 118-44 248-69 355-14 57-49 203-113 203-28 0-45-19-47-19z">
            <text:p/>
          </draw:path>
          <draw:path draw:style-name="gr3" draw:text-style-name="P9" draw:layer="layout" svg:width="0.386cm" svg:height="0.705cm" svg:x="9cm" svg:y="10.349cm" svg:viewBox="0 0 387 706" svg:d="M245 236h67c14 0 22 0 22-14 0-9-8-9-21-9h-65l16-90c4-16 14-70 19-79 7-16 22-26 37-26 4 0 23 0 37 14-33 1-40 30-40 40 0 20 14 28 28 28 19 0 42-17 42-47 0-35-35-53-67-53-26 0-75 14-98 92-5 15-7 22-27 121h-52c-16 0-23 0-23 14 0 9 5 9 21 9h51l-58 306c-14 76-28 146-67 146-4 0-23 0-39-14 37-2 44-30 44-42 0-18-14-26-30-26-19 0-42 17-42 45 0 35 33 55 67 55 42 0 72-46 86-76 27-49 44-142 44-148z">
            <text:p/>
          </draw:path>
          <draw:path draw:style-name="gr3" draw:text-style-name="P9" draw:layer="layout" svg:width="0.136cm" svg:height="0.281cm" svg:x="9.446cm" svg:y="10.31cm" svg:viewBox="0 0 137 282" svg:d="M132 48c5-9 5-15 5-18 0-18-16-30-31-30-22 0-29 18-30 26l-72 236c-2 0-4 7-4 7 0 7 18 13 21 13 4 0 5 0 9-9z">
            <text:p/>
          </draw:path>
          <draw:path draw:style-name="gr3" draw:text-style-name="P9" draw:layer="layout" svg:width="0.18cm" svg:height="0.773cm" svg:x="9.713cm" svg:y="10.314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9" draw:layer="layout" svg:width="0.386cm" svg:height="0.351cm" svg:x="9.961cm" svg:y="10.55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10.424cm" svg:y="10.314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olygon draw:style-name="gr3" draw:text-style-name="P9" draw:layer="layout" svg:width="2.279cm" svg:height="0.032cm" svg:x="8.68cm" svg:y="11.208cm" svg:viewBox="0 0 2280 33" draw:points="1141,33 0,33 0,0 2280,0 2280,33">
            <text:p/>
          </draw:polygon>
          <draw:path draw:style-name="gr3" draw:text-style-name="P9" draw:layer="layout" svg:width="0.705cm" svg:height="0.928cm" svg:x="8.766cm" svg:y="11.363cm" svg:viewBox="0 0 706 929" svg:d="M243 929c25 0 25 0 33-15l425-884c5-11 5-12 5-14 0-9-7-16-16-16-11 0-14 7-18 16l-399 832-166-383-107 82 12 13 55-42z">
            <text:p/>
          </draw:path>
          <draw:polygon draw:style-name="gr3" draw:text-style-name="P9" draw:layer="layout" svg:width="1.506cm" svg:height="0.032cm" svg:x="9.454cm" svg:y="11.363cm" svg:viewBox="0 0 1507 33" draw:points="753,33 0,33 0,0 1507,0 1507,33">
            <text:p/>
          </draw:polygon>
          <draw:path draw:style-name="gr3" draw:text-style-name="P9" draw:layer="layout" svg:width="0.386cm" svg:height="0.705cm" svg:x="9.495cm" svg:y="11.509cm" svg:viewBox="0 0 387 706" svg:d="M245 236h67c14 0 22 0 22-14 0-9-8-9-21-9h-65l16-90c4-16 14-70 19-79 7-16 22-26 37-26 4 0 23 0 37 14-33 1-40 30-40 40 0 20 14 28 28 28 19 0 42-17 42-47 0-35-35-53-67-53-26 0-75 14-98 92-5 15-7 22-27 121h-52c-16 0-23 0-23 14 0 9 5 9 21 9h51l-58 306c-14 76-28 146-69 146-2 0-21 0-37-14 37-2 44-30 44-42 0-18-14-26-30-26-19 0-42 17-42 45 0 35 33 55 65 55 44 0 74-46 88-76 25-49 44-142 44-148z">
            <text:p/>
          </draw:path>
          <draw:path draw:style-name="gr3" draw:text-style-name="P9" draw:layer="layout" svg:width="0.18cm" svg:height="0.773cm" svg:x="9.991cm" svg:y="11.474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9" draw:layer="layout" svg:width="0.386cm" svg:height="0.351cm" svg:x="10.239cm" svg:y="11.713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18cm" svg:height="0.773cm" svg:x="10.702cm" svg:y="11.474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9" draw:layer="layout" svg:width="0.369cm" svg:height="0.546cm" svg:x="11.083cm" svg:y="10.88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1.477cm" svg:y="11.074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2.155cm" svg:y="11.1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12.966cm" svg:y="10.90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9" draw:layer="layout" svg:width="0.705cm" svg:height="0.928cm" svg:x="13.399cm" svg:y="10.687cm" svg:viewBox="0 0 706 929" svg:d="M243 929c25 0 25 0 33-15l425-884c5-11 5-12 5-14 0-9-7-16-16-16-11 0-14 7-18 16l-399 832-166-383-107 82 12 13 55-42z">
            <text:p/>
          </draw:path>
          <draw:polygon draw:style-name="gr3" draw:text-style-name="P9" draw:layer="layout" svg:width="1.506cm" svg:height="0.032cm" svg:x="14.087cm" svg:y="10.687cm" svg:viewBox="0 0 1507 33" draw:points="753,33 0,33 0,0 1507,0 1507,33">
            <text:p/>
          </draw:polygon>
          <draw:path draw:style-name="gr3" draw:text-style-name="P9" draw:layer="layout" svg:width="0.386cm" svg:height="0.705cm" svg:x="14.128cm" svg:y="10.872cm" svg:viewBox="0 0 387 706" svg:d="M245 236h67c14 0 22 0 22-14 0-9-8-9-21-9h-65l18-90c2-16 12-70 17-79 7-16 22-26 37-26 4 0 23 0 37 14-33 1-40 30-40 40 0 20 14 28 28 28 19 0 42-17 42-47 0-35-35-53-67-53-26 0-75 14-98 92-5 15-7 22-27 121h-52c-16 0-23 0-23 14 0 9 5 9 21 9h51l-58 306c-14 76-28 146-67 146-4 0-23 0-39-14 37-2 44-30 44-42 0-18-14-26-30-26-19 0-42 17-42 45 0 35 33 55 67 55 42 0 72-46 86-76 27-49 44-142 44-148z">
            <text:p/>
          </draw:path>
          <draw:path draw:style-name="gr3" draw:text-style-name="P9" draw:layer="layout" svg:width="0.18cm" svg:height="0.773cm" svg:x="14.626cm" svg:y="10.836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9" draw:layer="layout" svg:width="0.386cm" svg:height="0.351cm" svg:x="14.872cm" svg:y="11.074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18cm" svg:height="0.773cm" svg:x="15.335cm" svg:y="10.836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9" draw:layer="layout" svg:width="0.515cm" svg:height="0.517cm" svg:x="15.807cm" svg:y="10.96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2cm" svg:height="0.351cm" svg:x="16.569cm" svg:y="11.07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94" draw:id="id94">
          <svg:title>TexMaths</svg:title>
          <svg:desc>22§display§\text {Result 3 :}§svg§600§FALSE§</svg:desc>
          <draw:polygon draw:style-name="gr2" draw:text-style-name="P8" draw:layer="layout" svg:width="3.138cm" svg:height="0.477cm" svg:x="4.033cm" svg:y="13.243cm" svg:viewBox="0 0 3139 478" draw:points="1569,478 0,478 0,0 3139,0 3139,478">
            <text:p/>
          </draw:polygon>
          <draw:path draw:style-name="gr3" draw:text-style-name="P9" draw:layer="layout" svg:width="0.539cm" svg:height="0.547cm" svg:x="4.021cm" svg:y="13.213cm" svg:viewBox="0 0 540 548" svg:d="M146 256v-201c0-18 0-27 18-29 7-1 30-1 45-1 71 0 157 1 157 114 0 55-19 117-134 117zM310 266c76-17 135-65 135-127 0-74-88-139-202-139h-243v25h19c60 0 60 8 60 35v411c0 28 0 35-60 35h-19v25c28-2 83-2 113-2 31 0 86 0 114 2v-25h-19c-60 0-62-7-62-35v-198h90c12 0 46 0 72 27 30 28 30 53 30 104s0 81 32 111c31 28 74 33 97 33 61 0 73-63 73-86 0-4 0-13-10-13-7 0-7 8-9 13-3 54-32 69-51 69-37 0-44-39-55-111l-10-64c-14-49-51-74-95-90z">
            <text:p/>
          </draw:path>
          <draw:path draw:style-name="gr3" draw:text-style-name="P9" draw:layer="layout" svg:width="0.3cm" svg:height="0.357cm" svg:x="4.586cm" svg:y="13.394cm" svg:viewBox="0 0 301 358" svg:d="M65 153c5-116 71-135 97-135 79 0 88 104 88 135zM65 169h217c17 0 19 0 19-16 0-77-42-153-139-153-90 0-162 79-162 178 0 104 81 180 171 180 95 0 130-87 130-102 0-7-7-9-11-9-7 0-8 5-8 10-28 81-99 81-106 81-39 0-70-24-88-52-23-37-23-89-23-117z">
            <text:p/>
          </draw:path>
          <draw:path draw:style-name="gr3" draw:text-style-name="P9" draw:layer="layout" svg:width="0.254cm" svg:height="0.357cm" svg:x="4.933cm" svg:y="13.394cm" svg:viewBox="0 0 255 358" svg:d="M136 197c17 4 81 16 81 73 0 38-27 70-88 70-66 0-94-44-108-111-2-9-3-12-10-12-11 0-11 5-11 19v102c0 15 0 20 9 20 3 0 5-2 19-16 2-2 2-4 16-18 33 32 69 34 85 34 89 0 126-53 126-109 0-41-24-64-33-74-27-25-57-30-88-38-44-8-97-17-97-63 0-28 21-60 88-60 84 0 90 71 92 95 0 7 7 7 8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39cm" svg:height="0.352cm" svg:x="5.237cm" svg:y="13.4cm" svg:viewBox="0 0 391 353" svg:d="M278 282v71l113-9v-25c-55 0-60-5-60-42v-277l-114 9v24c54 0 59 6 59 43v139c0 67-37 120-93 120-65 0-69-35-69-76v-259l-114 9v24c60 0 60 2 60 71v116c0 62 0 133 120 133 42 0 77-22 98-71z">
            <text:p/>
          </draw:path>
          <draw:path draw:style-name="gr3" draw:text-style-name="P9" draw:layer="layout" svg:width="0.173cm" svg:height="0.538cm" svg:x="5.669cm" svg:y="13.204cm" svg:viewBox="0 0 174 539" svg:d="M113 0l-113 9v24c55 0 62 6 62 43v403c0 36-9 36-62 36v24c26-1 67-1 86-1 20 0 58 0 88 1v-24c-53 0-61 0-61-36z">
            <text:p/>
          </draw:path>
          <draw:path draw:style-name="gr3" draw:text-style-name="P9" draw:layer="layout" svg:width="0.242cm" svg:height="0.485cm" svg:x="5.871cm" svg:y="13.266cm" svg:viewBox="0 0 243 486" svg:d="M120 167h111v-24h-111v-143h-20c0 63-24 146-100 150v17h67v214c0 97 72 105 100 105 55 0 76-54 76-105v-44h-19v44c0 56-23 86-51 86-53 0-53-70-53-85z">
            <text:p/>
          </draw:path>
          <draw:path draw:style-name="gr3" draw:text-style-name="P9" draw:layer="layout" svg:width="0.321cm" svg:height="0.533cm" svg:x="6.449cm" svg:y="13.225cm" svg:viewBox="0 0 322 534" svg:d="M194 243c63-19 107-74 107-135 0-64-67-108-143-108-77 0-137 46-137 106 0 24 18 40 39 40 25 0 40-17 40-40 0-39-37-39-47-39 23-37 74-48 102-48 32 0 76 18 76 87 0 10-2 54-23 90-23 37-50 38-69 40-5 0-25 2-30 2-7 0-12 2-12 9 0 9 5 9 19 9h34c63 0 93 52 93 128 0 106-55 129-88 129-34 0-92-14-120-60 28 5 51-12 51-42 0-29-19-44-42-44-19 0-44 12-44 45 0 71 72 122 157 122 95 0 165-70 165-150 0-63-49-123-128-141z">
            <text:p/>
          </draw:path>
          <draw:path draw:style-name="gr3" draw:text-style-name="P9" draw:layer="layout" svg:width="0.084cm" svg:height="0.334cm" svg:x="7.126cm" svg:y="13.408cm" svg:viewBox="0 0 85 335" svg:d="M85 41c0-22-20-41-43-41s-42 19-42 41 19 42 42 42 43-20 43-42zM85 294c0-23-20-40-43-40s-42 17-42 40 19 41 42 41 43-18 43-41z">
            <text:p/>
          </draw:path>
        </draw:g>
        <draw:g xml:id="id95" draw:id="id95">
          <svg:title>TexMaths</svg:title>
          <svg:desc>22§display§\int [\ f(x)\ ]^n f'(x)\ dx = \frac{[\ f(x)\ ]^{n+1}}{n+1} + c§svg§600§FALSE§</svg:desc>
          <draw:polygon draw:style-name="gr2" draw:text-style-name="P8" draw:layer="layout" svg:width="12.54cm" svg:height="1.752cm" svg:x="7.724cm" svg:y="12.55cm" svg:viewBox="0 0 12541 1753" draw:points="6272,1753 0,1753 0,0 12541,0 12541,1753">
            <text:p/>
          </draw:polygon>
          <draw:path draw:style-name="gr3" draw:text-style-name="P9" draw:layer="layout" svg:width="0.687cm" svg:height="1.718cm" svg:x="7.729cm" svg:y="12.622cm" svg:viewBox="0 0 688 1719" svg:d="M37 1684c25 0 39-18 39-37 0-26-20-39-37-39-20 0-39 13-39 39 0 40 39 72 86 72 118 0 162-181 217-405 60-244 111-492 153-740 28-164 56-319 83-419 8-39 35-137 67-137 22 0 42 14 45 17-26 2-38 18-38 37 0 27 19 39 37 39 19 0 38-12 38-39 0-42-42-72-84-72-60 0-102 84-146 243-2 7-108 396-192 903-21 117-44 248-69 355-14 56-49 202-113 202-28 0-45-19-47-19z">
            <text:p/>
          </draw:path>
          <draw:polygon draw:style-name="gr3" draw:text-style-name="P9" draw:layer="layout" svg:width="0.106cm" svg:height="0.773cm" svg:x="8.55cm" svg:y="13.093cm" svg:viewBox="0 0 107 774" draw:points="107,774 107,744 32,744 32,32 107,32 107,0 0,0 0,774">
            <text:p/>
          </draw:polygon>
          <draw:path draw:style-name="gr3" draw:text-style-name="P9" draw:layer="layout" svg:width="0.386cm" svg:height="0.705cm" svg:x="8.972cm" svg:y="13.129cm" svg:viewBox="0 0 387 706" svg:d="M245 236h67c14 0 22 0 22-14 0-9-8-9-21-9h-65l16-90c4-16 14-70 19-79 7-16 22-26 37-26 4 0 23 0 37 14-33 1-40 30-40 40 0 20 14 28 28 28 19 0 42-17 42-47 0-35-35-53-67-53-26 0-75 14-98 92-5 15-7 22-27 121h-52c-16 0-23 0-23 14 0 9 5 9 21 9h51l-58 306c-14 76-28 146-67 146-4 0-23 0-39-14 37-2 44-30 44-42 0-18-14-27-30-27-19 0-42 18-42 46 0 35 33 55 67 55 42 0 72-46 86-76 27-49 44-143 44-148z">
            <text:p/>
          </draw:path>
          <draw:path draw:style-name="gr3" draw:text-style-name="P9" draw:layer="layout" svg:width="0.18cm" svg:height="0.773cm" svg:x="9.47cm" svg:y="13.093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9.717cm" svg:y="13.33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18cm" svg:height="0.773cm" svg:x="10.179cm" svg:y="13.09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9" draw:layer="layout" svg:width="0.106cm" svg:height="0.773cm" svg:x="10.711cm" svg:y="13.093cm" svg:viewBox="0 0 107 774" draw:points="107,0 0,0 0,32 76,32 76,744 0,744 0,774 107,774">
            <text:p/>
          </draw:polygon>
          <draw:path draw:style-name="gr3" draw:text-style-name="P9" draw:layer="layout" svg:width="0.332cm" svg:height="0.245cm" svg:x="10.935cm" svg:y="13.116cm" svg:viewBox="0 0 333 246" svg:d="M40 206c-1 7-5 21-5 23 0 12 11 17 20 17 8 0 17-7 21-12 1-5 7-23 8-33 4-11 9-36 13-50 3-12 7-24 9-37 7-22 7-26 22-49 16-21 41-49 83-49 32 0 32 26 32 37 0 33-23 93-32 116-7 16-9 21-9 30 0 28 25 47 51 47 55 0 80-75 80-84 0-7-7-7-9-7-7 0-9 3-11 10-12 43-35 66-58 66-10 0-12-8-12-20s2-19 12-44c6-17 28-74 28-105 0-53-42-62-70-62-46 0-76 28-92 49-5-37-37-49-58-49-24 0-37 18-44 30-12 19-19 51-19 53 0 7 7 7 9 7 9 0 9-2 12-16 9-32 19-58 41-58 14 0 17 10 17 26 0 11-5 30-9 46-3 14-8 37-12 47z">
            <text:p/>
          </draw:path>
          <draw:path draw:style-name="gr3" draw:text-style-name="P9" draw:layer="layout" svg:width="0.386cm" svg:height="0.705cm" svg:x="11.371cm" svg:y="13.129cm" svg:viewBox="0 0 387 706" svg:d="M245 236h67c14 0 22 0 22-14 0-9-8-9-21-9h-65l16-90c4-16 14-70 19-79 7-16 22-26 37-26 4 0 23 0 37 14-33 1-40 30-40 40 0 20 14 28 28 28 19 0 42-17 42-47 0-35-35-53-67-53-26 0-75 14-98 92-5 15-7 22-27 121h-52c-16 0-23 0-23 14 0 9 5 9 21 9h51l-58 306c-14 76-28 146-67 146-4 0-23 0-39-14 37-2 44-30 44-42 0-18-14-27-30-27-19 0-42 18-42 46 0 35 33 55 67 55 42 0 72-46 86-76 27-49 44-143 44-148z">
            <text:p/>
          </draw:path>
          <draw:path draw:style-name="gr3" draw:text-style-name="P9" draw:layer="layout" svg:width="0.136cm" svg:height="0.281cm" svg:x="11.818cm" svg:y="13.053cm" svg:viewBox="0 0 137 282" svg:d="M132 48c5-9 5-15 5-18 0-18-16-30-31-30-22 0-29 18-30 26l-72 236c-2 0-4 7-4 7 0 7 18 13 21 13 4 0 5 0 9-9z">
            <text:p/>
          </draw:path>
          <draw:path draw:style-name="gr3" draw:text-style-name="P9" draw:layer="layout" svg:width="0.18cm" svg:height="0.773cm" svg:x="12.086cm" svg:y="13.093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12.332cm" svg:y="13.3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18cm" svg:height="0.773cm" svg:x="12.795cm" svg:y="13.09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69cm" svg:height="0.546cm" svg:x="13.341cm" svg:y="13.137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86cm" svg:height="0.351cm" svg:x="13.735cm" svg:y="13.3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4.413cm" svg:y="13.39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9" draw:layer="layout" svg:width="0.106cm" svg:height="0.773cm" svg:x="15.37cm" svg:y="12.571cm" svg:viewBox="0 0 107 774" draw:points="107,774 107,744 32,744 32,32 107,32 107,0 0,0 0,774">
            <text:p/>
          </draw:polygon>
          <draw:path draw:style-name="gr3" draw:text-style-name="P9" draw:layer="layout" svg:width="0.386cm" svg:height="0.705cm" svg:x="15.791cm" svg:y="12.606cm" svg:viewBox="0 0 387 706" svg:d="M245 236h67c14 0 22 0 22-14 0-9-8-9-21-9h-65l18-90c2-16 12-70 17-79 7-16 22-26 37-26 4 0 23 0 37 14-33 1-40 30-40 40 0 19 14 28 28 28 19 0 42-17 42-47 0-35-35-53-67-53-26 0-75 14-98 91-5 16-7 23-27 122h-52c-16 0-23 0-23 14 0 9 5 9 21 9h51l-58 306c-14 76-28 146-67 146-4 0-23 0-39-14 37-2 44-30 44-42 0-18-14-27-30-27-19 0-42 18-42 46 0 35 33 55 67 55 42 0 72-46 86-76 27-49 44-143 44-148z">
            <text:p/>
          </draw:path>
          <draw:path draw:style-name="gr3" draw:text-style-name="P9" draw:layer="layout" svg:width="0.18cm" svg:height="0.773cm" svg:x="16.289cm" svg:y="12.571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16.535cm" svg:y="12.80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18cm" svg:height="0.773cm" svg:x="16.998cm" svg:y="12.57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9" draw:layer="layout" svg:width="0.106cm" svg:height="0.773cm" svg:x="17.53cm" svg:y="12.571cm" svg:viewBox="0 0 107 774" draw:points="107,0 0,0 0,32 76,32 76,744 0,744 0,774 107,774">
            <text:p/>
          </draw:polygon>
          <draw:path draw:style-name="gr3" draw:text-style-name="P9" draw:layer="layout" svg:width="0.332cm" svg:height="0.245cm" svg:x="17.754cm" svg:y="12.632cm" svg:viewBox="0 0 333 246" svg:d="M40 206c-1 7-5 21-5 23 0 12 11 17 20 17 8 0 17-7 21-12 1-5 7-23 8-33 4-11 9-36 13-50 3-12 7-24 9-37 7-22 7-26 22-49 16-21 41-49 83-49 32 0 32 26 32 37 0 33-23 93-32 116-7 16-9 21-9 30 0 28 25 47 51 47 55 0 80-75 80-84 0-7-7-7-9-7-7 0-9 3-11 10-12 43-35 66-58 66-10 0-12-8-12-20s2-19 12-44c6-17 28-74 28-105 0-53-42-62-70-62-46 0-76 28-92 49-5-37-37-49-58-49-24 0-37 18-44 30-12 19-19 51-19 53 0 7 7 7 9 7 9 0 9-2 12-16 9-32 19-58 41-58 14 0 17 10 17 26 0 11-5 30-9 46-3 14-8 37-12 47z">
            <text:p/>
          </draw:path>
          <draw:path draw:style-name="gr3" draw:text-style-name="P9" draw:layer="layout" svg:width="0.399cm" svg:height="0.4cm" svg:x="18.148cm" svg:y="12.53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9" draw:layer="layout" svg:width="0.198cm" svg:height="0.36cm" svg:x="18.644cm" svg:y="12.511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9" draw:layer="layout" svg:width="3.655cm" svg:height="0.032cm" svg:x="15.279cm" svg:y="13.465cm" svg:viewBox="0 0 3656 33" draw:points="1829,33 0,33 0,0 3656,0 3656,33">
            <text:p/>
          </draw:polygon>
          <draw:path draw:style-name="gr3" draw:text-style-name="P9" draw:layer="layout" svg:width="0.42cm" svg:height="0.351cm" svg:x="16.229cm" svg:y="13.862cm" svg:viewBox="0 0 421 352" svg:d="M46 297c-2 13-7 30-7 34 0 14 10 21 23 21 8 0 22-7 28-21 2-2 10-39 16-58l15-71c6-15 11-33 15-51 3-14 8-37 8-38 13-25 53-95 127-95 35 0 42 28 42 54 0 48-37 148-49 180-7 19-9 28-9 37 0 37 28 63 64 63 74 0 102-113 102-120s-7-7-9-7c-9 0-9 2-12 14-16 53-41 95-80 95-12 0-17-7-17-24 0-20 7-39 14-57 14-40 46-126 46-170 0-51-34-83-88-83-71 0-110 49-122 67-3-42-35-67-72-67-35 0-49 30-58 44-12 26-23 72-23 76 0 7 7 7 9 7 9 0 9 0 14-18 12-54 28-91 56-91 16 0 25 8 25 35 0 16-4 24-12 65z">
            <text:p/>
          </draw:path>
          <draw:path draw:style-name="gr3" draw:text-style-name="P9" draw:layer="layout" svg:width="0.515cm" svg:height="0.516cm" svg:x="16.886cm" svg:y="13.753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9" draw:layer="layout" svg:width="0.256cm" svg:height="0.516cm" svg:x="17.685cm" svg:y="13.6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19.241cm" svg:y="13.22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20.001cm" svg:y="13.33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96" draw:id="id96">
          <svg:title>TexMaths</svg:title>
          <svg:desc>22§display§. \ .\ . \  [\ \text {for } n \ne -1\ ]§svg§600§FALSE§</svg:desc>
          <draw:polygon draw:style-name="gr2" draw:text-style-name="P8" draw:layer="layout" svg:width="5.86cm" svg:height="0.696cm" svg:x="21.222cm" svg:y="13.046cm" svg:viewBox="0 0 5861 697" draw:points="2931,697 0,697 0,0 5861,0 5861,697">
            <text:p/>
          </draw:polygon>
          <draw:path draw:style-name="gr3" draw:text-style-name="P9" draw:layer="layout" svg:width="0.083cm" svg:height="0.083cm" svg:x="21.25cm" svg:y="13.505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1.722cm" svg:y="13.505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2.195cm" svg:y="13.505cm" svg:viewBox="0 0 84 84" svg:d="M84 42c0-23-19-42-42-42s-42 19-42 42 19 42 42 42 42-19 42-42z">
            <text:p/>
          </draw:path>
          <draw:polygon draw:style-name="gr3" draw:text-style-name="P9" draw:layer="layout" svg:width="0.106cm" svg:height="0.773cm" svg:x="22.692cm" svg:y="13.007cm" svg:viewBox="0 0 107 774" draw:points="107,774 107,744 32,744 32,32 107,32 107,0 0,0 0,774">
            <text:p/>
          </draw:polygon>
          <draw:path draw:style-name="gr3" draw:text-style-name="P9" draw:layer="layout" svg:width="0.251cm" svg:height="0.546cm" svg:x="23.098cm" svg:y="13.042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9" draw:layer="layout" svg:width="0.344cm" svg:height="0.356cm" svg:x="23.331cm" svg:y="13.24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61cm" svg:height="0.342cm" svg:x="23.718cm" svg:y="13.24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42cm" svg:height="0.351cm" svg:x="24.279cm" svg:y="13.244cm" svg:viewBox="0 0 421 352" svg:d="M46 297c-2 13-7 30-7 34 0 14 10 21 23 21 8 0 22-7 28-21 2-2 10-39 16-58l15-71c6-16 11-33 15-51 3-14 8-37 8-38 13-25 53-95 127-95 35 0 42 28 42 54 0 48-37 148-49 180-7 19-9 28-9 36 0 37 28 64 64 64 74 0 102-113 102-120s-7-7-9-7c-9 0-9 2-12 14-16 53-41 95-80 95-12 0-17-7-17-24 0-20 7-39 14-57 14-40 46-126 46-170 0-51-34-83-88-83-71 0-110 49-122 67-3-42-35-67-72-67-35 0-49 30-58 44-12 26-23 72-23 76 0 7 7 7 9 7 9 0 9 0 14-18 12-54 28-91 56-91 16 0 25 8 25 35 0 16-4 24-12 65z">
            <text:p/>
          </draw:path>
          <draw:path draw:style-name="gr3" draw:text-style-name="P9" draw:layer="layout" svg:width="0.386cm" svg:height="0.72cm" svg:x="25.043cm" svg:y="13.033cm" svg:viewBox="0 0 387 721" svg:d="M382 30c5-11 5-12 5-14 0-5-3-16-16-16-8 0-10 5-15 16l-349 675c-7 11-7 13-7 16 0 5 5 14 16 14 9 0 10-3 17-14z">
            <text:p/>
          </draw:path>
          <draw:path draw:style-name="gr3" draw:text-style-name="P9" draw:layer="layout" svg:width="0.515cm" svg:height="0.182cm" svg:x="24.98cm" svg:y="13.30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25.816cm" svg:y="13.378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26.423cm" svg:y="13.07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0.106cm" svg:height="0.773cm" svg:x="27.015cm" svg:y="13.007cm" svg:viewBox="0 0 107 774" draw:points="107,0 0,0 0,32 76,32 76,744 0,744 0,774 107,774">
            <text:p/>
          </draw:polygon>
        </draw:g>
        <draw:g xml:id="id81" draw:id="id81">
          <svg:title>TexMaths</svg:title>
          <svg:desc>26§display§\text {Integrations standard functions}§svg§600§FALSE§</svg:desc>
          <draw:polygon draw:style-name="gr2" draw:text-style-name="P8" draw:layer="layout" svg:width="12.412cm" svg:height="0.742cm" svg:x="7.539cm" svg:y="0.949cm" svg:viewBox="0 0 12413 743" draw:points="6207,743 0,743 0,0 12413,0 12413,743">
            <text:p/>
          </draw:polygon>
          <draw:path draw:style-name="gr3" draw:text-style-name="P9" draw:layer="layout" svg:width="0.28cm" svg:height="0.626cm" svg:x="7.518cm" svg:y="0.924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9" draw:layer="layout" svg:width="0.461cm" svg:height="0.405cm" svg:x="7.853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8cm" svg:height="0.574cm" svg:x="8.323cm" svg:y="0.986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355cm" svg:height="0.422cm" svg:x="8.687cm" svg:y="1.138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19cm" svg:height="0.605cm" svg:x="9.093cm" svg:y="1.134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309cm" svg:height="0.405cm" svg:x="9.55cm" svg:y="1.145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13cm" svg:height="0.422cm" svg:x="9.92cm" svg:y="1.138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88cm" svg:height="0.574cm" svg:x="10.355cm" svg:y="0.986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197cm" svg:height="0.613cm" svg:x="10.723cm" svg:y="0.936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10.973cm" svg:y="1.138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9" draw:layer="layout" svg:width="0.461cm" svg:height="0.405cm" svg:x="11.435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01cm" svg:height="0.422cm" svg:x="11.942cm" svg:y="1.138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301cm" svg:height="0.422cm" svg:x="12.608cm" svg:y="1.138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286cm" svg:height="0.574cm" svg:x="12.955cm" svg:y="0.986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13cm" svg:height="0.422cm" svg:x="13.332cm" svg:y="1.138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405cm" svg:x="13.779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52cm" svg:height="0.647cm" svg:x="14.288cm" svg:y="0.913cm" svg:viewBox="0 0 453 648" svg:d="M318 587v61l135-11v-29c-64 0-72-6-72-50v-558l-131 10v30c64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9" draw:layer="layout" svg:width="0.413cm" svg:height="0.422cm" svg:x="14.804cm" svg:y="1.138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309cm" svg:height="0.405cm" svg:x="15.247cm" svg:y="1.145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52cm" svg:height="0.647cm" svg:x="15.611cm" svg:y="0.913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9" draw:layer="layout" svg:width="0.296cm" svg:height="0.647cm" svg:x="16.422cm" svg:y="0.903cm" svg:viewBox="0 0 297 648" svg:d="M131 252v-106c0-81 44-125 85-125 2 0 17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9" draw:layer="layout" svg:width="0.461cm" svg:height="0.415cm" svg:x="16.701cm" svg:y="1.145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9" draw:layer="layout" svg:width="0.461cm" svg:height="0.405cm" svg:x="17.209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48cm" svg:height="0.422cm" svg:x="17.718cm" svg:y="1.138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9" draw:layer="layout" svg:width="0.286cm" svg:height="0.574cm" svg:x="18.111cm" svg:y="0.986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197cm" svg:height="0.613cm" svg:x="18.48cm" svg:y="0.936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18.727cm" svg:y="1.138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461cm" svg:height="0.405cm" svg:x="19.189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01cm" svg:height="0.422cm" svg:x="19.696cm" svg:y="1.138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81" smil:attributeName="visibility" smil:to="visible"/>
                  <anim:animate smil:begin="0s" smil:dur="0.5s" smil:fill="hold" smil:decelerate="0.5" smil:targetElement="id81" smil:attributeName="rotate" smil:values="-90;0" smil:keyTimes="0;1"/>
                  <anim:animate smil:begin="0s" smil:dur="0.5s" smil:fill="hold" smil:decelerate="0.5" smil:targetElement="id81" smil:attributeName="width" smil:values="width;width*.05" smil:keyTimes="0;1"/>
                  <anim:animate smil:begin="0.5s" smil:dur="0.5s" smil:fill="hold" smil:accelerate="0.5" smil:targetElement="id81" smil:attributeName="width" smil:values="width*.05;width" smil:keyTimes="0;1"/>
                  <anim:animate smil:dur="1s" smil:fill="hold" smil:targetElement="id81" smil:attributeName="height" smil:values="height;height" smil:keyTimes="0;1"/>
                  <anim:animate smil:begin="0s" smil:dur="0.5s" smil:fill="hold" smil:decelerate="0.5" smil:targetElement="id81" smil:attributeName="x" smil:values="x+.4;x" smil:keyTimes="0;1"/>
                  <anim:animate smil:begin="0s" smil:dur="0.5s" smil:fill="hold" smil:decelerate="0.5" smil:targetElement="id81" smil:attributeName="y" smil:values="y-.2;y+.1" smil:keyTimes="0;1"/>
                  <anim:animate smil:begin="0.5s" smil:dur="0.5s" smil:fill="hold" smil:accelerate="0.5" smil:targetElement="id81" smil:attributeName="y" smil:values="y+.1;y" smil:keyTimes="0;1"/>
                  <anim:transitionFilter smil:begin="0s" smil:dur="1s" smil:decelerate="0.5" smil:targetElement="id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3" smil:attributeName="visibility" smil:to="visible"/>
                  <anim:animate smil:dur="0.5s" smil:fill="hold" smil:targetElement="id83" smil:attributeName="width" smil:values="width*0.05;width" smil:keyTimes="0;1"/>
                  <anim:animate smil:dur="0.5s" smil:fill="hold" smil:targetElement="id83" smil:attributeName="height" smil:values="height;height" smil:keyTimes="0;1"/>
                  <anim:animate smil:dur="0.5s" smil:fill="hold" smil:targetElement="id83" smil:attributeName="x" smil:values="x-.2;x" smil:keyTimes="0;1"/>
                  <anim:animate smil:dur="0.5s" smil:fill="hold" smil:targetElement="id83" smil:attributeName="y" smil:values="y;y" smil:keyTimes="0;1"/>
                  <anim:transitionFilter smil:dur="0.5s" smil:targetElement="id8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6" smil:attributeName="visibility" smil:to="visible"/>
                  <anim:animate smil:dur="0.5s" smil:fill="hold" smil:targetElement="id86" smil:attributeName="width" smil:values="width*0.05;width" smil:keyTimes="0;1"/>
                  <anim:animate smil:dur="0.5s" smil:fill="hold" smil:targetElement="id86" smil:attributeName="height" smil:values="height;height" smil:keyTimes="0;1"/>
                  <anim:animate smil:dur="0.5s" smil:fill="hold" smil:targetElement="id86" smil:attributeName="x" smil:values="x-.2;x" smil:keyTimes="0;1"/>
                  <anim:animate smil:dur="0.5s" smil:fill="hold" smil:targetElement="id86" smil:attributeName="y" smil:values="y;y" smil:keyTimes="0;1"/>
                  <anim:transitionFilter smil:dur="0.5s" smil:targetElement="id8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9" smil:attributeName="visibility" smil:to="visible"/>
                  <anim:animate smil:dur="0.5s" smil:fill="hold" smil:targetElement="id89" smil:attributeName="width" smil:values="width*0.05;width" smil:keyTimes="0;1"/>
                  <anim:animate smil:dur="0.5s" smil:fill="hold" smil:targetElement="id89" smil:attributeName="height" smil:values="height;height" smil:keyTimes="0;1"/>
                  <anim:animate smil:dur="0.5s" smil:fill="hold" smil:targetElement="id89" smil:attributeName="x" smil:values="x-.2;x" smil:keyTimes="0;1"/>
                  <anim:animate smil:dur="0.5s" smil:fill="hold" smil:targetElement="id89" smil:attributeName="y" smil:values="y;y" smil:keyTimes="0;1"/>
                  <anim:transitionFilter smil:dur="0.5s" smil:targetElement="id8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0" smil:attributeName="visibility" smil:to="visible"/>
                  <anim:animate smil:dur="0.5s" smil:fill="hold" smil:targetElement="id90" smil:attributeName="width" smil:values="width*0.05;width" smil:keyTimes="0;1"/>
                  <anim:animate smil:dur="0.5s" smil:fill="hold" smil:targetElement="id90" smil:attributeName="height" smil:values="height;height" smil:keyTimes="0;1"/>
                  <anim:animate smil:dur="0.5s" smil:fill="hold" smil:targetElement="id90" smil:attributeName="x" smil:values="x-.2;x" smil:keyTimes="0;1"/>
                  <anim:animate smil:dur="0.5s" smil:fill="hold" smil:targetElement="id90" smil:attributeName="y" smil:values="y;y" smil:keyTimes="0;1"/>
                  <anim:transitionFilter smil:dur="0.5s" smil:targetElement="id9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1" smil:attributeName="visibility" smil:to="visible"/>
                  <anim:animate smil:dur="0.5s" smil:fill="hold" smil:targetElement="id91" smil:attributeName="width" smil:values="width*0.05;width" smil:keyTimes="0;1"/>
                  <anim:animate smil:dur="0.5s" smil:fill="hold" smil:targetElement="id91" smil:attributeName="height" smil:values="height;height" smil:keyTimes="0;1"/>
                  <anim:animate smil:dur="0.5s" smil:fill="hold" smil:targetElement="id91" smil:attributeName="x" smil:values="x-.2;x" smil:keyTimes="0;1"/>
                  <anim:animate smil:dur="0.5s" smil:fill="hold" smil:targetElement="id91" smil:attributeName="y" smil:values="y;y" smil:keyTimes="0;1"/>
                  <anim:transitionFilter smil:dur="0.5s" smil:targetElement="id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2" smil:attributeName="visibility" smil:to="visible"/>
                  <anim:animate smil:dur="0.5s" smil:fill="hold" smil:targetElement="id92" smil:attributeName="width" smil:values="width*0.05;width" smil:keyTimes="0;1"/>
                  <anim:animate smil:dur="0.5s" smil:fill="hold" smil:targetElement="id92" smil:attributeName="height" smil:values="height;height" smil:keyTimes="0;1"/>
                  <anim:animate smil:dur="0.5s" smil:fill="hold" smil:targetElement="id92" smil:attributeName="x" smil:values="x-.2;x" smil:keyTimes="0;1"/>
                  <anim:animate smil:dur="0.5s" smil:fill="hold" smil:targetElement="id92" smil:attributeName="y" smil:values="y;y" smil:keyTimes="0;1"/>
                  <anim:transitionFilter smil:dur="0.5s" smil:targetElement="id9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3" smil:attributeName="visibility" smil:to="visible"/>
                  <anim:animate smil:dur="0.5s" smil:fill="hold" smil:targetElement="id93" smil:attributeName="width" smil:values="width*0.05;width" smil:keyTimes="0;1"/>
                  <anim:animate smil:dur="0.5s" smil:fill="hold" smil:targetElement="id93" smil:attributeName="height" smil:values="height;height" smil:keyTimes="0;1"/>
                  <anim:animate smil:dur="0.5s" smil:fill="hold" smil:targetElement="id93" smil:attributeName="x" smil:values="x-.2;x" smil:keyTimes="0;1"/>
                  <anim:animate smil:dur="0.5s" smil:fill="hold" smil:targetElement="id93" smil:attributeName="y" smil:values="y;y" smil:keyTimes="0;1"/>
                  <anim:transitionFilter smil:dur="0.5s" smil:targetElement="id9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5" smil:attributeName="visibility" smil:to="visible"/>
                  <anim:animate smil:dur="0.5s" smil:fill="hold" smil:targetElement="id95" smil:attributeName="width" smil:values="width*0.05;width" smil:keyTimes="0;1"/>
                  <anim:animate smil:dur="0.5s" smil:fill="hold" smil:targetElement="id95" smil:attributeName="height" smil:values="height;height" smil:keyTimes="0;1"/>
                  <anim:animate smil:dur="0.5s" smil:fill="hold" smil:targetElement="id95" smil:attributeName="x" smil:values="x-.2;x" smil:keyTimes="0;1"/>
                  <anim:animate smil:dur="0.5s" smil:fill="hold" smil:targetElement="id95" smil:attributeName="y" smil:values="y;y" smil:keyTimes="0;1"/>
                  <anim:transitionFilter smil:dur="0.5s" smil:targetElement="id95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1+width/2;x" smil:keyTimes="0;1"/>
                  <anim:animate smil:dur="0.5s" smil:fill="hold" smil:targetElement="id96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0">
        <office:forms form:automatic-focus="false" form:apply-design-mode="false"/>
        <draw:frame presentation:style-name="pr7" draw:text-style-name="P11" draw:layer="layout" svg:width="25.199cm" svg:height="1.836cm" svg:x="1.438cm" svg:y="0.364cm" presentation:class="title" presentation:user-transformed="true">
          <draw:text-box>
            <text:p xml:id="id97" text:id="id97"><text:span text:style-name="T2">Examples</text:span></text:p>
          </draw:text-box>
        </draw:frame>
        <draw:frame presentation:style-name="pr8" draw:text-style-name="P7" draw:layer="layout" svg:width="26.2cm" svg:height="13cm" svg:x="1cm" svg:y="2.2cm" presentation:class="subtitle" presentation:user-transformed="true">
          <draw:text-box>
            <text:p text:style-name="P6"><text:span text:style-name="T3"/></text:p>
            <text:p text:style-name="P6"><text:span text:style-name="T4"><text:s/></text:span></text:p>
            <text:p text:style-name="P6"><text:span text:style-name="T11"><text:s text:c="17"/></text:span></text:p>
            <text:p xml:id="id108" text:id="id108" text:style-name="P6"><text:span text:style-name="T12"><text:s text:c="4"/></text:span><text:span text:style-name="T12">Solutions</text:span><text:span text:style-name="T13"> : 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draw:g xml:id="id99" draw:id="id99">
          <svg:title>TexMaths</svg:title>
          <svg:desc>28§display§\text {Evaluate the following}§svg§600§FALSE§</svg:desc>
          <draw:polygon draw:style-name="gr2" draw:text-style-name="P8" draw:layer="layout" svg:width="9.497cm" svg:height="0.8cm" svg:x="3.921cm" svg:y="2.44cm" svg:viewBox="0 0 9498 801" draw:points="4749,801 0,801 0,0 9498,0 9498,801">
            <text:p/>
          </draw:polygon>
          <draw:path draw:style-name="gr3" draw:text-style-name="P9" draw:layer="layout" svg:width="0.611cm" svg:height="0.672cm" svg:x="3.903cm" svg:y="2.416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9" draw:layer="layout" svg:width="0.483cm" svg:height="0.437cm" svg:x="4.559cm" svg:y="2.66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9" draw:layer="layout" svg:width="0.445cm" svg:height="0.454cm" svg:x="5.048cm" svg:y="2.6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221cm" svg:height="0.686cm" svg:x="5.532cm" svg:y="2.40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496cm" svg:height="0.448cm" svg:x="5.803cm" svg:y="2.651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9" draw:layer="layout" svg:width="0.445cm" svg:height="0.454cm" svg:x="6.36cm" svg:y="2.6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31cm" svg:height="0.618cm" svg:x="6.829cm" svg:y="2.4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9" draw:layer="layout" svg:width="0.382cm" svg:height="0.454cm" svg:x="7.221cm" svg:y="2.6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31cm" svg:height="0.618cm" svg:x="7.978cm" svg:y="2.4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9" draw:layer="layout" svg:width="0.496cm" svg:height="0.686cm" svg:x="8.372cm" svg:y="2.4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9" draw:layer="layout" svg:width="0.382cm" svg:height="0.454cm" svg:x="8.916cm" svg:y="2.6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319cm" svg:height="0.697cm" svg:x="9.687cm" svg:y="2.391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9" draw:layer="layout" svg:width="0.438cm" svg:height="0.454cm" svg:x="9.982cm" svg:y="2.6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221cm" svg:height="0.686cm" svg:x="10.478cm" svg:y="2.40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221cm" svg:height="0.686cm" svg:x="10.751cm" svg:y="2.40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438cm" svg:height="0.454cm" svg:x="11.02cm" svg:y="2.6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675cm" svg:height="0.437cm" svg:x="11.474cm" svg:y="2.66cm" svg:viewBox="0 0 676 438" svg:d="M594 94c18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9" draw:layer="layout" svg:width="0.212cm" svg:height="0.661cm" svg:x="12.2cm" svg:y="2.4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96cm" svg:height="0.437cm" svg:x="12.473cm" svg:y="2.6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51cm" svg:height="0.652cm" svg:x="13.016cm" svg:y="2.6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</draw:g>
        <draw:g xml:id="id98" draw:id="id98">
          <svg:title>TexMaths</svg:title>
          <svg:desc>28§display§\text {(I)}§svg§600§FALSE§</svg:desc>
          <draw:polygon draw:style-name="gr2" draw:text-style-name="P8" draw:layer="layout" svg:width="0.924cm" svg:height="0.886cm" svg:x="2.305cm" svg:y="2.439cm" svg:viewBox="0 0 925 887" draw:points="464,887 0,887 0,0 925,0 925,887">
            <text:p/>
          </draw:polygon>
          <draw:path draw:style-name="gr3" draw:text-style-name="P9" draw:layer="layout" svg:width="0.23cm" svg:height="0.985cm" svg:x="2.352cm" svg:y="2.3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02cm" svg:height="0.674cm" svg:x="2.666cm" svg:y="2.455cm" svg:viewBox="0 0 303 675" svg:d="M195 76c0-33 4-45 81-45h27v-31c-34 2-113 2-151 2-40 0-118 0-152-2v31h27c76 0 81 12 81 45v522c0 36-5 45-81 45h-27v32c34-3 112-3 150-3 40 0 119 0 153 3v-32h-27c-77 0-81-9-81-45z">
            <text:p/>
          </draw:path>
          <draw:path draw:style-name="gr3" draw:text-style-name="P9" draw:layer="layout" svg:width="0.23cm" svg:height="0.985cm" svg:x="3.051cm" svg:y="2.3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00" draw:id="id100">
          <svg:title>TexMaths</svg:title>
          <svg:desc>26§display§(1)§svg§600§FALSE§</svg:desc>
          <draw:polygon draw:style-name="gr2" draw:text-style-name="P8" draw:layer="layout" svg:width="0.986cm" svg:height="0.822cm" svg:x="2.307cm" svg:y="3.637cm" svg:viewBox="0 0 987 823" draw:points="494,823 0,823 0,0 987,0 987,823">
            <text:p/>
          </draw:polygon>
          <draw:path draw:style-name="gr3" draw:text-style-name="P9" draw:layer="layout" svg:width="0.213cm" svg:height="0.914cm" svg:x="2.351cm" svg:y="3.591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03cm" svg:height="0.61cm" svg:x="2.699cm" svg:y="3.668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9" draw:layer="layout" svg:width="0.213cm" svg:height="0.914cm" svg:x="3.128cm" svg:y="3.59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01" draw:id="id101">
          <svg:title>TexMaths</svg:title>
          <svg:desc>26§display§\smallint \tan x \ dx§svg§600§FALSE§</svg:desc>
          <draw:polygon draw:style-name="gr2" draw:text-style-name="P8" draw:layer="layout" svg:width="3.801cm" svg:height="0.76cm" svg:x="3.809cm" svg:y="3.64cm" svg:viewBox="0 0 3802 761" draw:points="1901,761 0,761 0,0 3802,0 3802,761">
            <text:p/>
          </draw:polygon>
          <draw:path draw:style-name="gr3" draw:text-style-name="P9" draw:layer="layout" svg:width="0.382cm" svg:height="0.852cm" svg:x="3.813cm" svg:y="3.594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288cm" svg:height="0.573cm" svg:x="4.414cm" svg:y="3.686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9" draw:layer="layout" svg:width="0.413cm" svg:height="0.421cm" svg:x="4.791cm" svg:y="3.839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80 0-49 39-126 189-131z">
            <text:p/>
          </draw:path>
          <draw:path draw:style-name="gr3" draw:text-style-name="P9" draw:layer="layout" svg:width="0.461cm" svg:height="0.405cm" svg:x="5.24cm" svg:y="3.844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457cm" svg:height="0.415cm" svg:x="5.897cm" svg:y="3.844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4 120-123 120-35 0-50-29-50-60 0-21 6-40 17-81z">
            <text:p/>
          </draw:path>
          <draw:path draw:style-name="gr3" draw:text-style-name="P9" draw:layer="layout" svg:width="0.436cm" svg:height="0.646cm" svg:x="6.733cm" svg:y="3.615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9" draw:layer="layout" svg:width="0.457cm" svg:height="0.415cm" svg:x="7.199cm" svg:y="3.84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99-94 120-123 120-35 0-50-29-50-60 0-21 6-40 17-81z">
            <text:p/>
          </draw:path>
        </draw:g>
        <draw:g xml:id="id102" draw:id="id102">
          <svg:title>TexMaths</svg:title>
          <svg:desc>26§display§(2)§svg§600§FALSE§</svg:desc>
          <draw:polygon draw:style-name="gr2" draw:text-style-name="P8" draw:layer="layout" svg:width="0.986cm" svg:height="0.822cm" svg:x="8.808cm" svg:y="3.639cm" svg:viewBox="0 0 987 823" draw:points="494,823 0,823 0,0 987,0 987,823">
            <text:p/>
          </draw:polygon>
          <draw:path draw:style-name="gr3" draw:text-style-name="P9" draw:layer="layout" svg:width="0.213cm" svg:height="0.914cm" svg:x="8.852cm" svg:y="3.593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66cm" svg:height="0.61cm" svg:x="9.164cm" svg:y="3.67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9" draw:layer="layout" svg:width="0.213cm" svg:height="0.914cm" svg:x="9.629cm" svg:y="3.59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03" draw:id="id103">
          <svg:title>TexMaths</svg:title>
          <svg:desc>26§display§\smallint \cot x \ dx§svg§600§FALSE§</svg:desc>
          <draw:polygon draw:style-name="gr2" draw:text-style-name="P8" draw:layer="layout" svg:width="3.7cm" svg:height="0.76cm" svg:x="10.109cm" svg:y="3.641cm" svg:viewBox="0 0 3701 761" draw:points="1850,761 0,761 0,0 3701,0 3701,761">
            <text:p/>
          </draw:polygon>
          <draw:path draw:style-name="gr3" draw:text-style-name="P9" draw:layer="layout" svg:width="0.382cm" svg:height="0.852cm" svg:x="10.113cm" svg:y="3.595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349cm" svg:height="0.421cm" svg:x="10.729cm" svg:y="3.84cm" svg:viewBox="0 0 350 422" svg:d="M77 212c0-150 75-189 123-189 8 0 66 0 100 33-38 4-44 31-44 44 0 23 17 41 42 41 24 0 43-16 43-43 0-63-71-98-141-98-115 0-200 100-200 212 0 119 92 210 198 210 122 0 152-110 152-120 0-9-9-9-11-9-8 0-10 5-12 9-27 85-88 97-121 97-48 0-129-39-129-187z">
            <text:p/>
          </draw:path>
          <draw:path draw:style-name="gr3" draw:text-style-name="P9" draw:layer="layout" svg:width="0.407cm" svg:height="0.421cm" svg:x="11.131cm" svg:y="3.84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9" draw:layer="layout" svg:width="0.288cm" svg:height="0.573cm" svg:x="11.578cm" svg:y="3.687cm" svg:viewBox="0 0 289 574" svg:d="M141 198h132v-29h-132v-169h-22c0 75-30 173-119 177v21h79v251c0 115 85 125 119 125 64 0 91-64 91-125v-52h-25v52c0 67-27 102-60 102-63 0-63-83-63-100z">
            <text:p/>
          </draw:path>
          <draw:path draw:style-name="gr3" draw:text-style-name="P9" draw:layer="layout" svg:width="0.457cm" svg:height="0.415cm" svg:x="12.096cm" svg:y="3.845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32 99-94 120-123 120-35 0-50-29-50-60 0-21 6-40 17-81z">
            <text:p/>
          </draw:path>
          <draw:path draw:style-name="gr3" draw:text-style-name="P9" draw:layer="layout" svg:width="0.436cm" svg:height="0.646cm" svg:x="12.932cm" svg:y="3.616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30 6-44zM246 526c-5 17-5 19-19 36-40 50-77 64-102 64-46 0-61-50-61-85 0-46 30-160 53-202 27-54 68-87 106-87 60 0 72 75 72 81 0 4-2 10-4 14z">
            <text:p/>
          </draw:path>
          <draw:path draw:style-name="gr3" draw:text-style-name="P9" draw:layer="layout" svg:width="0.457cm" svg:height="0.415cm" svg:x="13.398cm" svg:y="3.84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99-94 120-123 120-35 0-50-29-50-60 0-21 6-40 17-81z">
            <text:p/>
          </draw:path>
        </draw:g>
        <draw:g xml:id="id104" draw:id="id104">
          <svg:title>TexMaths</svg:title>
          <svg:desc>26§display§(3)§svg§600§FALSE§</svg:desc>
          <draw:polygon draw:style-name="gr2" draw:text-style-name="P8" draw:layer="layout" svg:width="0.986cm" svg:height="0.822cm" svg:x="14.808cm" svg:y="3.639cm" svg:viewBox="0 0 987 823" draw:points="494,823 0,823 0,0 987,0 987,823">
            <text:p/>
          </draw:polygon>
          <draw:path draw:style-name="gr3" draw:text-style-name="P9" draw:layer="layout" svg:width="0.213cm" svg:height="0.914cm" svg:x="14.852cm" svg:y="3.593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8cm" svg:height="0.629cm" svg:x="15.156cm" svg:y="3.67cm" svg:viewBox="0 0 381 630" svg:d="M229 287c75-23 127-87 127-160 0-75-79-127-169-127-91 0-162 54-162 125 0 29 21 48 46 48 29 0 48-21 48-48 0-46-44-46-57-46 28-44 88-56 121-56 38 0 90 21 90 102 0 12-2 64-27 106-27 43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9" draw:layer="layout" svg:width="0.213cm" svg:height="0.914cm" svg:x="15.629cm" svg:y="3.59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06" draw:id="id106">
          <svg:title>TexMaths</svg:title>
          <svg:desc>26§display§(4)§svg§600§FALSE§</svg:desc>
          <draw:polygon draw:style-name="gr2" draw:text-style-name="P8" draw:layer="layout" svg:width="0.986cm" svg:height="0.822cm" svg:x="20.909cm" svg:y="3.64cm" svg:viewBox="0 0 987 823" draw:points="494,823 0,823 0,0 987,0 987,823">
            <text:p/>
          </draw:polygon>
          <draw:path draw:style-name="gr3" draw:text-style-name="P9" draw:layer="layout" svg:width="0.213cm" svg:height="0.914cm" svg:x="20.953cm" svg:y="3.594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407cm" svg:height="0.619cm" svg:x="21.244cm" svg:y="3.661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9" draw:layer="layout" svg:width="0.213cm" svg:height="0.914cm" svg:x="21.73cm" svg:y="3.59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05" draw:id="id105">
          <svg:title>TexMaths</svg:title>
          <svg:desc>26§display§\smallint \sec x \ dx§svg§600§FALSE§</svg:desc>
          <draw:polygon draw:style-name="gr2" draw:text-style-name="P8" draw:layer="layout" svg:width="3.653cm" svg:height="0.76cm" svg:x="16.11cm" svg:y="3.641cm" svg:viewBox="0 0 3654 761" draw:points="1826,761 0,761 0,0 3654,0 3654,761">
            <text:p/>
          </draw:polygon>
          <draw:path draw:style-name="gr3" draw:text-style-name="P9" draw:layer="layout" svg:width="0.382cm" svg:height="0.852cm" svg:x="16.114cm" svg:y="3.595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301cm" svg:height="0.421cm" svg:x="16.73cm" svg:y="3.84cm" svg:viewBox="0 0 302 422" svg:d="M160 233c21 4 96 19 96 85 0 46-31 84-104 84-77 0-110-52-127-132-2-10-4-14-13-14-12 0-12 6-12 23v120c0 17 0 23 10 23 5 0 7-2 23-18 2-2 2-5 19-21 40 37 81 39 100 39 106 0 150-62 150-129 0-48-30-75-40-87-31-29-66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9" draw:layer="layout" svg:width="0.355cm" svg:height="0.421cm" svg:x="17.085cm" svg:y="3.84cm" svg:viewBox="0 0 356 422" svg:d="M77 181c6-137 83-160 114-160 94 0 104 123 104 160zM77 200h256c21 0 23 0 23-19 0-92-50-181-165-181-106 0-191 94-191 210 0 123 96 212 202 212 112 0 154-102 154-120 0-9-9-11-13-11-8 0-10 7-10 13-34 95-117 95-125 95-46 0-83-29-104-62-27-44-27-104-27-137z">
            <text:p/>
          </draw:path>
          <draw:path draw:style-name="gr3" draw:text-style-name="P9" draw:layer="layout" svg:width="0.348cm" svg:height="0.421cm" svg:x="17.497cm" svg:y="3.84cm" svg:viewBox="0 0 349 422" svg:d="M77 212c0-150 75-189 123-189 8 0 66 0 99 33-37 4-43 31-43 44 0 23 16 41 41 41s44-16 44-43c0-63-71-98-141-98-115 0-200 100-200 212 0 119 92 210 198 210 122 0 151-110 151-120 0-9-8-9-10-9-8 0-10 5-12 9-28 85-88 97-121 97-48 0-129-39-129-187z">
            <text:p/>
          </draw:path>
          <draw:path draw:style-name="gr3" draw:text-style-name="P9" draw:layer="layout" svg:width="0.457cm" svg:height="0.415cm" svg:x="18.05cm" svg:y="3.845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2 120-123 120-36 0-50-29-50-60 0-21 6-40 17-81z">
            <text:p/>
          </draw:path>
          <draw:path draw:style-name="gr3" draw:text-style-name="P9" draw:layer="layout" svg:width="0.436cm" svg:height="0.646cm" svg:x="18.887cm" svg:y="3.616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8-23-28-41 0-23 3-30 7-44zM245 526c-4 17-4 19-18 36-40 50-77 64-102 64-46 0-61-50-61-85 0-46 30-160 52-202 28-54 69-87 107-87 58 0 72 75 72 81 0 4-2 10-4 14z">
            <text:p/>
          </draw:path>
          <draw:path draw:style-name="gr3" draw:text-style-name="P9" draw:layer="layout" svg:width="0.457cm" svg:height="0.415cm" svg:x="19.352cm" svg:y="3.845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4 120-123 120-36 0-50-29-50-60 0-21 6-40 17-81z">
            <text:p/>
          </draw:path>
        </draw:g>
        <draw:g xml:id="id107" draw:id="id107">
          <svg:title>TexMaths</svg:title>
          <svg:desc>26§display§\smallint \text {cosec } x \ dx§svg§600§FALSE§</svg:desc>
          <draw:polygon draw:style-name="gr2" draw:text-style-name="P8" draw:layer="layout" svg:width="4.669cm" svg:height="0.76cm" svg:x="22.211cm" svg:y="3.642cm" svg:viewBox="0 0 4670 761" draw:points="2334,761 0,761 0,0 4670,0 4670,761">
            <text:p/>
          </draw:polygon>
          <draw:path draw:style-name="gr3" draw:text-style-name="P9" draw:layer="layout" svg:width="0.382cm" svg:height="0.852cm" svg:x="22.215cm" svg:y="3.596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348cm" svg:height="0.421cm" svg:x="22.831cm" svg:y="3.841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9" draw:layer="layout" svg:width="0.407cm" svg:height="0.421cm" svg:x="23.232cm" svg:y="3.841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23.694cm" svg:y="3.841cm" svg:viewBox="0 0 302 422" svg:d="M160 233c21 4 96 19 96 85 0 46-31 84-104 84-77 0-110-52-127-132-2-10-4-14-13-14-12 0-12 6-12 23v120c0 17 0 23 10 23 5 0 7-2 23-18 2-2 2-5 19-21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355cm" svg:height="0.421cm" svg:x="24.05cm" svg:y="3.841cm" svg:viewBox="0 0 356 422" svg:d="M77 181c6-137 83-160 114-160 94 0 104 123 104 160zM77 200h256c21 0 23 0 23-19 0-92-50-181-165-181-106 0-191 94-191 210 0 123 96 212 202 212 112 0 154-102 154-120 0-9-7-11-13-11-8 0-10 7-10 13-33 95-117 95-125 95-46 0-83-29-104-62-27-44-27-104-27-137z">
            <text:p/>
          </draw:path>
          <draw:path draw:style-name="gr3" draw:text-style-name="P9" draw:layer="layout" svg:width="0.348cm" svg:height="0.421cm" svg:x="24.46cm" svg:y="3.841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9" draw:layer="layout" svg:width="0.457cm" svg:height="0.415cm" svg:x="25.167cm" svg:y="3.84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99-94 120-123 120-35 0-50-29-50-60 0-21 6-40 17-81z">
            <text:p/>
          </draw:path>
          <draw:path draw:style-name="gr3" draw:text-style-name="P9" draw:layer="layout" svg:width="0.436cm" svg:height="0.646cm" svg:x="26.003cm" svg:y="3.617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9" draw:layer="layout" svg:width="0.457cm" svg:height="0.415cm" svg:x="26.469cm" svg:y="3.84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99-92 120-123 120-35 0-50-29-50-60 0-21 6-40 17-81z">
            <text:p/>
          </draw:path>
        </draw:g>
        <draw:g xml:id="id110" draw:id="id110">
          <svg:title>TexMaths</svg:title>
          <svg:desc>26§display§\text {Let,}§svg§600§FALSE§</svg:desc>
          <draw:polygon draw:style-name="gr2" draw:text-style-name="P8" draw:layer="layout" svg:width="1.429cm" svg:height="0.711cm" svg:x="3.527cm" svg:y="6.241cm" svg:viewBox="0 0 1430 712" draw:points="714,712 0,712 0,0 1430,0 1430,712">
            <text:p/>
          </draw:polygon>
          <draw:path draw:style-name="gr3" draw:text-style-name="P9" draw:layer="layout" svg:width="0.503cm" svg:height="0.625cm" svg:x="3.51cm" svg:y="6.195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9" draw:layer="layout" svg:width="0.355cm" svg:height="0.421cm" svg:x="4.078cm" svg:y="6.409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9" draw:layer="layout" svg:width="0.288cm" svg:height="0.573cm" svg:x="4.476cm" svg:y="6.257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9" draw:layer="layout" svg:width="0.107cm" svg:height="0.274cm" svg:x="4.892cm" svg:y="6.721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111" draw:id="id111">
          <svg:title>TexMaths</svg:title>
          <svg:desc>26§display§\text {I}§svg§600§FALSE§</svg:desc>
          <draw:polygon draw:style-name="gr2" draw:text-style-name="P8" draw:layer="layout" svg:width="0.213cm" svg:height="0.534cm" svg:x="5.534cm" svg:y="6.243cm" svg:viewBox="0 0 214 535" draw:points="108,535 0,535 0,0 214,0 214,535">
            <text:p/>
          </draw:polygon>
          <draw:path draw:style-name="gr3" draw:text-style-name="P9" draw:layer="layout" svg:width="0.28cm" svg:height="0.626cm" svg:x="5.513cm" svg:y="6.197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09" draw:id="id109">
          <svg:title>TexMaths</svg:title>
          <svg:desc>26§display§(1)§svg§600§FALSE§</svg:desc>
          <draw:polygon draw:style-name="gr2" draw:text-style-name="P8" draw:layer="layout" svg:width="0.986cm" svg:height="0.822cm" svg:x="2.21cm" svg:y="6.143cm" svg:viewBox="0 0 987 823" draw:points="494,823 0,823 0,0 987,0 987,823">
            <text:p/>
          </draw:polygon>
          <draw:path draw:style-name="gr3" draw:text-style-name="P9" draw:layer="layout" svg:width="0.213cm" svg:height="0.914cm" svg:x="2.254cm" svg:y="6.097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03cm" svg:height="0.61cm" svg:x="2.602cm" svg:y="6.174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9" draw:layer="layout" svg:width="0.213cm" svg:height="0.914cm" svg:x="3.031cm" svg:y="6.09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12" draw:id="id112">
          <svg:title>TexMaths</svg:title>
          <svg:desc>24§display§= \smallint \tan x \ dx§svg§600§FALSE§</svg:desc>
          <draw:polygon draw:style-name="gr2" draw:text-style-name="P8" draw:layer="layout" svg:width="4.397cm" svg:height="0.702cm" svg:x="6.31cm" svg:y="6.138cm" svg:viewBox="0 0 4398 703" draw:points="2200,703 0,703 0,0 4398,0 4398,703">
            <text:p/>
          </draw:polygon>
          <draw:path draw:style-name="gr3" draw:text-style-name="P9" draw:layer="layout" svg:width="0.561cm" svg:height="0.199cm" svg:x="6.316cm" svg:y="6.39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352cm" svg:height="0.786cm" svg:x="7.205cm" svg:y="6.096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9" draw:layer="layout" svg:width="0.266cm" svg:height="0.529cm" svg:x="7.759cm" svg:y="6.18cm" svg:viewBox="0 0 267 530" svg:d="M131 182h120v-27h-120v-155h-22c0 69-26 159-109 163v19h73v233c0 105 79 115 109 115 60 0 85-60 85-115v-48h-23v48c0 61-25 94-56 94-57 0-57-77-57-92z">
            <text:p/>
          </draw:path>
          <draw:path draw:style-name="gr3" draw:text-style-name="P9" draw:layer="layout" svg:width="0.381cm" svg:height="0.389cm" svg:x="8.107cm" svg:y="6.323cm" svg:viewBox="0 0 382 390" svg:d="M246 315c4 34 27 69 67 69 17 0 69-12 69-81v-46h-21v46c0 50-21 56-31 56-27 0-31-38-31-42v-171c0-35 0-67-30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9" draw:layer="layout" svg:width="0.425cm" svg:height="0.373cm" svg:x="8.519cm" svg:y="6.326cm" svg:viewBox="0 0 426 374" svg:d="M65 83v228c0 36-7 36-65 36v27c29 0 73-2 96-2 21 0 65 2 94 2v-27c-56 0-65 0-65-36v-157c0-89 59-135 113-135s63 46 63 94v198c0 36-9 36-65 36v27c29 0 73-2 96-2 21 0 65 2 94 2v-27c-44 0-65 0-65-25v-161c0-73 0-100-27-130-12-14-40-31-88-31-64 0-102 36-127 88v-88l-119 10v26c60 0 65 6 65 47z">
            <text:p/>
          </draw:path>
          <draw:path draw:style-name="gr3" draw:text-style-name="P9" draw:layer="layout" svg:width="0.421cm" svg:height="0.383cm" svg:x="9.126cm" svg:y="6.32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  <draw:path draw:style-name="gr3" draw:text-style-name="P9" draw:layer="layout" svg:width="0.402cm" svg:height="0.596cm" svg:x="9.9cm" svg:y="6.115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7-186 25-50 64-81 98-81 56 0 68 69 68 75 0 4-2 10-4 14z">
            <text:p/>
          </draw:path>
          <draw:path draw:style-name="gr3" draw:text-style-name="P9" draw:layer="layout" svg:width="0.421cm" svg:height="0.383cm" svg:x="10.33cm" svg:y="6.32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2 65 86 0 134-110 134-131 0-7-7-7-9-7-8 0-10 2-12 7-27 93-86 112-113 112-33 0-46-27-46-56 0-19 6-36 15-75z">
            <text:p/>
          </draw:path>
        </draw:g>
        <draw:g xml:id="id113" draw:id="id113">
          <svg:title>TexMaths</svg:title>
          <svg:desc>24§display§= \int \frac{\sin x}{\cos x} dx§svg§600§FALSE§</svg:desc>
          <draw:polygon draw:style-name="gr2" draw:text-style-name="P8" draw:layer="layout" svg:width="4.628cm" svg:height="1.791cm" svg:x="6.212cm" svg:y="7.238cm" svg:viewBox="0 0 4629 1792" draw:points="2315,1792 0,1792 0,0 4629,0 4629,1792">
            <text:p/>
          </draw:polygon>
          <draw:path draw:style-name="gr3" draw:text-style-name="P9" draw:layer="layout" svg:width="0.562cm" svg:height="0.199cm" svg:x="6.218cm" svg:y="8.03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75cm" svg:height="1.876cm" svg:x="7.107cm" svg:y="7.196cm" svg:viewBox="0 0 751 1877" svg:d="M40 1839c27 0 43-20 43-41 0-29-22-42-41-42-21 0-42 13-42 42 0 44 42 79 94 79 129 0 177-198 236-442 65-267 121-538 167-809 31-178 62-347 90-457 10-42 39-150 73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9" draw:layer="layout" svg:width="0.277cm" svg:height="0.389cm" svg:x="8.22cm" svg:y="7.396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181cm" svg:height="0.566cm" svg:x="8.552cm" svg:y="7.20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4cm" svg:x="8.787cm" svg:y="7.40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421cm" svg:height="0.383cm" svg:x="9.393cm" svg:y="7.402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olygon draw:style-name="gr3" draw:text-style-name="P9" draw:layer="layout" svg:width="1.754cm" svg:height="0.036cm" svg:x="8.145cm" svg:y="8.116cm" svg:viewBox="0 0 1755 37" draw:points="877,37 0,37 0,0 1755,0 1755,37">
            <text:p/>
          </draw:polygon>
          <draw:path draw:style-name="gr3" draw:text-style-name="P9" draw:layer="layout" svg:width="0.322cm" svg:height="0.389cm" svg:x="8.174cm" svg:y="8.547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8.545cm" svg:y="8.547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9" draw:layer="layout" svg:width="0.277cm" svg:height="0.389cm" svg:x="8.969cm" svg:y="8.547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421cm" svg:height="0.383cm" svg:x="9.439cm" svg:y="8.55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9" draw:layer="layout" svg:width="0.402cm" svg:height="0.596cm" svg:x="10.033cm" svg:y="7.759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9" draw:layer="layout" svg:width="0.421cm" svg:height="0.383cm" svg:x="10.463cm" svg:y="7.972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</draw:g>
        <draw:g xml:id="id118" draw:id="id118">
          <svg:title>TexMaths</svg:title>
          <svg:desc>24§display§= \int \frac{1}{t} ( - dt )§svg§600§FALSE§</svg:desc>
          <draw:polygon draw:style-name="gr2" draw:text-style-name="P8" draw:layer="layout" svg:width="4.387cm" svg:height="1.791cm" svg:x="6.212cm" svg:y="10.84cm" svg:viewBox="0 0 4388 1792" draw:points="2195,1792 0,1792 0,0 4388,0 4388,1792">
            <text:p/>
          </draw:polygon>
          <draw:path draw:style-name="gr3" draw:text-style-name="P9" draw:layer="layout" svg:width="0.562cm" svg:height="0.199cm" svg:x="6.218cm" svg:y="11.63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75cm" svg:height="1.876cm" svg:x="7.107cm" svg:y="10.798cm" svg:viewBox="0 0 751 1877" svg:d="M40 1839c27 0 43-20 43-41 0-29-22-42-41-42-21 0-42 13-42 42 0 44 42 79 94 79 129 0 177-198 236-442 66-267 121-538 167-809 31-178 62-347 91-457 9-42 38-150 73-150 25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9" draw:layer="layout" svg:width="0.279cm" svg:height="0.564cm" svg:x="8.221cm" svg:y="10.813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8.146cm" svg:y="11.718cm" svg:viewBox="0 0 424 37" draw:points="211,37 0,37 0,0 424,0 424,37">
            <text:p/>
          </draw:polygon>
          <draw:path draw:style-name="gr3" draw:text-style-name="P9" draw:layer="layout" svg:width="0.26cm" svg:height="0.539cm" svg:x="8.224cm" svg:y="11.997cm" svg:viewBox="0 0 261 540" svg:d="M156 192h80c16 0 25 0 25-17 0-10-9-10-25-10h-73c29-121 35-136 35-142 0-15-12-23-25-23-2 0-27 0-35 31l-32 134h-81c-17 0-25 0-25 16 0 11 8 11 23 11h75c-62 240-63 254-63 269 0 46 32 79 76 79 89 0 137-125 137-131 0-7-8-7-12-7-6 0-7 1-11 11-37 88-83 108-112 108-17 0-25-12-25-39 0-21 0-27 4-40z">
            <text:p/>
          </draw:path>
          <draw:path draw:style-name="gr3" draw:text-style-name="P9" draw:layer="layout" svg:width="0.197cm" svg:height="0.844cm" svg:x="8.752cm" svg:y="11.313cm" svg:viewBox="0 0 198 845" svg:d="M198 838c0-2 0-4-16-20-105-105-132-265-132-395 0-146 33-294 136-400 12-10 12-11 12-15 0-6-4-8-10-8-7 0-84 58-134 165-44 92-54 187-54 258 0 67 10 169 56 265 52 104 125 157 132 157 6 0 10-2 10-7z">
            <text:p/>
          </draw:path>
          <draw:path draw:style-name="gr3" draw:text-style-name="P9" draw:layer="layout" svg:width="0.516cm" svg:height="0.036cm" svg:x="9.067cm" svg:y="11.718cm" svg:viewBox="0 0 517 37" svg:d="M488 37c13 0 29 0 29-20 0-17-16-17-29-17h-459c-14 0-29 0-29 17 0 20 15 20 29 20z">
            <text:p/>
          </draw:path>
          <draw:path draw:style-name="gr3" draw:text-style-name="P9" draw:layer="layout" svg:width="0.402cm" svg:height="0.596cm" svg:x="9.686cm" svg:y="11.361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4-21-24-38 0-21 1-27 5-40zM227 486c-4 15-4 17-18 33-36 46-71 59-94 59-42 0-55-46-55-78 0-43 28-148 48-187 24-50 63-81 97-81 56 0 68 70 68 75 0 4-2 10-4 14z">
            <text:p/>
          </draw:path>
          <draw:path draw:style-name="gr3" draw:text-style-name="P9" draw:layer="layout" svg:width="0.26cm" svg:height="0.539cm" svg:x="10.112cm" svg:y="11.419cm" svg:viewBox="0 0 261 540" svg:d="M156 192h80c16 0 25 0 25-17 0-10-9-10-25-10h-75c31-121 37-136 37-142 0-15-12-23-25-23-4 0-27 0-35 31l-32 134h-81c-17 0-25 0-25 16 0 11 8 11 23 11h75c-62 240-63 254-63 269 0 46 32 79 76 79 89 0 137-125 137-131 0-7-8-7-12-7-7 0-7 1-11 11-37 88-83 108-112 108-17 0-25-12-25-39 0-21 0-27 4-40z">
            <text:p/>
          </draw:path>
          <draw:path draw:style-name="gr3" draw:text-style-name="P9" draw:layer="layout" svg:width="0.197cm" svg:height="0.844cm" svg:x="10.444cm" svg:y="11.313cm" svg:viewBox="0 0 198 845" svg:d="M198 423c0-66-10-167-56-264-52-103-125-159-134-159-4 0-8 4-8 8s0 5 15 21c85 82 133 217 133 394 0 144-31 294-136 399-12 12-12 14-12 16 0 5 4 7 8 7 9 0 86-57 136-165 44-92 54-186 54-257z">
            <text:p/>
          </draw:path>
        </draw:g>
        <draw:g xml:id="id119" draw:id="id119">
          <svg:title>TexMaths</svg:title>
          <svg:desc>24§display§= - \int \frac{1}{t} dt§svg§600§FALSE§</svg:desc>
          <draw:polygon draw:style-name="gr2" draw:text-style-name="P8" draw:layer="layout" svg:width="3.929cm" svg:height="1.791cm" svg:x="6.212cm" svg:y="13.14cm" svg:viewBox="0 0 3930 1792" draw:points="1964,1792 0,1792 0,0 3930,0 3930,1792">
            <text:p/>
          </draw:polygon>
          <draw:path draw:style-name="gr3" draw:text-style-name="P9" draw:layer="layout" svg:width="0.561cm" svg:height="0.199cm" svg:x="6.218cm" svg:y="13.938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515cm" svg:height="0.036cm" svg:x="7.13cm" svg:y="14.018cm" svg:viewBox="0 0 516 37" svg:d="M488 37c13 0 28 0 28-20 0-17-15-17-28-17h-459c-14 0-29 0-29 17 0 20 15 20 29 20z">
            <text:p/>
          </draw:path>
          <draw:path draw:style-name="gr3" draw:text-style-name="P9" draw:layer="layout" svg:width="0.75cm" svg:height="1.876cm" svg:x="7.903cm" svg:y="13.098cm" svg:viewBox="0 0 751 1877" svg:d="M40 1839c27 0 43-20 43-41 0-29-22-42-41-42-21 0-42 13-42 42 0 44 42 79 94 79 129 0 177-198 236-442 65-267 121-538 167-809 31-178 62-347 90-457 10-42 39-150 73-150 25 0 46 16 50 19-28 2-42 20-42 41 0 29 21 42 40 42 22 0 43-13 43-42 0-46-46-79-93-79-65 0-111 92-159 265-2 8-117 432-209 986-23 128-48 271-75 388-15 61-54 221-123 221-31 0-50-21-52-21z">
            <text:p/>
          </draw:path>
          <draw:path draw:style-name="gr3" draw:text-style-name="P9" draw:layer="layout" svg:width="0.279cm" svg:height="0.564cm" svg:x="9.017cm" svg:y="13.113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8.942cm" svg:y="14.018cm" svg:viewBox="0 0 424 37" draw:points="211,37 0,37 0,0 424,0 424,37">
            <text:p/>
          </draw:polygon>
          <draw:path draw:style-name="gr3" draw:text-style-name="P9" draw:layer="layout" svg:width="0.26cm" svg:height="0.539cm" svg:x="9.021cm" svg:y="14.297cm" svg:viewBox="0 0 261 540" svg:d="M156 192h80c15 0 25 0 25-17 0-10-10-10-25-10h-73c29-121 35-136 35-142 0-15-12-23-25-23-2 0-27 0-35 31l-32 134h-81c-17 0-25 0-25 16 0 11 8 11 23 11h75c-62 240-63 254-63 269 0 46 32 79 76 79 89 0 137-125 137-131 0-7-8-7-12-7-6 0-8 1-11 11-37 88-83 108-112 108-17 0-25-12-25-39 0-21 0-27 4-40z">
            <text:p/>
          </draw:path>
          <draw:path draw:style-name="gr3" draw:text-style-name="P9" draw:layer="layout" svg:width="0.402cm" svg:height="0.596cm" svg:x="9.499cm" svg:y="13.661cm" svg:viewBox="0 0 403 597" svg:d="M403 10c0-2 0-10-11-10-12 0-93 8-108 10-6 0-11 3-11 15s7 12 21 12c40 0 42 5 42 13l-2 17-52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8-148 48-187 24-50 63-81 97-81 56 0 68 70 68 75 0 4-2 10-4 14z">
            <text:p/>
          </draw:path>
          <draw:path draw:style-name="gr3" draw:text-style-name="P9" draw:layer="layout" svg:width="0.26cm" svg:height="0.539cm" svg:x="9.923cm" svg:y="13.719cm" svg:viewBox="0 0 261 540" svg:d="M156 192h80c15 0 25 0 25-17 0-10-10-10-25-10h-75c31-121 37-136 37-142 0-15-12-23-25-23-4 0-27 0-35 31l-32 134h-81c-17 0-25 0-25 16 0 11 8 11 23 11h75c-62 240-63 254-63 269 0 46 32 79 76 79 89 0 137-125 137-131 0-7-8-7-12-7-8 0-8 1-11 11-37 88-83 108-112 108-17 0-25-12-25-39 0-21 0-27 4-40z">
            <text:p/>
          </draw:path>
        </draw:g>
        <draw:polyline draw:style-name="gr4" draw:text-style-name="P12" xml:id="id120" draw:id="id120" draw:layer="layout" svg:width="0cm" svg:height="8.799cm" svg:x="14.6cm" svg:y="5.8cm" svg:viewBox="0 0 0 8800" draw:points="0,0 0,8800">
          <text:p/>
        </draw:polyline>
        <draw:g xml:id="id114" draw:id="id114">
          <svg:title>TexMaths</svg:title>
          <svg:desc>22§display§\text {Put}§svg§600§FALSE§</svg:desc>
          <draw:polygon draw:style-name="gr2" draw:text-style-name="P8" draw:layer="layout" svg:width="1.136cm" svg:height="0.46cm" svg:x="2.722cm" svg:y="9.636cm" svg:viewBox="0 0 1137 461" draw:points="568,461 0,461 0,0 1137,0 1137,461">
            <text:p/>
          </draw:polygon>
          <draw:path draw:style-name="gr3" draw:text-style-name="P9" draw:layer="layout" svg:width="0.457cm" svg:height="0.529cm" svg:x="2.71cm" svg:y="9.597cm" svg:viewBox="0 0 458 530" svg:d="M150 285h130c93 0 178-63 178-141 0-75-78-144-183-144h-275v25h19c60 0 60 8 60 35v410c0 28 0 36-60 36h-19v24c26-2 84-2 114-2s88 0 115 2v-24h-18c-60 0-61-8-61-36zM146 264v-209c0-25 2-30 39-30h68c124 0 124 81 124 119 0 37 0 120-124 120z">
            <text:p/>
          </draw:path>
          <draw:path draw:style-name="gr3" draw:text-style-name="P9" draw:layer="layout" svg:width="0.39cm" svg:height="0.351cm" svg:x="3.234cm" svg:y="9.784cm" svg:viewBox="0 0 391 352" svg:d="M278 282v70l113-9v-24c-55 0-60-5-60-42v-277l-115 9v24c55 0 60 6 60 43v139c0 67-37 120-93 120-65 0-69-36-69-76v-259l-114 9v24c60 0 60 2 60 71v116c0 62 0 132 120 132 42 0 77-21 98-70z">
            <text:p/>
          </draw:path>
          <draw:path draw:style-name="gr3" draw:text-style-name="P9" draw:layer="layout" svg:width="0.244cm" svg:height="0.485cm" svg:x="3.653cm" svg:y="9.65cm" svg:viewBox="0 0 245 486" svg:d="M120 167h111v-24h-111v-143h-20c0 63-24 146-100 150v17h67v213c0 97 72 106 100 106 55 0 78-54 78-106v-44h-21v44c0 57-23 87-52 87-52 0-52-71-52-85z">
            <text:p/>
          </draw:path>
        </draw:g>
        <draw:g xml:id="id115" draw:id="id115">
          <svg:title>TexMaths</svg:title>
          <svg:desc>24§display§\cos x = t \ \therefore \ \sin x dx = - dt§svg§600§FALSE§</svg:desc>
          <draw:polygon draw:style-name="gr2" draw:text-style-name="P8" draw:layer="layout" svg:width="9.769cm" svg:height="0.565cm" svg:x="4.325cm" svg:y="9.539cm" svg:viewBox="0 0 9770 566" draw:points="4885,566 0,566 0,0 9770,0 9770,566">
            <text:p/>
          </draw:polygon>
          <draw:path draw:style-name="gr3" draw:text-style-name="P9" draw:layer="layout" svg:width="0.322cm" svg:height="0.388cm" svg:x="4.312cm" svg:y="9.704cm" svg:viewBox="0 0 323 389" svg:d="M71 196c0-138 69-175 113-175 8 0 62 0 93 31-35 4-41 29-41 40 0 21 16 38 39 38s40-15 40-40c0-57-65-90-131-90-105 0-184 92-184 196 0 109 84 193 182 193 114 0 141-101 141-111 0-8-8-8-10-8-8 0-10 4-12 8-24 79-80 90-111 90-44 0-119-36-119-172z">
            <text:p/>
          </draw:path>
          <draw:path draw:style-name="gr3" draw:text-style-name="P9" draw:layer="layout" svg:width="0.375cm" svg:height="0.388cm" svg:x="4.683cm" svg:y="9.704cm" svg:viewBox="0 0 376 389" svg:d="M376 197c0-107-86-197-188-197-105 0-188 92-188 197 0 110 88 192 188 192 102 0 188-84 188-192zM188 368c-36 0-73-19-96-57-21-37-21-89-21-119 0-33 0-79 19-117 23-39 64-56 98-56 37 0 73 17 94 54 23 36 23 86 23 119 0 30 0 76-19 113-17 38-56 63-98 63z">
            <text:p/>
          </draw:path>
          <draw:path draw:style-name="gr3" draw:text-style-name="P9" draw:layer="layout" svg:width="0.277cm" svg:height="0.388cm" svg:x="5.107cm" svg:y="9.704cm" svg:viewBox="0 0 278 389" svg:d="M148 215c19 4 88 17 88 78 0 43-29 77-96 77-71 0-102-48-117-121-2-9-4-13-11-13-12 0-12 6-12 21v111c0 15 0 21 10 21 3 0 5-2 21-17 2-2 2-4 17-19 36 34 75 36 92 36 98 0 138-57 138-119 0-44-26-69-36-80-29-27-61-33-96-40-48-10-106-20-106-69 0-31 23-66 96-66 93 0 98 77 100 104 0 8 8 8 10 8 11 0 11-4 11-22v-84c0-15 0-21-9-21-4 0-6 0-18 10-1 3-11 11-15 13-31-23-67-23-79-23-103 0-136 58-136 104 0 30 13 53 36 72 27 21 52 27 112 39z">
            <text:p/>
          </draw:path>
          <draw:path draw:style-name="gr3" draw:text-style-name="P9" draw:layer="layout" svg:width="0.421cm" svg:height="0.382cm" svg:x="5.577cm" svg:y="9.71cm" svg:viewBox="0 0 422 383" svg:d="M259 119c4-23 23-100 83-100 6 0 25 0 42 10-23 6-40 27-40 46 0 13 9 30 32 30 20 0 46-15 46-49 0-44-49-56-78-56-50 0-79 44-91 65-21-57-65-65-90-65-88 0-136 109-136 130 0 8 8 8 9 8 8 0 10 0 12-8 29-90 84-111 113-111 16 0 46 8 46 56 0 27-15 84-46 201-13 54-44 88-80 88-6 0-25 0-43-9 22-6 41-23 41-46s-19-31-33-31c-25 0-46 23-46 50 0 38 42 55 79 55 57 0 88-59 90-65 10 33 40 65 90 65 89 0 137-109 137-130 0-8-8-8-10-8-8 0-10 2-12 8-26 92-86 111-113 111-32 0-46-27-46-55 0-19 6-37 15-75z">
            <text:p/>
          </draw:path>
          <draw:path draw:style-name="gr3" draw:text-style-name="P9" draw:layer="layout" svg:width="0.562cm" svg:height="0.198cm" svg:x="6.317cm" svg:y="9.773cm" svg:viewBox="0 0 563 199" svg:d="M534 35c13 0 29 0 29-18 0-17-16-17-27-17h-507c-14 0-29 0-29 17 0 18 15 18 29 18zM536 199c11 0 27 0 27-17s-16-17-29-17h-505c-14 0-29 0-29 17s15 17 29 17z">
            <text:p/>
          </draw:path>
          <draw:path draw:style-name="gr3" draw:text-style-name="P9" draw:layer="layout" svg:width="0.26cm" svg:height="0.538cm" svg:x="7.179cm" svg:y="9.555cm" svg:viewBox="0 0 261 539" svg:d="M156 192h80c16 0 25 0 25-18 0-9-9-9-25-9h-73c29-121 35-136 35-142 0-15-12-23-25-23-2 0-27 0-35 31l-32 134h-81c-17 0-25 0-25 15 0 12 8 12 23 12h75c-62 239-63 253-63 268 0 46 32 79 76 79 89 0 137-125 137-131 0-7-8-7-12-7-6 0-7 2-11 11-37 88-83 108-112 108-17 0-25-12-25-39 0-21 0-27 4-40z">
            <text:p/>
          </draw:path>
          <draw:path draw:style-name="gr3" draw:text-style-name="P9" draw:layer="layout" svg:width="0.512cm" svg:height="0.455cm" svg:x="8.007cm" svg:y="9.691cm" svg:viewBox="0 0 513 456" svg:d="M301 44c0-23-21-44-44-44-25 0-46 21-46 44 0 25 21 46 46 46 23 0 44-19 44-46zM513 410c0-23-19-44-44-44s-47 21-47 44c0 25 22 46 47 46s44-21 44-46zM90 410c0-23-21-44-46-44-23 0-44 21-44 44 0 25 21 46 44 46 25 0 46-21 46-46z">
            <text:p/>
          </draw:path>
          <draw:path draw:style-name="gr3" draw:text-style-name="P9" draw:layer="layout" svg:width="0.277cm" svg:height="0.388cm" svg:x="9.086cm" svg:y="9.704cm" svg:viewBox="0 0 278 389" svg:d="M148 215c19 4 88 17 88 78 0 43-29 77-96 77-71 0-102-48-117-121-2-9-4-13-11-13-12 0-12 6-12 21v111c0 15 0 21 10 21 3 0 5-2 21-17 2-2 2-4 17-19 36 34 75 36 92 36 98 0 138-57 138-119 0-44-26-69-36-80-29-27-61-33-96-40-48-10-106-20-106-69 0-31 23-66 96-66 93 0 98 77 100 104 0 8 8 8 10 8 11 0 11-4 11-22v-84c0-15 0-21-9-21-4 0-6 0-18 10-1 3-11 11-15 13-31-23-67-23-79-23-103 0-136 58-136 104 0 30 13 53 36 72 27 21 52 27 112 39z">
            <text:p/>
          </draw:path>
          <draw:path draw:style-name="gr3" draw:text-style-name="P9" draw:layer="layout" svg:width="0.181cm" svg:height="0.565cm" svg:x="9.42cm" svg:y="9.518cm" svg:viewBox="0 0 182 566" svg:d="M123 192l-119 9v27c56 0 63 4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9.652cm" svg:y="9.71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9" draw:layer="layout" svg:width="0.421cm" svg:height="0.382cm" svg:x="10.259cm" svg:y="9.71cm" svg:viewBox="0 0 422 383" svg:d="M259 119c4-23 23-100 83-100 6 0 25 0 42 10-23 6-40 27-40 46 0 13 9 30 32 30 20 0 46-15 46-49 0-44-49-56-78-56-50 0-79 44-91 65-21-57-65-65-90-65-88 0-136 109-136 130 0 8 8 8 9 8 8 0 10 0 12-8 29-90 84-111 113-111 16 0 46 8 46 56 0 27-15 84-46 201-13 54-44 88-80 88-6 0-25 0-43-9 22-6 41-23 41-46s-19-31-33-31c-25 0-46 23-46 50 0 38 42 55 81 55 55 0 86-59 88-65 10 33 40 65 92 65 87 0 135-109 135-130 0-8-8-8-10-8-8 0-10 2-12 8-26 92-86 111-113 111-32 0-46-27-46-55 0-19 6-37 15-75z">
            <text:p/>
          </draw:path>
          <draw:path draw:style-name="gr3" draw:text-style-name="P9" draw:layer="layout" svg:width="0.402cm" svg:height="0.595cm" svg:x="10.751cm" svg:y="9.497cm" svg:viewBox="0 0 403 596" svg:d="M403 10c0-2 0-10-11-10-12 0-92 8-108 10-6 0-11 3-11 15 0 11 7 11 21 11 40 0 42 6 42 14l-4 17-50 200c-15-31-40-54-78-54-98 0-204 124-204 247 0 81 46 136 113 136 18 0 60-4 110-63 7 35 36 63 77 63 30 0 49-19 63-48 13-28 25-80 25-82 0-10-8-10-10-10-9 0-9 4-11 16-16 55-31 105-66 105-23 0-24-21-24-38 0-21 1-27 5-40zM227 485c-4 15-4 17-18 33-36 46-71 59-94 59-44 0-55-46-55-78 0-43 26-148 48-186 24-50 63-81 97-81 54 0 68 69 68 75 0 4-2 9-4 13z">
            <text:p/>
          </draw:path>
          <draw:path draw:style-name="gr3" draw:text-style-name="P9" draw:layer="layout" svg:width="0.421cm" svg:height="0.382cm" svg:x="11.181cm" svg:y="9.71cm" svg:viewBox="0 0 422 383" svg:d="M259 119c4-23 23-100 83-100 6 0 25 0 42 10-23 6-40 27-40 46 0 13 9 30 32 30 20 0 46-15 46-49 0-44-49-56-78-56-50 0-79 44-91 65-21-57-65-65-90-65-88 0-136 109-136 130 0 8 8 8 9 8 8 0 10 0 12-8 29-90 84-111 113-111 16 0 46 8 46 56 0 27-15 84-46 201-13 54-44 88-80 88-6 0-25 0-43-9 22-6 41-23 41-46s-19-31-33-31c-25 0-46 23-46 50 0 38 42 55 81 55 55 0 86-59 88-65 10 33 40 65 92 65 87 0 135-109 135-130 0-8-8-8-10-8-8 0-10 2-12 8-26 92-84 111-113 111-32 0-46-27-46-55 0-19 6-37 15-75z">
            <text:p/>
          </draw:path>
          <draw:path draw:style-name="gr3" draw:text-style-name="P9" draw:layer="layout" svg:width="0.562cm" svg:height="0.198cm" svg:x="11.92cm" svg:y="9.773cm" svg:viewBox="0 0 563 199" svg:d="M534 35c13 0 29 0 29-18 0-17-16-17-27-17h-507c-14 0-29 0-29 17 0 18 15 18 29 18zM536 199c11 0 27 0 27-17s-16-17-29-17h-505c-14 0-29 0-29 17s15 17 29 17z">
            <text:p/>
          </draw:path>
          <draw:path draw:style-name="gr3" draw:text-style-name="P9" draw:layer="layout" svg:width="0.516cm" svg:height="0.035cm" svg:x="12.832cm" svg:y="9.854cm" svg:viewBox="0 0 517 36" svg:d="M488 36c13 0 29 0 29-19 0-17-16-17-29-17h-459c-14 0-29 0-29 17 0 19 15 19 29 19z">
            <text:p/>
          </draw:path>
          <draw:path draw:style-name="gr3" draw:text-style-name="P9" draw:layer="layout" svg:width="0.402cm" svg:height="0.595cm" svg:x="13.452cm" svg:y="9.497cm" svg:viewBox="0 0 403 596" svg:d="M403 10c0-2 0-10-11-10-12 0-92 8-108 10-6 0-11 3-11 15 0 11 7 11 21 11 40 0 42 6 42 14l-4 17-50 200c-15-31-40-54-78-54-98 0-204 124-204 247 0 81 46 136 113 136 18 0 60-4 110-63 7 35 36 63 77 63 30 0 49-19 63-48 13-28 25-80 25-82 0-10-8-10-10-10-9 0-9 4-11 16-16 55-31 105-66 105-23 0-24-21-24-38 0-21 1-27 5-40zM227 485c-4 15-4 17-18 33-36 46-71 59-94 59-42 0-55-46-55-78 0-43 26-148 48-186 24-50 63-81 97-81 56 0 68 69 68 75 0 4-2 9-4 13z">
            <text:p/>
          </draw:path>
          <draw:path draw:style-name="gr3" draw:text-style-name="P9" draw:layer="layout" svg:width="0.26cm" svg:height="0.538cm" svg:x="13.877cm" svg:y="9.555cm" svg:viewBox="0 0 261 539" svg:d="M156 192h80c16 0 25 0 25-18 0-9-9-9-25-9h-73c29-121 35-136 35-142 0-15-12-23-25-23-2 0-27 0-35 31l-32 134h-81c-17 0-25 0-25 15 0 12 8 12 23 12h75c-60 239-63 253-63 268 0 46 32 79 76 79 89 0 137-125 137-131 0-7-8-7-12-7-6 0-7 2-11 11-37 88-83 108-112 108-17 0-25-12-25-39 0-21 0-27 4-40z">
            <text:p/>
          </draw:path>
        </draw:g>
        <draw:g xml:id="id117" draw:id="id117">
          <svg:title>TexMaths</svg:title>
          <svg:desc>26§display§\text {I}§svg§600§FALSE§</svg:desc>
          <draw:polygon draw:style-name="gr2" draw:text-style-name="P8" draw:layer="layout" svg:width="0.213cm" svg:height="0.534cm" svg:x="5.534cm" svg:y="11.444cm" svg:viewBox="0 0 214 535" draw:points="108,535 0,535 0,0 214,0 214,535">
            <text:p/>
          </draw:polygon>
          <draw:path draw:style-name="gr3" draw:text-style-name="P9" draw:layer="layout" svg:width="0.28cm" svg:height="0.626cm" svg:x="5.513cm" svg:y="11.398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16" draw:id="id116">
          <svg:title>TexMaths</svg:title>
          <svg:desc>26§display§\therefore§svg§600§FALSE§</svg:desc>
          <draw:polygon draw:style-name="gr2" draw:text-style-name="P8" draw:layer="layout" svg:width="0.49cm" svg:height="0.402cm" svg:x="4.105cm" svg:y="11.52cm" svg:viewBox="0 0 491 403" draw:points="246,403 0,403 0,0 491,0 491,403">
            <text:p/>
          </draw:polygon>
          <draw:path draw:style-name="gr3" draw:text-style-name="P9" draw:layer="layout" svg:width="0.555cm" svg:height="0.493cm" svg:x="4.086cm" svg:y="11.4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21" draw:id="id121">
          <svg:title>TexMaths</svg:title>
          <svg:desc>26§display§\text {I}§svg§600§FALSE§</svg:desc>
          <draw:polygon draw:style-name="gr2" draw:text-style-name="P8" draw:layer="layout" svg:width="0.213cm" svg:height="0.534cm" svg:x="16.535cm" svg:y="6.145cm" svg:viewBox="0 0 214 535" draw:points="108,535 0,535 0,0 214,0 214,535">
            <text:p/>
          </draw:polygon>
          <draw:path draw:style-name="gr3" draw:text-style-name="P9" draw:layer="layout" svg:width="0.28cm" svg:height="0.626cm" svg:x="16.514cm" svg:y="6.099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22" draw:id="id122">
          <svg:title>TexMaths</svg:title>
          <svg:desc>24§display§= - \log t + c§svg§600§FALSE§</svg:desc>
          <draw:polygon draw:style-name="gr2" draw:text-style-name="P8" draw:layer="layout" svg:width="4.531cm" svg:height="0.676cm" svg:x="17.31cm" svg:y="6.039cm" svg:viewBox="0 0 4532 677" draw:points="2265,677 0,677 0,0 4532,0 4532,677">
            <text:p/>
          </draw:polygon>
          <draw:path draw:style-name="gr3" draw:text-style-name="P9" draw:layer="layout" svg:width="0.561cm" svg:height="0.199cm" svg:x="17.316cm" svg:y="6.274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515cm" svg:height="0.036cm" svg:x="18.227cm" svg:y="6.354cm" svg:viewBox="0 0 516 37" svg:d="M488 37c13 0 28 0 28-20 0-17-15-17-28-17h-459c-14 0-29 0-29 17 0 20 15 20 29 20z">
            <text:p/>
          </draw:path>
          <draw:path draw:style-name="gr3" draw:text-style-name="P9" draw:layer="layout" svg:width="0.189cm" svg:height="0.587cm" svg:x="18.982cm" svg:y="5.997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75cm" svg:height="0.389cm" svg:x="19.212cm" svg:y="6.205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387cm" svg:height="0.558cm" svg:x="19.634cm" svg:y="6.201cm" svg:viewBox="0 0 388 559" svg:d="M165 238c-75 0-75-84-75-103 0-24 2-50 14-72 7-11 27-34 61-34 73 0 73 84 73 104 0 23 0 50-13 71-8 11-27 34-60 34zM65 271c0-4 0-23 16-40 32 25 67 27 84 27 79 0 136-58 136-123 0-33-13-64-34-83 31-29 61-33 77-33 1 0 5 0 7 0-9 4-13 14-13 23 0 16 11 25 25 25 7 0 25-5 25-25 0-15-12-42-44-42-18 0-54 6-91 40-34-28-71-30-88-30-79 0-138 57-138 123 0 38 19 69 40 88-11 12-27 40-27 69 0 27 12 60 39 75-52 16-79 52-79 87 0 59 84 107 188 107 100 0 188-44 188-109 0-31-13-73-55-98-47-23-95-23-146-23-21 0-58 0-64 0-27-4-46-31-46-58zM188 538c-86 0-144-42-144-86 0-41 33-71 69-73h50c73 0 169 0 169 73 0 44-61 86-144 86z">
            <text:p/>
          </draw:path>
          <draw:path draw:style-name="gr3" draw:text-style-name="P9" draw:layer="layout" svg:width="0.26cm" svg:height="0.539cm" svg:x="20.203cm" svg:y="6.055cm" svg:viewBox="0 0 261 540" svg:d="M155 192h81c15 0 25 0 25-17 0-10-10-10-25-10h-75c31-121 37-136 37-142 0-15-12-23-25-23-4 0-27 0-35 31l-32 134h-81c-17 0-25 0-25 16 0 11 8 11 23 11h75c-62 240-63 254-63 269 0 46 32 79 76 79 89 0 137-125 137-131 0-7-8-7-12-7-8 0-8 2-11 11-37 89-83 108-112 108-17 0-25-12-25-39 0-21 0-27 4-40z">
            <text:p/>
          </draw:path>
          <draw:path draw:style-name="gr3" draw:text-style-name="P9" draw:layer="layout" svg:width="0.561cm" svg:height="0.564cm" svg:x="20.723cm" svg:y="6.091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9" draw:layer="layout" svg:width="0.329cm" svg:height="0.383cm" svg:x="21.554cm" svg:y="6.21cm" svg:viewBox="0 0 330 384" svg:d="M301 52c-13 0-25 0-38 13-13 12-15 27-15 33 0 19 15 29 32 29 25 0 48-19 48-54 0-42-40-73-102-73-113 0-226 121-226 240 0 77 50 144 138 144 121 0 192-90 192-100 0-5-6-11-9-11-6 0-8 2-12 10-67 82-159 82-171 82-52 0-75-40-75-92 0-35 18-117 46-169 25-48 73-85 119-85 29 0 62 10 73 33z">
            <text:p/>
          </draw:path>
        </draw:g>
        <draw:g xml:id="id123" draw:id="id123">
          <svg:title>TexMaths</svg:title>
          <svg:desc>24§display§= \log t^{-1} + c§svg§600§FALSE§</svg:desc>
          <draw:polygon draw:style-name="gr2" draw:text-style-name="P8" draw:layer="layout" svg:width="4.64cm" svg:height="0.83cm" svg:x="17.311cm" svg:y="7.34cm" svg:viewBox="0 0 4641 831" draw:points="2321,831 0,831 0,0 4641,0 4641,831">
            <text:p/>
          </draw:polygon>
          <draw:path draw:style-name="gr3" draw:text-style-name="P9" draw:layer="layout" svg:width="0.562cm" svg:height="0.199cm" svg:x="17.317cm" svg:y="7.72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189cm" svg:height="0.586cm" svg:x="18.187cm" svg:y="7.453cm" svg:viewBox="0 0 190 587" svg:d="M123 0l-123 10v26c60 0 67 6 67 46v440c0 38-9 38-67 38v27c29-2 73-2 94-2s63 0 96 2v-27c-58 0-67 0-67-38z">
            <text:p/>
          </draw:path>
          <draw:path draw:style-name="gr3" draw:text-style-name="P9" draw:layer="layout" svg:width="0.375cm" svg:height="0.388cm" svg:x="18.417cm" svg:y="7.661cm" svg:viewBox="0 0 376 389" svg:d="M376 198c0-108-86-198-188-198-105 0-188 92-188 198 0 109 88 191 188 191 102 0 188-84 188-191zM188 368c-36 0-73-19-96-57-21-37-21-88-21-119 0-33 0-79 19-117 23-39 64-56 98-56 37 0 73 17 94 54 23 36 23 86 23 119 0 31 0 77-19 113-17 38-56 63-98 63z">
            <text:p/>
          </draw:path>
          <draw:path draw:style-name="gr3" draw:text-style-name="P9" draw:layer="layout" svg:width="0.387cm" svg:height="0.557cm" svg:x="18.839cm" svg:y="7.657cm" svg:viewBox="0 0 388 558" svg:d="M165 238c-75 0-75-85-75-104 0-23 2-50 14-71 7-11 27-34 61-34 73 0 73 84 73 103 0 23 0 50-13 71-8 12-27 35-60 35zM65 270c0-3 0-23 16-40 32 25 67 27 84 27 79 0 136-57 136-123 0-32-13-63-34-82 31-29 61-33 77-33 2 0 5 0 7 0-9 4-13 14-13 23 0 16 11 25 25 25 8 0 25-6 25-25 0-15-12-42-44-42-18 0-54 6-91 40-34-28-71-30-88-30-79 0-138 57-138 122 0 39 19 69 40 89-11 11-27 40-27 69 0 27 12 59 39 74-52 16-79 52-79 87 0 59 84 107 188 107 100 0 188-44 188-109 0-31-13-73-55-98-46-23-94-23-146-23-21 0-58 0-64 0-27-4-46-31-46-58zM188 537c-86 0-144-42-144-86 0-40 33-71 69-73h50c73 0 169 0 169 73 0 44-61 86-144 86z">
            <text:p/>
          </draw:path>
          <draw:path draw:style-name="gr3" draw:text-style-name="P9" draw:layer="layout" svg:width="0.26cm" svg:height="0.538cm" svg:x="19.408cm" svg:y="7.511cm" svg:viewBox="0 0 261 539" svg:d="M156 192h80c16 0 25 0 25-17 0-10-9-10-25-10h-73c29-121 35-136 35-142 0-15-12-23-25-23-2 0-27 0-35 31l-32 134h-81c-17 0-25 0-25 15 0 12 8 12 23 12h75c-60 240-63 253-63 268 0 46 32 79 76 79 89 0 137-125 137-130 0-8-8-8-12-8-6 0-8 2-11 11-37 89-83 108-112 108-17 0-25-12-25-38 0-22 0-27 4-41z">
            <text:p/>
          </draw:path>
          <draw:path draw:style-name="gr3" draw:text-style-name="P9" draw:layer="layout" svg:width="0.4cm" svg:height="0.03cm" svg:x="19.757cm" svg:y="7.528cm" svg:viewBox="0 0 401 31" svg:d="M378 31c8 0 23 0 23-16 0-15-13-15-23-15h-355c-10 0-23 0-23 15 0 16 13 16 23 16z">
            <text:p/>
          </draw:path>
          <draw:path draw:style-name="gr3" draw:text-style-name="P9" draw:layer="layout" svg:width="0.216cm" svg:height="0.392cm" svg:x="20.285cm" svg:y="7.298cm" svg:viewBox="0 0 217 393" svg:d="M134 17c0-17-2-17-17-17-38 36-92 38-117 38v21c13 0 54 0 86-17v303c0 19 0 27-59 27h-23v21c11 0 84-2 105-2 20 0 95 2 108 2v-21h-23c-60 0-60-8-60-27z">
            <text:p/>
          </draw:path>
          <draw:path draw:style-name="gr3" draw:text-style-name="P9" draw:layer="layout" svg:width="0.562cm" svg:height="0.563cm" svg:x="20.834cm" svg:y="7.54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29cm" svg:height="0.383cm" svg:x="21.666cm" svg:y="7.664cm" svg:viewBox="0 0 330 384" svg:d="M301 52c-13 0-25 0-38 13-13 12-15 27-15 33 0 19 15 29 32 29 25 0 48-20 48-54 0-42-40-73-101-73-114 0-227 121-227 240 0 77 50 144 138 144 121 0 192-90 192-100 0-6-6-12-9-12-6 0-8 2-12 10-67 82-159 82-171 82-52 0-75-40-75-92 0-34 18-117 46-168 25-48 73-85 119-85 29 0 62 10 73 33z">
            <text:p/>
          </draw:path>
        </draw:g>
        <draw:g xml:id="id124" draw:id="id124">
          <svg:title>TexMaths</svg:title>
          <svg:desc>24§display§= \log \left( \frac{1}{t} \right) + c§svg§600§FALSE§</svg:desc>
          <draw:polygon draw:style-name="gr2" draw:text-style-name="P8" draw:layer="layout" svg:width="5.297cm" svg:height="1.941cm" svg:x="17.312cm" svg:y="8.641cm" svg:viewBox="0 0 5298 1942" draw:points="2650,1942 0,1942 0,0 5298,0 5298,1942">
            <text:p/>
          </draw:polygon>
          <draw:path draw:style-name="gr3" draw:text-style-name="P9" draw:layer="layout" svg:width="0.562cm" svg:height="0.199cm" svg:x="17.318cm" svg:y="9.51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189cm" svg:height="0.587cm" svg:x="18.188cm" svg:y="9.237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75cm" svg:height="0.389cm" svg:x="18.418cm" svg:y="9.44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387cm" svg:height="0.558cm" svg:x="18.84cm" svg:y="9.44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9" draw:layer="layout" svg:width="0.416cm" svg:height="2.025cm" svg:x="19.566cm" svg:y="8.599cm" svg:viewBox="0 0 417 2026" svg:d="M417 2018c0-4-2-5-4-7-31-33-88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9" draw:layer="layout" svg:width="0.279cm" svg:height="0.564cm" svg:x="20.188cm" svg:y="8.689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9" draw:layer="layout" svg:width="0.423cm" svg:height="0.035cm" svg:x="20.114cm" svg:y="9.594cm" svg:viewBox="0 0 424 36" draw:points="211,36 0,36 0,0 424,0 424,36">
            <text:p/>
          </draw:polygon>
          <draw:path draw:style-name="gr3" draw:text-style-name="P9" draw:layer="layout" svg:width="0.26cm" svg:height="0.539cm" svg:x="20.19cm" svg:y="9.872cm" svg:viewBox="0 0 261 540" svg:d="M156 192h80c16 0 25 0 25-17 0-10-9-10-25-10h-73c29-121 35-136 35-142 0-15-12-23-25-23-2 0-27 0-35 31l-32 134h-81c-17 0-25 0-25 16 0 11 8 11 23 11h75c-60 240-63 254-63 269 0 46 32 79 76 79 89 0 137-125 137-131 0-8-8-8-12-8-6 0-7 2-11 12-37 88-83 107-112 107-17 0-25-11-25-38 0-21 0-27 4-40z">
            <text:p/>
          </draw:path>
          <draw:path draw:style-name="gr3" draw:text-style-name="P9" draw:layer="layout" svg:width="0.416cm" svg:height="2.025cm" svg:x="20.665cm" svg:y="8.599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9" draw:layer="layout" svg:width="0.562cm" svg:height="0.564cm" svg:x="21.492cm" svg:y="9.33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9cm" svg:height="0.383cm" svg:x="22.322cm" svg:y="9.45cm" svg:viewBox="0 0 330 384" svg:d="M301 52c-13 0-24 0-38 13-13 12-15 27-15 33 0 19 15 29 32 29 25 0 48-19 48-54 0-42-40-73-101-73-114 0-227 121-227 240 0 77 50 144 138 144 121 0 192-90 192-100 0-6-5-11-9-11-6 0-8 2-12 9-67 83-159 83-171 83-52 0-75-40-75-92 0-35 18-117 46-169 25-48 73-85 120-85 28 0 61 10 72 33z">
            <text:p/>
          </draw:path>
        </draw:g>
        <draw:g xml:id="id125" draw:id="id125">
          <svg:title>TexMaths</svg:title>
          <svg:desc>24§display§= \log \left( \frac{1}{\cos x} \right) + c§svg§600§FALSE§</svg:desc>
          <draw:polygon draw:style-name="gr2" draw:text-style-name="P8" draw:layer="layout" svg:width="6.627cm" svg:height="1.941cm" svg:x="17.313cm" svg:y="11.04cm" svg:viewBox="0 0 6628 1942" draw:points="3314,1942 0,1942 0,0 6628,0 6628,1942">
            <text:p/>
          </draw:polygon>
          <draw:path draw:style-name="gr3" draw:text-style-name="P9" draw:layer="layout" svg:width="0.562cm" svg:height="0.199cm" svg:x="17.319cm" svg:y="11.91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189cm" svg:height="0.587cm" svg:x="18.189cm" svg:y="11.636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75cm" svg:height="0.389cm" svg:x="18.419cm" svg:y="11.84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387cm" svg:height="0.558cm" svg:x="18.841cm" svg:y="11.839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9" draw:layer="layout" svg:width="0.416cm" svg:height="2.025cm" svg:x="19.567cm" svg:y="10.998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9" draw:layer="layout" svg:width="0.279cm" svg:height="0.564cm" svg:x="20.853cm" svg:y="11.088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9" draw:layer="layout" svg:width="1.754cm" svg:height="0.035cm" svg:x="20.114cm" svg:y="11.993cm" svg:viewBox="0 0 1755 36" draw:points="877,36 0,36 0,0 1755,0 1755,36">
            <text:p/>
          </draw:polygon>
          <draw:path draw:style-name="gr3" draw:text-style-name="P9" draw:layer="layout" svg:width="0.322cm" svg:height="0.389cm" svg:x="20.141cm" svg:y="12.423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20.512cm" svg:y="12.42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20.938cm" svg:y="12.42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383cm" svg:x="21.408cm" svg:y="12.42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9" draw:layer="layout" svg:width="0.416cm" svg:height="2.025cm" svg:x="21.996cm" svg:y="10.998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9" draw:layer="layout" svg:width="0.562cm" svg:height="0.564cm" svg:x="22.821cm" svg:y="11.7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9cm" svg:height="0.383cm" svg:x="23.653cm" svg:y="11.849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127" draw:id="id127">
          <svg:title>TexMaths</svg:title>
          <svg:desc>26§display§\text {I}§svg§600§FALSE§</svg:desc>
          <draw:polygon draw:style-name="gr2" draw:text-style-name="P8" draw:layer="layout" svg:width="0.213cm" svg:height="0.534cm" svg:x="16.535cm" svg:y="13.745cm" svg:viewBox="0 0 214 535" draw:points="108,535 0,535 0,0 214,0 214,535">
            <text:p/>
          </draw:polygon>
          <draw:path draw:style-name="gr3" draw:text-style-name="P9" draw:layer="layout" svg:width="0.28cm" svg:height="0.626cm" svg:x="16.514cm" svg:y="13.699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28" draw:id="id128">
          <svg:title>TexMaths</svg:title>
          <svg:desc>24§display§=  \log \sec x + c§svg§600§FALSE§</svg:desc>
          <draw:polygon draw:style-name="gr2" draw:text-style-name="P8" draw:layer="layout" svg:width="5.136cm" svg:height="0.676cm" svg:x="17.311cm" svg:y="13.64cm" svg:viewBox="0 0 5137 677" draw:points="2569,677 0,677 0,0 5137,0 5137,677">
            <text:p/>
          </draw:polygon>
          <draw:path draw:style-name="gr3" draw:text-style-name="P9" draw:layer="layout" svg:width="0.562cm" svg:height="0.199cm" svg:x="17.317cm" svg:y="13.875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189cm" svg:height="0.587cm" svg:x="18.187cm" svg:y="13.598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75cm" svg:height="0.389cm" svg:x="18.417cm" svg:y="13.806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387cm" svg:height="0.558cm" svg:x="18.84cm" svg:y="13.802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277cm" svg:height="0.389cm" svg:x="19.418cm" svg:y="13.806cm" svg:viewBox="0 0 278 390" svg:d="M148 215c19 4 88 18 88 79 0 42-29 77-96 77-71 0-102-48-117-121-2-10-4-14-11-14-12 0-12 6-12 22v111c0 15 0 21 10 21 3 0 5-2 21-17 2-2 2-4 17-19 36 34 75 36 92 36 98 0 138-58 138-119 0-44-26-69-36-81-29-27-61-32-96-40-48-10-106-19-106-69 0-31 23-66 96-66 93 0 98 77 100 104 0 8 8 8 10 8 11 0 11-4 11-21v-85c0-15 0-21-9-21-4 0-6 0-18 10-1 3-11 11-15 13-31-23-67-23-79-23-103 0-136 58-136 104 0 31 13 54 36 73 27 21 52 27 112 38z">
            <text:p/>
          </draw:path>
          <draw:path draw:style-name="gr3" draw:text-style-name="P9" draw:layer="layout" svg:width="0.327cm" svg:height="0.389cm" svg:x="19.746cm" svg:y="13.806cm" svg:viewBox="0 0 328 390" svg:d="M71 167c6-127 77-148 106-148 86 0 96 114 96 148zM71 185h236c19 0 21 0 21-18 0-84-46-167-151-167-98 0-177 86-177 194 0 114 88 196 186 196 104 0 142-94 142-111 0-8-7-10-11-10-8 0-10 6-10 12-30 88-107 88-115 88-42 0-77-27-96-58-25-40-25-96-25-126z">
            <text:p/>
          </draw:path>
          <draw:path draw:style-name="gr3" draw:text-style-name="P9" draw:layer="layout" svg:width="0.322cm" svg:height="0.389cm" svg:x="20.126cm" svg:y="13.806cm" svg:viewBox="0 0 323 390" svg:d="M71 196c0-138 69-175 113-175 8 0 62 0 93 31-37 4-41 29-41 40 0 21 16 39 39 39s40-16 40-41c0-57-65-90-131-90-105 0-184 92-184 196 0 110 84 194 182 194 114 0 141-102 141-111 0-8-8-8-10-8-8 0-10 4-12 8-24 78-80 90-111 90-44 0-119-37-119-173z">
            <text:p/>
          </draw:path>
          <draw:path draw:style-name="gr3" draw:text-style-name="P9" draw:layer="layout" svg:width="0.421cm" svg:height="0.383cm" svg:x="20.637cm" svg:y="13.811cm" svg:viewBox="0 0 422 384" svg:d="M259 119c4-23 23-100 83-100 6 0 25 0 42 10-23 6-40 27-40 46 0 13 9 31 32 31 20 0 46-16 46-50 0-44-49-56-78-56-50 0-79 44-91 65-21-57-65-65-90-65-88 0-136 110-136 131 0 7 8 7 9 7 8 0 10 0 12-7 29-91 84-112 113-112 16 0 46 8 46 56 0 27-15 85-46 202-13 54-44 88-80 88-6 0-25 0-43-9 22-6 41-24 41-47s-19-30-33-30c-25 0-46 23-46 50 0 38 42 55 79 55 57 0 88-59 90-65 10 33 40 65 90 65 89 0 137-109 137-130 0-8-8-8-10-8-8 0-10 2-12 8-26 92-86 111-113 111-32 0-46-27-46-56 0-19 6-36 15-75z">
            <text:p/>
          </draw:path>
          <draw:path draw:style-name="gr3" draw:text-style-name="P9" draw:layer="layout" svg:width="0.562cm" svg:height="0.564cm" svg:x="21.33cm" svg:y="13.692cm" svg:viewBox="0 0 563 565" svg:d="M300 300h236c11 0 27 0 27-17 0-18-16-18-27-18h-236v-236c0-14 0-29-18-29-17 0-17 15-17 29v236h-236c-14 0-29 0-29 18 0 17 15 17 29 17h236v236c0 12 0 29 17 29 18 0 18-17 18-29z">
            <text:p/>
          </draw:path>
          <draw:path draw:style-name="gr3" draw:text-style-name="P9" draw:layer="layout" svg:width="0.329cm" svg:height="0.383cm" svg:x="22.16cm" svg:y="13.811cm" svg:viewBox="0 0 330 384" svg:d="M301 52c-13 0-24 0-38 13-13 12-15 27-15 33 0 19 15 29 32 29 25 0 48-19 48-54 0-42-40-73-101-73-114 0-227 121-227 240 0 77 50 144 138 144 121 0 192-90 192-100 0-5-5-11-9-11-6 0-8 2-12 10-67 82-159 82-171 82-52 0-75-40-75-92 0-35 18-117 46-169 25-48 73-85 120-85 28 0 61 10 72 33z">
            <text:p/>
          </draw:path>
        </draw:g>
        <draw:g xml:id="id126" draw:id="id126">
          <svg:title>TexMaths</svg:title>
          <svg:desc>26§display§\therefore§svg§600§FALSE§</svg:desc>
          <draw:polygon draw:style-name="gr2" draw:text-style-name="P8" draw:layer="layout" svg:width="0.49cm" svg:height="0.402cm" svg:x="15.406cm" svg:y="13.82cm" svg:viewBox="0 0 491 403" draw:points="246,403 0,403 0,0 491,0 491,403">
            <text:p/>
          </draw:polygon>
          <draw:path draw:style-name="gr3" draw:text-style-name="P9" draw:layer="layout" svg:width="0.555cm" svg:height="0.493cm" svg:x="15.387cm" svg:y="13.7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97" anim:sub-item="text" smil:attributeName="visibility" smil:to="visible"/>
                  <anim:animate smil:begin="0s" smil:dur="0.5s" smil:fill="hold" smil:decelerate="0.5" smil:targetElement="id97" anim:sub-item="text" smil:attributeName="rotate" smil:values="-90;0" smil:keyTimes="0;1"/>
                  <anim:animate smil:begin="0s" smil:dur="0.5s" smil:fill="hold" smil:decelerate="0.5" smil:targetElement="id97" anim:sub-item="text" smil:attributeName="width" smil:values="width;width*.05" smil:keyTimes="0;1"/>
                  <anim:animate smil:begin="0.5s" smil:dur="0.5s" smil:fill="hold" smil:accelerate="0.5" smil:targetElement="id97" anim:sub-item="text" smil:attributeName="width" smil:values="width*.05;width" smil:keyTimes="0;1"/>
                  <anim:animate smil:dur="1s" smil:fill="hold" smil:targetElement="id97" anim:sub-item="text" smil:attributeName="height" smil:values="height;height" smil:keyTimes="0;1"/>
                  <anim:animate smil:begin="0s" smil:dur="0.5s" smil:fill="hold" smil:decelerate="0.5" smil:targetElement="id97" anim:sub-item="text" smil:attributeName="x" smil:values="x+.4;x" smil:keyTimes="0;1"/>
                  <anim:animate smil:begin="0s" smil:dur="0.5s" smil:fill="hold" smil:decelerate="0.5" smil:targetElement="id97" anim:sub-item="text" smil:attributeName="y" smil:values="y-.2;y+.1" smil:keyTimes="0;1"/>
                  <anim:animate smil:begin="0.5s" smil:dur="0.5s" smil:fill="hold" smil:accelerate="0.5" smil:targetElement="id97" anim:sub-item="text" smil:attributeName="y" smil:values="y+.1;y" smil:keyTimes="0;1"/>
                  <anim:transitionFilter smil:begin="0s" smil:dur="1s" smil:decelerate="0.5" smil:targetElement="id9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8" smil:attributeName="visibility" smil:to="visible"/>
                  <anim:animate smil:dur="0.5s" smil:fill="hold" smil:targetElement="id98" smil:attributeName="width" smil:values="width*0.05;width" smil:keyTimes="0;1"/>
                  <anim:animate smil:dur="0.5s" smil:fill="hold" smil:targetElement="id98" smil:attributeName="height" smil:values="height;height" smil:keyTimes="0;1"/>
                  <anim:animate smil:dur="0.5s" smil:fill="hold" smil:targetElement="id98" smil:attributeName="x" smil:values="x-.2;x" smil:keyTimes="0;1"/>
                  <anim:animate smil:dur="0.5s" smil:fill="hold" smil:targetElement="id98" smil:attributeName="y" smil:values="y;y" smil:keyTimes="0;1"/>
                  <anim:transitionFilter smil:dur="0.5s" smil:targetElement="id98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99" smil:attributeName="visibility" smil:to="visible"/>
                  <anim:animate smil:dur="0.5s" smil:fill="hold" smil:targetElement="id99" smil:attributeName="width" smil:values="width*0.05;width" smil:keyTimes="0;1"/>
                  <anim:animate smil:dur="0.5s" smil:fill="hold" smil:targetElement="id99" smil:attributeName="height" smil:values="height;height" smil:keyTimes="0;1"/>
                  <anim:animate smil:dur="0.5s" smil:fill="hold" smil:targetElement="id99" smil:attributeName="x" smil:values="x-.2;x" smil:keyTimes="0;1"/>
                  <anim:animate smil:dur="0.5s" smil:fill="hold" smil:targetElement="id99" smil:attributeName="y" smil:values="y;y" smil:keyTimes="0;1"/>
                  <anim:transitionFilter smil:dur="0.5s" smil:targetElement="id9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0" smil:attributeName="visibility" smil:to="visible"/>
                  <anim:animate smil:dur="0.5s" smil:fill="hold" smil:targetElement="id100" smil:attributeName="width" smil:values="width*0.05;width" smil:keyTimes="0;1"/>
                  <anim:animate smil:dur="0.5s" smil:fill="hold" smil:targetElement="id100" smil:attributeName="height" smil:values="height;height" smil:keyTimes="0;1"/>
                  <anim:animate smil:dur="0.5s" smil:fill="hold" smil:targetElement="id100" smil:attributeName="x" smil:values="x-.2;x" smil:keyTimes="0;1"/>
                  <anim:animate smil:dur="0.5s" smil:fill="hold" smil:targetElement="id100" smil:attributeName="y" smil:values="y;y" smil:keyTimes="0;1"/>
                  <anim:transitionFilter smil:dur="0.5s" smil:targetElement="id10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width*0.05;width" smil:keyTimes="0;1"/>
                  <anim:animate smil:dur="0.5s" smil:fill="hold" smil:targetElement="id102" smil:attributeName="height" smil:values="height;height" smil:keyTimes="0;1"/>
                  <anim:animate smil:dur="0.5s" smil:fill="hold" smil:targetElement="id102" smil:attributeName="x" smil:values="x-.2;x" smil:keyTimes="0;1"/>
                  <anim:animate smil:dur="0.5s" smil:fill="hold" smil:targetElement="id102" smil:attributeName="y" smil:values="y;y" smil:keyTimes="0;1"/>
                  <anim:transitionFilter smil:dur="0.5s" smil:targetElement="id102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3" smil:attributeName="visibility" smil:to="visible"/>
                  <anim:animate smil:dur="0.5s" smil:fill="hold" smil:targetElement="id103" smil:attributeName="width" smil:values="width*0.05;width" smil:keyTimes="0;1"/>
                  <anim:animate smil:dur="0.5s" smil:fill="hold" smil:targetElement="id103" smil:attributeName="height" smil:values="height;height" smil:keyTimes="0;1"/>
                  <anim:animate smil:dur="0.5s" smil:fill="hold" smil:targetElement="id103" smil:attributeName="x" smil:values="x-.2;x" smil:keyTimes="0;1"/>
                  <anim:animate smil:dur="0.5s" smil:fill="hold" smil:targetElement="id103" smil:attributeName="y" smil:values="y;y" smil:keyTimes="0;1"/>
                  <anim:transitionFilter smil:dur="0.5s" smil:targetElement="id103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4" smil:attributeName="visibility" smil:to="visible"/>
                  <anim:animate smil:dur="0.5s" smil:fill="hold" smil:targetElement="id104" smil:attributeName="width" smil:values="width*0.05;width" smil:keyTimes="0;1"/>
                  <anim:animate smil:dur="0.5s" smil:fill="hold" smil:targetElement="id104" smil:attributeName="height" smil:values="height;height" smil:keyTimes="0;1"/>
                  <anim:animate smil:dur="0.5s" smil:fill="hold" smil:targetElement="id104" smil:attributeName="x" smil:values="x-.2;x" smil:keyTimes="0;1"/>
                  <anim:animate smil:dur="0.5s" smil:fill="hold" smil:targetElement="id104" smil:attributeName="y" smil:values="y;y" smil:keyTimes="0;1"/>
                  <anim:transitionFilter smil:dur="0.5s" smil:targetElement="id104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width*0.05;width" smil:keyTimes="0;1"/>
                  <anim:animate smil:dur="0.5s" smil:fill="hold" smil:targetElement="id105" smil:attributeName="height" smil:values="height;height" smil:keyTimes="0;1"/>
                  <anim:animate smil:dur="0.5s" smil:fill="hold" smil:targetElement="id105" smil:attributeName="x" smil:values="x-.2;x" smil:keyTimes="0;1"/>
                  <anim:animate smil:dur="0.5s" smil:fill="hold" smil:targetElement="id105" smil:attributeName="y" smil:values="y;y" smil:keyTimes="0;1"/>
                  <anim:transitionFilter smil:dur="0.5s" smil:targetElement="id105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6" smil:attributeName="visibility" smil:to="visible"/>
                  <anim:animate smil:dur="0.5s" smil:fill="hold" smil:targetElement="id106" smil:attributeName="width" smil:values="width*0.05;width" smil:keyTimes="0;1"/>
                  <anim:animate smil:dur="0.5s" smil:fill="hold" smil:targetElement="id106" smil:attributeName="height" smil:values="height;height" smil:keyTimes="0;1"/>
                  <anim:animate smil:dur="0.5s" smil:fill="hold" smil:targetElement="id106" smil:attributeName="x" smil:values="x-.2;x" smil:keyTimes="0;1"/>
                  <anim:animate smil:dur="0.5s" smil:fill="hold" smil:targetElement="id106" smil:attributeName="y" smil:values="y;y" smil:keyTimes="0;1"/>
                  <anim:transitionFilter smil:dur="0.5s" smil:targetElement="id106" smil:type="fade" smil:subtype="crossfade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7" smil:attributeName="visibility" smil:to="visible"/>
                  <anim:animate smil:dur="0.5s" smil:fill="hold" smil:targetElement="id107" smil:attributeName="width" smil:values="width*0.05;width" smil:keyTimes="0;1"/>
                  <anim:animate smil:dur="0.5s" smil:fill="hold" smil:targetElement="id107" smil:attributeName="height" smil:values="height;height" smil:keyTimes="0;1"/>
                  <anim:animate smil:dur="0.5s" smil:fill="hold" smil:targetElement="id107" smil:attributeName="x" smil:values="x-.2;x" smil:keyTimes="0;1"/>
                  <anim:animate smil:dur="0.5s" smil:fill="hold" smil:targetElement="id107" smil:attributeName="y" smil:values="y;y" smil:keyTimes="0;1"/>
                  <anim:transitionFilter smil:dur="0.5s" smil:targetElement="id10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8" anim:sub-item="text" smil:attributeName="visibility" smil:to="visible"/>
                  <anim:animate smil:dur="0.5s" smil:fill="hold" smil:targetElement="id108" anim:sub-item="text" smil:attributeName="width" smil:values="width*0.05;width" smil:keyTimes="0;1"/>
                  <anim:animate smil:dur="0.5s" smil:fill="hold" smil:targetElement="id108" anim:sub-item="text" smil:attributeName="height" smil:values="height;height" smil:keyTimes="0;1"/>
                  <anim:animate smil:dur="0.5s" smil:fill="hold" smil:targetElement="id108" anim:sub-item="text" smil:attributeName="x" smil:values="x-.2;x" smil:keyTimes="0;1"/>
                  <anim:animate smil:dur="0.5s" smil:fill="hold" smil:targetElement="id108" anim:sub-item="text" smil:attributeName="y" smil:values="y;y" smil:keyTimes="0;1"/>
                  <anim:transitionFilter smil:dur="0.5s" smil:targetElement="id10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9" smil:attributeName="visibility" smil:to="visible"/>
                  <anim:animate smil:dur="0.5s" smil:fill="hold" smil:targetElement="id109" smil:attributeName="width" smil:values="width*0.05;width" smil:keyTimes="0;1"/>
                  <anim:animate smil:dur="0.5s" smil:fill="hold" smil:targetElement="id109" smil:attributeName="height" smil:values="height;height" smil:keyTimes="0;1"/>
                  <anim:animate smil:dur="0.5s" smil:fill="hold" smil:targetElement="id109" smil:attributeName="x" smil:values="x-.2;x" smil:keyTimes="0;1"/>
                  <anim:animate smil:dur="0.5s" smil:fill="hold" smil:targetElement="id109" smil:attributeName="y" smil:values="y;y" smil:keyTimes="0;1"/>
                  <anim:transitionFilter smil:dur="0.5s" smil:targetElement="id10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0" smil:attributeName="visibility" smil:to="visible"/>
                  <anim:animate smil:dur="0.5s" smil:fill="hold" smil:targetElement="id110" smil:attributeName="width" smil:values="width*0.05;width" smil:keyTimes="0;1"/>
                  <anim:animate smil:dur="0.5s" smil:fill="hold" smil:targetElement="id110" smil:attributeName="height" smil:values="height;height" smil:keyTimes="0;1"/>
                  <anim:animate smil:dur="0.5s" smil:fill="hold" smil:targetElement="id110" smil:attributeName="x" smil:values="x-.2;x" smil:keyTimes="0;1"/>
                  <anim:animate smil:dur="0.5s" smil:fill="hold" smil:targetElement="id110" smil:attributeName="y" smil:values="y;y" smil:keyTimes="0;1"/>
                  <anim:transitionFilter smil:dur="0.5s" smil:targetElement="id11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1" smil:attributeName="visibility" smil:to="visible"/>
                  <anim:animate smil:dur="0.5s" smil:fill="hold" smil:targetElement="id111" smil:attributeName="width" smil:values="width*0.05;width" smil:keyTimes="0;1"/>
                  <anim:animate smil:dur="0.5s" smil:fill="hold" smil:targetElement="id111" smil:attributeName="height" smil:values="height;height" smil:keyTimes="0;1"/>
                  <anim:animate smil:dur="0.5s" smil:fill="hold" smil:targetElement="id111" smil:attributeName="x" smil:values="x-.2;x" smil:keyTimes="0;1"/>
                  <anim:animate smil:dur="0.5s" smil:fill="hold" smil:targetElement="id111" smil:attributeName="y" smil:values="y;y" smil:keyTimes="0;1"/>
                  <anim:transitionFilter smil:dur="0.5s" smil:targetElement="id1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15" smil:attributeName="visibility" smil:to="visible"/>
                  <anim:animate smil:dur="0.5s" smil:fill="hold" smil:targetElement="id115" smil:attributeName="width" smil:values="width*0.05;width" smil:keyTimes="0;1"/>
                  <anim:animate smil:dur="0.5s" smil:fill="hold" smil:targetElement="id115" smil:attributeName="height" smil:values="height;height" smil:keyTimes="0;1"/>
                  <anim:animate smil:dur="0.5s" smil:fill="hold" smil:targetElement="id115" smil:attributeName="x" smil:values="x-.2;x" smil:keyTimes="0;1"/>
                  <anim:animate smil:dur="0.5s" smil:fill="hold" smil:targetElement="id115" smil:attributeName="y" smil:values="y;y" smil:keyTimes="0;1"/>
                  <anim:transitionFilter smil:dur="0.5s" smil:targetElement="id1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120" smil:attributeName="visibility" smil:to="visible"/>
                  <anim:animate smil:dur="5s" smil:fill="hold" smil:targetElement="id120" smil:attributeName="x" smil:values="1+width/2;x" smil:keyTimes="0;1"/>
                  <anim:animate smil:dur="5s" smil:fill="hold" smil:targetElement="id12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0">
        <office:forms form:automatic-focus="false" form:apply-design-mode="false"/>
        <draw:frame presentation:style-name="pr9" draw:text-style-name="P7" draw:layer="layout" svg:width="26.2cm" svg:height="14.2cm" svg:x="1cm" svg:y="1cm" presentation:class="subtitle" presentation:user-transformed="true">
          <draw:text-box>
            <text:p text:style-name="P6"><text:span text:style-name="T3"/></text:p>
            <text:p text:style-name="P6"><text:span text:style-name="T4"><text:s/>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draw:g xml:id="id129" draw:id="id129">
          <svg:title>TexMaths</svg:title>
          <svg:desc>26§display§(2)§svg§600§FALSE§</svg:desc>
          <draw:polygon draw:style-name="gr2" draw:text-style-name="P8" draw:layer="layout" svg:width="0.986cm" svg:height="0.822cm" svg:x="2.508cm" svg:y="1.039cm" svg:viewBox="0 0 987 823" draw:points="494,823 0,823 0,0 987,0 987,823">
            <text:p/>
          </draw:polygon>
          <draw:path draw:style-name="gr3" draw:text-style-name="P9" draw:layer="layout" svg:width="0.213cm" svg:height="0.914cm" svg:x="2.552cm" svg:y="0.993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66cm" svg:height="0.61cm" svg:x="2.864cm" svg:y="1.07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9" draw:layer="layout" svg:width="0.213cm" svg:height="0.914cm" svg:x="3.329cm" svg:y="0.99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30" draw:id="id130">
          <svg:title>TexMaths</svg:title>
          <svg:desc>26§display§\text {Let,}§svg§600§FALSE§</svg:desc>
          <draw:polygon draw:style-name="gr2" draw:text-style-name="P8" draw:layer="layout" svg:width="1.429cm" svg:height="0.711cm" svg:x="3.927cm" svg:y="1.141cm" svg:viewBox="0 0 1430 712" draw:points="714,712 0,712 0,0 1430,0 1430,712">
            <text:p/>
          </draw:polygon>
          <draw:path draw:style-name="gr3" draw:text-style-name="P9" draw:layer="layout" svg:width="0.503cm" svg:height="0.625cm" svg:x="3.91cm" svg:y="1.095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9" draw:layer="layout" svg:width="0.355cm" svg:height="0.421cm" svg:x="4.478cm" svg:y="1.309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9" draw:layer="layout" svg:width="0.288cm" svg:height="0.573cm" svg:x="4.876cm" svg:y="1.157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9" draw:layer="layout" svg:width="0.107cm" svg:height="0.274cm" svg:x="5.292cm" svg:y="1.621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131" draw:id="id131">
          <svg:title>TexMaths</svg:title>
          <svg:desc>26§display§\text {I}§svg§600§FALSE§</svg:desc>
          <draw:polygon draw:style-name="gr2" draw:text-style-name="P8" draw:layer="layout" svg:width="0.213cm" svg:height="0.534cm" svg:x="5.934cm" svg:y="1.143cm" svg:viewBox="0 0 214 535" draw:points="108,535 0,535 0,0 214,0 214,535">
            <text:p/>
          </draw:polygon>
          <draw:path draw:style-name="gr3" draw:text-style-name="P9" draw:layer="layout" svg:width="0.28cm" svg:height="0.626cm" svg:x="5.913cm" svg:y="1.097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32" draw:id="id132">
          <svg:title>TexMaths</svg:title>
          <svg:desc>24§display§= \smallint \cot x \ dx§svg§600§FALSE§</svg:desc>
          <draw:polygon draw:style-name="gr2" draw:text-style-name="P8" draw:layer="layout" svg:width="4.304cm" svg:height="0.702cm" svg:x="6.711cm" svg:y="1.039cm" svg:viewBox="0 0 4305 703" draw:points="2152,703 0,703 0,0 4305,0 4305,703">
            <text:p/>
          </draw:polygon>
          <draw:path draw:style-name="gr3" draw:text-style-name="P9" draw:layer="layout" svg:width="0.562cm" svg:height="0.199cm" svg:x="6.717cm" svg:y="1.29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2cm" svg:height="0.786cm" svg:x="7.606cm" svg:y="0.997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9" draw:layer="layout" svg:width="0.322cm" svg:height="0.389cm" svg:x="8.174cm" svg:y="1.224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375cm" svg:height="0.389cm" svg:x="8.543cm" svg:y="1.22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9" draw:layer="layout" svg:width="0.266cm" svg:height="0.529cm" svg:x="8.958cm" svg:y="1.08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9" draw:layer="layout" svg:width="0.421cm" svg:height="0.383cm" svg:x="9.436cm" svg:y="1.22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9" draw:layer="layout" svg:width="0.402cm" svg:height="0.596cm" svg:x="10.207cm" svg:y="1.01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10.638cm" svg:y="1.2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2 65 87 0 135-110 135-131 0-7-8-7-10-7-8 0-10 2-12 7-26 93-86 112-113 112-33 0-46-27-46-56 0-19 6-36 15-75z">
            <text:p/>
          </draw:path>
        </draw:g>
        <draw:g xml:id="id133" draw:id="id133">
          <svg:title>TexMaths</svg:title>
          <svg:desc>24§display§= \int \frac{\cos x}{\sin x} dx§svg§600§FALSE§</svg:desc>
          <draw:polygon draw:style-name="gr2" draw:text-style-name="P8" draw:layer="layout" svg:width="4.628cm" svg:height="1.791cm" svg:x="6.613cm" svg:y="2.239cm" svg:viewBox="0 0 4629 1792" draw:points="2315,1792 0,1792 0,0 4629,0 4629,1792">
            <text:p/>
          </draw:polygon>
          <draw:path draw:style-name="gr3" draw:text-style-name="P9" draw:layer="layout" svg:width="0.562cm" svg:height="0.199cm" svg:x="6.619cm" svg:y="3.03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75cm" svg:height="1.876cm" svg:x="7.508cm" svg:y="2.197cm" svg:viewBox="0 0 751 1877" svg:d="M40 1839c27 0 43-20 43-41 0-29-22-42-41-42-21 0-42 13-42 42 0 44 42 79 94 79 129 0 177-198 236-442 65-267 121-538 167-809 31-178 62-347 90-457 10-42 39-150 73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9" draw:layer="layout" svg:width="0.322cm" svg:height="0.389cm" svg:x="8.575cm" svg:y="2.397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8.946cm" svg:y="2.397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9" draw:layer="layout" svg:width="0.277cm" svg:height="0.389cm" svg:x="9.37cm" svg:y="2.397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421cm" svg:height="0.383cm" svg:x="9.84cm" svg:y="2.403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olygon draw:style-name="gr3" draw:text-style-name="P9" draw:layer="layout" svg:width="1.754cm" svg:height="0.036cm" svg:x="8.546cm" svg:y="3.117cm" svg:viewBox="0 0 1755 37" draw:points="877,37 0,37 0,0 1755,0 1755,37">
            <text:p/>
          </draw:polygon>
          <draw:path draw:style-name="gr3" draw:text-style-name="P9" draw:layer="layout" svg:width="0.277cm" svg:height="0.389cm" svg:x="8.621cm" svg:y="3.54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181cm" svg:height="0.566cm" svg:x="8.953cm" svg:y="3.35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4cm" svg:x="9.188cm" svg:y="3.55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421cm" svg:height="0.383cm" svg:x="9.794cm" svg:y="3.551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9" draw:layer="layout" svg:width="0.402cm" svg:height="0.596cm" svg:x="10.434cm" svg:y="2.76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9" draw:layer="layout" svg:width="0.421cm" svg:height="0.383cm" svg:x="10.864cm" svg:y="2.973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</draw:g>
        <draw:g xml:id="id138" draw:id="id138">
          <svg:title>TexMaths</svg:title>
          <svg:desc>24§display§= \int \frac{1}{t} dt§svg§600§FALSE§</svg:desc>
          <draw:polygon draw:style-name="gr2" draw:text-style-name="P8" draw:layer="layout" svg:width="3.132cm" svg:height="1.791cm" svg:x="6.713cm" svg:y="6.041cm" svg:viewBox="0 0 3133 1792" draw:points="1566,1792 0,1792 0,0 3133,0 3133,1792">
            <text:p/>
          </draw:polygon>
          <draw:path draw:style-name="gr3" draw:text-style-name="P9" draw:layer="layout" svg:width="0.561cm" svg:height="0.199cm" svg:x="6.719cm" svg:y="6.839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75cm" svg:height="1.876cm" svg:x="7.608cm" svg:y="5.999cm" svg:viewBox="0 0 751 1877" svg:d="M40 1839c27 0 43-20 43-41 0-29-22-42-41-42-21 0-42 13-42 42 0 44 42 79 94 79 129 0 177-198 236-442 65-267 121-538 167-809 31-178 62-347 90-457 10-42 39-150 73-150 25 0 46 16 50 19-29 2-42 20-42 41 0 29 21 42 40 42 21 0 43-13 43-42 0-46-47-79-93-79-65 0-111 92-159 265-2 8-117 432-209 986-23 128-48 271-75 388-15 61-54 221-123 221-31 0-50-21-52-21z">
            <text:p/>
          </draw:path>
          <draw:path draw:style-name="gr3" draw:text-style-name="P9" draw:layer="layout" svg:width="0.279cm" svg:height="0.564cm" svg:x="8.721cm" svg:y="6.014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8.646cm" svg:y="6.919cm" svg:viewBox="0 0 424 37" draw:points="211,37 0,37 0,0 424,0 424,37">
            <text:p/>
          </draw:polygon>
          <draw:path draw:style-name="gr3" draw:text-style-name="P9" draw:layer="layout" svg:width="0.26cm" svg:height="0.539cm" svg:x="8.725cm" svg:y="7.198cm" svg:viewBox="0 0 261 540" svg:d="M155 192h81c15 0 25 0 25-17 0-10-10-10-25-10h-73c29-121 35-136 35-142 0-15-12-23-25-23-2 0-27 0-35 31l-32 134h-81c-17 0-25 0-25 16 0 11 8 11 23 11h75c-62 240-63 254-63 269 0 46 32 79 76 79 89 0 137-125 137-131 0-7-8-7-12-7-6 0-8 1-11 11-37 88-83 108-112 108-17 0-25-12-25-39 0-21 0-27 4-40z">
            <text:p/>
          </draw:path>
          <draw:path draw:style-name="gr3" draw:text-style-name="P9" draw:layer="layout" svg:width="0.402cm" svg:height="0.596cm" svg:x="9.203cm" svg:y="6.562cm" svg:viewBox="0 0 403 597" svg:d="M403 10c0-2 0-10-11-10-12 0-93 8-108 10-6 0-11 3-11 15s7 12 21 12c40 0 42 5 42 13l-2 17-52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7-187 25-50 64-81 98-81 56 0 68 70 68 75 0 4-2 10-4 14z">
            <text:p/>
          </draw:path>
          <draw:path draw:style-name="gr3" draw:text-style-name="P9" draw:layer="layout" svg:width="0.26cm" svg:height="0.539cm" svg:x="9.627cm" svg:y="6.62cm" svg:viewBox="0 0 261 540" svg:d="M155 192h81c15 0 25 0 25-17 0-10-10-10-25-10h-73c29-121 35-136 35-142 0-15-12-23-25-23-2 0-27 0-35 31l-32 134h-81c-17 0-25 0-25 16 0 11 8 11 23 11h75c-60 240-63 254-63 269 0 46 32 79 76 79 89 0 137-125 137-131 0-7-8-7-12-7-6 0-8 1-11 11-37 88-83 108-112 108-17 0-25-12-25-39 0-21 0-27 4-40z">
            <text:p/>
          </draw:path>
        </draw:g>
        <draw:polyline draw:style-name="gr4" draw:text-style-name="P12" xml:id="id148" draw:id="id148" draw:layer="layout" svg:width="0cm" svg:height="13.999cm" svg:x="14.2cm" svg:y="1cm" svg:viewBox="0 0 0 14000" draw:points="0,0 0,14000">
          <text:p/>
        </draw:polyline>
        <draw:g xml:id="id134" draw:id="id134">
          <svg:title>TexMaths</svg:title>
          <svg:desc>22§display§\text {Put}§svg§600§FALSE§</svg:desc>
          <draw:polygon draw:style-name="gr2" draw:text-style-name="P8" draw:layer="layout" svg:width="1.136cm" svg:height="0.46cm" svg:x="2.722cm" svg:y="4.736cm" svg:viewBox="0 0 1137 461" draw:points="568,461 0,461 0,0 1137,0 1137,461">
            <text:p/>
          </draw:polygon>
          <draw:path draw:style-name="gr3" draw:text-style-name="P9" draw:layer="layout" svg:width="0.457cm" svg:height="0.529cm" svg:x="2.71cm" svg:y="4.697cm" svg:viewBox="0 0 458 530" svg:d="M150 285h130c93 0 178-63 178-141 0-75-78-144-183-144h-275v25h19c60 0 60 8 60 35v410c0 28 0 36-60 36h-19v24c26-2 84-2 114-2s88 0 115 2v-24h-18c-60 0-61-8-61-36zM146 264v-209c0-25 2-30 39-30h68c124 0 124 81 124 119 0 37 0 120-124 120z">
            <text:p/>
          </draw:path>
          <draw:path draw:style-name="gr3" draw:text-style-name="P9" draw:layer="layout" svg:width="0.39cm" svg:height="0.351cm" svg:x="3.234cm" svg:y="4.884cm" svg:viewBox="0 0 391 352" svg:d="M278 282v70l113-9v-24c-55 0-60-5-60-42v-277l-115 9v24c55 0 60 6 60 43v139c0 67-37 120-93 120-65 0-69-36-69-76v-259l-114 9v24c60 0 60 2 60 71v116c0 62 0 132 120 132 42 0 77-21 98-70z">
            <text:p/>
          </draw:path>
          <draw:path draw:style-name="gr3" draw:text-style-name="P9" draw:layer="layout" svg:width="0.244cm" svg:height="0.485cm" svg:x="3.653cm" svg:y="4.75cm" svg:viewBox="0 0 245 486" svg:d="M120 167h111v-24h-111v-143h-20c0 63-24 146-100 150v17h67v213c0 97 72 106 100 106 55 0 78-54 78-106v-44h-21v44c0 57-23 87-52 87-52 0-52-71-52-85z">
            <text:p/>
          </draw:path>
        </draw:g>
        <draw:g xml:id="id135" draw:id="id135">
          <svg:title>TexMaths</svg:title>
          <svg:desc>24§display§\sin x = t \ \therefore \ \cos x dx =  dt§svg§600§FALSE§</svg:desc>
          <draw:polygon draw:style-name="gr2" draw:text-style-name="P8" draw:layer="layout" svg:width="9.114cm" svg:height="0.565cm" svg:x="4.328cm" svg:y="4.64cm" svg:viewBox="0 0 9115 566" draw:points="4557,566 0,566 0,0 9115,0 9115,566">
            <text:p/>
          </draw:polygon>
          <draw:path draw:style-name="gr3" draw:text-style-name="P9" draw:layer="layout" svg:width="0.277cm" svg:height="0.388cm" svg:x="4.313cm" svg:y="4.805cm" svg:viewBox="0 0 278 389" svg:d="M148 215c19 4 88 17 88 78 0 43-29 77-96 77-71 0-102-48-117-121-2-9-4-13-11-13-12 0-12 6-12 21v111c0 15 0 21 10 21 3 0 5-2 21-17 2-2 2-4 17-19 36 34 75 36 92 36 98 0 138-57 138-119 0-44-26-69-36-80-29-27-61-33-96-40-48-10-106-20-106-69 0-31 23-66 96-66 93 0 98 77 100 104 0 8 8 8 10 8 11 0 11-4 11-22v-84c0-15 0-21-9-21-4 0-6 0-18 10-1 3-11 11-15 13-31-23-67-23-79-23-103 0-136 58-136 104 0 30 13 53 36 72 27 21 52 27 112 39z">
            <text:p/>
          </draw:path>
          <draw:path draw:style-name="gr3" draw:text-style-name="P9" draw:layer="layout" svg:width="0.181cm" svg:height="0.565cm" svg:x="4.647cm" svg:y="4.619cm" svg:viewBox="0 0 182 566" svg:d="M123 192l-119 9v27c56 0 63 4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4.879cm" svg:y="4.811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9" draw:layer="layout" svg:width="0.421cm" svg:height="0.382cm" svg:x="5.486cm" svg:y="4.811cm" svg:viewBox="0 0 422 383" svg:d="M259 119c4-23 23-100 83-100 6 0 25 0 42 10-23 6-40 27-40 46 0 13 9 30 32 30 20 0 46-15 46-49 0-44-49-56-78-56-50 0-79 44-91 65-21-57-65-65-90-65-88 0-136 109-136 130 0 8 8 8 9 8 8 0 10 0 12-8 29-90 84-111 113-111 16 0 46 8 46 56 0 27-15 84-46 201-13 54-44 88-80 88-6 0-25 0-43-9 22-6 41-23 41-46s-19-31-33-31c-25 0-46 23-46 50 0 38 42 55 79 55 57 0 88-59 90-65 10 33 40 65 90 65 89 0 137-109 137-130 0-8-8-8-10-8-8 0-10 2-12 8-26 92-86 111-113 111-32 0-46-27-46-55 0-19 6-37 15-75z">
            <text:p/>
          </draw:path>
          <draw:path draw:style-name="gr3" draw:text-style-name="P9" draw:layer="layout" svg:width="0.562cm" svg:height="0.198cm" svg:x="6.226cm" svg:y="4.874cm" svg:viewBox="0 0 563 199" svg:d="M534 35c13 0 29 0 29-18 0-17-16-17-27-17h-507c-14 0-29 0-29 17 0 18 15 18 29 18zM536 199c11 0 27 0 27-17s-16-17-29-17h-505c-14 0-29 0-29 17s15 17 29 17z">
            <text:p/>
          </draw:path>
          <draw:path draw:style-name="gr3" draw:text-style-name="P9" draw:layer="layout" svg:width="0.26cm" svg:height="0.538cm" svg:x="7.09cm" svg:y="4.656cm" svg:viewBox="0 0 261 539" svg:d="M156 192h80c16 0 25 0 25-18 0-9-9-9-25-9h-73c29-121 35-136 35-142 0-15-12-23-25-23-2 0-27 0-35 31l-32 134h-81c-17 0-25 0-25 15 0 12 8 12 23 12h75c-60 239-63 253-63 268 0 46 32 79 76 79 89 0 137-125 137-131 0-7-8-7-12-7-6 0-7 2-11 11-37 88-83 108-112 108-17 0-25-12-25-39 0-21 0-27 4-40z">
            <text:p/>
          </draw:path>
          <draw:path draw:style-name="gr3" draw:text-style-name="P9" draw:layer="layout" svg:width="0.512cm" svg:height="0.455cm" svg:x="7.915cm" svg:y="4.792cm" svg:viewBox="0 0 513 456" svg:d="M301 44c0-23-21-44-44-44-25 0-46 21-46 44 0 25 21 46 46 46 23 0 44-19 44-46zM513 410c0-23-19-44-44-44s-47 21-47 44c0 25 22 46 47 46s44-21 44-46zM90 410c0-23-21-44-46-44-23 0-44 21-44 44 0 25 21 46 44 46 25 0 46-21 46-46z">
            <text:p/>
          </draw:path>
          <draw:path draw:style-name="gr3" draw:text-style-name="P9" draw:layer="layout" svg:width="0.322cm" svg:height="0.388cm" svg:x="8.996cm" svg:y="4.805cm" svg:viewBox="0 0 323 389" svg:d="M71 196c0-138 69-175 113-175 8 0 62 0 93 31-37 4-41 29-41 40 0 21 16 38 39 38s40-15 40-40c0-57-65-90-131-90-105 0-184 92-184 196 0 109 84 193 182 193 114 0 141-101 141-111 0-8-8-8-10-8-8 0-10 4-12 8-24 79-80 90-111 90-44 0-119-36-119-172z">
            <text:p/>
          </draw:path>
          <draw:path draw:style-name="gr3" draw:text-style-name="P9" draw:layer="layout" svg:width="0.375cm" svg:height="0.388cm" svg:x="9.367cm" svg:y="4.805cm" svg:viewBox="0 0 376 389" svg:d="M376 197c0-107-86-197-188-197-105 0-188 92-188 197 0 110 88 192 188 192 102 0 188-84 188-192zM188 368c-36 0-73-19-96-57-21-37-21-89-21-119 0-33 0-79 19-117 23-39 64-56 98-56 37 0 73 17 94 54 23 36 23 86 23 119 0 30 0 76-19 113-17 38-56 63-98 63z">
            <text:p/>
          </draw:path>
          <draw:path draw:style-name="gr3" draw:text-style-name="P9" draw:layer="layout" svg:width="0.277cm" svg:height="0.388cm" svg:x="9.791cm" svg:y="4.805cm" svg:viewBox="0 0 278 389" svg:d="M148 215c19 4 88 17 88 78 0 43-29 77-96 77-71 0-102-48-117-121-2-9-4-13-11-13-12 0-12 6-12 21v111c0 15 0 21 10 21 3 0 5-2 21-17 2-2 2-4 17-19 36 34 75 36 92 36 98 0 138-57 138-119 0-44-26-69-36-80-29-27-61-33-96-40-48-10-106-20-106-69 0-31 23-66 96-66 93 0 98 77 100 104 0 8 8 8 10 8 11 0 11-4 11-22v-84c0-15 0-21-9-21-4 0-6 0-18 10-1 3-11 11-15 13-31-23-67-23-79-23-103 0-136 58-136 104 0 30 13 53 36 72 27 21 52 27 112 39z">
            <text:p/>
          </draw:path>
          <draw:path draw:style-name="gr3" draw:text-style-name="P9" draw:layer="layout" svg:width="0.421cm" svg:height="0.382cm" svg:x="10.262cm" svg:y="4.811cm" svg:viewBox="0 0 422 383" svg:d="M259 119c4-23 23-100 83-100 6 0 25 0 42 10-23 6-40 27-40 46 0 13 9 30 32 30 20 0 46-15 46-49 0-44-49-56-78-56-50 0-79 44-91 65-21-57-65-65-90-65-88 0-136 109-136 130 0 8 8 8 9 8 8 0 10 0 12-8 29-90 84-111 113-111 16 0 46 8 46 56 0 27-15 84-46 201-13 54-44 88-80 88-6 0-25 0-43-9 22-6 41-23 41-46s-19-31-33-31c-25 0-46 23-46 50 0 38 42 55 81 55 55 0 86-59 88-65 10 33 40 65 92 65 87 0 135-109 135-130 0-8-8-8-10-8-8 0-10 2-12 8-26 92-86 111-113 111-32 0-46-27-46-55 0-19 6-37 15-75z">
            <text:p/>
          </draw:path>
          <draw:path draw:style-name="gr3" draw:text-style-name="P9" draw:layer="layout" svg:width="0.402cm" svg:height="0.595cm" svg:x="10.753cm" svg:y="4.598cm" svg:viewBox="0 0 403 596" svg:d="M403 10c0-2 0-10-11-10-12 0-92 8-108 10-6 0-11 3-11 15 0 11 7 11 21 11 40 0 42 6 42 14l-4 17-50 200c-15-31-40-54-78-54-98 0-204 124-204 247 0 81 46 136 113 136 18 0 60-4 110-63 7 35 36 63 77 63 30 0 49-19 63-48 13-28 25-80 25-82 0-10-8-10-10-10-9 0-9 4-11 16-16 55-31 105-66 105-23 0-24-21-24-38 0-21 1-27 5-40zM227 485c-4 15-4 17-18 33-36 46-71 59-94 59-44 0-55-46-55-78 0-43 26-148 48-186 24-50 63-81 97-81 54 0 68 69 68 75 0 4-2 9-4 13z">
            <text:p/>
          </draw:path>
          <draw:path draw:style-name="gr3" draw:text-style-name="P9" draw:layer="layout" svg:width="0.421cm" svg:height="0.382cm" svg:x="11.184cm" svg:y="4.811cm" svg:viewBox="0 0 422 383" svg:d="M259 119c4-23 23-100 83-100 6 0 25 0 42 10-23 6-40 27-40 46 0 13 9 30 32 30 20 0 46-15 46-49 0-44-49-56-78-56-50 0-79 44-91 65-21-57-65-65-90-65-88 0-136 109-136 130 0 8 8 8 9 8 8 0 10 0 12-8 29-90 84-111 113-111 16 0 46 8 46 56 0 27-15 84-46 201-13 54-44 88-80 88-6 0-25 0-43-9 22-6 41-23 41-46s-19-31-33-31c-25 0-46 23-46 50 0 38 42 55 81 55 55 0 86-59 88-65 10 33 40 65 92 65 87 0 135-109 135-130 0-8-8-8-10-8-8 0-10 2-12 8-26 92-84 111-113 111-32 0-46-27-46-55 0-19 6-37 15-75z">
            <text:p/>
          </draw:path>
          <draw:path draw:style-name="gr3" draw:text-style-name="P9" draw:layer="layout" svg:width="0.562cm" svg:height="0.198cm" svg:x="11.923cm" svg:y="4.874cm" svg:viewBox="0 0 563 199" svg:d="M534 35c13 0 29 0 29-18 0-17-16-17-27-17h-507c-14 0-29 0-29 17 0 18 15 18 29 18zM536 199c11 0 27 0 27-17s-16-17-29-17h-505c-14 0-29 0-29 17s15 17 29 17z">
            <text:p/>
          </draw:path>
          <draw:path draw:style-name="gr3" draw:text-style-name="P9" draw:layer="layout" svg:width="0.402cm" svg:height="0.595cm" svg:x="12.8cm" svg:y="4.598cm" svg:viewBox="0 0 403 596" svg:d="M403 10c0-2 0-10-11-10-12 0-92 8-108 10-6 0-11 3-11 15 0 11 7 11 21 11 40 0 42 6 42 14l-2 17-52 200c-15-31-40-54-78-54-98 0-204 124-204 247 0 81 46 136 113 136 18 0 60-4 110-63 7 35 36 63 77 63 30 0 49-19 63-48 13-28 25-80 25-82 0-10-8-10-10-10-9 0-9 4-11 16-16 55-31 105-66 105-23 0-24-21-24-38 0-21 1-27 5-40zM227 485c-4 15-4 17-18 33-36 46-71 59-94 59-42 0-55-46-55-78 0-43 26-148 48-186 24-50 63-81 97-81 56 0 68 69 68 75 0 4-2 9-4 13z">
            <text:p/>
          </draw:path>
          <draw:path draw:style-name="gr3" draw:text-style-name="P9" draw:layer="layout" svg:width="0.26cm" svg:height="0.538cm" svg:x="13.225cm" svg:y="4.656cm" svg:viewBox="0 0 261 539" svg:d="M156 192h80c16 0 25 0 25-18 0-9-9-9-25-9h-73c29-121 35-136 35-142 0-15-12-23-25-23-2 0-27 0-35 31l-32 134h-81c-17 0-25 0-25 15 0 12 8 12 23 12h75c-60 239-63 253-63 268 0 46 32 79 76 79 89 0 137-125 137-131 0-7-8-7-12-7-6 0-7 2-11 11-37 88-83 108-112 108-17 0-25-12-25-39 0-21 0-27 4-40z">
            <text:p/>
          </draw:path>
        </draw:g>
        <draw:g xml:id="id137" draw:id="id137">
          <svg:title>TexMaths</svg:title>
          <svg:desc>26§display§\text {I}§svg§600§FALSE§</svg:desc>
          <draw:polygon draw:style-name="gr2" draw:text-style-name="P8" draw:layer="layout" svg:width="0.213cm" svg:height="0.534cm" svg:x="6.034cm" svg:y="6.644cm" svg:viewBox="0 0 214 535" draw:points="108,535 0,535 0,0 214,0 214,535">
            <text:p/>
          </draw:polygon>
          <draw:path draw:style-name="gr3" draw:text-style-name="P9" draw:layer="layout" svg:width="0.28cm" svg:height="0.626cm" svg:x="6.013cm" svg:y="6.598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36" draw:id="id136">
          <svg:title>TexMaths</svg:title>
          <svg:desc>26§display§\therefore§svg§600§FALSE§</svg:desc>
          <draw:polygon draw:style-name="gr2" draw:text-style-name="P8" draw:layer="layout" svg:width="0.49cm" svg:height="0.402cm" svg:x="4.605cm" svg:y="6.72cm" svg:viewBox="0 0 491 403" draw:points="246,403 0,403 0,0 491,0 491,403">
            <text:p/>
          </draw:polygon>
          <draw:path draw:style-name="gr3" draw:text-style-name="P9" draw:layer="layout" svg:width="0.555cm" svg:height="0.493cm" svg:x="4.586cm" svg:y="6.6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49" draw:id="id149">
          <svg:title>TexMaths</svg:title>
          <svg:desc>26§display§\text {I}§svg§600§FALSE§</svg:desc>
          <draw:polygon draw:style-name="gr2" draw:text-style-name="P8" draw:layer="layout" svg:width="0.213cm" svg:height="0.534cm" svg:x="14.835cm" svg:y="1.345cm" svg:viewBox="0 0 214 535" draw:points="108,535 0,535 0,0 214,0 214,535">
            <text:p/>
          </draw:polygon>
          <draw:path draw:style-name="gr3" draw:text-style-name="P9" draw:layer="layout" svg:width="0.28cm" svg:height="0.626cm" svg:x="14.814cm" svg:y="1.299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57" draw:id="id157">
          <svg:title>TexMaths</svg:title>
          <svg:desc>24§display§= \log t + c§svg§600§FALSE§</svg:desc>
          <draw:polygon draw:style-name="gr2" draw:text-style-name="P8" draw:layer="layout" svg:width="3.735cm" svg:height="0.676cm" svg:x="17.313cm" svg:y="8.642cm" svg:viewBox="0 0 3736 677" draw:points="1868,677 0,677 0,0 3736,0 3736,677">
            <text:p/>
          </draw:polygon>
          <draw:path draw:style-name="gr3" draw:text-style-name="P9" draw:layer="layout" svg:width="0.561cm" svg:height="0.199cm" svg:x="17.319cm" svg:y="8.877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189cm" svg:height="0.587cm" svg:x="18.188cm" svg:y="8.6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75cm" svg:height="0.389cm" svg:x="18.419cm" svg:y="8.808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387cm" svg:height="0.558cm" svg:x="18.841cm" svg:y="8.804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26cm" svg:height="0.539cm" svg:x="19.409cm" svg:y="8.658cm" svg:viewBox="0 0 261 540" svg:d="M155 192h81c15 0 25 0 25-17 0-10-10-10-25-10h-73c29-121 35-136 35-142 0-15-12-23-25-23-2 0-27 0-35 31l-32 134h-81c-17 0-25 0-25 16 0 11 8 11 23 11h75c-60 240-63 254-63 269 0 46 32 79 76 79 89 0 137-125 137-131 0-7-8-7-12-7-6 0-8 2-11 11-37 89-83 108-112 108-17 0-25-12-25-39 0-21 0-27 4-40z">
            <text:p/>
          </draw:path>
          <draw:path draw:style-name="gr3" draw:text-style-name="P9" draw:layer="layout" svg:width="0.561cm" svg:height="0.564cm" svg:x="19.93cm" svg:y="8.694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9" draw:layer="layout" svg:width="0.329cm" svg:height="0.383cm" svg:x="20.761cm" svg:y="8.813cm" svg:viewBox="0 0 330 384" svg:d="M301 52c-13 0-25 0-38 13-13 12-15 27-15 33 0 19 15 29 32 29 25 0 48-19 48-54 0-42-40-73-101-73-114 0-227 121-227 240 0 77 50 144 138 144 121 0 192-90 192-100 0-5-6-11-9-11-6 0-8 2-12 10-67 82-159 82-171 82-52 0-75-40-75-92 0-35 18-117 46-169 25-48 73-85 119-85 29 0 62 10 73 33z">
            <text:p/>
          </draw:path>
        </draw:g>
        <draw:g xml:id="id160" draw:id="id160">
          <svg:title>TexMaths</svg:title>
          <svg:desc>24§display§= \log \left( \sec x + \tan x \right) + c§svg§600§FALSE§</svg:desc>
          <draw:polygon draw:style-name="gr2" draw:text-style-name="P8" draw:layer="layout" svg:width="8.664cm" svg:height="0.76cm" svg:x="17.314cm" svg:y="10.041cm" svg:viewBox="0 0 8665 761" draw:points="4331,761 0,761 0,0 8665,0 8665,761">
            <text:p/>
          </draw:polygon>
          <draw:path draw:style-name="gr3" draw:text-style-name="P9" draw:layer="layout" svg:width="0.562cm" svg:height="0.199cm" svg:x="17.32cm" svg:y="10.32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189cm" svg:height="0.587cm" svg:x="18.189cm" svg:y="10.047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75cm" svg:height="0.389cm" svg:x="18.42cm" svg:y="10.25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387cm" svg:height="0.558cm" svg:x="18.842cm" svg:y="10.249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9" draw:layer="layout" svg:width="0.197cm" svg:height="0.844cm" svg:x="19.476cm" svg:y="9.99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277cm" svg:height="0.389cm" svg:x="19.749cm" svg:y="10.2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20.077cm" svg:y="10.2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20.457cm" svg:y="10.25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421cm" svg:height="0.383cm" svg:x="20.968cm" svg:y="10.25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9" draw:layer="layout" svg:width="0.562cm" svg:height="0.564cm" svg:x="21.661cm" svg:y="10.13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264cm" svg:height="0.529cm" svg:x="22.473cm" svg:y="10.112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9" draw:layer="layout" svg:width="0.381cm" svg:height="0.389cm" svg:x="22.82cm" svg:y="10.25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425cm" svg:height="0.373cm" svg:x="23.233cm" svg:y="10.25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23.84cm" svg:y="10.25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9" draw:layer="layout" svg:width="0.197cm" svg:height="0.844cm" svg:x="24.345cm" svg:y="9.99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562cm" svg:height="0.564cm" svg:x="24.859cm" svg:y="10.13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9cm" svg:height="0.383cm" svg:x="25.691cm" svg:y="10.25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162" draw:id="id162">
          <svg:title>TexMaths</svg:title>
          <svg:desc>26§display§\text {I}§svg§600§FALSE§</svg:desc>
          <draw:polygon draw:style-name="gr2" draw:text-style-name="P8" draw:layer="layout" svg:width="0.213cm" svg:height="0.534cm" svg:x="15.535cm" svg:y="13.445cm" svg:viewBox="0 0 214 535" draw:points="108,535 0,535 0,0 214,0 214,535">
            <text:p/>
          </draw:polygon>
          <draw:path draw:style-name="gr3" draw:text-style-name="P9" draw:layer="layout" svg:width="0.28cm" svg:height="0.626cm" svg:x="15.514cm" svg:y="13.399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63" draw:id="id163">
          <svg:title>TexMaths</svg:title>
          <svg:desc>26§display§=  \log \left[ \tan \left( \frac{\pi}{4} + \frac{x}{2} \right) \right] + c§svg§600§FALSE§</svg:desc>
          <draw:polygon draw:style-name="gr2" draw:text-style-name="P8" draw:layer="layout" svg:width="9.776cm" svg:height="1.585cm" svg:x="16.413cm" svg:y="12.944cm" svg:viewBox="0 0 9777 1586" draw:points="4889,1586 0,1586 0,0 9777,0 9777,1586">
            <text:p/>
          </draw:polygon>
          <draw:path draw:style-name="gr3" draw:text-style-name="P9" draw:layer="layout" svg:width="0.609cm" svg:height="0.215cm" svg:x="16.419cm" svg:y="13.613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9" draw:layer="layout" svg:width="0.205cm" svg:height="0.635cm" svg:x="17.362cm" svg:y="13.314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407cm" svg:height="0.421cm" svg:x="17.611cm" svg:y="13.538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19cm" svg:height="0.604cm" svg:x="18.069cm" svg:y="13.534cm" svg:viewBox="0 0 420 605" svg:d="M179 258c-81 0-81-92-81-112 0-25 2-55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7-50-24-102-24-158-24-23 0-62 0-68 0-29-5-50-34-50-63zM204 582c-94 0-156-46-156-93 0-44 35-77 75-79h54c79 0 183 0 183 79 0 47-67 93-156 93z">
            <text:p/>
          </draw:path>
          <draw:polygon draw:style-name="gr3" draw:text-style-name="P9" draw:layer="layout" svg:width="0.209cm" svg:height="1.644cm" svg:x="18.872cm" svg:y="12.898cm" svg:viewBox="0 0 210 1645" draw:points="0,1645 210,1645 210,1603 44,1603 44,44 210,44 210,0 0,0">
            <text:p/>
          </draw:polygon>
          <draw:path draw:style-name="gr3" draw:text-style-name="P9" draw:layer="layout" svg:width="0.286cm" svg:height="0.573cm" svg:x="19.113cm" svg:y="13.387cm" svg:viewBox="0 0 287 574" svg:d="M141 198h132v-30h-132v-168h-22c0 75-30 173-119 177v21h79v251c0 114 85 125 119 125 64 0 89-65 89-125v-52h-23v52c0 67-27 102-60 102-63 0-63-83-63-100z">
            <text:p/>
          </draw:path>
          <draw:path draw:style-name="gr3" draw:text-style-name="P9" draw:layer="layout" svg:width="0.413cm" svg:height="0.421cm" svg:x="19.49cm" svg:y="13.538cm" svg:viewBox="0 0 414 422" svg:d="M266 341c4 37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4cm" svg:x="19.937cm" svg:y="13.545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40-137 96v-96l-129 10v30c64 0 71 6 71 49z">
            <text:p/>
          </draw:path>
          <draw:path draw:style-name="gr3" draw:text-style-name="P9" draw:layer="layout" svg:width="0.348cm" svg:height="1.644cm" svg:x="20.734cm" svg:y="12.898cm" svg:viewBox="0 0 349 1645" svg:d="M308 1636c2 0 10 9 10 9h21c2 0 10 0 10-9 0-4-2-6-4-8-33-33-83-83-139-183-100-177-135-403-135-622 0-405 114-644 276-806 2-2 2-7 2-9 0-8-6-8-16-8-13 0-15 0-23 8-87 75-185 202-250 395-39 121-60 267-60 418 0 219 40 464 183 676 25 35 60 73 60 73 9 12 21 27 30 33z">
            <text:p/>
          </draw:path>
          <draw:path draw:style-name="gr3" draw:text-style-name="P9" draw:layer="layout" svg:width="0.494cm" svg:height="0.404cm" svg:x="21.25cm" svg:y="12.938cm" svg:viewBox="0 0 495 405" svg:d="M218 54h104c-31 135-39 175-39 237 0 13 0 38 8 69 9 41 19 45 34 45 18 0 37-16 37-35 0-4 0-6-6-19-27-66-27-126-27-151 0-50 6-98 16-146h106c11 0 44 0 44-31 0-23-19-23-35-23h-308c-21 0-56 0-96 44-33 35-56 77-56 81 0 2 0 10 10 10 9 0 11-4 15-10 46-71 100-71 116-71h55c-32 110-80 220-119 306-6 12-6 14-6 20 0 19 14 25 25 25 29 0 35-25 45-60 15-41 15-44 25-89z">
            <text:p/>
          </draw:path>
          <draw:polygon draw:style-name="gr3" draw:text-style-name="P9" draw:layer="layout" svg:width="0.554cm" svg:height="0.039cm" svg:x="21.225cm" svg:y="13.703cm" svg:viewBox="0 0 555 40" draw:points="279,40 0,40 0,0 555,0 555,40">
            <text:p/>
          </draw:polygon>
          <draw:path draw:style-name="gr3" draw:text-style-name="P9" draw:layer="layout" svg:width="0.407cm" svg:height="0.619cm" svg:x="21.297cm" svg:y="13.956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9" draw:layer="layout" svg:width="0.609cm" svg:height="0.61cm" svg:x="22.142cm" svg:y="13.416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9" draw:layer="layout" svg:width="0.457cm" svg:height="0.415cm" svg:x="23.141cm" svg:y="12.927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4 0 146-119 146-142 0-8-9-8-11-8-8 0-10 2-12 8-29 100-94 121-123 121-35 0-50-29-50-60 0-21 6-40 17-81z">
            <text:p/>
          </draw:path>
          <draw:polygon draw:style-name="gr3" draw:text-style-name="P9" draw:layer="layout" svg:width="0.523cm" svg:height="0.039cm" svg:x="23.114cm" svg:y="13.703cm" svg:viewBox="0 0 524 40" draw:points="262,40 0,40 0,0 524,0 524,40">
            <text:p/>
          </draw:polygon>
          <draw:path draw:style-name="gr3" draw:text-style-name="P9" draw:layer="layout" svg:width="0.365cm" svg:height="0.61cm" svg:x="23.193cm" svg:y="13.967cm" svg:viewBox="0 0 366 611" svg:d="M71 541l98-96c143-127 197-175 197-266 0-106-81-179-193-179-104 0-173 85-173 166 0 50 46 50 48 50 16 0 48-10 48-48 0-22-17-47-48-47-8 0-8 0-13 2 21-61 71-94 125-94 83 0 123 73 123 150 0 73-46 145-96 201l-177 196c-10 10-10 12-10 35h341l25-160h-23c-4 27-10 69-21 81-6 9-66 9-85 9z">
            <text:p/>
          </draw:path>
          <draw:path draw:style-name="gr3" draw:text-style-name="P9" draw:layer="layout" svg:width="0.348cm" svg:height="1.644cm" svg:x="23.779cm" svg:y="12.898cm" svg:viewBox="0 0 349 1645" svg:d="M349 821c0-262-62-540-243-746-12-15-46-50-69-69-6-6-8-6-20-6-9 0-17 0-17 8 0 4 4 9 6 11 31 31 81 81 138 183 99 174 135 401 135 619 0 397-110 641-275 807-2 2-4 6-4 8 0 9 8 9 17 9 12 0 14 0 23-7 87-74 185-201 249-395 40-124 60-274 60-422z">
            <text:p/>
          </draw:path>
          <draw:polygon draw:style-name="gr3" draw:text-style-name="P9" draw:layer="layout" svg:width="0.209cm" svg:height="1.644cm" svg:x="24.308cm" svg:y="12.898cm" svg:viewBox="0 0 210 1645" draw:points="166,1603 0,1603 0,1645 210,1645 210,0 0,0 0,44 166,44">
            <text:p/>
          </draw:polygon>
          <draw:path draw:style-name="gr3" draw:text-style-name="P9" draw:layer="layout" svg:width="0.609cm" svg:height="0.61cm" svg:x="24.977cm" svg:y="13.416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9" draw:layer="layout" svg:width="0.357cm" svg:height="0.415cm" svg:x="25.878cm" svg:y="13.545cm" svg:viewBox="0 0 358 416" svg:d="M327 56c-15 0-27 0-42 15-15 12-17 29-17 35 0 21 17 31 36 31 27 0 52-21 52-58 0-46-44-79-111-79-122 0-245 131-245 260 0 83 54 156 150 156 131 0 208-98 208-108 0-7-6-13-11-13-6 0-8 2-12 11-73 89-173 89-185 89-56 0-81-44-81-100 0-37 18-127 50-183 27-52 79-91 129-91 31 0 66 10 79 35z">
            <text:p/>
          </draw:path>
        </draw:g>
        <draw:g xml:id="id139" draw:id="id139">
          <svg:title>TexMaths</svg:title>
          <svg:desc>24§display§= \log t + c§svg§600§FALSE§</svg:desc>
          <draw:polygon draw:style-name="gr2" draw:text-style-name="P8" draw:layer="layout" svg:width="3.735cm" svg:height="0.676cm" svg:x="6.71cm" svg:y="8.54cm" svg:viewBox="0 0 3736 677" draw:points="1868,677 0,677 0,0 3736,0 3736,677">
            <text:p/>
          </draw:polygon>
          <draw:path draw:style-name="gr3" draw:text-style-name="P9" draw:layer="layout" svg:width="0.561cm" svg:height="0.199cm" svg:x="6.716cm" svg:y="8.775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189cm" svg:height="0.587cm" svg:x="7.585cm" svg:y="8.498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75cm" svg:height="0.389cm" svg:x="7.816cm" svg:y="8.706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387cm" svg:height="0.558cm" svg:x="8.238cm" svg:y="8.702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26cm" svg:height="0.539cm" svg:x="8.806cm" svg:y="8.556cm" svg:viewBox="0 0 261 540" svg:d="M155 192h81c15 0 25 0 25-17 0-10-10-10-25-10h-73c29-121 35-136 35-142 0-15-12-23-25-23-2 0-27 0-35 31l-32 134h-81c-17 0-25 0-25 16 0 11 8 11 23 11h75c-60 240-63 254-63 269 0 46 32 79 76 79 89 0 137-125 137-131 0-7-8-7-12-7-6 0-8 2-11 11-37 89-83 108-112 108-17 0-25-12-25-39 0-21 0-27 4-40z">
            <text:p/>
          </draw:path>
          <draw:path draw:style-name="gr3" draw:text-style-name="P9" draw:layer="layout" svg:width="0.561cm" svg:height="0.564cm" svg:x="9.327cm" svg:y="8.592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9" draw:layer="layout" svg:width="0.329cm" svg:height="0.383cm" svg:x="10.158cm" svg:y="8.711cm" svg:viewBox="0 0 330 384" svg:d="M301 52c-13 0-25 0-38 13-13 12-15 27-15 33 0 19 15 29 32 29 25 0 48-19 48-54 0-42-40-73-101-73-114 0-227 121-227 240 0 77 50 144 138 144 121 0 192-90 192-100 0-5-6-11-9-11-6 0-8 2-12 10-67 82-159 82-171 82-52 0-75-40-75-92 0-35 18-117 46-169 25-48 73-85 119-85 29 0 62 10 73 33z">
            <text:p/>
          </draw:path>
        </draw:g>
        <draw:g xml:id="id142" draw:id="id142">
          <svg:title>TexMaths</svg:title>
          <svg:desc>24§display§= \log \sin x + c§svg§600§FALSE§</svg:desc>
          <draw:polygon draw:style-name="gr2" draw:text-style-name="P8" draw:layer="layout" svg:width="5.088cm" svg:height="0.676cm" svg:x="6.711cm" svg:y="9.942cm" svg:viewBox="0 0 5089 677" draw:points="2543,677 0,677 0,0 5089,0 5089,677">
            <text:p/>
          </draw:polygon>
          <draw:path draw:style-name="gr3" draw:text-style-name="P9" draw:layer="layout" svg:width="0.561cm" svg:height="0.199cm" svg:x="6.717cm" svg:y="10.177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189cm" svg:height="0.587cm" svg:x="7.586cm" svg:y="9.9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75cm" svg:height="0.389cm" svg:x="7.817cm" svg:y="10.108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387cm" svg:height="0.558cm" svg:x="8.239cm" svg:y="10.104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7 0 25-5 25-25 0-15-12-42-44-42-18 0-54 6-91 40-34-28-71-30-88-30-79 0-138 57-138 123 0 38 19 69 40 88-11 12-27 40-27 69 0 27 12 60 39 75-52 16-79 52-79 87 0 59 84 107 188 107 100 0 188-44 188-109 0-31-13-73-55-98-47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277cm" svg:height="0.389cm" svg:x="8.817cm" svg:y="10.108cm" svg:viewBox="0 0 278 390" svg:d="M148 215c19 4 88 18 88 79 0 42-29 77-96 77-71 0-102-48-117-121-2-10-4-14-11-14-12 0-12 6-12 22v111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181cm" svg:height="0.566cm" svg:x="9.149cm" svg:y="9.921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4cm" svg:x="9.383cm" svg:y="10.113cm" svg:viewBox="0 0 426 375" svg:d="M65 83v228c0 37-7 37-65 37v27c29 0 73-2 96-2 21 0 65 2 94 2v-27c-56 0-65 0-65-37v-157c0-89 59-135 113-135s63 46 63 94v198c0 37-9 37-65 37v27c29 0 73-2 96-2 21 0 65 2 94 2v-27c-44 0-65 0-65-25v-162c0-73 0-99-27-130-12-14-40-31-88-31-64 0-102 37-127 88v-88l-119 10v27c60 0 65 5 65 46z">
            <text:p/>
          </draw:path>
          <draw:path draw:style-name="gr3" draw:text-style-name="P9" draw:layer="layout" svg:width="0.421cm" svg:height="0.383cm" svg:x="9.99cm" svg:y="10.113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4 41-47s-19-30-33-30c-25 0-46 23-46 50 0 38 42 55 81 55 55 0 86-59 88-65 10 33 40 65 92 65 86 0 134-109 134-130 0-8-7-8-9-8-8 0-10 2-12 8-27 92-84 111-113 111-33 0-46-27-46-56 0-19 6-36 15-75z">
            <text:p/>
          </draw:path>
          <draw:path draw:style-name="gr3" draw:text-style-name="P9" draw:layer="layout" svg:width="0.561cm" svg:height="0.564cm" svg:x="10.681cm" svg:y="9.994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9" draw:layer="layout" svg:width="0.329cm" svg:height="0.383cm" svg:x="11.512cm" svg:y="10.113cm" svg:viewBox="0 0 330 384" svg:d="M301 52c-13 0-25 0-38 13-13 12-13 27-13 33 0 19 13 29 30 29 25 0 48-19 48-54 0-42-40-73-101-73-114 0-227 121-227 240 0 77 50 144 138 144 121 0 192-90 192-100 0-5-6-11-9-11-6 0-6 2-12 10-67 82-159 82-171 82-52 0-75-40-75-92 0-35 18-117 46-169 25-48 73-85 119-85 29 0 62 10 73 33z">
            <text:p/>
          </draw:path>
        </draw:g>
        <draw:g xml:id="id141" draw:id="id141">
          <svg:title>TexMaths</svg:title>
          <svg:desc>26§display§\text {I}§svg§600§FALSE§</svg:desc>
          <draw:polygon draw:style-name="gr2" draw:text-style-name="P8" draw:layer="layout" svg:width="0.213cm" svg:height="0.534cm" svg:x="6.034cm" svg:y="10.044cm" svg:viewBox="0 0 214 535" draw:points="108,535 0,535 0,0 214,0 214,535">
            <text:p/>
          </draw:polygon>
          <draw:path draw:style-name="gr3" draw:text-style-name="P9" draw:layer="layout" svg:width="0.28cm" svg:height="0.626cm" svg:x="6.013cm" svg:y="9.998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40" draw:id="id140">
          <svg:title>TexMaths</svg:title>
          <svg:desc>26§display§\therefore§svg§600§FALSE§</svg:desc>
          <draw:polygon draw:style-name="gr2" draw:text-style-name="P8" draw:layer="layout" svg:width="0.49cm" svg:height="0.402cm" svg:x="4.605cm" svg:y="10.12cm" svg:viewBox="0 0 491 403" draw:points="246,403 0,403 0,0 491,0 491,403">
            <text:p/>
          </draw:polygon>
          <draw:path draw:style-name="gr3" draw:text-style-name="P9" draw:layer="layout" svg:width="0.555cm" svg:height="0.493cm" svg:x="4.586cm" svg:y="10.0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43" draw:id="id143">
          <svg:title>TexMaths</svg:title>
          <svg:desc>26§display§(3)§svg§600§FALSE§</svg:desc>
          <draw:polygon draw:style-name="gr2" draw:text-style-name="P8" draw:layer="layout" svg:width="0.986cm" svg:height="0.823cm" svg:x="2.609cm" svg:y="11.341cm" svg:viewBox="0 0 987 824" draw:points="494,824 0,824 0,0 987,0 987,824">
            <text:p/>
          </draw:polygon>
          <draw:path draw:style-name="gr3" draw:text-style-name="P9" draw:layer="layout" svg:width="0.213cm" svg:height="0.914cm" svg:x="2.653cm" svg:y="11.295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8cm" svg:height="0.629cm" svg:x="2.957cm" svg:y="11.372cm" svg:viewBox="0 0 381 630" svg:d="M229 287c75-23 127-87 127-160 0-75-79-127-169-127-91 0-162 54-162 125 0 29 21 48 46 48 29 0 48-21 48-48 0-46-44-46-57-46 28-44 88-56 121-56 38 0 90 21 90 102 0 12-2 64-27 106-27 43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9" draw:layer="layout" svg:width="0.213cm" svg:height="0.914cm" svg:x="3.43cm" svg:y="11.29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44" draw:id="id144">
          <svg:title>TexMaths</svg:title>
          <svg:desc>26§display§\text {Let,}§svg§600§FALSE§</svg:desc>
          <draw:polygon draw:style-name="gr2" draw:text-style-name="P8" draw:layer="layout" svg:width="1.429cm" svg:height="0.711cm" svg:x="4.027cm" svg:y="11.442cm" svg:viewBox="0 0 1430 712" draw:points="714,712 0,712 0,0 1430,0 1430,712">
            <text:p/>
          </draw:polygon>
          <draw:path draw:style-name="gr3" draw:text-style-name="P9" draw:layer="layout" svg:width="0.503cm" svg:height="0.625cm" svg:x="4.01cm" svg:y="11.396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9" draw:layer="layout" svg:width="0.355cm" svg:height="0.421cm" svg:x="4.578cm" svg:y="11.61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9" draw:layer="layout" svg:width="0.288cm" svg:height="0.573cm" svg:x="4.976cm" svg:y="11.458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9" draw:layer="layout" svg:width="0.107cm" svg:height="0.274cm" svg:x="5.392cm" svg:y="11.922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145" draw:id="id145">
          <svg:title>TexMaths</svg:title>
          <svg:desc>26§display§\text {I}§svg§600§FALSE§</svg:desc>
          <draw:polygon draw:style-name="gr2" draw:text-style-name="P8" draw:layer="layout" svg:width="0.213cm" svg:height="0.534cm" svg:x="6.034cm" svg:y="11.444cm" svg:viewBox="0 0 214 535" draw:points="108,535 0,535 0,0 214,0 214,535">
            <text:p/>
          </draw:polygon>
          <draw:path draw:style-name="gr3" draw:text-style-name="P9" draw:layer="layout" svg:width="0.28cm" svg:height="0.626cm" svg:x="6.013cm" svg:y="11.398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46" draw:id="id146">
          <svg:title>TexMaths</svg:title>
          <svg:desc>24§display§= \smallint \sec x \ dx§svg§600§FALSE§</svg:desc>
          <draw:polygon draw:style-name="gr2" draw:text-style-name="P8" draw:layer="layout" svg:width="4.261cm" svg:height="0.702cm" svg:x="6.812cm" svg:y="11.342cm" svg:viewBox="0 0 4262 703" draw:points="2131,703 0,703 0,0 4262,0 4262,703">
            <text:p/>
          </draw:polygon>
          <draw:path draw:style-name="gr3" draw:text-style-name="P9" draw:layer="layout" svg:width="0.561cm" svg:height="0.199cm" svg:x="6.818cm" svg:y="11.594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352cm" svg:height="0.786cm" svg:x="7.707cm" svg:y="11.3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9" draw:layer="layout" svg:width="0.277cm" svg:height="0.389cm" svg:x="8.273cm" svg:y="11.527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8.601cm" svg:y="11.527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9" draw:layer="layout" svg:width="0.322cm" svg:height="0.389cm" svg:x="8.981cm" svg:y="11.527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421cm" svg:height="0.383cm" svg:x="9.494cm" svg:y="11.53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  <draw:path draw:style-name="gr3" draw:text-style-name="P9" draw:layer="layout" svg:width="0.402cm" svg:height="0.596cm" svg:x="10.266cm" svg:y="11.319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10.696cm" svg:y="11.5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3-86 112-113 112-33 0-46-27-46-56 0-19 6-36 15-75z">
            <text:p/>
          </draw:path>
        </draw:g>
        <draw:g xml:id="id147" draw:id="id147">
          <svg:title>TexMaths</svg:title>
          <svg:desc>24§display§= \int \left( \frac{\sec x ( \sec x + \tan x )}{\sec x + \tan x } \right)  dx§svg§600§FALSE§</svg:desc>
          <draw:polygon draw:style-name="gr2" draw:text-style-name="P8" draw:layer="layout" svg:width="11.199cm" svg:height="1.941cm" svg:x="2.614cm" svg:y="12.843cm" svg:viewBox="0 0 11200 1942" draw:points="5599,1942 0,1942 0,0 11200,0 11200,1942">
            <text:p/>
          </draw:polygon>
          <draw:path draw:style-name="gr3" draw:text-style-name="P9" draw:layer="layout" svg:width="0.562cm" svg:height="0.199cm" svg:x="2.62cm" svg:y="13.71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5cm" svg:x="3.509cm" svg:y="12.876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9" draw:layer="layout" svg:width="0.416cm" svg:height="2.025cm" svg:x="4.622cm" svg:y="12.801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9" draw:layer="layout" svg:width="0.277cm" svg:height="0.389cm" svg:x="5.196cm" svg:y="13.07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5.525cm" svg:y="13.07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5.905cm" svg:y="13.07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421cm" svg:height="0.383cm" svg:x="6.416cm" svg:y="13.0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9" draw:layer="layout" svg:width="0.197cm" svg:height="0.844cm" svg:x="6.957cm" svg:y="12.82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9" draw:layer="layout" svg:width="0.277cm" svg:height="0.389cm" svg:x="7.23cm" svg:y="13.07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7.558cm" svg:y="13.07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7.938cm" svg:y="13.07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421cm" svg:height="0.383cm" svg:x="8.449cm" svg:y="13.0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9" draw:layer="layout" svg:width="0.562cm" svg:height="0.564cm" svg:x="9.142cm" svg:y="12.96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266cm" svg:height="0.529cm" svg:x="9.954cm" svg:y="12.935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9" draw:layer="layout" svg:width="0.381cm" svg:height="0.389cm" svg:x="10.302cm" svg:y="13.07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425cm" svg:height="0.373cm" svg:x="10.715cm" svg:y="13.08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1.322cm" svg:y="13.08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9" draw:layer="layout" svg:width="0.197cm" svg:height="0.844cm" svg:x="11.826cm" svg:y="12.8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9" draw:layer="layout" svg:width="6.94cm" svg:height="0.035cm" svg:x="5.168cm" svg:y="13.796cm" svg:viewBox="0 0 6941 36" draw:points="3470,36 0,36 0,0 6941,0 6941,36">
            <text:p/>
          </draw:polygon>
          <draw:path draw:style-name="gr3" draw:text-style-name="P9" draw:layer="layout" svg:width="0.277cm" svg:height="0.389cm" svg:x="6.377cm" svg:y="14.22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6.706cm" svg:y="14.22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7.086cm" svg:y="14.22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421cm" svg:height="0.383cm" svg:x="7.597cm" svg:y="14.2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9" draw:layer="layout" svg:width="0.562cm" svg:height="0.564cm" svg:x="8.29cm" svg:y="14.11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266cm" svg:height="0.529cm" svg:x="9.102cm" svg:y="14.084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9" draw:layer="layout" svg:width="0.381cm" svg:height="0.389cm" svg:x="9.449cm" svg:y="14.22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425cm" svg:height="0.373cm" svg:x="9.862cm" svg:y="14.2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0.469cm" svg:y="14.2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9" draw:layer="layout" svg:width="0.416cm" svg:height="2.025cm" svg:x="12.237cm" svg:y="12.801cm" svg:viewBox="0 0 417 2026" svg:d="M417 1014c0-332-77-666-292-920-16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9" draw:layer="layout" svg:width="0.402cm" svg:height="0.596cm" svg:x="13.003cm" svg:y="13.43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9" draw:layer="layout" svg:width="0.421cm" svg:height="0.383cm" svg:x="13.434cm" svg:y="13.65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2 65 87 0 135-109 135-131 0-7-8-7-10-7-8 0-10 2-12 7-26 93-86 112-113 112-33 0-46-27-46-56 0-19 6-36 15-75z">
            <text:p/>
          </draw:path>
        </draw:g>
        <draw:g xml:id="id150" draw:id="id150">
          <svg:title>TexMaths</svg:title>
          <svg:desc>24§display§= \int \left( \frac{\sec x \tan x + \sec^2 x }{\sec x + \tan x } \right)  dx§svg§600§FALSE§</svg:desc>
          <draw:polygon draw:style-name="gr2" draw:text-style-name="P8" draw:layer="layout" svg:width="11.059cm" svg:height="1.986cm" svg:x="15.614cm" svg:y="0.643cm" svg:viewBox="0 0 11060 1987" draw:points="5531,1987 0,1987 0,0 11060,0 11060,1987">
            <text:p/>
          </draw:polygon>
          <draw:path draw:style-name="gr3" draw:text-style-name="P9" draw:layer="layout" svg:width="0.561cm" svg:height="0.199cm" svg:x="15.62cm" svg:y="1.561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75cm" svg:height="1.874cm" svg:x="16.509cm" svg:y="0.722cm" svg:viewBox="0 0 751 1875" svg:d="M40 1837c27 0 43-19 43-40 0-29-22-43-41-43-21 0-42 14-42 43 0 44 42 78 94 78 129 0 177-197 236-441 65-267 121-538 167-808 31-179 62-348 90-457 10-42 39-150 73-150 25 0 46 16 50 19-28 2-42 20-42 41 0 28 21 42 40 42 22 0 43-14 43-42 0-46-46-79-93-79-65 0-111 92-159 265-2 8-117 432-209 985-23 128-48 270-75 387-15 62-54 221-123 221-31 0-50-21-52-21z">
            <text:p/>
          </draw:path>
          <draw:path draw:style-name="gr3" draw:text-style-name="P9" draw:layer="layout" svg:width="0.416cm" svg:height="2.024cm" svg:x="17.622cm" svg:y="0.647cm" svg:viewBox="0 0 417 2025" svg:d="M417 2017c0-4-2-6-4-7-31-33-89-89-144-181-137-217-198-491-198-816 0-228 29-520 169-771 67-121 136-190 175-227 2-2 2-3 2-7 0-8-6-8-18-8-11 0-13 0-27 13-284 258-372 643-372 999 0 332 77 666 292 919 17 19 48 54 84 84 10 10 12 10 23 10 12 0 18 0 18-8z">
            <text:p/>
          </draw:path>
          <draw:path draw:style-name="gr3" draw:text-style-name="P9" draw:layer="layout" svg:width="0.277cm" svg:height="0.389cm" svg:x="18.196cm" svg:y="0.922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18.524cm" svg:y="0.922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9" draw:layer="layout" svg:width="0.322cm" svg:height="0.389cm" svg:x="18.904cm" svg:y="0.922cm" svg:viewBox="0 0 323 390" svg:d="M71 196c0-138 69-175 113-175 8 0 62 0 92 31-36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421cm" svg:height="0.383cm" svg:x="19.415cm" svg:y="0.92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ath draw:style-name="gr3" draw:text-style-name="P9" draw:layer="layout" svg:width="0.264cm" svg:height="0.529cm" svg:x="20.029cm" svg:y="0.78cm" svg:viewBox="0 0 265 530" svg:d="M131 182h120v-27h-120v-155h-22c0 69-26 159-109 163v19h73v233c0 105 79 115 109 115 60 0 83-60 83-115v-48h-21v48c0 61-25 94-56 94-57 0-57-77-57-92z">
            <text:p/>
          </draw:path>
          <draw:path draw:style-name="gr3" draw:text-style-name="P9" draw:layer="layout" svg:width="0.381cm" svg:height="0.389cm" svg:x="20.377cm" svg:y="0.922cm" svg:viewBox="0 0 382 390" svg:d="M246 315c4 34 27 69 67 69 17 0 69-12 69-81v-46h-21v46c0 50-21 56-31 56-27 0-31-38-31-42v-171c0-35 0-67-30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9" draw:layer="layout" svg:width="0.425cm" svg:height="0.373cm" svg:x="20.79cm" svg:y="0.92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421cm" svg:height="0.383cm" svg:x="21.396cm" svg:y="0.925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2-86 112-113 112-33 0-46-27-46-56 0-19 6-36 15-75z">
            <text:p/>
          </draw:path>
          <draw:path draw:style-name="gr3" draw:text-style-name="P9" draw:layer="layout" svg:width="0.561cm" svg:height="0.563cm" svg:x="22.089cm" svg:y="0.808cm" svg:viewBox="0 0 562 564" svg:d="M299 299h237c11 0 26 0 26-17s-15-17-26-17h-237v-236c0-14 0-29-17-29s-17 15-17 29v236h-236c-14 0-29 0-29 17s15 17 29 17h236v237c0 11 0 28 17 28s17-17 17-28z">
            <text:p/>
          </draw:path>
          <draw:path draw:style-name="gr3" draw:text-style-name="P9" draw:layer="layout" svg:width="0.277cm" svg:height="0.389cm" svg:x="22.913cm" svg:y="0.922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23.241cm" svg:y="0.922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9" draw:layer="layout" svg:width="0.322cm" svg:height="0.389cm" svg:x="23.621cm" svg:y="0.922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262cm" svg:height="0.392cm" svg:x="24.005cm" svg:y="0.60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9" draw:layer="layout" svg:width="0.421cm" svg:height="0.383cm" svg:x="24.51cm" svg:y="0.92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olygon draw:style-name="gr3" draw:text-style-name="P9" draw:layer="layout" svg:width="6.801cm" svg:height="0.035cm" svg:x="18.167cm" svg:y="1.641cm" svg:viewBox="0 0 6802 36" draw:points="3402,36 0,36 0,0 6802,0 6802,36">
            <text:p/>
          </draw:polygon>
          <draw:path draw:style-name="gr3" draw:text-style-name="P9" draw:layer="layout" svg:width="0.277cm" svg:height="0.389cm" svg:x="19.308cm" svg:y="2.069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19.636cm" svg:y="2.069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9" draw:layer="layout" svg:width="0.322cm" svg:height="0.389cm" svg:x="20.016cm" svg:y="2.069cm" svg:viewBox="0 0 323 390" svg:d="M71 196c0-138 69-175 113-175 8 0 62 0 92 31-36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421cm" svg:height="0.383cm" svg:x="20.527cm" svg:y="2.07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ath draw:style-name="gr3" draw:text-style-name="P9" draw:layer="layout" svg:width="0.561cm" svg:height="0.563cm" svg:x="21.22cm" svg:y="1.956cm" svg:viewBox="0 0 562 564" svg:d="M299 299h237c11 0 26 0 26-17s-15-17-26-17h-237v-236c0-14 0-29-17-29s-17 15-17 29v236h-236c-14 0-29 0-29 17s15 17 29 17h236v237c0 11 0 28 17 28s17-17 17-28z">
            <text:p/>
          </draw:path>
          <draw:path draw:style-name="gr3" draw:text-style-name="P9" draw:layer="layout" svg:width="0.264cm" svg:height="0.529cm" svg:x="22.032cm" svg:y="1.929cm" svg:viewBox="0 0 265 530" svg:d="M131 182h120v-27h-120v-155h-22c0 69-26 159-109 163v19h73v233c0 105 79 115 109 115 60 0 83-60 83-115v-48h-21v48c0 61-25 94-56 94-57 0-57-77-57-92z">
            <text:p/>
          </draw:path>
          <draw:path draw:style-name="gr3" draw:text-style-name="P9" draw:layer="layout" svg:width="0.381cm" svg:height="0.389cm" svg:x="22.379cm" svg:y="2.069cm" svg:viewBox="0 0 382 390" svg:d="M246 315c4 34 27 69 67 69 17 0 69-12 69-81v-46h-21v46c0 50-21 56-31 56-27 0-31-38-31-42v-171c0-35 0-67-30-100-33-33-75-46-115-46-71 0-129 40-129 96 0 25 17 40 38 40 25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9" draw:layer="layout" svg:width="0.425cm" svg:height="0.373cm" svg:x="22.792cm" svg:y="2.07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421cm" svg:height="0.383cm" svg:x="23.399cm" svg:y="2.07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ath draw:style-name="gr3" draw:text-style-name="P9" draw:layer="layout" svg:width="0.416cm" svg:height="2.024cm" svg:x="25.1cm" svg:y="0.647cm" svg:viewBox="0 0 417 2025" svg:d="M417 1013c0-332-77-666-292-919-16-19-48-54-83-84-11-10-13-10-25-10-9 0-17 0-17 8 0 4 4 7 6 9 29 31 86 87 142 179 136 217 199 491 199 816 0 228-30 520-170 771-68 121-139 190-173 227-2 1-4 3-4 7 0 8 8 8 17 8 12 0 14 0 27-14 284-257 373-642 373-998z">
            <text:p/>
          </draw:path>
          <draw:path draw:style-name="gr3" draw:text-style-name="P9" draw:layer="layout" svg:width="0.402cm" svg:height="0.596cm" svg:x="25.866cm" svg:y="1.284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26.294cm" svg:y="1.49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</draw:g>
        <draw:g xml:id="id151" draw:id="id151">
          <svg:title>TexMaths</svg:title>
          <svg:desc>22§display§\text {Put}§svg§600§FALSE§</svg:desc>
          <draw:polygon draw:style-name="gr2" draw:text-style-name="P8" draw:layer="layout" svg:width="1.136cm" svg:height="0.46cm" svg:x="15.522cm" svg:y="3.536cm" svg:viewBox="0 0 1137 461" draw:points="568,461 0,461 0,0 1137,0 1137,461">
            <text:p/>
          </draw:polygon>
          <draw:path draw:style-name="gr3" draw:text-style-name="P9" draw:layer="layout" svg:width="0.457cm" svg:height="0.529cm" svg:x="15.51cm" svg:y="3.497cm" svg:viewBox="0 0 458 530" svg:d="M150 285h130c93 0 178-63 178-141 0-75-78-144-183-144h-275v25h19c60 0 60 8 60 35v410c0 28 0 36-60 36h-19v24c26-2 84-2 114-2s88 0 115 2v-24h-18c-60 0-61-8-61-36zM146 264v-209c0-25 2-30 39-30h68c124 0 124 81 124 119 0 37 0 120-124 120z">
            <text:p/>
          </draw:path>
          <draw:path draw:style-name="gr3" draw:text-style-name="P9" draw:layer="layout" svg:width="0.39cm" svg:height="0.351cm" svg:x="16.034cm" svg:y="3.684cm" svg:viewBox="0 0 391 352" svg:d="M278 282v70l113-9v-24c-55 0-60-5-60-42v-277l-115 9v24c55 0 60 6 60 43v139c0 67-37 120-93 120-65 0-69-36-69-76v-259l-114 9v24c60 0 60 2 60 71v116c0 62 0 132 120 132 42 0 77-21 98-70z">
            <text:p/>
          </draw:path>
          <draw:path draw:style-name="gr3" draw:text-style-name="P9" draw:layer="layout" svg:width="0.244cm" svg:height="0.485cm" svg:x="16.453cm" svg:y="3.55cm" svg:viewBox="0 0 245 486" svg:d="M120 167h111v-24h-111v-143h-20c0 63-24 146-100 150v17h67v213c0 97 72 106 100 106 55 0 78-54 78-106v-44h-21v44c0 57-23 87-52 87-52 0-52-71-52-85z">
            <text:p/>
          </draw:path>
        </draw:g>
        <draw:g xml:id="id152" draw:id="id152">
          <svg:title>TexMaths</svg:title>
          <svg:desc>24§display§\sec x + \tan x = t §svg§600§FALSE§</svg:desc>
          <draw:polygon draw:style-name="gr2" draw:text-style-name="P8" draw:layer="layout" svg:width="5.898cm" svg:height="0.513cm" svg:x="17.329cm" svg:y="3.44cm" svg:viewBox="0 0 5899 514" draw:points="2950,514 0,514 0,0 5899,0 5899,514">
            <text:p/>
          </draw:polygon>
          <draw:path draw:style-name="gr3" draw:text-style-name="P9" draw:layer="layout" svg:width="0.277cm" svg:height="0.388cm" svg:x="17.314cm" svg:y="3.548cm" svg:viewBox="0 0 278 389" svg:d="M148 215c19 4 88 17 88 78 0 42-29 77-96 77-71 0-102-48-117-121-2-9-4-13-11-13-12 0-12 6-12 21v111c0 15 0 21 10 21 3 0 5-2 21-17 2-2 2-4 17-19 36 34 75 36 92 36 98 0 138-57 138-119 0-44-26-69-36-80-29-27-61-33-96-40-48-10-106-20-106-69 0-31 23-66 96-66 93 0 98 77 100 104 0 8 8 8 10 8 11 0 11-4 11-22v-84c0-15 0-21-9-21-4 0-6 0-18 10-1 3-11 11-15 13-31-23-67-23-79-23-103 0-136 58-136 104 0 30 13 53 36 72 27 21 52 27 112 39z">
            <text:p/>
          </draw:path>
          <draw:path draw:style-name="gr3" draw:text-style-name="P9" draw:layer="layout" svg:width="0.327cm" svg:height="0.388cm" svg:x="17.644cm" svg:y="3.548cm" svg:viewBox="0 0 328 389" svg:d="M71 167c6-127 77-148 106-148 86 0 96 113 96 148zM71 184h236c19 0 21 0 21-17 0-85-46-167-151-167-98 0-177 86-177 194 0 113 88 195 186 195 104 0 142-94 142-111 0-8-7-10-11-10-8 0-10 6-10 12-30 88-107 88-115 88-42 0-77-27-96-57-25-41-25-96-25-127z">
            <text:p/>
          </draw:path>
          <draw:path draw:style-name="gr3" draw:text-style-name="P9" draw:layer="layout" svg:width="0.322cm" svg:height="0.388cm" svg:x="18.023cm" svg:y="3.548cm" svg:viewBox="0 0 323 389" svg:d="M71 196c0-138 69-175 113-175 8 0 62 0 93 31-35 4-41 29-41 40 0 21 16 38 39 38s40-15 40-40c0-57-65-90-131-90-105 0-184 92-184 196 0 109 84 193 182 193 114 0 141-101 141-111 0-8-8-8-10-8-8 0-10 4-12 8-24 79-80 90-111 90-44 0-119-36-119-172z">
            <text:p/>
          </draw:path>
          <draw:path draw:style-name="gr3" draw:text-style-name="P9" draw:layer="layout" svg:width="0.421cm" svg:height="0.382cm" svg:x="18.535cm" svg:y="3.553cm" svg:viewBox="0 0 422 383" svg:d="M259 119c4-23 23-100 83-100 6 0 25 0 42 10-23 6-40 27-40 46 0 13 9 30 32 30 20 0 46-15 46-49 0-44-49-56-78-56-50 0-79 44-91 65-21-57-65-65-90-65-88 0-136 109-136 130 0 8 8 8 9 8 8 0 10 0 12-8 29-90 85-111 113-111 16 0 46 8 46 56 0 27-15 84-46 201-13 54-44 88-80 88-6 0-25 0-43-9 22-6 41-23 41-46s-19-31-33-31c-25 0-46 23-46 50 0 38 42 55 79 55 57 0 88-59 90-65 10 33 40 65 90 65 89 0 137-109 137-130 0-8-8-8-10-8-8 0-10 2-12 8-26 92-86 111-113 111-32 0-46-27-46-55 0-20 6-37 15-75z">
            <text:p/>
          </draw:path>
          <draw:path draw:style-name="gr3" draw:text-style-name="P9" draw:layer="layout" svg:width="0.562cm" svg:height="0.563cm" svg:x="19.227cm" svg:y="3.434cm" svg:viewBox="0 0 563 564" svg:d="M300 299h236c11 0 27 0 27-17s-16-17-27-17h-236v-236c0-14 0-29-18-29-17 0-17 15-17 29v236h-236c-14 0-29 0-29 17s15 17 29 17h236v236c0 11 0 29 17 29 18 0 18-18 18-29z">
            <text:p/>
          </draw:path>
          <draw:path draw:style-name="gr3" draw:text-style-name="P9" draw:layer="layout" svg:width="0.264cm" svg:height="0.528cm" svg:x="20.039cm" svg:y="3.408cm" svg:viewBox="0 0 265 529" svg:d="M131 182h121v-27h-121v-155h-22c0 69-26 159-109 163v19h73v232c0 105 79 115 109 115 60 0 83-59 83-115v-48h-21v48c0 61-25 94-56 94-57 0-57-77-57-92z">
            <text:p/>
          </draw:path>
          <draw:path draw:style-name="gr3" draw:text-style-name="P9" draw:layer="layout" svg:width="0.381cm" svg:height="0.388cm" svg:x="20.387cm" svg:y="3.548cm" svg:viewBox="0 0 382 389" svg:d="M246 314c4 35 27 69 67 69 17 0 69-11 69-80v-46h-21v46c0 50-21 55-31 55-27 0-30-38-30-42v-170c0-35 0-67-31-100-33-33-75-46-115-46-71 0-129 40-129 96 0 25 17 40 38 40 23 0 39-17 39-40 0-10-4-38-42-38 23-29 63-39 92-39 40 0 88 33 88 108v32c-42 2-102 4-156 29-63 29-84 73-84 111 0 69 83 90 136 90 56 0 94-34 110-75zM240 176v85c0 80-59 109-98 109-42 0-77-31-77-73 0-46 37-117 175-121z">
            <text:p/>
          </draw:path>
          <draw:path draw:style-name="gr3" draw:text-style-name="P9" draw:layer="layout" svg:width="0.425cm" svg:height="0.373cm" svg:x="20.801cm" svg:y="3.553cm" svg:viewBox="0 0 426 374" svg:d="M65 82v229c0 36-7 36-65 36v27c29 0 73-2 96-2 21 0 65 2 94 2v-27c-56 0-65 0-65-36v-158c0-88 59-134 113-134s63 46 63 94v198c0 36-9 36-65 36v27c29 0 73-2 96-2 21 0 66 2 94 2v-27c-44 0-65 0-65-25v-161c0-73 0-100-27-130-11-14-40-31-88-31-64 0-102 36-127 88v-88l-119 10v26c60 0 65 6 65 46z">
            <text:p/>
          </draw:path>
          <draw:path draw:style-name="gr3" draw:text-style-name="P9" draw:layer="layout" svg:width="0.421cm" svg:height="0.382cm" svg:x="21.408cm" svg:y="3.553cm" svg:viewBox="0 0 422 383" svg:d="M259 119c4-23 23-100 83-100 6 0 25 0 42 10-23 6-40 27-40 46 0 13 9 30 32 30 20 0 46-15 46-49 0-44-49-56-78-56-50 0-79 44-91 65-21-57-65-65-90-65-88 0-136 109-136 130 0 8 8 8 9 8 8 0 10 0 12-8 29-90 85-111 113-111 16 0 46 8 46 56 0 27-15 84-46 201-13 54-44 88-80 88-6 0-25 0-43-9 22-6 41-23 41-46s-19-31-33-31c-25 0-46 23-46 50 0 38 42 55 81 55 55 0 86-59 88-65 10 33 40 65 92 65 87 0 135-109 135-130 0-8-8-8-10-8-8 0-10 2-12 8-26 92-84 111-113 111-32 0-46-27-46-55 0-20 6-37 15-75z">
            <text:p/>
          </draw:path>
          <draw:path draw:style-name="gr3" draw:text-style-name="P9" draw:layer="layout" svg:width="0.562cm" svg:height="0.198cm" svg:x="22.148cm" svg:y="3.617cm" svg:viewBox="0 0 563 199" svg:d="M534 35c13 0 29 0 29-18 0-17-16-17-27-17h-507c-14 0-29 0-29 17 0 18 15 18 29 18zM536 199c11 0 27 0 27-17s-16-17-29-17h-505c-14 0-29 0-29 17s15 17 29 17z">
            <text:p/>
          </draw:path>
          <draw:path draw:style-name="gr3" draw:text-style-name="P9" draw:layer="layout" svg:width="0.26cm" svg:height="0.538cm" svg:x="23.01cm" svg:y="3.398cm" svg:viewBox="0 0 261 539" svg:d="M156 192h80c16 0 25 0 25-18 0-9-9-9-25-9h-73c29-121 35-136 35-142 0-15-12-23-25-23-4 0-27 0-35 31l-32 134h-81c-17 0-25 0-25 15 0 12 8 12 23 12h75c-62 239-63 253-63 268 0 46 32 79 76 79 89 0 137-125 137-131 0-7-8-7-12-7-6 0-7 2-11 11-37 88-83 107-112 107-17 0-25-11-25-38 0-21 0-27 4-40z">
            <text:p/>
          </draw:path>
        </draw:g>
        <draw:g xml:id="id153" draw:id="id153">
          <svg:title>TexMaths</svg:title>
          <svg:desc>24§display§\therefore \ ( \sec x \tan x + \sec^2 x )dx =  dt§svg§600§FALSE§</svg:desc>
          <draw:polygon draw:style-name="gr2" draw:text-style-name="P8" draw:layer="layout" svg:width="11.213cm" svg:height="0.867cm" svg:x="15.932cm" svg:y="4.44cm" svg:viewBox="0 0 11214 868" draw:points="5608,868 0,868 0,0 11214,0 11214,868">
            <text:p/>
          </draw:polygon>
          <draw:path draw:style-name="gr3" draw:text-style-name="P9" draw:layer="layout" svg:width="0.512cm" svg:height="0.456cm" svg:x="15.915cm" svg:y="4.748cm" svg:viewBox="0 0 513 457" svg:d="M301 44c0-23-21-44-44-44-25 0-46 21-46 44 0 25 21 46 46 46 23 0 44-19 44-46zM513 411c0-23-20-44-45-44s-46 21-46 44c0 25 21 46 46 46s45-21 45-46zM90 411c0-23-21-44-46-44-23 0-44 21-44 44 0 25 21 46 44 46 25 0 46-21 46-46z">
            <text:p/>
          </draw:path>
          <draw:path draw:style-name="gr3" draw:text-style-name="P9" draw:layer="layout" svg:width="0.197cm" svg:height="0.844cm" svg:x="17.052cm" svg:y="4.506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277cm" svg:height="0.389cm" svg:x="17.324cm" svg:y="4.761cm" svg:viewBox="0 0 278 390" svg:d="M148 215c19 4 88 17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327cm" svg:height="0.389cm" svg:x="17.652cm" svg:y="4.76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322cm" svg:height="0.389cm" svg:x="18.033cm" svg:y="4.761cm" svg:viewBox="0 0 323 390" svg:d="M71 196c0-138 69-175 113-175 8 0 62 0 92 31-36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421cm" svg:height="0.383cm" svg:x="18.543cm" svg:y="4.765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4 111-113 111-33 0-46-27-46-56 0-19 6-36 15-75z">
            <text:p/>
          </draw:path>
          <draw:path draw:style-name="gr3" draw:text-style-name="P9" draw:layer="layout" svg:width="0.264cm" svg:height="0.529cm" svg:x="19.158cm" svg:y="4.619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9" draw:layer="layout" svg:width="0.381cm" svg:height="0.389cm" svg:x="19.505cm" svg:y="4.761cm" svg:viewBox="0 0 382 390" svg:d="M246 315c4 35 27 69 67 69 17 0 69-11 69-80v-47h-21v47c0 50-21 55-31 55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425cm" svg:height="0.374cm" svg:x="19.918cm" svg:y="4.76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421cm" svg:height="0.383cm" svg:x="20.524cm" svg:y="4.765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9" draw:layer="layout" svg:width="0.562cm" svg:height="0.564cm" svg:x="21.217cm" svg:y="4.646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9" draw:layer="layout" svg:width="0.277cm" svg:height="0.389cm" svg:x="22.041cm" svg:y="4.761cm" svg:viewBox="0 0 278 390" svg:d="M148 215c19 4 88 17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327cm" svg:height="0.389cm" svg:x="22.369cm" svg:y="4.76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322cm" svg:height="0.389cm" svg:x="22.749cm" svg:y="4.761cm" svg:viewBox="0 0 323 390" svg:d="M71 196c0-138 69-175 113-175 8 0 62 0 92 31-34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262cm" svg:height="0.393cm" svg:x="23.133cm" svg:y="4.398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9" draw:layer="layout" svg:width="0.421cm" svg:height="0.383cm" svg:x="23.638cm" svg:y="4.765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9" draw:layer="layout" svg:width="0.197cm" svg:height="0.844cm" svg:x="24.145cm" svg:y="4.506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402cm" svg:height="0.597cm" svg:x="24.458cm" svg:y="4.554cm" svg:viewBox="0 0 403 598" svg:d="M403 10c0-2 0-10-11-10-12 0-93 8-108 10-6 0-11 3-11 15s7 12 21 12c40 0 42 5 42 13l-4 17-50 200c-15-31-40-54-79-54-97 0-203 125-203 248 0 81 46 137 113 137 18 0 60-4 110-64 7 35 36 64 76 64 31 0 50-20 64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9" draw:layer="layout" svg:width="0.421cm" svg:height="0.383cm" svg:x="24.888cm" svg:y="4.765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9" draw:layer="layout" svg:width="0.562cm" svg:height="0.199cm" svg:x="25.627cm" svg:y="4.82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402cm" svg:height="0.597cm" svg:x="26.503cm" svg:y="4.554cm" svg:viewBox="0 0 403 598" svg:d="M403 10c0-2 0-10-11-10-12 0-93 8-108 10-6 0-11 3-11 15s7 12 21 12c40 0 42 5 42 13l-4 17-50 200c-15-31-40-54-79-54-97 0-203 125-203 248 0 81 46 137 113 137 18 0 60-4 110-64 7 35 36 64 76 64 31 0 50-20 64-48 13-29 25-81 25-83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9" draw:layer="layout" svg:width="0.26cm" svg:height="0.539cm" svg:x="26.929cm" svg:y="4.611cm" svg:viewBox="0 0 261 540" svg:d="M156 192h80c15 0 25 0 25-17 0-10-10-10-25-10h-73c29-121 35-136 35-142 0-15-12-23-25-23-4 0-27 0-35 31l-32 134h-81c-17 0-25 0-25 16 0 11 8 11 23 11h75c-62 240-63 254-63 269 0 46 32 79 76 79 89 0 137-125 137-131 0-7-8-7-12-7-6 0-8 1-11 11-37 88-83 108-112 108-17 0-25-12-25-39 0-21 0-27 4-40z">
            <text:p/>
          </draw:path>
        </draw:g>
        <draw:g xml:id="id156" draw:id="id156">
          <svg:title>TexMaths</svg:title>
          <svg:desc>24§display§= \int \frac{1}{t} dt§svg§600§FALSE§</svg:desc>
          <draw:polygon draw:style-name="gr2" draw:text-style-name="P8" draw:layer="layout" svg:width="3.132cm" svg:height="1.791cm" svg:x="17.413cm" svg:y="6.042cm" svg:viewBox="0 0 3133 1792" draw:points="1566,1792 0,1792 0,0 3133,0 3133,1792">
            <text:p/>
          </draw:polygon>
          <draw:path draw:style-name="gr3" draw:text-style-name="P9" draw:layer="layout" svg:width="0.561cm" svg:height="0.199cm" svg:x="17.419cm" svg:y="6.84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75cm" svg:height="1.876cm" svg:x="18.308cm" svg:y="6cm" svg:viewBox="0 0 751 1877" svg:d="M40 1839c27 0 43-20 43-41 0-29-22-42-41-42-21 0-42 13-42 42 0 44 42 79 94 79 129 0 177-198 236-442 65-267 121-538 167-809 31-178 62-347 90-457 10-42 39-150 73-150 25 0 46 16 50 19-29 2-42 20-42 41 0 29 21 42 40 42 21 0 43-13 43-42 0-46-47-79-93-79-65 0-111 92-159 265-2 8-117 432-209 986-23 128-48 271-75 388-15 61-54 221-123 221-31 0-50-21-52-21z">
            <text:p/>
          </draw:path>
          <draw:path draw:style-name="gr3" draw:text-style-name="P9" draw:layer="layout" svg:width="0.279cm" svg:height="0.564cm" svg:x="19.421cm" svg:y="6.015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19.346cm" svg:y="6.92cm" svg:viewBox="0 0 424 37" draw:points="211,37 0,37 0,0 424,0 424,37">
            <text:p/>
          </draw:polygon>
          <draw:path draw:style-name="gr3" draw:text-style-name="P9" draw:layer="layout" svg:width="0.26cm" svg:height="0.539cm" svg:x="19.425cm" svg:y="7.199cm" svg:viewBox="0 0 261 540" svg:d="M155 192h81c15 0 25 0 25-17 0-10-10-10-25-10h-73c29-121 35-136 35-142 0-15-12-23-25-23-2 0-27 0-35 31l-32 134h-81c-17 0-25 0-25 16 0 11 8 11 23 11h75c-62 240-63 254-63 269 0 46 32 79 76 79 89 0 137-125 137-131 0-7-8-7-12-7-6 0-8 1-11 11-37 88-83 108-112 108-17 0-25-12-25-39 0-21 0-27 4-40z">
            <text:p/>
          </draw:path>
          <draw:path draw:style-name="gr3" draw:text-style-name="P9" draw:layer="layout" svg:width="0.402cm" svg:height="0.596cm" svg:x="19.903cm" svg:y="6.563cm" svg:viewBox="0 0 403 597" svg:d="M403 10c0-2 0-10-11-10-12 0-93 8-108 10-6 0-11 3-11 15s7 12 21 12c40 0 42 5 42 13l-2 17-52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7-187 25-50 64-81 98-81 56 0 68 70 68 75 0 4-2 10-4 14z">
            <text:p/>
          </draw:path>
          <draw:path draw:style-name="gr3" draw:text-style-name="P9" draw:layer="layout" svg:width="0.26cm" svg:height="0.539cm" svg:x="20.327cm" svg:y="6.621cm" svg:viewBox="0 0 261 540" svg:d="M155 192h81c15 0 25 0 25-17 0-10-10-10-25-10h-73c29-121 35-136 35-142 0-15-12-23-25-23-2 0-27 0-35 31l-32 134h-81c-17 0-25 0-25 16 0 11 8 11 23 11h75c-60 240-63 254-63 269 0 46 32 79 76 79 89 0 137-125 137-131 0-7-8-7-12-7-6 0-8 1-11 11-37 88-83 108-112 108-17 0-25-12-25-39 0-21 0-27 4-40z">
            <text:p/>
          </draw:path>
        </draw:g>
        <draw:g xml:id="id155" draw:id="id155">
          <svg:title>TexMaths</svg:title>
          <svg:desc>26§display§\text {I}§svg§600§FALSE§</svg:desc>
          <draw:polygon draw:style-name="gr2" draw:text-style-name="P8" draw:layer="layout" svg:width="0.213cm" svg:height="0.534cm" svg:x="16.734cm" svg:y="6.645cm" svg:viewBox="0 0 214 535" draw:points="108,535 0,535 0,0 214,0 214,535">
            <text:p/>
          </draw:polygon>
          <draw:path draw:style-name="gr3" draw:text-style-name="P9" draw:layer="layout" svg:width="0.28cm" svg:height="0.626cm" svg:x="16.713cm" svg:y="6.599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54" draw:id="id154">
          <svg:title>TexMaths</svg:title>
          <svg:desc>26§display§\therefore§svg§600§FALSE§</svg:desc>
          <draw:polygon draw:style-name="gr2" draw:text-style-name="P8" draw:layer="layout" svg:width="0.49cm" svg:height="0.402cm" svg:x="15.305cm" svg:y="6.821cm" svg:viewBox="0 0 491 403" draw:points="246,403 0,403 0,0 491,0 491,403">
            <text:p/>
          </draw:polygon>
          <draw:path draw:style-name="gr3" draw:text-style-name="P9" draw:layer="layout" svg:width="0.555cm" svg:height="0.493cm" svg:x="15.286cm" svg:y="6.7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61" draw:id="id161">
          <svg:title>TexMaths</svg:title>
          <svg:desc>24§display§\text {The above can also be reduced to}§svg§600§FALSE§</svg:desc>
          <draw:polygon draw:style-name="gr2" draw:text-style-name="P8" draw:layer="layout" svg:width="12.293cm" svg:height="0.512cm" svg:x="14.623cm" svg:y="11.639cm" svg:viewBox="0 0 12294 513" draw:points="6148,513 0,513 0,0 12294,0 12294,513">
            <text:p/>
          </draw:polygon>
          <draw:path draw:style-name="gr3" draw:text-style-name="P9" draw:layer="layout" svg:width="0.548cm" svg:height="0.572cm" svg:x="14.611cm" svg:y="11.61cm" svg:viewBox="0 0 549 573" svg:d="M534 0h-519l-15 190h21c12-136 25-163 152-163 15 0 38 0 46 2 17 2 17 11 17 31v448c0 28 0 40-88 40h-33v25c35-2 121-2 160-2 38 0 126 0 161 2v-25h-35c-88 0-88-12-88-40v-448c0-18 0-29 15-31 8-2 31-2 48-2 127 0 141 27 152 163h21z">
            <text:p/>
          </draw:path>
          <draw:path draw:style-name="gr3" draw:text-style-name="P9" draw:layer="layout" svg:width="0.425cm" svg:height="0.587cm" svg:x="15.216cm" svg:y="11.597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27cm" svg:height="0.389cm" svg:x="15.682cm" svg:y="11.805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9" draw:layer="layout" svg:width="0.381cm" svg:height="0.389cm" svg:x="16.351cm" svg:y="11.805cm" svg:viewBox="0 0 382 390" svg:d="M248 315c2 35 25 70 65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2-75zM240 177v85c0 80-60 109-98 109-42 0-77-31-77-73 0-46 37-117 175-121z">
            <text:p/>
          </draw:path>
          <draw:path draw:style-name="gr3" draw:text-style-name="P9" draw:layer="layout" svg:width="0.418cm" svg:height="0.597cm" svg:x="16.76cm" svg:y="11.597cm" svg:viewBox="0 0 419 598" svg:d="M123 269v-269l-123 10v27c60 0 65 5 65 46v505h21c2-2 8-13 31-52 14 20 50 62 111 62 102 0 191-83 191-192 0-108-85-193-181-193-65 0-102 41-115 56zM125 492v-175c0-17 0-17 9-30 33-49 79-54 100-54 39 0 69 21 89 54 23 34 25 82 25 117 0 32-2 82-27 121-18 25-50 54-96 54-37 0-68-21-89-52-11-17-11-19-11-35z">
            <text:p/>
          </draw:path>
          <draw:path draw:style-name="gr3" draw:text-style-name="P9" draw:layer="layout" svg:width="0.375cm" svg:height="0.389cm" svg:x="17.251cm" svg:y="11.805cm" svg:viewBox="0 0 376 390" svg:d="M376 198c0-108-86-198-188-198-105 0-188 92-188 198 0 110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9" draw:layer="layout" svg:width="0.414cm" svg:height="0.374cm" svg:x="17.643cm" svg:y="11.82cm" svg:viewBox="0 0 415 375" svg:d="M336 83c8-20 23-56 79-56v-27c-19 2-44 2-64 2-21 0-59-2-75-2v27c33 0 43 19 43 36 0 8-2 10-6 20l-86 217-96-237c-4-11-4-13-4-15 0-21 32-21 48-21v-27c-25 0-73 2-92 2-23 0-58 0-83-2v27c54 0 58 4 67 31l123 302c4 11 6 15 17 15 12 0 16-8 18-15z">
            <text:p/>
          </draw:path>
          <draw:path draw:style-name="gr3" draw:text-style-name="P9" draw:layer="layout" svg:width="0.327cm" svg:height="0.389cm" svg:x="18.071cm" svg:y="11.805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9" draw:layer="layout" svg:width="0.322cm" svg:height="0.389cm" svg:x="18.733cm" svg:y="11.805cm" svg:viewBox="0 0 323 390" svg:d="M71 196c0-138 69-175 113-175 8 0 62 0 92 31-34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9" draw:layer="layout" svg:width="0.381cm" svg:height="0.389cm" svg:x="19.116cm" svg:y="11.80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9" draw:layer="layout" svg:width="0.425cm" svg:height="0.374cm" svg:x="19.528cm" svg:y="11.81cm" svg:viewBox="0 0 426 375" svg:d="M65 83v228c0 37-7 37-65 37v27c29 0 73-2 96-2 21 0 65 2 94 2v-27c-56 0-65 0-65-37v-157c0-89 59-135 113-135s63 46 63 94v198c0 37-9 37-65 37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381cm" svg:height="0.389cm" svg:x="20.287cm" svg:y="11.80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9" draw:layer="layout" svg:width="0.189cm" svg:height="0.587cm" svg:x="20.7cm" svg:y="11.597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277cm" svg:height="0.389cm" svg:x="20.934cm" svg:y="11.805cm" svg:viewBox="0 0 278 390" svg:d="M148 215c19 4 88 18 88 79 0 42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375cm" svg:height="0.389cm" svg:x="21.264cm" svg:y="11.805cm" svg:viewBox="0 0 376 390" svg:d="M376 198c0-108-86-198-188-198-105 0-188 92-188 198 0 110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9" draw:layer="layout" svg:width="0.418cm" svg:height="0.597cm" svg:x="21.967cm" svg:y="11.597cm" svg:viewBox="0 0 419 598" svg:d="M123 269v-269l-123 10v27c60 0 65 5 65 46v505h21c2-2 8-13 31-52 14 20 50 62 111 62 102 0 191-83 191-192 0-108-85-193-181-193-65 0-102 41-115 56zM125 492v-175c0-17 0-17 9-30 33-49 79-54 100-54 39 0 69 21 89 54 23 34 25 82 25 117 0 32-2 82-27 121-18 25-50 54-96 54-37 0-68-21-89-52-11-17-11-19-11-35z">
            <text:p/>
          </draw:path>
          <draw:path draw:style-name="gr3" draw:text-style-name="P9" draw:layer="layout" svg:width="0.327cm" svg:height="0.389cm" svg:x="22.458cm" svg:y="11.805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9" draw:layer="layout" svg:width="0.285cm" svg:height="0.374cm" svg:x="23.115cm" svg:y="11.81cm" svg:viewBox="0 0 286 375" svg:d="M117 94v-94l-117 10v27c60 0 65 5 65 46v228c0 37-7 37-65 37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23.445cm" svg:y="11.805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9" draw:layer="layout" svg:width="0.418cm" svg:height="0.597cm" svg:x="23.825cm" svg:y="11.597cm" svg:viewBox="0 0 419 598" svg:d="M294 542v56l125-10v-27c-60 0-68-5-68-46v-515l-121 10v27c58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9" draw:layer="layout" svg:width="0.425cm" svg:height="0.384cm" svg:x="24.292cm" svg:y="11.81cm" svg:viewBox="0 0 426 385" svg:d="M303 308v77l123-10v-27c-59 0-65-6-65-46v-302l-125 10v27c60 0 65 5 65 46v152c0 73-40 130-101 130-71 0-75-38-75-82v-283l-125 10v27c65 0 65 1 65 76v127c0 68 0 145 129 145 48 0 86-24 109-77z">
            <text:p/>
          </draw:path>
          <draw:path draw:style-name="gr3" draw:text-style-name="P9" draw:layer="layout" svg:width="0.322cm" svg:height="0.389cm" svg:x="24.763cm" svg:y="11.805cm" svg:viewBox="0 0 323 390" svg:d="M71 196c0-138 69-175 113-175 8 0 62 0 92 31-36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9" draw:layer="layout" svg:width="0.327cm" svg:height="0.389cm" svg:x="25.131cm" svg:y="11.805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9" draw:layer="layout" svg:width="0.418cm" svg:height="0.597cm" svg:x="25.511cm" svg:y="11.597cm" svg:viewBox="0 0 419 598" svg:d="M294 542v56l125-10v-27c-60 0-68-5-68-46v-515l-121 10v27c58 0 66 5 66 46v182c-25-28-62-52-108-52-100 0-188 83-188 193 0 107 83 192 180 192 54 0 93-29 114-56zM294 315v173c0 16 0 18-10 31-25 41-63 60-100 60-38 0-69-21-90-54-21-35-23-83-23-117 0-33 0-83 25-121 19-27 50-54 96-54 31 0 65 11 92 50 10 15 10 17 10 32z">
            <text:p/>
          </draw:path>
          <draw:path draw:style-name="gr3" draw:text-style-name="P9" draw:layer="layout" svg:width="0.264cm" svg:height="0.53cm" svg:x="26.249cm" svg:y="11.664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9" draw:layer="layout" svg:width="0.375cm" svg:height="0.389cm" svg:x="26.585cm" svg:y="11.805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</draw:g>
        <draw:g xml:id="id159" draw:id="id159">
          <svg:title>TexMaths</svg:title>
          <svg:desc>26§display§\text {I}§svg§600§FALSE§</svg:desc>
          <draw:polygon draw:style-name="gr2" draw:text-style-name="P8" draw:layer="layout" svg:width="0.213cm" svg:height="0.534cm" svg:x="16.734cm" svg:y="10.145cm" svg:viewBox="0 0 214 535" draw:points="108,535 0,535 0,0 214,0 214,535">
            <text:p/>
          </draw:polygon>
          <draw:path draw:style-name="gr3" draw:text-style-name="P9" draw:layer="layout" svg:width="0.28cm" svg:height="0.626cm" svg:x="16.713cm" svg:y="10.099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58" draw:id="id158">
          <svg:title>TexMaths</svg:title>
          <svg:desc>26§display§\therefore§svg§600§FALSE§</svg:desc>
          <draw:polygon draw:style-name="gr2" draw:text-style-name="P8" draw:layer="layout" svg:width="0.49cm" svg:height="0.402cm" svg:x="15.305cm" svg:y="10.221cm" svg:viewBox="0 0 491 403" draw:points="246,403 0,403 0,0 491,0 491,403">
            <text:p/>
          </draw:polygon>
          <draw:path draw:style-name="gr3" draw:text-style-name="P9" draw:layer="layout" svg:width="0.555cm" svg:height="0.493cm" svg:x="15.286cm" svg:y="10.1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29" smil:attributeName="visibility" smil:to="visible"/>
                  <anim:animate smil:dur="0.5s" smil:fill="hold" smil:targetElement="id129" smil:attributeName="width" smil:values="width*0.05;width" smil:keyTimes="0;1"/>
                  <anim:animate smil:dur="0.5s" smil:fill="hold" smil:targetElement="id129" smil:attributeName="height" smil:values="height;height" smil:keyTimes="0;1"/>
                  <anim:animate smil:dur="0.5s" smil:fill="hold" smil:targetElement="id129" smil:attributeName="x" smil:values="x-.2;x" smil:keyTimes="0;1"/>
                  <anim:animate smil:dur="0.5s" smil:fill="hold" smil:targetElement="id129" smil:attributeName="y" smil:values="y;y" smil:keyTimes="0;1"/>
                  <anim:transitionFilter smil:dur="0.5s" smil:targetElement="id12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0" smil:attributeName="visibility" smil:to="visible"/>
                  <anim:animate smil:dur="0.5s" smil:fill="hold" smil:targetElement="id130" smil:attributeName="width" smil:values="width*0.05;width" smil:keyTimes="0;1"/>
                  <anim:animate smil:dur="0.5s" smil:fill="hold" smil:targetElement="id130" smil:attributeName="height" smil:values="height;height" smil:keyTimes="0;1"/>
                  <anim:animate smil:dur="0.5s" smil:fill="hold" smil:targetElement="id130" smil:attributeName="x" smil:values="x-.2;x" smil:keyTimes="0;1"/>
                  <anim:animate smil:dur="0.5s" smil:fill="hold" smil:targetElement="id130" smil:attributeName="y" smil:values="y;y" smil:keyTimes="0;1"/>
                  <anim:transitionFilter smil:dur="0.5s" smil:targetElement="id13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1" smil:attributeName="visibility" smil:to="visible"/>
                  <anim:animate smil:dur="0.5s" smil:fill="hold" smil:targetElement="id131" smil:attributeName="width" smil:values="width*0.05;width" smil:keyTimes="0;1"/>
                  <anim:animate smil:dur="0.5s" smil:fill="hold" smil:targetElement="id131" smil:attributeName="height" smil:values="height;height" smil:keyTimes="0;1"/>
                  <anim:animate smil:dur="0.5s" smil:fill="hold" smil:targetElement="id131" smil:attributeName="x" smil:values="x-.2;x" smil:keyTimes="0;1"/>
                  <anim:animate smil:dur="0.5s" smil:fill="hold" smil:targetElement="id131" smil:attributeName="y" smil:values="y;y" smil:keyTimes="0;1"/>
                  <anim:transitionFilter smil:dur="0.5s" smil:targetElement="id1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3" smil:attributeName="visibility" smil:to="visible"/>
                  <anim:animate smil:dur="0.5s" smil:fill="hold" smil:targetElement="id143" smil:attributeName="width" smil:values="width*0.05;width" smil:keyTimes="0;1"/>
                  <anim:animate smil:dur="0.5s" smil:fill="hold" smil:targetElement="id143" smil:attributeName="height" smil:values="height;height" smil:keyTimes="0;1"/>
                  <anim:animate smil:dur="0.5s" smil:fill="hold" smil:targetElement="id143" smil:attributeName="x" smil:values="x-.2;x" smil:keyTimes="0;1"/>
                  <anim:animate smil:dur="0.5s" smil:fill="hold" smil:targetElement="id143" smil:attributeName="y" smil:values="y;y" smil:keyTimes="0;1"/>
                  <anim:transitionFilter smil:dur="0.5s" smil:targetElement="id14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4" smil:attributeName="visibility" smil:to="visible"/>
                  <anim:animate smil:dur="0.5s" smil:fill="hold" smil:targetElement="id144" smil:attributeName="width" smil:values="width*0.05;width" smil:keyTimes="0;1"/>
                  <anim:animate smil:dur="0.5s" smil:fill="hold" smil:targetElement="id144" smil:attributeName="height" smil:values="height;height" smil:keyTimes="0;1"/>
                  <anim:animate smil:dur="0.5s" smil:fill="hold" smil:targetElement="id144" smil:attributeName="x" smil:values="x-.2;x" smil:keyTimes="0;1"/>
                  <anim:animate smil:dur="0.5s" smil:fill="hold" smil:targetElement="id144" smil:attributeName="y" smil:values="y;y" smil:keyTimes="0;1"/>
                  <anim:transitionFilter smil:dur="0.5s" smil:targetElement="id14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5" smil:attributeName="visibility" smil:to="visible"/>
                  <anim:animate smil:dur="0.5s" smil:fill="hold" smil:targetElement="id145" smil:attributeName="width" smil:values="width*0.05;width" smil:keyTimes="0;1"/>
                  <anim:animate smil:dur="0.5s" smil:fill="hold" smil:targetElement="id145" smil:attributeName="height" smil:values="height;height" smil:keyTimes="0;1"/>
                  <anim:animate smil:dur="0.5s" smil:fill="hold" smil:targetElement="id145" smil:attributeName="x" smil:values="x-.2;x" smil:keyTimes="0;1"/>
                  <anim:animate smil:dur="0.5s" smil:fill="hold" smil:targetElement="id145" smil:attributeName="y" smil:values="y;y" smil:keyTimes="0;1"/>
                  <anim:transitionFilter smil:dur="0.5s" smil:targetElement="id1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148" smil:attributeName="visibility" smil:to="visible"/>
                  <anim:animate smil:dur="5s" smil:fill="hold" smil:targetElement="id148" smil:attributeName="x" smil:values="1+width/2;x" smil:keyTimes="0;1"/>
                  <anim:animate smil:dur="5s" smil:fill="hold" smil:targetElement="id14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2" smil:attributeName="visibility" smil:to="visible"/>
                  <anim:animate smil:dur="0.5s" smil:fill="hold" smil:targetElement="id162" smil:attributeName="width" smil:values="width*0.05;width" smil:keyTimes="0;1"/>
                  <anim:animate smil:dur="0.5s" smil:fill="hold" smil:targetElement="id162" smil:attributeName="height" smil:values="height;height" smil:keyTimes="0;1"/>
                  <anim:animate smil:dur="0.5s" smil:fill="hold" smil:targetElement="id162" smil:attributeName="x" smil:values="x-.2;x" smil:keyTimes="0;1"/>
                  <anim:animate smil:dur="0.5s" smil:fill="hold" smil:targetElement="id162" smil:attributeName="y" smil:values="y;y" smil:keyTimes="0;1"/>
                  <anim:transitionFilter smil:dur="0.5s" smil:targetElement="id16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3" smil:attributeName="visibility" smil:to="visible"/>
                  <anim:animate smil:dur="0.5s" smil:fill="hold" smil:targetElement="id163" smil:attributeName="width" smil:values="width*0.05;width" smil:keyTimes="0;1"/>
                  <anim:animate smil:dur="0.5s" smil:fill="hold" smil:targetElement="id163" smil:attributeName="height" smil:values="height;height" smil:keyTimes="0;1"/>
                  <anim:animate smil:dur="0.5s" smil:fill="hold" smil:targetElement="id163" smil:attributeName="x" smil:values="x-.2;x" smil:keyTimes="0;1"/>
                  <anim:animate smil:dur="0.5s" smil:fill="hold" smil:targetElement="id163" smil:attributeName="y" smil:values="y;y" smil:keyTimes="0;1"/>
                  <anim:transitionFilter smil:dur="0.5s" smil:targetElement="id16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0">
        <office:forms form:automatic-focus="false" form:apply-design-mode="false"/>
        <draw:frame presentation:style-name="pr9" draw:text-style-name="P7" draw:layer="layout" svg:width="26.2cm" svg:height="14.2cm" svg:x="1cm" svg:y="1cm" presentation:class="subtitle" presentation:user-transformed="true">
          <draw:text-box>
            <text:p text:style-name="P6"><text:span text:style-name="T3"/></text:p>
            <text:p text:style-name="P6"><text:span text:style-name="T4"><text:s/>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draw:polyline draw:style-name="gr4" draw:text-style-name="P12" xml:id="id180" draw:id="id180" draw:layer="layout" svg:width="0cm" svg:height="13.999cm" svg:x="15cm" svg:y="0.8cm" svg:viewBox="0 0 0 14000" draw:points="0,0 0,14000">
          <text:p/>
        </draw:polyline>
        <draw:g xml:id="id176" draw:id="id176">
          <svg:title>TexMaths</svg:title>
          <svg:desc>24§display§= \log t + c§svg§600§FALSE§</svg:desc>
          <draw:polygon draw:style-name="gr2" draw:text-style-name="P8" draw:layer="layout" svg:width="3.735cm" svg:height="0.676cm" svg:x="3.713cm" svg:y="12.542cm" svg:viewBox="0 0 3736 677" draw:points="1868,677 0,677 0,0 3736,0 3736,677">
            <text:p/>
          </draw:polygon>
          <draw:path draw:style-name="gr3" draw:text-style-name="P9" draw:layer="layout" svg:width="0.561cm" svg:height="0.199cm" svg:x="3.719cm" svg:y="12.777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189cm" svg:height="0.587cm" svg:x="4.588cm" svg:y="12.5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75cm" svg:height="0.389cm" svg:x="4.819cm" svg:y="12.708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387cm" svg:height="0.558cm" svg:x="5.241cm" svg:y="12.704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26cm" svg:height="0.539cm" svg:x="5.809cm" svg:y="12.558cm" svg:viewBox="0 0 261 540" svg:d="M155 192h81c15 0 25 0 25-17 0-10-10-10-25-10h-73c29-121 35-136 35-142 0-15-12-23-25-23-2 0-27 0-35 31l-32 134h-81c-17 0-25 0-25 16 0 11 8 11 23 11h75c-60 240-63 254-63 269 0 46 32 79 76 79 89 0 137-125 137-131 0-7-8-7-12-7-6 0-8 2-11 11-37 89-83 108-112 108-17 0-25-12-25-39 0-21 0-27 4-40z">
            <text:p/>
          </draw:path>
          <draw:path draw:style-name="gr3" draw:text-style-name="P9" draw:layer="layout" svg:width="0.561cm" svg:height="0.564cm" svg:x="6.33cm" svg:y="12.594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9" draw:layer="layout" svg:width="0.329cm" svg:height="0.383cm" svg:x="7.161cm" svg:y="12.713cm" svg:viewBox="0 0 330 384" svg:d="M301 52c-13 0-25 0-38 13-13 12-15 27-15 33 0 19 15 29 32 29 25 0 48-19 48-54 0-42-40-73-101-73-114 0-227 121-227 240 0 77 50 144 138 144 121 0 192-90 192-100 0-5-6-11-9-11-6 0-8 2-12 10-67 82-159 82-171 82-52 0-75-40-75-92 0-35 18-117 46-169 25-48 73-85 119-85 29 0 62 10 73 33z">
            <text:p/>
          </draw:path>
        </draw:g>
        <draw:g xml:id="id179" draw:id="id179">
          <svg:title>TexMaths</svg:title>
          <svg:desc>24§display§= \log \left( \text {cosec }x - \cot x \right) + c§svg§600§FALSE§</svg:desc>
          <draw:polygon draw:style-name="gr2" draw:text-style-name="P8" draw:layer="layout" svg:width="9.507cm" svg:height="0.76cm" svg:x="3.715cm" svg:y="13.942cm" svg:viewBox="0 0 9508 761" draw:points="4754,761 0,761 0,0 9508,0 9508,761">
            <text:p/>
          </draw:polygon>
          <draw:path draw:style-name="gr3" draw:text-style-name="P9" draw:layer="layout" svg:width="0.562cm" svg:height="0.199cm" svg:x="3.721cm" svg:y="14.22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189cm" svg:height="0.587cm" svg:x="4.591cm" svg:y="13.948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75cm" svg:height="0.389cm" svg:x="4.821cm" svg:y="14.15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387cm" svg:height="0.558cm" svg:x="5.243cm" svg:y="14.15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9" draw:layer="layout" svg:width="0.197cm" svg:height="0.844cm" svg:x="5.877cm" svg:y="13.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322cm" svg:height="0.389cm" svg:x="6.15cm" svg:y="14.155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6.52cm" svg:y="14.15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6.946cm" svg:y="14.15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7.275cm" svg:y="14.15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7.655cm" svg:y="14.15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421cm" svg:height="0.383cm" svg:x="8.306cm" svg:y="14.15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9" draw:layer="layout" svg:width="0.515cm" svg:height="0.035cm" svg:x="9.022cm" svg:y="14.305cm" svg:viewBox="0 0 516 36" svg:d="M488 36c13 0 28 0 28-19 0-17-15-17-28-17h-459c-14 0-29 0-29 17 0 19 15 19 29 19z">
            <text:p/>
          </draw:path>
          <draw:path draw:style-name="gr3" draw:text-style-name="P9" draw:layer="layout" svg:width="0.322cm" svg:height="0.389cm" svg:x="9.822cm" svg:y="14.155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0.193cm" svg:y="14.15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64cm" svg:height="0.529cm" svg:x="10.608cm" svg:y="14.01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9" draw:layer="layout" svg:width="0.421cm" svg:height="0.383cm" svg:x="11.084cm" svg:y="14.15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9" draw:layer="layout" svg:width="0.197cm" svg:height="0.844cm" svg:x="11.591cm" svg:y="13.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562cm" svg:height="0.564cm" svg:x="12.105cm" svg:y="14.0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9cm" svg:height="0.383cm" svg:x="12.935cm" svg:y="14.159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185" draw:id="id185">
          <svg:title>TexMaths</svg:title>
          <svg:desc>26§display§\text {I}§svg§600§FALSE§</svg:desc>
          <draw:polygon draw:style-name="gr2" draw:text-style-name="P8" draw:layer="layout" svg:width="0.213cm" svg:height="0.534cm" svg:x="15.535cm" svg:y="9.445cm" svg:viewBox="0 0 214 535" draw:points="108,535 0,535 0,0 214,0 214,535">
            <text:p/>
          </draw:polygon>
          <draw:path draw:style-name="gr3" draw:text-style-name="P9" draw:layer="layout" svg:width="0.28cm" svg:height="0.626cm" svg:x="15.514cm" svg:y="9.399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86" draw:id="id186">
          <svg:title>TexMaths</svg:title>
          <svg:desc>26§display§=  \log \left[ \tan \left( \frac{x}{2} \right) \right] + c§svg§600§FALSE§</svg:desc>
          <draw:polygon draw:style-name="gr2" draw:text-style-name="P8" draw:layer="layout" svg:width="7.883cm" svg:height="1.585cm" svg:x="16.413cm" svg:y="8.944cm" svg:viewBox="0 0 7884 1586" draw:points="3943,1586 0,1586 0,0 7884,0 7884,1586">
            <text:p/>
          </draw:polygon>
          <draw:path draw:style-name="gr3" draw:text-style-name="P9" draw:layer="layout" svg:width="0.608cm" svg:height="0.215cm" svg:x="16.419cm" svg:y="9.61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205cm" svg:height="0.635cm" svg:x="17.361cm" svg:y="9.314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407cm" svg:height="0.421cm" svg:x="17.611cm" svg:y="9.538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19cm" svg:height="0.604cm" svg:x="18.068cm" svg:y="9.534cm" svg:viewBox="0 0 420 605" svg:d="M179 258c-81 0-81-92-81-112 0-25 2-55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7-50-24-102-24-158-24-23 0-62 0-68 0-29-5-50-34-50-63zM204 582c-94 0-156-46-156-93 0-44 35-77 75-79h54c79 0 183 0 183 79 0 47-67 93-156 93z">
            <text:p/>
          </draw:path>
          <draw:polygon draw:style-name="gr3" draw:text-style-name="P9" draw:layer="layout" svg:width="0.209cm" svg:height="1.644cm" svg:x="18.871cm" svg:y="8.898cm" svg:viewBox="0 0 210 1645" draw:points="0,1645 210,1645 210,1603 44,1603 44,44 210,44 210,0 0,0">
            <text:p/>
          </draw:polygon>
          <draw:path draw:style-name="gr3" draw:text-style-name="P9" draw:layer="layout" svg:width="0.286cm" svg:height="0.573cm" svg:x="19.112cm" svg:y="9.387cm" svg:viewBox="0 0 287 574" svg:d="M141 198h131v-30h-131v-168h-22c0 75-30 173-119 177v21h79v251c0 114 85 125 119 125 64 0 89-65 89-125v-52h-23v52c0 67-27 102-60 102-63 0-63-83-63-100z">
            <text:p/>
          </draw:path>
          <draw:path draw:style-name="gr3" draw:text-style-name="P9" draw:layer="layout" svg:width="0.413cm" svg:height="0.421cm" svg:x="19.489cm" svg:y="9.538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5 118-106 118-46 0-83-33-83-79 0-50 39-127 189-131z">
            <text:p/>
          </draw:path>
          <draw:path draw:style-name="gr3" draw:text-style-name="P9" draw:layer="layout" svg:width="0.461cm" svg:height="0.404cm" svg:x="19.936cm" svg:y="9.545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40-137 96v-96l-129 10v30c64 0 71 6 71 49z">
            <text:p/>
          </draw:path>
          <draw:path draw:style-name="gr3" draw:text-style-name="P9" draw:layer="layout" svg:width="0.348cm" svg:height="1.644cm" svg:x="20.733cm" svg:y="8.898cm" svg:viewBox="0 0 349 1645" svg:d="M308 1636c2 0 10 9 10 9h21c2 0 10 0 10-9 0-4-2-6-4-8-33-33-83-83-139-183-100-177-135-403-135-622 0-405 114-644 276-806 2-2 2-7 2-9 0-8-6-8-16-8-13 0-15 0-23 8-87 75-185 202-250 395-39 121-60 267-60 418 0 219 40 464 183 676 25 35 60 73 60 73 9 12 21 27 29 33z">
            <text:p/>
          </draw:path>
          <draw:path draw:style-name="gr3" draw:text-style-name="P9" draw:layer="layout" svg:width="0.457cm" svg:height="0.415cm" svg:x="21.25cm" svg:y="8.927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3 0 145-119 145-142 0-8-8-8-10-8-8 0-10 2-12 8-30 100-94 121-123 121-36 0-50-29-50-60 0-21 6-40 17-81z">
            <text:p/>
          </draw:path>
          <draw:polygon draw:style-name="gr3" draw:text-style-name="P9" draw:layer="layout" svg:width="0.523cm" svg:height="0.039cm" svg:x="21.223cm" svg:y="9.703cm" svg:viewBox="0 0 524 40" draw:points="262,40 0,40 0,0 524,0 524,40">
            <text:p/>
          </draw:polygon>
          <draw:path draw:style-name="gr3" draw:text-style-name="P9" draw:layer="layout" svg:width="0.365cm" svg:height="0.61cm" svg:x="21.3cm" svg:y="9.967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21 81-6 9-66 9-85 9z">
            <text:p/>
          </draw:path>
          <draw:path draw:style-name="gr3" draw:text-style-name="P9" draw:layer="layout" svg:width="0.348cm" svg:height="1.644cm" svg:x="21.887cm" svg:y="8.898cm" svg:viewBox="0 0 349 1645" svg:d="M349 821c0-262-62-540-243-746-12-15-46-50-69-69-6-6-8-6-20-6-9 0-17 0-17 8 0 4 4 9 6 11 31 31 81 81 138 183 99 174 135 401 135 619 0 397-111 641-275 807-2 2-4 6-4 8 0 9 8 9 17 9 12 0 14 0 23-7 87-74 185-201 249-395 40-124 60-274 60-422z">
            <text:p/>
          </draw:path>
          <draw:polygon draw:style-name="gr3" draw:text-style-name="P9" draw:layer="layout" svg:width="0.209cm" svg:height="1.644cm" svg:x="22.417cm" svg:y="8.898cm" svg:viewBox="0 0 210 1645" draw:points="166,1603 0,1603 0,1645 210,1645 210,0 0,0 0,44 166,44">
            <text:p/>
          </draw:polygon>
          <draw:path draw:style-name="gr3" draw:text-style-name="P9" draw:layer="layout" svg:width="0.608cm" svg:height="0.61cm" svg:x="23.087cm" svg:y="9.416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357cm" svg:height="0.415cm" svg:x="23.985cm" svg:y="9.545cm" svg:viewBox="0 0 358 416" svg:d="M327 56c-15 0-28 0-42 15-15 12-17 29-17 35 0 21 17 31 36 31 27 0 52-21 52-58 0-46-44-79-111-79-122 0-245 131-245 260 0 83 54 156 150 156 131 0 208-98 208-108 0-7-7-13-11-13-6 0-8 2-12 11-73 89-173 89-185 89-56 0-81-44-81-100 0-37 18-127 50-183 27-52 79-91 128-91 32 0 67 10 80 35z">
            <text:p/>
          </draw:path>
        </draw:g>
        <draw:g xml:id="id164" draw:id="id164">
          <svg:title>TexMaths</svg:title>
          <svg:desc>26§display§(4)§svg§600§FALSE§</svg:desc>
          <draw:polygon draw:style-name="gr2" draw:text-style-name="P8" draw:layer="layout" svg:width="0.986cm" svg:height="0.823cm" svg:x="1.31cm" svg:y="1.142cm" svg:viewBox="0 0 987 824" draw:points="494,824 0,824 0,0 987,0 987,824">
            <text:p/>
          </draw:polygon>
          <draw:path draw:style-name="gr3" draw:text-style-name="P9" draw:layer="layout" svg:width="0.213cm" svg:height="0.914cm" svg:x="1.354cm" svg:y="1.096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9" draw:layer="layout" svg:width="0.407cm" svg:height="0.619cm" svg:x="1.645cm" svg:y="1.163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9" draw:layer="layout" svg:width="0.213cm" svg:height="0.914cm" svg:x="2.131cm" svg:y="1.09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65" draw:id="id165">
          <svg:title>TexMaths</svg:title>
          <svg:desc>26§display§\text {Let,}§svg§600§FALSE§</svg:desc>
          <draw:polygon draw:style-name="gr2" draw:text-style-name="P8" draw:layer="layout" svg:width="1.429cm" svg:height="0.711cm" svg:x="2.727cm" svg:y="1.242cm" svg:viewBox="0 0 1430 712" draw:points="714,712 0,712 0,0 1430,0 1430,712">
            <text:p/>
          </draw:polygon>
          <draw:path draw:style-name="gr3" draw:text-style-name="P9" draw:layer="layout" svg:width="0.503cm" svg:height="0.625cm" svg:x="2.71cm" svg:y="1.196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9" draw:layer="layout" svg:width="0.355cm" svg:height="0.421cm" svg:x="3.278cm" svg:y="1.41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9" draw:layer="layout" svg:width="0.288cm" svg:height="0.573cm" svg:x="3.676cm" svg:y="1.258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9" draw:layer="layout" svg:width="0.107cm" svg:height="0.274cm" svg:x="4.092cm" svg:y="1.722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166" draw:id="id166">
          <svg:title>TexMaths</svg:title>
          <svg:desc>26§display§\text {I}§svg§600§FALSE§</svg:desc>
          <draw:polygon draw:style-name="gr2" draw:text-style-name="P8" draw:layer="layout" svg:width="0.213cm" svg:height="0.534cm" svg:x="4.734cm" svg:y="1.244cm" svg:viewBox="0 0 214 535" draw:points="108,535 0,535 0,0 214,0 214,535">
            <text:p/>
          </draw:polygon>
          <draw:path draw:style-name="gr3" draw:text-style-name="P9" draw:layer="layout" svg:width="0.28cm" svg:height="0.626cm" svg:x="4.713cm" svg:y="1.198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67" draw:id="id167">
          <svg:title>TexMaths</svg:title>
          <svg:desc>24§display§= \smallint \text {cosec } x \ dx§svg§600§FALSE§</svg:desc>
          <draw:polygon draw:style-name="gr2" draw:text-style-name="P8" draw:layer="layout" svg:width="5.201cm" svg:height="0.702cm" svg:x="5.513cm" svg:y="1.143cm" svg:viewBox="0 0 5202 703" draw:points="2600,703 0,703 0,0 5202,0 5202,703">
            <text:p/>
          </draw:polygon>
          <draw:path draw:style-name="gr3" draw:text-style-name="P9" draw:layer="layout" svg:width="0.562cm" svg:height="0.199cm" svg:x="5.519cm" svg:y="1.39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2cm" svg:height="0.786cm" svg:x="6.408cm" svg:y="1.101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9" draw:layer="layout" svg:width="0.322cm" svg:height="0.389cm" svg:x="6.976cm" svg:y="1.328cm" svg:viewBox="0 0 323 390" svg:d="M71 196c0-138 69-175 113-175 8 0 62 0 93 31-35 4-41 29-41 40 0 21 16 39 39 39s40-16 40-41c0-57-65-90-131-90-105 0-184 92-184 196 0 109 84 194 182 194 114 0 141-102 141-112 0-7-8-7-10-7-8 0-10 3-12 7-24 79-80 91-111 91-44 0-119-37-119-173z">
            <text:p/>
          </draw:path>
          <draw:path draw:style-name="gr3" draw:text-style-name="P9" draw:layer="layout" svg:width="0.375cm" svg:height="0.389cm" svg:x="7.345cm" svg:y="1.328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7.771cm" svg:y="1.328cm" svg:viewBox="0 0 278 390" svg:d="M148 215c19 4 88 17 88 79 0 42-29 76-96 76-71 0-102-48-117-120-2-10-4-14-11-14-12 0-12 6-12 21v112c0 15 0 21 10 21 3 0 5-2 21-18 2-2 2-3 17-19 36 35 75 37 92 37 98 0 138-58 138-119 0-44-26-69-36-81-29-27-62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9" draw:layer="layout" svg:width="0.327cm" svg:height="0.389cm" svg:x="8.099cm" svg:y="1.328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9" draw:layer="layout" svg:width="0.322cm" svg:height="0.389cm" svg:x="8.48cm" svg:y="1.328cm" svg:viewBox="0 0 323 390" svg:d="M71 196c0-138 69-175 113-175 8 0 62 0 93 31-35 4-41 29-41 40 0 21 16 39 39 39s40-16 40-41c0-57-65-90-131-90-105 0-184 92-184 196 0 109 84 194 182 194 114 0 141-102 141-112 0-7-8-7-10-7-8 0-10 3-12 7-24 79-80 91-111 91-44 0-119-37-119-173z">
            <text:p/>
          </draw:path>
          <draw:path draw:style-name="gr3" draw:text-style-name="P9" draw:layer="layout" svg:width="0.421cm" svg:height="0.383cm" svg:x="9.133cm" svg:y="1.33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4 112-113 112-32 0-46-27-46-56 0-19 6-36 15-75z">
            <text:p/>
          </draw:path>
          <draw:path draw:style-name="gr3" draw:text-style-name="P9" draw:layer="layout" svg:width="0.402cm" svg:height="0.596cm" svg:x="9.904cm" svg:y="1.12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4-21-24-39 0-21 1-26 5-40zM227 486c-4 15-4 17-18 32-36 46-71 60-94 60-44 0-55-46-55-79 0-42 26-148 48-186 24-50 63-81 97-81 54 0 68 69 68 75 0 4-2 10-4 14z">
            <text:p/>
          </draw:path>
          <draw:path draw:style-name="gr3" draw:text-style-name="P9" draw:layer="layout" svg:width="0.421cm" svg:height="0.383cm" svg:x="10.335cm" svg:y="1.33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4 112-113 112-32 0-46-27-46-56 0-19 6-36 15-75z">
            <text:p/>
          </draw:path>
        </draw:g>
        <draw:g xml:id="id168" draw:id="id168">
          <svg:title>TexMaths</svg:title>
          <svg:desc>24§display§= \int \left( \frac{\text {cosec }x ( \text {cosec }x - \cot x )}{ \text {cosec }x - \cot x  } \right)  dx§svg§600§FALSE§</svg:desc>
          <draw:polygon draw:style-name="gr2" draw:text-style-name="P8" draw:layer="layout" svg:width="12.979cm" svg:height="1.941cm" svg:x="1.314cm" svg:y="2.643cm" svg:viewBox="0 0 12980 1942" draw:points="6490,1942 0,1942 0,0 12980,0 12980,1942">
            <text:p/>
          </draw:polygon>
          <draw:path draw:style-name="gr3" draw:text-style-name="P9" draw:layer="layout" svg:width="0.562cm" svg:height="0.199cm" svg:x="1.32cm" svg:y="3.51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5cm" svg:x="2.209cm" svg:y="2.676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9" draw:layer="layout" svg:width="0.416cm" svg:height="2.025cm" svg:x="3.322cm" svg:y="2.601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9" draw:layer="layout" svg:width="0.322cm" svg:height="0.389cm" svg:x="3.897cm" svg:y="2.87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4.267cm" svg:y="2.87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4.693cm" svg:y="2.87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5.022cm" svg:y="2.87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5.402cm" svg:y="2.87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421cm" svg:height="0.383cm" svg:x="6.053cm" svg:y="2.8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9" draw:layer="layout" svg:width="0.197cm" svg:height="0.844cm" svg:x="6.594cm" svg:y="2.62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9" draw:layer="layout" svg:width="0.322cm" svg:height="0.389cm" svg:x="6.867cm" svg:y="2.87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7.237cm" svg:y="2.87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7.664cm" svg:y="2.87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7.992cm" svg:y="2.87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8.372cm" svg:y="2.87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421cm" svg:height="0.383cm" svg:x="9.023cm" svg:y="2.88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9" draw:layer="layout" svg:width="0.516cm" svg:height="0.035cm" svg:x="9.739cm" svg:y="3.025cm" svg:viewBox="0 0 517 36" svg:d="M488 36c13 0 29 0 29-19 0-17-16-17-29-17h-459c-14 0-29 0-29 17 0 19 15 19 29 19z">
            <text:p/>
          </draw:path>
          <draw:path draw:style-name="gr3" draw:text-style-name="P9" draw:layer="layout" svg:width="0.322cm" svg:height="0.389cm" svg:x="10.542cm" svg:y="2.87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0.911cm" svg:y="2.87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64cm" svg:height="0.529cm" svg:x="11.325cm" svg:y="2.735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421cm" svg:height="0.383cm" svg:x="11.801cm" svg:y="2.8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9" draw:layer="layout" svg:width="0.197cm" svg:height="0.844cm" svg:x="12.308cm" svg:y="2.6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9" draw:layer="layout" svg:width="8.72cm" svg:height="0.035cm" svg:x="3.868cm" svg:y="3.596cm" svg:viewBox="0 0 8721 36" draw:points="4361,36 0,36 0,0 8721,0 8721,36">
            <text:p/>
          </draw:polygon>
          <draw:path draw:style-name="gr3" draw:text-style-name="P9" draw:layer="layout" svg:width="0.322cm" svg:height="0.389cm" svg:x="5.546cm" svg:y="4.02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5.916cm" svg:y="4.02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6.343cm" svg:y="4.02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6.671cm" svg:y="4.02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7.051cm" svg:y="4.02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421cm" svg:height="0.383cm" svg:x="7.702cm" svg:y="4.0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9" draw:layer="layout" svg:width="0.516cm" svg:height="0.035cm" svg:x="8.418cm" svg:y="4.176cm" svg:viewBox="0 0 517 36" svg:d="M488 36c13 0 29 0 29-19 0-17-16-17-29-17h-459c-14 0-29 0-29 17 0 19 15 19 29 19z">
            <text:p/>
          </draw:path>
          <draw:path draw:style-name="gr3" draw:text-style-name="P9" draw:layer="layout" svg:width="0.322cm" svg:height="0.389cm" svg:x="9.219cm" svg:y="4.02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9.59cm" svg:y="4.02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64cm" svg:height="0.529cm" svg:x="10.004cm" svg:y="3.884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421cm" svg:height="0.383cm" svg:x="10.48cm" svg:y="4.0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9" draw:layer="layout" svg:width="0.416cm" svg:height="2.025cm" svg:x="12.719cm" svg:y="2.601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9" draw:layer="layout" svg:width="0.402cm" svg:height="0.596cm" svg:x="13.483cm" svg:y="3.239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69 68 75 0 4-2 10-4 14z">
            <text:p/>
          </draw:path>
          <draw:path draw:style-name="gr3" draw:text-style-name="P9" draw:layer="layout" svg:width="0.421cm" svg:height="0.383cm" svg:x="13.914cm" svg:y="3.45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</draw:g>
        <draw:g xml:id="id169" draw:id="id169">
          <svg:title>TexMaths</svg:title>
          <svg:desc>24§display§= \int \left( \frac{ - \text {cosec }x \cot x + \text {cosec}^2x  }{\text {cosec }x - \cot x  } \right)  dx§svg§600§FALSE§</svg:desc>
          <draw:polygon draw:style-name="gr2" draw:text-style-name="P8" draw:layer="layout" svg:width="13.217cm" svg:height="1.986cm" svg:x="1.214cm" svg:y="5.245cm" svg:viewBox="0 0 13218 1987" draw:points="6609,1987 0,1987 0,0 13218,0 13218,1987">
            <text:p/>
          </draw:polygon>
          <draw:path draw:style-name="gr3" draw:text-style-name="P9" draw:layer="layout" svg:width="0.562cm" svg:height="0.199cm" svg:x="1.22cm" svg:y="6.16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4cm" svg:x="2.109cm" svg:y="5.324cm" svg:viewBox="0 0 751 1875" svg:d="M40 1837c27 0 43-19 43-40 0-29-22-43-41-43-21 0-42 14-42 43 0 44 42 78 94 78 129 0 177-197 236-441 66-267 121-538 167-808 31-179 62-348 91-457 9-42 38-150 73-150 24 0 46 16 49 19-28 2-42 20-42 41 0 28 21 42 41 42 21 0 42-14 42-42 0-46-46-79-92-79-66 0-112 92-160 265-2 8-117 432-209 985-23 128-48 270-75 387-15 62-54 221-123 221-31 0-50-21-52-21z">
            <text:p/>
          </draw:path>
          <draw:path draw:style-name="gr3" draw:text-style-name="P9" draw:layer="layout" svg:width="0.416cm" svg:height="2.024cm" svg:x="3.222cm" svg:y="5.249cm" svg:viewBox="0 0 417 2025" svg:d="M417 2017c0-4-2-6-4-7-31-33-89-89-144-181-137-217-198-491-198-816 0-228 29-520 169-771 67-121 136-190 175-227 2-2 2-3 2-7 0-8-6-8-18-8-11 0-13 0-27 13-284 258-372 643-372 999 0 332 77 666 292 919 17 19 48 54 84 84 10 10 12 10 23 10 12 0 18 0 18-8z">
            <text:p/>
          </draw:path>
          <draw:path draw:style-name="gr3" draw:text-style-name="P9" draw:layer="layout" svg:width="0.515cm" svg:height="0.035cm" svg:x="3.839cm" svg:y="5.673cm" svg:viewBox="0 0 516 36" svg:d="M488 36c13 0 28 0 28-19 0-17-15-17-28-17h-459c-14 0-29 0-29 17 0 19 15 19 29 19z">
            <text:p/>
          </draw:path>
          <draw:path draw:style-name="gr3" draw:text-style-name="P9" draw:layer="layout" svg:width="0.322cm" svg:height="0.389cm" svg:x="4.453cm" svg:y="5.524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375cm" svg:height="0.389cm" svg:x="4.824cm" svg:y="5.524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5.248cm" svg:y="5.524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5.578cm" svg:y="5.524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9" draw:layer="layout" svg:width="0.322cm" svg:height="0.389cm" svg:x="5.957cm" svg:y="5.524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421cm" svg:height="0.383cm" svg:x="6.609cm" svg:y="5.52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9" draw:layer="layout" svg:width="0.322cm" svg:height="0.389cm" svg:x="7.235cm" svg:y="5.524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375cm" svg:height="0.389cm" svg:x="7.606cm" svg:y="5.52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9" draw:layer="layout" svg:width="0.264cm" svg:height="0.529cm" svg:x="8.021cm" svg:y="5.382cm" svg:viewBox="0 0 265 530" svg:d="M131 182h121v-27h-121v-155h-22c0 69-26 159-109 163v19h73v233c0 105 79 115 109 115 60 0 83-60 83-115v-48h-21v48c0 61-25 94-56 94-57 0-57-77-57-92z">
            <text:p/>
          </draw:path>
          <draw:path draw:style-name="gr3" draw:text-style-name="P9" draw:layer="layout" svg:width="0.421cm" svg:height="0.383cm" svg:x="8.497cm" svg:y="5.5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2 65 87 0 135-110 135-131 0-7-8-7-10-7-8 0-10 2-12 7-26 92-86 112-113 112-33 0-46-27-46-56 0-19 6-36 15-75z">
            <text:p/>
          </draw:path>
          <draw:path draw:style-name="gr3" draw:text-style-name="P9" draw:layer="layout" svg:width="0.562cm" svg:height="0.563cm" svg:x="9.19cm" svg:y="5.41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9" draw:layer="layout" svg:width="0.322cm" svg:height="0.389cm" svg:x="10.016cm" svg:y="5.524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375cm" svg:height="0.389cm" svg:x="10.384cm" svg:y="5.524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10.811cm" svg:y="5.524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11.139cm" svg:y="5.524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9" draw:layer="layout" svg:width="0.322cm" svg:height="0.389cm" svg:x="11.519cm" svg:y="5.524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262cm" svg:height="0.392cm" svg:x="11.903cm" svg:y="5.203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9" draw:layer="layout" svg:width="0.421cm" svg:height="0.383cm" svg:x="12.268cm" svg:y="5.5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olygon draw:style-name="gr3" draw:text-style-name="P9" draw:layer="layout" svg:width="8.958cm" svg:height="0.035cm" svg:x="3.768cm" svg:y="6.243cm" svg:viewBox="0 0 8959 36" draw:points="4480,36 0,36 0,0 8959,0 8959,36">
            <text:p/>
          </draw:polygon>
          <draw:path draw:style-name="gr3" draw:text-style-name="P9" draw:layer="layout" svg:width="0.322cm" svg:height="0.389cm" svg:x="5.565cm" svg:y="6.671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375cm" svg:height="0.389cm" svg:x="5.935cm" svg:y="6.671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6.362cm" svg:y="6.671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6.69cm" svg:y="6.671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9" draw:layer="layout" svg:width="0.322cm" svg:height="0.389cm" svg:x="7.07cm" svg:y="6.671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421cm" svg:height="0.383cm" svg:x="7.721cm" svg:y="6.67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9" draw:layer="layout" svg:width="0.515cm" svg:height="0.035cm" svg:x="8.437cm" svg:y="6.823cm" svg:viewBox="0 0 516 36" svg:d="M488 36c13 0 28 0 28-19 0-17-15-17-28-17h-459c-14 0-29 0-29 17 0 19 15 19 29 19z">
            <text:p/>
          </draw:path>
          <draw:path draw:style-name="gr3" draw:text-style-name="P9" draw:layer="layout" svg:width="0.322cm" svg:height="0.389cm" svg:x="9.238cm" svg:y="6.671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375cm" svg:height="0.389cm" svg:x="9.609cm" svg:y="6.671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9" draw:layer="layout" svg:width="0.266cm" svg:height="0.529cm" svg:x="10.023cm" svg:y="6.53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9" draw:layer="layout" svg:width="0.421cm" svg:height="0.383cm" svg:x="10.499cm" svg:y="6.67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6 92-86 112-113 112-33 0-46-27-46-56 0-19 6-36 15-75z">
            <text:p/>
          </draw:path>
          <draw:path draw:style-name="gr3" draw:text-style-name="P9" draw:layer="layout" svg:width="0.416cm" svg:height="2.024cm" svg:x="12.857cm" svg:y="5.249cm" svg:viewBox="0 0 417 2025" svg:d="M417 1013c0-332-77-666-292-919-17-19-48-54-83-84-11-10-13-10-25-10-9 0-17 0-17 8 0 4 4 7 6 9 29 31 86 87 142 179 136 217 198 491 198 816 0 228-29 520-169 771-68 121-139 190-173 227-2 1-4 3-4 7 0 8 8 8 17 8 12 0 14 0 27-14 284-257 373-642 373-998z">
            <text:p/>
          </draw:path>
          <draw:path draw:style-name="gr3" draw:text-style-name="P9" draw:layer="layout" svg:width="0.402cm" svg:height="0.596cm" svg:x="13.621cm" svg:y="5.886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8-148 48-186 24-50 63-81 97-81 56 0 68 69 68 75 0 4-2 10-4 14z">
            <text:p/>
          </draw:path>
          <draw:path draw:style-name="gr3" draw:text-style-name="P9" draw:layer="layout" svg:width="0.421cm" svg:height="0.383cm" svg:x="14.052cm" svg:y="6.09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</draw:g>
        <draw:g xml:id="id170" draw:id="id170">
          <svg:title>TexMaths</svg:title>
          <svg:desc>22§display§\text {Put}§svg§600§FALSE§</svg:desc>
          <draw:polygon draw:style-name="gr2" draw:text-style-name="P8" draw:layer="layout" svg:width="1.136cm" svg:height="0.46cm" svg:x="1.622cm" svg:y="7.836cm" svg:viewBox="0 0 1137 461" draw:points="568,461 0,461 0,0 1137,0 1137,461">
            <text:p/>
          </draw:polygon>
          <draw:path draw:style-name="gr3" draw:text-style-name="P9" draw:layer="layout" svg:width="0.457cm" svg:height="0.529cm" svg:x="1.61cm" svg:y="7.797cm" svg:viewBox="0 0 458 530" svg:d="M150 285h130c93 0 178-63 178-141 0-75-78-144-183-144h-275v25h19c60 0 60 8 60 35v410c0 28 0 36-60 36h-19v24c26-2 84-2 114-2s88 0 115 2v-24h-18c-60 0-61-8-61-36zM146 264v-209c0-25 2-30 39-30h68c124 0 124 81 124 119 0 37 0 120-124 120z">
            <text:p/>
          </draw:path>
          <draw:path draw:style-name="gr3" draw:text-style-name="P9" draw:layer="layout" svg:width="0.39cm" svg:height="0.351cm" svg:x="2.134cm" svg:y="7.984cm" svg:viewBox="0 0 391 352" svg:d="M278 282v70l113-9v-24c-55 0-60-5-60-42v-277l-115 9v24c55 0 60 6 60 43v139c0 67-37 120-93 120-65 0-69-36-69-76v-259l-114 9v24c60 0 60 2 60 71v116c0 62 0 132 120 132 42 0 77-21 98-70z">
            <text:p/>
          </draw:path>
          <draw:path draw:style-name="gr3" draw:text-style-name="P9" draw:layer="layout" svg:width="0.244cm" svg:height="0.485cm" svg:x="2.553cm" svg:y="7.85cm" svg:viewBox="0 0 245 486" svg:d="M120 167h111v-24h-111v-143h-20c0 63-24 146-100 150v17h67v213c0 97 72 106 100 106 55 0 78-54 78-106v-44h-21v44c0 57-23 87-52 87-52 0-52-71-52-85z">
            <text:p/>
          </draw:path>
        </draw:g>
        <draw:g xml:id="id171" draw:id="id171">
          <svg:title>TexMaths</svg:title>
          <svg:desc>24§display§\text {cosec }x - \cot x  = t §svg§600§FALSE§</svg:desc>
          <draw:polygon draw:style-name="gr2" draw:text-style-name="P8" draw:layer="layout" svg:width="6.74cm" svg:height="0.454cm" svg:x="3.328cm" svg:y="7.84cm" svg:viewBox="0 0 6741 455" draw:points="3370,455 0,455 0,0 6741,0 6741,455">
            <text:p/>
          </draw:polygon>
          <draw:path draw:style-name="gr3" draw:text-style-name="P9" draw:layer="layout" svg:width="0.322cm" svg:height="0.389cm" svg:x="3.315cm" svg:y="7.948cm" svg:viewBox="0 0 323 390" svg:d="M71 196c0-138 69-175 113-175 8 0 62 0 92 31-34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3.686cm" svg:y="7.948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277cm" svg:height="0.389cm" svg:x="4.11cm" svg:y="7.948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327cm" svg:height="0.389cm" svg:x="4.44cm" svg:y="7.948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322cm" svg:height="0.389cm" svg:x="4.818cm" svg:y="7.948cm" svg:viewBox="0 0 323 390" svg:d="M71 196c0-138 69-175 113-175 8 0 62 0 92 31-34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9" draw:layer="layout" svg:width="0.421cm" svg:height="0.383cm" svg:x="5.471cm" svg:y="7.954cm" svg:viewBox="0 0 422 384" svg:d="M259 119c4-23 23-100 83-100 4 0 25 0 42 10-23 6-40 27-40 46 0 13 9 31 32 31 20 0 46-16 46-50 0-44-50-56-78-56-50 0-79 44-91 65-21-57-65-65-90-65-88 0-136 110-136 131 0 7 8 7 9 7 8 0 10 0 12-7 29-91 84-112 113-112 16 0 46 8 46 56 0 27-15 85-46 202-13 54-44 88-80 88-6 0-25 0-43-9 22-6 41-24 41-47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9" draw:layer="layout" svg:width="0.515cm" svg:height="0.036cm" svg:x="6.185cm" svg:y="8.098cm" svg:viewBox="0 0 516 37" svg:d="M488 37c13 0 28 0 28-20 0-17-15-17-28-17h-459c-14 0-29 0-29 17 0 20 15 20 29 20z">
            <text:p/>
          </draw:path>
          <draw:path draw:style-name="gr3" draw:text-style-name="P9" draw:layer="layout" svg:width="0.322cm" svg:height="0.389cm" svg:x="6.988cm" svg:y="7.948cm" svg:viewBox="0 0 323 390" svg:d="M71 196c0-138 69-175 113-175 8 0 62 0 92 31-36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7.359cm" svg:y="7.948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264cm" svg:height="0.529cm" svg:x="7.771cm" svg:y="7.808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9" draw:layer="layout" svg:width="0.421cm" svg:height="0.383cm" svg:x="8.25cm" svg:y="7.954cm" svg:viewBox="0 0 422 384" svg:d="M259 119c4-23 23-100 83-100 6 0 25 0 42 10-23 6-40 27-40 46 0 13 9 31 32 31 20 0 46-16 46-50 0-44-50-56-78-56-50 0-79 44-91 65-21-57-65-65-90-65-88 0-136 110-136 131 0 7 8 7 9 7 8 0 10 0 12-7 29-91 84-112 113-112 16 0 46 8 46 56 0 27-15 85-46 202-13 54-44 88-80 88-6 0-25 0-43-9 22-6 41-24 41-47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9" draw:layer="layout" svg:width="0.562cm" svg:height="0.199cm" svg:x="8.989cm" svg:y="8.01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26cm" svg:height="0.539cm" svg:x="9.851cm" svg:y="7.798cm" svg:viewBox="0 0 261 540" svg:d="M156 192h80c16 0 25 0 25-17 0-10-9-10-25-10h-75c31-121 37-136 37-142 0-15-12-23-25-23-4 0-27 0-35 31l-32 134h-81c-17 0-25 0-25 16 0 11 8 11 23 11h75c-62 240-63 254-63 269 0 46 32 79 76 79 89 0 137-125 137-131 0-7-8-7-12-7-6 0-8 2-11 11-37 89-83 108-112 108-17 0-25-12-25-39 0-21 0-27 4-40z">
            <text:p/>
          </draw:path>
        </draw:g>
        <draw:g xml:id="id172" draw:id="id172">
          <svg:title>TexMaths</svg:title>
          <svg:desc>24§display§\therefore \ ( - \text {cosec }x \cot x + \text {cosec}^2x )dx =  dt§svg§600§FALSE§</svg:desc>
          <draw:polygon draw:style-name="gr2" draw:text-style-name="P8" draw:layer="layout" svg:width="13.369cm" svg:height="0.867cm" svg:x="1.433cm" svg:y="8.84cm" svg:viewBox="0 0 13370 868" draw:points="6685,868 0,868 0,0 13370,0 13370,868">
            <text:p/>
          </draw:polygon>
          <draw:path draw:style-name="gr3" draw:text-style-name="P9" draw:layer="layout" svg:width="0.512cm" svg:height="0.456cm" svg:x="1.416cm" svg:y="9.148cm" svg:viewBox="0 0 513 457" svg:d="M301 44c0-23-21-44-44-44-25 0-46 21-46 44 0 25 21 46 46 46 23 0 44-19 44-46zM513 411c0-23-20-44-45-44-24 0-46 21-46 44 0 25 22 46 46 46 25 0 45-21 45-46zM90 411c0-23-21-44-46-44-23 0-44 21-44 44 0 25 21 46 44 46 25 0 46-21 46-46z">
            <text:p/>
          </draw:path>
          <draw:path draw:style-name="gr3" draw:text-style-name="P9" draw:layer="layout" svg:width="0.197cm" svg:height="0.844cm" svg:x="2.553cm" svg:y="8.906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515cm" svg:height="0.036cm" svg:x="2.867cm" svg:y="9.311cm" svg:viewBox="0 0 516 37" svg:d="M488 37c13 0 28 0 28-20 0-17-15-17-28-17h-459c-14 0-29 0-29 17 0 20 15 20 29 20z">
            <text:p/>
          </draw:path>
          <draw:path draw:style-name="gr3" draw:text-style-name="P9" draw:layer="layout" svg:width="0.322cm" svg:height="0.389cm" svg:x="3.482cm" svg:y="9.161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3.85cm" svg:y="9.161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9" draw:layer="layout" svg:width="0.277cm" svg:height="0.389cm" svg:x="4.277cm" svg:y="9.161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327cm" svg:height="0.389cm" svg:x="4.605cm" svg:y="9.16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322cm" svg:height="0.389cm" svg:x="4.985cm" svg:y="9.161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421cm" svg:height="0.383cm" svg:x="5.638cm" svg:y="9.165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6 92-86 111-113 111-33 0-46-27-46-56 0-19 6-36 15-75z">
            <text:p/>
          </draw:path>
          <draw:path draw:style-name="gr3" draw:text-style-name="P9" draw:layer="layout" svg:width="0.322cm" svg:height="0.389cm" svg:x="6.264cm" svg:y="9.161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6.634cm" svg:y="9.161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9" draw:layer="layout" svg:width="0.264cm" svg:height="0.529cm" svg:x="7.049cm" svg:y="9.019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9" draw:layer="layout" svg:width="0.421cm" svg:height="0.383cm" svg:x="7.525cm" svg:y="9.165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9" draw:layer="layout" svg:width="0.562cm" svg:height="0.564cm" svg:x="8.218cm" svg:y="9.046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9" draw:layer="layout" svg:width="0.322cm" svg:height="0.389cm" svg:x="9.042cm" svg:y="9.161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9.413cm" svg:y="9.161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9" draw:layer="layout" svg:width="0.277cm" svg:height="0.389cm" svg:x="9.839cm" svg:y="9.161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327cm" svg:height="0.389cm" svg:x="10.167cm" svg:y="9.16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322cm" svg:height="0.389cm" svg:x="10.547cm" svg:y="9.161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262cm" svg:height="0.393cm" svg:x="10.929cm" svg:y="8.798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9" draw:layer="layout" svg:width="0.421cm" svg:height="0.383cm" svg:x="11.296cm" svg:y="9.165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9" draw:layer="layout" svg:width="0.197cm" svg:height="0.844cm" svg:x="11.801cm" svg:y="8.906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402cm" svg:height="0.597cm" svg:x="12.116cm" svg:y="8.954cm" svg:viewBox="0 0 403 598" svg:d="M403 10c0-2 0-10-11-10-12 0-92 8-108 10-6 0-11 3-11 15s7 12 21 12c40 0 42 5 42 13l-2 17-52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9" draw:layer="layout" svg:width="0.421cm" svg:height="0.383cm" svg:x="12.546cm" svg:y="9.165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9" draw:layer="layout" svg:width="0.562cm" svg:height="0.199cm" svg:x="13.283cm" svg:y="9.22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402cm" svg:height="0.597cm" svg:x="14.161cm" svg:y="8.954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9" draw:layer="layout" svg:width="0.26cm" svg:height="0.539cm" svg:x="14.585cm" svg:y="9.011cm" svg:viewBox="0 0 261 540" svg:d="M156 192h80c16 0 25 0 25-17 0-10-9-10-25-10h-73c29-121 35-136 35-142 0-15-12-23-25-23-2 0-27 0-35 31l-32 134h-81c-17 0-25 0-25 16 0 11 8 11 23 11h75c-62 240-63 254-63 269 0 46 32 79 76 79 89 0 137-125 137-131 0-7-8-7-12-7-6 0-8 1-11 11-37 88-83 108-112 108-17 0-25-12-25-39 0-21 0-27 4-40z">
            <text:p/>
          </draw:path>
        </draw:g>
        <draw:g xml:id="id175" draw:id="id175">
          <svg:title>TexMaths</svg:title>
          <svg:desc>24§display§= \int \frac{1}{t} dt§svg§600§FALSE§</svg:desc>
          <draw:polygon draw:style-name="gr2" draw:text-style-name="P8" draw:layer="layout" svg:width="3.132cm" svg:height="1.791cm" svg:x="3.813cm" svg:y="10.342cm" svg:viewBox="0 0 3133 1792" draw:points="1566,1792 0,1792 0,0 3133,0 3133,1792">
            <text:p/>
          </draw:polygon>
          <draw:path draw:style-name="gr3" draw:text-style-name="P9" draw:layer="layout" svg:width="0.561cm" svg:height="0.199cm" svg:x="3.819cm" svg:y="11.14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75cm" svg:height="1.876cm" svg:x="4.708cm" svg:y="10.3cm" svg:viewBox="0 0 751 1877" svg:d="M40 1839c27 0 43-20 43-41 0-29-22-42-41-42-21 0-42 13-42 42 0 44 42 79 94 79 129 0 177-198 236-442 65-267 121-538 167-809 31-178 62-347 90-457 10-42 39-150 73-150 25 0 46 16 50 19-29 2-42 20-42 41 0 29 21 42 40 42 21 0 43-13 43-42 0-46-47-79-93-79-65 0-111 92-159 265-2 8-117 432-209 986-23 128-48 271-75 388-15 61-54 221-123 221-31 0-50-21-52-21z">
            <text:p/>
          </draw:path>
          <draw:path draw:style-name="gr3" draw:text-style-name="P9" draw:layer="layout" svg:width="0.279cm" svg:height="0.564cm" svg:x="5.821cm" svg:y="10.315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5.746cm" svg:y="11.22cm" svg:viewBox="0 0 424 37" draw:points="211,37 0,37 0,0 424,0 424,37">
            <text:p/>
          </draw:polygon>
          <draw:path draw:style-name="gr3" draw:text-style-name="P9" draw:layer="layout" svg:width="0.26cm" svg:height="0.539cm" svg:x="5.825cm" svg:y="11.499cm" svg:viewBox="0 0 261 540" svg:d="M155 192h81c15 0 25 0 25-17 0-10-10-10-25-10h-73c29-121 35-136 35-142 0-15-12-23-25-23-2 0-27 0-35 31l-32 134h-81c-17 0-25 0-25 16 0 11 8 11 23 11h75c-62 240-63 254-63 269 0 46 32 79 76 79 89 0 137-125 137-131 0-7-8-7-12-7-6 0-8 1-11 11-37 88-83 108-112 108-17 0-25-12-25-39 0-21 0-27 4-40z">
            <text:p/>
          </draw:path>
          <draw:path draw:style-name="gr3" draw:text-style-name="P9" draw:layer="layout" svg:width="0.402cm" svg:height="0.596cm" svg:x="6.303cm" svg:y="10.863cm" svg:viewBox="0 0 403 597" svg:d="M403 10c0-2 0-10-11-10-12 0-93 8-108 10-6 0-11 3-11 15s7 12 21 12c40 0 42 5 42 13l-2 17-52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7-187 25-50 64-81 98-81 56 0 68 70 68 75 0 4-2 10-4 14z">
            <text:p/>
          </draw:path>
          <draw:path draw:style-name="gr3" draw:text-style-name="P9" draw:layer="layout" svg:width="0.26cm" svg:height="0.539cm" svg:x="6.727cm" svg:y="10.921cm" svg:viewBox="0 0 261 540" svg:d="M155 192h81c15 0 25 0 25-17 0-10-10-10-25-10h-73c29-121 35-136 35-142 0-15-12-23-25-23-2 0-27 0-35 31l-32 134h-81c-17 0-25 0-25 16 0 11 8 11 23 11h75c-60 240-63 254-63 269 0 46 32 79 76 79 89 0 137-125 137-131 0-7-8-7-12-7-6 0-8 1-11 11-37 88-83 108-112 108-17 0-25-12-25-39 0-21 0-27 4-40z">
            <text:p/>
          </draw:path>
        </draw:g>
        <draw:g xml:id="id174" draw:id="id174">
          <svg:title>TexMaths</svg:title>
          <svg:desc>26§display§\text {I}§svg§600§FALSE§</svg:desc>
          <draw:polygon draw:style-name="gr2" draw:text-style-name="P8" draw:layer="layout" svg:width="0.213cm" svg:height="0.534cm" svg:x="3.134cm" svg:y="10.945cm" svg:viewBox="0 0 214 535" draw:points="108,535 0,535 0,0 214,0 214,535">
            <text:p/>
          </draw:polygon>
          <draw:path draw:style-name="gr3" draw:text-style-name="P9" draw:layer="layout" svg:width="0.28cm" svg:height="0.626cm" svg:x="3.113cm" svg:y="10.899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73" draw:id="id173">
          <svg:title>TexMaths</svg:title>
          <svg:desc>26§display§\therefore§svg§600§FALSE§</svg:desc>
          <draw:polygon draw:style-name="gr2" draw:text-style-name="P8" draw:layer="layout" svg:width="0.49cm" svg:height="0.402cm" svg:x="1.705cm" svg:y="11.121cm" svg:viewBox="0 0 491 403" draw:points="246,403 0,403 0,0 491,0 491,403">
            <text:p/>
          </draw:polygon>
          <draw:path draw:style-name="gr3" draw:text-style-name="P9" draw:layer="layout" svg:width="0.555cm" svg:height="0.493cm" svg:x="1.686cm" svg:y="11.0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78" draw:id="id178">
          <svg:title>TexMaths</svg:title>
          <svg:desc>26§display§\text {I}§svg§600§FALSE§</svg:desc>
          <draw:polygon draw:style-name="gr2" draw:text-style-name="P8" draw:layer="layout" svg:width="0.213cm" svg:height="0.534cm" svg:x="3.134cm" svg:y="14.045cm" svg:viewBox="0 0 214 535" draw:points="108,535 0,535 0,0 214,0 214,535">
            <text:p/>
          </draw:polygon>
          <draw:path draw:style-name="gr3" draw:text-style-name="P9" draw:layer="layout" svg:width="0.28cm" svg:height="0.626cm" svg:x="3.113cm" svg:y="13.999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77" draw:id="id177">
          <svg:title>TexMaths</svg:title>
          <svg:desc>26§display§\therefore§svg§600§FALSE§</svg:desc>
          <draw:polygon draw:style-name="gr2" draw:text-style-name="P8" draw:layer="layout" svg:width="0.49cm" svg:height="0.402cm" svg:x="1.705cm" svg:y="14.121cm" svg:viewBox="0 0 491 403" draw:points="246,403 0,403 0,0 491,0 491,403">
            <text:p/>
          </draw:polygon>
          <draw:path draw:style-name="gr3" draw:text-style-name="P9" draw:layer="layout" svg:width="0.555cm" svg:height="0.493cm" svg:x="1.686cm" svg:y="14.0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82" draw:id="id182">
          <svg:title>TexMaths</svg:title>
          <svg:desc>24§display§= \log \left( \frac{1}{\sin x} - \frac{\cos x}{\sin x} \right) + c§svg§600§FALSE§</svg:desc>
          <draw:polygon draw:style-name="gr2" draw:text-style-name="P8" draw:layer="layout" svg:width="9.519cm" svg:height="1.941cm" svg:x="16.214cm" svg:y="0.843cm" svg:viewBox="0 0 9520 1942" draw:points="4760,1942 0,1942 0,0 9520,0 9520,1942">
            <text:p/>
          </draw:polygon>
          <draw:path draw:style-name="gr3" draw:text-style-name="P9" draw:layer="layout" svg:width="0.562cm" svg:height="0.199cm" svg:x="16.22cm" svg:y="1.71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189cm" svg:height="0.587cm" svg:x="17.09cm" svg:y="1.439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75cm" svg:height="0.389cm" svg:x="17.32cm" svg:y="1.64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387cm" svg:height="0.558cm" svg:x="17.742cm" svg:y="1.642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9" draw:layer="layout" svg:width="0.416cm" svg:height="2.025cm" svg:x="18.468cm" svg:y="0.801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9" draw:layer="layout" svg:width="0.279cm" svg:height="0.564cm" svg:x="19.709cm" svg:y="0.891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9" draw:layer="layout" svg:width="1.66cm" svg:height="0.035cm" svg:x="19.015cm" svg:y="1.796cm" svg:viewBox="0 0 1661 36" draw:points="829,36 0,36 0,0 1661,0 1661,36">
            <text:p/>
          </draw:polygon>
          <draw:path draw:style-name="gr3" draw:text-style-name="P9" draw:layer="layout" svg:width="0.277cm" svg:height="0.389cm" svg:x="19.042cm" svg:y="2.22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9.374cm" svg:y="2.03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9.609cm" svg:y="2.2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20.215cm" svg:y="2.2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9" draw:layer="layout" svg:width="0.516cm" svg:height="0.035cm" svg:x="21.031cm" svg:y="1.796cm" svg:viewBox="0 0 517 36" svg:d="M488 36c13 0 29 0 29-19 0-17-16-17-29-17h-459c-14 0-29 0-29 17 0 19 15 19 29 19z">
            <text:p/>
          </draw:path>
          <draw:path draw:style-name="gr3" draw:text-style-name="P9" draw:layer="layout" svg:width="0.322cm" svg:height="0.389cm" svg:x="21.936cm" svg:y="1.07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22.304cm" svg:y="1.07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22.731cm" svg:y="1.07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383cm" svg:x="23.201cm" svg:y="1.0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olygon draw:style-name="gr3" draw:text-style-name="P9" draw:layer="layout" svg:width="1.754cm" svg:height="0.035cm" svg:x="21.907cm" svg:y="1.796cm" svg:viewBox="0 0 1755 36" draw:points="877,36 0,36 0,0 1755,0 1755,36">
            <text:p/>
          </draw:polygon>
          <draw:path draw:style-name="gr3" draw:text-style-name="P9" draw:layer="layout" svg:width="0.277cm" svg:height="0.389cm" svg:x="21.98cm" svg:y="2.22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22.314cm" svg:y="2.03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22.546cm" svg:y="2.2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23.153cm" svg:y="2.2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9" draw:layer="layout" svg:width="0.416cm" svg:height="2.025cm" svg:x="23.789cm" svg:y="0.801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9" draw:layer="layout" svg:width="0.562cm" svg:height="0.564cm" svg:x="24.614cm" svg:y="1.53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9cm" svg:height="0.383cm" svg:x="25.446cm" svg:y="1.652cm" svg:viewBox="0 0 330 384" svg:d="M301 52c-13 0-25 0-38 13-13 12-13 27-13 33 0 19 13 29 30 29 25 0 48-19 48-54 0-42-40-73-101-73-114 0-227 121-227 240 0 77 50 144 138 144 121 0 192-90 192-100 0-6-6-11-9-11-6 0-6 2-12 9-67 83-159 83-171 83-52 0-75-40-75-92 0-35 18-117 46-169 25-48 73-85 119-85 29 0 62 10 73 33z">
            <text:p/>
          </draw:path>
        </draw:g>
        <draw:g xml:id="id183" draw:id="id183">
          <svg:title>TexMaths</svg:title>
          <svg:desc>24§display§= \log \left( \frac{ 1 - \cos x}{\sin x} \right) + c§svg§600§FALSE§</svg:desc>
          <draw:polygon draw:style-name="gr2" draw:text-style-name="P8" draw:layer="layout" svg:width="8.081cm" svg:height="1.941cm" svg:x="16.214cm" svg:y="3.244cm" svg:viewBox="0 0 8082 1942" draw:points="4040,1942 0,1942 0,0 8082,0 8082,1942">
            <text:p/>
          </draw:polygon>
          <draw:path draw:style-name="gr3" draw:text-style-name="P9" draw:layer="layout" svg:width="0.562cm" svg:height="0.199cm" svg:x="16.22cm" svg:y="4.11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189cm" svg:height="0.587cm" svg:x="17.09cm" svg:y="3.84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75cm" svg:height="0.389cm" svg:x="17.32cm" svg:y="4.04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387cm" svg:height="0.558cm" svg:x="17.742cm" svg:y="4.043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9" draw:layer="layout" svg:width="0.416cm" svg:height="2.025cm" svg:x="18.468cm" svg:y="3.202cm" svg:viewBox="0 0 417 2026" svg:d="M417 2018c0-4-2-5-4-7-31-33-89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9" draw:layer="layout" svg:width="0.279cm" svg:height="0.564cm" svg:x="19.09cm" svg:y="3.292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9" draw:layer="layout" svg:width="0.516cm" svg:height="0.035cm" svg:x="19.693cm" svg:y="3.626cm" svg:viewBox="0 0 517 36" svg:d="M488 36c13 0 29 0 29-19 0-17-16-17-29-17h-459c-14 0-29 0-29 17 0 19 15 19 29 19z">
            <text:p/>
          </draw:path>
          <draw:path draw:style-name="gr3" draw:text-style-name="P9" draw:layer="layout" svg:width="0.322cm" svg:height="0.389cm" svg:x="20.496cm" svg:y="3.47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20.866cm" svg:y="3.477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21.293cm" svg:y="3.47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383cm" svg:x="21.761cm" svg:y="3.48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olygon draw:style-name="gr3" draw:text-style-name="P9" draw:layer="layout" svg:width="3.206cm" svg:height="0.035cm" svg:x="19.015cm" svg:y="4.197cm" svg:viewBox="0 0 3207 36" draw:points="1603,36 0,36 0,0 3207,0 3207,36">
            <text:p/>
          </draw:polygon>
          <draw:path draw:style-name="gr3" draw:text-style-name="P9" draw:layer="layout" svg:width="0.277cm" svg:height="0.389cm" svg:x="19.816cm" svg:y="4.62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20.148cm" svg:y="4.43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20.383cm" svg:y="4.63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20.989cm" svg:y="4.63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9" draw:layer="layout" svg:width="0.416cm" svg:height="2.025cm" svg:x="22.351cm" svg:y="3.202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9" draw:layer="layout" svg:width="0.562cm" svg:height="0.564cm" svg:x="23.176cm" svg:y="3.93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9cm" svg:height="0.383cm" svg:x="24.008cm" svg:y="4.053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181" draw:id="id181">
          <svg:title>TexMaths</svg:title>
          <svg:desc>26§display§\text {I}§svg§600§FALSE§</svg:desc>
          <draw:polygon draw:style-name="gr2" draw:text-style-name="P8" draw:layer="layout" svg:width="0.213cm" svg:height="0.534cm" svg:x="15.636cm" svg:y="1.546cm" svg:viewBox="0 0 214 535" draw:points="108,535 0,535 0,0 214,0 214,535">
            <text:p/>
          </draw:polygon>
          <draw:path draw:style-name="gr3" draw:text-style-name="P9" draw:layer="layout" svg:width="0.28cm" svg:height="0.626cm" svg:x="15.615cm" svg:y="1.5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84" draw:id="id184">
          <svg:title>TexMaths</svg:title>
          <svg:desc>24§display§= \log \left( \frac{ 2\sin^2 \left( \frac{x}{2} \right) }{2\sin \left( \frac{x}{2} \right) \cos \left( \frac{x}{2} \right) } \right) + c§svg§600§FALSE§</svg:desc>
          <draw:polygon draw:style-name="gr2" draw:text-style-name="P8" draw:layer="layout" svg:width="10.834cm" svg:height="2.445cm" svg:x="16.214cm" svg:y="5.644cm" svg:viewBox="0 0 10835 2446" draw:points="5418,2446 0,2446 0,0 10835,0 10835,2446">
            <text:p/>
          </draw:polygon>
          <draw:path draw:style-name="gr3" draw:text-style-name="P9" draw:layer="layout" svg:width="0.562cm" svg:height="0.199cm" svg:x="16.22cm" svg:y="6.76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189cm" svg:height="0.586cm" svg:x="17.09cm" svg:y="6.493cm" svg:viewBox="0 0 190 587" svg:d="M123 0l-123 10v26c60 0 67 6 67 47v439c0 39-9 39-67 39v26c29-2 73-2 94-2s63 0 96 2v-26c-58 0-67 0-67-39z">
            <text:p/>
          </draw:path>
          <draw:path draw:style-name="gr3" draw:text-style-name="P9" draw:layer="layout" svg:width="0.375cm" svg:height="0.389cm" svg:x="17.32cm" svg:y="6.7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387cm" svg:height="0.558cm" svg:x="17.742cm" svg:y="6.696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5 188-110 0-31-13-73-55-98-46-23-94-23-146-23-21 0-58 0-64 0-27-4-46-30-46-57zM188 537c-86 0-144-42-144-86 0-40 33-71 69-73h50c73 0 169 0 169 73 0 44-61 86-144 86z">
            <text:p/>
          </draw:path>
          <draw:path draw:style-name="gr3" draw:text-style-name="P9" draw:layer="layout" svg:width="0.441cm" svg:height="2.531cm" svg:x="18.491cm" svg:y="5.602cm" svg:viewBox="0 0 442 2532" svg:d="M442 2522c0-2 0-3-6-9-81-98-148-206-198-325-111-257-155-558-155-923 0-359 40-674 167-950 48-108 113-208 188-300 2-2 4-3 4-7 0-8-6-8-20-8-11 0-13 0-15 2-2 0-54 52-119 144-148 207-223 455-261 706-19 137-27 275-27 413 0 315 40 637 175 927 61 129 142 244 224 332 8 6 10 8 23 8 14 0 20 0 20-10z">
            <text:p/>
          </draw:path>
          <draw:path draw:style-name="gr3" draw:text-style-name="P9" draw:layer="layout" svg:width="0.337cm" svg:height="0.563cm" svg:x="20.298cm" svg:y="5.89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" draw:text-style-name="P9" draw:layer="layout" svg:width="0.277cm" svg:height="0.389cm" svg:x="20.847cm" svg:y="6.076cm" svg:viewBox="0 0 278 390" svg:d="M148 215c19 4 88 17 88 79 0 42-29 76-96 76-71 0-102-48-117-120-2-10-4-14-11-14-12 0-12 6-12 21v112c0 15 0 21 10 21 3 0 5-2 21-18 2-2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21.179cm" svg:y="5.89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9" draw:layer="layout" svg:width="0.425cm" svg:height="0.373cm" svg:x="21.413cm" svg:y="6.082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262cm" svg:height="0.393cm" svg:x="21.892cm" svg:y="5.708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9" draw:layer="layout" svg:width="0.222cm" svg:height="1.013cm" svg:x="22.502cm" svg:y="5.736cm" svg:viewBox="0 0 223 1014" svg:d="M223 1004c0-2-2-4-4-8-39-40-98-109-133-247-19-77-26-164-26-242 0-223 51-378 155-488 8-7 8-9 8-11 0-8-8-8-12-8-11 0-57 50-69 63-86 102-142 254-142 444 0 119 21 290 132 432 10 9 64 75 79 75 4 0 12 0 12-10z">
            <text:p/>
          </draw:path>
          <draw:path draw:style-name="gr3" draw:text-style-name="P9" draw:layer="layout" svg:width="0.318cm" svg:height="0.268cm" svg:x="22.89cm" svg:y="5.861cm" svg:viewBox="0 0 319 269" svg:d="M119 200c-6 19-25 51-56 51-2 0-19 0-32-7 25-8 27-29 27-33 0-13-10-23-23-23-18 0-35 15-35 37 0 30 33 44 61 44 29 0 52-18 68-42 15 30 48 42 71 42 69 0 103-75 103-92 0-8-7-8-9-8-8 0-8 4-10 11-13 41-50 71-82 71-23 0-37-15-37-38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olygon draw:style-name="gr3" draw:text-style-name="P9" draw:layer="layout" svg:width="0.383cm" svg:height="0.035cm" svg:x="22.861cm" svg:y="6.226cm" svg:viewBox="0 0 384 36" draw:points="192,36 0,36 0,0 384,0 384,36">
            <text:p/>
          </draw:polygon>
          <draw:path draw:style-name="gr3" draw:text-style-name="P9" draw:layer="layout" svg:width="0.262cm" svg:height="0.393cm" svg:x="22.921cm" svg:y="6.353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9" draw:layer="layout" svg:width="0.222cm" svg:height="1.013cm" svg:x="23.381cm" svg:y="5.736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olygon draw:style-name="gr3" draw:text-style-name="P9" draw:layer="layout" svg:width="5.867cm" svg:height="0.035cm" svg:x="19.061cm" svg:y="6.85cm" svg:viewBox="0 0 5868 36" draw:points="2934,36 0,36 0,0 5868,0 5868,36">
            <text:p/>
          </draw:polygon>
          <draw:path draw:style-name="gr3" draw:text-style-name="P9" draw:layer="layout" svg:width="0.337cm" svg:height="0.563cm" svg:x="19.104cm" svg:y="7.14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" draw:text-style-name="P9" draw:layer="layout" svg:width="0.277cm" svg:height="0.389cm" svg:x="19.651cm" svg:y="7.324cm" svg:viewBox="0 0 278 390" svg:d="M148 215c19 4 88 17 88 79 0 42-29 76-96 76-71 0-102-48-117-120-2-10-4-14-11-14-12 0-12 6-12 21v112c0 15 0 21 10 21 3 0 5-2 21-18 2-2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19.985cm" svg:y="7.138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9" draw:layer="layout" svg:width="0.425cm" svg:height="0.373cm" svg:x="20.217cm" svg:y="7.33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222cm" svg:height="1.013cm" svg:x="20.928cm" svg:y="6.984cm" svg:viewBox="0 0 223 1014" svg:d="M223 1004c0-2-2-4-4-8-40-40-98-109-133-247-19-77-26-164-26-242 0-223 51-378 155-488 8-7 8-9 8-11 0-8-8-8-12-8-11 0-57 50-69 63-86 102-142 254-142 444 0 119 21 290 132 432 10 9 64 75 79 75 4 0 12 0 12-10z">
            <text:p/>
          </draw:path>
          <draw:path draw:style-name="gr3" draw:text-style-name="P9" draw:layer="layout" svg:width="0.318cm" svg:height="0.268cm" svg:x="21.316cm" svg:y="7.109cm" svg:viewBox="0 0 319 269" svg:d="M119 200c-6 19-25 51-56 51-2 0-19 0-32-7 25-8 27-29 27-33 0-13-10-23-23-23-18 0-35 15-35 37 0 30 33 44 63 44 27 0 50-18 66-42 15 30 48 42 71 42 69 0 103-75 103-92 0-8-7-8-9-8-8 0-8 4-10 11-13 41-48 71-82 71-23 0-37-15-37-38 0-15 15-69 31-136 13-46 40-60 59-60 0 0 20 0 31 8-17 6-25 21-25 33 0 13 10 23 23 23 14 0 35-12 35-37 0-34-39-44-64-44-28 0-51 19-65 42-11-25-38-42-71-42-67 0-106 73-106 90 0 8 8 8 10 8 8 0 10-2 12-10 15-46 53-71 82-71 19 0 35 10 35 39 0 11-6 42-12 61z">
            <text:p/>
          </draw:path>
          <draw:polygon draw:style-name="gr3" draw:text-style-name="P9" draw:layer="layout" svg:width="0.383cm" svg:height="0.035cm" svg:x="21.289cm" svg:y="7.474cm" svg:viewBox="0 0 384 36" draw:points="192,36 0,36 0,0 384,0 384,36">
            <text:p/>
          </draw:polygon>
          <draw:path draw:style-name="gr3" draw:text-style-name="P9" draw:layer="layout" svg:width="0.262cm" svg:height="0.393cm" svg:x="21.348cm" svg:y="7.6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9" draw:layer="layout" svg:width="0.222cm" svg:height="1.013cm" svg:x="21.809cm" svg:y="6.984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ath draw:style-name="gr3" draw:text-style-name="P9" draw:layer="layout" svg:width="0.322cm" svg:height="0.389cm" svg:x="22.327cm" svg:y="7.324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22.698cm" svg:y="7.324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23.122cm" svg:y="7.324cm" svg:viewBox="0 0 278 390" svg:d="M148 215c19 4 88 17 88 79 0 42-29 76-96 76-71 0-102-48-117-120-2-10-4-14-11-14-12 0-12 6-12 21v112c0 15 0 21 10 21 3 0 5-2 21-18 2-2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222cm" svg:height="1.013cm" svg:x="23.696cm" svg:y="6.984cm" svg:viewBox="0 0 223 1014" svg:d="M223 1004c0-2-2-4-4-8-40-40-98-109-133-247-19-77-26-164-26-242 0-223 51-378 155-488 8-7 8-9 8-11 0-8-8-8-12-8-11 0-57 50-69 63-86 102-142 254-142 444 0 119 21 290 132 432 10 9 64 75 79 75 4 0 12 0 12-10z">
            <text:p/>
          </draw:path>
          <draw:path draw:style-name="gr3" draw:text-style-name="P9" draw:layer="layout" svg:width="0.318cm" svg:height="0.268cm" svg:x="24.084cm" svg:y="7.109cm" svg:viewBox="0 0 319 269" svg:d="M119 200c-6 19-25 51-56 51-2 0-19 0-32-7 25-8 27-29 27-33 0-13-10-23-23-23-18 0-35 15-35 37 0 30 33 44 63 44 27 0 50-18 66-42 15 30 48 42 71 42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  <draw:polygon draw:style-name="gr3" draw:text-style-name="P9" draw:layer="layout" svg:width="0.383cm" svg:height="0.035cm" svg:x="24.057cm" svg:y="7.474cm" svg:viewBox="0 0 384 36" draw:points="192,36 0,36 0,0 384,0 384,36">
            <text:p/>
          </draw:polygon>
          <draw:path draw:style-name="gr3" draw:text-style-name="P9" draw:layer="layout" svg:width="0.262cm" svg:height="0.393cm" svg:x="24.117cm" svg:y="7.6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9" draw:layer="layout" svg:width="0.222cm" svg:height="1.013cm" svg:x="24.578cm" svg:y="6.984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ath draw:style-name="gr3" draw:text-style-name="P9" draw:layer="layout" svg:width="0.441cm" svg:height="2.531cm" svg:x="25.056cm" svg:y="5.602cm" svg:viewBox="0 0 442 2532" svg:d="M442 1265c0-315-41-637-175-925-62-129-142-244-225-332-7-8-9-8-23-8-11 0-19 0-19 8 0 4 4 7 6 11 80 98 148 206 198 323 111 259 155 560 155 923 0 359-42 676-167 952-48 108-113 208-188 298-2 2-4 5-4 7 0 10 8 10 19 10 12 0 14 0 16-2 1-2 53-52 119-146 147-207 222-455 261-706 19-137 27-275 27-413z">
            <text:p/>
          </draw:path>
          <draw:path draw:style-name="gr3" draw:text-style-name="P9" draw:layer="layout" svg:width="0.562cm" svg:height="0.563cm" svg:x="25.931cm" svg:y="6.58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9" draw:layer="layout" svg:width="0.329cm" svg:height="0.383cm" svg:x="26.761cm" svg:y="6.706cm" svg:viewBox="0 0 330 384" svg:d="M301 52c-13 0-25 0-38 13-13 12-15 27-15 33 0 19 15 29 32 29 25 0 48-20 48-54 0-42-40-73-101-73-114 0-227 121-227 240 0 77 50 144 138 144 121 0 192-90 192-100 0-6-6-11-9-11-6 0-8 2-12 9-67 83-159 83-171 83-52 0-75-41-75-92 0-35 18-118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4" smil:attributeName="visibility" smil:to="visible"/>
                  <anim:animate smil:dur="0.5s" smil:fill="hold" smil:targetElement="id164" smil:attributeName="width" smil:values="width*0.05;width" smil:keyTimes="0;1"/>
                  <anim:animate smil:dur="0.5s" smil:fill="hold" smil:targetElement="id164" smil:attributeName="height" smil:values="height;height" smil:keyTimes="0;1"/>
                  <anim:animate smil:dur="0.5s" smil:fill="hold" smil:targetElement="id164" smil:attributeName="x" smil:values="x-.2;x" smil:keyTimes="0;1"/>
                  <anim:animate smil:dur="0.5s" smil:fill="hold" smil:targetElement="id164" smil:attributeName="y" smil:values="y;y" smil:keyTimes="0;1"/>
                  <anim:transitionFilter smil:dur="0.5s" smil:targetElement="id16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5" smil:attributeName="visibility" smil:to="visible"/>
                  <anim:animate smil:dur="0.5s" smil:fill="hold" smil:targetElement="id165" smil:attributeName="width" smil:values="width*0.05;width" smil:keyTimes="0;1"/>
                  <anim:animate smil:dur="0.5s" smil:fill="hold" smil:targetElement="id165" smil:attributeName="height" smil:values="height;height" smil:keyTimes="0;1"/>
                  <anim:animate smil:dur="0.5s" smil:fill="hold" smil:targetElement="id165" smil:attributeName="x" smil:values="x-.2;x" smil:keyTimes="0;1"/>
                  <anim:animate smil:dur="0.5s" smil:fill="hold" smil:targetElement="id165" smil:attributeName="y" smil:values="y;y" smil:keyTimes="0;1"/>
                  <anim:transitionFilter smil:dur="0.5s" smil:targetElement="id16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6" smil:attributeName="visibility" smil:to="visible"/>
                  <anim:animate smil:dur="0.5s" smil:fill="hold" smil:targetElement="id166" smil:attributeName="width" smil:values="width*0.05;width" smil:keyTimes="0;1"/>
                  <anim:animate smil:dur="0.5s" smil:fill="hold" smil:targetElement="id166" smil:attributeName="height" smil:values="height;height" smil:keyTimes="0;1"/>
                  <anim:animate smil:dur="0.5s" smil:fill="hold" smil:targetElement="id166" smil:attributeName="x" smil:values="x-.2;x" smil:keyTimes="0;1"/>
                  <anim:animate smil:dur="0.5s" smil:fill="hold" smil:targetElement="id166" smil:attributeName="y" smil:values="y;y" smil:keyTimes="0;1"/>
                  <anim:transitionFilter smil:dur="0.5s" smil:targetElement="id1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1" smil:attributeName="visibility" smil:to="visible"/>
                  <anim:animate smil:dur="0.5s" smil:fill="hold" smil:targetElement="id171" smil:attributeName="width" smil:values="width*0.05;width" smil:keyTimes="0;1"/>
                  <anim:animate smil:dur="0.5s" smil:fill="hold" smil:targetElement="id171" smil:attributeName="height" smil:values="height;height" smil:keyTimes="0;1"/>
                  <anim:animate smil:dur="0.5s" smil:fill="hold" smil:targetElement="id171" smil:attributeName="x" smil:values="x-.2;x" smil:keyTimes="0;1"/>
                  <anim:animate smil:dur="0.5s" smil:fill="hold" smil:targetElement="id171" smil:attributeName="y" smil:values="y;y" smil:keyTimes="0;1"/>
                  <anim:transitionFilter smil:dur="0.5s" smil:targetElement="id17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180" smil:attributeName="visibility" smil:to="visible"/>
                  <anim:animate smil:dur="5s" smil:fill="hold" smil:targetElement="id180" smil:attributeName="x" smil:values="1+width/2;x" smil:keyTimes="0;1"/>
                  <anim:animate smil:dur="5s" smil:fill="hold" smil:targetElement="id18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0">
        <office:forms form:automatic-focus="false" form:apply-design-mode="false"/>
        <draw:frame presentation:style-name="pr4" draw:text-style-name="P11" draw:layer="layout" svg:width="25.199cm" svg:height="1.436cm" svg:x="1.438cm" svg:y="0.364cm" presentation:class="title" presentation:user-transformed="true">
          <draw:text-box>
            <text:p xml:id="id187" text:id="id187"><text:span text:style-name="T2">Examples</text:span></text:p>
          </draw:text-box>
        </draw:frame>
        <draw:frame presentation:style-name="pr8" draw:text-style-name="P7" draw:layer="layout" svg:width="26.2cm" svg:height="13cm" svg:x="1cm" svg:y="2.2cm" presentation:class="subtitle" presentation:user-transformed="true">
          <draw:text-box>
            <text:p text:style-name="P6"><text:span text:style-name="T3"/></text:p>
            <text:p text:style-name="P6"><text:span text:style-name="T4"><text:s/>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draw:g xml:id="id189" draw:id="id189">
          <svg:title>TexMaths</svg:title>
          <svg:desc>28§display§\text {Evaluate the following}§svg§600§FALSE§</svg:desc>
          <draw:polygon draw:style-name="gr2" draw:text-style-name="P8" draw:layer="layout" svg:width="9.497cm" svg:height="0.8cm" svg:x="3.421cm" svg:y="2.64cm" svg:viewBox="0 0 9498 801" draw:points="4749,801 0,801 0,0 9498,0 9498,801">
            <text:p/>
          </draw:polygon>
          <draw:path draw:style-name="gr3" draw:text-style-name="P9" draw:layer="layout" svg:width="0.611cm" svg:height="0.672cm" svg:x="3.403cm" svg:y="2.616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9" draw:layer="layout" svg:width="0.483cm" svg:height="0.437cm" svg:x="4.059cm" svg:y="2.86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9" draw:layer="layout" svg:width="0.445cm" svg:height="0.454cm" svg:x="4.548cm" svg:y="2.8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221cm" svg:height="0.686cm" svg:x="5.032cm" svg:y="2.60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496cm" svg:height="0.448cm" svg:x="5.303cm" svg:y="2.851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9" draw:layer="layout" svg:width="0.445cm" svg:height="0.454cm" svg:x="5.86cm" svg:y="2.8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31cm" svg:height="0.618cm" svg:x="6.329cm" svg:y="2.6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9" draw:layer="layout" svg:width="0.382cm" svg:height="0.454cm" svg:x="6.721cm" svg:y="2.8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31cm" svg:height="0.618cm" svg:x="7.478cm" svg:y="2.6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9" draw:layer="layout" svg:width="0.496cm" svg:height="0.686cm" svg:x="7.872cm" svg:y="2.6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9" draw:layer="layout" svg:width="0.382cm" svg:height="0.454cm" svg:x="8.416cm" svg:y="2.8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319cm" svg:height="0.697cm" svg:x="9.187cm" svg:y="2.591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9" draw:layer="layout" svg:width="0.438cm" svg:height="0.454cm" svg:x="9.482cm" svg:y="2.8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221cm" svg:height="0.686cm" svg:x="9.978cm" svg:y="2.60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221cm" svg:height="0.686cm" svg:x="10.251cm" svg:y="2.60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438cm" svg:height="0.454cm" svg:x="10.52cm" svg:y="2.8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675cm" svg:height="0.437cm" svg:x="10.974cm" svg:y="2.86cm" svg:viewBox="0 0 676 438" svg:d="M594 94c18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9" draw:layer="layout" svg:width="0.212cm" svg:height="0.661cm" svg:x="11.7cm" svg:y="2.6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96cm" svg:height="0.437cm" svg:x="11.973cm" svg:y="2.8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51cm" svg:height="0.652cm" svg:x="12.516cm" svg:y="2.8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</draw:g>
        <draw:g xml:id="id188" draw:id="id188">
          <svg:title>TexMaths</svg:title>
          <svg:desc>28§display§\text {(II)}§svg§600§FALSE§</svg:desc>
          <draw:polygon draw:style-name="gr2" draw:text-style-name="P8" draw:layer="layout" svg:width="1.308cm" svg:height="0.886cm" svg:x="1.505cm" svg:y="2.539cm" svg:viewBox="0 0 1309 887" draw:points="654,887 0,887 0,0 1309,0 1309,887">
            <text:p/>
          </draw:polygon>
          <draw:path draw:style-name="gr3" draw:text-style-name="P9" draw:layer="layout" svg:width="0.23cm" svg:height="0.985cm" svg:x="1.552cm" svg:y="2.4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02cm" svg:height="0.674cm" svg:x="1.866cm" svg:y="2.555cm" svg:viewBox="0 0 303 675" svg:d="M195 76c0-33 4-45 81-45h27v-31c-34 2-113 2-151 2-40 0-118 0-152-2v31h27c76 0 81 12 81 45v522c0 36-5 45-81 45h-27v32c34-3 112-3 150-3 40 0 119 0 153 3v-32h-27c-77 0-81-9-81-45z">
            <text:p/>
          </draw:path>
          <draw:path draw:style-name="gr3" draw:text-style-name="P9" draw:layer="layout" svg:width="0.302cm" svg:height="0.674cm" svg:x="2.249cm" svg:y="2.555cm" svg:viewBox="0 0 303 675" svg:d="M195 76c0-33 4-45 81-45h27v-31c-34 2-113 2-151 2-40 0-118 0-152-2v31h27c76 0 81 12 81 45v522c0 36-5 45-81 45h-27v32c34-3 112-3 150-3 40 0 119 0 153 3v-32h-27c-77 0-81-9-81-45z">
            <text:p/>
          </draw:path>
          <draw:path draw:style-name="gr3" draw:text-style-name="P9" draw:layer="layout" svg:width="0.23cm" svg:height="0.985cm" svg:x="2.632cm" svg:y="2.4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90" draw:id="id190">
          <svg:title>TexMaths</svg:title>
          <svg:desc>26§display§(1)§svg§600§FALSE§</svg:desc>
          <draw:polygon draw:style-name="gr2" draw:text-style-name="P8" draw:layer="layout" svg:width="0.986cm" svg:height="0.822cm" svg:x="1.507cm" svg:y="4.837cm" svg:viewBox="0 0 987 823" draw:points="494,823 0,823 0,0 987,0 987,823">
            <text:p/>
          </draw:polygon>
          <draw:path draw:style-name="gr3" draw:text-style-name="P9" draw:layer="layout" svg:width="0.213cm" svg:height="0.914cm" svg:x="1.551cm" svg:y="4.791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03cm" svg:height="0.61cm" svg:x="1.899cm" svg:y="4.868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9" draw:layer="layout" svg:width="0.213cm" svg:height="0.914cm" svg:x="2.328cm" svg:y="4.79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93" draw:id="id193">
          <svg:title>TexMaths</svg:title>
          <svg:desc>26§display§\int \frac{\sin \sqrt{x}}{\sqrt{x}} \ dx§svg§600§FALSE§</svg:desc>
          <draw:polygon draw:style-name="gr2" draw:text-style-name="P8" draw:layer="layout" svg:width="5.013cm" svg:height="2.073cm" svg:x="11.11cm" svg:y="4.241cm" svg:viewBox="0 0 5014 2074" draw:points="2508,2074 0,2074 0,0 5014,0 5014,2074">
            <text:p/>
          </draw:polygon>
          <draw:path draw:style-name="gr3" draw:text-style-name="P9" draw:layer="layout" svg:width="0.812cm" svg:height="2.031cm" svg:x="11.116cm" svg:y="4.264cm" svg:viewBox="0 0 813 2032" svg:d="M44 1990c29 0 45-20 45-43 0-31-22-46-43-46-23 0-46 15-46 46 0 48 46 85 102 85 139 0 191-214 256-478 70-289 131-583 181-876 33-193 66-376 97-495 11-46 42-162 79-162 27 0 50 16 54 21-31 2-45 20-45 43 0 31 23 46 43 46 23 0 46-15 46-46 0-50-50-85-100-85-70 0-120 100-172 287-2 8-127 468-227 1067-25 139-52 293-81 420-17 67-58 239-133 239-33 0-54-23-56-23z">
            <text:p/>
          </draw:path>
          <draw:path draw:style-name="gr3" draw:text-style-name="P9" draw:layer="layout" svg:width="0.301cm" svg:height="0.421cm" svg:x="12.27cm" svg:y="4.48cm" svg:viewBox="0 0 302 422" svg:d="M160 233c21 4 96 19 96 85 0 46-31 83-104 83-77 0-110-52-127-131-2-10-4-14-13-14-12 0-12 6-12 23v120c0 17 0 23 10 23 5 0 7-2 23-19 2-2 2-4 19-20 40 37 81 39 100 39 106 0 150-62 150-129 0-48-30-75-40-87-31-29-67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9" draw:layer="layout" svg:width="0.197cm" svg:height="0.613cm" svg:x="12.63cm" svg:y="4.278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9" draw:layer="layout" svg:width="0.461cm" svg:height="0.405cm" svg:x="12.884cm" svg:y="4.486cm" svg:viewBox="0 0 462 406" svg:d="M71 89v248c0 39-9 39-71 39v30c31 0 79-3 104-3 23 0 71 3 102 3v-30c-60 0-71 0-71-39v-171c0-95 65-145 123-145s69 50 69 102v214c0 39-11 39-71 39v30c31 0 79-3 104-3 23 0 70 3 102 3v-30c-48 0-71 0-71-27v-174c0-79 0-108-29-142-13-14-44-33-96-33-68 0-110 40-137 96v-96l-129 10v30c64 0 71 6 71 49z">
            <text:p/>
          </draw:path>
          <draw:path draw:style-name="gr3" draw:text-style-name="P9" draw:layer="layout" svg:width="0.714cm" svg:height="0.914cm" svg:x="13.581cm" svg:y="4.195cm" svg:viewBox="0 0 715 915" svg:d="M289 819l-160-355c-6-15-13-15-15-15 0 0-6 0-14 6l-88 67c-12 8-12 13-12 15 0 4 2 10 8 10 7 0 23-12 32-21 6-4 20-14 29-21l181 396c6 14 12 14 20 14 13 0 15-4 23-17l416-861c6-14 6-16 6-18 0-11-8-19-18-19-9 0-15 4-21 19z">
            <text:p/>
          </draw:path>
          <draw:polygon draw:style-name="gr3" draw:text-style-name="P9" draw:layer="layout" svg:width="0.523cm" svg:height="0.039cm" svg:x="14.275cm" svg:y="4.195cm" svg:viewBox="0 0 524 40" draw:points="262,40 0,40 0,0 524,0 524,40">
            <text:p/>
          </draw:polygon>
          <draw:path draw:style-name="gr3" draw:text-style-name="P9" draw:layer="layout" svg:width="0.457cm" svg:height="0.415cm" svg:x="14.302cm" svg:y="4.486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8-15 59-48 96-88 96-6 0-27 0-45-10 22-6 43-25 43-50s-21-33-35-33c-27 0-50 25-50 54 0 41 46 60 87 60 61 0 94-65 96-71 10 36 44 71 100 71 93 0 145-119 145-141 0-9-8-9-10-9-8 0-10 2-12 9-30 99-92 120-123 120-36 0-50-29-50-60 0-21 6-40 17-81z">
            <text:p/>
          </draw:path>
          <draw:polygon draw:style-name="gr3" draw:text-style-name="P9" draw:layer="layout" svg:width="2.559cm" svg:height="0.039cm" svg:x="12.239cm" svg:y="5.262cm" svg:viewBox="0 0 2560 40" draw:points="1279,40 0,40 0,0 2560,0 2560,40">
            <text:p/>
          </draw:polygon>
          <draw:path draw:style-name="gr3" draw:text-style-name="P9" draw:layer="layout" svg:width="0.714cm" svg:height="0.914cm" svg:x="12.944cm" svg:y="5.443cm" svg:viewBox="0 0 715 915" svg:d="M289 819l-160-355c-6-15-13-15-15-15 0 0-6 0-14 6l-88 67c-12 8-12 13-12 15 0 4 2 10 8 10 7 0 23-12 32-21 6-4 20-14 29-21l181 396c6 14 12 14 20 14 13 0 15-4 23-17l416-861c6-14 6-16 6-18 0-11-8-19-18-19-9 0-15 4-21 19z">
            <text:p/>
          </draw:path>
          <draw:polygon draw:style-name="gr3" draw:text-style-name="P9" draw:layer="layout" svg:width="0.523cm" svg:height="0.039cm" svg:x="13.639cm" svg:y="5.443cm" svg:viewBox="0 0 524 40" draw:points="262,40 0,40 0,0 524,0 524,40">
            <text:p/>
          </draw:polygon>
          <draw:path draw:style-name="gr3" draw:text-style-name="P9" draw:layer="layout" svg:width="0.457cm" svg:height="0.415cm" svg:x="13.664cm" svg:y="5.734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8-15 59-48 96-88 96-6 0-27 0-45-10 22-6 43-25 43-50s-21-33-35-33c-27 0-50 25-50 54 0 41 46 60 87 60 61 0 94-65 96-71 10 36 44 71 100 71 93 0 145-119 145-141 0-9-8-9-10-9-8 0-10 2-12 9-30 99-94 120-123 120-36 0-50-29-50-60 0-21 6-40 17-81z">
            <text:p/>
          </draw:path>
          <draw:path draw:style-name="gr3" draw:text-style-name="P9" draw:layer="layout" svg:width="0.436cm" svg:height="0.646cm" svg:x="15.249cm" svg:y="4.873cm" svg:viewBox="0 0 437 647" svg:d="M437 10c0-2 0-10-13-10-12 0-100 8-116 10-6 0-13 5-13 17 0 13 9 13 23 13 44 0 46 6 46 14l-2 19-56 216c-17-33-44-58-86-58-106 0-220 135-220 268 0 88 50 148 123 148 18 0 64-4 118-69 9 38 40 69 83 69 34 0 55-21 69-52 15-31 27-88 27-90 0-10-8-10-10-10-11 0-11 4-13 17-16 60-33 114-70 114-25 0-28-23-28-42 0-22 3-29 7-43zM245 526c-4 17-4 19-18 36-40 49-77 64-102 64-46 0-61-50-61-85 0-46 30-160 52-202 27-54 69-87 107-87 60 0 72 75 72 81 0 4-2 10-4 14z">
            <text:p/>
          </draw:path>
          <draw:path draw:style-name="gr3" draw:text-style-name="P9" draw:layer="layout" svg:width="0.457cm" svg:height="0.415cm" svg:x="15.714cm" svg:y="5.104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8-15 59-48 96-88 96-6 0-27 0-45-10 22-6 43-25 43-50s-21-33-35-33c-27 0-50 25-50 54 0 41 46 60 87 60 61 0 94-65 96-71 10 36 44 71 100 71 93 0 145-119 145-141 0-9-8-9-10-9-8 0-10 2-12 9-30 99-94 120-123 120-36 0-50-29-50-60 0-21 6-40 17-81z">
            <text:p/>
          </draw:path>
        </draw:g>
        <draw:g xml:id="id192" draw:id="id192">
          <svg:title>TexMaths</svg:title>
          <svg:desc>26§display§(2)§svg§600§FALSE§</svg:desc>
          <draw:polygon draw:style-name="gr2" draw:text-style-name="P8" draw:layer="layout" svg:width="0.986cm" svg:height="0.822cm" svg:x="10.008cm" svg:y="4.739cm" svg:viewBox="0 0 987 823" draw:points="494,823 0,823 0,0 987,0 987,823">
            <text:p/>
          </draw:polygon>
          <draw:path draw:style-name="gr3" draw:text-style-name="P9" draw:layer="layout" svg:width="0.213cm" svg:height="0.914cm" svg:x="10.052cm" svg:y="4.693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66cm" svg:height="0.61cm" svg:x="10.364cm" svg:y="4.77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9" draw:layer="layout" svg:width="0.213cm" svg:height="0.914cm" svg:x="10.829cm" svg:y="4.69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91" draw:id="id191">
          <svg:title>TexMaths</svg:title>
          <svg:desc>26§display§\smallint e^x \cot ( e^x ) \ dx§svg§600§FALSE§</svg:desc>
          <draw:polygon draw:style-name="gr2" draw:text-style-name="P8" draw:layer="layout" svg:width="5.657cm" svg:height="0.822cm" svg:x="3.01cm" svg:y="4.842cm" svg:viewBox="0 0 5658 823" draw:points="2828,823 0,823 0,0 5658,0 5658,823">
            <text:p/>
          </draw:polygon>
          <draw:path draw:style-name="gr3" draw:text-style-name="P9" draw:layer="layout" svg:width="0.382cm" svg:height="0.852cm" svg:x="3.014cm" svg:y="4.827cm" svg:viewBox="0 0 383 853" svg:d="M347 37c-31 3-39 25-39 38 0 23 18 37 37 37s38-12 38-39c0-36-29-73-73-73-77 0-94 100-108 171-25 137-44 253-59 413-4 48-10 100-16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9" draw:layer="layout" svg:width="0.353cm" svg:height="0.415cm" svg:x="3.64cm" svg:y="5.077cm" svg:viewBox="0 0 354 416" svg:d="M129 193c27 0 96-2 141-20 65-27 69-82 69-94 0-42-35-79-98-79-102 0-241 89-241 250 0 93 54 166 143 166 134 0 211-98 211-108 0-6-7-13-13-13-4 0-6 2-10 11-73 89-173 89-185 89-71 0-79-77-79-106 0-10 0-39 14-96zM87 173c36-140 129-152 154-152 44 0 67 27 67 58 0 94-146 94-183 94z">
            <text:p/>
          </draw:path>
          <draw:path draw:style-name="gr3" draw:text-style-name="P9" draw:layer="layout" svg:width="0.344cm" svg:height="0.29cm" svg:x="4.054cm" svg:y="4.821cm" svg:viewBox="0 0 345 291" svg:d="M129 216c-6 21-27 56-60 56-2 0-21 0-36-8 27-8 29-31 29-35 0-15-10-25-25-25-18 0-37 16-37 39 0 34 35 48 67 48 31 0 56-19 72-46 17 34 52 46 77 46 75 0 113-81 113-100 0-8-9-8-11-8-8 0-8 4-10 12-15 44-52 77-90 77-25 0-39-16-39-41 0-17 16-75 33-148 15-50 44-64 65-64 0 0 20 0 33 8-19 6-27 23-27 35 0 15 10 25 25 25 14 0 37-12 37-39 0-38-41-48-68-48-32 0-57 21-71 46-13-27-42-46-77-46-73 0-114 79-114 98 0 8 8 8 10 8 8 0 10-2 12-10 17-50 57-77 90-77 21 0 37 10 37 41 0 13-8 46-12 67z">
            <text:p/>
          </draw:path>
          <draw:path draw:style-name="gr3" draw:text-style-name="P9" draw:layer="layout" svg:width="0.348cm" svg:height="0.421cm" svg:x="4.667cm" svg:y="5.073cm" svg:viewBox="0 0 349 422" svg:d="M77 212c0-150 75-189 123-189 8 0 66 0 99 33-37 4-43 31-43 44 0 23 16 41 41 41s44-16 44-43c0-63-71-98-141-98-115 0-200 100-200 212 0 119 91 210 198 210 122 0 151-110 151-120 0-9-8-9-10-9-8 0-10 4-13 9-27 85-87 97-120 97-48 0-129-39-129-187z">
            <text:p/>
          </draw:path>
          <draw:path draw:style-name="gr3" draw:text-style-name="P9" draw:layer="layout" svg:width="0.407cm" svg:height="0.421cm" svg:x="5.069cm" svg:y="5.073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288cm" svg:height="0.573cm" svg:x="5.516cm" svg:y="4.919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213cm" svg:height="0.914cm" svg:x="5.944cm" svg:y="4.796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9" draw:layer="layout" svg:width="0.353cm" svg:height="0.415cm" svg:x="6.252cm" svg:y="5.077cm" svg:viewBox="0 0 354 416" svg:d="M129 193c27 0 96-2 141-20 65-27 69-82 69-94 0-42-35-79-98-79-102 0-241 89-241 250 0 93 54 166 143 166 134 0 211-98 211-108 0-6-7-13-13-13-4 0-6 2-10 11-73 89-173 89-185 89-71 0-79-77-79-106 0-10 0-39 14-96zM87 173c36-140 129-152 154-152 44 0 69 27 69 58 0 94-148 94-185 94z">
            <text:p/>
          </draw:path>
          <draw:path draw:style-name="gr3" draw:text-style-name="P9" draw:layer="layout" svg:width="0.344cm" svg:height="0.29cm" svg:x="6.666cm" svg:y="4.821cm" svg:viewBox="0 0 345 291" svg:d="M129 216c-6 21-27 56-60 56-2 0-21 0-36-8 27-8 29-31 29-35 0-15-10-25-25-25-18 0-37 16-37 39 0 34 35 48 67 48 31 0 56-19 72-46 17 34 52 46 77 46 75 0 113-81 113-100 0-8-9-8-11-8-8 0-8 4-10 12-15 44-54 77-90 77-25 0-39-16-39-41 0-17 16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9" draw:layer="layout" svg:width="0.213cm" svg:height="0.914cm" svg:x="7.146cm" svg:y="4.79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436cm" svg:height="0.646cm" svg:x="7.791cm" svg:y="4.848cm" svg:viewBox="0 0 437 647" svg:d="M437 10c0-2 0-10-13-10-12 0-100 8-116 10-6 0-13 5-13 17 0 13 9 13 23 13 44 0 46 6 46 14l-2 19-56 216c-17-33-44-58-86-58-106 0-220 135-220 268 0 87 50 148 123 148 18 0 64-4 118-69 9 38 40 69 83 69 34 0 54-21 69-52s27-88 27-90c0-10-8-10-10-10-11 0-11 4-13 17-16 60-33 114-71 114-24 0-27-23-27-42 0-23 3-29 7-43zM245 526c-4 17-4 19-18 35-40 50-77 65-102 65-46 0-61-50-61-85 0-46 32-160 52-202 27-54 69-87 107-87 60 0 72 74 72 81 0 4-2 10-4 14z">
            <text:p/>
          </draw:path>
          <draw:path draw:style-name="gr3" draw:text-style-name="P9" draw:layer="layout" svg:width="0.456cm" svg:height="0.415cm" svg:x="8.257cm" svg:y="5.077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8-15 59-48 96-88 96-6 0-27 0-45-10 22-7 43-25 43-50s-21-33-35-33c-27 0-50 24-50 54 0 41 46 60 87 60 61 0 94-65 96-71 10 36 44 71 100 71 93 0 145-119 145-141 0-9-8-9-10-9-8 0-10 2-13 9-29 99-91 120-122 120-36 0-50-29-50-60 0-21 6-40 17-81z">
            <text:p/>
          </draw:path>
        </draw:g>
        <draw:g xml:id="id194" draw:id="id194">
          <svg:title>TexMaths</svg:title>
          <svg:desc>26§display§(3)§svg§600§FALSE§</svg:desc>
          <draw:polygon draw:style-name="gr2" draw:text-style-name="P8" draw:layer="layout" svg:width="0.986cm" svg:height="0.822cm" svg:x="20.008cm" svg:y="4.739cm" svg:viewBox="0 0 987 823" draw:points="494,823 0,823 0,0 987,0 987,823">
            <text:p/>
          </draw:polygon>
          <draw:path draw:style-name="gr3" draw:text-style-name="P9" draw:layer="layout" svg:width="0.213cm" svg:height="0.914cm" svg:x="20.052cm" svg:y="4.693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8cm" svg:height="0.629cm" svg:x="20.356cm" svg:y="4.77cm" svg:viewBox="0 0 381 630" svg:d="M229 287c75-23 127-87 127-160 0-75-79-127-169-127-91 0-162 54-162 125 0 29 21 48 46 48 29 0 48-21 48-48 0-46-44-46-57-46 28-44 88-56 121-56 38 0 90 21 90 102 0 12-2 64-27 106-27 43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9" draw:layer="layout" svg:width="0.213cm" svg:height="0.914cm" svg:x="20.829cm" svg:y="4.69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95" draw:id="id195">
          <svg:title>TexMaths</svg:title>
          <svg:desc>26§display§\int \frac{1}{ x - \sqrt{x}} \ dx§svg§600§FALSE§</svg:desc>
          <draw:polygon draw:style-name="gr2" draw:text-style-name="P8" draw:layer="layout" svg:width="5.379cm" svg:height="2.003cm" svg:x="21.111cm" svg:y="4.142cm" svg:viewBox="0 0 5380 2004" draw:points="2689,2004 0,2004 0,0 5380,0 5380,2004">
            <text:p/>
          </draw:polygon>
          <draw:path draw:style-name="gr3" draw:text-style-name="P9" draw:layer="layout" svg:width="0.812cm" svg:height="2.033cm" svg:x="21.117cm" svg:y="4.096cm" svg:viewBox="0 0 813 2034" svg:d="M44 1992c29 0 45-21 45-44 0-31-22-46-43-46-23 0-46 15-46 46 0 48 46 86 102 86 139 0 191-215 256-479 70-289 131-583 181-876 33-194 66-377 97-496 11-46 42-162 79-162 27 0 50 16 54 21-31 2-45 20-45 43 0 32 23 46 43 46 23 0 46-14 46-46 0-50-50-85-100-85-70 0-120 100-172 287-2 9-127 469-227 1068-25 139-52 293-81 420-17 67-58 240-133 240-33 0-54-23-56-23z">
            <text:p/>
          </draw:path>
          <draw:path draw:style-name="gr3" draw:text-style-name="P9" draw:layer="layout" svg:width="0.303cm" svg:height="0.611cm" svg:x="23.555cm" svg:y="4.113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2.923cm" svg:height="0.039cm" svg:x="22.24cm" svg:y="5.093cm" svg:viewBox="0 0 2924 40" draw:points="1462,40 0,40 0,0 2924,0 2924,40">
            <text:p/>
          </draw:polygon>
          <draw:path draw:style-name="gr3" draw:text-style-name="P9" draw:layer="layout" svg:width="0.457cm" svg:height="0.415cm" svg:x="22.267cm" svg:y="5.568cm" svg:viewBox="0 0 458 416" svg:d="M281 129c4-25 25-108 89-108 6 0 27 0 46 10-25 6-44 29-44 50 0 15 11 33 36 33 20 0 50-16 50-54 0-48-55-60-86-60-54 0-85 48-97 71-23-63-71-71-98-71-96 0-148 119-148 142 0 8 8 8 11 8 8 0 10 0 12-8 31-98 92-121 123-121 16 0 50 8 50 60 0 29-17 92-50 219-15 58-48 95-88 95-6 0-27 0-45-10 22-6 43-25 43-50s-21-33-35-33c-27 0-50 25-50 54 0 42 46 60 85 60 63 0 96-64 98-70 10 35 44 70 98 70 95 0 147-118 147-141 0-9-8-9-10-9-8 0-10 3-12 9-30 100-94 120-123 120-36 0-50-29-50-60 0-21 6-39 17-81z">
            <text:p/>
          </draw:path>
          <draw:path draw:style-name="gr3" draw:text-style-name="P9" draw:layer="layout" svg:width="0.558cm" svg:height="0.039cm" svg:x="23.041cm" svg:y="5.726cm" svg:viewBox="0 0 559 40" svg:d="M528 40c15 0 31 0 31-21 0-19-16-19-31-19h-497c-14 0-31 0-31 19 0 21 17 21 31 21z">
            <text:p/>
          </draw:path>
          <draw:path draw:style-name="gr3" draw:text-style-name="P9" draw:layer="layout" svg:width="0.714cm" svg:height="0.915cm" svg:x="23.946cm" svg:y="5.276cm" svg:viewBox="0 0 715 916" svg:d="M289 820l-160-356c-6-14-13-14-15-14 0 0-6 0-14 6l-88 66c-12 9-12 13-12 15 0 4 2 10 8 10 7 0 23-12 32-20 6-5 20-15 29-21l181 395c6 15 12 15 20 15 13 0 15-4 23-17l416-862c6-14 6-16 6-18 0-11-8-19-18-19-9 0-15 4-21 19z">
            <text:p/>
          </draw:path>
          <draw:polygon draw:style-name="gr3" draw:text-style-name="P9" draw:layer="layout" svg:width="0.523cm" svg:height="0.039cm" svg:x="24.64cm" svg:y="5.276cm" svg:viewBox="0 0 524 40" draw:points="262,40 0,40 0,0 524,0 524,40">
            <text:p/>
          </draw:polygon>
          <draw:path draw:style-name="gr3" draw:text-style-name="P9" draw:layer="layout" svg:width="0.457cm" svg:height="0.415cm" svg:x="24.667cm" svg:y="5.568cm" svg:viewBox="0 0 458 416" svg:d="M281 129c4-25 25-108 89-108 6 0 27 0 46 10-25 6-44 29-44 50 0 15 11 33 36 33 20 0 50-16 50-54 0-48-55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3 0 145-118 145-141 0-9-8-9-10-9-8 0-10 3-12 9-30 100-92 120-123 120-36 0-50-29-50-60 0-21 6-39 17-81z">
            <text:p/>
          </draw:path>
          <draw:path draw:style-name="gr3" draw:text-style-name="P9" draw:layer="layout" svg:width="0.436cm" svg:height="0.646cm" svg:x="25.614cm" svg:y="4.706cm" svg:viewBox="0 0 437 647" svg:d="M437 10c0-2 0-10-13-10-12 0-100 8-116 10-6 0-13 5-13 17 0 13 9 13 23 13 44 0 46 6 46 14l-2 19-56 216c-17-33-44-58-86-58-106 0-220 135-220 269 0 87 50 147 123 147 18 0 64-4 118-68 9 37 40 68 83 68 34 0 55-20 69-52 15-31 27-87 27-89 0-11-8-11-10-11-11 0-11 5-13 17-16 60-33 115-70 115-25 0-28-23-28-42 0-23 3-29 7-44zM245 527c-4 16-4 18-18 35-40 50-77 65-102 65-46 0-61-50-61-86 0-46 30-160 52-202 28-54 69-87 107-87 60 0 72 75 72 81 0 4-2 10-4 15z">
            <text:p/>
          </draw:path>
          <draw:path draw:style-name="gr3" draw:text-style-name="P9" draw:layer="layout" svg:width="0.457cm" svg:height="0.415cm" svg:x="26.079cm" svg:y="4.937cm" svg:viewBox="0 0 458 416" svg:d="M281 129c4-25 25-108 89-108 6 0 27 0 46 10-25 6-44 29-44 50 0 15 11 33 36 33 20 0 50-16 50-54 0-48-55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3 0 145-118 145-141 0-9-8-9-10-9-8 0-10 3-12 9-30 100-94 120-123 120-36 0-50-29-50-60 0-21 6-39 17-81z">
            <text:p/>
          </draw:path>
        </draw:g>
        <draw:g xml:id="id196" draw:id="id196">
          <svg:title>TexMaths</svg:title>
          <svg:desc>26§display§(4)§svg§600§FALSE§</svg:desc>
          <draw:polygon draw:style-name="gr2" draw:text-style-name="P8" draw:layer="layout" svg:width="0.986cm" svg:height="0.822cm" svg:x="1.509cm" svg:y="7.738cm" svg:viewBox="0 0 987 823" draw:points="494,823 0,823 0,0 987,0 987,823">
            <text:p/>
          </draw:polygon>
          <draw:path draw:style-name="gr3" draw:text-style-name="P9" draw:layer="layout" svg:width="0.213cm" svg:height="0.914cm" svg:x="1.553cm" svg:y="7.692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407cm" svg:height="0.619cm" svg:x="1.844cm" svg:y="7.759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9" draw:layer="layout" svg:width="0.213cm" svg:height="0.914cm" svg:x="2.33cm" svg:y="7.69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97" draw:id="id197">
          <svg:title>TexMaths</svg:title>
          <svg:desc>26§display§\int \frac{1}{3 + 4e^{-x}} \ dx§svg§600§FALSE§</svg:desc>
          <draw:polygon draw:style-name="gr2" draw:text-style-name="P8" draw:layer="layout" svg:width="5.943cm" svg:height="1.94cm" svg:x="2.712cm" svg:y="7.142cm" svg:viewBox="0 0 5944 1941" draw:points="2972,1941 0,1941 0,0 5944,0 5944,1941">
            <text:p/>
          </draw:polygon>
          <draw:path draw:style-name="gr3" draw:text-style-name="P9" draw:layer="layout" svg:width="0.812cm" svg:height="2.032cm" svg:x="2.718cm" svg:y="7.096cm" svg:viewBox="0 0 813 2033" svg:d="M44 1991c29 0 45-20 45-43 0-32-22-46-43-46-23 0-46 14-46 46 0 48 46 85 102 85 139 0 191-214 256-479 70-289 131-582 181-876 33-193 66-376 97-495 11-46 42-162 79-162 28 0 50 16 55 21-32 2-46 20-46 43 0 32 23 46 43 46 23 0 46-14 46-46 0-50-50-85-100-85-70 0-120 100-172 287-2 8-127 468-227 1068-25 139-52 293-81 420-17 67-58 239-133 239-33 0-54-23-56-23z">
            <text:p/>
          </draw:path>
          <draw:path draw:style-name="gr3" draw:text-style-name="P9" draw:layer="layout" svg:width="0.303cm" svg:height="0.611cm" svg:x="5.439cm" svg:y="7.113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3.489cm" svg:height="0.039cm" svg:x="3.841cm" svg:y="8.093cm" svg:viewBox="0 0 3490 40" draw:points="1745,40 0,40 0,0 3490,0 3490,40">
            <text:p/>
          </draw:polygon>
          <draw:path draw:style-name="gr3" draw:text-style-name="P9" draw:layer="layout" svg:width="0.38cm" svg:height="0.63cm" svg:x="3.881cm" svg:y="8.359cm" svg:viewBox="0 0 381 631" svg:d="M229 287c75-23 127-87 127-160 0-75-79-127-169-127-91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9" draw:layer="layout" svg:width="0.608cm" svg:height="0.611cm" svg:x="4.553cm" svg:y="8.434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407cm" svg:height="0.619cm" svg:x="5.441cm" svg:y="8.349cm" svg:viewBox="0 0 408 620" svg:d="M243 470v79c0 34 0 44-68 44h-19v27c37-2 85-2 123-2 39 0 87 0 124 2v-27h-18c-69 0-71-10-71-44v-79h94v-29h-94v-418c0-17 0-23-14-23-9 0-11 0-17 10l-283 431v29zM250 441h-225l225-341z">
            <text:p/>
          </draw:path>
          <draw:path draw:style-name="gr3" draw:text-style-name="P9" draw:layer="layout" svg:width="0.353cm" svg:height="0.415cm" svg:x="5.915cm" svg:y="8.563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9 27 69 58 0 94-148 94-185 94z">
            <text:p/>
          </draw:path>
          <draw:path draw:style-name="gr3" draw:text-style-name="P9" draw:layer="layout" svg:width="0.434cm" svg:height="0.032cm" svg:x="6.366cm" svg:y="8.528cm" svg:viewBox="0 0 435 33" svg:d="M410 33c8 0 25 0 25-16 0-17-15-17-25-17h-385c-10 0-25 0-25 17 0 16 15 16 25 16z">
            <text:p/>
          </draw:path>
          <draw:path draw:style-name="gr3" draw:text-style-name="P9" draw:layer="layout" svg:width="0.344cm" svg:height="0.29cm" svg:x="6.899cm" svg:y="8.422cm" svg:viewBox="0 0 345 291" svg:d="M129 216c-6 21-27 57-60 57-2 0-21 0-36-9 27-8 29-31 29-35 0-15-10-25-25-25-18 0-37 17-37 39 0 34 35 48 69 48 29 0 54-18 70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9-77 90-77 21 0 37 10 37 41 0 13-6 46-12 67z">
            <text:p/>
          </draw:path>
          <draw:path draw:style-name="gr3" draw:text-style-name="P9" draw:layer="layout" svg:width="0.436cm" svg:height="0.646cm" svg:x="7.781cm" svg:y="7.706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2-160 52-202 28-54 69-87 107-87 60 0 72 75 72 81 0 4-2 10-4 15z">
            <text:p/>
          </draw:path>
          <draw:path draw:style-name="gr3" draw:text-style-name="P9" draw:layer="layout" svg:width="0.457cm" svg:height="0.415cm" svg:x="8.244cm" svg:y="7.937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</draw:g>
        <draw:g xml:id="id198" draw:id="id198">
          <svg:title>TexMaths</svg:title>
          <svg:desc>26§display§(5)§svg§600§FALSE§</svg:desc>
          <draw:polygon draw:style-name="gr2" draw:text-style-name="P8" draw:layer="layout" svg:width="0.986cm" svg:height="0.823cm" svg:x="10.01cm" svg:y="7.64cm" svg:viewBox="0 0 987 824" draw:points="494,824 0,824 0,0 987,0 987,824">
            <text:p/>
          </draw:polygon>
          <draw:path draw:style-name="gr3" draw:text-style-name="P9" draw:layer="layout" svg:width="0.213cm" svg:height="0.914cm" svg:x="10.054cm" svg:y="7.594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66cm" svg:height="0.629cm" svg:x="10.366cm" svg:y="7.671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9" draw:layer="layout" svg:width="0.213cm" svg:height="0.914cm" svg:x="10.831cm" svg:y="7.59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99" draw:id="id199">
          <svg:title>TexMaths</svg:title>
          <svg:desc>26§display§\int \frac{xe^x (x + 2)}{\cos ( x^2 e^x)} dx§svg§600§FALSE§</svg:desc>
          <draw:polygon draw:style-name="gr2" draw:text-style-name="P8" draw:layer="layout" svg:width="6.365cm" svg:height="2.068cm" svg:x="11.111cm" svg:y="7.043cm" svg:viewBox="0 0 6366 2069" draw:points="3184,2069 0,2069 0,0 6366,0 6366,2069">
            <text:p/>
          </draw:polygon>
          <draw:path draw:style-name="gr3" draw:text-style-name="P9" draw:layer="layout" svg:width="0.812cm" svg:height="2.031cm" svg:x="11.117cm" svg:y="7.057cm" svg:viewBox="0 0 813 2032" svg:d="M44 1990c29 0 45-20 45-43 0-31-22-46-43-46-23 0-46 15-46 46 0 48 46 85 102 85 139 0 191-214 256-478 70-289 131-583 181-876 33-193 66-376 97-495 11-46 42-162 79-162 27 0 50 16 55 21-32 2-46 20-46 43 0 31 23 46 43 46 23 0 46-15 46-46 0-50-50-85-100-85-70 0-120 100-172 287-2 8-127 468-227 1067-25 139-52 293-81 420-17 67-58 239-133 239-33 0-54-23-56-23z">
            <text:p/>
          </draw:path>
          <draw:path draw:style-name="gr3" draw:text-style-name="P9" draw:layer="layout" svg:width="0.457cm" svg:height="0.415cm" svg:x="12.267cm" svg:y="7.27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6 0-50-29-50-60 0-21 6-40 17-81z">
            <text:p/>
          </draw:path>
          <draw:path draw:style-name="gr3" draw:text-style-name="P9" draw:layer="layout" svg:width="0.353cm" svg:height="0.415cm" svg:x="12.806cm" svg:y="7.278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9" draw:layer="layout" svg:width="0.344cm" svg:height="0.29cm" svg:x="13.22cm" svg:y="7.068cm" svg:viewBox="0 0 345 291" svg:d="M129 216c-6 21-27 56-60 56-2 0-21 0-36-8 27-8 29-31 29-35 0-15-10-25-25-25-18 0-37 16-37 39 0 34 35 48 69 48 29 0 54-19 70-46 17 34 52 46 77 46 75 0 113-81 113-100 0-8-9-8-11-8-8 0-8 4-10 13-15 43-52 76-90 76-25 0-39-16-39-41 0-17 16-75 33-148 15-50 44-64 65-64 0 0 20 0 33 8-19 6-27 23-27 35 0 15 10 25 25 25 14 0 37-12 37-39 0-38-41-48-68-48-32 0-57 21-71 46-13-27-42-46-77-46-73 0-114 79-114 98 0 8 8 8 10 8 8 0 10-2 12-10 17-50 59-77 90-77 21 0 37 10 37 41 0 13-6 46-12 67z">
            <text:p/>
          </draw:path>
          <draw:path draw:style-name="gr3" draw:text-style-name="P9" draw:layer="layout" svg:width="0.213cm" svg:height="0.914cm" svg:x="13.74cm" svg:y="6.997cm" svg:viewBox="0 0 214 915" svg:d="M214 907c0-2 0-4-16-21-115-114-144-287-144-428 0-158 35-319 148-433 12-10 12-13 12-17 0-6-4-8-10-8-9 0-92 62-146 179-48 100-58 202-58 279 0 72 10 183 60 287 56 112 135 170 144 170 6 0 10-2 10-8z">
            <text:p/>
          </draw:path>
          <draw:path draw:style-name="gr3" draw:text-style-name="P9" draw:layer="layout" svg:width="0.457cm" svg:height="0.415cm" svg:x="14.031cm" svg:y="7.27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6 0-50-29-50-60 0-21 6-40 17-81z">
            <text:p/>
          </draw:path>
          <draw:path draw:style-name="gr3" draw:text-style-name="P9" draw:layer="layout" svg:width="0.608cm" svg:height="0.61cm" svg:x="14.78cm" svg:y="7.14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365cm" svg:height="0.61cm" svg:x="15.689cm" svg:y="7.074cm" svg:viewBox="0 0 366 611" svg:d="M71 541l97-96c144-127 198-175 198-266 0-106-81-179-193-179-104 0-173 85-173 166 0 50 46 50 48 50 16 0 48-10 48-48 0-22-17-47-48-47-8 0-8 0-13 2 21-61 71-94 125-94 83 0 123 73 123 150 0 73-46 145-96 202l-177 195c-10 11-10 13-10 35h341l25-160h-23c-4 27-10 69-21 81-6 9-66 9-85 9z">
            <text:p/>
          </draw:path>
          <draw:path draw:style-name="gr3" draw:text-style-name="P9" draw:layer="layout" svg:width="0.213cm" svg:height="0.914cm" svg:x="16.152cm" svg:y="6.997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olygon draw:style-name="gr3" draw:text-style-name="P9" draw:layer="layout" svg:width="4.215cm" svg:height="0.039cm" svg:x="12.24cm" svg:y="8.054cm" svg:viewBox="0 0 4216 40" draw:points="2109,40 0,40 0,0 4216,0 4216,40">
            <text:p/>
          </draw:polygon>
          <draw:path draw:style-name="gr3" draw:text-style-name="P9" draw:layer="layout" svg:width="0.348cm" svg:height="0.421cm" svg:x="12.502cm" svg:y="8.517cm" svg:viewBox="0 0 349 422" svg:d="M77 212c0-150 75-189 123-189 8 0 66 0 99 33-37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9" draw:layer="layout" svg:width="0.407cm" svg:height="0.421cm" svg:x="12.904cm" svg:y="8.517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13.365cm" svg:y="8.517cm" svg:viewBox="0 0 302 422" svg:d="M160 233c21 4 96 19 96 85 0 46-31 83-104 83-77 0-110-52-127-131-2-10-4-14-13-14-12 0-12 6-12 23v120c0 17 0 23 10 23 5 0 7-2 23-19 2-2 2-4 19-20 40 37 81 39 100 39 106 0 150-62 150-129 0-48-30-75-40-87-31-29-67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9" draw:layer="layout" svg:width="0.213cm" svg:height="0.914cm" svg:x="13.786cm" svg:y="8.243cm" svg:viewBox="0 0 214 915" svg:d="M214 907c0-2 0-4-16-21-115-114-144-287-144-428 0-158 35-319 148-433 12-10 12-13 12-17 0-6-4-8-10-8-9 0-92 62-146 179-48 100-58 202-58 279 0 72 10 183 60 287 56 112 135 170 144 170 6 0 10-2 10-8z">
            <text:p/>
          </draw:path>
          <draw:path draw:style-name="gr3" draw:text-style-name="P9" draw:layer="layout" svg:width="0.457cm" svg:height="0.415cm" svg:x="14.077cm" svg:y="8.52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0 99-94 120-123 120-36 0-50-29-50-60 0-21 6-40 17-81z">
            <text:p/>
          </draw:path>
          <draw:path draw:style-name="gr3" draw:text-style-name="P9" draw:layer="layout" svg:width="0.284cm" svg:height="0.425cm" svg:x="14.613cm" svg:y="8.239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9" draw:layer="layout" svg:width="0.353cm" svg:height="0.415cm" svg:x="15.025cm" svg:y="8.524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9" draw:layer="layout" svg:width="0.344cm" svg:height="0.29cm" svg:x="15.439cm" svg:y="8.382cm" svg:viewBox="0 0 345 291" svg:d="M129 216c-6 21-27 56-60 56-2 0-21 0-36-8 27-8 29-31 29-35 0-15-10-25-25-25-18 0-37 16-37 39 0 34 35 48 67 48 31 0 56-19 72-46 17 34 52 46 77 46 75 0 113-81 113-100 0-8-9-8-11-8-8 0-8 4-10 13-15 43-54 76-90 76-25 0-39-16-39-41 0-17 16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9" draw:layer="layout" svg:width="0.213cm" svg:height="0.914cm" svg:x="15.919cm" svg:y="8.243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9" draw:layer="layout" svg:width="0.436cm" svg:height="0.646cm" svg:x="16.602cm" svg:y="7.667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8-23-28-42 0-22 3-29 7-43zM245 526c-4 17-4 19-18 36-40 49-77 64-102 64-46 0-61-50-61-85 0-46 30-160 52-202 28-54 69-87 107-87 60 0 72 75 72 81 0 4-2 10-4 14z">
            <text:p/>
          </draw:path>
          <draw:path draw:style-name="gr3" draw:text-style-name="P9" draw:layer="layout" svg:width="0.457cm" svg:height="0.415cm" svg:x="17.067cm" svg:y="7.89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6 0-50-29-50-60 0-21 6-40 17-81z">
            <text:p/>
          </draw:path>
        </draw:g>
        <draw:g xml:id="id200" draw:id="id200">
          <svg:title>TexMaths</svg:title>
          <svg:desc>26§display§(6)§svg§600§FALSE§</svg:desc>
          <draw:polygon draw:style-name="gr2" draw:text-style-name="P8" draw:layer="layout" svg:width="0.986cm" svg:height="0.822cm" svg:x="20.01cm" svg:y="7.64cm" svg:viewBox="0 0 987 823" draw:points="494,823 0,823 0,0 987,0 987,823">
            <text:p/>
          </draw:polygon>
          <draw:path draw:style-name="gr3" draw:text-style-name="P9" draw:layer="layout" svg:width="0.213cm" svg:height="0.914cm" svg:x="20.054cm" svg:y="7.594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8cm" svg:height="0.629cm" svg:x="20.358cm" svg:y="7.671cm" svg:viewBox="0 0 381 630" svg:d="M83 310v-23c0-231 115-264 161-264 23 0 60 6 81 37-15 0-50 0-50 40 0 29 21 43 42 43 14 0 41-8 41-43 0-56-39-100-116-100-117 0-242 119-242 320 0 246 106 310 192 310 102 0 189-85 189-206 0-116-81-206-183-206-63 0-96 48-115 92zM192 605c-59 0-86-56-90-68-17-44-17-117-17-134 0-70 30-164 113-164 14 0 56 0 85 58 17 34 17 81 17 125s0 90-17 123c-27 56-71 60-91 60z">
            <text:p/>
          </draw:path>
          <draw:path draw:style-name="gr3" draw:text-style-name="P9" draw:layer="layout" svg:width="0.213cm" svg:height="0.914cm" svg:x="20.831cm" svg:y="7.59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01" draw:id="id201">
          <svg:title>TexMaths</svg:title>
          <svg:desc>26§display§\int \frac{\sec^7 x}{\text {cosec }x} \ dx§svg§600§FALSE§</svg:desc>
          <draw:polygon draw:style-name="gr2" draw:text-style-name="P8" draw:layer="layout" svg:width="5.319cm" svg:height="2.079cm" svg:x="21.111cm" svg:y="6.942cm" svg:viewBox="0 0 5320 2080" draw:points="2660,2080 0,2080 0,0 5320,0 5320,2080">
            <text:p/>
          </draw:polygon>
          <draw:path draw:style-name="gr3" draw:text-style-name="P9" draw:layer="layout" svg:width="0.812cm" svg:height="2.031cm" svg:x="21.117cm" svg:y="7.035cm" svg:viewBox="0 0 813 2032" svg:d="M44 1990c29 0 45-21 45-44 0-31-22-45-43-45-23 0-46 14-46 45 0 48 46 86 102 86 139 0 191-215 256-479 70-289 131-582 181-875 33-193 66-376 97-495 11-46 42-162 79-162 28 0 50 16 55 21-32 2-46 20-46 43 0 31 23 46 43 46 23 0 46-15 46-46 0-50-50-85-100-85-70 0-120 100-172 287-2 8-127 468-227 1067-25 139-52 293-81 420-17 66-58 239-133 239-33 0-54-23-56-23z">
            <text:p/>
          </draw:path>
          <draw:path draw:style-name="gr3" draw:text-style-name="P9" draw:layer="layout" svg:width="0.301cm" svg:height="0.421cm" svg:x="22.573cm" svg:y="7.25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355cm" svg:height="0.421cm" svg:x="22.929cm" svg:y="7.25cm" svg:viewBox="0 0 356 422" svg:d="M77 181c6-137 83-160 114-160 94 0 104 122 104 160zM77 200h256c21 0 23 0 23-19 0-92-50-181-165-181-106 0-191 94-191 210 0 123 96 212 202 212 112 0 154-102 154-120 0-9-7-11-13-11-8 0-10 6-10 13-34 95-117 95-125 95-46 0-83-29-104-62-27-44-27-104-27-137z">
            <text:p/>
          </draw:path>
          <draw:path draw:style-name="gr3" draw:text-style-name="P9" draw:layer="layout" svg:width="0.348cm" svg:height="0.421cm" svg:x="23.341cm" svg:y="7.25cm" svg:viewBox="0 0 349 422" svg:d="M77 212c0-150 75-189 123-189 8 0 66 0 99 33-37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9" draw:layer="layout" svg:width="0.305cm" svg:height="0.446cm" svg:x="23.761cm" svg:y="6.896cm" svg:viewBox="0 0 306 447" svg:d="M299 46c7-6 7-9 7-25h-169c-25 0-33 0-56-2-33-4-35-9-37-19h-21l-23 137h23c0-10 6-52 17-58 6-4 58-4 66-4h142c-21 27-55 66-67 85-85 110-94 212-94 250 0 8 0 37 32 37 31 0 31-29 31-37v-25c0-125 25-183 54-217z">
            <text:p/>
          </draw:path>
          <draw:path draw:style-name="gr3" draw:text-style-name="P9" draw:layer="layout" svg:width="0.457cm" svg:height="0.415cm" svg:x="24.306cm" svg:y="7.25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4 121-123 121-35 0-50-29-50-60 0-21 6-40 17-81z">
            <text:p/>
          </draw:path>
          <draw:polygon draw:style-name="gr3" draw:text-style-name="P9" draw:layer="layout" svg:width="2.863cm" svg:height="0.039cm" svg:x="22.24cm" svg:y="8.031cm" svg:viewBox="0 0 2864 40" draw:points="1433,40 0,40 0,0 2864,0 2864,40">
            <text:p/>
          </draw:polygon>
          <draw:path draw:style-name="gr3" draw:text-style-name="P9" draw:layer="layout" svg:width="0.348cm" svg:height="0.421cm" svg:x="22.272cm" svg:y="8.495cm" svg:viewBox="0 0 349 422" svg:d="M77 212c0-150 75-189 123-189 8 0 66 0 99 33-37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9" draw:layer="layout" svg:width="0.407cm" svg:height="0.421cm" svg:x="22.673cm" svg:y="8.495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23.135cm" svg:y="8.495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355cm" svg:height="0.421cm" svg:x="23.49cm" svg:y="8.495cm" svg:viewBox="0 0 356 422" svg:d="M77 181c6-137 83-160 114-160 94 0 104 122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9" draw:layer="layout" svg:width="0.348cm" svg:height="0.421cm" svg:x="23.902cm" svg:y="8.495cm" svg:viewBox="0 0 349 422" svg:d="M77 212c0-150 75-189 123-189 8 0 66 0 99 33-37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9" draw:layer="layout" svg:width="0.457cm" svg:height="0.415cm" svg:x="24.607cm" svg:y="8.50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2 121-123 121-35 0-50-29-50-60 0-21 6-40 17-81z">
            <text:p/>
          </draw:path>
          <draw:path draw:style-name="gr3" draw:text-style-name="P9" draw:layer="layout" svg:width="0.436cm" svg:height="0.646cm" svg:x="25.554cm" svg:y="7.64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4 72 81 0 4-2 10-4 14z">
            <text:p/>
          </draw:path>
          <draw:path draw:style-name="gr3" draw:text-style-name="P9" draw:layer="layout" svg:width="0.457cm" svg:height="0.415cm" svg:x="26.019cm" svg:y="7.87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100 71 93 0 145-119 145-142 0-8-8-8-10-8-8 0-10 2-12 8-30 100-94 121-123 121-35 0-50-29-50-60 0-21 6-40 17-81z">
            <text:p/>
          </draw:path>
        </draw:g>
        <draw:g xml:id="id202" draw:id="id202">
          <svg:title>TexMaths</svg:title>
          <svg:desc>26§display§(7)§svg§600§FALSE§</svg:desc>
          <draw:polygon draw:style-name="gr2" draw:text-style-name="P8" draw:layer="layout" svg:width="0.986cm" svg:height="0.823cm" svg:x="1.51cm" svg:y="10.84cm" svg:viewBox="0 0 987 824" draw:points="494,824 0,824 0,0 987,0 987,824">
            <text:p/>
          </draw:polygon>
          <draw:path draw:style-name="gr3" draw:text-style-name="P9" draw:layer="layout" svg:width="0.213cm" svg:height="0.914cm" svg:x="1.554cm" svg:y="10.794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93cm" svg:height="0.639cm" svg:x="1.87cm" svg:y="10.863cm" svg:viewBox="0 0 394 640" svg:d="M385 62c9-12 9-14 9-33h-223c-113 0-115-12-117-29h-23l-31 189h23c2-14 10-73 23-83 6-6 79-6 89-6h192c-10 14-83 114-104 145-81 123-113 250-113 344 0 10 0 51 42 51 44 0 44-41 44-51v-46c0-50 2-102 8-150 4-21 17-100 58-158z">
            <text:p/>
          </draw:path>
          <draw:path draw:style-name="gr3" draw:text-style-name="P9" draw:layer="layout" svg:width="0.213cm" svg:height="0.914cm" svg:x="2.331cm" svg:y="10.79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03" draw:id="id203">
          <svg:title>TexMaths</svg:title>
          <svg:desc>26§display§\int \frac{1}{5x + 2x^{-n}} \ dx§svg§600§FALSE§</svg:desc>
          <draw:polygon draw:style-name="gr2" draw:text-style-name="P8" draw:layer="layout" svg:width="6.601cm" svg:height="1.94cm" svg:x="2.713cm" svg:y="10.245cm" svg:viewBox="0 0 6602 1941" draw:points="3301,1941 0,1941 0,0 6602,0 6602,1941">
            <text:p/>
          </draw:polygon>
          <draw:path draw:style-name="gr3" draw:text-style-name="P9" draw:layer="layout" svg:width="0.812cm" svg:height="2.032cm" svg:x="2.719cm" svg:y="10.199cm" svg:viewBox="0 0 813 2033" svg:d="M44 1991c29 0 45-20 45-43 0-32-22-46-43-46-23 0-46 14-46 46 0 48 46 85 102 85 139 0 191-214 256-479 71-289 131-582 181-876 33-193 66-376 98-495 10-46 41-162 79-162 27 0 49 16 54 21-32 2-46 20-46 43 0 32 23 46 44 46 22 0 45-14 45-46 0-50-50-85-100-85-70 0-120 100-172 287-2 8-127 468-227 1068-25 139-52 293-81 420-17 67-58 239-133 239-33 0-54-23-56-23z">
            <text:p/>
          </draw:path>
          <draw:path draw:style-name="gr3" draw:text-style-name="P9" draw:layer="layout" svg:width="0.303cm" svg:height="0.611cm" svg:x="5.769cm" svg:y="10.216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4.145cm" svg:height="0.039cm" svg:x="3.842cm" svg:y="11.196cm" svg:viewBox="0 0 4146 40" draw:points="2074,40 0,40 0,0 4146,0 4146,40">
            <text:p/>
          </draw:polygon>
          <draw:path draw:style-name="gr3" draw:text-style-name="P9" draw:layer="layout" svg:width="0.365cm" svg:height="0.63cm" svg:x="3.888cm" svg:y="11.462cm" svg:viewBox="0 0 366 631" svg:d="M366 427c0-109-75-202-175-202-43 0-83 14-116 48v-179c19 6 50 12 79 12 112 0 177-83 177-96 0-6-2-10-9-10-2 0-4 0-8 2-19 8-62 27-125 27-37 0-79-6-122-25-7-4-9-4-11-4-8 0-8 8-8 23v270c0 17 0 25 12 25 7 0 9-2 11-8 10-15 45-64 118-64 48 0 71 41 79 58 15 35 17 71 17 116 0 32 0 88-23 125-21 36-56 61-98 61-66 0-118-48-135-102 2 0 6 0 17 0 29 0 46-23 46-44 0-23-17-46-46-46-15 0-46 6-46 50 0 77 62 167 166 167 106 0 200-88 200-204z">
            <text:p/>
          </draw:path>
          <draw:path draw:style-name="gr3" draw:text-style-name="P9" draw:layer="layout" svg:width="0.457cm" svg:height="0.415cm" svg:x="4.327cm" svg:y="11.666cm" svg:viewBox="0 0 458 416" svg:d="M281 129c4-25 25-108 89-108 6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8-118 148-141 0-9-9-9-11-9-8 0-10 2-12 9-30 100-94 120-123 120-35 0-50-29-50-60 0-21 6-40 17-81z">
            <text:p/>
          </draw:path>
          <draw:path draw:style-name="gr3" draw:text-style-name="P9" draw:layer="layout" svg:width="0.608cm" svg:height="0.611cm" svg:x="5.076cm" svg:y="11.537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365cm" svg:height="0.611cm" svg:x="5.985cm" svg:y="11.462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9" draw:layer="layout" svg:width="0.457cm" svg:height="0.415cm" svg:x="6.422cm" svg:y="11.666cm" svg:viewBox="0 0 458 416" svg:d="M281 129c4-25 25-108 89-108 6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8-118 148-141 0-9-9-9-11-9-8 0-10 2-12 9-30 100-94 120-123 120-35 0-50-29-50-60 0-21 6-40 17-81z">
            <text:p/>
          </draw:path>
          <draw:path draw:style-name="gr3" draw:text-style-name="P9" draw:layer="layout" svg:width="0.434cm" svg:height="0.032cm" svg:x="6.988cm" svg:y="11.631cm" svg:viewBox="0 0 435 33" svg:d="M410 33c8 0 25 0 25-16 0-17-15-17-25-17h-385c-10 0-25 0-25 17 0 16 15 16 25 16z">
            <text:p/>
          </draw:path>
          <draw:path draw:style-name="gr3" draw:text-style-name="P9" draw:layer="layout" svg:width="0.392cm" svg:height="0.29cm" svg:x="7.52cm" svg:y="11.525cm" svg:viewBox="0 0 393 291" svg:d="M48 243c-2 9-6 25-6 28 0 14 12 20 22 20 11 0 21-8 25-14 3-6 9-27 11-40 4-12 10-41 14-58 5-15 9-29 11-44 8-27 8-31 27-58 19-25 48-58 98-58 37 0 37 31 37 43 0 40-27 111-37 138-9 18-11 25-11 35 0 33 29 56 61 56 64 0 93-89 93-100 0-8-8-8-10-8-9 0-11 4-13 13-14 50-41 77-68 77-13 0-15-9-15-23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3" draw:text-style-name="P9" draw:layer="layout" svg:width="0.436cm" svg:height="0.646cm" svg:x="8.437cm" svg:y="10.809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2-160 52-202 28-54 69-87 107-87 60 0 72 75 72 81 0 4-2 10-4 15z">
            <text:p/>
          </draw:path>
          <draw:path draw:style-name="gr3" draw:text-style-name="P9" draw:layer="layout" svg:width="0.457cm" svg:height="0.415cm" svg:x="8.903cm" svg:y="11.04cm" svg:viewBox="0 0 458 416" svg:d="M281 129c4-25 25-108 89-108 6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6-118 146-141 0-9-9-9-11-9-8 0-10 2-12 9-30 100-92 120-123 120-35 0-50-29-50-60 0-21 6-40 17-81z">
            <text:p/>
          </draw:path>
        </draw:g>
        <draw:g xml:id="id204" draw:id="id204">
          <svg:title>TexMaths</svg:title>
          <svg:desc>26§display§(8)§svg§600§FALSE§</svg:desc>
          <draw:polygon draw:style-name="gr2" draw:text-style-name="P8" draw:layer="layout" svg:width="0.986cm" svg:height="0.822cm" svg:x="10.011cm" svg:y="10.842cm" svg:viewBox="0 0 987 823" draw:points="494,823 0,823 0,0 987,0 987,823">
            <text:p/>
          </draw:polygon>
          <draw:path draw:style-name="gr3" draw:text-style-name="P9" draw:layer="layout" svg:width="0.213cm" svg:height="0.914cm" svg:x="10.055cm" svg:y="10.796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8cm" svg:height="0.629cm" svg:x="10.359cm" svg:y="10.873cm" svg:viewBox="0 0 381 630" svg:d="M110 191c-41-27-45-58-45-75 0-54 60-93 125-93 68 0 127 48 127 114 0 52-36 96-92 127zM246 279c66-34 110-81 110-142 0-85-81-137-164-137-92 0-167 69-167 154 0 17 2 56 40 100 10 10 45 33 68 50-54 27-133 77-133 168 0 98 94 158 190 158 104 0 191-75 191-172 0-34-10-75-44-115-18-19-33-27-91-64zM154 318l113 71c25 17 68 44 68 100 0 68-68 116-143 116-80 0-146-56-146-133 0-54 29-112 108-154z">
            <text:p/>
          </draw:path>
          <draw:path draw:style-name="gr3" draw:text-style-name="P9" draw:layer="layout" svg:width="0.213cm" svg:height="0.914cm" svg:x="10.832cm" svg:y="10.79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05" draw:id="id205">
          <svg:title>TexMaths</svg:title>
          <svg:desc>26§display§\smallint (3x - 2)(x + 3)^\frac{1}{2} dx§svg§600§FALSE§</svg:desc>
          <draw:polygon draw:style-name="gr2" draw:text-style-name="P8" draw:layer="layout" svg:width="7.995cm" svg:height="1.064cm" svg:x="11.311cm" svg:y="10.545cm" svg:viewBox="0 0 7996 1065" draw:points="3998,1065 0,1065 0,0 7996,0 7996,1065">
            <text:p/>
          </draw:polygon>
          <draw:path draw:style-name="gr3" draw:text-style-name="P9" draw:layer="layout" svg:width="0.382cm" svg:height="0.852cm" svg:x="11.315cm" svg:y="10.772cm" svg:viewBox="0 0 383 853" svg:d="M347 37c-31 3-39 25-39 38 0 23 19 37 37 37 19 0 38-12 38-39 0-36-29-73-73-73-77 0-94 100-108 171-25 137-44 254-58 414-5 48-11 100-17 143-8 69-23 106-56 106-15 0-29-10-36-18 32 0 40-23 40-38 0-21-19-35-38-35-18 0-37 10-37 37 0 36 29 73 73 73 77 0 93-98 108-173 25-131 44-247 58-409 4-50 11-102 17-146 8-69 23-104 56-104 17 0 29 8 35 16z">
            <text:p/>
          </draw:path>
          <draw:path draw:style-name="gr3" draw:text-style-name="P9" draw:layer="layout" svg:width="0.213cm" svg:height="0.915cm" svg:x="11.837cm" svg:y="10.74cm" svg:viewBox="0 0 214 916" svg:d="M214 907c0-2 0-4-16-21-115-114-144-287-144-428 0-158 35-319 148-433 12-10 12-13 12-17 0-6-4-8-10-8-8 0-92 62-146 179-48 100-58 202-58 279 0 73 10 183 60 287 56 112 136 171 144 171 6 0 10-2 10-9z">
            <text:p/>
          </draw:path>
          <draw:path draw:style-name="gr3" draw:text-style-name="P9" draw:layer="layout" svg:width="0.38cm" svg:height="0.63cm" svg:x="12.141cm" svg:y="10.817cm" svg:viewBox="0 0 381 631" svg:d="M229 287c75-23 127-87 127-160 0-75-79-127-169-127-91 0-162 54-162 125 0 29 21 48 46 48 29 0 48-21 48-48 0-46-44-46-57-46 27-44 88-56 121-56 37 0 90 21 90 102 0 12-3 64-28 106-27 44-58 46-81 48-6 0-29 2-35 2-8 0-15 2-15 10 0 11 7 11 23 11h40c75 0 110 62 110 152 0 125-64 152-104 152-39 0-108-17-141-71 33 6 60-15 60-50 0-33-23-52-50-52-23 0-52 14-52 54 0 83 85 144 185 144 112 0 196-84 196-177 0-75-59-146-152-167z">
            <text:p/>
          </draw:path>
          <draw:path draw:style-name="gr3" draw:text-style-name="P9" draw:layer="layout" svg:width="0.457cm" svg:height="0.415cm" svg:x="12.586cm" svg:y="11.023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  <draw:path draw:style-name="gr3" draw:text-style-name="P9" draw:layer="layout" svg:width="0.559cm" svg:height="0.039cm" svg:x="13.362cm" svg:y="11.179cm" svg:viewBox="0 0 560 40" svg:d="M528 40c17 0 32 0 32-21 0-19-15-19-32-19h-497c-14 0-31 0-31 19 0 21 17 21 31 21z">
            <text:p/>
          </draw:path>
          <draw:path draw:style-name="gr3" draw:text-style-name="P9" draw:layer="layout" svg:width="0.365cm" svg:height="0.611cm" svg:x="14.244cm" svg:y="10.817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8 81-9 8-69 8-88 8z">
            <text:p/>
          </draw:path>
          <draw:path draw:style-name="gr3" draw:text-style-name="P9" draw:layer="layout" svg:width="0.213cm" svg:height="0.915cm" svg:x="14.708cm" svg:y="10.74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9" draw:layer="layout" svg:width="0.213cm" svg:height="0.915cm" svg:x="15.101cm" svg:y="10.74cm" svg:viewBox="0 0 214 916" svg:d="M214 907c0-2 0-4-16-21-115-114-144-287-144-428 0-158 35-319 148-433 12-10 12-13 12-17 0-6-4-8-10-8-8 0-92 62-146 179-48 100-58 202-58 279 0 73 10 183 60 287 56 112 136 171 144 171 6 0 10-2 10-9z">
            <text:p/>
          </draw:path>
          <draw:path draw:style-name="gr3" draw:text-style-name="P9" draw:layer="layout" svg:width="0.457cm" svg:height="0.415cm" svg:x="15.394cm" svg:y="11.023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4-64 98-71 10 36 44 71 98 71 96 0 148-118 148-141 0-9-9-9-11-9-8 0-10 2-12 9-32 100-94 120-123 120-35 0-50-29-50-60 0-21 6-40 17-81z">
            <text:p/>
          </draw:path>
          <draw:path draw:style-name="gr3" draw:text-style-name="P9" draw:layer="layout" svg:width="0.608cm" svg:height="0.611cm" svg:x="16.143cm" svg:y="10.894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9" draw:layer="layout" svg:width="0.38cm" svg:height="0.63cm" svg:x="17.044cm" svg:y="10.817cm" svg:viewBox="0 0 381 631" svg:d="M229 287c75-23 127-87 127-160 0-75-79-127-169-127-91 0-162 54-162 125 0 29 21 48 46 48 29 0 48-21 48-48 0-46-44-46-57-46 27-44 88-56 121-56 37 0 90 21 90 102 0 12-3 64-28 106-27 44-58 46-81 48-6 0-29 2-35 2-8 0-15 2-15 10 0 11 7 11 23 11h40c75 0 110 62 110 152 0 125-64 152-104 152-39 0-108-17-141-71 33 6 60-15 60-50 0-33-23-52-50-52-23 0-52 14-52 54 0 83 85 144 185 144 112 0 196-84 196-177 0-75-59-146-152-167z">
            <text:p/>
          </draw:path>
          <draw:path draw:style-name="gr3" draw:text-style-name="P9" draw:layer="layout" svg:width="0.213cm" svg:height="0.915cm" svg:x="17.516cm" svg:y="10.74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9" draw:layer="layout" svg:width="0.188cm" svg:height="0.305cm" svg:x="17.992cm" svg:y="10.499cm" svg:viewBox="0 0 189 306" svg:d="M119 15c0-15-3-15-17-15-33 29-85 29-94 29h-8v21h8c11 0 40-2 67-13v229c0 15 0 21-48 21h-23v19c25-2 67-2 92-2 27 0 68 0 93 2v-19h-23c-47 0-47-6-47-21z">
            <text:p/>
          </draw:path>
          <draw:polygon draw:style-name="gr3" draw:text-style-name="P9" draw:layer="layout" svg:width="0.311cm" svg:height="0.032cm" svg:x="17.928cm" svg:y="10.874cm" svg:viewBox="0 0 312 33" draw:points="156,33 0,33 0,0 312,0 312,33">
            <text:p/>
          </draw:polygon>
          <draw:path draw:style-name="gr3" draw:text-style-name="P9" draw:layer="layout" svg:width="0.228cm" svg:height="0.305cm" svg:x="17.97cm" svg:y="10.965cm" svg:viewBox="0 0 229 306" svg:d="M229 218h-19c-2 9-6 38-12 42-5 2-44 2-50 2h-92c31-23 67-48 94-66 41-30 79-57 79-104 0-59-54-92-121-92-62 0-108 35-108 81 0 23 21 27 27 27 13 0 27-8 27-27 0-16-12-25-27-27 13-21 40-33 71-33 46 0 83 27 83 71 0 39-27 68-62 97l-113 96c-6 4-6 4-6 8v13h214z">
            <text:p/>
          </draw:path>
          <draw:path draw:style-name="gr3" draw:text-style-name="P9" draw:layer="layout" svg:width="0.436cm" svg:height="0.646cm" svg:x="18.431cm" svg:y="10.792cm" svg:viewBox="0 0 437 647" svg:d="M437 10c0-2 0-10-13-10-12 0-99 8-116 10-6 0-13 5-13 17 0 13 9 13 23 13 44 0 46 6 46 14l-4 19-54 216c-17-33-44-58-86-58-106 0-220 135-220 268 0 88 50 148 123 148 18 0 64-4 118-68 9 37 40 68 84 68 33 0 54-21 68-52 15-31 27-87 27-89 0-11-8-11-10-11-11 0-11 4-13 17-16 60-33 114-70 114-25 0-27-23-27-41 0-23 2-29 6-44zM245 526c-4 17-4 19-18 36-40 50-77 64-102 64-48 0-61-50-61-85 0-46 30-160 52-202 28-54 69-87 107-87 58 0 72 75 72 81 0 4-2 10-4 15z">
            <text:p/>
          </draw:path>
          <draw:path draw:style-name="gr3" draw:text-style-name="P9" draw:layer="layout" svg:width="0.457cm" svg:height="0.415cm" svg:x="18.897cm" svg:y="11.023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4 0 146-118 146-141 0-9-9-9-11-9-8 0-10 2-12 9-29 100-92 120-123 120-35 0-50-29-50-60 0-21 6-40 17-81z">
            <text:p/>
          </draw:path>
        </draw:g>
        <draw:g xml:id="id206" draw:id="id206">
          <svg:title>TexMaths</svg:title>
          <svg:desc>26§display§(9)§svg§600§FALSE§</svg:desc>
          <draw:polygon draw:style-name="gr2" draw:text-style-name="P8" draw:layer="layout" svg:width="0.986cm" svg:height="0.823cm" svg:x="20.011cm" svg:y="10.742cm" svg:viewBox="0 0 987 824" draw:points="494,824 0,824 0,0 987,0 987,824">
            <text:p/>
          </draw:polygon>
          <draw:path draw:style-name="gr3" draw:text-style-name="P9" draw:layer="layout" svg:width="0.213cm" svg:height="0.914cm" svg:x="20.055cm" svg:y="10.696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8cm" svg:height="0.629cm" svg:x="20.359cm" svg:y="10.773cm" svg:viewBox="0 0 381 630" svg:d="M300 318v29c0 217-96 258-150 258-17 0-65-2-90-33 40 0 48-27 48-42 0-29-23-43-43-43-15 0-42 8-42 45 0 61 50 98 127 98 119 0 231-125 231-320 0-248-104-310-187-310-50 0-96 17-136 58-37 42-58 79-58 148 0 114 81 204 183 204 56 0 94-38 117-92zM185 389c-14 0-58 0-85-56-17-36-17-81-17-125 0-50 0-94 19-127 25-46 60-58 92-58 43 0 73 31 89 73 11 29 15 87 15 129 0 77-31 164-113 164z">
            <text:p/>
          </draw:path>
          <draw:path draw:style-name="gr3" draw:text-style-name="P9" draw:layer="layout" svg:width="0.213cm" svg:height="0.914cm" svg:x="20.832cm" svg:y="10.69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07" draw:id="id207">
          <svg:title>TexMaths</svg:title>
          <svg:desc>26§display§\int \frac{1}{3 + 4e^x} \ dx§svg§600§FALSE§</svg:desc>
          <draw:polygon draw:style-name="gr2" draw:text-style-name="P8" draw:layer="layout" svg:width="5.374cm" svg:height="1.94cm" svg:x="21.113cm" svg:y="10.043cm" svg:viewBox="0 0 5375 1941" draw:points="2688,1941 0,1941 0,0 5375,0 5375,1941">
            <text:p/>
          </draw:polygon>
          <draw:path draw:style-name="gr3" draw:text-style-name="P9" draw:layer="layout" svg:width="0.812cm" svg:height="2.032cm" svg:x="21.119cm" svg:y="9.997cm" svg:viewBox="0 0 813 2033" svg:d="M44 1991c29 0 45-20 45-43 0-32-22-46-43-46-23 0-46 14-46 46 0 48 46 85 102 85 139 0 191-214 256-479 71-289 131-582 181-876 33-193 66-376 98-495 10-46 41-162 79-162 27 0 50 16 54 21-32 2-46 20-46 43 0 32 23 46 44 46 22 0 45-14 45-46 0-50-50-85-99-85-71 0-121 100-173 287-2 8-127 468-227 1068-25 139-52 293-81 420-17 67-58 239-133 239-33 0-54-23-56-23z">
            <text:p/>
          </draw:path>
          <draw:path draw:style-name="gr3" draw:text-style-name="P9" draw:layer="layout" svg:width="0.303cm" svg:height="0.611cm" svg:x="23.555cm" svg:y="10.014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2.918cm" svg:height="0.039cm" svg:x="22.243cm" svg:y="10.994cm" svg:viewBox="0 0 2919 40" draw:points="1460,40 0,40 0,0 2919,0 2919,40">
            <text:p/>
          </draw:polygon>
          <draw:path draw:style-name="gr3" draw:text-style-name="P9" draw:layer="layout" svg:width="0.38cm" svg:height="0.63cm" svg:x="22.282cm" svg:y="11.26cm" svg:viewBox="0 0 381 631" svg:d="M229 287c75-23 127-87 127-160 0-75-79-127-169-127-91 0-162 54-162 125 0 29 21 48 46 48 29 0 48-21 48-48 0-46-44-46-57-46 27-44 88-56 121-56 38 0 90 21 90 102 0 12-3 64-28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9" draw:layer="layout" svg:width="0.608cm" svg:height="0.611cm" svg:x="22.954cm" svg:y="11.335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9" draw:layer="layout" svg:width="0.407cm" svg:height="0.619cm" svg:x="23.842cm" svg:y="11.25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9" draw:layer="layout" svg:width="0.353cm" svg:height="0.415cm" svg:x="24.317cm" svg:y="11.464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9 27 69 58 0 94-148 94-185 94z">
            <text:p/>
          </draw:path>
          <draw:path draw:style-name="gr3" draw:text-style-name="P9" draw:layer="layout" svg:width="0.344cm" svg:height="0.29cm" svg:x="24.73cm" svg:y="11.323cm" svg:viewBox="0 0 345 291" svg:d="M129 216c-6 21-27 57-60 57-2 0-21 0-36-9 27-8 29-31 29-35 0-15-10-25-25-25-18 0-37 17-37 39 0 34 35 48 67 48 31 0 56-18 72-45 17 33 52 45 77 45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9" draw:layer="layout" svg:width="0.436cm" svg:height="0.646cm" svg:x="25.61cm" svg:y="10.607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29 6-44zM245 526c-4 17-4 19-18 36-40 50-77 64-102 64-46 0-61-50-61-85 0-46 30-160 52-202 28-54 69-87 107-87 58 0 72 75 72 81 0 4-2 10-4 15z">
            <text:p/>
          </draw:path>
          <draw:path draw:style-name="gr3" draw:text-style-name="P9" draw:layer="layout" svg:width="0.457cm" svg:height="0.415cm" svg:x="26.076cm" svg:y="10.838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32 100-94 120-123 120-35 0-50-29-50-60 0-21 6-40 17-8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87" anim:sub-item="text" smil:attributeName="visibility" smil:to="visible"/>
                  <anim:animate smil:begin="0s" smil:dur="0.5s" smil:fill="hold" smil:decelerate="0.5" smil:targetElement="id187" anim:sub-item="text" smil:attributeName="rotate" smil:values="-90;0" smil:keyTimes="0;1"/>
                  <anim:animate smil:begin="0s" smil:dur="0.5s" smil:fill="hold" smil:decelerate="0.5" smil:targetElement="id187" anim:sub-item="text" smil:attributeName="width" smil:values="width;width*.05" smil:keyTimes="0;1"/>
                  <anim:animate smil:begin="0.5s" smil:dur="0.5s" smil:fill="hold" smil:accelerate="0.5" smil:targetElement="id187" anim:sub-item="text" smil:attributeName="width" smil:values="width*.05;width" smil:keyTimes="0;1"/>
                  <anim:animate smil:dur="1s" smil:fill="hold" smil:targetElement="id187" anim:sub-item="text" smil:attributeName="height" smil:values="height;height" smil:keyTimes="0;1"/>
                  <anim:animate smil:begin="0s" smil:dur="0.5s" smil:fill="hold" smil:decelerate="0.5" smil:targetElement="id187" anim:sub-item="text" smil:attributeName="x" smil:values="x+.4;x" smil:keyTimes="0;1"/>
                  <anim:animate smil:begin="0s" smil:dur="0.5s" smil:fill="hold" smil:decelerate="0.5" smil:targetElement="id187" anim:sub-item="text" smil:attributeName="y" smil:values="y-.2;y+.1" smil:keyTimes="0;1"/>
                  <anim:animate smil:begin="0.5s" smil:dur="0.5s" smil:fill="hold" smil:accelerate="0.5" smil:targetElement="id187" anim:sub-item="text" smil:attributeName="y" smil:values="y+.1;y" smil:keyTimes="0;1"/>
                  <anim:transitionFilter smil:begin="0s" smil:dur="1s" smil:decelerate="0.5" smil:targetElement="id18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9" smil:attributeName="visibility" smil:to="visible"/>
                  <anim:animate smil:dur="0.5s" smil:fill="hold" smil:targetElement="id189" smil:attributeName="width" smil:values="width*0.05;width" smil:keyTimes="0;1"/>
                  <anim:animate smil:dur="0.5s" smil:fill="hold" smil:targetElement="id189" smil:attributeName="height" smil:values="height;height" smil:keyTimes="0;1"/>
                  <anim:animate smil:dur="0.5s" smil:fill="hold" smil:targetElement="id189" smil:attributeName="x" smil:values="x-.2;x" smil:keyTimes="0;1"/>
                  <anim:animate smil:dur="0.5s" smil:fill="hold" smil:targetElement="id189" smil:attributeName="y" smil:values="y;y" smil:keyTimes="0;1"/>
                  <anim:transitionFilter smil:dur="0.5s" smil:targetElement="id18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0" smil:attributeName="visibility" smil:to="visible"/>
                  <anim:animate smil:dur="0.5s" smil:fill="hold" smil:targetElement="id190" smil:attributeName="width" smil:values="width*0.05;width" smil:keyTimes="0;1"/>
                  <anim:animate smil:dur="0.5s" smil:fill="hold" smil:targetElement="id190" smil:attributeName="height" smil:values="height;height" smil:keyTimes="0;1"/>
                  <anim:animate smil:dur="0.5s" smil:fill="hold" smil:targetElement="id190" smil:attributeName="x" smil:values="x-.2;x" smil:keyTimes="0;1"/>
                  <anim:animate smil:dur="0.5s" smil:fill="hold" smil:targetElement="id190" smil:attributeName="y" smil:values="y;y" smil:keyTimes="0;1"/>
                  <anim:transitionFilter smil:dur="0.5s" smil:targetElement="id19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1" smil:attributeName="visibility" smil:to="visible"/>
                  <anim:animate smil:dur="0.5s" smil:fill="hold" smil:targetElement="id191" smil:attributeName="width" smil:values="width*0.05;width" smil:keyTimes="0;1"/>
                  <anim:animate smil:dur="0.5s" smil:fill="hold" smil:targetElement="id191" smil:attributeName="height" smil:values="height;height" smil:keyTimes="0;1"/>
                  <anim:animate smil:dur="0.5s" smil:fill="hold" smil:targetElement="id191" smil:attributeName="x" smil:values="x-.2;x" smil:keyTimes="0;1"/>
                  <anim:animate smil:dur="0.5s" smil:fill="hold" smil:targetElement="id191" smil:attributeName="y" smil:values="y;y" smil:keyTimes="0;1"/>
                  <anim:transitionFilter smil:dur="0.5s" smil:targetElement="id19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2" smil:attributeName="visibility" smil:to="visible"/>
                  <anim:animate smil:dur="0.5s" smil:fill="hold" smil:targetElement="id192" smil:attributeName="width" smil:values="width*0.05;width" smil:keyTimes="0;1"/>
                  <anim:animate smil:dur="0.5s" smil:fill="hold" smil:targetElement="id192" smil:attributeName="height" smil:values="height;height" smil:keyTimes="0;1"/>
                  <anim:animate smil:dur="0.5s" smil:fill="hold" smil:targetElement="id192" smil:attributeName="x" smil:values="x-.2;x" smil:keyTimes="0;1"/>
                  <anim:animate smil:dur="0.5s" smil:fill="hold" smil:targetElement="id192" smil:attributeName="y" smil:values="y;y" smil:keyTimes="0;1"/>
                  <anim:transitionFilter smil:dur="0.5s" smil:targetElement="id192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3" smil:attributeName="visibility" smil:to="visible"/>
                  <anim:animate smil:dur="0.5s" smil:fill="hold" smil:targetElement="id193" smil:attributeName="width" smil:values="width*0.05;width" smil:keyTimes="0;1"/>
                  <anim:animate smil:dur="0.5s" smil:fill="hold" smil:targetElement="id193" smil:attributeName="height" smil:values="height;height" smil:keyTimes="0;1"/>
                  <anim:animate smil:dur="0.5s" smil:fill="hold" smil:targetElement="id193" smil:attributeName="x" smil:values="x-.2;x" smil:keyTimes="0;1"/>
                  <anim:animate smil:dur="0.5s" smil:fill="hold" smil:targetElement="id193" smil:attributeName="y" smil:values="y;y" smil:keyTimes="0;1"/>
                  <anim:transitionFilter smil:dur="0.5s" smil:targetElement="id193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4" smil:attributeName="visibility" smil:to="visible"/>
                  <anim:animate smil:dur="0.5s" smil:fill="hold" smil:targetElement="id194" smil:attributeName="width" smil:values="width*0.05;width" smil:keyTimes="0;1"/>
                  <anim:animate smil:dur="0.5s" smil:fill="hold" smil:targetElement="id194" smil:attributeName="height" smil:values="height;height" smil:keyTimes="0;1"/>
                  <anim:animate smil:dur="0.5s" smil:fill="hold" smil:targetElement="id194" smil:attributeName="x" smil:values="x-.2;x" smil:keyTimes="0;1"/>
                  <anim:animate smil:dur="0.5s" smil:fill="hold" smil:targetElement="id194" smil:attributeName="y" smil:values="y;y" smil:keyTimes="0;1"/>
                  <anim:transitionFilter smil:dur="0.5s" smil:targetElement="id194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5" smil:attributeName="visibility" smil:to="visible"/>
                  <anim:animate smil:dur="0.5s" smil:fill="hold" smil:targetElement="id195" smil:attributeName="width" smil:values="width*0.05;width" smil:keyTimes="0;1"/>
                  <anim:animate smil:dur="0.5s" smil:fill="hold" smil:targetElement="id195" smil:attributeName="height" smil:values="height;height" smil:keyTimes="0;1"/>
                  <anim:animate smil:dur="0.5s" smil:fill="hold" smil:targetElement="id195" smil:attributeName="x" smil:values="x-.2;x" smil:keyTimes="0;1"/>
                  <anim:animate smil:dur="0.5s" smil:fill="hold" smil:targetElement="id195" smil:attributeName="y" smil:values="y;y" smil:keyTimes="0;1"/>
                  <anim:transitionFilter smil:dur="0.5s" smil:targetElement="id19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6" smil:attributeName="visibility" smil:to="visible"/>
                  <anim:animate smil:dur="0.5s" smil:fill="hold" smil:targetElement="id196" smil:attributeName="width" smil:values="width*0.05;width" smil:keyTimes="0;1"/>
                  <anim:animate smil:dur="0.5s" smil:fill="hold" smil:targetElement="id196" smil:attributeName="height" smil:values="height;height" smil:keyTimes="0;1"/>
                  <anim:animate smil:dur="0.5s" smil:fill="hold" smil:targetElement="id196" smil:attributeName="x" smil:values="x-.2;x" smil:keyTimes="0;1"/>
                  <anim:animate smil:dur="0.5s" smil:fill="hold" smil:targetElement="id196" smil:attributeName="y" smil:values="y;y" smil:keyTimes="0;1"/>
                  <anim:transitionFilter smil:dur="0.5s" smil:targetElement="id19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7" smil:attributeName="visibility" smil:to="visible"/>
                  <anim:animate smil:dur="0.5s" smil:fill="hold" smil:targetElement="id197" smil:attributeName="width" smil:values="width*0.05;width" smil:keyTimes="0;1"/>
                  <anim:animate smil:dur="0.5s" smil:fill="hold" smil:targetElement="id197" smil:attributeName="height" smil:values="height;height" smil:keyTimes="0;1"/>
                  <anim:animate smil:dur="0.5s" smil:fill="hold" smil:targetElement="id197" smil:attributeName="x" smil:values="x-.2;x" smil:keyTimes="0;1"/>
                  <anim:animate smil:dur="0.5s" smil:fill="hold" smil:targetElement="id197" smil:attributeName="y" smil:values="y;y" smil:keyTimes="0;1"/>
                  <anim:transitionFilter smil:dur="0.5s" smil:targetElement="id19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8" smil:attributeName="visibility" smil:to="visible"/>
                  <anim:animate smil:dur="0.5s" smil:fill="hold" smil:targetElement="id198" smil:attributeName="width" smil:values="width*0.05;width" smil:keyTimes="0;1"/>
                  <anim:animate smil:dur="0.5s" smil:fill="hold" smil:targetElement="id198" smil:attributeName="height" smil:values="height;height" smil:keyTimes="0;1"/>
                  <anim:animate smil:dur="0.5s" smil:fill="hold" smil:targetElement="id198" smil:attributeName="x" smil:values="x-.2;x" smil:keyTimes="0;1"/>
                  <anim:animate smil:dur="0.5s" smil:fill="hold" smil:targetElement="id198" smil:attributeName="y" smil:values="y;y" smil:keyTimes="0;1"/>
                  <anim:transitionFilter smil:dur="0.5s" smil:targetElement="id198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199" smil:attributeName="visibility" smil:to="visible"/>
                  <anim:animate smil:dur="0.25s" smil:fill="hold" smil:targetElement="id199" smil:attributeName="width" smil:values="width*0.05;width" smil:keyTimes="0;1"/>
                  <anim:animate smil:dur="0.25s" smil:fill="hold" smil:targetElement="id199" smil:attributeName="height" smil:values="height;height" smil:keyTimes="0;1"/>
                  <anim:animate smil:dur="0.25s" smil:fill="hold" smil:targetElement="id199" smil:attributeName="x" smil:values="x-.2;x" smil:keyTimes="0;1"/>
                  <anim:animate smil:dur="0.25s" smil:fill="hold" smil:targetElement="id199" smil:attributeName="y" smil:values="y;y" smil:keyTimes="0;1"/>
                  <anim:transitionFilter smil:dur="0.25s" smil:targetElement="id199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0" smil:attributeName="visibility" smil:to="visible"/>
                  <anim:animate smil:dur="0.5s" smil:fill="hold" smil:targetElement="id200" smil:attributeName="width" smil:values="width*0.05;width" smil:keyTimes="0;1"/>
                  <anim:animate smil:dur="0.5s" smil:fill="hold" smil:targetElement="id200" smil:attributeName="height" smil:values="height;height" smil:keyTimes="0;1"/>
                  <anim:animate smil:dur="0.5s" smil:fill="hold" smil:targetElement="id200" smil:attributeName="x" smil:values="x-.2;x" smil:keyTimes="0;1"/>
                  <anim:animate smil:dur="0.5s" smil:fill="hold" smil:targetElement="id200" smil:attributeName="y" smil:values="y;y" smil:keyTimes="0;1"/>
                  <anim:transitionFilter smil:dur="0.5s" smil:targetElement="id200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1" smil:attributeName="visibility" smil:to="visible"/>
                  <anim:animate smil:dur="0.5s" smil:fill="hold" smil:targetElement="id201" smil:attributeName="width" smil:values="width*0.05;width" smil:keyTimes="0;1"/>
                  <anim:animate smil:dur="0.5s" smil:fill="hold" smil:targetElement="id201" smil:attributeName="height" smil:values="height;height" smil:keyTimes="0;1"/>
                  <anim:animate smil:dur="0.5s" smil:fill="hold" smil:targetElement="id201" smil:attributeName="x" smil:values="x-.2;x" smil:keyTimes="0;1"/>
                  <anim:animate smil:dur="0.5s" smil:fill="hold" smil:targetElement="id201" smil:attributeName="y" smil:values="y;y" smil:keyTimes="0;1"/>
                  <anim:transitionFilter smil:dur="0.5s" smil:targetElement="id20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2" smil:attributeName="visibility" smil:to="visible"/>
                  <anim:animate smil:dur="0.5s" smil:fill="hold" smil:targetElement="id202" smil:attributeName="width" smil:values="width*0.05;width" smil:keyTimes="0;1"/>
                  <anim:animate smil:dur="0.5s" smil:fill="hold" smil:targetElement="id202" smil:attributeName="height" smil:values="height;height" smil:keyTimes="0;1"/>
                  <anim:animate smil:dur="0.5s" smil:fill="hold" smil:targetElement="id202" smil:attributeName="x" smil:values="x-.2;x" smil:keyTimes="0;1"/>
                  <anim:animate smil:dur="0.5s" smil:fill="hold" smil:targetElement="id202" smil:attributeName="y" smil:values="y;y" smil:keyTimes="0;1"/>
                  <anim:transitionFilter smil:dur="0.5s" smil:targetElement="id20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3" smil:attributeName="visibility" smil:to="visible"/>
                  <anim:animate smil:dur="0.5s" smil:fill="hold" smil:targetElement="id203" smil:attributeName="width" smil:values="width*0.05;width" smil:keyTimes="0;1"/>
                  <anim:animate smil:dur="0.5s" smil:fill="hold" smil:targetElement="id203" smil:attributeName="height" smil:values="height;height" smil:keyTimes="0;1"/>
                  <anim:animate smil:dur="0.5s" smil:fill="hold" smil:targetElement="id203" smil:attributeName="x" smil:values="x-.2;x" smil:keyTimes="0;1"/>
                  <anim:animate smil:dur="0.5s" smil:fill="hold" smil:targetElement="id203" smil:attributeName="y" smil:values="y;y" smil:keyTimes="0;1"/>
                  <anim:transitionFilter smil:dur="0.5s" smil:targetElement="id20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4" smil:attributeName="visibility" smil:to="visible"/>
                  <anim:animate smil:dur="0.5s" smil:fill="hold" smil:targetElement="id204" smil:attributeName="width" smil:values="width*0.05;width" smil:keyTimes="0;1"/>
                  <anim:animate smil:dur="0.5s" smil:fill="hold" smil:targetElement="id204" smil:attributeName="height" smil:values="height;height" smil:keyTimes="0;1"/>
                  <anim:animate smil:dur="0.5s" smil:fill="hold" smil:targetElement="id204" smil:attributeName="x" smil:values="x-.2;x" smil:keyTimes="0;1"/>
                  <anim:animate smil:dur="0.5s" smil:fill="hold" smil:targetElement="id204" smil:attributeName="y" smil:values="y;y" smil:keyTimes="0;1"/>
                  <anim:transitionFilter smil:dur="0.5s" smil:targetElement="id204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5" smil:attributeName="visibility" smil:to="visible"/>
                  <anim:animate smil:dur="0.5s" smil:fill="hold" smil:targetElement="id205" smil:attributeName="width" smil:values="width*0.05;width" smil:keyTimes="0;1"/>
                  <anim:animate smil:dur="0.5s" smil:fill="hold" smil:targetElement="id205" smil:attributeName="height" smil:values="height;height" smil:keyTimes="0;1"/>
                  <anim:animate smil:dur="0.5s" smil:fill="hold" smil:targetElement="id205" smil:attributeName="x" smil:values="x-.2;x" smil:keyTimes="0;1"/>
                  <anim:animate smil:dur="0.5s" smil:fill="hold" smil:targetElement="id205" smil:attributeName="y" smil:values="y;y" smil:keyTimes="0;1"/>
                  <anim:transitionFilter smil:dur="0.5s" smil:targetElement="id205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6" smil:attributeName="visibility" smil:to="visible"/>
                  <anim:animate smil:dur="0.5s" smil:fill="hold" smil:targetElement="id206" smil:attributeName="width" smil:values="width*0.05;width" smil:keyTimes="0;1"/>
                  <anim:animate smil:dur="0.5s" smil:fill="hold" smil:targetElement="id206" smil:attributeName="height" smil:values="height;height" smil:keyTimes="0;1"/>
                  <anim:animate smil:dur="0.5s" smil:fill="hold" smil:targetElement="id206" smil:attributeName="x" smil:values="x-.2;x" smil:keyTimes="0;1"/>
                  <anim:animate smil:dur="0.5s" smil:fill="hold" smil:targetElement="id206" smil:attributeName="y" smil:values="y;y" smil:keyTimes="0;1"/>
                  <anim:transitionFilter smil:dur="0.5s" smil:targetElement="id206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7" smil:attributeName="visibility" smil:to="visible"/>
                  <anim:animate smil:dur="0.5s" smil:fill="hold" smil:targetElement="id207" smil:attributeName="width" smil:values="width*0.05;width" smil:keyTimes="0;1"/>
                  <anim:animate smil:dur="0.5s" smil:fill="hold" smil:targetElement="id207" smil:attributeName="height" smil:values="height;height" smil:keyTimes="0;1"/>
                  <anim:animate smil:dur="0.5s" smil:fill="hold" smil:targetElement="id207" smil:attributeName="x" smil:values="x-.2;x" smil:keyTimes="0;1"/>
                  <anim:animate smil:dur="0.5s" smil:fill="hold" smil:targetElement="id207" smil:attributeName="y" smil:values="y;y" smil:keyTimes="0;1"/>
                  <anim:transitionFilter smil:dur="0.5s" smil:targetElement="id20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office:forms form:automatic-focus="false" form:apply-design-mode="false"/>
        <draw:frame presentation:style-name="pr10" draw:text-style-name="P13" draw:layer="layout" svg:width="26.6cm" svg:height="14.372cm" svg:x="0.6cm" svg:y="0.528cm" presentation:class="title" presentation:user-transformed="true">
          <draw:text-box>
            <text:p><text:s/></text:p>
          </draw:text-box>
        </draw:frame>
        <draw:g xml:id="id208" draw:id="id208">
          <svg:title>TexMaths</svg:title>
          <svg:desc>28§display§\text {Solutions :}§svg§600§FALSE§</svg:desc>
          <draw:polygon draw:style-name="gr2" draw:text-style-name="P8" draw:layer="layout" svg:width="4.36cm" svg:height="0.617cm" svg:x="2.008cm" svg:y="1.042cm" svg:viewBox="0 0 4361 618" draw:points="2182,618 0,618 0,0 4361,0 4361,618">
            <text:p/>
          </draw:polygon>
          <draw:path draw:style-name="gr3" draw:text-style-name="P9" draw:layer="layout" svg:width="0.438cm" svg:height="0.716cm" svg:x="2.015cm" svg:y="0.993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9" draw:layer="layout" svg:width="0.438cm" svg:height="0.454cm" svg:x="2.532cm" svg:y="1.24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221cm" svg:height="0.685cm" svg:x="3.029cm" svg:y="1.004cm" svg:viewBox="0 0 222 686" svg:d="M143 0l-143 11v32c69 0 78 6 78 53v513c0 45-11 45-78 45v32c34-3 85-3 110-3 24 0 74 0 112 3v-32c-67 0-79 0-79-45z">
            <text:p/>
          </draw:path>
          <draw:path draw:style-name="gr3" draw:text-style-name="P9" draw:layer="layout" svg:width="0.496cm" svg:height="0.447cm" svg:x="3.303cm" svg:y="1.253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9" draw:layer="layout" svg:width="0.31cm" svg:height="0.617cm" svg:x="3.836cm" svg:y="1.083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9" draw:layer="layout" svg:width="0.212cm" svg:height="0.66cm" svg:x="4.232cm" svg:y="1.02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38cm" svg:height="0.454cm" svg:x="4.501cm" svg:y="1.24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9" draw:layer="layout" svg:width="0.496cm" svg:height="0.436cm" svg:x="4.996cm" svg:y="1.25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324cm" svg:height="0.454cm" svg:x="5.545cm" svg:y="1.24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107cm" svg:height="0.425cm" svg:x="6.313cm" svg:y="1.262cm" svg:viewBox="0 0 108 426" svg:d="M108 52c0-27-25-52-54-52s-54 25-54 52c0 29 25 53 54 53s54-24 54-53zM108 374c0-29-25-51-54-51s-54 22-54 51 25 52 54 52 54-23 54-52z">
            <text:p/>
          </draw:path>
        </draw:g>
        <draw:g xml:id="id210" draw:id="id210">
          <svg:title>TexMaths</svg:title>
          <svg:desc>28§display§\text {Let,}§svg§600§FALSE§</svg:desc>
          <draw:polygon draw:style-name="gr2" draw:text-style-name="P8" draw:layer="layout" svg:width="1.538cm" svg:height="0.765cm" svg:x="3.625cm" svg:y="2.541cm" svg:viewBox="0 0 1539 766" draw:points="768,766 0,766 0,0 1539,0 1539,766">
            <text:p/>
          </draw:polygon>
          <draw:path draw:style-name="gr3" draw:text-style-name="P9" draw:layer="layout" svg:width="0.541cm" svg:height="0.673cm" svg:x="3.607cm" svg:y="2.492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9" draw:layer="layout" svg:width="0.382cm" svg:height="0.454cm" svg:x="4.219cm" svg:y="2.72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9" draw:layer="layout" svg:width="0.31cm" svg:height="0.617cm" svg:x="4.646cm" svg:y="2.559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9" draw:layer="layout" svg:width="0.115cm" svg:height="0.295cm" svg:x="5.095cm" svg:y="3.058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211" draw:id="id211">
          <svg:title>TexMaths</svg:title>
          <svg:desc>28§display§\text {I}§svg§600§FALSE§</svg:desc>
          <draw:polygon draw:style-name="gr2" draw:text-style-name="P8" draw:layer="layout" svg:width="0.229cm" svg:height="0.575cm" svg:x="5.731cm" svg:y="2.543cm" svg:viewBox="0 0 230 576" draw:points="116,576 0,576 0,0 230,0 230,576">
            <text:p/>
          </draw:polygon>
          <draw:path draw:style-name="gr3" draw:text-style-name="P9" draw:layer="layout" svg:width="0.301cm" svg:height="0.674cm" svg:x="5.709cm" svg:y="2.4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09" draw:id="id209">
          <svg:title>TexMaths</svg:title>
          <svg:desc>28§display§(1)§svg§600§FALSE§</svg:desc>
          <draw:polygon draw:style-name="gr2" draw:text-style-name="P8" draw:layer="layout" svg:width="1.061cm" svg:height="0.886cm" svg:x="1.908cm" svg:y="2.444cm" svg:viewBox="0 0 1062 887" draw:points="531,887 0,887 0,0 1062,0 1062,887">
            <text:p/>
          </draw:polygon>
          <draw:path draw:style-name="gr3" draw:text-style-name="P9" draw:layer="layout" svg:width="0.23cm" svg:height="0.985cm" svg:x="1.955cm" svg:y="2.3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326cm" svg:height="0.658cm" svg:x="2.329cm" svg:y="2.478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9" draw:layer="layout" svg:width="0.23cm" svg:height="0.985cm" svg:x="2.791cm" svg:y="2.3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12" draw:id="id212">
          <svg:title>TexMaths</svg:title>
          <svg:desc>26§display§= \smallint e^x \cot ( e^x ) \ dx§svg§600§FALSE§</svg:desc>
          <draw:polygon draw:style-name="gr2" draw:text-style-name="P8" draw:layer="layout" svg:width="6.625cm" svg:height="0.823cm" svg:x="6.411cm" svg:y="2.444cm" svg:viewBox="0 0 6626 824" draw:points="3312,824 0,824 0,0 6626,0 6626,824">
            <text:p/>
          </draw:polygon>
          <draw:path draw:style-name="gr3" draw:text-style-name="P9" draw:layer="layout" svg:width="0.609cm" svg:height="0.215cm" svg:x="6.417cm" svg:y="2.747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9" draw:layer="layout" svg:width="0.382cm" svg:height="0.852cm" svg:x="7.38cm" svg:y="2.429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9" draw:layer="layout" svg:width="0.353cm" svg:height="0.415cm" svg:x="8.007cm" svg:y="2.679cm" svg:viewBox="0 0 354 416" svg:d="M129 193c27 0 96-2 141-20 65-27 69-82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9" draw:layer="layout" svg:width="0.344cm" svg:height="0.29cm" svg:x="8.421cm" svg:y="2.423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1 0 33 8-19 6-27 23-27 35 0 15 10 25 25 25 14 0 37-12 37-39 0-38-41-48-68-48-32 0-56 21-71 46-13-27-42-46-77-46-73 0-114 79-114 98 0 8 8 8 10 8 8 0 10-2 12-10 17-50 57-77 90-77 21 0 37 10 37 41 0 13-8 46-12 67z">
            <text:p/>
          </draw:path>
          <draw:path draw:style-name="gr3" draw:text-style-name="P9" draw:layer="layout" svg:width="0.349cm" svg:height="0.421cm" svg:x="9.034cm" svg:y="2.675cm" svg:viewBox="0 0 350 422" svg:d="M77 212c0-150 75-189 123-189 8 0 66 0 100 33-40 4-44 31-44 44 0 23 17 41 42 41 24 0 43-16 43-43 0-63-71-98-141-98-115 0-200 100-200 212 0 119 92 210 198 210 122 0 152-110 152-120 0-9-9-9-11-9-8 0-10 4-12 9-27 85-88 97-121 97-48 0-129-39-129-187z">
            <text:p/>
          </draw:path>
          <draw:path draw:style-name="gr3" draw:text-style-name="P9" draw:layer="layout" svg:width="0.407cm" svg:height="0.421cm" svg:x="9.434cm" svg:y="2.675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286cm" svg:height="0.573cm" svg:x="9.883cm" svg:y="2.521cm" svg:viewBox="0 0 287 574" svg:d="M141 198h132v-30h-132v-168h-22c0 75-30 173-119 177v21h79v251c0 115 85 125 119 125 64 0 89-65 89-125v-52h-23v52c0 67-27 102-60 102-63 0-63-83-63-100z">
            <text:p/>
          </draw:path>
          <draw:path draw:style-name="gr3" draw:text-style-name="P9" draw:layer="layout" svg:width="0.213cm" svg:height="0.914cm" svg:x="10.312cm" svg:y="2.398cm" svg:viewBox="0 0 214 915" svg:d="M214 907c0-2 0-4-16-21-115-114-144-287-144-428 0-159 35-319 148-433 12-10 12-13 12-17 0-6-4-8-10-8-8 0-92 62-146 179-48 100-58 202-58 279 0 72 10 183 60 286 57 113 136 171 144 171 6 0 10-2 10-8z">
            <text:p/>
          </draw:path>
          <draw:path draw:style-name="gr3" draw:text-style-name="P9" draw:layer="layout" svg:width="0.353cm" svg:height="0.415cm" svg:x="10.62cm" svg:y="2.679cm" svg:viewBox="0 0 354 416" svg:d="M129 193c27 0 96-2 141-20 65-27 69-82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9" draw:layer="layout" svg:width="0.344cm" svg:height="0.29cm" svg:x="11.034cm" svg:y="2.423cm" svg:viewBox="0 0 345 291" svg:d="M129 216c-6 21-27 56-60 56-2 0-21 0-36-8 27-8 29-31 29-35 0-15-10-25-25-25-18 0-37 16-37 39 0 34 35 48 67 48 31 0 56-19 72-46 17 34 52 46 77 46 75 0 113-81 113-100 0-8-9-8-11-8-8 0-8 4-10 12-15 44-54 77-90 77-25 0-39-16-39-41 0-17 17-75 33-148 15-50 42-64 65-64 0 0 21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9" draw:layer="layout" svg:width="0.213cm" svg:height="0.914cm" svg:x="11.514cm" svg:y="2.39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436cm" svg:height="0.646cm" svg:x="12.159cm" svg:y="2.45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5 526c-4 17-4 19-18 35-40 50-77 65-102 65-48 0-61-50-61-85 0-46 30-160 53-202 27-54 68-87 106-87 58 0 72 74 72 81 0 4-2 10-4 14z">
            <text:p/>
          </draw:path>
          <draw:path draw:style-name="gr3" draw:text-style-name="P9" draw:layer="layout" svg:width="0.457cm" svg:height="0.415cm" svg:x="12.625cm" svg:y="2.67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4 0 146-119 146-141 0-9-9-9-11-9-8 0-10 2-12 9-29 99-92 120-123 120-35 0-50-29-50-60 0-21 6-40 17-81z">
            <text:p/>
          </draw:path>
        </draw:g>
        <draw:g xml:id="id213" draw:id="id213">
          <svg:title>TexMaths</svg:title>
          <svg:desc>26§display§= \smallint  \cot ( e^x )\ e^x dx§svg§600§FALSE§</svg:desc>
          <draw:polygon draw:style-name="gr2" draw:text-style-name="P8" draw:layer="layout" svg:width="6.469cm" svg:height="0.822cm" svg:x="6.412cm" svg:y="3.847cm" svg:viewBox="0 0 6470 823" draw:points="3236,823 0,823 0,0 6470,0 6470,823">
            <text:p/>
          </draw:polygon>
          <draw:path draw:style-name="gr3" draw:text-style-name="P9" draw:layer="layout" svg:width="0.608cm" svg:height="0.215cm" svg:x="6.418cm" svg:y="4.1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2cm" svg:height="0.852cm" svg:x="7.381cm" svg:y="3.832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9" draw:layer="layout" svg:width="0.348cm" svg:height="0.421cm" svg:x="7.997cm" svg:y="4.078cm" svg:viewBox="0 0 349 422" svg:d="M77 212c0-150 75-189 123-189 8 0 66 0 99 33-37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9" draw:layer="layout" svg:width="0.407cm" svg:height="0.421cm" svg:x="8.396cm" svg:y="4.078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288cm" svg:height="0.573cm" svg:x="8.845cm" svg:y="3.924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213cm" svg:height="0.914cm" svg:x="9.274cm" svg:y="3.801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9" draw:layer="layout" svg:width="0.353cm" svg:height="0.415cm" svg:x="9.582cm" svg:y="4.082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9" draw:layer="layout" svg:width="0.344cm" svg:height="0.29cm" svg:x="9.995cm" svg:y="3.826cm" svg:viewBox="0 0 345 291" svg:d="M129 216c-6 21-27 56-60 56-2 0-21 0-36-8 27-8 29-31 29-35 0-15-10-25-25-25-18 0-37 16-37 39 0 34 35 48 69 48 29 0 54-19 70-46 17 34 52 46 77 46 75 0 113-81 113-100 0-8-9-8-11-8-8 0-8 4-10 12-15 44-52 77-90 77-25 0-39-16-39-41 0-17 16-75 33-148 15-50 44-64 65-64 0 0 20 0 33 8-19 6-27 23-27 35 0 15 10 25 25 25 14 0 37-12 37-39 0-38-41-48-68-48-32 0-57 21-71 46-13-27-42-46-77-46-73 0-114 79-114 98 0 8 8 8 10 8 8 0 10-2 12-10 17-50 59-77 90-77 21 0 37 10 37 41 0 13-6 46-12 67z">
            <text:p/>
          </draw:path>
          <draw:path draw:style-name="gr3" draw:text-style-name="P9" draw:layer="layout" svg:width="0.213cm" svg:height="0.914cm" svg:x="10.476cm" svg:y="3.80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353cm" svg:height="0.415cm" svg:x="11.127cm" svg:y="4.082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9" draw:layer="layout" svg:width="0.344cm" svg:height="0.29cm" svg:x="11.541cm" svg:y="3.826cm" svg:viewBox="0 0 345 291" svg:d="M129 216c-6 21-27 56-60 56-2 0-21 0-36-8 27-8 29-31 29-35 0-15-10-25-25-25-18 0-37 16-37 39 0 34 35 48 69 48 29 0 54-19 70-46 17 34 52 46 77 46 75 0 113-81 113-100 0-8-9-8-11-8-8 0-8 4-10 12-15 44-52 77-90 77-25 0-39-16-39-41 0-17 16-75 33-148 15-50 44-64 65-64 0 0 20 0 33 8-19 6-27 23-27 35 0 15 10 25 25 25 14 0 37-12 37-39 0-38-41-48-68-48-32 0-57 21-71 46-13-27-42-46-77-46-73 0-114 79-114 98 0 8 8 8 10 8 8 0 10-2 12-10 17-50 59-77 90-77 21 0 37 10 37 41 0 13-6 46-12 67z">
            <text:p/>
          </draw:path>
          <draw:path draw:style-name="gr3" draw:text-style-name="P9" draw:layer="layout" svg:width="0.436cm" svg:height="0.646cm" svg:x="12.007cm" svg:y="3.85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4 72 81 0 4-2 10-4 14z">
            <text:p/>
          </draw:path>
          <draw:path draw:style-name="gr3" draw:text-style-name="P9" draw:layer="layout" svg:width="0.457cm" svg:height="0.415cm" svg:x="12.472cm" svg:y="4.08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100 71 93 0 145-119 145-141 0-9-8-9-10-9-8 0-10 2-12 9-30 99-94 120-123 120-36 0-50-29-50-60 0-21 6-40 17-81z">
            <text:p/>
          </draw:path>
        </draw:g>
        <draw:g xml:id="id214" draw:id="id214">
          <svg:title>TexMaths</svg:title>
          <svg:desc>26§display§\text {Put } e^x = t§svg§600§FALSE§</svg:desc>
          <draw:polygon draw:style-name="gr2" draw:text-style-name="P8" draw:layer="layout" svg:width="4.104cm" svg:height="0.579cm" svg:x="2.123cm" svg:y="5.141cm" svg:viewBox="0 0 4105 580" draw:points="2052,580 0,580 0,0 4105,0 4105,580">
            <text:p/>
          </draw:polygon>
          <draw:path draw:style-name="gr3" draw:text-style-name="P9" draw:layer="layout" svg:width="0.54cm" svg:height="0.624cm" svg:x="2.108cm" svg:y="5.13cm" svg:viewBox="0 0 541 625" svg:d="M177 337h154c110 0 210-75 210-167 0-89-92-170-217-170h-324v29h23c71 0 71 10 71 42v484c0 33 0 41-71 41h-23v29c31-2 100-2 135-2 36 0 104 0 135 2v-29h-20c-71 0-73-8-73-41zM173 312v-248c0-29 2-35 45-35h81c146 0 146 96 146 141 0 44 0 142-146 142z">
            <text:p/>
          </draw:path>
          <draw:path draw:style-name="gr3" draw:text-style-name="P9" draw:layer="layout" svg:width="0.461cm" svg:height="0.414cm" svg:x="2.728cm" svg:y="5.351cm" svg:viewBox="0 0 462 415" svg:d="M329 332v83l133-10v-29c-65 0-71-6-71-50v-326l-135 10v29c64 0 70 7 70 50v164c0 79-43 142-110 142-77 0-81-42-81-90v-305l-135 10v29c71 0 71 3 71 84v137c0 72 0 155 141 155 50 0 92-24 117-83z">
            <text:p/>
          </draw:path>
          <draw:path draw:style-name="gr3" draw:text-style-name="P9" draw:layer="layout" svg:width="0.288cm" svg:height="0.572cm" svg:x="3.223cm" svg:y="5.193cm" svg:viewBox="0 0 289 573" svg:d="M141 197h131v-29h-131v-168h-22c0 75-30 172-119 177v20h79v252c0 114 85 124 119 124 64 0 91-64 91-124v-52h-25v52c0 66-27 102-60 102-63 0-63-84-63-100z">
            <text:p/>
          </draw:path>
          <draw:path draw:style-name="gr3" draw:text-style-name="P9" draw:layer="layout" svg:width="0.352cm" svg:height="0.414cm" svg:x="3.909cm" svg:y="5.351cm" svg:viewBox="0 0 353 415" svg:d="M129 193c27 0 96-2 141-21 65-27 69-81 69-93 0-42-35-79-98-79-102 0-241 89-241 249 0 94 54 166 143 166 134 0 210-97 210-108 0-6-6-12-12-12-4 0-6 2-10 10-73 90-173 90-185 90-71 0-79-77-79-106 0-11 0-40 14-96zM87 172c36-139 129-151 154-151 44 0 67 27 67 58 0 93-146 93-183 93z">
            <text:p/>
          </draw:path>
          <draw:path draw:style-name="gr3" draw:text-style-name="P9" draw:layer="layout" svg:width="0.344cm" svg:height="0.29cm" svg:x="4.323cm" svg:y="5.095cm" svg:viewBox="0 0 345 291" svg:d="M129 216c-6 21-27 56-60 56-2 0-21 0-36-8 27-8 29-31 29-35 0-15-10-25-25-25-18 0-37 16-37 39 0 33 35 48 67 48 31 0 56-19 72-46 17 33 52 46 77 46 75 0 113-81 113-100 0-8-9-8-11-8-8 0-8 4-10 12-15 44-52 77-90 77-25 0-39-16-39-41 0-17 16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9" draw:layer="layout" svg:width="0.608cm" svg:height="0.215cm" svg:x="5.057cm" svg:y="5.419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9" draw:layer="layout" svg:width="0.282cm" svg:height="0.583cm" svg:x="5.99cm" svg:y="5.182cm" svg:viewBox="0 0 283 584" svg:d="M168 208h88c16 0 27 0 27-19 0-10-11-10-27-10h-79c31-131 37-148 37-154 0-17-12-25-27-25-4 0-29 0-37 33l-36 146h-87c-19 0-27 0-27 16 0 13 8 13 25 13h81c-66 259-69 274-69 291 0 49 36 85 84 85 95 0 147-135 147-142 0-8-8-8-12-8-6 0-9 2-13 13-39 95-89 116-120 116-19 0-27-12-27-42 0-22 0-29 4-43z">
            <text:p/>
          </draw:path>
        </draw:g>
        <draw:g xml:id="id215" draw:id="id215">
          <svg:title>TexMaths</svg:title>
          <svg:desc>26§display§\text {Diff. }w.\ r.\ t. \ x,\ \  e^x dx = dt§svg§600§FALSE§</svg:desc>
          <draw:polygon draw:style-name="gr2" draw:text-style-name="P8" draw:layer="layout" svg:width="10.542cm" svg:height="0.746cm" svg:x="7.226cm" svg:y="5.145cm" svg:viewBox="0 0 10543 747" draw:points="5270,747 0,747 0,0 10543,0 10543,747">
            <text:p/>
          </draw:polygon>
          <draw:path draw:style-name="gr3" draw:text-style-name="P9" draw:layer="layout" svg:width="0.615cm" svg:height="0.626cm" svg:x="7.211cm" svg:y="5.134cm" svg:viewBox="0 0 616 627" svg:d="M0 0v29h23c71 0 71 11 71 42v485c0 33 0 42-71 42h-23v29h335c154 0 281-136 281-308 0-175-123-319-281-319zM218 598c-43 0-45-7-45-36v-497c0-30 2-36 45-36h92c56 0 121 19 166 86 40 54 48 133 48 204 0 102-17 156-50 202-19 25-71 77-164 77z">
            <text:p/>
          </draw:path>
          <draw:path draw:style-name="gr3" draw:text-style-name="P9" draw:layer="layout" svg:width="0.197cm" svg:height="0.613cm" svg:x="7.908cm" svg:y="5.14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55cm" svg:height="0.647cm" svg:x="8.155cm" svg:y="5.114cm" svg:viewBox="0 0 551 648" svg:d="M387 279h104v-27h-108v-106c0-84 45-125 85-125 4 0 17 0 31 6-10 4-27 15-27 38 0 20 15 39 40 39s39-19 39-39c0-34-31-65-83-65-54 0-96 35-100 40-27-36-77-40-102-40-87 0-193 48-193 148v104h-73v27h73v298c0 41-11 41-73 41v30c31-3 79-5 102-5s69 2 102 5v-30c-60 0-71 0-71-41v-298h194v298c0 41-11 41-73 41v30c35-3 79-5 104-5 37 0 81 0 116 5v-30h-19c-66 0-68-10-68-43zM131 252v-104c0-90 75-127 133-127 46 0 71 16 73 16v3c-17 0-33 12-33 37 0 6 0 29 25 38-2 12-2 20-2 31v106z">
            <text:p/>
          </draw:path>
          <draw:path draw:style-name="gr3" draw:text-style-name="P9" draw:layer="layout" svg:width="0.099cm" svg:height="0.099cm" svg:x="8.744cm" svg:y="5.661cm" svg:viewBox="0 0 100 100" svg:d="M100 50c0-27-23-50-50-50s-50 23-50 50 23 50 50 50 50-23 50-50z">
            <text:p/>
          </draw:path>
          <draw:path draw:style-name="gr3" draw:text-style-name="P9" draw:layer="layout" svg:width="0.606cm" svg:height="0.415cm" svg:x="9.351cm" svg:y="5.355cm" svg:viewBox="0 0 607 416" svg:d="M397 94c4-19 13-54 13-59 0-16-13-25-25-25-13 0-29 7-36 25-2 7-45 184-52 207-6 27-8 43-8 60 0 10 0 12 2 17-21 50-50 77-85 77-73 0-73-67-73-84 0-29 4-64 48-179 10-27 15-39 15-58 0-42-30-75-75-75-88 0-121 133-121 142 0 8 8 8 10 8 11 0 11 0 15-17 25-85 60-112 94-112 8 0 22 0 22 29 0 23-10 50-16 65-40 108-52 152-52 185 0 85 62 116 131 116 14 0 58 0 95-64 23 58 88 64 115 64 69 0 108-58 133-112 31-73 60-196 60-239 0-50-25-65-41-65-23 0-46 23-46 44 0 12 6 18 15 25 10 10 33 33 33 79 0 31-27 121-50 166-25 50-56 82-102 82-44 0-67-27-67-80 0-25 7-54 9-66z">
            <text:p/>
          </draw:path>
          <draw:path draw:style-name="gr3" draw:text-style-name="P9" draw:layer="layout" svg:width="0.099cm" svg:height="0.099cm" svg:x="10.081cm" svg:y="5.661cm" svg:viewBox="0 0 100 100" svg:d="M100 50c0-27-23-50-50-50s-50 23-50 50 23 50 50 50 50-23 50-50z">
            <text:p/>
          </draw:path>
          <draw:path draw:style-name="gr3" draw:text-style-name="P9" draw:layer="layout" svg:width="0.373cm" svg:height="0.415cm" svg:x="10.589cm" svg:y="5.355cm" svg:viewBox="0 0 374 416" svg:d="M54 352c-2 14-8 35-8 39 0 17 12 25 27 25 10 0 27-8 33-25 2-4 33-129 38-145 6-32 22-96 29-121 4-10 29-54 52-75 6-6 33-29 72-29 25 0 38 10 40 10-29 4-48 27-48 50 0 15 10 34 33 34 25 0 52-21 52-55 0-33-29-60-77-60-60 0-99 46-116 71-8-42-42-71-85-71-42 0-59 35-67 52-17 31-29 87-29 90 0 8 8 8 10 8 11 0 11 0 17-21 15-64 33-108 67-108 16 0 29 6 29 41 0 19-4 30-15 78z">
            <text:p/>
          </draw:path>
          <draw:path draw:style-name="gr3" draw:text-style-name="P9" draw:layer="layout" svg:width="0.099cm" svg:height="0.099cm" svg:x="11.027cm" svg:y="5.661cm" svg:viewBox="0 0 100 100" svg:d="M100 50c0-27-23-50-50-50s-50 23-50 50 23 50 50 50 50-23 50-50z">
            <text:p/>
          </draw:path>
          <draw:path draw:style-name="gr3" draw:text-style-name="P9" draw:layer="layout" svg:width="0.282cm" svg:height="0.584cm" svg:x="11.529cm" svg:y="5.186cm" svg:viewBox="0 0 283 585" svg:d="M168 208h88c16 0 27 0 27-19 0-10-11-10-27-10h-79c31-131 37-148 37-154 0-17-12-25-27-25-2 0-29 0-37 33l-36 146h-87c-19 0-27 0-27 17 0 12 8 12 25 12h81c-66 260-69 275-69 292 0 50 36 85 84 85 95 0 147-135 147-142 0-8-8-8-12-8-6 0-8 2-13 13-39 95-89 116-120 116-19 0-27-12-27-41 0-23 0-30 4-44z">
            <text:p/>
          </draw:path>
          <draw:path draw:style-name="gr3" draw:text-style-name="P9" draw:layer="layout" svg:width="0.099cm" svg:height="0.099cm" svg:x="11.916cm" svg:y="5.661cm" svg:viewBox="0 0 100 100" svg:d="M100 50c0-27-23-50-50-50s-50 23-50 50 23 50 50 50 50-23 50-50z">
            <text:p/>
          </draw:path>
          <draw:path draw:style-name="gr3" draw:text-style-name="P9" draw:layer="layout" svg:width="0.457cm" svg:height="0.415cm" svg:x="12.421cm" svg:y="5.355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8-8-8-10-8-8 0-10 2-12 8-30 100-94 121-123 121-35 0-50-30-50-61 0-21 6-39 17-81z">
            <text:p/>
          </draw:path>
          <draw:path draw:style-name="gr3" draw:text-style-name="P9" draw:layer="layout" svg:width="0.107cm" svg:height="0.274cm" svg:x="12.997cm" svg:y="5.661cm" svg:viewBox="0 0 108 275" svg:d="M108 96c0-61-23-96-58-96-31 0-50 23-50 48s19 50 50 50c10 0 23-4 31-13 4-2 4-2 6-2 0 0 2 0 2 13 0 68-33 125-64 154-10 10-10 12-10 14 0 9 4 11 10 11 10 0 83-71 83-179z">
            <text:p/>
          </draw:path>
          <draw:path draw:style-name="gr3" draw:text-style-name="P9" draw:layer="layout" svg:width="0.353cm" svg:height="0.415cm" svg:x="13.975cm" svg:y="5.355cm" svg:viewBox="0 0 354 416" svg:d="M129 194c27 0 96-2 141-21 65-27 69-81 69-94 0-42-35-79-98-79-102 0-241 90-241 250 0 94 54 166 144 166 133 0 210-97 210-108 0-6-7-12-13-12-4 0-6 2-10 10-73 90-173 90-185 90-71 0-79-77-79-107 0-10 0-39 14-95zM87 173c36-140 129-152 154-152 44 0 67 27 67 58 0 94-146 94-183 94z">
            <text:p/>
          </draw:path>
          <draw:path draw:style-name="gr3" draw:text-style-name="P9" draw:layer="layout" svg:width="0.344cm" svg:height="0.29cm" svg:x="14.389cm" svg:y="5.099cm" svg:viewBox="0 0 345 291" svg:d="M129 217c-6 20-27 56-60 56-2 0-21 0-36-9 27-8 29-31 29-35 0-15-10-25-25-25-18 0-37 17-37 40 0 33 35 47 67 47 31 0 56-18 72-45 17 33 52 45 77 45 75 0 113-81 113-99 0-9-9-9-11-9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9" draw:layer="layout" svg:width="0.436cm" svg:height="0.647cm" svg:x="14.854cm" svg:y="5.124cm" svg:viewBox="0 0 437 648" svg:d="M437 10c0-2 0-10-13-10-12 0-100 8-116 10-6 0-13 5-13 17 0 13 9 13 23 13 44 0 46 6 46 14l-4 19-54 216c-17-33-44-58-86-58-106 0-220 135-220 269 0 87 50 148 123 148 18 0 64-5 118-69 9 37 40 69 83 69 34 0 55-21 69-53 15-31 27-87 27-89 0-10-8-10-10-10-11 0-11 4-13 16-16 61-33 115-70 115-25 0-28-23-28-42 0-23 3-29 7-44zM245 527c-4 16-4 19-18 35-40 50-77 65-102 65-46 0-61-50-61-86 0-45 30-160 52-202 28-54 69-87 107-87 58 0 72 75 72 81 0 4-2 11-4 15z">
            <text:p/>
          </draw:path>
          <draw:path draw:style-name="gr3" draw:text-style-name="P9" draw:layer="layout" svg:width="0.457cm" svg:height="0.415cm" svg:x="15.32cm" svg:y="5.355cm" svg:viewBox="0 0 458 416" svg:d="M281 129c4-25 25-108 89-108 4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4-64 98-70 10 35 44 70 98 70 95 0 147-118 147-141 0-8-8-8-10-8-8 0-10 2-12 8-32 100-94 121-123 121-35 0-50-30-50-61 0-21 6-39 17-81z">
            <text:p/>
          </draw:path>
          <draw:path draw:style-name="gr3" draw:text-style-name="P9" draw:layer="layout" svg:width="0.608cm" svg:height="0.216cm" svg:x="16.121cm" svg:y="5.424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9" draw:layer="layout" svg:width="0.436cm" svg:height="0.647cm" svg:x="17.071cm" svg:y="5.124cm" svg:viewBox="0 0 437 648" svg:d="M437 10c0-2 0-10-13-10-12 0-100 8-116 10-6 0-13 5-13 17 0 13 9 13 23 13 44 0 46 6 46 14l-2 19-56 216c-17-33-44-58-86-58-106 0-220 135-220 269 0 87 50 148 123 148 18 0 64-5 118-69 9 37 40 69 83 69 34 0 55-21 69-53 15-31 27-87 27-89 0-10-8-10-10-10-11 0-11 4-13 16-16 61-33 115-70 115-25 0-28-23-28-42 0-23 3-29 7-44zM245 527c-4 16-4 19-18 35-40 50-77 65-102 65-46 0-61-50-61-86 0-45 32-160 52-202 28-54 69-87 107-87 60 0 72 75 72 81 0 4-2 11-4 15z">
            <text:p/>
          </draw:path>
          <draw:path draw:style-name="gr3" draw:text-style-name="P9" draw:layer="layout" svg:width="0.282cm" svg:height="0.584cm" svg:x="17.531cm" svg:y="5.186cm" svg:viewBox="0 0 283 585" svg:d="M168 208h88c16 0 27 0 27-19 0-10-11-10-27-10h-81c33-131 39-148 39-154 0-17-12-25-27-25-4 0-29 0-37 33l-36 146h-87c-19 0-27 0-27 17 0 12 8 12 25 12h81c-66 260-69 275-69 292 0 50 36 85 84 85 95 0 147-135 147-142 0-8-8-8-12-8-8 0-8 2-13 13-39 95-89 116-120 116-19 0-27-12-27-41 0-23 0-30 4-44z">
            <text:p/>
          </draw:path>
        </draw:g>
        <draw:g xml:id="id216" draw:id="id216">
          <svg:title>TexMaths</svg:title>
          <svg:desc>28§display§\therefore§svg§600§FALSE§</svg:desc>
          <draw:polygon draw:style-name="gr2" draw:text-style-name="P8" draw:layer="layout" svg:width="0.528cm" svg:height="0.433cm" svg:x="4.103cm" svg:y="6.722cm" svg:viewBox="0 0 529 434" draw:points="265,434 0,434 0,0 529,0 529,434">
            <text:p/>
          </draw:polygon>
          <draw:path draw:style-name="gr3" draw:text-style-name="P9" draw:layer="layout" svg:width="0.598cm" svg:height="0.531cm" svg:x="4.083cm" svg:y="6.673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17" draw:id="id217">
          <svg:title>TexMaths</svg:title>
          <svg:desc>28§display§\text {I}§svg§600§FALSE§</svg:desc>
          <draw:polygon draw:style-name="gr2" draw:text-style-name="P8" draw:layer="layout" svg:width="0.229cm" svg:height="0.575cm" svg:x="5.732cm" svg:y="6.544cm" svg:viewBox="0 0 230 576" draw:points="116,576 0,576 0,0 230,0 230,576">
            <text:p/>
          </draw:polygon>
          <draw:path draw:style-name="gr3" draw:text-style-name="P9" draw:layer="layout" svg:width="0.301cm" svg:height="0.674cm" svg:x="5.71cm" svg:y="6.4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18" draw:id="id218">
          <svg:title>TexMaths</svg:title>
          <svg:desc>26§display§= \smallint  \cot t \ dt§svg§600§FALSE§</svg:desc>
          <draw:polygon draw:style-name="gr2" draw:text-style-name="P8" draw:layer="layout" svg:width="4.29cm" svg:height="0.76cm" svg:x="6.414cm" svg:y="6.45cm" svg:viewBox="0 0 4291 761" draw:points="2147,761 0,761 0,0 4291,0 4291,761">
            <text:p/>
          </draw:polygon>
          <draw:path draw:style-name="gr3" draw:text-style-name="P9" draw:layer="layout" svg:width="0.608cm" svg:height="0.215cm" svg:x="6.42cm" svg:y="6.72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2cm" svg:height="0.852cm" svg:x="7.383cm" svg:y="6.404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348cm" svg:height="0.421cm" svg:x="7.999cm" svg:y="6.649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9" draw:layer="layout" svg:width="0.407cm" svg:height="0.421cm" svg:x="8.398cm" svg:y="6.649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9" draw:layer="layout" svg:width="0.288cm" svg:height="0.573cm" svg:x="8.848cm" svg:y="6.496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9" draw:layer="layout" svg:width="0.282cm" svg:height="0.584cm" svg:x="9.359cm" svg:y="6.487cm" svg:viewBox="0 0 283 585" svg:d="M168 208h88c16 0 27 0 27-19 0-10-11-10-27-10h-79c31-131 37-148 37-154 0-17-12-25-27-25-2 0-29 0-37 33l-36 146h-87c-19 0-27 0-27 17 0 12 8 12 25 12h81c-66 260-69 275-69 291 0 50 36 86 84 86 95 0 147-136 147-142 0-8-8-8-12-8-6 0-8 2-13 12-39 96-89 117-120 117-19 0-27-13-27-42 0-23 0-29 4-43z">
            <text:p/>
          </draw:path>
          <draw:path draw:style-name="gr3" draw:text-style-name="P9" draw:layer="layout" svg:width="0.436cm" svg:height="0.646cm" svg:x="10.008cm" svg:y="6.425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9" draw:layer="layout" svg:width="0.282cm" svg:height="0.584cm" svg:x="10.47cm" svg:y="6.487cm" svg:viewBox="0 0 283 585" svg:d="M168 208h88c16 0 27 0 27-19 0-10-11-10-27-10h-79c31-131 37-148 37-154 0-17-12-25-27-25-4 0-29 0-37 33l-36 146h-87c-19 0-27 0-27 17 0 12 8 12 25 12h81c-66 260-69 275-69 291 0 50 36 86 84 86 95 0 147-136 147-142 0-8-8-8-12-8-6 0-8 2-13 12-39 96-89 117-120 117-19 0-27-13-27-42 0-23 0-29 4-43z">
            <text:p/>
          </draw:path>
        </draw:g>
        <draw:g xml:id="id219" draw:id="id219">
          <svg:title>TexMaths</svg:title>
          <svg:desc>26§display§= \log ( \sin t ) + c§svg§600§FALSE§</svg:desc>
          <draw:polygon draw:style-name="gr2" draw:text-style-name="P8" draw:layer="layout" svg:width="5.878cm" svg:height="0.822cm" svg:x="6.415cm" svg:y="7.752cm" svg:viewBox="0 0 5879 823" draw:points="2939,823 0,823 0,0 5879,0 5879,823">
            <text:p/>
          </draw:polygon>
          <draw:path draw:style-name="gr3" draw:text-style-name="P9" draw:layer="layout" svg:width="0.608cm" svg:height="0.215cm" svg:x="6.421cm" svg:y="8.05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205cm" svg:height="0.635cm" svg:x="7.363cm" svg:y="7.758cm" svg:viewBox="0 0 206 636" svg:d="M133 0l-133 10v30c64 0 73 6 73 49v477c0 41-11 41-73 41v29c31-2 79-2 102-2s69 0 104 2v-29c-63 0-73 0-73-41z">
            <text:p/>
          </draw:path>
          <draw:path draw:style-name="gr3" draw:text-style-name="P9" draw:layer="layout" svg:width="0.407cm" svg:height="0.421cm" svg:x="7.613cm" svg:y="7.983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19cm" svg:height="0.604cm" svg:x="8.07cm" svg:y="7.976cm" svg:viewBox="0 0 420 605" svg:d="M179 258c-81 0-81-92-81-112 0-25 2-55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213cm" svg:height="0.914cm" svg:x="8.605cm" svg:y="7.706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9" draw:layer="layout" svg:width="0.301cm" svg:height="0.421cm" svg:x="8.9cm" svg:y="7.983cm" svg:viewBox="0 0 302 422" svg:d="M160 233c21 4 96 19 96 85 0 46-31 83-104 83-77 0-110-52-127-131-2-10-4-14-13-14-12 0-12 6-12 23v120c0 17 0 23 10 23 5 0 7-2 23-19 2-2 2-4 19-20 40 37 81 39 100 39 106 0 150-62 150-129 0-48-30-75-40-87-31-29-67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9" draw:layer="layout" svg:width="0.197cm" svg:height="0.612cm" svg:x="9.26cm" svg:y="7.781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61cm" svg:height="0.405cm" svg:x="9.512cm" svg:y="7.987cm" svg:viewBox="0 0 462 406" svg:d="M71 89v248c0 39-9 39-71 39v30c31 0 79-3 104-3 23 0 71 3 102 3v-30c-60 0-71 0-71-39v-171c0-95 65-145 123-145s69 50 69 102v214c0 39-11 39-71 39v30c31 0 79-3 104-3 23 0 70 3 102 3v-30c-48 0-71 0-71-27v-174c0-79 0-108-29-142-13-14-44-33-96-33-68 0-110 40-137 96v-96l-129 10v30c64 0 71 6 71 49z">
            <text:p/>
          </draw:path>
          <draw:path draw:style-name="gr3" draw:text-style-name="P9" draw:layer="layout" svg:width="0.282cm" svg:height="0.583cm" svg:x="10.165cm" svg:y="7.818cm" svg:viewBox="0 0 283 584" svg:d="M168 208h88c16 0 27 0 27-19 0-10-11-10-27-10h-79c31-131 37-148 37-154 0-17-12-25-27-25-4 0-29 0-37 33l-36 146h-87c-19 0-27 0-27 16 0 13 8 13 25 13h81c-66 260-69 274-69 291 0 50 36 85 84 85 95 0 147-135 147-141 0-8-8-8-12-8-6 0-9 2-13 12-39 96-89 117-120 117-19 0-27-13-27-42 0-23 0-29 4-44z">
            <text:p/>
          </draw:path>
          <draw:path draw:style-name="gr3" draw:text-style-name="P9" draw:layer="layout" svg:width="0.213cm" svg:height="0.914cm" svg:x="10.524cm" svg:y="7.70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08cm" svg:height="0.61cm" svg:x="11.082cm" svg:y="7.85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357cm" svg:height="0.415cm" svg:x="11.982cm" svg:y="7.987cm" svg:viewBox="0 0 358 416" svg:d="M327 56c-15 0-28 0-42 15-15 12-17 29-17 35 0 21 17 31 36 31 27 0 52-21 52-58 0-46-44-79-111-79-122 0-245 131-245 260 0 83 54 156 150 156 131 0 208-98 208-108 0-6-7-13-11-13-6 0-8 2-12 11-73 89-173 89-185 89-56 0-81-44-81-100 0-37 18-127 50-183 27-52 79-91 128-91 32 0 67 10 80 35z">
            <text:p/>
          </draw:path>
        </draw:g>
        <draw:g xml:id="id222" draw:id="id222">
          <svg:title>TexMaths</svg:title>
          <svg:desc>26§display§= \log [\ \sin ( e^x )\ ] + c§svg§600§FALSE§</svg:desc>
          <draw:polygon draw:style-name="gr2" draw:text-style-name="P8" draw:layer="layout" svg:width="7.399cm" svg:height="0.823cm" svg:x="6.416cm" svg:y="9.154cm" svg:viewBox="0 0 7400 824" draw:points="3700,824 0,824 0,0 7400,0 7400,824">
            <text:p/>
          </draw:polygon>
          <draw:path draw:style-name="gr3" draw:text-style-name="P9" draw:layer="layout" svg:width="0.608cm" svg:height="0.215cm" svg:x="6.422cm" svg:y="9.45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205cm" svg:height="0.635cm" svg:x="7.364cm" svg:y="9.16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407cm" svg:height="0.421cm" svg:x="7.614cm" svg:y="9.385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19cm" svg:height="0.604cm" svg:x="8.072cm" svg:y="9.378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olygon draw:style-name="gr3" draw:text-style-name="P9" draw:layer="layout" svg:width="0.126cm" svg:height="0.914cm" svg:x="8.623cm" svg:y="9.108cm" svg:viewBox="0 0 127 915" draw:points="127,915 127,880 37,880 37,37 127,37 127,0 0,0 0,915">
            <text:p/>
          </draw:polygon>
          <draw:path draw:style-name="gr3" draw:text-style-name="P9" draw:layer="layout" svg:width="0.301cm" svg:height="0.421cm" svg:x="9.103cm" svg:y="9.385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197cm" svg:height="0.612cm" svg:x="9.463cm" svg:y="9.183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61cm" svg:height="0.405cm" svg:x="9.717cm" svg:y="9.389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13cm" svg:height="0.914cm" svg:x="10.287cm" svg:y="9.108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353cm" svg:height="0.415cm" svg:x="10.592cm" svg:y="9.389cm" svg:viewBox="0 0 354 416" svg:d="M129 193c27 0 96-2 141-20 65-27 69-82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9" draw:layer="layout" svg:width="0.344cm" svg:height="0.29cm" svg:x="11.006cm" svg:y="9.133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9" draw:layer="layout" svg:width="0.213cm" svg:height="0.914cm" svg:x="11.489cm" svg:y="9.10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9" draw:layer="layout" svg:width="0.126cm" svg:height="0.914cm" svg:x="12.117cm" svg:y="9.108cm" svg:viewBox="0 0 127 915" draw:points="127,0 0,0 0,37 89,37 89,880 0,880 0,915 127,915">
            <text:p/>
          </draw:polygon>
          <draw:path draw:style-name="gr3" draw:text-style-name="P9" draw:layer="layout" svg:width="0.608cm" svg:height="0.61cm" svg:x="12.604cm" svg:y="9.26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357cm" svg:height="0.415cm" svg:x="13.504cm" svg:y="9.389cm" svg:viewBox="0 0 358 416" svg:d="M327 56c-15 0-27 0-42 15-15 12-17 29-17 35 0 21 17 31 36 31 27 0 52-21 52-58 0-46-44-79-111-79-122 0-245 131-245 260 0 83 54 156 150 156 131 0 208-98 208-108 0-6-6-13-11-13-6 0-8 2-12 11-73 89-173 89-185 89-56 0-81-44-81-100 0-37 18-127 50-183 27-52 79-91 129-91 31 0 66 10 79 35z">
            <text:p/>
          </draw:path>
        </draw:g>
        <draw:g xml:id="id220" draw:id="id220">
          <svg:title>TexMaths</svg:title>
          <svg:desc>28§display§\therefore§svg§600§FALSE§</svg:desc>
          <draw:polygon draw:style-name="gr2" draw:text-style-name="P8" draw:layer="layout" svg:width="0.528cm" svg:height="0.433cm" svg:x="4.104cm" svg:y="9.323cm" svg:viewBox="0 0 529 434" draw:points="265,434 0,434 0,0 529,0 529,434">
            <text:p/>
          </draw:polygon>
          <draw:path draw:style-name="gr3" draw:text-style-name="P9" draw:layer="layout" svg:width="0.598cm" svg:height="0.531cm" svg:x="4.084cm" svg:y="9.2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21" draw:id="id221">
          <svg:title>TexMaths</svg:title>
          <svg:desc>28§display§\text {I}§svg§600§FALSE§</svg:desc>
          <draw:polygon draw:style-name="gr2" draw:text-style-name="P8" draw:layer="layout" svg:width="0.229cm" svg:height="0.575cm" svg:x="5.733cm" svg:y="9.245cm" svg:viewBox="0 0 230 576" draw:points="116,576 0,576 0,0 230,0 230,576">
            <text:p/>
          </draw:polygon>
          <draw:path draw:style-name="gr3" draw:text-style-name="P9" draw:layer="layout" svg:width="0.301cm" svg:height="0.674cm" svg:x="5.711cm" svg:y="9.1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24" draw:id="id224">
          <svg:title>TexMaths</svg:title>
          <svg:desc>28§display§\text {Let,}§svg§600§FALSE§</svg:desc>
          <draw:polygon draw:style-name="gr2" draw:text-style-name="P8" draw:layer="layout" svg:width="1.538cm" svg:height="0.765cm" svg:x="3.625cm" svg:y="11.241cm" svg:viewBox="0 0 1539 766" draw:points="768,766 0,766 0,0 1539,0 1539,766">
            <text:p/>
          </draw:polygon>
          <draw:path draw:style-name="gr3" draw:text-style-name="P9" draw:layer="layout" svg:width="0.541cm" svg:height="0.673cm" svg:x="3.607cm" svg:y="11.192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9" draw:layer="layout" svg:width="0.382cm" svg:height="0.454cm" svg:x="4.219cm" svg:y="11.42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9" draw:layer="layout" svg:width="0.31cm" svg:height="0.617cm" svg:x="4.646cm" svg:y="11.259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9" draw:layer="layout" svg:width="0.115cm" svg:height="0.295cm" svg:x="5.095cm" svg:y="11.758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225" draw:id="id225">
          <svg:title>TexMaths</svg:title>
          <svg:desc>28§display§\text {I}§svg§600§FALSE§</svg:desc>
          <draw:polygon draw:style-name="gr2" draw:text-style-name="P8" draw:layer="layout" svg:width="0.229cm" svg:height="0.575cm" svg:x="5.731cm" svg:y="11.243cm" svg:viewBox="0 0 230 576" draw:points="116,576 0,576 0,0 230,0 230,576">
            <text:p/>
          </draw:polygon>
          <draw:path draw:style-name="gr3" draw:text-style-name="P9" draw:layer="layout" svg:width="0.301cm" svg:height="0.674cm" svg:x="5.709cm" svg:y="11.1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23" draw:id="id223">
          <svg:title>TexMaths</svg:title>
          <svg:desc>28§display§(2)§svg§600§FALSE§</svg:desc>
          <draw:polygon draw:style-name="gr2" draw:text-style-name="P8" draw:layer="layout" svg:width="1.061cm" svg:height="0.886cm" svg:x="1.909cm" svg:y="11.144cm" svg:viewBox="0 0 1062 887" draw:points="531,887 0,887 0,0 1062,0 1062,887">
            <text:p/>
          </draw:polygon>
          <draw:path draw:style-name="gr3" draw:text-style-name="P9" draw:layer="layout" svg:width="0.23cm" svg:height="0.985cm" svg:x="1.956cm" svg:y="11.0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393cm" svg:height="0.658cm" svg:x="2.292cm" svg:y="11.178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9" draw:layer="layout" svg:width="0.23cm" svg:height="0.985cm" svg:x="2.792cm" svg:y="11.0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26" draw:id="id226">
          <svg:title>TexMaths</svg:title>
          <svg:desc>24§display§= \int \frac{\sin \sqrt{x}}{\sqrt{x}} \ dx§svg§600§FALSE§</svg:desc>
          <draw:polygon draw:style-name="gr2" draw:text-style-name="P8" draw:layer="layout" svg:width="5.52cm" svg:height="1.913cm" svg:x="6.313cm" svg:y="10.642cm" svg:viewBox="0 0 5521 1914" draw:points="2761,1914 0,1914 0,0 5521,0 5521,1914">
            <text:p/>
          </draw:polygon>
          <draw:path draw:style-name="gr3" draw:text-style-name="P9" draw:layer="layout" svg:width="0.562cm" svg:height="0.199cm" svg:x="6.319cm" svg:y="11.50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5cm" svg:x="7.208cm" svg:y="10.663cm" svg:viewBox="0 0 751 1876" svg:d="M40 1838c27 0 43-20 43-41 0-29-22-42-41-42-21 0-42 13-42 42 0 44 42 79 94 79 129 0 177-198 236-442 66-267 121-537 167-808 31-179 62-348 91-457 9-42 38-150 73-150 25 0 46 16 49 19-28 2-42 20-42 41 0 29 21 42 41 42 21 0 42-13 42-42 0-46-46-79-92-79-66 0-112 92-160 265-2 8-117 432-209 985-23 129-48 271-75 388-15 61-54 221-123 221-31 0-50-21-52-21z">
            <text:p/>
          </draw:path>
          <draw:path draw:style-name="gr3" draw:text-style-name="P9" draw:layer="layout" svg:width="0.277cm" svg:height="0.389cm" svg:x="8.276cm" svg:y="10.863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9" draw:layer="layout" svg:width="0.181cm" svg:height="0.565cm" svg:x="8.608cm" svg:y="10.677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425cm" svg:height="0.373cm" svg:x="8.84cm" svg:y="10.86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66cm" svg:height="0.844cm" svg:x="9.485cm" svg:y="10.6cm" svg:viewBox="0 0 661 845" svg:d="M267 757l-148-329c-6-13-11-13-13-13 0 0-6 0-14 6l-80 61c-12 8-12 11-12 13 0 4 2 10 8 10 5 0 21-12 28-19 6-4 20-14 27-19l167 364c6 14 12 14 20 14 11 0 13-4 21-15l384-795c6-14 6-16 6-18 0-9-8-17-18-17-7 0-13 4-19 17z">
            <text:p/>
          </draw:path>
          <draw:polygon draw:style-name="gr3" draw:text-style-name="P9" draw:layer="layout" svg:width="0.483cm" svg:height="0.035cm" svg:x="10.127cm" svg:y="10.6cm" svg:viewBox="0 0 484 36" draw:points="242,36 0,36 0,0 484,0 484,36">
            <text:p/>
          </draw:polygon>
          <draw:path draw:style-name="gr3" draw:text-style-name="P9" draw:layer="layout" svg:width="0.421cm" svg:height="0.383cm" svg:x="10.15cm" svg:y="10.86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7 0 135-109 135-131 0-7-8-7-10-7-8 0-10 2-12 7-26 93-84 112-113 112-32 0-46-27-46-56 0-19 6-36 15-75z">
            <text:p/>
          </draw:path>
          <draw:polygon draw:style-name="gr3" draw:text-style-name="P9" draw:layer="layout" svg:width="2.363cm" svg:height="0.035cm" svg:x="8.247cm" svg:y="11.585cm" svg:viewBox="0 0 2364 36" draw:points="1181,36 0,36 0,0 2364,0 2364,36">
            <text:p/>
          </draw:polygon>
          <draw:path draw:style-name="gr3" draw:text-style-name="P9" draw:layer="layout" svg:width="0.66cm" svg:height="0.844cm" svg:x="8.896cm" svg:y="11.752cm" svg:viewBox="0 0 661 845" svg:d="M267 757l-148-329c-6-13-11-13-13-13 0 0-6 0-14 6l-80 61c-12 8-12 11-12 13 0 4 2 10 8 10 5 0 21-12 28-19 6-4 20-14 29-19l165 364c6 14 12 14 20 14 11 0 13-4 21-15l384-795c6-14 6-16 6-18 0-9-8-17-18-17-7 0-13 4-19 17z">
            <text:p/>
          </draw:path>
          <draw:polygon draw:style-name="gr3" draw:text-style-name="P9" draw:layer="layout" svg:width="0.483cm" svg:height="0.035cm" svg:x="9.537cm" svg:y="11.752cm" svg:viewBox="0 0 484 36" draw:points="242,36 0,36 0,0 484,0 484,36">
            <text:p/>
          </draw:polygon>
          <draw:path draw:style-name="gr3" draw:text-style-name="P9" draw:layer="layout" svg:width="0.421cm" svg:height="0.383cm" svg:x="9.562cm" svg:y="12.02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7 0 135-109 135-131 0-7-8-7-10-7-8 0-10 2-12 7-26 93-84 112-113 112-32 0-46-27-46-56 0-19 6-36 15-75z">
            <text:p/>
          </draw:path>
          <draw:path draw:style-name="gr3" draw:text-style-name="P9" draw:layer="layout" svg:width="0.402cm" svg:height="0.596cm" svg:x="11.025cm" svg:y="11.226cm" svg:viewBox="0 0 403 597" svg:d="M403 10c0-2 0-10-11-10-12 0-92 8-108 10-6 0-11 3-11 15 0 11 7 11 21 11 40 0 42 6 42 14l-2 17-52 200c-15-31-40-54-78-54-98 0-204 125-204 248 0 80 46 136 113 136 18 0 60-4 110-63 7 34 36 63 77 63 30 0 49-19 63-48 13-29 25-80 25-82 0-10-8-10-10-10-9 0-9 4-11 15-16 56-31 106-66 106-23 0-24-21-24-38 0-22 1-27 5-41zM227 486c-4 15-4 17-18 32-36 47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11.454cm" svg:y="11.43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7 0 135-109 135-131 0-7-8-7-10-7-8 0-10 2-12 7-26 93-86 112-113 112-32 0-46-27-46-56 0-19 6-36 15-75z">
            <text:p/>
          </draw:path>
        </draw:g>
        <draw:g xml:id="id227" draw:id="id227">
          <svg:title>TexMaths</svg:title>
          <svg:desc>24§display§= \int \sin \sqrt{x} \times \frac{1}{\sqrt{x}} \ dx§svg§600§FALSE§</svg:desc>
          <draw:polygon draw:style-name="gr2" draw:text-style-name="P8" draw:layer="layout" svg:width="7.736cm" svg:height="1.848cm" svg:x="6.315cm" svg:y="13.042cm" svg:viewBox="0 0 7737 1849" draw:points="3869,1849 0,1849 0,0 7737,0 7737,1849">
            <text:p/>
          </draw:polygon>
          <draw:path draw:style-name="gr3" draw:text-style-name="P9" draw:layer="layout" svg:width="0.562cm" svg:height="0.199cm" svg:x="6.321cm" svg:y="13.83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5cm" svg:x="7.21cm" svg:y="13cm" svg:viewBox="0 0 751 1876" svg:d="M40 1838c27 0 43-19 43-40 0-29-22-43-41-43-21 0-42 14-42 43 0 44 42 78 94 78 129 0 177-197 236-441 66-267 121-538 167-809 31-179 62-348 91-457 9-42 38-150 73-150 25 0 46 16 50 19-29 2-43 20-43 41 0 29 21 42 41 42 21 0 42-13 42-42 0-46-46-79-92-79-66 0-112 92-160 265-2 8-117 432-209 985-23 129-48 271-75 388-15 62-54 221-123 221-31 0-50-21-52-21z">
            <text:p/>
          </draw:path>
          <draw:path draw:style-name="gr3" draw:text-style-name="P9" draw:layer="layout" svg:width="0.277cm" svg:height="0.389cm" svg:x="8.176cm" svg:y="13.77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9" draw:layer="layout" svg:width="0.181cm" svg:height="0.566cm" svg:x="8.508cm" svg:y="13.58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4cm" svg:x="8.742cm" svg:y="13.77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9" draw:layer="layout" svg:width="0.66cm" svg:height="0.844cm" svg:x="9.386cm" svg:y="13.467cm" svg:viewBox="0 0 661 845" svg:d="M267 757l-148-329c-6-13-11-13-13-13 0 0-6 0-14 6l-80 61c-12 8-12 12-12 14 0 3 2 9 8 9 5 0 21-11 28-19 6-4 20-14 27-19l167 365c6 13 12 13 20 13 11 0 13-4 21-15l384-795c6-14 6-16 6-18 0-9-8-17-18-17-7 0-13 4-19 17z">
            <text:p/>
          </draw:path>
          <draw:polygon draw:style-name="gr3" draw:text-style-name="P9" draw:layer="layout" svg:width="0.483cm" svg:height="0.035cm" svg:x="10.027cm" svg:y="13.467cm" svg:viewBox="0 0 484 36" draw:points="242,36 0,36 0,0 484,0 484,36">
            <text:p/>
          </draw:polygon>
          <draw:path draw:style-name="gr3" draw:text-style-name="P9" draw:layer="layout" svg:width="0.421cm" svg:height="0.383cm" svg:x="10.052cm" svg:y="13.77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2 0-46-27-46-56 0-19 6-36 15-75z">
            <text:p/>
          </draw:path>
          <draw:path draw:style-name="gr3" draw:text-style-name="P9" draw:layer="layout" svg:width="0.408cm" svg:height="0.408cm" svg:x="10.82cm" svg:y="13.734cm" svg:viewBox="0 0 409 409" svg:d="M205 181l-169-169c-11-10-13-12-19-12-9 0-17 8-17 17 0 6 2 8 12 18l169 169-169 171c-10 9-12 11-12 17 0 9 8 17 17 17 6 0 8-2 19-11l168-169 176 174c2 2 8 6 12 6 11 0 17-8 17-17 0-2 0-6-2-10-2-2-136-134-178-178l155-154c4-6 17-17 21-21 0-2 4-6 4-12 0-9-6-17-17-17-6 0-10 4-19 13z">
            <text:p/>
          </draw:path>
          <draw:path draw:style-name="gr3" draw:text-style-name="P9" draw:layer="layout" svg:width="0.279cm" svg:height="0.564cm" svg:x="12.099cm" svg:y="13.015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9" draw:layer="layout" svg:width="1.186cm" svg:height="0.035cm" svg:x="11.642cm" svg:y="13.92cm" svg:viewBox="0 0 1187 36" draw:points="593,36 0,36 0,0 1187,0 1187,36">
            <text:p/>
          </draw:polygon>
          <draw:path draw:style-name="gr3" draw:text-style-name="P9" draw:layer="layout" svg:width="0.66cm" svg:height="0.844cm" svg:x="11.703cm" svg:y="14.089cm" svg:viewBox="0 0 661 845" svg:d="M267 757l-148-329c-6-13-11-13-13-13 0 0-6 0-14 6l-80 61c-12 8-12 12-12 14 0 3 2 9 8 9 5 0 21-11 28-19 6-4 20-14 27-19l167 365c6 13 12 13 20 13 11 0 13-4 21-15l384-795c6-14 6-16 6-18 0-9-8-17-18-17-7 0-13 4-19 17z">
            <text:p/>
          </draw:path>
          <draw:polygon draw:style-name="gr3" draw:text-style-name="P9" draw:layer="layout" svg:width="0.483cm" svg:height="0.035cm" svg:x="12.345cm" svg:y="14.089cm" svg:viewBox="0 0 484 36" draw:points="242,36 0,36 0,0 484,0 484,36">
            <text:p/>
          </draw:polygon>
          <draw:path draw:style-name="gr3" draw:text-style-name="P9" draw:layer="layout" svg:width="0.421cm" svg:height="0.383cm" svg:x="12.37cm" svg:y="14.35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2 0-46-27-46-56 0-19 6-36 15-75z">
            <text:p/>
          </draw:path>
          <draw:path draw:style-name="gr3" draw:text-style-name="P9" draw:layer="layout" svg:width="0.402cm" svg:height="0.596cm" svg:x="13.243cm" svg:y="13.56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6 0 68 70 68 75 0 4-2 10-4 14z">
            <text:p/>
          </draw:path>
          <draw:path draw:style-name="gr3" draw:text-style-name="P9" draw:layer="layout" svg:width="0.421cm" svg:height="0.383cm" svg:x="13.674cm" svg:y="13.77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6 92-86 111-113 111-32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08" smil:attributeName="visibility" smil:to="visible"/>
                  <anim:animate smil:dur="0.5s" smil:fill="hold" smil:targetElement="id208" smil:attributeName="width" smil:values="width*0.05;width" smil:keyTimes="0;1"/>
                  <anim:animate smil:dur="0.5s" smil:fill="hold" smil:targetElement="id208" smil:attributeName="height" smil:values="height;height" smil:keyTimes="0;1"/>
                  <anim:animate smil:dur="0.5s" smil:fill="hold" smil:targetElement="id208" smil:attributeName="x" smil:values="x-.2;x" smil:keyTimes="0;1"/>
                  <anim:animate smil:dur="0.5s" smil:fill="hold" smil:targetElement="id208" smil:attributeName="y" smil:values="y;y" smil:keyTimes="0;1"/>
                  <anim:transitionFilter smil:dur="0.5s" smil:targetElement="id20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9" smil:attributeName="visibility" smil:to="visible"/>
                  <anim:animate smil:dur="0.5s" smil:fill="hold" smil:targetElement="id209" smil:attributeName="width" smil:values="width*0.05;width" smil:keyTimes="0;1"/>
                  <anim:animate smil:dur="0.5s" smil:fill="hold" smil:targetElement="id209" smil:attributeName="height" smil:values="height;height" smil:keyTimes="0;1"/>
                  <anim:animate smil:dur="0.5s" smil:fill="hold" smil:targetElement="id209" smil:attributeName="x" smil:values="x-.2;x" smil:keyTimes="0;1"/>
                  <anim:animate smil:dur="0.5s" smil:fill="hold" smil:targetElement="id209" smil:attributeName="y" smil:values="y;y" smil:keyTimes="0;1"/>
                  <anim:transitionFilter smil:dur="0.5s" smil:targetElement="id20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0" smil:attributeName="visibility" smil:to="visible"/>
                  <anim:animate smil:dur="0.5s" smil:fill="hold" smil:targetElement="id210" smil:attributeName="width" smil:values="width*0.05;width" smil:keyTimes="0;1"/>
                  <anim:animate smil:dur="0.5s" smil:fill="hold" smil:targetElement="id210" smil:attributeName="height" smil:values="height;height" smil:keyTimes="0;1"/>
                  <anim:animate smil:dur="0.5s" smil:fill="hold" smil:targetElement="id210" smil:attributeName="x" smil:values="x-.2;x" smil:keyTimes="0;1"/>
                  <anim:animate smil:dur="0.5s" smil:fill="hold" smil:targetElement="id210" smil:attributeName="y" smil:values="y;y" smil:keyTimes="0;1"/>
                  <anim:transitionFilter smil:dur="0.5s" smil:targetElement="id21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1" smil:attributeName="visibility" smil:to="visible"/>
                  <anim:animate smil:dur="0.5s" smil:fill="hold" smil:targetElement="id211" smil:attributeName="width" smil:values="width*0.05;width" smil:keyTimes="0;1"/>
                  <anim:animate smil:dur="0.5s" smil:fill="hold" smil:targetElement="id211" smil:attributeName="height" smil:values="height;height" smil:keyTimes="0;1"/>
                  <anim:animate smil:dur="0.5s" smil:fill="hold" smil:targetElement="id211" smil:attributeName="x" smil:values="x-.2;x" smil:keyTimes="0;1"/>
                  <anim:animate smil:dur="0.5s" smil:fill="hold" smil:targetElement="id211" smil:attributeName="y" smil:values="y;y" smil:keyTimes="0;1"/>
                  <anim:transitionFilter smil:dur="0.5s" smil:targetElement="id211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4" smil:attributeName="visibility" smil:to="visible"/>
                  <anim:animate smil:dur="0.5s" smil:fill="hold" smil:targetElement="id214" smil:attributeName="width" smil:values="width*0.05;width" smil:keyTimes="0;1"/>
                  <anim:animate smil:dur="0.5s" smil:fill="hold" smil:targetElement="id214" smil:attributeName="height" smil:values="height;height" smil:keyTimes="0;1"/>
                  <anim:animate smil:dur="0.5s" smil:fill="hold" smil:targetElement="id214" smil:attributeName="x" smil:values="x-.2;x" smil:keyTimes="0;1"/>
                  <anim:animate smil:dur="0.5s" smil:fill="hold" smil:targetElement="id214" smil:attributeName="y" smil:values="y;y" smil:keyTimes="0;1"/>
                  <anim:transitionFilter smil:dur="0.5s" smil:targetElement="id21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5" smil:attributeName="visibility" smil:to="visible"/>
                  <anim:animate smil:dur="0.5s" smil:fill="hold" smil:targetElement="id215" smil:attributeName="width" smil:values="width*0.05;width" smil:keyTimes="0;1"/>
                  <anim:animate smil:dur="0.5s" smil:fill="hold" smil:targetElement="id215" smil:attributeName="height" smil:values="height;height" smil:keyTimes="0;1"/>
                  <anim:animate smil:dur="0.5s" smil:fill="hold" smil:targetElement="id215" smil:attributeName="x" smil:values="x-.2;x" smil:keyTimes="0;1"/>
                  <anim:animate smil:dur="0.5s" smil:fill="hold" smil:targetElement="id215" smil:attributeName="y" smil:values="y;y" smil:keyTimes="0;1"/>
                  <anim:transitionFilter smil:dur="0.5s" smil:targetElement="id2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3" smil:attributeName="visibility" smil:to="visible"/>
                  <anim:animate smil:dur="0.5s" smil:fill="hold" smil:targetElement="id223" smil:attributeName="width" smil:values="width*0.05;width" smil:keyTimes="0;1"/>
                  <anim:animate smil:dur="0.5s" smil:fill="hold" smil:targetElement="id223" smil:attributeName="height" smil:values="height;height" smil:keyTimes="0;1"/>
                  <anim:animate smil:dur="0.5s" smil:fill="hold" smil:targetElement="id223" smil:attributeName="x" smil:values="x-.2;x" smil:keyTimes="0;1"/>
                  <anim:animate smil:dur="0.5s" smil:fill="hold" smil:targetElement="id223" smil:attributeName="y" smil:values="y;y" smil:keyTimes="0;1"/>
                  <anim:transitionFilter smil:dur="0.5s" smil:targetElement="id22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4" smil:attributeName="visibility" smil:to="visible"/>
                  <anim:animate smil:dur="0.5s" smil:fill="hold" smil:targetElement="id224" smil:attributeName="width" smil:values="width*0.05;width" smil:keyTimes="0;1"/>
                  <anim:animate smil:dur="0.5s" smil:fill="hold" smil:targetElement="id224" smil:attributeName="height" smil:values="height;height" smil:keyTimes="0;1"/>
                  <anim:animate smil:dur="0.5s" smil:fill="hold" smil:targetElement="id224" smil:attributeName="x" smil:values="x-.2;x" smil:keyTimes="0;1"/>
                  <anim:animate smil:dur="0.5s" smil:fill="hold" smil:targetElement="id224" smil:attributeName="y" smil:values="y;y" smil:keyTimes="0;1"/>
                  <anim:transitionFilter smil:dur="0.5s" smil:targetElement="id22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5" smil:attributeName="visibility" smil:to="visible"/>
                  <anim:animate smil:dur="0.5s" smil:fill="hold" smil:targetElement="id225" smil:attributeName="width" smil:values="width*0.05;width" smil:keyTimes="0;1"/>
                  <anim:animate smil:dur="0.5s" smil:fill="hold" smil:targetElement="id225" smil:attributeName="height" smil:values="height;height" smil:keyTimes="0;1"/>
                  <anim:animate smil:dur="0.5s" smil:fill="hold" smil:targetElement="id225" smil:attributeName="x" smil:values="x-.2;x" smil:keyTimes="0;1"/>
                  <anim:animate smil:dur="0.5s" smil:fill="hold" smil:targetElement="id225" smil:attributeName="y" smil:values="y;y" smil:keyTimes="0;1"/>
                  <anim:transitionFilter smil:dur="0.5s" smil:targetElement="id22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6" smil:attributeName="visibility" smil:to="visible"/>
                  <anim:animate smil:dur="0.5s" smil:fill="hold" smil:targetElement="id226" smil:attributeName="x" smil:values="x;x" smil:keyTimes="0;1"/>
                  <anim:animate smil:dur="0.5s" smil:fill="hold" smil:targetElement="id2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office:forms form:automatic-focus="false" form:apply-design-mode="false"/>
        <draw:frame presentation:style-name="pr10" draw:text-style-name="P13" draw:layer="layout" svg:width="26.6cm" svg:height="14.372cm" svg:x="0.6cm" svg:y="0.528cm" presentation:class="title" presentation:user-transformed="true">
          <draw:text-box>
            <text:p><text:s/></text:p>
          </draw:text-box>
        </draw:frame>
        <draw:g xml:id="id228" draw:id="id228">
          <svg:title>TexMaths</svg:title>
          <svg:desc>26§display§\text {Put } \sqrt{x} = t§svg§600§FALSE§</svg:desc>
          <draw:polygon draw:style-name="gr2" draw:text-style-name="P8" draw:layer="layout" svg:width="4.502cm" svg:height="0.823cm" svg:x="2.124cm" svg:y="1.142cm" svg:viewBox="0 0 4503 824" draw:points="2252,824 0,824 0,0 4503,0 4503,824">
            <text:p/>
          </draw:polygon>
          <draw:path draw:style-name="gr3" draw:text-style-name="P9" draw:layer="layout" svg:width="0.54cm" svg:height="0.625cm" svg:x="2.109cm" svg:y="1.21cm" svg:viewBox="0 0 541 626" svg:d="M177 337h154c110 0 210-75 210-166 0-90-92-171-217-171h-324v29h23c71 0 71 11 71 42v484c0 34 0 42-71 42h-23v29c31-2 100-2 135-2 36 0 104 0 135 2v-29h-20c-71 0-73-8-73-42zM173 312v-248c0-29 2-35 45-35h81c146 0 146 96 146 142 0 43 0 141-146 141z">
            <text:p/>
          </draw:path>
          <draw:path draw:style-name="gr3" draw:text-style-name="P9" draw:layer="layout" svg:width="0.461cm" svg:height="0.415cm" svg:x="2.729cm" svg:y="1.431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9" draw:layer="layout" svg:width="0.288cm" svg:height="0.573cm" svg:x="3.224cm" svg:y="1.273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714cm" svg:height="0.914cm" svg:x="3.933cm" svg:y="1.096cm" svg:viewBox="0 0 715 915" svg:d="M289 819l-160-355c-6-15-13-15-15-15 0 0-6 0-14 6l-88 67c-12 8-12 12-12 15 0 4 2 10 8 10 7 0 23-13 32-21 6-4 20-14 29-21l181 395c6 15 12 15 20 15 13 0 15-4 23-17l416-861c6-14 6-16 6-18 0-11-8-19-18-19-9 0-15 4-21 19z">
            <text:p/>
          </draw:path>
          <draw:polygon draw:style-name="gr3" draw:text-style-name="P9" draw:layer="layout" svg:width="0.523cm" svg:height="0.039cm" svg:x="4.628cm" svg:y="1.096cm" svg:viewBox="0 0 524 40" draw:points="262,40 0,40 0,0 524,0 524,40">
            <text:p/>
          </draw:polygon>
          <draw:path draw:style-name="gr3" draw:text-style-name="P9" draw:layer="layout" svg:width="0.457cm" svg:height="0.415cm" svg:x="4.655cm" svg:y="1.431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6 0-50-29-50-60 0-21 6-40 17-81z">
            <text:p/>
          </draw:path>
          <draw:path draw:style-name="gr3" draw:text-style-name="P9" draw:layer="layout" svg:width="0.608cm" svg:height="0.215cm" svg:x="5.455cm" svg:y="1.49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282cm" svg:height="0.583cm" svg:x="6.389cm" svg:y="1.262cm" svg:viewBox="0 0 283 584" svg:d="M168 208h88c16 0 27 0 27-19 0-10-11-10-27-10h-79c31-131 37-148 37-154 0-17-12-25-27-25-2 0-29 0-37 33l-36 146h-87c-19 0-27 0-27 16 0 13 8 13 25 13h81c-64 260-69 274-69 291 0 50 36 85 84 85 95 0 147-135 147-141 0-8-8-8-12-8-6 0-9 2-13 12-39 96-89 117-120 117-19 0-27-13-27-42 0-23 0-29 4-44z">
            <text:p/>
          </draw:path>
        </draw:g>
        <draw:g xml:id="id229" draw:id="id229">
          <svg:title>TexMaths</svg:title>
          <svg:desc>26§display§\text {Diff. }w.\ r.\ t. \ x,\ \  \frac{1}{2\sqrt{x}} dx = dt§svg§600§FALSE§</svg:desc>
          <draw:polygon draw:style-name="gr2" draw:text-style-name="P8" draw:layer="layout" svg:width="11.616cm" svg:height="1.985cm" svg:x="7.427cm" svg:y="0.745cm" svg:viewBox="0 0 11617 1986" draw:points="5809,1986 0,1986 0,0 11617,0 11617,1986">
            <text:p/>
          </draw:polygon>
          <draw:path draw:style-name="gr3" draw:text-style-name="P9" draw:layer="layout" svg:width="0.615cm" svg:height="0.625cm" svg:x="7.412cm" svg:y="1.302cm" svg:viewBox="0 0 616 626" svg:d="M0 0v29h23c71 0 71 11 71 42v484c0 33 0 42-71 42h-23v29h335c154 0 281-135 281-308 0-175-123-318-281-318zM218 597c-43 0-45-7-45-36v-497c0-29 2-35 45-35h92c56 0 121 19 166 85 40 54 48 133 48 204 0 102-16 156-50 202-18 25-70 77-164 77z">
            <text:p/>
          </draw:path>
          <draw:path draw:style-name="gr3" draw:text-style-name="P9" draw:layer="layout" svg:width="0.197cm" svg:height="0.612cm" svg:x="8.109cm" svg:y="1.31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55cm" svg:height="0.646cm" svg:x="8.356cm" svg:y="1.281cm" svg:viewBox="0 0 551 647" svg:d="M387 279h104v-27h-108v-106c0-84 45-125 85-125 4 0 17 0 31 6-10 4-27 15-27 37 0 21 15 40 40 40s39-19 39-40c0-33-31-64-83-64-54 0-96 35-100 40-27-36-77-40-102-40-87 0-193 48-193 148v104h-73v27h73v297c0 41-11 41-73 41v30c31-2 79-5 102-5s69 3 102 5v-30c-60 0-71 0-71-41v-297h194v297c0 41-11 41-73 41v30c35-2 79-5 104-5 37 0 81 0 116 5v-30h-18c-67 0-69-10-69-43zM131 252v-104c0-90 75-127 133-127 46 0 71 16 73 16v3c-17 0-33 12-33 37 0 6 0 29 25 37-2 13-2 21-2 32v106z">
            <text:p/>
          </draw:path>
          <draw:path draw:style-name="gr3" draw:text-style-name="P9" draw:layer="layout" svg:width="0.099cm" svg:height="0.099cm" svg:x="8.945cm" svg:y="1.828cm" svg:viewBox="0 0 100 100" svg:d="M100 50c0-27-23-50-50-50s-50 23-50 50 23 50 50 50 50-23 50-50z">
            <text:p/>
          </draw:path>
          <draw:path draw:style-name="gr3" draw:text-style-name="P9" draw:layer="layout" svg:width="0.606cm" svg:height="0.415cm" svg:x="9.552cm" svg:y="1.522cm" svg:viewBox="0 0 607 416" svg:d="M397 94c4-19 13-54 13-59 0-16-13-25-25-25-13 0-29 7-36 25-2 7-45 183-52 206-6 27-8 44-8 60 0 11 0 13 2 17-21 50-50 77-85 77-73 0-73-67-73-83 0-29 4-65 48-179 10-27 15-39 15-58 0-42-30-75-75-75-88 0-121 133-121 141 0 9 8 9 10 9 11 0 11 0 15-17 25-85 60-112 94-112 8 0 22 0 22 29 0 23-10 50-16 64-40 108-52 152-52 185 0 86 62 117 131 117 14 0 58 0 96-65 22 59 87 65 114 65 69 0 108-58 133-112 31-73 60-196 60-240 0-49-25-64-41-64-23 0-46 23-46 44 0 12 6 18 15 25 10 10 33 33 33 79 0 31-27 120-50 166-25 50-56 81-102 81-44 0-67-27-67-79 0-25 7-54 9-67z">
            <text:p/>
          </draw:path>
          <draw:path draw:style-name="gr3" draw:text-style-name="P9" draw:layer="layout" svg:width="0.099cm" svg:height="0.099cm" svg:x="10.282cm" svg:y="1.828cm" svg:viewBox="0 0 100 100" svg:d="M100 50c0-27-23-50-50-50s-50 23-50 50 23 50 50 50 50-23 50-50z">
            <text:p/>
          </draw:path>
          <draw:path draw:style-name="gr3" draw:text-style-name="P9" draw:layer="layout" svg:width="0.373cm" svg:height="0.415cm" svg:x="10.79cm" svg:y="1.522cm" svg:viewBox="0 0 374 416" svg:d="M54 351c-2 15-8 36-8 40 0 16 12 25 27 25 10 0 27-9 33-25 2-4 33-129 38-146 6-31 22-95 29-120 4-11 29-54 52-75 6-6 33-29 72-29 25 0 38 10 40 10-29 4-48 27-48 50 0 15 11 33 33 33 25 0 52-20 52-54 0-33-29-60-77-60-60 0-99 46-116 71-8-42-42-71-85-71-42 0-59 35-67 52-17 31-29 87-29 89 0 9 8 9 10 9 11 0 11 0 17-21 15-65 33-108 67-108 16 0 29 6 29 41 0 19-4 29-15 77z">
            <text:p/>
          </draw:path>
          <draw:path draw:style-name="gr3" draw:text-style-name="P9" draw:layer="layout" svg:width="0.099cm" svg:height="0.099cm" svg:x="11.229cm" svg:y="1.828cm" svg:viewBox="0 0 100 100" svg:d="M100 50c0-27-23-50-50-50s-50 23-50 50 23 50 50 50 50-23 50-50z">
            <text:p/>
          </draw:path>
          <draw:path draw:style-name="gr3" draw:text-style-name="P9" draw:layer="layout" svg:width="0.282cm" svg:height="0.583cm" svg:x="11.73cm" svg:y="1.354cm" svg:viewBox="0 0 283 584" svg:d="M168 208h88c16 0 27 0 27-19 0-10-11-10-27-10h-79c31-131 37-148 37-154 0-17-12-25-27-25-2 0-29 0-37 33l-36 146h-87c-19 0-27 0-27 16 0 13 8 13 25 13h81c-66 260-69 274-69 291 0 50 36 85 84 85 95 0 147-135 147-141 0-8-8-8-12-8-6 0-8 2-13 12-39 96-89 116-120 116-19 0-27-12-27-41 0-23 0-29 4-44z">
            <text:p/>
          </draw:path>
          <draw:path draw:style-name="gr3" draw:text-style-name="P9" draw:layer="layout" svg:width="0.099cm" svg:height="0.099cm" svg:x="12.117cm" svg:y="1.828cm" svg:viewBox="0 0 100 100" svg:d="M100 50c0-27-23-50-50-50s-50 23-50 50 23 50 50 50 50-23 50-50z">
            <text:p/>
          </draw:path>
          <draw:path draw:style-name="gr3" draw:text-style-name="P9" draw:layer="layout" svg:width="0.457cm" svg:height="0.415cm" svg:x="12.622cm" svg:y="1.52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5 0-50-29-50-60 0-21 6-40 17-81z">
            <text:p/>
          </draw:path>
          <draw:path draw:style-name="gr3" draw:text-style-name="P9" draw:layer="layout" svg:width="0.107cm" svg:height="0.273cm" svg:x="13.199cm" svg:y="1.828cm" svg:viewBox="0 0 108 274" svg:d="M108 96c0-61-23-96-58-96-31 0-50 23-50 48s19 50 50 50c10 0 23-4 31-13 4-2 4-2 6-2 0 0 2 0 2 13 0 68-33 124-64 153-10 11-10 13-10 15 0 8 4 10 10 10 10 0 83-70 83-178z">
            <text:p/>
          </draw:path>
          <draw:path draw:style-name="gr3" draw:text-style-name="P9" draw:layer="layout" svg:width="0.303cm" svg:height="0.61cm" svg:x="14.966cm" svg:y="0.699cm" svg:viewBox="0 0 304 611" svg:d="M189 23c0-21 0-23-23-23-56 58-137 58-166 58v29c19 0 73 0 121-25v476c0 34-2 44-86 44h-29v29c31-4 113-4 148-4 37 0 116 0 150 4v-29h-29c-84 0-86-10-86-44z">
            <text:p/>
          </draw:path>
          <draw:polygon draw:style-name="gr3" draw:text-style-name="P9" draw:layer="layout" svg:width="1.742cm" svg:height="0.039cm" svg:x="14.245cm" svg:y="1.678cm" svg:viewBox="0 0 1743 40" draw:points="872,40 0,40 0,0 1743,0 1743,40">
            <text:p/>
          </draw:polygon>
          <draw:path draw:style-name="gr3" draw:text-style-name="P9" draw:layer="layout" svg:width="0.365cm" svg:height="0.61cm" svg:x="14.29cm" svg:y="1.946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9" draw:layer="layout" svg:width="0.715cm" svg:height="0.914cm" svg:x="14.767cm" svg:y="1.861cm" svg:viewBox="0 0 716 915" svg:d="M289 819l-160-355c-6-15-13-15-15-15 0 0-6 0-14 6l-88 67c-12 8-12 12-12 14 0 5 2 11 8 11 7 0 23-13 32-21 6-4 20-15 29-21l181 395c6 15 12 15 20 15 13 0 15-4 23-17l416-861c7-14 7-16 7-18 0-11-9-19-19-19-9 0-15 4-21 19z">
            <text:p/>
          </draw:path>
          <draw:polygon draw:style-name="gr3" draw:text-style-name="P9" draw:layer="layout" svg:width="0.523cm" svg:height="0.039cm" svg:x="15.462cm" svg:y="1.861cm" svg:viewBox="0 0 524 40" draw:points="262,40 0,40 0,0 524,0 524,40">
            <text:p/>
          </draw:polygon>
          <draw:path draw:style-name="gr3" draw:text-style-name="P9" draw:layer="layout" svg:width="0.457cm" svg:height="0.415cm" svg:x="15.489cm" svg:y="2.15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3 0 145-119 145-142 0-8-8-8-10-8-8 0-10 2-12 8-30 100-92 121-123 121-35 0-50-29-50-60 0-21 6-40 17-81z">
            <text:p/>
          </draw:path>
          <draw:path draw:style-name="gr3" draw:text-style-name="P9" draw:layer="layout" svg:width="0.436cm" svg:height="0.646cm" svg:x="16.131cm" svg:y="1.292cm" svg:viewBox="0 0 437 647" svg:d="M437 10c0-2 0-10-13-10-12 0-100 8-116 10-6 0-13 5-13 17 0 13 9 13 23 13 44 0 46 6 46 14l-2 19-56 216c-17-33-44-58-86-58-106 0-220 135-220 268 0 87 50 148 123 148 18 0 64-5 118-69 9 37 40 69 83 69 34 0 55-21 69-52 15-32 27-88 27-90 0-10-8-10-10-10-11 0-11 4-13 16-16 61-33 115-70 115-25 0-27-23-27-42 0-23 2-29 6-43zM245 526c-4 17-4 19-18 35-40 50-77 65-102 65-46 0-61-50-61-85 0-46 32-161 52-202 28-54 69-87 107-87 60 0 72 74 72 81 0 4-2 10-4 14z">
            <text:p/>
          </draw:path>
          <draw:path draw:style-name="gr3" draw:text-style-name="P9" draw:layer="layout" svg:width="0.457cm" svg:height="0.415cm" svg:x="16.597cm" svg:y="1.52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3 0 145-119 145-142 0-8-8-8-10-8-8 0-10 2-12 8-30 100-92 121-123 121-35 0-50-29-50-60 0-21 6-40 17-81z">
            <text:p/>
          </draw:path>
          <draw:path draw:style-name="gr3" draw:text-style-name="P9" draw:layer="layout" svg:width="0.608cm" svg:height="0.215cm" svg:x="17.398cm" svg:y="1.59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436cm" svg:height="0.646cm" svg:x="18.346cm" svg:y="1.292cm" svg:viewBox="0 0 437 647" svg:d="M437 10c0-2 0-10-13-10-12 0-100 8-116 10-6 0-13 5-13 17 0 13 9 13 23 13 44 0 46 6 46 14l-2 19-56 216c-17-33-44-58-86-58-106 0-220 135-220 268 0 87 50 148 123 148 18 0 64-5 118-69 9 37 40 69 83 69 34 0 55-21 69-52 15-32 27-88 27-90 0-10-8-10-10-10-11 0-11 4-13 16-16 61-33 115-70 115-25 0-27-23-27-42 0-23 2-29 6-43zM245 526c-4 17-4 19-18 35-40 50-77 65-102 65-46 0-61-50-61-85 0-46 30-161 52-202 28-54 69-87 107-87 60 0 72 74 72 81 0 4-2 10-4 14z">
            <text:p/>
          </draw:path>
          <draw:path draw:style-name="gr3" draw:text-style-name="P9" draw:layer="layout" svg:width="0.282cm" svg:height="0.583cm" svg:x="18.806cm" svg:y="1.354cm" svg:viewBox="0 0 283 584" svg:d="M168 208h88c16 0 27 0 27-19 0-10-11-10-27-10h-79c31-131 37-148 37-154 0-17-12-25-27-25-2 0-29 0-37 33l-36 146h-87c-19 0-27 0-27 16 0 13 8 13 25 13h81c-64 260-69 274-69 291 0 50 36 85 84 85 95 0 147-135 147-141 0-8-8-8-12-8-6 0-8 2-13 12-39 96-89 116-120 116-19 0-27-12-27-41 0-23 0-29 4-44z">
            <text:p/>
          </draw:path>
        </draw:g>
        <draw:g xml:id="id232" draw:id="id232">
          <svg:title>TexMaths</svg:title>
          <svg:desc>28§display§\therefore§svg§600§FALSE§</svg:desc>
          <draw:polygon draw:style-name="gr2" draw:text-style-name="P8" draw:layer="layout" svg:width="0.528cm" svg:height="0.433cm" svg:x="4.103cm" svg:y="3.522cm" svg:viewBox="0 0 529 434" draw:points="265,434 0,434 0,0 529,0 529,434">
            <text:p/>
          </draw:polygon>
          <draw:path draw:style-name="gr3" draw:text-style-name="P9" draw:layer="layout" svg:width="0.598cm" svg:height="0.531cm" svg:x="4.083cm" svg:y="3.473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33" draw:id="id233">
          <svg:title>TexMaths</svg:title>
          <svg:desc>28§display§\text {I}§svg§600§FALSE§</svg:desc>
          <draw:polygon draw:style-name="gr2" draw:text-style-name="P8" draw:layer="layout" svg:width="0.229cm" svg:height="0.575cm" svg:x="5.732cm" svg:y="3.444cm" svg:viewBox="0 0 230 576" draw:points="116,576 0,576 0,0 230,0 230,576">
            <text:p/>
          </draw:polygon>
          <draw:path draw:style-name="gr3" draw:text-style-name="P9" draw:layer="layout" svg:width="0.301cm" svg:height="0.674cm" svg:x="5.71cm" svg:y="3.3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34" draw:id="id234">
          <svg:title>TexMaths</svg:title>
          <svg:desc>26§display§= \smallint  \sin t \ 2dt§svg§600§FALSE§</svg:desc>
          <draw:polygon draw:style-name="gr2" draw:text-style-name="P8" draw:layer="layout" svg:width="4.651cm" svg:height="0.76cm" svg:x="6.414cm" svg:y="3.35cm" svg:viewBox="0 0 4652 761" draw:points="2325,761 0,761 0,0 4652,0 4652,761">
            <text:p/>
          </draw:polygon>
          <draw:path draw:style-name="gr3" draw:text-style-name="P9" draw:layer="layout" svg:width="0.608cm" svg:height="0.215cm" svg:x="6.42cm" svg:y="3.62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2cm" svg:height="0.852cm" svg:x="7.383cm" svg:y="3.304cm" svg:viewBox="0 0 383 853" svg:d="M347 37c-31 3-39 25-39 38 0 23 19 37 37 37 19 0 38-12 38-39 0-36-29-73-73-73-77 0-94 100-108 171-25 137-44 253-59 414-4 47-10 99-16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301cm" svg:height="0.421cm" svg:x="7.997cm" svg:y="3.549cm" svg:viewBox="0 0 302 422" svg:d="M160 233c21 4 96 19 96 85 0 46-31 84-104 84-77 0-110-52-127-132-2-10-4-14-13-14-12 0-12 6-12 23v120c0 17 0 23 10 23 5 0 7-2 23-18 2-2 2-5 19-21 40 37 81 39 100 39 106 0 150-62 150-129 0-48-30-75-40-87-31-29-67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9" draw:layer="layout" svg:width="0.197cm" svg:height="0.613cm" svg:x="8.359cm" svg:y="3.348cm" svg:viewBox="0 0 198 614" svg:d="M133 208l-129 10v30c60 0 69 4 69 50v245c0 42-11 42-73 42v29c29-2 79-2 102-2 31 0 64 0 96 2v-29c-61 0-65-5-65-40zM137 48c0-29-23-48-50-48-29 0-47 25-47 48 0 25 18 50 47 50 27 0 50-21 50-50z">
            <text:p/>
          </draw:path>
          <draw:path draw:style-name="gr3" draw:text-style-name="P9" draw:layer="layout" svg:width="0.461cm" svg:height="0.405cm" svg:x="8.61cm" svg:y="3.554cm" svg:viewBox="0 0 462 406" svg:d="M71 89v248c0 40-9 40-71 40v29c31 0 79-2 104-2 23 0 71 2 102 2v-29c-60 0-71 0-71-40v-171c0-95 65-145 123-145s69 50 69 102v214c0 40-11 40-71 40v29c31 0 79-2 104-2 23 0 70 2 102 2v-29c-48 0-71 0-71-27v-175c0-79 0-108-29-142-13-14-44-33-96-33-68 0-110 40-137 96v-96l-129 10v30c64 0 71 6 71 49z">
            <text:p/>
          </draw:path>
          <draw:path draw:style-name="gr3" draw:text-style-name="P9" draw:layer="layout" svg:width="0.282cm" svg:height="0.584cm" svg:x="9.263cm" svg:y="3.387cm" svg:viewBox="0 0 283 585" svg:d="M168 208h88c16 0 27 0 27-19 0-10-11-10-27-10h-79c31-131 37-148 37-154 0-17-12-25-27-25-2 0-29 0-37 33l-36 146h-87c-19 0-27 0-27 17 0 12 8 12 25 12h81c-64 260-69 275-69 291 0 50 36 86 84 86 95 0 147-136 147-142 0-8-8-8-12-8-6 0-9 2-13 12-39 96-89 117-120 117-19 0-27-13-27-42 0-23 0-29 4-43z">
            <text:p/>
          </draw:path>
          <draw:path draw:style-name="gr3" draw:text-style-name="P9" draw:layer="layout" svg:width="0.365cm" svg:height="0.611cm" svg:x="9.92cm" svg:y="3.35cm" svg:viewBox="0 0 366 612" svg:d="M71 541l97-96c144-127 198-175 198-266 0-106-81-179-193-179-104 0-173 85-173 166 0 50 46 50 48 50 16 0 48-10 48-47 0-23-17-48-48-48-8 0-8 0-13 2 21-61 71-94 125-94 83 0 123 73 123 150 0 73-46 146-96 202l-177 195c-10 11-10 13-10 36h341l25-161h-23c-4 28-10 69-19 82-8 8-68 8-87 8z">
            <text:p/>
          </draw:path>
          <draw:path draw:style-name="gr3" draw:text-style-name="P9" draw:layer="layout" svg:width="0.436cm" svg:height="0.646cm" svg:x="10.37cm" svg:y="3.325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8-23-28-41 0-23 3-30 7-44zM245 526c-4 17-4 19-18 36-40 50-77 64-102 64-48 0-61-50-61-85 0-46 30-160 52-202 27-54 69-87 107-87 58 0 72 75 72 81 0 4-2 10-4 14z">
            <text:p/>
          </draw:path>
          <draw:path draw:style-name="gr3" draw:text-style-name="P9" draw:layer="layout" svg:width="0.282cm" svg:height="0.584cm" svg:x="10.829cm" svg:y="3.387cm" svg:viewBox="0 0 283 585" svg:d="M168 208h88c16 0 27 0 27-19 0-10-11-10-27-10h-79c31-131 37-148 37-154 0-17-12-25-27-25-4 0-29 0-37 33l-36 146h-87c-19 0-27 0-27 17 0 12 8 12 25 12h81c-66 260-69 275-69 291 0 50 36 86 84 86 95 0 147-136 147-142 0-8-8-8-12-8-6 0-9 2-13 12-39 96-89 117-120 117-19 0-27-13-27-42 0-23 0-29 4-43z">
            <text:p/>
          </draw:path>
        </draw:g>
        <draw:g xml:id="id236" draw:id="id236">
          <svg:title>TexMaths</svg:title>
          <svg:desc>26§display§= 2(- \cos t)  + c§svg§600§FALSE§</svg:desc>
          <draw:polygon draw:style-name="gr2" draw:text-style-name="P8" draw:layer="layout" svg:width="6.12cm" svg:height="0.822cm" svg:x="6.416cm" svg:y="6.254cm" svg:viewBox="0 0 6121 823" draw:points="3060,823 0,823 0,0 6121,0 6121,823">
            <text:p/>
          </draw:polygon>
          <draw:path draw:style-name="gr3" draw:text-style-name="P9" draw:layer="layout" svg:width="0.608cm" svg:height="0.215cm" svg:x="6.422cm" svg:y="6.55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65cm" svg:height="0.61cm" svg:x="7.381cm" svg:y="6.285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213cm" svg:height="0.914cm" svg:x="7.882cm" svg:y="6.208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9" draw:layer="layout" svg:width="0.559cm" svg:height="0.039cm" svg:x="8.223cm" svg:y="6.647cm" svg:viewBox="0 0 560 40" svg:d="M528 40c15 0 32 0 32-21 0-19-17-19-32-19h-497c-14 0-31 0-31 19 0 21 17 21 31 21z">
            <text:p/>
          </draw:path>
          <draw:path draw:style-name="gr3" draw:text-style-name="P9" draw:layer="layout" svg:width="0.348cm" svg:height="0.421cm" svg:x="9.041cm" svg:y="6.485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9" draw:layer="layout" svg:width="0.407cm" svg:height="0.421cm" svg:x="9.442cm" svg:y="6.485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301cm" svg:height="0.421cm" svg:x="9.904cm" svg:y="6.485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282cm" svg:height="0.583cm" svg:x="10.407cm" svg:y="6.32cm" svg:viewBox="0 0 283 584" svg:d="M168 208h88c16 0 27 0 27-19 0-10-11-10-27-10h-79c31-131 37-148 37-154 0-17-12-25-27-25-4 0-29 0-37 33l-36 146h-87c-19 0-27 0-27 16 0 13 8 13 25 13h81c-66 260-69 274-69 291 0 50 36 85 84 85 95 0 147-135 147-141 0-8-8-8-12-8-6 0-8 2-13 12-39 96-89 117-120 117-19 0-27-13-27-42 0-23 0-29 4-44z">
            <text:p/>
          </draw:path>
          <draw:path draw:style-name="gr3" draw:text-style-name="P9" draw:layer="layout" svg:width="0.213cm" svg:height="0.914cm" svg:x="10.767cm" svg:y="6.20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08cm" svg:height="0.61cm" svg:x="11.325cm" svg:y="6.36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357cm" svg:height="0.415cm" svg:x="12.225cm" svg:y="6.489cm" svg:viewBox="0 0 358 416" svg:d="M327 56c-15 0-27 0-42 15-15 12-17 29-17 35 0 21 17 31 36 31 27 0 52-21 52-58 0-46-44-79-111-79-122 0-245 131-245 260 0 83 54 156 150 156 131 0 208-98 208-108 0-6-6-13-11-13-6 0-8 2-12 11-73 89-173 89-185 89-56 0-81-44-81-100 0-37 18-127 50-183 27-52 79-91 129-91 31 0 66 10 79 35z">
            <text:p/>
          </draw:path>
        </draw:g>
        <draw:g xml:id="id239" draw:id="id239">
          <svg:title>TexMaths</svg:title>
          <svg:desc>26§display§= - 2 \cos \sqrt{x} + c§svg§600§FALSE§</svg:desc>
          <draw:polygon draw:style-name="gr2" draw:text-style-name="P8" draw:layer="layout" svg:width="6.365cm" svg:height="0.823cm" svg:x="6.417cm" svg:y="7.456cm" svg:viewBox="0 0 6366 824" draw:points="3183,824 0,824 0,0 6366,0 6366,824">
            <text:p/>
          </draw:polygon>
          <draw:path draw:style-name="gr3" draw:text-style-name="P9" draw:layer="layout" svg:width="0.609cm" svg:height="0.215cm" svg:x="6.423cm" svg:y="7.813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9" draw:layer="layout" svg:width="0.559cm" svg:height="0.039cm" svg:x="7.411cm" svg:y="7.903cm" svg:viewBox="0 0 560 40" svg:d="M528 40c15 0 32 0 32-21 0-19-17-19-32-19h-497c-14 0-31 0-31 19 0 21 17 21 31 21z">
            <text:p/>
          </draw:path>
          <draw:path draw:style-name="gr3" draw:text-style-name="P9" draw:layer="layout" svg:width="0.365cm" svg:height="0.61cm" svg:x="8.092cm" svg:y="7.541cm" svg:viewBox="0 0 366 611" svg:d="M71 541l98-96c143-127 197-175 197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9" draw:layer="layout" svg:width="0.349cm" svg:height="0.421cm" svg:x="8.687cm" svg:y="7.741cm" svg:viewBox="0 0 350 422" svg:d="M77 212c0-150 75-189 123-189 8 0 66 0 100 33-40 4-44 31-44 44 0 23 17 41 42 41 24 0 43-16 43-43 0-63-71-98-141-98-115 0-200 100-200 212 0 119 92 210 198 210 122 0 152-110 152-120 0-9-9-9-11-9-8 0-10 4-12 9-27 85-88 97-121 97-48 0-129-39-129-187z">
            <text:p/>
          </draw:path>
          <draw:path draw:style-name="gr3" draw:text-style-name="P9" draw:layer="layout" svg:width="0.407cm" svg:height="0.421cm" svg:x="9.088cm" svg:y="7.741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9.55cm" svg:y="7.741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715cm" svg:height="0.914cm" svg:x="10.099cm" svg:y="7.41cm" svg:viewBox="0 0 716 915" svg:d="M289 819l-160-355c-6-15-12-15-15-15 0 0-6 0-14 6l-88 67c-12 8-12 12-12 15 0 4 2 10 8 10 7 0 23-13 32-21 6-4 20-14 31-21l179 395c6 15 12 15 20 15 13 0 15-4 23-17l416-861c7-14 7-16 7-18 0-11-9-19-19-19-8 0-15 4-21 19z">
            <text:p/>
          </draw:path>
          <draw:polygon draw:style-name="gr3" draw:text-style-name="P9" draw:layer="layout" svg:width="0.523cm" svg:height="0.039cm" svg:x="10.794cm" svg:y="7.41cm" svg:viewBox="0 0 524 40" draw:points="262,40 0,40 0,0 524,0 524,40">
            <text:p/>
          </draw:polygon>
          <draw:path draw:style-name="gr3" draw:text-style-name="P9" draw:layer="layout" svg:width="0.457cm" svg:height="0.415cm" svg:x="10.821cm" svg:y="7.74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4 0 146-119 146-142 0-8-9-8-11-8-8 0-10 2-12 8-29 100-92 121-123 121-35 0-50-29-50-60 0-21 6-40 17-81z">
            <text:p/>
          </draw:path>
          <draw:path draw:style-name="gr3" draw:text-style-name="P9" draw:layer="layout" svg:width="0.609cm" svg:height="0.61cm" svg:x="11.57cm" svg:y="7.616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9" draw:layer="layout" svg:width="0.357cm" svg:height="0.415cm" svg:x="12.471cm" svg:y="7.745cm" svg:viewBox="0 0 358 416" svg:d="M327 56c-15 0-27 0-42 15-15 12-17 29-17 35 0 21 17 31 36 31 27 0 52-21 52-58 0-46-44-79-111-79-122 0-245 131-245 260 0 83 54 156 150 156 131 0 208-98 208-108 0-6-6-13-11-13-6 0-8 2-12 11-73 89-173 89-185 89-56 0-81-44-81-100 0-37 18-127 50-183 27-52 79-91 129-91 31 0 66 10 79 35z">
            <text:p/>
          </draw:path>
        </draw:g>
        <draw:g xml:id="id237" draw:id="id237">
          <svg:title>TexMaths</svg:title>
          <svg:desc>28§display§\therefore§svg§600§FALSE§</svg:desc>
          <draw:polygon draw:style-name="gr2" draw:text-style-name="P8" draw:layer="layout" svg:width="0.528cm" svg:height="0.433cm" svg:x="4.204cm" svg:y="7.723cm" svg:viewBox="0 0 529 434" draw:points="265,434 0,434 0,0 529,0 529,434">
            <text:p/>
          </draw:polygon>
          <draw:path draw:style-name="gr3" draw:text-style-name="P9" draw:layer="layout" svg:width="0.598cm" svg:height="0.531cm" svg:x="4.184cm" svg:y="7.6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38" draw:id="id238">
          <svg:title>TexMaths</svg:title>
          <svg:desc>28§display§\text {I}§svg§600§FALSE§</svg:desc>
          <draw:polygon draw:style-name="gr2" draw:text-style-name="P8" draw:layer="layout" svg:width="0.229cm" svg:height="0.575cm" svg:x="5.733cm" svg:y="7.645cm" svg:viewBox="0 0 230 576" draw:points="116,576 0,576 0,0 230,0 230,576">
            <text:p/>
          </draw:polygon>
          <draw:path draw:style-name="gr3" draw:text-style-name="P9" draw:layer="layout" svg:width="0.301cm" svg:height="0.674cm" svg:x="5.711cm" svg:y="7.5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41" draw:id="id241">
          <svg:title>TexMaths</svg:title>
          <svg:desc>28§display§\text {Let,}§svg§600§FALSE§</svg:desc>
          <draw:polygon draw:style-name="gr2" draw:text-style-name="P8" draw:layer="layout" svg:width="1.538cm" svg:height="0.765cm" svg:x="3.625cm" svg:y="9.541cm" svg:viewBox="0 0 1539 766" draw:points="768,766 0,766 0,0 1539,0 1539,766">
            <text:p/>
          </draw:polygon>
          <draw:path draw:style-name="gr3" draw:text-style-name="P9" draw:layer="layout" svg:width="0.541cm" svg:height="0.673cm" svg:x="3.607cm" svg:y="9.492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9" draw:layer="layout" svg:width="0.382cm" svg:height="0.454cm" svg:x="4.219cm" svg:y="9.72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9" draw:layer="layout" svg:width="0.31cm" svg:height="0.617cm" svg:x="4.646cm" svg:y="9.559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9" draw:layer="layout" svg:width="0.115cm" svg:height="0.295cm" svg:x="5.095cm" svg:y="10.058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242" draw:id="id242">
          <svg:title>TexMaths</svg:title>
          <svg:desc>28§display§\text {I}§svg§600§FALSE§</svg:desc>
          <draw:polygon draw:style-name="gr2" draw:text-style-name="P8" draw:layer="layout" svg:width="0.229cm" svg:height="0.575cm" svg:x="5.731cm" svg:y="9.543cm" svg:viewBox="0 0 230 576" draw:points="116,576 0,576 0,0 230,0 230,576">
            <text:p/>
          </draw:polygon>
          <draw:path draw:style-name="gr3" draw:text-style-name="P9" draw:layer="layout" svg:width="0.301cm" svg:height="0.674cm" svg:x="5.709cm" svg:y="9.4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40" draw:id="id240">
          <svg:title>TexMaths</svg:title>
          <svg:desc>28§display§(3)§svg§600§FALSE§</svg:desc>
          <draw:polygon draw:style-name="gr2" draw:text-style-name="P8" draw:layer="layout" svg:width="1.061cm" svg:height="0.886cm" svg:x="1.909cm" svg:y="9.444cm" svg:viewBox="0 0 1062 887" draw:points="531,887 0,887 0,0 1062,0 1062,887">
            <text:p/>
          </draw:polygon>
          <draw:path draw:style-name="gr3" draw:text-style-name="P9" draw:layer="layout" svg:width="0.23cm" svg:height="0.985cm" svg:x="1.956cm" svg:y="9.3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409cm" svg:height="0.678cm" svg:x="2.283cm" svg:y="9.478cm" svg:viewBox="0 0 410 679" svg:d="M247 309c80-24 136-94 136-172 0-81-85-137-181-137-99 0-175 58-175 134 0 32 22 52 49 52 32 0 52-22 52-52 0-49-47-49-61-49 29-47 94-60 130-60 41 0 97 22 97 109 0 14-3 70-30 115-29 47-62 49-87 51-7 0-31 3-38 3-9 0-16 2-16 11 0 11 7 11 25 11h43c80 0 118 67 118 164 0 134-69 163-112 163-42 0-116-18-152-76 36 7 65-16 65-54 0-36-25-56-54-56-25 0-56 16-56 58 0 90 92 155 199 155 122 0 211-90 211-190 0-81-63-157-163-180z">
            <text:p/>
          </draw:path>
          <draw:path draw:style-name="gr3" draw:text-style-name="P9" draw:layer="layout" svg:width="0.23cm" svg:height="0.985cm" svg:x="2.792cm" svg:y="9.3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43" draw:id="id243">
          <svg:title>TexMaths</svg:title>
          <svg:desc>24§display§= \int \frac{1}{ x - \sqrt{x}} \ dx§svg§600§FALSE§</svg:desc>
          <draw:polygon draw:style-name="gr2" draw:text-style-name="P8" draw:layer="layout" svg:width="5.854cm" svg:height="1.848cm" svg:x="6.314cm" svg:y="8.942cm" svg:viewBox="0 0 5855 1849" draw:points="2927,1849 0,1849 0,0 5855,0 5855,1849">
            <text:p/>
          </draw:polygon>
          <draw:path draw:style-name="gr3" draw:text-style-name="P9" draw:layer="layout" svg:width="0.561cm" svg:height="0.199cm" svg:x="6.32cm" svg:y="9.739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75cm" svg:height="1.875cm" svg:x="7.209cm" svg:y="8.9cm" svg:viewBox="0 0 751 1876" svg:d="M40 1838c27 0 43-19 43-40 0-29-22-43-41-43-21 0-42 14-42 43 0 44 42 78 94 78 129 0 177-197 236-441 65-267 121-538 167-809 31-179 62-348 90-457 10-42 39-150 73-150 25 0 46 16 50 19-29 2-42 20-42 41 0 29 21 42 40 42 21 0 43-13 43-42 0-46-46-79-93-79-65 0-111 92-159 265-2 8-117 432-209 985-23 129-48 271-75 388-15 62-54 221-123 221-31 0-50-21-52-21z">
            <text:p/>
          </draw:path>
          <draw:path draw:style-name="gr3" draw:text-style-name="P9" draw:layer="layout" svg:width="0.279cm" svg:height="0.564cm" svg:x="9.46cm" svg:y="8.915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9" draw:layer="layout" svg:width="2.698cm" svg:height="0.035cm" svg:x="8.247cm" svg:y="9.82cm" svg:viewBox="0 0 2699 36" draw:points="1349,36 0,36 0,0 2699,0 2699,36">
            <text:p/>
          </draw:polygon>
          <draw:path draw:style-name="gr3" draw:text-style-name="P9" draw:layer="layout" svg:width="0.421cm" svg:height="0.383cm" svg:x="8.272cm" svg:y="10.25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8 0 136-109 136-130 0-8-7-8-9-8-8 0-10 2-12 8-27 92-86 111-113 111-33 0-46-27-46-56 0-19 6-36 15-75z">
            <text:p/>
          </draw:path>
          <draw:path draw:style-name="gr3" draw:text-style-name="P9" draw:layer="layout" svg:width="0.515cm" svg:height="0.035cm" svg:x="8.986cm" svg:y="10.404cm" svg:viewBox="0 0 516 36" svg:d="M488 36c13 0 28 0 28-19 0-17-15-17-28-17h-459c-14 0-29 0-29 17 0 19 15 19 29 19z">
            <text:p/>
          </draw:path>
          <draw:path draw:style-name="gr3" draw:text-style-name="P9" draw:layer="layout" svg:width="0.659cm" svg:height="0.844cm" svg:x="9.821cm" svg:y="9.989cm" svg:viewBox="0 0 660 845" svg:d="M267 757l-148-329c-6-13-12-13-13-13 0 0-6 0-14 6l-80 61c-12 8-12 12-12 14 0 3 2 9 8 9 5 0 21-11 28-19 6-4 20-14 27-19l167 365c6 13 12 13 20 13 11 0 13-4 21-15l384-795c5-14 5-16 5-18 0-9-7-17-17-17-8 0-13 4-19 17z">
            <text:p/>
          </draw:path>
          <draw:polygon draw:style-name="gr3" draw:text-style-name="P9" draw:layer="layout" svg:width="0.483cm" svg:height="0.035cm" svg:x="10.462cm" svg:y="9.989cm" svg:viewBox="0 0 484 36" draw:points="242,36 0,36 0,0 484,0 484,36">
            <text:p/>
          </draw:polygon>
          <draw:path draw:style-name="gr3" draw:text-style-name="P9" draw:layer="layout" svg:width="0.421cm" svg:height="0.383cm" svg:x="10.487cm" svg:y="10.258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9" draw:layer="layout" svg:width="0.402cm" svg:height="0.596cm" svg:x="11.361cm" svg:y="9.463cm" svg:viewBox="0 0 403 597" svg:d="M403 10c0-2 0-10-11-10-12 0-93 8-108 10-6 0-11 3-11 15 0 11 7 11 21 11 40 0 42 6 42 14l-2 17-52 200c-15-31-40-54-79-54-97 0-203 125-203 248 0 81 46 136 113 136 18 0 60-4 110-63 7 34 36 63 76 63 31 0 50-19 64-48 13-29 25-80 25-82 0-10-8-10-10-10-9 0-9 4-11 15-16 56-31 106-66 106-23 0-25-21-25-38 0-21 2-27 6-41zM227 486c-4 15-4 17-18 33-36 46-71 59-94 59-42 0-55-46-55-79 0-42 28-148 47-186 25-50 64-81 98-81 56 0 68 70 68 75 0 4-2 10-4 14z">
            <text:p/>
          </draw:path>
          <draw:path draw:style-name="gr3" draw:text-style-name="P9" draw:layer="layout" svg:width="0.421cm" svg:height="0.383cm" svg:x="11.791cm" svg:y="9.67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</draw:g>
        <draw:g xml:id="id244" draw:id="id244">
          <svg:title>TexMaths</svg:title>
          <svg:desc>24§display§= \int \frac{1}{ (\sqrt{x})^2 - \sqrt{x}} \ dx§svg§600§FALSE§</svg:desc>
          <draw:polygon draw:style-name="gr2" draw:text-style-name="P8" draw:layer="layout" svg:width="7.592cm" svg:height="1.858cm" svg:x="6.316cm" svg:y="11.642cm" svg:viewBox="0 0 7593 1859" draw:points="3797,1859 0,1859 0,0 7593,0 7593,1859">
            <text:p/>
          </draw:polygon>
          <draw:path draw:style-name="gr3" draw:text-style-name="P9" draw:layer="layout" svg:width="0.562cm" svg:height="0.199cm" svg:x="6.322cm" svg:y="12.43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6cm" svg:x="7.211cm" svg:y="11.6cm" svg:viewBox="0 0 751 1877" svg:d="M40 1838c27 0 43-19 43-40 0-29-22-42-41-42-21 0-42 13-42 42 0 44 42 79 94 79 129 0 177-198 236-442 65-267 121-538 167-809 31-178 62-347 90-457 10-42 39-150 73-150 25 0 46 16 50 19-28 2-42 20-42 41 0 29 21 42 40 42 22 0 43-13 43-42 0-46-46-79-93-79-65 0-111 92-159 265-2 8-117 432-209 986-23 128-48 270-75 388-15 61-54 220-123 220-31 0-50-21-52-21z">
            <text:p/>
          </draw:path>
          <draw:path draw:style-name="gr3" draw:text-style-name="P9" draw:layer="layout" svg:width="0.279cm" svg:height="0.564cm" svg:x="10.33cm" svg:y="11.615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9" draw:layer="layout" svg:width="4.436cm" svg:height="0.035cm" svg:x="8.249cm" svg:y="12.52cm" svg:viewBox="0 0 4437 36" draw:points="2219,36 0,36 0,0 4437,0 4437,36">
            <text:p/>
          </draw:polygon>
          <draw:path draw:style-name="gr3" draw:text-style-name="P9" draw:layer="layout" svg:width="0.197cm" svg:height="0.844cm" svg:x="8.332cm" svg:y="12.699cm" svg:viewBox="0 0 198 845" svg:d="M198 838c0-2 0-4-16-20-105-105-132-265-132-395 0-146 33-294 136-400 12-10 12-11 12-15 0-6-4-8-10-8-8 0-84 58-134 165-44 92-54 187-54 258 0 67 10 169 56 265 52 103 124 157 132 157 6 0 10-2 10-7z">
            <text:p/>
          </draw:path>
          <draw:path draw:style-name="gr3" draw:text-style-name="P9" draw:layer="layout" svg:width="0.659cm" svg:height="0.844cm" svg:x="8.639cm" svg:y="12.689cm" svg:viewBox="0 0 660 845" svg:d="M267 757l-148-329c-6-13-11-13-13-13 0 0-6 0-14 6l-80 61c-12 8-12 12-12 14 0 3 2 9 8 9 5 0 21-11 28-19 6-4 20-13 27-19l167 365c6 13 12 13 20 13 11 0 13-4 21-15l384-795c5-14 5-16 5-18 0-9-7-17-17-17-8 0-13 4-19 17z">
            <text:p/>
          </draw:path>
          <draw:polygon draw:style-name="gr3" draw:text-style-name="P9" draw:layer="layout" svg:width="0.483cm" svg:height="0.035cm" svg:x="9.28cm" svg:y="12.689cm" svg:viewBox="0 0 484 36" draw:points="242,36 0,36 0,0 484,0 484,36">
            <text:p/>
          </draw:polygon>
          <draw:path draw:style-name="gr3" draw:text-style-name="P9" draw:layer="layout" svg:width="0.421cm" svg:height="0.383cm" svg:x="9.305cm" svg:y="12.95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6 0 134-109 134-130 0-8-7-8-9-8-8 0-10 2-12 8-27 92-84 111-113 111-33 0-46-27-46-56 0-19 6-36 15-75z">
            <text:p/>
          </draw:path>
          <draw:path draw:style-name="gr3" draw:text-style-name="P9" draw:layer="layout" svg:width="0.197cm" svg:height="0.844cm" svg:x="9.81cm" svg:y="12.699cm" svg:viewBox="0 0 198 845" svg:d="M198 423c0-66-10-168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262cm" svg:height="0.393cm" svg:x="10.127cm" svg:y="12.695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9" draw:layer="layout" svg:width="0.515cm" svg:height="0.035cm" svg:x="10.726cm" svg:y="13.104cm" svg:viewBox="0 0 516 36" svg:d="M488 36c13 0 28 0 28-19 0-17-15-17-28-17h-459c-14 0-29 0-29 17 0 19 15 19 29 19z">
            <text:p/>
          </draw:path>
          <draw:path draw:style-name="gr3" draw:text-style-name="P9" draw:layer="layout" svg:width="0.659cm" svg:height="0.844cm" svg:x="11.561cm" svg:y="12.689cm" svg:viewBox="0 0 660 845" svg:d="M267 757l-148-329c-6-13-11-13-13-13 0 0-6 0-14 6l-80 61c-12 8-12 12-12 14 0 3 2 9 8 9 5 0 21-11 28-19 6-4 20-13 27-19l167 365c6 13 12 13 20 13 11 0 13-4 21-15l384-795c5-14 5-16 5-18 0-9-7-17-17-17-8 0-13 4-19 17z">
            <text:p/>
          </draw:path>
          <draw:polygon draw:style-name="gr3" draw:text-style-name="P9" draw:layer="layout" svg:width="0.483cm" svg:height="0.035cm" svg:x="12.202cm" svg:y="12.689cm" svg:viewBox="0 0 484 36" draw:points="242,36 0,36 0,0 484,0 484,36">
            <text:p/>
          </draw:polygon>
          <draw:path draw:style-name="gr3" draw:text-style-name="P9" draw:layer="layout" svg:width="0.421cm" svg:height="0.383cm" svg:x="12.227cm" svg:y="12.95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3 40 65 90 65 88 0 136-109 136-130 0-8-7-8-9-8-8 0-10 2-12 8-27 92-86 111-113 111-33 0-46-27-46-56 0-19 6-36 15-75z">
            <text:p/>
          </draw:path>
          <draw:path draw:style-name="gr3" draw:text-style-name="P9" draw:layer="layout" svg:width="0.402cm" svg:height="0.596cm" svg:x="13.101cm" svg:y="12.163cm" svg:viewBox="0 0 403 597" svg:d="M403 10c0-2 0-10-11-10-12 0-93 8-108 10-6 0-11 3-11 15 0 11 7 11 21 11 40 0 42 6 42 14l-4 17-50 200c-15-31-40-54-79-54-97 0-203 125-203 248 0 81 46 136 113 136 18 0 60-3 110-63 7 35 36 63 76 63 31 0 50-19 64-48 13-28 25-80 25-82 0-10-8-10-10-10-9 0-9 4-11 16-16 55-31 105-66 105-23 0-25-21-25-38 0-21 2-27 6-41zM227 486c-4 15-4 17-18 33-36 46-71 59-94 59-42 0-55-46-55-79 0-42 26-147 48-186 24-50 63-81 97-81 54 0 68 70 68 75 0 4-2 10-4 14z">
            <text:p/>
          </draw:path>
          <draw:path draw:style-name="gr3" draw:text-style-name="P9" draw:layer="layout" svg:width="0.421cm" svg:height="0.383cm" svg:x="13.531cm" svg:y="12.37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6-59 90-65 10 33 40 65 90 65 88 0 136-109 136-130 0-8-7-8-9-8-8 0-10 2-12 8-28 92-86 111-113 111-33 0-46-27-46-56 0-19 6-36 15-75z">
            <text:p/>
          </draw:path>
        </draw:g>
        <draw:g xml:id="id230" draw:id="id230">
          <svg:title>TexMaths</svg:title>
          <svg:desc>28§display§\therefore§svg§600§FALSE§</svg:desc>
          <draw:polygon draw:style-name="gr2" draw:text-style-name="P8" draw:layer="layout" svg:width="0.528cm" svg:height="0.433cm" svg:x="19.904cm" svg:y="1.522cm" svg:viewBox="0 0 529 434" draw:points="265,434 0,434 0,0 529,0 529,434">
            <text:p/>
          </draw:polygon>
          <draw:path draw:style-name="gr3" draw:text-style-name="P9" draw:layer="layout" svg:width="0.598cm" svg:height="0.531cm" svg:x="19.884cm" svg:y="1.473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31" draw:id="id231">
          <svg:title>TexMaths</svg:title>
          <svg:desc>26§display§\frac{1}{\sqrt{x}} dx = 2dt§svg§600§FALSE§</svg:desc>
          <draw:polygon draw:style-name="gr2" draw:text-style-name="P8" draw:layer="layout" svg:width="4.753cm" svg:height="1.985cm" svg:x="21.059cm" svg:y="0.846cm" svg:viewBox="0 0 4754 1986" draw:points="2377,1986 0,1986 0,0 4754,0 4754,1986">
            <text:p/>
          </draw:polygon>
          <draw:path draw:style-name="gr3" draw:text-style-name="P9" draw:layer="layout" svg:width="0.303cm" svg:height="0.61cm" svg:x="21.508cm" svg:y="0.8cm" svg:viewBox="0 0 304 611" svg:d="M189 23c0-21 0-23-21-23-58 58-139 58-168 58v29c19 0 73 0 121-25v476c0 34-2 44-86 44h-29v29c31-4 113-4 148-4 37 0 116 0 150 4v-29h-29c-84 0-86-10-86-44z">
            <text:p/>
          </draw:path>
          <draw:polygon draw:style-name="gr3" draw:text-style-name="P9" draw:layer="layout" svg:width="1.284cm" svg:height="0.039cm" svg:x="21.013cm" svg:y="1.779cm" svg:viewBox="0 0 1285 40" draw:points="643,40 0,40 0,0 1285,0 1285,40">
            <text:p/>
          </draw:polygon>
          <draw:path draw:style-name="gr3" draw:text-style-name="P9" draw:layer="layout" svg:width="0.714cm" svg:height="0.914cm" svg:x="21.08cm" svg:y="1.962cm" svg:viewBox="0 0 715 915" svg:d="M289 819l-160-355c-6-15-13-15-15-15 0 0-6 0-14 6l-88 67c-12 8-12 12-12 14 0 5 2 11 8 11 7 0 23-13 32-21 6-4 20-15 29-21l181 395c6 15 12 15 20 15 13 0 15-4 23-17l416-861c6-14 6-16 6-18 0-11-8-19-18-19-9 0-15 4-21 19z">
            <text:p/>
          </draw:path>
          <draw:polygon draw:style-name="gr3" draw:text-style-name="P9" draw:layer="layout" svg:width="0.523cm" svg:height="0.039cm" svg:x="21.774cm" svg:y="1.962cm" svg:viewBox="0 0 524 40" draw:points="262,40 0,40 0,0 524,0 524,40">
            <text:p/>
          </draw:polygon>
          <draw:path draw:style-name="gr3" draw:text-style-name="P9" draw:layer="layout" svg:width="0.457cm" svg:height="0.415cm" svg:x="21.801cm" svg:y="2.25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6 0-50-29-50-60 0-21 6-40 17-81z">
            <text:p/>
          </draw:path>
          <draw:path draw:style-name="gr3" draw:text-style-name="P9" draw:layer="layout" svg:width="0.436cm" svg:height="0.646cm" svg:x="22.442cm" svg:y="1.393cm" svg:viewBox="0 0 437 647" svg:d="M437 10c0-2 0-10-13-10-12 0-100 8-116 10-6 0-13 5-13 17 0 13 9 13 23 13 44 0 46 6 46 14l-4 19-54 216c-17-33-44-58-86-58-106 0-220 135-220 268 0 87 50 148 123 148 18 0 64-5 118-69 9 37 40 69 83 69 34 0 55-21 69-52 15-32 27-88 27-90 0-10-8-10-10-10-11 0-11 4-13 16-16 61-33 115-70 115-25 0-28-23-28-42 0-23 3-29 7-43zM245 526c-4 17-4 19-18 35-40 50-77 65-102 65-46 0-61-50-61-85 0-46 30-161 52-202 28-54 69-87 107-87 60 0 72 74 72 81 0 4-2 10-4 14z">
            <text:p/>
          </draw:path>
          <draw:path draw:style-name="gr3" draw:text-style-name="P9" draw:layer="layout" svg:width="0.457cm" svg:height="0.415cm" svg:x="22.908cm" svg:y="1.62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6 0-50-29-50-60 0-21 6-40 17-81z">
            <text:p/>
          </draw:path>
          <draw:path draw:style-name="gr3" draw:text-style-name="P9" draw:layer="layout" svg:width="0.608cm" svg:height="0.215cm" svg:x="23.708cm" svg:y="1.69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65cm" svg:height="0.61cm" svg:x="24.667cm" svg:y="1.417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9" draw:layer="layout" svg:width="0.436cm" svg:height="0.646cm" svg:x="25.117cm" svg:y="1.393cm" svg:viewBox="0 0 437 647" svg:d="M437 10c0-2 0-10-13-10-12 0-100 8-116 10-6 0-13 5-13 17 0 13 9 13 23 13 44 0 46 6 46 14l-4 19-54 216c-17-33-44-58-86-58-106 0-220 135-220 268 0 87 50 148 123 148 18 0 64-5 118-69 9 37 40 69 83 69 34 0 55-21 69-52 15-32 27-88 27-90 0-10-8-10-10-10-11 0-11 4-13 16-16 61-33 115-70 115-25 0-28-23-28-42 0-23 3-29 7-43zM245 526c-4 17-4 19-18 35-40 50-77 65-102 65-46 0-61-50-61-85 0-46 30-161 52-202 28-54 69-87 107-87 60 0 72 74 72 81 0 4-2 10-4 14z">
            <text:p/>
          </draw:path>
          <draw:path draw:style-name="gr3" draw:text-style-name="P9" draw:layer="layout" svg:width="0.282cm" svg:height="0.583cm" svg:x="25.576cm" svg:y="1.455cm" svg:viewBox="0 0 283 584" svg:d="M168 208h88c16 0 27 0 27-19 0-10-11-10-27-10h-79c31-131 37-148 37-154 0-17-12-25-27-25-2 0-29 0-37 33l-36 146h-87c-19 0-27 0-27 16 0 13 8 13 25 13h81c-64 260-69 274-69 291 0 50 36 85 84 85 95 0 147-135 147-141 0-8-8-8-12-8-6 0-9 2-13 12-39 96-89 116-120 116-19 0-27-12-27-41 0-23 0-29 4-44z">
            <text:p/>
          </draw:path>
        </draw:g>
        <draw:g xml:id="id235" draw:id="id235">
          <svg:title>TexMaths</svg:title>
          <svg:desc>26§display§= 2\smallint  \sin t\ dt§svg§600§FALSE§</svg:desc>
          <draw:polygon draw:style-name="gr2" draw:text-style-name="P8" draw:layer="layout" svg:width="4.805cm" svg:height="0.76cm" svg:x="6.415cm" svg:y="4.75cm" svg:viewBox="0 0 4806 761" draw:points="2403,761 0,761 0,0 4806,0 4806,761">
            <text:p/>
          </draw:polygon>
          <draw:path draw:style-name="gr3" draw:text-style-name="P9" draw:layer="layout" svg:width="0.609cm" svg:height="0.215cm" svg:x="6.421cm" svg:y="5.022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9" draw:layer="layout" svg:width="0.365cm" svg:height="0.611cm" svg:x="7.38cm" svg:y="4.75cm" svg:viewBox="0 0 366 612" svg:d="M71 541l98-96c143-127 197-175 197-266 0-106-81-179-193-179-104 0-173 85-173 166 0 50 46 50 48 50 16 0 48-10 48-47 0-23-17-48-48-48-8 0-8 0-13 2 21-61 71-94 125-94 83 0 123 73 123 150 0 73-46 146-96 202l-177 195c-10 11-10 13-10 36h341l25-161h-23c-4 28-10 69-18 82-9 8-69 8-88 8z">
            <text:p/>
          </draw:path>
          <draw:path draw:style-name="gr3" draw:text-style-name="P9" draw:layer="layout" svg:width="0.382cm" svg:height="0.852cm" svg:x="7.994cm" svg:y="4.704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7-49 11-101 17-145 8-69 23-104 56-104 17 0 29 8 35 16z">
            <text:p/>
          </draw:path>
          <draw:path draw:style-name="gr3" draw:text-style-name="P9" draw:layer="layout" svg:width="0.301cm" svg:height="0.421cm" svg:x="8.608cm" svg:y="4.949cm" svg:viewBox="0 0 302 422" svg:d="M160 233c21 4 96 19 96 85 0 46-31 84-104 84-77 0-110-52-127-132-2-10-4-14-13-14-12 0-12 6-12 23v120c0 17 0 23 10 23 5 0 7-2 23-18 2-2 2-5 19-21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197cm" svg:height="0.613cm" svg:x="8.968cm" svg:y="4.748cm" svg:viewBox="0 0 198 614" svg:d="M133 208l-129 10v30c60 0 69 4 69 50v245c0 42-11 42-73 42v29c29-2 79-2 102-2 31 0 64 0 96 2v-29c-61 0-65-5-65-40zM137 48c0-29-23-48-50-48-29 0-47 25-47 48 0 25 18 50 47 50 27 0 50-21 50-50z">
            <text:p/>
          </draw:path>
          <draw:path draw:style-name="gr3" draw:text-style-name="P9" draw:layer="layout" svg:width="0.461cm" svg:height="0.405cm" svg:x="9.222cm" svg:y="4.954cm" svg:viewBox="0 0 462 406" svg:d="M71 89v248c0 40-9 40-71 40v29c31 0 79-2 104-2 23 0 71 2 102 2v-29c-60 0-71 0-71-40v-171c0-95 65-145 123-145s69 50 69 102v214c0 40-11 40-71 40v29c31 0 79-2 104-2 23 0 71 2 102 2v-29c-48 0-71 0-71-27v-175c0-79 0-108-29-142-12-14-44-33-96-33-68 0-110 40-137 96v-96l-129 10v30c64 0 71 6 71 49z">
            <text:p/>
          </draw:path>
          <draw:path draw:style-name="gr3" draw:text-style-name="P9" draw:layer="layout" svg:width="0.282cm" svg:height="0.584cm" svg:x="9.873cm" svg:y="4.787cm" svg:viewBox="0 0 283 585" svg:d="M169 208h87c17 0 27 0 27-19 0-10-10-10-27-10h-79c31-131 37-148 37-154 0-17-12-25-27-25-2 0-29 0-37 33l-36 146h-87c-19 0-27 0-27 17 0 12 8 12 25 12h81c-66 260-69 275-69 291 0 50 36 86 84 86 95 0 147-136 147-142 0-8-8-8-12-8-6 0-8 2-13 12-39 96-89 117-120 117-19 0-27-13-27-42 0-23 0-29 4-43z">
            <text:p/>
          </draw:path>
          <draw:path draw:style-name="gr3" draw:text-style-name="P9" draw:layer="layout" svg:width="0.436cm" svg:height="0.646cm" svg:x="10.524cm" svg:y="4.725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30 6-44zM246 526c-5 17-5 19-19 36-40 50-77 64-102 64-46 0-61-50-61-85 0-46 30-160 53-202 27-54 68-87 106-87 60 0 72 75 72 81 0 4-2 10-4 14z">
            <text:p/>
          </draw:path>
          <draw:path draw:style-name="gr3" draw:text-style-name="P9" draw:layer="layout" svg:width="0.282cm" svg:height="0.584cm" svg:x="10.984cm" svg:y="4.787cm" svg:viewBox="0 0 283 585" svg:d="M169 208h87c17 0 27 0 27-19 0-10-10-10-27-10h-79c31-131 37-148 37-154 0-17-12-25-27-25-2 0-29 0-37 33l-36 146h-87c-19 0-27 0-27 17 0 12 8 12 25 12h81c-66 260-69 275-69 291 0 50 36 86 84 86 95 0 147-136 147-142 0-8-8-8-12-8-6 0-8 2-13 12-39 96-89 117-120 117-19 0-27-13-27-42 0-23 0-29 4-43z">
            <text:p/>
          </draw:path>
        </draw:g>
        <draw:g xml:id="id245" draw:id="id245">
          <svg:title>TexMaths</svg:title>
          <svg:desc>24§display§= \int \frac{1}{ \sqrt{x}( \sqrt{x} - 1 ) } \ dx§svg§600§FALSE§</svg:desc>
          <draw:polygon draw:style-name="gr2" draw:text-style-name="P8" draw:layer="layout" svg:width="7.637cm" svg:height="1.858cm" svg:x="14.618cm" svg:y="11.642cm" svg:viewBox="0 0 7638 1859" draw:points="3819,1859 0,1859 0,0 7638,0 7638,1859">
            <text:p/>
          </draw:polygon>
          <draw:path draw:style-name="gr3" draw:text-style-name="P9" draw:layer="layout" svg:width="0.562cm" svg:height="0.199cm" svg:x="14.624cm" svg:y="12.43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6cm" svg:x="15.513cm" svg:y="11.6cm" svg:viewBox="0 0 751 1877" svg:d="M40 1838c27 0 43-19 43-40 0-29-22-42-41-42-21 0-42 13-42 42 0 44 42 79 94 79 129 0 177-198 236-442 66-267 121-538 167-809 31-178 62-347 91-457 9-42 38-150 72-150 25 0 47 16 50 19-28 2-42 20-42 41 0 29 21 42 40 42 22 0 43-13 43-42 0-46-46-79-92-79-66 0-112 92-160 265-2 8-117 432-209 986-23 128-48 270-75 388-15 61-54 220-123 220-31 0-50-21-52-21z">
            <text:p/>
          </draw:path>
          <draw:path draw:style-name="gr3" draw:text-style-name="P9" draw:layer="layout" svg:width="0.279cm" svg:height="0.564cm" svg:x="18.656cm" svg:y="11.615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9" draw:layer="layout" svg:width="4.48cm" svg:height="0.035cm" svg:x="16.551cm" svg:y="12.52cm" svg:viewBox="0 0 4481 36" draw:points="2241,36 0,36 0,0 4481,0 4481,36">
            <text:p/>
          </draw:polygon>
          <draw:path draw:style-name="gr3" draw:text-style-name="P9" draw:layer="layout" svg:width="0.659cm" svg:height="0.844cm" svg:x="16.613cm" svg:y="12.689cm" svg:viewBox="0 0 660 845" svg:d="M267 757l-148-329c-6-13-11-13-13-13 0 0-6 0-14 6l-80 61c-12 8-12 12-12 14 0 3 2 9 8 9 5 0 21-11 28-19 6-4 20-13 27-19l167 365c6 13 12 13 20 13 11 0 13-4 21-15l384-795c5-14 5-16 5-18 0-9-7-17-17-17-7 0-13 4-19 17z">
            <text:p/>
          </draw:path>
          <draw:polygon draw:style-name="gr3" draw:text-style-name="P9" draw:layer="layout" svg:width="0.483cm" svg:height="0.035cm" svg:x="17.254cm" svg:y="12.689cm" svg:viewBox="0 0 484 36" draw:points="242,36 0,36 0,0 484,0 484,36">
            <text:p/>
          </draw:polygon>
          <draw:path draw:style-name="gr3" draw:text-style-name="P9" draw:layer="layout" svg:width="0.421cm" svg:height="0.383cm" svg:x="17.279cm" svg:y="12.95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7 0 135-109 135-130 0-8-8-8-10-8-8 0-10 2-12 8-26 92-86 111-113 111-33 0-46-27-46-56 0-19 6-36 15-75z">
            <text:p/>
          </draw:path>
          <draw:path draw:style-name="gr3" draw:text-style-name="P9" draw:layer="layout" svg:width="0.197cm" svg:height="0.844cm" svg:x="17.821cm" svg:y="12.699cm" svg:viewBox="0 0 198 845" svg:d="M198 838c0-2 0-4-16-20-105-105-132-265-132-395 0-146 33-294 136-400 12-10 12-11 12-15 0-6-4-8-10-8-8 0-84 58-134 165-44 92-54 187-54 258 0 67 10 169 56 265 52 103 124 157 132 157 6 0 10-2 10-7z">
            <text:p/>
          </draw:path>
          <draw:path draw:style-name="gr3" draw:text-style-name="P9" draw:layer="layout" svg:width="0.659cm" svg:height="0.844cm" svg:x="18.126cm" svg:y="12.689cm" svg:viewBox="0 0 660 845" svg:d="M267 757l-148-329c-6-13-11-13-13-13 0 0-6 0-14 6l-80 61c-12 8-12 12-12 14 0 3 2 9 8 9 5 0 21-11 28-19 6-4 20-13 27-19l167 365c6 13 12 13 20 13 11 0 13-4 21-15l384-795c5-14 5-16 5-18 0-9-7-17-17-17-7 0-13 4-19 17z">
            <text:p/>
          </draw:path>
          <draw:polygon draw:style-name="gr3" draw:text-style-name="P9" draw:layer="layout" svg:width="0.483cm" svg:height="0.035cm" svg:x="18.767cm" svg:y="12.689cm" svg:viewBox="0 0 484 36" draw:points="242,36 0,36 0,0 484,0 484,36">
            <text:p/>
          </draw:polygon>
          <draw:path draw:style-name="gr3" draw:text-style-name="P9" draw:layer="layout" svg:width="0.421cm" svg:height="0.383cm" svg:x="18.792cm" svg:y="12.95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79 56 57 0 86-59 90-65 10 33 40 65 90 65 89 0 137-109 137-130 0-8-8-8-10-8-8 0-10 2-12 8-28 92-86 111-113 111-33 0-46-27-46-56 0-19 6-36 15-75z">
            <text:p/>
          </draw:path>
          <draw:path draw:style-name="gr3" draw:text-style-name="P9" draw:layer="layout" svg:width="0.515cm" svg:height="0.035cm" svg:x="19.506cm" svg:y="13.104cm" svg:viewBox="0 0 516 36" svg:d="M488 36c13 0 28 0 28-19 0-17-15-17-28-17h-459c-14 0-29 0-29 17 0 19 15 19 29 19z">
            <text:p/>
          </draw:path>
          <draw:path draw:style-name="gr3" draw:text-style-name="P9" draw:layer="layout" svg:width="0.279cm" svg:height="0.564cm" svg:x="20.355cm" svg:y="12.77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9" draw:layer="layout" svg:width="0.197cm" svg:height="0.844cm" svg:x="20.75cm" svg:y="12.699cm" svg:viewBox="0 0 198 845" svg:d="M198 423c0-66-10-168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402cm" svg:height="0.596cm" svg:x="21.446cm" svg:y="12.163cm" svg:viewBox="0 0 403 597" svg:d="M403 10c0-2 0-10-11-10-12 0-92 8-108 10-6 0-11 3-11 15 0 11 7 11 21 11 40 0 42 6 42 14l-4 17-50 200c-15-31-40-54-78-54-98 0-204 125-204 248 0 81 46 136 113 136 18 0 60-3 110-63 7 35 36 63 77 63 30 0 49-19 63-48 13-28 25-80 25-82 0-10-8-10-10-10-9 0-9 4-11 16-16 55-31 105-66 105-23 0-25-21-25-38 0-21 2-27 6-41zM227 486c-4 15-4 17-18 33-36 46-71 59-94 59-42 0-55-46-55-79 0-42 26-147 48-186 24-50 63-81 97-81 54 0 68 70 68 75 0 4-2 10-4 14z">
            <text:p/>
          </draw:path>
          <draw:path draw:style-name="gr3" draw:text-style-name="P9" draw:layer="layout" svg:width="0.421cm" svg:height="0.383cm" svg:x="21.876cm" svg:y="12.37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79 56 57 0 86-59 90-65 10 33 40 65 90 65 89 0 137-109 137-130 0-8-8-8-10-8-8 0-10 2-12 8-28 92-86 111-113 111-33 0-46-27-46-56 0-19 6-36 15-75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28" smil:attributeName="visibility" smil:to="visible"/>
                  <anim:animate smil:dur="0.5s" smil:fill="hold" smil:targetElement="id228" smil:attributeName="width" smil:values="width*0.05;width" smil:keyTimes="0;1"/>
                  <anim:animate smil:dur="0.5s" smil:fill="hold" smil:targetElement="id228" smil:attributeName="height" smil:values="height;height" smil:keyTimes="0;1"/>
                  <anim:animate smil:dur="0.5s" smil:fill="hold" smil:targetElement="id228" smil:attributeName="x" smil:values="x-.2;x" smil:keyTimes="0;1"/>
                  <anim:animate smil:dur="0.5s" smil:fill="hold" smil:targetElement="id228" smil:attributeName="y" smil:values="y;y" smil:keyTimes="0;1"/>
                  <anim:transitionFilter smil:dur="0.5s" smil:targetElement="id22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9" smil:attributeName="visibility" smil:to="visible"/>
                  <anim:animate smil:dur="0.5s" smil:fill="hold" smil:targetElement="id229" smil:attributeName="width" smil:values="width*0.05;width" smil:keyTimes="0;1"/>
                  <anim:animate smil:dur="0.5s" smil:fill="hold" smil:targetElement="id229" smil:attributeName="height" smil:values="height;height" smil:keyTimes="0;1"/>
                  <anim:animate smil:dur="0.5s" smil:fill="hold" smil:targetElement="id229" smil:attributeName="x" smil:values="x-.2;x" smil:keyTimes="0;1"/>
                  <anim:animate smil:dur="0.5s" smil:fill="hold" smil:targetElement="id229" smil:attributeName="y" smil:values="y;y" smil:keyTimes="0;1"/>
                  <anim:transitionFilter smil:dur="0.5s" smil:targetElement="id22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0" smil:attributeName="visibility" smil:to="visible"/>
                  <anim:animate smil:dur="0.5s" smil:fill="hold" smil:targetElement="id230" smil:attributeName="width" smil:values="width*0.05;width" smil:keyTimes="0;1"/>
                  <anim:animate smil:dur="0.5s" smil:fill="hold" smil:targetElement="id230" smil:attributeName="height" smil:values="height;height" smil:keyTimes="0;1"/>
                  <anim:animate smil:dur="0.5s" smil:fill="hold" smil:targetElement="id230" smil:attributeName="x" smil:values="x-.2;x" smil:keyTimes="0;1"/>
                  <anim:animate smil:dur="0.5s" smil:fill="hold" smil:targetElement="id230" smil:attributeName="y" smil:values="y;y" smil:keyTimes="0;1"/>
                  <anim:transitionFilter smil:dur="0.5s" smil:targetElement="id230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1" smil:attributeName="visibility" smil:to="visible"/>
                  <anim:animate smil:dur="0.5s" smil:fill="hold" smil:targetElement="id231" smil:attributeName="width" smil:values="width*0.05;width" smil:keyTimes="0;1"/>
                  <anim:animate smil:dur="0.5s" smil:fill="hold" smil:targetElement="id231" smil:attributeName="height" smil:values="height;height" smil:keyTimes="0;1"/>
                  <anim:animate smil:dur="0.5s" smil:fill="hold" smil:targetElement="id231" smil:attributeName="x" smil:values="x-.2;x" smil:keyTimes="0;1"/>
                  <anim:animate smil:dur="0.5s" smil:fill="hold" smil:targetElement="id231" smil:attributeName="y" smil:values="y;y" smil:keyTimes="0;1"/>
                  <anim:transitionFilter smil:dur="0.5s" smil:targetElement="id2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x;x" smil:keyTimes="0;1"/>
                  <anim:animate smil:dur="0.5s" smil:fill="hold" smil:targetElement="id2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x;x" smil:keyTimes="0;1"/>
                  <anim:animate smil:dur="0.5s" smil:fill="hold" smil:targetElement="id2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9" smil:attributeName="visibility" smil:to="visible"/>
                  <anim:animate smil:dur="0.5s" smil:fill="hold" smil:targetElement="id239" smil:attributeName="x" smil:values="x;x" smil:keyTimes="0;1"/>
                  <anim:animate smil:dur="0.5s" smil:fill="hold" smil:targetElement="id2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0" smil:attributeName="visibility" smil:to="visible"/>
                  <anim:animate smil:dur="0.5s" smil:fill="hold" smil:targetElement="id240" smil:attributeName="width" smil:values="width*0.05;width" smil:keyTimes="0;1"/>
                  <anim:animate smil:dur="0.5s" smil:fill="hold" smil:targetElement="id240" smil:attributeName="height" smil:values="height;height" smil:keyTimes="0;1"/>
                  <anim:animate smil:dur="0.5s" smil:fill="hold" smil:targetElement="id240" smil:attributeName="x" smil:values="x-.2;x" smil:keyTimes="0;1"/>
                  <anim:animate smil:dur="0.5s" smil:fill="hold" smil:targetElement="id240" smil:attributeName="y" smil:values="y;y" smil:keyTimes="0;1"/>
                  <anim:transitionFilter smil:dur="0.5s" smil:targetElement="id24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1" smil:attributeName="visibility" smil:to="visible"/>
                  <anim:animate smil:dur="0.5s" smil:fill="hold" smil:targetElement="id241" smil:attributeName="width" smil:values="width*0.05;width" smil:keyTimes="0;1"/>
                  <anim:animate smil:dur="0.5s" smil:fill="hold" smil:targetElement="id241" smil:attributeName="height" smil:values="height;height" smil:keyTimes="0;1"/>
                  <anim:animate smil:dur="0.5s" smil:fill="hold" smil:targetElement="id241" smil:attributeName="x" smil:values="x-.2;x" smil:keyTimes="0;1"/>
                  <anim:animate smil:dur="0.5s" smil:fill="hold" smil:targetElement="id241" smil:attributeName="y" smil:values="y;y" smil:keyTimes="0;1"/>
                  <anim:transitionFilter smil:dur="0.5s" smil:targetElement="id24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2" smil:attributeName="visibility" smil:to="visible"/>
                  <anim:animate smil:dur="0.5s" smil:fill="hold" smil:targetElement="id242" smil:attributeName="width" smil:values="width*0.05;width" smil:keyTimes="0;1"/>
                  <anim:animate smil:dur="0.5s" smil:fill="hold" smil:targetElement="id242" smil:attributeName="height" smil:values="height;height" smil:keyTimes="0;1"/>
                  <anim:animate smil:dur="0.5s" smil:fill="hold" smil:targetElement="id242" smil:attributeName="x" smil:values="x-.2;x" smil:keyTimes="0;1"/>
                  <anim:animate smil:dur="0.5s" smil:fill="hold" smil:targetElement="id242" smil:attributeName="y" smil:values="y;y" smil:keyTimes="0;1"/>
                  <anim:transitionFilter smil:dur="0.5s" smil:targetElement="id24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x;x" smil:keyTimes="0;1"/>
                  <anim:animate smil:dur="0.5s" smil:fill="hold" smil:targetElement="id2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x;x" smil:keyTimes="0;1"/>
                  <anim:animate smil:dur="0.5s" smil:fill="hold" smil:targetElement="id24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office:forms form:automatic-focus="false" form:apply-design-mode="false"/>
        <draw:frame presentation:style-name="pr11" draw:text-style-name="P14" draw:layer="layout" svg:width="26.4cm" svg:height="14.772cm" svg:x="0.8cm" svg:y="0.628cm" presentation:class="title" presentation:user-transformed="true">
          <draw:text-box>
            <text:p xml:id="id261" text:id="id261" text:style-name="P6"><text:span text:style-name="T14"><text:s text:c="5"/></text:span><text:span text:style-name="T14"><text:line-break/></text:span><text:span text:style-name="T15"> <text:s text:c="3"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6"> <text:s text:c="13"/></text:span><text:span text:style-name="T15"><text:line-break/></text:span><text:span text:style-name="T17"> <text:s text:c="12"/></text:span><text:span text:style-name="T17">Let <text:s text:c="4"/></text:span></text:p>
          </draw:text-box>
        </draw:frame>
        <draw:g xml:id="id247" draw:id="id247">
          <svg:title>TexMaths</svg:title>
          <svg:desc>24§display§= \int \frac{1}{ \sqrt{x} - 1 } \times \frac{1}{\sqrt{x}} \ dx§svg§600§FALSE§</svg:desc>
          <draw:polygon draw:style-name="gr2" draw:text-style-name="P8" draw:layer="layout" svg:width="8.215cm" svg:height="1.848cm" svg:x="4.511cm" svg:y="0.737cm" svg:viewBox="0 0 8216 1849" draw:points="4107,1849 0,1849 0,0 8216,0 8216,1849">
            <text:p/>
          </draw:polygon>
          <draw:path draw:style-name="gr3" draw:text-style-name="P9" draw:layer="layout" svg:width="0.562cm" svg:height="0.199cm" svg:x="4.517cm" svg:y="1.53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5cm" svg:x="5.406cm" svg:y="0.695cm" svg:viewBox="0 0 751 1876" svg:d="M40 1838c27 0 43-19 43-40 0-29-22-43-41-43-21 0-42 14-42 43 0 44 42 78 94 78 129 0 177-197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9" draw:layer="layout" svg:width="0.279cm" svg:height="0.564cm" svg:x="7.627cm" svg:y="0.71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9" draw:layer="layout" svg:width="2.639cm" svg:height="0.035cm" svg:x="6.444cm" svg:y="1.615cm" svg:viewBox="0 0 2640 36" draw:points="1319,36 0,36 0,0 2640,0 2640,36">
            <text:p/>
          </draw:polygon>
          <draw:path draw:style-name="gr3" draw:text-style-name="P9" draw:layer="layout" svg:width="0.659cm" svg:height="0.844cm" svg:x="6.506cm" svg:y="1.784cm" svg:viewBox="0 0 660 845" svg:d="M267 757l-148-329c-6-13-11-13-13-13 0 0-6 0-14 6l-80 61c-12 8-12 12-12 14 0 3 2 9 8 9 5 0 21-11 28-19 6-4 20-14 27-19l167 365c6 13 12 13 20 13 11 0 13-4 21-15l384-795c5-14 5-16 5-18 0-9-7-17-17-17-7 0-13 4-19 17z">
            <text:p/>
          </draw:path>
          <draw:polygon draw:style-name="gr3" draw:text-style-name="P9" draw:layer="layout" svg:width="0.483cm" svg:height="0.035cm" svg:x="7.147cm" svg:y="1.784cm" svg:viewBox="0 0 484 36" draw:points="242,36 0,36 0,0 484,0 484,36">
            <text:p/>
          </draw:polygon>
          <draw:path draw:style-name="gr3" draw:text-style-name="P9" draw:layer="layout" svg:width="0.421cm" svg:height="0.383cm" svg:x="7.172cm" svg:y="2.05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9" draw:layer="layout" svg:width="0.515cm" svg:height="0.035cm" svg:x="7.886cm" svg:y="2.199cm" svg:viewBox="0 0 516 36" svg:d="M488 36c13 0 28 0 28-19 0-17-15-17-28-17h-459c-14 0-29 0-29 17 0 19 15 19 29 19z">
            <text:p/>
          </draw:path>
          <draw:path draw:style-name="gr3" draw:text-style-name="P9" draw:layer="layout" svg:width="0.279cm" svg:height="0.564cm" svg:x="8.735cm" svg:y="1.865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9" draw:layer="layout" svg:width="0.408cm" svg:height="0.408cm" svg:x="9.495cm" svg:y="1.429cm" svg:viewBox="0 0 409 409" svg:d="M205 181l-169-169c-11-10-13-12-19-12-9 0-17 8-17 17 0 6 2 8 12 18l168 169-168 171c-10 9-12 11-12 17 0 9 8 17 17 17 6 0 8-2 19-11l168-169 176 174c2 2 8 6 12 6 11 0 17-8 17-17 0-2 0-6-2-10-2-2-136-134-179-178l156-154c4-6 17-17 21-21 0-2 4-6 4-12 0-9-6-17-17-17-6 0-10 4-20 13z">
            <text:p/>
          </draw:path>
          <draw:path draw:style-name="gr3" draw:text-style-name="P9" draw:layer="layout" svg:width="0.279cm" svg:height="0.564cm" svg:x="10.772cm" svg:y="0.71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9" draw:layer="layout" svg:width="1.186cm" svg:height="0.035cm" svg:x="10.315cm" svg:y="1.615cm" svg:viewBox="0 0 1187 36" draw:points="593,36 0,36 0,0 1187,0 1187,36">
            <text:p/>
          </draw:polygon>
          <draw:path draw:style-name="gr3" draw:text-style-name="P9" draw:layer="layout" svg:width="0.659cm" svg:height="0.844cm" svg:x="10.377cm" svg:y="1.784cm" svg:viewBox="0 0 660 845" svg:d="M267 757l-148-329c-6-13-11-13-13-13 0 0-6 0-14 6l-80 61c-12 8-12 12-12 14 0 3 2 9 8 9 5 0 21-11 28-19 6-4 20-14 27-19l167 365c6 13 12 13 20 13 11 0 13-4 21-15l384-795c5-14 5-16 5-18 0-9-7-17-17-17-7 0-13 4-19 17z">
            <text:p/>
          </draw:path>
          <draw:polygon draw:style-name="gr3" draw:text-style-name="P9" draw:layer="layout" svg:width="0.483cm" svg:height="0.035cm" svg:x="11.018cm" svg:y="1.784cm" svg:viewBox="0 0 484 36" draw:points="242,36 0,36 0,0 484,0 484,36">
            <text:p/>
          </draw:polygon>
          <draw:path draw:style-name="gr3" draw:text-style-name="P9" draw:layer="layout" svg:width="0.421cm" svg:height="0.383cm" svg:x="11.043cm" svg:y="2.05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9" draw:layer="layout" svg:width="0.402cm" svg:height="0.596cm" svg:x="11.917cm" svg:y="1.258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70 68 75 0 4-2 10-4 14z">
            <text:p/>
          </draw:path>
          <draw:path draw:style-name="gr3" draw:text-style-name="P9" draw:layer="layout" svg:width="0.421cm" svg:height="0.383cm" svg:x="12.347cm" svg:y="1.47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</draw:g>
        <draw:g xml:id="id246" draw:id="id246">
          <svg:title>TexMaths</svg:title>
          <svg:desc>28§display§\text {I}§svg§600§FALSE§</svg:desc>
          <draw:polygon draw:style-name="gr2" draw:text-style-name="P8" draw:layer="layout" svg:width="0.229cm" svg:height="0.575cm" svg:x="3.631cm" svg:y="1.344cm" svg:viewBox="0 0 230 576" draw:points="116,576 0,576 0,0 230,0 230,576">
            <text:p/>
          </draw:polygon>
          <draw:path draw:style-name="gr3" draw:text-style-name="P9" draw:layer="layout" svg:width="0.301cm" svg:height="0.674cm" svg:x="3.609cm" svg:y="1.2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62" draw:id="id262">
          <svg:title>TexMaths</svg:title>
          <svg:desc>28§display§\text {I}§svg§600§FALSE§</svg:desc>
          <draw:polygon draw:style-name="gr2" draw:text-style-name="P8" draw:layer="layout" svg:width="0.229cm" svg:height="0.575cm" svg:x="5.632cm" svg:y="11.245cm" svg:viewBox="0 0 230 576" draw:points="116,576 0,576 0,0 230,0 230,576">
            <text:p/>
          </draw:polygon>
          <draw:path draw:style-name="gr3" draw:text-style-name="P9" draw:layer="layout" svg:width="0.301cm" svg:height="0.674cm" svg:x="5.61cm" svg:y="11.1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56" draw:id="id256">
          <svg:title>TexMaths</svg:title>
          <svg:desc>26§display§= 2 \log t + c§svg§600§FALSE§</svg:desc>
          <draw:polygon draw:style-name="gr2" draw:text-style-name="P8" draw:layer="layout" svg:width="4.656cm" svg:height="0.732cm" svg:x="4.515cm" svg:y="7.746cm" svg:viewBox="0 0 4657 733" draw:points="2328,733 0,733 0,0 4657,0 4657,733">
            <text:p/>
          </draw:polygon>
          <draw:path draw:style-name="gr3" draw:text-style-name="P9" draw:layer="layout" svg:width="0.608cm" svg:height="0.216cm" svg:x="4.521cm" svg:y="8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9" draw:layer="layout" svg:width="0.365cm" svg:height="0.611cm" svg:x="5.48cm" svg:y="7.725cm" svg:viewBox="0 0 366 612" svg:d="M71 542l97-96c144-127 198-175 198-267 0-106-81-179-193-179-104 0-173 85-173 167 0 50 46 50 48 50 16 0 48-11 48-48 0-23-17-48-48-48-8 0-8 0-13 2 21-61 71-94 125-94 83 0 123 73 123 150 0 73-46 146-96 202l-177 196c-10 10-10 13-10 35h341l25-160h-23c-4 27-10 69-19 81-8 9-68 9-87 9z">
            <text:p/>
          </draw:path>
          <draw:path draw:style-name="gr3" draw:text-style-name="P9" draw:layer="layout" svg:width="0.205cm" svg:height="0.636cm" svg:x="6.073cm" svg:y="7.7cm" svg:viewBox="0 0 206 637" svg:d="M133 0l-133 10v30c64 0 73 6 73 50v477c0 41-11 41-73 41v29c31-2 79-2 102-2s69 0 104 2v-29c-62 0-73 0-73-41z">
            <text:p/>
          </draw:path>
          <draw:path draw:style-name="gr3" draw:text-style-name="P9" draw:layer="layout" svg:width="0.407cm" svg:height="0.422cm" svg:x="6.323cm" svg:y="7.925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9" draw:layer="layout" svg:width="0.419cm" svg:height="0.605cm" svg:x="6.78cm" svg:y="7.921cm" svg:viewBox="0 0 420 606" svg:d="M179 258c-81 0-81-91-81-112 0-25 2-54 14-77 9-13 29-38 67-38 79 0 79 92 79 113 0 25 0 54-15 77-8 12-29 37-64 37zM71 294c0-4 0-25 16-44 36 27 73 29 92 29 85 0 148-62 148-133 0-36-15-69-38-90 33-31 67-35 83-35 2 0 7 0 9 0-11 4-15 14-15 25 0 16 13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9" draw:layer="layout" svg:width="0.282cm" svg:height="0.584cm" svg:x="7.396cm" svg:y="7.762cm" svg:viewBox="0 0 283 585" svg:d="M168 208h88c16 0 27 0 27-18 0-11-11-11-27-11h-79c31-131 37-148 37-154 0-17-12-25-27-25-2 0-29 0-37 33l-36 146h-87c-19 0-27 0-27 17 0 12 8 12 25 12h81c-66 261-69 275-69 292 0 50 36 85 84 85 95 0 147-135 147-141 0-9-8-9-12-9-6 0-8 2-13 13-39 96-89 117-120 117-19 0-27-13-27-42 0-23 0-29 4-44z">
            <text:p/>
          </draw:path>
          <draw:path draw:style-name="gr3" draw:text-style-name="P9" draw:layer="layout" svg:width="0.608cm" svg:height="0.611cm" svg:x="7.96cm" svg:y="7.802cm" svg:viewBox="0 0 609 612" svg:d="M324 325h256c13 0 29 0 29-19s-16-19-29-19h-256v-256c0-14 0-31-18-31-19 0-19 17-19 31v256h-256c-14 0-31 0-31 19s17 19 31 19h256v256c0 13 0 31 19 31 18 0 18-18 18-31z">
            <text:p/>
          </draw:path>
          <draw:path draw:style-name="gr3" draw:text-style-name="P9" draw:layer="layout" svg:width="0.357cm" svg:height="0.416cm" svg:x="8.86cm" svg:y="7.931cm" svg:viewBox="0 0 358 417" svg:d="M327 56c-15 0-27 0-42 15-15 12-17 29-17 35 0 21 17 31 36 31 27 0 52-20 52-58 0-46-44-79-111-79-122 0-245 131-245 260 0 84 54 157 150 157 131 0 208-98 208-109 0-6-6-12-11-12-6 0-8 2-12 10-73 90-173 90-185 90-56 0-81-44-81-100 0-38 18-127 50-184 27-52 79-91 129-91 31 0 66 10 79 35z">
            <text:p/>
          </draw:path>
        </draw:g>
        <draw:g xml:id="id248" draw:id="id248">
          <svg:title>TexMaths</svg:title>
          <svg:desc>24§display§\text {Put } \sqrt{x} - 1 = t§svg§600§FALSE§</svg:desc>
          <draw:polygon draw:style-name="gr2" draw:text-style-name="P8" draw:layer="layout" svg:width="5.609cm" svg:height="0.76cm" svg:x="2.923cm" svg:y="3.538cm" svg:viewBox="0 0 5610 761" draw:points="2805,761 0,761 0,0 5610,0 5610,761">
            <text:p/>
          </draw:polygon>
          <draw:path draw:style-name="gr3" draw:text-style-name="P9" draw:layer="layout" svg:width="0.498cm" svg:height="0.577cm" svg:x="2.91cm" svg:y="3.602cm" svg:viewBox="0 0 499 578" svg:d="M163 311h142c102 0 194-69 194-154 0-82-84-157-199-157h-300v27h21c65 0 65 9 65 38v448c0 30 0 38-65 38h-21v27c29-2 92-2 125-2 32 0 96 0 125 2v-27h-20c-65 0-67-8-67-38zM159 288v-228c0-27 2-33 43-33h74c135 0 135 88 135 130 0 41 0 131-135 131z">
            <text:p/>
          </draw:path>
          <draw:path draw:style-name="gr3" draw:text-style-name="P9" draw:layer="layout" svg:width="0.425cm" svg:height="0.383cm" svg:x="3.482cm" svg:y="3.805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9" draw:layer="layout" svg:width="0.266cm" svg:height="0.529cm" svg:x="3.939cm" svg:y="3.659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659cm" svg:height="0.844cm" svg:x="4.594cm" svg:y="3.496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9" draw:layer="layout" svg:width="0.483cm" svg:height="0.035cm" svg:x="5.235cm" svg:y="3.496cm" svg:viewBox="0 0 484 36" draw:points="242,36 0,36 0,0 484,0 484,36">
            <text:p/>
          </draw:polygon>
          <draw:path draw:style-name="gr3" draw:text-style-name="P9" draw:layer="layout" svg:width="0.421cm" svg:height="0.383cm" svg:x="5.26cm" svg:y="3.805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3 0-46-27-46-56 0-19 6-36 15-75z">
            <text:p/>
          </draw:path>
          <draw:path draw:style-name="gr3" draw:text-style-name="P9" draw:layer="layout" svg:width="0.515cm" svg:height="0.035cm" svg:x="5.976cm" svg:y="3.951cm" svg:viewBox="0 0 516 36" svg:d="M488 36c13 0 28 0 28-19 0-17-15-17-28-17h-459c-14 0-29 0-29 17 0 19 15 19 29 19z">
            <text:p/>
          </draw:path>
          <draw:path draw:style-name="gr3" draw:text-style-name="P9" draw:layer="layout" svg:width="0.279cm" svg:height="0.564cm" svg:x="6.825cm" svg:y="3.61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9" draw:layer="layout" svg:width="0.562cm" svg:height="0.199cm" svg:x="7.453cm" svg:y="3.86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6cm" svg:height="0.539cm" svg:x="8.315cm" svg:y="3.65cm" svg:viewBox="0 0 261 540" svg:d="M156 192h80c16 0 25 0 25-17 0-10-9-10-25-10h-73c29-121 35-136 35-142 0-15-12-23-25-23-2 0-27 0-35 31l-32 134h-81c-17 0-25 0-25 16 0 11 8 11 23 11h75c-62 240-63 254-63 269 0 46 32 79 76 79 89 0 137-125 137-131 0-8-8-8-12-8-6 0-8 2-11 12-37 88-83 107-112 107-17 0-25-11-25-38 0-21 0-27 4-40z">
            <text:p/>
          </draw:path>
        </draw:g>
        <draw:g xml:id="id249" draw:id="id249">
          <svg:title>TexMaths</svg:title>
          <svg:desc>24§display§\text {Diff. }w.\ r.\ t. \ x,\  \frac{1}{2\sqrt{x}} dx = dt§svg§600§FALSE§</svg:desc>
          <draw:polygon draw:style-name="gr2" draw:text-style-name="P8" draw:layer="layout" svg:width="10.441cm" svg:height="1.833cm" svg:x="9.225cm" svg:y="3.042cm" svg:viewBox="0 0 10442 1834" draw:points="5220,1834 0,1834 0,0 10442,0 10442,1834">
            <text:p/>
          </draw:polygon>
          <draw:path draw:style-name="gr3" draw:text-style-name="P9" draw:layer="layout" svg:width="0.567cm" svg:height="0.577cm" svg:x="9.212cm" svg:y="3.557cm" svg:viewBox="0 0 568 578" svg:d="M0 0v27h21c65 0 65 9 65 38v448c0 30 0 38-65 38h-21v27h309c142 0 259-125 259-284 0-162-113-294-259-294zM202 551c-41 0-43-6-43-33v-458c0-27 2-33 43-33h84c52 0 111 17 154 79 36 50 44 122 44 188 0 94-16 144-46 186-18 23-66 71-152 71z">
            <text:p/>
          </draw:path>
          <draw:path draw:style-name="gr3" draw:text-style-name="P9" draw:layer="layout" svg:width="0.181cm" svg:height="0.565cm" svg:x="9.855cm" svg:y="3.568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9" draw:layer="layout" svg:width="0.508cm" svg:height="0.596cm" svg:x="10.084cm" svg:y="3.538cm" svg:viewBox="0 0 509 597" svg:d="M357 257h96v-25h-100v-98c0-76 42-115 79-115 4 0 15 0 29 6-10 4-25 13-25 35 0 19 13 36 36 36s37-17 37-36c0-31-29-60-77-60-50 0-88 33-92 36-25-32-71-36-94-36-81 0-179 44-179 136v96h-67v25h67v275c0 38-9 38-67 38v27c29-2 73-4 94-4s63 2 94 4v-27c-56 0-65 0-65-38v-275h178v275c0 38-9 38-67 38v27c33-2 73-4 96-4 35 0 75 0 108 4v-27h-18c-61 0-63-9-63-40zM121 232v-96c0-82 69-117 123-117 42 0 65 16 67 16v1c-15 0-31 12-31 35 0 6 0 27 23 35-2 11-2 19-2 28v98z">
            <text:p/>
          </draw:path>
          <draw:path draw:style-name="gr3" draw:text-style-name="P9" draw:layer="layout" svg:width="0.091cm" svg:height="0.091cm" svg:x="10.627cm" svg:y="4.043cm" svg:viewBox="0 0 92 92" svg:d="M92 46c0-25-21-46-46-46s-46 21-46 46 21 46 46 46 46-21 46-46z">
            <text:p/>
          </draw:path>
          <draw:path draw:style-name="gr3" draw:text-style-name="P9" draw:layer="layout" svg:width="0.56cm" svg:height="0.383cm" svg:x="11.188cm" svg:y="3.76cm" svg:viewBox="0 0 561 384" svg:d="M367 86c4-17 11-50 11-53 0-16-11-23-23-23-11 0-27 5-32 23-2 5-43 169-48 190-6 25-8 40-8 55 0 10 0 12 2 16-19 46-46 71-79 71-67 0-67-62-67-77 0-27 4-60 44-165 10-25 13-37 13-54 0-38-26-69-69-69-80 0-111 123-111 131 0 7 8 7 10 7 9 0 9 0 13-15 23-79 56-104 86-104 8 0 22 0 22 27 0 21-10 46-16 60-36 99-48 140-48 170 0 79 58 108 121 108 14 0 54 0 88-60 22 54 81 60 106 60 63 0 100-54 123-104 29-67 56-180 56-220 0-47-23-60-39-60-21 0-42 21-42 40 0 12 6 18 13 23 10 10 31 31 31 73 0 29-25 112-46 154-23 46-52 75-94 75-40 0-61-25-61-73 0-23 5-50 7-62z">
            <text:p/>
          </draw:path>
          <draw:path draw:style-name="gr3" draw:text-style-name="P9" draw:layer="layout" svg:width="0.091cm" svg:height="0.091cm" svg:x="11.861cm" svg:y="4.043cm" svg:viewBox="0 0 92 92" svg:d="M92 46c0-25-21-46-46-46s-46 21-46 46 21 46 46 46 46-21 46-46z">
            <text:p/>
          </draw:path>
          <draw:path draw:style-name="gr3" draw:text-style-name="P9" draw:layer="layout" svg:width="0.345cm" svg:height="0.383cm" svg:x="12.33cm" svg:y="3.76cm" svg:viewBox="0 0 346 384" svg:d="M50 324c-2 14-8 33-8 37 0 15 12 23 25 23 10 0 25-8 31-23 2-4 31-119 34-134 6-29 22-89 27-112 4-9 27-50 48-69 6-6 31-27 68-27 23 0 34 10 36 10-27 4-44 25-44 46 0 13 9 31 31 31 23 0 48-20 48-50 0-31-27-56-71-56-56 0-93 42-108 65-8-38-38-65-79-65-38 0-53 33-61 48-15 29-27 81-27 83 0 7 8 7 10 7 9 0 9 0 15-19 13-59 31-100 61-100 16 0 27 6 27 39 0 17-4 26-13 71z">
            <text:p/>
          </draw:path>
          <draw:path draw:style-name="gr3" draw:text-style-name="P9" draw:layer="layout" svg:width="0.091cm" svg:height="0.091cm" svg:x="12.735cm" svg:y="4.043cm" svg:viewBox="0 0 92 92" svg:d="M92 46c0-25-21-46-46-46s-46 21-46 46 21 46 46 46 46-21 46-46z">
            <text:p/>
          </draw:path>
          <draw:path draw:style-name="gr3" draw:text-style-name="P9" draw:layer="layout" svg:width="0.26cm" svg:height="0.538cm" svg:x="13.198cm" svg:y="3.605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0z">
            <text:p/>
          </draw:path>
          <draw:path draw:style-name="gr3" draw:text-style-name="P9" draw:layer="layout" svg:width="0.091cm" svg:height="0.091cm" svg:x="13.555cm" svg:y="4.043cm" svg:viewBox="0 0 92 92" svg:d="M92 46c0-25-21-46-46-46s-46 21-46 46 21 46 46 46 46-21 46-46z">
            <text:p/>
          </draw:path>
          <draw:path draw:style-name="gr3" draw:text-style-name="P9" draw:layer="layout" svg:width="0.421cm" svg:height="0.383cm" svg:x="14.021cm" svg:y="3.76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6-109 136-131 0-7-7-7-9-7-8 0-10 2-12 7-26 93-86 112-113 112-33 0-46-27-46-56 0-19 6-36 15-75z">
            <text:p/>
          </draw:path>
          <draw:path draw:style-name="gr3" draw:text-style-name="P9" draw:layer="layout" svg:width="0.099cm" svg:height="0.252cm" svg:x="14.553cm" svg:y="4.043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" draw:text-style-name="P9" draw:layer="layout" svg:width="0.279cm" svg:height="0.563cm" svg:x="15.905cm" svg:y="3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9" draw:layer="layout" svg:width="1.608cm" svg:height="0.035cm" svg:x="15.237cm" svg:y="3.904cm" svg:viewBox="0 0 1609 36" draw:points="804,36 0,36 0,0 1609,0 1609,36">
            <text:p/>
          </draw:polygon>
          <draw:path draw:style-name="gr3" draw:text-style-name="P9" draw:layer="layout" svg:width="0.337cm" svg:height="0.563cm" svg:x="15.279cm" svg:y="4.152cm" svg:viewBox="0 0 338 564" svg:d="M65 499l91-88c132-117 182-161 182-246 0-98-75-165-179-165-96 0-159 79-159 154 0 46 42 46 44 46 16 0 44-10 44-44 0-22-15-45-44-45-8 0-8 0-11 2 19-55 65-86 115-86 77 0 113 67 113 138 0 67-42 135-88 186l-163 181c-10 9-10 11-10 32h315l23-147h-21c-4 25-10 63-17 74-8 8-64 8-81 8z">
            <text:p/>
          </draw:path>
          <draw:path draw:style-name="gr3" draw:text-style-name="P9" draw:layer="layout" svg:width="0.659cm" svg:height="0.844cm" svg:x="15.72cm" svg:y="4.073cm" svg:viewBox="0 0 660 845" svg:d="M267 756l-148-328c-6-13-11-13-13-13 0 0-6 0-14 5l-80 62c-12 8-12 11-12 13 0 4 2 10 8 10 5 0 21-12 28-19 6-4 20-14 27-19l167 364c6 14 12 14 20 14 11 0 13-4 21-16l384-794c5-14 5-16 5-18 0-9-7-17-17-17-8 0-13 4-19 17z">
            <text:p/>
          </draw:path>
          <draw:polygon draw:style-name="gr3" draw:text-style-name="P9" draw:layer="layout" svg:width="0.483cm" svg:height="0.035cm" svg:x="16.362cm" svg:y="4.073cm" svg:viewBox="0 0 484 36" draw:points="242,36 0,36 0,0 484,0 484,36">
            <text:p/>
          </draw:polygon>
          <draw:path draw:style-name="gr3" draw:text-style-name="P9" draw:layer="layout" svg:width="0.421cm" svg:height="0.383cm" svg:x="16.387cm" svg:y="4.342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6-109 136-131 0-7-7-7-9-7-8 0-10 2-12 7-28 93-86 112-113 112-33 0-46-27-46-56 0-19 6-36 15-75z">
            <text:p/>
          </draw:path>
          <draw:path draw:style-name="gr3" draw:text-style-name="P9" draw:layer="layout" svg:width="0.402cm" svg:height="0.596cm" svg:x="16.978cm" svg:y="3.547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9" draw:layer="layout" svg:width="0.421cm" svg:height="0.383cm" svg:x="17.408cm" svg:y="3.76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4-109 134-131 0-7-7-7-9-7-8 0-10 2-12 7-26 93-84 112-113 112-33 0-46-27-46-56 0-19 6-36 15-75z">
            <text:p/>
          </draw:path>
          <draw:path draw:style-name="gr3" draw:text-style-name="P9" draw:layer="layout" svg:width="0.562cm" svg:height="0.199cm" svg:x="18.147cm" svg:y="3.8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402cm" svg:height="0.596cm" svg:x="19.025cm" svg:y="3.547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26cm" svg:height="0.538cm" svg:x="19.449cm" svg:y="3.605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0z">
            <text:p/>
          </draw:path>
        </draw:g>
        <draw:g xml:id="id250" draw:id="id250">
          <svg:title>TexMaths</svg:title>
          <svg:desc>26§display§\therefore§svg§600§FALSE§</svg:desc>
          <draw:polygon draw:style-name="gr2" draw:text-style-name="P8" draw:layer="layout" svg:width="0.49cm" svg:height="0.402cm" svg:x="20.403cm" svg:y="3.719cm" svg:viewBox="0 0 491 403" draw:points="246,403 0,403 0,0 491,0 491,403">
            <text:p/>
          </draw:polygon>
          <draw:path draw:style-name="gr3" draw:text-style-name="P9" draw:layer="layout" svg:width="0.555cm" svg:height="0.493cm" svg:x="20.384cm" svg:y="3.673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51" draw:id="id251">
          <svg:title>TexMaths</svg:title>
          <svg:desc>24§display§\frac{1}{\sqrt{x}} dx = 2dt§svg§600§FALSE§</svg:desc>
          <draw:polygon draw:style-name="gr2" draw:text-style-name="P8" draw:layer="layout" svg:width="4.389cm" svg:height="1.833cm" svg:x="21.655cm" svg:y="3.042cm" svg:viewBox="0 0 4390 1834" draw:points="2195,1834 0,1834 0,0 4390,0 4390,1834">
            <text:p/>
          </draw:polygon>
          <draw:path draw:style-name="gr3" draw:text-style-name="P9" draw:layer="layout" svg:width="0.279cm" svg:height="0.563cm" svg:x="22.07cm" svg:y="3cm" svg:viewBox="0 0 280 564" svg:d="M175 21c0-19 0-21-19-21-54 54-129 54-156 54v27c17 0 67 0 111-23v439c0 31-2 41-78 41h-27v26c29-3 103-3 136-3 35 0 108 0 138 3v-26h-27c-76 0-78-10-78-41z">
            <text:p/>
          </draw:path>
          <draw:polygon draw:style-name="gr3" draw:text-style-name="P9" draw:layer="layout" svg:width="1.186cm" svg:height="0.035cm" svg:x="21.613cm" svg:y="3.904cm" svg:viewBox="0 0 1187 36" draw:points="593,36 0,36 0,0 1187,0 1187,36">
            <text:p/>
          </draw:polygon>
          <draw:path draw:style-name="gr3" draw:text-style-name="P9" draw:layer="layout" svg:width="0.66cm" svg:height="0.844cm" svg:x="21.674cm" svg:y="4.073cm" svg:viewBox="0 0 661 845" svg:d="M267 756l-148-328c-6-13-11-13-13-13 0 0-6 0-14 5l-80 62c-12 8-12 11-12 13 0 4 2 10 8 10 5 0 21-12 28-19 6-4 20-14 27-19l167 364c6 14 12 14 20 14 11 0 13-4 21-16l384-794c6-14 6-16 6-18 0-9-8-17-18-17-7 0-13 4-19 17z">
            <text:p/>
          </draw:path>
          <draw:polygon draw:style-name="gr3" draw:text-style-name="P9" draw:layer="layout" svg:width="0.483cm" svg:height="0.035cm" svg:x="22.316cm" svg:y="4.073cm" svg:viewBox="0 0 484 36" draw:points="242,36 0,36 0,0 484,0 484,36">
            <text:p/>
          </draw:polygon>
          <draw:path draw:style-name="gr3" draw:text-style-name="P9" draw:layer="layout" svg:width="0.421cm" svg:height="0.383cm" svg:x="22.341cm" svg:y="4.34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2 0-46-27-46-56 0-19 6-36 15-75z">
            <text:p/>
          </draw:path>
          <draw:path draw:style-name="gr3" draw:text-style-name="P9" draw:layer="layout" svg:width="0.402cm" svg:height="0.596cm" svg:x="22.932cm" svg:y="3.547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23.362cm" svg:y="3.7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2 0-46-27-46-56 0-19 6-36 15-75z">
            <text:p/>
          </draw:path>
          <draw:path draw:style-name="gr3" draw:text-style-name="P9" draw:layer="layout" svg:width="0.562cm" svg:height="0.199cm" svg:x="24.102cm" svg:y="3.8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37cm" svg:height="0.563cm" svg:x="24.987cm" svg:y="3.57cm" svg:viewBox="0 0 338 564" svg:d="M65 499l91-88c132-117 182-161 182-246 0-98-75-165-179-165-96 0-159 79-159 154 0 46 42 46 44 46 16 0 44-10 44-44 0-22-15-45-44-45-8 0-8 0-11 2 19-55 65-86 115-86 77 0 113 67 113 138 0 67-42 135-88 186l-163 181c-10 9-10 11-10 32h315l23-147h-21c-4 25-10 63-17 74-8 8-64 8-81 8z">
            <text:p/>
          </draw:path>
          <draw:path draw:style-name="gr3" draw:text-style-name="P9" draw:layer="layout" svg:width="0.402cm" svg:height="0.596cm" svg:x="25.401cm" svg:y="3.547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26cm" svg:height="0.538cm" svg:x="25.826cm" svg:y="3.605cm" svg:viewBox="0 0 261 539" svg:d="M156 192h80c16 0 25 0 25-17 0-10-9-10-25-10h-73c29-121 35-136 35-142 0-15-12-23-25-23-2 0-27 0-35 31l-32 134h-81c-17 0-25 0-25 15 0 12 8 12 23 12h75c-60 240-63 253-63 269 0 46 32 78 76 78 89 0 137-124 137-130 0-8-8-8-12-8-6 0-7 2-11 12-37 88-83 107-112 107-17 0-25-11-25-38 0-21 0-27 4-40z">
            <text:p/>
          </draw:path>
        </draw:g>
        <draw:g xml:id="id252" draw:id="id252">
          <svg:title>TexMaths</svg:title>
          <svg:desc>28§display§\therefore§svg§600§FALSE§</svg:desc>
          <draw:polygon draw:style-name="gr2" draw:text-style-name="P8" draw:layer="layout" svg:width="0.528cm" svg:height="0.433cm" svg:x="2.104cm" svg:y="5.924cm" svg:viewBox="0 0 529 434" draw:points="265,434 0,434 0,0 529,0 529,434">
            <text:p/>
          </draw:polygon>
          <draw:path draw:style-name="gr3" draw:text-style-name="P9" draw:layer="layout" svg:width="0.598cm" svg:height="0.531cm" svg:x="2.084cm" svg:y="5.875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53" draw:id="id253">
          <svg:title>TexMaths</svg:title>
          <svg:desc>28§display§\text {I}§svg§600§FALSE§</svg:desc>
          <draw:polygon draw:style-name="gr2" draw:text-style-name="P8" draw:layer="layout" svg:width="0.229cm" svg:height="0.575cm" svg:x="3.733cm" svg:y="5.846cm" svg:viewBox="0 0 230 576" draw:points="116,576 0,576 0,0 230,0 230,576">
            <text:p/>
          </draw:polygon>
          <draw:path draw:style-name="gr3" draw:text-style-name="P9" draw:layer="layout" svg:width="0.301cm" svg:height="0.674cm" svg:x="3.711cm" svg:y="5.7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54" draw:id="id254">
          <svg:title>TexMaths</svg:title>
          <svg:desc>26§display§= \int \frac{1}{ t} \ 2dt§svg§600§FALSE§</svg:desc>
          <draw:polygon draw:style-name="gr2" draw:text-style-name="P8" draw:layer="layout" svg:width="4.155cm" svg:height="1.94cm" svg:x="4.611cm" svg:y="5.141cm" svg:viewBox="0 0 4156 1941" draw:points="2078,1941 0,1941 0,0 4156,0 4156,1941">
            <text:p/>
          </draw:polygon>
          <draw:path draw:style-name="gr3" draw:text-style-name="P9" draw:layer="layout" svg:width="0.608cm" svg:height="0.215cm" svg:x="4.617cm" svg:y="6.0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812cm" svg:height="2.032cm" svg:x="5.58cm" svg:y="5.095cm" svg:viewBox="0 0 813 2033" svg:d="M44 1991c29 0 45-20 45-43 0-32-22-46-43-46-23 0-46 14-46 46 0 48 46 85 102 85 139 0 191-214 256-479 71-289 131-582 181-876 33-193 66-376 98-495 10-46 41-162 79-162 27 0 50 16 54 21-32 2-46 20-46 43 0 32 23 46 44 46 22 0 45-14 45-46 0-50-50-85-99-85-71 0-121 100-173 287-2 8-127 468-227 1068-25 139-52 293-81 420-17 67-58 239-133 239-33 0-54-23-56-23z">
            <text:p/>
          </draw:path>
          <draw:path draw:style-name="gr3" draw:text-style-name="P9" draw:layer="layout" svg:width="0.303cm" svg:height="0.611cm" svg:x="6.787cm" svg:y="5.112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0.459cm" svg:height="0.039cm" svg:x="6.706cm" svg:y="6.092cm" svg:viewBox="0 0 460 40" draw:points="229,40 0,40 0,0 460,0 460,40">
            <text:p/>
          </draw:polygon>
          <draw:path draw:style-name="gr3" draw:text-style-name="P9" draw:layer="layout" svg:width="0.282cm" svg:height="0.584cm" svg:x="6.791cm" svg:y="6.393cm" svg:viewBox="0 0 283 585" svg:d="M168 208h88c17 0 27 0 27-19 0-10-10-10-27-10h-79c31-131 37-148 37-154 0-17-12-25-27-25-2 0-29 0-37 33l-36 146h-87c-19 0-27 0-27 17 0 12 8 12 25 12h81c-66 260-69 275-69 291 0 50 36 86 84 86 95 0 147-136 147-142 0-8-8-8-12-8-6 0-8 2-13 12-39 96-89 117-120 117-19 0-27-13-27-42 0-23 0-29 4-43z">
            <text:p/>
          </draw:path>
          <draw:path draw:style-name="gr3" draw:text-style-name="P9" draw:layer="layout" svg:width="0.365cm" svg:height="0.611cm" svg:x="7.623cm" svg:y="5.73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8 81-9 8-69 8-88 8z">
            <text:p/>
          </draw:path>
          <draw:path draw:style-name="gr3" draw:text-style-name="P9" draw:layer="layout" svg:width="0.436cm" svg:height="0.646cm" svg:x="8.07cm" svg:y="5.705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29 6-44zM245 526c-4 17-4 19-18 36-40 50-77 64-102 64-48 0-61-50-61-85 0-46 30-160 52-202 28-54 69-87 107-87 58 0 72 75 72 81 0 4-2 10-4 15z">
            <text:p/>
          </draw:path>
          <draw:path draw:style-name="gr3" draw:text-style-name="P9" draw:layer="layout" svg:width="0.282cm" svg:height="0.584cm" svg:x="8.53cm" svg:y="5.767cm" svg:viewBox="0 0 283 585" svg:d="M168 208h88c17 0 27 0 27-19 0-10-10-10-27-10h-81c33-131 39-148 39-154 0-17-12-25-27-25-4 0-29 0-37 33l-36 146h-87c-19 0-27 0-27 17 0 12 8 12 25 12h81c-66 260-69 275-69 291 0 50 36 86 84 86 95 0 147-136 147-142 0-8-8-8-12-8-6 0-8 2-13 12-39 96-89 117-120 117-19 0-27-13-27-42 0-23 0-29 4-43z">
            <text:p/>
          </draw:path>
        </draw:g>
        <draw:g xml:id="id255" draw:id="id255">
          <svg:title>TexMaths</svg:title>
          <svg:desc>26§display§= 2 \int \frac{1}{ t} \ dt§svg§600§FALSE§</svg:desc>
          <draw:polygon draw:style-name="gr2" draw:text-style-name="P8" draw:layer="layout" svg:width="4.305cm" svg:height="1.94cm" svg:x="9.312cm" svg:y="5.141cm" svg:viewBox="0 0 4306 1941" draw:points="2154,1941 0,1941 0,0 4306,0 4306,1941">
            <text:p/>
          </draw:polygon>
          <draw:path draw:style-name="gr3" draw:text-style-name="P9" draw:layer="layout" svg:width="0.608cm" svg:height="0.215cm" svg:x="9.318cm" svg:y="6.0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65cm" svg:height="0.611cm" svg:x="10.277cm" svg:y="5.73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9" draw:layer="layout" svg:width="0.812cm" svg:height="2.032cm" svg:x="10.89cm" svg:y="5.095cm" svg:viewBox="0 0 813 2033" svg:d="M44 1991c29 0 45-20 45-43 0-32-22-46-43-46-23 0-46 14-46 46 0 48 46 85 102 85 139 0 191-214 256-479 70-289 131-582 181-876 33-193 66-376 97-495 11-46 42-162 79-162 27 0 50 16 54 21-31 2-45 20-45 43 0 32 22 46 43 46 23 0 46-14 46-46 0-50-50-85-100-85-70 0-120 100-172 287-2 8-127 468-227 1068-25 139-52 293-81 420-17 67-58 239-133 239-33 0-54-23-56-23z">
            <text:p/>
          </draw:path>
          <draw:path draw:style-name="gr3" draw:text-style-name="P9" draw:layer="layout" svg:width="0.303cm" svg:height="0.611cm" svg:x="12.096cm" svg:y="5.112cm" svg:viewBox="0 0 304 612" svg:d="M189 23c0-21 0-23-21-23-58 58-139 58-168 58v29c19 0 73 0 121-25v477c0 33-2 44-86 44h-29v29c31-4 113-4 148-4 37 0 116 0 150 4v-29h-30c-83 0-85-11-85-44z">
            <text:p/>
          </draw:path>
          <draw:polygon draw:style-name="gr3" draw:text-style-name="P9" draw:layer="layout" svg:width="0.459cm" svg:height="0.039cm" svg:x="12.015cm" svg:y="6.092cm" svg:viewBox="0 0 460 40" draw:points="229,40 0,40 0,0 460,0 460,40">
            <text:p/>
          </draw:polygon>
          <draw:path draw:style-name="gr3" draw:text-style-name="P9" draw:layer="layout" svg:width="0.282cm" svg:height="0.584cm" svg:x="12.1cm" svg:y="6.393cm" svg:viewBox="0 0 283 585" svg:d="M168 208h88c16 0 27 0 27-19 0-10-11-10-27-10h-79c31-131 37-148 37-154 0-17-12-25-27-25-4 0-29 0-37 33l-36 146h-87c-19 0-27 0-27 17 0 12 8 12 25 12h81c-66 260-69 275-69 291 0 50 36 86 84 86 95 0 147-136 147-142 0-8-8-8-12-8-6 0-9 2-13 12-39 96-89 117-120 117-19 0-27-13-27-42 0-23 0-29 4-43z">
            <text:p/>
          </draw:path>
          <draw:path draw:style-name="gr3" draw:text-style-name="P9" draw:layer="layout" svg:width="0.436cm" svg:height="0.646cm" svg:x="12.922cm" svg:y="5.705cm" svg:viewBox="0 0 437 647" svg:d="M437 10c0-2 0-10-13-10-12 0-100 8-116 10-6 0-13 5-13 17 0 13 9 13 23 13 44 0 46 6 46 14l-4 19-54 216c-17-33-44-58-86-58-106 0-220 135-220 268 0 88 50 148 123 148 18 0 64-4 118-69 9 38 40 69 83 69 34 0 54-21 69-52s27-87 27-89c0-11-8-11-10-11-11 0-11 4-13 17-16 60-33 114-71 114-24 0-27-23-27-41 0-23 3-29 7-44zM245 526c-4 17-4 19-18 36-40 50-77 64-102 64-46 0-61-50-61-85 0-46 30-160 52-202 27-54 69-87 106-87 59 0 73 75 73 81 0 4-2 10-4 15z">
            <text:p/>
          </draw:path>
          <draw:path draw:style-name="gr3" draw:text-style-name="P9" draw:layer="layout" svg:width="0.282cm" svg:height="0.584cm" svg:x="13.381cm" svg:y="5.767cm" svg:viewBox="0 0 283 585" svg:d="M168 208h88c16 0 27 0 27-19 0-10-11-10-27-10h-79c31-131 37-148 37-154 0-17-12-25-27-25-2 0-29 0-37 33l-36 146h-87c-19 0-27 0-27 17 0 12 8 12 25 12h81c-66 260-69 275-69 291 0 50 36 86 84 86 95 0 147-136 147-142 0-8-8-8-12-8-6 0-9 2-13 12-39 96-89 117-120 117-19 0-27-13-27-42 0-23 0-29 4-43z">
            <text:p/>
          </draw:path>
        </draw:g>
        <draw:g xml:id="id259" draw:id="id259">
          <svg:title>TexMaths</svg:title>
          <svg:desc>26§display§= 2 \log ( \sqrt{x} - 1 ) + c§svg§600§FALSE§</svg:desc>
          <draw:polygon draw:style-name="gr2" draw:text-style-name="P8" draw:layer="layout" svg:width="7.741cm" svg:height="0.877cm" svg:x="4.514cm" svg:y="9.146cm" svg:viewBox="0 0 7742 878" draw:points="3871,878 0,878 0,0 7742,0 7742,878">
            <text:p/>
          </draw:polygon>
          <draw:path draw:style-name="gr3" draw:text-style-name="P9" draw:layer="layout" svg:width="0.608cm" svg:height="0.215cm" svg:x="4.52cm" svg:y="9.5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65cm" svg:height="0.611cm" svg:x="5.479cm" svg:y="9.231cm" svg:viewBox="0 0 366 612" svg:d="M71 541l97-96c144-127 198-174 198-266 0-106-81-179-193-179-104 0-173 85-173 167 0 49 46 49 48 49 16 0 48-10 48-47 0-23-17-48-48-48-8 0-8 0-13 2 21-61 71-94 125-94 83 0 123 73 123 150 0 73-46 146-96 202l-177 196c-10 10-10 12-10 35h341l25-160h-23c-4 27-10 68-19 81-8 8-68 8-87 8z">
            <text:p/>
          </draw:path>
          <draw:path draw:style-name="gr3" draw:text-style-name="P9" draw:layer="layout" svg:width="0.205cm" svg:height="0.636cm" svg:x="6.072cm" svg:y="9.206cm" svg:viewBox="0 0 206 637" svg:d="M133 0l-133 10v30c64 0 73 6 73 50v476c0 42-11 42-73 42v29c31-2 79-2 102-2s69 0 104 2v-29c-62 0-73 0-73-42z">
            <text:p/>
          </draw:path>
          <draw:path draw:style-name="gr3" draw:text-style-name="P9" draw:layer="layout" svg:width="0.407cm" svg:height="0.422cm" svg:x="6.322cm" svg:y="9.431cm" svg:viewBox="0 0 408 423" svg:d="M408 214c0-116-94-214-204-214-115 0-204 100-204 214 0 119 96 209 204 209 110 0 204-92 204-209zM204 400c-40 0-79-21-104-63-23-39-23-96-23-129 0-35 0-85 21-127 25-41 68-60 106-60 39 0 79 19 102 58 25 40 25 94 25 129 0 33 0 83-21 123-19 42-60 69-106 69z">
            <text:p/>
          </draw:path>
          <draw:path draw:style-name="gr3" draw:text-style-name="P9" draw:layer="layout" svg:width="0.419cm" svg:height="0.605cm" svg:x="6.779cm" svg:y="9.425cm" svg:viewBox="0 0 420 606" svg:d="M179 258c-81 0-81-91-81-112 0-25 2-54 14-77 9-13 29-38 67-38 79 0 79 92 79 113 0 25 0 54-15 77-8 12-29 37-64 37zM71 293c0-4 0-24 16-43 36 27 73 29 92 29 85 0 148-63 148-133 0-36-15-69-38-90 33-31 67-35 83-35 2 0 7 0 9 0-11 4-15 14-15 25 0 16 13 27 27 27 8 0 27-6 27-27 0-17-12-46-48-46-18 0-58 6-97 44-38-32-77-34-96-34-85 0-150 63-150 134 0 41 21 75 44 95-13 13-29 44-29 75 0 29 12 65 41 81-56 17-85 57-85 94 0 65 92 117 204 117 108 0 204-48 204-119 0-33-15-79-61-106-50-25-102-25-158-25-23 0-62 0-68 0-29-4-50-33-50-63zM204 583c-94 0-156-46-156-94 0-44 35-77 75-79h54c79 0 183 0 183 79 0 48-67 94-156 94z">
            <text:p/>
          </draw:path>
          <draw:path draw:style-name="gr3" draw:text-style-name="P9" draw:layer="layout" svg:width="0.213cm" svg:height="0.915cm" svg:x="7.314cm" svg:y="9.154cm" svg:viewBox="0 0 214 916" svg:d="M214 908c0-3 0-5-16-21-115-115-144-288-144-429 0-158 35-319 148-433 12-10 12-13 12-17 0-6-4-8-10-8-8 0-92 62-146 179-48 100-58 202-58 279 0 73 10 183 60 287 56 113 136 171 144 171 6 0 10-2 10-8z">
            <text:p/>
          </draw:path>
          <draw:path draw:style-name="gr3" draw:text-style-name="P9" draw:layer="layout" svg:width="0.715cm" svg:height="0.915cm" svg:x="7.645cm" svg:y="9.1cm" svg:viewBox="0 0 716 916" svg:d="M289 820l-160-356c-6-14-13-14-15-14 0 0-6 0-14 6l-88 66c-12 9-12 13-12 15 0 4 2 10 8 10 7 0 23-12 32-20 6-5 20-15 29-21l181 395c6 15 12 15 20 15 13 0 15-4 23-17l416-862c7-14 7-16 7-18 0-11-9-19-19-19-8 0-15 4-21 19z">
            <text:p/>
          </draw:path>
          <draw:polygon draw:style-name="gr3" draw:text-style-name="P9" draw:layer="layout" svg:width="0.523cm" svg:height="0.039cm" svg:x="8.339cm" svg:y="9.1cm" svg:viewBox="0 0 524 40" draw:points="262,40 0,40 0,0 524,0 524,40">
            <text:p/>
          </draw:polygon>
          <draw:path draw:style-name="gr3" draw:text-style-name="P9" draw:layer="layout" svg:width="0.457cm" svg:height="0.415cm" svg:x="8.366cm" svg:y="9.435cm" svg:viewBox="0 0 458 416" svg:d="M281 129c4-25 25-108 89-108 6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3 0 146-118 146-141 0-9-9-9-11-9-8 0-10 3-12 9-30 100-94 120-123 120-35 0-50-29-50-60 0-21 6-39 17-81z">
            <text:p/>
          </draw:path>
          <draw:path draw:style-name="gr3" draw:text-style-name="P9" draw:layer="layout" svg:width="0.559cm" svg:height="0.039cm" svg:x="9.14cm" svg:y="9.593cm" svg:viewBox="0 0 560 40" svg:d="M528 40c15 0 32 0 32-21 0-19-17-19-32-19h-497c-14 0-31 0-31 19 0 21 17 21 31 21z">
            <text:p/>
          </draw:path>
          <draw:path draw:style-name="gr3" draw:text-style-name="P9" draw:layer="layout" svg:width="0.303cm" svg:height="0.611cm" svg:x="10.06cm" svg:y="9.231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9" draw:layer="layout" svg:width="0.213cm" svg:height="0.915cm" svg:x="10.488cm" svg:y="9.154cm" svg:viewBox="0 0 214 916" svg:d="M214 458c0-71-10-181-60-285-56-113-135-173-146-173-4 0-8 4-8 8s0 7 17 23c91 90 143 235 143 427 0 156-33 318-148 433-12 12-12 14-12 17 0 6 4 8 8 8 11 0 94-63 148-179 48-100 58-202 58-279z">
            <text:p/>
          </draw:path>
          <draw:path draw:style-name="gr3" draw:text-style-name="P9" draw:layer="layout" svg:width="0.608cm" svg:height="0.611cm" svg:x="11.046cm" svg:y="9.306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357cm" svg:height="0.415cm" svg:x="11.946cm" svg:y="9.435cm" svg:viewBox="0 0 358 416" svg:d="M327 56c-15 0-27 0-42 15-15 12-17 29-17 35 0 21 17 31 36 31 27 0 52-20 52-58 0-46-44-79-111-79-122 0-245 131-245 260 0 83 54 156 150 156 131 0 208-98 208-108 0-6-6-12-11-12-6 0-8 2-12 10-73 89-173 89-185 89-56 0-81-43-81-99 0-38 18-127 50-184 27-52 79-91 129-91 31 0 66 10 79 35z">
            <text:p/>
          </draw:path>
        </draw:g>
        <draw:g xml:id="id257" draw:id="id257">
          <svg:title>TexMaths</svg:title>
          <svg:desc>28§display§\therefore§svg§600§FALSE§</svg:desc>
          <draw:polygon draw:style-name="gr2" draw:text-style-name="P8" draw:layer="layout" svg:width="0.528cm" svg:height="0.433cm" svg:x="2.105cm" svg:y="9.325cm" svg:viewBox="0 0 529 434" draw:points="265,434 0,434 0,0 529,0 529,434">
            <text:p/>
          </draw:polygon>
          <draw:path draw:style-name="gr3" draw:text-style-name="P9" draw:layer="layout" svg:width="0.598cm" svg:height="0.531cm" svg:x="2.085cm" svg:y="9.27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58" draw:id="id258">
          <svg:title>TexMaths</svg:title>
          <svg:desc>28§display§\text {I}§svg§600§FALSE§</svg:desc>
          <draw:polygon draw:style-name="gr2" draw:text-style-name="P8" draw:layer="layout" svg:width="0.229cm" svg:height="0.575cm" svg:x="3.734cm" svg:y="9.247cm" svg:viewBox="0 0 230 576" draw:points="116,576 0,576 0,0 230,0 230,576">
            <text:p/>
          </draw:polygon>
          <draw:path draw:style-name="gr3" draw:text-style-name="P9" draw:layer="layout" svg:width="0.301cm" svg:height="0.674cm" svg:x="3.712cm" svg:y="9.198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60" draw:id="id260">
          <svg:title>TexMaths</svg:title>
          <svg:desc>26§display§(4)§svg§600§FALSE§</svg:desc>
          <draw:polygon draw:style-name="gr2" draw:text-style-name="P8" draw:layer="layout" svg:width="0.986cm" svg:height="0.822cm" svg:x="2.31cm" svg:y="11.138cm" svg:viewBox="0 0 987 823" draw:points="494,823 0,823 0,0 987,0 987,823">
            <text:p/>
          </draw:polygon>
          <draw:path draw:style-name="gr3" draw:text-style-name="P9" draw:layer="layout" svg:width="0.213cm" svg:height="0.914cm" svg:x="2.354cm" svg:y="11.092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407cm" svg:height="0.619cm" svg:x="2.645cm" svg:y="11.159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9" draw:layer="layout" svg:width="0.213cm" svg:height="0.914cm" svg:x="3.131cm" svg:y="11.09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63" draw:id="id263">
          <svg:title>TexMaths</svg:title>
          <svg:desc>24§display§= \int \frac{1}{3 + 4e^{-x}} \ dx§svg§600§FALSE§</svg:desc>
          <draw:polygon draw:style-name="gr2" draw:text-style-name="P8" draw:layer="layout" svg:width="6.377cm" svg:height="1.791cm" svg:x="6.414cm" svg:y="10.639cm" svg:viewBox="0 0 6378 1792" draw:points="3189,1792 0,1792 0,0 6378,0 6378,1792">
            <text:p/>
          </draw:polygon>
          <draw:path draw:style-name="gr3" draw:text-style-name="P9" draw:layer="layout" svg:width="0.562cm" svg:height="0.199cm" svg:x="6.42cm" svg:y="11.43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75cm" svg:height="1.876cm" svg:x="7.309cm" svg:y="10.597cm" svg:viewBox="0 0 751 1877" svg:d="M40 1839c27 0 43-20 43-41 0-29-22-42-41-42-21 0-42 13-42 42 0 44 42 79 94 79 129 0 177-198 236-442 65-267 121-538 167-809 31-178 62-347 90-457 10-42 39-150 73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9" draw:layer="layout" svg:width="0.279cm" svg:height="0.564cm" svg:x="9.822cm" svg:y="10.612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3.221cm" svg:height="0.036cm" svg:x="8.347cm" svg:y="11.517cm" svg:viewBox="0 0 3222 37" draw:points="1611,37 0,37 0,0 3222,0 3222,37">
            <text:p/>
          </draw:polygon>
          <draw:path draw:style-name="gr3" draw:text-style-name="P9" draw:layer="layout" svg:width="0.35cm" svg:height="0.581cm" svg:x="8.382cm" svg:y="11.763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9" draw:layer="layout" svg:width="0.562cm" svg:height="0.564cm" svg:x="9.004cm" svg:y="11.832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9" draw:layer="layout" svg:width="0.375cm" svg:height="0.572cm" svg:x="9.824cm" svg:y="11.754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9" draw:layer="layout" svg:width="0.325cm" svg:height="0.383cm" svg:x="10.259cm" svg:y="11.951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9" draw:layer="layout" svg:width="0.4cm" svg:height="0.03cm" svg:x="10.678cm" svg:y="11.919cm" svg:viewBox="0 0 401 31" svg:d="M378 31c8 0 23 0 23-16 0-15-13-15-23-15h-355c-10 0-23 0-23 15 0 16 13 16 23 16z">
            <text:p/>
          </draw:path>
          <draw:path draw:style-name="gr3" draw:text-style-name="P9" draw:layer="layout" svg:width="0.318cm" svg:height="0.268cm" svg:x="11.169cm" svg:y="11.821cm" svg:viewBox="0 0 319 269" svg:d="M119 200c-6 19-25 52-56 52-2 0-19 0-32-8 25-8 27-29 27-33 0-13-10-23-23-23-18 0-35 16-35 37 0 31 33 44 63 44 27 0 50-17 66-42 15 30 48 42 71 42 69 0 103-75 103-92 0-8-7-8-9-8-8 0-8 4-10 12-13 40-48 71-82 71-23 0-37-16-37-39 0-15 15-69 31-136 13-46 40-60 59-60 0 0 20 0 31 8-17 6-25 21-25 33 0 13 10 23 23 23 14 0 35-12 35-37 0-34-39-44-64-44-28 0-51 19-65 42-11-25-38-42-71-42-67 0-106 73-106 90 0 8 8 8 10 8 8 0 10-2 12-10 15-46 53-71 82-71 19 0 35 10 35 39 0 11-6 42-12 61z">
            <text:p/>
          </draw:path>
          <draw:path draw:style-name="gr3" draw:text-style-name="P9" draw:layer="layout" svg:width="0.402cm" svg:height="0.596cm" svg:x="11.982cm" svg:y="11.16cm" svg:viewBox="0 0 403 597" svg:d="M403 10c0-2 0-10-11-10-12 0-93 8-108 10-6 0-11 3-11 15s7 12 21 12c40 0 42 5 42 13l-2 17-52 200c-15-31-40-54-78-54-98 0-204 125-204 248 0 81 46 136 113 136 18 0 60-3 110-63 7 35 36 63 76 63 31 0 50-19 64-48 13-28 25-80 25-82 0-10-8-10-10-10-9 0-9 4-11 16-16 55-31 105-66 105-23 0-25-21-25-38 0-21 2-27 6-40zM227 486c-4 15-4 17-18 33-36 46-71 59-94 59-42 0-55-46-55-78 0-43 28-148 48-187 24-50 63-81 97-81 56 0 68 70 68 75 0 4-2 10-4 14z">
            <text:p/>
          </draw:path>
          <draw:path draw:style-name="gr3" draw:text-style-name="P9" draw:layer="layout" svg:width="0.421cm" svg:height="0.383cm" svg:x="12.412cm" svg:y="11.373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4 111-113 111-33 0-46-27-46-56 0-19 6-36 15-75z">
            <text:p/>
          </draw:path>
        </draw:g>
        <draw:g xml:id="id264" draw:id="id264">
          <svg:title>TexMaths</svg:title>
          <svg:desc>24§display§= \int \frac{e^x}{e^x (3 + 4e^{-x} ) }  \ dx§svg§600§FALSE§</svg:desc>
          <draw:polygon draw:style-name="gr2" draw:text-style-name="P8" draw:layer="layout" svg:width="7.851cm" svg:height="1.854cm" svg:x="6.515cm" svg:y="12.942cm" svg:viewBox="0 0 7852 1855" draw:points="3927,1855 0,1855 0,0 7852,0 7852,1855">
            <text:p/>
          </draw:polygon>
          <draw:path draw:style-name="gr3" draw:text-style-name="P9" draw:layer="layout" svg:width="0.562cm" svg:height="0.199cm" svg:x="6.521cm" svg:y="13.73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5cm" svg:x="7.41cm" svg:y="12.9cm" svg:viewBox="0 0 751 1876" svg:d="M40 1837c27 0 43-19 43-40 0-29-22-42-41-42-21 0-42 13-42 42 0 44 42 79 94 79 129 0 177-198 236-442 66-267 121-537 167-808 31-179 62-348 91-457 9-42 38-150 73-150 25 0 46 16 49 19-28 2-42 20-42 41 0 29 21 42 41 42 21 0 42-13 42-42 0-46-46-79-92-79-66 0-112 92-160 265-2 8-117 432-209 985-23 128-48 270-75 388-15 61-54 220-123 220-31 0-50-21-52-21z">
            <text:p/>
          </draw:path>
          <draw:path draw:style-name="gr3" draw:text-style-name="P9" draw:layer="layout" svg:width="0.325cm" svg:height="0.383cm" svg:x="10.425cm" svg:y="13.105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9" draw:layer="layout" svg:width="0.318cm" svg:height="0.268cm" svg:x="10.807cm" svg:y="12.912cm" svg:viewBox="0 0 319 269" svg:d="M119 200c-6 19-25 51-56 51-2 0-19 0-32-7 25-8 27-29 27-33 0-13-10-23-23-23-18 0-35 15-35 37 0 30 33 44 63 44 27 0 50-18 66-42 15 30 48 42 71 42 69 0 103-75 103-92 0-8-7-8-9-8-8 0-8 4-10 11-13 41-48 71-82 71-23 0-37-15-37-38 0-15 16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olygon draw:style-name="gr3" draw:text-style-name="P9" draw:layer="layout" svg:width="4.694cm" svg:height="0.035cm" svg:x="8.449cm" svg:y="13.82cm" svg:viewBox="0 0 4695 36" draw:points="2348,36 0,36 0,0 4695,0 4695,36">
            <text:p/>
          </draw:polygon>
          <draw:path draw:style-name="gr3" draw:text-style-name="P9" draw:layer="layout" svg:width="0.325cm" svg:height="0.383cm" svg:x="8.487cm" svg:y="14.253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9" draw:layer="layout" svg:width="0.318cm" svg:height="0.268cm" svg:x="8.869cm" svg:y="14.123cm" svg:viewBox="0 0 319 269" svg:d="M119 200c-6 19-25 51-56 51-2 0-19 0-32-7 25-8 27-29 27-33 0-13-10-23-23-23-18 0-35 15-35 37 0 30 33 44 61 44 29 0 52-18 68-42 15 30 48 42 71 42 69 0 103-75 103-92 0-8-7-8-9-8-8 0-8 4-10 11-13 41-50 71-82 71-23 0-37-15-37-38 0-15 16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9" draw:layer="layout" svg:width="0.197cm" svg:height="0.844cm" svg:x="9.349cm" svg:y="13.994cm" svg:viewBox="0 0 198 845" svg:d="M198 837c0-2 0-4-16-19-105-106-132-265-132-396 0-146 33-293 136-399 12-10 12-11 12-15 0-6-4-8-10-8-7 0-84 58-134 165-44 92-54 186-54 257 0 68 10 169 56 265 52 104 125 158 132 158 6 0 10-2 10-8z">
            <text:p/>
          </draw:path>
          <draw:path draw:style-name="gr3" draw:text-style-name="P9" draw:layer="layout" svg:width="0.35cm" svg:height="0.581cm" svg:x="9.63cm" svg:y="14.065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9" draw:layer="layout" svg:width="0.562cm" svg:height="0.563cm" svg:x="10.25cm" svg:y="14.134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9" draw:layer="layout" svg:width="0.375cm" svg:height="0.571cm" svg:x="11.072cm" svg:y="14.056cm" svg:viewBox="0 0 376 572" svg:d="M225 434v73c0 31 0 40-64 40h-17v25c35-2 79-2 113-2 37 0 81 0 116 2v-25h-18c-63 0-65-9-65-40v-73h86v-27h-86v-386c0-15 0-21-13-21-8 0-10 0-16 10l-261 397v27zM230 407h-207l207-315z">
            <text:p/>
          </draw:path>
          <draw:path draw:style-name="gr3" draw:text-style-name="P9" draw:layer="layout" svg:width="0.325cm" svg:height="0.383cm" svg:x="11.508cm" svg:y="14.253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9" draw:layer="layout" svg:width="0.4cm" svg:height="0.03cm" svg:x="11.926cm" svg:y="14.221cm" svg:viewBox="0 0 401 31" svg:d="M378 31c8 0 23 0 23-16 0-15-13-15-23-15h-355c-10 0-23 0-23 15 0 16 13 16 23 16z">
            <text:p/>
          </draw:path>
          <draw:path draw:style-name="gr3" draw:text-style-name="P9" draw:layer="layout" svg:width="0.318cm" svg:height="0.268cm" svg:x="12.418cm" svg:y="14.123cm" svg:viewBox="0 0 319 269" svg:d="M119 200c-6 19-25 51-56 51-2 0-19 0-32-7 25-8 27-29 27-33 0-13-10-23-23-23-18 0-35 15-35 37 0 30 33 44 61 44 29 0 52-18 68-42 15 30 48 42 71 42 69 0 103-75 103-92 0-8-7-8-9-8-8 0-8 4-10 11-13 41-50 71-82 71-23 0-37-15-37-38 0-15 16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9" draw:layer="layout" svg:width="0.197cm" svg:height="0.844cm" svg:x="12.861cm" svg:y="13.99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9" draw:layer="layout" svg:width="0.402cm" svg:height="0.596cm" svg:x="13.558cm" svg:y="13.463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13.989cm" svg:y="13.67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2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8" smil:attributeName="visibility" smil:to="visible"/>
                  <anim:animate smil:dur="0.5s" smil:fill="hold" smil:targetElement="id248" smil:attributeName="width" smil:values="width*0.05;width" smil:keyTimes="0;1"/>
                  <anim:animate smil:dur="0.5s" smil:fill="hold" smil:targetElement="id248" smil:attributeName="height" smil:values="height;height" smil:keyTimes="0;1"/>
                  <anim:animate smil:dur="0.5s" smil:fill="hold" smil:targetElement="id248" smil:attributeName="x" smil:values="x-.2;x" smil:keyTimes="0;1"/>
                  <anim:animate smil:dur="0.5s" smil:fill="hold" smil:targetElement="id248" smil:attributeName="y" smil:values="y;y" smil:keyTimes="0;1"/>
                  <anim:transitionFilter smil:dur="0.5s" smil:targetElement="id24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9" smil:attributeName="visibility" smil:to="visible"/>
                  <anim:animate smil:dur="0.5s" smil:fill="hold" smil:targetElement="id249" smil:attributeName="width" smil:values="width*0.05;width" smil:keyTimes="0;1"/>
                  <anim:animate smil:dur="0.5s" smil:fill="hold" smil:targetElement="id249" smil:attributeName="height" smil:values="height;height" smil:keyTimes="0;1"/>
                  <anim:animate smil:dur="0.5s" smil:fill="hold" smil:targetElement="id249" smil:attributeName="x" smil:values="x-.2;x" smil:keyTimes="0;1"/>
                  <anim:animate smil:dur="0.5s" smil:fill="hold" smil:targetElement="id249" smil:attributeName="y" smil:values="y;y" smil:keyTimes="0;1"/>
                  <anim:transitionFilter smil:dur="0.5s" smil:targetElement="id24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0" smil:attributeName="visibility" smil:to="visible"/>
                  <anim:animate smil:dur="0.5s" smil:fill="hold" smil:targetElement="id250" smil:attributeName="width" smil:values="width*0.05;width" smil:keyTimes="0;1"/>
                  <anim:animate smil:dur="0.5s" smil:fill="hold" smil:targetElement="id250" smil:attributeName="height" smil:values="height;height" smil:keyTimes="0;1"/>
                  <anim:animate smil:dur="0.5s" smil:fill="hold" smil:targetElement="id250" smil:attributeName="x" smil:values="x-.2;x" smil:keyTimes="0;1"/>
                  <anim:animate smil:dur="0.5s" smil:fill="hold" smil:targetElement="id250" smil:attributeName="y" smil:values="y;y" smil:keyTimes="0;1"/>
                  <anim:transitionFilter smil:dur="0.5s" smil:targetElement="id250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1" smil:attributeName="visibility" smil:to="visible"/>
                  <anim:animate smil:dur="0.5s" smil:fill="hold" smil:targetElement="id251" smil:attributeName="width" smil:values="width*0.05;width" smil:keyTimes="0;1"/>
                  <anim:animate smil:dur="0.5s" smil:fill="hold" smil:targetElement="id251" smil:attributeName="height" smil:values="height;height" smil:keyTimes="0;1"/>
                  <anim:animate smil:dur="0.5s" smil:fill="hold" smil:targetElement="id251" smil:attributeName="x" smil:values="x-.2;x" smil:keyTimes="0;1"/>
                  <anim:animate smil:dur="0.5s" smil:fill="hold" smil:targetElement="id251" smil:attributeName="y" smil:values="y;y" smil:keyTimes="0;1"/>
                  <anim:transitionFilter smil:dur="0.5s" smil:targetElement="id2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x;x" smil:keyTimes="0;1"/>
                  <anim:animate smil:dur="0.5s" smil:fill="hold" smil:targetElement="id2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x;x" smil:keyTimes="0;1"/>
                  <anim:animate smil:dur="0.5s" smil:fill="hold" smil:targetElement="id2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9" smil:attributeName="visibility" smil:to="visible"/>
                  <anim:animate smil:dur="0.5s" smil:fill="hold" smil:targetElement="id259" smil:attributeName="x" smil:values="x;x" smil:keyTimes="0;1"/>
                  <anim:animate smil:dur="0.5s" smil:fill="hold" smil:targetElement="id2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0" smil:attributeName="visibility" smil:to="visible"/>
                  <anim:animate smil:dur="0.5s" smil:fill="hold" smil:targetElement="id260" smil:attributeName="width" smil:values="width*0.05;width" smil:keyTimes="0;1"/>
                  <anim:animate smil:dur="0.5s" smil:fill="hold" smil:targetElement="id260" smil:attributeName="height" smil:values="height;height" smil:keyTimes="0;1"/>
                  <anim:animate smil:dur="0.5s" smil:fill="hold" smil:targetElement="id260" smil:attributeName="x" smil:values="x-.2;x" smil:keyTimes="0;1"/>
                  <anim:animate smil:dur="0.5s" smil:fill="hold" smil:targetElement="id260" smil:attributeName="y" smil:values="y;y" smil:keyTimes="0;1"/>
                  <anim:transitionFilter smil:dur="0.5s" smil:targetElement="id260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61" anim:sub-item="text" smil:attributeName="visibility" smil:to="visible"/>
                  <anim:animate smil:dur="0.5s" smil:fill="hold" smil:targetElement="id261" anim:sub-item="text" smil:attributeName="width" smil:values="width*0.05;width" smil:keyTimes="0;1"/>
                  <anim:animate smil:dur="0.5s" smil:fill="hold" smil:targetElement="id261" anim:sub-item="text" smil:attributeName="height" smil:values="height;height" smil:keyTimes="0;1"/>
                  <anim:animate smil:dur="0.5s" smil:fill="hold" smil:targetElement="id261" anim:sub-item="text" smil:attributeName="x" smil:values="x-.2;x" smil:keyTimes="0;1"/>
                  <anim:animate smil:dur="0.5s" smil:fill="hold" smil:targetElement="id261" anim:sub-item="text" smil:attributeName="y" smil:values="y;y" smil:keyTimes="0;1"/>
                  <anim:transitionFilter smil:dur="0.5s" smil:targetElement="id26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office:forms form:automatic-focus="false" form:apply-design-mode="false"/>
        <draw:frame presentation:style-name="pr10" draw:text-style-name="P14" draw:layer="layout" svg:width="26.4cm" svg:height="14.372cm" svg:x="0.8cm" svg:y="0.628cm" presentation:class="title" presentation:user-transformed="true">
          <draw:text-box>
            <text:p xml:id="id279" text:id="id279" text:style-name="P6"><text:span text:style-name="T14"><text:s text:c="5"/></text:span><text:span text:style-name="T14"><text:line-break/></text:span><text:span text:style-name="T15"> <text:s text:c="3"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7"> <text:s text:c="16"/></text:span><text:span text:style-name="T17"><text:line-break/></text:span><text:span text:style-name="T17"> <text:s text:c="8"/></text:span><text:span text:style-name="T17">(5) <text:s/>Let, <text:s text:c="7"/></text:span></text:p>
          </draw:text-box>
        </draw:frame>
        <draw:g xml:id="id266" draw:id="id266">
          <svg:title>TexMaths</svg:title>
          <svg:desc>24§display§= \int \frac{e^x}{ 3e^x + 4 }  \ dx§svg§600§FALSE§</svg:desc>
          <draw:polygon draw:style-name="gr2" draw:text-style-name="P8" draw:layer="layout" svg:width="5.849cm" svg:height="1.791cm" svg:x="6.511cm" svg:y="0.636cm" svg:viewBox="0 0 5850 1792" draw:points="2926,1792 0,1792 0,0 5850,0 5850,1792">
            <text:p/>
          </draw:polygon>
          <draw:path draw:style-name="gr3" draw:text-style-name="P9" draw:layer="layout" svg:width="0.562cm" svg:height="0.199cm" svg:x="6.517cm" svg:y="1.43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75cm" svg:height="1.876cm" svg:x="7.406cm" svg:y="0.594cm" svg:viewBox="0 0 751 1877" svg:d="M40 1839c27 0 43-20 43-41 0-29-22-42-41-42-21 0-42 13-42 42 0 44 42 79 94 79 129 0 177-198 236-442 65-267 121-538 167-809 31-178 62-347 90-457 10-42 39-150 73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9" draw:layer="layout" svg:width="0.325cm" svg:height="0.383cm" svg:x="9.42cm" svg:y="0.8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9" draw:layer="layout" svg:width="0.318cm" svg:height="0.268cm" svg:x="9.802cm" svg:y="0.606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olygon draw:style-name="gr3" draw:text-style-name="P9" draw:layer="layout" svg:width="2.693cm" svg:height="0.036cm" svg:x="8.444cm" svg:y="1.514cm" svg:viewBox="0 0 2694 37" draw:points="1348,37 0,37 0,0 2694,0 2694,37">
            <text:p/>
          </draw:polygon>
          <draw:path draw:style-name="gr3" draw:text-style-name="P9" draw:layer="layout" svg:width="0.35cm" svg:height="0.581cm" svg:x="8.479cm" svg:y="1.76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9" draw:layer="layout" svg:width="0.325cm" svg:height="0.383cm" svg:x="8.905cm" svg:y="1.948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9" draw:layer="layout" svg:width="0.318cm" svg:height="0.268cm" svg:x="9.287cm" svg:y="1.818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9" draw:layer="layout" svg:width="0.562cm" svg:height="0.564cm" svg:x="9.919cm" svg:y="1.829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9" draw:layer="layout" svg:width="0.375cm" svg:height="0.572cm" svg:x="10.739cm" svg:y="1.751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9" draw:layer="layout" svg:width="0.402cm" svg:height="0.596cm" svg:x="11.553cm" svg:y="1.157cm" svg:viewBox="0 0 403 597" svg:d="M403 10c0-2 0-10-11-10-12 0-93 8-108 10-6 0-11 3-11 15s7 12 21 12c40 0 42 5 42 13l-4 17-50 200c-15-31-40-54-78-54-98 0-204 125-204 248 0 81 46 136 113 136 18 0 60-3 110-63 7 35 36 63 76 63 31 0 50-19 64-48 13-28 25-80 25-82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9" draw:layer="layout" svg:width="0.421cm" svg:height="0.383cm" svg:x="11.983cm" svg:y="1.37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</draw:g>
        <draw:g xml:id="id265" draw:id="id265">
          <svg:title>TexMaths</svg:title>
          <svg:desc>28§display§\text {I}§svg§600§FALSE§</svg:desc>
          <draw:polygon draw:style-name="gr2" draw:text-style-name="P8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9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67" draw:id="id267">
          <svg:title>TexMaths</svg:title>
          <svg:desc>24§display§\text {Put } 3e^x + 4 = t§svg§600§FALSE§</svg:desc>
          <draw:polygon draw:style-name="gr2" draw:text-style-name="P8" draw:layer="layout" svg:width="5.662cm" svg:height="0.595cm" svg:x="4.025cm" svg:y="3.239cm" svg:viewBox="0 0 5663 596" draw:points="2832,596 0,596 0,0 5663,0 5663,596">
            <text:p/>
          </draw:polygon>
          <draw:path draw:style-name="gr3" draw:text-style-name="P9" draw:layer="layout" svg:width="0.498cm" svg:height="0.577cm" svg:x="4.012cm" svg:y="3.23cm" svg:viewBox="0 0 499 578" svg:d="M163 311h142c102 0 194-69 194-153 0-83-84-158-200-158h-299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9" draw:layer="layout" svg:width="0.425cm" svg:height="0.383cm" svg:x="4.584cm" svg:y="3.433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9" draw:layer="layout" svg:width="0.266cm" svg:height="0.529cm" svg:x="5.041cm" svg:y="3.287cm" svg:viewBox="0 0 267 530" svg:d="M131 183h120v-27h-120v-156h-22c0 69-26 159-109 163v20h73v232c0 106 79 115 109 115 60 0 85-59 85-115v-48h-23v48c0 61-25 94-56 94-57 0-57-77-57-92z">
            <text:p/>
          </draw:path>
          <draw:path draw:style-name="gr3" draw:text-style-name="P9" draw:layer="layout" svg:width="0.35cm" svg:height="0.581cm" svg:x="5.671cm" svg:y="3.243cm" svg:viewBox="0 0 351 582" svg:d="M211 265c69-21 117-81 117-148 0-69-73-117-155-117-87 0-150 50-150 115 0 27 19 44 42 44 27 0 44-19 44-44 0-42-40-42-51-42 25-40 80-52 111-52 34 0 82 19 82 94 0 12-1 60-24 98-25 41-54 43-75 44-6 0-27 2-33 2-8 0-13 2-13 10 0 10 5 10 21 10h36c69 0 102 57 102 140 0 115-60 140-96 140-37 0-100-15-131-65 31 5 56-14 56-46 0-31-21-48-46-48-21 0-48 13-48 50 0 76 79 132 171 132 104 0 180-77 180-163 0-69-53-135-140-154z">
            <text:p/>
          </draw:path>
          <draw:path draw:style-name="gr3" draw:text-style-name="P9" draw:layer="layout" svg:width="0.325cm" svg:height="0.383cm" svg:x="6.095cm" svg:y="3.433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9" draw:layer="layout" svg:width="0.318cm" svg:height="0.268cm" svg:x="6.477cm" svg:y="3.197cm" svg:viewBox="0 0 319 269" svg:d="M119 200c-6 19-25 52-56 52-2 0-19 0-32-8 25-8 27-29 27-33 0-13-10-23-23-23-18 0-35 16-35 37 0 31 33 44 63 44 27 0 50-17 66-42 15 30 48 42 71 42 69 0 103-75 103-92 0-8-7-8-7-8-10 0-10 4-12 12-13 40-48 71-82 71-23 0-37-16-37-39 0-15 15-69 31-136 13-46 40-60 59-60 0 0 20 0 31 8-17 6-25 21-25 33 0 13 10 23 23 23 14 0 35-12 35-37 0-34-39-44-64-44-28 0-52 19-65 42-11-25-38-42-71-42-67 0-106 73-106 90 0 8 8 8 10 8 8 0 10-2 12-10 15-46 53-71 82-71 19 0 35 10 35 39 0 11-6 42-12 61z">
            <text:p/>
          </draw:path>
          <draw:path draw:style-name="gr3" draw:text-style-name="P9" draw:layer="layout" svg:width="0.561cm" svg:height="0.564cm" svg:x="7.109cm" svg:y="3.314cm" svg:viewBox="0 0 562 565" svg:d="M299 300h237c11 0 26 0 26-18 0-17-15-17-26-17h-237v-236c0-14 0-29-17-29s-17 15-17 29v236h-236c-14 0-29 0-29 17 0 18 15 18 29 18h236v236c0 12 0 29 17 29s17-17 17-29z">
            <text:p/>
          </draw:path>
          <draw:path draw:style-name="gr3" draw:text-style-name="P9" draw:layer="layout" svg:width="0.375cm" svg:height="0.571cm" svg:x="7.928cm" svg:y="3.235cm" svg:viewBox="0 0 376 572" svg:d="M225 434v73c0 31 0 41-64 41h-17v24c35-1 79-1 113-1 37 0 81 0 115 1v-24h-17c-63 0-65-10-65-41v-73h86v-27h-86v-386c0-15 0-21-14-21-7 0-9 0-15 10l-261 397v27zM230 407h-207l207-315z">
            <text:p/>
          </draw:path>
          <draw:path draw:style-name="gr3" draw:text-style-name="P9" draw:layer="layout" svg:width="0.561cm" svg:height="0.199cm" svg:x="8.608cm" svg:y="3.497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26cm" svg:height="0.539cm" svg:x="9.47cm" svg:y="3.278cm" svg:viewBox="0 0 261 540" svg:d="M156 192h80c15 0 25 0 25-17 0-10-10-10-25-10h-73c29-121 35-136 35-142 0-15-12-23-25-23-2 0-27 0-35 31l-32 134h-81c-17 0-25 0-25 16 0 11 8 11 23 11h75c-62 240-63 254-63 269 0 46 32 79 76 79 89 0 137-125 137-131 0-7-8-7-12-7-6 0-8 1-11 11-37 88-83 108-112 108-17 0-25-12-25-39 0-21 0-27 4-40z">
            <text:p/>
          </draw:path>
        </draw:g>
        <draw:g xml:id="id268" draw:id="id268">
          <svg:title>TexMaths</svg:title>
          <svg:desc>24§display§\text {Diff. }w.\ r.\ t. \ x,\  3 e^x dx = dt§svg§600§FALSE§</svg:desc>
          <draw:polygon draw:style-name="gr2" draw:text-style-name="P8" draw:layer="layout" svg:width="9.872cm" svg:height="0.689cm" svg:x="10.627cm" svg:y="3.243cm" svg:viewBox="0 0 9873 690" draw:points="4937,690 0,690 0,0 9873,0 9873,690">
            <text:p/>
          </draw:polygon>
          <draw:path draw:style-name="gr3" draw:text-style-name="P9" draw:layer="layout" svg:width="0.567cm" svg:height="0.578cm" svg:x="10.614cm" svg:y="3.234cm" svg:viewBox="0 0 568 579" svg:d="M0 0v27h21c65 0 65 10 65 38v448c0 31 0 39-65 39h-21v27h309c142 0 259-125 259-285 0-161-113-294-259-294zM202 552c-41 0-43-6-43-33v-459c0-27 2-33 43-33h84c52 0 111 17 154 79 36 50 44 123 44 188 0 94-15 144-46 187-17 23-65 71-152 71z">
            <text:p/>
          </draw:path>
          <draw:path draw:style-name="gr3" draw:text-style-name="P9" draw:layer="layout" svg:width="0.181cm" svg:height="0.566cm" svg:x="11.257cm" svg:y="3.245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508cm" svg:height="0.597cm" svg:x="11.486cm" svg:y="3.214cm" svg:viewBox="0 0 509 598" svg:d="M357 258h96v-25h-100v-98c0-77 43-116 79-116 4 0 15 0 29 6-10 4-25 13-25 35 0 19 13 36 36 36s37-17 37-36c0-31-29-60-77-60-50 0-88 33-92 37-25-33-71-37-94-37-81 0-179 44-179 137v96h-67v25h67v275c0 38-9 38-67 38v27c29-2 73-4 94-4s63 2 94 4v-27c-56 0-65 0-65-38v-275h178v275c0 38-9 38-67 38v27c33-2 73-4 96-4 35 0 75 0 108 4v-27h-17c-62 0-64-10-64-40zM121 233v-96c0-83 69-118 123-118 42 0 65 16 67 16v2c-15 0-31 11-31 34 0 6 0 27 23 35-2 11-2 19-2 29v98z">
            <text:p/>
          </draw:path>
          <draw:path draw:style-name="gr3" draw:text-style-name="P9" draw:layer="layout" svg:width="0.091cm" svg:height="0.091cm" svg:x="12.029cm" svg:y="3.72cm" svg:viewBox="0 0 92 92" svg:d="M92 46c0-25-21-46-46-46s-46 21-46 46 21 46 46 46 46-21 46-46z">
            <text:p/>
          </draw:path>
          <draw:path draw:style-name="gr3" draw:text-style-name="P9" draw:layer="layout" svg:width="0.56cm" svg:height="0.384cm" svg:x="12.59cm" svg:y="3.438cm" svg:viewBox="0 0 561 385" svg:d="M367 87c4-18 11-50 11-54 0-16-11-23-23-23-11 0-27 5-32 23-2 5-43 169-48 190-6 25-8 40-8 56 0 9 0 11 2 15-19 46-46 71-79 71-67 0-67-61-67-77 0-26 4-59 44-165 10-25 13-36 13-54 0-38-26-69-69-69-80 0-111 123-111 131 0 7 8 7 10 7 9 0 9 0 13-15 23-79 56-104 86-104 8 0 22 0 22 27 0 21-10 46-16 60-36 100-48 140-48 171 0 79 58 108 121 108 14 0 54 0 88-60 22 54 81 60 106 60 63 0 100-54 123-104 29-68 56-181 56-221 0-47-23-60-39-60-21 0-42 21-42 40 0 12 6 18 13 23 10 10 31 31 31 74 0 28-25 111-46 153-23 47-52 75-94 75-40 0-61-25-61-73 0-23 5-50 7-61z">
            <text:p/>
          </draw:path>
          <draw:path draw:style-name="gr3" draw:text-style-name="P9" draw:layer="layout" svg:width="0.091cm" svg:height="0.091cm" svg:x="13.264cm" svg:y="3.72cm" svg:viewBox="0 0 92 92" svg:d="M92 46c0-25-21-46-46-46s-46 21-46 46 21 46 46 46 46-21 46-46z">
            <text:p/>
          </draw:path>
          <draw:path draw:style-name="gr3" draw:text-style-name="P9" draw:layer="layout" svg:width="0.345cm" svg:height="0.384cm" svg:x="13.732cm" svg:y="3.438cm" svg:viewBox="0 0 346 385" svg:d="M50 325c-2 13-8 33-8 37 0 15 12 23 25 23 10 0 25-8 31-23 2-4 31-120 34-135 6-29 22-89 27-112 4-9 27-50 48-69 6-6 31-27 68-27 23 0 34 10 36 10-27 4-44 25-44 46 0 13 9 31 31 31 23 0 48-19 48-50s-27-56-71-56c-56 0-93 42-108 65-8-38-38-65-79-65-38 0-53 33-61 48-15 29-27 81-27 83 0 7 8 7 10 7 9 0 9 0 15-19 13-59 31-100 61-100 16 0 27 6 27 39 0 17-4 27-13 71z">
            <text:p/>
          </draw:path>
          <draw:path draw:style-name="gr3" draw:text-style-name="P9" draw:layer="layout" svg:width="0.091cm" svg:height="0.091cm" svg:x="14.137cm" svg:y="3.72cm" svg:viewBox="0 0 92 92" svg:d="M92 46c0-25-21-46-46-46s-46 21-46 46 21 46 46 46 46-21 46-46z">
            <text:p/>
          </draw:path>
          <draw:path draw:style-name="gr3" draw:text-style-name="P9" draw:layer="layout" svg:width="0.26cm" svg:height="0.539cm" svg:x="14.6cm" svg:y="3.282cm" svg:viewBox="0 0 261 540" svg:d="M156 192h80c16 0 25 0 25-17 0-10-9-10-25-10h-73c29-121 35-136 35-142 0-15-12-23-25-23-2 0-27 0-35 31l-32 134h-81c-17 0-25 0-25 16 0 11 8 11 23 11h75c-62 241-63 254-63 269 0 47 32 79 76 79 89 0 137-125 137-130 0-8-8-8-12-8-6 0-8 2-11 11-37 89-83 108-112 108-17 0-25-11-25-38 0-22 0-27 4-41z">
            <text:p/>
          </draw:path>
          <draw:path draw:style-name="gr3" draw:text-style-name="P9" draw:layer="layout" svg:width="0.091cm" svg:height="0.091cm" svg:x="14.957cm" svg:y="3.72cm" svg:viewBox="0 0 92 92" svg:d="M92 46c0-25-21-46-46-46s-46 21-46 46 21 46 46 46 46-21 46-46z">
            <text:p/>
          </draw:path>
          <draw:path draw:style-name="gr3" draw:text-style-name="P9" draw:layer="layout" svg:width="0.421cm" svg:height="0.384cm" svg:x="15.424cm" svg:y="3.438cm" svg:viewBox="0 0 422 385" svg:d="M259 119c4-23 23-100 83-100 6 0 25 0 42 10-23 6-40 27-40 46 0 13 9 31 32 31 20 0 46-16 46-50 0-44-49-56-78-56-50 0-79 44-91 65-21-57-65-65-90-65-88 0-136 110-136 131 0 7 8 7 9 7 8 0 10 0 12-7 29-91 84-112 113-112 16 0 46 8 46 56 0 27-15 85-46 202-13 54-44 88-80 88-6 0-25 0-43-9 22-6 41-23 41-46s-19-31-33-31c-25 0-46 23-46 50 0 38 42 56 79 56 57 0 88-60 90-66 10 33 40 66 90 66 89 0 137-110 137-131 0-8-8-8-10-8-8 0-10 2-12 8-26 92-86 111-113 111-33 0-46-27-46-55 0-20 6-37 15-75z">
            <text:p/>
          </draw:path>
          <draw:path draw:style-name="gr3" draw:text-style-name="P9" draw:layer="layout" svg:width="0.099cm" svg:height="0.253cm" svg:x="15.956cm" svg:y="3.72cm" svg:viewBox="0 0 100 254" svg:d="M100 88c0-55-21-88-54-88-29 0-46 21-46 44s17 46 46 46c10 0 21-3 29-11 4-2 4-2 6-2 0 0 2 0 2 11 0 64-31 116-60 143-10 9-10 11-10 13 0 8 4 10 10 10 10 0 77-66 77-166z">
            <text:p/>
          </draw:path>
          <draw:path draw:style-name="gr3" draw:text-style-name="P9" draw:layer="layout" svg:width="0.35cm" svg:height="0.582cm" svg:x="16.574cm" svg:y="3.247cm" svg:viewBox="0 0 351 583" svg:d="M211 265c69-21 117-80 117-148 0-69-73-117-155-117-87 0-150 50-150 115 0 27 19 45 42 45 27 0 44-20 44-45 0-42-40-42-51-42 25-40 80-52 111-52 35 0 83 19 83 94 0 12-2 60-25 98-25 41-54 43-75 45-6 0-27 2-33 2-8 0-13 2-13 9 0 10 5 10 21 10h36c69 0 102 58 102 140 0 116-60 141-96 141-37 0-100-16-131-66 31 6 56-13 56-46 0-31-21-48-46-48-21 0-48 13-48 50 0 77 79 133 171 133 104 0 180-77 180-164 0-69-53-134-140-154z">
            <text:p/>
          </draw:path>
          <draw:path draw:style-name="gr3" draw:text-style-name="P9" draw:layer="layout" svg:width="0.325cm" svg:height="0.384cm" svg:x="16.998cm" svg:y="3.438cm" svg:viewBox="0 0 326 385" svg:d="M119 179c25 0 88-2 131-19 59-25 63-75 63-87 0-38-33-73-90-73-94 0-223 83-223 231 0 86 50 154 132 154 123 0 194-91 194-100 0-6-5-12-11-12-4 0-6 2-10 10-67 82-159 82-171 82-65 0-73-71-73-98 0-9 0-36 14-88zM81 160c32-129 119-141 142-141 40 0 63 25 63 54 0 87-136 87-171 87z">
            <text:p/>
          </draw:path>
          <draw:path draw:style-name="gr3" draw:text-style-name="P9" draw:layer="layout" svg:width="0.318cm" svg:height="0.268cm" svg:x="17.381cm" svg:y="3.201cm" svg:viewBox="0 0 319 269" svg:d="M119 200c-6 19-25 52-56 52-2 0-19 0-32-8 25-7 27-29 27-32 0-14-10-24-23-24-18 0-35 16-35 37 0 31 33 44 63 44 27 0 50-17 66-42 15 31 48 42 71 42 69 0 103-75 103-92 0-8-7-8-7-8-10 0-10 4-12 12-13 40-48 71-82 71-23 0-37-15-37-39 0-15 15-69 31-136 13-46 40-60 59-60 0 0 20 0 31 8-17 6-25 21-25 33 0 13 10 23 23 23 14 0 35-12 35-37 0-34-39-44-64-44-28 0-51 19-65 42-11-25-38-42-71-42-67 0-106 73-106 90 0 8 8 8 10 8 8 0 10-2 12-10 15-46 53-71 82-71 19 0 35 10 35 39 0 11-6 42-12 61z">
            <text:p/>
          </draw:path>
          <draw:path draw:style-name="gr3" draw:text-style-name="P9" draw:layer="layout" svg:width="0.402cm" svg:height="0.597cm" svg:x="17.811cm" svg:y="3.224cm" svg:viewBox="0 0 403 598" svg:d="M403 10c0-2 0-10-11-10-12 0-92 8-108 10-6 0-11 3-11 15s7 12 21 12c40 0 42 5 42 13l-4 17-50 200c-15-30-40-54-78-54-98 0-204 125-204 248 0 81 46 137 113 137 18 0 60-4 110-63 7 34 36 63 77 63 30 0 49-19 63-48 13-29 25-81 25-83 0-9-8-9-10-9-9 0-9 3-11 15-16 56-31 106-66 106-23 0-25-21-25-39 0-21 2-27 6-40zM227 486c-4 16-4 18-18 33-36 46-71 60-94 60-42 0-55-46-55-79 0-42 26-148 48-187 24-50 63-80 97-80 56 0 68 69 68 75 0 4-2 9-4 13z">
            <text:p/>
          </draw:path>
          <draw:path draw:style-name="gr3" draw:text-style-name="P9" draw:layer="layout" svg:width="0.421cm" svg:height="0.384cm" svg:x="18.241cm" svg:y="3.438cm" svg:viewBox="0 0 422 385" svg:d="M259 119c4-23 23-100 83-100 6 0 25 0 42 10-23 6-40 27-40 46 0 13 9 31 32 31 20 0 46-16 46-50 0-44-49-56-78-56-50 0-79 44-91 65-21-57-65-65-90-65-88 0-136 110-136 131 0 7 8 7 9 7 8 0 10 0 12-7 29-91 84-112 113-112 16 0 46 8 46 56 0 27-15 85-46 202-13 54-44 88-80 88-6 0-25 0-43-9 22-6 41-23 41-46s-19-31-33-31c-25 0-46 23-46 50 0 38 42 56 79 56 57 0 88-60 90-66 10 33 40 66 92 66 87 0 135-110 135-131 0-8-8-8-10-8-8 0-10 2-12 8-26 92-86 111-113 111-33 0-46-27-46-55 0-20 6-37 15-75z">
            <text:p/>
          </draw:path>
          <draw:path draw:style-name="gr3" draw:text-style-name="P9" draw:layer="layout" svg:width="0.562cm" svg:height="0.199cm" svg:x="18.98cm" svg:y="3.50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402cm" svg:height="0.597cm" svg:x="19.858cm" svg:y="3.224cm" svg:viewBox="0 0 403 598" svg:d="M403 10c0-2 0-10-11-10-12 0-92 8-108 10-6 0-11 3-11 15s7 12 21 12c40 0 42 5 42 13l-4 17-50 200c-15-30-40-54-78-54-98 0-204 125-204 248 0 81 46 137 113 137 18 0 60-4 110-63 7 34 36 63 77 63 30 0 49-19 63-48 13-29 25-81 25-83 0-9-8-9-10-9-9 0-9 3-11 15-16 56-31 106-66 106-23 0-25-21-25-39 0-21 2-27 6-40zM227 486c-4 16-4 18-18 33-36 46-71 60-94 60-42 0-55-46-55-79 0-42 26-148 48-187 24-50 63-80 97-80 54 0 68 69 68 75 0 4-2 9-4 13z">
            <text:p/>
          </draw:path>
          <draw:path draw:style-name="gr3" draw:text-style-name="P9" draw:layer="layout" svg:width="0.26cm" svg:height="0.539cm" svg:x="20.282cm" svg:y="3.282cm" svg:viewBox="0 0 261 540" svg:d="M156 192h80c16 0 25 0 25-17 0-10-9-10-25-10h-73c29-121 35-136 35-142 0-15-12-23-25-23-2 0-27 0-35 31l-32 134h-81c-17 0-25 0-25 16 0 11 8 11 23 11h75c-62 241-63 254-63 269 0 47 32 79 76 79 89 0 137-125 137-130 0-8-8-8-12-8-6 0-8 2-11 11-37 89-83 108-112 108-17 0-25-11-25-38 0-22 0-27 4-41z">
            <text:p/>
          </draw:path>
        </draw:g>
        <draw:g xml:id="id269" draw:id="id269">
          <svg:title>TexMaths</svg:title>
          <svg:desc>26§display§\therefore§svg§600§FALSE§</svg:desc>
          <draw:polygon draw:style-name="gr2" draw:text-style-name="P8" draw:layer="layout" svg:width="0.49cm" svg:height="0.402cm" svg:x="21.004cm" svg:y="3.419cm" svg:viewBox="0 0 491 403" draw:points="246,403 0,403 0,0 491,0 491,403">
            <text:p/>
          </draw:polygon>
          <draw:path draw:style-name="gr3" draw:text-style-name="P9" draw:layer="layout" svg:width="0.555cm" svg:height="0.493cm" svg:x="20.985cm" svg:y="3.373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70" draw:id="id270">
          <svg:title>TexMaths</svg:title>
          <svg:desc>24§display§e^x dx = \frac{1}{3}dt§svg§600§FALSE§</svg:desc>
          <draw:polygon draw:style-name="gr2" draw:text-style-name="P8" draw:layer="layout" svg:width="4.122cm" svg:height="1.647cm" svg:x="22.119cm" svg:y="2.743cm" svg:viewBox="0 0 4123 1648" draw:points="2060,1648 0,1648 0,0 4123,0 4123,1648">
            <text:p/>
          </draw:polygon>
          <draw:path draw:style-name="gr3" draw:text-style-name="P9" draw:layer="layout" svg:width="0.325cm" svg:height="0.383cm" svg:x="22.115cm" svg:y="3.462cm" svg:viewBox="0 0 326 384" svg:d="M119 179c25 0 88-2 131-20 59-25 63-74 63-86 0-38-33-73-90-73-94 0-223 83-223 231 0 86 50 153 133 153 122 0 193-90 193-100 0-5-5-11-11-11-4 0-6 2-10 9-67 83-159 83-171 83-65 0-73-71-73-98 0-10 0-36 14-88zM81 159c32-128 119-140 142-140 40 0 61 25 61 54 0 86-134 86-169 86z">
            <text:p/>
          </draw:path>
          <draw:path draw:style-name="gr3" draw:text-style-name="P9" draw:layer="layout" svg:width="0.318cm" svg:height="0.268cm" svg:x="22.497cm" svg:y="3.226cm" svg:viewBox="0 0 319 269" svg:d="M119 200c-6 19-25 52-56 52-2 0-19 0-32-8 25-8 27-29 27-33 0-13-10-23-23-23-18 0-35 16-35 37 0 31 33 44 61 44 29 0 52-17 68-42 15 30 48 42 71 42 69 0 103-75 103-92 0-8-7-8-9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9" draw:layer="layout" svg:width="0.402cm" svg:height="0.597cm" svg:x="22.927cm" svg:y="3.249cm" svg:viewBox="0 0 403 598" svg:d="M403 10c0-2 0-10-11-10-12 0-92 8-108 10-6 0-11 3-11 15s7 12 21 12c40 0 42 5 42 13l-4 17-50 200c-15-31-40-54-78-54-98 0-204 125-204 248 0 81 46 137 113 137 18 0 60-4 110-64 7 35 36 64 77 64 30 0 49-20 63-49 13-28 25-80 25-82 0-10-8-10-10-10-9 0-9 4-11 16-16 55-31 105-66 105-23 0-24-21-24-38 0-21 1-27 5-40zM227 486c-4 15-4 17-18 33-36 46-71 59-94 59-42 0-55-46-55-78 0-43 26-148 48-187 25-50 63-81 97-81 56 0 68 70 68 75 0 4-2 10-4 14z">
            <text:p/>
          </draw:path>
          <draw:path draw:style-name="gr3" draw:text-style-name="P9" draw:layer="layout" svg:width="0.421cm" svg:height="0.383cm" svg:x="23.357cm" svg:y="3.462cm" svg:viewBox="0 0 422 384" svg:d="M259 119c4-23 23-100 83-100 6 0 25 0 42 10-23 6-40 27-40 46 0 13 9 31 32 31 20 0 46-16 46-50 0-44-49-56-78-56-50 0-79 44-91 65-21-57-65-65-90-65-88 0-136 110-136 131 0 7 8 7 9 7 8 0 10 0 12-7 29-91 85-112 113-112 16 0 46 8 46 56 0 27-15 84-46 202-13 53-44 88-80 88-6 0-25 0-43-10 22-5 41-23 41-46s-19-30-33-30c-25 0-46 23-46 50 0 38 42 55 79 55 57 0 86-59 90-65 10 33 40 65 90 65 89 0 137-109 137-130 0-8-8-8-10-8-8 0-10 2-12 8-26 92-86 111-113 111-32 0-46-27-46-56 0-19 6-36 15-75z">
            <text:p/>
          </draw:path>
          <draw:path draw:style-name="gr3" draw:text-style-name="P9" draw:layer="layout" svg:width="0.562cm" svg:height="0.199cm" svg:x="24.097cm" svg:y="3.525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279cm" svg:height="0.564cm" svg:x="25.116cm" svg:y="2.701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25.042cm" svg:y="3.606cm" svg:viewBox="0 0 424 37" draw:points="211,37 0,37 0,0 424,0 424,37">
            <text:p/>
          </draw:polygon>
          <draw:path draw:style-name="gr3" draw:text-style-name="P9" draw:layer="layout" svg:width="0.35cm" svg:height="0.581cm" svg:x="25.076cm" svg:y="3.852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s-100-15-131-65c31 6 56-14 56-46 0-31-21-48-46-48-21 0-48 13-48 50 0 76 79 132 171 132 104 0 180-77 180-163 0-69-53-135-140-154z">
            <text:p/>
          </draw:path>
          <draw:path draw:style-name="gr3" draw:text-style-name="P9" draw:layer="layout" svg:width="0.402cm" svg:height="0.597cm" svg:x="25.598cm" svg:y="3.249cm" svg:viewBox="0 0 403 598" svg:d="M403 10c0-2 0-10-11-10-12 0-92 8-108 10-6 0-11 3-11 15s7 12 21 12c40 0 42 5 42 13l-4 17-50 200c-15-31-40-54-78-54-98 0-204 125-204 248 0 81 46 137 113 137 18 0 60-4 110-64 7 35 36 64 77 64 30 0 49-20 63-49 13-28 25-80 25-82 0-10-8-10-10-10-9 0-9 4-11 16-16 55-31 105-66 105-23 0-24-21-24-38 0-21 1-27 5-40zM227 486c-4 15-4 17-18 33-36 46-71 59-94 59-42 0-55-46-55-78 0-43 26-148 48-187 25-50 63-81 97-81 54 0 68 70 68 75 0 4-2 10-4 14z">
            <text:p/>
          </draw:path>
          <draw:path draw:style-name="gr3" draw:text-style-name="P9" draw:layer="layout" svg:width="0.26cm" svg:height="0.539cm" svg:x="26.023cm" svg:y="3.306cm" svg:viewBox="0 0 261 540" svg:d="M156 192h80c16 0 25 0 25-17 0-10-9-10-25-10h-73c29-121 35-136 35-142 0-15-12-23-25-23-4 0-27 0-35 31l-32 134h-81c-17 0-25 0-25 16 0 11 8 11 23 11h75c-62 240-63 254-63 269 0 46 32 79 76 79 89 0 137-125 137-131 0-7-8-7-12-7-6 0-7 1-11 11-37 88-83 108-112 108-17 0-25-12-25-39 0-21 0-27 4-40z">
            <text:p/>
          </draw:path>
        </draw:g>
        <draw:g xml:id="id275" draw:id="id275">
          <svg:title>TexMaths</svg:title>
          <svg:desc>26§display§= \frac{1}{3}\log t + c§svg§600§FALSE§</svg:desc>
          <draw:polygon draw:style-name="gr2" draw:text-style-name="P8" draw:layer="layout" svg:width="4.875cm" svg:height="1.784cm" svg:x="6.514cm" svg:y="7.146cm" svg:viewBox="0 0 4876 1785" draw:points="2438,1785 0,1785 0,0 4876,0 4876,1785">
            <text:p/>
          </draw:polygon>
          <draw:path draw:style-name="gr3" draw:text-style-name="P9" draw:layer="layout" svg:width="0.609cm" svg:height="0.215cm" svg:x="6.52cm" svg:y="7.993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9" draw:layer="layout" svg:width="0.303cm" svg:height="0.611cm" svg:x="7.625cm" svg:y="7.1cm" svg:viewBox="0 0 304 612" svg:d="M189 23c0-21 0-23-20-23-59 58-140 58-169 58v29c19 0 73 0 121-25v477c0 33-2 44-86 44h-29v29c31-4 113-4 148-4 37 0 116 0 150 4v-29h-29c-84 0-86-11-86-44z">
            <text:p/>
          </draw:path>
          <draw:polygon draw:style-name="gr3" draw:text-style-name="P9" draw:layer="layout" svg:width="0.459cm" svg:height="0.039cm" svg:x="7.542cm" svg:y="8.08cm" svg:viewBox="0 0 460 40" draw:points="229,40 0,40 0,0 460,0 460,40">
            <text:p/>
          </draw:polygon>
          <draw:path draw:style-name="gr3" draw:text-style-name="P9" draw:layer="layout" svg:width="0.38cm" svg:height="0.63cm" svg:x="7.581cm" svg:y="8.346cm" svg:viewBox="0 0 381 631" svg:d="M229 287c75-23 127-87 127-160 0-75-79-127-169-127-93 0-162 54-162 125 0 29 21 48 46 48 29 0 48-21 48-48 0-46-44-46-57-46 27-44 88-56 121-56 38 0 90 21 90 102 0 12-3 64-28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9" draw:layer="layout" svg:width="0.205cm" svg:height="0.636cm" svg:x="8.293cm" svg:y="7.693cm" svg:viewBox="0 0 206 637" svg:d="M133 0l-133 10v30c64 0 73 6 73 49v477c0 42-11 42-73 42v29c31-2 79-2 102-2s69 0 104 2v-29c-62 0-73 0-73-42z">
            <text:p/>
          </draw:path>
          <draw:path draw:style-name="gr3" draw:text-style-name="P9" draw:layer="layout" svg:width="0.407cm" svg:height="0.421cm" svg:x="8.54cm" svg:y="7.918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9" draw:layer="layout" svg:width="0.419cm" svg:height="0.605cm" svg:x="8.998cm" svg:y="7.914cm" svg:viewBox="0 0 420 606" svg:d="M179 258c-81 0-81-92-81-112 0-25 2-54 14-77 9-13 29-38 67-38 79 0 79 92 79 113 0 25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7-85 94 0 65 92 117 204 117 108 0 204-48 204-119 0-33-15-79-61-106-50-25-102-25-158-25-23 0-62 0-68 0-29-4-50-33-50-63zM204 583c-94 0-156-46-156-94 0-44 35-77 75-79h54c79 0 183 0 183 79 0 48-67 94-156 94z">
            <text:p/>
          </draw:path>
          <draw:path draw:style-name="gr3" draw:text-style-name="P9" draw:layer="layout" svg:width="0.282cm" svg:height="0.584cm" svg:x="9.616cm" svg:y="7.755cm" svg:viewBox="0 0 283 585" svg:d="M169 208h87c17 0 27 0 27-19 0-10-10-10-27-10h-79c31-131 37-148 37-154 0-17-12-25-27-25-2 0-29 0-37 33l-36 146h-87c-19 0-27 0-27 17 0 12 8 12 25 12h81c-66 260-69 275-69 291 0 50 36 86 84 86 95 0 147-136 147-142 0-8-8-8-12-8-6 0-8 2-13 12-39 96-89 117-120 117-19 0-27-13-27-42 0-23 0-29 4-43z">
            <text:p/>
          </draw:path>
          <draw:path draw:style-name="gr3" draw:text-style-name="P9" draw:layer="layout" svg:width="0.609cm" svg:height="0.611cm" svg:x="10.179cm" svg:y="7.795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9" draw:layer="layout" svg:width="0.357cm" svg:height="0.415cm" svg:x="11.078cm" svg:y="7.924cm" svg:viewBox="0 0 358 416" svg:d="M327 56c-15 0-27 0-42 15-15 12-17 29-17 35 0 21 17 31 36 31 27 0 52-20 52-58 0-46-44-79-111-79-122 0-245 131-245 260 0 83 54 156 150 156 131 0 208-98 208-108 0-6-6-13-11-13-6 0-8 3-12 11-73 89-173 89-185 89-56 0-81-43-81-100 0-37 18-126 50-183 27-52 79-91 129-91 31 0 66 10 79 35z">
            <text:p/>
          </draw:path>
        </draw:g>
        <draw:g xml:id="id271" draw:id="id271">
          <svg:title>TexMaths</svg:title>
          <svg:desc>28§display§\therefore§svg§600§FALSE§</svg:desc>
          <draw:polygon draw:style-name="gr2" draw:text-style-name="P8" draw:layer="layout" svg:width="0.528cm" svg:height="0.433cm" svg:x="4.104cm" svg:y="5.424cm" svg:viewBox="0 0 529 434" draw:points="265,434 0,434 0,0 529,0 529,434">
            <text:p/>
          </draw:polygon>
          <draw:path draw:style-name="gr3" draw:text-style-name="P9" draw:layer="layout" svg:width="0.598cm" svg:height="0.531cm" svg:x="4.084cm" svg:y="5.375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72" draw:id="id272">
          <svg:title>TexMaths</svg:title>
          <svg:desc>28§display§\text {I}§svg§600§FALSE§</svg:desc>
          <draw:polygon draw:style-name="gr2" draw:text-style-name="P8" draw:layer="layout" svg:width="0.229cm" svg:height="0.575cm" svg:x="5.733cm" svg:y="5.346cm" svg:viewBox="0 0 230 576" draw:points="116,576 0,576 0,0 230,0 230,576">
            <text:p/>
          </draw:polygon>
          <draw:path draw:style-name="gr3" draw:text-style-name="P9" draw:layer="layout" svg:width="0.301cm" svg:height="0.674cm" svg:x="5.711cm" svg:y="5.2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73" draw:id="id273">
          <svg:title>TexMaths</svg:title>
          <svg:desc>26§display§= \int \frac{1}{ t} \times \frac{1}{3} dt§svg§600§FALSE§</svg:desc>
          <draw:polygon draw:style-name="gr2" draw:text-style-name="P8" draw:layer="layout" svg:width="5.187cm" svg:height="1.94cm" svg:x="6.611cm" svg:y="4.641cm" svg:viewBox="0 0 5188 1941" draw:points="2594,1941 0,1941 0,0 5188,0 5188,1941">
            <text:p/>
          </draw:polygon>
          <draw:path draw:style-name="gr3" draw:text-style-name="P9" draw:layer="layout" svg:width="0.609cm" svg:height="0.215cm" svg:x="6.617cm" svg:y="5.504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9" draw:layer="layout" svg:width="0.812cm" svg:height="2.032cm" svg:x="7.58cm" svg:y="4.595cm" svg:viewBox="0 0 813 2033" svg:d="M44 1991c29 0 45-20 45-43 0-32-22-46-43-46-23 0-46 14-46 46 0 48 46 85 102 85 139 0 191-214 256-479 71-289 131-582 181-876 33-193 66-376 98-495 10-46 41-162 79-162 27 0 50 16 54 21-31 2-46 20-46 43 0 32 23 46 44 46 23 0 45-14 45-46 0-50-50-85-99-85-71 0-121 100-173 287-2 8-127 468-227 1068-25 139-52 293-81 420-17 67-58 239-133 239-33 0-54-23-56-23z">
            <text:p/>
          </draw:path>
          <draw:path draw:style-name="gr3" draw:text-style-name="P9" draw:layer="layout" svg:width="0.303cm" svg:height="0.611cm" svg:x="8.787cm" svg:y="4.612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0.459cm" svg:height="0.039cm" svg:x="8.706cm" svg:y="5.592cm" svg:viewBox="0 0 460 40" draw:points="229,40 0,40 0,0 460,0 460,40">
            <text:p/>
          </draw:polygon>
          <draw:path draw:style-name="gr3" draw:text-style-name="P9" draw:layer="layout" svg:width="0.282cm" svg:height="0.584cm" svg:x="8.791cm" svg:y="5.893cm" svg:viewBox="0 0 283 585" svg:d="M169 208h87c17 0 27 0 27-19 0-10-10-10-27-10h-79c31-131 37-148 37-154 0-17-12-25-27-25-2 0-29 0-37 33l-36 146h-87c-19 0-27 0-27 17 0 12 8 12 25 12h81c-66 260-69 275-69 291 0 50 36 86 84 86 95 0 147-136 147-142 0-8-8-8-12-8-6 0-8 2-13 12-39 96-89 117-120 117-19 0-27-13-27-42 0-23 0-29 4-43z">
            <text:p/>
          </draw:path>
          <draw:path draw:style-name="gr3" draw:text-style-name="P9" draw:layer="layout" svg:width="0.442cm" svg:height="0.442cm" svg:x="9.611cm" svg:y="5.39cm" svg:viewBox="0 0 443 443" svg:d="M223 196l-183-184c-13-10-15-12-21-12-11 0-19 8-19 19 0 6 2 8 12 18l184 184-184 185c-10 10-12 12-12 18 0 11 8 19 19 19 6 0 8-2 21-12l181-183 191 189c2 2 8 6 12 6 13 0 19-8 19-19 0-2 0-6-2-10-2-2-148-146-193-193l168-167c4-6 19-19 23-23 0-2 4-6 4-12 0-11-6-19-19-19-6 0-10 4-20 15z">
            <text:p/>
          </draw:path>
          <draw:path draw:style-name="gr3" draw:text-style-name="P9" draw:layer="layout" svg:width="0.303cm" svg:height="0.611cm" svg:x="10.58cm" svg:y="4.612cm" svg:viewBox="0 0 304 612" svg:d="M189 23c0-21 0-23-20-23-59 58-140 58-169 58v29c19 0 73 0 121-25v477c0 33-2 44-86 44h-29v29c31-4 113-4 148-4 37 0 116 0 150 4v-29h-29c-84 0-86-11-86-44z">
            <text:p/>
          </draw:path>
          <draw:polygon draw:style-name="gr3" draw:text-style-name="P9" draw:layer="layout" svg:width="0.459cm" svg:height="0.039cm" svg:x="10.499cm" svg:y="5.592cm" svg:viewBox="0 0 460 40" draw:points="229,40 0,40 0,0 460,0 460,40">
            <text:p/>
          </draw:polygon>
          <draw:path draw:style-name="gr3" draw:text-style-name="P9" draw:layer="layout" svg:width="0.38cm" svg:height="0.63cm" svg:x="10.537cm" svg:y="5.858cm" svg:viewBox="0 0 381 631" svg:d="M229 287c75-23 127-87 127-160 0-75-79-127-169-127-93 0-162 54-162 125 0 29 21 48 46 48 29 0 48-21 48-48 0-46-44-46-57-46 27-44 88-56 121-56 38 0 90 21 90 102 0 12-3 64-28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9" draw:layer="layout" svg:width="0.436cm" svg:height="0.646cm" svg:x="11.102cm" svg:y="5.205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29 6-44zM245 526c-4 17-4 19-18 36-40 50-77 64-102 64-46 0-61-50-61-85 0-46 30-160 52-202 28-54 69-87 107-87 60 0 72 75 72 81 0 4-2 10-4 15z">
            <text:p/>
          </draw:path>
          <draw:path draw:style-name="gr3" draw:text-style-name="P9" draw:layer="layout" svg:width="0.282cm" svg:height="0.584cm" svg:x="11.562cm" svg:y="5.267cm" svg:viewBox="0 0 283 585" svg:d="M169 208h87c17 0 27 0 27-19 0-10-10-10-27-10h-79c31-131 37-148 37-154 0-17-12-25-27-25-2 0-29 0-37 33l-36 146h-87c-19 0-27 0-27 17 0 12 8 12 25 12h81c-64 260-69 275-69 291 0 50 36 86 84 86 95 0 147-136 147-142 0-8-8-8-12-8-6 0-8 2-13 12-39 96-89 117-120 117-19 0-27-13-27-42 0-23 0-29 4-43z">
            <text:p/>
          </draw:path>
        </draw:g>
        <draw:g xml:id="id274" draw:id="id274">
          <svg:title>TexMaths</svg:title>
          <svg:desc>26§display§= \frac{1}{3} \int \frac{1}{ t} \ dt§svg§600§FALSE§</svg:desc>
          <draw:polygon draw:style-name="gr2" draw:text-style-name="P8" draw:layer="layout" svg:width="4.526cm" svg:height="1.94cm" svg:x="12.212cm" svg:y="4.641cm" svg:viewBox="0 0 4527 1941" draw:points="2263,1941 0,1941 0,0 4527,0 4527,1941">
            <text:p/>
          </draw:polygon>
          <draw:path draw:style-name="gr3" draw:text-style-name="P9" draw:layer="layout" svg:width="0.608cm" svg:height="0.215cm" svg:x="12.218cm" svg:y="5.5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03cm" svg:height="0.611cm" svg:x="13.322cm" svg:y="4.612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9" draw:layer="layout" svg:width="0.459cm" svg:height="0.039cm" svg:x="13.239cm" svg:y="5.592cm" svg:viewBox="0 0 460 40" draw:points="229,40 0,40 0,0 460,0 460,40">
            <text:p/>
          </draw:polygon>
          <draw:path draw:style-name="gr3" draw:text-style-name="P9" draw:layer="layout" svg:width="0.38cm" svg:height="0.63cm" svg:x="13.279cm" svg:y="5.858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s-108-17-141-71c33 6 60-15 60-50 0-33-23-52-50-52-23 0-52 14-52 54 0 83 85 144 185 144 112 0 196-84 196-177 0-75-59-146-152-167z">
            <text:p/>
          </draw:path>
          <draw:path draw:style-name="gr3" draw:text-style-name="P9" draw:layer="layout" svg:width="0.812cm" svg:height="2.032cm" svg:x="14.011cm" svg:y="4.595cm" svg:viewBox="0 0 813 2033" svg:d="M44 1991c29 0 45-20 45-43 0-32-22-46-43-46-23 0-46 14-46 46 0 48 46 85 102 85 139 0 191-214 256-479 70-289 131-582 181-876 33-193 66-376 97-495 11-46 42-162 79-162 27 0 50 16 54 21-31 2-45 20-45 43 0 32 23 46 43 46 23 0 46-14 46-46 0-50-50-85-100-85-70 0-120 100-172 287-2 8-127 468-227 1068-25 139-52 293-81 420-17 67-58 239-133 239-33 0-54-23-56-23z">
            <text:p/>
          </draw:path>
          <draw:path draw:style-name="gr3" draw:text-style-name="P9" draw:layer="layout" svg:width="0.303cm" svg:height="0.611cm" svg:x="15.215cm" svg:y="4.612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9" draw:layer="layout" svg:width="0.459cm" svg:height="0.039cm" svg:x="15.134cm" svg:y="5.592cm" svg:viewBox="0 0 460 40" draw:points="229,40 0,40 0,0 460,0 460,40">
            <text:p/>
          </draw:polygon>
          <draw:path draw:style-name="gr3" draw:text-style-name="P9" draw:layer="layout" svg:width="0.282cm" svg:height="0.584cm" svg:x="15.219cm" svg:y="5.893cm" svg:viewBox="0 0 283 585" svg:d="M168 208h88c16 0 27 0 27-19 0-10-11-10-27-10h-79c31-131 37-148 37-154 0-17-12-25-27-25-4 0-29 0-37 33l-36 146h-87c-19 0-27 0-27 17 0 12 8 12 25 12h81c-66 260-69 275-69 291 0 50 36 86 84 86 95 0 147-136 147-142 0-8-8-8-12-8-6 0-9 2-13 12-39 96-89 117-120 117-19 0-27-13-27-42 0-23 0-29 4-43z">
            <text:p/>
          </draw:path>
          <draw:path draw:style-name="gr3" draw:text-style-name="P9" draw:layer="layout" svg:width="0.436cm" svg:height="0.646cm" svg:x="16.043cm" svg:y="5.205cm" svg:viewBox="0 0 437 647" svg:d="M437 10c0-2 0-10-13-10-12 0-100 8-116 10-6 0-13 5-13 17 0 13 9 13 23 13 44 0 46 6 46 14l-4 19-54 216c-17-33-44-58-86-58-106 0-220 135-220 268 0 88 50 148 123 148 18 0 64-4 118-69 9 38 40 69 83 69 34 0 54-21 69-52s27-87 27-89c0-11-8-11-10-11-11 0-11 4-13 17-16 60-33 114-71 114-24 0-27-23-27-41 0-23 3-29 7-44zM245 526c-4 17-4 19-18 36-40 50-77 64-102 64-46 0-61-50-61-85 0-46 30-160 52-202 27-54 69-87 107-87 58 0 72 75 72 81 0 4-2 10-4 15z">
            <text:p/>
          </draw:path>
          <draw:path draw:style-name="gr3" draw:text-style-name="P9" draw:layer="layout" svg:width="0.282cm" svg:height="0.584cm" svg:x="16.502cm" svg:y="5.267cm" svg:viewBox="0 0 283 585" svg:d="M168 208h88c16 0 27 0 27-19 0-10-11-10-27-10h-79c31-131 37-148 37-154 0-17-12-25-27-25-2 0-29 0-37 33l-36 146h-87c-19 0-27 0-27 17 0 12 8 12 25 12h81c-66 260-69 275-69 291 0 50 36 86 84 86 95 0 147-136 147-142 0-8-8-8-12-8-6 0-9 2-13 12-39 96-89 117-120 117-19 0-27-13-27-42 0-23 0-29 4-43z">
            <text:p/>
          </draw:path>
        </draw:g>
        <draw:g xml:id="id278" draw:id="id278">
          <svg:title>TexMaths</svg:title>
          <svg:desc>26§display§= \frac{1}{3} \log ( 3e^x + 4 ) + c§svg§600§FALSE§</svg:desc>
          <draw:polygon draw:style-name="gr2" draw:text-style-name="P8" draw:layer="layout" svg:width="8.018cm" svg:height="1.784cm" svg:x="6.515cm" svg:y="9.547cm" svg:viewBox="0 0 8019 1785" draw:points="4010,1785 0,1785 0,0 8019,0 8019,1785">
            <text:p/>
          </draw:polygon>
          <draw:path draw:style-name="gr3" draw:text-style-name="P9" draw:layer="layout" svg:width="0.608cm" svg:height="0.215cm" svg:x="6.521cm" svg:y="10.39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03cm" svg:height="0.611cm" svg:x="7.626cm" svg:y="9.501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9" draw:layer="layout" svg:width="0.459cm" svg:height="0.039cm" svg:x="7.542cm" svg:y="10.481cm" svg:viewBox="0 0 460 40" draw:points="229,40 0,40 0,0 460,0 460,40">
            <text:p/>
          </draw:polygon>
          <draw:path draw:style-name="gr3" draw:text-style-name="P9" draw:layer="layout" svg:width="0.38cm" svg:height="0.63cm" svg:x="7.582cm" svg:y="10.747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s-108-17-141-71c33 6 60-15 60-50 0-33-23-52-50-52-23 0-52 14-52 54 0 83 85 144 185 144 112 0 196-84 196-177 0-75-59-146-152-167z">
            <text:p/>
          </draw:path>
          <draw:path draw:style-name="gr3" draw:text-style-name="P9" draw:layer="layout" svg:width="0.205cm" svg:height="0.636cm" svg:x="8.293cm" svg:y="10.094cm" svg:viewBox="0 0 206 637" svg:d="M133 0l-133 10v30c64 0 73 6 73 49v477c0 42-11 42-73 42v29c31-2 79-2 102-2s69 0 104 2v-29c-63 0-73 0-73-42z">
            <text:p/>
          </draw:path>
          <draw:path draw:style-name="gr3" draw:text-style-name="P9" draw:layer="layout" svg:width="0.407cm" svg:height="0.421cm" svg:x="8.541cm" svg:y="10.319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9" draw:layer="layout" svg:width="0.419cm" svg:height="0.605cm" svg:x="8.998cm" svg:y="10.315cm" svg:viewBox="0 0 420 606" svg:d="M179 258c-81 0-81-92-81-112 0-25 2-54 14-77 9-13 29-38 67-38 79 0 79 92 79 113 0 25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7-85 94 0 65 92 117 204 117 108 0 204-48 204-119 0-33-15-79-61-106-50-25-102-25-158-25-23 0-62 0-68 0-29-4-50-33-50-63zM204 583c-94 0-156-46-156-94 0-44 35-77 75-79h54c79 0 183 0 183 79 0 48-67 94-156 94z">
            <text:p/>
          </draw:path>
          <draw:path draw:style-name="gr3" draw:text-style-name="P9" draw:layer="layout" svg:width="0.213cm" svg:height="0.915cm" svg:x="9.533cm" svg:y="10.042cm" svg:viewBox="0 0 214 916" svg:d="M214 907c0-2 0-4-16-21-115-114-144-287-144-428 0-158 35-319 148-433 12-10 12-13 12-17 0-6-4-8-10-8-9 0-92 62-146 179-48 100-58 202-58 279 0 73 10 183 60 287 56 112 135 171 144 171 6 0 10-2 10-9z">
            <text:p/>
          </draw:path>
          <draw:path draw:style-name="gr3" draw:text-style-name="P9" draw:layer="layout" svg:width="0.38cm" svg:height="0.63cm" svg:x="9.836cm" svg:y="10.119cm" svg:viewBox="0 0 381 631" svg:d="M229 287c75-23 127-87 127-160 0-75-79-127-169-127-91 0-162 54-162 125 0 29 21 48 46 48 29 0 48-21 48-48 0-46-44-46-57-46 27-44 88-56 121-56 37 0 89 21 89 102 0 12-2 64-27 106-27 44-58 46-81 48-6 0-29 2-35 2-8 0-15 2-15 10 0 11 7 11 23 11h40c75 0 110 62 110 152 0 124-64 152-104 152s-108-17-141-71c33 6 60-15 60-50 0-33-23-52-50-52-23 0-52 14-52 54 0 83 85 144 185 144 112 0 196-84 196-177 0-75-59-146-152-167z">
            <text:p/>
          </draw:path>
          <draw:path draw:style-name="gr3" draw:text-style-name="P9" draw:layer="layout" svg:width="0.353cm" svg:height="0.415cm" svg:x="10.296cm" svg:y="10.325cm" svg:viewBox="0 0 354 416" svg:d="M129 194c27 0 96-3 141-21 65-27 69-81 69-94 0-42-35-79-98-79-102 0-241 89-241 250 0 93 54 166 143 166 134 0 211-98 211-108 0-6-7-13-13-13-4 0-6 3-10 11-73 89-173 89-185 89-71 0-79-77-79-106 0-10 0-39 14-95zM87 173c36-140 129-152 154-152 44 0 67 27 67 58 0 94-146 94-183 94z">
            <text:p/>
          </draw:path>
          <draw:path draw:style-name="gr3" draw:text-style-name="P9" draw:layer="layout" svg:width="0.344cm" svg:height="0.29cm" svg:x="10.71cm" svg:y="10.069cm" svg:viewBox="0 0 345 291" svg:d="M129 216c-6 21-27 57-60 57-2 0-21 0-36-9 27-8 29-31 29-35 0-15-10-25-25-25-18 0-37 17-37 39 0 34 35 48 67 48 31 0 56-18 72-45 17 33 52 45 77 45 75 0 113-81 113-100 0-8-9-8-11-8-8 0-8 4-10 13-15 43-52 77-90 77-25 0-39-17-39-42 0-17 16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9" draw:layer="layout" svg:width="0.608cm" svg:height="0.611cm" svg:x="11.394cm" svg:y="10.196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407cm" svg:height="0.619cm" svg:x="12.282cm" svg:y="10.109cm" svg:viewBox="0 0 408 620" svg:d="M243 470v79c0 34 0 44-68 44h-19v27c37-2 85-2 123-2 39 0 87 0 124 2v-27h-18c-69 0-71-10-71-44v-79h94v-29h-94v-418c0-17 0-23-15-23-8 0-10 0-16 10l-283 431v29zM250 441h-225l225-341z">
            <text:p/>
          </draw:path>
          <draw:path draw:style-name="gr3" draw:text-style-name="P9" draw:layer="layout" svg:width="0.213cm" svg:height="0.915cm" svg:x="12.764cm" svg:y="10.042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9" draw:layer="layout" svg:width="0.608cm" svg:height="0.611cm" svg:x="13.322cm" svg:y="10.196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357cm" svg:height="0.415cm" svg:x="14.222cm" svg:y="10.325cm" svg:viewBox="0 0 358 416" svg:d="M327 56c-15 0-28 0-42 15-15 12-17 29-17 35 0 21 17 31 36 31 27 0 52-20 52-58 0-46-44-79-111-79-122 0-245 131-245 260 0 83 54 156 150 156 131 0 208-98 208-108 0-6-7-13-11-13-6 0-8 3-12 11-73 89-173 89-185 89-56 0-81-43-81-100 0-37 18-126 50-183 27-52 79-91 128-91 32 0 67 10 80 35z">
            <text:p/>
          </draw:path>
        </draw:g>
        <draw:g xml:id="id276" draw:id="id276">
          <svg:title>TexMaths</svg:title>
          <svg:desc>28§display§\therefore§svg§600§FALSE§</svg:desc>
          <draw:polygon draw:style-name="gr2" draw:text-style-name="P8" draw:layer="layout" svg:width="0.528cm" svg:height="0.433cm" svg:x="4.105cm" svg:y="10.225cm" svg:viewBox="0 0 529 434" draw:points="265,434 0,434 0,0 529,0 529,434">
            <text:p/>
          </draw:polygon>
          <draw:path draw:style-name="gr3" draw:text-style-name="P9" draw:layer="layout" svg:width="0.598cm" svg:height="0.531cm" svg:x="4.085cm" svg:y="10.17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77" draw:id="id277">
          <svg:title>TexMaths</svg:title>
          <svg:desc>28§display§\text {I}§svg§600§FALSE§</svg:desc>
          <draw:polygon draw:style-name="gr2" draw:text-style-name="P8" draw:layer="layout" svg:width="0.229cm" svg:height="0.575cm" svg:x="5.734cm" svg:y="10.147cm" svg:viewBox="0 0 230 576" draw:points="116,576 0,576 0,0 230,0 230,576">
            <text:p/>
          </draw:polygon>
          <draw:path draw:style-name="gr3" draw:text-style-name="P9" draw:layer="layout" svg:width="0.301cm" svg:height="0.674cm" svg:x="5.712cm" svg:y="10.098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80" draw:id="id280">
          <svg:title>TexMaths</svg:title>
          <svg:desc>28§display§\text {I}§svg§600§FALSE§</svg:desc>
          <draw:polygon draw:style-name="gr2" draw:text-style-name="P8" draw:layer="layout" svg:width="0.229cm" svg:height="0.575cm" svg:x="6.434cm" svg:y="12.547cm" svg:viewBox="0 0 230 576" draw:points="116,576 0,576 0,0 230,0 230,576">
            <text:p/>
          </draw:polygon>
          <draw:path draw:style-name="gr3" draw:text-style-name="P9" draw:layer="layout" svg:width="0.301cm" svg:height="0.674cm" svg:x="6.412cm" svg:y="12.498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81" draw:id="id281">
          <svg:title>TexMaths</svg:title>
          <svg:desc>26§display§= \int \frac{xe^x (x + 2)}{\cos ( x^2 e^x)} dx§svg§600§FALSE§</svg:desc>
          <draw:polygon draw:style-name="gr2" draw:text-style-name="P8" draw:layer="layout" svg:width="7.332cm" svg:height="2.068cm" svg:x="7.217cm" svg:y="11.75cm" svg:viewBox="0 0 7333 2069" draw:points="3668,2069 0,2069 0,0 7333,0 7333,2069">
            <text:p/>
          </draw:polygon>
          <draw:path draw:style-name="gr3" draw:text-style-name="P9" draw:layer="layout" svg:width="0.609cm" svg:height="0.215cm" svg:x="7.223cm" svg:y="12.671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9" draw:layer="layout" svg:width="0.812cm" svg:height="2.031cm" svg:x="8.186cm" svg:y="11.764cm" svg:viewBox="0 0 813 2032" svg:d="M44 1990c29 0 45-20 45-43 0-31-22-46-43-46-23 0-46 15-46 46 0 48 46 85 102 85 139 0 191-214 256-478 71-289 131-583 181-876 33-193 66-376 98-495 10-46 41-162 79-162 27 0 50 16 54 21-31 2-46 20-46 43 0 31 23 46 44 46 23 0 45-15 45-46 0-50-50-85-99-85-71 0-121 100-173 287-2 8-127 468-227 1067-25 139-52 293-81 420-17 67-58 239-133 239-33 0-54-23-56-23z">
            <text:p/>
          </draw:path>
          <draw:path draw:style-name="gr3" draw:text-style-name="P9" draw:layer="layout" svg:width="0.457cm" svg:height="0.415cm" svg:x="9.339cm" svg:y="11.98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9" draw:layer="layout" svg:width="0.353cm" svg:height="0.415cm" svg:x="9.876cm" svg:y="11.985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9" draw:layer="layout" svg:width="0.344cm" svg:height="0.29cm" svg:x="10.29cm" svg:y="11.775cm" svg:viewBox="0 0 345 291" svg:d="M129 216c-6 21-27 56-60 56-2 0-21 0-36-8 27-8 29-31 29-35 0-15-10-25-25-25-18 0-37 16-37 39 0 34 35 48 67 48 31 0 56-19 72-46 17 34 52 46 77 46 75 0 113-81 113-100 0-8-9-8-11-8-8 0-8 4-10 13-15 43-54 76-90 76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9" draw:layer="layout" svg:width="0.213cm" svg:height="0.914cm" svg:x="10.81cm" svg:y="11.704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457cm" svg:height="0.415cm" svg:x="11.101cm" svg:y="11.98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4 0 146-119 146-141 0-9-9-9-11-9-8 0-10 2-12 9-29 99-94 120-123 120-35 0-50-29-50-60 0-21 6-40 17-81z">
            <text:p/>
          </draw:path>
          <draw:path draw:style-name="gr3" draw:text-style-name="P9" draw:layer="layout" svg:width="0.609cm" svg:height="0.61cm" svg:x="11.852cm" svg:y="11.856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9" draw:layer="layout" svg:width="0.365cm" svg:height="0.61cm" svg:x="12.761cm" svg:y="11.781cm" svg:viewBox="0 0 366 611" svg:d="M71 541l98-96c143-127 197-175 197-266 0-106-81-179-193-179-104 0-173 85-173 166 0 50 46 50 48 50 16 0 48-10 48-48 0-22-17-47-48-47-8 0-8 0-13 2 21-61 71-94 125-94 83 0 123 73 123 150 0 73-46 145-96 202l-177 195c-10 11-10 13-10 35h341l25-160h-23c-4 27-10 69-21 81-6 9-66 9-85 9z">
            <text:p/>
          </draw:path>
          <draw:path draw:style-name="gr3" draw:text-style-name="P9" draw:layer="layout" svg:width="0.213cm" svg:height="0.914cm" svg:x="13.223cm" svg:y="11.704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olygon draw:style-name="gr3" draw:text-style-name="P9" draw:layer="layout" svg:width="4.216cm" svg:height="0.039cm" svg:x="9.312cm" svg:y="12.761cm" svg:viewBox="0 0 4217 40" draw:points="2109,40 0,40 0,0 4217,0 4217,40">
            <text:p/>
          </draw:polygon>
          <draw:path draw:style-name="gr3" draw:text-style-name="P9" draw:layer="layout" svg:width="0.348cm" svg:height="0.421cm" svg:x="9.574cm" svg:y="13.224cm" svg:viewBox="0 0 349 422" svg:d="M77 212c0-150 75-189 123-189 8 0 66 0 100 33-38 4-44 31-44 44 0 23 17 41 41 41 25 0 44-16 44-43 0-63-71-98-141-98-115 0-200 100-200 212 0 119 92 210 198 210 122 0 151-110 151-120 0-9-8-9-10-9-8 0-10 4-12 9-27 85-88 97-121 97-48 0-129-39-129-187z">
            <text:p/>
          </draw:path>
          <draw:path draw:style-name="gr3" draw:text-style-name="P9" draw:layer="layout" svg:width="0.407cm" svg:height="0.421cm" svg:x="9.976cm" svg:y="13.224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10.437cm" svg:y="13.224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213cm" svg:height="0.914cm" svg:x="10.858cm" svg:y="12.95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457cm" svg:height="0.415cm" svg:x="11.149cm" svg:y="13.23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9" draw:layer="layout" svg:width="0.284cm" svg:height="0.425cm" svg:x="11.686cm" svg:y="12.946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9" draw:layer="layout" svg:width="0.353cm" svg:height="0.415cm" svg:x="12.098cm" svg:y="13.231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9" draw:layer="layout" svg:width="0.344cm" svg:height="0.29cm" svg:x="12.511cm" svg:y="13.089cm" svg:viewBox="0 0 345 291" svg:d="M129 216c-6 21-27 56-60 56-2 0-21 0-36-8 27-8 29-31 29-35 0-15-10-25-25-25-18 0-37 16-37 39 0 34 35 48 67 48 31 0 56-19 72-46 17 34 52 46 77 46 75 0 113-81 113-100 0-8-9-8-11-8-8 0-8 4-10 13-15 43-52 76-90 76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9" draw:layer="layout" svg:width="0.213cm" svg:height="0.914cm" svg:x="12.992cm" svg:y="12.95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9" draw:layer="layout" svg:width="0.436cm" svg:height="0.646cm" svg:x="13.674cm" svg:y="12.374cm" svg:viewBox="0 0 437 647" svg:d="M437 10c0-2 0-10-13-10-12 0-99 8-116 10-6 0-13 5-13 17 0 13 9 13 23 13 44 0 46 6 46 14l-4 19-54 216c-17-33-44-58-85-58-107 0-221 135-221 268 0 88 50 148 123 148 18 0 64-4 118-69 9 38 40 69 84 69 33 0 54-21 68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9" draw:layer="layout" svg:width="0.457cm" svg:height="0.415cm" svg:x="14.138cm" svg:y="12.60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4 120-123 120-35 0-50-29-50-60 0-21 6-40 17-8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65" smil:attributeName="visibility" smil:to="visible"/>
                  <anim:animate smil:dur="0.5s" smil:fill="hold" smil:targetElement="id265" smil:attributeName="width" smil:values="width*0.05;width" smil:keyTimes="0;1"/>
                  <anim:animate smil:dur="0.5s" smil:fill="hold" smil:targetElement="id265" smil:attributeName="height" smil:values="height;height" smil:keyTimes="0;1"/>
                  <anim:animate smil:dur="0.5s" smil:fill="hold" smil:targetElement="id265" smil:attributeName="x" smil:values="x-.2;x" smil:keyTimes="0;1"/>
                  <anim:animate smil:dur="0.5s" smil:fill="hold" smil:targetElement="id265" smil:attributeName="y" smil:values="y;y" smil:keyTimes="0;1"/>
                  <anim:transitionFilter smil:dur="0.5s" smil:targetElement="id2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6" smil:attributeName="visibility" smil:to="visible"/>
                  <anim:animate smil:dur="0.5s" smil:fill="hold" smil:targetElement="id266" smil:attributeName="x" smil:values="x;x" smil:keyTimes="0;1"/>
                  <anim:animate smil:dur="0.5s" smil:fill="hold" smil:targetElement="id2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7" smil:attributeName="visibility" smil:to="visible"/>
                  <anim:animate smil:dur="0.5s" smil:fill="hold" smil:targetElement="id267" smil:attributeName="width" smil:values="width*0.05;width" smil:keyTimes="0;1"/>
                  <anim:animate smil:dur="0.5s" smil:fill="hold" smil:targetElement="id267" smil:attributeName="height" smil:values="height;height" smil:keyTimes="0;1"/>
                  <anim:animate smil:dur="0.5s" smil:fill="hold" smil:targetElement="id267" smil:attributeName="x" smil:values="x-.2;x" smil:keyTimes="0;1"/>
                  <anim:animate smil:dur="0.5s" smil:fill="hold" smil:targetElement="id267" smil:attributeName="y" smil:values="y;y" smil:keyTimes="0;1"/>
                  <anim:transitionFilter smil:dur="0.5s" smil:targetElement="id26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8" smil:attributeName="visibility" smil:to="visible"/>
                  <anim:animate smil:dur="0.5s" smil:fill="hold" smil:targetElement="id268" smil:attributeName="width" smil:values="width*0.05;width" smil:keyTimes="0;1"/>
                  <anim:animate smil:dur="0.5s" smil:fill="hold" smil:targetElement="id268" smil:attributeName="height" smil:values="height;height" smil:keyTimes="0;1"/>
                  <anim:animate smil:dur="0.5s" smil:fill="hold" smil:targetElement="id268" smil:attributeName="x" smil:values="x-.2;x" smil:keyTimes="0;1"/>
                  <anim:animate smil:dur="0.5s" smil:fill="hold" smil:targetElement="id268" smil:attributeName="y" smil:values="y;y" smil:keyTimes="0;1"/>
                  <anim:transitionFilter smil:dur="0.5s" smil:targetElement="id26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9" smil:attributeName="visibility" smil:to="visible"/>
                  <anim:animate smil:dur="0.5s" smil:fill="hold" smil:targetElement="id269" smil:attributeName="width" smil:values="width*0.05;width" smil:keyTimes="0;1"/>
                  <anim:animate smil:dur="0.5s" smil:fill="hold" smil:targetElement="id269" smil:attributeName="height" smil:values="height;height" smil:keyTimes="0;1"/>
                  <anim:animate smil:dur="0.5s" smil:fill="hold" smil:targetElement="id269" smil:attributeName="x" smil:values="x-.2;x" smil:keyTimes="0;1"/>
                  <anim:animate smil:dur="0.5s" smil:fill="hold" smil:targetElement="id269" smil:attributeName="y" smil:values="y;y" smil:keyTimes="0;1"/>
                  <anim:transitionFilter smil:dur="0.5s" smil:targetElement="id269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0" smil:attributeName="visibility" smil:to="visible"/>
                  <anim:animate smil:dur="0.5s" smil:fill="hold" smil:targetElement="id270" smil:attributeName="width" smil:values="width*0.05;width" smil:keyTimes="0;1"/>
                  <anim:animate smil:dur="0.5s" smil:fill="hold" smil:targetElement="id270" smil:attributeName="height" smil:values="height;height" smil:keyTimes="0;1"/>
                  <anim:animate smil:dur="0.5s" smil:fill="hold" smil:targetElement="id270" smil:attributeName="x" smil:values="x-.2;x" smil:keyTimes="0;1"/>
                  <anim:animate smil:dur="0.5s" smil:fill="hold" smil:targetElement="id270" smil:attributeName="y" smil:values="y;y" smil:keyTimes="0;1"/>
                  <anim:transitionFilter smil:dur="0.5s" smil:targetElement="id27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x;x" smil:keyTimes="0;1"/>
                  <anim:animate smil:dur="0.5s" smil:fill="hold" smil:targetElement="id27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x;x" smil:keyTimes="0;1"/>
                  <anim:animate smil:dur="0.5s" smil:fill="hold" smil:targetElement="id2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3" smil:attributeName="visibility" smil:to="visible"/>
                  <anim:animate smil:dur="0.5s" smil:fill="hold" smil:targetElement="id273" smil:attributeName="x" smil:values="x;x" smil:keyTimes="0;1"/>
                  <anim:animate smil:dur="0.5s" smil:fill="hold" smil:targetElement="id2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5" smil:attributeName="visibility" smil:to="visible"/>
                  <anim:animate smil:dur="0.5s" smil:fill="hold" smil:targetElement="id275" smil:attributeName="x" smil:values="x;x" smil:keyTimes="0;1"/>
                  <anim:animate smil:dur="0.5s" smil:fill="hold" smil:targetElement="id2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7" smil:attributeName="visibility" smil:to="visible"/>
                  <anim:animate smil:dur="0.5s" smil:fill="hold" smil:targetElement="id277" smil:attributeName="x" smil:values="x;x" smil:keyTimes="0;1"/>
                  <anim:animate smil:dur="0.5s" smil:fill="hold" smil:targetElement="id2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8" smil:attributeName="visibility" smil:to="visible"/>
                  <anim:animate smil:dur="0.5s" smil:fill="hold" smil:targetElement="id278" smil:attributeName="x" smil:values="x;x" smil:keyTimes="0;1"/>
                  <anim:animate smil:dur="0.5s" smil:fill="hold" smil:targetElement="id2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9" anim:sub-item="text" smil:attributeName="visibility" smil:to="visible"/>
                  <anim:animate smil:dur="0.5s" smil:fill="hold" smil:targetElement="id279" anim:sub-item="text" smil:attributeName="width" smil:values="width*0.05;width" smil:keyTimes="0;1"/>
                  <anim:animate smil:dur="0.5s" smil:fill="hold" smil:targetElement="id279" anim:sub-item="text" smil:attributeName="height" smil:values="height;height" smil:keyTimes="0;1"/>
                  <anim:animate smil:dur="0.5s" smil:fill="hold" smil:targetElement="id279" anim:sub-item="text" smil:attributeName="x" smil:values="x-.2;x" smil:keyTimes="0;1"/>
                  <anim:animate smil:dur="0.5s" smil:fill="hold" smil:targetElement="id279" anim:sub-item="text" smil:attributeName="y" smil:values="y;y" smil:keyTimes="0;1"/>
                  <anim:transitionFilter smil:dur="0.5s" smil:targetElement="id279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1" smil:attributeName="visibility" smil:to="visible"/>
                  <anim:animate smil:dur="0.5s" smil:fill="hold" smil:targetElement="id281" smil:attributeName="x" smil:values="x;x" smil:keyTimes="0;1"/>
                  <anim:animate smil:dur="0.5s" smil:fill="hold" smil:targetElement="id28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office:forms form:automatic-focus="false" form:apply-design-mode="false"/>
        <draw:frame presentation:style-name="pr12" draw:text-style-name="P15" draw:layer="layout" svg:width="26.4cm" svg:height="14.572cm" svg:x="0.8cm" svg:y="0.628cm" presentation:class="title" presentation:user-transformed="true">
          <draw:text-box>
            <text:p text:style-name="P6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g xml:id="id289" draw:id="id289">
          <svg:title>TexMaths</svg:title>
          <svg:desc>28§display§\therefore§svg§600§FALSE§</svg:desc>
          <draw:polygon draw:style-name="gr2" draw:text-style-name="P8" draw:layer="layout" svg:width="0.528cm" svg:height="0.433cm" svg:x="3.904cm" svg:y="6.323cm" svg:viewBox="0 0 529 434" draw:points="265,434 0,434 0,0 529,0 529,434">
            <text:p/>
          </draw:polygon>
          <draw:path draw:style-name="gr3" draw:text-style-name="P9" draw:layer="layout" svg:width="0.598cm" svg:height="0.531cm" svg:x="3.884cm" svg:y="6.2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95" draw:id="id295">
          <svg:title>TexMaths</svg:title>
          <svg:desc>24§display§= \int \frac{\sec^7 x}{\text {cosec }x} \ dx§svg§600§FALSE§</svg:desc>
          <draw:polygon draw:style-name="gr2" draw:text-style-name="P8" draw:layer="layout" svg:width="5.799cm" svg:height="1.919cm" svg:x="6.519cm" svg:y="7.743cm" svg:viewBox="0 0 5800 1920" draw:points="2901,1920 0,1920 0,0 5800,0 5800,1920">
            <text:p/>
          </draw:polygon>
          <draw:path draw:style-name="gr3" draw:text-style-name="P9" draw:layer="layout" svg:width="0.562cm" svg:height="0.199cm" svg:x="6.525cm" svg:y="8.66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4cm" svg:x="7.414cm" svg:y="7.83cm" svg:viewBox="0 0 751 1875" svg:d="M40 1837c27 0 43-19 43-40 0-29-22-43-41-43-21 0-42 14-42 43 0 44 42 78 94 78 129 0 177-197 236-441 65-267 121-538 167-808 31-179 62-348 90-457 10-42 39-150 73-150 25 0 47 16 50 19-28 2-42 20-42 41 0 28 21 42 40 42 22 0 43-14 43-42 0-46-46-79-92-79-66 0-112 92-160 265-2 8-117 432-209 985-23 128-48 270-75 387-15 62-54 221-123 221-31 0-50-21-52-21z">
            <text:p/>
          </draw:path>
          <draw:path draw:style-name="gr3" draw:text-style-name="P9" draw:layer="layout" svg:width="0.277cm" svg:height="0.389cm" svg:x="8.759cm" svg:y="8.027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9.088cm" svg:y="8.027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9" draw:layer="layout" svg:width="0.322cm" svg:height="0.389cm" svg:x="9.468cm" svg:y="8.027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281cm" svg:height="0.412cm" svg:x="9.856cm" svg:y="7.701cm" svg:viewBox="0 0 282 413" svg:d="M276 42c6-6 6-7 6-23h-155c-23 0-31 0-52-2-31-4-33-7-35-17h-19l-21 127h21c0-10 6-48 15-54 6-4 54-4 62-4h130c-19 25-49 62-61 79-79 102-86 196-86 230 0 8 0 35 28 35 29 0 29-27 29-35v-23c0-115 23-169 50-200z">
            <text:p/>
          </draw:path>
          <draw:path draw:style-name="gr3" draw:text-style-name="P9" draw:layer="layout" svg:width="0.421cm" svg:height="0.383cm" svg:x="10.357cm" svg:y="8.03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6 112-113 112-33 0-46-27-46-56 0-19 6-36 15-75z">
            <text:p/>
          </draw:path>
          <draw:polygon draw:style-name="gr3" draw:text-style-name="P9" draw:layer="layout" svg:width="2.643cm" svg:height="0.035cm" svg:x="8.452cm" svg:y="8.749cm" svg:viewBox="0 0 2644 36" draw:points="1323,36 0,36 0,0 2644,0 2644,36">
            <text:p/>
          </draw:polygon>
          <draw:path draw:style-name="gr3" draw:text-style-name="P9" draw:layer="layout" svg:width="0.322cm" svg:height="0.389cm" svg:x="8.481cm" svg:y="9.177cm" svg:viewBox="0 0 323 390" svg:d="M71 196c0-138 69-175 113-175 8 0 62 0 92 31-36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375cm" svg:height="0.389cm" svg:x="8.852cm" svg:y="9.177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9.276cm" svg:y="9.177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9.606cm" svg:y="9.177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9" draw:layer="layout" svg:width="0.322cm" svg:height="0.389cm" svg:x="9.984cm" svg:y="9.177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421cm" svg:height="0.383cm" svg:x="10.637cm" svg:y="9.18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4 112-113 112-33 0-46-27-46-56 0-19 6-36 15-75z">
            <text:p/>
          </draw:path>
          <draw:path draw:style-name="gr3" draw:text-style-name="P9" draw:layer="layout" svg:width="0.402cm" svg:height="0.596cm" svg:x="11.511cm" svg:y="8.392cm" svg:viewBox="0 0 403 597" svg:d="M403 10c0-2 0-10-11-10-12 0-93 8-108 10-6 0-11 3-11 15 0 11 7 11 21 11 40 0 42 6 42 14l-2 17-52 200c-15-31-40-54-78-54-98 0-204 125-204 248 0 80 46 136 113 136 18 0 60-4 110-63 7 34 36 63 76 63 31 0 50-19 64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11.941cm" svg:y="8.60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6 112-113 112-33 0-46-27-46-56 0-19 6-36 15-75z">
            <text:p/>
          </draw:path>
        </draw:g>
        <draw:g xml:id="id293" draw:id="id293">
          <svg:title>TexMaths</svg:title>
          <svg:desc>28§display§\text {Let,}§svg§600§FALSE§</svg:desc>
          <draw:polygon draw:style-name="gr2" draw:text-style-name="P8" draw:layer="layout" svg:width="1.538cm" svg:height="0.765cm" svg:x="3.626cm" svg:y="8.442cm" svg:viewBox="0 0 1539 766" draw:points="768,766 0,766 0,0 1539,0 1539,766">
            <text:p/>
          </draw:polygon>
          <draw:path draw:style-name="gr3" draw:text-style-name="P9" draw:layer="layout" svg:width="0.541cm" svg:height="0.673cm" svg:x="3.608cm" svg:y="8.3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9" draw:layer="layout" svg:width="0.382cm" svg:height="0.454cm" svg:x="4.22cm" svg:y="8.6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9" draw:layer="layout" svg:width="0.31cm" svg:height="0.617cm" svg:x="4.647cm" svg:y="8.4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9" draw:layer="layout" svg:width="0.115cm" svg:height="0.295cm" svg:x="5.096cm" svg:y="8.9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294" draw:id="id294">
          <svg:title>TexMaths</svg:title>
          <svg:desc>28§display§\text {I}§svg§600§FALSE§</svg:desc>
          <draw:polygon draw:style-name="gr2" draw:text-style-name="P8" draw:layer="layout" svg:width="0.229cm" svg:height="0.575cm" svg:x="5.732cm" svg:y="8.444cm" svg:viewBox="0 0 230 576" draw:points="116,576 0,576 0,0 230,0 230,576">
            <text:p/>
          </draw:polygon>
          <draw:path draw:style-name="gr3" draw:text-style-name="P9" draw:layer="layout" svg:width="0.301cm" svg:height="0.674cm" svg:x="5.71cm" svg:y="8.3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92" draw:id="id292">
          <svg:title>TexMaths</svg:title>
          <svg:desc>28§display§(6)§svg§600§FALSE§</svg:desc>
          <draw:polygon draw:style-name="gr2" draw:text-style-name="P8" draw:layer="layout" svg:width="1.061cm" svg:height="0.886cm" svg:x="2.209cm" svg:y="8.344cm" svg:viewBox="0 0 1062 887" draw:points="531,887 0,887 0,0 1062,0 1062,887">
            <text:p/>
          </draw:polygon>
          <draw:path draw:style-name="gr3" draw:text-style-name="P9" draw:layer="layout" svg:width="0.23cm" svg:height="0.985cm" svg:x="2.256cm" svg:y="8.2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409cm" svg:height="0.678cm" svg:x="2.583cm" svg:y="8.378cm" svg:viewBox="0 0 410 679" svg:d="M90 334v-25c0-248 123-284 172-284 25 0 65 6 88 40-16 0-54 0-54 43 0 31 22 47 45 47 15 0 45-9 45-47 0-61-43-108-126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3" draw:text-style-name="P9" draw:layer="layout" svg:width="0.23cm" svg:height="0.985cm" svg:x="3.092cm" svg:y="8.2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96" draw:id="id296">
          <svg:title>TexMaths</svg:title>
          <svg:desc>24§display§= \int   \left( \sec^6 x \times \frac {\sec x}{\text {cosec }x} \right) \ dx§svg§600§FALSE§</svg:desc>
          <draw:polygon draw:style-name="gr2" draw:text-style-name="P8" draw:layer="layout" svg:width="10.063cm" svg:height="1.791cm" svg:x="6.524cm" svg:y="10.146cm" svg:viewBox="0 0 10064 1792" draw:points="5032,1792 0,1792 0,0 10064,0 10064,1792">
            <text:p/>
          </draw:polygon>
          <draw:path draw:style-name="gr3" draw:text-style-name="P9" draw:layer="layout" svg:width="0.562cm" svg:height="0.199cm" svg:x="6.53cm" svg:y="10.94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75cm" svg:height="1.876cm" svg:x="7.419cm" svg:y="10.104cm" svg:viewBox="0 0 751 1877" svg:d="M40 1839c27 0 43-20 43-41 0-29-22-42-41-42-21 0-42 13-42 42 0 44 42 79 94 79 129 0 177-198 236-442 65-267 121-538 167-809 31-178 62-347 90-457 10-42 39-150 73-150 25 0 46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9" draw:layer="layout" svg:width="0.322cm" svg:height="1.519cm" svg:x="8.507cm" svg:y="10.283cm" svg:viewBox="0 0 323 1520" svg:d="M284 1512c2 0 10 8 10 8h19c2 0 10 0 10-8 0-4-2-6-4-8-31-30-77-77-129-169-92-163-125-372-125-574 0-375 106-596 256-746 2-2 2-5 2-7 0-8-6-8-16-8-11 0-13 0-21 8-81 69-171 186-230 365-37 111-56 246-56 386 0 202 36 428 169 624 23 33 56 67 56 67 7 12 19 25 26 31z">
            <text:p/>
          </draw:path>
          <draw:path draw:style-name="gr3" draw:text-style-name="P9" draw:layer="layout" svg:width="0.277cm" svg:height="0.389cm" svg:x="8.887cm" svg:y="10.874cm" svg:viewBox="0 0 278 390" svg:d="M148 215c19 4 88 17 88 79 0 42-29 77-96 77-71 0-102-48-117-121-2-10-4-14-11-14-12 0-12 6-12 21v112c0 15 0 21 10 21 3 0 5-2 21-17 2-2 2-4 17-20 36 35 75 37 92 37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327cm" svg:height="0.389cm" svg:x="9.216cm" svg:y="10.874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9" draw:layer="layout" svg:width="0.322cm" svg:height="0.389cm" svg:x="9.596cm" svg:y="10.874cm" svg:viewBox="0 0 323 390" svg:d="M71 196c0-138 69-175 113-175 8 0 62 0 92 31-36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272cm" svg:height="0.404cm" svg:x="9.974cm" svg:y="10.511cm" svg:viewBox="0 0 273 405" svg:d="M58 200c0-48 3-92 26-129 20-33 52-54 91-54 17 0 40 4 53 21-15 0-28 12-28 29 0 14 11 27 28 27 18 0 29-11 29-29 0-34-25-65-84-65-85 0-173 79-173 206 0 153 73 199 138 199 73 0 135-53 135-132 0-75-60-131-129-131-48 0-73 31-86 58zM138 386c-30 0-54-15-65-42-10-17-13-48-13-83 0-57 34-102 80-102 29 0 46 10 62 31 13 23 15 48 15 83 0 34 0 59-17 82-14 22-33 31-62 31z">
            <text:p/>
          </draw:path>
          <draw:path draw:style-name="gr3" draw:text-style-name="P9" draw:layer="layout" svg:width="0.421cm" svg:height="0.383cm" svg:x="10.485cm" svg:y="10.88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4 111-113 111-33 0-46-27-46-56 0-19 6-36 15-75z">
            <text:p/>
          </draw:path>
          <draw:path draw:style-name="gr3" draw:text-style-name="P9" draw:layer="layout" svg:width="0.408cm" svg:height="0.408cm" svg:x="11.254cm" svg:y="10.838cm" svg:viewBox="0 0 409 409" svg:d="M205 181l-169-169c-11-10-13-12-19-12-9 0-17 8-17 17 0 6 2 8 12 18l168 169-168 171c-10 9-12 11-12 17 0 10 8 17 17 17 6 0 8-2 19-11l168-169 176 174c2 2 8 6 12 6 11 0 17-7 17-17 0-2 0-6-2-10-2-2-136-134-179-178l156-154c4-6 17-17 21-21 0-2 4-6 4-12 0-9-6-17-17-17-6 0-10 4-20 13z">
            <text:p/>
          </draw:path>
          <draw:path draw:style-name="gr3" draw:text-style-name="P9" draw:layer="layout" svg:width="0.277cm" svg:height="0.389cm" svg:x="12.571cm" svg:y="10.304cm" svg:viewBox="0 0 278 390" svg:d="M148 215c19 4 88 17 88 79 0 42-29 77-96 77-71 0-102-48-117-121-2-10-4-14-11-14-12 0-12 6-12 21v112c0 15 0 21 10 21 3 0 5-2 21-17 2-2 2-4 17-20 36 35 75 37 92 37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327cm" svg:height="0.389cm" svg:x="12.9cm" svg:y="10.304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9" draw:layer="layout" svg:width="0.322cm" svg:height="0.389cm" svg:x="13.28cm" svg:y="10.304cm" svg:viewBox="0 0 323 390" svg:d="M71 196c0-138 69-175 113-175 8 0 62 0 92 31-36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421cm" svg:height="0.383cm" svg:x="13.791cm" svg:y="10.31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6 0 134-109 134-130 0-8-7-8-9-8-8 0-10 2-12 8-27 92-86 111-113 111-33 0-46-27-46-56 0-19 6-36 15-75z">
            <text:p/>
          </draw:path>
          <draw:polygon draw:style-name="gr3" draw:text-style-name="P9" draw:layer="layout" svg:width="2.643cm" svg:height="0.036cm" svg:x="12.074cm" svg:y="11.024cm" svg:viewBox="0 0 2644 37" draw:points="1323,37 0,37 0,0 2644,0 2644,37">
            <text:p/>
          </draw:polygon>
          <draw:path draw:style-name="gr3" draw:text-style-name="P9" draw:layer="layout" svg:width="0.322cm" svg:height="0.389cm" svg:x="12.103cm" svg:y="11.455cm" svg:viewBox="0 0 323 390" svg:d="M71 196c0-138 69-175 113-175 8 0 62 0 92 31-34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12.474cm" svg:y="11.455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9" draw:layer="layout" svg:width="0.277cm" svg:height="0.389cm" svg:x="12.9cm" svg:y="11.455cm" svg:viewBox="0 0 278 390" svg:d="M148 215c19 4 88 17 88 79 0 42-29 77-96 77-71 0-102-48-117-121-2-10-4-14-11-14-12 0-12 6-12 21v112c0 15 0 21 10 21 3 0 5-2 21-17 2-2 2-4 17-20 36 35 75 37 92 37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327cm" svg:height="0.389cm" svg:x="13.228cm" svg:y="11.455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9" draw:layer="layout" svg:width="0.322cm" svg:height="0.389cm" svg:x="13.608cm" svg:y="11.455cm" svg:viewBox="0 0 323 390" svg:d="M71 196c0-138 69-175 113-175 8 0 62 0 92 31-36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421cm" svg:height="0.383cm" svg:x="14.259cm" svg:y="11.458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7 92-86 111-113 111-33 0-46-27-46-56 0-19 6-36 15-75z">
            <text:p/>
          </draw:path>
          <draw:path draw:style-name="gr3" draw:text-style-name="P9" draw:layer="layout" svg:width="0.322cm" svg:height="1.519cm" svg:x="14.848cm" svg:y="10.283cm" svg:viewBox="0 0 323 1520" svg:d="M323 759c0-242-58-500-225-690-12-13-42-46-63-63-6-6-8-6-20-6-7 0-15 0-15 8 0 4 4 7 6 9 29 29 75 75 126 169 93 162 125 371 125 573 0 367-101 592-253 745-2 2-4 6-4 8 0 8 8 8 15 8 12 0 14 0 21-6 81-69 171-186 231-365 36-115 56-254 56-390z">
            <text:p/>
          </draw:path>
          <draw:path draw:style-name="gr3" draw:text-style-name="P9" draw:layer="layout" svg:width="0.402cm" svg:height="0.596cm" svg:x="15.778cm" svg:y="10.667cm" svg:viewBox="0 0 403 597" svg:d="M403 10c0-2 0-10-11-10-12 0-93 8-108 10-6 0-11 3-11 15s7 12 21 12c40 0 42 5 42 13l-4 17-50 200c-15-31-40-54-78-54-98 0-204 125-204 248 0 81 46 136 113 136 18 0 60-3 110-63 7 35 36 63 76 63 31 0 50-19 64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9" draw:layer="layout" svg:width="0.421cm" svg:height="0.383cm" svg:x="16.208cm" svg:y="10.88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</draw:g>
        <draw:g xml:id="id282" draw:id="id282">
          <svg:title>TexMaths</svg:title>
          <svg:desc>24§display§\text {Put } x^2e^x = t,§svg§600§FALSE§</svg:desc>
          <draw:polygon draw:style-name="gr2" draw:text-style-name="P8" draw:layer="layout" svg:width="4.846cm" svg:height="0.819cm" svg:x="2.925cm" svg:y="0.742cm" svg:viewBox="0 0 4847 820" draw:points="2423,820 0,820 0,0 4847,0 4847,820">
            <text:p/>
          </draw:polygon>
          <draw:path draw:style-name="gr3" draw:text-style-name="P9" draw:layer="layout" svg:width="0.498cm" svg:height="0.577cm" svg:x="2.912cm" svg:y="0.865cm" svg:viewBox="0 0 499 578" svg:d="M163 311h142c102 0 194-69 194-153 0-83-84-158-200-158h-299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9" draw:layer="layout" svg:width="0.425cm" svg:height="0.383cm" svg:x="3.484cm" svg:y="1.067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9" draw:layer="layout" svg:width="0.266cm" svg:height="0.529cm" svg:x="3.941cm" svg:y="0.921cm" svg:viewBox="0 0 267 530" svg:d="M131 183h120v-27h-120v-156h-22c0 69-26 159-109 163v20h73v232c0 106 79 115 109 115 60 0 85-59 85-115v-48h-23v48c0 62-25 94-56 94-57 0-57-77-57-92z">
            <text:p/>
          </draw:path>
          <draw:path draw:style-name="gr3" draw:text-style-name="P9" draw:layer="layout" svg:width="0.421cm" svg:height="0.383cm" svg:x="4.559cm" svg:y="1.067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9" draw:layer="layout" svg:width="0.262cm" svg:height="0.393cm" svg:x="5.054cm" svg:y="0.7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9" draw:layer="layout" svg:width="0.325cm" svg:height="0.383cm" svg:x="5.434cm" svg:y="1.067cm" svg:viewBox="0 0 326 384" svg:d="M119 179c25 0 88-2 131-20 59-24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9" draw:layer="layout" svg:width="0.318cm" svg:height="0.268cm" svg:x="5.817cm" svg:y="0.833cm" svg:viewBox="0 0 319 269" svg:d="M119 200c-6 19-25 52-56 52-2 0-19 0-32-8 25-8 27-29 27-33 0-13-10-23-23-23-18 0-35 16-35 37 0 31 33 44 63 44 27 0 50-17 66-42 15 30 48 42 71 42 69 0 103-75 103-92 0-8-7-8-9-8-8 0-8 4-10 12-13 40-48 71-82 71-23 0-37-16-37-39 0-15 15-69 31-136 13-46 40-60 59-60 0 0 20 0 31 8-17 6-25 21-25 33 0 13 10 23 23 23 14 0 35-12 35-37 0-34-39-44-64-44-28 0-52 19-65 42-11-25-38-42-71-42-67 0-106 73-106 90 0 8 8 8 10 8 8 0 10-2 12-10 15-46 53-71 82-71 19 0 35 10 35 39 0 11-6 42-12 61z">
            <text:p/>
          </draw:path>
          <draw:path draw:style-name="gr3" draw:text-style-name="P9" draw:layer="layout" svg:width="0.561cm" svg:height="0.199cm" svg:x="6.494cm" svg:y="1.13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26cm" svg:height="0.539cm" svg:x="7.356cm" svg:y="0.913cm" svg:viewBox="0 0 261 540" svg:d="M155 192h81c15 0 25 0 25-17 0-10-10-10-25-10h-73c29-121 35-136 35-142 0-15-12-23-25-23-2 0-27 0-35 31l-32 134h-81c-17 0-25 0-25 16 0 11 8 11 23 11h75c-60 240-63 254-63 269 0 46 32 79 76 79 89 0 137-125 137-131 0-7-8-7-12-7-6 0-8 2-11 11-37 88-83 108-112 108-17 0-25-12-25-39 0-21 0-27 4-40z">
            <text:p/>
          </draw:path>
          <draw:path draw:style-name="gr3" draw:text-style-name="P9" draw:layer="layout" svg:width="0.099cm" svg:height="0.253cm" svg:x="7.713cm" svg:y="1.351cm" svg:viewBox="0 0 100 254" svg:d="M100 88c0-55-21-88-54-88-29 0-46 21-46 44s17 46 46 46c10 0 21-4 29-11 4-2 4-2 6-2 0 0 2 0 2 11 0 64-31 116-60 143-10 9-10 11-10 13 0 8 4 10 10 10 10 0 77-66 77-166z">
            <text:p/>
          </draw:path>
        </draw:g>
        <draw:g xml:id="id283" draw:id="id283">
          <svg:title>TexMaths</svg:title>
          <svg:desc>24§display§\text {Diff. }w.\ r.\ t. \ x,\  x e^x ( x + 2 )dx = dt§svg§600§FALSE§</svg:desc>
          <draw:polygon draw:style-name="gr2" draw:text-style-name="P8" draw:layer="layout" svg:width="12.524cm" svg:height="0.76cm" svg:x="8.128cm" svg:y="0.845cm" svg:viewBox="0 0 12525 761" draw:points="6262,761 0,761 0,0 12525,0 12525,761">
            <text:p/>
          </draw:polygon>
          <draw:path draw:style-name="gr3" draw:text-style-name="P9" draw:layer="layout" svg:width="0.567cm" svg:height="0.577cm" svg:x="8.115cm" svg:y="0.859cm" svg:viewBox="0 0 568 578" svg:d="M0 0v27h21c65 0 65 9 65 38v448c0 30 0 38-65 38h-21v27h309c142 0 259-125 259-284 0-161-113-294-259-294zM202 551c-41 0-43-6-43-32v-459c0-27 2-33 43-33h84c52 0 111 17 154 79 36 50 44 123 44 188 0 94-15 144-46 186-17 23-65 71-152 71z">
            <text:p/>
          </draw:path>
          <draw:path draw:style-name="gr3" draw:text-style-name="P9" draw:layer="layout" svg:width="0.181cm" svg:height="0.566cm" svg:x="8.758cm" svg:y="0.87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508cm" svg:height="0.596cm" svg:x="8.987cm" svg:y="0.841cm" svg:viewBox="0 0 509 597" svg:d="M357 257h96v-25h-100v-98c0-76 43-115 79-115 4 0 15 0 29 6-10 4-25 13-25 35 0 19 13 36 36 36s37-17 37-36c0-31-29-60-77-60-50 0-88 33-92 36-25-32-71-36-94-36-81 0-179 44-179 136v96h-67v25h67v275c0 38-9 38-67 38v27c29-2 73-4 94-4s63 2 94 4v-27c-56 0-65 0-65-38v-275h178v275c0 38-9 38-67 38v27c33-2 73-4 96-4 35 0 75 0 108 4v-27h-17c-62 0-64-9-64-40zM121 232v-96c0-82 69-117 123-117 42 0 65 16 67 16v1c-15 0-31 12-31 35 0 6 0 27 23 35-2 11-2 19-2 28v98z">
            <text:p/>
          </draw:path>
          <draw:path draw:style-name="gr3" draw:text-style-name="P9" draw:layer="layout" svg:width="0.091cm" svg:height="0.091cm" svg:x="9.53cm" svg:y="1.346cm" svg:viewBox="0 0 92 92" svg:d="M92 46c0-25-21-46-46-46s-46 21-46 46 21 46 46 46 46-21 46-46z">
            <text:p/>
          </draw:path>
          <draw:path draw:style-name="gr3" draw:text-style-name="P9" draw:layer="layout" svg:width="0.56cm" svg:height="0.383cm" svg:x="10.091cm" svg:y="1.062cm" svg:viewBox="0 0 561 384" svg:d="M367 86c4-17 11-50 11-53 0-16-11-23-23-23-11 0-27 5-32 23-2 5-43 169-48 190-6 25-8 40-8 55 0 10 0 12 2 16-19 46-46 71-79 71-67 0-67-62-67-77 0-27 4-59 44-165 10-25 13-37 13-54 0-38-26-69-69-69-80 0-111 123-111 131 0 7 8 7 10 7 9 0 9 0 13-15 23-79 56-104 86-104 8 0 22 0 22 27 0 21-10 46-16 60-36 99-48 140-48 171 0 78 58 107 121 107 14 0 54 0 89-59 21 53 80 59 105 59 63 0 100-54 123-104 29-67 56-180 56-220 0-47-23-60-39-60-21 0-42 21-42 40 0 12 6 18 13 23 10 10 31 31 31 73 0 29-25 112-46 154-23 46-52 75-94 75-40 0-61-25-61-73 0-23 5-50 7-62z">
            <text:p/>
          </draw:path>
          <draw:path draw:style-name="gr3" draw:text-style-name="P9" draw:layer="layout" svg:width="0.091cm" svg:height="0.091cm" svg:x="10.765cm" svg:y="1.346cm" svg:viewBox="0 0 92 92" svg:d="M92 46c0-25-21-46-46-46s-46 21-46 46 21 46 46 46 46-21 46-46z">
            <text:p/>
          </draw:path>
          <draw:path draw:style-name="gr3" draw:text-style-name="P9" draw:layer="layout" svg:width="0.345cm" svg:height="0.383cm" svg:x="11.233cm" svg:y="1.062cm" svg:viewBox="0 0 346 384" svg:d="M50 325c-2 13-8 32-8 36 0 15 12 23 25 23 10 0 25-8 31-23 2-4 31-119 34-134 6-29 22-89 27-112 4-9 27-50 48-69 6-6 31-27 68-27 23 0 34 10 36 10-27 4-44 25-44 46 0 13 10 31 31 31 23 0 48-20 48-50 0-31-27-56-71-56-56 0-93 42-108 65-8-38-38-65-79-65-38 0-53 33-61 48-15 29-27 81-27 83 0 7 8 7 10 7 9 0 9 0 15-19 13-59 31-100 61-100 16 0 27 6 27 39 0 17-4 26-13 71z">
            <text:p/>
          </draw:path>
          <draw:path draw:style-name="gr3" draw:text-style-name="P9" draw:layer="layout" svg:width="0.091cm" svg:height="0.091cm" svg:x="11.639cm" svg:y="1.346cm" svg:viewBox="0 0 92 92" svg:d="M92 46c0-25-21-46-46-46s-46 21-46 46 21 46 46 46 46-21 46-46z">
            <text:p/>
          </draw:path>
          <draw:path draw:style-name="gr3" draw:text-style-name="P9" draw:layer="layout" svg:width="0.26cm" svg:height="0.539cm" svg:x="12.101cm" svg:y="0.907cm" svg:viewBox="0 0 261 540" svg:d="M156 192h80c16 0 25 0 25-17 0-10-9-10-25-10h-73c29-121 35-136 35-142 0-15-12-23-25-23-2 0-27 0-35 31l-32 134h-81c-17 0-25 0-25 16 0 11 8 11 23 11h75c-62 240-63 254-63 269 0 46 32 79 76 79 89 0 137-125 137-131 0-8-8-8-12-8-6 0-7 2-11 12-37 88-83 107-112 107-17 0-25-11-25-38 0-21 0-27 4-40z">
            <text:p/>
          </draw:path>
          <draw:path draw:style-name="gr3" draw:text-style-name="P9" draw:layer="layout" svg:width="0.091cm" svg:height="0.091cm" svg:x="12.458cm" svg:y="1.346cm" svg:viewBox="0 0 92 92" svg:d="M92 46c0-25-21-46-46-46s-46 21-46 46 21 46 46 46 46-21 46-46z">
            <text:p/>
          </draw:path>
          <draw:path draw:style-name="gr3" draw:text-style-name="P9" draw:layer="layout" svg:width="0.421cm" svg:height="0.383cm" svg:x="12.925cm" svg:y="1.06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2 0-46-27-46-56 0-19 6-36 15-75z">
            <text:p/>
          </draw:path>
          <draw:path draw:style-name="gr3" draw:text-style-name="P9" draw:layer="layout" svg:width="0.099cm" svg:height="0.253cm" svg:x="13.457cm" svg:y="1.346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" draw:text-style-name="P9" draw:layer="layout" svg:width="0.421cm" svg:height="0.383cm" svg:x="14.064cm" svg:y="1.06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2 0-46-27-46-56 0-19 6-36 15-75z">
            <text:p/>
          </draw:path>
          <draw:path draw:style-name="gr3" draw:text-style-name="P9" draw:layer="layout" svg:width="0.325cm" svg:height="0.383cm" svg:x="14.561cm" svg:y="1.062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9" draw:layer="layout" svg:width="0.318cm" svg:height="0.268cm" svg:x="14.943cm" svg:y="0.826cm" svg:viewBox="0 0 319 269" svg:d="M119 200c-6 19-25 52-56 52-2 0-19 0-32-8 25-8 27-29 27-33 0-13-10-23-23-23-18 0-35 16-35 37 0 30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9" draw:layer="layout" svg:width="0.197cm" svg:height="0.844cm" svg:x="15.423cm" svg:y="0.803cm" svg:viewBox="0 0 198 845" svg:d="M198 837c0-2 0-4-16-19-105-106-132-265-132-396 0-145 33-293 136-399 12-10 12-11 12-15 0-6-4-8-10-8-8 0-84 58-134 165-44 92-54 186-54 257 0 68 10 170 56 266 52 103 124 157 132 157 6 0 10-2 10-8z">
            <text:p/>
          </draw:path>
          <draw:path draw:style-name="gr3" draw:text-style-name="P9" draw:layer="layout" svg:width="0.421cm" svg:height="0.383cm" svg:x="15.692cm" svg:y="1.062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2 0-46-27-46-56 0-19 6-36 15-75z">
            <text:p/>
          </draw:path>
          <draw:path draw:style-name="gr3" draw:text-style-name="P9" draw:layer="layout" svg:width="0.562cm" svg:height="0.564cm" svg:x="16.383cm" svg:y="0.94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37cm" svg:height="0.564cm" svg:x="17.222cm" svg:y="0.874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9" draw:layer="layout" svg:width="0.197cm" svg:height="0.844cm" svg:x="17.651cm" svg:y="0.803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9" draw:layer="layout" svg:width="0.402cm" svg:height="0.596cm" svg:x="17.964cm" svg:y="0.851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6 0 68 70 68 75 0 4-2 10-4 14z">
            <text:p/>
          </draw:path>
          <draw:path draw:style-name="gr3" draw:text-style-name="P9" draw:layer="layout" svg:width="0.421cm" svg:height="0.383cm" svg:x="18.394cm" svg:y="1.06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2 0-46-27-46-56 0-19 6-36 15-75z">
            <text:p/>
          </draw:path>
          <draw:path draw:style-name="gr3" draw:text-style-name="P9" draw:layer="layout" svg:width="0.562cm" svg:height="0.199cm" svg:x="19.133cm" svg:y="1.12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402cm" svg:height="0.596cm" svg:x="20.01cm" svg:y="0.85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6 0 68 70 68 75 0 4-2 10-4 14z">
            <text:p/>
          </draw:path>
          <draw:path draw:style-name="gr3" draw:text-style-name="P9" draw:layer="layout" svg:width="0.26cm" svg:height="0.539cm" svg:x="20.435cm" svg:y="0.907cm" svg:viewBox="0 0 261 540" svg:d="M156 192h80c16 0 25 0 25-17 0-10-9-10-25-10h-73c29-121 35-136 35-142 0-15-12-23-25-23-2 0-27 0-35 31l-32 134h-81c-17 0-25 0-25 16 0 11 8 11 23 11h75c-62 240-63 254-63 269 0 46 32 79 76 79 89 0 137-125 137-131 0-8-8-8-12-8-6 0-7 2-11 12-37 88-83 107-112 107-17 0-25-11-25-38 0-21 0-27 4-40z">
            <text:p/>
          </draw:path>
        </draw:g>
        <draw:g xml:id="id288" draw:id="id288">
          <svg:title>TexMaths</svg:title>
          <svg:desc>26§display§= \log ( \sec t + \tan t )+ c§svg§600§FALSE§</svg:desc>
          <draw:polygon draw:style-name="gr2" draw:text-style-name="P8" draw:layer="layout" svg:width="8.85cm" svg:height="0.822cm" svg:x="6.415cm" svg:y="4.545cm" svg:viewBox="0 0 8851 823" draw:points="4425,823 0,823 0,0 8851,0 8851,823">
            <text:p/>
          </draw:polygon>
          <draw:path draw:style-name="gr3" draw:text-style-name="P9" draw:layer="layout" svg:width="0.608cm" svg:height="0.215cm" svg:x="6.421cm" svg:y="4.84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205cm" svg:height="0.635cm" svg:x="7.364cm" svg:y="4.551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407cm" svg:height="0.421cm" svg:x="7.613cm" svg:y="4.776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19cm" svg:height="0.604cm" svg:x="8.071cm" svg:y="4.769cm" svg:viewBox="0 0 420 605" svg:d="M179 258c-81 0-81-92-81-112 0-25 2-55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213cm" svg:height="0.914cm" svg:x="8.605cm" svg:y="4.499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301cm" svg:height="0.421cm" svg:x="8.901cm" svg:y="4.776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355cm" svg:height="0.421cm" svg:x="9.257cm" svg:y="4.77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348cm" svg:height="0.421cm" svg:x="9.668cm" svg:y="4.776cm" svg:viewBox="0 0 349 422" svg:d="M77 212c0-150 75-189 123-189 8 0 66 0 100 33-40 4-44 31-44 44 0 23 17 41 41 41 25 0 44-16 44-43 0-63-71-98-141-98-115 0-200 100-200 212 0 119 92 210 198 210 122 0 151-110 151-120 0-9-8-9-10-9-8 0-10 4-12 9-27 85-88 97-121 97-48 0-129-39-129-187z">
            <text:p/>
          </draw:path>
          <draw:path draw:style-name="gr3" draw:text-style-name="P9" draw:layer="layout" svg:width="0.282cm" svg:height="0.583cm" svg:x="10.216cm" svg:y="4.611cm" svg:viewBox="0 0 283 584" svg:d="M168 208h88c17 0 27 0 27-19 0-10-10-10-27-10h-79c31-131 37-148 37-154 0-17-12-25-27-25-2 0-29 0-37 33l-36 146h-87c-19 0-27 0-27 16 0 13 8 13 25 13h81c-66 260-69 274-69 291 0 50 36 85 84 85 95 0 147-135 147-141 0-8-8-8-12-8-6 0-8 2-13 12-39 96-89 117-120 117-19 0-27-13-27-42 0-23 0-29 4-44z">
            <text:p/>
          </draw:path>
          <draw:path draw:style-name="gr3" draw:text-style-name="P9" draw:layer="layout" svg:width="0.608cm" svg:height="0.61cm" svg:x="10.779cm" svg:y="4.651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9" draw:layer="layout" svg:width="0.288cm" svg:height="0.573cm" svg:x="11.659cm" svg:y="4.622cm" svg:viewBox="0 0 289 574" svg:d="M141 198h132v-30h-132v-168h-22c0 75-30 173-119 177v21h79v251c0 115 85 125 119 125 64 0 91-65 91-125v-52h-25v52c0 67-27 102-60 102-63 0-63-83-63-100z">
            <text:p/>
          </draw:path>
          <draw:path draw:style-name="gr3" draw:text-style-name="P9" draw:layer="layout" svg:width="0.413cm" svg:height="0.421cm" svg:x="12.036cm" svg:y="4.776cm" svg:viewBox="0 0 414 422" svg:d="M266 341c4 37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5cm" svg:x="12.483cm" svg:y="4.7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2cm" svg:height="0.583cm" svg:x="13.136cm" svg:y="4.611cm" svg:viewBox="0 0 283 584" svg:d="M168 208h88c17 0 27 0 27-19 0-10-10-10-27-10h-79c31-131 37-148 37-154 0-17-12-25-27-25-2 0-29 0-37 33l-36 146h-87c-19 0-27 0-27 16 0 13 8 13 25 13h81c-64 260-69 274-69 291 0 50 36 85 84 85 95 0 147-135 147-141 0-8-8-8-12-8-6 0-8 2-13 12-39 96-89 117-120 117-19 0-27-13-27-42 0-23 0-29 4-44z">
            <text:p/>
          </draw:path>
          <draw:path draw:style-name="gr3" draw:text-style-name="P9" draw:layer="layout" svg:width="0.213cm" svg:height="0.914cm" svg:x="13.496cm" svg:y="4.49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08cm" svg:height="0.61cm" svg:x="14.053cm" svg:y="4.651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9" draw:layer="layout" svg:width="0.357cm" svg:height="0.415cm" svg:x="14.954cm" svg:y="4.78cm" svg:viewBox="0 0 358 416" svg:d="M327 56c-15 0-27 0-42 15-15 12-17 29-17 35 0 21 17 31 36 31 27 0 52-21 52-58 0-46-44-79-111-79-122 0-245 131-245 260 0 83 54 156 150 156 131 0 208-98 208-108 0-6-6-13-11-13-6 0-8 2-12 11-73 89-173 89-185 89-56 0-81-44-81-100 0-37 18-127 50-183 27-52 79-91 129-91 31 0 66 10 79 35z">
            <text:p/>
          </draw:path>
        </draw:g>
        <draw:g xml:id="id284" draw:id="id284">
          <svg:title>TexMaths</svg:title>
          <svg:desc>28§display§\therefore§svg§600§FALSE§</svg:desc>
          <draw:polygon draw:style-name="gr2" draw:text-style-name="P8" draw:layer="layout" svg:width="0.528cm" svg:height="0.433cm" svg:x="4.005cm" svg:y="2.724cm" svg:viewBox="0 0 529 434" draw:points="265,434 0,434 0,0 529,0 529,434">
            <text:p/>
          </draw:polygon>
          <draw:path draw:style-name="gr3" draw:text-style-name="P9" draw:layer="layout" svg:width="0.598cm" svg:height="0.531cm" svg:x="3.985cm" svg:y="2.675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85" draw:id="id285">
          <svg:title>TexMaths</svg:title>
          <svg:desc>28§display§\text {I}§svg§600§FALSE§</svg:desc>
          <draw:polygon draw:style-name="gr2" draw:text-style-name="P8" draw:layer="layout" svg:width="0.229cm" svg:height="0.575cm" svg:x="5.634cm" svg:y="2.646cm" svg:viewBox="0 0 230 576" draw:points="116,576 0,576 0,0 230,0 230,576">
            <text:p/>
          </draw:polygon>
          <draw:path draw:style-name="gr3" draw:text-style-name="P9" draw:layer="layout" svg:width="0.301cm" svg:height="0.674cm" svg:x="5.612cm" svg:y="2.5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86" draw:id="id286">
          <svg:title>TexMaths</svg:title>
          <svg:desc>26§display§= \int \frac{1}{ \cos t} dt§svg§600§FALSE§</svg:desc>
          <draw:polygon draw:style-name="gr2" draw:text-style-name="P8" draw:layer="layout" svg:width="4.641cm" svg:height="1.94cm" svg:x="6.512cm" svg:y="1.941cm" svg:viewBox="0 0 4642 1941" draw:points="2321,1941 0,1941 0,0 4642,0 4642,1941">
            <text:p/>
          </draw:polygon>
          <draw:path draw:style-name="gr3" draw:text-style-name="P9" draw:layer="layout" svg:width="0.608cm" svg:height="0.215cm" svg:x="6.518cm" svg:y="2.8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812cm" svg:height="2.032cm" svg:x="7.481cm" svg:y="1.895cm" svg:viewBox="0 0 813 2033" svg:d="M44 1991c29 0 45-20 45-43 0-32-22-46-43-46-23 0-46 14-46 46 0 48 46 85 102 85 139 0 191-214 256-479 70-289 131-582 181-876 33-193 66-376 97-495 11-46 42-162 79-162 27 0 50 16 55 21-32 2-46 20-46 43 0 32 23 46 43 46 23 0 46-14 46-46 0-50-50-85-100-85-70 0-120 100-172 287-2 8-127 468-227 1068-25 139-52 293-81 420-17 67-58 239-133 239-33 0-54-23-56-23z">
            <text:p/>
          </draw:path>
          <draw:path draw:style-name="gr3" draw:text-style-name="P9" draw:layer="layout" svg:width="0.303cm" svg:height="0.611cm" svg:x="9.311cm" svg:y="1.912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9" draw:layer="layout" svg:width="1.707cm" svg:height="0.039cm" svg:x="8.606cm" svg:y="2.892cm" svg:viewBox="0 0 1708 40" draw:points="855,40 0,40 0,0 1708,0 1708,40">
            <text:p/>
          </draw:polygon>
          <draw:path draw:style-name="gr3" draw:text-style-name="P9" draw:layer="layout" svg:width="0.348cm" svg:height="0.421cm" svg:x="8.638cm" svg:y="3.358cm" svg:viewBox="0 0 349 422" svg:d="M77 212c0-150 75-189 123-189 8 0 66 0 99 33-39 4-43 31-43 44 0 23 16 41 41 41s44-16 44-43c0-63-71-98-141-98-115 0-200 100-200 212 0 119 92 210 198 210 122 0 151-110 151-120 0-9-8-9-10-9-8 0-10 5-12 9-28 85-88 98-121 98-48 0-129-40-129-188z">
            <text:p/>
          </draw:path>
          <draw:path draw:style-name="gr3" draw:text-style-name="P9" draw:layer="layout" svg:width="0.407cm" svg:height="0.421cm" svg:x="9.039cm" svg:y="3.358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9" draw:layer="layout" svg:width="0.301cm" svg:height="0.421cm" svg:x="9.499cm" svg:y="3.358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9" draw:layer="layout" svg:width="0.282cm" svg:height="0.584cm" svg:x="10.004cm" svg:y="3.193cm" svg:viewBox="0 0 283 585" svg:d="M168 208h88c16 0 27 0 27-19 0-10-11-10-27-10h-79c31-131 37-148 37-154 0-17-12-25-27-25-2 0-29 0-37 33l-36 146h-87c-19 0-27 0-27 17 0 12 8 12 25 12h81c-64 260-69 275-69 291 0 50 36 86 84 86 95 0 147-136 147-142 0-8-8-8-12-8-6 0-9 2-13 12-39 96-89 117-120 117-19 0-27-13-27-42 0-23 0-29 4-43z">
            <text:p/>
          </draw:path>
          <draw:path draw:style-name="gr3" draw:text-style-name="P9" draw:layer="layout" svg:width="0.436cm" svg:height="0.646cm" svg:x="10.457cm" svg:y="2.505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8-23-28-41 0-23 3-29 7-44zM245 526c-4 17-4 19-18 36-40 50-77 64-102 64-46 0-61-50-61-85 0-46 30-160 52-202 28-54 69-87 107-87 58 0 72 75 72 81 0 4-2 10-4 15z">
            <text:p/>
          </draw:path>
          <draw:path draw:style-name="gr3" draw:text-style-name="P9" draw:layer="layout" svg:width="0.282cm" svg:height="0.584cm" svg:x="10.919cm" svg:y="2.567cm" svg:viewBox="0 0 283 585" svg:d="M168 208h88c16 0 27 0 27-19 0-10-11-10-27-10h-79c31-131 37-148 37-154 0-17-12-25-27-25-4 0-29 0-37 33l-36 146h-87c-19 0-27 0-27 17 0 12 8 12 25 12h81c-66 260-69 275-69 291 0 50 36 86 84 86 95 0 147-136 147-142 0-8-8-8-12-8-6 0-9 2-13 12-39 96-89 117-120 117-19 0-27-13-27-42 0-23 0-29 4-43z">
            <text:p/>
          </draw:path>
        </draw:g>
        <draw:g xml:id="id291" draw:id="id291">
          <svg:title>TexMaths</svg:title>
          <svg:desc>26§display§= \log [\ \sec ( x^2 e^x ) + \tan ( x^2 e^x )\ ] + c§svg§600§FALSE§</svg:desc>
          <draw:polygon draw:style-name="gr2" draw:text-style-name="P8" draw:layer="layout" svg:width="13.346cm" svg:height="0.939cm" svg:x="6.415cm" svg:y="6.046cm" svg:viewBox="0 0 13347 940" draw:points="6675,940 0,940 0,0 13347,0 13347,940">
            <text:p/>
          </draw:polygon>
          <draw:path draw:style-name="gr3" draw:text-style-name="P9" draw:layer="layout" svg:width="0.608cm" svg:height="0.215cm" svg:x="6.421cm" svg:y="6.46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205cm" svg:height="0.636cm" svg:x="7.363cm" svg:y="6.169cm" svg:viewBox="0 0 206 637" svg:d="M133 0l-133 10v30c64 0 73 6 73 49v477c0 42-11 42-73 42v29c31-2 79-2 102-2s69 0 104 2v-29c-62 0-73 0-73-42z">
            <text:p/>
          </draw:path>
          <draw:path draw:style-name="gr3" draw:text-style-name="P9" draw:layer="layout" svg:width="0.407cm" svg:height="0.421cm" svg:x="7.613cm" svg:y="6.393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9" draw:layer="layout" svg:width="0.419cm" svg:height="0.604cm" svg:x="8.071cm" svg:y="6.389cm" svg:viewBox="0 0 420 605" svg:d="M179 258c-81 0-81-92-81-112 0-25 2-54 14-77 9-13 29-38 67-38 79 0 79 92 79 113 0 25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7 204-118 0-33-15-79-61-106-50-25-102-25-158-25-23 0-62 0-68 0-29-4-50-34-50-63zM204 583c-94 0-156-46-156-94 0-44 35-77 75-79h54c79 0 183 0 183 79 0 48-67 94-156 94z">
            <text:p/>
          </draw:path>
          <draw:polygon draw:style-name="gr3" draw:text-style-name="P9" draw:layer="layout" svg:width="0.126cm" svg:height="0.914cm" svg:x="8.622cm" svg:y="6.117cm" svg:viewBox="0 0 127 915" draw:points="127,915 127,880 37,880 37,37 127,37 127,0 0,0 0,915">
            <text:p/>
          </draw:polygon>
          <draw:path draw:style-name="gr3" draw:text-style-name="P9" draw:layer="layout" svg:width="0.301cm" svg:height="0.421cm" svg:x="9.102cm" svg:y="6.393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355cm" svg:height="0.421cm" svg:x="9.458cm" svg:y="6.393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9" draw:layer="layout" svg:width="0.348cm" svg:height="0.421cm" svg:x="9.87cm" svg:y="6.393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9" draw:layer="layout" svg:width="0.213cm" svg:height="0.914cm" svg:x="10.336cm" svg:y="6.117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9" draw:layer="layout" svg:width="0.457cm" svg:height="0.415cm" svg:x="10.627cm" svg:y="6.39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0 100-94 120-123 120-35 0-50-29-50-60 0-21 6-40 17-81z">
            <text:p/>
          </draw:path>
          <draw:path draw:style-name="gr3" draw:text-style-name="P9" draw:layer="layout" svg:width="0.284cm" svg:height="0.426cm" svg:x="11.164cm" svg:y="6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9" draw:layer="layout" svg:width="0.353cm" svg:height="0.415cm" svg:x="11.575cm" svg:y="6.397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9 27 69 58 0 94-148 94-185 94z">
            <text:p/>
          </draw:path>
          <draw:path draw:style-name="gr3" draw:text-style-name="P9" draw:layer="layout" svg:width="0.344cm" svg:height="0.29cm" svg:x="11.989cm" svg:y="6.144cm" svg:viewBox="0 0 345 291" svg:d="M129 216c-6 21-27 57-60 57-2 0-21 0-36-9 27-8 29-31 29-35 0-15-10-25-25-25-18 0-37 17-37 39 0 34 35 48 67 48 31 0 56-18 72-45 17 33 52 45 77 45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9" draw:layer="layout" svg:width="0.213cm" svg:height="0.914cm" svg:x="12.47cm" svg:y="6.117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9" draw:layer="layout" svg:width="0.608cm" svg:height="0.611cm" svg:x="13.027cm" svg:y="6.268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286cm" svg:height="0.573cm" svg:x="13.907cm" svg:y="6.239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9" draw:layer="layout" svg:width="0.413cm" svg:height="0.421cm" svg:x="14.284cm" svg:y="6.393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9" draw:layer="layout" svg:width="0.461cm" svg:height="0.405cm" svg:x="14.733cm" svg:y="6.397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213cm" svg:height="0.914cm" svg:x="15.301cm" svg:y="6.117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9" draw:layer="layout" svg:width="0.457cm" svg:height="0.415cm" svg:x="15.592cm" svg:y="6.39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9" draw:layer="layout" svg:width="0.284cm" svg:height="0.426cm" svg:x="16.128cm" svg:y="6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9" draw:layer="layout" svg:width="0.353cm" svg:height="0.415cm" svg:x="16.54cm" svg:y="6.397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9 27 69 58 0 94-148 94-185 94z">
            <text:p/>
          </draw:path>
          <draw:path draw:style-name="gr3" draw:text-style-name="P9" draw:layer="layout" svg:width="0.344cm" svg:height="0.29cm" svg:x="16.954cm" svg:y="6.144cm" svg:viewBox="0 0 345 291" svg:d="M129 216c-6 21-27 57-60 57-2 0-21 0-36-9 27-8 29-31 29-35 0-15-10-25-25-25-18 0-37 17-37 39 0 34 35 48 67 48 31 0 56-18 72-45 17 33 52 45 77 45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9" draw:layer="layout" svg:width="0.213cm" svg:height="0.914cm" svg:x="17.435cm" svg:y="6.117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olygon draw:style-name="gr3" draw:text-style-name="P9" draw:layer="layout" svg:width="0.126cm" svg:height="0.914cm" svg:x="18.063cm" svg:y="6.117cm" svg:viewBox="0 0 127 915" draw:points="127,0 0,0 0,37 89,37 89,880 0,880 0,915 127,915">
            <text:p/>
          </draw:polygon>
          <draw:path draw:style-name="gr3" draw:text-style-name="P9" draw:layer="layout" svg:width="0.608cm" svg:height="0.611cm" svg:x="18.552cm" svg:y="6.268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357cm" svg:height="0.415cm" svg:x="19.452cm" svg:y="6.397cm" svg:viewBox="0 0 358 416" svg:d="M327 56c-15 0-27 0-42 15-15 12-17 29-17 35 0 21 17 31 36 31 27 0 52-20 52-58 0-46-44-79-111-79-122 0-245 131-245 260 0 83 54 156 150 156 131 0 208-98 208-108 0-6-6-13-11-13-6 0-6 3-12 11-73 89-173 89-185 89-56 0-81-43-81-100 0-37 18-126 50-183 27-52 79-91 129-91 31 0 66 10 79 35z">
            <text:p/>
          </draw:path>
        </draw:g>
        <draw:g xml:id="id290" draw:id="id290">
          <svg:title>TexMaths</svg:title>
          <svg:desc>28§display§\text {I}§svg§600§FALSE§</svg:desc>
          <draw:polygon draw:style-name="gr2" draw:text-style-name="P8" draw:layer="layout" svg:width="0.229cm" svg:height="0.575cm" svg:x="5.635cm" svg:y="6.247cm" svg:viewBox="0 0 230 576" draw:points="116,576 0,576 0,0 230,0 230,576">
            <text:p/>
          </draw:polygon>
          <draw:path draw:style-name="gr3" draw:text-style-name="P9" draw:layer="layout" svg:width="0.301cm" svg:height="0.674cm" svg:x="5.613cm" svg:y="6.198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87" draw:id="id287">
          <svg:title>TexMaths</svg:title>
          <svg:desc>26§display§= \int \sec t \ dt§svg§600§FALSE§</svg:desc>
          <draw:polygon draw:style-name="gr2" draw:text-style-name="P8" draw:layer="layout" svg:width="4.677cm" svg:height="1.94cm" svg:x="11.913cm" svg:y="2.141cm" svg:viewBox="0 0 4678 1941" draw:points="2338,1941 0,1941 0,0 4678,0 4678,1941">
            <text:p/>
          </draw:polygon>
          <draw:path draw:style-name="gr3" draw:text-style-name="P9" draw:layer="layout" svg:width="0.608cm" svg:height="0.215cm" svg:x="11.919cm" svg:y="3.0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812cm" svg:height="2.032cm" svg:x="12.882cm" svg:y="2.095cm" svg:viewBox="0 0 813 2033" svg:d="M44 1991c29 0 45-20 45-43 0-32-22-46-43-46-23 0-46 14-46 46 0 48 46 85 102 85 139 0 191-214 256-479 71-289 131-582 181-876 33-193 66-376 98-495 10-46 41-162 79-162 27 0 49 16 54 21-32 2-46 20-46 43 0 32 23 46 44 46 22 0 45-14 45-46 0-50-50-85-100-85-70 0-120 100-172 287-2 8-127 468-227 1068-25 139-52 293-81 420-17 67-58 239-133 239-33 0-54-23-56-23z">
            <text:p/>
          </draw:path>
          <draw:path draw:style-name="gr3" draw:text-style-name="P9" draw:layer="layout" svg:width="0.301cm" svg:height="0.421cm" svg:x="13.929cm" svg:y="2.929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355cm" svg:height="0.421cm" svg:x="14.284cm" svg:y="2.929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9" draw:layer="layout" svg:width="0.348cm" svg:height="0.421cm" svg:x="14.696cm" svg:y="2.929cm" svg:viewBox="0 0 349 422" svg:d="M77 212c0-150 75-189 123-189 8 0 66 0 100 33-40 4-44 31-44 44 0 23 16 41 41 41s44-16 44-43c0-63-71-98-141-98-115 0-200 100-200 212 0 119 92 210 198 210 122 0 151-110 151-120 0-9-8-9-10-9-8 0-10 5-12 9-27 85-88 98-121 98-48 0-129-40-129-188z">
            <text:p/>
          </draw:path>
          <draw:path draw:style-name="gr3" draw:text-style-name="P9" draw:layer="layout" svg:width="0.282cm" svg:height="0.584cm" svg:x="15.243cm" svg:y="2.767cm" svg:viewBox="0 0 283 585" svg:d="M168 208h88c16 0 27 0 27-19 0-10-11-10-27-10h-79c31-131 37-148 37-154 0-17-12-25-27-25-2 0-29 0-37 33l-36 146h-87c-19 0-27 0-27 17 0 12 8 12 25 12h81c-64 260-69 275-69 291 0 50 36 86 84 86 95 0 147-136 147-142 0-8-8-8-12-8-6 0-8 2-13 12-39 96-89 117-120 117-19 0-27-13-27-42 0-23 0-29 4-43z">
            <text:p/>
          </draw:path>
          <draw:path draw:style-name="gr3" draw:text-style-name="P9" draw:layer="layout" svg:width="0.436cm" svg:height="0.646cm" svg:x="15.894cm" svg:y="2.705cm" svg:viewBox="0 0 437 647" svg:d="M437 10c0-2 0-10-13-10-12 0-99 8-116 10-6 0-13 5-13 17 0 13 9 13 23 13 44 0 46 6 46 14l-2 19-56 216c-17-33-44-58-86-58-106 0-220 135-220 268 0 88 50 148 123 148 18 0 64-4 118-69 9 38 40 69 84 69 33 0 54-21 68-52 15-31 27-87 27-89 0-11-8-11-10-11-11 0-11 4-13 17-16 60-33 114-70 114-25 0-27-23-27-41 0-23 2-29 6-44zM245 526c-4 17-4 19-18 36-40 50-77 64-102 64-46 0-61-50-61-85 0-46 30-160 52-202 28-54 69-87 107-87 60 0 72 75 72 81 0 4-2 10-4 15z">
            <text:p/>
          </draw:path>
          <draw:path draw:style-name="gr3" draw:text-style-name="P9" draw:layer="layout" svg:width="0.282cm" svg:height="0.584cm" svg:x="16.354cm" svg:y="2.767cm" svg:viewBox="0 0 283 585" svg:d="M168 208h88c16 0 27 0 27-19 0-10-11-10-27-10h-79c31-131 37-148 37-154 0-17-12-25-27-25-2 0-29 0-37 33l-36 146h-87c-19 0-27 0-27 17 0 12 8 12 25 12h81c-64 260-69 275-69 291 0 50 36 86 84 86 95 0 147-136 147-142 0-8-8-8-12-8-6 0-8 2-13 12-39 96-89 117-120 117-19 0-27-13-27-42 0-23 0-29 4-43z">
            <text:p/>
          </draw:path>
        </draw:g>
        <draw:g xml:id="id297" draw:id="id297">
          <svg:title>TexMaths</svg:title>
          <svg:desc>24§display§= \int   \left( \sec^5 x \times \sec x \times \frac {\sin x}{\cos x} \right) \ dx§svg§600§FALSE§</svg:desc>
          <draw:polygon draw:style-name="gr2" draw:text-style-name="P8" draw:layer="layout" svg:width="12.144cm" svg:height="1.941cm" svg:x="6.527cm" svg:y="12.647cm" svg:viewBox="0 0 12145 1942" draw:points="6071,1942 0,1942 0,0 12145,0 12145,1942">
            <text:p/>
          </draw:polygon>
          <draw:path draw:style-name="gr3" draw:text-style-name="P9" draw:layer="layout" svg:width="0.562cm" svg:height="0.199cm" svg:x="6.533cm" svg:y="13.51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5cm" svg:x="7.422cm" svg:y="12.68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9" draw:layer="layout" svg:width="0.416cm" svg:height="2.025cm" svg:x="8.535cm" svg:y="12.605cm" svg:viewBox="0 0 417 2026" svg:d="M417 2018c0-4-2-5-4-7-31-33-88-89-144-181-137-217-198-491-198-816 0-229 29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9" draw:layer="layout" svg:width="0.277cm" svg:height="0.389cm" svg:x="9.008cm" svg:y="13.4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9.336cm" svg:y="13.4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9.716cm" svg:y="13.45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262cm" svg:height="0.404cm" svg:x="10.1cm" svg:y="13.087cm" svg:viewBox="0 0 263 405" svg:d="M54 63c30 8 50 8 59 8 77 0 125-54 125-63 0-6-6-8-8-8s-2 0-5 2c-14 6-45 17-89 17-17 0-48-2-88-15-6-4-6-4-8-4-7 0-7 6-7 15v175c0 12 0 17 9 17 6 0 6 0 12-7 27-33 63-37 84-37 35 0 52 27 54 33 12 19 13 42 13 77 0 17 0 52-17 78-15 22-40 35-69 35-38 0-79-21-94-60 23 2 35-13 35-28 0-25-22-31-29-31-2 0-31 0-31 33 0 53 48 105 121 105 75 0 142-55 142-130 0-68-52-129-125-129-27 0-57 6-84 29z">
            <text:p/>
          </draw:path>
          <draw:path draw:style-name="gr3" draw:text-style-name="P9" draw:layer="layout" svg:width="0.421cm" svg:height="0.383cm" svg:x="10.607cm" svg:y="13.45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9" draw:layer="layout" svg:width="0.408cm" svg:height="0.408cm" svg:x="11.375cm" svg:y="13.413cm" svg:viewBox="0 0 409 409" svg:d="M205 181l-169-169c-11-10-13-12-19-12-9 0-17 8-17 17 0 6 2 8 12 18l168 169-168 170c-10 10-12 12-12 18 0 9 8 17 17 17 6 0 8-2 19-11l168-169 176 174c2 2 8 6 12 6 11 0 17-8 17-17 0-2 0-6-2-10-2-2-136-134-179-178l156-154c4-6 17-17 21-21 0-2 4-6 4-12 0-9-6-17-17-17-6 0-10 4-19 13z">
            <text:p/>
          </draw:path>
          <draw:path draw:style-name="gr3" draw:text-style-name="P9" draw:layer="layout" svg:width="0.277cm" svg:height="0.389cm" svg:x="12.122cm" svg:y="13.4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12.451cm" svg:y="13.4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12.831cm" svg:y="13.4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421cm" svg:height="0.383cm" svg:x="13.343cm" svg:y="13.45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9" draw:layer="layout" svg:width="0.408cm" svg:height="0.408cm" svg:x="14.111cm" svg:y="13.413cm" svg:viewBox="0 0 409 409" svg:d="M205 181l-169-169c-11-10-13-12-19-12-9 0-17 8-17 17 0 6 2 8 12 18l168 169-168 170c-10 10-12 12-12 18 0 9 8 17 17 17 6 0 8-2 19-11l168-169 176 174c2 2 8 6 12 6 11 0 17-8 17-17 0-2 0-6-2-10-2-2-136-134-179-178l156-154c4-6 17-17 21-21 0-2 4-6 4-12 0-9-6-17-17-17-6 0-10 4-19 13z">
            <text:p/>
          </draw:path>
          <draw:path draw:style-name="gr3" draw:text-style-name="P9" draw:layer="layout" svg:width="0.277cm" svg:height="0.389cm" svg:x="15.008cm" svg:y="12.8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5.34cm" svg:y="12.69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5.573cm" svg:y="12.88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6.179cm" svg:y="12.885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olygon draw:style-name="gr3" draw:text-style-name="P9" draw:layer="layout" svg:width="1.754cm" svg:height="0.035cm" svg:x="14.933cm" svg:y="13.6cm" svg:viewBox="0 0 1755 36" draw:points="877,36 0,36 0,0 1755,0 1755,36">
            <text:p/>
          </draw:polygon>
          <draw:path draw:style-name="gr3" draw:text-style-name="P9" draw:layer="layout" svg:width="0.322cm" svg:height="0.389cm" svg:x="14.962cm" svg:y="14.0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5.331cm" svg:y="14.0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15.757cm" svg:y="14.0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383cm" svg:x="16.227cm" svg:y="14.03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9" draw:layer="layout" svg:width="0.416cm" svg:height="2.025cm" svg:x="16.815cm" svg:y="12.605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9" draw:layer="layout" svg:width="0.402cm" svg:height="0.596cm" svg:x="17.861cm" svg:y="13.243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69 68 75 0 4-2 10-4 14z">
            <text:p/>
          </draw:path>
          <draw:path draw:style-name="gr3" draw:text-style-name="P9" draw:layer="layout" svg:width="0.421cm" svg:height="0.383cm" svg:x="18.292cm" svg:y="13.45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82" smil:attributeName="visibility" smil:to="visible"/>
                  <anim:animate smil:dur="0.5s" smil:fill="hold" smil:targetElement="id282" smil:attributeName="width" smil:values="width*0.05;width" smil:keyTimes="0;1"/>
                  <anim:animate smil:dur="0.5s" smil:fill="hold" smil:targetElement="id282" smil:attributeName="height" smil:values="height;height" smil:keyTimes="0;1"/>
                  <anim:animate smil:dur="0.5s" smil:fill="hold" smil:targetElement="id282" smil:attributeName="x" smil:values="x-.2;x" smil:keyTimes="0;1"/>
                  <anim:animate smil:dur="0.5s" smil:fill="hold" smil:targetElement="id282" smil:attributeName="y" smil:values="y;y" smil:keyTimes="0;1"/>
                  <anim:transitionFilter smil:dur="0.5s" smil:targetElement="id28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3" smil:attributeName="visibility" smil:to="visible"/>
                  <anim:animate smil:dur="0.5s" smil:fill="hold" smil:targetElement="id283" smil:attributeName="width" smil:values="width*0.05;width" smil:keyTimes="0;1"/>
                  <anim:animate smil:dur="0.5s" smil:fill="hold" smil:targetElement="id283" smil:attributeName="height" smil:values="height;height" smil:keyTimes="0;1"/>
                  <anim:animate smil:dur="0.5s" smil:fill="hold" smil:targetElement="id283" smil:attributeName="x" smil:values="x-.2;x" smil:keyTimes="0;1"/>
                  <anim:animate smil:dur="0.5s" smil:fill="hold" smil:targetElement="id283" smil:attributeName="y" smil:values="y;y" smil:keyTimes="0;1"/>
                  <anim:transitionFilter smil:dur="0.5s" smil:targetElement="id28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4" smil:attributeName="visibility" smil:to="visible"/>
                  <anim:animate smil:dur="0.5s" smil:fill="hold" smil:targetElement="id284" smil:attributeName="x" smil:values="x;x" smil:keyTimes="0;1"/>
                  <anim:animate smil:dur="0.5s" smil:fill="hold" smil:targetElement="id28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x;x" smil:keyTimes="0;1"/>
                  <anim:animate smil:dur="0.5s" smil:fill="hold" smil:targetElement="id2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7" smil:attributeName="visibility" smil:to="visible"/>
                  <anim:animate smil:dur="0.5s" smil:fill="hold" smil:targetElement="id287" smil:attributeName="x" smil:values="x;x" smil:keyTimes="0;1"/>
                  <anim:animate smil:dur="0.5s" smil:fill="hold" smil:targetElement="id2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9" smil:attributeName="visibility" smil:to="visible"/>
                  <anim:animate smil:dur="0.5s" smil:fill="hold" smil:targetElement="id289" smil:attributeName="x" smil:values="x;x" smil:keyTimes="0;1"/>
                  <anim:animate smil:dur="0.5s" smil:fill="hold" smil:targetElement="id28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0" smil:attributeName="visibility" smil:to="visible"/>
                  <anim:animate smil:dur="0.5s" smil:fill="hold" smil:targetElement="id290" smil:attributeName="x" smil:values="x;x" smil:keyTimes="0;1"/>
                  <anim:animate smil:dur="0.5s" smil:fill="hold" smil:targetElement="id2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1" smil:attributeName="visibility" smil:to="visible"/>
                  <anim:animate smil:dur="0.5s" smil:fill="hold" smil:targetElement="id291" smil:attributeName="x" smil:values="x;x" smil:keyTimes="0;1"/>
                  <anim:animate smil:dur="0.5s" smil:fill="hold" smil:targetElement="id2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2" smil:attributeName="visibility" smil:to="visible"/>
                  <anim:animate smil:dur="0.5s" smil:fill="hold" smil:targetElement="id292" smil:attributeName="width" smil:values="width*0.05;width" smil:keyTimes="0;1"/>
                  <anim:animate smil:dur="0.5s" smil:fill="hold" smil:targetElement="id292" smil:attributeName="height" smil:values="height;height" smil:keyTimes="0;1"/>
                  <anim:animate smil:dur="0.5s" smil:fill="hold" smil:targetElement="id292" smil:attributeName="x" smil:values="x-.2;x" smil:keyTimes="0;1"/>
                  <anim:animate smil:dur="0.5s" smil:fill="hold" smil:targetElement="id292" smil:attributeName="y" smil:values="y;y" smil:keyTimes="0;1"/>
                  <anim:transitionFilter smil:dur="0.5s" smil:targetElement="id29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93" smil:attributeName="visibility" smil:to="visible"/>
                  <anim:animate smil:dur="0.5s" smil:fill="hold" smil:targetElement="id293" smil:attributeName="width" smil:values="width*0.05;width" smil:keyTimes="0;1"/>
                  <anim:animate smil:dur="0.5s" smil:fill="hold" smil:targetElement="id293" smil:attributeName="height" smil:values="height;height" smil:keyTimes="0;1"/>
                  <anim:animate smil:dur="0.5s" smil:fill="hold" smil:targetElement="id293" smil:attributeName="x" smil:values="x-.2;x" smil:keyTimes="0;1"/>
                  <anim:animate smil:dur="0.5s" smil:fill="hold" smil:targetElement="id293" smil:attributeName="y" smil:values="y;y" smil:keyTimes="0;1"/>
                  <anim:transitionFilter smil:dur="0.5s" smil:targetElement="id293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94" smil:attributeName="visibility" smil:to="visible"/>
                  <anim:animate smil:dur="0.5s" smil:fill="hold" smil:targetElement="id294" smil:attributeName="width" smil:values="width*0.05;width" smil:keyTimes="0;1"/>
                  <anim:animate smil:dur="0.5s" smil:fill="hold" smil:targetElement="id294" smil:attributeName="height" smil:values="height;height" smil:keyTimes="0;1"/>
                  <anim:animate smil:dur="0.5s" smil:fill="hold" smil:targetElement="id294" smil:attributeName="x" smil:values="x-.2;x" smil:keyTimes="0;1"/>
                  <anim:animate smil:dur="0.5s" smil:fill="hold" smil:targetElement="id294" smil:attributeName="y" smil:values="y;y" smil:keyTimes="0;1"/>
                  <anim:transitionFilter smil:dur="0.5s" smil:targetElement="id29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5" smil:attributeName="visibility" smil:to="visible"/>
                  <anim:animate smil:dur="0.5s" smil:fill="hold" smil:targetElement="id295" smil:attributeName="x" smil:values="x;x" smil:keyTimes="0;1"/>
                  <anim:animate smil:dur="0.5s" smil:fill="hold" smil:targetElement="id2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6" smil:attributeName="visibility" smil:to="visible"/>
                  <anim:animate smil:dur="0.5s" smil:fill="hold" smil:targetElement="id296" smil:attributeName="x" smil:values="x;x" smil:keyTimes="0;1"/>
                  <anim:animate smil:dur="0.5s" smil:fill="hold" smil:targetElement="id2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7" smil:attributeName="visibility" smil:to="visible"/>
                  <anim:animate smil:dur="0.5s" smil:fill="hold" smil:targetElement="id297" smil:attributeName="x" smil:values="x;x" smil:keyTimes="0;1"/>
                  <anim:animate smil:dur="0.5s" smil:fill="hold" smil:targetElement="id29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office:forms form:automatic-focus="false" form:apply-design-mode="false"/>
        <draw:frame presentation:style-name="pr10" draw:text-style-name="P15" draw:layer="layout" svg:width="26.4cm" svg:height="14.372cm" svg:x="0.8cm" svg:y="0.628cm" presentation:class="title" presentation:user-transformed="true">
          <draw:text-box>
            <text:p text:style-name="P6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g xml:id="id298" draw:id="id298">
          <svg:title>TexMaths</svg:title>
          <svg:desc>28§display§\text {I}§svg§600§FALSE§</svg:desc>
          <draw:polygon draw:style-name="gr2" draw:text-style-name="P8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9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04" draw:id="id304">
          <svg:title>TexMaths</svg:title>
          <svg:desc>24§display§= \smallint t^5\ dt§svg§600§FALSE§</svg:desc>
          <draw:polygon draw:style-name="gr2" draw:text-style-name="P8" draw:layer="layout" svg:width="3.075cm" svg:height="0.838cm" svg:x="6.511cm" svg:y="4.137cm" svg:viewBox="0 0 3076 839" draw:points="1538,839 0,839 0,0 3076,0 3076,839">
            <text:p/>
          </draw:polygon>
          <draw:path draw:style-name="gr3" draw:text-style-name="P9" draw:layer="layout" svg:width="0.562cm" svg:height="0.199cm" svg:x="6.517cm" svg:y="4.52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2cm" svg:height="0.787cm" svg:x="7.406cm" svg:y="4.231cm" svg:viewBox="0 0 353 788" svg:d="M321 35c-29 1-37 23-37 34 0 21 17 35 35 35 17 0 34-12 34-37 0-32-27-67-67-67-71 0-86 92-100 158-23 126-40 234-54 382-3 44-9 92-15 132-8 64-21 98-52 98-13 0-27-9-32-17 28 0 36-21 36-35 0-19-17-32-34-32-18 0-35 9-35 34 0 33 27 68 67 68 71 0 87-91 100-160 23-121 40-228 54-378 4-46 9-94 15-135 8-63 21-96 52-96 15 0 27 8 33 16z">
            <text:p/>
          </draw:path>
          <draw:path draw:style-name="gr3" draw:text-style-name="P9" draw:layer="layout" svg:width="0.26cm" svg:height="0.539cm" svg:x="7.964cm" svg:y="4.308cm" svg:viewBox="0 0 261 540" svg:d="M156 192h80c16 0 25 0 25-17 0-10-9-10-25-10h-73c29-121 35-136 35-142 0-15-12-23-25-23-2 0-27 0-35 31l-32 134h-81c-17 0-25 0-25 16 0 11 8 11 23 11h75c-62 240-63 254-63 269 0 46 32 79 76 79 89 0 137-125 137-131 0-8-8-8-12-8-8 0-8 2-11 12-37 88-83 108-112 108-17 0-25-12-25-39 0-21 0-27 4-40z">
            <text:p/>
          </draw:path>
          <draw:path draw:style-name="gr3" draw:text-style-name="P9" draw:layer="layout" svg:width="0.262cm" svg:height="0.404cm" svg:x="8.287cm" svg:y="4.095cm" svg:viewBox="0 0 263 405" svg:d="M56 63c28 8 48 8 57 8 77 0 125-54 125-63 0-6-6-8-8-8s-2 0-5 2c-14 6-45 17-89 17-17 0-48-2-88-15-6-4-6-4-8-4-7 0-7 6-7 15v175c0 12 0 17 9 17 6 0 6 0 14-7 25-33 61-37 82-37 35 0 52 27 54 33 12 19 15 42 15 77 0 17 0 52-19 79-15 21-40 34-69 34-38 0-79-21-94-59 23 1 35-14 35-29 0-25-22-31-31-31 0 0-29 0-29 33 0 53 48 105 121 105 75 0 142-55 142-130 0-68-52-129-125-129-27 0-57 6-82 29z">
            <text:p/>
          </draw:path>
          <draw:path draw:style-name="gr3" draw:text-style-name="P9" draw:layer="layout" svg:width="0.402cm" svg:height="0.596cm" svg:x="8.944cm" svg:y="4.251cm" svg:viewBox="0 0 403 597" svg:d="M403 10c0-2 0-10-11-10-12 0-92 8-108 10-6 0-11 3-11 15 0 11 7 11 21 11 40 0 42 6 42 14l-2 17-52 200c-15-31-40-54-78-54-98 0-204 125-204 248 0 81 46 136 113 136 18 0 60-3 110-63 7 35 36 63 77 63 30 0 49-19 63-48 13-28 25-80 25-82 0-10-8-10-10-10-9 0-9 4-11 16-16 55-31 105-66 105-23 0-25-21-25-38 0-21 2-27 6-41zM227 486c-4 15-4 17-18 33-36 46-71 59-94 59-42 0-55-46-55-79 0-42 26-147 48-186 24-50 63-81 97-81 56 0 68 70 68 75 0 4-2 10-4 14z">
            <text:p/>
          </draw:path>
          <draw:path draw:style-name="gr3" draw:text-style-name="P9" draw:layer="layout" svg:width="0.26cm" svg:height="0.539cm" svg:x="9.368cm" svg:y="4.308cm" svg:viewBox="0 0 261 540" svg:d="M156 192h80c16 0 25 0 25-17 0-10-9-10-25-10h-73c29-121 35-136 35-142 0-15-12-23-25-23-2 0-27 0-35 31l-32 134h-81c-17 0-25 0-25 16 0 11 8 11 23 11h75c-60 240-63 254-63 269 0 46 32 79 76 79 89 0 137-125 137-131 0-8-8-8-12-8-6 0-8 2-11 12-37 88-83 108-112 108-17 0-25-12-25-39 0-21 0-27 4-40z">
            <text:p/>
          </draw:path>
        </draw:g>
        <draw:g xml:id="id308" draw:id="id308">
          <svg:title>TexMaths</svg:title>
          <svg:desc>24§display§= \frac{\sec^6 x}{6} + c§svg§600§FALSE§</svg:desc>
          <draw:polygon draw:style-name="gr2" draw:text-style-name="P8" draw:layer="layout" svg:width="4.486cm" svg:height="1.782cm" svg:x="6.514cm" svg:y="7.839cm" svg:viewBox="0 0 4487 1783" draw:points="2244,1783 0,1783 0,0 4487,0 4487,1783">
            <text:p/>
          </draw:polygon>
          <draw:path draw:style-name="gr3" draw:text-style-name="P9" draw:layer="layout" svg:width="0.562cm" svg:height="0.199cm" svg:x="6.52cm" svg:y="8.75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7cm" svg:height="0.389cm" svg:x="7.491cm" svg:y="8.117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7.82cm" svg:y="8.117cm" svg:viewBox="0 0 328 390" svg:d="M71 167c6-127 77-148 106-148 86 0 96 113 96 148zM71 184h236c19 0 21 0 21-17 0-84-46-167-151-167-98 0-177 86-177 194 0 113 88 196 186 196 104 0 142-95 142-112 0-7-7-9-11-9-8 0-10 5-10 11-31 88-107 88-115 88-42 0-77-26-96-57-25-40-25-96-25-127z">
            <text:p/>
          </draw:path>
          <draw:path draw:style-name="gr3" draw:text-style-name="P9" draw:layer="layout" svg:width="0.322cm" svg:height="0.389cm" svg:x="8.2cm" svg:y="8.117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9" draw:layer="layout" svg:width="0.272cm" svg:height="0.404cm" svg:x="8.578cm" svg:y="7.797cm" svg:viewBox="0 0 273 405" svg:d="M58 200c0-48 3-93 26-129 20-33 52-54 91-54 17 0 40 4 53 21-15 0-28 12-28 29 0 14 11 27 28 27 18 0 29-11 29-29 0-34-25-65-84-65-85 0-173 79-173 205 0 154 73 200 138 200 73 0 135-54 135-133 0-74-60-130-129-130-48 0-73 31-86 58zM138 386c-30 0-54-16-65-43-10-17-13-48-13-82 0-58 34-102 80-102 29 0 46 10 62 31 13 23 15 48 15 82 0 35 0 60-17 83-14 21-33 31-62 31z">
            <text:p/>
          </draw:path>
          <draw:path draw:style-name="gr3" draw:text-style-name="P9" draw:layer="layout" svg:width="0.421cm" svg:height="0.383cm" svg:x="9.089cm" svg:y="8.121cm" svg:viewBox="0 0 422 384" svg:d="M259 119c4-23 23-100 83-100 5 0 25 0 42 10-23 6-40 27-40 46 0 13 9 31 32 31 19 0 46-16 46-50 0-44-50-56-78-56-50 0-79 44-91 65-21-57-65-65-90-65-88 0-136 109-136 130 0 8 8 8 9 8 8 0 10 0 12-8 29-90 84-111 113-111 16 0 46 8 46 56 0 27-15 84-46 201-13 54-44 89-80 89-6 0-25 0-43-10 22-6 41-23 41-46s-19-31-33-31c-25 0-46 23-46 50 0 38 42 56 79 56 57 0 88-60 90-65 10 32 40 65 92 65 86 0 134-110 134-131 0-7-7-7-9-7-8 0-10 2-12 7-27 92-86 112-113 112-33 0-46-27-46-56 0-19 6-37 15-75z">
            <text:p/>
          </draw:path>
          <draw:polygon draw:style-name="gr3" draw:text-style-name="P9" draw:layer="layout" svg:width="2.084cm" svg:height="0.035cm" svg:x="7.462cm" svg:y="8.837cm" svg:viewBox="0 0 2085 36" draw:points="1042,36 0,36 0,0 2085,0 2085,36">
            <text:p/>
          </draw:polygon>
          <draw:path draw:style-name="gr3" draw:text-style-name="P9" draw:layer="layout" svg:width="0.35cm" svg:height="0.58cm" svg:x="8.33cm" svg:y="9.083cm" svg:viewBox="0 0 351 581" svg:d="M77 286v-21c0-213 105-244 148-244 21 0 55 6 75 35-14 0-47 0-47 36 0 27 20 40 39 40 13 0 38-7 38-40 0-52-36-92-107-92-108 0-223 109-223 295 0 227 98 286 177 286 94 0 174-78 174-190 0-107-75-190-169-190-57 0-88 45-105 85zM177 558c-52 0-79-51-83-63-15-40-15-107-15-123 0-65 27-151 103-151 14 0 52 0 79 53 15 31 15 75 15 116 0 40 0 82-15 113-25 52-63 55-84 55z">
            <text:p/>
          </draw:path>
          <draw:path draw:style-name="gr3" draw:text-style-name="P9" draw:layer="layout" svg:width="0.562cm" svg:height="0.563cm" svg:x="9.883cm" svg:y="8.574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29cm" svg:height="0.383cm" svg:x="10.713cm" svg:y="8.693cm" svg:viewBox="0 0 330 384" svg:d="M301 52c-13 0-25 0-38 13-13 12-13 27-13 33 0 19 13 29 30 29 25 0 48-20 48-54 0-42-40-73-101-73-114 0-227 121-227 240 0 77 50 144 138 144 121 0 192-90 192-100 0-6-6-12-9-12-6 0-6 2-12 10-67 83-159 83-171 83-52 0-75-41-75-93 0-34 18-117 46-168 25-48 73-85 119-85 29 0 62 10 73 33z">
            <text:p/>
          </draw:path>
        </draw:g>
        <draw:g xml:id="id307" draw:id="id307">
          <svg:title>TexMaths</svg:title>
          <svg:desc>28§display§\text {I}§svg§600§FALSE§</svg:desc>
          <draw:polygon draw:style-name="gr2" draw:text-style-name="P8" draw:layer="layout" svg:width="0.229cm" svg:height="0.575cm" svg:x="5.732cm" svg:y="8.543cm" svg:viewBox="0 0 230 576" draw:points="116,576 0,576 0,0 230,0 230,576">
            <text:p/>
          </draw:polygon>
          <draw:path draw:style-name="gr3" draw:text-style-name="P9" draw:layer="layout" svg:width="0.301cm" svg:height="0.674cm" svg:x="5.71cm" svg:y="8.4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06" draw:id="id306">
          <svg:title>TexMaths</svg:title>
          <svg:desc>28§display§\therefore§svg§600§FALSE§</svg:desc>
          <draw:polygon draw:style-name="gr2" draw:text-style-name="P8" draw:layer="layout" svg:width="0.528cm" svg:height="0.433cm" svg:x="3.905cm" svg:y="8.623cm" svg:viewBox="0 0 529 434" draw:points="265,434 0,434 0,0 529,0 529,434">
            <text:p/>
          </draw:polygon>
          <draw:path draw:style-name="gr3" draw:text-style-name="P9" draw:layer="layout" svg:width="0.598cm" svg:height="0.531cm" svg:x="3.885cm" svg:y="8.5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10" draw:id="id310">
          <svg:title>TexMaths</svg:title>
          <svg:desc>28§display§\text {Let,}§svg§600§FALSE§</svg:desc>
          <draw:polygon draw:style-name="gr2" draw:text-style-name="P8" draw:layer="layout" svg:width="1.538cm" svg:height="0.765cm" svg:x="3.627cm" svg:y="10.942cm" svg:viewBox="0 0 1539 766" draw:points="768,766 0,766 0,0 1539,0 1539,766">
            <text:p/>
          </draw:polygon>
          <draw:path draw:style-name="gr3" draw:text-style-name="P9" draw:layer="layout" svg:width="0.541cm" svg:height="0.673cm" svg:x="3.609cm" svg:y="10.8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9" draw:layer="layout" svg:width="0.382cm" svg:height="0.454cm" svg:x="4.221cm" svg:y="11.1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9" draw:layer="layout" svg:width="0.31cm" svg:height="0.617cm" svg:x="4.648cm" svg:y="10.9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9" draw:layer="layout" svg:width="0.115cm" svg:height="0.295cm" svg:x="5.097cm" svg:y="11.4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311" draw:id="id311">
          <svg:title>TexMaths</svg:title>
          <svg:desc>28§display§\text {I}§svg§600§FALSE§</svg:desc>
          <draw:polygon draw:style-name="gr2" draw:text-style-name="P8" draw:layer="layout" svg:width="0.229cm" svg:height="0.575cm" svg:x="5.733cm" svg:y="10.944cm" svg:viewBox="0 0 230 576" draw:points="116,576 0,576 0,0 230,0 230,576">
            <text:p/>
          </draw:polygon>
          <draw:path draw:style-name="gr3" draw:text-style-name="P9" draw:layer="layout" svg:width="0.301cm" svg:height="0.674cm" svg:x="5.711cm" svg:y="10.8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09" draw:id="id309">
          <svg:title>TexMaths</svg:title>
          <svg:desc>28§display§(7)§svg§600§FALSE§</svg:desc>
          <draw:polygon draw:style-name="gr2" draw:text-style-name="P8" draw:layer="layout" svg:width="1.061cm" svg:height="0.886cm" svg:x="2.21cm" svg:y="10.844cm" svg:viewBox="0 0 1062 887" draw:points="531,887 0,887 0,0 1062,0 1062,887">
            <text:p/>
          </draw:polygon>
          <draw:path draw:style-name="gr3" draw:text-style-name="P9" draw:layer="layout" svg:width="0.23cm" svg:height="0.985cm" svg:x="2.257cm" svg:y="10.7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423cm" svg:height="0.689cm" svg:x="2.598cm" svg:y="10.869cm" svg:viewBox="0 0 424 690" svg:d="M415 67c9-13 9-15 9-36h-240c-121 0-123-13-126-31h-24l-34 204h25c2-16 11-79 24-90 7-6 85-6 97-6h206c-11 15-90 123-112 156-88 133-121 269-121 370 0 11 0 56 45 56 47 0 47-45 47-56v-49c0-54 2-110 9-161 4-23 18-108 62-171z">
            <text:p/>
          </draw:path>
          <draw:path draw:style-name="gr3" draw:text-style-name="P9" draw:layer="layout" svg:width="0.23cm" svg:height="0.985cm" svg:x="3.093cm" svg:y="10.7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12" draw:id="id312">
          <svg:title>TexMaths</svg:title>
          <svg:desc>24§display§= \int \frac{1}{5x + 2x^{-n}} \ dx§svg§600§FALSE§</svg:desc>
          <draw:polygon draw:style-name="gr2" draw:text-style-name="P8" draw:layer="layout" svg:width="6.982cm" svg:height="1.791cm" svg:x="6.516cm" svg:y="10.339cm" svg:viewBox="0 0 6983 1792" draw:points="3492,1792 0,1792 0,0 6983,0 6983,1792">
            <text:p/>
          </draw:polygon>
          <draw:path draw:style-name="gr3" draw:text-style-name="P9" draw:layer="layout" svg:width="0.562cm" svg:height="0.199cm" svg:x="6.522cm" svg:y="11.13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75cm" svg:height="1.876cm" svg:x="7.411cm" svg:y="10.297cm" svg:viewBox="0 0 751 1877" svg:d="M40 1839c27 0 43-20 43-41 0-29-22-42-41-42-21 0-42 13-42 42 0 44 42 79 94 79 129 0 177-198 236-442 66-267 121-538 167-809 31-178 62-347 91-457 9-42 38-150 72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9" draw:layer="layout" svg:width="0.279cm" svg:height="0.564cm" svg:x="10.225cm" svg:y="10.312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9" draw:layer="layout" svg:width="3.825cm" svg:height="0.036cm" svg:x="8.449cm" svg:y="11.217cm" svg:viewBox="0 0 3826 37" draw:points="1914,37 0,37 0,0 3826,0 3826,37">
            <text:p/>
          </draw:polygon>
          <draw:path draw:style-name="gr3" draw:text-style-name="P9" draw:layer="layout" svg:width="0.337cm" svg:height="0.581cm" svg:x="8.492cm" svg:y="11.463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2 60 154 154 154 98 0 184-81 184-188z">
            <text:p/>
          </draw:path>
          <draw:path draw:style-name="gr3" draw:text-style-name="P9" draw:layer="layout" svg:width="0.421cm" svg:height="0.383cm" svg:x="8.895cm" svg:y="11.651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9" draw:layer="layout" svg:width="0.562cm" svg:height="0.564cm" svg:x="9.588cm" svg:y="11.532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9" draw:layer="layout" svg:width="0.337cm" svg:height="0.564cm" svg:x="10.427cm" svg:y="11.46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9" draw:layer="layout" svg:width="0.421cm" svg:height="0.383cm" svg:x="10.83cm" svg:y="11.651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7 0 135-109 135-130 0-8-8-8-10-8-8 0-10 2-12 8-26 92-86 111-113 111-33 0-46-27-46-56 0-19 6-36 15-75z">
            <text:p/>
          </draw:path>
          <draw:path draw:style-name="gr3" draw:text-style-name="P9" draw:layer="layout" svg:width="0.4cm" svg:height="0.03cm" svg:x="11.352cm" svg:y="11.619cm" svg:viewBox="0 0 401 31" svg:d="M378 31c8 0 23 0 23-16 0-15-13-15-23-15h-355c-10 0-23 0-23 15 0 16 13 16 23 16z">
            <text:p/>
          </draw:path>
          <draw:path draw:style-name="gr3" draw:text-style-name="P9" draw:layer="layout" svg:width="0.362cm" svg:height="0.268cm" svg:x="11.842cm" svg:y="11.521cm" svg:viewBox="0 0 363 269" svg:d="M44 225c-2 7-6 23-6 25 0 13 12 19 22 19 9 0 19-8 23-13 1-6 7-25 9-37 4-12 10-38 14-54 3-13 7-27 9-40 8-25 8-29 25-54 17-23 44-54 90-54 35 0 35 29 35 41 0 36-25 101-35 126-7 18-9 23-9 33 0 31 27 52 55 52 60 0 87-83 87-92 0-8-8-8-10-8-7 0-9 4-11 12-14 46-39 71-64 71-11 0-13-8-13-21 0-14 2-22 13-48 6-20 31-81 31-116 0-57-46-67-77-67-50 0-82 31-100 54-5-41-40-54-63-54-27 0-40 19-48 33-13 21-21 55-21 57 0 8 8 8 10 8 9 0 9-2 13-17 10-35 21-64 44-64 16 0 19 12 19 29 0 12-5 33-9 50-4 15-10 40-14 52z">
            <text:p/>
          </draw:path>
          <draw:path draw:style-name="gr3" draw:text-style-name="P9" draw:layer="layout" svg:width="0.402cm" svg:height="0.596cm" svg:x="12.691cm" svg:y="10.86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4 0-55-46-55-78 0-43 26-148 48-187 24-50 63-81 97-81 54 0 68 70 68 75 0 4-2 10-4 14z">
            <text:p/>
          </draw:path>
          <draw:path draw:style-name="gr3" draw:text-style-name="P9" draw:layer="layout" svg:width="0.421cm" svg:height="0.383cm" svg:x="13.121cm" svg:y="11.0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</draw:g>
        <draw:g xml:id="id313" draw:id="id313">
          <svg:title>TexMaths</svg:title>
          <svg:desc>24§display§= \int \frac{ x^n }{ x^n ( 5x + 2x^{-n} ) } \ dx§svg§600§FALSE§</svg:desc>
          <draw:polygon draw:style-name="gr2" draw:text-style-name="P8" draw:layer="layout" svg:width="8.581cm" svg:height="1.854cm" svg:x="6.4cm" svg:y="12.703cm" svg:viewBox="0 0 8582 1855" draw:points="4292,1855 0,1855 0,0 8582,0 8582,1855">
            <text:p/>
          </draw:polygon>
          <draw:path draw:style-name="gr3" draw:text-style-name="P9" draw:layer="layout" svg:width="0.562cm" svg:height="0.199cm" svg:x="6.406cm" svg:y="13.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5cm" svg:x="7.295cm" svg:y="12.661cm" svg:viewBox="0 0 751 1876" svg:d="M40 1837c27 0 43-19 43-40 0-29-22-42-41-42-21 0-42 13-42 42 0 44 42 79 94 79 129 0 177-198 236-442 66-267 121-537 167-808 31-179 62-348 91-457 9-42 38-150 73-150 25 0 46 16 50 19-29 2-43 20-43 41 0 29 21 42 41 42 21 0 42-13 42-42 0-46-46-79-92-79-66 0-112 92-160 265-2 8-117 432-209 985-23 128-48 270-75 388-15 61-54 220-123 220-31 0-50-21-52-21z">
            <text:p/>
          </draw:path>
          <draw:path draw:style-name="gr3" draw:text-style-name="P9" draw:layer="layout" svg:width="0.421cm" svg:height="0.383cm" svg:x="10.6cm" svg:y="12.866cm" svg:viewBox="0 0 422 384" svg:d="M259 119c4-23 23-100 83-100 4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79 56 57 0 86-60 90-65 10 32 40 65 90 65 89 0 137-109 137-131 0-7-8-7-10-7-8 0-10 2-12 7-28 93-86 112-113 112-32 0-46-27-46-56 0-19 6-36 15-75z">
            <text:p/>
          </draw:path>
          <draw:path draw:style-name="gr3" draw:text-style-name="P9" draw:layer="layout" svg:width="0.362cm" svg:height="0.268cm" svg:x="11.084cm" svg:y="12.673cm" svg:viewBox="0 0 363 269" svg:d="M44 225c-2 7-6 23-6 25 0 13 12 19 22 19 9 0 19-8 23-14 1-5 7-25 9-36 4-12 10-39 14-54 3-13 7-27 9-40 8-25 8-29 25-54 17-23 44-54 90-54 35 0 35 29 35 41 0 36-25 101-35 126-7 18-9 23-9 33 0 31 27 52 56 52 59 0 86-83 86-92 0-8-8-8-10-8-7 0-9 4-11 11-14 47-39 71-64 71-11 0-13-7-13-21 0-13 2-21 13-48 6-19 31-80 31-115 0-57-46-67-77-67-50 0-82 31-99 54-6-41-41-54-64-54-27 0-40 19-48 33-13 21-21 55-21 57 0 8 8 8 10 8 9 0 9-2 13-17 10-35 21-64 44-64 16 0 19 12 19 29 0 12-5 33-9 50-4 15-10 40-14 52z">
            <text:p/>
          </draw:path>
          <draw:polygon draw:style-name="gr3" draw:text-style-name="P9" draw:layer="layout" svg:width="5.424cm" svg:height="0.035cm" svg:x="8.334cm" svg:y="13.581cm" svg:viewBox="0 0 5425 36" draw:points="2713,36 0,36 0,0 5425,0 5425,36">
            <text:p/>
          </draw:polygon>
          <draw:path draw:style-name="gr3" draw:text-style-name="P9" draw:layer="layout" svg:width="0.421cm" svg:height="0.383cm" svg:x="8.359cm" svg:y="14.014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79 56 57 0 88-60 90-65 10 32 40 65 90 65 89 0 137-109 137-131 0-7-8-7-10-7-8 0-10 2-12 7-26 93-86 112-113 112-32 0-46-27-46-56 0-19 6-36 15-75z">
            <text:p/>
          </draw:path>
          <draw:path draw:style-name="gr3" draw:text-style-name="P9" draw:layer="layout" svg:width="0.362cm" svg:height="0.268cm" svg:x="8.845cm" svg:y="13.884cm" svg:viewBox="0 0 363 269" svg:d="M44 225c-2 7-6 23-6 25 0 13 12 19 22 19 9 0 19-8 23-14 1-5 7-25 9-36 4-12 10-39 14-54 3-13 7-27 9-40 8-25 8-29 25-54 17-23 44-54 90-54 35 0 35 29 35 41 0 36-25 101-35 126-7 18-9 23-9 33 0 31 27 52 56 52 59 0 86-83 86-92 0-8-8-8-10-8-7 0-9 4-11 11-14 47-39 71-64 71-11 0-13-7-13-21 0-13 2-21 13-48 6-19 31-80 31-115 0-57-46-67-77-67-50 0-82 31-99 54-6-41-41-54-64-54-27 0-40 19-48 33-13 21-21 55-21 57 0 8 8 8 10 8 9 0 9-2 13-17 10-35 21-64 44-64 16 0 19 12 19 29 0 12-5 33-9 50-4 15-10 40-14 52z">
            <text:p/>
          </draw:path>
          <draw:path draw:style-name="gr3" draw:text-style-name="P9" draw:layer="layout" svg:width="0.197cm" svg:height="0.844cm" svg:x="9.359cm" svg:y="13.755cm" svg:viewBox="0 0 198 845" svg:d="M198 837c0-2 0-4-16-19-105-106-132-265-132-396 0-146 33-293 136-399 12-10 12-11 12-15 0-6-4-8-10-8-7 0-84 58-134 165-44 92-54 186-54 257 0 68 10 169 56 265 52 104 125 158 132 158 6 0 10-2 10-8z">
            <text:p/>
          </draw:path>
          <draw:path draw:style-name="gr3" draw:text-style-name="P9" draw:layer="layout" svg:width="0.337cm" svg:height="0.581cm" svg:x="9.645cm" svg:y="13.826cm" svg:viewBox="0 0 338 582" svg:d="M338 394c0-100-69-187-161-187-41 0-77 14-108 44v-165c17 6 46 12 73 12 104 0 163-77 163-88 0-6-2-10-7-10-2 0-4 0-8 2-17 8-58 25-115 25-35 0-73-6-114-23-5-4-7-4-9-4-8 0-8 8-8 21v250c0 15 0 23 12 23 5 0 7-2 9-8 10-13 43-59 110-59 44 0 67 38 73 53 13 33 15 66 15 108 0 29 0 80-21 115-19 33-52 56-90 56-62 0-110-44-125-94 2 0 6 0 15 0 27 0 42-22 42-41 0-21-15-42-42-42-13 0-42 6-42 46 0 71 60 154 154 154 98 0 184-81 184-188z">
            <text:p/>
          </draw:path>
          <draw:path draw:style-name="gr3" draw:text-style-name="P9" draw:layer="layout" svg:width="0.421cm" svg:height="0.383cm" svg:x="10.049cm" svg:y="14.014cm" svg:viewBox="0 0 422 384" svg:d="M259 119c4-23 23-100 83-100 4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79 56 57 0 86-60 90-65 10 32 40 65 90 65 89 0 137-109 137-131 0-7-8-7-10-7-8 0-10 2-12 7-28 93-86 112-113 112-32 0-46-27-46-56 0-19 6-36 15-75z">
            <text:p/>
          </draw:path>
          <draw:path draw:style-name="gr3" draw:text-style-name="P9" draw:layer="layout" svg:width="0.562cm" svg:height="0.563cm" svg:x="10.742cm" svg:y="13.895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9" draw:layer="layout" svg:width="0.337cm" svg:height="0.563cm" svg:x="11.581cm" svg:y="13.826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9" draw:layer="layout" svg:width="0.421cm" svg:height="0.383cm" svg:x="11.984cm" svg:y="14.014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81 56 55 0 86-60 88-65 10 32 40 65 92 65 87 0 135-109 135-131 0-7-8-7-10-7-8 0-10 2-12 7-26 93-84 112-113 112-32 0-46-27-46-56 0-19 6-36 15-75z">
            <text:p/>
          </draw:path>
          <draw:path draw:style-name="gr3" draw:text-style-name="P9" draw:layer="layout" svg:width="0.4cm" svg:height="0.03cm" svg:x="12.507cm" svg:y="13.982cm" svg:viewBox="0 0 401 31" svg:d="M378 31c8 0 23 0 23-16 0-15-13-15-23-15h-355c-10 0-23 0-23 15 0 16 13 16 23 16z">
            <text:p/>
          </draw:path>
          <draw:path draw:style-name="gr3" draw:text-style-name="P9" draw:layer="layout" svg:width="0.362cm" svg:height="0.268cm" svg:x="12.998cm" svg:y="13.884cm" svg:viewBox="0 0 363 269" svg:d="M44 225c-2 7-6 23-6 25 0 13 12 19 22 19 9 0 19-8 23-14 1-5 7-25 9-36 4-12 10-39 14-54 3-13 7-27 9-40 8-25 8-29 25-54 17-23 44-54 90-54 35 0 35 29 35 41 0 36-25 101-35 126-7 18-9 23-9 33 0 31 27 52 56 52 59 0 86-83 86-92 0-8-8-8-10-8-7 0-9 4-11 11-14 47-39 71-64 71-11 0-13-7-13-21 0-13 2-21 13-48 6-19 31-80 31-115 0-57-46-67-77-67-50 0-82 31-99 54-6-41-41-54-64-54-27 0-40 19-48 33-13 21-21 55-21 57 0 8 8 8 10 8 9 0 9-2 13-17 10-35 21-64 44-64 16 0 19 12 19 29 0 12-5 33-9 50-4 15-10 40-14 52z">
            <text:p/>
          </draw:path>
          <draw:path draw:style-name="gr3" draw:text-style-name="P9" draw:layer="layout" svg:width="0.197cm" svg:height="0.844cm" svg:x="13.476cm" svg:y="13.75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9" draw:layer="layout" svg:width="0.402cm" svg:height="0.596cm" svg:x="14.173cm" svg:y="13.224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5-50 63-81 97-81 56 0 68 69 68 75 0 4-2 10-4 14z">
            <text:p/>
          </draw:path>
          <draw:path draw:style-name="gr3" draw:text-style-name="P9" draw:layer="layout" svg:width="0.421cm" svg:height="0.383cm" svg:x="14.604cm" svg:y="13.437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81 56 55 0 86-60 88-65 10 32 40 65 92 65 87 0 135-109 135-131 0-7-8-7-10-7-8 0-10 2-12 7-26 93-86 112-113 112-32 0-46-27-46-56 0-19 6-36 15-75z">
            <text:p/>
          </draw:path>
        </draw:g>
        <draw:g xml:id="id299" draw:id="id299">
          <svg:title>TexMaths</svg:title>
          <svg:desc>24§display§= \smallint \sec^5 x \sec x \tan x\ dx§svg§600§FALSE§</svg:desc>
          <draw:polygon draw:style-name="gr2" draw:text-style-name="P8" draw:layer="layout" svg:width="8.467cm" svg:height="0.838cm" svg:x="6.521cm" svg:y="1.143cm" svg:viewBox="0 0 8468 839" draw:points="4233,839 0,839 0,0 8468,0 8468,839">
            <text:p/>
          </draw:polygon>
          <draw:path draw:style-name="gr3" draw:text-style-name="P9" draw:layer="layout" svg:width="0.561cm" svg:height="0.199cm" svg:x="6.527cm" svg:y="1.531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352cm" svg:height="0.787cm" svg:x="7.416cm" svg:y="1.237cm" svg:viewBox="0 0 353 788" svg:d="M321 35c-29 1-37 23-37 34 0 21 17 35 35 35 17 0 34-12 34-37 0-32-27-67-67-67-71 0-86 92-100 158-23 126-40 234-54 382-3 44-9 92-15 132-8 64-21 98-52 98-13 0-27-9-32-17 28 0 36-21 36-35 0-19-17-32-34-32-18 0-35 9-35 34 0 33 27 68 67 68 71 0 87-91 100-160 23-121 40-228 54-378 4-46 9-94 15-135 8-63 21-96 52-96 15 0 27 8 33 16z">
            <text:p/>
          </draw:path>
          <draw:path draw:style-name="gr3" draw:text-style-name="P9" draw:layer="layout" svg:width="0.277cm" svg:height="0.389cm" svg:x="7.982cm" svg:y="1.464cm" svg:viewBox="0 0 278 390" svg:d="M148 215c19 4 88 17 88 79 0 42-29 77-96 77-71 0-102-48-117-121-2-10-4-14-11-14-12 0-12 6-12 21v112c0 15 0 21 10 21 3 0 5-2 21-17 2-2 2-4 17-20 36 35 75 37 92 37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327cm" svg:height="0.389cm" svg:x="8.31cm" svg:y="1.464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9" draw:layer="layout" svg:width="0.322cm" svg:height="0.389cm" svg:x="8.69cm" svg:y="1.464cm" svg:viewBox="0 0 323 390" svg:d="M71 196c0-138 69-175 113-175 8 0 62 0 92 31-34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262cm" svg:height="0.404cm" svg:x="9.074cm" svg:y="1.101cm" svg:viewBox="0 0 263 405" svg:d="M54 63c30 8 50 8 59 8 77 0 125-54 125-63 0-6-6-8-8-8s-2 0-5 2c-14 6-45 17-89 17-17 0-48-2-88-15-6-4-6-4-8-4-7 0-7 6-7 15v175c0 12 0 17 9 17 6 0 6 0 12-7 27-33 63-37 84-37 35 0 50 27 54 33 11 19 13 42 13 77 0 17 0 52-17 79-15 21-40 34-69 34-38 0-79-21-94-59 23 1 35-14 35-29 0-25-22-31-31-31 0 0-29 0-29 33 0 53 48 105 121 105 75 0 142-55 142-130 0-68-52-129-125-129-27 0-57 6-84 29z">
            <text:p/>
          </draw:path>
          <draw:path draw:style-name="gr3" draw:text-style-name="P9" draw:layer="layout" svg:width="0.421cm" svg:height="0.383cm" svg:x="9.581cm" svg:y="1.46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3 40 65 90 65 88 0 136-109 136-130 0-8-7-8-9-8-8 0-10 2-12 8-27 92-86 111-113 111-33 0-46-27-46-56 0-19 6-36 15-75z">
            <text:p/>
          </draw:path>
          <draw:path draw:style-name="gr3" draw:text-style-name="P9" draw:layer="layout" svg:width="0.277cm" svg:height="0.389cm" svg:x="10.207cm" svg:y="1.464cm" svg:viewBox="0 0 278 390" svg:d="M148 215c19 4 88 17 88 79 0 42-29 77-96 77-71 0-102-48-117-121-2-10-4-14-11-14-12 0-12 6-12 21v112c0 15 0 21 10 21 3 0 5-2 21-17 2-2 2-4 17-20 36 35 75 37 92 37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327cm" svg:height="0.389cm" svg:x="10.535cm" svg:y="1.464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9" draw:layer="layout" svg:width="0.322cm" svg:height="0.389cm" svg:x="10.915cm" svg:y="1.464cm" svg:viewBox="0 0 323 390" svg:d="M71 196c0-138 69-175 113-175 8 0 62 0 92 31-36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421cm" svg:height="0.383cm" svg:x="11.426cm" svg:y="1.46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6 0 134-109 134-130 0-8-7-8-9-8-8 0-10 2-12 8-27 92-86 111-113 111-33 0-46-27-46-56 0-19 6-36 15-75z">
            <text:p/>
          </draw:path>
          <draw:path draw:style-name="gr3" draw:text-style-name="P9" draw:layer="layout" svg:width="0.264cm" svg:height="0.529cm" svg:x="12.04cm" svg:y="1.322cm" svg:viewBox="0 0 265 530" svg:d="M131 182h120v-26h-120v-156h-22c0 69-26 159-109 163v19h73v233c0 106 79 115 109 115 60 0 83-59 83-115v-48h-21v48c0 61-25 94-56 94-57 0-57-77-57-92z">
            <text:p/>
          </draw:path>
          <draw:path draw:style-name="gr3" draw:text-style-name="P9" draw:layer="layout" svg:width="0.381cm" svg:height="0.389cm" svg:x="12.388cm" svg:y="1.464cm" svg:viewBox="0 0 382 390" svg:d="M246 315c4 35 27 69 67 69 17 0 69-11 69-80v-47h-21v47c0 49-21 55-31 55-27 0-31-38-31-42v-171c0-35 0-67-30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425cm" svg:height="0.374cm" svg:x="12.8cm" svg:y="1.46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3.407cm" svg:y="1.46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6 0 134-109 134-130 0-8-7-8-9-8-8 0-10 2-12 8-27 92-84 111-113 111-33 0-46-27-46-56 0-19 6-36 15-75z">
            <text:p/>
          </draw:path>
          <draw:path draw:style-name="gr3" draw:text-style-name="P9" draw:layer="layout" svg:width="0.402cm" svg:height="0.596cm" svg:x="14.179cm" svg:y="1.257cm" svg:viewBox="0 0 403 597" svg:d="M403 10c0-2 0-10-11-10-12 0-93 8-108 10-6 0-11 3-11 15 0 11 7 11 21 11 40 0 42 6 42 14l-4 17-50 200c-15-31-40-54-79-54-97 0-203 125-203 248 0 81 46 136 113 136 18 0 60-3 110-63 7 35 36 63 76 63 31 0 50-19 64-48 13-28 25-80 25-82 0-10-8-10-10-10-9 0-9 4-11 16-16 55-31 105-66 105-23 0-25-21-25-38 0-21 2-27 6-41zM227 486c-4 15-4 17-18 33-36 46-71 59-94 59-42 0-55-46-55-79 0-42 26-147 48-186 24-50 63-81 97-81 54 0 68 70 68 75 0 4-2 10-4 14z">
            <text:p/>
          </draw:path>
          <draw:path draw:style-name="gr3" draw:text-style-name="P9" draw:layer="layout" svg:width="0.421cm" svg:height="0.383cm" svg:x="14.609cm" svg:y="1.468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6-59 90-65 10 33 40 65 90 65 88 0 136-109 136-130 0-8-7-8-9-8-8 0-10 2-12 8-28 92-86 111-113 111-33 0-46-27-46-56 0-19 6-36 15-75z">
            <text:p/>
          </draw:path>
        </draw:g>
        <draw:g xml:id="id300" draw:id="id300">
          <svg:title>TexMaths</svg:title>
          <svg:desc>24§display§\text {Put } \sec x = t§svg§600§FALSE§</svg:desc>
          <draw:polygon draw:style-name="gr2" draw:text-style-name="P8" draw:layer="layout" svg:width="4.815cm" svg:height="0.502cm" svg:x="5.726cm" svg:y="2.841cm" svg:viewBox="0 0 4816 503" draw:points="2409,503 0,503 0,0 4816,0 4816,503">
            <text:p/>
          </draw:polygon>
          <draw:path draw:style-name="gr3" draw:text-style-name="P9" draw:layer="layout" svg:width="0.498cm" svg:height="0.577cm" svg:x="5.713cm" svg:y="2.799cm" svg:viewBox="0 0 499 578" svg:d="M163 311h142c102 0 194-69 194-153 0-83-84-158-200-158h-299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9" draw:layer="layout" svg:width="0.425cm" svg:height="0.383cm" svg:x="6.285cm" svg:y="3.003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9" draw:layer="layout" svg:width="0.266cm" svg:height="0.529cm" svg:x="6.742cm" svg:y="2.857cm" svg:viewBox="0 0 267 530" svg:d="M131 183h120v-27h-120v-156h-22c0 69-26 159-109 163v20h73v232c0 106 79 115 109 115 60 0 85-59 85-115v-48h-23v48c0 62-25 94-56 94-57 0-57-77-57-92z">
            <text:p/>
          </draw:path>
          <draw:path draw:style-name="gr3" draw:text-style-name="P9" draw:layer="layout" svg:width="0.277cm" svg:height="0.389cm" svg:x="7.504cm" svg:y="2.997cm" svg:viewBox="0 0 278 390" svg:d="M148 215c19 4 88 18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327cm" svg:height="0.389cm" svg:x="7.832cm" svg:y="2.99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322cm" svg:height="0.389cm" svg:x="8.212cm" svg:y="2.997cm" svg:viewBox="0 0 323 390" svg:d="M71 196c0-138 69-175 113-175 8 0 62 0 92 31-34 4-40 29-40 40 0 21 15 39 39 39 23 0 40-16 40-41 0-57-65-90-131-90-105 0-184 92-184 196 0 110 84 194 182 194 114 0 141-102 141-111 0-8-8-8-10-8-8 0-10 4-12 8-25 78-80 90-111 90-44 0-119-37-119-173z">
            <text:p/>
          </draw:path>
          <draw:path draw:style-name="gr3" draw:text-style-name="P9" draw:layer="layout" svg:width="0.421cm" svg:height="0.383cm" svg:x="8.723cm" svg:y="3.003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4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9" draw:layer="layout" svg:width="0.561cm" svg:height="0.199cm" svg:x="9.462cm" svg:y="3.066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26cm" svg:height="0.539cm" svg:x="10.326cm" svg:y="2.847cm" svg:viewBox="0 0 261 540" svg:d="M155 192h81c15 0 25 0 25-17 0-10-10-10-25-10h-73c29-121 35-136 35-142 0-15-12-23-25-23-2 0-27 0-35 31l-32 134h-81c-17 0-25 0-25 16 0 11 8 11 23 11h75c-60 240-63 254-63 269 0 46 32 79 76 79 89 0 137-125 137-131 0-7-8-7-12-7-6 0-8 2-11 11-37 89-83 108-112 108-17 0-25-12-25-39 0-21 0-27 4-40z">
            <text:p/>
          </draw:path>
        </draw:g>
        <draw:g xml:id="id301" draw:id="id301">
          <svg:title>TexMaths</svg:title>
          <svg:desc>24§display§\text {Diff. }w.\ r.\ t. \ x,\  \sec x . \tan x \ dx = dt§svg§600§FALSE§</svg:desc>
          <draw:polygon draw:style-name="gr2" draw:text-style-name="P8" draw:layer="layout" svg:width="12.833cm" svg:height="0.673cm" svg:x="11.129cm" svg:y="2.844cm" svg:viewBox="0 0 12834 674" draw:points="6418,674 0,674 0,0 12834,0 12834,674">
            <text:p/>
          </draw:polygon>
          <draw:path draw:style-name="gr3" draw:text-style-name="P9" draw:layer="layout" svg:width="0.567cm" svg:height="0.577cm" svg:x="11.116cm" svg:y="2.821cm" svg:viewBox="0 0 568 578" svg:d="M0 0v27h21c65 0 65 9 65 38v447c0 31 0 39-65 39h-21v27h309c142 0 259-125 259-284 0-162-113-294-259-294zM202 551c-41 0-43-6-43-33v-459c0-26 2-32 43-32h84c52 0 111 17 154 79 36 49 44 122 44 188 0 94-16 144-46 186-18 23-66 71-152 71z">
            <text:p/>
          </draw:path>
          <draw:path draw:style-name="gr3" draw:text-style-name="P9" draw:layer="layout" svg:width="0.181cm" svg:height="0.565cm" svg:x="11.759cm" svg:y="2.833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508cm" svg:height="0.596cm" svg:x="11.988cm" svg:y="2.802cm" svg:viewBox="0 0 509 597" svg:d="M357 257h96v-25h-100v-98c0-76 42-115 79-115 4 0 15 0 29 6-10 4-25 13-25 34 0 20 13 37 36 37s37-17 37-37c0-30-29-59-77-59-50 0-88 33-92 36-25-32-71-36-94-36-81 0-179 44-179 136v96h-67v25h67v275c0 38-9 38-67 38v27c29-2 73-4 94-4s63 2 94 4v-27c-56 0-65 0-65-38v-275h178v275c0 38-9 38-67 38v27c33-2 73-4 96-4 35 0 75 0 108 4v-27h-18c-61 0-63-10-63-40zM121 232v-96c0-82 69-117 123-117 42 0 65 16 67 16v1c-15 0-31 12-31 35 0 6 0 27 23 35-2 11-2 19-2 28v98z">
            <text:p/>
          </draw:path>
          <draw:path draw:style-name="gr3" draw:text-style-name="P9" draw:layer="layout" svg:width="0.091cm" svg:height="0.091cm" svg:x="12.531cm" svg:y="3.307cm" svg:viewBox="0 0 92 92" svg:d="M92 46c0-25-21-46-46-46s-46 21-46 46 21 46 46 46 46-21 46-46z">
            <text:p/>
          </draw:path>
          <draw:path draw:style-name="gr3" draw:text-style-name="P9" draw:layer="layout" svg:width="0.56cm" svg:height="0.383cm" svg:x="13.092cm" svg:y="3.025cm" svg:viewBox="0 0 561 384" svg:d="M367 86c4-17 11-50 11-53 0-16-11-23-23-23-11 0-27 5-32 23-2 5-43 168-48 190-6 25-8 40-8 55 0 10 0 12 2 16-19 46-46 71-79 71-67 0-67-62-67-77 0-27 4-60 44-165 10-25 13-37 13-54 0-38-26-69-69-69-80 0-111 123-111 130 0 8 8 8 10 8 9 0 9 0 13-15 23-79 56-104 86-104 8 0 22 0 22 27 0 21-10 46-16 60-36 99-48 140-48 170 0 79 58 108 121 108 14 0 54 0 88-60 22 54 81 60 106 60 63 0 100-54 123-104 29-67 56-180 56-221 0-46-23-59-39-59-21 0-42 21-42 40 0 12 6 18 13 23 10 10 31 31 31 73 0 29-25 112-46 154-23 46-52 75-94 75-40 0-61-25-61-73 0-23 5-50 7-62z">
            <text:p/>
          </draw:path>
          <draw:path draw:style-name="gr3" draw:text-style-name="P9" draw:layer="layout" svg:width="0.091cm" svg:height="0.091cm" svg:x="13.765cm" svg:y="3.307cm" svg:viewBox="0 0 92 92" svg:d="M92 46c0-25-21-46-46-46s-46 21-46 46 21 46 46 46 46-21 46-46z">
            <text:p/>
          </draw:path>
          <draw:path draw:style-name="gr3" draw:text-style-name="P9" draw:layer="layout" svg:width="0.345cm" svg:height="0.383cm" svg:x="14.234cm" svg:y="3.025cm" svg:viewBox="0 0 346 384" svg:d="M50 324c-2 14-8 33-8 37 0 15 12 23 25 23 10 0 25-8 31-23 2-4 31-119 34-135 6-28 22-88 27-111 4-9 27-50 48-69 6-6 31-27 68-27 23 0 34 10 36 10-27 4-44 25-44 46 0 13 9 31 31 31 23 0 48-20 48-50 0-31-27-56-71-56-56 0-93 42-108 65-8-38-38-65-79-65-38 0-53 33-61 48-15 29-27 81-27 82 0 8 8 8 10 8 9 0 9 0 15-19 13-60 31-100 61-100 16 0 27 6 27 39 0 17-4 26-13 71z">
            <text:p/>
          </draw:path>
          <draw:path draw:style-name="gr3" draw:text-style-name="P9" draw:layer="layout" svg:width="0.091cm" svg:height="0.091cm" svg:x="14.639cm" svg:y="3.307cm" svg:viewBox="0 0 92 92" svg:d="M92 46c0-25-21-46-46-46s-46 21-46 46 21 46 46 46 46-21 46-46z">
            <text:p/>
          </draw:path>
          <draw:path draw:style-name="gr3" draw:text-style-name="P9" draw:layer="layout" svg:width="0.26cm" svg:height="0.538cm" svg:x="15.102cm" svg:y="2.869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9" draw:layer="layout" svg:width="0.091cm" svg:height="0.091cm" svg:x="15.459cm" svg:y="3.307cm" svg:viewBox="0 0 92 92" svg:d="M92 46c0-25-21-46-46-46s-46 21-46 46 21 46 46 46 46-21 46-46z">
            <text:p/>
          </draw:path>
          <draw:path draw:style-name="gr3" draw:text-style-name="P9" draw:layer="layout" svg:width="0.421cm" svg:height="0.383cm" svg:x="15.925cm" svg:y="3.025cm" svg:viewBox="0 0 422 384" svg:d="M259 119c4-23 23-100 83-100 5 0 25 0 42 10-23 6-40 27-40 46 0 13 9 31 32 31 19 0 46-16 46-50 0-44-50-56-78-56-50 0-79 44-91 65-21-57-65-65-90-65-88 0-136 109-136 130 0 8 8 8 9 8 8 0 10 0 12-8 29-90 84-111 113-111 16 0 46 8 46 56 0 27-15 84-46 201-13 54-44 89-80 89-6 0-25 0-43-10 22-6 41-23 41-46s-19-31-33-31c-25 0-46 23-46 50 0 39 42 56 79 56 57 0 88-60 90-65 10 32 40 65 90 65 88 0 136-110 136-131 0-7-7-7-9-7-8 0-10 2-12 7-27 92-86 112-113 112-33 0-46-27-46-56 0-19 6-37 15-75z">
            <text:p/>
          </draw:path>
          <draw:path draw:style-name="gr3" draw:text-style-name="P9" draw:layer="layout" svg:width="0.099cm" svg:height="0.252cm" svg:x="16.457cm" svg:y="3.307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" draw:text-style-name="P9" draw:layer="layout" svg:width="0.277cm" svg:height="0.389cm" svg:x="17.068cm" svg:y="3.019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17.396cm" svg:y="3.019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9" draw:layer="layout" svg:width="0.322cm" svg:height="0.389cm" svg:x="17.776cm" svg:y="3.019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9" draw:layer="layout" svg:width="0.421cm" svg:height="0.383cm" svg:x="18.287cm" svg:y="3.025cm" svg:viewBox="0 0 422 384" svg:d="M259 119c4-23 23-100 83-100 5 0 25 0 42 10-23 6-40 27-40 46 0 13 9 31 32 31 19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6 0 134-110 134-131 0-7-7-7-9-7-8 0-10 2-12 7-27 92-86 112-113 112-33 0-46-27-46-56 0-19 6-37 15-75z">
            <text:p/>
          </draw:path>
          <draw:path draw:style-name="gr3" draw:text-style-name="P9" draw:layer="layout" svg:width="0.091cm" svg:height="0.091cm" svg:x="18.817cm" svg:y="3.307cm" svg:viewBox="0 0 92 92" svg:d="M92 46c0-25-21-46-46-46s-46 21-46 46 21 46 46 46 46-21 46-46z">
            <text:p/>
          </draw:path>
          <draw:path draw:style-name="gr3" draw:text-style-name="P9" draw:layer="layout" svg:width="0.266cm" svg:height="0.529cm" svg:x="19.135cm" svg:y="2.879cm" svg:viewBox="0 0 267 530" svg:d="M131 182h121v-27h-121v-155h-22c0 69-26 159-109 163v19h73v233c0 105 79 115 109 115 60 0 85-60 85-115v-48h-23v48c0 61-25 94-56 94-57 0-57-77-57-93z">
            <text:p/>
          </draw:path>
          <draw:path draw:style-name="gr3" draw:text-style-name="P9" draw:layer="layout" svg:width="0.381cm" svg:height="0.389cm" svg:x="19.483cm" svg:y="3.019cm" svg:viewBox="0 0 382 390" svg:d="M246 315c4 34 27 69 67 69 17 0 69-12 69-81v-46h-21v46c0 50-21 56-31 56-27 0-31-39-31-42v-171c0-35 0-67-30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9" draw:layer="layout" svg:width="0.425cm" svg:height="0.373cm" svg:x="19.896cm" svg:y="3.02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421cm" svg:height="0.383cm" svg:x="20.502cm" svg:y="3.025cm" svg:viewBox="0 0 422 384" svg:d="M259 119c4-23 23-100 83-100 5 0 25 0 42 10-23 6-40 27-40 46 0 13 9 31 32 31 19 0 46-16 46-50 0-44-50-56-78-56-50 0-79 44-91 65-21-57-65-65-90-65-88 0-136 109-136 130 0 8 8 8 9 8 8 0 10 0 12-8 29-90 84-111 113-111 16 0 46 8 46 56 0 27-15 84-46 201-13 54-44 89-80 89-6 0-25 0-43-10 22-6 41-23 41-46s-19-31-33-31c-25 0-46 23-46 50 0 39 42 56 79 56 57 0 88-60 90-65 10 32 40 65 90 65 88 0 136-110 136-131 0-7-7-7-9-7-8 0-10 2-12 7-27 92-86 112-113 112-33 0-46-27-46-56 0-19 6-37 15-75z">
            <text:p/>
          </draw:path>
          <draw:path draw:style-name="gr3" draw:text-style-name="P9" draw:layer="layout" svg:width="0.402cm" svg:height="0.596cm" svg:x="21.276cm" svg:y="2.812cm" svg:viewBox="0 0 403 597" svg:d="M403 10c0-2 0-10-11-10-12 0-93 8-108 10-6 0-11 3-11 15 0 11 7 11 21 11 40 0 42 6 42 14l-2 17-52 200c-15-31-40-54-78-54-98 0-204 125-204 248 0 80 46 136 113 136 18 0 60-4 110-64 7 35 36 64 76 64 31 0 50-19 64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9" draw:layer="layout" svg:width="0.421cm" svg:height="0.383cm" svg:x="21.704cm" svg:y="3.025cm" svg:viewBox="0 0 422 384" svg:d="M259 119c4-23 23-100 83-100 5 0 25 0 42 10-23 6-40 27-40 46 0 13 9 31 32 31 19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6 0 134-110 134-131 0-7-7-7-9-7-8 0-10 2-12 7-27 92-86 112-113 112-33 0-46-27-46-56 0-19 6-37 15-75z">
            <text:p/>
          </draw:path>
          <draw:path draw:style-name="gr3" draw:text-style-name="P9" draw:layer="layout" svg:width="0.562cm" svg:height="0.199cm" svg:x="22.443cm" svg:y="3.08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402cm" svg:height="0.596cm" svg:x="23.321cm" svg:y="2.812cm" svg:viewBox="0 0 403 597" svg:d="M403 10c0-2 0-10-11-10-12 0-93 8-108 10-6 0-11 3-11 15 0 11 7 11 21 11 40 0 42 6 42 14l-4 17-50 200c-15-31-40-54-78-54-98 0-204 125-204 248 0 80 46 136 113 136 18 0 60-4 110-64 7 35 36 64 76 64 31 0 50-19 64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9" draw:layer="layout" svg:width="0.26cm" svg:height="0.538cm" svg:x="23.745cm" svg:y="2.869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1z">
            <text:p/>
          </draw:path>
        </draw:g>
        <draw:g xml:id="id303" draw:id="id303">
          <svg:title>TexMaths</svg:title>
          <svg:desc>28§display§\text {I}§svg§600§FALSE§</svg:desc>
          <draw:polygon draw:style-name="gr2" draw:text-style-name="P8" draw:layer="layout" svg:width="0.229cm" svg:height="0.575cm" svg:x="5.732cm" svg:y="4.243cm" svg:viewBox="0 0 230 576" draw:points="116,576 0,576 0,0 230,0 230,576">
            <text:p/>
          </draw:polygon>
          <draw:path draw:style-name="gr3" draw:text-style-name="P9" draw:layer="layout" svg:width="0.301cm" svg:height="0.674cm" svg:x="5.71cm" svg:y="4.1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02" draw:id="id302">
          <svg:title>TexMaths</svg:title>
          <svg:desc>28§display§\therefore§svg§600§FALSE§</svg:desc>
          <draw:polygon draw:style-name="gr2" draw:text-style-name="P8" draw:layer="layout" svg:width="0.528cm" svg:height="0.433cm" svg:x="4.306cm" svg:y="4.323cm" svg:viewBox="0 0 529 434" draw:points="265,434 0,434 0,0 529,0 529,434">
            <text:p/>
          </draw:polygon>
          <draw:path draw:style-name="gr3" draw:text-style-name="P9" draw:layer="layout" svg:width="0.598cm" svg:height="0.531cm" svg:x="4.286cm" svg:y="4.2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05" draw:id="id305">
          <svg:title>TexMaths</svg:title>
          <svg:desc>24§display§= \frac{t^6}{6} + c§svg§600§FALSE§</svg:desc>
          <draw:polygon draw:style-name="gr2" draw:text-style-name="P8" draw:layer="layout" svg:width="3.087cm" svg:height="1.782cm" svg:x="6.512cm" svg:y="5.539cm" svg:viewBox="0 0 3088 1783" draw:points="1544,1783 0,1783 0,0 3088,0 3088,1783">
            <text:p/>
          </draw:polygon>
          <draw:path draw:style-name="gr3" draw:text-style-name="P9" draw:layer="layout" svg:width="0.562cm" svg:height="0.199cm" svg:x="6.518cm" svg:y="6.45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6cm" svg:height="0.538cm" svg:x="7.482cm" svg:y="5.668cm" svg:viewBox="0 0 261 539" svg:d="M156 192h80c16 0 25 0 25-17 0-10-9-10-25-10h-73c29-121 35-136 35-142 0-15-12-23-25-23-2 0-27 0-35 31l-32 134h-81c-17 0-25 0-25 15 0 12 8 12 23 12h75c-62 240-63 253-63 269 0 46 32 78 76 78 89 0 137-125 137-130 0-8-8-8-12-8-7 0-7 2-11 12-37 88-83 107-112 107-17 0-25-12-25-38 0-21 0-27 4-41z">
            <text:p/>
          </draw:path>
          <draw:path draw:style-name="gr3" draw:text-style-name="P9" draw:layer="layout" svg:width="0.272cm" svg:height="0.404cm" svg:x="7.799cm" svg:y="5.497cm" svg:viewBox="0 0 273 405" svg:d="M58 200c0-48 3-93 26-129 20-33 52-54 91-54 17 0 40 4 54 21-16 0-29 12-29 29 0 14 11 27 29 27 17 0 28-11 28-29 0-34-25-65-84-65-85 0-173 79-173 205 0 154 73 200 138 200 73 0 135-54 135-133 0-74-60-130-129-130-48 0-73 31-86 58zM138 386c-30 0-54-16-65-43-10-17-13-48-13-82 0-58 34-102 80-102 29 0 46 10 62 31 13 23 15 48 15 82 0 35 0 60-17 83-14 21-33 31-62 31z">
            <text:p/>
          </draw:path>
          <draw:polygon draw:style-name="gr3" draw:text-style-name="P9" draw:layer="layout" svg:width="0.685cm" svg:height="0.035cm" svg:x="7.461cm" svg:y="6.537cm" svg:viewBox="0 0 686 36" draw:points="342,36 0,36 0,0 686,0 686,36">
            <text:p/>
          </draw:polygon>
          <draw:path draw:style-name="gr3" draw:text-style-name="P9" draw:layer="layout" svg:width="0.35cm" svg:height="0.58cm" svg:x="7.628cm" svg:y="6.783cm" svg:viewBox="0 0 351 581" svg:d="M77 286v-21c0-213 105-244 148-244 21 0 55 6 75 35-14 0-47 0-47 36 0 27 20 40 39 40 13 0 38-7 38-40 0-52-36-92-107-92-108 0-223 109-223 295 0 227 98 286 177 286 94 0 174-78 174-190 0-107-74-190-169-190-57 0-88 45-105 85zM177 558c-54 0-79-51-83-63-15-40-15-107-15-123 0-65 27-151 103-151 14 0 52 0 79 53 16 31 16 75 16 116 0 40 0 82-16 113-25 52-65 55-84 55z">
            <text:p/>
          </draw:path>
          <draw:path draw:style-name="gr3" draw:text-style-name="P9" draw:layer="layout" svg:width="0.562cm" svg:height="0.563cm" svg:x="8.48cm" svg:y="6.274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29cm" svg:height="0.383cm" svg:x="9.312cm" svg:y="6.393cm" svg:viewBox="0 0 330 384" svg:d="M301 52c-13 0-24 0-38 13-13 12-15 27-15 33 0 19 15 29 32 29 25 0 48-20 48-54 0-42-40-73-101-73-114 0-227 121-227 240 0 77 50 144 138 144 121 0 192-90 192-100 0-6-5-12-9-12-6 0-6 2-12 10-67 83-159 83-171 83-52 0-75-41-75-93 0-34 18-117 46-168 25-48 73-85 120-85 28 0 61 10 72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8" smil:attributeName="visibility" smil:to="visible"/>
                  <anim:animate smil:dur="0.5s" smil:fill="hold" smil:targetElement="id298" smil:attributeName="x" smil:values="x;x" smil:keyTimes="0;1"/>
                  <anim:animate smil:dur="0.5s" smil:fill="hold" smil:targetElement="id2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9" smil:attributeName="visibility" smil:to="visible"/>
                  <anim:animate smil:dur="0.5s" smil:fill="hold" smil:targetElement="id299" smil:attributeName="x" smil:values="x;x" smil:keyTimes="0;1"/>
                  <anim:animate smil:dur="0.5s" smil:fill="hold" smil:targetElement="id2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0" smil:attributeName="visibility" smil:to="visible"/>
                  <anim:animate smil:dur="0.5s" smil:fill="hold" smil:targetElement="id300" smil:attributeName="width" smil:values="width*0.05;width" smil:keyTimes="0;1"/>
                  <anim:animate smil:dur="0.5s" smil:fill="hold" smil:targetElement="id300" smil:attributeName="height" smil:values="height;height" smil:keyTimes="0;1"/>
                  <anim:animate smil:dur="0.5s" smil:fill="hold" smil:targetElement="id300" smil:attributeName="x" smil:values="x-.2;x" smil:keyTimes="0;1"/>
                  <anim:animate smil:dur="0.5s" smil:fill="hold" smil:targetElement="id300" smil:attributeName="y" smil:values="y;y" smil:keyTimes="0;1"/>
                  <anim:transitionFilter smil:dur="0.5s" smil:targetElement="id30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01" smil:attributeName="visibility" smil:to="visible"/>
                  <anim:animate smil:dur="0.5s" smil:fill="hold" smil:targetElement="id301" smil:attributeName="width" smil:values="width*0.05;width" smil:keyTimes="0;1"/>
                  <anim:animate smil:dur="0.5s" smil:fill="hold" smil:targetElement="id301" smil:attributeName="height" smil:values="height;height" smil:keyTimes="0;1"/>
                  <anim:animate smil:dur="0.5s" smil:fill="hold" smil:targetElement="id301" smil:attributeName="x" smil:values="x-.2;x" smil:keyTimes="0;1"/>
                  <anim:animate smil:dur="0.5s" smil:fill="hold" smil:targetElement="id301" smil:attributeName="y" smil:values="y;y" smil:keyTimes="0;1"/>
                  <anim:transitionFilter smil:dur="0.5s" smil:targetElement="id30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x;x" smil:keyTimes="0;1"/>
                  <anim:animate smil:dur="0.5s" smil:fill="hold" smil:targetElement="id30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3" smil:attributeName="visibility" smil:to="visible"/>
                  <anim:animate smil:dur="0.5s" smil:fill="hold" smil:targetElement="id303" smil:attributeName="x" smil:values="x;x" smil:keyTimes="0;1"/>
                  <anim:animate smil:dur="0.5s" smil:fill="hold" smil:targetElement="id3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x;x" smil:keyTimes="0;1"/>
                  <anim:animate smil:dur="0.5s" smil:fill="hold" smil:targetElement="id3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6" smil:attributeName="visibility" smil:to="visible"/>
                  <anim:animate smil:dur="0.5s" smil:fill="hold" smil:targetElement="id306" smil:attributeName="x" smil:values="x;x" smil:keyTimes="0;1"/>
                  <anim:animate smil:dur="0.5s" smil:fill="hold" smil:targetElement="id30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7" smil:attributeName="visibility" smil:to="visible"/>
                  <anim:animate smil:dur="0.5s" smil:fill="hold" smil:targetElement="id307" smil:attributeName="x" smil:values="x;x" smil:keyTimes="0;1"/>
                  <anim:animate smil:dur="0.5s" smil:fill="hold" smil:targetElement="id3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8" smil:attributeName="visibility" smil:to="visible"/>
                  <anim:animate smil:dur="0.5s" smil:fill="hold" smil:targetElement="id308" smil:attributeName="x" smil:values="x;x" smil:keyTimes="0;1"/>
                  <anim:animate smil:dur="0.5s" smil:fill="hold" smil:targetElement="id3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9" smil:attributeName="visibility" smil:to="visible"/>
                  <anim:animate smil:dur="0.5s" smil:fill="hold" smil:targetElement="id309" smil:attributeName="width" smil:values="width*0.05;width" smil:keyTimes="0;1"/>
                  <anim:animate smil:dur="0.5s" smil:fill="hold" smil:targetElement="id309" smil:attributeName="height" smil:values="height;height" smil:keyTimes="0;1"/>
                  <anim:animate smil:dur="0.5s" smil:fill="hold" smil:targetElement="id309" smil:attributeName="x" smil:values="x-.2;x" smil:keyTimes="0;1"/>
                  <anim:animate smil:dur="0.5s" smil:fill="hold" smil:targetElement="id309" smil:attributeName="y" smil:values="y;y" smil:keyTimes="0;1"/>
                  <anim:transitionFilter smil:dur="0.5s" smil:targetElement="id309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10" smil:attributeName="visibility" smil:to="visible"/>
                  <anim:animate smil:dur="0.5s" smil:fill="hold" smil:targetElement="id310" smil:attributeName="width" smil:values="width*0.05;width" smil:keyTimes="0;1"/>
                  <anim:animate smil:dur="0.5s" smil:fill="hold" smil:targetElement="id310" smil:attributeName="height" smil:values="height;height" smil:keyTimes="0;1"/>
                  <anim:animate smil:dur="0.5s" smil:fill="hold" smil:targetElement="id310" smil:attributeName="x" smil:values="x-.2;x" smil:keyTimes="0;1"/>
                  <anim:animate smil:dur="0.5s" smil:fill="hold" smil:targetElement="id310" smil:attributeName="y" smil:values="y;y" smil:keyTimes="0;1"/>
                  <anim:transitionFilter smil:dur="0.5s" smil:targetElement="id31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1" smil:attributeName="visibility" smil:to="visible"/>
                  <anim:animate smil:dur="0.5s" smil:fill="hold" smil:targetElement="id311" smil:attributeName="width" smil:values="width*0.05;width" smil:keyTimes="0;1"/>
                  <anim:animate smil:dur="0.5s" smil:fill="hold" smil:targetElement="id311" smil:attributeName="height" smil:values="height;height" smil:keyTimes="0;1"/>
                  <anim:animate smil:dur="0.5s" smil:fill="hold" smil:targetElement="id311" smil:attributeName="x" smil:values="x-.2;x" smil:keyTimes="0;1"/>
                  <anim:animate smil:dur="0.5s" smil:fill="hold" smil:targetElement="id311" smil:attributeName="y" smil:values="y;y" smil:keyTimes="0;1"/>
                  <anim:transitionFilter smil:dur="0.5s" smil:targetElement="id3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2" smil:attributeName="visibility" smil:to="visible"/>
                  <anim:animate smil:dur="0.5s" smil:fill="hold" smil:targetElement="id312" smil:attributeName="x" smil:values="x;x" smil:keyTimes="0;1"/>
                  <anim:animate smil:dur="0.5s" smil:fill="hold" smil:targetElement="id3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3" smil:attributeName="visibility" smil:to="visible"/>
                  <anim:animate smil:dur="0.5s" smil:fill="hold" smil:targetElement="id313" smil:attributeName="x" smil:values="x;x" smil:keyTimes="0;1"/>
                  <anim:animate smil:dur="0.5s" smil:fill="hold" smil:targetElement="id31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9">
        <office:forms form:automatic-focus="false" form:apply-design-mode="false"/>
        <draw:frame presentation:style-name="pr10" draw:text-style-name="P15" draw:layer="layout" svg:width="26.4cm" svg:height="14.372cm" svg:x="0.8cm" svg:y="0.628cm" presentation:class="title" presentation:user-transformed="true">
          <draw:text-box>
            <text:p text:style-name="P6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g xml:id="id315" draw:id="id315">
          <svg:title>TexMaths</svg:title>
          <svg:desc>24§display§= \int \frac{ x^n }{ 5 x^{n+1} + 2 } \ dx§svg§600§FALSE§</svg:desc>
          <draw:polygon draw:style-name="gr2" draw:text-style-name="P8" draw:layer="layout" svg:width="6.828cm" svg:height="1.791cm" svg:x="6.515cm" svg:y="0.739cm" svg:viewBox="0 0 6829 1792" draw:points="3413,1792 0,1792 0,0 6829,0 6829,1792">
            <text:p/>
          </draw:polygon>
          <draw:path draw:style-name="gr3" draw:text-style-name="P9" draw:layer="layout" svg:width="0.562cm" svg:height="0.199cm" svg:x="6.521cm" svg:y="1.53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75cm" svg:height="1.876cm" svg:x="7.41cm" svg:y="0.697cm" svg:viewBox="0 0 751 1877" svg:d="M40 1839c27 0 43-20 43-41 0-29-22-42-41-42-21 0-42 13-42 42 0 44 42 79 94 79 129 0 177-198 236-442 65-267 121-538 167-809 31-178 62-347 90-457 10-42 39-150 73-150 25 0 46 16 50 19-28 2-42 20-42 41 0 29 21 42 40 42 22 0 43-13 43-42 0-46-46-79-93-79-65 0-111 92-159 265-2 8-117 432-209 986-23 128-48 271-75 388-15 61-54 221-123 221-31 0-50-21-52-21z">
            <text:p/>
          </draw:path>
          <draw:path draw:style-name="gr3" draw:text-style-name="P9" draw:layer="layout" svg:width="0.421cm" svg:height="0.383cm" svg:x="9.836cm" svg:y="0.903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9" draw:layer="layout" svg:width="0.362cm" svg:height="0.268cm" svg:x="10.322cm" svg:y="0.709cm" svg:viewBox="0 0 363 269" svg:d="M44 225c-2 7-6 23-6 25 0 13 12 19 22 19 9 0 19-8 23-13 1-6 7-25 9-37 4-12 10-38 14-54 3-13 7-27 9-40 8-25 8-29 25-54 17-23 44-54 90-54 35 0 35 29 35 41 0 36-25 101-35 126-7 18-9 23-9 33 0 31 27 52 55 52 60 0 87-83 87-92 0-8-8-8-10-8-7 0-9 4-11 12-14 46-39 71-64 71-11 0-13-8-13-21 0-14 2-22 13-48 6-20 31-81 31-116 0-57-46-67-77-67-50 0-82 31-100 54-5-41-40-54-63-54-27 0-40 19-48 33-13 21-21 55-21 57 0 8 8 8 10 8 9 0 9-2 13-17 10-35 21-64 44-64 16 0 19 12 19 29 0 12-5 33-9 50-4 15-10 40-14 52z">
            <text:p/>
          </draw:path>
          <draw:polygon draw:style-name="gr3" draw:text-style-name="P9" draw:layer="layout" svg:width="3.67cm" svg:height="0.036cm" svg:x="8.448cm" svg:y="1.617cm" svg:viewBox="0 0 3671 37" draw:points="1835,37 0,37 0,0 3671,0 3671,37">
            <text:p/>
          </draw:polygon>
          <draw:path draw:style-name="gr3" draw:text-style-name="P9" draw:layer="layout" svg:width="0.337cm" svg:height="0.581cm" svg:x="8.49cm" svg:y="1.863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2 60 154 154 154 97 0 184-81 184-188z">
            <text:p/>
          </draw:path>
          <draw:path draw:style-name="gr3" draw:text-style-name="P9" draw:layer="layout" svg:width="0.421cm" svg:height="0.383cm" svg:x="8.894cm" svg:y="2.051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9" draw:layer="layout" svg:width="0.362cm" svg:height="0.268cm" svg:x="9.379cm" svg:y="1.921cm" svg:viewBox="0 0 363 269" svg:d="M44 225c-2 7-6 23-6 25 0 13 12 19 22 19 9 0 19-8 23-13 1-6 7-25 9-37 4-12 10-38 14-54 3-13 7-27 9-40 8-25 8-29 25-54 17-23 44-54 90-54 35 0 35 29 35 41 0 36-25 101-35 126-7 18-9 23-9 33 0 31 27 52 55 52 60 0 87-83 87-92 0-8-8-8-10-8-7 0-9 4-11 12-14 46-39 71-64 71-11 0-13-8-13-21 0-14 2-22 13-48 6-20 31-81 31-116 0-57-46-67-77-67-50 0-82 31-100 54-5-41-40-54-63-54-27 0-40 19-48 33-13 21-21 55-21 57 0 8 8 8 10 8 9 0 9-2 13-17 10-35 21-64 44-64 16 0 19 12 19 29 0 12-5 33-9 50-4 15-10 40-14 52z">
            <text:p/>
          </draw:path>
          <draw:path draw:style-name="gr3" draw:text-style-name="P9" draw:layer="layout" svg:width="0.435cm" svg:height="0.437cm" svg:x="9.809cm" svg:y="1.815cm" svg:viewBox="0 0 436 438" svg:d="M232 232h183c7 0 21 0 21-13 0-15-14-15-21-15h-183v-183c0-8 0-21-13-21-16 0-16 13-16 21v183h-182c-8 0-21 0-21 15 0 13 13 13 21 13h182v183c0 8 0 23 16 23 13 0 13-13 13-23z">
            <text:p/>
          </draw:path>
          <draw:path draw:style-name="gr3" draw:text-style-name="P9" draw:layer="layout" svg:width="0.216cm" svg:height="0.393cm" svg:x="10.351cm" svg:y="1.788cm" svg:viewBox="0 0 217 394" svg:d="M134 17c0-17-2-17-17-17-38 37-92 38-117 38v22c13 0 54 0 86-18v304c0 19 0 27-59 27h-23v21c11 0 84-2 105-2 20 0 94 2 108 2v-21h-23c-60 0-60-8-60-27z">
            <text:p/>
          </draw:path>
          <draw:path draw:style-name="gr3" draw:text-style-name="P9" draw:layer="layout" svg:width="0.562cm" svg:height="0.564cm" svg:x="10.9cm" svg:y="1.932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9" draw:layer="layout" svg:width="0.337cm" svg:height="0.564cm" svg:x="11.739cm" svg:y="1.86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8 75-7 8-63 8-80 8z">
            <text:p/>
          </draw:path>
          <draw:path draw:style-name="gr3" draw:text-style-name="P9" draw:layer="layout" svg:width="0.402cm" svg:height="0.596cm" svg:x="12.534cm" svg:y="1.26cm" svg:viewBox="0 0 403 597" svg:d="M403 10c0-2 0-10-11-10-12 0-93 8-108 10-6 0-11 3-11 15s7 12 21 12c40 0 42 5 42 13l-4 17-50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9" draw:layer="layout" svg:width="0.421cm" svg:height="0.383cm" svg:x="12.964cm" svg:y="1.473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6 0 134-109 134-130 0-8-7-8-9-8-8 0-10 2-12 8-27 92-86 111-113 111-33 0-46-27-46-56 0-19 6-36 15-75z">
            <text:p/>
          </draw:path>
        </draw:g>
        <draw:g xml:id="id314" draw:id="id314">
          <svg:title>TexMaths</svg:title>
          <svg:desc>28§display§\text {I}§svg§600§FALSE§</svg:desc>
          <draw:polygon draw:style-name="gr2" draw:text-style-name="P8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9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21" draw:id="id321">
          <svg:title>TexMaths</svg:title>
          <svg:desc>28§display§\text {I}§svg§600§FALSE§</svg:desc>
          <draw:polygon draw:style-name="gr2" draw:text-style-name="P8" draw:layer="layout" svg:width="0.229cm" svg:height="0.575cm" svg:x="5.733cm" svg:y="7.543cm" svg:viewBox="0 0 230 576" draw:points="116,576 0,576 0,0 230,0 230,576">
            <text:p/>
          </draw:polygon>
          <draw:path draw:style-name="gr3" draw:text-style-name="P9" draw:layer="layout" svg:width="0.301cm" svg:height="0.674cm" svg:x="5.711cm" svg:y="7.4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25" draw:id="id325">
          <svg:title>TexMaths</svg:title>
          <svg:desc>28§display§\text {I}§svg§600§FALSE§</svg:desc>
          <draw:polygon draw:style-name="gr2" draw:text-style-name="P8" draw:layer="layout" svg:width="0.229cm" svg:height="0.575cm" svg:x="5.733cm" svg:y="12.644cm" svg:viewBox="0 0 230 576" draw:points="116,576 0,576 0,0 230,0 230,576">
            <text:p/>
          </draw:polygon>
          <draw:path draw:style-name="gr3" draw:text-style-name="P9" draw:layer="layout" svg:width="0.301cm" svg:height="0.674cm" svg:x="5.711cm" svg:y="12.5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16" draw:id="id316">
          <svg:title>TexMaths</svg:title>
          <svg:desc>24§display§\text {Put } 5x^{n+1} + 2 = t§svg§600§FALSE§</svg:desc>
          <draw:polygon draw:style-name="gr2" draw:text-style-name="P8" draw:layer="layout" svg:width="6.639cm" svg:height="0.726cm" svg:x="5.625cm" svg:y="3.241cm" svg:viewBox="0 0 6640 727" draw:points="3321,727 0,727 0,0 6640,0 6640,727">
            <text:p/>
          </draw:polygon>
          <draw:path draw:style-name="gr3" draw:text-style-name="P9" draw:layer="layout" svg:width="0.498cm" svg:height="0.576cm" svg:x="5.612cm" svg:y="3.364cm" svg:viewBox="0 0 499 577" svg:d="M163 311h142c102 0 194-69 194-154 0-82-84-157-200-157h-299v27h21c65 0 65 9 65 38v447c0 31 0 38-65 38h-21v27c29-2 92-2 125-2 32 0 96 0 125 2v-27h-20c-65 0-67-7-67-38zM159 288v-229c0-26 2-32 43-32h74c135 0 135 88 135 130 0 40 0 131-135 131z">
            <text:p/>
          </draw:path>
          <draw:path draw:style-name="gr3" draw:text-style-name="P9" draw:layer="layout" svg:width="0.425cm" svg:height="0.382cm" svg:x="6.184cm" svg:y="3.565cm" svg:viewBox="0 0 426 383" svg:d="M303 307v76l123-9v-27c-59 0-65-6-65-46v-301l-125 10v26c60 0 65 6 65 46v152c0 73-40 130-101 130-71 0-75-38-75-82v-282l-125 10v26c65 0 65 2 65 77v127c0 67 0 143 131 143 46 0 84-23 107-76z">
            <text:p/>
          </draw:path>
          <draw:path draw:style-name="gr3" draw:text-style-name="P9" draw:layer="layout" svg:width="0.266cm" svg:height="0.528cm" svg:x="6.641cm" svg:y="3.419cm" svg:viewBox="0 0 267 529" svg:d="M131 182h120v-27h-120v-155h-22c0 69-26 159-109 163v19h73v232c0 106 79 115 109 115 60 0 85-59 85-115v-48h-23v48c0 61-25 94-56 94-57 0-57-77-57-92z">
            <text:p/>
          </draw:path>
          <draw:path draw:style-name="gr3" draw:text-style-name="P9" draw:layer="layout" svg:width="0.337cm" svg:height="0.58cm" svg:x="7.276cm" svg:y="3.377cm" svg:viewBox="0 0 338 581" svg:d="M338 393c0-100-69-186-161-186-41 0-77 13-108 44v-165c17 6 46 12 73 12 104 0 163-77 163-88 0-6-2-10-7-10-2 0-4 0-8 2-17 8-58 25-115 25-35 0-73-6-114-23-5-4-7-4-9-4-8 0-8 8-8 21v249c0 16 0 23 12 23 5 0 7-2 9-7 10-14 43-60 110-60 44 0 65 39 73 54 13 33 15 65 15 107 0 29 0 81-21 115-19 33-52 56-90 56-62 0-110-44-125-94 2 0 6 0 15 0 27 0 42-21 42-40 0-21-15-42-42-42-13 0-42 5-42 46 0 70 58 153 154 153 97 0 184-81 184-188z">
            <text:p/>
          </draw:path>
          <draw:path draw:style-name="gr3" draw:text-style-name="P9" draw:layer="layout" svg:width="0.421cm" svg:height="0.382cm" svg:x="7.681cm" svg:y="3.565cm" svg:viewBox="0 0 422 383" svg:d="M259 119c4-23 23-100 83-100 5 0 25 0 42 10-23 6-40 27-40 46 0 13 9 30 32 30 19 0 46-15 46-49 0-44-50-56-78-56-50 0-79 44-91 65-21-57-65-65-90-65-88 0-136 109-136 130 0 8 8 8 9 8 8 0 10 0 12-8 29-90 84-111 113-111 16 0 46 8 46 56 0 27-15 84-46 201-13 54-44 88-80 88-6 0-25 0-43-9 22-6 41-23 41-46s-19-31-33-31c-25 0-46 23-46 50 0 38 42 55 79 55 57 0 86-59 90-65 10 33 40 65 90 65 88 0 136-109 136-130 0-8-7-8-9-8-8 0-10 2-12 8-27 92-86 111-113 111-33 0-46-27-46-55 0-19 6-37 15-75z">
            <text:p/>
          </draw:path>
          <draw:path draw:style-name="gr3" draw:text-style-name="P9" draw:layer="layout" svg:width="0.362cm" svg:height="0.267cm" svg:x="8.167cm" svg:y="3.331cm" svg:viewBox="0 0 363 268" svg:d="M44 224c-2 8-6 23-6 25 0 14 12 19 22 19 9 0 19-7 23-13 1-6 7-25 9-36 4-12 10-39 14-54 3-14 7-27 9-40 8-25 8-29 25-54 17-23 44-54 90-54 35 0 35 29 35 41 0 36-25 101-35 126-7 17-9 23-9 33 0 30 27 51 55 51 60 0 87-82 87-92 0-7-8-7-10-7-7 0-9 4-11 11-14 46-39 71-64 71-11 0-13-8-13-21s2-21 13-48c6-19 31-80 31-115 0-57-46-67-77-67-50 0-82 31-100 54-5-41-40-54-63-54-27 0-40 19-48 33-13 21-21 55-21 57 0 8 8 8 10 8 9 0 9-2 13-17 10-35 21-64 44-64 16 0 19 12 19 29 0 12-5 33-9 50-4 15-10 40-14 52z">
            <text:p/>
          </draw:path>
          <draw:path draw:style-name="gr3" draw:text-style-name="P9" draw:layer="layout" svg:width="0.435cm" svg:height="0.436cm" svg:x="8.597cm" svg:y="3.226cm" svg:viewBox="0 0 436 437" svg:d="M232 232h183c7 0 21 0 21-13 0-16-14-16-21-16h-183v-182c0-8 0-21-13-21-16 0-16 13-16 21v182h-182c-8 0-21 0-21 16 0 13 13 13 21 13h182v182c0 8 0 23 16 23 13 0 13-13 13-23z">
            <text:p/>
          </draw:path>
          <draw:path draw:style-name="gr3" draw:text-style-name="P9" draw:layer="layout" svg:width="0.216cm" svg:height="0.392cm" svg:x="9.137cm" svg:y="3.199cm" svg:viewBox="0 0 217 393" svg:d="M134 17c0-17-2-17-17-17-38 36-92 38-117 38v21c13 0 54 0 86-17v303c0 19 0 27-59 27h-23v21c11 0 84-2 105-2 20 0 94 2 108 2v-21h-23c-60 0-60-8-60-27z">
            <text:p/>
          </draw:path>
          <draw:path draw:style-name="gr3" draw:text-style-name="P9" draw:layer="layout" svg:width="0.561cm" svg:height="0.563cm" svg:x="9.686cm" svg:y="3.446cm" svg:viewBox="0 0 562 564" svg:d="M299 299h237c11 0 26 0 26-17s-15-17-26-17h-237v-236c0-14 0-29-17-29s-17 15-17 29v236h-236c-14 0-29 0-29 17s15 17 29 17h236v236c0 11 0 29 17 29s17-18 17-29z">
            <text:p/>
          </draw:path>
          <draw:path draw:style-name="gr3" draw:text-style-name="P9" draw:layer="layout" svg:width="0.337cm" svg:height="0.563cm" svg:x="10.525cm" svg:y="3.377cm" svg:viewBox="0 0 338 564" svg:d="M65 498l90-88c133-117 183-161 183-245 0-98-75-165-179-165-96 0-159 79-159 153 0 46 42 46 44 46 16 0 44-9 44-44 0-21-15-44-44-44-8 0-8 0-11 2 19-55 65-86 115-86 77 0 113 67 113 138 0 67-42 134-88 186l-163 180c-10 10-10 12-10 33h315l23-148h-21c-4 25-10 63-19 75-6 7-62 7-79 7z">
            <text:p/>
          </draw:path>
          <draw:path draw:style-name="gr3" draw:text-style-name="P9" draw:layer="layout" svg:width="0.561cm" svg:height="0.198cm" svg:x="11.185cm" svg:y="3.628cm" svg:viewBox="0 0 562 199" svg:d="M534 35c13 0 28 0 28-18 0-17-15-17-26-17h-507c-14 0-29 0-29 17 0 18 15 18 29 18zM536 199c11 0 26 0 26-17s-15-17-28-17h-505c-14 0-29 0-29 17s15 17 29 17z">
            <text:p/>
          </draw:path>
          <draw:path draw:style-name="gr3" draw:text-style-name="P9" draw:layer="layout" svg:width="0.26cm" svg:height="0.538cm" svg:x="12.049cm" svg:y="3.412cm" svg:viewBox="0 0 261 539" svg:d="M155 192h81c15 0 25 0 25-18 0-9-10-9-25-9h-73c29-121 35-136 35-142 0-15-12-23-25-23-2 0-27 0-35 31l-32 134h-81c-17 0-25 0-25 15 0 12 8 12 23 12h75c-60 239-63 253-63 268 0 46 32 79 76 79 89 0 137-125 137-131 0-7-8-7-12-7-6 0-8 2-11 11-37 88-83 108-112 108-17 0-25-12-25-39 0-21 0-27 4-40z">
            <text:p/>
          </draw:path>
        </draw:g>
        <draw:g xml:id="id317" draw:id="id317">
          <svg:title>TexMaths</svg:title>
          <svg:desc>24§display§\text {Diff. }w.\ r.\ t. \ x,\  5(n+1)x^n\ dx = dt§svg§600§FALSE§</svg:desc>
          <draw:polygon draw:style-name="gr2" draw:text-style-name="P8" draw:layer="layout" svg:width="12.891cm" svg:height="0.76cm" svg:x="13.127cm" svg:y="3.345cm" svg:viewBox="0 0 12892 761" draw:points="6445,761 0,761 0,0 12892,0 12892,761">
            <text:p/>
          </draw:polygon>
          <draw:path draw:style-name="gr3" draw:text-style-name="P9" draw:layer="layout" svg:width="0.567cm" svg:height="0.577cm" svg:x="13.114cm" svg:y="3.359cm" svg:viewBox="0 0 568 578" svg:d="M0 0v27h21c65 0 65 9 65 38v448c0 30 0 38-65 38h-21v27h309c142 0 259-125 259-284 0-161-113-294-259-294zM202 551c-41 0-43-6-43-32v-459c0-27 2-33 43-33h84c52 0 111 17 154 79 36 50 44 123 44 188 0 94-16 144-46 186-18 23-66 71-152 71z">
            <text:p/>
          </draw:path>
          <draw:path draw:style-name="gr3" draw:text-style-name="P9" draw:layer="layout" svg:width="0.181cm" svg:height="0.566cm" svg:x="13.757cm" svg:y="3.37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508cm" svg:height="0.596cm" svg:x="13.986cm" svg:y="3.341cm" svg:viewBox="0 0 509 597" svg:d="M357 257h96v-25h-100v-98c0-76 43-115 79-115 4 0 15 0 29 6-10 4-25 13-25 35 0 19 13 36 36 36s37-17 37-36c0-31-29-60-77-60-50 0-88 33-92 36-25-32-71-36-94-36-81 0-179 44-179 136v96h-67v25h67v275c0 38-9 38-67 38v27c29-2 73-4 94-4s63 2 94 4v-27c-56 0-65 0-65-38v-275h178v275c0 38-9 38-67 38v27c33-2 73-4 96-4 35 0 75 0 108 4v-27h-18c-61 0-63-9-63-40zM121 232v-96c0-82 69-117 123-117 42 0 65 16 67 16v1c-15 0-31 12-31 35 0 6 0 27 23 35-2 11-2 19-2 28v98z">
            <text:p/>
          </draw:path>
          <draw:path draw:style-name="gr3" draw:text-style-name="P9" draw:layer="layout" svg:width="0.091cm" svg:height="0.091cm" svg:x="14.529cm" svg:y="3.846cm" svg:viewBox="0 0 92 92" svg:d="M92 46c0-25-21-46-46-46s-46 21-46 46 21 46 46 46 46-21 46-46z">
            <text:p/>
          </draw:path>
          <draw:path draw:style-name="gr3" draw:text-style-name="P9" draw:layer="layout" svg:width="0.56cm" svg:height="0.383cm" svg:x="15.09cm" svg:y="3.562cm" svg:viewBox="0 0 561 384" svg:d="M367 86c4-17 11-50 11-53 0-16-11-23-23-23-11 0-27 5-32 23-2 5-43 169-48 190-6 25-8 40-8 55 0 10 0 12 2 16-19 46-46 71-79 71-67 0-67-62-67-77 0-27 4-59 44-165 10-25 13-37 13-54 0-38-26-69-69-69-80 0-111 123-111 131 0 7 8 7 10 7 9 0 9 0 13-15 23-79 56-104 86-104 8 0 22 0 22 27 0 21-10 46-16 60-36 99-48 140-48 171 0 78 58 107 121 107 14 0 54 0 88-59 22 53 81 59 106 59 63 0 100-54 123-104 29-67 56-180 56-220 0-47-23-60-39-60-21 0-42 21-42 40 0 12 6 18 13 23 10 10 31 31 31 73 0 29-25 112-46 154-23 46-52 75-94 75-40 0-61-25-61-73 0-23 5-50 7-62z">
            <text:p/>
          </draw:path>
          <draw:path draw:style-name="gr3" draw:text-style-name="P9" draw:layer="layout" svg:width="0.091cm" svg:height="0.091cm" svg:x="15.764cm" svg:y="3.846cm" svg:viewBox="0 0 92 92" svg:d="M92 46c0-25-21-46-46-46s-46 21-46 46 21 46 46 46 46-21 46-46z">
            <text:p/>
          </draw:path>
          <draw:path draw:style-name="gr3" draw:text-style-name="P9" draw:layer="layout" svg:width="0.345cm" svg:height="0.383cm" svg:x="16.232cm" svg:y="3.562cm" svg:viewBox="0 0 346 384" svg:d="M50 325c-2 13-8 32-8 36 0 15 12 23 25 23 10 0 25-8 31-23 2-4 31-119 34-134 6-29 22-89 27-112 4-9 27-50 48-69 6-6 31-27 68-27 23 0 34 10 36 10-27 4-44 25-44 46 0 13 9 31 31 31 23 0 48-20 48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9" draw:layer="layout" svg:width="0.091cm" svg:height="0.091cm" svg:x="16.637cm" svg:y="3.846cm" svg:viewBox="0 0 92 92" svg:d="M92 46c0-25-21-46-46-46s-46 21-46 46 21 46 46 46 46-21 46-46z">
            <text:p/>
          </draw:path>
          <draw:path draw:style-name="gr3" draw:text-style-name="P9" draw:layer="layout" svg:width="0.26cm" svg:height="0.539cm" svg:x="17.1cm" svg:y="3.407cm" svg:viewBox="0 0 261 540" svg:d="M156 192h80c16 0 25 0 25-17 0-10-9-10-25-10h-73c29-121 35-136 35-142 0-15-12-23-25-23-2 0-27 0-35 31l-32 134h-81c-17 0-25 0-25 16 0 11 8 11 23 11h75c-62 240-63 254-63 269 0 46 32 79 76 79 89 0 137-125 137-131 0-8-8-8-12-8-6 0-8 2-11 12-37 88-83 107-112 107-17 0-25-11-25-38 0-21 0-27 4-40z">
            <text:p/>
          </draw:path>
          <draw:path draw:style-name="gr3" draw:text-style-name="P9" draw:layer="layout" svg:width="0.091cm" svg:height="0.091cm" svg:x="17.457cm" svg:y="3.846cm" svg:viewBox="0 0 92 92" svg:d="M92 46c0-25-21-46-46-46s-46 21-46 46 21 46 46 46 46-21 46-46z">
            <text:p/>
          </draw:path>
          <draw:path draw:style-name="gr3" draw:text-style-name="P9" draw:layer="layout" svg:width="0.421cm" svg:height="0.383cm" svg:x="17.923cm" svg:y="3.56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9" draw:layer="layout" svg:width="0.099cm" svg:height="0.253cm" svg:x="18.455cm" svg:y="3.846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" draw:text-style-name="P9" draw:layer="layout" svg:width="0.337cm" svg:height="0.581cm" svg:x="19.079cm" svg:y="3.374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9" draw:layer="layout" svg:width="0.197cm" svg:height="0.844cm" svg:x="19.544cm" svg:y="3.303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458cm" svg:height="0.383cm" svg:x="19.813cm" svg:y="3.562cm" svg:viewBox="0 0 459 384" svg:d="M50 325c-2 13-8 32-8 36 0 15 12 23 25 23 10 0 25-8 31-23 2-2 11-42 17-63l17-77c6-17 12-37 16-56 4-15 9-40 9-42 14-27 60-104 139-104 38 0 46 31 46 60 0 52-41 161-54 196-8 21-10 30-10 40 0 40 31 69 70 69 80 0 111-123 111-130 0-8-8-8-10-8-9 0-9 2-13 15-17 58-44 104-87 104-13 0-19-8-19-27 0-21 8-42 16-61 15-45 50-139 50-187 0-55-37-90-96-90-77 0-120 54-133 73-4-46-38-73-79-73-38 0-53 33-63 48-13 29-25 79-25 83 0 7 8 7 10 7 9 0 9 0 15-19 13-59 31-100 61-100 18 0 27 10 27 39 0 17-4 27-13 71z">
            <text:p/>
          </draw:path>
          <draw:path draw:style-name="gr3" draw:text-style-name="P9" draw:layer="layout" svg:width="0.562cm" svg:height="0.564cm" svg:x="20.529cm" svg:y="3.44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279cm" svg:height="0.564cm" svg:x="21.4cm" svg:y="3.37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9" draw:layer="layout" svg:width="0.197cm" svg:height="0.844cm" svg:x="21.794cm" svg:y="3.30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421cm" svg:height="0.383cm" svg:x="22.099cm" svg:y="3.56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9" draw:layer="layout" svg:width="0.362cm" svg:height="0.268cm" svg:x="22.585cm" svg:y="3.326cm" svg:viewBox="0 0 363 269" svg:d="M44 225c-2 7-6 23-6 25 0 13 12 19 22 19 9 0 19-8 23-14 1-5 7-25 9-36 4-12 10-38 14-54 3-13 7-27 9-40 8-25 8-29 25-54 17-23 44-54 90-54 35 0 35 29 35 41 0 36-25 101-35 126-7 18-9 23-9 33 0 31 27 52 55 52 60 0 87-83 87-92 0-8-8-8-10-8-7 0-9 4-11 12-14 46-39 71-64 71-11 0-13-8-13-22 0-13 2-21 13-48 6-19 31-80 31-115 0-57-46-67-77-67-50 0-82 31-100 54-5-41-40-54-63-54-27 0-40 19-48 33-13 21-21 55-21 57 0 8 8 8 10 8 9 0 9-2 13-17 10-35 21-64 44-64 16 0 19 12 19 29 0 12-5 33-9 50-4 15-10 40-14 52z">
            <text:p/>
          </draw:path>
          <draw:path draw:style-name="gr3" draw:text-style-name="P9" draw:layer="layout" svg:width="0.402cm" svg:height="0.596cm" svg:x="23.33cm" svg:y="3.35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9" draw:layer="layout" svg:width="0.421cm" svg:height="0.383cm" svg:x="23.76cm" svg:y="3.562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9" draw:layer="layout" svg:width="0.562cm" svg:height="0.199cm" svg:x="24.499cm" svg:y="3.62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402cm" svg:height="0.596cm" svg:x="25.377cm" svg:y="3.351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70 68 75 0 4-2 10-4 14z">
            <text:p/>
          </draw:path>
          <draw:path draw:style-name="gr3" draw:text-style-name="P9" draw:layer="layout" svg:width="0.26cm" svg:height="0.539cm" svg:x="25.801cm" svg:y="3.407cm" svg:viewBox="0 0 261 540" svg:d="M156 192h80c16 0 25 0 25-17 0-10-9-10-25-10h-75c31-121 37-136 37-142 0-15-12-23-25-23-4 0-27 0-35 31l-32 134h-81c-17 0-25 0-25 16 0 11 8 11 23 11h75c-62 240-63 254-63 269 0 46 32 79 76 79 89 0 137-125 137-131 0-8-8-8-12-8-8 0-8 2-11 12-37 88-83 107-112 107-17 0-25-11-25-38 0-21 0-27 4-40z">
            <text:p/>
          </draw:path>
        </draw:g>
        <draw:g xml:id="id318" draw:id="id318">
          <svg:title>TexMaths</svg:title>
          <svg:desc>26§display§\therefore§svg§600§FALSE§</svg:desc>
          <draw:polygon draw:style-name="gr2" draw:text-style-name="P8" draw:layer="layout" svg:width="0.49cm" svg:height="0.402cm" svg:x="6.004cm" svg:y="5.42cm" svg:viewBox="0 0 491 403" draw:points="246,403 0,403 0,0 491,0 491,403">
            <text:p/>
          </draw:polygon>
          <draw:path draw:style-name="gr3" draw:text-style-name="P9" draw:layer="layout" svg:width="0.555cm" svg:height="0.493cm" svg:x="5.985cm" svg:y="5.3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19" draw:id="id319">
          <svg:title>TexMaths</svg:title>
          <svg:desc>24§display§x^n dx = \frac{1}{5(n+1) }dt§svg§600§FALSE§</svg:desc>
          <draw:polygon draw:style-name="gr2" draw:text-style-name="P8" draw:layer="layout" svg:width="6.86cm" svg:height="1.839cm" svg:x="7.432cm" svg:y="4.746cm" svg:viewBox="0 0 6861 1840" draw:points="3431,1840 0,1840 0,0 6861,0 6861,1840">
            <text:p/>
          </draw:polygon>
          <draw:path draw:style-name="gr3" draw:text-style-name="P9" draw:layer="layout" svg:width="0.421cm" svg:height="0.383cm" svg:x="7.415cm" svg:y="5.465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9" draw:layer="layout" svg:width="0.362cm" svg:height="0.268cm" svg:x="7.901cm" svg:y="5.228cm" svg:viewBox="0 0 363 269" svg:d="M44 225c-2 7-6 23-6 25 0 13 12 19 22 19 9 0 19-8 23-13 1-6 7-25 9-37 4-12 10-38 14-54 3-13 7-27 9-40 8-25 8-29 25-54 17-23 44-54 90-54 35 0 35 29 35 41 0 36-25 101-35 126-7 18-9 23-9 33 0 31 27 52 55 52 60 0 87-83 87-92 0-8-8-8-10-8-7 0-9 4-11 12-14 46-39 71-64 71-11 0-13-8-13-21 0-14 2-22 13-48 6-20 31-81 31-116 0-57-46-67-77-67-50 0-82 31-100 54-5-41-40-54-63-54-27 0-40 19-48 33-13 21-21 55-21 57 0 8 8 8 10 8 9 0 9-2 13-17 10-35 21-64 44-64 16 0 19 12 19 29 0 12-5 33-9 50-4 15-10 40-14 52z">
            <text:p/>
          </draw:path>
          <draw:path draw:style-name="gr3" draw:text-style-name="P9" draw:layer="layout" svg:width="0.402cm" svg:height="0.596cm" svg:x="8.365cm" svg:y="5.252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9" draw:layer="layout" svg:width="0.421cm" svg:height="0.383cm" svg:x="8.796cm" svg:y="5.465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9" draw:layer="layout" svg:width="0.562cm" svg:height="0.199cm" svg:x="9.535cm" svg:y="5.52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279cm" svg:height="0.564cm" svg:x="11.862cm" svg:y="4.704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9" draw:layer="layout" svg:width="3.039cm" svg:height="0.036cm" svg:x="10.478cm" svg:y="5.609cm" svg:viewBox="0 0 3040 37" draw:points="1519,37 0,37 0,0 3040,0 3040,37">
            <text:p/>
          </draw:polygon>
          <draw:path draw:style-name="gr3" draw:text-style-name="P9" draw:layer="layout" svg:width="0.337cm" svg:height="0.581cm" svg:x="10.52cm" svg:y="5.855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2 58 154 154 154 98 0 184-81 184-188z">
            <text:p/>
          </draw:path>
          <draw:path draw:style-name="gr3" draw:text-style-name="P9" draw:layer="layout" svg:width="0.197cm" svg:height="0.844cm" svg:x="10.984cm" svg:y="5.784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458cm" svg:height="0.383cm" svg:x="11.253cm" svg:y="6.043cm" svg:viewBox="0 0 459 384" svg:d="M50 325c-2 13-8 32-8 36 0 16 12 23 25 23 10 0 25-7 31-23 2-2 11-42 17-63l17-77c6-17 12-37 16-56 4-15 9-40 9-42 14-27 60-104 139-104 38 0 46 31 46 60 0 52-41 161-54 196-8 21-10 30-10 40 0 40 31 69 70 69 80 0 111-123 111-130 0-8-8-8-10-8-9 0-9 2-13 15-17 58-44 104-87 104-13 0-19-8-19-27 0-21 8-42 16-61 15-45 50-139 50-187 0-55-37-90-96-90-77 0-120 54-133 73-4-46-38-73-79-73-38 0-53 33-63 48-13 29-25 79-25 83 0 7 8 7 10 7 9 0 9 0 15-19 13-59 31-100 61-100 18 0 27 10 27 39 0 17-4 27-13 71z">
            <text:p/>
          </draw:path>
          <draw:path draw:style-name="gr3" draw:text-style-name="P9" draw:layer="layout" svg:width="0.562cm" svg:height="0.564cm" svg:x="11.97cm" svg:y="5.924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9" draw:layer="layout" svg:width="0.279cm" svg:height="0.564cm" svg:x="12.841cm" svg:y="5.855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9" draw:layer="layout" svg:width="0.197cm" svg:height="0.844cm" svg:x="13.235cm" svg:y="5.784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402cm" svg:height="0.596cm" svg:x="13.65cm" svg:y="5.252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8-148 48-187 24-50 63-81 97-81 56 0 68 70 68 75 0 4-2 10-4 14z">
            <text:p/>
          </draw:path>
          <draw:path draw:style-name="gr3" draw:text-style-name="P9" draw:layer="layout" svg:width="0.26cm" svg:height="0.539cm" svg:x="14.076cm" svg:y="5.309cm" svg:viewBox="0 0 261 540" svg:d="M156 192h80c16 0 25 0 25-17 0-10-9-10-25-10h-73c29-121 35-136 35-142 0-15-12-23-25-23-2 0-27 0-35 31l-32 134h-81c-17 0-25 0-25 16 0 11 8 11 23 11h75c-60 240-63 254-63 269 0 46 32 79 76 79 89 0 137-125 137-131 0-7-8-7-12-7-6 0-8 1-11 11-37 88-83 108-112 108-17 0-25-12-25-39 0-21 2-27 4-40z">
            <text:p/>
          </draw:path>
        </draw:g>
        <draw:g xml:id="id320" draw:id="id320">
          <svg:title>TexMaths</svg:title>
          <svg:desc>28§display§\therefore§svg§600§FALSE§</svg:desc>
          <draw:polygon draw:style-name="gr2" draw:text-style-name="P8" draw:layer="layout" svg:width="0.528cm" svg:height="0.433cm" svg:x="4.105cm" svg:y="7.624cm" svg:viewBox="0 0 529 434" draw:points="265,434 0,434 0,0 529,0 529,434">
            <text:p/>
          </draw:polygon>
          <draw:path draw:style-name="gr3" draw:text-style-name="P9" draw:layer="layout" svg:width="0.598cm" svg:height="0.531cm" svg:x="4.085cm" svg:y="7.575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22" draw:id="id322">
          <svg:title>TexMaths</svg:title>
          <svg:desc>24§display§= \int \frac{1}{ t} \times \frac{1}{5(n+1)}dt§svg§600§FALSE§</svg:desc>
          <draw:polygon draw:style-name="gr2" draw:text-style-name="P8" draw:layer="layout" svg:width="7.402cm" svg:height="1.854cm" svg:x="6.614cm" svg:y="6.94cm" svg:viewBox="0 0 7403 1855" draw:points="3701,1855 0,1855 0,0 7403,0 7403,1855">
            <text:p/>
          </draw:polygon>
          <draw:path draw:style-name="gr3" draw:text-style-name="P9" draw:layer="layout" svg:width="0.562cm" svg:height="0.199cm" svg:x="6.62cm" svg:y="7.73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5cm" svg:x="7.509cm" svg:y="6.898cm" svg:viewBox="0 0 751 1876" svg:d="M40 1837c27 0 43-19 43-40 0-29-22-42-41-42-21 0-42 13-42 42 0 44 42 79 94 79 129 0 177-198 236-442 65-267 121-537 167-808 31-179 62-348 90-457 10-42 39-150 73-150 25 0 46 16 50 19-28 2-42 20-42 41 0 29 21 42 40 42 22 0 43-13 43-42 0-46-46-79-93-79-65 0-111 92-159 265-2 8-117 432-209 985-23 128-48 270-75 388-15 61-54 220-123 220-31 0-50-21-52-21z">
            <text:p/>
          </draw:path>
          <draw:path draw:style-name="gr3" draw:text-style-name="P9" draw:layer="layout" svg:width="0.279cm" svg:height="0.563cm" svg:x="8.622cm" svg:y="6.913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9" draw:layer="layout" svg:width="0.423cm" svg:height="0.035cm" svg:x="8.547cm" svg:y="7.818cm" svg:viewBox="0 0 424 36" draw:points="211,36 0,36 0,0 424,0 424,36">
            <text:p/>
          </draw:polygon>
          <draw:path draw:style-name="gr3" draw:text-style-name="P9" draw:layer="layout" svg:width="0.26cm" svg:height="0.538cm" svg:x="8.626cm" svg:y="8.096cm" svg:viewBox="0 0 261 539" svg:d="M156 192h80c15 0 25 0 25-17 0-10-10-10-25-10h-73c29-121 35-136 35-142 0-15-12-23-25-23-2 0-27 0-35 31l-32 134h-81c-17 0-25 0-25 15 0 12 8 12 23 12h75c-62 240-63 253-63 269 0 46 32 78 76 78 89 0 137-124 137-130 0-8-8-8-12-8-6 0-8 2-11 12-37 88-83 107-112 107-17 0-25-11-25-38 0-21 0-27 4-40z">
            <text:p/>
          </draw:path>
          <draw:path draw:style-name="gr3" draw:text-style-name="P9" draw:layer="layout" svg:width="0.408cm" svg:height="0.408cm" svg:x="9.382cm" svg:y="7.631cm" svg:viewBox="0 0 409 409" svg:d="M205 180l-169-168c-11-10-13-12-19-12-9 0-17 8-17 17 0 6 2 8 12 18l168 168-168 171c-10 10-12 12-12 18 0 9 8 17 17 17 6 0 8-2 19-12l167-169 177 175c2 2 8 6 12 6 11 0 17-8 17-17 0-2 0-6-2-10-2-2-136-134-179-179l156-153c4-6 17-17 21-21 0-2 4-6 4-12 0-9-6-17-17-17-6 0-10 4-20 13z">
            <text:p/>
          </draw:path>
          <draw:path draw:style-name="gr3" draw:text-style-name="P9" draw:layer="layout" svg:width="0.279cm" svg:height="0.563cm" svg:x="11.584cm" svg:y="6.913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9" draw:layer="layout" svg:width="3.038cm" svg:height="0.035cm" svg:x="10.202cm" svg:y="7.818cm" svg:viewBox="0 0 3039 36" draw:points="1519,36 0,36 0,0 3039,0 3039,36">
            <text:p/>
          </draw:polygon>
          <draw:path draw:style-name="gr3" draw:text-style-name="P9" draw:layer="layout" svg:width="0.337cm" svg:height="0.581cm" svg:x="10.244cm" svg:y="8.063cm" svg:viewBox="0 0 338 582" svg:d="M338 394c0-100-69-187-161-187-41 0-77 14-108 44v-165c17 6 46 12 73 12 104 0 163-77 163-88 0-6-2-10-7-10-2 0-4 0-8 2-17 8-58 25-115 25-35 0-73-6-114-23-5-4-7-4-9-4-8 0-8 8-8 21v250c0 15 0 23 12 23 5 0 7-2 9-8 10-13 43-59 110-59 44 0 65 38 73 53 13 33 15 66 15 108 0 29 0 80-21 115-19 33-52 56-90 56-62 0-110-44-125-94 2 0 6 0 15 0 27 0 42-22 42-41 0-21-15-42-42-42-13 0-42 6-42 46 0 71 58 154 154 154 97 0 184-81 184-188z">
            <text:p/>
          </draw:path>
          <draw:path draw:style-name="gr3" draw:text-style-name="P9" draw:layer="layout" svg:width="0.197cm" svg:height="0.844cm" svg:x="10.707cm" svg:y="7.992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9" draw:layer="layout" svg:width="0.458cm" svg:height="0.383cm" svg:x="10.976cm" svg:y="8.251cm" svg:viewBox="0 0 459 384" svg:d="M50 324c-2 14-8 33-8 37 0 15 12 23 25 23 10 0 25-8 31-23 2-2 11-42 17-63l17-77c6-18 12-37 16-56 4-15 9-40 9-42 14-27 60-104 139-104 38 0 46 31 46 60 0 52-41 161-54 196-8 21-10 30-10 40 0 40 31 69 69 69 81 0 112-123 112-131 0-7-8-7-10-7-9 0-9 2-13 15-17 58-44 104-87 104-13 0-19-8-19-27 0-21 8-42 16-62 15-44 49-138 49-186 0-55-34-90-96-90-76 0-119 54-132 73-4-46-38-73-79-73-38 0-53 33-63 48-13 29-25 79-25 83 0 7 8 7 10 7 9 0 9 0 15-19 13-59 31-100 61-100 18 0 27 10 27 39 0 17-4 26-13 71z">
            <text:p/>
          </draw:path>
          <draw:path draw:style-name="gr3" draw:text-style-name="P9" draw:layer="layout" svg:width="0.562cm" svg:height="0.563cm" svg:x="11.692cm" svg:y="8.132cm" svg:viewBox="0 0 563 564" svg:d="M299 299h237c11 0 27 0 27-17s-16-17-27-17h-237v-236c0-14 0-29-17-29s-17 15-17 29v236h-236c-14 0-29 0-29 17s15 17 29 17h236v237c0 11 0 28 17 28s17-17 17-28z">
            <text:p/>
          </draw:path>
          <draw:path draw:style-name="gr3" draw:text-style-name="P9" draw:layer="layout" svg:width="0.279cm" svg:height="0.563cm" svg:x="12.563cm" svg:y="8.063cm" svg:viewBox="0 0 280 564" svg:d="M175 21c0-19 0-21-21-21-52 54-127 54-154 54v27c17 0 67 0 111-23v439c0 31-2 41-78 41h-27v26c29-3 103-3 136-3 35 0 108 0 138 3v-26h-27c-76 0-78-10-78-41z">
            <text:p/>
          </draw:path>
          <draw:path draw:style-name="gr3" draw:text-style-name="P9" draw:layer="layout" svg:width="0.197cm" svg:height="0.844cm" svg:x="12.959cm" svg:y="7.992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9" draw:layer="layout" svg:width="0.402cm" svg:height="0.596cm" svg:x="13.374cm" svg:y="7.461cm" svg:viewBox="0 0 403 597" svg:d="M403 10c0-2 0-10-11-10-12 0-93 8-108 10-6 0-11 3-11 15 0 11 7 11 21 11 40 0 42 6 42 14l-4 17-50 200c-15-31-40-54-79-54-97 0-203 125-203 248 0 80 46 136 113 136 18 0 60-4 110-63 7 34 36 63 76 63 31 0 50-19 64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9" draw:layer="layout" svg:width="0.26cm" svg:height="0.538cm" svg:x="13.798cm" svg:y="7.518cm" svg:viewBox="0 0 261 539" svg:d="M156 192h80c15 0 25 0 25-17 0-10-10-10-25-10h-73c29-121 35-136 35-142 0-15-12-23-25-23-4 0-27 0-35 31l-32 134h-81c-17 0-25 0-25 15 0 12 8 12 23 12h75c-62 240-63 253-63 269 0 46 32 78 76 78 89 0 137-124 137-130 0-8-8-8-12-8-6 0-8 2-11 12-37 88-83 107-112 107-17 0-25-11-25-38 0-21 0-27 4-40z">
            <text:p/>
          </draw:path>
        </draw:g>
        <draw:g xml:id="id323" draw:id="id323">
          <svg:title>TexMaths</svg:title>
          <svg:desc>24§display§= \frac{1}{5(n+1)} \int \frac{1}{ t}\ dt§svg§600§FALSE§</svg:desc>
          <draw:polygon draw:style-name="gr2" draw:text-style-name="P8" draw:layer="layout" svg:width="6.795cm" svg:height="1.854cm" svg:x="6.615cm" svg:y="9.543cm" svg:viewBox="0 0 6796 1855" draw:points="3397,1855 0,1855 0,0 6796,0 6796,1855">
            <text:p/>
          </draw:polygon>
          <draw:path draw:style-name="gr3" draw:text-style-name="P9" draw:layer="layout" svg:width="0.562cm" svg:height="0.199cm" svg:x="6.621cm" svg:y="10.3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9cm" svg:height="0.563cm" svg:x="8.948cm" svg:y="9.516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9" draw:layer="layout" svg:width="3.039cm" svg:height="0.035cm" svg:x="7.564cm" svg:y="10.421cm" svg:viewBox="0 0 3040 36" draw:points="1519,36 0,36 0,0 3040,0 3040,36">
            <text:p/>
          </draw:polygon>
          <draw:path draw:style-name="gr3" draw:text-style-name="P9" draw:layer="layout" svg:width="0.337cm" svg:height="0.581cm" svg:x="7.606cm" svg:y="10.666cm" svg:viewBox="0 0 338 582" svg:d="M338 394c0-100-69-187-161-187-41 0-77 14-108 44v-165c17 6 46 12 73 12 104 0 163-77 163-88 0-6-2-10-7-10-2 0-4 0-8 2-17 8-58 25-115 25-35 0-73-6-114-23-5-4-7-4-9-4-8 0-8 8-8 21v250c0 15 0 23 12 23 5 0 7-2 9-8 10-13 43-59 110-59 44 0 65 38 73 53 13 33 15 66 15 108 0 29 0 80-21 115-19 33-52 56-90 56-62 0-110-44-125-94 2 0 6 0 15 0 27 0 42-22 42-41 0-21-15-42-42-42-13 0-42 6-42 46 0 71 58 154 154 154 98 0 184-81 184-188z">
            <text:p/>
          </draw:path>
          <draw:path draw:style-name="gr3" draw:text-style-name="P9" draw:layer="layout" svg:width="0.197cm" svg:height="0.844cm" svg:x="8.071cm" svg:y="10.595cm" svg:viewBox="0 0 198 845" svg:d="M198 837c0-2 0-4-16-19-105-106-132-265-132-396 0-146 33-293 136-399 12-10 12-11 12-15 0-6-4-8-10-8-7 0-84 58-134 165-44 92-54 186-54 257 0 68 10 169 56 265 52 104 125 158 132 158 6 0 10-2 10-8z">
            <text:p/>
          </draw:path>
          <draw:path draw:style-name="gr3" draw:text-style-name="P9" draw:layer="layout" svg:width="0.458cm" svg:height="0.383cm" svg:x="8.339cm" svg:y="10.854cm" svg:viewBox="0 0 459 384" svg:d="M50 324c-2 14-8 33-8 37 0 15 12 23 25 23 10 0 25-8 31-23 2-2 11-42 17-63l17-77c6-18 12-37 16-56 4-15 9-40 9-42 14-27 58-104 139-104 38 0 46 31 46 60 0 52-41 161-54 196-8 21-10 30-10 40 0 40 31 69 70 69 80 0 111-123 111-131 0-7-8-7-10-7-9 0-9 2-13 15-17 58-44 104-87 104-13 0-19-8-19-27 0-21 8-42 16-62 15-44 50-138 50-186 0-55-35-90-96-90-77 0-119 54-133 73-4-46-38-73-79-73-38 0-53 33-63 48-13 29-25 79-25 83 0 7 8 7 10 7 9 0 9 0 15-19 13-59 31-100 61-100 18 0 27 10 27 39 0 17-4 26-13 71z">
            <text:p/>
          </draw:path>
          <draw:path draw:style-name="gr3" draw:text-style-name="P9" draw:layer="layout" svg:width="0.562cm" svg:height="0.563cm" svg:x="9.056cm" svg:y="10.735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9" draw:layer="layout" svg:width="0.279cm" svg:height="0.563cm" svg:x="9.927cm" svg:y="10.666cm" svg:viewBox="0 0 280 564" svg:d="M175 21c0-19 0-21-21-21-52 54-127 54-154 54v27c17 0 67 0 111-23v439c0 31-2 41-78 41h-27v26c29-3 103-3 136-3 35 0 108 0 138 3v-26h-27c-76 0-78-10-78-41z">
            <text:p/>
          </draw:path>
          <draw:path draw:style-name="gr3" draw:text-style-name="P9" draw:layer="layout" svg:width="0.197cm" svg:height="0.844cm" svg:x="10.321cm" svg:y="10.59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9" draw:layer="layout" svg:width="0.75cm" svg:height="1.875cm" svg:x="10.891cm" svg:y="9.501cm" svg:viewBox="0 0 751 1876" svg:d="M40 1837c27 0 43-19 43-40 0-29-22-42-41-42-21 0-42 13-42 42 0 44 42 79 94 79 129 0 177-198 236-442 66-267 121-537 167-808 31-179 62-348 91-457 9-42 38-150 73-150 25 0 46 16 49 19-28 2-42 20-42 41 0 29 21 42 41 42 21 0 42-13 42-42 0-46-46-79-92-79-66 0-114 92-160 265-2 8-117 432-209 985-23 128-48 270-75 388-15 61-54 220-123 220-31 0-50-21-52-21z">
            <text:p/>
          </draw:path>
          <draw:path draw:style-name="gr3" draw:text-style-name="P9" draw:layer="layout" svg:width="0.279cm" svg:height="0.563cm" svg:x="12.003cm" svg:y="9.516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9" draw:layer="layout" svg:width="0.423cm" svg:height="0.035cm" svg:x="11.928cm" svg:y="10.421cm" svg:viewBox="0 0 424 36" draw:points="211,36 0,36 0,0 424,0 424,36">
            <text:p/>
          </draw:polygon>
          <draw:path draw:style-name="gr3" draw:text-style-name="P9" draw:layer="layout" svg:width="0.26cm" svg:height="0.538cm" svg:x="12.007cm" svg:y="10.699cm" svg:viewBox="0 0 261 539" svg:d="M156 192h80c16 0 25 0 25-17 0-10-9-10-25-10h-73c29-121 35-136 35-142 0-15-12-23-25-23-2 0-27 0-35 31l-32 134h-81c-17 0-25 0-25 15 0 12 8 12 23 12h75c-60 240-63 253-63 269 0 46 32 78 76 78 89 0 137-124 137-130 0-8-8-8-12-8-6 0-7 2-11 12-37 88-83 107-112 107-17 0-25-11-25-38 0-21 0-27 4-40z">
            <text:p/>
          </draw:path>
          <draw:path draw:style-name="gr3" draw:text-style-name="P9" draw:layer="layout" svg:width="0.402cm" svg:height="0.596cm" svg:x="12.767cm" svg:y="10.064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8-148 48-186 24-50 63-81 97-81 56 0 68 69 68 75 0 4-2 10-4 14z">
            <text:p/>
          </draw:path>
          <draw:path draw:style-name="gr3" draw:text-style-name="P9" draw:layer="layout" svg:width="0.26cm" svg:height="0.538cm" svg:x="13.192cm" svg:y="10.121cm" svg:viewBox="0 0 261 539" svg:d="M156 192h80c16 0 25 0 25-17 0-10-9-10-25-10h-75c31-121 37-136 37-142 0-15-12-23-25-23-4 0-27 0-35 31l-32 134h-81c-17 0-25 0-25 15 0 12 8 12 23 12h75c-62 240-63 253-63 269 0 46 32 78 76 78 89 0 137-124 137-130 0-8-8-8-12-8-7 0-7 2-11 12-37 88-83 107-112 107-17 0-25-11-25-38 0-21 0-27 4-40z">
            <text:p/>
          </draw:path>
        </draw:g>
        <draw:g xml:id="id326" draw:id="id326">
          <svg:title>TexMaths</svg:title>
          <svg:desc>24§display§= \frac{1}{5(n+1)} \log t \ +\ c§svg§600§FALSE§</svg:desc>
          <draw:polygon draw:style-name="gr2" draw:text-style-name="P8" draw:layer="layout" svg:width="7.678cm" svg:height="1.839cm" svg:x="6.617cm" svg:y="12.045cm" svg:viewBox="0 0 7679 1840" draw:points="3840,1840 0,1840 0,0 7679,0 7679,1840">
            <text:p/>
          </draw:polygon>
          <draw:path draw:style-name="gr3" draw:text-style-name="P9" draw:layer="layout" svg:width="0.562cm" svg:height="0.199cm" svg:x="6.623cm" svg:y="12.82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279cm" svg:height="0.564cm" svg:x="8.95cm" svg:y="12.003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3.039cm" svg:height="0.036cm" svg:x="7.566cm" svg:y="12.908cm" svg:viewBox="0 0 3040 37" draw:points="1519,37 0,37 0,0 3040,0 3040,37">
            <text:p/>
          </draw:polygon>
          <draw:path draw:style-name="gr3" draw:text-style-name="P9" draw:layer="layout" svg:width="0.337cm" svg:height="0.581cm" svg:x="7.608cm" svg:y="13.154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2 58 154 154 154 98 0 184-81 184-188z">
            <text:p/>
          </draw:path>
          <draw:path draw:style-name="gr3" draw:text-style-name="P9" draw:layer="layout" svg:width="0.197cm" svg:height="0.844cm" svg:x="8.072cm" svg:y="13.083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458cm" svg:height="0.383cm" svg:x="8.341cm" svg:y="13.342cm" svg:viewBox="0 0 459 384" svg:d="M50 325c-2 13-8 32-8 36 0 16 12 23 25 23 10 0 25-7 31-23 2-2 11-42 17-63l17-77c6-17 12-37 16-56 4-15 9-40 9-42 14-27 58-104 139-104 38 0 46 31 46 60 0 52-41 161-54 196-8 21-10 30-10 40 0 40 31 69 70 69 80 0 111-123 111-130 0-8-8-8-10-8-9 0-9 2-13 15-17 58-44 104-87 104-13 0-19-8-19-27 0-21 8-42 16-61 15-45 50-139 50-187 0-55-35-90-96-90-77 0-120 54-133 73-4-46-38-73-79-73-38 0-53 33-63 48-13 29-25 79-25 83 0 7 8 7 10 7 9 0 9 0 15-19 13-59 31-100 61-100 18 0 27 10 27 39 0 17-4 27-13 71z">
            <text:p/>
          </draw:path>
          <draw:path draw:style-name="gr3" draw:text-style-name="P9" draw:layer="layout" svg:width="0.562cm" svg:height="0.564cm" svg:x="9.058cm" svg:y="13.22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9" draw:layer="layout" svg:width="0.279cm" svg:height="0.564cm" svg:x="9.929cm" svg:y="13.154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9" draw:layer="layout" svg:width="0.197cm" svg:height="0.844cm" svg:x="10.323cm" svg:y="13.083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189cm" svg:height="0.587cm" svg:x="10.874cm" svg:y="12.551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75cm" svg:height="0.389cm" svg:x="11.103cm" svg:y="12.758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9" draw:layer="layout" svg:width="0.387cm" svg:height="0.558cm" svg:x="11.525cm" svg:y="12.754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09 0-31-13-73-55-98-46-23-94-23-146-23-21 0-58 0-64 0-27-4-46-31-46-58zM188 538c-86 0-144-42-144-87 0-40 33-71 69-73h50c73 0 169 0 169 73 0 45-61 87-144 87z">
            <text:p/>
          </draw:path>
          <draw:path draw:style-name="gr3" draw:text-style-name="P9" draw:layer="layout" svg:width="0.26cm" svg:height="0.539cm" svg:x="12.095cm" svg:y="12.608cm" svg:viewBox="0 0 261 540" svg:d="M156 192h80c16 0 25 0 25-17 0-10-9-10-25-10h-75c31-121 37-136 37-142 0-15-12-23-25-23-4 0-27 0-35 31l-32 134h-81c-17 0-25 0-25 16 0 11 8 11 23 11h75c-62 240-63 254-63 269 0 46 32 79 76 79 89 0 137-125 137-131 0-7-8-7-12-7-6 0-7 1-11 11-37 88-83 108-112 108-17 0-25-12-25-39 0-21 0-27 4-40z">
            <text:p/>
          </draw:path>
          <draw:path draw:style-name="gr3" draw:text-style-name="P9" draw:layer="layout" svg:width="0.562cm" svg:height="0.564cm" svg:x="12.896cm" svg:y="12.645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9" draw:layer="layout" svg:width="0.329cm" svg:height="0.383cm" svg:x="14.008cm" svg:y="12.764cm" svg:viewBox="0 0 330 384" svg:d="M301 52c-13 0-24 0-38 13-13 12-15 27-15 33 0 19 15 29 32 29 25 0 48-19 48-54 0-42-40-73-101-73-114 0-227 121-227 240 0 77 50 144 138 144 121 0 192-90 192-100 0-5-5-11-9-11-6 0-8 2-12 9-67 83-159 83-171 83-52 0-75-40-75-92 0-35 18-117 46-169 25-48 73-85 120-85 28 0 61 10 72 33z">
            <text:p/>
          </draw:path>
        </draw:g>
        <draw:g xml:id="id327" draw:id="id327">
          <svg:title>TexMaths</svg:title>
          <svg:desc>24§display§= \frac{\log ( 5x^{n+1} + 2  )}{5(n+1)}  \ +\ c§svg§600§FALSE§</svg:desc>
          <draw:polygon draw:style-name="gr2" draw:text-style-name="P8" draw:layer="layout" svg:width="8.379cm" svg:height="1.974cm" svg:x="15.117cm" svg:y="12.047cm" svg:viewBox="0 0 8380 1975" draw:points="4191,1975 0,1975 0,0 8380,0 8380,1975">
            <text:p/>
          </draw:polygon>
          <draw:path draw:style-name="gr3" draw:text-style-name="P9" draw:layer="layout" svg:width="0.561cm" svg:height="0.199cm" svg:x="15.123cm" svg:y="12.964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189cm" svg:height="0.586cm" svg:x="16.094cm" svg:y="12.118cm" svg:viewBox="0 0 190 587" svg:d="M123 0l-123 10v26c60 0 67 6 67 47v439c0 38-9 38-67 38v27c29-2 73-2 94-2s63 0 96 2v-27c-58 0-67 0-67-38z">
            <text:p/>
          </draw:path>
          <draw:path draw:style-name="gr3" draw:text-style-name="P9" draw:layer="layout" svg:width="0.375cm" svg:height="0.389cm" svg:x="16.325cm" svg:y="12.325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9" draw:layer="layout" svg:width="0.387cm" svg:height="0.557cm" svg:x="16.745cm" svg:y="12.322cm" svg:viewBox="0 0 388 558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69 40 89-11 11-27 40-27 69 0 27 12 59 39 75-52 15-79 51-79 86 0 59 84 107 188 107 100 0 188-44 188-109 0-31-13-73-55-98-46-23-94-23-146-23-21 0-58 0-64 0-27-4-46-31-46-57zM188 537c-86 0-144-42-144-86 0-40 33-71 69-73h50c73 0 169 0 169 73 0 44-61 86-144 86z">
            <text:p/>
          </draw:path>
          <draw:path draw:style-name="gr3" draw:text-style-name="P9" draw:layer="layout" svg:width="0.197cm" svg:height="0.843cm" svg:x="17.238cm" svg:y="12.07cm" svg:viewBox="0 0 198 844" svg:d="M198 837c0-2 0-4-16-20-105-105-132-264-132-395 0-146 33-293 136-399 12-10 12-11 12-15 0-6-4-8-10-8-8 0-84 58-134 165-44 92-54 186-54 257 0 67 10 169 56 265 52 104 124 157 132 157 6 0 10-2 10-7z">
            <text:p/>
          </draw:path>
          <draw:path draw:style-name="gr3" draw:text-style-name="P9" draw:layer="layout" svg:width="0.337cm" svg:height="0.58cm" svg:x="17.526cm" svg:y="12.141cm" svg:viewBox="0 0 338 581" svg:d="M338 393c0-99-69-186-161-186-41 0-77 14-108 44v-165c17 6 46 12 73 12 104 0 163-77 163-88 0-6-2-10-7-10-2 0-4 0-8 2-17 8-58 25-115 25-35 0-73-6-114-23-5-4-7-4-9-4-8 0-8 8-8 21v250c0 15 0 23 12 23 5 0 7-2 9-8 10-14 43-60 110-60 44 0 65 39 73 54 13 33 15 65 15 108 0 28 0 80-21 115-19 32-52 55-90 55-62 0-110-44-125-94 2 0 6 0 15 0 27 0 42-21 42-40 0-21-15-42-42-42-13 0-42 6-42 46 0 71 58 153 154 153 97 0 184-80 184-188z">
            <text:p/>
          </draw:path>
          <draw:path draw:style-name="gr3" draw:text-style-name="P9" draw:layer="layout" svg:width="0.421cm" svg:height="0.383cm" svg:x="17.929cm" svg:y="12.329cm" svg:viewBox="0 0 422 384" svg:d="M259 119c4-23 23-100 83-100 5 0 25 0 42 10-23 6-40 27-40 46 0 13 9 31 32 31 19 0 46-16 46-50 0-44-50-56-78-56-50 0-79 44-91 65-21-57-65-65-90-65-88 0-136 109-136 130 0 8 8 8 9 8 8 0 10 0 12-8 29-90 84-111 113-111 16 0 46 8 46 56 0 27-15 84-46 201-13 54-44 89-80 89-6 0-25 0-43-10 22-6 41-23 41-46s-19-31-33-31c-25 0-46 23-46 50 0 39 42 56 79 56 57 0 88-60 90-65 10 32 40 65 92 65 86 0 134-110 134-131 0-7-7-7-9-7-8 0-10 2-12 7-27 92-86 112-113 112-33 0-46-27-46-56 0-19 6-37 15-75z">
            <text:p/>
          </draw:path>
          <draw:path draw:style-name="gr3" draw:text-style-name="P9" draw:layer="layout" svg:width="0.362cm" svg:height="0.268cm" svg:x="18.415cm" svg:y="12.137cm" svg:viewBox="0 0 363 269" svg:d="M44 225c-2 7-6 23-6 24 0 14 12 20 22 20 9 0 19-8 23-14 1-6 7-25 9-36 4-12 10-39 14-54 3-13 7-27 9-40 8-25 8-29 25-54 17-23 44-54 90-54 35 0 35 29 35 41 0 36-25 101-35 126-7 17-9 23-9 33 0 31 27 52 55 52 60 0 87-83 87-92 0-8-8-8-10-8-7 0-9 4-11 11-14 46-39 71-64 71-11 0-13-7-13-21 0-13 2-21 13-48 6-19 31-80 31-115 0-57-46-67-77-67-50 0-82 31-100 54-5-41-40-54-63-54-27 0-40 19-48 33-13 21-21 55-21 57 0 8 8 8 10 8 9 0 9-2 13-17 10-35 21-64 44-64 16 0 19 12 19 29 0 12-5 33-9 50-4 15-10 40-14 52z">
            <text:p/>
          </draw:path>
          <draw:path draw:style-name="gr3" draw:text-style-name="P9" draw:layer="layout" svg:width="0.435cm" svg:height="0.437cm" svg:x="18.845cm" svg:y="12.032cm" svg:viewBox="0 0 436 438" svg:d="M232 232h183c7 0 21 0 21-13 0-16-14-16-21-16h-183v-182c0-8 0-21-13-21-16 0-16 13-16 21v182h-182c-8 0-21 0-21 16 0 13 13 13 21 13h182v182c0 8 0 24 16 24 13 0 13-14 13-24z">
            <text:p/>
          </draw:path>
          <draw:path draw:style-name="gr3" draw:text-style-name="P9" draw:layer="layout" svg:width="0.216cm" svg:height="0.392cm" svg:x="19.387cm" svg:y="12.005cm" svg:viewBox="0 0 217 393" svg:d="M134 17c0-17-2-17-17-17-38 36-92 38-117 38v21c13 0 54 0 86-17v303c0 20 0 27-59 27h-23v21c11 0 84-2 105-2 20 0 94 2 108 2v-21h-23c-60 0-60-7-60-27z">
            <text:p/>
          </draw:path>
          <draw:path draw:style-name="gr3" draw:text-style-name="P9" draw:layer="layout" svg:width="0.561cm" svg:height="0.563cm" svg:x="19.936cm" svg:y="12.212cm" svg:viewBox="0 0 562 564" svg:d="M299 299h237c11 0 26 0 26-17s-15-17-26-17h-237v-236c0-14 0-29-17-29s-17 15-17 29v236h-236c-14 0-29 0-29 17s15 17 29 17h236v236c0 12 0 29 17 29s17-17 17-29z">
            <text:p/>
          </draw:path>
          <draw:path draw:style-name="gr3" draw:text-style-name="P9" draw:layer="layout" svg:width="0.337cm" svg:height="0.563cm" svg:x="20.773cm" svg:y="12.141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8 75-7 8-63 8-80 8z">
            <text:p/>
          </draw:path>
          <draw:path draw:style-name="gr3" draw:text-style-name="P9" draw:layer="layout" svg:width="0.197cm" svg:height="0.843cm" svg:x="21.201cm" svg:y="12.07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olygon draw:style-name="gr3" draw:text-style-name="P9" draw:layer="layout" svg:width="5.415cm" svg:height="0.035cm" svg:x="16.065cm" svg:y="13.045cm" svg:viewBox="0 0 5416 36" draw:points="2709,36 0,36 0,0 5416,0 5416,36">
            <text:p/>
          </draw:polygon>
          <draw:path draw:style-name="gr3" draw:text-style-name="P9" draw:layer="layout" svg:width="0.337cm" svg:height="0.58cm" svg:x="17.298cm" svg:y="13.291cm" svg:viewBox="0 0 338 581" svg:d="M338 393c0-99-69-186-161-186-41 0-77 14-108 44v-165c17 6 46 12 73 12 104 0 163-77 163-88 0-6-2-10-7-10-2 0-4 0-8 2-17 8-58 25-115 25-35 0-73-6-114-23-5-4-7-4-9-4-8 0-8 8-8 21v250c0 15 0 23 12 23 5 0 7-2 9-8 10-14 43-60 110-60 44 0 67 39 73 54 13 33 15 65 15 108 0 28 0 80-21 115-19 32-52 55-90 55-62 0-110-44-125-94 2 0 6 0 15 0 27 0 42-21 42-40 0-21-15-42-42-42-13 0-42 6-42 46 0 71 60 153 154 153 97 0 184-80 184-188z">
            <text:p/>
          </draw:path>
          <draw:path draw:style-name="gr3" draw:text-style-name="P9" draw:layer="layout" svg:width="0.197cm" svg:height="0.843cm" svg:x="17.761cm" svg:y="13.22cm" svg:viewBox="0 0 198 844" svg:d="M198 837c0-2 0-4-16-20-105-105-132-264-132-395 0-146 33-293 136-399 12-10 12-11 12-15 0-6-4-8-10-8-8 0-84 58-134 165-44 92-54 186-54 257 0 67 10 169 56 265 52 104 124 157 132 157 6 0 10-2 10-7z">
            <text:p/>
          </draw:path>
          <draw:path draw:style-name="gr3" draw:text-style-name="P9" draw:layer="layout" svg:width="0.458cm" svg:height="0.383cm" svg:x="18.029cm" svg:y="13.479cm" svg:viewBox="0 0 459 384" svg:d="M50 324c-2 14-8 33-8 37 0 15 12 23 25 23 10 0 25-8 31-23 2-2 11-42 17-64l17-76c6-18 12-37 16-56 4-15 9-40 9-42 14-27 58-104 139-104 38 0 46 31 46 60 0 51-41 161-54 195-8 22-10 31-10 41 0 40 31 69 69 69 81 0 112-123 112-131 0-7-8-7-10-7-9 0-9 2-13 15-17 58-44 104-87 104-13 0-19-8-19-27 0-21 8-42 16-62 15-44 49-138 49-186 0-55-36-90-96-90-76 0-119 54-132 73-4-46-38-73-79-73-38 0-53 33-63 48-13 29-25 79-25 82 0 8 8 8 10 8 9 0 9 0 15-19 13-60 31-100 61-100 18 0 27 10 27 39 0 17-4 26-13 71z">
            <text:p/>
          </draw:path>
          <draw:path draw:style-name="gr3" draw:text-style-name="P9" draw:layer="layout" svg:width="0.561cm" svg:height="0.563cm" svg:x="18.745cm" svg:y="13.36cm" svg:viewBox="0 0 562 564" svg:d="M299 299h237c11 0 26 0 26-17s-15-17-26-17h-237v-236c0-14 0-29-17-29s-17 15-17 29v236h-236c-14 0-29 0-29 17s15 17 29 17h236v236c0 12 0 29 17 29s17-17 17-29z">
            <text:p/>
          </draw:path>
          <draw:path draw:style-name="gr3" draw:text-style-name="P9" draw:layer="layout" svg:width="0.279cm" svg:height="0.563cm" svg:x="19.617cm" svg:y="13.291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9" draw:layer="layout" svg:width="0.197cm" svg:height="0.843cm" svg:x="20.012cm" svg:y="13.22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ath draw:style-name="gr3" draw:text-style-name="P9" draw:layer="layout" svg:width="0.561cm" svg:height="0.563cm" svg:x="22.097cm" svg:y="12.782cm" svg:viewBox="0 0 562 564" svg:d="M299 299h237c11 0 26 0 26-17s-15-17-26-17h-237v-236c0-14 0-29-17-29s-17 15-17 29v236h-236c-14 0-29 0-29 17s15 17 29 17h236v236c0 12 0 29 17 29s17-17 17-29z">
            <text:p/>
          </draw:path>
          <draw:path draw:style-name="gr3" draw:text-style-name="P9" draw:layer="layout" svg:width="0.329cm" svg:height="0.383cm" svg:x="23.211cm" svg:y="12.901cm" svg:viewBox="0 0 330 384" svg:d="M301 52c-13 0-25 0-38 13-13 12-15 27-15 33 0 19 15 29 32 29 25 0 48-20 48-54 0-42-40-73-101-73-114 0-227 121-227 240 0 77 50 144 138 144 121 0 192-90 192-100 0-6-6-12-9-12-6 0-8 2-12 10-67 83-159 83-171 83-52 0-75-41-75-93 0-34 18-117 46-168 25-48 73-85 119-85 29 0 62 10 73 33z">
            <text:p/>
          </draw:path>
        </draw:g>
        <draw:g xml:id="id324" draw:id="id324">
          <svg:title>TexMaths</svg:title>
          <svg:desc>28§display§\therefore§svg§600§FALSE§</svg:desc>
          <draw:polygon draw:style-name="gr2" draw:text-style-name="P8" draw:layer="layout" svg:width="0.528cm" svg:height="0.433cm" svg:x="4.106cm" svg:y="12.825cm" svg:viewBox="0 0 529 434" draw:points="265,434 0,434 0,0 529,0 529,434">
            <text:p/>
          </draw:polygon>
          <draw:path draw:style-name="gr3" draw:text-style-name="P9" draw:layer="layout" svg:width="0.598cm" svg:height="0.531cm" svg:x="4.086cm" svg:y="12.77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4" smil:attributeName="visibility" smil:to="visible"/>
                  <anim:animate smil:dur="0.5s" smil:fill="hold" smil:targetElement="id314" smil:attributeName="x" smil:values="x;x" smil:keyTimes="0;1"/>
                  <anim:animate smil:dur="0.5s" smil:fill="hold" smil:targetElement="id3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5" smil:attributeName="visibility" smil:to="visible"/>
                  <anim:animate smil:dur="0.5s" smil:fill="hold" smil:targetElement="id315" smil:attributeName="x" smil:values="x;x" smil:keyTimes="0;1"/>
                  <anim:animate smil:dur="0.5s" smil:fill="hold" smil:targetElement="id3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6" smil:attributeName="visibility" smil:to="visible"/>
                  <anim:animate smil:dur="0.5s" smil:fill="hold" smil:targetElement="id316" smil:attributeName="x" smil:values="x;x" smil:keyTimes="0;1"/>
                  <anim:animate smil:dur="0.5s" smil:fill="hold" smil:targetElement="id31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7" smil:attributeName="visibility" smil:to="visible"/>
                  <anim:animate smil:dur="0.5s" smil:fill="hold" smil:targetElement="id317" smil:attributeName="x" smil:values="x;x" smil:keyTimes="0;1"/>
                  <anim:animate smil:dur="0.5s" smil:fill="hold" smil:targetElement="id31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8" smil:attributeName="visibility" smil:to="visible"/>
                  <anim:animate smil:dur="0.5s" smil:fill="hold" smil:targetElement="id318" smil:attributeName="x" smil:values="x;x" smil:keyTimes="0;1"/>
                  <anim:animate smil:dur="0.5s" smil:fill="hold" smil:targetElement="id31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9" smil:attributeName="visibility" smil:to="visible"/>
                  <anim:animate smil:dur="0.5s" smil:fill="hold" smil:targetElement="id319" smil:attributeName="x" smil:values="x;x" smil:keyTimes="0;1"/>
                  <anim:animate smil:dur="0.5s" smil:fill="hold" smil:targetElement="id3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0" smil:attributeName="visibility" smil:to="visible"/>
                  <anim:animate smil:dur="0.5s" smil:fill="hold" smil:targetElement="id320" smil:attributeName="x" smil:values="x;x" smil:keyTimes="0;1"/>
                  <anim:animate smil:dur="0.5s" smil:fill="hold" smil:targetElement="id32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1" smil:attributeName="visibility" smil:to="visible"/>
                  <anim:animate smil:dur="0.5s" smil:fill="hold" smil:targetElement="id321" smil:attributeName="x" smil:values="x;x" smil:keyTimes="0;1"/>
                  <anim:animate smil:dur="0.5s" smil:fill="hold" smil:targetElement="id3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2" smil:attributeName="visibility" smil:to="visible"/>
                  <anim:animate smil:dur="0.5s" smil:fill="hold" smil:targetElement="id322" smil:attributeName="x" smil:values="x;x" smil:keyTimes="0;1"/>
                  <anim:animate smil:dur="0.5s" smil:fill="hold" smil:targetElement="id3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3" smil:attributeName="visibility" smil:to="visible"/>
                  <anim:animate smil:dur="0.5s" smil:fill="hold" smil:targetElement="id323" smil:attributeName="x" smil:values="x;x" smil:keyTimes="0;1"/>
                  <anim:animate smil:dur="0.5s" smil:fill="hold" smil:targetElement="id3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4" smil:attributeName="visibility" smil:to="visible"/>
                  <anim:animate smil:dur="0.5s" smil:fill="hold" smil:targetElement="id324" smil:attributeName="x" smil:values="x;x" smil:keyTimes="0;1"/>
                  <anim:animate smil:dur="0.5s" smil:fill="hold" smil:targetElement="id3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5" smil:attributeName="visibility" smil:to="visible"/>
                  <anim:animate smil:dur="0.5s" smil:fill="hold" smil:targetElement="id325" smil:attributeName="x" smil:values="x;x" smil:keyTimes="0;1"/>
                  <anim:animate smil:dur="0.5s" smil:fill="hold" smil:targetElement="id3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6" smil:attributeName="visibility" smil:to="visible"/>
                  <anim:animate smil:dur="0.5s" smil:fill="hold" smil:targetElement="id326" smil:attributeName="x" smil:values="x;x" smil:keyTimes="0;1"/>
                  <anim:animate smil:dur="0.5s" smil:fill="hold" smil:targetElement="id3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7" smil:attributeName="visibility" smil:to="visible"/>
                  <anim:animate smil:dur="0.5s" smil:fill="hold" smil:targetElement="id327" smil:attributeName="x" smil:values="x;x" smil:keyTimes="0;1"/>
                  <anim:animate smil:dur="0.5s" smil:fill="hold" smil:targetElement="id32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>
        <office:forms form:automatic-focus="false" form:apply-design-mode="false"/>
        <draw:frame presentation:style-name="pr10" draw:text-style-name="P15" draw:layer="layout" svg:width="26.4cm" svg:height="14.372cm" svg:x="0.8cm" svg:y="0.628cm" presentation:class="title" presentation:user-transformed="true">
          <draw:text-box>
            <text:p text:style-name="P6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g xml:id="id330" draw:id="id330">
          <svg:title>TexMaths</svg:title>
          <svg:desc>28§display§\text {I}§svg§600§FALSE§</svg:desc>
          <draw:polygon draw:style-name="gr2" draw:text-style-name="P8" draw:layer="layout" svg:width="0.229cm" svg:height="0.575cm" svg:x="6.132cm" svg:y="1.343cm" svg:viewBox="0 0 230 576" draw:points="116,576 0,576 0,0 230,0 230,576">
            <text:p/>
          </draw:polygon>
          <draw:path draw:style-name="gr3" draw:text-style-name="P9" draw:layer="layout" svg:width="0.301cm" svg:height="0.674cm" svg:x="6.1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31" draw:id="id331">
          <svg:title>TexMaths</svg:title>
          <svg:desc>24§display§= \smallint (3x - 2)(x + 3)^\frac{1}{2} dx§svg§600§FALSE§</svg:desc>
          <draw:polygon draw:style-name="gr2" draw:text-style-name="P8" draw:layer="layout" svg:width="8.271cm" svg:height="0.982cm" svg:x="6.813cm" svg:y="1.04cm" svg:viewBox="0 0 8272 983" draw:points="4136,983 0,983 0,0 8272,0 8272,983">
            <text:p/>
          </draw:polygon>
          <draw:path draw:style-name="gr3" draw:text-style-name="P9" draw:layer="layout" svg:width="0.562cm" svg:height="0.199cm" svg:x="6.819cm" svg:y="1.54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2cm" svg:height="0.787cm" svg:x="7.708cm" svg:y="1.25cm" svg:viewBox="0 0 353 788" svg:d="M321 35c-29 1-37 23-37 34 0 21 17 35 35 35 17 0 34-12 34-37 0-32-27-67-67-67-71 0-86 92-100 158-23 126-40 234-54 382-3 44-9 92-15 132-8 64-21 98-52 98-13 0-27-9-32-17 28 0 36-21 36-35 0-19-17-32-34-32-18 0-35 9-35 34 0 33 27 68 67 68 71 0 87-91 100-160 23-121 40-228 54-378 4-46 9-94 15-135 8-63 21-96 52-96 15 0 27 8 33 16z">
            <text:p/>
          </draw:path>
          <draw:path draw:style-name="gr3" draw:text-style-name="P9" draw:layer="layout" svg:width="0.197cm" svg:height="0.844cm" svg:x="8.19cm" svg:y="1.221cm" svg:viewBox="0 0 198 845" svg:d="M198 837c0-1 0-3-16-19-105-105-132-265-132-395 0-146 33-294 136-400 12-10 12-11 12-15 0-6-4-8-10-8-8 0-84 58-134 165-44 92-54 187-54 258 0 67 10 169 56 265 52 103 124 157 132 157 6 0 10-2 10-8z">
            <text:p/>
          </draw:path>
          <draw:path draw:style-name="gr3" draw:text-style-name="P9" draw:layer="layout" svg:width="0.35cm" svg:height="0.581cm" svg:x="8.47cm" svg:y="1.292cm" svg:viewBox="0 0 351 582" svg:d="M211 265c69-21 117-81 117-148 0-69-73-117-155-117-87 0-150 50-150 115 0 27 19 44 42 44 27 0 44-19 44-44 0-42-40-42-51-42 25-40 80-52 111-52 35 0 83 19 83 94 0 12-2 60-25 98-25 41-54 42-75 44-6 0-27 2-33 2-8 0-13 2-13 10 0 10 5 10 21 10h36c69 0 102 57 102 140 0 115-60 140-96 140-37 0-100-15-131-65 31 5 56-14 56-46 0-31-21-48-46-48-21 0-48 13-48 49 0 77 79 133 171 133 104 0 180-77 180-163 0-69-53-135-140-154z">
            <text:p/>
          </draw:path>
          <draw:path draw:style-name="gr3" draw:text-style-name="P9" draw:layer="layout" svg:width="0.421cm" svg:height="0.383cm" svg:x="8.881cm" svg:y="1.48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7 0 135-109 135-130 0-8-8-8-10-8-8 0-10 2-12 8-26 92-86 111-113 111-33 0-46-27-46-56 0-19 6-36 15-75z">
            <text:p/>
          </draw:path>
          <draw:path draw:style-name="gr3" draw:text-style-name="P9" draw:layer="layout" svg:width="0.516cm" svg:height="0.035cm" svg:x="9.595cm" svg:y="1.626cm" svg:viewBox="0 0 517 36" svg:d="M488 36c13 0 29 0 29-19 0-17-16-17-29-17h-459c-14 0-29 0-29 17 0 19 15 19 29 19z">
            <text:p/>
          </draw:path>
          <draw:path draw:style-name="gr3" draw:text-style-name="P9" draw:layer="layout" svg:width="0.337cm" svg:height="0.564cm" svg:x="10.411cm" svg:y="1.292cm" svg:viewBox="0 0 338 565" svg:d="M65 499l91-88c132-117 182-161 182-246 0-98-75-165-179-165-96 0-159 79-159 154 0 46 42 46 44 46 16 0 44-10 44-44 0-22-15-45-44-45-8 0-8 0-11 2 19-55 65-86 115-86 77 0 113 67 113 138 0 67-42 135-88 187l-163 180c-10 10-10 12-10 33h315l23-148h-21c-4 25-10 63-17 75-8 7-64 7-81 7z">
            <text:p/>
          </draw:path>
          <draw:path draw:style-name="gr3" draw:text-style-name="P9" draw:layer="layout" svg:width="0.197cm" svg:height="0.844cm" svg:x="10.839cm" svg:y="1.221cm" svg:viewBox="0 0 198 845" svg:d="M198 423c0-66-10-168-56-264-52-103-125-159-134-159-4 0-8 4-8 8s0 5 15 21c85 82 133 217 133 394 0 144-31 293-136 399-12 12-12 14-12 15 0 6 4 8 8 8 9 0 86-57 136-165 44-92 54-186 54-257z">
            <text:p/>
          </draw:path>
          <draw:path draw:style-name="gr3" draw:text-style-name="P9" draw:layer="layout" svg:width="0.197cm" svg:height="0.844cm" svg:x="11.202cm" svg:y="1.221cm" svg:viewBox="0 0 198 845" svg:d="M198 837c0-1 0-3-16-19-105-105-132-265-132-395 0-146 33-294 136-400 12-10 12-11 12-15 0-6-4-8-10-8-8 0-84 58-134 165-44 92-54 187-54 258 0 67 10 169 56 265 52 103 124 157 132 157 6 0 10-2 10-8z">
            <text:p/>
          </draw:path>
          <draw:path draw:style-name="gr3" draw:text-style-name="P9" draw:layer="layout" svg:width="0.421cm" svg:height="0.383cm" svg:x="11.471cm" svg:y="1.482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79 56 57 0 86-59 90-65 10 33 40 65 90 65 89 0 137-109 137-130 0-8-8-8-10-8-8 0-10 2-12 8-28 92-86 111-113 111-33 0-46-27-46-56 0-19 6-36 15-75z">
            <text:p/>
          </draw:path>
          <draw:path draw:style-name="gr3" draw:text-style-name="P9" draw:layer="layout" svg:width="0.562cm" svg:height="0.564cm" svg:x="12.164cm" svg:y="1.36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5cm" svg:height="0.581cm" svg:x="12.996cm" svg:y="1.292cm" svg:viewBox="0 0 351 582" svg:d="M211 265c69-21 117-81 117-148 0-69-75-117-155-117-87 0-150 50-150 115 0 27 19 44 42 44 27 0 44-19 44-44 0-42-40-42-51-42 25-40 80-52 111-52 35 0 83 19 83 94 0 12-2 60-25 98-25 41-54 42-75 44-6 0-27 2-33 2-8 0-13 2-13 10 0 10 5 10 21 10h36c69 0 102 57 102 140 0 115-60 140-96 140-37 0-100-15-131-65 31 5 56-14 56-46 0-31-21-48-46-48-21 0-48 13-48 49 0 77 79 133 171 133 104 0 180-77 180-163 0-69-53-135-140-154z">
            <text:p/>
          </draw:path>
          <draw:path draw:style-name="gr3" draw:text-style-name="P9" draw:layer="layout" svg:width="0.197cm" svg:height="0.844cm" svg:x="13.43cm" svg:y="1.221cm" svg:viewBox="0 0 198 845" svg:d="M198 423c0-66-10-168-56-264-52-103-125-159-134-159-4 0-8 4-8 8s0 5 15 21c85 82 133 217 133 394 0 144-31 293-136 399-12 12-12 14-12 15 0 6 4 8 8 8 9 0 86-57 136-165 44-92 54-186 54-257z">
            <text:p/>
          </draw:path>
          <draw:path draw:style-name="gr3" draw:text-style-name="P9" draw:layer="layout" svg:width="0.174cm" svg:height="0.281cm" svg:x="13.871cm" svg:y="0.998cm" svg:viewBox="0 0 175 282" svg:d="M109 13c0-13-1-13-15-13-31 27-79 27-86 27h-8v19h8c9 0 36-2 61-11v211c0 13 0 19-44 19h-21v17c23-2 61-2 84-2 25 0 64 0 87 2v-17h-21c-45 0-45-6-45-19z">
            <text:p/>
          </draw:path>
          <draw:polygon draw:style-name="gr3" draw:text-style-name="P9" draw:layer="layout" svg:width="0.287cm" svg:height="0.03cm" svg:x="13.812cm" svg:y="1.344cm" svg:viewBox="0 0 288 31" draw:points="144,31 0,31 0,0 288,0 288,31">
            <text:p/>
          </draw:polygon>
          <draw:path draw:style-name="gr3" draw:text-style-name="P9" draw:layer="layout" svg:width="0.21cm" svg:height="0.281cm" svg:x="13.85cm" svg:y="1.428cm" svg:viewBox="0 0 211 282" svg:d="M211 202h-17c-2 7-6 34-12 38-3 2-40 2-46 2h-84c29-21 61-44 86-61 39-27 73-52 73-96 0-54-50-85-111-85-58 0-100 33-100 75 0 21 19 25 25 25 11 0 25-8 25-25 0-15-12-23-25-25 11-19 36-31 65-31 42 0 77 25 77 66 0 36-25 63-58 90l-103 88c-6 4-6 4-6 8v11h198z">
            <text:p/>
          </draw:path>
          <draw:path draw:style-name="gr3" draw:text-style-name="P9" draw:layer="layout" svg:width="0.402cm" svg:height="0.596cm" svg:x="14.276cm" svg:y="1.269cm" svg:viewBox="0 0 403 597" svg:d="M403 10c0-2 0-10-11-10-12 0-92 8-108 10-6 0-11 3-11 15 0 11 7 11 21 11 40 0 42 6 42 14l-4 17-50 200c-15-31-40-54-78-54-98 0-204 125-204 248 0 81 46 136 113 136 18 0 60-3 110-63 7 35 36 63 77 63 30 0 49-19 63-48 13-28 25-80 25-82 0-10-8-10-10-10-9 0-9 4-11 16-16 55-31 105-66 105-23 0-25-21-25-38 0-21 2-27 6-41zM227 486c-4 15-4 17-18 33-36 46-71 59-94 59-44 0-55-46-55-79 0-42 26-147 48-186 24-50 63-81 97-81 54 0 68 70 68 75 0 4-2 10-4 14z">
            <text:p/>
          </draw:path>
          <draw:path draw:style-name="gr3" draw:text-style-name="P9" draw:layer="layout" svg:width="0.421cm" svg:height="0.383cm" svg:x="14.705cm" svg:y="1.48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7 0 135-109 135-130 0-8-8-8-10-8-8 0-10 2-12 8-26 92-84 111-113 111-33 0-46-27-46-56 0-19 6-36 15-75z">
            <text:p/>
          </draw:path>
        </draw:g>
        <draw:g xml:id="id328" draw:id="id328">
          <svg:title>TexMaths</svg:title>
          <svg:desc>28§display§\text {(8)}§svg§600§FALSE§</svg:desc>
          <draw:polygon draw:style-name="gr2" draw:text-style-name="P8" draw:layer="layout" svg:width="1.061cm" svg:height="0.886cm" svg:x="2.811cm" svg:y="1.244cm" svg:viewBox="0 0 1062 887" draw:points="531,887 0,887 0,0 1062,0 1062,887">
            <text:p/>
          </draw:polygon>
          <draw:path draw:style-name="gr3" draw:text-style-name="P9" draw:layer="layout" svg:width="0.23cm" svg:height="0.985cm" svg:x="2.858cm" svg:y="1.1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409cm" svg:height="0.678cm" svg:x="3.185cm" svg:y="1.278cm" svg:viewBox="0 0 410 679" svg:d="M119 206c-45-29-50-63-50-81 0-58 65-100 135-100 74 0 137 51 137 123 0 56-38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23cm" svg:height="0.985cm" svg:x="3.694cm" svg:y="1.1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29" draw:id="id329">
          <svg:title>TexMaths</svg:title>
          <svg:desc>26§display§\text {Let}§svg§600§FALSE§</svg:desc>
          <draw:polygon draw:style-name="gr2" draw:text-style-name="P8" draw:layer="layout" svg:width="1.19cm" svg:height="0.544cm" svg:x="4.328cm" svg:y="1.341cm" svg:viewBox="0 0 1191 545" draw:points="594,545 0,545 0,0 1191,0 1191,545">
            <text:p/>
          </draw:polygon>
          <draw:path draw:style-name="gr3" draw:text-style-name="P9" draw:layer="layout" svg:width="0.502cm" svg:height="0.626cm" svg:x="4.311cm" svg:y="1.295cm" svg:viewBox="0 0 503 627" svg:d="M503 389h-23c-10 94-23 208-185 208h-75c-41 0-43-6-43-35v-489c0-31 0-44 87-44h29v-29c-33 2-116 2-154 2-35 0-108 0-139-2v29h23c71 0 71 11 71 42v485c0 33 0 41-71 41h-23v30h478z">
            <text:p/>
          </draw:path>
          <draw:path draw:style-name="gr3" draw:text-style-name="P9" draw:layer="layout" svg:width="0.354cm" svg:height="0.422cm" svg:x="4.878cm" svg:y="1.509cm" svg:viewBox="0 0 355 423" svg:d="M77 181c6-137 83-160 114-160 94 0 104 123 104 160zM77 200h255c21 0 23 0 23-19 0-91-50-181-164-181-106 0-191 94-191 210 0 123 96 213 202 213 112 0 153-102 153-121 0-8-8-11-12-11-8 0-11 7-11 13-33 96-116 96-124 96-46 0-83-29-104-63-27-43-27-104-27-137z">
            <text:p/>
          </draw:path>
          <draw:path draw:style-name="gr3" draw:text-style-name="P9" draw:layer="layout" svg:width="0.288cm" svg:height="0.574cm" svg:x="5.275cm" svg:y="1.357cm" svg:viewBox="0 0 289 575" svg:d="M141 198h131v-29h-131v-169h-23c0 75-29 173-118 177v21h79v252c0 114 85 125 118 125 65 0 92-65 92-125v-52h-25v52c0 66-27 102-60 102-63 0-63-84-63-100z">
            <text:p/>
          </draw:path>
        </draw:g>
        <draw:g xml:id="id332" draw:id="id332">
          <svg:title>TexMaths</svg:title>
          <svg:desc>24§display§\text {Put } x + 3 = t§svg§600§FALSE§</svg:desc>
          <draw:polygon draw:style-name="gr2" draw:text-style-name="P8" draw:layer="layout" svg:width="4.906cm" svg:height="0.561cm" svg:x="4.226cm" svg:y="2.84cm" svg:viewBox="0 0 4907 562" draw:points="2454,562 0,562 0,0 4907,0 4907,562">
            <text:p/>
          </draw:polygon>
          <draw:path draw:style-name="gr3" draw:text-style-name="P9" draw:layer="layout" svg:width="0.498cm" svg:height="0.576cm" svg:x="4.213cm" svg:y="2.798cm" svg:viewBox="0 0 499 577" svg:d="M163 311h142c102 0 194-69 194-154 0-82-84-157-199-157h-300v27h21c65 0 65 9 65 38v447c0 31 0 38-65 38h-21v27c29-2 92-2 125-2 32 0 96 0 125 2v-27h-20c-65 0-67-7-67-38zM159 288v-229c0-26 2-32 43-32h74c135 0 135 88 135 130 0 40 0 131-135 131z">
            <text:p/>
          </draw:path>
          <draw:path draw:style-name="gr3" draw:text-style-name="P9" draw:layer="layout" svg:width="0.425cm" svg:height="0.382cm" svg:x="4.785cm" svg:y="3.001cm" svg:viewBox="0 0 426 383" svg:d="M303 307v76l123-9v-27c-59 0-65-6-65-46v-301l-125 10v26c60 0 65 6 65 46v152c0 73-40 130-101 130-71 0-75-38-75-82v-282l-125 10v26c65 0 65 2 65 77v127c0 67 0 143 131 143 46 0 84-23 107-76z">
            <text:p/>
          </draw:path>
          <draw:path draw:style-name="gr3" draw:text-style-name="P9" draw:layer="layout" svg:width="0.266cm" svg:height="0.528cm" svg:x="5.242cm" svg:y="2.856cm" svg:viewBox="0 0 267 529" svg:d="M131 182h121v-27h-121v-155h-22c0 69-26 159-109 163v19h73v232c0 106 79 115 109 115 60 0 85-59 85-115v-48h-23v48c0 61-25 94-56 94-57 0-57-77-57-92z">
            <text:p/>
          </draw:path>
          <draw:path draw:style-name="gr3" draw:text-style-name="P9" draw:layer="layout" svg:width="0.421cm" svg:height="0.382cm" svg:x="5.86cm" svg:y="3.001cm" svg:viewBox="0 0 422 383" svg:d="M259 119c4-23 23-100 83-100 4 0 25 0 42 10-23 6-40 27-40 46 0 13 9 30 32 30 20 0 46-15 46-49 0-44-50-56-78-56-50 0-79 44-91 65-21-57-65-65-90-65-88 0-136 109-136 130 0 8 8 8 9 8 8 0 10 0 12-8 29-90 84-111 113-111 16 0 46 8 46 56 0 27-15 84-46 201-13 54-44 88-80 88-6 0-25 0-43-9 22-6 41-23 41-46s-19-31-33-31c-25 0-46 23-46 50 0 38 42 55 79 55 57 0 86-59 90-65 10 33 40 65 90 65 89 0 137-109 137-130 0-8-8-8-10-8-8 0-10 2-12 8-28 92-86 111-113 111-33 0-46-27-46-55 0-20 6-37 15-75z">
            <text:p/>
          </draw:path>
          <draw:path draw:style-name="gr3" draw:text-style-name="P9" draw:layer="layout" svg:width="0.562cm" svg:height="0.563cm" svg:x="6.553cm" svg:y="2.882cm" svg:viewBox="0 0 563 564" svg:d="M300 299h236c11 0 27 0 27-17s-16-17-27-17h-236v-236c0-14 0-29-18-29-17 0-17 15-17 29v236h-236c-14 0-29 0-29 17s15 17 29 17h236v236c0 11 0 29 17 29 18 0 18-18 18-29z">
            <text:p/>
          </draw:path>
          <draw:path draw:style-name="gr3" draw:text-style-name="P9" draw:layer="layout" svg:width="0.35cm" svg:height="0.58cm" svg:x="7.385cm" svg:y="2.811cm" svg:viewBox="0 0 351 581" svg:d="M211 265c69-22 117-81 117-148 0-69-73-117-155-117-85 0-150 50-150 115 0 27 19 44 42 44 27 0 44-19 44-44 0-42-40-42-51-42 25-40 80-52 111-52 35 0 83 19 83 94 0 12-2 59-25 98-25 40-54 42-75 44-6 0-27 2-33 2-8 0-13 2-13 9 0 10 5 10 21 10h36c69 0 102 58 102 140 0 115-60 140-96 140-37 0-100-15-131-65 31 5 56-14 56-46 0-31-21-48-46-48-21 0-48 13-48 50 0 76 79 132 171 132 104 0 180-77 180-163 0-69-53-134-140-153z">
            <text:p/>
          </draw:path>
          <draw:path draw:style-name="gr3" draw:text-style-name="P9" draw:layer="layout" svg:width="0.562cm" svg:height="0.198cm" svg:x="8.053cm" svg:y="3.064cm" svg:viewBox="0 0 563 199" svg:d="M534 35c13 0 29 0 29-18 0-17-16-17-27-17h-507c-14 0-29 0-29 17 0 18 15 18 29 18zM536 199c11 0 27 0 27-17s-16-17-29-17h-505c-14 0-29 0-29 17s15 17 29 17z">
            <text:p/>
          </draw:path>
          <draw:path draw:style-name="gr3" draw:text-style-name="P9" draw:layer="layout" svg:width="0.26cm" svg:height="0.538cm" svg:x="8.915cm" svg:y="2.846cm" svg:viewBox="0 0 261 539" svg:d="M156 192h80c16 0 25 0 25-18 0-9-9-9-25-9h-73c29-121 35-136 35-142 0-15-12-23-25-23-4 0-27 0-35 31l-32 134h-81c-17 0-25 0-25 15 0 12 8 12 23 12h75c-62 239-63 253-63 268 0 46 32 79 76 79 89 0 137-125 137-131 0-7-8-7-12-7-6 0-8 2-11 11-37 88-83 108-112 108-17 0-25-12-25-39 0-21 0-27 4-40z">
            <text:p/>
          </draw:path>
        </draw:g>
        <draw:g xml:id="id333" draw:id="id333">
          <svg:title>TexMaths</svg:title>
          <svg:desc>24§display§\text {Diff. }w.\ r.\ t. \ x,\ dx = dt,§svg§600§FALSE§</svg:desc>
          <draw:polygon draw:style-name="gr2" draw:text-style-name="P8" draw:layer="layout" svg:width="8.828cm" svg:height="0.673cm" svg:x="9.527cm" svg:y="2.845cm" svg:viewBox="0 0 8829 674" draw:points="4416,674 0,674 0,0 8829,0 8829,674">
            <text:p/>
          </draw:polygon>
          <draw:path draw:style-name="gr3" draw:text-style-name="P9" draw:layer="layout" svg:width="0.567cm" svg:height="0.577cm" svg:x="9.514cm" svg:y="2.822cm" svg:viewBox="0 0 568 578" svg:d="M0 0v27h21c65 0 65 9 65 38v447c0 31 0 39-65 39h-21v27h309c142 0 259-125 259-284 0-162-113-294-259-294zM202 551c-41 0-43-6-43-33v-459c0-26 2-32 43-32h84c52 0 111 17 154 79 36 49 44 122 44 188 0 94-16 144-46 186-18 23-66 71-152 71z">
            <text:p/>
          </draw:path>
          <draw:path draw:style-name="gr3" draw:text-style-name="P9" draw:layer="layout" svg:width="0.181cm" svg:height="0.565cm" svg:x="10.157cm" svg:y="2.834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508cm" svg:height="0.596cm" svg:x="10.386cm" svg:y="2.803cm" svg:viewBox="0 0 509 597" svg:d="M357 257h96v-25h-100v-98c0-76 42-115 79-115 4 0 15 0 29 6-10 4-25 13-25 34 0 20 13 37 36 37s37-17 37-37c0-30-29-59-77-59-50 0-88 33-92 36-25-32-71-36-94-36-81 0-179 44-179 136v96h-67v25h67v275c0 38-9 38-67 38v27c29-2 73-4 94-4s63 2 94 4v-27c-56 0-65 0-65-38v-275h178v275c0 38-9 38-67 38v27c33-2 73-4 96-4 35 0 75 0 108 4v-27h-18c-61 0-63-10-63-40zM121 232v-96c0-82 69-117 123-117 42 0 65 16 67 16v1c-15 0-31 12-31 35 0 6 0 27 23 35-2 11-2 19-2 28v98z">
            <text:p/>
          </draw:path>
          <draw:path draw:style-name="gr3" draw:text-style-name="P9" draw:layer="layout" svg:width="0.091cm" svg:height="0.091cm" svg:x="10.929cm" svg:y="3.308cm" svg:viewBox="0 0 92 92" svg:d="M92 46c0-25-21-46-46-46s-46 21-46 46 21 46 46 46 46-21 46-46z">
            <text:p/>
          </draw:path>
          <draw:path draw:style-name="gr3" draw:text-style-name="P9" draw:layer="layout" svg:width="0.56cm" svg:height="0.383cm" svg:x="11.49cm" svg:y="3.026cm" svg:viewBox="0 0 561 384" svg:d="M367 86c4-17 11-50 11-53 0-16-11-23-23-23-11 0-27 5-32 23-2 5-43 168-48 190-6 25-8 40-8 55 0 10 0 12 2 16-19 46-46 71-79 71-67 0-67-62-67-77 0-27 4-60 44-165 10-25 13-37 13-54 0-38-26-69-69-69-80 0-111 123-111 130 0 8 8 8 10 8 9 0 9 0 13-15 23-79 56-104 86-104 8 0 22 0 22 27 0 21-10 46-16 60-36 99-48 140-48 170 0 79 58 108 121 108 14 0 54 0 88-60 22 54 81 60 106 60 63 0 100-54 123-104 29-67 56-180 56-221 0-46-23-59-39-59-21 0-42 21-42 40 0 12 6 18 13 23 10 10 31 31 31 73 0 29-25 112-46 154-23 46-52 75-94 75-40 0-61-25-61-73 0-23 5-50 7-62z">
            <text:p/>
          </draw:path>
          <draw:path draw:style-name="gr3" draw:text-style-name="P9" draw:layer="layout" svg:width="0.091cm" svg:height="0.091cm" svg:x="12.163cm" svg:y="3.308cm" svg:viewBox="0 0 92 92" svg:d="M92 46c0-25-21-46-46-46s-46 21-46 46 21 46 46 46 46-21 46-46z">
            <text:p/>
          </draw:path>
          <draw:path draw:style-name="gr3" draw:text-style-name="P9" draw:layer="layout" svg:width="0.345cm" svg:height="0.383cm" svg:x="12.632cm" svg:y="3.026cm" svg:viewBox="0 0 346 384" svg:d="M50 324c-2 14-8 33-8 37 0 15 12 23 25 23 10 0 25-8 31-23 2-4 31-119 34-135 6-28 22-88 27-111 4-9 27-50 48-69 6-6 31-27 68-27 23 0 34 10 36 10-27 4-44 25-44 46 0 13 9 31 31 31 23 0 48-20 48-50 0-31-27-56-71-56-56 0-93 42-108 65-8-38-38-65-79-65-38 0-53 33-61 48-15 29-27 81-27 82 0 8 8 8 10 8 9 0 9 0 15-19 13-60 31-100 61-100 16 0 27 6 27 39 0 17-4 26-13 71z">
            <text:p/>
          </draw:path>
          <draw:path draw:style-name="gr3" draw:text-style-name="P9" draw:layer="layout" svg:width="0.091cm" svg:height="0.091cm" svg:x="13.037cm" svg:y="3.308cm" svg:viewBox="0 0 92 92" svg:d="M92 46c0-25-21-46-46-46s-46 21-46 46 21 46 46 46 46-21 46-46z">
            <text:p/>
          </draw:path>
          <draw:path draw:style-name="gr3" draw:text-style-name="P9" draw:layer="layout" svg:width="0.26cm" svg:height="0.538cm" svg:x="13.5cm" svg:y="2.87cm" svg:viewBox="0 0 261 539" svg:d="M156 192h80c15 0 25 0 25-17 0-10-10-10-25-10h-73c29-121 35-136 35-142 0-15-12-23-25-23-2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9" draw:layer="layout" svg:width="0.091cm" svg:height="0.091cm" svg:x="13.857cm" svg:y="3.308cm" svg:viewBox="0 0 92 92" svg:d="M92 46c0-25-21-46-46-46s-46 21-46 46 21 46 46 46 46-21 46-46z">
            <text:p/>
          </draw:path>
          <draw:path draw:style-name="gr3" draw:text-style-name="P9" draw:layer="layout" svg:width="0.421cm" svg:height="0.383cm" svg:x="14.323cm" svg:y="3.026cm" svg:viewBox="0 0 422 384" svg:d="M259 119c4-23 23-100 83-100 5 0 25 0 42 10-23 6-40 27-40 46 0 13 9 31 32 31 19 0 46-16 46-50 0-44-50-56-78-56-50 0-79 44-91 65-21-57-65-65-90-65-88 0-136 109-136 130 0 8 8 8 9 8 8 0 10 0 12-8 29-90 84-111 113-111 16 0 46 8 46 56 0 27-15 84-46 201-13 54-44 89-80 89-6 0-25 0-43-10 22-6 41-23 41-46s-19-31-33-31c-25 0-46 23-46 50 0 39 42 56 79 56 57 0 88-60 90-65 10 32 40 65 90 65 88 0 136-110 136-131 0-7-7-7-9-7-8 0-10 2-12 7-27 92-86 112-113 112-33 0-46-27-46-56 0-19 6-37 15-75z">
            <text:p/>
          </draw:path>
          <draw:path draw:style-name="gr3" draw:text-style-name="P9" draw:layer="layout" svg:width="0.099cm" svg:height="0.252cm" svg:x="14.855cm" svg:y="3.308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" draw:text-style-name="P9" draw:layer="layout" svg:width="0.402cm" svg:height="0.596cm" svg:x="15.471cm" svg:y="2.813cm" svg:viewBox="0 0 403 597" svg:d="M403 10c0-2 0-10-11-10-12 0-93 8-108 10-6 0-11 3-11 15 0 11 7 11 21 11 40 0 42 6 42 14l-4 17-50 200c-15-31-40-54-78-54-98 0-204 125-204 248 0 80 46 136 113 136 18 0 60-4 110-64 7 35 36 64 76 64 31 0 50-19 64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9" draw:layer="layout" svg:width="0.421cm" svg:height="0.383cm" svg:x="15.901cm" svg:y="3.026cm" svg:viewBox="0 0 422 384" svg:d="M259 119c4-23 23-100 83-100 5 0 25 0 42 10-23 6-40 27-40 46 0 13 9 31 32 31 19 0 46-16 46-50 0-44-50-56-78-56-50 0-79 44-91 65-21-57-65-65-90-65-88 0-136 109-136 130 0 8 8 8 9 8 8 0 10 0 12-8 29-90 84-111 113-111 16 0 46 8 46 56 0 27-15 84-46 201-13 54-44 89-80 89-6 0-25 0-43-10 22-6 41-23 41-46s-19-31-33-31c-25 0-46 23-46 50 0 39 42 56 79 56 57 0 88-60 90-65 10 32 40 65 90 65 88 0 136-110 136-131 0-7-7-7-9-7-8 0-10 2-12 7-27 92-86 112-113 112-33 0-46-27-46-56 0-19 6-37 15-75z">
            <text:p/>
          </draw:path>
          <draw:path draw:style-name="gr3" draw:text-style-name="P9" draw:layer="layout" svg:width="0.562cm" svg:height="0.199cm" svg:x="16.64cm" svg:y="3.08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402cm" svg:height="0.596cm" svg:x="17.516cm" svg:y="2.813cm" svg:viewBox="0 0 403 597" svg:d="M403 10c0-2 0-10-11-10-12 0-93 8-108 10-6 0-11 3-11 15 0 11 7 11 21 11 40 0 42 6 42 14l-4 17-50 200c-15-31-40-54-78-54-98 0-204 125-204 248 0 80 46 136 113 136 18 0 60-4 110-64 7 35 36 64 76 64 31 0 50-19 64-48 13-29 25-81 25-83 0-9-8-9-10-9-9 0-9 4-11 15-16 56-31 106-66 106-23 0-25-21-25-39 0-21 2-27 6-40zM227 486c-4 15-4 17-18 32-36 46-71 60-94 60-42 0-55-46-55-79 0-42 26-148 48-186 24-50 63-81 97-81 54 0 68 69 68 75 0 4-2 10-4 13z">
            <text:p/>
          </draw:path>
          <draw:path draw:style-name="gr3" draw:text-style-name="P9" draw:layer="layout" svg:width="0.26cm" svg:height="0.538cm" svg:x="17.942cm" svg:y="2.87cm" svg:viewBox="0 0 261 539" svg:d="M156 192h80c15 0 25 0 25-17 0-10-10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9" draw:layer="layout" svg:width="0.099cm" svg:height="0.252cm" svg:x="18.299cm" svg:y="3.308cm" svg:viewBox="0 0 100 253" svg:d="M100 88c0-55-21-88-54-88-29 0-46 21-46 44s17 46 46 46c10 0 21-4 29-11 4-2 4-2 6-2 0 0 2 0 2 11 0 64-31 115-60 142-10 10-10 12-10 14 0 7 4 9 10 9 10 0 77-65 77-165z">
            <text:p/>
          </draw:path>
        </draw:g>
        <draw:g xml:id="id334" draw:id="id334">
          <svg:title>TexMaths</svg:title>
          <svg:desc>24§display§\text { Also, } x = t - 3§svg§600§FALSE§</svg:desc>
          <draw:polygon draw:style-name="gr2" draw:text-style-name="P8" draw:layer="layout" svg:width="5.379cm" svg:height="0.683cm" svg:x="18.729cm" svg:y="2.747cm" svg:viewBox="0 0 5380 684" draw:points="2691,684 0,684 0,0 5380,0 5380,684">
            <text:p/>
          </draw:polygon>
          <draw:path draw:style-name="gr3" draw:text-style-name="P9" draw:layer="layout" svg:width="0.579cm" svg:height="0.606cm" svg:x="18.714cm" svg:y="2.705cm" svg:viewBox="0 0 580 607" svg:d="M309 17c-4-11-6-17-19-17-14 0-16 6-19 17l-177 505c-15 44-48 56-94 58v27c19-2 56-4 86-4 27 0 71 2 98 4v-27c-42 0-63-21-63-44 0-2 0-10 0-12l40-111h209l45 128c0 4 2 10 2 14 0 25-47 25-70 25v27c31-4 89-4 121-4 37 0 75 2 112 4v-27h-16c-50 0-63-6-71-35zM265 111l96 275h-190z">
            <text:p/>
          </draw:path>
          <draw:path draw:style-name="gr3" draw:text-style-name="P9" draw:layer="layout" svg:width="0.189cm" svg:height="0.587cm" svg:x="19.347cm" svg:y="2.724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277cm" svg:height="0.389cm" svg:x="19.582cm" svg:y="2.932cm" svg:viewBox="0 0 278 390" svg:d="M148 215c19 4 88 17 88 79 0 42-29 77-96 77-71 0-102-48-117-121-2-10-4-14-11-14-12 0-12 6-12 21v112c0 15 0 21 10 21 3 0 5-2 21-18 2-1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75cm" svg:height="0.389cm" svg:x="19.91cm" svg:y="2.93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099cm" svg:height="0.252cm" svg:x="20.38cm" svg:y="3.22cm" svg:viewBox="0 0 100 253" svg:d="M100 88c0-53-19-88-54-88-31 0-46 23-46 44 0 23 15 46 46 46 14 0 23-6 33-11l2-2c0 0 2 0 2 11 0 56-25 108-64 148-4 4-6 6-6 8 0 8 4 9 10 9 10 0 77-67 77-165z">
            <text:p/>
          </draw:path>
          <draw:path draw:style-name="gr3" draw:text-style-name="P9" draw:layer="layout" svg:width="0.421cm" svg:height="0.383cm" svg:x="20.849cm" svg:y="2.93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09 136-131 0-7-7-7-9-7-8 0-10 2-12 7-27 93-86 112-113 112-33 0-46-27-46-56 0-19 6-36 15-75z">
            <text:p/>
          </draw:path>
          <draw:path draw:style-name="gr3" draw:text-style-name="P9" draw:layer="layout" svg:width="0.561cm" svg:height="0.199cm" svg:x="21.588cm" svg:y="2.999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26cm" svg:height="0.539cm" svg:x="22.449cm" svg:y="2.782cm" svg:viewBox="0 0 261 540" svg:d="M155 192h81c15 0 25 0 25-17 0-10-10-10-25-10h-73c29-121 35-136 35-142 0-15-12-23-25-23-2 0-27 0-35 31l-32 134h-81c-17 0-25 0-25 15 0 12 8 12 23 12h75c-60 240-63 253-63 269 0 46 32 79 76 79 89 0 137-125 137-131 0-8-8-8-12-8-6 0-8 2-11 12-37 88-83 107-112 107-17 0-25-11-25-38 0-21 0-27 4-40z">
            <text:p/>
          </draw:path>
          <draw:path draw:style-name="gr3" draw:text-style-name="P9" draw:layer="layout" svg:width="0.515cm" svg:height="0.035cm" svg:x="22.993cm" svg:y="3.081cm" svg:viewBox="0 0 516 36" svg:d="M488 36c13 0 28 0 28-19 0-17-15-17-28-17h-459c-14 0-29 0-29 17 0 19 15 19 29 19z">
            <text:p/>
          </draw:path>
          <draw:path draw:style-name="gr3" draw:text-style-name="P9" draw:layer="layout" svg:width="0.35cm" svg:height="0.581cm" svg:x="23.801cm" svg:y="2.747cm" svg:viewBox="0 0 351 582" svg:d="M211 265c69-21 117-81 117-148 0-69-73-117-155-117-87 0-150 50-150 115 0 27 19 44 42 44 27 0 44-19 44-44 0-42-40-42-51-42 25-40 80-52 111-52 34 0 82 19 82 94 0 12-1 60-24 98-25 40-54 42-75 44-6 0-27 2-33 2-8 0-13 2-13 10 0 9 5 9 21 9h36c69 0 102 58 102 141 0 115-60 140-96 140-37 0-100-16-131-66 31 6 56-13 56-46 0-30-21-48-46-48-21 0-48 14-48 50 0 77 79 133 171 133 103 0 180-77 180-163 0-70-53-135-140-154z">
            <text:p/>
          </draw:path>
        </draw:g>
        <draw:g xml:id="id335" draw:id="id335">
          <svg:title>TexMaths</svg:title>
          <svg:desc>28§display§\text {I}§svg§600§FALSE§</svg:desc>
          <draw:polygon draw:style-name="gr2" draw:text-style-name="P8" draw:layer="layout" svg:width="0.229cm" svg:height="0.575cm" svg:x="6.133cm" svg:y="4.343cm" svg:viewBox="0 0 230 576" draw:points="116,576 0,576 0,0 230,0 230,576">
            <text:p/>
          </draw:polygon>
          <draw:path draw:style-name="gr3" draw:text-style-name="P9" draw:layer="layout" svg:width="0.301cm" svg:height="0.674cm" svg:x="6.111cm" svg:y="4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36" draw:id="id336">
          <svg:title>TexMaths</svg:title>
          <svg:desc>24§display§= \smallint [\ 3 ( t - 3 ) - 2\ ] t^\frac{1}{2} dt§svg§600§FALSE§</svg:desc>
          <draw:polygon draw:style-name="gr2" draw:text-style-name="P8" draw:layer="layout" svg:width="8.124cm" svg:height="0.982cm" svg:x="6.815cm" svg:y="4.04cm" svg:viewBox="0 0 8125 983" draw:points="4062,983 0,983 0,0 8125,0 8125,983">
            <text:p/>
          </draw:polygon>
          <draw:path draw:style-name="gr3" draw:text-style-name="P9" draw:layer="layout" svg:width="0.562cm" svg:height="0.199cm" svg:x="6.821cm" svg:y="4.54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2cm" svg:height="0.787cm" svg:x="7.71cm" svg:y="4.25cm" svg:viewBox="0 0 353 788" svg:d="M321 35c-29 1-37 23-37 34 0 21 17 35 35 35 17 0 34-12 34-37 0-32-27-67-67-67-71 0-86 92-100 158-23 126-40 234-54 382-3 44-9 92-15 132-8 64-21 98-52 98-13 0-27-9-32-17 28 0 36-21 36-35 0-19-17-32-34-32-18 0-35 9-35 34 0 33 27 68 67 68 71 0 87-91 100-160 23-121 40-228 54-378 4-46 9-94 15-135 8-63 21-96 52-96 15 0 27 8 33 16z">
            <text:p/>
          </draw:path>
          <draw:polygon draw:style-name="gr3" draw:text-style-name="P9" draw:layer="layout" svg:width="0.116cm" svg:height="0.844cm" svg:x="8.207cm" svg:y="4.221cm" svg:viewBox="0 0 117 845" draw:points="117,845 117,813 35,813 35,35 117,35 117,0 0,0 0,845">
            <text:p/>
          </draw:polygon>
          <draw:path draw:style-name="gr3" draw:text-style-name="P9" draw:layer="layout" svg:width="0.35cm" svg:height="0.581cm" svg:x="8.66cm" svg:y="4.292cm" svg:viewBox="0 0 351 582" svg:d="M211 265c69-21 117-81 117-148 0-69-73-117-155-117-87 0-150 50-150 115 0 27 19 44 42 44 27 0 44-19 44-44 0-42-40-42-51-42 25-40 80-52 111-52 35 0 82 19 82 94 0 12-1 60-24 98-25 41-54 42-75 44-6 0-27 2-33 2-8 0-13 2-13 10 0 10 5 10 21 10h36c69 0 102 57 102 140 0 115-60 140-96 140-37 0-100-15-131-65 31 5 56-14 56-46 0-31-21-48-46-48-21 0-48 13-48 49 0 77 79 133 171 133 104 0 180-77 180-163 0-69-53-135-140-154z">
            <text:p/>
          </draw:path>
          <draw:path draw:style-name="gr3" draw:text-style-name="P9" draw:layer="layout" svg:width="0.197cm" svg:height="0.844cm" svg:x="9.128cm" svg:y="4.221cm" svg:viewBox="0 0 198 845" svg:d="M198 837c0-1 0-3-16-19-105-105-132-265-132-395 0-146 33-294 136-400 12-10 12-11 12-15 0-6-4-8-10-8-8 0-84 58-134 165-44 92-54 187-54 258 0 67 10 169 56 265 52 103 124 157 132 157 6 0 10-2 10-8z">
            <text:p/>
          </draw:path>
          <draw:path draw:style-name="gr3" draw:text-style-name="P9" draw:layer="layout" svg:width="0.26cm" svg:height="0.539cm" svg:x="9.393cm" svg:y="4.326cm" svg:viewBox="0 0 261 540" svg:d="M156 192h80c15 0 25 0 25-17 0-10-10-10-25-10h-75c31-121 37-136 37-142 0-15-12-23-25-23-4 0-27 0-35 31l-32 134h-81c-17 0-25 0-25 16 0 11 8 11 23 11h75c-62 240-63 254-63 269 0 46 32 79 76 79 89 0 137-125 137-131 0-8-8-8-12-8-6 0-8 2-11 12-37 88-83 108-112 108-17 0-25-12-25-39 0-21 0-27 4-40z">
            <text:p/>
          </draw:path>
          <draw:path draw:style-name="gr3" draw:text-style-name="P9" draw:layer="layout" svg:width="0.515cm" svg:height="0.035cm" svg:x="9.935cm" svg:y="4.626cm" svg:viewBox="0 0 516 36" svg:d="M488 36c13 0 28 0 28-19 0-17-15-17-28-17h-459c-14 0-29 0-29 17 0 19 15 19 29 19z">
            <text:p/>
          </draw:path>
          <draw:path draw:style-name="gr3" draw:text-style-name="P9" draw:layer="layout" svg:width="0.35cm" svg:height="0.581cm" svg:x="10.745cm" svg:y="4.292cm" svg:viewBox="0 0 351 582" svg:d="M211 265c69-21 117-81 117-148 0-69-73-117-155-117-87 0-150 50-150 115 0 27 19 44 42 44 27 0 44-19 44-44 0-42-40-42-51-42 25-40 80-52 111-52 35 0 82 19 82 94 0 12-1 60-24 98-25 41-54 42-75 44-6 0-27 2-33 2-8 0-13 2-13 10 0 10 5 10 21 10h36c69 0 102 57 102 140 0 115-60 140-96 140-37 0-100-15-131-65 31 5 56-14 56-46 0-31-21-48-46-48-21 0-48 13-48 49 0 77 79 133 171 133 104 0 180-77 180-163 0-69-53-135-140-154z">
            <text:p/>
          </draw:path>
          <draw:path draw:style-name="gr3" draw:text-style-name="P9" draw:layer="layout" svg:width="0.197cm" svg:height="0.844cm" svg:x="11.179cm" svg:y="4.221cm" svg:viewBox="0 0 198 845" svg:d="M198 423c0-66-10-168-56-264-52-103-125-159-134-159-4 0-8 4-8 8s0 5 15 21c85 82 133 217 133 394 0 144-31 293-136 399-12 12-12 14-12 15 0 6 4 8 8 8 9 0 86-57 136-165 44-92 54-186 54-257z">
            <text:p/>
          </draw:path>
          <draw:path draw:style-name="gr3" draw:text-style-name="P9" draw:layer="layout" svg:width="0.515cm" svg:height="0.035cm" svg:x="11.716cm" svg:y="4.626cm" svg:viewBox="0 0 516 36" svg:d="M488 36c13 0 28 0 28-19 0-17-15-17-28-17h-459c-14 0-29 0-29 17 0 19 15 19 29 19z">
            <text:p/>
          </draw:path>
          <draw:path draw:style-name="gr3" draw:text-style-name="P9" draw:layer="layout" svg:width="0.337cm" svg:height="0.564cm" svg:x="12.532cm" svg:y="4.292cm" svg:viewBox="0 0 338 565" svg:d="M65 499l91-88c132-117 182-161 182-246 0-98-75-165-179-165-96 0-159 79-159 154 0 46 42 46 44 46 16 0 44-10 44-44 0-22-15-45-44-45-8 0-8 0-11 2 19-55 65-86 115-86 77 0 113 67 113 138 0 67-42 135-88 187l-163 180c-10 10-10 12-10 33h315l23-148h-21c-4 25-10 63-18 75-7 7-63 7-80 7z">
            <text:p/>
          </draw:path>
          <draw:polygon draw:style-name="gr3" draw:text-style-name="P9" draw:layer="layout" svg:width="0.116cm" svg:height="0.844cm" svg:x="13.21cm" svg:y="4.221cm" svg:viewBox="0 0 117 845" draw:points="117,0 0,0 0,35 83,35 83,813 0,813 0,845 117,845">
            <text:p/>
          </draw:polygon>
          <draw:path draw:style-name="gr3" draw:text-style-name="P9" draw:layer="layout" svg:width="0.26cm" svg:height="0.539cm" svg:x="13.446cm" svg:y="4.326cm" svg:viewBox="0 0 261 540" svg:d="M156 192h80c15 0 25 0 25-17 0-10-10-10-25-10h-75c31-121 37-136 37-142 0-15-12-23-25-23-4 0-27 0-35 31l-32 134h-81c-17 0-25 0-25 16 0 11 8 11 23 11h75c-62 240-63 254-63 269 0 46 32 79 76 79 89 0 137-125 137-131 0-8-8-8-12-8-8 0-8 2-11 12-37 88-83 108-112 108-17 0-25-12-25-39 0-21 0-27 4-40z">
            <text:p/>
          </draw:path>
          <draw:path draw:style-name="gr3" draw:text-style-name="P9" draw:layer="layout" svg:width="0.174cm" svg:height="0.281cm" svg:x="13.893cm" svg:y="3.998cm" svg:viewBox="0 0 175 282" svg:d="M109 13c0-13-1-13-15-13-31 27-79 27-86 27h-8v19h8c9 0 36-2 61-11v211c0 13 0 19-44 19h-21v17c23-2 61-2 84-2 25 0 64 0 87 2v-17h-21c-45 0-45-6-45-19z">
            <text:p/>
          </draw:path>
          <draw:polygon draw:style-name="gr3" draw:text-style-name="P9" draw:layer="layout" svg:width="0.287cm" svg:height="0.03cm" svg:x="13.832cm" svg:y="4.344cm" svg:viewBox="0 0 288 31" draw:points="144,31 0,31 0,0 288,0 288,31">
            <text:p/>
          </draw:polygon>
          <draw:path draw:style-name="gr3" draw:text-style-name="P9" draw:layer="layout" svg:width="0.21cm" svg:height="0.281cm" svg:x="13.87cm" svg:y="4.428cm" svg:viewBox="0 0 211 282" svg:d="M211 202h-17c-2 7-6 34-12 38-3 2-40 2-46 2h-82c27-21 59-44 84-61 39-27 73-52 73-96 0-54-50-85-111-85-58 0-100 33-100 75 0 21 19 25 25 25 11 0 25-8 25-25 0-15-12-23-25-25 11-19 36-31 65-31 42 0 77 25 77 66 0 36-25 63-58 90l-103 88c-6 4-6 4-6 8v11h198z">
            <text:p/>
          </draw:path>
          <draw:path draw:style-name="gr3" draw:text-style-name="P9" draw:layer="layout" svg:width="0.402cm" svg:height="0.596cm" svg:x="14.297cm" svg:y="4.269cm" svg:viewBox="0 0 403 597" svg:d="M403 10c0-2 0-10-11-10-12 0-93 8-108 10-6 0-11 3-11 15 0 11 7 11 21 11 40 0 42 6 42 14l-4 17-50 200c-15-31-40-54-78-54-98 0-204 125-204 248 0 81 46 136 113 136 18 0 60-3 110-63 7 35 36 63 76 63 31 0 50-19 64-48 13-28 25-80 25-82 0-10-8-10-10-10-9 0-9 4-11 16-16 55-31 105-66 105-23 0-25-21-25-38 0-21 2-27 6-41zM227 486c-4 15-4 17-18 33-36 46-71 59-94 59-42 0-55-46-55-79 0-42 26-147 48-186 24-50 63-81 97-81 54 0 68 70 68 75 0 4-2 10-4 14z">
            <text:p/>
          </draw:path>
          <draw:path draw:style-name="gr3" draw:text-style-name="P9" draw:layer="layout" svg:width="0.26cm" svg:height="0.539cm" svg:x="14.721cm" svg:y="4.326cm" svg:viewBox="0 0 261 540" svg:d="M156 192h80c15 0 25 0 25-17 0-10-10-10-25-10h-73c29-121 35-136 35-142 0-15-12-23-25-23-4 0-27 0-35 31l-32 134h-81c-17 0-25 0-25 16 0 11 8 11 23 11h75c-62 240-63 254-63 269 0 46 32 79 76 79 89 0 137-125 137-131 0-8-8-8-12-8-6 0-8 2-11 12-37 88-83 108-112 108-17 0-25-12-25-39 0-21 0-27 4-40z">
            <text:p/>
          </draw:path>
        </draw:g>
        <draw:g xml:id="id337" draw:id="id337">
          <svg:title>TexMaths</svg:title>
          <svg:desc>24§display§= \smallint (\ 3 t - 11\ ) t^\frac{1}{2} dt§svg§600§FALSE§</svg:desc>
          <draw:polygon draw:style-name="gr2" draw:text-style-name="P8" draw:layer="layout" svg:width="6.624cm" svg:height="0.982cm" svg:x="6.816cm" svg:y="5.44cm" svg:viewBox="0 0 6625 983" draw:points="3311,983 0,983 0,0 6625,0 6625,983">
            <text:p/>
          </draw:polygon>
          <draw:path draw:style-name="gr3" draw:text-style-name="P9" draw:layer="layout" svg:width="0.561cm" svg:height="0.199cm" svg:x="6.822cm" svg:y="5.945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352cm" svg:height="0.787cm" svg:x="7.711cm" svg:y="5.65cm" svg:viewBox="0 0 353 788" svg:d="M321 35c-29 1-37 23-37 34 0 21 17 35 35 35 17 0 34-12 34-37 0-32-27-67-67-67-71 0-86 92-100 158-23 126-40 234-54 382-3 44-9 92-15 132-8 64-21 98-52 98-13 0-27-9-32-17 28 0 36-21 36-35 0-19-17-32-34-32-18 0-35 9-35 34 0 33 27 68 67 68 71 0 87-91 100-160 23-121 40-228 54-378 4-46 9-94 15-135 8-63 21-96 52-96 15 0 27 8 33 16z">
            <text:p/>
          </draw:path>
          <draw:path draw:style-name="gr3" draw:text-style-name="P9" draw:layer="layout" svg:width="0.197cm" svg:height="0.844cm" svg:x="8.192cm" svg:y="5.621cm" svg:viewBox="0 0 198 845" svg:d="M198 837c0-1 0-3-16-19-105-105-132-265-132-395 0-146 33-294 136-400 12-10 12-11 12-15 0-6-4-8-10-8-8 0-84 58-134 165-44 92-54 187-54 258 0 67 10 169 56 265 52 103 124 157 132 157 6 0 10-2 10-8z">
            <text:p/>
          </draw:path>
          <draw:path draw:style-name="gr3" draw:text-style-name="P9" draw:layer="layout" svg:width="0.35cm" svg:height="0.581cm" svg:x="8.753cm" svg:y="5.692cm" svg:viewBox="0 0 351 582" svg:d="M211 265c69-21 117-81 117-148 0-69-73-117-155-117-87 0-150 50-150 115 0 27 19 44 42 44 27 0 44-19 44-44 0-42-40-42-51-42 25-40 80-52 111-52 34 0 82 19 82 94 0 12-1 60-24 98-25 41-54 42-75 44-6 0-27 2-33 2-8 0-13 2-13 10 0 10 5 10 21 10h36c69 0 102 57 102 140 0 115-60 140-96 140-37 0-100-15-131-65 31 5 56-14 56-46 0-31-21-48-46-48-21 0-48 13-48 49 0 77 79 133 171 133 104 0 180-77 180-163 0-69-53-135-140-154z">
            <text:p/>
          </draw:path>
          <draw:path draw:style-name="gr3" draw:text-style-name="P9" draw:layer="layout" svg:width="0.26cm" svg:height="0.539cm" svg:x="9.16cm" svg:y="5.726cm" svg:viewBox="0 0 261 540" svg:d="M155 192h81c15 0 25 0 25-17 0-10-10-10-25-10h-73c29-121 35-136 35-142 0-15-12-23-25-23-2 0-27 0-35 31l-32 134h-81c-17 0-25 0-25 16 0 11 8 11 23 11h75c-60 240-63 254-63 269 0 46 32 79 76 79 89 0 137-125 137-131 0-8-8-8-12-8-6 0-8 2-11 12-37 88-83 108-112 108-17 0-25-12-25-39 0-21 0-27 4-40z">
            <text:p/>
          </draw:path>
          <draw:path draw:style-name="gr3" draw:text-style-name="P9" draw:layer="layout" svg:width="0.515cm" svg:height="0.035cm" svg:x="9.701cm" svg:y="6.026cm" svg:viewBox="0 0 516 36" svg:d="M488 36c13 0 28 0 28-19 0-17-15-17-28-17h-459c-14 0-29 0-29 17 0 19 15 19 29 19z">
            <text:p/>
          </draw:path>
          <draw:path draw:style-name="gr3" draw:text-style-name="P9" draw:layer="layout" svg:width="0.279cm" svg:height="0.564cm" svg:x="10.55cm" svg:y="5.692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9" draw:layer="layout" svg:width="0.279cm" svg:height="0.564cm" svg:x="10.972cm" svg:y="5.692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9" draw:layer="layout" svg:width="0.197cm" svg:height="0.844cm" svg:x="11.648cm" svg:y="5.621cm" svg:viewBox="0 0 198 845" svg:d="M198 423c0-66-10-168-56-264-52-103-125-159-134-159-4 0-8 4-8 8s0 5 15 21c85 82 133 217 133 394 0 144-31 293-136 399-12 12-12 14-12 15 0 6 4 8 8 8 9 0 86-57 136-165 44-92 54-186 54-257z">
            <text:p/>
          </draw:path>
          <draw:path draw:style-name="gr3" draw:text-style-name="P9" draw:layer="layout" svg:width="0.26cm" svg:height="0.539cm" svg:x="11.947cm" svg:y="5.726cm" svg:viewBox="0 0 261 540" svg:d="M155 192h81c15 0 25 0 25-17 0-10-10-10-25-10h-73c29-121 35-136 35-142 0-15-12-23-25-23-2 0-27 0-35 31l-32 134h-81c-17 0-25 0-25 16 0 11 8 11 23 11h75c-60 240-63 254-63 269 0 46 32 79 76 79 89 0 137-125 137-131 0-8-8-8-12-8-6 0-8 2-11 12-37 88-83 108-112 108-17 0-25-12-25-39 0-21 0-27 4-40z">
            <text:p/>
          </draw:path>
          <draw:path draw:style-name="gr3" draw:text-style-name="P9" draw:layer="layout" svg:width="0.174cm" svg:height="0.281cm" svg:x="12.395cm" svg:y="5.398cm" svg:viewBox="0 0 175 282" svg:d="M109 13c0-13-1-13-15-13-31 27-79 27-86 27h-8v19h8c9 0 36-2 61-11v211c0 13 0 19-44 19h-21v17c23-2 61-2 84-2 25 0 64 0 87 2v-17h-21c-45 0-45-6-45-19z">
            <text:p/>
          </draw:path>
          <draw:polygon draw:style-name="gr3" draw:text-style-name="P9" draw:layer="layout" svg:width="0.287cm" svg:height="0.03cm" svg:x="12.333cm" svg:y="5.744cm" svg:viewBox="0 0 288 31" draw:points="144,31 0,31 0,0 288,0 288,31">
            <text:p/>
          </draw:polygon>
          <draw:path draw:style-name="gr3" draw:text-style-name="P9" draw:layer="layout" svg:width="0.21cm" svg:height="0.281cm" svg:x="12.372cm" svg:y="5.828cm" svg:viewBox="0 0 211 282" svg:d="M211 202h-17c-2 7-6 34-12 38-3 2-40 2-46 2h-84c29-21 61-44 86-61 39-27 73-52 73-96 0-54-50-85-111-85-58 0-100 33-100 75 0 21 19 25 25 25 11 0 25-8 25-25 0-15-12-23-25-25 11-19 36-31 65-31 42 0 77 25 77 66 0 36-25 63-58 90l-103 88c-6 4-6 4-6 8v11h198z">
            <text:p/>
          </draw:path>
          <draw:path draw:style-name="gr3" draw:text-style-name="P9" draw:layer="layout" svg:width="0.402cm" svg:height="0.596cm" svg:x="12.798cm" svg:y="5.669cm" svg:viewBox="0 0 403 597" svg:d="M403 10c0-2 0-10-11-10-12 0-93 8-108 10-6 0-11 3-11 15 0 11 7 11 21 11 40 0 42 6 42 14l-4 17-50 200c-15-31-40-54-79-54-97 0-203 125-203 248 0 81 46 136 113 136 18 0 60-3 110-63 7 35 36 63 76 63 31 0 50-19 64-48 13-28 25-80 25-82 0-10-8-10-10-10-9 0-9 4-11 16-16 55-31 105-66 105-23 0-25-21-25-38 0-21 2-27 6-41zM227 486c-4 15-4 17-18 33-36 46-71 59-94 59-44 0-55-46-55-79 0-42 26-147 48-186 24-50 63-81 97-81 54 0 68 70 68 75 0 4-2 10-4 14z">
            <text:p/>
          </draw:path>
          <draw:path draw:style-name="gr3" draw:text-style-name="P9" draw:layer="layout" svg:width="0.26cm" svg:height="0.539cm" svg:x="13.222cm" svg:y="5.726cm" svg:viewBox="0 0 261 540" svg:d="M155 192h81c15 0 25 0 25-17 0-10-10-10-25-10h-75c31-121 37-136 37-142 0-15-12-23-25-23-4 0-27 0-35 31l-32 134h-81c-17 0-25 0-25 16 0 11 8 11 23 11h75c-62 240-63 254-63 269 0 46 32 79 76 79 89 0 137-125 137-131 0-8-8-8-12-8-6 0-8 2-11 12-37 88-83 108-112 108-17 0-25-12-25-39 0-21 0-27 4-40z">
            <text:p/>
          </draw:path>
        </draw:g>
        <draw:g xml:id="id338" draw:id="id338">
          <svg:title>TexMaths</svg:title>
          <svg:desc>24§display§= \smallint (\ 3 t^\frac{3}{2} - 11 t^\frac{1}{2}\ ) dt§svg§600§FALSE§</svg:desc>
          <draw:polygon draw:style-name="gr2" draw:text-style-name="P8" draw:layer="layout" svg:width="7.157cm" svg:height="0.982cm" svg:x="6.817cm" svg:y="6.94cm" svg:viewBox="0 0 7158 983" draw:points="3579,983 0,983 0,0 7158,0 7158,983">
            <text:p/>
          </draw:polygon>
          <draw:path draw:style-name="gr3" draw:text-style-name="P9" draw:layer="layout" svg:width="0.562cm" svg:height="0.199cm" svg:x="6.823cm" svg:y="7.44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2cm" svg:height="0.787cm" svg:x="7.712cm" svg:y="7.15cm" svg:viewBox="0 0 353 788" svg:d="M321 35c-29 1-37 23-37 34 0 21 17 35 35 35 17 0 34-12 34-37 0-32-27-67-67-67-71 0-86 92-100 158-23 126-40 234-54 382-3 44-9 92-15 132-8 64-21 98-52 98-13 0-27-9-32-17 28 0 36-21 36-35 0-19-17-32-34-32-18 0-35 9-35 34 0 33 27 68 67 68 71 0 87-91 100-160 23-121 40-228 54-378 4-46 9-94 15-135 8-63 21-96 52-96 15 0 27 8 33 16z">
            <text:p/>
          </draw:path>
          <draw:path draw:style-name="gr3" draw:text-style-name="P9" draw:layer="layout" svg:width="0.197cm" svg:height="0.844cm" svg:x="8.194cm" svg:y="7.121cm" svg:viewBox="0 0 198 845" svg:d="M198 837c0-1 0-3-16-19-105-105-132-265-132-395 0-146 33-294 136-400 12-10 12-11 12-15 0-6-4-8-10-8-8 0-84 58-134 165-44 92-54 187-54 258 0 67 10 169 56 265 52 103 124 157 132 157 6 0 10-2 10-8z">
            <text:p/>
          </draw:path>
          <draw:path draw:style-name="gr3" draw:text-style-name="P9" draw:layer="layout" svg:width="0.35cm" svg:height="0.581cm" svg:x="8.754cm" svg:y="7.192cm" svg:viewBox="0 0 351 582" svg:d="M211 265c69-21 117-81 117-148 0-69-73-117-155-117-87 0-150 50-150 115 0 27 19 44 42 44 27 0 44-19 44-44 0-42-40-42-51-42 25-40 80-52 111-52 35 0 83 19 83 94 0 12-2 60-25 98-25 41-54 42-75 44-6 0-27 2-33 2-8 0-13 2-13 10 0 10 5 10 21 10h36c69 0 102 57 102 140 0 115-60 140-96 140-37 0-100-15-131-65 31 5 56-14 56-46 0-31-21-48-46-48-21 0-48 13-48 49 0 77 79 133 171 133 104 0 180-77 180-163 0-69-53-135-140-154z">
            <text:p/>
          </draw:path>
          <draw:path draw:style-name="gr3" draw:text-style-name="P9" draw:layer="layout" svg:width="0.26cm" svg:height="0.539cm" svg:x="9.161cm" svg:y="7.226cm" svg:viewBox="0 0 261 540" svg:d="M156 192h80c16 0 25 0 25-17 0-10-9-10-25-10h-73c29-121 35-136 35-142 0-15-12-23-25-23-2 0-27 0-35 31l-32 134h-81c-17 0-25 0-25 16 0 11 8 11 23 11h75c-60 240-63 254-63 269 0 46 32 79 76 79 89 0 137-125 137-131 0-8-8-8-12-8-6 0-8 2-11 12-37 88-83 108-112 108-17 0-25-12-25-39 0-21 0-27 4-40z">
            <text:p/>
          </draw:path>
          <draw:path draw:style-name="gr3" draw:text-style-name="P9" draw:layer="layout" svg:width="0.22cm" svg:height="0.291cm" svg:x="9.582cm" svg:y="6.898cm" svg:viewBox="0 0 221 292" svg:d="M106 142c40 0 65 25 65 67 0 43-27 66-63 66-6 0-56 0-79-21 19-4 23-18 23-27 0-16-12-25-25-25-14 0-27 7-27 27 0 44 50 63 108 63 71 0 113-42 113-83 0-34-31-65-79-76 50-16 63-48 63-72 0-36-42-61-96-61-51 0-94 21-94 60 0 21 16 25 23 25 14 0 25-8 25-24 0-9-5-21-21-25 19-19 58-21 66-21 30 0 53 18 53 46 0 24-15 64-61 66-12 0-14 0-25 2-4 0-8 0-8 5 0 8 4 8 12 8z">
            <text:p/>
          </draw:path>
          <draw:polygon draw:style-name="gr3" draw:text-style-name="P9" draw:layer="layout" svg:width="0.287cm" svg:height="0.03cm" svg:x="9.547cm" svg:y="7.244cm" svg:viewBox="0 0 288 31" draw:points="144,31 0,31 0,0 288,0 288,31">
            <text:p/>
          </draw:polygon>
          <draw:path draw:style-name="gr3" draw:text-style-name="P9" draw:layer="layout" svg:width="0.21cm" svg:height="0.281cm" svg:x="9.586cm" svg:y="7.328cm" svg:viewBox="0 0 211 282" svg:d="M211 202h-17c-2 7-6 34-12 38-3 2-40 2-46 2h-84c29-21 61-44 86-61 39-27 73-52 73-96 0-54-50-85-111-85-58 0-100 33-100 75 0 21 19 25 25 25 11 0 25-8 25-25 0-15-12-23-25-25 11-19 36-31 65-31 42 0 77 25 77 66 0 36-25 63-58 90l-103 88c-6 4-6 4-6 8v11h198z">
            <text:p/>
          </draw:path>
          <draw:path draw:style-name="gr3" draw:text-style-name="P9" draw:layer="layout" svg:width="0.515cm" svg:height="0.035cm" svg:x="10.235cm" svg:y="7.526cm" svg:viewBox="0 0 516 36" svg:d="M488 36c13 0 28 0 28-19 0-17-15-17-28-17h-459c-14 0-29 0-29 17 0 19 15 19 29 19z">
            <text:p/>
          </draw:path>
          <draw:path draw:style-name="gr3" draw:text-style-name="P9" draw:layer="layout" svg:width="0.279cm" svg:height="0.564cm" svg:x="11.083cm" svg:y="7.192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9" draw:layer="layout" svg:width="0.279cm" svg:height="0.564cm" svg:x="11.506cm" svg:y="7.192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9" draw:layer="layout" svg:width="0.26cm" svg:height="0.539cm" svg:x="11.87cm" svg:y="7.226cm" svg:viewBox="0 0 261 540" svg:d="M156 192h80c16 0 25 0 25-17 0-10-9-10-25-10h-73c29-121 35-136 35-142 0-15-12-23-25-23-2 0-27 0-35 31l-32 134h-81c-17 0-25 0-25 16 0 11 8 11 23 11h75c-60 240-63 254-63 269 0 46 32 79 76 79 89 0 137-125 137-131 0-8-8-8-12-8-6 0-8 2-11 12-37 88-83 108-112 108-17 0-25-12-25-39 0-21 0-27 4-40z">
            <text:p/>
          </draw:path>
          <draw:path draw:style-name="gr3" draw:text-style-name="P9" draw:layer="layout" svg:width="0.174cm" svg:height="0.281cm" svg:x="12.318cm" svg:y="6.898cm" svg:viewBox="0 0 175 282" svg:d="M109 13c0-13-1-13-15-13-31 27-79 27-86 27h-8v19h8c9 0 36-2 61-11v211c0 13 0 19-44 19h-21v17c23-2 61-2 84-2 25 0 64 0 87 2v-17h-21c-45 0-45-6-45-19z">
            <text:p/>
          </draw:path>
          <draw:polygon draw:style-name="gr3" draw:text-style-name="P9" draw:layer="layout" svg:width="0.287cm" svg:height="0.03cm" svg:x="12.258cm" svg:y="7.244cm" svg:viewBox="0 0 288 31" draw:points="144,31 0,31 0,0 288,0 288,31">
            <text:p/>
          </draw:polygon>
          <draw:path draw:style-name="gr3" draw:text-style-name="P9" draw:layer="layout" svg:width="0.21cm" svg:height="0.281cm" svg:x="12.297cm" svg:y="7.328cm" svg:viewBox="0 0 211 282" svg:d="M211 202h-17c-2 7-6 34-12 38-3 2-40 2-46 2h-84c29-21 61-44 86-61 39-27 73-52 73-96 0-54-50-85-111-85-58 0-100 33-100 75 0 21 19 25 25 25 11 0 25-8 25-25 0-15-12-23-25-25 11-19 36-31 65-31 42 0 77 25 77 66 0 36-25 63-58 90l-103 88c-6 4-6 4-6 8v11h198z">
            <text:p/>
          </draw:path>
          <draw:path draw:style-name="gr3" draw:text-style-name="P9" draw:layer="layout" svg:width="0.197cm" svg:height="0.844cm" svg:x="13.017cm" svg:y="7.121cm" svg:viewBox="0 0 198 845" svg:d="M198 423c0-66-10-168-56-264-52-103-125-159-134-159-4 0-8 4-8 8s0 5 15 21c85 82 133 217 133 394 0 144-31 293-136 399-12 12-12 14-12 15 0 6 4 8 8 8 9 0 86-57 136-165 44-92 54-186 54-257z">
            <text:p/>
          </draw:path>
          <draw:path draw:style-name="gr3" draw:text-style-name="P9" draw:layer="layout" svg:width="0.402cm" svg:height="0.596cm" svg:x="13.332cm" svg:y="7.169cm" svg:viewBox="0 0 403 597" svg:d="M403 10c0-2 0-10-11-10-12 0-92 8-108 10-6 0-11 3-11 15 0 11 7 11 21 11 40 0 42 6 42 14l-4 17-50 200c-15-31-40-54-78-54-98 0-204 125-204 248 0 81 46 136 113 136 18 0 60-3 110-63 7 35 36 63 77 63 30 0 49-19 63-48 13-28 25-80 25-82 0-10-8-10-10-10-9 0-9 4-11 16-16 55-31 105-66 105-23 0-25-21-25-38 0-21 2-27 6-41zM227 486c-4 15-4 17-18 33-36 46-71 59-94 59-42 0-55-46-55-79 0-42 26-147 48-186 24-50 63-81 97-81 54 0 68 70 68 75 0 4-2 10-4 14z">
            <text:p/>
          </draw:path>
          <draw:path draw:style-name="gr3" draw:text-style-name="P9" draw:layer="layout" svg:width="0.26cm" svg:height="0.539cm" svg:x="13.756cm" svg:y="7.226cm" svg:viewBox="0 0 261 540" svg:d="M156 192h80c16 0 25 0 25-17 0-10-9-10-25-10h-73c29-121 35-136 35-142 0-15-12-23-25-23-4 0-27 0-35 31l-32 134h-81c-17 0-25 0-25 16 0 11 8 11 23 11h75c-62 240-63 254-63 269 0 46 32 79 76 79 89 0 137-125 137-131 0-8-8-8-12-8-6 0-8 2-11 12-37 88-83 108-112 108-17 0-25-12-25-39 0-21 0-27 4-40z">
            <text:p/>
          </draw:path>
        </draw:g>
        <draw:g xml:id="id339" draw:id="id339">
          <svg:title>TexMaths</svg:title>
          <svg:desc>24§display§= 3\smallint  t^\frac{3}{2}\ dt - 11\smallint  t^\frac{1}{2}\  dt§svg§600§FALSE§</svg:desc>
          <draw:polygon draw:style-name="gr2" draw:text-style-name="P8" draw:layer="layout" svg:width="8.251cm" svg:height="0.955cm" svg:x="6.818cm" svg:y="8.44cm" svg:viewBox="0 0 8252 956" draw:points="4126,956 0,956 0,0 8252,0 8252,956">
            <text:p/>
          </draw:polygon>
          <draw:path draw:style-name="gr3" draw:text-style-name="P9" draw:layer="layout" svg:width="0.562cm" svg:height="0.199cm" svg:x="6.824cm" svg:y="8.94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cm" svg:height="0.581cm" svg:x="7.701cm" svg:y="8.692cm" svg:viewBox="0 0 351 582" svg:d="M211 265c69-21 117-81 117-148 0-69-73-117-155-117-85 0-150 50-150 115 0 27 19 44 42 44 27 0 44-19 44-44 0-42-40-42-51-42 25-40 80-52 111-52 35 0 83 19 83 94 0 12-2 60-25 98-25 41-54 42-75 44-6 0-27 2-33 2-8 0-13 2-13 10 0 9 5 9 21 9h36c69 0 102 58 102 141 0 115-60 140-96 140-37 0-100-15-131-65 31 5 56-14 56-47 0-30-21-48-46-48-21 0-48 14-48 50 0 77 79 133 171 133 104 0 180-77 180-163 0-69-53-135-140-154z">
            <text:p/>
          </draw:path>
          <draw:path draw:style-name="gr3" draw:text-style-name="P9" draw:layer="layout" svg:width="0.352cm" svg:height="0.786cm" svg:x="8.275cm" svg:y="8.65cm" svg:viewBox="0 0 353 787" svg:d="M321 35c-29 1-37 23-37 34 0 21 17 35 35 35 17 0 34-12 34-37 0-32-27-67-67-67-71 0-86 92-100 157-23 127-40 235-54 383-3 44-9 92-15 132-8 64-21 98-52 98-13 0-27-9-32-17 28 0 36-21 36-35 0-19-17-32-34-32-18 0-35 9-35 34 0 33 27 67 67 67 71 0 87-90 100-159 23-121 40-229 54-378 6-46 9-94 15-135 8-63 21-96 52-96 15 0 27 8 33 16z">
            <text:p/>
          </draw:path>
          <draw:path draw:style-name="gr3" draw:text-style-name="P9" draw:layer="layout" svg:width="0.26cm" svg:height="0.539cm" svg:x="8.834cm" svg:y="8.726cm" svg:viewBox="0 0 261 540" svg:d="M156 192h80c16 0 25 0 25-17 0-10-9-10-25-10h-73c29-121 35-136 35-142 0-15-12-23-25-23-4 0-27 0-35 31l-32 134h-81c-17 0-25 0-25 16 0 11 8 11 23 11h75c-62 240-63 254-63 269 0 46 32 79 76 79 89 0 137-125 137-131 0-8-8-8-12-8-6 0-8 2-11 12-37 88-83 107-112 107-17 0-25-11-25-38 0-21 0-27 4-40z">
            <text:p/>
          </draw:path>
          <draw:path draw:style-name="gr3" draw:text-style-name="P9" draw:layer="layout" svg:width="0.22cm" svg:height="0.291cm" svg:x="9.254cm" svg:y="8.398cm" svg:viewBox="0 0 221 292" svg:d="M106 142c40 0 65 25 65 67 0 43-27 66-63 66-6 0-56 0-77-21 17-4 21-18 21-27 0-16-12-25-25-25-14 0-27 7-27 27 0 44 50 63 108 63 71 0 113-42 113-83 0-34-31-65-79-76 50-16 63-48 63-72 0-36-42-61-96-61-51 0-94 21-94 60 0 21 16 25 23 25 14 0 25-8 25-24 0-9-5-21-21-25 19-19 58-21 66-21 30 0 53 18 53 46 0 24-15 64-61 66-12 0-14 0-25 2-4 0-8 0-8 5 0 8 4 8 12 8z">
            <text:p/>
          </draw:path>
          <draw:polygon draw:style-name="gr3" draw:text-style-name="P9" draw:layer="layout" svg:width="0.287cm" svg:height="0.03cm" svg:x="9.22cm" svg:y="8.744cm" svg:viewBox="0 0 288 31" draw:points="144,31 0,31 0,0 288,0 288,31">
            <text:p/>
          </draw:polygon>
          <draw:path draw:style-name="gr3" draw:text-style-name="P9" draw:layer="layout" svg:width="0.21cm" svg:height="0.281cm" svg:x="9.258cm" svg:y="8.828cm" svg:viewBox="0 0 211 282" svg:d="M211 202h-17c-2 7-6 34-12 38-3 2-40 2-46 2h-82c27-21 59-44 84-61 39-27 73-52 73-96 0-54-50-85-111-85-58 0-100 33-100 75 0 21 19 25 25 25 11 0 25-8 25-25 0-15-12-23-25-25 11-19 36-31 65-31 42 0 77 25 77 66 0 36-25 63-58 90l-103 88c-6 4-6 4-6 8v11h198z">
            <text:p/>
          </draw:path>
          <draw:path draw:style-name="gr3" draw:text-style-name="P9" draw:layer="layout" svg:width="0.402cm" svg:height="0.596cm" svg:x="9.965cm" svg:y="8.66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9" draw:layer="layout" svg:width="0.26cm" svg:height="0.539cm" svg:x="10.389cm" svg:y="8.726cm" svg:viewBox="0 0 261 540" svg:d="M156 192h80c16 0 25 0 25-17 0-10-9-10-25-10h-73c29-121 35-136 35-142 0-15-12-23-25-23-2 0-27 0-35 31l-32 134h-81c-17 0-25 0-25 16 0 11 8 11 23 11h75c-62 240-63 254-63 269 0 46 32 79 76 79 89 0 137-125 137-131 0-8-8-8-12-8-6 0-8 2-11 12-37 88-83 107-112 107-17 0-25-11-25-38 0-21 0-27 4-40z">
            <text:p/>
          </draw:path>
          <draw:path draw:style-name="gr3" draw:text-style-name="P9" draw:layer="layout" svg:width="0.515cm" svg:height="0.035cm" svg:x="10.932cm" svg:y="9.026cm" svg:viewBox="0 0 516 36" svg:d="M488 36c13 0 28 0 28-19 0-17-15-17-28-17h-459c-14 0-29 0-29 17 0 19 15 19 29 19z">
            <text:p/>
          </draw:path>
          <draw:path draw:style-name="gr3" draw:text-style-name="P9" draw:layer="layout" svg:width="0.279cm" svg:height="0.564cm" svg:x="11.781cm" svg:y="8.692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9" draw:layer="layout" svg:width="0.279cm" svg:height="0.564cm" svg:x="12.203cm" svg:y="8.692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9" draw:layer="layout" svg:width="0.352cm" svg:height="0.786cm" svg:x="12.737cm" svg:y="8.65cm" svg:viewBox="0 0 353 787" svg:d="M321 35c-29 1-37 23-37 34 0 21 17 35 35 35 17 0 34-12 34-37 0-32-27-67-67-67-71 0-86 92-100 157-23 127-40 235-54 383-3 44-9 92-15 132-8 64-21 98-52 98-13 0-27-9-32-17 28 0 36-21 36-35 0-19-17-32-34-32-18 0-35 9-35 34 0 33 27 67 67 67 71 0 87-90 100-159 23-121 40-229 54-378 4-46 9-94 15-135 8-63 21-96 52-96 15 0 27 8 33 16z">
            <text:p/>
          </draw:path>
          <draw:path draw:style-name="gr3" draw:text-style-name="P9" draw:layer="layout" svg:width="0.26cm" svg:height="0.539cm" svg:x="13.296cm" svg:y="8.726cm" svg:viewBox="0 0 261 540" svg:d="M156 192h80c16 0 25 0 25-17 0-10-9-10-25-10h-73c29-121 35-136 35-142 0-15-12-23-25-23-4 0-27 0-35 31l-32 134h-81c-17 0-25 0-25 16 0 11 8 11 23 11h75c-62 240-63 254-63 269 0 46 32 79 76 79 89 0 137-125 137-131 0-8-8-8-12-8-6 0-8 2-11 12-37 88-83 107-112 107-17 0-25-11-25-38 0-21 0-27 4-40z">
            <text:p/>
          </draw:path>
          <draw:path draw:style-name="gr3" draw:text-style-name="P9" draw:layer="layout" svg:width="0.174cm" svg:height="0.281cm" svg:x="13.741cm" svg:y="8.398cm" svg:viewBox="0 0 175 282" svg:d="M109 13c0-13-1-13-15-13-31 27-79 27-86 27h-8v19h8c9 0 36-2 61-11v211c0 13 0 19-44 19h-21v17c23-2 61-2 84-2 25 0 64 0 87 2v-17h-21c-45 0-45-6-45-19z">
            <text:p/>
          </draw:path>
          <draw:polygon draw:style-name="gr3" draw:text-style-name="P9" draw:layer="layout" svg:width="0.287cm" svg:height="0.03cm" svg:x="13.682cm" svg:y="8.744cm" svg:viewBox="0 0 288 31" draw:points="144,31 0,31 0,0 288,0 288,31">
            <text:p/>
          </draw:polygon>
          <draw:path draw:style-name="gr3" draw:text-style-name="P9" draw:layer="layout" svg:width="0.21cm" svg:height="0.281cm" svg:x="13.72cm" svg:y="8.828cm" svg:viewBox="0 0 211 282" svg:d="M211 202h-17c-2 7-6 34-12 38-3 2-40 2-46 2h-82c27-21 59-44 84-61 39-27 73-52 73-96 0-54-50-85-111-85-58 0-100 33-100 75 0 21 19 25 25 25 11 0 25-8 25-25 0-15-12-23-25-25 11-19 36-31 65-31 42 0 77 25 77 66 0 36-25 63-58 90l-103 88c-6 4-6 4-6 8v11h198z">
            <text:p/>
          </draw:path>
          <draw:path draw:style-name="gr3" draw:text-style-name="P9" draw:layer="layout" svg:width="0.402cm" svg:height="0.596cm" svg:x="14.427cm" svg:y="8.66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9" draw:layer="layout" svg:width="0.26cm" svg:height="0.539cm" svg:x="14.851cm" svg:y="8.726cm" svg:viewBox="0 0 261 540" svg:d="M156 192h80c16 0 25 0 25-17 0-10-9-10-25-10h-73c29-121 35-136 35-142 0-15-12-23-25-23-4 0-27 0-35 31l-32 134h-81c-17 0-25 0-25 16 0 11 8 11 23 11h75c-62 240-63 254-63 269 0 46 32 79 76 79 89 0 137-125 137-131 0-8-8-8-12-8-6 0-8 2-11 12-37 88-83 107-112 107-17 0-25-11-25-38 0-21 0-27 4-40z">
            <text:p/>
          </draw:path>
        </draw:g>
        <draw:g xml:id="id340" draw:id="id340">
          <svg:title>TexMaths</svg:title>
          <svg:desc>24§display§= 3\times \frac{ t^\frac{5}{2} }{\frac{5}{2}}  - 11 \times \frac{ t^\frac{3}{2} }{\frac{3}{2}}\ + \ c§svg§600§FALSE§</svg:desc>
          <draw:polygon draw:style-name="gr2" draw:text-style-name="P8" draw:layer="layout" svg:width="9.197cm" svg:height="2.211cm" svg:x="6.818cm" svg:y="9.941cm" svg:viewBox="0 0 9198 2212" draw:points="4600,2212 0,2212 0,0 9198,0 9198,2212">
            <text:p/>
          </draw:polygon>
          <draw:path draw:style-name="gr3" draw:text-style-name="P9" draw:layer="layout" svg:width="0.562cm" svg:height="0.199cm" svg:x="6.824cm" svg:y="10.97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cm" svg:height="0.581cm" svg:x="7.701cm" svg:y="10.721cm" svg:viewBox="0 0 351 582" svg:d="M211 265c69-21 117-81 117-148 0-69-73-117-155-117-85 0-150 50-150 115 0 27 19 44 42 44 27 0 44-19 44-44 0-42-40-42-51-42 25-40 80-52 111-52 34 0 82 19 82 94 0 12-1 60-24 98-25 41-54 42-75 44-6 0-27 2-33 2-8 0-13 2-13 10 0 9 5 9 21 9h36c69 0 102 58 102 141 0 115-60 140-96 140-37 0-100-15-131-65 31 5 56-14 56-47 0-30-21-48-46-48-21 0-48 14-48 50 0 77 79 133 171 133 104 0 180-77 180-163 0-69-53-135-140-154z">
            <text:p/>
          </draw:path>
          <draw:path draw:style-name="gr3" draw:text-style-name="P9" draw:layer="layout" svg:width="0.408cm" svg:height="0.408cm" svg:x="8.4cm" svg:y="10.869cm" svg:viewBox="0 0 409 409" svg:d="M205 181l-169-169c-11-10-13-12-19-12-9 0-17 8-17 17 0 6 2 8 12 18l168 169-168 171c-10 9-12 11-12 17 0 9 8 17 17 17 6 0 8-2 19-11l167-169 177 174c2 2 8 6 12 6 11 0 17-8 17-17 0-2 0-6-2-10-2-2-136-134-179-178l156-154c4-6 17-17 21-21 0-2 4-6 4-12 0-9-6-17-17-17-6 0-10 4-20 13z">
            <text:p/>
          </draw:path>
          <draw:path draw:style-name="gr3" draw:text-style-name="P9" draw:layer="layout" svg:width="0.26cm" svg:height="0.539cm" svg:x="9.239cm" svg:y="10.185cm" svg:viewBox="0 0 261 540" svg:d="M156 192h80c15 0 25 0 25-17 0-10-10-10-25-10h-73c29-121 35-136 35-142 0-15-12-23-25-23-4 0-27 0-35 31l-32 134h-81c-17 0-25 0-25 16 0 11 8 11 23 11h75c-62 240-63 254-63 269 0 46 32 79 76 79 89 0 137-125 137-131 0-8-8-8-12-8-6 0-8 2-11 12-37 88-83 107-112 107-17 0-25-11-25-38 0-21 0-27 4-40z">
            <text:p/>
          </draw:path>
          <draw:path draw:style-name="gr3" draw:text-style-name="P9" draw:layer="layout" svg:width="0.21cm" svg:height="0.291cm" svg:x="9.663cm" svg:y="9.899cm" svg:viewBox="0 0 211 292" svg:d="M44 48c23 6 42 6 46 6 31 0 52-8 62-14 11-5 40-23 40-32 0-8-6-8-6-8-2 0-2 0-7 2-16 6-43 11-70 11-25 0-48-3-71-11-3-2-5-2-5-2-6 0-6 6-6 12v128c0 6 0 12 8 12 3 0 3 0 7-6 18-17 41-27 69-27 23 0 39 14 45 23 9 14 11 33 11 54 0 17-2 42-19 58-19 19-42 21-52 21-29 0-60-12-73-37 19-2 25-13 25-25 0-13-10-23-25-23-8 0-23 6-23 25 0 42 40 77 96 77 63 0 115-42 115-94 0-48-40-94-100-94-27 0-48 7-67 21z">
            <text:p/>
          </draw:path>
          <draw:polygon draw:style-name="gr3" draw:text-style-name="P9" draw:layer="layout" svg:width="0.287cm" svg:height="0.03cm" svg:x="9.625cm" svg:y="10.245cm" svg:viewBox="0 0 288 31" draw:points="144,31 0,31 0,0 288,0 288,31">
            <text:p/>
          </draw:polygon>
          <draw:path draw:style-name="gr3" draw:text-style-name="P9" draw:layer="layout" svg:width="0.21cm" svg:height="0.281cm" svg:x="9.663cm" svg:y="10.329cm" svg:viewBox="0 0 211 282" svg:d="M211 202h-17c-2 7-6 34-12 38-3 2-40 2-46 2h-82c27-21 59-44 84-61 39-27 73-52 73-96 0-54-50-85-111-85-58 0-100 33-100 75 0 21 19 25 25 25 11 0 25-8 25-25 0-15-12-23-25-25 13-19 36-31 65-31 42 0 77 25 77 66 0 36-25 63-58 90l-103 88c-6 4-6 4-6 8v11h198z">
            <text:p/>
          </draw:path>
          <draw:polygon draw:style-name="gr3" draw:text-style-name="P9" draw:layer="layout" svg:width="0.838cm" svg:height="0.035cm" svg:x="9.22cm" svg:y="11.055cm" svg:viewBox="0 0 839 36" draw:points="419,36 0,36 0,0 839,0 839,36">
            <text:p/>
          </draw:polygon>
          <draw:path draw:style-name="gr3" draw:text-style-name="P9" draw:layer="layout" svg:width="0.262cm" svg:height="0.404cm" svg:x="9.508cm" svg:y="11.18cm" svg:viewBox="0 0 263 405" svg:d="M56 63c28 8 48 8 57 8 77 0 125-54 125-63 0-6-6-8-8-8s-2 0-5 2c-14 6-45 17-89 17-17 0-48-2-88-15-6-4-6-4-8-4-7 0-7 6-7 15v175c0 12 0 17 9 17 6 0 6 0 14-7 25-33 61-37 82-37 35 0 52 27 54 33 11 19 13 42 13 77 0 17 0 52-17 78-15 22-40 35-69 35-38 0-79-21-94-60 23 2 35-13 35-28 0-25-22-31-29-31-2 0-31 0-31 33 0 53 48 105 121 105 75 0 142-55 142-130 0-68-52-129-125-129-27 0-57 6-82 29z">
            <text:p/>
          </draw:path>
          <draw:polygon draw:style-name="gr3" draw:text-style-name="P9" draw:layer="layout" svg:width="0.337cm" svg:height="0.035cm" svg:x="9.469cm" svg:y="11.676cm" svg:viewBox="0 0 338 36" draw:points="169,36 0,36 0,0 338,0 338,36">
            <text:p/>
          </draw:polygon>
          <draw:path draw:style-name="gr3" draw:text-style-name="P9" draw:layer="layout" svg:width="0.262cm" svg:height="0.393cm" svg:x="9.508cm" svg:y="11.80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9" draw:layer="layout" svg:width="0.515cm" svg:height="0.035cm" svg:x="10.414cm" svg:y="11.055cm" svg:viewBox="0 0 516 36" svg:d="M488 36c13 0 28 0 28-19 0-17-15-17-28-17h-459c-14 0-29 0-29 17 0 19 15 19 29 19z">
            <text:p/>
          </draw:path>
          <draw:path draw:style-name="gr3" draw:text-style-name="P9" draw:layer="layout" svg:width="0.279cm" svg:height="0.564cm" svg:x="11.262cm" svg:y="10.721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9" draw:layer="layout" svg:width="0.279cm" svg:height="0.564cm" svg:x="11.685cm" svg:y="10.721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9" draw:layer="layout" svg:width="0.408cm" svg:height="0.408cm" svg:x="12.343cm" svg:y="10.869cm" svg:viewBox="0 0 409 409" svg:d="M205 181l-169-169c-11-10-13-12-19-12-9 0-17 8-17 17 0 6 2 8 12 18l168 169-168 171c-10 9-12 11-12 17 0 9 8 17 17 17 6 0 8-2 19-11l167-169 177 174c2 2 8 6 12 6 11 0 17-8 17-17 0-2 0-6-2-10-2-2-136-134-179-178l156-154c4-6 17-17 21-21 0-2 4-6 4-12 0-9-6-17-17-17-6 0-10 4-20 13z">
            <text:p/>
          </draw:path>
          <draw:path draw:style-name="gr3" draw:text-style-name="P9" draw:layer="layout" svg:width="0.26cm" svg:height="0.539cm" svg:x="13.182cm" svg:y="10.185cm" svg:viewBox="0 0 261 540" svg:d="M156 192h80c15 0 25 0 25-17 0-10-10-10-25-10h-73c29-121 35-136 35-142 0-15-12-23-25-23-2 0-27 0-35 31l-32 134h-81c-17 0-25 0-25 16 0 11 8 11 23 11h75c-60 240-63 254-63 269 0 46 32 79 76 79 89 0 137-125 137-131 0-8-8-8-12-8-6 0-8 2-11 12-37 88-83 107-112 107-17 0-25-11-25-38 0-21 2-27 4-40z">
            <text:p/>
          </draw:path>
          <draw:path draw:style-name="gr3" draw:text-style-name="P9" draw:layer="layout" svg:width="0.22cm" svg:height="0.291cm" svg:x="13.603cm" svg:y="9.899cm" svg:viewBox="0 0 221 292" svg:d="M106 142c40 0 65 25 65 67 0 43-27 66-63 66-6 0-56 0-77-21 17-4 21-18 21-27 0-16-12-25-25-25-14 0-27 7-27 27 0 44 50 63 108 63 71 0 113-42 113-83 0-34-31-65-79-76 50-16 63-48 63-72 0-36-42-61-96-61-51 0-94 21-94 60 0 21 16 25 23 25 14 0 25-8 25-24 0-9-5-21-21-25 19-19 58-21 66-21 30 0 53 18 53 46 0 24-15 64-61 66-12 0-14 0-25 2-4 0-8 0-8 5 0 8 4 8 12 8z">
            <text:p/>
          </draw:path>
          <draw:polygon draw:style-name="gr3" draw:text-style-name="P9" draw:layer="layout" svg:width="0.287cm" svg:height="0.03cm" svg:x="13.57cm" svg:y="10.245cm" svg:viewBox="0 0 288 31" draw:points="144,31 0,31 0,0 288,0 288,31">
            <text:p/>
          </draw:polygon>
          <draw:path draw:style-name="gr3" draw:text-style-name="P9" draw:layer="layout" svg:width="0.21cm" svg:height="0.281cm" svg:x="13.608cm" svg:y="10.329cm" svg:viewBox="0 0 211 282" svg:d="M211 202h-17c-2 7-6 34-12 38-3 2-40 2-46 2h-84c29-21 61-44 86-61 39-27 73-52 73-96 0-54-50-85-111-85-58 0-100 33-100 75 0 21 19 25 25 25 11 0 25-8 25-25 0-15-12-23-25-25 11-19 36-31 65-31 42 0 77 25 77 66 0 36-25 63-58 90l-103 88c-6 4-6 4-6 8v11h198z">
            <text:p/>
          </draw:path>
          <draw:polygon draw:style-name="gr3" draw:text-style-name="P9" draw:layer="layout" svg:width="0.838cm" svg:height="0.035cm" svg:x="13.163cm" svg:y="11.055cm" svg:viewBox="0 0 839 36" draw:points="419,36 0,36 0,0 839,0 839,36">
            <text:p/>
          </draw:polygon>
          <draw:path draw:style-name="gr3" draw:text-style-name="P9" draw:layer="layout" svg:width="0.272cm" svg:height="0.404cm" svg:x="13.445cm" svg:y="11.18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29-13 29-30 0-18-12-29-29-31 21-27 61-33 82-33 27 0 66 14 66 66 0 25-10 51-25 69-19 23-35 25-65 27-16 0-16 0-20 2 0 0-5 0-5 7 0 8 5 8 15 8z">
            <text:p/>
          </draw:path>
          <draw:polygon draw:style-name="gr3" draw:text-style-name="P9" draw:layer="layout" svg:width="0.337cm" svg:height="0.035cm" svg:x="13.413cm" svg:y="11.676cm" svg:viewBox="0 0 338 36" draw:points="169,36 0,36 0,0 338,0 338,36">
            <text:p/>
          </draw:polygon>
          <draw:path draw:style-name="gr3" draw:text-style-name="P9" draw:layer="layout" svg:width="0.262cm" svg:height="0.393cm" svg:x="13.451cm" svg:y="11.80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9" draw:layer="layout" svg:width="0.562cm" svg:height="0.564cm" svg:x="14.616cm" svg:y="10.792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9" draw:layer="layout" svg:width="0.329cm" svg:height="0.383cm" svg:x="15.728cm" svg:y="10.911cm" svg:viewBox="0 0 330 384" svg:d="M301 52c-13 0-25 0-38 13-13 12-15 27-15 33 0 19 15 29 32 29 25 0 48-19 48-54 0-42-40-73-101-73-114 0-227 121-227 240 0 77 50 144 138 144 121 0 192-90 192-100 0-6-6-11-9-11-6 0-6 2-12 9-67 83-159 83-171 83-52 0-75-40-75-92 0-35 18-117 46-169 25-48 73-85 119-85 29 0 62 10 73 33z">
            <text:p/>
          </draw:path>
        </draw:g>
        <draw:g xml:id="id343" draw:id="id343">
          <svg:title>TexMaths</svg:title>
          <svg:desc>24§display§= \frac{ 6 ( x+ 3 )^\frac{5}{2} }{5}  -  \frac{ 22 ( x + 3 )^\frac{3}{2} }{3}\ + \ c§svg§600§FALSE§</svg:desc>
          <draw:polygon draw:style-name="gr2" draw:text-style-name="P8" draw:layer="layout" svg:width="11.71cm" svg:height="1.897cm" svg:x="6.819cm" svg:y="12.642cm" svg:viewBox="0 0 11711 1898" draw:points="5854,1898 0,1898 0,0 11711,0 11711,1898">
            <text:p/>
          </draw:polygon>
          <draw:path draw:style-name="gr3" draw:text-style-name="P9" draw:layer="layout" svg:width="0.562cm" svg:height="0.199cm" svg:x="6.825cm" svg:y="13.67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cm" svg:height="0.58cm" svg:x="7.804cm" svg:y="12.851cm" svg:viewBox="0 0 351 581" svg:d="M77 286v-21c0-213 105-244 148-244 21 0 55 6 75 35-14 0-47 0-47 36 0 27 20 40 39 40 13 0 38-7 38-40 0-52-36-92-107-92-108 0-223 109-223 295 0 227 98 286 177 286 94 0 174-78 174-190 0-107-75-190-169-190-57 0-88 45-105 85zM177 558c-54 0-79-51-83-63-15-40-15-107-15-123 0-65 27-151 103-151 14 0 52 0 79 53 15 31 15 75 15 115 0 41 0 83-15 114-25 51-65 55-84 55z">
            <text:p/>
          </draw:path>
          <draw:path draw:style-name="gr3" draw:text-style-name="P9" draw:layer="layout" svg:width="0.197cm" svg:height="0.843cm" svg:x="8.274cm" svg:y="12.78cm" svg:viewBox="0 0 198 844" svg:d="M198 837c0-2 0-4-16-20-105-105-132-264-132-395 0-146 33-293 136-399 12-10 12-11 12-15 0-6-4-8-10-8-8 0-84 58-134 165-44 92-54 186-54 257 0 67 10 169 56 265 52 103 124 157 132 157 6 0 10-2 10-7z">
            <text:p/>
          </draw:path>
          <draw:path draw:style-name="gr3" draw:text-style-name="P9" draw:layer="layout" svg:width="0.421cm" svg:height="0.383cm" svg:x="8.543cm" svg:y="13.041cm" svg:viewBox="0 0 422 384" svg:d="M259 119c4-23 23-100 83-100 4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8 42 56 79 56 57 0 86-60 90-65 10 32 40 65 90 65 89 0 137-110 137-131 0-7-8-7-10-7-8 0-10 2-12 7-28 92-86 112-113 112-33 0-46-27-46-56 0-19 6-37 15-75z">
            <text:p/>
          </draw:path>
          <draw:path draw:style-name="gr3" draw:text-style-name="P9" draw:layer="layout" svg:width="0.562cm" svg:height="0.563cm" svg:x="9.234cm" svg:y="12.922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5cm" svg:height="0.58cm" svg:x="10.066cm" svg:y="12.851cm" svg:viewBox="0 0 351 581" svg:d="M211 265c69-21 117-81 117-148 0-69-73-117-155-117-85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  <draw:path draw:style-name="gr3" draw:text-style-name="P9" draw:layer="layout" svg:width="0.197cm" svg:height="0.843cm" svg:x="10.502cm" svg:y="12.78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ath draw:style-name="gr3" draw:text-style-name="P9" draw:layer="layout" svg:width="0.21cm" svg:height="0.291cm" svg:x="10.92cm" svg:y="12.6cm" svg:viewBox="0 0 211 292" svg:d="M44 48c23 6 42 6 46 6 29 0 52-8 62-14 11-5 40-23 40-32 0-8-6-8-6-8-2 0-2 0-7 2-16 6-43 11-70 11-25 0-48-3-71-11-5-2-5-2-5-2-8 0-8 6-8 12v128c0 6 0 12 10 12 3 0 3 0 7-6 18-17 41-27 69-27 23 0 39 13 45 23 9 13 11 33 11 54 0 17-2 42-19 57-19 19-42 21-52 21-29 0-60-11-73-36 19-2 25-14 25-25 0-13-12-23-25-23-8 0-23 6-23 25 0 42 40 77 96 77 63 0 115-43 115-94 0-48-40-94-100-94-27 0-48 7-67 21z">
            <text:p/>
          </draw:path>
          <draw:polygon draw:style-name="gr3" draw:text-style-name="P9" draw:layer="layout" svg:width="0.287cm" svg:height="0.03cm" svg:x="10.882cm" svg:y="12.945cm" svg:viewBox="0 0 288 31" draw:points="144,31 0,31 0,0 288,0 288,31">
            <text:p/>
          </draw:polygon>
          <draw:path draw:style-name="gr3" draw:text-style-name="P9" draw:layer="layout" svg:width="0.21cm" svg:height="0.281cm" svg:x="10.92cm" svg:y="13.03cm" svg:viewBox="0 0 211 282" svg:d="M211 201h-17c-2 8-6 35-12 39-3 2-40 2-46 2h-84c29-21 61-44 86-62 39-27 73-51 73-96 0-53-50-84-111-84-58 0-100 33-100 75 0 21 19 25 25 25 11 0 25-8 25-25 0-16-12-23-25-25 11-19 36-31 65-31 42 0 77 25 77 65 0 37-25 64-58 91l-103 88c-6 4-6 4-6 8v11h198z">
            <text:p/>
          </draw:path>
          <draw:polygon draw:style-name="gr3" draw:text-style-name="P9" draw:layer="layout" svg:width="3.545cm" svg:height="0.035cm" svg:x="7.768cm" svg:y="13.755cm" svg:viewBox="0 0 3546 36" draw:points="1772,36 0,36 0,0 3546,0 3546,36">
            <text:p/>
          </draw:polygon>
          <draw:path draw:style-name="gr3" draw:text-style-name="P9" draw:layer="layout" svg:width="0.337cm" svg:height="0.58cm" svg:x="9.373cm" svg:y="14.001cm" svg:viewBox="0 0 338 581" svg:d="M338 393c0-99-69-186-161-186-41 0-77 14-108 44v-165c17 6 46 12 73 12 104 0 163-77 163-88 0-6-2-10-7-10-2 0-4 0-8 2-17 8-58 25-115 25-35 0-73-6-114-23-5-4-7-4-9-4-8 0-8 8-8 21v250c0 15 0 23 12 23 5 0 7-2 9-8 10-14 43-60 110-60 44 0 65 39 73 54 13 33 15 65 15 108 0 28 0 80-21 115-19 32-52 55-90 55-62 0-110-44-125-94 2 0 6 0 15 0 27 0 42-21 42-40 0-21-15-42-42-42-13 0-42 6-42 46 0 71 58 153 154 153 98 0 184-80 184-188z">
            <text:p/>
          </draw:path>
          <draw:path draw:style-name="gr3" draw:text-style-name="P9" draw:layer="layout" svg:width="0.516cm" svg:height="0.035cm" svg:x="11.671cm" svg:y="13.755cm" svg:viewBox="0 0 517 36" svg:d="M488 36c13 0 29 0 29-19 0-17-16-17-29-17h-459c-14 0-29 0-29 17 0 19 15 19 29 19z">
            <text:p/>
          </draw:path>
          <draw:path draw:style-name="gr3" draw:text-style-name="P9" draw:layer="layout" svg:width="0.337cm" svg:height="0.563cm" svg:x="12.589cm" svg:y="12.851cm" svg:viewBox="0 0 338 564" svg:d="M65 499l91-88c132-117 182-162 182-246 0-98-75-165-179-165-96 0-159 79-159 153 0 47 42 47 44 47 16 0 44-10 44-45 0-21-15-44-44-44-8 0-8 0-11 2 19-55 65-86 115-86 77 0 113 67 113 138 0 67-42 134-88 186l-163 180c-10 10-10 12-10 33h315l23-148h-21c-4 25-10 64-19 75-6 8-62 8-79 8z">
            <text:p/>
          </draw:path>
          <draw:path draw:style-name="gr3" draw:text-style-name="P9" draw:layer="layout" svg:width="0.337cm" svg:height="0.563cm" svg:x="13.009cm" svg:y="12.851cm" svg:viewBox="0 0 338 564" svg:d="M65 499l91-88c132-117 182-162 182-246 0-98-75-165-179-165-96 0-159 79-159 153 0 47 42 47 44 47 16 0 44-10 44-45 0-21-15-44-44-44-8 0-8 0-11 2 19-55 65-86 115-86 77 0 113 67 113 138 0 67-42 134-88 186l-163 180c-10 10-10 12-10 33h315l23-148h-21c-4 25-10 64-17 75-8 8-64 8-81 8z">
            <text:p/>
          </draw:path>
          <draw:path draw:style-name="gr3" draw:text-style-name="P9" draw:layer="layout" svg:width="0.197cm" svg:height="0.843cm" svg:x="13.474cm" svg:y="12.78cm" svg:viewBox="0 0 198 844" svg:d="M198 837c0-2 0-4-16-20-105-105-132-264-132-395 0-146 33-293 136-399 12-10 12-11 12-15 0-6-4-8-10-8-8 0-84 58-134 165-44 92-54 186-54 257 0 67 10 169 56 265 52 103 124 157 132 157 6 0 10-2 10-7z">
            <text:p/>
          </draw:path>
          <draw:path draw:style-name="gr3" draw:text-style-name="P9" draw:layer="layout" svg:width="0.421cm" svg:height="0.383cm" svg:x="13.743cm" svg:y="13.041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8 42 56 81 56 55 0 86-60 88-65 10 32 40 65 92 65 87 0 135-110 135-131 0-7-8-7-10-7-8 0-10 2-12 7-26 92-84 112-113 112-33 0-46-27-46-56 0-19 6-37 15-75z">
            <text:p/>
          </draw:path>
          <draw:path draw:style-name="gr3" draw:text-style-name="P9" draw:layer="layout" svg:width="0.562cm" svg:height="0.563cm" svg:x="14.434cm" svg:y="12.922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5cm" svg:height="0.58cm" svg:x="15.266cm" svg:y="12.851cm" svg:viewBox="0 0 351 581" svg:d="M211 265c69-21 117-81 117-148 0-69-73-117-155-117-85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  <draw:path draw:style-name="gr3" draw:text-style-name="P9" draw:layer="layout" svg:width="0.197cm" svg:height="0.843cm" svg:x="15.701cm" svg:y="12.78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ath draw:style-name="gr3" draw:text-style-name="P9" draw:layer="layout" svg:width="0.22cm" svg:height="0.291cm" svg:x="16.116cm" svg:y="12.6cm" svg:viewBox="0 0 221 292" svg:d="M106 142c40 0 65 25 65 67s-27 65-63 65c-6 0-56 0-79-21 19-4 23-17 23-27 0-15-12-25-25-25-14 0-27 8-27 27 0 44 50 64 108 64 71 0 113-43 113-83 0-34-31-65-79-77 50-15 63-48 63-71 0-36-42-61-96-61-51 0-94 21-94 59 0 22 16 25 23 25 14 0 25-7 25-23 0-9-5-21-21-25 19-19 58-21 66-21 30 0 53 18 53 46 0 23-15 64-61 66-12 0-14 0-25 2-4 0-8 0-8 5 0 8 4 8 12 8z">
            <text:p/>
          </draw:path>
          <draw:polygon draw:style-name="gr3" draw:text-style-name="P9" draw:layer="layout" svg:width="0.287cm" svg:height="0.03cm" svg:x="16.082cm" svg:y="12.945cm" svg:viewBox="0 0 288 31" draw:points="144,31 0,31 0,0 288,0 288,31">
            <text:p/>
          </draw:polygon>
          <draw:path draw:style-name="gr3" draw:text-style-name="P9" draw:layer="layout" svg:width="0.21cm" svg:height="0.281cm" svg:x="16.12cm" svg:y="13.03cm" svg:viewBox="0 0 211 282" svg:d="M211 201h-17c-2 8-6 35-12 39-3 2-40 2-46 2h-84c29-21 61-44 86-62 39-27 73-51 73-96 0-53-50-84-111-84-58 0-100 33-100 75 0 21 19 25 25 25 11 0 25-8 25-25 0-16-12-23-25-25 11-19 36-31 65-31 42 0 77 25 77 65 0 37-25 64-58 91l-103 88c-6 4-6 4-6 8v11h198z">
            <text:p/>
          </draw:path>
          <draw:polygon draw:style-name="gr3" draw:text-style-name="P9" draw:layer="layout" svg:width="3.968cm" svg:height="0.035cm" svg:x="12.547cm" svg:y="13.755cm" svg:viewBox="0 0 3969 36" draw:points="1983,36 0,36 0,0 3969,0 3969,36">
            <text:p/>
          </draw:polygon>
          <draw:path draw:style-name="gr3" draw:text-style-name="P9" draw:layer="layout" svg:width="0.35cm" svg:height="0.58cm" svg:x="14.354cm" svg:y="14.001cm" svg:viewBox="0 0 351 581" svg:d="M211 265c69-21 117-81 117-148 0-69-73-117-155-117-85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  <draw:path draw:style-name="gr3" draw:text-style-name="P9" draw:layer="layout" svg:width="0.562cm" svg:height="0.563cm" svg:x="17.13cm" svg:y="13.492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29cm" svg:height="0.383cm" svg:x="18.242cm" svg:y="13.611cm" svg:viewBox="0 0 330 384" svg:d="M301 52c-13 0-25 0-38 13-13 12-15 27-15 33 0 19 15 29 32 29 25 0 48-20 48-54 0-42-40-73-101-73-114 0-227 121-227 240 0 77 50 144 138 144 121 0 192-90 192-100 0-6-6-12-9-12-6 0-8 2-12 10-67 83-159 83-171 83-52 0-75-41-75-93 0-34 18-117 46-168 25-48 73-85 119-85 29 0 62 10 73 33z">
            <text:p/>
          </draw:path>
        </draw:g>
        <draw:g xml:id="id342" draw:id="id342">
          <svg:title>TexMaths</svg:title>
          <svg:desc>28§display§\text {I}§svg§600§FALSE§</svg:desc>
          <draw:polygon draw:style-name="gr2" draw:text-style-name="P8" draw:layer="layout" svg:width="0.229cm" svg:height="0.575cm" svg:x="5.734cm" svg:y="13.445cm" svg:viewBox="0 0 230 576" draw:points="116,576 0,576 0,0 230,0 230,576">
            <text:p/>
          </draw:polygon>
          <draw:path draw:style-name="gr3" draw:text-style-name="P9" draw:layer="layout" svg:width="0.301cm" svg:height="0.674cm" svg:x="5.712cm" svg:y="13.3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41" draw:id="id341">
          <svg:title>TexMaths</svg:title>
          <svg:desc>28§display§\therefore§svg§600§FALSE§</svg:desc>
          <draw:polygon draw:style-name="gr2" draw:text-style-name="P8" draw:layer="layout" svg:width="0.528cm" svg:height="0.433cm" svg:x="4.107cm" svg:y="13.526cm" svg:viewBox="0 0 529 434" draw:points="265,434 0,434 0,0 529,0 529,434">
            <text:p/>
          </draw:polygon>
          <draw:path draw:style-name="gr3" draw:text-style-name="P9" draw:layer="layout" svg:width="0.598cm" svg:height="0.531cm" svg:x="4.087cm" svg:y="13.47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28" smil:attributeName="visibility" smil:to="visible"/>
                  <anim:animate smil:dur="0.5s" smil:fill="hold" smil:targetElement="id328" smil:attributeName="width" smil:values="width*0.05;width" smil:keyTimes="0;1"/>
                  <anim:animate smil:dur="0.5s" smil:fill="hold" smil:targetElement="id328" smil:attributeName="height" smil:values="height;height" smil:keyTimes="0;1"/>
                  <anim:animate smil:dur="0.5s" smil:fill="hold" smil:targetElement="id328" smil:attributeName="x" smil:values="x-.2;x" smil:keyTimes="0;1"/>
                  <anim:animate smil:dur="0.5s" smil:fill="hold" smil:targetElement="id328" smil:attributeName="y" smil:values="y;y" smil:keyTimes="0;1"/>
                  <anim:transitionFilter smil:dur="0.5s" smil:targetElement="id32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9" smil:attributeName="visibility" smil:to="visible"/>
                  <anim:animate smil:dur="0.5s" smil:fill="hold" smil:targetElement="id329" smil:attributeName="width" smil:values="width*0.05;width" smil:keyTimes="0;1"/>
                  <anim:animate smil:dur="0.5s" smil:fill="hold" smil:targetElement="id329" smil:attributeName="height" smil:values="height;height" smil:keyTimes="0;1"/>
                  <anim:animate smil:dur="0.5s" smil:fill="hold" smil:targetElement="id329" smil:attributeName="x" smil:values="x-.2;x" smil:keyTimes="0;1"/>
                  <anim:animate smil:dur="0.5s" smil:fill="hold" smil:targetElement="id329" smil:attributeName="y" smil:values="y;y" smil:keyTimes="0;1"/>
                  <anim:transitionFilter smil:dur="0.5s" smil:targetElement="id329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0" smil:attributeName="visibility" smil:to="visible"/>
                  <anim:animate smil:dur="0.5s" smil:fill="hold" smil:targetElement="id330" smil:attributeName="x" smil:values="x;x" smil:keyTimes="0;1"/>
                  <anim:animate smil:dur="0.5s" smil:fill="hold" smil:targetElement="id330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1" smil:attributeName="visibility" smil:to="visible"/>
                  <anim:animate smil:dur="0.5s" smil:fill="hold" smil:targetElement="id331" smil:attributeName="x" smil:values="x;x" smil:keyTimes="0;1"/>
                  <anim:animate smil:dur="0.5s" smil:fill="hold" smil:targetElement="id3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32" smil:attributeName="visibility" smil:to="visible"/>
                  <anim:animate smil:dur="0.5s" smil:fill="hold" smil:targetElement="id332" smil:attributeName="width" smil:values="width*0.05;width" smil:keyTimes="0;1"/>
                  <anim:animate smil:dur="0.5s" smil:fill="hold" smil:targetElement="id332" smil:attributeName="height" smil:values="height;height" smil:keyTimes="0;1"/>
                  <anim:animate smil:dur="0.5s" smil:fill="hold" smil:targetElement="id332" smil:attributeName="x" smil:values="x-.2;x" smil:keyTimes="0;1"/>
                  <anim:animate smil:dur="0.5s" smil:fill="hold" smil:targetElement="id332" smil:attributeName="y" smil:values="y;y" smil:keyTimes="0;1"/>
                  <anim:transitionFilter smil:dur="0.5s" smil:targetElement="id33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3" smil:attributeName="visibility" smil:to="visible"/>
                  <anim:animate smil:dur="0.5s" smil:fill="hold" smil:targetElement="id333" smil:attributeName="width" smil:values="width*0.05;width" smil:keyTimes="0;1"/>
                  <anim:animate smil:dur="0.5s" smil:fill="hold" smil:targetElement="id333" smil:attributeName="height" smil:values="height;height" smil:keyTimes="0;1"/>
                  <anim:animate smil:dur="0.5s" smil:fill="hold" smil:targetElement="id333" smil:attributeName="x" smil:values="x-.2;x" smil:keyTimes="0;1"/>
                  <anim:animate smil:dur="0.5s" smil:fill="hold" smil:targetElement="id333" smil:attributeName="y" smil:values="y;y" smil:keyTimes="0;1"/>
                  <anim:transitionFilter smil:dur="0.5s" smil:targetElement="id33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4" smil:attributeName="visibility" smil:to="visible"/>
                  <anim:animate smil:dur="0.5s" smil:fill="hold" smil:targetElement="id334" smil:attributeName="width" smil:values="width*0.05;width" smil:keyTimes="0;1"/>
                  <anim:animate smil:dur="0.5s" smil:fill="hold" smil:targetElement="id334" smil:attributeName="height" smil:values="height;height" smil:keyTimes="0;1"/>
                  <anim:animate smil:dur="0.5s" smil:fill="hold" smil:targetElement="id334" smil:attributeName="x" smil:values="x-.2;x" smil:keyTimes="0;1"/>
                  <anim:animate smil:dur="0.5s" smil:fill="hold" smil:targetElement="id334" smil:attributeName="y" smil:values="y;y" smil:keyTimes="0;1"/>
                  <anim:transitionFilter smil:dur="0.5s" smil:targetElement="id3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5" smil:attributeName="visibility" smil:to="visible"/>
                  <anim:animate smil:dur="0.5s" smil:fill="hold" smil:targetElement="id335" smil:attributeName="x" smil:values="x;x" smil:keyTimes="0;1"/>
                  <anim:animate smil:dur="0.5s" smil:fill="hold" smil:targetElement="id3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6" smil:attributeName="visibility" smil:to="visible"/>
                  <anim:animate smil:dur="0.5s" smil:fill="hold" smil:targetElement="id336" smil:attributeName="x" smil:values="x;x" smil:keyTimes="0;1"/>
                  <anim:animate smil:dur="0.5s" smil:fill="hold" smil:targetElement="id3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7" smil:attributeName="visibility" smil:to="visible"/>
                  <anim:animate smil:dur="0.5s" smil:fill="hold" smil:targetElement="id337" smil:attributeName="x" smil:values="x;x" smil:keyTimes="0;1"/>
                  <anim:animate smil:dur="0.5s" smil:fill="hold" smil:targetElement="id3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8" smil:attributeName="visibility" smil:to="visible"/>
                  <anim:animate smil:dur="0.5s" smil:fill="hold" smil:targetElement="id338" smil:attributeName="x" smil:values="x;x" smil:keyTimes="0;1"/>
                  <anim:animate smil:dur="0.5s" smil:fill="hold" smil:targetElement="id3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9" smil:attributeName="visibility" smil:to="visible"/>
                  <anim:animate smil:dur="0.5s" smil:fill="hold" smil:targetElement="id339" smil:attributeName="x" smil:values="x;x" smil:keyTimes="0;1"/>
                  <anim:animate smil:dur="0.5s" smil:fill="hold" smil:targetElement="id3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0" smil:attributeName="visibility" smil:to="visible"/>
                  <anim:animate smil:dur="0.5s" smil:fill="hold" smil:targetElement="id340" smil:attributeName="x" smil:values="x;x" smil:keyTimes="0;1"/>
                  <anim:animate smil:dur="0.5s" smil:fill="hold" smil:targetElement="id3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1" smil:attributeName="visibility" smil:to="visible"/>
                  <anim:animate smil:dur="0.5s" smil:fill="hold" smil:targetElement="id341" smil:attributeName="x" smil:values="x;x" smil:keyTimes="0;1"/>
                  <anim:animate smil:dur="0.5s" smil:fill="hold" smil:targetElement="id34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42" smil:attributeName="visibility" smil:to="visible"/>
                  <anim:animate smil:dur="0.5s" smil:fill="hold" smil:targetElement="id342" smil:attributeName="x" smil:values="x;x" smil:keyTimes="0;1"/>
                  <anim:animate smil:dur="0.5s" smil:fill="hold" smil:targetElement="id3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3" smil:attributeName="visibility" smil:to="visible"/>
                  <anim:animate smil:dur="0.5s" smil:fill="hold" smil:targetElement="id343" smil:attributeName="x" smil:values="x;x" smil:keyTimes="0;1"/>
                  <anim:animate smil:dur="0.5s" smil:fill="hold" smil:targetElement="id34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office:forms form:automatic-focus="false" form:apply-design-mode="false"/>
        <draw:frame presentation:style-name="pr10" draw:text-style-name="P15" draw:layer="layout" svg:width="26.4cm" svg:height="14.372cm" svg:x="0.8cm" svg:y="0.628cm" presentation:class="title" presentation:user-transformed="true">
          <draw:text-box>
            <text:p text:style-name="P6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g xml:id="id346" draw:id="id346">
          <svg:title>TexMaths</svg:title>
          <svg:desc>28§display§\text {I}§svg§600§FALSE§</svg:desc>
          <draw:polygon draw:style-name="gr2" draw:text-style-name="P8" draw:layer="layout" svg:width="0.229cm" svg:height="0.575cm" svg:x="4.932cm" svg:y="1.343cm" svg:viewBox="0 0 230 576" draw:points="116,576 0,576 0,0 230,0 230,576">
            <text:p/>
          </draw:polygon>
          <draw:path draw:style-name="gr3" draw:text-style-name="P9" draw:layer="layout" svg:width="0.301cm" svg:height="0.674cm" svg:x="4.9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44" draw:id="id344">
          <svg:title>TexMaths</svg:title>
          <svg:desc>28§display§\text {(9)}§svg§600§FALSE§</svg:desc>
          <draw:polygon draw:style-name="gr2" draw:text-style-name="P8" draw:layer="layout" svg:width="1.061cm" svg:height="0.886cm" svg:x="1.611cm" svg:y="1.245cm" svg:viewBox="0 0 1062 887" draw:points="531,887 0,887 0,0 1062,0 1062,887">
            <text:p/>
          </draw:polygon>
          <draw:path draw:style-name="gr3" draw:text-style-name="P9" draw:layer="layout" svg:width="0.23cm" svg:height="0.985cm" svg:x="1.658cm" svg:y="1.196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409cm" svg:height="0.678cm" svg:x="1.985cm" svg:y="1.279cm" svg:viewBox="0 0 410 679" svg:d="M323 343v31c0 233-103 278-162 278-18 0-69-2-96-36 43 0 52-29 52-45 0-31-25-47-48-47-15 0-44 9-44 50 0 65 53 105 136 105 128 0 249-134 249-345 0-267-112-334-202-334-53 0-103 18-145 63-41 45-63 85-63 159 0 123 87 219 197 219 61 0 101-40 126-98zM199 419c-15 0-62 0-91-60-18-39-18-88-18-135 0-54 0-101 20-137 27-49 65-62 98-62 48 0 79 33 97 78 11 31 16 94 16 139 0 83-34 177-122 177z">
            <text:p/>
          </draw:path>
          <draw:path draw:style-name="gr3" draw:text-style-name="P9" draw:layer="layout" svg:width="0.23cm" svg:height="0.985cm" svg:x="2.494cm" svg:y="1.19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45" draw:id="id345">
          <svg:title>TexMaths</svg:title>
          <svg:desc>26§display§\text {Let}§svg§600§FALSE§</svg:desc>
          <draw:polygon draw:style-name="gr2" draw:text-style-name="P8" draw:layer="layout" svg:width="1.19cm" svg:height="0.544cm" svg:x="3.128cm" svg:y="1.341cm" svg:viewBox="0 0 1191 545" draw:points="594,545 0,545 0,0 1191,0 1191,545">
            <text:p/>
          </draw:polygon>
          <draw:path draw:style-name="gr3" draw:text-style-name="P9" draw:layer="layout" svg:width="0.502cm" svg:height="0.626cm" svg:x="3.111cm" svg:y="1.295cm" svg:viewBox="0 0 503 627" svg:d="M503 389h-23c-10 94-23 208-185 208h-75c-41 0-43-6-43-35v-489c0-31 0-44 87-44h29v-29c-33 2-116 2-154 2-35 0-108 0-139-2v29h23c71 0 71 11 71 42v485c0 33 0 41-71 41h-23v30h478z">
            <text:p/>
          </draw:path>
          <draw:path draw:style-name="gr3" draw:text-style-name="P9" draw:layer="layout" svg:width="0.354cm" svg:height="0.422cm" svg:x="3.678cm" svg:y="1.509cm" svg:viewBox="0 0 355 423" svg:d="M77 181c6-137 83-160 114-160 94 0 104 123 104 160zM77 200h255c21 0 23 0 23-19 0-91-50-181-164-181-106 0-191 94-191 210 0 123 96 213 202 213 112 0 153-102 153-121 0-8-8-11-12-11-8 0-11 7-11 13-33 96-116 96-124 96-46 0-83-29-104-63-27-43-27-104-27-137z">
            <text:p/>
          </draw:path>
          <draw:path draw:style-name="gr3" draw:text-style-name="P9" draw:layer="layout" svg:width="0.288cm" svg:height="0.574cm" svg:x="4.075cm" svg:y="1.357cm" svg:viewBox="0 0 289 575" svg:d="M141 198h131v-29h-131v-169h-23c0 75-29 173-118 177v21h79v252c0 114 85 125 118 125 65 0 92-65 92-125v-52h-25v52c0 66-27 102-60 102-63 0-63-84-63-100z">
            <text:p/>
          </draw:path>
        </draw:g>
        <draw:g xml:id="id350" draw:id="id350">
          <svg:title>TexMaths</svg:title>
          <svg:desc>24§display§\text {Put } 3e^{-x} + 4 = t,§svg§600§FALSE§</svg:desc>
          <draw:polygon draw:style-name="gr2" draw:text-style-name="P8" draw:layer="layout" svg:width="6.387cm" svg:height="0.689cm" svg:x="1.927cm" svg:y="5.941cm" svg:viewBox="0 0 6388 690" draw:points="3195,690 0,690 0,0 6388,0 6388,690">
            <text:p/>
          </draw:polygon>
          <draw:path draw:style-name="gr3" draw:text-style-name="P9" draw:layer="layout" svg:width="0.498cm" svg:height="0.578cm" svg:x="1.914cm" svg:y="5.932cm" svg:viewBox="0 0 499 579" svg:d="M163 312h142c102 0 194-70 194-154 0-83-84-158-199-158h-300v27h21c65 0 65 10 65 38v448c0 31 0 39-65 39h-21v27c29-2 92-2 125-2 32 0 96 0 125 2v-27h-20c-65 0-67-8-67-39zM159 288v-228c0-27 2-33 43-33h75c134 0 134 88 134 131 0 40 0 130-134 130z">
            <text:p/>
          </draw:path>
          <draw:path draw:style-name="gr3" draw:text-style-name="P9" draw:layer="layout" svg:width="0.425cm" svg:height="0.384cm" svg:x="2.486cm" svg:y="6.136cm" svg:viewBox="0 0 426 385" svg:d="M303 308v77l123-10v-27c-59 0-65-6-65-46v-302l-125 10v27c60 0 65 5 65 46v152c0 73-40 130-101 130-71 0-75-38-75-82v-283l-125 10v27c65 0 65 1 65 76v127c0 68 0 145 131 145 46 0 84-23 107-77z">
            <text:p/>
          </draw:path>
          <draw:path draw:style-name="gr3" draw:text-style-name="P9" draw:layer="layout" svg:width="0.266cm" svg:height="0.53cm" svg:x="2.943cm" svg:y="5.989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9" draw:layer="layout" svg:width="0.35cm" svg:height="0.582cm" svg:x="3.573cm" svg:y="5.945cm" svg:viewBox="0 0 351 583" svg:d="M211 265c69-21 117-80 117-148 0-69-73-117-155-117-87 0-150 50-150 115 0 27 19 45 42 45 27 0 44-20 44-45 0-42-40-42-51-42 25-40 80-52 111-52 35 0 83 19 83 94 0 12-2 60-25 98-25 41-54 43-75 45-6 0-27 2-33 2-8 0-13 2-13 9 0 10 5 10 21 10h36c69 0 102 58 102 140 0 116-60 141-96 141-37 0-100-16-131-66 31 6 56-13 56-46 0-31-21-48-46-48-21 0-48 13-48 50 0 77 79 133 171 133 104 0 180-77 180-164 0-69-53-134-140-154z">
            <text:p/>
          </draw:path>
          <draw:path draw:style-name="gr3" draw:text-style-name="P9" draw:layer="layout" svg:width="0.325cm" svg:height="0.384cm" svg:x="3.997cm" svg:y="6.136cm" svg:viewBox="0 0 326 385" svg:d="M119 179c25 0 88-2 131-19 59-25 63-75 63-87 0-38-33-73-90-73-94 0-223 83-223 231 0 86 50 154 132 154 123 0 194-91 194-100 0-6-5-12-11-12-4 0-6 2-10 10-67 82-159 82-171 82-65 0-73-71-73-98 0-9 0-36 14-88zM81 160c32-129 119-141 142-141 40 0 63 25 63 54 0 87-136 87-171 87z">
            <text:p/>
          </draw:path>
          <draw:path draw:style-name="gr3" draw:text-style-name="P9" draw:layer="layout" svg:width="0.4cm" svg:height="0.03cm" svg:x="4.416cm" svg:y="5.997cm" svg:viewBox="0 0 401 31" svg:d="M378 31c8 0 23 0 23-16 0-15-13-15-23-15h-355c-10 0-23 0-23 15 0 16 13 16 23 16z">
            <text:p/>
          </draw:path>
          <draw:path draw:style-name="gr3" draw:text-style-name="P9" draw:layer="layout" svg:width="0.318cm" svg:height="0.268cm" svg:x="4.908cm" svg:y="5.899cm" svg:viewBox="0 0 319 269" svg:d="M119 200c-6 19-25 52-56 52-2 0-19 0-32-8 25-7 27-29 27-32 0-14-10-24-23-24-18 0-35 16-35 37 0 31 33 44 61 44 29 0 52-17 68-42 15 31 48 42 71 42 69 0 103-75 103-92 0-8-7-8-9-8-8 0-8 4-10 12-13 40-48 71-82 71-23 0-37-15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9" draw:layer="layout" svg:width="0.562cm" svg:height="0.564cm" svg:x="5.539cm" svg:y="6.016cm" svg:viewBox="0 0 563 565" svg:d="M300 300h236c11 0 27 0 27-17 0-18-16-18-27-18h-236v-236c0-14 0-29-18-29-17 0-17 15-17 29v236h-236c-14 0-29 0-29 18 0 17 15 17 29 17h236v236c0 12 0 29 17 29 18 0 18-17 18-29z">
            <text:p/>
          </draw:path>
          <draw:path draw:style-name="gr3" draw:text-style-name="P9" draw:layer="layout" svg:width="0.375cm" svg:height="0.572cm" svg:x="6.359cm" svg:y="5.937cm" svg:viewBox="0 0 376 573" svg:d="M225 435v73c0 30 0 40-64 40h-17v25c35-2 79-2 113-2 37 0 81 0 116 2v-25h-18c-63 0-65-10-65-40v-73h86v-27h-86v-387c0-15 0-21-13-21-8 0-10 0-16 10l-261 398v27zM230 408h-207l207-316z">
            <text:p/>
          </draw:path>
          <draw:path draw:style-name="gr3" draw:text-style-name="P9" draw:layer="layout" svg:width="0.562cm" svg:height="0.199cm" svg:x="7.039cm" svg:y="6.199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26cm" svg:height="0.539cm" svg:x="7.901cm" svg:y="5.98cm" svg:viewBox="0 0 261 540" svg:d="M156 192h80c16 0 25 0 25-17 0-10-9-10-25-10h-73c29-121 35-136 35-142 0-15-12-23-25-23-4 0-27 0-35 31l-32 134h-81c-17 0-25 0-25 16 0 11 8 11 23 11h75c-62 241-63 254-63 269 0 47 32 79 76 79 89 0 137-125 137-130 0-8-8-8-12-8-6 0-8 2-11 11-37 89-83 108-112 108-17 0-25-11-25-38 0-22 0-27 4-41z">
            <text:p/>
          </draw:path>
          <draw:path draw:style-name="gr3" draw:text-style-name="P9" draw:layer="layout" svg:width="0.099cm" svg:height="0.253cm" svg:x="8.258cm" svg:y="6.418cm" svg:viewBox="0 0 100 254" svg:d="M100 88c0-55-21-88-54-88-29 0-46 21-46 44s17 46 46 46c10 0 21-3 29-11 4-2 4-2 6-2 0 0 2 0 2 11 0 64-31 116-60 143-10 9-10 11-10 13 0 8 4 10 10 10 10 0 77-66 77-166z">
            <text:p/>
          </draw:path>
        </draw:g>
        <draw:g xml:id="id351" draw:id="id351">
          <svg:title>TexMaths</svg:title>
          <svg:desc>24§display§\text {Diff. }w.\ r.\ t. \ x,\ -3e^{-x}dx = dt,§svg§600§FALSE§</svg:desc>
          <draw:polygon draw:style-name="gr2" draw:text-style-name="P8" draw:layer="layout" svg:width="11.252cm" svg:height="0.689cm" svg:x="8.628cm" svg:y="5.946cm" svg:viewBox="0 0 11253 690" draw:points="5626,690 0,690 0,0 11253,0 11253,690">
            <text:p/>
          </draw:polygon>
          <draw:path draw:style-name="gr3" draw:text-style-name="P9" draw:layer="layout" svg:width="0.567cm" svg:height="0.578cm" svg:x="8.615cm" svg:y="5.937cm" svg:viewBox="0 0 568 579" svg:d="M0 0v27h21c65 0 65 10 65 38v448c0 31 0 39-65 39h-21v27h309c142 0 259-125 259-285 0-161-113-294-259-294zM202 552c-41 0-43-6-43-33v-459c0-27 2-33 43-33h84c52 0 111 17 154 79 36 50 44 123 44 188 0 94-16 144-46 187-18 23-66 71-152 71z">
            <text:p/>
          </draw:path>
          <draw:path draw:style-name="gr3" draw:text-style-name="P9" draw:layer="layout" svg:width="0.181cm" svg:height="0.566cm" svg:x="9.258cm" svg:y="5.94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508cm" svg:height="0.597cm" svg:x="9.487cm" svg:y="5.917cm" svg:viewBox="0 0 509 598" svg:d="M357 258h96v-25h-100v-98c0-77 43-116 79-116 4 0 15 0 29 6-10 4-25 13-25 35 0 19 13 36 36 36s37-17 37-36c0-31-29-60-77-60-50 0-88 33-92 37-25-33-71-37-94-37-81 0-179 44-179 137v96h-67v25h67v275c0 38-9 38-67 38v27c29-2 73-4 94-4s63 2 94 4v-27c-56 0-65 0-65-38v-275h178v275c0 38-9 38-67 38v27c33-2 73-4 96-4 35 0 75 0 108 4v-27h-18c-61 0-63-10-63-40zM121 233v-96c0-83 69-118 123-118 42 0 65 16 67 16v2c-15 0-31 11-31 34 0 6 0 27 23 35-2 11-2 19-2 29v98z">
            <text:p/>
          </draw:path>
          <draw:path draw:style-name="gr3" draw:text-style-name="P9" draw:layer="layout" svg:width="0.091cm" svg:height="0.091cm" svg:x="10.03cm" svg:y="6.423cm" svg:viewBox="0 0 92 92" svg:d="M92 46c0-25-21-46-46-46s-46 21-46 46 21 46 46 46 46-21 46-46z">
            <text:p/>
          </draw:path>
          <draw:path draw:style-name="gr3" draw:text-style-name="P9" draw:layer="layout" svg:width="0.56cm" svg:height="0.384cm" svg:x="10.591cm" svg:y="6.141cm" svg:viewBox="0 0 561 385" svg:d="M367 87c4-18 11-50 11-54 0-16-11-23-23-23-11 0-27 5-32 23-2 5-43 169-48 190-6 25-8 40-8 56 0 9 0 11 2 15-19 46-46 71-79 71-67 0-67-61-67-77 0-26 4-59 44-165 10-25 13-36 13-54 0-38-26-69-69-69-80 0-111 123-111 131 0 7 8 7 10 7 9 0 9 0 13-15 23-79 56-104 86-104 8 0 22 0 22 27 0 21-10 46-16 60-36 100-48 140-48 171 0 79 58 108 121 108 14 0 54 0 88-60 22 54 81 60 106 60 63 0 100-54 123-104 29-68 56-181 56-221 0-47-23-60-39-60-21 0-42 21-42 40 0 12 6 18 13 23 10 10 31 31 31 74 0 28-25 111-46 153-23 47-52 75-94 75-40 0-61-25-61-73 0-23 5-50 7-61z">
            <text:p/>
          </draw:path>
          <draw:path draw:style-name="gr3" draw:text-style-name="P9" draw:layer="layout" svg:width="0.091cm" svg:height="0.091cm" svg:x="11.265cm" svg:y="6.423cm" svg:viewBox="0 0 92 92" svg:d="M92 46c0-25-21-46-46-46s-46 21-46 46 21 46 46 46 46-21 46-46z">
            <text:p/>
          </draw:path>
          <draw:path draw:style-name="gr3" draw:text-style-name="P9" draw:layer="layout" svg:width="0.345cm" svg:height="0.384cm" svg:x="11.733cm" svg:y="6.141cm" svg:viewBox="0 0 346 385" svg:d="M50 325c-2 13-8 33-8 37 0 15 12 23 25 23 10 0 25-8 31-23 2-4 31-120 34-135 6-29 22-89 27-112 4-9 27-50 48-69 6-6 31-27 68-27 23 0 34 10 36 10-27 4-44 25-44 46 0 13 9 31 31 31 23 0 48-19 48-50s-27-56-71-56c-56 0-93 42-108 65-8-38-38-65-79-65-38 0-53 33-61 48-15 29-27 81-27 83 0 7 8 7 10 7 9 0 9 0 15-19 13-59 31-100 61-100 16 0 27 6 27 39 0 17-4 27-13 71z">
            <text:p/>
          </draw:path>
          <draw:path draw:style-name="gr3" draw:text-style-name="P9" draw:layer="layout" svg:width="0.091cm" svg:height="0.091cm" svg:x="12.138cm" svg:y="6.423cm" svg:viewBox="0 0 92 92" svg:d="M92 46c0-25-21-46-46-46s-46 21-46 46 21 46 46 46 46-21 46-46z">
            <text:p/>
          </draw:path>
          <draw:path draw:style-name="gr3" draw:text-style-name="P9" draw:layer="layout" svg:width="0.26cm" svg:height="0.539cm" svg:x="12.601cm" svg:y="5.985cm" svg:viewBox="0 0 261 540" svg:d="M156 192h80c16 0 25 0 25-17 0-10-9-10-25-10h-73c29-121 35-136 35-142 0-15-12-23-25-23-2 0-27 0-35 31l-32 134h-81c-17 0-25 0-25 16 0 11 8 11 23 11h75c-62 241-63 254-63 269 0 47 32 79 76 79 89 0 137-125 137-130 0-8-8-8-12-8-6 0-8 2-11 11-37 89-83 108-112 108-17 0-25-11-25-38 0-22 0-27 4-41z">
            <text:p/>
          </draw:path>
          <draw:path draw:style-name="gr3" draw:text-style-name="P9" draw:layer="layout" svg:width="0.091cm" svg:height="0.091cm" svg:x="12.958cm" svg:y="6.423cm" svg:viewBox="0 0 92 92" svg:d="M92 46c0-25-21-46-46-46s-46 21-46 46 21 46 46 46 46-21 46-46z">
            <text:p/>
          </draw:path>
          <draw:path draw:style-name="gr3" draw:text-style-name="P9" draw:layer="layout" svg:width="0.421cm" svg:height="0.384cm" svg:x="13.425cm" svg:y="6.141cm" svg:viewBox="0 0 422 385" svg:d="M259 119c4-23 23-100 83-100 6 0 25 0 42 10-23 6-40 27-40 46 0 13 9 31 32 31 20 0 46-16 46-50 0-44-50-56-78-56-50 0-79 44-91 65-21-57-65-65-90-65-88 0-136 110-136 131 0 7 8 7 9 7 8 0 10 0 12-7 29-91 84-112 113-112 16 0 46 8 46 56 0 27-15 85-46 202-13 54-44 88-80 88-6 0-25 0-43-9 22-6 41-23 41-46s-19-31-33-31c-25 0-46 23-46 50 0 38 42 56 79 56 57 0 88-60 90-66 10 33 40 66 90 66 89 0 137-110 137-131 0-8-8-8-10-8-8 0-10 2-12 8-26 92-86 111-113 111-33 0-46-27-46-55 0-20 6-37 15-75z">
            <text:p/>
          </draw:path>
          <draw:path draw:style-name="gr3" draw:text-style-name="P9" draw:layer="layout" svg:width="0.099cm" svg:height="0.253cm" svg:x="13.957cm" svg:y="6.423cm" svg:viewBox="0 0 100 254" svg:d="M100 88c0-55-21-88-54-88-29 0-46 21-46 44s17 46 46 46c10 0 21-3 29-11 4-2 4-2 6-2 0 0 2 0 2 11 0 64-31 116-60 143-10 9-10 11-10 13 0 8 4 10 10 10 10 0 77-66 77-166z">
            <text:p/>
          </draw:path>
          <draw:path draw:style-name="gr3" draw:text-style-name="P9" draw:layer="layout" svg:width="0.515cm" svg:height="0.036cm" svg:x="14.609cm" svg:y="6.285cm" svg:viewBox="0 0 516 37" svg:d="M488 37c13 0 28 0 28-20 0-17-15-17-28-17h-459c-14 0-29 0-29 17 0 20 15 20 29 20z">
            <text:p/>
          </draw:path>
          <draw:path draw:style-name="gr3" draw:text-style-name="P9" draw:layer="layout" svg:width="0.35cm" svg:height="0.582cm" svg:x="15.231cm" svg:y="5.95cm" svg:viewBox="0 0 351 583" svg:d="M211 265c69-21 117-80 117-148 0-69-73-117-155-117-87 0-150 50-150 115 0 27 19 45 42 45 27 0 44-20 44-45 0-42-40-42-51-42 25-40 80-52 111-52 35 0 83 19 83 94 0 12-2 60-25 98-25 41-54 43-75 45-6 0-27 2-33 2-8 0-13 2-13 9 0 10 5 10 21 10h36c69 0 102 58 102 140 0 116-60 141-96 141-37 0-100-16-131-66 31 6 56-13 56-46 0-31-21-48-46-48-21 0-48 13-48 50 0 77 79 133 171 133 104 0 180-77 180-164 0-69-53-134-140-154z">
            <text:p/>
          </draw:path>
          <draw:path draw:style-name="gr3" draw:text-style-name="P9" draw:layer="layout" svg:width="0.325cm" svg:height="0.384cm" svg:x="15.656cm" svg:y="6.141cm" svg:viewBox="0 0 326 385" svg:d="M119 179c25 0 88-2 131-19 59-25 63-75 63-87 0-38-33-73-90-73-94 0-223 83-223 231 0 86 50 154 132 154 123 0 194-91 194-100 0-6-5-12-11-12-4 0-6 2-10 10-67 82-159 82-171 82-65 0-73-71-73-98 0-9 0-36 14-88zM81 160c32-129 119-141 142-141 40 0 61 25 61 54 0 87-134 87-169 87z">
            <text:p/>
          </draw:path>
          <draw:path draw:style-name="gr3" draw:text-style-name="P9" draw:layer="layout" svg:width="0.4cm" svg:height="0.03cm" svg:x="16.074cm" svg:y="6.002cm" svg:viewBox="0 0 401 31" svg:d="M378 31c8 0 23 0 23-16 0-15-13-15-23-15h-355c-10 0-23 0-23 15 0 16 13 16 23 16z">
            <text:p/>
          </draw:path>
          <draw:path draw:style-name="gr3" draw:text-style-name="P9" draw:layer="layout" svg:width="0.318cm" svg:height="0.268cm" svg:x="16.566cm" svg:y="5.904cm" svg:viewBox="0 0 319 269" svg:d="M119 200c-6 19-25 52-56 52-2 0-19 0-32-8 25-7 27-29 27-32 0-14-10-24-23-24-18 0-35 16-35 37 0 31 33 44 61 44 29 0 52-17 68-42 15 31 48 42 71 42 69 0 103-75 103-92 0-8-7-8-9-8-8 0-8 4-10 12-13 40-48 71-82 71-23 0-37-15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9" draw:layer="layout" svg:width="0.402cm" svg:height="0.597cm" svg:x="16.996cm" svg:y="5.927cm" svg:viewBox="0 0 403 598" svg:d="M403 10c0-2 0-10-11-10-12 0-92 8-108 10-6 0-11 3-11 15s7 12 21 12c40 0 42 5 42 13l-4 17-50 200c-15-30-40-54-78-54-98 0-204 125-204 248 0 81 46 137 113 137 18 0 60-4 110-63 7 34 36 63 77 63 30 0 49-19 63-48 13-29 25-81 25-83 0-9-8-9-10-9-9 0-9 3-11 15-16 56-31 106-66 106-23 0-25-21-25-39 0-21 2-27 6-40zM227 486c-4 16-4 18-18 33-36 46-71 60-94 60-44 0-55-46-55-79 0-42 26-148 48-187 24-50 63-80 97-80 54 0 68 69 68 75 0 4-2 9-4 13z">
            <text:p/>
          </draw:path>
          <draw:path draw:style-name="gr3" draw:text-style-name="P9" draw:layer="layout" svg:width="0.421cm" svg:height="0.384cm" svg:x="17.424cm" svg:y="6.141cm" svg:viewBox="0 0 422 385" svg:d="M259 119c4-23 23-100 83-100 6 0 25 0 42 10-23 6-40 27-40 46 0 13 9 31 32 31 20 0 46-16 46-50 0-44-50-56-78-56-50 0-79 44-91 65-21-57-65-65-90-65-88 0-136 110-136 131 0 7 8 7 9 7 8 0 10 0 12-7 29-91 84-112 113-112 16 0 46 8 46 56 0 27-15 85-46 202-13 54-44 88-80 88-6 0-25 0-43-9 22-6 41-23 41-46s-19-31-33-31c-25 0-46 23-46 50 0 38 42 56 81 56 55 0 86-60 88-66 10 33 40 66 92 66 87 0 135-110 135-131 0-8-8-8-10-8-8 0-10 2-12 8-26 92-84 111-113 111-33 0-46-27-46-55 0-20 6-37 15-75z">
            <text:p/>
          </draw:path>
          <draw:path draw:style-name="gr3" draw:text-style-name="P9" draw:layer="layout" svg:width="0.562cm" svg:height="0.199cm" svg:x="18.163cm" svg:y="6.20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402cm" svg:height="0.597cm" svg:x="19.041cm" svg:y="5.927cm" svg:viewBox="0 0 403 598" svg:d="M403 10c0-2 0-10-11-10-12 0-92 8-108 10-6 0-11 3-11 15s7 12 21 12c40 0 42 5 42 13l-2 17-52 200c-15-30-40-54-78-54-98 0-204 125-204 248 0 81 46 137 113 137 18 0 60-4 110-63 7 34 36 63 77 63 30 0 49-19 63-48 13-29 25-81 25-83 0-9-8-9-10-9-9 0-9 3-11 15-16 56-31 106-66 106-23 0-25-21-25-39 0-21 2-27 6-40zM227 486c-4 16-4 18-18 33-36 46-71 60-94 60-42 0-55-46-55-79 0-42 28-148 48-187 24-50 63-80 97-80 56 0 68 69 68 75 0 4-2 9-4 13z">
            <text:p/>
          </draw:path>
          <draw:path draw:style-name="gr3" draw:text-style-name="P9" draw:layer="layout" svg:width="0.26cm" svg:height="0.539cm" svg:x="19.465cm" svg:y="5.985cm" svg:viewBox="0 0 261 540" svg:d="M156 192h80c16 0 25 0 25-17 0-10-9-10-25-10h-73c29-121 35-136 35-142 0-15-12-23-25-23-2 0-27 0-35 31l-32 134h-81c-17 0-25 0-25 16 0 11 8 11 23 11h75c-60 241-63 254-63 269 0 47 32 79 76 79 89 0 137-125 137-130 0-8-8-8-12-8-6 0-8 2-11 11-37 89-83 108-112 108-17 0-25-11-25-38 0-22 2-27 4-41z">
            <text:p/>
          </draw:path>
          <draw:path draw:style-name="gr3" draw:text-style-name="P9" draw:layer="layout" svg:width="0.099cm" svg:height="0.253cm" svg:x="19.824cm" svg:y="6.423cm" svg:viewBox="0 0 100 254" svg:d="M100 88c0-55-21-88-54-88-29 0-46 21-46 44s17 46 46 46c10 0 21-3 29-11 4-2 4-2 6-2 0 0 2 0 2 11 0 64-31 116-60 143-10 9-10 11-10 13 0 8 4 10 10 10 10 0 77-66 77-166z">
            <text:p/>
          </draw:path>
        </draw:g>
        <draw:g xml:id="id353" draw:id="id353">
          <svg:title>TexMaths</svg:title>
          <svg:desc>24§display§e^{-x}dx = - \frac{1}{3}dt§svg§600§FALSE§</svg:desc>
          <draw:polygon draw:style-name="gr2" draw:text-style-name="P8" draw:layer="layout" svg:width="5.305cm" svg:height="1.647cm" svg:x="21.518cm" svg:y="5.448cm" svg:viewBox="0 0 5306 1648" draw:points="2654,1648 0,1648 0,0 5306,0 5306,1648">
            <text:p/>
          </draw:polygon>
          <draw:path draw:style-name="gr3" draw:text-style-name="P9" draw:layer="layout" svg:width="0.325cm" svg:height="0.383cm" svg:x="21.514cm" svg:y="6.167cm" svg:viewBox="0 0 326 384" svg:d="M119 179c25 0 88-2 131-20 59-25 63-74 63-86 0-38-33-73-90-73-94 0-223 83-223 231 0 86 50 153 133 153 122 0 193-90 193-100 0-5-5-11-11-11-4 0-6 2-10 9-67 83-159 83-171 83-65 0-73-71-73-98 0-10 0-36 14-88zM81 159c32-128 119-140 142-140 40 0 61 25 61 54 0 86-134 86-169 86z">
            <text:p/>
          </draw:path>
          <draw:path draw:style-name="gr3" draw:text-style-name="P9" draw:layer="layout" svg:width="0.4cm" svg:height="0.03cm" svg:x="21.933cm" svg:y="6.028cm" svg:viewBox="0 0 401 31" svg:d="M378 31c8 0 23 0 23-16 0-15-13-15-23-15h-355c-10 0-23 0-23 15 0 16 13 16 23 16z">
            <text:p/>
          </draw:path>
          <draw:path draw:style-name="gr3" draw:text-style-name="P9" draw:layer="layout" svg:width="0.318cm" svg:height="0.268cm" svg:x="22.424cm" svg:y="5.931cm" svg:viewBox="0 0 319 269" svg:d="M119 200c-6 19-25 52-56 52-2 0-19 0-32-8 25-8 27-29 27-33 0-13-10-23-23-23-18 0-35 16-35 37 0 31 33 44 61 44 29 0 52-17 68-42 15 30 48 42 71 42 69 0 103-75 103-92 0-8-7-8-9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9" draw:layer="layout" svg:width="0.402cm" svg:height="0.597cm" svg:x="22.854cm" svg:y="5.954cm" svg:viewBox="0 0 403 598" svg:d="M403 10c0-2 0-10-11-10-12 0-92 8-108 10-6 0-11 3-11 15s7 12 21 12c40 0 42 5 42 13l-4 17-50 200c-15-31-40-54-78-54-98 0-204 125-204 248 0 81 46 137 113 137 18 0 60-4 110-64 7 35 36 64 77 64 30 0 50-20 63-49 13-28 25-80 25-82 0-10-8-10-10-10-9 0-9 4-11 16-16 55-31 105-66 105-23 0-24-21-24-38 0-21 1-27 5-40zM227 486c-4 15-4 17-18 33-36 46-71 59-94 59-42 0-55-46-55-78 0-43 26-148 48-187 25-50 63-81 97-81 56 0 68 70 68 75 0 4-2 10-4 14z">
            <text:p/>
          </draw:path>
          <draw:path draw:style-name="gr3" draw:text-style-name="P9" draw:layer="layout" svg:width="0.421cm" svg:height="0.383cm" svg:x="23.285cm" svg:y="6.167cm" svg:viewBox="0 0 422 384" svg:d="M259 119c4-23 23-100 83-100 6 0 25 0 42 10-23 6-40 27-40 46 0 13 9 31 32 31 20 0 46-16 46-50 0-44-49-56-78-56-50 0-79 44-91 65-21-57-65-65-90-65-88 0-136 110-136 131 0 7 8 7 9 7 8 0 10 0 12-7 29-91 85-112 113-112 16 0 46 8 46 56 0 27-15 84-46 202-13 53-44 88-80 88-6 0-25 0-43-10 22-5 41-23 41-46s-19-30-33-30c-25 0-46 23-46 50 0 38 42 55 79 55 57 0 88-59 90-65 10 33 40 65 92 65 87 0 135-109 135-130 0-8-8-8-10-8-8 0-10 2-12 8-26 92-86 111-113 111-32 0-46-27-46-56 0-19 6-36 15-75z">
            <text:p/>
          </draw:path>
          <draw:path draw:style-name="gr3" draw:text-style-name="P9" draw:layer="layout" svg:width="0.562cm" svg:height="0.199cm" svg:x="24.024cm" svg:y="6.2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516cm" svg:height="0.036cm" svg:x="24.936cm" svg:y="6.311cm" svg:viewBox="0 0 517 37" svg:d="M488 37c13 0 29 0 29-20 0-17-16-17-29-17h-459c-14 0-29 0-29 17 0 20 15 20 29 20z">
            <text:p/>
          </draw:path>
          <draw:path draw:style-name="gr3" draw:text-style-name="P9" draw:layer="layout" svg:width="0.279cm" svg:height="0.564cm" svg:x="25.698cm" svg:y="5.406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25.624cm" svg:y="6.311cm" svg:viewBox="0 0 424 37" draw:points="211,37 0,37 0,0 424,0 424,37">
            <text:p/>
          </draw:polygon>
          <draw:path draw:style-name="gr3" draw:text-style-name="P9" draw:layer="layout" svg:width="0.35cm" svg:height="0.581cm" svg:x="25.66cm" svg:y="6.557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s-100-15-131-65c31 6 56-14 56-46 0-31-21-48-46-48-21 0-48 13-48 50 0 76 79 132 171 132 104 0 180-77 180-163 0-69-53-135-140-154z">
            <text:p/>
          </draw:path>
          <draw:path draw:style-name="gr3" draw:text-style-name="P9" draw:layer="layout" svg:width="0.402cm" svg:height="0.597cm" svg:x="26.18cm" svg:y="5.954cm" svg:viewBox="0 0 403 598" svg:d="M403 10c0-2 0-10-11-10-12 0-92 8-108 10-6 0-11 3-11 15s7 12 21 12c40 0 42 5 42 13l-4 17-50 200c-15-31-40-54-78-54-98 0-204 125-204 248 0 81 46 137 113 137 18 0 60-4 110-64 7 35 36 64 77 64 30 0 50-20 63-49 13-28 25-80 25-82 0-10-8-10-10-10-9 0-9 4-11 16-16 55-31 105-66 105-23 0-24-21-24-38 0-21 1-27 5-40zM227 486c-4 15-4 17-18 33-36 46-71 59-94 59-42 0-55-46-55-78 0-43 26-148 48-187 25-50 63-81 97-81 56 0 68 70 68 75 0 4-2 10-4 14z">
            <text:p/>
          </draw:path>
          <draw:path draw:style-name="gr3" draw:text-style-name="P9" draw:layer="layout" svg:width="0.26cm" svg:height="0.539cm" svg:x="26.605cm" svg:y="6.011cm" svg:viewBox="0 0 261 540" svg:d="M156 192h80c16 0 25 0 25-17 0-10-9-10-25-10h-73c29-121 35-136 35-142 0-15-12-23-25-23-2 0-27 0-35 31l-32 134h-81c-17 0-25 0-25 16 0 11 8 11 23 11h75c-60 240-63 254-63 269 0 46 32 79 76 79 89 0 137-125 137-131 0-7-8-7-12-7-6 0-7 1-11 11-37 88-83 108-112 108-17 0-25-12-25-39 0-21 0-27 4-40z">
            <text:p/>
          </draw:path>
        </draw:g>
        <draw:g xml:id="id359" draw:id="id359">
          <svg:title>TexMaths</svg:title>
          <svg:desc>28§display§\text {I}§svg§600§FALSE§</svg:desc>
          <draw:polygon draw:style-name="gr2" draw:text-style-name="P8" draw:layer="layout" svg:width="0.229cm" svg:height="0.575cm" svg:x="4.734cm" svg:y="13.045cm" svg:viewBox="0 0 230 576" draw:points="116,576 0,576 0,0 230,0 230,576">
            <text:p/>
          </draw:polygon>
          <draw:path draw:style-name="gr3" draw:text-style-name="P9" draw:layer="layout" svg:width="0.301cm" svg:height="0.674cm" svg:x="4.712cm" svg:y="12.9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58" draw:id="id358">
          <svg:title>TexMaths</svg:title>
          <svg:desc>28§display§\therefore§svg§600§FALSE§</svg:desc>
          <draw:polygon draw:style-name="gr2" draw:text-style-name="P8" draw:layer="layout" svg:width="0.528cm" svg:height="0.433cm" svg:x="3.107cm" svg:y="13.126cm" svg:viewBox="0 0 529 434" draw:points="265,434 0,434 0,0 529,0 529,434">
            <text:p/>
          </draw:polygon>
          <draw:path draw:style-name="gr3" draw:text-style-name="P9" draw:layer="layout" svg:width="0.598cm" svg:height="0.531cm" svg:x="3.087cm" svg:y="13.07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47" draw:id="id347">
          <svg:title>TexMaths</svg:title>
          <svg:desc>24§display§= \int \frac{1}{3 + 4e^x} \ dx§svg§600§FALSE§</svg:desc>
          <draw:polygon draw:style-name="gr2" draw:text-style-name="P8" draw:layer="layout" svg:width="5.849cm" svg:height="1.791cm" svg:x="5.913cm" svg:y="0.739cm" svg:viewBox="0 0 5850 1792" draw:points="2926,1792 0,1792 0,0 5850,0 5850,1792">
            <text:p/>
          </draw:polygon>
          <draw:path draw:style-name="gr3" draw:text-style-name="P9" draw:layer="layout" svg:width="0.562cm" svg:height="0.199cm" svg:x="5.919cm" svg:y="1.53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75cm" svg:height="1.876cm" svg:x="6.808cm" svg:y="0.697cm" svg:viewBox="0 0 751 1877" svg:d="M40 1839c27 0 43-20 43-41 0-29-22-42-41-42-21 0-42 13-42 42 0 44 42 79 94 79 129 0 177-198 236-442 65-267 121-538 167-809 31-178 62-347 90-457 10-42 39-150 73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9" draw:layer="layout" svg:width="0.279cm" svg:height="0.564cm" svg:x="9.056cm" svg:y="0.712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2.693cm" svg:height="0.036cm" svg:x="7.846cm" svg:y="1.617cm" svg:viewBox="0 0 2694 37" draw:points="1348,37 0,37 0,0 2694,0 2694,37">
            <text:p/>
          </draw:polygon>
          <draw:path draw:style-name="gr3" draw:text-style-name="P9" draw:layer="layout" svg:width="0.35cm" svg:height="0.581cm" svg:x="7.881cm" svg:y="1.863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9" draw:layer="layout" svg:width="0.562cm" svg:height="0.564cm" svg:x="8.503cm" svg:y="1.932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9" draw:layer="layout" svg:width="0.375cm" svg:height="0.572cm" svg:x="9.323cm" svg:y="1.854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9" draw:layer="layout" svg:width="0.325cm" svg:height="0.383cm" svg:x="9.758cm" svg:y="2.051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9" draw:layer="layout" svg:width="0.318cm" svg:height="0.268cm" svg:x="10.142cm" svg:y="1.921cm" svg:viewBox="0 0 319 269" svg:d="M119 200c-6 19-25 52-56 52-2 0-19 0-32-8 25-8 27-29 27-33 0-13-10-23-23-23-18 0-35 16-35 37 0 31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9" draw:layer="layout" svg:width="0.402cm" svg:height="0.596cm" svg:x="10.955cm" svg:y="1.26cm" svg:viewBox="0 0 403 597" svg:d="M403 10c0-2 0-10-11-10-12 0-93 8-108 10-6 0-11 3-11 15s7 12 21 12c40 0 42 5 42 13l-4 17-50 200c-15-31-40-54-78-54-98 0-204 125-204 248 0 81 46 136 113 136 18 0 60-3 110-63 7 35 36 63 76 63 31 0 50-19 64-48 13-28 25-80 25-82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9" draw:layer="layout" svg:width="0.421cm" svg:height="0.383cm" svg:x="11.385cm" svg:y="1.473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</draw:g>
        <draw:g xml:id="id348" draw:id="id348">
          <svg:title>TexMaths</svg:title>
          <svg:desc>24§display§= \int \frac{e^{-x}}{ e^{-x} ( 3 + 4e^x ) }  \ dx§svg§600§FALSE§</svg:desc>
          <draw:polygon draw:style-name="gr2" draw:text-style-name="P8" draw:layer="layout" svg:width="7.851cm" svg:height="1.854cm" svg:x="12.513cm" svg:y="0.742cm" svg:viewBox="0 0 7852 1855" draw:points="3927,1855 0,1855 0,0 7852,0 7852,1855">
            <text:p/>
          </draw:polygon>
          <draw:path draw:style-name="gr3" draw:text-style-name="P9" draw:layer="layout" svg:width="0.562cm" svg:height="0.199cm" svg:x="12.519cm" svg:y="1.53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5cm" svg:x="13.408cm" svg:y="0.7cm" svg:viewBox="0 0 751 1876" svg:d="M40 1837c27 0 43-19 43-40 0-29-22-42-41-42-21 0-42 13-42 42 0 44 42 79 94 79 129 0 177-198 236-442 66-267 121-537 167-808 31-179 62-348 91-457 9-42 38-150 73-150 25 0 46 16 49 19-28 2-42 20-42 41 0 29 21 42 41 42 21 0 42-13 42-42 0-46-46-79-92-79-66 0-112 92-160 265-2 8-117 432-209 985-23 128-48 270-75 388-15 61-54 220-123 220-31 0-50-21-52-21z">
            <text:p/>
          </draw:path>
          <draw:path draw:style-name="gr3" draw:text-style-name="P9" draw:layer="layout" svg:width="0.325cm" svg:height="0.383cm" svg:x="16.16cm" svg:y="0.905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9" draw:layer="layout" svg:width="0.4cm" svg:height="0.03cm" svg:x="16.578cm" svg:y="0.809cm" svg:viewBox="0 0 401 31" svg:d="M378 31c8 0 23 0 23-16 0-15-13-15-23-15h-355c-10 0-23 0-23 15 0 16 13 16 23 16z">
            <text:p/>
          </draw:path>
          <draw:path draw:style-name="gr3" draw:text-style-name="P9" draw:layer="layout" svg:width="0.318cm" svg:height="0.268cm" svg:x="17.07cm" svg:y="0.712cm" svg:viewBox="0 0 319 269" svg:d="M119 200c-6 19-25 51-56 51-2 0-19 0-32-7 25-8 27-29 27-33 0-13-10-23-23-23-18 0-35 15-35 37 0 30 33 44 61 44 29 0 52-18 68-42 15 30 48 42 71 42 69 0 103-75 103-92 0-8-7-8-9-8-8 0-8 4-10 11-13 41-50 71-82 71-23 0-37-15-37-38 0-15 16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olygon draw:style-name="gr3" draw:text-style-name="P9" draw:layer="layout" svg:width="4.694cm" svg:height="0.035cm" svg:x="14.447cm" svg:y="1.62cm" svg:viewBox="0 0 4695 36" draw:points="2348,36 0,36 0,0 4695,0 4695,36">
            <text:p/>
          </draw:polygon>
          <draw:path draw:style-name="gr3" draw:text-style-name="P9" draw:layer="layout" svg:width="0.325cm" svg:height="0.383cm" svg:x="14.485cm" svg:y="2.053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9" draw:layer="layout" svg:width="0.4cm" svg:height="0.03cm" svg:x="14.904cm" svg:y="2.021cm" svg:viewBox="0 0 401 31" svg:d="M378 31c8 0 23 0 23-16 0-15-13-15-23-15h-355c-10 0-23 0-23 15 0 16 13 16 23 16z">
            <text:p/>
          </draw:path>
          <draw:path draw:style-name="gr3" draw:text-style-name="P9" draw:layer="layout" svg:width="0.318cm" svg:height="0.268cm" svg:x="15.395cm" svg:y="1.923cm" svg:viewBox="0 0 319 269" svg:d="M119 200c-6 19-25 51-56 51-2 0-19 0-32-7 25-8 27-29 27-33 0-13-10-23-23-23-18 0-35 15-35 37 0 30 33 44 63 44 27 0 50-18 66-42 15 30 48 42 71 42 69 0 103-75 103-92 0-8-7-8-9-8-8 0-8 4-10 11-13 41-48 71-82 71-23 0-37-15-37-38 0-15 16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9" draw:layer="layout" svg:width="0.197cm" svg:height="0.844cm" svg:x="15.875cm" svg:y="1.794cm" svg:viewBox="0 0 198 845" svg:d="M198 837c0-2 0-4-16-19-105-106-132-265-132-396 0-146 33-293 136-399 12-10 12-11 12-15 0-6-4-8-10-8-7 0-84 58-134 165-44 92-54 186-54 257 0 68 10 169 56 265 52 104 125 158 132 158 6 0 10-2 10-8z">
            <text:p/>
          </draw:path>
          <draw:path draw:style-name="gr3" draw:text-style-name="P9" draw:layer="layout" svg:width="0.35cm" svg:height="0.581cm" svg:x="16.156cm" svg:y="1.865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9" draw:layer="layout" svg:width="0.562cm" svg:height="0.563cm" svg:x="16.776cm" svg:y="1.934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9" draw:layer="layout" svg:width="0.375cm" svg:height="0.571cm" svg:x="17.596cm" svg:y="1.856cm" svg:viewBox="0 0 376 572" svg:d="M225 434v73c0 31 0 40-64 40h-17v25c35-2 79-2 113-2 37 0 81 0 116 2v-25h-18c-63 0-65-9-65-40v-73h86v-27h-86v-386c0-15 0-21-13-21-8 0-10 0-16 10l-261 397v27zM230 407h-207l207-315z">
            <text:p/>
          </draw:path>
          <draw:path draw:style-name="gr3" draw:text-style-name="P9" draw:layer="layout" svg:width="0.325cm" svg:height="0.383cm" svg:x="18.034cm" svg:y="2.053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9" draw:layer="layout" svg:width="0.318cm" svg:height="0.268cm" svg:x="18.416cm" svg:y="1.923cm" svg:viewBox="0 0 319 269" svg:d="M119 200c-6 19-25 51-56 51-2 0-19 0-32-7 25-8 27-29 27-33 0-13-10-23-23-23-18 0-35 15-35 37 0 30 33 44 61 44 29 0 52-18 68-42 15 30 48 42 71 42 69 0 103-75 103-92 0-8-7-8-9-8-8 0-8 4-10 11-13 41-50 71-82 71-23 0-37-15-37-38 0-15 16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9" draw:layer="layout" svg:width="0.197cm" svg:height="0.844cm" svg:x="18.859cm" svg:y="1.79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9" draw:layer="layout" svg:width="0.402cm" svg:height="0.596cm" svg:x="19.556cm" svg:y="1.263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19.987cm" svg:y="1.47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2 0-46-27-46-56 0-19 6-36 15-75z">
            <text:p/>
          </draw:path>
        </draw:g>
        <draw:g xml:id="id349" draw:id="id349">
          <svg:title>TexMaths</svg:title>
          <svg:desc>24§display§= \int \frac{e^{-x}}{3e^{-x} + 4} \ dx§svg§600§FALSE§</svg:desc>
          <draw:polygon draw:style-name="gr2" draw:text-style-name="P8" draw:layer="layout" svg:width="6.377cm" svg:height="1.791cm" svg:x="5.914cm" svg:y="3.34cm" svg:viewBox="0 0 6378 1792" draw:points="3189,1792 0,1792 0,0 6378,0 6378,1792">
            <text:p/>
          </draw:polygon>
          <draw:path draw:style-name="gr3" draw:text-style-name="P9" draw:layer="layout" svg:width="0.562cm" svg:height="0.199cm" svg:x="5.92cm" svg:y="4.13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75cm" svg:height="1.876cm" svg:x="6.809cm" svg:y="3.298cm" svg:viewBox="0 0 751 1877" svg:d="M40 1839c27 0 43-20 43-41 0-29-22-42-41-42-21 0-42 13-42 42 0 44 42 79 94 79 129 0 177-198 236-442 65-267 121-538 167-809 31-178 62-347 90-457 10-42 39-150 73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9" draw:layer="layout" svg:width="0.325cm" svg:height="0.383cm" svg:x="8.823cm" svg:y="3.504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9" draw:layer="layout" svg:width="0.4cm" svg:height="0.03cm" svg:x="9.241cm" svg:y="3.408cm" svg:viewBox="0 0 401 31" svg:d="M378 31c8 0 23 0 23-16 0-15-13-15-23-15h-355c-10 0-23 0-23 15 0 16 13 16 23 16z">
            <text:p/>
          </draw:path>
          <draw:path draw:style-name="gr3" draw:text-style-name="P9" draw:layer="layout" svg:width="0.318cm" svg:height="0.268cm" svg:x="9.733cm" svg:y="3.31cm" svg:viewBox="0 0 319 269" svg:d="M119 200c-6 19-25 52-56 52-2 0-19 0-32-8 25-8 27-29 27-33 0-13-10-23-23-23-18 0-35 16-35 37 0 31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olygon draw:style-name="gr3" draw:text-style-name="P9" draw:layer="layout" svg:width="3.221cm" svg:height="0.036cm" svg:x="7.847cm" svg:y="4.218cm" svg:viewBox="0 0 3222 37" draw:points="1611,37 0,37 0,0 3222,0 3222,37">
            <text:p/>
          </draw:polygon>
          <draw:path draw:style-name="gr3" draw:text-style-name="P9" draw:layer="layout" svg:width="0.35cm" svg:height="0.581cm" svg:x="7.882cm" svg:y="4.464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9" draw:layer="layout" svg:width="0.325cm" svg:height="0.383cm" svg:x="8.308cm" svg:y="4.65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9" draw:layer="layout" svg:width="0.4cm" svg:height="0.03cm" svg:x="8.725cm" svg:y="4.62cm" svg:viewBox="0 0 401 31" svg:d="M378 31c8 0 23 0 23-16 0-15-13-15-23-15h-355c-10 0-23 0-23 15 0 16 13 16 23 16z">
            <text:p/>
          </draw:path>
          <draw:path draw:style-name="gr3" draw:text-style-name="P9" draw:layer="layout" svg:width="0.318cm" svg:height="0.268cm" svg:x="9.218cm" svg:y="4.522cm" svg:viewBox="0 0 319 269" svg:d="M119 200c-6 19-25 52-56 52-2 0-19 0-32-8 25-8 27-29 27-33 0-13-10-23-23-23-18 0-35 16-35 37 0 31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9" draw:layer="layout" svg:width="0.562cm" svg:height="0.564cm" svg:x="9.848cm" svg:y="4.533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9" draw:layer="layout" svg:width="0.375cm" svg:height="0.572cm" svg:x="10.668cm" svg:y="4.455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9" draw:layer="layout" svg:width="0.402cm" svg:height="0.596cm" svg:x="11.482cm" svg:y="3.861cm" svg:viewBox="0 0 403 597" svg:d="M403 10c0-2 0-10-11-10-12 0-93 8-108 10-6 0-11 3-11 15s7 12 21 12c40 0 42 5 42 13l-2 17-52 200c-15-31-40-54-78-54-98 0-204 125-204 248 0 81 46 136 113 136 18 0 60-3 110-63 7 35 36 63 76 63 31 0 50-19 64-48 13-28 25-80 25-82 0-10-8-10-10-10-9 0-9 4-11 16-16 55-31 105-66 105-23 0-25-21-25-38 0-21 2-27 6-40zM227 486c-4 15-4 17-18 33-36 46-71 59-94 59-42 0-55-46-55-78 0-43 28-148 48-187 24-50 63-81 97-81 56 0 68 70 68 75 0 4-2 10-4 14z">
            <text:p/>
          </draw:path>
          <draw:path draw:style-name="gr3" draw:text-style-name="P9" draw:layer="layout" svg:width="0.421cm" svg:height="0.383cm" svg:x="11.912cm" svg:y="4.074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4 111-113 111-33 0-46-27-46-56 0-19 6-36 15-75z">
            <text:p/>
          </draw:path>
        </draw:g>
        <draw:g xml:id="id355" draw:id="id355">
          <svg:title>TexMaths</svg:title>
          <svg:desc>24§display§= \int \frac{1}{t} \times - \frac{1}{3}\ dt§svg§600§FALSE§</svg:desc>
          <draw:polygon draw:style-name="gr2" draw:text-style-name="P8" draw:layer="layout" svg:width="5.724cm" svg:height="1.791cm" svg:x="5.916cm" svg:y="7.441cm" svg:viewBox="0 0 5725 1792" draw:points="2862,1792 0,1792 0,0 5725,0 5725,1792">
            <text:p/>
          </draw:polygon>
          <draw:path draw:style-name="gr3" draw:text-style-name="P9" draw:layer="layout" svg:width="0.561cm" svg:height="0.199cm" svg:x="5.922cm" svg:y="8.239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75cm" svg:height="1.876cm" svg:x="6.811cm" svg:y="7.399cm" svg:viewBox="0 0 751 1877" svg:d="M40 1839c27 0 43-20 43-41 0-29-22-42-41-42-21 0-42 13-42 42 0 44 42 79 94 79 129 0 177-198 236-442 65-267 121-538 167-809 31-178 62-347 90-457 10-42 39-150 73-150 25 0 46 16 50 19-28 2-42 20-42 41 0 29 21 42 40 42 22 0 43-13 43-42 0-46-46-79-93-79-65 0-111 92-159 265-2 8-117 432-209 986-23 128-48 271-75 388-15 61-54 221-123 221-31 0-50-21-52-21z">
            <text:p/>
          </draw:path>
          <draw:path draw:style-name="gr3" draw:text-style-name="P9" draw:layer="layout" svg:width="0.279cm" svg:height="0.564cm" svg:x="7.924cm" svg:y="7.414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7.849cm" svg:y="8.319cm" svg:viewBox="0 0 424 37" draw:points="211,37 0,37 0,0 424,0 424,37">
            <text:p/>
          </draw:polygon>
          <draw:path draw:style-name="gr3" draw:text-style-name="P9" draw:layer="layout" svg:width="0.26cm" svg:height="0.539cm" svg:x="7.928cm" svg:y="8.598cm" svg:viewBox="0 0 261 540" svg:d="M156 192h80c15 0 25 0 25-17 0-10-10-10-25-10h-73c29-121 35-136 35-142 0-15-12-23-25-23-2 0-27 0-35 31l-32 134h-81c-17 0-25 0-25 16 0 11 8 11 23 11h75c-62 240-63 254-63 269 0 46 32 79 76 79 89 0 137-125 137-131 0-7-8-7-12-7-6 0-8 1-11 11-37 88-83 108-112 108-17 0-25-12-25-39 0-21 0-27 4-40z">
            <text:p/>
          </draw:path>
          <draw:path draw:style-name="gr3" draw:text-style-name="P9" draw:layer="layout" svg:width="0.408cm" svg:height="0.408cm" svg:x="8.684cm" svg:y="8.133cm" svg:viewBox="0 0 409 409" svg:d="M205 181l-169-169c-11-10-13-12-19-12-9 0-17 8-17 17 0 6 2 8 12 18l168 169-168 171c-10 9-12 11-12 17 0 10 8 17 17 17 6 0 8-2 19-11l167-169 177 174c2 2 8 6 12 6 11 0 17-7 17-17 0-2 0-6-2-10-2-2-136-134-179-178l156-154c4-6 17-17 21-21 0-2 4-6 4-12 0-9-6-17-17-17-6 0-10 4-20 13z">
            <text:p/>
          </draw:path>
          <draw:path draw:style-name="gr3" draw:text-style-name="P9" draw:layer="layout" svg:width="0.515cm" svg:height="0.036cm" svg:x="9.473cm" svg:y="8.319cm" svg:viewBox="0 0 516 37" svg:d="M488 37c13 0 28 0 28-20 0-17-15-17-28-17h-459c-14 0-29 0-29 17 0 20 15 20 29 20z">
            <text:p/>
          </draw:path>
          <draw:path draw:style-name="gr3" draw:text-style-name="P9" draw:layer="layout" svg:width="0.279cm" svg:height="0.564cm" svg:x="10.235cm" svg:y="7.414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10.161cm" svg:y="8.319cm" svg:viewBox="0 0 424 37" draw:points="211,37 0,37 0,0 424,0 424,37">
            <text:p/>
          </draw:polygon>
          <draw:path draw:style-name="gr3" draw:text-style-name="P9" draw:layer="layout" svg:width="0.35cm" svg:height="0.581cm" svg:x="10.195cm" svg:y="8.565cm" svg:viewBox="0 0 351 582" svg:d="M211 265c69-21 117-81 117-148 0-69-73-117-155-117-87 0-150 50-150 115 0 27 19 44 42 44 27 0 44-19 44-44 0-42-40-42-51-42 25-40 80-52 111-52 34 0 82 19 82 94 0 12-1 60-24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9" draw:layer="layout" svg:width="0.402cm" svg:height="0.596cm" svg:x="10.998cm" svg:y="7.962cm" svg:viewBox="0 0 403 597" svg:d="M403 10c0-2 0-10-11-10-12 0-93 8-108 10-6 0-11 3-11 15s7 12 21 12c40 0 42 5 42 13l-4 17-50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9" draw:layer="layout" svg:width="0.26cm" svg:height="0.539cm" svg:x="11.422cm" svg:y="8.02cm" svg:viewBox="0 0 261 540" svg:d="M156 192h80c15 0 25 0 25-17 0-10-10-10-25-10h-73c29-121 35-136 35-142 0-15-12-23-25-23-4 0-27 0-35 31l-32 134h-81c-17 0-25 0-25 16 0 11 8 11 23 11h75c-62 240-63 254-63 269 0 46 32 79 76 79 89 0 137-125 137-131 0-7-8-7-12-7-6 0-8 1-11 11-37 88-83 108-112 108-17 0-25-12-25-39 0-21 0-27 4-40z">
            <text:p/>
          </draw:path>
        </draw:g>
        <draw:g xml:id="id354" draw:id="id354">
          <svg:title>TexMaths</svg:title>
          <svg:desc>28§display§\text {I}§svg§600§FALSE§</svg:desc>
          <draw:polygon draw:style-name="gr2" draw:text-style-name="P8" draw:layer="layout" svg:width="0.229cm" svg:height="0.575cm" svg:x="4.932cm" svg:y="8.143cm" svg:viewBox="0 0 230 576" draw:points="116,576 0,576 0,0 230,0 230,576">
            <text:p/>
          </draw:polygon>
          <draw:path draw:style-name="gr3" draw:text-style-name="P9" draw:layer="layout" svg:width="0.301cm" svg:height="0.674cm" svg:x="4.91cm" svg:y="8.0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56" draw:id="id356">
          <svg:title>TexMaths</svg:title>
          <svg:desc>24§display§= - \frac{1}{3} \int \frac{1}{t} \ dt§svg§600§FALSE§</svg:desc>
          <draw:polygon draw:style-name="gr2" draw:text-style-name="P8" draw:layer="layout" svg:width="4.834cm" svg:height="1.791cm" svg:x="12.518cm" svg:y="7.442cm" svg:viewBox="0 0 4835 1792" draw:points="2417,1792 0,1792 0,0 4835,0 4835,1792">
            <text:p/>
          </draw:polygon>
          <draw:path draw:style-name="gr3" draw:text-style-name="P9" draw:layer="layout" svg:width="0.562cm" svg:height="0.199cm" svg:x="12.524cm" svg:y="8.2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516cm" svg:height="0.036cm" svg:x="13.436cm" svg:y="8.32cm" svg:viewBox="0 0 517 37" svg:d="M488 37c13 0 29 0 29-20 0-17-16-17-29-17h-459c-14 0-29 0-29 17 0 20 15 20 29 20z">
            <text:p/>
          </draw:path>
          <draw:path draw:style-name="gr3" draw:text-style-name="P9" draw:layer="layout" svg:width="0.279cm" svg:height="0.564cm" svg:x="14.198cm" svg:y="7.415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14.123cm" svg:y="8.32cm" svg:viewBox="0 0 424 37" draw:points="211,37 0,37 0,0 424,0 424,37">
            <text:p/>
          </draw:polygon>
          <draw:path draw:style-name="gr3" draw:text-style-name="P9" draw:layer="layout" svg:width="0.35cm" svg:height="0.581cm" svg:x="14.16cm" svg:y="8.566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9" draw:layer="layout" svg:width="0.75cm" svg:height="1.876cm" svg:x="14.834cm" svg:y="7.4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9" draw:layer="layout" svg:width="0.279cm" svg:height="0.564cm" svg:x="15.947cm" svg:y="7.415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15.872cm" svg:y="8.32cm" svg:viewBox="0 0 424 37" draw:points="211,37 0,37 0,0 424,0 424,37">
            <text:p/>
          </draw:polygon>
          <draw:path draw:style-name="gr3" draw:text-style-name="P9" draw:layer="layout" svg:width="0.26cm" svg:height="0.539cm" svg:x="15.951cm" svg:y="8.599cm" svg:viewBox="0 0 261 540" svg:d="M156 192h80c16 0 25 0 25-17 0-10-9-10-25-10h-73c29-121 35-136 35-142 0-15-12-23-25-23-2 0-27 0-35 31l-32 134h-81c-17 0-25 0-25 16 0 11 8 11 23 11h75c-60 240-63 254-63 269 0 46 32 79 76 79 89 0 137-125 137-131 0-7-8-7-12-7-6 0-8 1-11 11-37 88-83 108-112 108-17 0-25-12-25-39 0-21 2-27 4-40z">
            <text:p/>
          </draw:path>
          <draw:path draw:style-name="gr3" draw:text-style-name="P9" draw:layer="layout" svg:width="0.402cm" svg:height="0.596cm" svg:x="16.71cm" svg:y="7.963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9" draw:layer="layout" svg:width="0.26cm" svg:height="0.539cm" svg:x="17.136cm" svg:y="8.021cm" svg:viewBox="0 0 261 540" svg:d="M156 192h80c16 0 25 0 25-17 0-10-9-10-25-10h-73c29-121 35-136 35-142 0-15-12-23-25-23-4 0-27 0-35 31l-32 134h-81c-17 0-25 0-25 16 0 11 8 11 23 11h75c-62 240-63 254-63 269 0 46 32 79 76 79 89 0 137-125 137-131 0-7-8-7-12-7-6 0-8 1-11 11-37 88-83 108-112 108-17 0-25-12-25-39 0-21 0-27 4-40z">
            <text:p/>
          </draw:path>
        </draw:g>
        <draw:g xml:id="id357" draw:id="id357">
          <svg:title>TexMaths</svg:title>
          <svg:desc>24§display§= - \frac{1}{3} \log t \ + \ c§svg§600§FALSE§</svg:desc>
          <draw:polygon draw:style-name="gr2" draw:text-style-name="P8" draw:layer="layout" svg:width="5.719cm" svg:height="1.647cm" svg:x="5.92cm" svg:y="10.044cm" svg:viewBox="0 0 5720 1648" draw:points="2859,1648 0,1648 0,0 5720,0 5720,1648">
            <text:p/>
          </draw:polygon>
          <draw:path draw:style-name="gr3" draw:text-style-name="P9" draw:layer="layout" svg:width="0.562cm" svg:height="0.199cm" svg:x="5.926cm" svg:y="10.82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515cm" svg:height="0.036cm" svg:x="6.838cm" svg:y="10.907cm" svg:viewBox="0 0 516 37" svg:d="M488 37c13 0 28 0 28-20 0-17-15-17-28-17h-459c-14 0-29 0-29 17 0 20 15 20 29 20z">
            <text:p/>
          </draw:path>
          <draw:path draw:style-name="gr3" draw:text-style-name="P9" draw:layer="layout" svg:width="0.279cm" svg:height="0.564cm" svg:x="7.6cm" svg:y="10.002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7.525cm" svg:y="10.907cm" svg:viewBox="0 0 424 37" draw:points="211,37 0,37 0,0 424,0 424,37">
            <text:p/>
          </draw:polygon>
          <draw:path draw:style-name="gr3" draw:text-style-name="P9" draw:layer="layout" svg:width="0.35cm" svg:height="0.581cm" svg:x="7.562cm" svg:y="11.153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9" draw:layer="layout" svg:width="0.189cm" svg:height="0.587cm" svg:x="8.216cm" svg:y="10.55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75cm" svg:height="0.389cm" svg:x="8.447cm" svg:y="10.757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9" draw:layer="layout" svg:width="0.387cm" svg:height="0.558cm" svg:x="8.869cm" svg:y="10.753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4h50c73 0 169 0 169 74 0 44-61 86-144 86z">
            <text:p/>
          </draw:path>
          <draw:path draw:style-name="gr3" draw:text-style-name="P9" draw:layer="layout" svg:width="0.26cm" svg:height="0.539cm" svg:x="9.439cm" svg:y="10.607cm" svg:viewBox="0 0 261 540" svg:d="M156 192h80c16 0 25 0 25-17 0-10-9-10-25-10h-73c29-121 35-136 35-142 0-15-12-23-25-23-4 0-27 0-35 31l-32 134h-81c-17 0-25 0-25 16 0 11 8 11 23 11h75c-62 240-63 254-63 269 0 46 32 79 76 79 89 0 137-125 137-131 0-7-8-7-12-7-6 0-8 1-11 11-37 88-83 108-112 108-17 0-25-12-25-39 0-21 0-27 4-40z">
            <text:p/>
          </draw:path>
          <draw:path draw:style-name="gr3" draw:text-style-name="P9" draw:layer="layout" svg:width="0.562cm" svg:height="0.564cm" svg:x="10.24cm" svg:y="10.644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9" draw:layer="layout" svg:width="0.329cm" svg:height="0.383cm" svg:x="11.352cm" svg:y="10.763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360" draw:id="id360">
          <svg:title>TexMaths</svg:title>
          <svg:desc>24§display§= - \frac{1}{3} \log (3e^{-x} + 4) \ + \ c§svg§600§FALSE§</svg:desc>
          <draw:polygon draw:style-name="gr2" draw:text-style-name="P8" draw:layer="layout" svg:width="9.149cm" svg:height="1.647cm" svg:x="5.921cm" svg:y="12.446cm" svg:viewBox="0 0 9150 1648" draw:points="4576,1648 0,1648 0,0 9150,0 9150,1648">
            <text:p/>
          </draw:polygon>
          <draw:path draw:style-name="gr3" draw:text-style-name="P9" draw:layer="layout" svg:width="0.562cm" svg:height="0.199cm" svg:x="5.927cm" svg:y="13.22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516cm" svg:height="0.036cm" svg:x="6.839cm" svg:y="13.309cm" svg:viewBox="0 0 517 37" svg:d="M488 37c13 0 29 0 29-20 0-17-16-17-29-17h-459c-14 0-29 0-29 17 0 20 15 20 29 20z">
            <text:p/>
          </draw:path>
          <draw:path draw:style-name="gr3" draw:text-style-name="P9" draw:layer="layout" svg:width="0.279cm" svg:height="0.564cm" svg:x="7.601cm" svg:y="12.404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7.526cm" svg:y="13.309cm" svg:viewBox="0 0 424 37" draw:points="211,37 0,37 0,0 424,0 424,37">
            <text:p/>
          </draw:polygon>
          <draw:path draw:style-name="gr3" draw:text-style-name="P9" draw:layer="layout" svg:width="0.35cm" svg:height="0.581cm" svg:x="7.563cm" svg:y="13.555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9" draw:layer="layout" svg:width="0.189cm" svg:height="0.587cm" svg:x="8.218cm" svg:y="12.952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75cm" svg:height="0.389cm" svg:x="8.448cm" svg:y="13.159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9" draw:layer="layout" svg:width="0.387cm" svg:height="0.558cm" svg:x="8.87cm" svg:y="13.155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4h50c73 0 169 0 169 74 0 44-61 86-144 86z">
            <text:p/>
          </draw:path>
          <draw:path draw:style-name="gr3" draw:text-style-name="P9" draw:layer="layout" svg:width="0.197cm" svg:height="0.844cm" svg:x="9.364cm" svg:y="12.904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35cm" svg:height="0.581cm" svg:x="9.644cm" svg:y="12.975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9" draw:layer="layout" svg:width="0.325cm" svg:height="0.383cm" svg:x="10.069cm" svg:y="13.165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9" draw:layer="layout" svg:width="0.4cm" svg:height="0.03cm" svg:x="10.485cm" svg:y="13.026cm" svg:viewBox="0 0 401 31" svg:d="M378 31c8 0 23 0 23-16 0-15-13-15-23-15h-355c-10 0-23 0-23 15 0 16 13 16 23 16z">
            <text:p/>
          </draw:path>
          <draw:path draw:style-name="gr3" draw:text-style-name="P9" draw:layer="layout" svg:width="0.318cm" svg:height="0.268cm" svg:x="10.979cm" svg:y="12.929cm" svg:viewBox="0 0 319 269" svg:d="M119 200c-6 19-25 52-56 52-2 0-19 0-32-8 25-8 27-29 27-33 0-13-10-23-23-23-18 0-35 16-35 37 0 31 33 44 63 44 27 0 50-17 66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  <draw:path draw:style-name="gr3" draw:text-style-name="P9" draw:layer="layout" svg:width="0.562cm" svg:height="0.564cm" svg:x="11.609cm" svg:y="13.046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9" draw:layer="layout" svg:width="0.375cm" svg:height="0.572cm" svg:x="12.429cm" svg:y="12.965cm" svg:viewBox="0 0 376 573" svg:d="M225 434v73c0 31 0 41-64 41h-17v25c35-2 79-2 113-2 37 0 81 0 116 2v-25h-18c-63 0-65-10-65-41v-73h86v-27h-86v-386c0-15 0-21-13-21-8 0-10 0-16 10l-261 397v27zM230 407h-207l207-315z">
            <text:p/>
          </draw:path>
          <draw:path draw:style-name="gr3" draw:text-style-name="P9" draw:layer="layout" svg:width="0.197cm" svg:height="0.844cm" svg:x="12.876cm" svg:y="12.904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562cm" svg:height="0.564cm" svg:x="13.671cm" svg:y="13.046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9" draw:layer="layout" svg:width="0.329cm" svg:height="0.383cm" svg:x="14.783cm" svg:y="13.165cm" svg:viewBox="0 0 330 384" svg:d="M301 52c-13 0-24 0-38 13-13 12-15 27-15 33 0 19 15 29 32 29 25 0 48-19 48-54 0-42-40-73-101-73-114 0-227 121-227 240 0 77 50 144 138 144 121 0 192-90 192-100 0-5-5-11-9-11-6 0-6 2-12 9-67 83-159 83-171 83-52 0-75-40-75-92 0-35 18-117 46-169 25-48 73-85 120-85 28 0 61 10 72 33z">
            <text:p/>
          </draw:path>
        </draw:g>
        <draw:g xml:id="id352" draw:id="id352">
          <svg:title>TexMaths</svg:title>
          <svg:desc>24§display§\therefore§svg§600§FALSE§</svg:desc>
          <draw:polygon draw:style-name="gr2" draw:text-style-name="P8" draw:layer="layout" svg:width="0.453cm" svg:height="0.371cm" svg:x="20.505cm" svg:y="6.118cm" svg:viewBox="0 0 454 372" draw:points="227,372 0,372 0,0 454,0 454,372">
            <text:p/>
          </draw:polygon>
          <draw:path draw:style-name="gr3" draw:text-style-name="P9" draw:layer="layout" svg:width="0.513cm" svg:height="0.455cm" svg:x="20.488cm" svg:y="6.07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344" smil:attributeName="visibility" smil:to="visible"/>
                  <anim:animate smil:dur="0.25s" smil:fill="hold" smil:targetElement="id344" smil:attributeName="width" smil:values="width*0.05;width" smil:keyTimes="0;1"/>
                  <anim:animate smil:dur="0.25s" smil:fill="hold" smil:targetElement="id344" smil:attributeName="height" smil:values="height;height" smil:keyTimes="0;1"/>
                  <anim:animate smil:dur="0.25s" smil:fill="hold" smil:targetElement="id344" smil:attributeName="x" smil:values="x-.2;x" smil:keyTimes="0;1"/>
                  <anim:animate smil:dur="0.25s" smil:fill="hold" smil:targetElement="id344" smil:attributeName="y" smil:values="y;y" smil:keyTimes="0;1"/>
                  <anim:transitionFilter smil:dur="0.25s" smil:targetElement="id34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5" smil:attributeName="visibility" smil:to="visible"/>
                  <anim:animate smil:dur="0.5s" smil:fill="hold" smil:targetElement="id345" smil:attributeName="x" smil:values="x;x" smil:keyTimes="0;1"/>
                  <anim:animate smil:dur="0.5s" smil:fill="hold" smil:targetElement="id34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6" smil:attributeName="visibility" smil:to="visible"/>
                  <anim:animate smil:dur="0.5s" smil:fill="hold" smil:targetElement="id346" smil:attributeName="x" smil:values="x;x" smil:keyTimes="0;1"/>
                  <anim:animate smil:dur="0.5s" smil:fill="hold" smil:targetElement="id34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7" smil:attributeName="visibility" smil:to="visible"/>
                  <anim:animate smil:dur="0.5s" smil:fill="hold" smil:targetElement="id347" smil:attributeName="x" smil:values="x;x" smil:keyTimes="0;1"/>
                  <anim:animate smil:dur="0.5s" smil:fill="hold" smil:targetElement="id3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8" smil:attributeName="visibility" smil:to="visible"/>
                  <anim:animate smil:dur="0.5s" smil:fill="hold" smil:targetElement="id348" smil:attributeName="x" smil:values="x;x" smil:keyTimes="0;1"/>
                  <anim:animate smil:dur="0.5s" smil:fill="hold" smil:targetElement="id3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9" smil:attributeName="visibility" smil:to="visible"/>
                  <anim:animate smil:dur="0.5s" smil:fill="hold" smil:targetElement="id349" smil:attributeName="x" smil:values="x;x" smil:keyTimes="0;1"/>
                  <anim:animate smil:dur="0.5s" smil:fill="hold" smil:targetElement="id3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0" smil:attributeName="visibility" smil:to="visible"/>
                  <anim:animate smil:dur="0.5s" smil:fill="hold" smil:targetElement="id350" smil:attributeName="width" smil:values="width*0.05;width" smil:keyTimes="0;1"/>
                  <anim:animate smil:dur="0.5s" smil:fill="hold" smil:targetElement="id350" smil:attributeName="height" smil:values="height;height" smil:keyTimes="0;1"/>
                  <anim:animate smil:dur="0.5s" smil:fill="hold" smil:targetElement="id350" smil:attributeName="x" smil:values="x-.2;x" smil:keyTimes="0;1"/>
                  <anim:animate smil:dur="0.5s" smil:fill="hold" smil:targetElement="id350" smil:attributeName="y" smil:values="y;y" smil:keyTimes="0;1"/>
                  <anim:transitionFilter smil:dur="0.5s" smil:targetElement="id35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1" smil:attributeName="visibility" smil:to="visible"/>
                  <anim:animate smil:dur="0.5s" smil:fill="hold" smil:targetElement="id351" smil:attributeName="width" smil:values="width*0.05;width" smil:keyTimes="0;1"/>
                  <anim:animate smil:dur="0.5s" smil:fill="hold" smil:targetElement="id351" smil:attributeName="height" smil:values="height;height" smil:keyTimes="0;1"/>
                  <anim:animate smil:dur="0.5s" smil:fill="hold" smil:targetElement="id351" smil:attributeName="x" smil:values="x-.2;x" smil:keyTimes="0;1"/>
                  <anim:animate smil:dur="0.5s" smil:fill="hold" smil:targetElement="id351" smil:attributeName="y" smil:values="y;y" smil:keyTimes="0;1"/>
                  <anim:transitionFilter smil:dur="0.5s" smil:targetElement="id35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2" smil:attributeName="visibility" smil:to="visible"/>
                  <anim:animate smil:dur="0.5s" smil:fill="hold" smil:targetElement="id352" smil:attributeName="width" smil:values="width*0.05;width" smil:keyTimes="0;1"/>
                  <anim:animate smil:dur="0.5s" smil:fill="hold" smil:targetElement="id352" smil:attributeName="height" smil:values="height;height" smil:keyTimes="0;1"/>
                  <anim:animate smil:dur="0.5s" smil:fill="hold" smil:targetElement="id352" smil:attributeName="x" smil:values="x-.2;x" smil:keyTimes="0;1"/>
                  <anim:animate smil:dur="0.5s" smil:fill="hold" smil:targetElement="id352" smil:attributeName="y" smil:values="y;y" smil:keyTimes="0;1"/>
                  <anim:transitionFilter smil:dur="0.5s" smil:targetElement="id352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3" smil:attributeName="visibility" smil:to="visible"/>
                  <anim:animate smil:dur="0.5s" smil:fill="hold" smil:targetElement="id353" smil:attributeName="width" smil:values="width*0.05;width" smil:keyTimes="0;1"/>
                  <anim:animate smil:dur="0.5s" smil:fill="hold" smil:targetElement="id353" smil:attributeName="height" smil:values="height;height" smil:keyTimes="0;1"/>
                  <anim:animate smil:dur="0.5s" smil:fill="hold" smil:targetElement="id353" smil:attributeName="x" smil:values="x-.2;x" smil:keyTimes="0;1"/>
                  <anim:animate smil:dur="0.5s" smil:fill="hold" smil:targetElement="id353" smil:attributeName="y" smil:values="y;y" smil:keyTimes="0;1"/>
                  <anim:transitionFilter smil:dur="0.5s" smil:targetElement="id35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4" smil:attributeName="visibility" smil:to="visible"/>
                  <anim:animate smil:dur="0.5s" smil:fill="hold" smil:targetElement="id354" smil:attributeName="x" smil:values="x;x" smil:keyTimes="0;1"/>
                  <anim:animate smil:dur="0.5s" smil:fill="hold" smil:targetElement="id3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5" smil:attributeName="visibility" smil:to="visible"/>
                  <anim:animate smil:dur="0.5s" smil:fill="hold" smil:targetElement="id355" smil:attributeName="x" smil:values="x;x" smil:keyTimes="0;1"/>
                  <anim:animate smil:dur="0.5s" smil:fill="hold" smil:targetElement="id3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6" smil:attributeName="visibility" smil:to="visible"/>
                  <anim:animate smil:dur="0.5s" smil:fill="hold" smil:targetElement="id356" smil:attributeName="x" smil:values="x;x" smil:keyTimes="0;1"/>
                  <anim:animate smil:dur="0.5s" smil:fill="hold" smil:targetElement="id3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7" smil:attributeName="visibility" smil:to="visible"/>
                  <anim:animate smil:dur="0.5s" smil:fill="hold" smil:targetElement="id357" smil:attributeName="x" smil:values="x;x" smil:keyTimes="0;1"/>
                  <anim:animate smil:dur="0.5s" smil:fill="hold" smil:targetElement="id3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8" smil:attributeName="visibility" smil:to="visible"/>
                  <anim:animate smil:dur="0.5s" smil:fill="hold" smil:targetElement="id358" smil:attributeName="x" smil:values="x;x" smil:keyTimes="0;1"/>
                  <anim:animate smil:dur="0.5s" smil:fill="hold" smil:targetElement="id35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59" smil:attributeName="visibility" smil:to="visible"/>
                  <anim:animate smil:dur="0.5s" smil:fill="hold" smil:targetElement="id359" smil:attributeName="x" smil:values="x;x" smil:keyTimes="0;1"/>
                  <anim:animate smil:dur="0.5s" smil:fill="hold" smil:targetElement="id3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0" smil:attributeName="visibility" smil:to="visible"/>
                  <anim:animate smil:dur="0.5s" smil:fill="hold" smil:targetElement="id360" smil:attributeName="x" smil:values="x;x" smil:keyTimes="0;1"/>
                  <anim:animate smil:dur="0.5s" smil:fill="hold" smil:targetElement="id36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>
        <office:forms form:automatic-focus="false" form:apply-design-mode="false"/>
        <draw:frame presentation:style-name="pr12" draw:text-style-name="P16" draw:layer="layout" svg:width="26.4cm" svg:height="14.572cm" svg:x="0.8cm" svg:y="0.628cm" presentation:class="title" presentation:user-transformed="true">
          <draw:text-box>
            <text:p xml:id="id361" text:id="id361" text:style-name="P6"><text:span text:style-name="T20"><text:s text:c="21"/></text:span><text:span text:style-name="T21"><text:line-break/></text:span><text:span text:style-name="T22"> <text:s text:c="3"/></text:span><text:span text:style-name="T23">Integrals of the type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/></text:p>
          </draw:text-box>
        </draw:frame>
        <draw:g xml:id="id362" draw:id="id362">
          <svg:title>TexMaths</svg:title>
          <svg:desc>28§display§\int \frac{ \frac{\sin}{\cos}( x \pm a ) }{ \frac{\sin}{\cos} ( x \pm b ) }\ dx §svg§600§FALSE§</svg:desc>
          <draw:polygon draw:style-name="gr2" draw:text-style-name="P8" draw:layer="layout" svg:width="6.986cm" svg:height="2.566cm" svg:x="11.912cm" svg:y="0.844cm" svg:viewBox="0 0 6987 2567" draw:points="3495,2567 0,2567 0,0 6987,0 6987,2567">
            <text:p/>
          </draw:polygon>
          <draw:path draw:style-name="gr3" draw:text-style-name="P9" draw:layer="layout" svg:width="0.875cm" svg:height="2.188cm" svg:x="11.919cm" svg:y="1.03cm" svg:viewBox="0 0 876 2189" svg:d="M47 2144c31 0 49-22 49-47 0-34-24-49-47-49-24 0-49 15-49 49 0 51 49 92 110 92 150 0 206-231 275-515 77-312 141-628 195-944 36-208 72-405 106-533 11-49 44-175 85-175 29 0 53 18 58 23-34 2-49 22-49 47 0 33 24 49 47 49 24 0 49-16 49-49 0-54-54-92-108-92-76 0-130 108-186 309-2 9-136 504-244 1149-27 151-56 316-87 453-18 72-63 258-143 258-36 0-59-25-61-25z">
            <text:p/>
          </draw:path>
          <draw:path draw:style-name="gr3" draw:text-style-name="P9" draw:layer="layout" svg:width="0.25cm" svg:height="0.315cm" svg:x="13.321cm" svg:y="0.952cm" svg:viewBox="0 0 251 316" svg:d="M233 18c0-11 0-18-11-18-2 0-5 0-14 9-2 0-9 7-11 9-22-14-49-18-74-18-98 0-123 52-123 87 0 23 9 41 27 54 27 23 51 27 96 34 34 6 90 15 90 62 0 27-18 61-85 61-68 0-92-45-103-92-3-9-3-11-14-11s-11 4-11 18v85c0 11 0 18 9 18 7 0 20-14 34-29 31 29 69 29 85 29 89 0 123-47 123-96 0-27-11-47-29-65-27-25-58-30-83-34-56-9-101-18-101-56 0-20 18-49 85-49 81 0 83 58 85 78 0 7 9 7 12 7 13 0 13-5 13-18z">
            <text:p/>
          </draw:path>
          <draw:path draw:style-name="gr3" draw:text-style-name="P9" draw:layer="layout" svg:width="0.151cm" svg:height="0.465cm" svg:x="13.639cm" svg:y="0.795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3" draw:text-style-name="P9" draw:layer="layout" svg:width="0.371cm" svg:height="0.306cm" svg:x="13.861cm" svg:y="0.956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3" draw:text-style-name="P9" draw:layer="layout" svg:width="1.056cm" svg:height="0.042cm" svg:x="13.247cm" svg:y="1.382cm" svg:viewBox="0 0 1057 43" draw:points="529,43 0,43 0,0 1057,0 1057,43">
            <text:p/>
          </draw:polygon>
          <draw:path draw:style-name="gr3" draw:text-style-name="P9" draw:layer="layout" svg:width="0.292cm" svg:height="0.315cm" svg:x="13.279cm" svg:y="1.68cm" svg:viewBox="0 0 293 316" svg:d="M237 34c-11 4-17 15-17 29 0 20 13 33 31 33 20 0 34-13 34-33 0-63-97-63-117-63-103 0-168 81-168 159 0 87 74 157 166 157 103 0 127-81 127-90s-8-9-11-9c-11 0-11 3-13 14-16 42-54 62-96 62-48 0-110-33-110-134 0-87 42-137 107-137 9 0 43 0 67 12z">
            <text:p/>
          </draw:path>
          <draw:path draw:style-name="gr3" draw:text-style-name="P9" draw:layer="layout" svg:width="0.34cm" svg:height="0.315cm" svg:x="13.624cm" svg:y="1.68cm" svg:viewBox="0 0 341 316" svg:d="M341 161c0-87-74-161-171-161-96 0-170 74-170 161 0 88 76 155 170 155s171-67 171-155zM170 293c-27 0-62-6-87-42-18-27-20-63-20-96 0-30 0-70 24-101 18-20 47-34 83-34 41 0 70 18 85 40 21 27 23 63 23 95 0 33-2 71-23 98-20 27-51 40-85 40z">
            <text:p/>
          </draw:path>
          <draw:path draw:style-name="gr3" draw:text-style-name="P9" draw:layer="layout" svg:width="0.25cm" svg:height="0.315cm" svg:x="14.02cm" svg:y="1.68cm" svg:viewBox="0 0 251 316" svg:d="M233 18c0-11 0-18-11-18-2 0-5 0-14 9-2 0-9 7-13 9-20-14-47-18-72-18-98 0-123 52-123 87 0 23 9 41 27 54 27 23 51 27 96 34 34 6 90 15 90 62 0 27-18 61-85 61-68 0-92-45-103-92-3-9-3-11-14-11s-11 4-11 18v85c0 11 0 18 9 18 7 0 20-14 34-29 31 29 69 29 85 29 89 0 123-47 123-96 0-27-11-47-29-65-27-25-58-30-83-34-56-9-101-18-101-56 0-20 18-49 85-49 81 0 83 58 85 78 0 7 9 7 12 7 13 0 13-5 13-18z">
            <text:p/>
          </draw:path>
          <draw:path draw:style-name="gr3" draw:text-style-name="P9" draw:layer="layout" svg:width="0.23cm" svg:height="0.985cm" svg:x="14.517cm" svg:y="0.90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14.831cm" svg:y="1.212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3-69 105-76 11 38 47 76 108 76 100 0 157-128 157-152 0-9-9-9-12-9-9 0-11 2-13 9-32 107-101 130-132 130-38 0-54-32-54-65 0-23 7-43 18-88z">
            <text:p/>
          </draw:path>
          <draw:path draw:style-name="gr3" draw:text-style-name="P9" draw:layer="layout" svg:width="0.658cm" svg:height="0.658cm" svg:x="15.638cm" svg:y="0.992cm" svg:viewBox="0 0 659 659" svg:d="M349 349h276c16 0 34 0 34-20s-18-20-34-20h-276v-273c0-16 0-36-20-36s-20 18-20 34v275h-275c-16 0-34 0-34 20s18 20 34 20h275v269h-275c-16 0-34 0-34 20 0 21 18 21 34 21h591c16 0 34 0 34-21 0-20-18-20-34-20h-276z">
            <text:p/>
          </draw:path>
          <draw:path draw:style-name="gr3" draw:text-style-name="P9" draw:layer="layout" svg:width="0.452cm" svg:height="0.447cm" svg:x="16.608cm" svg:y="1.212cm" svg:viewBox="0 0 453 448" svg:d="M329 63c-18-36-47-63-92-63-114 0-237 146-237 289 0 94 54 159 132 159 20 0 70-4 128-74 9 40 42 74 89 74 36 0 59-22 74-54 16-36 30-96 30-98 0-9-9-9-12-9-9 0-11 2-13 18-18 62-36 121-76 121-27 0-29-25-29-45 0-23 2-29 13-74 11-40 11-52 20-87l36-139c7-29 7-29 7-34 0-18-11-27-27-27-25 0-40 23-43 43zM264 320c-4 18-4 18-18 36-44 54-85 70-112 70-49 0-65-54-65-92 0-49 32-173 56-218 30-58 74-94 115-94 65 0 78 81 78 88 0 4-2 11-4 15z">
            <text:p/>
          </draw:path>
          <draw:path draw:style-name="gr3" draw:text-style-name="P9" draw:layer="layout" svg:width="0.23cm" svg:height="0.985cm" svg:x="17.143cm" svg:y="0.909cm" svg:viewBox="0 0 231 986" svg:d="M231 493c0-76-11-195-65-307-61-121-146-186-157-186-5 0-9 4-9 9 0 4 0 7 18 25 98 96 155 253 155 459 0 168-36 343-160 466-13 13-13 16-13 18 0 7 4 9 9 9 11 0 101-67 159-193 52-107 63-217 63-300z">
            <text:p/>
          </draw:path>
          <draw:polygon draw:style-name="gr3" draw:text-style-name="P9" draw:layer="layout" svg:width="4.343cm" svg:height="0.042cm" svg:x="13.128cm" svg:y="2.103cm" svg:viewBox="0 0 4344 43" draw:points="2171,43 0,43 0,0 4344,0 4344,43">
            <text:p/>
          </draw:polygon>
          <draw:path draw:style-name="gr3" draw:text-style-name="P9" draw:layer="layout" svg:width="0.25cm" svg:height="0.315cm" svg:x="13.37cm" svg:y="2.417cm" svg:viewBox="0 0 251 316" svg:d="M233 18c0-11 0-18-11-18-2 0-5 0-14 9-2 0-9 7-11 9-22-14-49-18-74-18-98 0-123 52-123 87 0 23 9 41 27 54 27 23 51 27 96 34 34 6 90 15 90 62 0 27-18 61-85 61-68 0-92-45-103-92-3-9-3-11-14-11s-11 4-11 18v85c0 11 0 18 9 18 7 0 20-14 34-29 31 29 69 29 85 29 89 0 123-47 123-96 0-27-11-47-29-65-27-25-58-30-83-34-56-9-101-18-101-56 0-20 18-49 85-49 81 0 83 58 85 78 0 7 9 7 12 7 13 0 13-5 13-18z">
            <text:p/>
          </draw:path>
          <draw:path draw:style-name="gr3" draw:text-style-name="P9" draw:layer="layout" svg:width="0.151cm" svg:height="0.465cm" svg:x="13.689cm" svg:y="2.2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3" draw:text-style-name="P9" draw:layer="layout" svg:width="0.371cm" svg:height="0.306cm" svg:x="13.91cm" svg:y="2.42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3" draw:text-style-name="P9" draw:layer="layout" svg:width="1.056cm" svg:height="0.042cm" svg:x="13.297cm" svg:y="2.847cm" svg:viewBox="0 0 1057 43" draw:points="529,43 0,43 0,0 1057,0 1057,43">
            <text:p/>
          </draw:polygon>
          <draw:path draw:style-name="gr3" draw:text-style-name="P9" draw:layer="layout" svg:width="0.292cm" svg:height="0.315cm" svg:x="13.328cm" svg:y="3.145cm" svg:viewBox="0 0 293 316" svg:d="M237 34c-11 4-17 15-17 29 0 20 13 33 31 33 20 0 34-13 34-33 0-63-97-63-117-63-103 0-168 81-168 159 0 87 74 157 166 157 103 0 127-81 127-90s-8-9-11-9c-11 0-11 3-13 14-16 42-54 62-96 62-48 0-110-33-110-134 0-87 42-137 107-137 9 0 43 0 67 12z">
            <text:p/>
          </draw:path>
          <draw:path draw:style-name="gr3" draw:text-style-name="P9" draw:layer="layout" svg:width="0.34cm" svg:height="0.315cm" svg:x="13.673cm" svg:y="3.145cm" svg:viewBox="0 0 341 316" svg:d="M341 161c0-87-74-161-171-161-96 0-170 74-170 161 0 88 76 155 170 155s171-67 171-155zM170 293c-27 0-62-6-87-42-18-27-20-63-20-96 0-30 0-70 24-101 18-20 47-34 83-34 41 0 70 18 85 40 21 27 23 63 23 95 0 33-2 71-23 98-20 27-51 40-85 40z">
            <text:p/>
          </draw:path>
          <draw:path draw:style-name="gr3" draw:text-style-name="P9" draw:layer="layout" svg:width="0.25cm" svg:height="0.315cm" svg:x="14.069cm" svg:y="3.145cm" svg:viewBox="0 0 251 316" svg:d="M233 18c0-11 0-18-11-18-2 0-5 0-14 9-2 0-9 7-11 9-22-14-49-18-74-18-98 0-123 52-123 87 0 23 9 41 27 54 27 23 51 27 96 34 34 6 90 15 90 62 0 27-18 61-85 61-68 0-92-45-103-92-3-9-3-11-14-11s-11 4-11 18v85c0 11 0 18 9 18 7 0 20-14 34-29 31 29 69 29 85 29 89 0 123-47 123-96 0-27-11-47-29-65-27-25-58-30-83-34-56-9-101-18-101-56 0-20 18-49 85-49 81 0 83 58 85 78 0 7 9 7 12 7 13 0 13-5 13-18z">
            <text:p/>
          </draw:path>
          <draw:path draw:style-name="gr3" draw:text-style-name="P9" draw:layer="layout" svg:width="0.23cm" svg:height="0.985cm" svg:x="14.567cm" svg:y="2.37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14.88cm" svg:y="2.677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4 65 65 0 101-69 103-76 11 38 47 76 108 76 100 0 157-128 157-152 0-9-9-9-12-9-9 0-11 2-13 9-32 107-99 130-132 130-38 0-54-32-54-65 0-23 7-43 18-88z">
            <text:p/>
          </draw:path>
          <draw:path draw:style-name="gr3" draw:text-style-name="P9" draw:layer="layout" svg:width="0.658cm" svg:height="0.658cm" svg:x="15.687cm" svg:y="2.457cm" svg:viewBox="0 0 659 659" svg:d="M349 349h276c16 0 34 0 34-20s-18-20-34-20h-276v-273c0-16 0-36-20-36s-20 18-20 34v275h-275c-16 0-34 0-34 20s18 20 34 20h275v269h-275c-16 0-34 0-34 20 0 21 18 21 34 21h591c16 0 34 0 34-21 0-20-18-20-34-20h-276z">
            <text:p/>
          </draw:path>
          <draw:path draw:style-name="gr3" draw:text-style-name="P9" draw:layer="layout" svg:width="0.364cm" svg:height="0.696cm" svg:x="16.664cm" svg:y="2.43cm" svg:viewBox="0 0 365 697" svg:d="M190 11c0-2 0-11-13-11-22 0-94 9-121 9-7 2-18 2-18 20 0 14 9 14 22 14 50 0 52 6 52 15 0 7-9 41-16 61l-80 322c-12 50-16 65-16 101 0 92 52 155 125 155 117 0 240-148 240-289 0-92-54-159-132-159-45 0-87 29-117 60zM96 383c7-20 7-22 16-34 49-64 92-78 119-78 36 0 62 29 62 92 0 58-33 172-51 211-31 64-78 100-117 100-33 0-65-27-65-98 0-20 0-38 16-101z">
            <text:p/>
          </draw:path>
          <draw:path draw:style-name="gr3" draw:text-style-name="P9" draw:layer="layout" svg:width="0.23cm" svg:height="0.985cm" svg:x="17.096cm" svg:y="2.374cm" svg:viewBox="0 0 231 986" svg:d="M231 493c0-76-11-195-65-307-61-121-146-186-157-186-5 0-9 4-9 9 0 4 0 7 18 25 98 96 155 253 155 459 0 168-36 343-160 466-13 13-13 16-13 18 0 7 4 9 9 9 11 0 101-67 159-193 52-107 63-217 63-300z">
            <text:p/>
          </draw:path>
          <draw:path draw:style-name="gr3" draw:text-style-name="P9" draw:layer="layout" svg:width="0.469cm" svg:height="0.696cm" svg:x="17.956cm" svg:y="1.687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8zM264 567c-4 18-4 20-20 38-42 54-83 69-110 69-49 0-65-53-65-92 0-49 32-172 56-217 30-58 74-94 115-94 62 0 78 81 78 87 0 5-2 12-4 16z">
            <text:p/>
          </draw:path>
          <draw:path draw:style-name="gr3" draw:text-style-name="P9" draw:layer="layout" svg:width="0.492cm" svg:height="0.447cm" svg:x="18.458cm" svg:y="1.935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1-69 105-76 11 38 47 76 105 76 103 0 160-128 160-152 0-9-9-9-12-9-9 0-11 2-13 9-34 107-101 130-132 130-38 0-54-32-54-65 0-23 7-43 18-88z">
            <text:p/>
          </draw:path>
        </draw:g>
        <draw:g xml:id="id371" draw:id="id371">
          <svg:title>TexMaths</svg:title>
          <svg:desc>28§display§\text {Let,}§svg§600§FALSE§</svg:desc>
          <draw:polygon draw:style-name="gr2" draw:text-style-name="P8" draw:layer="layout" svg:width="1.538cm" svg:height="0.765cm" svg:x="5.028cm" svg:y="11.043cm" svg:viewBox="0 0 1539 766" draw:points="768,766 0,766 0,0 1539,0 1539,766">
            <text:p/>
          </draw:polygon>
          <draw:path draw:style-name="gr3" draw:text-style-name="P9" draw:layer="layout" svg:width="0.541cm" svg:height="0.673cm" svg:x="5.01cm" svg:y="10.994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9" draw:layer="layout" svg:width="0.382cm" svg:height="0.454cm" svg:x="5.622cm" svg:y="11.225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9" draw:layer="layout" svg:width="0.31cm" svg:height="0.617cm" svg:x="6.049cm" svg:y="11.061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9" draw:layer="layout" svg:width="0.115cm" svg:height="0.295cm" svg:x="6.498cm" svg:y="11.56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372" draw:id="id372">
          <svg:title>TexMaths</svg:title>
          <svg:desc>28§display§\text {I}§svg§600§FALSE§</svg:desc>
          <draw:polygon draw:style-name="gr2" draw:text-style-name="P8" draw:layer="layout" svg:width="0.229cm" svg:height="0.575cm" svg:x="7.134cm" svg:y="11.045cm" svg:viewBox="0 0 230 576" draw:points="116,576 0,576 0,0 230,0 230,576">
            <text:p/>
          </draw:polygon>
          <draw:path draw:style-name="gr3" draw:text-style-name="P9" draw:layer="layout" svg:width="0.301cm" svg:height="0.674cm" svg:x="7.112cm" svg:y="10.9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70" draw:id="id370">
          <svg:title>TexMaths</svg:title>
          <svg:desc>28§display§(1)§svg§600§FALSE§</svg:desc>
          <draw:polygon draw:style-name="gr2" draw:text-style-name="P8" draw:layer="layout" svg:width="1.061cm" svg:height="0.886cm" svg:x="3.61cm" svg:y="10.946cm" svg:viewBox="0 0 1062 887" draw:points="531,887 0,887 0,0 1062,0 1062,887">
            <text:p/>
          </draw:polygon>
          <draw:path draw:style-name="gr3" draw:text-style-name="P9" draw:layer="layout" svg:width="0.23cm" svg:height="0.985cm" svg:x="3.657cm" svg:y="10.897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326cm" svg:height="0.658cm" svg:x="4.031cm" svg:y="10.98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9" draw:layer="layout" svg:width="0.23cm" svg:height="0.985cm" svg:x="4.493cm" svg:y="10.897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66" draw:id="id366">
          <svg:title>TexMaths</svg:title>
          <svg:desc>28§display§\text {(1)}§svg§600§FALSE§</svg:desc>
          <draw:polygon draw:style-name="gr2" draw:text-style-name="P8" draw:layer="layout" svg:width="1.061cm" svg:height="0.886cm" svg:x="3.712cm" svg:y="8.246cm" svg:viewBox="0 0 1062 887" draw:points="531,887 0,887 0,0 1062,0 1062,887">
            <text:p/>
          </draw:polygon>
          <draw:path draw:style-name="gr3" draw:text-style-name="P9" draw:layer="layout" svg:width="0.23cm" svg:height="0.985cm" svg:x="3.759cm" svg:y="8.197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326cm" svg:height="0.658cm" svg:x="4.133cm" svg:y="8.28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9" draw:layer="layout" svg:width="0.23cm" svg:height="0.985cm" svg:x="4.595cm" svg:y="8.197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73" draw:id="id373">
          <svg:title>TexMaths</svg:title>
          <svg:desc>24§display§= \int \frac{\sin ( x + a )}{\sin ( x - b )}\ dx§svg§600§FALSE§</svg:desc>
          <draw:polygon draw:style-name="gr2" draw:text-style-name="P8" draw:layer="layout" svg:width="6.809cm" svg:height="1.909cm" svg:x="7.817cm" svg:y="10.345cm" svg:viewBox="0 0 6810 1910" draw:points="3404,1910 0,1910 0,0 6810,0 6810,1910">
            <text:p/>
          </draw:polygon>
          <draw:path draw:style-name="gr3" draw:text-style-name="P9" draw:layer="layout" svg:width="0.562cm" svg:height="0.199cm" svg:x="7.823cm" svg:y="11.19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4cm" svg:x="8.712cm" svg:y="10.359cm" svg:viewBox="0 0 751 1875" svg:d="M40 1837c27 0 43-20 43-41 0-28-22-42-41-42-21 0-42 14-42 42 0 44 42 79 94 79 129 0 177-198 236-441 65-267 121-538 167-808 31-179 62-348 90-457 10-42 39-150 73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9" draw:layer="layout" svg:width="0.277cm" svg:height="0.389cm" svg:x="9.779cm" svg:y="10.558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10.111cm" svg:y="10.372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10.344cm" svg:y="10.562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197cm" svg:height="0.843cm" svg:x="10.87cm" svg:y="10.303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421cm" svg:height="0.383cm" svg:x="11.138cm" svg:y="10.56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ath draw:style-name="gr3" draw:text-style-name="P9" draw:layer="layout" svg:width="0.562cm" svg:height="0.563cm" svg:x="11.831cm" svg:y="10.443cm" svg:viewBox="0 0 563 564" svg:d="M299 299h237c11 0 27 0 27-17s-16-17-27-17h-237v-236c0-14 0-29-17-29s-17 15-17 29v236h-236c-14 0-29 0-29 17s15 17 29 17h236v236c0 12 0 29 17 29s17-17 17-29z">
            <text:p/>
          </draw:path>
          <draw:path draw:style-name="gr3" draw:text-style-name="P9" draw:layer="layout" svg:width="0.387cm" svg:height="0.383cm" svg:x="12.661cm" svg:y="10.562cm" svg:viewBox="0 0 388 384" svg:d="M282 54c-15-31-40-54-78-54-98 0-204 125-204 248 0 80 46 136 113 136 18 0 60-4 110-64 7 35 36 64 76 64 31 0 50-19 64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197cm" svg:height="0.843cm" svg:x="13.122cm" svg:y="10.303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9" draw:layer="layout" svg:width="3.651cm" svg:height="0.035cm" svg:x="9.75cm" svg:y="11.278cm" svg:viewBox="0 0 3652 36" draw:points="1826,36 0,36 0,0 3652,0 3652,36">
            <text:p/>
          </draw:polygon>
          <draw:path draw:style-name="gr3" draw:text-style-name="P9" draw:layer="layout" svg:width="0.277cm" svg:height="0.389cm" svg:x="9.819cm" svg:y="11.706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10.153cm" svg:y="11.52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10.386cm" svg:y="11.712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197cm" svg:height="0.843cm" svg:x="10.912cm" svg:y="11.453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421cm" svg:height="0.383cm" svg:x="11.181cm" svg:y="11.71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ath draw:style-name="gr3" draw:text-style-name="P9" draw:layer="layout" svg:width="0.515cm" svg:height="0.035cm" svg:x="11.895cm" svg:y="11.856cm" svg:viewBox="0 0 516 36" svg:d="M488 36c13 0 28 0 28-19 0-17-15-17-28-17h-459c-14 0-29 0-29 17 0 19 15 19 29 19z">
            <text:p/>
          </draw:path>
          <draw:path draw:style-name="gr3" draw:text-style-name="P9" draw:layer="layout" svg:width="0.312cm" svg:height="0.596cm" svg:x="12.709cm" svg:y="11.499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9" draw:layer="layout" svg:width="0.197cm" svg:height="0.843cm" svg:x="13.079cm" svg:y="11.453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402cm" svg:height="0.596cm" svg:x="13.817cm" svg:y="10.921cm" svg:viewBox="0 0 403 597" svg:d="M403 10c0-2 0-10-11-10-12 0-93 8-108 10-6 0-11 3-11 15 0 11 7 11 21 11 40 0 42 6 42 14l-4 17-50 200c-15-31-40-54-78-54-98 0-204 125-204 248 0 80 46 136 113 136 18 0 60-4 110-63 7 34 36 63 76 63 31 0 50-19 64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9" draw:layer="layout" svg:width="0.421cm" svg:height="0.383cm" svg:x="14.247cm" svg:y="11.13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2-86 112-113 112-33 0-46-27-46-56 0-19 6-36 15-75z">
            <text:p/>
          </draw:path>
        </draw:g>
        <draw:g xml:id="id363" draw:id="id363">
          <svg:title>TexMaths</svg:title>
          <svg:desc>28§display§\text {Method : Adjust the Numerator angle in terms of}§svg§600§FALSE§</svg:desc>
          <draw:polygon draw:style-name="gr2" draw:text-style-name="P8" draw:layer="layout" svg:width="21.513cm" svg:height="0.811cm" svg:x="3.727cm" svg:y="3.946cm" svg:viewBox="0 0 21514 812" draw:points="10757,812 0,812 0,0 21514,0 21514,812">
            <text:p/>
          </draw:polygon>
          <draw:path draw:style-name="gr3" draw:text-style-name="P9" draw:layer="layout" svg:width="0.83cm" svg:height="0.674cm" svg:x="3.714cm" svg:y="3.928cm" svg:viewBox="0 0 831 675" svg:d="M202 22c-9-22-12-22-36-22h-166v31h25c74 0 76 12 76 45v496c0 27 0 72-101 72v31c34 0 83-2 116-2 32 0 81 2 115 2v-31c-101 0-101-45-101-72v-534l237 615c7 13 12 22 21 22 11 0 13-7 17-18l242-626h3v568c0 36-3 45-79 45h-24v31c38-2 105-2 143-2s105 0 141 2v-31h-25c-76 0-76-9-76-45v-523c0-33 0-45 76-45h25v-31h-168c-25 0-25 0-31 18l-218 559z">
            <text:p/>
          </draw:path>
          <draw:path draw:style-name="gr3" draw:text-style-name="P9" draw:layer="layout" svg:width="0.382cm" svg:height="0.454cm" svg:x="4.608cm" svg:y="4.162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9" draw:layer="layout" svg:width="0.31cm" svg:height="0.618cm" svg:x="5.036cm" svg:y="3.996cm" svg:viewBox="0 0 311 619" svg:d="M152 213h141v-31h-141v-182h-24c0 81-32 186-128 191v22h85v272c0 123 92 134 128 134 69 0 98-69 98-134v-57h-27v57c0 71-29 109-64 109-68 0-68-89-68-107z">
            <text:p/>
          </draw:path>
          <draw:path draw:style-name="gr3" draw:text-style-name="P9" draw:layer="layout" svg:width="0.496cm" svg:height="0.685cm" svg:x="5.432cm" svg:y="3.919cm" svg:viewBox="0 0 497 686" svg:d="M76 610c0 45-9 45-76 45v31c34-2 85-2 112-2 25 0 76 0 110 2v-31c-65 0-76 0-76-45v-182c0-103 69-157 132-157s74 54 74 110v229c0 45-11 45-76 45v31c33-2 85-2 112-2 24 0 76 0 109 2v-31c-51 0-76 0-76-29v-189c0-85 0-116-31-152-14-16-47-36-103-36-85 0-128 61-144 96v-345l-143 11v32c69 0 76 6 76 53z">
            <text:p/>
          </draw:path>
          <draw:path draw:style-name="gr3" draw:text-style-name="P9" draw:layer="layout" svg:width="0.438cm" svg:height="0.454cm" svg:x="5.974cm" svg:y="4.162cm" svg:viewBox="0 0 439 455" svg:d="M439 231c0-126-101-231-219-231-124 0-220 108-220 231 0 128 103 224 220 224 118 0 219-98 219-224zM220 431c-43 0-86-23-112-68-25-42-25-103-25-139 0-38 0-92 22-137 27-44 74-65 115-65 42 0 85 21 109 63 27 43 27 101 27 139 0 36 0 90-22 133-20 45-65 74-114 74z">
            <text:p/>
          </draw:path>
          <draw:path draw:style-name="gr3" draw:text-style-name="P9" draw:layer="layout" svg:width="0.487cm" svg:height="0.697cm" svg:x="6.501cm" svg:y="3.919cm" svg:viewBox="0 0 488 698" svg:d="M343 633v65l145-12v-31c-69 0-78-7-78-54v-601l-141 11v32c67 0 76 6 76 53v214c-29-34-72-61-125-61-117 0-220 96-220 224 0 126 96 225 211 225 62 0 107-34 132-65zM343 368v202c0 18 0 20-11 36-30 47-74 69-117 69-45 0-81-24-105-63-25-40-27-96-27-136 0-39 0-97 29-142 22-31 58-63 112-63 36 0 76 14 108 59 11 18 11 20 11 38z">
            <text:p/>
          </draw:path>
          <draw:path draw:style-name="gr3" draw:text-style-name="P9" draw:layer="layout" svg:width="0.107cm" svg:height="0.425cm" svg:x="7.426cm" svg:y="4.177cm" svg:viewBox="0 0 108 426" svg:d="M108 52c0-27-25-52-54-52s-54 25-54 52c0 29 25 53 54 53s54-24 54-53zM108 375c0-30-25-52-54-52s-54 22-54 52c0 29 25 51 54 51s54-22 54-51z">
            <text:p/>
          </draw:path>
          <draw:path draw:style-name="gr3" draw:text-style-name="P9" draw:layer="layout" svg:width="0.676cm" svg:height="0.708cm" svg:x="8.085cm" svg:y="3.897cm" svg:viewBox="0 0 677 709" svg:d="M361 20c-5-13-7-20-23-20-15 0-18 7-22 20l-206 590c-18 52-56 65-110 67v32c22-2 65-5 101-5 31 0 83 3 114 5v-32c-49 0-74-24-74-51 0-2 0-11 0-14l47-130h244l52 151c0 4 2 11 2 15 0 29-54 29-81 29v32c36-5 104-5 142-5 42 0 87 3 130 5v-32h-18c-59 0-74-6-83-40zM309 130l112 321h-222z">
            <text:p/>
          </draw:path>
          <draw:path draw:style-name="gr3" draw:text-style-name="P9" draw:layer="layout" svg:width="0.487cm" svg:height="0.697cm" svg:x="8.824cm" svg:y="3.919cm" svg:viewBox="0 0 488 698" svg:d="M343 633v65l145-12v-31c-69 0-78-7-78-54v-601l-141 11v32c67 0 76 6 76 53v214c-29-34-72-61-125-61-117 0-220 96-220 224 0 126 96 225 211 225 62 0 107-34 132-65zM343 368v202c0 18 0 20-11 36-30 47-74 69-117 69-45 0-81-24-105-63-25-40-27-96-27-136 0-39 0-97 29-142 22-31 58-63 112-63 36 0 76 14 108 59 11 18 11 20 11 38z">
            <text:p/>
          </draw:path>
          <draw:path draw:style-name="gr3" draw:text-style-name="P9" draw:layer="layout" svg:width="0.248cm" svg:height="0.863cm" svg:x="9.299cm" svg:y="3.944cm" svg:viewBox="0 0 249 864" svg:d="M249 224l-153 12v29c79 0 88 9 88 56v392c0 43-9 128-74 128-5 0-27 0-54-11 16-4 36-18 36-45s-18-47-47-47c-27 0-45 20-45 47 0 52 56 79 112 79 74 0 137-63 137-153zM249 52c0-27-25-52-54-52s-52 25-52 52c0 29 23 53 52 53s54-24 54-53z">
            <text:p/>
          </draw:path>
          <draw:path draw:style-name="gr3" draw:text-style-name="P9" draw:layer="layout" svg:width="0.496cm" svg:height="0.448cm" svg:x="9.668cm" svg:y="4.166cm" svg:viewBox="0 0 497 449" svg:d="M354 359v90l143-12v-31c-69 0-76-7-76-54v-352l-145 11v32c69 0 76 6 76 53v178c0 85-47 152-119 152-83 0-87-45-87-96v-330l-146 11v32c76 0 76 2 76 89v148c0 79 0 169 150 169 56 0 101-27 128-90z">
            <text:p/>
          </draw:path>
          <draw:path draw:style-name="gr3" draw:text-style-name="P9" draw:layer="layout" svg:width="0.324cm" svg:height="0.454cm" svg:x="10.217cm" svg:y="4.162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308cm" svg:height="0.618cm" svg:x="10.591cm" svg:y="3.996cm" svg:viewBox="0 0 309 619" svg:d="M152 213h141v-31h-141v-182h-24c0 81-32 186-128 191v22h85v272c0 123 92 134 128 134 69 0 96-69 96-134v-57h-25v57c0 71-29 109-64 109-68 0-68-89-68-107z">
            <text:p/>
          </draw:path>
          <draw:path draw:style-name="gr3" draw:text-style-name="P9" draw:layer="layout" svg:width="0.308cm" svg:height="0.618cm" svg:x="11.301cm" svg:y="3.996cm" svg:viewBox="0 0 309 619" svg:d="M152 213h141v-31h-141v-182h-24c0 81-32 186-128 191v22h85v272c0 123 92 134 128 134 69 0 96-69 96-134v-57h-25v57c0 71-29 109-64 109-68 0-68-89-68-107z">
            <text:p/>
          </draw:path>
          <draw:path draw:style-name="gr3" draw:text-style-name="P9" draw:layer="layout" svg:width="0.496cm" svg:height="0.685cm" svg:x="11.698cm" svg:y="3.919cm" svg:viewBox="0 0 497 686" svg:d="M76 610c0 45-9 45-76 45v31c34-2 85-2 112-2 25 0 76 0 110 2v-31c-65 0-76 0-76-45v-182c0-103 69-157 132-157s74 54 74 110v229c0 45-11 45-76 45v31c33-2 85-2 112-2 24 0 76 0 109 2v-31c-51 0-76 0-76-29v-189c0-85 0-116-31-152-14-16-47-36-103-36-85 0-128 61-144 96v-345l-143 11v32c69 0 76 6 76 53z">
            <text:p/>
          </draw:path>
          <draw:path draw:style-name="gr3" draw:text-style-name="P9" draw:layer="layout" svg:width="0.382cm" svg:height="0.454cm" svg:x="12.24cm" svg:y="4.162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9" draw:layer="layout" svg:width="0.673cm" svg:height="0.674cm" svg:x="13.011cm" svg:y="3.928cm" svg:viewBox="0 0 674 675" svg:d="M197 13c-9-13-11-13-29-13h-168v31h29c14 0 34 0 49 3 23 2 23 2 23 22v516c0 27 0 72-101 72v31c34 0 83-2 116-2 32 0 81 2 115 2v-31c-101 0-101-45-101-72v-514c4 5 4 5 9 12l403 592c9 13 9 13 16 13 15 0 15-7 15-24v-548c0-27 0-72 101-72v-31c-33 0-83 2-116 2-32 0-81-2-114-2v31c100 0 100 45 100 72v424z">
            <text:p/>
          </draw:path>
          <draw:path draw:style-name="gr3" draw:text-style-name="P9" draw:layer="layout" svg:width="0.496cm" svg:height="0.448cm" svg:x="13.748cm" svg:y="4.166cm" svg:viewBox="0 0 497 449" svg:d="M354 359v90l143-12v-31c-69 0-76-7-76-54v-352l-145 11v32c69 0 76 6 76 53v178c0 85-47 152-119 152-83 0-87-45-87-96v-330l-146 11v32c76 0 76 2 76 89v148c0 79 0 169 152 169 54 0 99-27 126-90z">
            <text:p/>
          </draw:path>
          <draw:path draw:style-name="gr3" draw:text-style-name="P9" draw:layer="layout" svg:width="0.77cm" svg:height="0.436cm" svg:x="14.294cm" svg:y="4.166cm" svg:viewBox="0 0 771 437" svg:d="M76 96v267c0 43-9 43-76 43v31c34 0 85-2 112-2 25 0 76 2 110 2v-31c-65 0-76 0-76-43v-184c0-103 69-157 132-157s74 54 74 110v231c0 43-11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9" draw:layer="layout" svg:width="0.382cm" svg:height="0.454cm" svg:x="15.112cm" svg:y="4.162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9" draw:layer="layout" svg:width="0.333cm" svg:height="0.436cm" svg:x="15.549cm" svg:y="4.166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9" draw:layer="layout" svg:width="0.445cm" svg:height="0.454cm" svg:x="15.947cm" svg:y="4.162cm" svg:viewBox="0 0 446 455" svg:d="M287 368c4 40 31 81 78 81 20 0 81-14 81-95v-53h-25v53c0 59-24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9" draw:layer="layout" svg:width="0.308cm" svg:height="0.618cm" svg:x="16.418cm" svg:y="3.996cm" svg:viewBox="0 0 309 619" svg:d="M152 213h141v-31h-141v-182h-24c0 81-32 186-128 191v22h85v272c0 123 92 134 128 134 69 0 96-69 96-134v-57h-25v57c0 71-29 109-64 109-68 0-68-89-68-107z">
            <text:p/>
          </draw:path>
          <draw:path draw:style-name="gr3" draw:text-style-name="P9" draw:layer="layout" svg:width="0.438cm" svg:height="0.454cm" svg:x="16.808cm" svg:y="4.162cm" svg:viewBox="0 0 439 455" svg:d="M439 231c0-126-101-231-219-231-124 0-220 108-220 231 0 128 103 224 220 224 118 0 219-98 219-224zM220 431c-43 0-86-23-112-68-25-42-25-103-25-139 0-38 0-92 22-137 27-44 74-65 115-65 42 0 85 21 112 63 24 43 24 101 24 139 0 36 0 90-22 133-20 45-65 74-114 74z">
            <text:p/>
          </draw:path>
          <draw:path draw:style-name="gr3" draw:text-style-name="P9" draw:layer="layout" svg:width="0.333cm" svg:height="0.436cm" svg:x="17.3cm" svg:y="4.166cm" svg:viewBox="0 0 334 437" svg:d="M137 110v-110l-137 11v32c69 0 78 6 78 53v267c0 43-11 43-78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9" draw:layer="layout" svg:width="0.445cm" svg:height="0.454cm" svg:x="18.028cm" svg:y="4.162cm" svg:viewBox="0 0 446 455" svg:d="M287 368c4 40 31 81 78 81 20 0 81-14 81-95v-53h-25v53c0 59-24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9" draw:layer="layout" svg:width="0.496cm" svg:height="0.436cm" svg:x="18.51cm" svg:y="4.166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452cm" svg:height="0.652cm" svg:x="19.052cm" svg:y="4.157cm" svg:viewBox="0 0 453 653" svg:d="M193 278c-88 0-88-99-88-121 0-27 3-58 16-83 9-13 31-40 72-40 85 0 85 98 85 121 0 27 0 58-16 83-9 13-31 40-69 40zM76 316c0-4 0-27 18-47 38 29 78 32 99 32 91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9" draw:layer="layout" svg:width="0.221cm" svg:height="0.685cm" svg:x="19.55cm" svg:y="3.919cm" svg:viewBox="0 0 222 686" svg:d="M143 0l-143 11v32c69 0 78 6 78 53v514c0 45-11 45-78 45v31c34-2 85-2 110-2 24 0 74 0 112 2v-31c-67 0-79 0-79-45z">
            <text:p/>
          </draw:path>
          <draw:path draw:style-name="gr3" draw:text-style-name="P9" draw:layer="layout" svg:width="0.382cm" svg:height="0.454cm" svg:x="19.818cm" svg:y="4.162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9" draw:layer="layout" svg:width="0.212cm" svg:height="0.661cm" svg:x="20.589cm" svg:y="3.944cm" svg:viewBox="0 0 213 662" svg:d="M143 224l-139 12v31c65 0 74 4 74 54v264c0 45-11 45-78 45v32c31-2 85-2 110-2 33 0 69 0 103 2v-32c-65 0-70-4-70-42zM148 52c0-32-25-52-54-52-31 0-51 27-51 52 0 27 20 53 51 53 29 0 54-22 54-53z">
            <text:p/>
          </draw:path>
          <draw:path draw:style-name="gr3" draw:text-style-name="P9" draw:layer="layout" svg:width="0.496cm" svg:height="0.436cm" svg:x="20.862cm" svg:y="4.166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31cm" svg:height="0.618cm" svg:x="21.722cm" svg:y="3.996cm" svg:viewBox="0 0 311 619" svg:d="M152 213h141v-31h-141v-182h-24c0 81-32 186-128 191v22h85v272c0 123 92 134 128 134 69 0 98-69 98-134v-57h-27v57c0 71-29 109-64 109-68 0-68-89-68-107z">
            <text:p/>
          </draw:path>
          <draw:path draw:style-name="gr3" draw:text-style-name="P9" draw:layer="layout" svg:width="0.382cm" svg:height="0.454cm" svg:x="22.114cm" svg:y="4.162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9" draw:layer="layout" svg:width="0.333cm" svg:height="0.436cm" svg:x="22.551cm" svg:y="4.166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9" draw:layer="layout" svg:width="0.77cm" svg:height="0.436cm" svg:x="22.941cm" svg:y="4.166cm" svg:viewBox="0 0 771 437" svg:d="M76 96v267c0 43-9 43-76 43v31c34 0 85-2 112-2 25 0 76 2 110 2v-31c-65 0-76 0-76-43v-184c0-103 69-157 132-157s74 54 74 110v231c0 43-11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9" draw:layer="layout" svg:width="0.324cm" svg:height="0.454cm" svg:x="23.763cm" svg:y="4.162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38cm" svg:height="0.454cm" svg:x="24.473cm" svg:y="4.162cm" svg:viewBox="0 0 439 455" svg:d="M439 231c0-126-101-231-219-231-124 0-220 108-220 231 0 128 103 224 220 224 118 0 219-98 219-224zM220 431c-43 0-86-23-112-68-25-42-25-103-25-139 0-38 0-92 22-137 27-44 74-65 115-65 42 0 85 21 112 63 24 43 24 101 24 139 0 36 0 90-22 133-20 45-65 74-114 74z">
            <text:p/>
          </draw:path>
          <draw:path draw:style-name="gr3" draw:text-style-name="P9" draw:layer="layout" svg:width="0.319cm" svg:height="0.697cm" svg:x="24.971cm" svg:y="3.908cm" svg:viewBox="0 0 320 698" svg:d="M141 271v-114c0-87 47-135 92-135 2 0 18 0 31 7-11 5-29 16-29 41 0 22 16 42 43 42 29 0 42-20 42-42 0-36-36-70-87-70-69 0-155 52-155 157v114h-78v30h78v320c0 45-11 45-78 45v32c40-3 87-5 114-5 41 0 85 0 126 5v-32h-20c-74 0-77-11-77-47v-318h115v-30z">
            <text:p/>
          </draw:path>
        </draw:g>
        <draw:g xml:id="id364" draw:id="id364">
          <svg:title>TexMaths</svg:title>
          <svg:desc>28§display§\text {Denominator angle and a constant}§svg§600§FALSE§</svg:desc>
          <draw:polygon draw:style-name="gr2" draw:text-style-name="P8" draw:layer="layout" svg:width="14.738cm" svg:height="0.788cm" svg:x="8.231cm" svg:y="5.147cm" svg:viewBox="0 0 14739 789" draw:points="7370,789 0,789 0,0 14739,0 14739,789">
            <text:p/>
          </draw:polygon>
          <draw:path draw:style-name="gr3" draw:text-style-name="P9" draw:layer="layout" svg:width="0.662cm" svg:height="0.674cm" svg:x="8.215cm" svg:y="5.109cm" svg:viewBox="0 0 663 675" svg:d="M0 0v31h25c76 0 76 12 76 45v523c0 35 0 44-76 44h-25v32h361c165 0 302-146 302-332 0-188-132-343-302-343zM235 643c-47 0-49-6-49-38v-536c0-31 2-38 49-38h99c60 0 130 21 179 92 43 59 51 144 51 220 0 110-17 168-53 217-20 27-76 83-177 83z">
            <text:p/>
          </draw:path>
          <draw:path draw:style-name="gr3" draw:text-style-name="P9" draw:layer="layout" svg:width="0.382cm" svg:height="0.454cm" svg:x="8.961cm" svg:y="5.3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9" draw:layer="layout" svg:width="0.496cm" svg:height="0.436cm" svg:x="9.402cm" svg:y="5.347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438cm" svg:height="0.454cm" svg:x="9.944cm" svg:y="5.3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9" draw:layer="layout" svg:width="0.77cm" svg:height="0.436cm" svg:x="10.442cm" svg:y="5.347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9" draw:layer="layout" svg:width="0.212cm" svg:height="0.66cm" svg:x="11.261cm" svg:y="5.123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96cm" svg:height="0.436cm" svg:x="11.535cm" svg:y="5.347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445cm" svg:height="0.454cm" svg:x="12.09cm" svg:y="5.3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9" draw:layer="layout" svg:width="0.308cm" svg:height="0.618cm" svg:x="12.561cm" svg:y="5.176cm" svg:viewBox="0 0 309 619" svg:d="M152 213h141v-31h-141v-182h-24c0 81-32 186-128 191v22h85v271c0 124 92 135 128 135 69 0 96-70 96-135v-56h-25v56c0 72-29 110-64 110-68 0-68-90-68-108z">
            <text:p/>
          </draw:path>
          <draw:path draw:style-name="gr3" draw:text-style-name="P9" draw:layer="layout" svg:width="0.438cm" svg:height="0.454cm" svg:x="12.953cm" svg:y="5.3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13.443cm" svg:y="5.347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445cm" svg:height="0.454cm" svg:x="14.171cm" svg:y="5.3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9" draw:layer="layout" svg:width="0.496cm" svg:height="0.436cm" svg:x="14.653cm" svg:y="5.347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451cm" svg:height="0.651cm" svg:x="15.197cm" svg:y="5.33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3" draw:text-style-name="P9" draw:layer="layout" svg:width="0.221cm" svg:height="0.685cm" svg:x="15.692cm" svg:y="5.098cm" svg:viewBox="0 0 222 686" svg:d="M143 0l-143 11v32c69 0 78 6 78 53v514c0 45-11 45-78 45v31c34-2 85-2 110-2 24 0 74 0 112 2v-31c-67 0-79 0-79-45z">
            <text:p/>
          </draw:path>
          <draw:path draw:style-name="gr3" draw:text-style-name="P9" draw:layer="layout" svg:width="0.382cm" svg:height="0.454cm" svg:x="15.961cm" svg:y="5.3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9" draw:layer="layout" svg:width="0.445cm" svg:height="0.454cm" svg:x="16.74cm" svg:y="5.3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9" draw:layer="layout" svg:width="0.496cm" svg:height="0.436cm" svg:x="17.222cm" svg:y="5.347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487cm" svg:height="0.696cm" svg:x="17.771cm" svg:y="5.098cm" svg:viewBox="0 0 488 697" svg:d="M343 632v65l145-11v-31c-69 0-78-7-78-54v-601l-141 11v32c67 0 76 6 76 53v213c-29-33-72-60-125-60-117 0-220 96-220 224 0 126 96 224 211 224 62 0 107-33 132-65zM343 368v201c0 18 0 21-11 36-30 47-74 70-117 70-45 0-81-25-105-63-25-40-27-96-27-137 0-38 0-96 29-141 22-31 58-63 112-63 36 0 76 14 108 59 11 17 11 20 11 38z">
            <text:p/>
          </draw:path>
          <draw:path draw:style-name="gr3" draw:text-style-name="P9" draw:layer="layout" svg:width="0.445cm" svg:height="0.454cm" svg:x="18.653cm" svg:y="5.3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9" draw:layer="layout" svg:width="0.375cm" svg:height="0.454cm" svg:x="19.466cm" svg:y="5.34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9" draw:layer="layout" svg:width="0.438cm" svg:height="0.454cm" svg:x="19.899cm" svg:y="5.3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9" draw:layer="layout" svg:width="0.496cm" svg:height="0.436cm" svg:x="20.394cm" svg:y="5.347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324cm" svg:height="0.454cm" svg:x="20.94cm" svg:y="5.34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308cm" svg:height="0.618cm" svg:x="21.317cm" svg:y="5.176cm" svg:viewBox="0 0 309 619" svg:d="M152 213h141v-31h-141v-182h-24c0 81-32 186-128 191v22h85v271c0 124 92 135 128 135 69 0 96-70 96-135v-56h-25v56c0 72-29 110-64 110-68 0-68-90-68-108z">
            <text:p/>
          </draw:path>
          <draw:path draw:style-name="gr3" draw:text-style-name="P9" draw:layer="layout" svg:width="0.445cm" svg:height="0.454cm" svg:x="21.722cm" svg:y="5.34cm" svg:viewBox="0 0 446 455" svg:d="M287 368c4 40 31 80 78 80 20 0 81-13 81-94v-54h-25v54c0 58-25 65-36 65-31 0-36-45-36-49v-200c0-40 0-78-35-116-38-38-88-54-135-54-83 0-150 47-150 112 0 29 20 47 45 47 29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9" draw:layer="layout" svg:width="0.496cm" svg:height="0.436cm" svg:x="22.204cm" svg:y="5.347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308cm" svg:height="0.618cm" svg:x="22.71cm" svg:y="5.176cm" svg:viewBox="0 0 309 619" svg:d="M152 213h141v-31h-141v-182h-24c0 81-32 186-128 191v22h85v271c0 124 92 135 128 135 69 0 96-70 96-135v-56h-25v56c0 72-29 110-64 110-68 0-68-90-68-108z">
            <text:p/>
          </draw:path>
        </draw:g>
        <draw:g xml:id="id365" draw:id="id365">
          <svg:title>TexMaths</svg:title>
          <svg:desc>28§display§\text {Evaluate the following.}§svg§600§FALSE§</svg:desc>
          <draw:polygon draw:style-name="gr2" draw:text-style-name="P8" draw:layer="layout" svg:width="9.701cm" svg:height="0.8cm" svg:x="3.834cm" svg:y="6.547cm" svg:viewBox="0 0 9702 801" draw:points="4850,801 0,801 0,0 9702,0 9702,801">
            <text:p/>
          </draw:polygon>
          <draw:path draw:style-name="gr3" draw:text-style-name="P9" draw:layer="layout" svg:width="0.611cm" svg:height="0.672cm" svg:x="3.816cm" svg:y="6.523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9" draw:layer="layout" svg:width="0.483cm" svg:height="0.437cm" svg:x="4.472cm" svg:y="6.767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9" draw:layer="layout" svg:width="0.445cm" svg:height="0.454cm" svg:x="4.961cm" svg:y="6.752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221cm" svg:height="0.686cm" svg:x="5.445cm" svg:y="6.509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496cm" svg:height="0.448cm" svg:x="5.716cm" svg:y="6.758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9" draw:layer="layout" svg:width="0.445cm" svg:height="0.454cm" svg:x="6.273cm" svg:y="6.752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31cm" svg:height="0.618cm" svg:x="6.742cm" svg:y="6.588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9" draw:layer="layout" svg:width="0.382cm" svg:height="0.454cm" svg:x="7.134cm" svg:y="6.75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31cm" svg:height="0.618cm" svg:x="7.891cm" svg:y="6.588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9" draw:layer="layout" svg:width="0.496cm" svg:height="0.686cm" svg:x="8.285cm" svg:y="6.509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9" draw:layer="layout" svg:width="0.382cm" svg:height="0.454cm" svg:x="8.829cm" svg:y="6.75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319cm" svg:height="0.697cm" svg:x="9.6cm" svg:y="6.498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9" draw:layer="layout" svg:width="0.438cm" svg:height="0.454cm" svg:x="9.896cm" svg:y="6.752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221cm" svg:height="0.686cm" svg:x="10.391cm" svg:y="6.509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221cm" svg:height="0.686cm" svg:x="10.664cm" svg:y="6.509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438cm" svg:height="0.454cm" svg:x="10.933cm" svg:y="6.752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676cm" svg:height="0.437cm" svg:x="11.387cm" svg:y="6.767cm" svg:viewBox="0 0 677 438" svg:d="M594 94c18-49 49-63 83-63v-31c-23 2-52 2-72 2-29 0-74-2-92-2v31c36 0 56 18 56 48 0 6 0 6-4 20l-90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9" draw:layer="layout" svg:width="0.212cm" svg:height="0.661cm" svg:x="12.113cm" svg:y="6.534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96cm" svg:height="0.437cm" svg:x="12.387cm" svg:y="6.758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51cm" svg:height="0.652cm" svg:x="12.929cm" svg:y="6.747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9" draw:layer="layout" svg:width="0.107cm" svg:height="0.107cm" svg:x="13.477cm" svg:y="7.088cm" svg:viewBox="0 0 108 108" svg:d="M108 54c0-29-25-54-54-54s-54 25-54 54 25 54 54 54 54-25 54-54z">
            <text:p/>
          </draw:path>
        </draw:g>
        <draw:g xml:id="id367" draw:id="id367">
          <svg:title>TexMaths</svg:title>
          <svg:desc>26§display§\int \frac{\sin ( x + a )}{\sin ( x - b )}\ dx§svg§600§FALSE§</svg:desc>
          <draw:polygon draw:style-name="gr2" draw:text-style-name="P8" draw:layer="layout" svg:width="6.411cm" svg:height="2.068cm" svg:x="5.313cm" svg:y="7.746cm" svg:viewBox="0 0 6412 2069" draw:points="3205,2069 0,2069 0,0 6412,0 6412,2069">
            <text:p/>
          </draw:polygon>
          <draw:path draw:style-name="gr3" draw:text-style-name="P9" draw:layer="layout" svg:width="0.812cm" svg:height="2.031cm" svg:x="5.319cm" svg:y="7.76cm" svg:viewBox="0 0 813 2032" svg:d="M44 1990c29 0 45-20 45-43 0-31-22-46-43-46-23 0-46 15-46 46 0 48 46 85 102 85 139 0 191-214 256-478 70-289 131-583 181-876 33-193 66-376 97-495 11-46 42-162 79-162 28 0 50 16 55 21-32 2-46 20-46 43 0 31 23 46 43 46 23 0 46-15 46-46 0-50-50-85-100-85-70 0-120 100-172 287-2 8-127 468-227 1067-25 139-52 293-81 420-17 67-58 239-133 239-33 0-54-23-56-23z">
            <text:p/>
          </draw:path>
          <draw:path draw:style-name="gr3" draw:text-style-name="P9" draw:layer="layout" svg:width="0.301cm" svg:height="0.421cm" svg:x="6.474cm" svg:y="7.977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197cm" svg:height="0.613cm" svg:x="6.833cm" svg:y="7.775cm" svg:viewBox="0 0 198 614" svg:d="M133 208l-129 10v30c60 0 69 4 69 49v246c0 41-11 41-73 41v30c29-3 79-3 102-3 31 0 64 0 96 3v-30c-61 0-65-4-65-39zM137 48c0-29-23-48-50-48-29 0-47 25-47 48 0 25 18 50 47 50 27 0 50-21 50-50z">
            <text:p/>
          </draw:path>
          <draw:path draw:style-name="gr3" draw:text-style-name="P9" draw:layer="layout" svg:width="0.461cm" svg:height="0.405cm" svg:x="7.087cm" svg:y="7.981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13cm" svg:height="0.914cm" svg:x="7.655cm" svg:y="7.7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457cm" svg:height="0.415cm" svg:x="7.946cm" svg:y="7.98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9" draw:layer="layout" svg:width="0.608cm" svg:height="0.61cm" svg:x="8.697cm" svg:y="7.85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419cm" svg:height="0.415cm" svg:x="9.595cm" svg:y="7.981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9" draw:layer="layout" svg:width="0.213cm" svg:height="0.914cm" svg:x="10.095cm" svg:y="7.7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olygon draw:style-name="gr3" draw:text-style-name="P9" draw:layer="layout" svg:width="3.955cm" svg:height="0.039cm" svg:x="6.442cm" svg:y="8.757cm" svg:viewBox="0 0 3956 40" draw:points="1978,40 0,40 0,0 3956,0 3956,40">
            <text:p/>
          </draw:polygon>
          <draw:path draw:style-name="gr3" draw:text-style-name="P9" draw:layer="layout" svg:width="0.301cm" svg:height="0.421cm" svg:x="6.519cm" svg:y="9.2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197cm" svg:height="0.613cm" svg:x="6.879cm" svg:y="9.019cm" svg:viewBox="0 0 198 614" svg:d="M133 208l-129 10v30c60 0 69 4 69 49v246c0 41-11 41-73 41v30c29-3 79-3 102-3 31 0 64 0 96 3v-30c-61 0-65-4-65-39zM137 48c0-29-23-48-50-48-29 0-47 25-47 48 0 25 18 50 47 50 27 0 50-21 50-50z">
            <text:p/>
          </draw:path>
          <draw:path draw:style-name="gr3" draw:text-style-name="P9" draw:layer="layout" svg:width="0.461cm" svg:height="0.405cm" svg:x="7.131cm" svg:y="9.22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13cm" svg:height="0.914cm" svg:x="7.701cm" svg:y="8.946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457cm" svg:height="0.415cm" svg:x="7.992cm" svg:y="9.227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9" draw:layer="layout" svg:width="0.558cm" svg:height="0.039cm" svg:x="8.768cm" svg:y="9.383cm" svg:viewBox="0 0 559 40" svg:d="M528 40c15 0 31 0 31-21 0-19-16-19-31-19h-497c-14 0-31 0-31 19 0 21 17 21 31 21z">
            <text:p/>
          </draw:path>
          <draw:path draw:style-name="gr3" draw:text-style-name="P9" draw:layer="layout" svg:width="0.338cm" svg:height="0.646cm" svg:x="9.647cm" svg:y="8.996cm" svg:viewBox="0 0 339 647" svg:d="M177 10c0-2 0-10-13-10-20 0-87 8-112 8-6 2-17 2-17 19 0 13 9 13 21 13 46 0 48 6 48 14 0 6-8 38-15 56l-74 300c-11 45-15 60-15 93 0 86 48 144 116 144 109 0 223-137 223-268 0-86-50-148-123-148-41 0-81 27-108 56zM89 356c7-19 7-21 15-32 46-60 85-72 110-72 34 0 58 27 58 85 0 54-31 160-47 195-29 61-73 94-109 94-31 0-60-25-60-91 0-19 0-36 15-94z">
            <text:p/>
          </draw:path>
          <draw:path draw:style-name="gr3" draw:text-style-name="P9" draw:layer="layout" svg:width="0.213cm" svg:height="0.914cm" svg:x="10.049cm" svg:y="8.946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9" draw:layer="layout" svg:width="0.436cm" svg:height="0.646cm" svg:x="10.848cm" svg:y="8.37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9" draw:layer="layout" svg:width="0.457cm" svg:height="0.415cm" svg:x="11.313cm" svg:y="8.60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</draw:g>
        <draw:g xml:id="id368" draw:id="id368">
          <svg:title>TexMaths</svg:title>
          <svg:desc>28§display§\text {(2)}§svg§600§FALSE§</svg:desc>
          <draw:polygon draw:style-name="gr2" draw:text-style-name="P8" draw:layer="layout" svg:width="1.061cm" svg:height="0.886cm" svg:x="12.712cm" svg:y="8.247cm" svg:viewBox="0 0 1062 887" draw:points="531,887 0,887 0,0 1062,0 1062,887">
            <text:p/>
          </draw:polygon>
          <draw:path draw:style-name="gr3" draw:text-style-name="P9" draw:layer="layout" svg:width="0.23cm" svg:height="0.985cm" svg:x="12.759cm" svg:y="8.198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393cm" svg:height="0.658cm" svg:x="13.095cm" svg:y="8.281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9" draw:layer="layout" svg:width="0.23cm" svg:height="0.985cm" svg:x="13.595cm" svg:y="8.198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69" draw:id="id369">
          <svg:title>TexMaths</svg:title>
          <svg:desc>26§display§\int \frac{\sin ( a - x )}{\cos ( x + a )} \ dx§svg§600§FALSE§</svg:desc>
          <draw:polygon draw:style-name="gr2" draw:text-style-name="P8" draw:layer="layout" svg:width="6.513cm" svg:height="2.068cm" svg:x="14.314cm" svg:y="7.747cm" svg:viewBox="0 0 6514 2069" draw:points="3257,2069 0,2069 0,0 6514,0 6514,2069">
            <text:p/>
          </draw:polygon>
          <draw:path draw:style-name="gr3" draw:text-style-name="P9" draw:layer="layout" svg:width="0.812cm" svg:height="2.031cm" svg:x="14.32cm" svg:y="7.761cm" svg:viewBox="0 0 813 2032" svg:d="M44 1990c29 0 45-20 45-43 0-31-22-46-43-46-23 0-46 15-46 46 0 48 46 85 102 85 139 0 191-214 256-478 70-289 131-583 181-876 33-193 66-376 97-495 11-46 42-162 79-162 28 0 50 16 55 21-32 2-46 20-46 43 0 31 23 46 43 46 23 0 46-15 46-46 0-50-50-85-100-85-70 0-120 100-172 287-2 8-127 468-227 1067-25 139-52 293-81 420-17 67-58 239-133 239-33 0-54-23-56-23z">
            <text:p/>
          </draw:path>
          <draw:path draw:style-name="gr3" draw:text-style-name="P9" draw:layer="layout" svg:width="0.301cm" svg:height="0.421cm" svg:x="15.525cm" svg:y="7.978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197cm" svg:height="0.613cm" svg:x="15.884cm" svg:y="7.776cm" svg:viewBox="0 0 198 614" svg:d="M133 208l-129 10v30c60 0 69 4 69 49v246c0 41-11 41-73 41v30c29-3 79-3 102-3 31 0 64 0 96 3v-30c-61 0-65-4-65-39zM137 48c0-29-23-48-50-48-29 0-47 25-47 48 0 25 18 50 47 50 27 0 50-21 50-50z">
            <text:p/>
          </draw:path>
          <draw:path draw:style-name="gr3" draw:text-style-name="P9" draw:layer="layout" svg:width="0.461cm" svg:height="0.405cm" svg:x="16.138cm" svg:y="7.982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13cm" svg:height="0.914cm" svg:x="16.708cm" svg:y="7.701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419cm" svg:height="0.415cm" svg:x="17.007cm" svg:y="7.982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9" draw:layer="layout" svg:width="0.558cm" svg:height="0.039cm" svg:x="17.733cm" svg:y="8.14cm" svg:viewBox="0 0 559 40" svg:d="M528 40c15 0 31 0 31-21 0-19-16-19-31-19h-497c-14 0-31 0-31 19 0 21 17 21 31 21z">
            <text:p/>
          </draw:path>
          <draw:path draw:style-name="gr3" draw:text-style-name="P9" draw:layer="layout" svg:width="0.457cm" svg:height="0.415cm" svg:x="18.599cm" svg:y="7.98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9" draw:layer="layout" svg:width="0.213cm" svg:height="0.914cm" svg:x="19.146cm" svg:y="7.701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olygon draw:style-name="gr3" draw:text-style-name="P9" draw:layer="layout" svg:width="4.057cm" svg:height="0.039cm" svg:x="15.443cm" svg:y="8.758cm" svg:viewBox="0 0 4058 40" draw:points="2030,40 0,40 0,0 4058,0 4058,40">
            <text:p/>
          </draw:polygon>
          <draw:path draw:style-name="gr3" draw:text-style-name="P9" draw:layer="layout" svg:width="0.348cm" svg:height="0.421cm" svg:x="15.475cm" svg:y="9.221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9" draw:layer="layout" svg:width="0.407cm" svg:height="0.421cm" svg:x="15.876cm" svg:y="9.221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16.338cm" svg:y="9.221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213cm" svg:height="0.914cm" svg:x="16.758cm" svg:y="8.947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457cm" svg:height="0.415cm" svg:x="17.049cm" svg:y="9.22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9" draw:layer="layout" svg:width="0.608cm" svg:height="0.61cm" svg:x="17.8cm" svg:y="9.09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419cm" svg:height="0.415cm" svg:x="18.698cm" svg:y="9.228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9" draw:layer="layout" svg:width="0.213cm" svg:height="0.914cm" svg:x="19.198cm" svg:y="8.947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9" draw:layer="layout" svg:width="0.436cm" svg:height="0.646cm" svg:x="19.951cm" svg:y="8.371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58 0 72 75 72 81 0 4-2 10-4 14z">
            <text:p/>
          </draw:path>
          <draw:path draw:style-name="gr3" draw:text-style-name="P9" draw:layer="layout" svg:width="0.457cm" svg:height="0.415cm" svg:x="20.416cm" svg:y="8.60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0 99-94 120-123 120-35 0-50-29-50-60 0-21 6-40 17-81z">
            <text:p/>
          </draw:path>
        </draw:g>
        <draw:g xml:id="id374" draw:id="id374">
          <svg:title>TexMaths</svg:title>
          <svg:desc>24§display§= \int \frac{\sin [\ ( x - b ) + ( a + b ) \ ] }{\sin ( x - b )}\ dx§svg§600§FALSE§</svg:desc>
          <draw:polygon draw:style-name="gr2" draw:text-style-name="P8" draw:layer="layout" svg:width="11.281cm" svg:height="1.909cm" svg:x="7.819cm" svg:y="12.846cm" svg:viewBox="0 0 11282 1910" draw:points="5641,1910 0,1910 0,0 11282,0 11282,1910">
            <text:p/>
          </draw:polygon>
          <draw:path draw:style-name="gr3" draw:text-style-name="P9" draw:layer="layout" svg:width="0.562cm" svg:height="0.199cm" svg:x="7.825cm" svg:y="13.69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4cm" svg:x="8.714cm" svg:y="12.86cm" svg:viewBox="0 0 751 1875" svg:d="M40 1837c27 0 43-20 43-41 0-28-22-42-41-42-21 0-42 14-42 42 0 44 42 79 94 79 129 0 177-198 236-441 66-267 121-538 167-808 31-179 62-348 91-457 9-42 38-150 72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9" draw:layer="layout" svg:width="0.277cm" svg:height="0.389cm" svg:x="9.781cm" svg:y="13.059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10.113cm" svg:y="12.873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10.346cm" svg:y="13.063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olygon draw:style-name="gr3" draw:text-style-name="P9" draw:layer="layout" svg:width="0.116cm" svg:height="0.843cm" svg:x="10.887cm" svg:y="12.804cm" svg:viewBox="0 0 117 844" draw:points="117,844 117,812 35,812 35,35 117,35 117,0 0,0 0,844">
            <text:p/>
          </draw:polygon>
          <draw:path draw:style-name="gr3" draw:text-style-name="P9" draw:layer="layout" svg:width="0.197cm" svg:height="0.843cm" svg:x="11.386cm" svg:y="12.804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421cm" svg:height="0.383cm" svg:x="11.655cm" svg:y="13.06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9" draw:layer="layout" svg:width="0.515cm" svg:height="0.035cm" svg:x="12.371cm" svg:y="13.209cm" svg:viewBox="0 0 516 36" svg:d="M488 36c13 0 28 0 28-19 0-17-15-17-28-17h-459c-14 0-29 0-29 17 0 19 15 19 29 19z">
            <text:p/>
          </draw:path>
          <draw:path draw:style-name="gr3" draw:text-style-name="P9" draw:layer="layout" svg:width="0.312cm" svg:height="0.596cm" svg:x="13.183cm" svg:y="12.852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9" draw:layer="layout" svg:width="0.197cm" svg:height="0.843cm" svg:x="13.554cm" svg:y="12.804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562cm" svg:height="0.563cm" svg:x="14.069cm" svg:y="12.944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197cm" svg:height="0.843cm" svg:x="14.95cm" svg:y="12.804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387cm" svg:height="0.383cm" svg:x="15.226cm" svg:y="13.063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562cm" svg:height="0.563cm" svg:x="15.873cm" svg:y="12.944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12cm" svg:height="0.596cm" svg:x="16.71cm" svg:y="12.852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8-23-58-85 0-17 0-32 15-86z">
            <text:p/>
          </draw:path>
          <draw:path draw:style-name="gr3" draw:text-style-name="P9" draw:layer="layout" svg:width="0.197cm" svg:height="0.843cm" svg:x="17.081cm" svg:y="12.804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9" draw:layer="layout" svg:width="0.116cm" svg:height="0.843cm" svg:x="17.661cm" svg:y="12.804cm" svg:viewBox="0 0 117 844" draw:points="117,0 0,0 0,35 83,35 83,812 0,812 0,844 117,844">
            <text:p/>
          </draw:polygon>
          <draw:polygon draw:style-name="gr3" draw:text-style-name="P9" draw:layer="layout" svg:width="8.124cm" svg:height="0.035cm" svg:x="9.752cm" svg:y="13.779cm" svg:viewBox="0 0 8125 36" draw:points="4063,36 0,36 0,0 8125,0 8125,36">
            <text:p/>
          </draw:polygon>
          <draw:path draw:style-name="gr3" draw:text-style-name="P9" draw:layer="layout" svg:width="0.277cm" svg:height="0.389cm" svg:x="12.058cm" svg:y="14.207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12.39cm" svg:y="14.021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12.625cm" svg:y="14.213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197cm" svg:height="0.843cm" svg:x="13.151cm" svg:y="13.954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421cm" svg:height="0.383cm" svg:x="13.42cm" svg:y="14.21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9" draw:layer="layout" svg:width="0.515cm" svg:height="0.035cm" svg:x="14.134cm" svg:y="14.357cm" svg:viewBox="0 0 516 36" svg:d="M488 36c13 0 28 0 28-19 0-17-15-17-28-17h-459c-14 0-29 0-29 17 0 19 15 19 29 19z">
            <text:p/>
          </draw:path>
          <draw:path draw:style-name="gr3" draw:text-style-name="P9" draw:layer="layout" svg:width="0.312cm" svg:height="0.596cm" svg:x="14.948cm" svg:y="14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9" draw:layer="layout" svg:width="0.197cm" svg:height="0.843cm" svg:x="15.318cm" svg:y="13.954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402cm" svg:height="0.596cm" svg:x="18.293cm" svg:y="13.422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4 0-55-46-55-79 0-42 26-148 48-186 24-50 63-81 97-81 54 0 68 69 68 75 0 4-2 10-4 13z">
            <text:p/>
          </draw:path>
          <draw:path draw:style-name="gr3" draw:text-style-name="P9" draw:layer="layout" svg:width="0.421cm" svg:height="0.383cm" svg:x="18.723cm" svg:y="13.63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61" anim:sub-item="text" smil:attributeName="visibility" smil:to="visible"/>
                  <anim:animate smil:dur="0.5s" smil:fill="hold" smil:targetElement="id361" anim:sub-item="text" smil:attributeName="width" smil:values="width*0.05;width" smil:keyTimes="0;1"/>
                  <anim:animate smil:dur="0.5s" smil:fill="hold" smil:targetElement="id361" anim:sub-item="text" smil:attributeName="height" smil:values="height;height" smil:keyTimes="0;1"/>
                  <anim:animate smil:dur="0.5s" smil:fill="hold" smil:targetElement="id361" anim:sub-item="text" smil:attributeName="x" smil:values="x-.2;x" smil:keyTimes="0;1"/>
                  <anim:animate smil:dur="0.5s" smil:fill="hold" smil:targetElement="id361" anim:sub-item="text" smil:attributeName="y" smil:values="y;y" smil:keyTimes="0;1"/>
                  <anim:transitionFilter smil:dur="0.5s" smil:targetElement="id361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2" smil:attributeName="visibility" smil:to="visible"/>
                  <anim:animate smil:dur="0.5s" smil:fill="hold" smil:targetElement="id362" smil:attributeName="x" smil:values="x;x" smil:keyTimes="0;1"/>
                  <anim:animate smil:dur="0.5s" smil:fill="hold" smil:targetElement="id3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63" smil:attributeName="visibility" smil:to="visible"/>
                  <anim:animate smil:dur="0.5s" smil:fill="hold" smil:targetElement="id363" smil:attributeName="width" smil:values="width*0.05;width" smil:keyTimes="0;1"/>
                  <anim:animate smil:dur="0.5s" smil:fill="hold" smil:targetElement="id363" smil:attributeName="height" smil:values="height;height" smil:keyTimes="0;1"/>
                  <anim:animate smil:dur="0.5s" smil:fill="hold" smil:targetElement="id363" smil:attributeName="x" smil:values="x-.2;x" smil:keyTimes="0;1"/>
                  <anim:animate smil:dur="0.5s" smil:fill="hold" smil:targetElement="id363" smil:attributeName="y" smil:values="y;y" smil:keyTimes="0;1"/>
                  <anim:transitionFilter smil:dur="0.5s" smil:targetElement="id36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4" smil:attributeName="visibility" smil:to="visible"/>
                  <anim:animate smil:dur="0.5s" smil:fill="hold" smil:targetElement="id364" smil:attributeName="width" smil:values="width*0.05;width" smil:keyTimes="0;1"/>
                  <anim:animate smil:dur="0.5s" smil:fill="hold" smil:targetElement="id364" smil:attributeName="height" smil:values="height;height" smil:keyTimes="0;1"/>
                  <anim:animate smil:dur="0.5s" smil:fill="hold" smil:targetElement="id364" smil:attributeName="x" smil:values="x-.2;x" smil:keyTimes="0;1"/>
                  <anim:animate smil:dur="0.5s" smil:fill="hold" smil:targetElement="id364" smil:attributeName="y" smil:values="y;y" smil:keyTimes="0;1"/>
                  <anim:transitionFilter smil:dur="0.5s" smil:targetElement="id36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65" smil:attributeName="visibility" smil:to="visible"/>
                  <anim:animate smil:dur="0.5s" smil:fill="hold" smil:targetElement="id365" smil:attributeName="width" smil:values="width*0.05;width" smil:keyTimes="0;1"/>
                  <anim:animate smil:dur="0.5s" smil:fill="hold" smil:targetElement="id365" smil:attributeName="height" smil:values="height;height" smil:keyTimes="0;1"/>
                  <anim:animate smil:dur="0.5s" smil:fill="hold" smil:targetElement="id365" smil:attributeName="x" smil:values="x-.2;x" smil:keyTimes="0;1"/>
                  <anim:animate smil:dur="0.5s" smil:fill="hold" smil:targetElement="id365" smil:attributeName="y" smil:values="y;y" smil:keyTimes="0;1"/>
                  <anim:transitionFilter smil:dur="0.5s" smil:targetElement="id3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66" smil:attributeName="visibility" smil:to="visible"/>
                  <anim:animate smil:dur="0.5s" smil:fill="hold" smil:targetElement="id366" smil:attributeName="width" smil:values="width*0.05;width" smil:keyTimes="0;1"/>
                  <anim:animate smil:dur="0.5s" smil:fill="hold" smil:targetElement="id366" smil:attributeName="height" smil:values="height;height" smil:keyTimes="0;1"/>
                  <anim:animate smil:dur="0.5s" smil:fill="hold" smil:targetElement="id366" smil:attributeName="x" smil:values="x-.2;x" smil:keyTimes="0;1"/>
                  <anim:animate smil:dur="0.5s" smil:fill="hold" smil:targetElement="id366" smil:attributeName="y" smil:values="y;y" smil:keyTimes="0;1"/>
                  <anim:transitionFilter smil:dur="0.5s" smil:targetElement="id36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7" smil:attributeName="visibility" smil:to="visible"/>
                  <anim:animate smil:dur="0.5s" smil:fill="hold" smil:targetElement="id367" smil:attributeName="width" smil:values="width*0.05;width" smil:keyTimes="0;1"/>
                  <anim:animate smil:dur="0.5s" smil:fill="hold" smil:targetElement="id367" smil:attributeName="height" smil:values="height;height" smil:keyTimes="0;1"/>
                  <anim:animate smil:dur="0.5s" smil:fill="hold" smil:targetElement="id367" smil:attributeName="x" smil:values="x-.2;x" smil:keyTimes="0;1"/>
                  <anim:animate smil:dur="0.5s" smil:fill="hold" smil:targetElement="id367" smil:attributeName="y" smil:values="y;y" smil:keyTimes="0;1"/>
                  <anim:transitionFilter smil:dur="0.5s" smil:targetElement="id36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8" smil:attributeName="visibility" smil:to="visible"/>
                  <anim:animate smil:dur="0.5s" smil:fill="hold" smil:targetElement="id368" smil:attributeName="width" smil:values="width*0.05;width" smil:keyTimes="0;1"/>
                  <anim:animate smil:dur="0.5s" smil:fill="hold" smil:targetElement="id368" smil:attributeName="height" smil:values="height;height" smil:keyTimes="0;1"/>
                  <anim:animate smil:dur="0.5s" smil:fill="hold" smil:targetElement="id368" smil:attributeName="x" smil:values="x-.2;x" smil:keyTimes="0;1"/>
                  <anim:animate smil:dur="0.5s" smil:fill="hold" smil:targetElement="id368" smil:attributeName="y" smil:values="y;y" smil:keyTimes="0;1"/>
                  <anim:transitionFilter smil:dur="0.5s" smil:targetElement="id368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9" smil:attributeName="visibility" smil:to="visible"/>
                  <anim:animate smil:dur="0.5s" smil:fill="hold" smil:targetElement="id369" smil:attributeName="width" smil:values="width*0.05;width" smil:keyTimes="0;1"/>
                  <anim:animate smil:dur="0.5s" smil:fill="hold" smil:targetElement="id369" smil:attributeName="height" smil:values="height;height" smil:keyTimes="0;1"/>
                  <anim:animate smil:dur="0.5s" smil:fill="hold" smil:targetElement="id369" smil:attributeName="x" smil:values="x-.2;x" smil:keyTimes="0;1"/>
                  <anim:animate smil:dur="0.5s" smil:fill="hold" smil:targetElement="id369" smil:attributeName="y" smil:values="y;y" smil:keyTimes="0;1"/>
                  <anim:transitionFilter smil:dur="0.5s" smil:targetElement="id3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70" smil:attributeName="visibility" smil:to="visible"/>
                  <anim:animate smil:dur="0.5s" smil:fill="hold" smil:targetElement="id370" smil:attributeName="width" smil:values="width*0.05;width" smil:keyTimes="0;1"/>
                  <anim:animate smil:dur="0.5s" smil:fill="hold" smil:targetElement="id370" smil:attributeName="height" smil:values="height;height" smil:keyTimes="0;1"/>
                  <anim:animate smil:dur="0.5s" smil:fill="hold" smil:targetElement="id370" smil:attributeName="x" smil:values="x-.2;x" smil:keyTimes="0;1"/>
                  <anim:animate smil:dur="0.5s" smil:fill="hold" smil:targetElement="id370" smil:attributeName="y" smil:values="y;y" smil:keyTimes="0;1"/>
                  <anim:transitionFilter smil:dur="0.5s" smil:targetElement="id37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1" smil:attributeName="visibility" smil:to="visible"/>
                  <anim:animate smil:dur="0.5s" smil:fill="hold" smil:targetElement="id371" smil:attributeName="width" smil:values="width*0.05;width" smil:keyTimes="0;1"/>
                  <anim:animate smil:dur="0.5s" smil:fill="hold" smil:targetElement="id371" smil:attributeName="height" smil:values="height;height" smil:keyTimes="0;1"/>
                  <anim:animate smil:dur="0.5s" smil:fill="hold" smil:targetElement="id371" smil:attributeName="x" smil:values="x-.2;x" smil:keyTimes="0;1"/>
                  <anim:animate smil:dur="0.5s" smil:fill="hold" smil:targetElement="id371" smil:attributeName="y" smil:values="y;y" smil:keyTimes="0;1"/>
                  <anim:transitionFilter smil:dur="0.5s" smil:targetElement="id37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2" smil:attributeName="visibility" smil:to="visible"/>
                  <anim:animate smil:dur="0.5s" smil:fill="hold" smil:targetElement="id372" smil:attributeName="width" smil:values="width*0.05;width" smil:keyTimes="0;1"/>
                  <anim:animate smil:dur="0.5s" smil:fill="hold" smil:targetElement="id372" smil:attributeName="height" smil:values="height;height" smil:keyTimes="0;1"/>
                  <anim:animate smil:dur="0.5s" smil:fill="hold" smil:targetElement="id372" smil:attributeName="x" smil:values="x-.2;x" smil:keyTimes="0;1"/>
                  <anim:animate smil:dur="0.5s" smil:fill="hold" smil:targetElement="id372" smil:attributeName="y" smil:values="y;y" smil:keyTimes="0;1"/>
                  <anim:transitionFilter smil:dur="0.5s" smil:targetElement="id37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3" smil:attributeName="visibility" smil:to="visible"/>
                  <anim:animate smil:dur="0.5s" smil:fill="hold" smil:targetElement="id373" smil:attributeName="x" smil:values="x;x" smil:keyTimes="0;1"/>
                  <anim:animate smil:dur="0.5s" smil:fill="hold" smil:targetElement="id3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4" smil:attributeName="visibility" smil:to="visible"/>
                  <anim:animate smil:dur="0.5s" smil:fill="hold" smil:targetElement="id374" smil:attributeName="x" smil:values="x;x" smil:keyTimes="0;1"/>
                  <anim:animate smil:dur="0.5s" smil:fill="hold" smil:targetElement="id37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9">
        <office:forms form:automatic-focus="false" form:apply-design-mode="false"/>
        <draw:frame presentation:style-name="pr11" draw:text-style-name="P15" draw:layer="layout" svg:width="26.4cm" svg:height="14.772cm" svg:x="0.8cm" svg:y="0.628cm" presentation:class="title" presentation:user-transformed="true">
          <draw:text-box>
            <text:p text:style-name="P6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g xml:id="id376" draw:id="id376">
          <svg:title>TexMaths</svg:title>
          <svg:desc>24§display§= \int \frac{ \sin (x-b) \cos(a+b) + \cos (x-b) \sin (a+b) }{ \sin (x-b)}\ dx§svg§600§FALSE§</svg:desc>
          <draw:polygon draw:style-name="gr2" draw:text-style-name="P8" draw:layer="layout" svg:width="18.853cm" svg:height="1.909cm" svg:x="6.516cm" svg:y="0.939cm" svg:viewBox="0 0 18854 1910" draw:points="9428,1910 0,1910 0,0 18854,0 18854,1910">
            <text:p/>
          </draw:polygon>
          <draw:path draw:style-name="gr3" draw:text-style-name="P9" draw:layer="layout" svg:width="0.562cm" svg:height="0.199cm" svg:x="6.522cm" svg:y="1.78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4cm" svg:x="7.411cm" svg:y="0.953cm" svg:viewBox="0 0 751 1875" svg:d="M40 1837c27 0 43-20 43-41 0-28-22-42-41-42-21 0-42 14-42 42 0 44 42 79 94 79 129 0 177-198 236-441 66-267 121-538 167-808 31-179 62-348 91-457 9-42 38-150 73-150 24 0 46 16 49 19-28 2-42 20-42 41 0 28 21 42 41 42 21 0 42-14 42-42 0-46-46-79-92-79-66 0-112 92-160 265-2 8-117 432-209 984-23 129-48 271-75 388-15 61-54 221-123 221-31 0-50-21-52-21z">
            <text:p/>
          </draw:path>
          <draw:path draw:style-name="gr3" draw:text-style-name="P9" draw:layer="layout" svg:width="0.277cm" svg:height="0.389cm" svg:x="8.478cm" svg:y="1.1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8.811cm" svg:y="0.96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9.043cm" svg:y="1.15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197cm" svg:height="0.843cm" svg:x="9.569cm" svg:y="0.8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421cm" svg:height="0.383cm" svg:x="9.838cm" svg:y="1.15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9" draw:layer="layout" svg:width="0.516cm" svg:height="0.035cm" svg:x="10.552cm" svg:y="1.302cm" svg:viewBox="0 0 517 36" svg:d="M488 36c13 0 29 0 29-19 0-17-16-17-29-17h-459c-14 0-29 0-29 17 0 19 15 19 29 19z">
            <text:p/>
          </draw:path>
          <draw:path draw:style-name="gr3" draw:text-style-name="P9" draw:layer="layout" svg:width="0.312cm" svg:height="0.596cm" svg:x="11.366cm" svg:y="0.945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9" draw:layer="layout" svg:width="0.197cm" svg:height="0.843cm" svg:x="11.737cm" svg:y="0.8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322cm" svg:height="0.389cm" svg:x="12.186cm" svg:y="1.152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9" draw:layer="layout" svg:width="0.375cm" svg:height="0.389cm" svg:x="12.555cm" svg:y="1.152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9" draw:layer="layout" svg:width="0.277cm" svg:height="0.389cm" svg:x="12.981cm" svg:y="1.1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97cm" svg:height="0.843cm" svg:x="13.371cm" svg:y="0.8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387cm" svg:height="0.383cm" svg:x="13.649cm" svg:y="1.15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562cm" svg:height="0.563cm" svg:x="14.294cm" svg:y="1.03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12cm" svg:height="0.596cm" svg:x="15.132cm" svg:y="0.945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9" draw:layer="layout" svg:width="0.197cm" svg:height="0.843cm" svg:x="15.502cm" svg:y="0.8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562cm" svg:height="0.563cm" svg:x="16.017cm" svg:y="1.03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22cm" svg:height="0.389cm" svg:x="16.841cm" svg:y="1.15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9" draw:layer="layout" svg:width="0.375cm" svg:height="0.389cm" svg:x="17.211cm" svg:y="1.152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9" draw:layer="layout" svg:width="0.277cm" svg:height="0.389cm" svg:x="17.637cm" svg:y="1.1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97cm" svg:height="0.843cm" svg:x="18.025cm" svg:y="0.8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421cm" svg:height="0.383cm" svg:x="18.294cm" svg:y="1.156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9" draw:layer="layout" svg:width="0.516cm" svg:height="0.035cm" svg:x="19.01cm" svg:y="1.302cm" svg:viewBox="0 0 517 36" svg:d="M488 36c13 0 29 0 29-19 0-17-16-17-29-17h-459c-14 0-29 0-29 17 0 19 15 19 29 19z">
            <text:p/>
          </draw:path>
          <draw:path draw:style-name="gr3" draw:text-style-name="P9" draw:layer="layout" svg:width="0.312cm" svg:height="0.596cm" svg:x="19.823cm" svg:y="0.945cm" svg:viewBox="0 0 313 597" svg:d="M163 10c0-2 0-10-11-10-20 0-81 8-104 8-6 2-15 2-15 17 0 11 7 11 19 11 42 0 44 6 44 14 0 6-8 34-13 52l-70 276c-9 42-13 56-13 86 0 79 44 133 108 133 99 0 205-127 205-248 0-78-46-136-113-136-39 0-75 25-100 52zM83 328c5-17 5-19 13-29 42-55 81-67 102-67 30 0 54 25 54 79 0 50-29 148-45 180-27 56-67 87-99 87-29 0-56-23-56-85 0-17 0-32 13-86z">
            <text:p/>
          </draw:path>
          <draw:path draw:style-name="gr3" draw:text-style-name="P9" draw:layer="layout" svg:width="0.197cm" svg:height="0.843cm" svg:x="20.193cm" svg:y="0.8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277cm" svg:height="0.389cm" svg:x="20.642cm" svg:y="1.1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20.975cm" svg:y="0.96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21.209cm" svg:y="1.15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197cm" svg:height="0.843cm" svg:x="21.733cm" svg:y="0.8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387cm" svg:height="0.383cm" svg:x="22.012cm" svg:y="1.15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8-148 48-186 24-50 63-81 97-81 56 0 68 69 68 75 0 4-2 10-4 13z">
            <text:p/>
          </draw:path>
          <draw:path draw:style-name="gr3" draw:text-style-name="P9" draw:layer="layout" svg:width="0.562cm" svg:height="0.563cm" svg:x="22.659cm" svg:y="1.03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12cm" svg:height="0.596cm" svg:x="23.494cm" svg:y="0.945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8-23-58-85 0-17 0-32 15-86z">
            <text:p/>
          </draw:path>
          <draw:path draw:style-name="gr3" draw:text-style-name="P9" draw:layer="layout" svg:width="0.197cm" svg:height="0.843cm" svg:x="23.864cm" svg:y="0.8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9" draw:layer="layout" svg:width="15.696cm" svg:height="0.035cm" svg:x="8.45cm" svg:y="1.872cm" svg:viewBox="0 0 15697 36" draw:points="7848,36 0,36 0,0 15697,0 15697,36">
            <text:p/>
          </draw:polygon>
          <draw:path draw:style-name="gr3" draw:text-style-name="P9" draw:layer="layout" svg:width="0.277cm" svg:height="0.389cm" svg:x="14.542cm" svg:y="2.3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14.874cm" svg:y="2.114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15.109cm" svg:y="2.30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197cm" svg:height="0.843cm" svg:x="15.633cm" svg:y="2.04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421cm" svg:height="0.383cm" svg:x="15.902cm" svg:y="2.30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9" draw:layer="layout" svg:width="0.516cm" svg:height="0.035cm" svg:x="16.618cm" svg:y="2.45cm" svg:viewBox="0 0 517 36" svg:d="M488 36c13 0 29 0 29-19 0-17-16-17-29-17h-459c-14 0-29 0-29 17 0 19 15 19 29 19z">
            <text:p/>
          </draw:path>
          <draw:path draw:style-name="gr3" draw:text-style-name="P9" draw:layer="layout" svg:width="0.312cm" svg:height="0.596cm" svg:x="17.43cm" svg:y="2.093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9" draw:layer="layout" svg:width="0.197cm" svg:height="0.843cm" svg:x="17.801cm" svg:y="2.04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402cm" svg:height="0.596cm" svg:x="24.561cm" svg:y="1.515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9" draw:layer="layout" svg:width="0.421cm" svg:height="0.383cm" svg:x="24.992cm" svg:y="1.72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</draw:g>
        <draw:g xml:id="id375" draw:id="id375">
          <svg:title>TexMaths</svg:title>
          <svg:desc>28§display§\text {I}§svg§600§FALSE§</svg:desc>
          <draw:polygon draw:style-name="gr2" draw:text-style-name="P8" draw:layer="layout" svg:width="0.229cm" svg:height="0.575cm" svg:x="5.732cm" svg:y="1.543cm" svg:viewBox="0 0 230 576" draw:points="116,576 0,576 0,0 230,0 230,576">
            <text:p/>
          </draw:polygon>
          <draw:path draw:style-name="gr3" draw:text-style-name="P9" draw:layer="layout" svg:width="0.301cm" svg:height="0.674cm" svg:x="5.71cm" svg:y="1.4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80" draw:id="id380">
          <svg:title>TexMaths</svg:title>
          <svg:desc>28§display§\text {I}§svg§600§FALSE§</svg:desc>
          <draw:polygon draw:style-name="gr2" draw:text-style-name="P8" draw:layer="layout" svg:width="0.229cm" svg:height="0.575cm" svg:x="5.735cm" svg:y="6.846cm" svg:viewBox="0 0 230 576" draw:points="116,576 0,576 0,0 230,0 230,576">
            <text:p/>
          </draw:polygon>
          <draw:path draw:style-name="gr3" draw:text-style-name="P9" draw:layer="layout" svg:width="0.301cm" svg:height="0.674cm" svg:x="5.713cm" svg:y="6.7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79" draw:id="id379">
          <svg:title>TexMaths</svg:title>
          <svg:desc>28§display§\therefore§svg§600§FALSE§</svg:desc>
          <draw:polygon draw:style-name="gr2" draw:text-style-name="P8" draw:layer="layout" svg:width="0.528cm" svg:height="0.433cm" svg:x="3.908cm" svg:y="6.923cm" svg:viewBox="0 0 529 434" draw:points="265,434 0,434 0,0 529,0 529,434">
            <text:p/>
          </draw:polygon>
          <draw:path draw:style-name="gr3" draw:text-style-name="P9" draw:layer="layout" svg:width="0.598cm" svg:height="0.531cm" svg:x="3.888cm" svg:y="6.8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83" draw:id="id383">
          <svg:title>TexMaths</svg:title>
          <svg:desc>28§display§\text {Let,}§svg§600§FALSE§</svg:desc>
          <draw:polygon draw:style-name="gr2" draw:text-style-name="P8" draw:layer="layout" svg:width="1.538cm" svg:height="0.765cm" svg:x="3.629cm" svg:y="8.544cm" svg:viewBox="0 0 1539 766" draw:points="768,766 0,766 0,0 1539,0 1539,766">
            <text:p/>
          </draw:polygon>
          <draw:path draw:style-name="gr3" draw:text-style-name="P9" draw:layer="layout" svg:width="0.541cm" svg:height="0.673cm" svg:x="3.611cm" svg:y="8.495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9" draw:layer="layout" svg:width="0.382cm" svg:height="0.454cm" svg:x="4.223cm" svg:y="8.726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9" draw:layer="layout" svg:width="0.31cm" svg:height="0.617cm" svg:x="4.65cm" svg:y="8.562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9" draw:layer="layout" svg:width="0.115cm" svg:height="0.295cm" svg:x="5.099cm" svg:y="9.061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384" draw:id="id384">
          <svg:title>TexMaths</svg:title>
          <svg:desc>28§display§\text {I}§svg§600§FALSE§</svg:desc>
          <draw:polygon draw:style-name="gr2" draw:text-style-name="P8" draw:layer="layout" svg:width="0.229cm" svg:height="0.575cm" svg:x="5.735cm" svg:y="8.546cm" svg:viewBox="0 0 230 576" draw:points="116,576 0,576 0,0 230,0 230,576">
            <text:p/>
          </draw:polygon>
          <draw:path draw:style-name="gr3" draw:text-style-name="P9" draw:layer="layout" svg:width="0.301cm" svg:height="0.674cm" svg:x="5.713cm" svg:y="8.4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82" draw:id="id382">
          <svg:title>TexMaths</svg:title>
          <svg:desc>28§display§(7)§svg§600§FALSE§</svg:desc>
          <draw:polygon draw:style-name="gr2" draw:text-style-name="P8" draw:layer="layout" svg:width="1.061cm" svg:height="0.886cm" svg:x="2.211cm" svg:y="8.547cm" svg:viewBox="0 0 1062 887" draw:points="531,887 0,887 0,0 1062,0 1062,887">
            <text:p/>
          </draw:polygon>
          <draw:path draw:style-name="gr3" draw:text-style-name="P9" draw:layer="layout" svg:width="0.23cm" svg:height="0.985cm" svg:x="2.258cm" svg:y="8.498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423cm" svg:height="0.689cm" svg:x="2.599cm" svg:y="8.572cm" svg:viewBox="0 0 424 690" svg:d="M415 67c9-13 9-15 9-36h-240c-121 0-123-13-126-31h-24l-34 204h25c2-16 11-79 24-90 7-6 85-6 97-6h206c-11 15-90 123-112 156-88 133-121 269-121 370 0 11 0 56 45 56 47 0 47-45 47-56v-49c0-54 2-110 9-161 4-23 18-108 62-171z">
            <text:p/>
          </draw:path>
          <draw:path draw:style-name="gr3" draw:text-style-name="P9" draw:layer="layout" svg:width="0.23cm" svg:height="0.985cm" svg:x="3.094cm" svg:y="8.498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85" draw:id="id385">
          <svg:title>TexMaths</svg:title>
          <svg:desc>24§display§= \int \frac{\sin ( a - x )}{\cos ( x + a )} \ dx§svg§600§FALSE§</svg:desc>
          <draw:polygon draw:style-name="gr2" draw:text-style-name="P8" draw:layer="layout" svg:width="6.901cm" svg:height="1.909cm" svg:x="6.518cm" svg:y="8.049cm" svg:viewBox="0 0 6902 1910" draw:points="3452,1910 0,1910 0,0 6902,0 6902,1910">
            <text:p/>
          </draw:polygon>
          <draw:path draw:style-name="gr3" draw:text-style-name="P9" draw:layer="layout" svg:width="0.562cm" svg:height="0.199cm" svg:x="6.524cm" svg:y="8.89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4cm" svg:x="7.413cm" svg:y="8.063cm" svg:viewBox="0 0 751 1875" svg:d="M40 1837c27 0 43-20 43-41 0-28-22-42-41-42-21 0-42 14-42 42 0 44 42 79 94 79 129 0 177-198 236-441 65-267 121-538 167-808 31-179 62-348 90-457 10-42 39-150 73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9" draw:layer="layout" svg:width="0.277cm" svg:height="0.389cm" svg:x="8.526cm" svg:y="8.262cm" svg:viewBox="0 0 278 390" svg:d="M148 215c19 4 88 17 88 79 0 42-29 76-96 76-71 0-102-48-117-121-2-9-4-13-11-13-12 0-12 6-12 21v111c0 16 0 22 10 22 3 0 5-2 21-18 2-2 2-4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8.858cm" svg:y="8.07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9.093cm" svg:y="8.26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197cm" svg:height="0.843cm" svg:x="9.617cm" svg:y="8.00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387cm" svg:height="0.383cm" svg:x="9.895cm" svg:y="8.266cm" svg:viewBox="0 0 388 384" svg:d="M282 54c-15-31-40-54-78-54-98 0-204 125-204 248 0 80 46 136 113 136 18 0 60-4 110-64 7 35 36 64 76 64 31 0 50-19 64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515cm" svg:height="0.035cm" svg:x="10.565cm" svg:y="8.412cm" svg:viewBox="0 0 516 36" svg:d="M488 36c13 0 28 0 28-19 0-17-15-17-28-17h-459c-14 0-29 0-29 17 0 19 15 19 29 19z">
            <text:p/>
          </draw:path>
          <draw:path draw:style-name="gr3" draw:text-style-name="P9" draw:layer="layout" svg:width="0.421cm" svg:height="0.383cm" svg:x="11.364cm" svg:y="8.26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ath draw:style-name="gr3" draw:text-style-name="P9" draw:layer="layout" svg:width="0.197cm" svg:height="0.843cm" svg:x="11.869cm" svg:y="8.00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9" draw:layer="layout" svg:width="3.745cm" svg:height="0.035cm" svg:x="8.451cm" svg:y="8.982cm" svg:viewBox="0 0 3746 36" draw:points="1874,36 0,36 0,0 3746,0 3746,36">
            <text:p/>
          </draw:polygon>
          <draw:path draw:style-name="gr3" draw:text-style-name="P9" draw:layer="layout" svg:width="0.322cm" svg:height="0.389cm" svg:x="8.48cm" svg:y="9.41cm" svg:viewBox="0 0 323 390" svg:d="M71 196c0-138 69-175 113-175 8 0 62 0 92 31-36 4-40 29-40 40 0 21 15 39 39 39 23 0 40-16 40-41 0-57-65-90-131-90-105 0-184 92-184 196 0 109 84 194 182 194 114 0 141-102 141-112 0-7-8-7-10-7-8 0-10 3-12 7-25 79-80 90-111 90-44 0-119-36-119-172z">
            <text:p/>
          </draw:path>
          <draw:path draw:style-name="gr3" draw:text-style-name="P9" draw:layer="layout" svg:width="0.375cm" svg:height="0.389cm" svg:x="8.851cm" svg:y="9.41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9" draw:layer="layout" svg:width="0.277cm" svg:height="0.389cm" svg:x="9.275cm" svg:y="9.41cm" svg:viewBox="0 0 278 390" svg:d="M148 215c19 4 88 17 88 79 0 42-29 76-96 76-71 0-102-48-117-121-2-9-4-13-11-13-12 0-12 6-12 21v111c0 16 0 22 10 22 3 0 5-2 21-18 2-2 2-4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97cm" svg:height="0.843cm" svg:x="9.665cm" svg:y="9.15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421cm" svg:height="0.383cm" svg:x="9.933cm" svg:y="9.41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ath draw:style-name="gr3" draw:text-style-name="P9" draw:layer="layout" svg:width="0.562cm" svg:height="0.563cm" svg:x="10.625cm" svg:y="9.297cm" svg:viewBox="0 0 563 564" svg:d="M299 299h237c11 0 27 0 27-17s-16-17-27-17h-237v-236c0-14 0-29-17-29s-17 15-17 29v236h-236c-14 0-29 0-29 17s15 17 29 17h236v236c0 12 0 29 17 29s17-17 17-29z">
            <text:p/>
          </draw:path>
          <draw:path draw:style-name="gr3" draw:text-style-name="P9" draw:layer="layout" svg:width="0.387cm" svg:height="0.383cm" svg:x="11.456cm" svg:y="9.416cm" svg:viewBox="0 0 388 384" svg:d="M282 54c-15-31-40-54-78-54-98 0-204 125-204 248 0 80 46 136 113 136 18 0 60-4 110-64 7 35 36 64 76 64 31 0 50-19 64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197cm" svg:height="0.843cm" svg:x="11.915cm" svg:y="9.15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402cm" svg:height="0.596cm" svg:x="12.612cm" svg:y="8.625cm" svg:viewBox="0 0 403 597" svg:d="M403 10c0-2 0-10-11-10-12 0-93 8-108 10-6 0-11 3-11 15 0 11 7 11 21 11 40 0 42 6 42 14l-4 17-50 200c-15-31-40-54-78-54-98 0-204 125-204 248 0 80 46 136 113 136 18 0 60-4 110-63 7 34 36 63 76 63 31 0 50-19 64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9" draw:layer="layout" svg:width="0.421cm" svg:height="0.383cm" svg:x="13.042cm" svg:y="8.83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2-86 112-113 112-33 0-46-27-46-56 0-19 6-36 15-75z">
            <text:p/>
          </draw:path>
        </draw:g>
        <draw:g xml:id="id377" draw:id="id377">
          <svg:title>TexMaths</svg:title>
          <svg:desc>24§display§= \smallint \left[ \cos(a+b) + \cot (x-b) \sin (a+b)  \right] \ dx§svg§600§FALSE§</svg:desc>
          <draw:polygon draw:style-name="gr2" draw:text-style-name="P8" draw:layer="layout" svg:width="15.147cm" svg:height="0.76cm" svg:x="6.517cm" svg:y="3.643cm" svg:viewBox="0 0 15148 761" draw:points="7574,761 0,761 0,0 15148,0 15148,761">
            <text:p/>
          </draw:polygon>
          <draw:path draw:style-name="gr3" draw:text-style-name="P9" draw:layer="layout" svg:width="0.562cm" svg:height="0.199cm" svg:x="6.523cm" svg:y="3.9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2cm" svg:height="0.786cm" svg:x="7.412cm" svg:y="3.63cm" svg:viewBox="0 0 353 787" svg:d="M321 35c-29 1-37 23-37 34 0 21 17 35 35 35 17 0 34-12 34-37 0-32-27-67-67-67-71 0-86 92-100 157-23 127-40 235-54 383-3 44-9 92-15 132-8 64-21 98-52 98-13 0-27-9-32-17 28 0 36-21 36-35 0-19-17-32-34-32-18 0-35 9-35 34 0 33 27 67 67 67 71 0 87-90 100-159 23-121 40-229 54-378 4-46 9-94 15-135 8-63 21-96 52-96 15 0 27 8 33 16z">
            <text:p/>
          </draw:path>
          <draw:polygon draw:style-name="gr3" draw:text-style-name="P9" draw:layer="layout" svg:width="0.116cm" svg:height="0.844cm" svg:x="8.051cm" svg:y="3.601cm" svg:viewBox="0 0 117 845" draw:points="117,845 117,812 35,812 35,35 117,35 117,0 0,0 0,845">
            <text:p/>
          </draw:polygon>
          <draw:path draw:style-name="gr3" draw:text-style-name="P9" draw:layer="layout" svg:width="0.322cm" svg:height="0.389cm" svg:x="8.214cm" svg:y="3.85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8.583cm" svg:y="3.85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9.009cm" svg:y="3.85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97cm" svg:height="0.844cm" svg:x="9.399cm" svg:y="3.60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387cm" svg:height="0.383cm" svg:x="9.675cm" svg:y="3.8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9" draw:layer="layout" svg:width="0.562cm" svg:height="0.564cm" svg:x="10.322cm" svg:y="3.74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12cm" svg:height="0.596cm" svg:x="11.159cm" svg:y="3.649cm" svg:viewBox="0 0 313 597" svg:d="M163 10c0-2 0-10-11-10-20 0-81 8-104 8-6 2-15 2-15 17 0 11 7 11 19 11 42 0 44 6 44 14 0 6-8 34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9" draw:layer="layout" svg:width="0.197cm" svg:height="0.844cm" svg:x="11.53cm" svg:y="3.60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562cm" svg:height="0.564cm" svg:x="12.044cm" svg:y="3.74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2cm" svg:height="0.389cm" svg:x="12.868cm" svg:y="3.85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3.238cm" svg:y="3.85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64cm" svg:height="0.529cm" svg:x="13.653cm" svg:y="3.7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9" draw:layer="layout" svg:width="0.197cm" svg:height="0.844cm" svg:x="14.049cm" svg:y="3.60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421cm" svg:height="0.383cm" svg:x="14.317cm" svg:y="3.8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9" draw:layer="layout" svg:width="0.515cm" svg:height="0.035cm" svg:x="15.032cm" svg:y="4.006cm" svg:viewBox="0 0 516 36" svg:d="M488 36c13 0 28 0 28-19 0-17-15-17-28-17h-459c-14 0-29 0-29 17 0 19 15 19 29 19z">
            <text:p/>
          </draw:path>
          <draw:path draw:style-name="gr3" draw:text-style-name="P9" draw:layer="layout" svg:width="0.312cm" svg:height="0.596cm" svg:x="15.846cm" svg:y="3.649cm" svg:viewBox="0 0 313 597" svg:d="M163 10c0-2 0-10-11-10-20 0-81 8-104 8-6 2-15 2-15 17 0 11 7 11 19 11 42 0 44 6 44 14 0 6-8 34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9" draw:layer="layout" svg:width="0.197cm" svg:height="0.844cm" svg:x="16.216cm" svg:y="3.60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277cm" svg:height="0.389cm" svg:x="16.664cm" svg:y="3.85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6.996cm" svg:y="3.6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7.23cm" svg:y="3.8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197cm" svg:height="0.844cm" svg:x="17.756cm" svg:y="3.60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387cm" svg:height="0.383cm" svg:x="18.032cm" svg:y="3.8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9" draw:layer="layout" svg:width="0.562cm" svg:height="0.564cm" svg:x="18.679cm" svg:y="3.74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12cm" svg:height="0.596cm" svg:x="19.516cm" svg:y="3.649cm" svg:viewBox="0 0 313 597" svg:d="M163 10c0-2 0-10-11-10-20 0-81 8-104 8-6 2-15 2-15 17 0 11 7 11 19 11 42 0 42 6 42 14 0 6-6 34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9" draw:layer="layout" svg:width="0.197cm" svg:height="0.844cm" svg:x="19.887cm" svg:y="3.60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9" draw:layer="layout" svg:width="0.116cm" svg:height="0.844cm" svg:x="20.185cm" svg:y="3.601cm" svg:viewBox="0 0 117 845" draw:points="117,0 0,0 0,35 83,35 83,812 0,812 0,845 117,845">
            <text:p/>
          </draw:polygon>
          <draw:path draw:style-name="gr3" draw:text-style-name="P9" draw:layer="layout" svg:width="0.402cm" svg:height="0.596cm" svg:x="20.857cm" svg:y="3.649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70 68 75 0 4-2 10-4 14z">
            <text:p/>
          </draw:path>
          <draw:path draw:style-name="gr3" draw:text-style-name="P9" draw:layer="layout" svg:width="0.421cm" svg:height="0.383cm" svg:x="21.287cm" svg:y="3.8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</draw:g>
        <draw:g xml:id="id378" draw:id="id378">
          <svg:title>TexMaths</svg:title>
          <svg:desc>24§display§=  \cos(a+b) \smallint dx +  \sin (a+b) \smallint \cot (x-b)\ dx §svg§600§FALSE§</svg:desc>
          <draw:polygon draw:style-name="gr2" draw:text-style-name="P8" draw:layer="layout" svg:width="16.186cm" svg:height="0.759cm" svg:x="6.52cm" svg:y="5.146cm" svg:viewBox="0 0 16187 760" draw:points="8094,760 0,760 0,0 16187,0 16187,760">
            <text:p/>
          </draw:polygon>
          <draw:path draw:style-name="gr3" draw:text-style-name="P9" draw:layer="layout" svg:width="0.562cm" svg:height="0.199cm" svg:x="6.526cm" svg:y="5.42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22cm" svg:height="0.389cm" svg:x="7.397cm" svg:y="5.359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7.766cm" svg:y="5.35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8.192cm" svg:y="5.35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97cm" svg:height="0.844cm" svg:x="8.58cm" svg:y="5.104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387cm" svg:height="0.383cm" svg:x="8.858cm" svg:y="5.363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9" draw:layer="layout" svg:width="0.562cm" svg:height="0.564cm" svg:x="9.505cm" svg:y="5.24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12cm" svg:height="0.596cm" svg:x="10.343cm" svg:y="5.152cm" svg:viewBox="0 0 313 597" svg:d="M163 10c0-2 0-10-11-10-20 0-81 8-104 8-6 2-15 2-15 17 0 11 7 11 19 11 42 0 42 6 42 14 0 6-6 34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9" draw:layer="layout" svg:width="0.197cm" svg:height="0.844cm" svg:x="10.713cm" svg:y="5.10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352cm" svg:height="0.786cm" svg:x="11.18cm" svg:y="5.133cm" svg:viewBox="0 0 353 787" svg:d="M321 35c-29 1-37 23-37 34 0 21 17 35 35 35 17 0 34-12 34-37 0-32-27-67-67-67-71 0-86 92-100 157-23 127-40 235-54 383-3 44-9 92-15 132-8 64-21 98-52 98-15 0-27-9-32-17 28 0 36-21 36-35 0-19-17-32-34-32-18 0-35 9-35 34 0 33 27 67 67 67 71 0 87-90 100-159 21-121 40-229 54-378 4-46 9-94 15-135 8-63 21-96 52-96 15 0 27 8 33 16z">
            <text:p/>
          </draw:path>
          <draw:path draw:style-name="gr3" draw:text-style-name="P9" draw:layer="layout" svg:width="0.402cm" svg:height="0.596cm" svg:x="11.752cm" svg:y="5.152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9" draw:layer="layout" svg:width="0.421cm" svg:height="0.383cm" svg:x="12.182cm" svg:y="5.36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9" draw:layer="layout" svg:width="0.562cm" svg:height="0.564cm" svg:x="12.875cm" svg:y="5.24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277cm" svg:height="0.389cm" svg:x="13.699cm" svg:y="5.35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4.031cm" svg:y="5.17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4.265cm" svg:y="5.36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197cm" svg:height="0.844cm" svg:x="14.789cm" svg:y="5.104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387cm" svg:height="0.383cm" svg:x="15.067cm" svg:y="5.363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9" draw:layer="layout" svg:width="0.562cm" svg:height="0.564cm" svg:x="15.714cm" svg:y="5.24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12cm" svg:height="0.596cm" svg:x="16.55cm" svg:y="5.152cm" svg:viewBox="0 0 313 597" svg:d="M163 10c0-2 0-10-11-10-20 0-81 8-104 8-6 2-15 2-15 17 0 11 7 11 19 11 42 0 44 6 44 14 0 6-8 34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9" draw:layer="layout" svg:width="0.197cm" svg:height="0.844cm" svg:x="16.92cm" svg:y="5.10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352cm" svg:height="0.786cm" svg:x="17.389cm" svg:y="5.133cm" svg:viewBox="0 0 353 787" svg:d="M321 35c-29 1-37 23-37 34 0 21 17 35 35 35 17 0 34-12 34-37 0-32-27-67-67-67-71 0-86 92-100 157-23 127-40 235-54 383-3 44-9 92-15 132-8 64-21 98-52 98-13 0-27-9-32-17 28 0 36-21 36-35 0-19-17-32-34-32-18 0-35 9-35 34 0 33 27 67 67 67 71 0 87-90 100-159 23-121 40-229 54-378 4-46 9-94 15-135 8-63 21-96 52-96 15 0 27 8 33 16z">
            <text:p/>
          </draw:path>
          <draw:path draw:style-name="gr3" draw:text-style-name="P9" draw:layer="layout" svg:width="0.322cm" svg:height="0.389cm" svg:x="17.955cm" svg:y="5.359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8.326cm" svg:y="5.35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66cm" svg:height="0.529cm" svg:x="18.74cm" svg:y="5.217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197cm" svg:height="0.844cm" svg:x="19.136cm" svg:y="5.104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421cm" svg:height="0.383cm" svg:x="19.405cm" svg:y="5.36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9" draw:layer="layout" svg:width="0.515cm" svg:height="0.035cm" svg:x="20.119cm" svg:y="5.509cm" svg:viewBox="0 0 516 36" svg:d="M488 36c13 0 28 0 28-19 0-17-15-17-28-17h-459c-14 0-29 0-29 17 0 19 15 19 29 19z">
            <text:p/>
          </draw:path>
          <draw:path draw:style-name="gr3" draw:text-style-name="P9" draw:layer="layout" svg:width="0.312cm" svg:height="0.596cm" svg:x="20.933cm" svg:y="5.152cm" svg:viewBox="0 0 313 597" svg:d="M163 10c0-2 0-10-11-10-20 0-81 8-104 8-6 2-15 2-15 17 0 11 7 11 19 11 42 0 44 6 44 14 0 6-8 34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9" draw:layer="layout" svg:width="0.197cm" svg:height="0.844cm" svg:x="21.303cm" svg:y="5.10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402cm" svg:height="0.596cm" svg:x="21.898cm" svg:y="5.152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9" draw:layer="layout" svg:width="0.421cm" svg:height="0.383cm" svg:x="22.327cm" svg:y="5.36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</draw:g>
        <draw:g xml:id="id381" draw:id="id381">
          <svg:title>TexMaths</svg:title>
          <svg:desc>24§display§= x \cos(a+b)  +  \sin (a+b)\log [\ \sin (x-b)\ ]\ +\ c§svg§600§FALSE§</svg:desc>
          <draw:polygon draw:style-name="gr2" draw:text-style-name="P8" draw:layer="layout" svg:width="17.398cm" svg:height="0.759cm" svg:x="6.523cm" svg:y="6.749cm" svg:viewBox="0 0 17399 760" draw:points="8699,760 0,760 0,0 17399,0 17399,760">
            <text:p/>
          </draw:polygon>
          <draw:path draw:style-name="gr3" draw:text-style-name="P9" draw:layer="layout" svg:width="0.562cm" svg:height="0.199cm" svg:x="6.529cm" svg:y="7.0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421cm" svg:height="0.383cm" svg:x="7.395cm" svg:y="6.96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9" draw:layer="layout" svg:width="0.322cm" svg:height="0.389cm" svg:x="8.023cm" svg:y="6.96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8.393cm" svg:y="6.9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8.817cm" svg:y="6.96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97cm" svg:height="0.844cm" svg:x="9.207cm" svg:y="6.70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387cm" svg:height="0.383cm" svg:x="9.486cm" svg:y="6.96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9" draw:layer="layout" svg:width="0.562cm" svg:height="0.564cm" svg:x="10.133cm" svg:y="6.84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12cm" svg:height="0.596cm" svg:x="10.968cm" svg:y="6.755cm" svg:viewBox="0 0 313 597" svg:d="M163 10c0-2 0-10-11-10-20 0-81 8-104 8-6 2-15 2-15 17 0 11 7 11 19 11 42 0 44 6 44 14 0 6-8 34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9" draw:layer="layout" svg:width="0.197cm" svg:height="0.844cm" svg:x="11.338cm" svg:y="6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562cm" svg:height="0.564cm" svg:x="11.853cm" svg:y="6.84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277cm" svg:height="0.389cm" svg:x="12.677cm" svg:y="6.96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3.009cm" svg:y="6.77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3.243cm" svg:y="6.96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197cm" svg:height="0.844cm" svg:x="13.767cm" svg:y="6.70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387cm" svg:height="0.383cm" svg:x="14.045cm" svg:y="6.96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9" draw:layer="layout" svg:width="0.562cm" svg:height="0.564cm" svg:x="14.693cm" svg:y="6.84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12cm" svg:height="0.596cm" svg:x="15.53cm" svg:y="6.755cm" svg:viewBox="0 0 313 597" svg:d="M163 10c0-2 0-10-11-10-20 0-81 8-104 8-6 2-15 2-15 17 0 11 7 11 19 11 42 0 44 6 44 14 0 6-8 34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9" draw:layer="layout" svg:width="0.197cm" svg:height="0.844cm" svg:x="15.9cm" svg:y="6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189cm" svg:height="0.587cm" svg:x="16.348cm" svg:y="6.755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75cm" svg:height="0.389cm" svg:x="16.578cm" svg:y="6.9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387cm" svg:height="0.558cm" svg:x="17cm" svg:y="6.957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olygon draw:style-name="gr3" draw:text-style-name="P9" draw:layer="layout" svg:width="0.116cm" svg:height="0.844cm" svg:x="17.509cm" svg:y="6.707cm" svg:viewBox="0 0 117 845" draw:points="117,845 117,812 35,812 35,35 117,35 117,0 0,0 0,845">
            <text:p/>
          </draw:polygon>
          <draw:path draw:style-name="gr3" draw:text-style-name="P9" draw:layer="layout" svg:width="0.277cm" svg:height="0.389cm" svg:x="17.953cm" svg:y="6.96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8.285cm" svg:y="6.77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8.519cm" svg:y="6.96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197cm" svg:height="0.844cm" svg:x="19.043cm" svg:y="6.70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421cm" svg:height="0.383cm" svg:x="19.314cm" svg:y="6.96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9" draw:layer="layout" svg:width="0.515cm" svg:height="0.035cm" svg:x="20.028cm" svg:y="7.112cm" svg:viewBox="0 0 516 36" svg:d="M488 36c13 0 28 0 28-19 0-17-15-17-28-17h-459c-14 0-29 0-29 17 0 19 15 19 29 19z">
            <text:p/>
          </draw:path>
          <draw:path draw:style-name="gr3" draw:text-style-name="P9" draw:layer="layout" svg:width="0.312cm" svg:height="0.596cm" svg:x="20.84cm" svg:y="6.755cm" svg:viewBox="0 0 313 597" svg:d="M163 10c0-2 0-10-11-10-20 0-81 8-104 8-6 2-15 2-15 17 0 11 7 11 19 11 42 0 44 6 44 14 0 6-8 34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9" draw:layer="layout" svg:width="0.197cm" svg:height="0.844cm" svg:x="21.211cm" svg:y="6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9" draw:layer="layout" svg:width="0.116cm" svg:height="0.844cm" svg:x="21.791cm" svg:y="6.707cm" svg:viewBox="0 0 117 845" draw:points="117,0 0,0 0,35 83,35 83,812 0,812 0,845 117,845">
            <text:p/>
          </draw:polygon>
          <draw:path draw:style-name="gr3" draw:text-style-name="P9" draw:layer="layout" svg:width="0.562cm" svg:height="0.564cm" svg:x="22.522cm" svg:y="6.84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9cm" svg:height="0.383cm" svg:x="23.636cm" svg:y="6.966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386" draw:id="id386">
          <svg:title>TexMaths</svg:title>
          <svg:desc>24§display§= \int \frac{\sin [\ 2a - ( a + x )\ ] }{\cos ( x + a )} \ dx§svg§600§FALSE§</svg:desc>
          <draw:polygon draw:style-name="gr2" draw:text-style-name="P8" draw:layer="layout" svg:width="9.737cm" svg:height="1.909cm" svg:x="6.518cm" svg:y="10.45cm" svg:viewBox="0 0 9738 1910" draw:points="4869,1910 0,1910 0,0 9738,0 9738,1910">
            <text:p/>
          </draw:polygon>
          <draw:path draw:style-name="gr3" draw:text-style-name="P9" draw:layer="layout" svg:width="0.562cm" svg:height="0.199cm" svg:x="6.524cm" svg:y="11.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4cm" svg:x="7.413cm" svg:y="10.464cm" svg:viewBox="0 0 751 1875" svg:d="M40 1837c27 0 43-20 43-41 0-28-22-42-41-42-21 0-42 14-42 42 0 44 42 79 94 79 129 0 177-198 236-441 66-267 121-538 167-808 31-179 62-348 90-457 10-42 39-150 73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9" draw:layer="layout" svg:width="0.277cm" svg:height="0.389cm" svg:x="8.48cm" svg:y="10.663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8.812cm" svg:y="10.477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9.045cm" svg:y="10.66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olygon draw:style-name="gr3" draw:text-style-name="P9" draw:layer="layout" svg:width="0.116cm" svg:height="0.843cm" svg:x="9.586cm" svg:y="10.408cm" svg:viewBox="0 0 117 844" draw:points="117,844 117,812 35,812 35,35 117,35 117,0 0,0 0,844">
            <text:p/>
          </draw:polygon>
          <draw:path draw:style-name="gr3" draw:text-style-name="P9" draw:layer="layout" svg:width="0.337cm" svg:height="0.563cm" svg:x="10.045cm" svg:y="10.479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9" draw:layer="layout" svg:width="0.387cm" svg:height="0.383cm" svg:x="10.458cm" svg:y="10.667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515cm" svg:height="0.035cm" svg:x="11.128cm" svg:y="10.813cm" svg:viewBox="0 0 516 36" svg:d="M488 36c13 0 28 0 28-19 0-17-15-17-28-17h-459c-14 0-29 0-29 17 0 19 15 19 29 19z">
            <text:p/>
          </draw:path>
          <draw:path draw:style-name="gr3" draw:text-style-name="P9" draw:layer="layout" svg:width="0.197cm" svg:height="0.843cm" svg:x="11.984cm" svg:y="10.408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387cm" svg:height="0.383cm" svg:x="12.262cm" svg:y="10.667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562cm" svg:height="0.563cm" svg:x="12.909cm" svg:y="10.548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421cm" svg:height="0.383cm" svg:x="13.729cm" svg:y="10.66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9" draw:layer="layout" svg:width="0.197cm" svg:height="0.843cm" svg:x="14.236cm" svg:y="10.408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9" draw:layer="layout" svg:width="0.116cm" svg:height="0.843cm" svg:x="14.816cm" svg:y="10.408cm" svg:viewBox="0 0 117 844" draw:points="117,0 0,0 0,35 83,35 83,812 0,812 0,844 117,844">
            <text:p/>
          </draw:polygon>
          <draw:polygon draw:style-name="gr3" draw:text-style-name="P9" draw:layer="layout" svg:width="6.58cm" svg:height="0.035cm" svg:x="8.451cm" svg:y="11.383cm" svg:viewBox="0 0 6581 36" draw:points="3291,36 0,36 0,0 6581,0 6581,36">
            <text:p/>
          </draw:polygon>
          <draw:path draw:style-name="gr3" draw:text-style-name="P9" draw:layer="layout" svg:width="0.322cm" svg:height="0.389cm" svg:x="9.897cm" svg:y="11.811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9" draw:layer="layout" svg:width="0.375cm" svg:height="0.389cm" svg:x="10.268cm" svg:y="11.811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9" draw:layer="layout" svg:width="0.277cm" svg:height="0.389cm" svg:x="10.694cm" svg:y="11.811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97cm" svg:height="0.843cm" svg:x="11.082cm" svg:y="11.558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421cm" svg:height="0.383cm" svg:x="11.35cm" svg:y="11.81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9" draw:layer="layout" svg:width="0.562cm" svg:height="0.563cm" svg:x="12.044cm" svg:y="11.698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87cm" svg:height="0.383cm" svg:x="12.873cm" svg:y="11.817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197cm" svg:height="0.843cm" svg:x="13.334cm" svg:y="11.558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402cm" svg:height="0.596cm" svg:x="15.448cm" svg:y="11.02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4 0-55-46-55-79 0-42 26-148 48-186 24-50 63-81 97-81 54 0 68 69 68 75 0 4-2 10-4 13z">
            <text:p/>
          </draw:path>
          <draw:path draw:style-name="gr3" draw:text-style-name="P9" draw:layer="layout" svg:width="0.421cm" svg:height="0.383cm" svg:x="15.878cm" svg:y="11.23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</draw:g>
        <draw:g xml:id="id388" draw:id="id388">
          <svg:title>TexMaths</svg:title>
          <svg:desc>24§display§= \int \frac{\sin 2a \cos ( a + x ) - \cos 2a \sin ( a + x ) )}{\cos ( x + a )} \ dx§svg§600§FALSE§</svg:desc>
          <draw:polygon draw:style-name="gr2" draw:text-style-name="P8" draw:layer="layout" svg:width="16.375cm" svg:height="1.909cm" svg:x="6.518cm" svg:y="12.951cm" svg:viewBox="0 0 16376 1910" draw:points="8187,1910 0,1910 0,0 16376,0 16376,1910">
            <text:p/>
          </draw:polygon>
          <draw:path draw:style-name="gr3" draw:text-style-name="P9" draw:layer="layout" svg:width="0.562cm" svg:height="0.199cm" svg:x="6.524cm" svg:y="13.80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4cm" svg:x="7.413cm" svg:y="12.965cm" svg:viewBox="0 0 751 1875" svg:d="M40 1837c27 0 43-20 43-41 0-28-22-42-41-42-21 0-42 14-42 42 0 44 42 79 94 79 129 0 177-198 236-441 66-267 121-538 167-808 31-179 62-348 91-457 9-42 38-150 72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9" draw:layer="layout" svg:width="0.277cm" svg:height="0.389cm" svg:x="8.48cm" svg:y="13.16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8.812cm" svg:y="12.978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9.045cm" svg:y="13.168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337cm" svg:height="0.563cm" svg:x="9.671cm" svg:y="12.98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9" draw:layer="layout" svg:width="0.387cm" svg:height="0.383cm" svg:x="10.083cm" svg:y="13.168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322cm" svg:height="0.389cm" svg:x="10.665cm" svg:y="13.164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9" draw:layer="layout" svg:width="0.375cm" svg:height="0.389cm" svg:x="11.034cm" svg:y="13.164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9" draw:layer="layout" svg:width="0.277cm" svg:height="0.389cm" svg:x="11.46cm" svg:y="13.16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97cm" svg:height="0.843cm" svg:x="11.848cm" svg:y="12.909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387cm" svg:height="0.383cm" svg:x="12.126cm" svg:y="13.168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562cm" svg:height="0.563cm" svg:x="12.773cm" svg:y="13.049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421cm" svg:height="0.383cm" svg:x="13.595cm" svg:y="13.16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2 65 87 0 135-110 135-131 0-7-8-7-10-7-8 0-10 2-12 7-26 92-86 112-113 112-33 0-46-27-46-56 0-19 6-36 15-75z">
            <text:p/>
          </draw:path>
          <draw:path draw:style-name="gr3" draw:text-style-name="P9" draw:layer="layout" svg:width="0.197cm" svg:height="0.843cm" svg:x="14.1cm" svg:y="12.909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515cm" svg:height="0.035cm" svg:x="14.638cm" svg:y="13.314cm" svg:viewBox="0 0 516 36" svg:d="M488 36c13 0 28 0 28-19 0-17-15-17-28-17h-459c-14 0-29 0-29 17 0 19 15 19 29 19z">
            <text:p/>
          </draw:path>
          <draw:path draw:style-name="gr3" draw:text-style-name="P9" draw:layer="layout" svg:width="0.322cm" svg:height="0.389cm" svg:x="15.44cm" svg:y="13.164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9" draw:layer="layout" svg:width="0.375cm" svg:height="0.389cm" svg:x="15.809cm" svg:y="13.164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9" draw:layer="layout" svg:width="0.277cm" svg:height="0.389cm" svg:x="16.235cm" svg:y="13.16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37cm" svg:height="0.563cm" svg:x="16.723cm" svg:y="12.98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9" draw:layer="layout" svg:width="0.387cm" svg:height="0.383cm" svg:x="17.136cm" svg:y="13.168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277cm" svg:height="0.389cm" svg:x="17.717cm" svg:y="13.16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18.05cm" svg:y="12.978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18.284cm" svg:y="13.168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197cm" svg:height="0.843cm" svg:x="18.808cm" svg:y="12.909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387cm" svg:height="0.383cm" svg:x="19.086cm" svg:y="13.168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562cm" svg:height="0.563cm" svg:x="19.733cm" svg:y="13.049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421cm" svg:height="0.383cm" svg:x="20.555cm" svg:y="13.16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9" draw:layer="layout" svg:width="0.197cm" svg:height="0.843cm" svg:x="21.06cm" svg:y="12.909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197cm" svg:height="0.843cm" svg:x="21.388cm" svg:y="12.909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9" draw:layer="layout" svg:width="13.218cm" svg:height="0.035cm" svg:x="8.451cm" svg:y="13.884cm" svg:viewBox="0 0 13219 36" draw:points="6609,36 0,36 0,0 13219,0 13219,36">
            <text:p/>
          </draw:polygon>
          <draw:path draw:style-name="gr3" draw:text-style-name="P9" draw:layer="layout" svg:width="0.322cm" svg:height="0.389cm" svg:x="13.217cm" svg:y="14.31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9" draw:layer="layout" svg:width="0.375cm" svg:height="0.389cm" svg:x="13.586cm" svg:y="14.312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9" draw:layer="layout" svg:width="0.277cm" svg:height="0.389cm" svg:x="14.012cm" svg:y="14.31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97cm" svg:height="0.843cm" svg:x="14.4cm" svg:y="14.059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421cm" svg:height="0.383cm" svg:x="14.668cm" svg:y="14.31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9" draw:layer="layout" svg:width="0.562cm" svg:height="0.563cm" svg:x="15.362cm" svg:y="14.199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87cm" svg:height="0.383cm" svg:x="16.191cm" svg:y="14.318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197cm" svg:height="0.843cm" svg:x="16.652cm" svg:y="14.059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402cm" svg:height="0.596cm" svg:x="22.084cm" svg:y="13.527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8-148 48-186 24-50 63-81 97-81 56 0 68 69 68 75 0 4-2 10-4 13z">
            <text:p/>
          </draw:path>
          <draw:path draw:style-name="gr3" draw:text-style-name="P9" draw:layer="layout" svg:width="0.421cm" svg:height="0.383cm" svg:x="22.514cm" svg:y="13.7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</draw:g>
        <draw:g xml:id="id387" draw:id="id387">
          <svg:title>TexMaths</svg:title>
          <svg:desc>24§display§[\ \text {Note this step carefully}\ ]§svg§600§FALSE§</svg:desc>
          <draw:polygon draw:style-name="gr2" draw:text-style-name="P8" draw:layer="layout" svg:width="9.456cm" svg:height="0.76cm" svg:x="17.711cm" svg:y="10.937cm" svg:viewBox="0 0 9457 761" draw:points="4728,761 0,761 0,0 9457,0 9457,761">
            <text:p/>
          </draw:polygon>
          <draw:polygon draw:style-name="gr3" draw:text-style-name="P9" draw:layer="layout" svg:width="0.116cm" svg:height="0.844cm" svg:x="17.769cm" svg:y="10.895cm" svg:viewBox="0 0 117 845" draw:points="117,845 117,812 35,812 35,35 117,35 117,0 0,0 0,845">
            <text:p/>
          </draw:polygon>
          <draw:path draw:style-name="gr3" draw:text-style-name="P9" draw:layer="layout" svg:width="0.577cm" svg:height="0.577cm" svg:x="18.212cm" svg:y="10.951cm" svg:viewBox="0 0 578 578" svg:d="M169 12c-8-12-10-12-25-12h-144v27h25c11 0 29 0 42 2 19 2 19 2 19 19v442c0 23 0 61-86 61v27c29 0 71-2 100-2 27 0 69 2 98 2v-27c-87 0-87-38-87-61v-440c4 4 4 4 8 10l346 507c7 11 7 11 13 11 13 0 13-6 13-21v-469c0-23 0-61 87-61v-27c-29 0-71 2-100 2-27 0-69-2-98-2v27c87 0 87 38 87 61v363z">
            <text:p/>
          </draw:path>
          <draw:path draw:style-name="gr3" draw:text-style-name="P9" draw:layer="layout" svg:width="0.375cm" svg:height="0.389cm" svg:x="18.84cm" svg:y="11.1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66cm" svg:height="0.529cm" svg:x="19.254cm" svg:y="11.008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9" draw:layer="layout" svg:width="0.327cm" svg:height="0.389cm" svg:x="19.59cm" svg:y="11.1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66cm" svg:height="0.529cm" svg:x="20.239cm" svg:y="11.008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9" draw:layer="layout" svg:width="0.425cm" svg:height="0.587cm" svg:x="20.577cm" svg:y="10.943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9" draw:layer="layout" svg:width="0.181cm" svg:height="0.566cm" svg:x="21.048cm" svg:y="10.96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277cm" svg:height="0.389cm" svg:x="21.282cm" svg:y="11.15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277cm" svg:height="0.389cm" svg:x="21.894cm" svg:y="11.15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266cm" svg:height="0.529cm" svg:x="22.215cm" svg:y="11.008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9" draw:layer="layout" svg:width="0.327cm" svg:height="0.389cm" svg:x="22.551cm" svg:y="11.1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18cm" svg:height="0.537cm" svg:x="22.927cm" svg:y="11.154cm" svg:viewBox="0 0 419 538" svg:d="M123 56v-56l-123 10v26c60 0 65 4 65 43v395c0 39-7 39-65 39v25c29 0 73-2 94-2 23 0 67 2 96 2v-25c-56 0-65 0-65-39v-142-7c4 13 40 59 103 59 102 0 191-82 191-192 0-107-83-192-179-192-65 0-102 36-117 56zM125 278v-190c25-42 65-67 109-67 62 0 113 75 113 171 0 102-59 173-122 173-33 0-66-17-89-52-11-17-11-19-11-35z">
            <text:p/>
          </draw:path>
          <draw:path draw:style-name="gr3" draw:text-style-name="P9" draw:layer="layout" svg:width="0.322cm" svg:height="0.389cm" svg:x="23.681cm" svg:y="11.15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81cm" svg:height="0.389cm" svg:x="24.062cm" svg:y="11.15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285cm" svg:height="0.373cm" svg:x="24.472cm" svg:y="11.15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24.803cm" svg:y="11.1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74cm" svg:height="0.596cm" svg:x="25.183cm" svg:y="10.933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9" draw:layer="layout" svg:width="0.425cm" svg:height="0.383cm" svg:x="25.438cm" svg:y="11.154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9" draw:layer="layout" svg:width="0.189cm" svg:height="0.587cm" svg:x="25.908cm" svg:y="10.943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189cm" svg:height="0.587cm" svg:x="26.143cm" svg:y="10.943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414cm" svg:height="0.537cm" svg:x="26.365cm" svg:y="11.164cm" svg:viewBox="0 0 415 538" svg:d="M336 81c21-54 65-54 79-54v-27c-20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olygon draw:style-name="gr3" draw:text-style-name="P9" draw:layer="layout" svg:width="0.116cm" svg:height="0.844cm" svg:x="27.093cm" svg:y="10.895cm" svg:viewBox="0 0 117 845" draw:points="117,0 0,0 0,35 83,35 83,812 0,812 0,845 117,84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5" smil:attributeName="visibility" smil:to="visible"/>
                  <anim:animate smil:dur="0.5s" smil:fill="hold" smil:targetElement="id375" smil:attributeName="x" smil:values="x;x" smil:keyTimes="0;1"/>
                  <anim:animate smil:dur="0.5s" smil:fill="hold" smil:targetElement="id3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6" smil:attributeName="visibility" smil:to="visible"/>
                  <anim:animate smil:dur="0.5s" smil:fill="hold" smil:targetElement="id376" smil:attributeName="x" smil:values="x;x" smil:keyTimes="0;1"/>
                  <anim:animate smil:dur="0.5s" smil:fill="hold" smil:targetElement="id3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7" smil:attributeName="visibility" smil:to="visible"/>
                  <anim:animate smil:dur="0.5s" smil:fill="hold" smil:targetElement="id377" smil:attributeName="x" smil:values="x;x" smil:keyTimes="0;1"/>
                  <anim:animate smil:dur="0.5s" smil:fill="hold" smil:targetElement="id3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8" smil:attributeName="visibility" smil:to="visible"/>
                  <anim:animate smil:dur="0.5s" smil:fill="hold" smil:targetElement="id378" smil:attributeName="x" smil:values="x;x" smil:keyTimes="0;1"/>
                  <anim:animate smil:dur="0.5s" smil:fill="hold" smil:targetElement="id3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9" smil:attributeName="visibility" smil:to="visible"/>
                  <anim:animate smil:dur="0.5s" smil:fill="hold" smil:targetElement="id379" smil:attributeName="x" smil:values="x;x" smil:keyTimes="0;1"/>
                  <anim:animate smil:dur="0.5s" smil:fill="hold" smil:targetElement="id37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0" smil:attributeName="visibility" smil:to="visible"/>
                  <anim:animate smil:dur="0.5s" smil:fill="hold" smil:targetElement="id380" smil:attributeName="x" smil:values="x;x" smil:keyTimes="0;1"/>
                  <anim:animate smil:dur="0.5s" smil:fill="hold" smil:targetElement="id3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1" smil:attributeName="visibility" smil:to="visible"/>
                  <anim:animate smil:dur="0.5s" smil:fill="hold" smil:targetElement="id381" smil:attributeName="x" smil:values="x;x" smil:keyTimes="0;1"/>
                  <anim:animate smil:dur="0.5s" smil:fill="hold" smil:targetElement="id3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82" smil:attributeName="visibility" smil:to="visible"/>
                  <anim:animate smil:dur="0.5s" smil:fill="hold" smil:targetElement="id382" smil:attributeName="width" smil:values="width*0.05;width" smil:keyTimes="0;1"/>
                  <anim:animate smil:dur="0.5s" smil:fill="hold" smil:targetElement="id382" smil:attributeName="height" smil:values="height;height" smil:keyTimes="0;1"/>
                  <anim:animate smil:dur="0.5s" smil:fill="hold" smil:targetElement="id382" smil:attributeName="x" smil:values="x-.2;x" smil:keyTimes="0;1"/>
                  <anim:animate smil:dur="0.5s" smil:fill="hold" smil:targetElement="id382" smil:attributeName="y" smil:values="y;y" smil:keyTimes="0;1"/>
                  <anim:transitionFilter smil:dur="0.5s" smil:targetElement="id38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3" smil:attributeName="visibility" smil:to="visible"/>
                  <anim:animate smil:dur="0.5s" smil:fill="hold" smil:targetElement="id383" smil:attributeName="width" smil:values="width*0.05;width" smil:keyTimes="0;1"/>
                  <anim:animate smil:dur="0.5s" smil:fill="hold" smil:targetElement="id383" smil:attributeName="height" smil:values="height;height" smil:keyTimes="0;1"/>
                  <anim:animate smil:dur="0.5s" smil:fill="hold" smil:targetElement="id383" smil:attributeName="x" smil:values="x-.2;x" smil:keyTimes="0;1"/>
                  <anim:animate smil:dur="0.5s" smil:fill="hold" smil:targetElement="id383" smil:attributeName="y" smil:values="y;y" smil:keyTimes="0;1"/>
                  <anim:transitionFilter smil:dur="0.5s" smil:targetElement="id38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4" smil:attributeName="visibility" smil:to="visible"/>
                  <anim:animate smil:dur="0.5s" smil:fill="hold" smil:targetElement="id384" smil:attributeName="width" smil:values="width*0.05;width" smil:keyTimes="0;1"/>
                  <anim:animate smil:dur="0.5s" smil:fill="hold" smil:targetElement="id384" smil:attributeName="height" smil:values="height;height" smil:keyTimes="0;1"/>
                  <anim:animate smil:dur="0.5s" smil:fill="hold" smil:targetElement="id384" smil:attributeName="x" smil:values="x-.2;x" smil:keyTimes="0;1"/>
                  <anim:animate smil:dur="0.5s" smil:fill="hold" smil:targetElement="id384" smil:attributeName="y" smil:values="y;y" smil:keyTimes="0;1"/>
                  <anim:transitionFilter smil:dur="0.5s" smil:targetElement="id38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5" smil:attributeName="visibility" smil:to="visible"/>
                  <anim:animate smil:dur="0.5s" smil:fill="hold" smil:targetElement="id385" smil:attributeName="x" smil:values="x;x" smil:keyTimes="0;1"/>
                  <anim:animate smil:dur="0.5s" smil:fill="hold" smil:targetElement="id3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6" smil:attributeName="visibility" smil:to="visible"/>
                  <anim:animate smil:dur="0.5s" smil:fill="hold" smil:targetElement="id386" smil:attributeName="x" smil:values="x;x" smil:keyTimes="0;1"/>
                  <anim:animate smil:dur="0.5s" smil:fill="hold" smil:targetElement="id38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87" smil:attributeName="visibility" smil:to="visible"/>
                  <anim:animate smil:dur="0.5s" smil:fill="hold" smil:targetElement="id387" smil:attributeName="x" smil:values="1+width/2;x" smil:keyTimes="0;1"/>
                  <anim:animate smil:dur="0.5s" smil:fill="hold" smil:targetElement="id38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8" smil:attributeName="visibility" smil:to="visible"/>
                  <anim:animate smil:dur="0.5s" smil:fill="hold" smil:targetElement="id388" smil:attributeName="x" smil:values="x;x" smil:keyTimes="0;1"/>
                  <anim:animate smil:dur="0.5s" smil:fill="hold" smil:targetElement="id38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>
        <office:forms form:automatic-focus="false" form:apply-design-mode="false"/>
        <draw:frame presentation:style-name="pr10" draw:text-style-name="P15" draw:layer="layout" svg:width="26.4cm" svg:height="14.372cm" svg:x="0.8cm" svg:y="0.628cm" presentation:class="title" presentation:user-transformed="true">
          <draw:text-box>
            <text:p xml:id="id394" text:id="id394" text:style-name="P6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5"> <text:s text:c="6"/></text:span><text:span text:style-name="T23">Integrals of the type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4"> <text:s text:c="16"/></text:span><text:span text:style-name="T19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<text:s text:c="2"/></text:span><text:span text:style-name="T25"><text:tab/></text:span><text:span text:style-name="T25"><text:tab/></text:span></text:p>
          </draw:text-box>
        </draw:frame>
        <draw:g xml:id="id390" draw:id="id390">
          <svg:title>TexMaths</svg:title>
          <svg:desc>24§display§= \sin 2a \smallint  dx - \cos 2a \smallint \tan ( x + a ) \ dx §svg§600§FALSE§</svg:desc>
          <draw:polygon draw:style-name="gr2" draw:text-style-name="P8" draw:layer="layout" svg:width="13.392cm" svg:height="0.76cm" svg:x="6.516cm" svg:y="0.942cm" svg:viewBox="0 0 13393 761" draw:points="6695,761 0,761 0,0 13393,0 13393,761">
            <text:p/>
          </draw:polygon>
          <draw:path draw:style-name="gr3" draw:text-style-name="P9" draw:layer="layout" svg:width="0.562cm" svg:height="0.199cm" svg:x="6.522cm" svg:y="1.22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7cm" svg:height="0.389cm" svg:x="7.392cm" svg:y="1.15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7.726cm" svg:y="0.96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7.958cm" svg:y="1.15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337cm" svg:height="0.564cm" svg:x="8.582cm" svg:y="0.97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9" draw:layer="layout" svg:width="0.387cm" svg:height="0.383cm" svg:x="8.997cm" svg:y="1.159cm" svg:viewBox="0 0 388 384" svg:d="M282 54c-15-31-40-54-78-54-98 0-204 125-204 248 0 80 46 136 113 136 18 0 60-4 110-63 7 34 36 63 77 63 30 0 49-19 63-46 13-31 25-83 25-84 0-8-8-8-10-8-9 0-9 2-11 15-16 54-31 104-66 104-23 0-25-21-25-39 0-19 2-24 12-63 10-34 10-44 17-75l31-119c6-25 6-25 6-29 0-15-10-23-23-23-21 0-35 19-37 37zM227 275c-4 15-4 15-18 30-36 46-71 60-94 60-44 0-55-46-55-79 0-42 26-148 48-186 24-50 63-81 97-81 56 0 68 69 68 75 0 4-2 10-4 14z">
            <text:p/>
          </draw:path>
          <draw:path draw:style-name="gr3" draw:text-style-name="P9" draw:layer="layout" svg:width="0.352cm" svg:height="0.786cm" svg:x="9.596cm" svg:y="0.929cm" svg:viewBox="0 0 353 787" svg:d="M321 35c-29 1-37 23-37 34 0 21 17 35 35 35 17 0 34-12 34-37 0-32-27-67-67-67-71 0-86 92-100 157-23 127-40 235-54 383-3 44-9 92-15 132-8 64-21 98-52 98-15 0-27-10-32-17 28 0 36-21 36-35 0-19-17-32-34-32-18 0-35 9-35 34 0 33 27 67 67 67 71 0 87-90 100-159 21-121 40-229 54-378 4-46 9-94 15-135 8-63 21-96 52-96 15 0 27 8 33 16z">
            <text:p/>
          </draw:path>
          <draw:path draw:style-name="gr3" draw:text-style-name="P9" draw:layer="layout" svg:width="0.402cm" svg:height="0.596cm" svg:x="10.168cm" svg:y="0.948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9" draw:layer="layout" svg:width="0.421cm" svg:height="0.383cm" svg:x="10.598cm" svg:y="1.15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9" draw:layer="layout" svg:width="0.516cm" svg:height="0.035cm" svg:x="11.312cm" svg:y="1.305cm" svg:viewBox="0 0 517 36" svg:d="M488 36c13 0 29 0 29-19 0-17-16-17-29-17h-459c-14 0-29 0-29 17 0 19 15 19 29 19z">
            <text:p/>
          </draw:path>
          <draw:path draw:style-name="gr3" draw:text-style-name="P9" draw:layer="layout" svg:width="0.322cm" svg:height="0.389cm" svg:x="12.115cm" svg:y="1.15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2.486cm" svg:y="1.15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12.912cm" svg:y="1.15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37cm" svg:height="0.564cm" svg:x="13.4cm" svg:y="0.97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9" draw:layer="layout" svg:width="0.387cm" svg:height="0.383cm" svg:x="13.812cm" svg:y="1.159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9" draw:layer="layout" svg:width="0.352cm" svg:height="0.786cm" svg:x="14.411cm" svg:y="0.929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9" draw:layer="layout" svg:width="0.264cm" svg:height="0.529cm" svg:x="14.966cm" svg:y="1.01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9" draw:layer="layout" svg:width="0.381cm" svg:height="0.389cm" svg:x="15.314cm" svg:y="1.155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9" draw:layer="layout" svg:width="0.425cm" svg:height="0.373cm" svg:x="15.727cm" svg:y="1.15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197cm" svg:height="0.844cm" svg:x="16.253cm" svg:y="0.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421cm" svg:height="0.383cm" svg:x="16.522cm" svg:y="1.15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9" draw:layer="layout" svg:width="0.562cm" svg:height="0.564cm" svg:x="17.215cm" svg:y="1.0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87cm" svg:height="0.383cm" svg:x="18.044cm" svg:y="1.159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9" draw:layer="layout" svg:width="0.197cm" svg:height="0.844cm" svg:x="18.505cm" svg:y="0.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402cm" svg:height="0.596cm" svg:x="19.098cm" svg:y="0.948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9" draw:layer="layout" svg:width="0.421cm" svg:height="0.383cm" svg:x="19.529cm" svg:y="1.159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</draw:g>
        <draw:g xml:id="id389" draw:id="id389">
          <svg:title>TexMaths</svg:title>
          <svg:desc>28§display§\text {I}§svg§600§FALSE§</svg:desc>
          <draw:polygon draw:style-name="gr2" draw:text-style-name="P8" draw:layer="layout" svg:width="0.229cm" svg:height="0.575cm" svg:x="5.732cm" svg:y="1.043cm" svg:viewBox="0 0 230 576" draw:points="116,576 0,576 0,0 230,0 230,576">
            <text:p/>
          </draw:polygon>
          <draw:path draw:style-name="gr3" draw:text-style-name="P9" draw:layer="layout" svg:width="0.301cm" svg:height="0.674cm" svg:x="5.71cm" svg:y="0.9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92" draw:id="id392">
          <svg:title>TexMaths</svg:title>
          <svg:desc>28§display§\text {I}§svg§600§FALSE§</svg:desc>
          <draw:polygon draw:style-name="gr2" draw:text-style-name="P8" draw:layer="layout" svg:width="0.229cm" svg:height="0.575cm" svg:x="5.734cm" svg:y="2.643cm" svg:viewBox="0 0 230 576" draw:points="116,576 0,576 0,0 230,0 230,576">
            <text:p/>
          </draw:polygon>
          <draw:path draw:style-name="gr3" draw:text-style-name="P9" draw:layer="layout" svg:width="0.301cm" svg:height="0.674cm" svg:x="5.712cm" svg:y="2.5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91" draw:id="id391">
          <svg:title>TexMaths</svg:title>
          <svg:desc>28§display§\therefore§svg§600§FALSE§</svg:desc>
          <draw:polygon draw:style-name="gr2" draw:text-style-name="P8" draw:layer="layout" svg:width="0.528cm" svg:height="0.433cm" svg:x="3.907cm" svg:y="2.723cm" svg:viewBox="0 0 529 434" draw:points="265,434 0,434 0,0 529,0 529,434">
            <text:p/>
          </draw:polygon>
          <draw:path draw:style-name="gr3" draw:text-style-name="P9" draw:layer="layout" svg:width="0.598cm" svg:height="0.531cm" svg:x="3.887cm" svg:y="2.6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93" draw:id="id393">
          <svg:title>TexMaths</svg:title>
          <svg:desc>24§display§= x \sin 2a - \cos 2a \log [\ \sec ( x + a ) \ ] \ + \ c §svg§600§FALSE§</svg:desc>
          <draw:polygon draw:style-name="gr2" draw:text-style-name="P8" draw:layer="layout" svg:width="14.556cm" svg:height="0.76cm" svg:x="6.519cm" svg:y="2.545cm" svg:viewBox="0 0 14557 761" draw:points="7278,761 0,761 0,0 14557,0 14557,761">
            <text:p/>
          </draw:polygon>
          <draw:path draw:style-name="gr3" draw:text-style-name="P9" draw:layer="layout" svg:width="0.562cm" svg:height="0.199cm" svg:x="6.525cm" svg:y="2.82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421cm" svg:height="0.383cm" svg:x="7.391cm" svg:y="2.76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9" draw:layer="layout" svg:width="0.277cm" svg:height="0.389cm" svg:x="8.018cm" svg:y="2.75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8.351cm" svg:y="2.57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8.583cm" svg:y="2.76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337cm" svg:height="0.564cm" svg:x="9.209cm" svg:y="2.574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9" draw:layer="layout" svg:width="0.387cm" svg:height="0.383cm" svg:x="9.622cm" svg:y="2.762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9" draw:layer="layout" svg:width="0.515cm" svg:height="0.035cm" svg:x="10.292cm" svg:y="2.908cm" svg:viewBox="0 0 516 36" svg:d="M488 36c13 0 28 0 28-19 0-17-15-17-28-17h-459c-14 0-29 0-29 17 0 19 15 19 29 19z">
            <text:p/>
          </draw:path>
          <draw:path draw:style-name="gr3" draw:text-style-name="P9" draw:layer="layout" svg:width="0.322cm" svg:height="0.389cm" svg:x="11.092cm" svg:y="2.75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1.463cm" svg:y="2.75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11.889cm" svg:y="2.75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37cm" svg:height="0.564cm" svg:x="12.377cm" svg:y="2.574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9" draw:layer="layout" svg:width="0.387cm" svg:height="0.383cm" svg:x="12.789cm" svg:y="2.762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9" draw:layer="layout" svg:width="0.189cm" svg:height="0.587cm" svg:x="13.371cm" svg:y="2.551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75cm" svg:height="0.389cm" svg:x="13.6cm" svg:y="2.75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387cm" svg:height="0.558cm" svg:x="14.022cm" svg:y="2.753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olygon draw:style-name="gr3" draw:text-style-name="P9" draw:layer="layout" svg:width="0.116cm" svg:height="0.844cm" svg:x="14.531cm" svg:y="2.503cm" svg:viewBox="0 0 117 845" draw:points="117,845 117,812 35,812 35,35 117,35 117,0 0,0 0,845">
            <text:p/>
          </draw:polygon>
          <draw:path draw:style-name="gr3" draw:text-style-name="P9" draw:layer="layout" svg:width="0.277cm" svg:height="0.389cm" svg:x="14.974cm" svg:y="2.75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15.305cm" svg:y="2.75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15.683cm" svg:y="2.75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197cm" svg:height="0.844cm" svg:x="16.113cm" svg:y="2.503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421cm" svg:height="0.383cm" svg:x="16.382cm" svg:y="2.762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9" draw:layer="layout" svg:width="0.562cm" svg:height="0.564cm" svg:x="17.075cm" svg:y="2.64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87cm" svg:height="0.383cm" svg:x="17.904cm" svg:y="2.762cm" svg:viewBox="0 0 388 384" svg:d="M282 54c-15-31-40-54-78-54-98 0-204 125-204 248 0 80 46 136 113 136 18 0 60-4 110-63 7 34 36 63 77 63 30 0 49-19 63-46 13-31 25-83 25-84 0-8-8-8-10-8-9 0-9 2-11 15-16 54-31 104-66 104-23 0-25-21-25-39 0-19 2-24 12-63 10-34 10-44 17-75l31-119c6-25 6-25 6-29 0-15-10-23-23-23-21 0-35 19-37 37zM227 275c-4 15-4 15-18 30-36 46-71 60-94 60-44 0-55-46-55-79 0-42 26-148 48-186 24-50 63-81 97-81 56 0 68 69 68 75 0 4-2 10-4 14z">
            <text:p/>
          </draw:path>
          <draw:path draw:style-name="gr3" draw:text-style-name="P9" draw:layer="layout" svg:width="0.197cm" svg:height="0.844cm" svg:x="18.365cm" svg:y="2.50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9" draw:layer="layout" svg:width="0.116cm" svg:height="0.844cm" svg:x="18.945cm" svg:y="2.503cm" svg:viewBox="0 0 117 845" draw:points="117,0 0,0 0,35 83,35 83,812 0,812 0,845 117,845">
            <text:p/>
          </draw:polygon>
          <draw:path draw:style-name="gr3" draw:text-style-name="P9" draw:layer="layout" svg:width="0.562cm" svg:height="0.564cm" svg:x="19.676cm" svg:y="2.64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9cm" svg:height="0.383cm" svg:x="20.788cm" svg:y="2.762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395" draw:id="id395">
          <svg:title>TexMaths</svg:title>
          <svg:desc>26§display§ \int \frac{ 1 }{ 1 \pm \tan x }dx \ \text { and }\ \int \frac{ 1 }{ 1 \pm \cot x }dx§svg§600§FALSE§</svg:desc>
          <draw:polygon draw:style-name="gr2" draw:text-style-name="P8" draw:layer="layout" svg:width="14.313cm" svg:height="1.94cm" svg:x="12.315cm" svg:y="3.842cm" svg:viewBox="0 0 14314 1941" draw:points="7157,1941 0,1941 0,0 14314,0 14314,1941">
            <text:p/>
          </draw:polygon>
          <draw:path draw:style-name="gr3" draw:text-style-name="P9" draw:layer="layout" svg:width="0.812cm" svg:height="2.032cm" svg:x="12.321cm" svg:y="3.796cm" svg:viewBox="0 0 813 2033" svg:d="M44 1991c29 0 45-20 45-43 0-32-22-46-43-46-23 0-46 14-46 46 0 48 46 85 102 85 139 0 191-214 256-479 70-289 131-582 181-876 33-193 66-376 97-495 11-46 42-162 80-162 27 0 49 16 54 21-32 2-46 20-46 43 0 32 23 46 44 46 22 0 45-14 45-46 0-50-50-85-100-85-70 0-120 100-172 287-2 8-127 468-227 1068-25 139-52 293-81 420-17 67-58 239-133 239-33 0-54-23-56-23z">
            <text:p/>
          </draw:path>
          <draw:path draw:style-name="gr3" draw:text-style-name="P9" draw:layer="layout" svg:width="0.303cm" svg:height="0.611cm" svg:x="15.081cm" svg:y="3.813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3.57cm" svg:height="0.039cm" svg:x="13.444cm" svg:y="4.793cm" svg:viewBox="0 0 3571 40" draw:points="1785,40 0,40 0,0 3571,0 3571,40">
            <text:p/>
          </draw:polygon>
          <draw:path draw:style-name="gr3" draw:text-style-name="P9" draw:layer="layout" svg:width="0.303cm" svg:height="0.611cm" svg:x="13.526cm" svg:y="5.059cm" svg:viewBox="0 0 304 612" svg:d="M189 23c0-21 0-23-21-23-58 58-139 58-168 58v29c19 0 73 0 121-25v477c0 33-2 44-86 44h-29v29c31-4 113-4 148-4 37 0 116 0 150 4v-29h-29c-84 0-86-11-86-44z">
            <text:p/>
          </draw:path>
          <draw:path draw:style-name="gr3" draw:text-style-name="P9" draw:layer="layout" svg:width="0.611cm" svg:height="0.611cm" svg:x="14.156cm" svg:y="5.059cm" svg:viewBox="0 0 612 612" svg:d="M324 325h256c15 0 32 0 32-19s-17-19-32-19h-256v-254c0-14 0-33-18-33-19 0-19 17-19 31v256h-256c-14 0-31 0-31 19s17 19 31 19h256v249h-256c-14 0-31 0-31 19s17 19 31 19h549c15 0 32 0 32-19s-17-19-32-19h-256z">
            <text:p/>
          </draw:path>
          <draw:path draw:style-name="gr3" draw:text-style-name="P9" draw:layer="layout" svg:width="0.286cm" svg:height="0.573cm" svg:x="15.036cm" svg:y="5.10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9" draw:layer="layout" svg:width="0.413cm" svg:height="0.421cm" svg:x="15.412cm" svg:y="5.259cm" svg:viewBox="0 0 414 422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9" draw:layer="layout" svg:width="0.461cm" svg:height="0.405cm" svg:x="15.859cm" svg:y="5.26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457cm" svg:height="0.415cm" svg:x="16.517cm" svg:y="5.263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9" draw:layer="layout" svg:width="0.436cm" svg:height="0.646cm" svg:x="17.159cm" svg:y="4.406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8 0-61-50-61-85 0-46 30-160 52-202 28-54 69-87 107-87 58 0 72 75 72 81 0 4-2 10-4 15z">
            <text:p/>
          </draw:path>
          <draw:path draw:style-name="gr3" draw:text-style-name="P9" draw:layer="layout" svg:width="0.457cm" svg:height="0.415cm" svg:x="17.625cm" svg:y="4.63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  <draw:path draw:style-name="gr3" draw:text-style-name="P9" draw:layer="layout" svg:width="0.413cm" svg:height="0.421cm" svg:x="18.769cm" svg:y="4.63cm" svg:viewBox="0 0 414 422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9" draw:layer="layout" svg:width="0.461cm" svg:height="0.405cm" svg:x="19.216cm" svg:y="4.637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452cm" svg:height="0.646cm" svg:x="19.726cm" svg:y="4.406cm" svg:viewBox="0 0 453 647" svg:d="M318 587v60l135-10v-29c-64 0-72-7-72-50v-558l-131 10v30c62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9" draw:layer="layout" svg:width="0.812cm" svg:height="2.032cm" svg:x="21.015cm" svg:y="3.796cm" svg:viewBox="0 0 813 2033" svg:d="M44 1991c29 0 45-20 45-43 0-32-22-46-43-46-23 0-46 14-46 46 0 48 46 85 102 85 139 0 191-214 256-479 70-289 131-582 181-876 33-193 66-376 97-495 11-46 42-162 80-162 27 0 49 16 54 21-32 2-46 20-46 43 0 32 23 46 44 46 22 0 45-14 45-46 0-50-50-85-100-85-70 0-120 100-172 287-2 8-127 468-227 1068-25 139-52 293-81 420-17 67-58 239-133 239-33 0-54-23-56-23z">
            <text:p/>
          </draw:path>
          <draw:path draw:style-name="gr3" draw:text-style-name="P9" draw:layer="layout" svg:width="0.303cm" svg:height="0.611cm" svg:x="23.726cm" svg:y="3.813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3.468cm" svg:height="0.039cm" svg:x="22.139cm" svg:y="4.793cm" svg:viewBox="0 0 3469 40" draw:points="1735,40 0,40 0,0 3469,0 3469,40">
            <text:p/>
          </draw:polygon>
          <draw:path draw:style-name="gr3" draw:text-style-name="P9" draw:layer="layout" svg:width="0.303cm" svg:height="0.611cm" svg:x="22.22cm" svg:y="5.059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9" draw:layer="layout" svg:width="0.611cm" svg:height="0.611cm" svg:x="22.85cm" svg:y="5.059cm" svg:viewBox="0 0 612 612" svg:d="M324 325h256c15 0 32 0 32-19s-17-19-32-19h-256v-254c0-14 0-33-18-33-19 0-19 17-19 31v256h-256c-14 0-31 0-31 19s17 19 31 19h256v249h-256c-14 0-31 0-31 19s17 19 31 19h549c15 0 32 0 32-19s-17-19-32-19h-256z">
            <text:p/>
          </draw:path>
          <draw:path draw:style-name="gr3" draw:text-style-name="P9" draw:layer="layout" svg:width="0.348cm" svg:height="0.421cm" svg:x="23.744cm" svg:y="5.259cm" svg:viewBox="0 0 349 422" svg:d="M77 212c0-150 75-189 123-189 8 0 66 0 100 33-38 4-44 31-44 44 0 23 16 41 41 41s44-16 44-43c0-63-71-98-141-98-115 0-200 100-200 212 0 119 92 210 198 210 122 0 151-110 151-120 0-9-8-9-10-9-8 0-10 5-12 9-27 85-88 98-121 98-48 0-129-40-129-188z">
            <text:p/>
          </draw:path>
          <draw:path draw:style-name="gr3" draw:text-style-name="P9" draw:layer="layout" svg:width="0.407cm" svg:height="0.421cm" svg:x="24.144cm" svg:y="5.259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9" draw:layer="layout" svg:width="0.286cm" svg:height="0.573cm" svg:x="24.593cm" svg:y="5.10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9" draw:layer="layout" svg:width="0.457cm" svg:height="0.415cm" svg:x="25.111cm" svg:y="5.263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9" draw:layer="layout" svg:width="0.436cm" svg:height="0.646cm" svg:x="25.752cm" svg:y="4.406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8 0-61-50-61-85 0-46 30-160 52-202 28-54 69-87 107-87 58 0 72 75 72 81 0 4-2 10-4 15z">
            <text:p/>
          </draw:path>
          <draw:path draw:style-name="gr3" draw:text-style-name="P9" draw:layer="layout" svg:width="0.457cm" svg:height="0.415cm" svg:x="26.217cm" svg:y="4.63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</draw:g>
        <draw:g xml:id="id396" draw:id="id396">
          <svg:title>TexMaths</svg:title>
          <svg:desc>28§display§\text {Evaluate : }§svg§600§FALSE§</svg:desc>
          <draw:polygon draw:style-name="gr2" draw:text-style-name="P8" draw:layer="layout" svg:width="4.18cm" svg:height="0.597cm" svg:x="2.83cm" svg:y="7.045cm" svg:viewBox="0 0 4181 598" draw:points="2090,598 0,598 0,0 4181,0 4181,598">
            <text:p/>
          </draw:polygon>
          <draw:path draw:style-name="gr3" draw:text-style-name="P9" draw:layer="layout" svg:width="0.611cm" svg:height="0.671cm" svg:x="2.812cm" svg:y="7.009cm" svg:viewBox="0 0 612 672" svg:d="M101 594c0 36 0 47-76 47h-25v31h569l43-255h-25c-25 152-47 224-217 224h-133c-44 0-47-7-47-40v-263h88c96 0 107 32 107 115h25v-260h-25c0 83-11 114-107 114h-88v-238c0-31 3-38 47-38h128c153 0 179 54 195 191h25l-29-222h-556v31h25c76 0 76 12 76 45z">
            <text:p/>
          </draw:path>
          <draw:path draw:style-name="gr3" draw:text-style-name="P9" draw:layer="layout" svg:width="0.483cm" svg:height="0.436cm" svg:x="3.468cm" svg:y="7.256cm" svg:viewBox="0 0 484 437" svg:d="M392 96c9-22 27-65 92-65v-31c-22 2-52 2-74 2-25 0-69-2-87-2v31c38 0 49 23 49 43 0 9-2 11-7 22l-101 254-112-276c-4-13-4-16-4-18 0-25 38-25 56-25v-31c-29 0-85 2-108 2-27 0-67 0-96-2v31c63 0 67 5 78 36l144 352c7 14 7 18 20 18s18-9 20-18z">
            <text:p/>
          </draw:path>
          <draw:path draw:style-name="gr3" draw:text-style-name="P9" draw:layer="layout" svg:width="0.445cm" svg:height="0.454cm" svg:x="3.957cm" svg:y="7.238cm" svg:viewBox="0 0 446 455" svg:d="M287 368c4 40 31 80 78 80 20 0 81-13 81-94v-54h-25v54c0 58-24 65-36 65-31 0-35-45-35-49v-200c0-40 0-78-36-116-38-38-88-54-137-54-81 0-148 47-148 112 0 29 20 47 45 47 27 0 45-20 45-47 0-11-5-45-50-45 27-33 74-45 108-45 47 0 103 39 103 126v38c-49 2-119 4-181 34-74 33-99 85-99 130 0 80 96 105 159 105 65 0 110-40 128-87zM280 206v99c0 94-69 128-114 128-49 0-90-36-90-86 0-53 43-136 204-141z">
            <text:p/>
          </draw:path>
          <draw:path draw:style-name="gr3" draw:text-style-name="P9" draw:layer="layout" svg:width="0.221cm" svg:height="0.685cm" svg:x="4.441cm" svg:y="6.996cm" svg:viewBox="0 0 222 686" svg:d="M143 0l-143 11v32c69 0 78 6 78 53v514c0 44-11 44-78 44v32c34-2 85-2 110-2 24 0 74 0 112 2v-32c-67 0-79 0-79-44z">
            <text:p/>
          </draw:path>
          <draw:path draw:style-name="gr3" draw:text-style-name="P9" draw:layer="layout" svg:width="0.496cm" svg:height="0.447cm" svg:x="4.712cm" svg:y="7.245cm" svg:viewBox="0 0 497 448" svg:d="M354 359v89l143-11v-31c-69 0-76-7-76-54v-352l-145 11v32c69 0 76 6 76 53v177c0 86-47 153-119 153-83 0-87-45-87-97v-329l-146 11v32c76 0 76 2 76 89v148c0 79 0 168 153 168 53 0 98-27 125-89z">
            <text:p/>
          </draw:path>
          <draw:path draw:style-name="gr3" draw:text-style-name="P9" draw:layer="layout" svg:width="0.445cm" svg:height="0.454cm" svg:x="5.27cm" svg:y="7.238cm" svg:viewBox="0 0 446 455" svg:d="M287 368c4 40 31 80 78 80 20 0 81-13 81-94v-54h-25v54c0 58-24 65-36 65-31 0-35-45-35-49v-200c0-40 0-78-36-116-38-38-88-54-137-54-81 0-148 47-148 112 0 29 20 47 45 47 27 0 45-20 45-47 0-11-5-45-50-45 27-33 74-45 108-45 47 0 103 39 103 126v38c-49 2-119 4-181 34-74 33-99 85-99 130 0 80 96 105 159 105 65 0 110-40 128-87zM280 206v99c0 94-69 128-114 128-49 0-90-36-90-86 0-53 43-136 204-141z">
            <text:p/>
          </draw:path>
          <draw:path draw:style-name="gr3" draw:text-style-name="P9" draw:layer="layout" svg:width="0.31cm" svg:height="0.618cm" svg:x="5.738cm" svg:y="7.074cm" svg:viewBox="0 0 311 619" svg:d="M152 213h142v-31h-142v-182h-24c0 81-32 186-128 190v23h85v271c0 123 92 135 128 135 69 0 98-70 98-135v-56h-26v56c0 72-30 110-65 110-68 0-68-90-68-108z">
            <text:p/>
          </draw:path>
          <draw:path draw:style-name="gr3" draw:text-style-name="P9" draw:layer="layout" svg:width="0.382cm" svg:height="0.454cm" svg:x="6.13cm" svg:y="7.238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107cm" svg:height="0.425cm" svg:x="6.952cm" svg:y="7.256cm" svg:viewBox="0 0 108 426" svg:d="M108 52c0-27-25-52-54-52s-54 25-54 52c0 29 25 53 54 53s54-24 54-53zM108 374c0-29-25-51-54-51s-54 22-54 51 25 52 54 52 54-23 54-52z">
            <text:p/>
          </draw:path>
        </draw:g>
        <draw:g xml:id="id397" draw:id="id397">
          <svg:title>TexMaths</svg:title>
          <svg:desc>24§display§ \int \frac{ 1 }{ 1 - \cot x }dx§svg§600§FALSE§</svg:desc>
          <draw:polygon draw:style-name="gr2" draw:text-style-name="P8" draw:layer="layout" svg:width="5.187cm" svg:height="1.791cm" svg:x="7.517cm" svg:y="6.539cm" svg:viewBox="0 0 5188 1792" draw:points="2594,1792 0,1792 0,0 5188,0 5188,1792">
            <text:p/>
          </draw:polygon>
          <draw:path draw:style-name="gr3" draw:text-style-name="P9" draw:layer="layout" svg:width="0.75cm" svg:height="1.876cm" svg:x="7.523cm" svg:y="6.497cm" svg:viewBox="0 0 751 1877" svg:d="M40 1839c27 0 43-20 43-41 0-29-22-42-41-42-21 0-42 13-42 42 0 44 42 79 94 79 129 0 177-198 236-442 66-267 121-538 167-809 31-178 62-347 91-457 9-42 38-150 72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9" draw:layer="layout" svg:width="0.279cm" svg:height="0.564cm" svg:x="10.024cm" svg:y="6.512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3.202cm" svg:height="0.036cm" svg:x="8.56cm" svg:y="7.417cm" svg:viewBox="0 0 3203 37" draw:points="1601,37 0,37 0,0 3203,0 3203,37">
            <text:p/>
          </draw:polygon>
          <draw:path draw:style-name="gr3" draw:text-style-name="P9" draw:layer="layout" svg:width="0.279cm" svg:height="0.564cm" svg:x="8.634cm" svg:y="7.663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9" draw:layer="layout" svg:width="0.515cm" svg:height="0.036cm" svg:x="9.239cm" svg:y="7.997cm" svg:viewBox="0 0 516 37" svg:d="M488 37c13 0 28 0 28-20 0-17-15-17-28-17h-459c-14 0-29 0-29 17 0 20 15 20 29 20z">
            <text:p/>
          </draw:path>
          <draw:path draw:style-name="gr3" draw:text-style-name="P9" draw:layer="layout" svg:width="0.322cm" svg:height="0.389cm" svg:x="10.042cm" svg:y="7.848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10.41cm" svg:y="7.848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9" draw:layer="layout" svg:width="0.266cm" svg:height="0.529cm" svg:x="10.825cm" svg:y="7.705cm" svg:viewBox="0 0 267 530" svg:d="M131 183h121v-27h-121v-156h-22c0 69-26 159-109 163v20h73v232c0 106 79 115 109 115 60 0 85-59 85-115v-48h-23v48c0 61-25 94-56 94-57 0-57-77-57-92z">
            <text:p/>
          </draw:path>
          <draw:path draw:style-name="gr3" draw:text-style-name="P9" draw:layer="layout" svg:width="0.421cm" svg:height="0.383cm" svg:x="11.303cm" svg:y="7.851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9" draw:layer="layout" svg:width="0.402cm" svg:height="0.596cm" svg:x="11.895cm" svg:y="7.06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4 0-55-46-55-78 0-43 26-148 48-187 24-50 63-81 97-81 54 0 68 70 68 75 0 4-2 10-4 14z">
            <text:p/>
          </draw:path>
          <draw:path draw:style-name="gr3" draw:text-style-name="P9" draw:layer="layout" svg:width="0.421cm" svg:height="0.383cm" svg:x="12.325cm" svg:y="7.2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</draw:g>
        <draw:g xml:id="id399" draw:id="id399">
          <svg:title>TexMaths</svg:title>
          <svg:desc>28§display§\text {Let,}§svg§600§FALSE§</svg:desc>
          <draw:polygon draw:style-name="gr2" draw:text-style-name="P8" draw:layer="layout" svg:width="1.538cm" svg:height="0.765cm" svg:x="7.129cm" svg:y="9.544cm" svg:viewBox="0 0 1539 766" draw:points="768,766 0,766 0,0 1539,0 1539,766">
            <text:p/>
          </draw:polygon>
          <draw:path draw:style-name="gr3" draw:text-style-name="P9" draw:layer="layout" svg:width="0.541cm" svg:height="0.673cm" svg:x="7.111cm" svg:y="9.495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9" draw:layer="layout" svg:width="0.382cm" svg:height="0.454cm" svg:x="7.723cm" svg:y="9.726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9" draw:layer="layout" svg:width="0.31cm" svg:height="0.617cm" svg:x="8.15cm" svg:y="9.562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9" draw:layer="layout" svg:width="0.115cm" svg:height="0.295cm" svg:x="8.599cm" svg:y="10.061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400" draw:id="id400">
          <svg:title>TexMaths</svg:title>
          <svg:desc>28§display§\text {I}§svg§600§FALSE§</svg:desc>
          <draw:polygon draw:style-name="gr2" draw:text-style-name="P8" draw:layer="layout" svg:width="0.229cm" svg:height="0.575cm" svg:x="9.235cm" svg:y="9.546cm" svg:viewBox="0 0 230 576" draw:points="116,576 0,576 0,0 230,0 230,576">
            <text:p/>
          </draw:polygon>
          <draw:path draw:style-name="gr3" draw:text-style-name="P9" draw:layer="layout" svg:width="0.301cm" svg:height="0.674cm" svg:x="9.213cm" svg:y="9.4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98" draw:id="id398">
          <svg:title>TexMaths</svg:title>
          <svg:desc>28§display§\text {Solution : }§svg§600§FALSE§</svg:desc>
          <draw:polygon draw:style-name="gr2" draw:text-style-name="P8" draw:layer="layout" svg:width="3.973cm" svg:height="0.617cm" svg:x="2.813cm" svg:y="9.547cm" svg:viewBox="0 0 3974 618" draw:points="1987,618 0,618 0,0 3974,0 3974,618">
            <text:p/>
          </draw:polygon>
          <draw:path draw:style-name="gr3" draw:text-style-name="P9" draw:layer="layout" svg:width="0.438cm" svg:height="0.716cm" svg:x="2.82cm" svg:y="9.498cm" svg:viewBox="0 0 439 717" svg:d="M289 314l-125-32c-63-15-101-67-101-125 0-70 54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9" draw:layer="layout" svg:width="0.438cm" svg:height="0.454cm" svg:x="3.337cm" svg:y="9.75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221cm" svg:height="0.685cm" svg:x="3.835cm" svg:y="9.509cm" svg:viewBox="0 0 222 686" svg:d="M143 0l-143 11v32c69 0 78 6 78 53v513c0 45-11 45-78 45v32c34-3 85-3 110-3 24 0 74 0 112 3v-32c-67 0-79 0-79-45z">
            <text:p/>
          </draw:path>
          <draw:path draw:style-name="gr3" draw:text-style-name="P9" draw:layer="layout" svg:width="0.496cm" svg:height="0.447cm" svg:x="4.108cm" svg:y="9.758cm" svg:viewBox="0 0 497 448" svg:d="M354 359v89l143-11v-31c-69 0-76-7-76-54v-352l-145 11v32c69 0 76 6 76 53v177c0 86-47 153-119 153-83 0-87-45-87-97v-329l-146 11v32c76 0 76 2 76 89v148c0 79 0 168 153 168 53 0 98-27 125-89z">
            <text:p/>
          </draw:path>
          <draw:path draw:style-name="gr3" draw:text-style-name="P9" draw:layer="layout" svg:width="0.31cm" svg:height="0.617cm" svg:x="4.641cm" svg:y="9.588cm" svg:viewBox="0 0 311 618" svg:d="M152 213h141v-32h-141v-181h-24c0 81-32 186-128 190v23h85v271c0 123 92 134 128 134 69 0 98-69 98-134v-56h-26v56c0 72-30 110-65 110-68 0-68-90-68-108z">
            <text:p/>
          </draw:path>
          <draw:path draw:style-name="gr3" draw:text-style-name="P9" draw:layer="layout" svg:width="0.212cm" svg:height="0.66cm" svg:x="5.038cm" svg:y="9.53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38cm" svg:height="0.454cm" svg:x="5.307cm" svg:y="9.75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9" draw:layer="layout" svg:width="0.496cm" svg:height="0.436cm" svg:x="5.802cm" svg:y="9.758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107cm" svg:height="0.425cm" svg:x="6.731cm" svg:y="9.767cm" svg:viewBox="0 0 108 426" svg:d="M108 52c0-27-25-52-54-52s-54 25-54 52c0 29 25 53 54 53s54-24 54-53zM108 374c0-29-25-51-54-51s-54 22-54 51 25 52 54 52 54-23 54-52z">
            <text:p/>
          </draw:path>
        </draw:g>
        <draw:g xml:id="id401" draw:id="id401">
          <svg:title>TexMaths</svg:title>
          <svg:desc>24§display§=  \int \frac{ 1 }{ 1 - \cot x }dx§svg§600§FALSE§</svg:desc>
          <draw:polygon draw:style-name="gr2" draw:text-style-name="P8" draw:layer="layout" svg:width="6.075cm" svg:height="1.791cm" svg:x="10.319cm" svg:y="8.942cm" svg:viewBox="0 0 6076 1792" draw:points="3039,1792 0,1792 0,0 6076,0 6076,1792">
            <text:p/>
          </draw:polygon>
          <draw:path draw:style-name="gr3" draw:text-style-name="P9" draw:layer="layout" svg:width="0.561cm" svg:height="0.199cm" svg:x="10.325cm" svg:y="9.74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75cm" svg:height="1.876cm" svg:x="11.214cm" svg:y="8.9cm" svg:viewBox="0 0 751 1877" svg:d="M40 1839c27 0 43-20 43-41 0-29-22-42-41-42-21 0-42 13-42 42 0 44 42 79 94 79 129 0 177-198 236-442 65-267 121-538 167-809 31-178 62-347 90-457 10-42 39-150 73-150 25 0 46 16 50 19-29 2-42 20-42 41 0 29 21 42 40 42 21 0 43-13 43-42 0-46-46-79-93-79-65 0-111 92-159 265-2 8-117 432-209 986-23 128-48 271-75 388-15 61-54 221-123 221-31 0-50-21-52-21z">
            <text:p/>
          </draw:path>
          <draw:path draw:style-name="gr3" draw:text-style-name="P9" draw:layer="layout" svg:width="0.279cm" svg:height="0.564cm" svg:x="13.717cm" svg:y="8.915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3.201cm" svg:height="0.036cm" svg:x="12.252cm" svg:y="9.82cm" svg:viewBox="0 0 3202 37" draw:points="1601,37 0,37 0,0 3202,0 3202,37">
            <text:p/>
          </draw:polygon>
          <draw:path draw:style-name="gr3" draw:text-style-name="P9" draw:layer="layout" svg:width="0.279cm" svg:height="0.564cm" svg:x="12.327cm" svg:y="10.066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9" draw:layer="layout" svg:width="0.515cm" svg:height="0.036cm" svg:x="12.932cm" svg:y="10.4cm" svg:viewBox="0 0 516 37" svg:d="M488 37c13 0 28 0 28-20 0-17-15-17-28-17h-459c-14 0-29 0-29 17 0 20 15 20 29 20z">
            <text:p/>
          </draw:path>
          <draw:path draw:style-name="gr3" draw:text-style-name="P9" draw:layer="layout" svg:width="0.322cm" svg:height="0.389cm" svg:x="13.734cm" svg:y="10.251cm" svg:viewBox="0 0 323 390" svg:d="M71 196c0-138 69-175 113-175 8 0 62 0 92 31-36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14.103cm" svg:y="10.251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9" draw:layer="layout" svg:width="0.266cm" svg:height="0.529cm" svg:x="14.517cm" svg:y="10.108cm" svg:viewBox="0 0 267 530" svg:d="M131 183h120v-27h-120v-156h-22c0 69-26 159-109 163v20h73v232c0 106 79 115 109 115 60 0 85-59 85-115v-48h-23v48c0 61-25 94-56 94-57 0-57-77-57-92z">
            <text:p/>
          </draw:path>
          <draw:path draw:style-name="gr3" draw:text-style-name="P9" draw:layer="layout" svg:width="0.421cm" svg:height="0.383cm" svg:x="14.993cm" svg:y="10.254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9" draw:layer="layout" svg:width="0.402cm" svg:height="0.596cm" svg:x="15.587cm" svg:y="9.463cm" svg:viewBox="0 0 403 597" svg:d="M403 10c0-2 0-10-11-10-12 0-93 8-108 10-6 0-11 3-11 15s7 12 21 12c40 0 42 5 42 13l-4 17-50 200c-15-31-40-54-79-54-97 0-203 125-203 248 0 81 46 136 113 136 18 0 60-3 110-63 7 35 36 63 76 63 31 0 50-19 64-48 13-28 25-80 25-82 0-10-8-10-10-10-9 0-9 4-11 16-16 55-31 105-66 105-23 0-25-21-25-38 0-21 2-27 6-40zM227 486c-4 15-4 17-18 33-36 46-71 59-94 59-44 0-55-46-55-78 0-43 26-148 48-187 24-50 63-81 97-81 54 0 68 70 68 75 0 4-2 10-4 14z">
            <text:p/>
          </draw:path>
          <draw:path draw:style-name="gr3" draw:text-style-name="P9" draw:layer="layout" svg:width="0.421cm" svg:height="0.383cm" svg:x="16.017cm" svg:y="9.676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</draw:g>
        <draw:g xml:id="id402" draw:id="id402">
          <svg:title>TexMaths</svg:title>
          <svg:desc>24§display§=  \int \frac{ 1 }{ 1 -  \frac{\cos x}{\sin x} }dx§svg§600§FALSE§</svg:desc>
          <draw:polygon draw:style-name="gr2" draw:text-style-name="P8" draw:layer="layout" svg:width="5.933cm" svg:height="1.941cm" svg:x="10.32cm" svg:y="11.643cm" svg:viewBox="0 0 5934 1942" draw:points="2966,1942 0,1942 0,0 5934,0 5934,1942">
            <text:p/>
          </draw:polygon>
          <draw:path draw:style-name="gr3" draw:text-style-name="P9" draw:layer="layout" svg:width="0.561cm" svg:height="0.199cm" svg:x="10.326cm" svg:y="12.44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75cm" svg:height="1.875cm" svg:x="11.215cm" svg:y="11.601cm" svg:viewBox="0 0 751 1876" svg:d="M40 1838c27 0 43-19 43-41 0-28-22-42-41-42-21 0-42 14-42 42 0 45 42 79 94 79 129 0 177-198 236-441 65-267 121-538 167-809 31-179 62-348 90-457 10-42 39-150 73-150 25 0 46 16 50 19-29 2-42 20-42 41 0 29 21 42 40 42 21 0 43-13 43-42 0-46-46-79-93-79-65 0-111 92-159 265-2 8-117 432-209 985-23 129-48 271-75 388-15 62-54 221-123 221-31 0-50-21-52-21z">
            <text:p/>
          </draw:path>
          <draw:path draw:style-name="gr3" draw:text-style-name="P9" draw:layer="layout" svg:width="0.279cm" svg:height="0.564cm" svg:x="13.645cm" svg:y="11.616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9" draw:layer="layout" svg:width="3.057cm" svg:height="0.035cm" svg:x="12.253cm" svg:y="12.521cm" svg:viewBox="0 0 3058 36" draw:points="1528,36 0,36 0,0 3058,0 3058,36">
            <text:p/>
          </draw:polygon>
          <draw:path draw:style-name="gr3" draw:text-style-name="P9" draw:layer="layout" svg:width="0.279cm" svg:height="0.564cm" svg:x="12.328cm" svg:y="12.76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9" draw:layer="layout" svg:width="0.515cm" svg:height="0.035cm" svg:x="12.933cm" svg:y="13.101cm" svg:viewBox="0 0 516 36" svg:d="M488 36c13 0 28 0 28-19 0-17-15-17-28-17h-459c-14 0-29 0-29 17 0 19 15 19 29 19z">
            <text:p/>
          </draw:path>
          <draw:path draw:style-name="gr3" draw:text-style-name="P9" draw:layer="layout" svg:width="0.25cm" svg:height="0.27cm" svg:x="13.833cm" svg:y="12.732cm" svg:viewBox="0 0 251 271" svg:d="M203 29c-9 4-15 13-15 25 0 17 10 29 27 29s29-12 29-29c0-54-83-54-100-54-88 0-144 69-144 136 0 75 63 135 142 135 88 0 109-69 109-77s-7-8-9-8c-10 0-10 2-12 12-13 36-46 54-82 54-40 0-94-29-94-116 0-75 36-117 92-117 8 0 36 0 57 10z">
            <text:p/>
          </draw:path>
          <draw:path draw:style-name="gr3" draw:text-style-name="P9" draw:layer="layout" svg:width="0.291cm" svg:height="0.27cm" svg:x="14.131cm" svg:y="12.732cm" svg:viewBox="0 0 292 271" svg:d="M292 138c0-75-64-138-146-138-83 0-146 63-146 138s65 133 146 133 146-58 146-133zM146 252c-23 0-54-6-75-37-15-23-17-54-17-82 0-25 0-60 21-87 15-17 40-29 71-29 34 0 59 16 73 35 17 23 17 54 17 81 0 28 0 61-17 84s-44 35-73 35z">
            <text:p/>
          </draw:path>
          <draw:path draw:style-name="gr3" draw:text-style-name="P9" draw:layer="layout" svg:width="0.214cm" svg:height="0.27cm" svg:x="14.47cm" svg:y="12.732cm" svg:viewBox="0 0 215 271" svg:d="M200 15c0-9 0-15-10-15-2 0-4 0-11 8-2 0-8 5-12 7-17-11-40-15-61-15-85 0-106 44-106 75 0 19 8 34 23 46 23 19 44 23 83 29 28 6 76 13 76 54 0 23-15 51-73 51-57 0-78-38-88-78-2-8-2-10-11-10-10 0-10 4-10 15v73c0 10 0 16 8 16 5 0 17-12 28-25 27 25 60 25 73 25 77 0 106-41 106-83 0-23-10-40-25-55-23-22-50-25-71-29-48-8-86-16-86-48 0-18 15-43 73-43 69 0 71 50 73 68 0 5 7 5 9 5 12 0 12-3 12-15z">
            <text:p/>
          </draw:path>
          <draw:path draw:style-name="gr3" draw:text-style-name="P9" draw:layer="layout" svg:width="0.318cm" svg:height="0.268cm" svg:x="14.854cm" svg:y="12.736cm" svg:viewBox="0 0 319 269" svg:d="M119 200c-6 19-25 52-56 52-2 0-19 0-32-8 25-8 27-29 27-33 0-13-10-23-23-23-18 0-35 16-35 37 0 30 33 44 63 44 27 0 50-17 66-42 15 30 48 42 71 42 69 0 103-75 103-92 0-8-7-8-9-8-8 0-8 4-10 12-13 40-48 71-82 71-23 0-37-16-37-39 0-15 15-69 31-136 13-46 40-60 59-60 0 0 20 0 31 8-17 6-25 21-25 33 0 13 10 23 23 23 14 0 35-12 35-37 0-34-39-44-64-44-28 0-52 19-65 42-11-25-38-42-71-42-67 0-106 73-106 90 0 8 8 8 10 8 8 0 10-2 12-10 15-46 53-71 82-71 19 0 35 10 35 39 0 11-6 42-12 61z">
            <text:p/>
          </draw:path>
          <draw:polygon draw:style-name="gr3" draw:text-style-name="P9" draw:layer="layout" svg:width="1.402cm" svg:height="0.035cm" svg:x="13.806cm" svg:y="13.101cm" svg:viewBox="0 0 1403 36" draw:points="701,36 0,36 0,0 1403,0 1403,36">
            <text:p/>
          </draw:polygon>
          <draw:path draw:style-name="gr3" draw:text-style-name="P9" draw:layer="layout" svg:width="0.214cm" svg:height="0.27cm" svg:x="13.87cm" svg:y="13.356cm" svg:viewBox="0 0 215 271" svg:d="M200 15c0-9 0-15-10-15-2 0-4 0-11 8-2 0-8 5-10 7-19-11-42-15-63-15-85 0-106 44-106 75 0 19 8 34 23 46 23 19 44 23 83 29 28 6 76 13 76 54 0 23-15 51-73 51-57 0-78-38-88-78-2-8-2-10-11-10-10 0-10 4-10 15v73c0 10 0 16 8 16 5 0 17-12 28-25 27 25 60 25 73 25 77 0 106-41 106-83 0-23-10-40-25-55-23-22-50-25-71-29-48-8-86-16-86-48 0-18 15-43 73-43 69 0 71 50 73 68 0 5 7 5 9 5 12 0 12-3 12-15z">
            <text:p/>
          </draw:path>
          <draw:path draw:style-name="gr3" draw:text-style-name="P9" draw:layer="layout" svg:width="0.13cm" svg:height="0.398cm" svg:x="14.144cm" svg:y="13.222cm" svg:viewBox="0 0 131 399" svg:d="M92 35c0-18-13-35-34-35-18 0-35 13-35 35 0 21 19 34 35 34 19 0 34-15 34-34zM2 144v23c38 0 42 2 42 33v153c0 25-6 25-44 25v21c2 0 42-1 67-1 21 0 42 0 64 1v-21c-35 0-41 0-41-25v-215z">
            <text:p/>
          </draw:path>
          <draw:path draw:style-name="gr3" draw:text-style-name="P9" draw:layer="layout" svg:width="0.318cm" svg:height="0.262cm" svg:x="14.334cm" svg:y="13.358cm" svg:viewBox="0 0 319 263" svg:d="M275 83c0-52-27-83-91-83-48 0-80 27-96 58h-2v-58l-86 6v23c40 0 44 4 44 32v154c0 25-6 25-44 25v23c2 0 42-4 67-4 23 0 64 2 69 4v-23c-38 0-44 0-44-25v-107c0-62 48-91 88-91 41 0 47 33 47 64v134c0 25-6 25-45 25v23c2 0 43-4 68-4 23 0 63 2 69 4v-23c-39 0-44 0-44-25z">
            <text:p/>
          </draw:path>
          <draw:path draw:style-name="gr3" draw:text-style-name="P9" draw:layer="layout" svg:width="0.318cm" svg:height="0.268cm" svg:x="14.818cm" svg:y="13.358cm" svg:viewBox="0 0 319 269" svg:d="M119 200c-6 19-25 52-56 52-2 0-19 0-32-8 25-8 27-29 27-33 0-13-10-23-23-23-18 0-35 16-35 37 0 30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9" draw:layer="layout" svg:width="0.402cm" svg:height="0.596cm" svg:x="15.444cm" svg:y="12.164cm" svg:viewBox="0 0 403 597" svg:d="M403 10c0-2 0-10-11-10-12 0-93 8-108 10-6 0-11 3-11 15 0 11 7 11 21 11 40 0 42 6 42 14l-4 17-50 200c-15-31-40-54-79-54-97 0-203 125-203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9" draw:layer="layout" svg:width="0.421cm" svg:height="0.383cm" svg:x="15.874cm" svg:y="12.37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9" smil:attributeName="visibility" smil:to="visible"/>
                  <anim:animate smil:dur="0.5s" smil:fill="hold" smil:targetElement="id389" smil:attributeName="x" smil:values="x;x" smil:keyTimes="0;1"/>
                  <anim:animate smil:dur="0.5s" smil:fill="hold" smil:targetElement="id3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0" smil:attributeName="visibility" smil:to="visible"/>
                  <anim:animate smil:dur="0.5s" smil:fill="hold" smil:targetElement="id390" smil:attributeName="x" smil:values="x;x" smil:keyTimes="0;1"/>
                  <anim:animate smil:dur="0.5s" smil:fill="hold" smil:targetElement="id3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1" smil:attributeName="visibility" smil:to="visible"/>
                  <anim:animate smil:dur="0.5s" smil:fill="hold" smil:targetElement="id391" smil:attributeName="x" smil:values="x;x" smil:keyTimes="0;1"/>
                  <anim:animate smil:dur="0.5s" smil:fill="hold" smil:targetElement="id39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92" smil:attributeName="visibility" smil:to="visible"/>
                  <anim:animate smil:dur="0.5s" smil:fill="hold" smil:targetElement="id392" smil:attributeName="x" smil:values="x;x" smil:keyTimes="0;1"/>
                  <anim:animate smil:dur="0.5s" smil:fill="hold" smil:targetElement="id3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3" smil:attributeName="visibility" smil:to="visible"/>
                  <anim:animate smil:dur="0.5s" smil:fill="hold" smil:targetElement="id393" smil:attributeName="x" smil:values="x;x" smil:keyTimes="0;1"/>
                  <anim:animate smil:dur="0.5s" smil:fill="hold" smil:targetElement="id3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394" anim:sub-item="text" smil:attributeName="visibility" smil:to="visible"/>
                  <anim:animate smil:dur="0.25s" smil:fill="hold" smil:targetElement="id394" anim:sub-item="text" smil:attributeName="width" smil:values="width*0.05;width" smil:keyTimes="0;1"/>
                  <anim:animate smil:dur="0.25s" smil:fill="hold" smil:targetElement="id394" anim:sub-item="text" smil:attributeName="height" smil:values="height;height" smil:keyTimes="0;1"/>
                  <anim:animate smil:dur="0.25s" smil:fill="hold" smil:targetElement="id394" anim:sub-item="text" smil:attributeName="x" smil:values="x-.2;x" smil:keyTimes="0;1"/>
                  <anim:animate smil:dur="0.25s" smil:fill="hold" smil:targetElement="id394" anim:sub-item="text" smil:attributeName="y" smil:values="y;y" smil:keyTimes="0;1"/>
                  <anim:transitionFilter smil:dur="0.25s" smil:targetElement="id394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95" smil:attributeName="visibility" smil:to="visible"/>
                  <anim:animate smil:dur="0.5s" smil:fill="hold" smil:targetElement="id395" smil:attributeName="width" smil:values="width*0.05;width" smil:keyTimes="0;1"/>
                  <anim:animate smil:dur="0.5s" smil:fill="hold" smil:targetElement="id395" smil:attributeName="height" smil:values="height;height" smil:keyTimes="0;1"/>
                  <anim:animate smil:dur="0.5s" smil:fill="hold" smil:targetElement="id395" smil:attributeName="x" smil:values="x-.2;x" smil:keyTimes="0;1"/>
                  <anim:animate smil:dur="0.5s" smil:fill="hold" smil:targetElement="id395" smil:attributeName="y" smil:values="y;y" smil:keyTimes="0;1"/>
                  <anim:transitionFilter smil:dur="0.5s" smil:targetElement="id39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6" smil:attributeName="visibility" smil:to="visible"/>
                  <anim:animate smil:dur="0.5s" smil:fill="hold" smil:targetElement="id396" smil:attributeName="width" smil:values="width*0.05;width" smil:keyTimes="0;1"/>
                  <anim:animate smil:dur="0.5s" smil:fill="hold" smil:targetElement="id396" smil:attributeName="height" smil:values="height;height" smil:keyTimes="0;1"/>
                  <anim:animate smil:dur="0.5s" smil:fill="hold" smil:targetElement="id396" smil:attributeName="x" smil:values="x-.2;x" smil:keyTimes="0;1"/>
                  <anim:animate smil:dur="0.5s" smil:fill="hold" smil:targetElement="id396" smil:attributeName="y" smil:values="y;y" smil:keyTimes="0;1"/>
                  <anim:transitionFilter smil:dur="0.5s" smil:targetElement="id39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7" smil:attributeName="visibility" smil:to="visible"/>
                  <anim:animate smil:dur="0.5s" smil:fill="hold" smil:targetElement="id397" smil:attributeName="x" smil:values="x;x" smil:keyTimes="0;1"/>
                  <anim:animate smil:dur="0.5s" smil:fill="hold" smil:targetElement="id3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8" smil:attributeName="visibility" smil:to="visible"/>
                  <anim:animate smil:dur="0.5s" smil:fill="hold" smil:targetElement="id398" smil:attributeName="width" smil:values="width*0.05;width" smil:keyTimes="0;1"/>
                  <anim:animate smil:dur="0.5s" smil:fill="hold" smil:targetElement="id398" smil:attributeName="height" smil:values="height;height" smil:keyTimes="0;1"/>
                  <anim:animate smil:dur="0.5s" smil:fill="hold" smil:targetElement="id398" smil:attributeName="x" smil:values="x-.2;x" smil:keyTimes="0;1"/>
                  <anim:animate smil:dur="0.5s" smil:fill="hold" smil:targetElement="id398" smil:attributeName="y" smil:values="y;y" smil:keyTimes="0;1"/>
                  <anim:transitionFilter smil:dur="0.5s" smil:targetElement="id39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99" smil:attributeName="visibility" smil:to="visible"/>
                  <anim:animate smil:dur="0.5s" smil:fill="hold" smil:targetElement="id399" smil:attributeName="width" smil:values="width*0.05;width" smil:keyTimes="0;1"/>
                  <anim:animate smil:dur="0.5s" smil:fill="hold" smil:targetElement="id399" smil:attributeName="height" smil:values="height;height" smil:keyTimes="0;1"/>
                  <anim:animate smil:dur="0.5s" smil:fill="hold" smil:targetElement="id399" smil:attributeName="x" smil:values="x-.2;x" smil:keyTimes="0;1"/>
                  <anim:animate smil:dur="0.5s" smil:fill="hold" smil:targetElement="id399" smil:attributeName="y" smil:values="y;y" smil:keyTimes="0;1"/>
                  <anim:transitionFilter smil:dur="0.5s" smil:targetElement="id39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400" smil:attributeName="visibility" smil:to="visible"/>
                  <anim:animate smil:dur="0.25s" smil:fill="hold" smil:targetElement="id400" smil:attributeName="width" smil:values="width*0.05;width" smil:keyTimes="0;1"/>
                  <anim:animate smil:dur="0.25s" smil:fill="hold" smil:targetElement="id400" smil:attributeName="height" smil:values="height;height" smil:keyTimes="0;1"/>
                  <anim:animate smil:dur="0.25s" smil:fill="hold" smil:targetElement="id400" smil:attributeName="x" smil:values="x-.2;x" smil:keyTimes="0;1"/>
                  <anim:animate smil:dur="0.25s" smil:fill="hold" smil:targetElement="id400" smil:attributeName="y" smil:values="y;y" smil:keyTimes="0;1"/>
                  <anim:transitionFilter smil:dur="0.25s" smil:targetElement="id400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1" smil:attributeName="visibility" smil:to="visible"/>
                  <anim:animate smil:dur="0.5s" smil:fill="hold" smil:targetElement="id401" smil:attributeName="x" smil:values="x;x" smil:keyTimes="0;1"/>
                  <anim:animate smil:dur="0.5s" smil:fill="hold" smil:targetElement="id4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2" smil:attributeName="visibility" smil:to="visible"/>
                  <anim:animate smil:dur="0.5s" smil:fill="hold" smil:targetElement="id402" smil:attributeName="x" smil:values="x;x" smil:keyTimes="0;1"/>
                  <anim:animate smil:dur="0.5s" smil:fill="hold" smil:targetElement="id40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9">
        <office:forms form:automatic-focus="false" form:apply-design-mode="false"/>
        <draw:frame presentation:style-name="pr11" draw:text-style-name="P15" draw:layer="layout" svg:width="26.4cm" svg:height="14.772cm" svg:x="0.8cm" svg:y="0.628cm" presentation:class="title" presentation:user-transformed="true">
          <draw:text-box>
            <text:p xml:id="id415" text:id="id415" text:style-name="P6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4"> <text:s text:c="16"/></text:span><text:span text:style-name="T19"><text:line-break/></text:span><text:span text:style-name="T18"> <text:s text:c="20"/></text:span><text:span text:style-name="T19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</text:span><text:span text:style-name="T25">#####</text:span><text:span text:style-name="T25"><text:tab/></text:span><text:span text:style-name="T25"><text:tab/></text:span><text:span text:style-name="T25">DONE</text:span><text:span text:style-name="T25"><text:tab/></text:span><text:span text:style-name="T25"><text:tab/></text:span><text:span text:style-name="T25">#####</text:span><text:span text:style-name="T25"><text:tab/></text:span><text:span text:style-name="T25"> <text:s text:c="2"/></text:span><text:span text:style-name="T25"><text:tab/></text:span><text:span text:style-name="T25"><text:tab/></text:span></text:p>
          </draw:text-box>
        </draw:frame>
        <draw:g xml:id="id405" draw:id="id405">
          <svg:title>TexMaths</svg:title>
          <svg:desc>24§display§= \int \frac{\sin x}{\sin x - \cos x} \ dx §svg§600§FALSE§</svg:desc>
          <draw:polygon draw:style-name="gr2" draw:text-style-name="P8" draw:layer="layout" svg:width="7.599cm" svg:height="1.791cm" svg:x="4.516cm" svg:y="0.642cm" svg:viewBox="0 0 7600 1792" draw:points="3800,1792 0,1792 0,0 7600,0 7600,1792">
            <text:p/>
          </draw:polygon>
          <draw:path draw:style-name="gr3" draw:text-style-name="P9" draw:layer="layout" svg:width="0.562cm" svg:height="0.199cm" svg:x="4.522cm" svg:y="1.4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75cm" svg:height="1.876cm" svg:x="5.411cm" svg:y="0.6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9" draw:layer="layout" svg:width="0.277cm" svg:height="0.389cm" svg:x="7.869cm" svg:y="0.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181cm" svg:height="0.566cm" svg:x="8.201cm" svg:y="0.61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4cm" svg:x="8.435cm" svg:y="0.80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421cm" svg:height="0.383cm" svg:x="9.042cm" svg:y="0.806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olygon draw:style-name="gr3" draw:text-style-name="P9" draw:layer="layout" svg:width="4.442cm" svg:height="0.036cm" svg:x="6.45cm" svg:y="1.52cm" svg:viewBox="0 0 4443 37" draw:points="2222,37 0,37 0,0 4443,0 4443,37">
            <text:p/>
          </draw:polygon>
          <draw:path draw:style-name="gr3" draw:text-style-name="P9" draw:layer="layout" svg:width="0.277cm" svg:height="0.389cm" svg:x="6.478cm" svg:y="1.951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181cm" svg:height="0.566cm" svg:x="6.811cm" svg:y="1.76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4cm" svg:x="7.043cm" svg:y="1.95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421cm" svg:height="0.383cm" svg:x="7.65cm" svg:y="1.954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9" draw:layer="layout" svg:width="0.516cm" svg:height="0.036cm" svg:x="8.366cm" svg:y="2.1cm" svg:viewBox="0 0 517 37" svg:d="M488 37c13 0 29 0 29-20 0-17-16-17-29-17h-459c-14 0-29 0-29 17 0 20 15 20 29 20z">
            <text:p/>
          </draw:path>
          <draw:path draw:style-name="gr3" draw:text-style-name="P9" draw:layer="layout" svg:width="0.322cm" svg:height="0.389cm" svg:x="9.168cm" svg:y="1.951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9.537cm" svg:y="1.951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9" draw:layer="layout" svg:width="0.277cm" svg:height="0.389cm" svg:x="9.963cm" svg:y="1.951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421cm" svg:height="0.383cm" svg:x="10.434cm" svg:y="1.954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9" draw:layer="layout" svg:width="0.402cm" svg:height="0.596cm" svg:x="11.307cm" svg:y="1.163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9" draw:layer="layout" svg:width="0.421cm" svg:height="0.383cm" svg:x="11.738cm" svg:y="1.376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</draw:g>
        <draw:g xml:id="id404" draw:id="id404">
          <svg:title>TexMaths</svg:title>
          <svg:desc>28§display§\text {I}§svg§600§FALSE§</svg:desc>
          <draw:polygon draw:style-name="gr2" draw:text-style-name="P8" draw:layer="layout" svg:width="0.229cm" svg:height="0.575cm" svg:x="3.732cm" svg:y="1.243cm" svg:viewBox="0 0 230 576" draw:points="116,576 0,576 0,0 230,0 230,576">
            <text:p/>
          </draw:polygon>
          <draw:path draw:style-name="gr3" draw:text-style-name="P9" draw:layer="layout" svg:width="0.301cm" svg:height="0.674cm" svg:x="3.71cm" svg:y="1.1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403" draw:id="id403">
          <svg:title>TexMaths</svg:title>
          <svg:desc>28§display§\therefore§svg§600§FALSE§</svg:desc>
          <draw:polygon draw:style-name="gr2" draw:text-style-name="P8" draw:layer="layout" svg:width="0.528cm" svg:height="0.433cm" svg:x="2.307cm" svg:y="1.423cm" svg:viewBox="0 0 529 434" draw:points="265,434 0,434 0,0 529,0 529,434">
            <text:p/>
          </draw:polygon>
          <draw:path draw:style-name="gr3" draw:text-style-name="P9" draw:layer="layout" svg:width="0.598cm" svg:height="0.531cm" svg:x="2.287cm" svg:y="1.3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406" draw:id="id406">
          <svg:title>TexMaths</svg:title>
          <svg:desc>24§display§= \frac{1}{2} \int \frac{2\sin x}{\sin x - \cos x} \ dx §svg§600§FALSE§</svg:desc>
          <draw:polygon draw:style-name="gr2" draw:text-style-name="P8" draw:layer="layout" svg:width="8.364cm" svg:height="1.791cm" svg:x="12.717cm" svg:y="0.643cm" svg:viewBox="0 0 8365 1792" draw:points="4181,1792 0,1792 0,0 8365,0 8365,1792">
            <text:p/>
          </draw:polygon>
          <draw:path draw:style-name="gr3" draw:text-style-name="P9" draw:layer="layout" svg:width="0.562cm" svg:height="0.199cm" svg:x="12.723cm" svg:y="1.44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279cm" svg:height="0.564cm" svg:x="13.742cm" svg:y="0.616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13.665cm" svg:y="1.521cm" svg:viewBox="0 0 424 37" draw:points="211,37 0,37 0,0 424,0 424,37">
            <text:p/>
          </draw:polygon>
          <draw:path draw:style-name="gr3" draw:text-style-name="P9" draw:layer="layout" svg:width="0.337cm" svg:height="0.564cm" svg:x="13.708cm" svg:y="1.767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8 75-7 8-63 8-80 8z">
            <text:p/>
          </draw:path>
          <draw:path draw:style-name="gr3" draw:text-style-name="P9" draw:layer="layout" svg:width="0.75cm" svg:height="1.876cm" svg:x="14.378cm" svg:y="0.601cm" svg:viewBox="0 0 751 1877" svg:d="M40 1839c27 0 43-20 43-41 0-29-22-42-41-42-21 0-42 13-42 42 0 44 42 79 94 79 129 0 177-198 236-442 65-267 121-538 167-809 31-178 62-347 90-457 10-42 39-150 73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9" draw:layer="layout" svg:width="0.337cm" svg:height="0.564cm" svg:x="16.568cm" svg:y="0.616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8 75-7 8-63 8-80 8z">
            <text:p/>
          </draw:path>
          <draw:path draw:style-name="gr3" draw:text-style-name="P9" draw:layer="layout" svg:width="0.277cm" svg:height="0.389cm" svg:x="17.115cm" svg:y="0.801cm" svg:viewBox="0 0 278 390" svg:d="M148 215c19 4 88 17 88 79 0 42-29 77-96 77-71 0-102-48-117-121-2-10-4-14-11-14-12 0-12 6-12 21v112c0 15 0 21 10 21 3 0 5-2 21-17 2-2 2-4 17-20 36 35 75 37 92 37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181cm" svg:height="0.566cm" svg:x="17.447cm" svg:y="0.61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4cm" svg:x="17.682cm" svg:y="0.80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421cm" svg:height="0.383cm" svg:x="18.288cm" svg:y="0.807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olygon draw:style-name="gr3" draw:text-style-name="P9" draw:layer="layout" svg:width="4.442cm" svg:height="0.036cm" svg:x="15.414cm" svg:y="1.521cm" svg:viewBox="0 0 4443 37" draw:points="2221,37 0,37 0,0 4443,0 4443,37">
            <text:p/>
          </draw:polygon>
          <draw:path draw:style-name="gr3" draw:text-style-name="P9" draw:layer="layout" svg:width="0.277cm" svg:height="0.389cm" svg:x="15.443cm" svg:y="1.952cm" svg:viewBox="0 0 278 390" svg:d="M148 215c19 4 88 17 88 79 0 42-29 77-96 77-71 0-102-48-117-121-2-10-4-14-11-14-12 0-12 6-12 21v112c0 15 0 21 10 21 3 0 5-2 21-17 2-2 2-4 17-20 36 35 75 37 92 37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181cm" svg:height="0.566cm" svg:x="15.775cm" svg:y="1.76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4cm" svg:x="16.01cm" svg:y="1.95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421cm" svg:height="0.383cm" svg:x="16.616cm" svg:y="1.955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6 0 134-109 134-130 0-8-7-8-9-8-8 0-10 2-12 8-27 92-86 111-113 111-33 0-46-27-46-56 0-19 6-36 15-75z">
            <text:p/>
          </draw:path>
          <draw:path draw:style-name="gr3" draw:text-style-name="P9" draw:layer="layout" svg:width="0.515cm" svg:height="0.036cm" svg:x="17.33cm" svg:y="2.101cm" svg:viewBox="0 0 516 37" svg:d="M488 37c13 0 28 0 28-20 0-17-15-17-28-17h-459c-14 0-29 0-29 17 0 20 15 20 29 20z">
            <text:p/>
          </draw:path>
          <draw:path draw:style-name="gr3" draw:text-style-name="P9" draw:layer="layout" svg:width="0.322cm" svg:height="0.389cm" svg:x="18.133cm" svg:y="1.952cm" svg:viewBox="0 0 323 390" svg:d="M71 196c0-138 69-175 113-175 8 0 62 0 92 31-34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18.503cm" svg:y="1.952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9" draw:layer="layout" svg:width="0.277cm" svg:height="0.389cm" svg:x="18.928cm" svg:y="1.952cm" svg:viewBox="0 0 278 390" svg:d="M148 215c19 4 88 17 88 79 0 42-29 77-96 77-71 0-102-48-117-121-2-10-4-14-11-14-12 0-12 6-12 21v112c0 15 0 21 10 21 3 0 5-2 21-17 2-2 2-4 17-20 36 35 75 37 92 37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421cm" svg:height="0.383cm" svg:x="19.398cm" svg:y="1.955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9" draw:layer="layout" svg:width="0.402cm" svg:height="0.596cm" svg:x="20.272cm" svg:y="1.164cm" svg:viewBox="0 0 403 597" svg:d="M403 10c0-2 0-10-11-10-12 0-93 8-108 10-6 0-11 3-11 15s7 12 21 12c40 0 42 5 42 13l-4 17-50 200c-15-31-40-54-78-54-98 0-204 125-204 248 0 81 46 136 113 136 18 0 60-3 110-63 7 35 36 63 76 63 31 0 50-19 64-48 13-28 25-80 25-82 0-10-8-10-10-10-9 0-9 4-11 16-16 55-31 105-66 105-23 0-25-21-25-38 0-21 2-27 6-40zM227 486c-4 15-4 17-18 33-36 46-71 59-94 59-44 0-55-46-55-78 0-43 26-148 48-187 24-50 63-81 97-81 54 0 68 70 68 75 0 4-2 10-4 14z">
            <text:p/>
          </draw:path>
          <draw:path draw:style-name="gr3" draw:text-style-name="P9" draw:layer="layout" svg:width="0.421cm" svg:height="0.383cm" svg:x="20.702cm" svg:y="1.3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4 111-113 111-33 0-46-27-46-56 0-19 6-36 15-75z">
            <text:p/>
          </draw:path>
        </draw:g>
        <draw:g xml:id="id408" draw:id="id408">
          <svg:title>TexMaths</svg:title>
          <svg:desc>18§display§[\ \text {Note this step carefully}\ ]§svg§600§FALSE§</svg:desc>
          <draw:polygon draw:style-name="gr2" draw:text-style-name="P8" draw:layer="layout" svg:width="7.091cm" svg:height="0.57cm" svg:x="20.31cm" svg:y="2.826cm" svg:viewBox="0 0 7092 571" draw:points="3546,571 0,571 0,0 7092,0 7092,571">
            <text:p/>
          </draw:polygon>
          <draw:polygon draw:style-name="gr3" draw:text-style-name="P9" draw:layer="layout" svg:width="0.087cm" svg:height="0.633cm" svg:x="20.353cm" svg:y="2.794cm" svg:viewBox="0 0 88 634" draw:points="88,634 88,610 26,610 26,26 88,26 88,0 0,0 0,634">
            <text:p/>
          </draw:polygon>
          <draw:path draw:style-name="gr3" draw:text-style-name="P9" draw:layer="layout" svg:width="0.432cm" svg:height="0.433cm" svg:x="20.686cm" svg:y="2.836cm" svg:viewBox="0 0 433 434" svg:d="M127 9c-6-9-7-9-19-9h-108v20h19c8 0 21 0 31 2 15 1 15 1 15 14v331c0 18 0 47-65 47v20c22 0 53-2 75-2 20 0 52 2 73 2v-20c-64 0-64-29-64-47v-330c2 3 2 3 5 8l259 380c6 9 6 9 11 9 10 0 10-5 10-16v-352c0-17 0-46 64-46v-20c-21 0-53 1-74 1s-52-1-74-1v20c65 0 65 29 65 46v273z">
            <text:p/>
          </draw:path>
          <draw:path draw:style-name="gr3" draw:text-style-name="P9" draw:layer="layout" svg:width="0.281cm" svg:height="0.292cm" svg:x="21.157cm" svg:y="2.986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9" draw:layer="layout" svg:width="0.199cm" svg:height="0.397cm" svg:x="21.468cm" svg:y="2.879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9" draw:layer="layout" svg:width="0.245cm" svg:height="0.292cm" svg:x="21.72cm" svg:y="2.986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9" draw:layer="layout" svg:width="0.199cm" svg:height="0.397cm" svg:x="22.206cm" svg:y="2.879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9" draw:layer="layout" svg:width="0.319cm" svg:height="0.44cm" svg:x="22.46cm" svg:y="2.83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9" draw:layer="layout" svg:width="0.136cm" svg:height="0.424cm" svg:x="22.812cm" svg:y="2.846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9" draw:layer="layout" svg:width="0.208cm" svg:height="0.292cm" svg:x="22.988cm" svg:y="2.986cm" svg:viewBox="0 0 209 293" svg:d="M111 161c14 3 66 13 66 59 0 32-22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9" draw:layer="layout" svg:width="0.208cm" svg:height="0.292cm" svg:x="23.447cm" svg:y="2.986cm" svg:viewBox="0 0 209 293" svg:d="M111 161c14 3 66 13 66 59 0 32-22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9" draw:layer="layout" svg:width="0.199cm" svg:height="0.397cm" svg:x="23.688cm" svg:y="2.879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9" draw:layer="layout" svg:width="0.245cm" svg:height="0.292cm" svg:x="23.94cm" svg:y="2.986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9" draw:layer="layout" svg:width="0.313cm" svg:height="0.402cm" svg:x="24.222cm" svg:y="2.989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9" draw:layer="layout" svg:width="0.241cm" svg:height="0.292cm" svg:x="24.788cm" svg:y="2.986cm" svg:viewBox="0 0 242 293" svg:d="M53 147c0-104 52-131 85-131 6 0 46 0 69 23-27 3-30 22-30 30 0 16 12 29 29 29s30-12 30-30c0-44-49-68-98-68-79 0-138 69-138 147 0 82 63 146 137 146 85 0 105-77 105-84 0-6-6-6-7-6-6 0-8 3-9 6-19 59-60 68-83 68-34 0-90-28-90-130z">
            <text:p/>
          </draw:path>
          <draw:path draw:style-name="gr3" draw:text-style-name="P9" draw:layer="layout" svg:width="0.286cm" svg:height="0.292cm" svg:x="25.073cm" svg:y="2.986cm" svg:viewBox="0 0 287 293" svg:d="M184 236c3 26 20 52 51 52 13 0 52-8 52-60v-35h-16v35c0 37-16 41-23 41-21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9" draw:layer="layout" svg:width="0.214cm" svg:height="0.28cm" svg:x="25.381cm" svg:y="2.989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9" draw:layer="layout" svg:width="0.245cm" svg:height="0.292cm" svg:x="25.629cm" svg:y="2.986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9" draw:layer="layout" svg:width="0.205cm" svg:height="0.447cm" svg:x="25.914cm" svg:y="2.823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9" draw:layer="layout" svg:width="0.319cm" svg:height="0.287cm" svg:x="26.105cm" svg:y="2.989cm" svg:viewBox="0 0 320 288" svg:d="M227 231v57l93-7v-20c-45 0-49-5-49-35v-226l-94 7v20c45 0 49 5 49 35v114c0 55-30 98-76 98-54 0-56-29-56-62v-212l-94 7v20c49 0 49 2 49 58v95c0 51 0 108 96 108 36 0 65-17 82-57z">
            <text:p/>
          </draw:path>
          <draw:path draw:style-name="gr3" draw:text-style-name="P9" draw:layer="layout" svg:width="0.142cm" svg:height="0.44cm" svg:x="26.458cm" svg:y="2.83cm" svg:viewBox="0 0 143 441" svg:d="M92 0l-92 7v20c45 0 50 5 50 35v330c0 29-7 29-50 29v20c22-2 55-2 71-2 15 0 47 0 72 2v-20c-44 0-51 0-51-29z">
            <text:p/>
          </draw:path>
          <draw:path draw:style-name="gr3" draw:text-style-name="P9" draw:layer="layout" svg:width="0.142cm" svg:height="0.44cm" svg:x="26.633cm" svg:y="2.83cm" svg:viewBox="0 0 143 441" svg:d="M92 0l-92 7v20c45 0 50 5 50 35v330c0 29-7 29-50 29v20c22-2 55-2 71-2 15 0 47 0 72 2v-20c-44 0-51 0-51-29z">
            <text:p/>
          </draw:path>
          <draw:path draw:style-name="gr3" draw:text-style-name="P9" draw:layer="layout" svg:width="0.31cm" svg:height="0.402cm" svg:x="26.8cm" svg:y="2.996cm" svg:viewBox="0 0 311 403" svg:d="M252 61c16-41 49-41 59-41v-20c-14 1-33 1-48 1-11 0-41-1-56-1v20c20 0 31 12 31 28 0 5 0 7-5 14l-63 157-71-171c-3-6-4-9-4-12 0-16 25-16 36-16v-20c-17 0-59 1-69 1-17 0-43 0-62-1v20c30 0 43 0 52 22l95 232c-3 8-12 29-16 37-14 35-32 79-72 79-4 0-19 0-30-11 20-3 24-17 24-27 0-16-11-26-26-26-13 0-27 7-27 27 0 29 27 50 59 50 39 0 66-36 81-72z">
            <text:p/>
          </draw:path>
          <draw:polygon draw:style-name="gr3" draw:text-style-name="P9" draw:layer="layout" svg:width="0.087cm" svg:height="0.633cm" svg:x="27.346cm" svg:y="2.794cm" svg:viewBox="0 0 88 634" draw:points="88,0 0,0 0,26 62,26 62,610 0,610 0,634 88,634">
            <text:p/>
          </draw:polygon>
        </draw:g>
        <draw:g xml:id="id407" draw:id="id407">
          <svg:title>TexMaths</svg:title>
          <svg:desc>24§display§= \frac{1}{2} \int \frac{ ( \sin x - \cos x ) +  ( \sin x + \cos x ) }{\sin x - \cos x} \ dx §svg§600§FALSE§</svg:desc>
          <draw:polygon draw:style-name="gr2" draw:text-style-name="P8" draw:layer="layout" svg:width="15.147cm" svg:height="1.846cm" svg:x="4.519cm" svg:y="3.244cm" svg:viewBox="0 0 15148 1847" draw:points="7574,1847 0,1847 0,0 15148,0 15148,1847">
            <text:p/>
          </draw:polygon>
          <draw:path draw:style-name="gr3" draw:text-style-name="P9" draw:layer="layout" svg:width="0.562cm" svg:height="0.199cm" svg:x="4.525cm" svg:y="4.09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9cm" svg:height="0.564cm" svg:x="5.544cm" svg:y="3.273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9" draw:layer="layout" svg:width="0.423cm" svg:height="0.035cm" svg:x="5.467cm" svg:y="4.178cm" svg:viewBox="0 0 424 36" draw:points="211,36 0,36 0,0 424,0 424,36">
            <text:p/>
          </draw:polygon>
          <draw:path draw:style-name="gr3" draw:text-style-name="P9" draw:layer="layout" svg:width="0.337cm" svg:height="0.564cm" svg:x="5.51cm" svg:y="4.42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9" draw:layer="layout" svg:width="0.75cm" svg:height="1.875cm" svg:x="6.18cm" svg:y="3.258cm" svg:viewBox="0 0 751 1876" svg:d="M40 1838c27 0 43-19 43-40 0-29-22-43-41-43-21 0-42 14-42 43 0 44 42 78 94 78 129 0 177-198 236-441 65-267 121-538 167-809 31-179 62-348 90-457 10-42 39-150 73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9" draw:layer="layout" svg:width="0.197cm" svg:height="0.844cm" svg:x="7.301cm" svg:y="3.202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277cm" svg:height="0.389cm" svg:x="7.574cm" svg:y="3.45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7.906cm" svg:y="3.27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8.14cm" svg:y="3.46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8.747cm" svg:y="3.46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  <draw:path draw:style-name="gr3" draw:text-style-name="P9" draw:layer="layout" svg:width="0.515cm" svg:height="0.035cm" svg:x="9.461cm" svg:y="3.607cm" svg:viewBox="0 0 516 36" svg:d="M488 36c13 0 28 0 28-19 0-17-15-17-28-17h-459c-14 0-29 0-29 17 0 19 15 19 29 19z">
            <text:p/>
          </draw:path>
          <draw:path draw:style-name="gr3" draw:text-style-name="P9" draw:layer="layout" svg:width="0.322cm" svg:height="0.389cm" svg:x="10.263cm" svg:y="3.45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0.632cm" svg:y="3.45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11.058cm" svg:y="3.45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383cm" svg:x="11.528cm" svg:y="3.46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6 111-113 111-33 0-46-27-46-56 0-19 6-36 15-75z">
            <text:p/>
          </draw:path>
          <draw:path draw:style-name="gr3" draw:text-style-name="P9" draw:layer="layout" svg:width="0.197cm" svg:height="0.844cm" svg:x="12.033cm" svg:y="3.20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562cm" svg:height="0.564cm" svg:x="12.548cm" svg:y="3.34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197cm" svg:height="0.844cm" svg:x="13.429cm" svg:y="3.202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277cm" svg:height="0.389cm" svg:x="13.7cm" svg:y="3.45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4.034cm" svg:y="3.27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4.266cm" svg:y="3.46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4.873cm" svg:y="3.461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9" draw:layer="layout" svg:width="0.562cm" svg:height="0.564cm" svg:x="15.566cm" svg:y="3.34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2cm" svg:height="0.389cm" svg:x="16.392cm" svg:y="3.45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6.76cm" svg:y="3.45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17.186cm" svg:y="3.45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383cm" svg:x="17.657cm" svg:y="3.46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6 111-113 111-33 0-46-27-46-56 0-19 6-36 15-75z">
            <text:p/>
          </draw:path>
          <draw:path draw:style-name="gr3" draw:text-style-name="P9" draw:layer="layout" svg:width="0.197cm" svg:height="0.844cm" svg:x="18.162cm" svg:y="3.20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9" draw:layer="layout" svg:width="11.226cm" svg:height="0.035cm" svg:x="7.216cm" svg:y="4.178cm" svg:viewBox="0 0 11227 36" draw:points="5614,36 0,36 0,0 11227,0 11227,36">
            <text:p/>
          </draw:polygon>
          <draw:path draw:style-name="gr3" draw:text-style-name="P9" draw:layer="layout" svg:width="0.277cm" svg:height="0.389cm" svg:x="10.638cm" svg:y="4.60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0.97cm" svg:y="4.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1.202cm" svg:y="4.61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1.809cm" svg:y="4.61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8 0 136-109 136-130 0-8-7-8-9-8-8 0-10 2-12 8-27 92-86 111-113 111-33 0-46-27-46-56 0-19 6-36 15-75z">
            <text:p/>
          </draw:path>
          <draw:path draw:style-name="gr3" draw:text-style-name="P9" draw:layer="layout" svg:width="0.515cm" svg:height="0.035cm" svg:x="12.525cm" svg:y="4.756cm" svg:viewBox="0 0 516 36" svg:d="M488 36c13 0 28 0 28-19 0-17-15-17-28-17h-459c-14 0-29 0-29 17 0 19 15 19 29 19z">
            <text:p/>
          </draw:path>
          <draw:path draw:style-name="gr3" draw:text-style-name="P9" draw:layer="layout" svg:width="0.322cm" svg:height="0.389cm" svg:x="13.327cm" svg:y="4.60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3.696cm" svg:y="4.60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14.122cm" svg:y="4.60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383cm" svg:x="14.593cm" svg:y="4.612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9" draw:layer="layout" svg:width="0.402cm" svg:height="0.596cm" svg:x="18.859cm" svg:y="3.82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70 68 75 0 4-2 10-4 14z">
            <text:p/>
          </draw:path>
          <draw:path draw:style-name="gr3" draw:text-style-name="P9" draw:layer="layout" svg:width="0.421cm" svg:height="0.383cm" svg:x="19.289cm" svg:y="4.03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</draw:g>
        <draw:g xml:id="id410" draw:id="id410">
          <svg:title>TexMaths</svg:title>
          <svg:desc>24§display§= \frac{1}{2} \int \left( 1 + \frac{ \cos x + \sin x  }{\sin x - \cos x} \right) \ dx §svg§600§FALSE§</svg:desc>
          <draw:polygon draw:style-name="gr2" draw:text-style-name="P8" draw:layer="layout" svg:width="11.199cm" svg:height="1.941cm" svg:x="4.52cm" svg:y="5.944cm" svg:viewBox="0 0 11200 1942" draw:points="5601,1942 0,1942 0,0 11200,0 11200,1942">
            <text:p/>
          </draw:polygon>
          <draw:path draw:style-name="gr3" draw:text-style-name="P9" draw:layer="layout" svg:width="0.562cm" svg:height="0.199cm" svg:x="4.526cm" svg:y="6.81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9cm" svg:height="0.564cm" svg:x="5.545cm" svg:y="5.992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9" draw:layer="layout" svg:width="0.423cm" svg:height="0.035cm" svg:x="5.469cm" svg:y="6.897cm" svg:viewBox="0 0 424 36" draw:points="211,36 0,36 0,0 424,0 424,36">
            <text:p/>
          </draw:polygon>
          <draw:path draw:style-name="gr3" draw:text-style-name="P9" draw:layer="layout" svg:width="0.337cm" svg:height="0.564cm" svg:x="5.511cm" svg:y="7.14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9" draw:layer="layout" svg:width="0.75cm" svg:height="1.875cm" svg:x="6.181cm" svg:y="5.977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9" draw:layer="layout" svg:width="0.416cm" svg:height="2.025cm" svg:x="7.293cm" svg:y="5.902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9" draw:layer="layout" svg:width="0.279cm" svg:height="0.564cm" svg:x="7.813cm" svg:y="6.563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9" draw:layer="layout" svg:width="0.562cm" svg:height="0.564cm" svg:x="8.395cm" svg:y="6.63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2cm" svg:height="0.389cm" svg:x="9.32cm" svg:y="6.17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9.691cm" svg:y="6.177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10.117cm" svg:y="6.17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383cm" svg:x="10.586cm" svg:y="6.18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9" draw:layer="layout" svg:width="0.562cm" svg:height="0.564cm" svg:x="11.279cm" svg:y="6.06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277cm" svg:height="0.389cm" svg:x="12.102cm" svg:y="6.17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2.436cm" svg:y="5.9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2.669cm" svg:y="6.18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3.276cm" svg:y="6.18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olygon draw:style-name="gr3" draw:text-style-name="P9" draw:layer="layout" svg:width="4.442cm" svg:height="0.035cm" svg:x="9.291cm" svg:y="6.897cm" svg:viewBox="0 0 4443 36" draw:points="2222,36 0,36 0,0 4443,0 4443,36">
            <text:p/>
          </draw:polygon>
          <draw:path draw:style-name="gr3" draw:text-style-name="P9" draw:layer="layout" svg:width="0.277cm" svg:height="0.389cm" svg:x="9.32cm" svg:y="7.32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9.652cm" svg:y="7.13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9.887cm" svg:y="7.33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0.493cm" svg:y="7.33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9" draw:layer="layout" svg:width="0.516cm" svg:height="0.035cm" svg:x="11.208cm" svg:y="7.477cm" svg:viewBox="0 0 517 36" svg:d="M488 36c13 0 29 0 29-19 0-17-16-17-29-17h-459c-14 0-29 0-29 17 0 19 15 19 29 19z">
            <text:p/>
          </draw:path>
          <draw:path draw:style-name="gr3" draw:text-style-name="P9" draw:layer="layout" svg:width="0.322cm" svg:height="0.389cm" svg:x="12.01cm" svg:y="7.32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2.381cm" svg:y="7.32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12.805cm" svg:y="7.32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383cm" svg:x="13.276cm" svg:y="7.33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9" draw:layer="layout" svg:width="0.416cm" svg:height="2.025cm" svg:x="13.865cm" svg:y="5.902cm" svg:viewBox="0 0 417 2026" svg:d="M417 1014c0-332-77-666-292-920-16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9" draw:layer="layout" svg:width="0.402cm" svg:height="0.596cm" svg:x="14.911cm" svg:y="6.54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9" draw:layer="layout" svg:width="0.421cm" svg:height="0.383cm" svg:x="15.342cm" svg:y="6.75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</draw:g>
        <draw:g xml:id="id411" draw:id="id411">
          <svg:title>TexMaths</svg:title>
          <svg:desc>24§display§= \frac{1}{2} \left[ \smallint dx + \int \frac{ \cos x + \sin x  }{\sin x - \cos x}  \ dx  \right] §svg§600§FALSE§</svg:desc>
          <draw:polygon draw:style-name="gr2" draw:text-style-name="P8" draw:layer="layout" svg:width="11.619cm" svg:height="1.941cm" svg:x="4.52cm" svg:y="8.844cm" svg:viewBox="0 0 11620 1942" draw:points="5810,1942 0,1942 0,0 11620,0 11620,1942">
            <text:p/>
          </draw:polygon>
          <draw:path draw:style-name="gr3" draw:text-style-name="P9" draw:layer="layout" svg:width="0.562cm" svg:height="0.199cm" svg:x="4.526cm" svg:y="9.71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9cm" svg:height="0.564cm" svg:x="5.545cm" svg:y="8.892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9" draw:layer="layout" svg:width="0.423cm" svg:height="0.035cm" svg:x="5.468cm" svg:y="9.797cm" svg:viewBox="0 0 424 36" draw:points="211,36 0,36 0,0 424,0 424,36">
            <text:p/>
          </draw:polygon>
          <draw:path draw:style-name="gr3" draw:text-style-name="P9" draw:layer="layout" svg:width="0.337cm" svg:height="0.564cm" svg:x="5.511cm" svg:y="10.04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olygon draw:style-name="gr3" draw:text-style-name="P9" draw:layer="layout" svg:width="0.224cm" svg:height="2.025cm" svg:x="6.344cm" svg:y="8.802cm" svg:viewBox="0 0 225 2026" draw:points="0,2026 225,2026 225,1980 46,1980 46,46 225,46 225,0 0,0">
            <text:p/>
          </draw:polygon>
          <draw:path draw:style-name="gr3" draw:text-style-name="P9" draw:layer="layout" svg:width="0.352cm" svg:height="0.786cm" svg:x="6.624cm" svg:y="9.42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9" draw:layer="layout" svg:width="0.402cm" svg:height="0.596cm" svg:x="7.198cm" svg:y="9.44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9" draw:layer="layout" svg:width="0.421cm" svg:height="0.383cm" svg:x="7.627cm" svg:y="9.65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9" draw:layer="layout" svg:width="0.562cm" svg:height="0.564cm" svg:x="8.32cm" svg:y="9.53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75cm" svg:height="1.875cm" svg:x="9.163cm" svg:y="8.877cm" svg:viewBox="0 0 751 1876" svg:d="M40 1838c27 0 43-19 43-41 0-28-22-42-41-42-21 0-42 14-42 42 0 45 42 79 94 79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9" draw:layer="layout" svg:width="0.322cm" svg:height="0.389cm" svg:x="10.23cm" svg:y="9.07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0.601cm" svg:y="9.07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11.025cm" svg:y="9.07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383cm" svg:x="11.495cm" svg:y="9.08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9" draw:layer="layout" svg:width="0.562cm" svg:height="0.564cm" svg:x="12.188cm" svg:y="8.96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277cm" svg:height="0.389cm" svg:x="13.012cm" svg:y="9.07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3.344cm" svg:y="8.8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3.578cm" svg:y="9.08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4.185cm" svg:y="9.08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olygon draw:style-name="gr3" draw:text-style-name="P9" draw:layer="layout" svg:width="4.442cm" svg:height="0.035cm" svg:x="10.201cm" svg:y="9.797cm" svg:viewBox="0 0 4443 36" draw:points="2221,36 0,36 0,0 4443,0 4443,36">
            <text:p/>
          </draw:polygon>
          <draw:path draw:style-name="gr3" draw:text-style-name="P9" draw:layer="layout" svg:width="0.277cm" svg:height="0.389cm" svg:x="10.228cm" svg:y="10.22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0.562cm" svg:y="10.03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0.795cm" svg:y="10.23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1.401cm" svg:y="10.23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9" draw:layer="layout" svg:width="0.515cm" svg:height="0.035cm" svg:x="12.117cm" svg:y="10.377cm" svg:viewBox="0 0 516 36" svg:d="M488 36c13 0 28 0 28-19 0-17-15-17-28-17h-459c-14 0-29 0-29 17 0 19 15 19 29 19z">
            <text:p/>
          </draw:path>
          <draw:path draw:style-name="gr3" draw:text-style-name="P9" draw:layer="layout" svg:width="0.322cm" svg:height="0.389cm" svg:x="12.92cm" svg:y="10.22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3.289cm" svg:y="10.22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13.715cm" svg:y="10.22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383cm" svg:x="14.185cm" svg:y="10.23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9" draw:layer="layout" svg:width="0.402cm" svg:height="0.596cm" svg:x="15.059cm" svg:y="9.44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69 68 75 0 4-2 10-4 14z">
            <text:p/>
          </draw:path>
          <draw:path draw:style-name="gr3" draw:text-style-name="P9" draw:layer="layout" svg:width="0.421cm" svg:height="0.383cm" svg:x="15.489cm" svg:y="9.65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6 93-86 112-113 112-33 0-46-27-46-56 0-19 6-36 15-75z">
            <text:p/>
          </draw:path>
          <draw:polygon draw:style-name="gr3" draw:text-style-name="P9" draw:layer="layout" svg:width="0.224cm" svg:height="2.025cm" svg:x="15.957cm" svg:y="8.802cm" svg:viewBox="0 0 225 2026" draw:points="177,1980 0,1980 0,2026 225,2026 225,0 0,0 0,46 177,46">
            <text:p/>
          </draw:polygon>
        </draw:g>
        <draw:g xml:id="id413" draw:id="id413">
          <svg:title>TexMaths</svg:title>
          <svg:desc>28§display§\text {I}§svg§600§FALSE§</svg:desc>
          <draw:polygon draw:style-name="gr2" draw:text-style-name="P8" draw:layer="layout" svg:width="0.229cm" svg:height="0.575cm" svg:x="3.733cm" svg:y="11.943cm" svg:viewBox="0 0 230 576" draw:points="116,576 0,576 0,0 230,0 230,576">
            <text:p/>
          </draw:polygon>
          <draw:path draw:style-name="gr3" draw:text-style-name="P9" draw:layer="layout" svg:width="0.301cm" svg:height="0.674cm" svg:x="3.711cm" svg:y="11.8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412" draw:id="id412">
          <svg:title>TexMaths</svg:title>
          <svg:desc>28§display§\therefore§svg§600§FALSE§</svg:desc>
          <draw:polygon draw:style-name="gr2" draw:text-style-name="P8" draw:layer="layout" svg:width="0.528cm" svg:height="0.433cm" svg:x="2.308cm" svg:y="12.023cm" svg:viewBox="0 0 529 434" draw:points="265,434 0,434 0,0 529,0 529,434">
            <text:p/>
          </draw:polygon>
          <draw:path draw:style-name="gr3" draw:text-style-name="P9" draw:layer="layout" svg:width="0.598cm" svg:height="0.531cm" svg:x="2.288cm" svg:y="11.9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414" draw:id="id414">
          <svg:title>TexMaths</svg:title>
          <svg:desc>24§display§= \frac{1}{2} \left[ x + \log ( \sin x - \cos x )  \right]\ + \ c§svg§600§FALSE§</svg:desc>
          <draw:polygon draw:style-name="gr2" draw:text-style-name="P8" draw:layer="layout" svg:width="11.695cm" svg:height="1.627cm" svg:x="4.52cm" svg:y="11.343cm" svg:viewBox="0 0 11696 1628" draw:points="5848,1628 0,1628 0,0 11696,0 11696,1628">
            <text:p/>
          </draw:polygon>
          <draw:path draw:style-name="gr3" draw:text-style-name="P9" draw:layer="layout" svg:width="0.562cm" svg:height="0.199cm" svg:x="4.526cm" svg:y="12.1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9cm" svg:height="0.563cm" svg:x="5.545cm" svg:y="11.301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9" draw:layer="layout" svg:width="0.423cm" svg:height="0.035cm" svg:x="5.468cm" svg:y="12.205cm" svg:viewBox="0 0 424 36" draw:points="211,36 0,36 0,0 424,0 424,36">
            <text:p/>
          </draw:polygon>
          <draw:path draw:style-name="gr3" draw:text-style-name="P9" draw:layer="layout" svg:width="0.337cm" svg:height="0.563cm" svg:x="5.511cm" svg:y="12.45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8 74-7 8-63 8-80 8z">
            <text:p/>
          </draw:path>
          <draw:polygon draw:style-name="gr3" draw:text-style-name="P9" draw:layer="layout" svg:width="0.116cm" svg:height="0.844cm" svg:x="6.233cm" svg:y="11.8cm" svg:viewBox="0 0 117 845" draw:points="117,845 117,812 35,812 35,35 117,35 117,0 0,0 0,845">
            <text:p/>
          </draw:polygon>
          <draw:path draw:style-name="gr3" draw:text-style-name="P9" draw:layer="layout" svg:width="0.421cm" svg:height="0.383cm" svg:x="6.392cm" svg:y="12.061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2-84 112-113 112-33 0-46-27-46-56 0-19 6-36 15-75z">
            <text:p/>
          </draw:path>
          <draw:path draw:style-name="gr3" draw:text-style-name="P9" draw:layer="layout" svg:width="0.562cm" svg:height="0.563cm" svg:x="7.083cm" svg:y="11.942cm" svg:viewBox="0 0 563 564" svg:d="M299 299h237c11 0 27 0 27-17s-16-17-27-17h-237v-236c0-14 0-29-17-29s-17 15-17 29v236h-236c-14 0-29 0-29 17s15 17 29 17h236v237c0 11 0 28 17 28s17-17 17-28z">
            <text:p/>
          </draw:path>
          <draw:path draw:style-name="gr3" draw:text-style-name="P9" draw:layer="layout" svg:width="0.189cm" svg:height="0.586cm" svg:x="7.909cm" svg:y="11.848cm" svg:viewBox="0 0 190 587" svg:d="M123 0l-123 10v26c60 0 67 6 67 47v439c0 38-9 38-67 38v27c29-2 73-2 94-2s63 0 96 2v-27c-58 0-67 0-67-38z">
            <text:p/>
          </draw:path>
          <draw:path draw:style-name="gr3" draw:text-style-name="P9" draw:layer="layout" svg:width="0.375cm" svg:height="0.389cm" svg:x="8.137cm" svg:y="12.055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9" draw:layer="layout" svg:width="0.387cm" svg:height="0.558cm" svg:x="8.559cm" svg:y="12.051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5 188-110 0-31-13-73-55-98-46-23-94-23-146-23-21 0-58 0-64 0-27-4-46-30-46-57zM188 537c-86 0-144-42-144-86 0-40 33-71 69-73h50c73 0 169 0 169 73 0 44-61 86-144 86z">
            <text:p/>
          </draw:path>
          <draw:path draw:style-name="gr3" draw:text-style-name="P9" draw:layer="layout" svg:width="0.197cm" svg:height="0.844cm" svg:x="9.053cm" svg:y="11.8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9" draw:layer="layout" svg:width="0.277cm" svg:height="0.389cm" svg:x="9.325cm" svg:y="12.055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9.658cm" svg:y="11.869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9" draw:layer="layout" svg:width="0.425cm" svg:height="0.373cm" svg:x="9.892cm" svg:y="12.06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421cm" svg:height="0.383cm" svg:x="10.498cm" svg:y="12.06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ath draw:style-name="gr3" draw:text-style-name="P9" draw:layer="layout" svg:width="0.515cm" svg:height="0.035cm" svg:x="11.213cm" svg:y="12.205cm" svg:viewBox="0 0 516 36" svg:d="M488 36c13 0 28 0 28-19 0-17-15-17-28-17h-459c-14 0-29 0-29 17 0 19 15 19 29 19z">
            <text:p/>
          </draw:path>
          <draw:path draw:style-name="gr3" draw:text-style-name="P9" draw:layer="layout" svg:width="0.322cm" svg:height="0.389cm" svg:x="12.015cm" svg:y="12.055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375cm" svg:height="0.389cm" svg:x="12.386cm" svg:y="12.055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12.81cm" svg:y="12.055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421cm" svg:height="0.383cm" svg:x="13.28cm" svg:y="12.061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2-86 112-113 112-33 0-46-27-46-56 0-19 6-36 15-75z">
            <text:p/>
          </draw:path>
          <draw:path draw:style-name="gr3" draw:text-style-name="P9" draw:layer="layout" svg:width="0.197cm" svg:height="0.844cm" svg:x="13.787cm" svg:y="11.8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olygon draw:style-name="gr3" draw:text-style-name="P9" draw:layer="layout" svg:width="0.116cm" svg:height="0.844cm" svg:x="14.085cm" svg:y="11.8cm" svg:viewBox="0 0 117 845" draw:points="117,0 0,0 0,35 83,35 83,812 0,812 0,845 117,845">
            <text:p/>
          </draw:polygon>
          <draw:path draw:style-name="gr3" draw:text-style-name="P9" draw:layer="layout" svg:width="0.562cm" svg:height="0.563cm" svg:x="14.816cm" svg:y="11.942cm" svg:viewBox="0 0 563 564" svg:d="M299 299h237c11 0 27 0 27-17s-16-17-27-17h-237v-236c0-14 0-29-17-29s-17 15-17 29v236h-236c-14 0-29 0-29 17s15 17 29 17h236v237c0 11 0 28 17 28s17-17 17-28z">
            <text:p/>
          </draw:path>
          <draw:path draw:style-name="gr3" draw:text-style-name="P9" draw:layer="layout" svg:width="0.329cm" svg:height="0.383cm" svg:x="15.928cm" svg:y="12.061cm" svg:viewBox="0 0 330 384" svg:d="M301 52c-13 0-25 0-38 13-13 12-15 27-15 33 0 19 15 29 32 29 25 0 48-20 48-54 0-42-40-73-101-73-114 0-227 121-227 240 0 77 50 144 138 144 121 0 192-90 192-100 0-6-6-11-9-11-6 0-8 1-12 9-67 83-159 83-171 83-52 0-75-41-75-92 0-35 18-118 46-169 25-48 73-85 119-85 29 0 62 10 73 33z">
            <text:p/>
          </draw:path>
        </draw:g>
        <draw:custom-shape draw:style-name="gr5" draw:text-style-name="P4" xml:id="id409" draw:id="id409" draw:layer="layout" svg:width="1.129cm" svg:height="1.046cm" draw:transform="rotate (-2.29458436759694) translate (20.46cm 3.035cm)">
          <text:p/>
          <draw:enhanced-geometry svg:viewBox="0 0 21600 21600" draw:mirror-horizontal="true" draw:mirror-vertical="fals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3" smil:attributeName="visibility" smil:to="visible"/>
                  <anim:animate smil:dur="0.5s" smil:fill="hold" smil:targetElement="id403" smil:attributeName="x" smil:values="x;x" smil:keyTimes="0;1"/>
                  <anim:animate smil:dur="0.5s" smil:fill="hold" smil:targetElement="id40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4" smil:attributeName="visibility" smil:to="visible"/>
                  <anim:animate smil:dur="0.5s" smil:fill="hold" smil:targetElement="id404" smil:attributeName="x" smil:values="x;x" smil:keyTimes="0;1"/>
                  <anim:animate smil:dur="0.5s" smil:fill="hold" smil:targetElement="id4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5" smil:attributeName="visibility" smil:to="visible"/>
                  <anim:animate smil:dur="0.5s" smil:fill="hold" smil:targetElement="id405" smil:attributeName="x" smil:values="x;x" smil:keyTimes="0;1"/>
                  <anim:animate smil:dur="0.5s" smil:fill="hold" smil:targetElement="id4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6" smil:attributeName="visibility" smil:to="visible"/>
                  <anim:animate smil:dur="0.5s" smil:fill="hold" smil:targetElement="id406" smil:attributeName="x" smil:values="x;x" smil:keyTimes="0;1"/>
                  <anim:animate smil:dur="0.5s" smil:fill="hold" smil:targetElement="id4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7" smil:attributeName="visibility" smil:to="visible"/>
                  <anim:animate smil:dur="0.5s" smil:fill="hold" smil:targetElement="id407" smil:attributeName="x" smil:values="x;x" smil:keyTimes="0;1"/>
                  <anim:animate smil:dur="0.5s" smil:fill="hold" smil:targetElement="id4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08" smil:attributeName="visibility" smil:to="visible"/>
                  <anim:animate smil:dur="0.5s" smil:fill="hold" smil:targetElement="id408" smil:attributeName="x" smil:values="1+width/2;x" smil:keyTimes="0;1"/>
                  <anim:animate smil:dur="0.5s" smil:fill="hold" smil:targetElement="id40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09" smil:attributeName="visibility" smil:to="visible"/>
                  <anim:animate smil:dur="0.5s" smil:fill="hold" smil:targetElement="id409" smil:attributeName="width" smil:values="0;width" smil:keyTimes="0;1"/>
                  <anim:animate smil:dur="0.5s" smil:fill="hold" smil:targetElement="id409" smil:attributeName="height" smil:values="0;height" smil:keyTimes="0;1"/>
                  <anim:transitionFilter smil:dur="0.5s" smil:targetElement="id40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09" smil:attributeName="visibility" smil:to="visible"/>
                  <anim:animate smil:dur="0.5s" smil:fill="hold" smil:targetElement="id409" smil:attributeName="width" smil:values="0;width" smil:keyTimes="0;1"/>
                  <anim:animate smil:dur="0.5s" smil:fill="hold" smil:targetElement="id409" smil:attributeName="height" smil:values="0;height" smil:keyTimes="0;1"/>
                  <anim:transitionFilter smil:dur="0.5s" smil:targetElement="id40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09" smil:attributeName="visibility" smil:to="visible"/>
                  <anim:animate smil:dur="0.5s" smil:fill="hold" smil:targetElement="id409" smil:attributeName="width" smil:values="0;width" smil:keyTimes="0;1"/>
                  <anim:animate smil:dur="0.5s" smil:fill="hold" smil:targetElement="id409" smil:attributeName="height" smil:values="0;height" smil:keyTimes="0;1"/>
                  <anim:transitionFilter smil:dur="0.5s" smil:targetElement="id40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0" smil:attributeName="visibility" smil:to="visible"/>
                  <anim:animate smil:dur="0.5s" smil:fill="hold" smil:targetElement="id410" smil:attributeName="x" smil:values="x;x" smil:keyTimes="0;1"/>
                  <anim:animate smil:dur="0.5s" smil:fill="hold" smil:targetElement="id4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1" smil:attributeName="visibility" smil:to="visible"/>
                  <anim:animate smil:dur="0.5s" smil:fill="hold" smil:targetElement="id411" smil:attributeName="x" smil:values="x;x" smil:keyTimes="0;1"/>
                  <anim:animate smil:dur="0.5s" smil:fill="hold" smil:targetElement="id4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2" smil:attributeName="visibility" smil:to="visible"/>
                  <anim:animate smil:dur="0.5s" smil:fill="hold" smil:targetElement="id412" smil:attributeName="x" smil:values="x;x" smil:keyTimes="0;1"/>
                  <anim:animate smil:dur="0.5s" smil:fill="hold" smil:targetElement="id4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3" smil:attributeName="visibility" smil:to="visible"/>
                  <anim:animate smil:dur="0.5s" smil:fill="hold" smil:targetElement="id413" smil:attributeName="x" smil:values="x;x" smil:keyTimes="0;1"/>
                  <anim:animate smil:dur="0.5s" smil:fill="hold" smil:targetElement="id4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415" anim:sub-item="text" smil:attributeName="visibility" smil:to="visible"/>
                  <anim:animate smil:dur="1s" smil:fill="hold" smil:targetElement="id415" anim:sub-item="text" smil:attributeName="width" smil:values="0;width" smil:keyTimes="0;1"/>
                  <anim:animate smil:dur="1s" smil:fill="hold" smil:targetElement="id415" anim:sub-item="text" smil:attributeName="height" smil:values="0;height" smil:keyTimes="0;1"/>
                  <anim:animate smil:dur="1s" smil:fill="hold" smil:targetElement="id415" anim:sub-item="text" smil:attributeName="x" smil:values="0;1" smil:keyTimes="0;1" anim:formula="x+(cos(-2*pi*(1-$))*-x-sin(-2*pi*(1-$))*(1-y))*(1-$)"/>
                  <anim:animate smil:dur="1s" smil:fill="hold" smil:targetElement="id415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2T19">
        <office:forms form:automatic-focus="false" form:apply-design-mode="false"/>
        <draw:frame presentation:style-name="pr13" draw:text-style-name="P1" draw:layer="layout" svg:width="25.199cm" svg:height="2.629cm" draw:transform="rotate (0.430049127691403) translate (1.999cm 11.536cm)" presentation:class="title" presentation:user-transformed="true">
          <draw:text-box>
            <text:p xml:id="id416" text:id="id416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416" anim:sub-item="text" smil:attributeName="visibility" smil:to="visible"/>
                  <anim:transitionFilter smil:dur="2s" smil:targetElement="id416" anim:sub-item="text" smil:type="fade" smil:subtype="crossfade"/>
                  <anim:animate smil:dur="2s" smil:fill="hold" smil:targetElement="id416" anim:sub-item="text" smil:attributeName="rotate" smil:values="720;0" smil:keyTimes="0;1"/>
                  <anim:animate smil:dur="2s" smil:fill="hold" smil:targetElement="id416" anim:sub-item="text" smil:attributeName="height" smil:values="0;height" smil:keyTimes="0;1"/>
                  <anim:animate smil:dur="2s" smil:fill="hold" smil:targetElement="id416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6" draw:master-page-name="Default" presentation:presentation-page-layout-name="AL2T19">
        <office:forms form:automatic-focus="false" form:apply-design-mode="false"/>
        <draw:frame presentation:style-name="pr14" draw:text-style-name="P17" draw:layer="layout" svg:width="25.201cm" svg:height="9.999cm" draw:transform="rotate (0.00314159265358979) translate (1.383cm 1.839cm)" presentation:class="title" presentation:user-transformed="true">
          <draw:text-box>
            <text:p xml:id="id417" text:id="id417"><text:span text:style-name="T26">This is a presentation in</text:span><text:span text:style-name="T26"><text:line-break/></text:span><text:span text:style-name="T27">LI</text:span><text:span text:style-name="T27"><text:tab/></text:span><text:span text:style-name="T27">BREOFFICE – IMPRESS</text:span><text:span text:style-name="T26"><text:line-break/></text:span><text:span text:style-name="T26">By</text:span><text:span text:style-name="T26"><text:line-break/></text:span><text:span text:style-name="T28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417" anim:sub-item="text" smil:attributeName="visibility" smil:to="visible"/>
                  <anim:transitionFilter smil:dur="0.8s" smil:decelerate="1" smil:targetElement="id417" anim:sub-item="text" smil:type="fade" smil:subtype="crossfade"/>
                  <anim:animate smil:dur="0.8s" smil:fill="hold" smil:decelerate="1" smil:targetElement="id417" anim:sub-item="text" smil:attributeName="rotate" smil:values="-90;0" smil:keyTimes="0;1"/>
                  <anim:animate smil:dur="0.8s" smil:fill="hold" smil:decelerate="1" smil:targetElement="id417" anim:sub-item="text" smil:attributeName="x" smil:values="x+0.4;x-0.05" smil:keyTimes="0;1"/>
                  <anim:animate smil:dur="0.8s" smil:fill="hold" smil:decelerate="1" smil:targetElement="id417" anim:sub-item="text" smil:attributeName="y" smil:values="y-0.4;y+0.1" smil:keyTimes="0;1"/>
                  <anim:animate smil:begin="0.8s" smil:dur="0.2s" smil:fill="hold" smil:accelerate="1" smil:targetElement="id417" anim:sub-item="text" smil:attributeName="x" smil:values="x-0.05;x" smil:keyTimes="0;1"/>
                  <anim:animate smil:begin="0.8s" smil:dur="0.2s" smil:fill="hold" smil:accelerate="1" smil:targetElement="id417" anim:sub-item="text" smil:attributeName="y" smil:values="y+0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10-05T18:53:12.711611914</dc:date>
    <meta:editing-duration>P1DT11H21M34S</meta:editing-duration>
    <meta:editing-cycles>629</meta:editing-cycles>
    <meta:generator>LibreOffice/6.0.7.3$Linux_X86_64 LibreOffice_project/00m0$Build-3</meta:generator>
    <meta:document-statistic meta:object-count="4897"/>
  </office:meta>
</office:document-meta>
</file>